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1" style:font-name-asian="Calibri1" style:font-name-complex="Calibri1" fo:font-size="13pt" style:font-size-asian="13pt" style:font-size-complex="13pt" fo:font-weight="bold" style:font-weight-asian="bold" style:font-weight-complex="bold"/>
    </style:style>
    <style:style style:name="ce3" style:family="table-cell" style:parent-style-name="Default" style:data-style-name="N0">
      <style:text-properties style:font-name="Calibri1" style:font-name-asian="Calibri1" style:font-name-complex="Calibri1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ce5" style:family="table-cell" style:parent-style-name="Excel_32_Built-in_32_Normal" style:data-style-name="N36">
      <style:table-cell-properties style:vertical-align="automatic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2pt solid #000000" fo:border-bottom="thin solid #000000" fo:border-left="2pt solid #000000" fo:border-right="2pt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2pt solid #000000" fo:border-right="2pt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8" style:family="table-cell" style:parent-style-name="Excel_32_Built-in_32_Normal" style:data-style-name="N36">
      <style:table-cell-properties fo:border-top="2pt solid #000000" fo:border-bottom="thin solid #000000" fo:border-left="2pt solid #000000" fo:border-right="2pt solid #000000" style:vertical-align="automatic" fo:background-color="transparent"/>
      <style:text-properties style:font-name="Calibri1" style:font-name-asian="Calibri1" style:font-name-complex="Calibri1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style:font-name="Calibri1" style:font-name-asian="Calibri1" style:font-name-complex="Calibri1"/>
    </style:style>
    <style:style style:name="ce10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1" style:font-name-asian="Calibri1" style:font-name-complex="Calibri1"/>
    </style:style>
    <style:style style:name="ce11" style:family="table-cell" style:parent-style-name="Excel_32_Built-in_32_Normal" style:data-style-name="N37">
      <style:table-cell-properties fo:border-top="thin solid #000000" fo:border-bottom="thin solid #000000" fo:border-left="2pt solid #000000" fo:border-right="2pt solid #000000" style:vertical-align="automatic" fo:background-color="transparent"/>
      <style:text-properties style:font-name="Calibri1" style:font-name-asian="Calibri1" style:font-name-complex="Calibri1"/>
    </style:style>
    <style:style style:name="ce12" style:family="table-cell" style:parent-style-name="Excel_32_Built-in_32_Normal" style:data-style-name="N38">
      <style:table-cell-properties fo:border-top="thin solid #000000" fo:border-bottom="thin solid #000000" fo:border-left="2pt solid #000000" fo:border-right="2pt solid #000000" style:vertical-align="automatic" fo:background-color="transparent"/>
      <style:text-properties style:font-name="Calibri1" style:font-name-asian="Calibri1" style:font-name-complex="Calibri1"/>
    </style:style>
    <style:style style:name="ce13" style:family="table-cell" style:parent-style-name="Excel_32_Built-in_32_Normal" style:data-style-name="N39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ce14" style:family="table-cell" style:parent-style-name="Excel_32_Built-in_32_Normal" style:data-style-name="N40">
      <style:table-cell-properties fo:border-top="thin solid #000000" fo:border-bottom="thin solid #000000" fo:border-left="2pt solid #000000" fo:border-right="2pt solid #000000" style:vertical-align="automatic" fo:background-color="transparent"/>
      <style:text-properties style:font-name="Calibri1" style:font-name-asian="Calibri1" style:font-name-complex="Calibri1"/>
    </style:style>
    <style:style style:name="ce15" style:family="table-cell" style:parent-style-name="Excel_32_Built-in_32_Normal" style:data-style-name="N36">
      <style:table-cell-properties fo:border-top="thin solid #000000" fo:border-bottom="thin solid #000000" fo:border-left="2pt solid #000000" fo:border-right="2pt solid #000000" style:vertical-align="automatic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1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style:repeat-content="false"/>
      <style:paragraph-properties fo:text-align="center"/>
      <style:text-properties style:font-name="Calibri1" style:font-name-asian="Calibri1" style:font-name-complex="Calibri1"/>
    </style:style>
    <style:style style:name="ce17" style:family="table-cell" style:parent-style-name="Excel_32_Built-in_32_Normal" style:data-style-name="N39">
      <style:table-cell-properties fo:border-top="thin solid #000000" fo:border-bottom="thin solid #000000" fo:border-left="2pt solid #000000" fo:border-right="2pt solid #000000" style:vertical-align="automatic" fo:background-color="transparent"/>
      <style:text-properties style:font-name="Calibri1" style:font-name-asian="Calibri1" style:font-name-complex="Calibri1"/>
    </style:style>
    <style:style style:name="ce18" style:family="table-cell" style:parent-style-name="Excel_32_Built-in_32_Normal" style:data-style-name="N36">
      <style:table-cell-properties style:vertical-align="automatic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9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20" style:family="table-cell" style:parent-style-name="Excel_32_Built-in_32_Normal" style:data-style-name="N36">
      <style:table-cell-properties fo:border-top="thin solid #000000" fo:border-bottom="thin solid #000000" fo:border-left="2pt solid #000000" fo:border-right="2pt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21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1" style:font-name-asian="Calibri1" style:font-name-complex="Calibri1" fo:font-weight="bold" style:font-weight-asian="bold" style:font-weight-complex="bold"/>
    </style:style>
    <style:style style:name="ce22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23" style:family="table-cell" style:parent-style-name="Excel_32_Built-in_32_Normal" style:data-style-name="N36">
      <style:table-cell-properties fo:border-top="thin solid #000000" fo:border-bottom="2pt solid #000000" fo:border-left="2pt solid #000000" fo:border-right="2pt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24" style:family="table-cell" style:parent-style-name="Excel_32_Built-in_32_Normal" style:data-style-name="N41">
      <style:table-cell-properties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25" style:family="table-cell" style:parent-style-name="Excel_32_Built-in_32_Normal" style:data-style-name="N42">
      <style:table-cell-properties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26" style:family="table-cell" style:parent-style-name="Excel_32_Built-in_32_Normal" style:data-style-name="N43">
      <style:table-cell-properties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27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28" style:family="table-cell" style:parent-style-name="Excel_32_Built-in_32_Normal" style:data-style-name="N36">
      <style:table-cell-properties fo:border-top="2pt solid #000000" fo:border-bottom="none" fo:border-left="2pt solid #000000" fo:border-right="2pt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29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30" style:family="table-cell" style:parent-style-name="Excel_32_Built-in_32_Normal" style:data-style-name="N44">
      <style:table-cell-properties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31" style:family="table-cell" style:parent-style-name="Default" style:data-style-name="N0">
      <style:text-properties style:font-name="Calibri1" style:font-name-asian="Calibri1" style:font-name-complex="Calibri1" fo:font-size="15pt" style:font-size-asian="15pt" style:font-size-complex="15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/>
    </style:style>
    <style:style style:name="ce33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/>
    </style:style>
    <style:style style:name="ce34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36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37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38" style:family="table-cell" style:parent-style-name="Default" style:data-style-name="N42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1" style:font-name-asian="Calibri1" style:font-name-complex="Calibri1" fo:font-weight="bold" style:font-weight-asian="bold" style:font-weight-complex="bold"/>
    </style:style>
    <style:style style:name="ce40" style:family="table-cell" style:parent-style-name="Default" style:data-style-name="N0">
      <style:text-properties style:font-name="Calibri1" style:font-name-asian="Calibri1" style:font-name-complex="Calibri1" fo:font-weight="bold" style:font-weight-asian="bold" style:font-weight-complex="bold"/>
    </style:style>
    <style:style style:name="ce41" style:family="table-cell" style:parent-style-name="Default" style:data-style-name="N43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/>
    </style:style>
    <style:style style:name="ce42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3" style:family="table-cell" style:parent-style-name="Excel_32_Built-in_32_Normal" style:data-style-name="N45">
      <style:table-cell-properties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44" style:family="table-cell" style:parent-style-name="Default" style:data-style-name="N0">
      <style:table-cell-properties fo:border-top="none" fo:border-bottom="none" fo:border-left="2pt solid #000000" fo:border-right="none"/>
      <style:text-properties style:font-name="Calibri1" style:font-name-asian="Calibri1" style:font-name-complex="Calibri1"/>
    </style:style>
    <style:style style:name="ce45" style:family="table-cell" style:parent-style-name="Default" style:data-style-name="N0">
      <style:table-cell-properties fo:border-top="none" fo:border-bottom="none" fo:border-left="none" fo:border-right="2pt solid #000000"/>
      <style:text-properties style:font-name="Calibri1" style:font-name-asian="Calibri1" style:font-name-complex="Calibri1"/>
    </style:style>
    <style:style style:name="ce46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47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8" style:family="table-cell" style:parent-style-name="Excel_32_Built-in_32_Normal" style:data-style-name="N36">
      <style:table-cell-properties fo:border-top="none" fo:border-bottom="2pt solid #000000" fo:border-left="2pt solid #000000" fo:border-right="none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9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50" style:family="table-cell" style:parent-style-name="Default" style:data-style-name="N42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/>
    </style:style>
    <style:style style:name="ce51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/>
    </style:style>
    <style:style style:name="ce5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3" style:family="table-cell" style:parent-style-name="Default" style:data-style-name="N46"/>
    <style:style style:name="ce54" style:family="table-cell" style:parent-style-name="Default" style:data-style-name="N42"/>
    <style:style style:name="ce55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56" style:family="table-cell" style:parent-style-name="Default" style:data-style-name="N0"/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16416666666667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825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1083333333333cm"/>
    </style:style>
    <style:style style:name="co12" style:family="table-column">
      <style:table-column-properties fo:break-before="auto" style:column-width="0.846666666666667cm"/>
    </style:style>
    <style:style style:name="co13" style:family="table-column">
      <style:table-column-properties fo:break-before="auto" style:column-width="3.38666666666667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7.85pt" style:use-optimal-row-height="false" fo:break-before="auto"/>
    </style:style>
    <style:style style:name="ro6" style:family="table-row">
      <style:table-row-properties style:row-height="14.1pt" style:use-optimal-row-height="true" fo:break-before="auto"/>
    </style:style>
    <style:style style:name="ro7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4"/>
        <table:table-column table:style-name="co2" table:number-columns-repeated="8" table:default-cell-style-name="ce4"/>
        <table:table-column table:style-name="co3" table:default-cell-style-name="ce4"/>
        <table:table-column table:style-name="co2" table:number-columns-repeated="1014" table:default-cell-style-name="ce4"/>
        <table:table-column table:style-name="co4" table:number-columns-repeated="15360" table:default-cell-style-name="ce1"/>
        <table:table-row table:style-name="ro1">
          <table:table-cell office:value-type="string" table:style-name="ce2">
            <text:p>IBT Arduino Math Overview</text:p>
          </table:table-cell>
          <table:table-cell table:style-name="ce3"/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4">
            <text:p>Udate, new range. <text:s text:c="2"/>October 5, 2018</text:p>
          </table:table-cell>
          <table:table-cell table:number-columns-repeated="1022" table:style-name="ce4"/>
          <table:table-cell table:number-columns-repeated="15360"/>
        </table:table-row>
        <table:table-row table:style-name="ro3">
          <table:table-cell table:number-columns-repeated="3" table:style-name="ce4"/>
          <table:table-cell office:value-type="string" table:style-name="ce5">
            <text:p>Entered</text:p>
          </table:table-cell>
          <table:table-cell table:style-name="ce4"/>
          <table:table-cell office:value-type="string" table:style-name="ce5">
            <text:p>Calcs</text:p>
          </table:table-cell>
          <table:table-cell table:number-columns-repeated="1018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4">
            <text:p>Ad8318 Slope</text:p>
          </table:table-cell>
          <table:table-cell table:style-name="ce4"/>
          <table:table-cell office:value-type="float" office:value="-2.4500000000000001E-2" table:style-name="ce6">
            <text:p>-0.0245</text:p>
          </table:table-cell>
          <table:table-cell office:value-type="string" table:style-name="ce4">
            <text:p><text:s text:c="2"/>V/dB Spec</text:p>
          </table:table-cell>
          <table:table-cell table:style-name="ce3"/>
          <table:table-cell table:number-columns-repeated="1018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4">
            <text:p>Amp Gain</text:p>
          </table:table-cell>
          <table:table-cell table:style-name="ce3"/>
          <table:table-cell office:value-type="float" office:value="-17.8" table:style-name="ce7">
            <text:p>-17.8</text:p>
          </table:table-cell>
          <table:table-cell office:value-type="string" table:style-name="ce3">
            <text:p><text:s/>V / V</text:p>
          </table:table-cell>
          <table:table-cell office:value-type="float" office:value="0.43610000000000004" table:formula="of:=[.D4]*[.D5]" table:style-name="ce8">
            <text:p>0.4361</text:p>
          </table:table-cell>
          <table:table-cell office:value-type="string" table:style-name="ce4">
            <text:p><text:s/>V/dB after amplifier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4">
            <text:p><text:s/>V ADC span</text:p>
          </table:table-cell>
          <table:table-cell table:style-name="ce3"/>
          <table:table-cell office:value-type="float" office:value="5" table:style-name="ce7">
            <text:p>5</text:p>
          </table:table-cell>
          <table:table-cell office:value-type="string" table:style-name="ce3">
            <text:p><text:s/>V<text:s text:c="3"/></text:p>
          </table:table-cell>
          <table:table-cell table:style-name="ce9"/>
          <table:table-cell table:style-name="ce3"/>
          <table:table-cell table:style-name="ce4"/>
          <table:table-cell table:style-name="ce3"/>
          <table:table-cell table:style-name="ce10"/>
          <table:table-cell table:number-columns-repeated="4" table:style-name="ce3"/>
          <table:table-cell table:number-columns-repeated="1010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4">
            <text:p><text:s text:c="2"/>Counts</text:p>
          </table:table-cell>
          <table:table-cell table:style-name="ce3"/>
          <table:table-cell office:value-type="float" office:value="1024" table:style-name="ce7">
            <text:p>1024</text:p>
          </table:table-cell>
          <table:table-cell table:style-name="ce3"/>
          <table:table-cell table:style-name="ce9"/>
          <table:table-cell table:style-name="ce3"/>
          <table:table-cell table:number-columns-repeated="1017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4">
            <text:p>Range</text:p>
          </table:table-cell>
          <table:table-cell table:style-name="ce3"/>
          <table:table-cell table:style-name="ce7"/>
          <table:table-cell table:style-name="ce3"/>
          <table:table-cell office:value-type="float" office:value="11.465260261407932" table:formula="of:=[.D6]/[.F5]" table:style-name="ce11">
            <text:p>11.47</text:p>
          </table:table-cell>
          <table:table-cell office:value-type="string" table:style-name="ce4">
            <text:p><text:s/>dB Range</text:p>
          </table:table-cell>
          <table:table-cell table:number-columns-repeated="1017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4">
            <text:p>Ratio</text:p>
          </table:table-cell>
          <table:table-cell table:style-name="ce3"/>
          <table:table-cell table:style-name="ce7"/>
          <table:table-cell table:style-name="ce3"/>
          <table:table-cell office:value-type="float" office:value="14.012835577094739" table:formula="of:=10^([.F8]/10)" table:style-name="ce11">
            <text:p>14.01</text:p>
          </table:table-cell>
          <table:table-cell office:value-type="string" table:style-name="ce4">
            <text:p><text:s/>Ratio of power or temperature</text:p>
          </table:table-cell>
          <table:table-cell table:number-columns-repeated="2" table:style-name="ce4"/>
          <table:table-cell table:number-columns-repeated="3" table:style-name="ce3"/>
          <table:table-cell table:style-name="ce4"/>
          <table:table-cell table:style-name="ce3"/>
          <table:table-cell table:number-columns-repeated="1010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4">
            <text:p>dB/ Count</text:p>
          </table:table-cell>
          <table:table-cell table:style-name="ce3"/>
          <table:table-cell table:style-name="ce7"/>
          <table:table-cell table:style-name="ce3"/>
          <table:table-cell office:value-type="float" office:value="1.1196543224031184E-2" table:formula="of:=[.F8]/[.D7]" table:style-name="ce12">
            <text:p>0.0112</text:p>
          </table:table-cell>
          <table:table-cell office:value-type="string" table:style-name="ce4">
            <text:p><text:s/>DB / Count</text:p>
          </table:table-cell>
          <table:table-cell table:number-columns-repeated="2" table:style-name="ce4"/>
          <table:table-cell table:style-name="ce3"/>
          <table:table-cell table:style-name="ce13"/>
          <table:table-cell table:number-columns-repeated="2" table:style-name="ce4"/>
          <table:table-cell table:style-name="ce3"/>
          <table:table-cell table:number-columns-repeated="1010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4">
            <text:p>Ratio</text:p>
          </table:table-cell>
          <table:table-cell table:style-name="ce3"/>
          <table:table-cell table:style-name="ce7"/>
          <table:table-cell table:style-name="ce3"/>
          <table:table-cell office:value-type="float" office:value="1.002581425507979" table:formula="of:=10^([.F10]/10)" table:style-name="ce14">
            <text:p>1.00258</text:p>
          </table:table-cell>
          <table:table-cell office:value-type="string" table:style-name="ce4">
            <text:p><text:s/>Ratio of power or temperature</text:p>
          </table:table-cell>
          <table:table-cell table:number-columns-repeated="2" table:style-name="ce4"/>
          <table:table-cell table:style-name="ce3"/>
          <table:table-cell table:style-name="ce13"/>
          <table:table-cell table:number-columns-repeated="2" table:style-name="ce4"/>
          <table:table-cell table:style-name="ce3"/>
          <table:table-cell table:number-columns-repeated="1010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4">
            <text:p>T Full Scale, K</text:p>
          </table:table-cell>
          <table:table-cell table:style-name="ce3"/>
          <table:table-cell office:value-type="float" office:value="300" table:style-name="ce7">
            <text:p>300</text:p>
          </table:table-cell>
          <table:table-cell table:style-name="ce3"/>
          <table:table-cell table:style-name="ce15"/>
          <table:table-cell table:style-name="ce3"/>
          <table:table-cell table:number-columns-repeated="1017" table:style-name="ce4"/>
          <table:table-cell table:number-columns-repeated="15360"/>
        </table:table-row>
        <table:table-row table:style-name="ro2">
          <table:table-cell table:number-columns-repeated="2" table:style-name="ce4"/>
          <table:table-cell table:style-name="ce3"/>
          <table:table-cell table:style-name="ce16"/>
          <table:table-cell table:style-name="ce3"/>
          <table:table-cell office:value-type="float" office:value="21.408943132850101" table:formula="of:=[.D12]/[.F9]" table:style-name="ce17">
            <text:p>21</text:p>
          </table:table-cell>
          <table:table-cell office:value-type="string" table:style-name="ce4">
            <text:p><text:s text:c="2"/>Kelvin minimum temperature</text:p>
          </table:table-cell>
          <table:table-cell table:number-columns-repeated="1017" table:style-name="ce4"/>
          <table:table-cell table:number-columns-repeated="15360"/>
        </table:table-row>
        <table:table-row table:style-name="ro4">
          <table:table-cell table:style-name="ce18"/>
          <table:table-cell office:value-type="string" table:style-name="ce19">
            <text:p>Init dBm</text:p>
          </table:table-cell>
          <table:table-cell table:style-name="ce3"/>
          <table:table-cell office:value-type="float" office:value="-40" table:style-name="ce20">
            <text:p>-40</text:p>
          </table:table-cell>
          <table:table-cell table:style-name="ce3"/>
          <table:table-cell table:style-name="ce9"/>
          <table:table-cell office:value-type="string" table:style-name="ce3">
            <text:p><text:s/>Typical start point for LNB</text:p>
          </table:table-cell>
          <table:table-cell table:style-name="ce19"/>
          <table:table-cell table:number-columns-repeated="2" table:style-name="ce3"/>
          <table:table-cell table:number-columns-repeated="7" table:style-name="ce19"/>
          <table:table-cell table:number-columns-repeated="16367" table:style-name="ce18"/>
        </table:table-row>
        <table:table-row table:style-name="ro4">
          <table:table-cell table:style-name="ce4"/>
          <table:table-cell office:value-type="string" table:style-name="ce21">
            <text:p>Temp Sca</text:p>
          </table:table-cell>
          <table:table-cell table:style-name="ce3"/>
          <table:table-cell office:value-type="float" office:value="210" table:style-name="ce20">
            <text:p>210</text:p>
          </table:table-cell>
          <table:table-cell table:style-name="ce19"/>
          <table:table-cell table:style-name="ce7"/>
          <table:table-cell table:number-columns-repeated="2" table:style-name="ce22"/>
          <table:table-cell table:number-columns-repeated="2" table:style-name="ce3"/>
          <table:table-cell table:number-columns-repeated="7" table:style-name="ce22"/>
          <table:table-cell table:number-columns-repeated="16367"/>
        </table:table-row>
        <table:table-row table:style-name="ro4">
          <table:table-cell table:style-name="ce4"/>
          <table:table-cell office:value-type="string" table:style-name="ce19">
            <text:p>Exp Scale</text:p>
          </table:table-cell>
          <table:table-cell table:style-name="ce3"/>
          <table:table-cell office:value-type="float" office:value="885" table:style-name="ce20">
            <text:p>885</text:p>
          </table:table-cell>
          <table:table-cell table:style-name="ce19"/>
          <table:table-cell table:style-name="ce7"/>
          <table:table-cell table:number-columns-repeated="11" table:style-name="ce22"/>
          <table:table-cell table:number-columns-repeated="16367"/>
        </table:table-row>
        <table:table-row table:style-name="ro4">
          <table:table-cell/>
          <table:table-cell office:value-type="string" table:style-name="ce22">
            <text:p>Mult</text:p>
          </table:table-cell>
          <table:table-cell table:style-name="ce3"/>
          <table:table-cell office:value-type="float" office:value="21" table:style-name="ce23">
            <text:p>21</text:p>
          </table:table-cell>
          <table:table-cell table:style-name="ce19"/>
          <table:table-cell table:style-name="ce23"/>
          <table:table-cell table:number-columns-repeated="11" table:style-name="ce22"/>
          <table:table-cell table:number-columns-repeated="16367"/>
        </table:table-row>
        <table:table-row table:style-name="ro4">
          <table:table-cell/>
          <table:table-cell table:number-columns-repeated="2" table:style-name="ce4"/>
          <table:table-cell table:style-name="ce22"/>
          <table:table-cell table:style-name="ce19"/>
          <table:table-cell table:number-columns-repeated="12" table:style-name="ce22"/>
          <table:table-cell table:number-columns-repeated="16367"/>
        </table:table-row>
        <table:table-row table:style-name="ro4">
          <table:table-cell/>
          <table:table-cell table:number-columns-repeated="2" table:style-name="ce4"/>
          <table:table-cell table:style-name="ce22"/>
          <table:table-cell table:style-name="ce19"/>
          <table:table-cell table:number-columns-repeated="7" table:style-name="ce22"/>
          <table:table-cell office:value-type="string" table:style-name="ce22">
            <text:p>Temp, K</text:p>
          </table:table-cell>
          <table:table-cell office:value-type="string" table:style-name="ce22">
            <text:p>Scale</text:p>
          </table:table-cell>
          <table:table-cell table:number-columns-repeated="3" table:style-name="ce22"/>
          <table:table-cell table:number-columns-repeated="16367"/>
        </table:table-row>
        <table:table-row table:style-name="ro2">
          <table:table-cell/>
          <table:table-cell table:number-columns-repeated="2" table:style-name="ce4"/>
          <table:table-cell office:value-type="string" table:style-name="ce22">
            <text:p>ADC_Volt</text:p>
          </table:table-cell>
          <table:table-cell office:value-type="string" table:style-name="ce22">
            <text:p>dBm</text:p>
          </table:table-cell>
          <table:table-cell office:value-type="string" table:style-name="ce22">
            <text:p>uW</text:p>
          </table:table-cell>
          <table:table-cell office:value-type="string" table:style-name="ce22">
            <text:p>Ant, K</text:p>
          </table:table-cell>
          <table:table-cell office:value-type="string" table:style-name="ce22">
            <text:p>ADC Flot</text:p>
          </table:table-cell>
          <table:table-cell office:value-type="string" table:style-name="ce22">
            <text:p>ADC int</text:p>
          </table:table-cell>
          <table:table-cell office:value-type="string" table:style-name="ce22">
            <text:p>Exp Code</text:p>
          </table:table-cell>
          <table:table-cell office:value-type="string" table:style-name="ce24">
            <text:p>Calc K</text:p>
          </table:table-cell>
          <table:table-cell office:value-type="string" table:style-name="ce22">
            <text:p>Err K</text:p>
          </table:table-cell>
          <table:table-cell office:value-type="string" table:style-name="ce22">
            <text:p>Inc Step</text:p>
          </table:table-cell>
          <table:table-cell office:value-type="float" office:value="128" table:style-name="ce22">
            <text:p>128</text:p>
          </table:table-cell>
          <table:table-cell table:number-columns-repeated="3" table:style-name="ce22"/>
          <table:table-cell table:number-columns-repeated="16367"/>
        </table:table-row>
        <table:table-row table:style-name="ro2">
          <table:table-cell/>
          <table:table-cell table:number-columns-repeated="2" table:style-name="ce4"/>
          <table:table-cell office:value-type="float" office:value="0" table:style-name="ce22">
            <text:p>0</text:p>
          </table:table-cell>
          <table:table-cell office:value-type="float" office:value="-40" table:formula="of:=[.D21]/[.$F$5]+[.$D$14]" table:style-name="ce25">
            <text:p>-40.000</text:p>
          </table:table-cell>
          <table:table-cell office:value-type="float" office:value="0.1" table:formula="of:=(10^([.E21]/10))*1000" table:style-name="ce26">
            <text:p>0.1000</text:p>
          </table:table-cell>
          <table:table-cell office:value-type="float" office:value="21" table:formula="of:=[.F21]*[.$D$15]" table:style-name="ce25">
            <text:p>21.000</text:p>
          </table:table-cell>
          <table:table-cell office:value-type="float" office:value="0" table:formula="of:=[.D21]*1024/5" table:style-name="ce22">
            <text:p>0</text:p>
          </table:table-cell>
          <table:table-cell office:value-type="float" office:value="0" table:formula="of:=ROUND([.H21];0)" table:style-name="ce22">
            <text:p>0</text:p>
          </table:table-cell>
          <table:table-cell office:value-type="float" office:value="1" table:formula="of:=10^([.I21]/[.$D$16])" table:style-name="ce22">
            <text:p>1</text:p>
          </table:table-cell>
          <table:table-cell office:value-type="float" office:value="21" table:formula="of:=[.J21]*[.$D$17]" table:style-name="ce24">
            <text:p>21.000</text:p>
          </table:table-cell>
          <table:table-cell office:value-type="float" office:value="0" table:formula="of:=[.K21]-[.G21]" table:style-name="ce27">
            <text:p>0.00</text:p>
          </table:table-cell>
          <table:table-cell table:style-name="ce24"/>
          <table:table-cell table:number-columns-repeated="4" table:style-name="ce22"/>
          <table:table-cell table:number-columns-repeated="16367"/>
        </table:table-row>
        <table:table-row table:style-name="ro2">
          <table:table-cell/>
          <table:table-cell table:number-columns-repeated="2" table:style-name="ce4"/>
          <table:table-cell office:value-type="float" office:value="5.0000000000000001E-3" table:style-name="ce28">
            <text:p>0.005</text:p>
          </table:table-cell>
          <table:table-cell office:value-type="float" office:value="-39.98853473973859" table:formula="of:=[.D22]/[.$F$5]+[.$D$14]" table:style-name="ce25">
            <text:p>-39.989</text:p>
          </table:table-cell>
          <table:table-cell office:value-type="float" office:value="0.10026434615357442" table:formula="of:=(10^([.E22]/10))*1000" table:style-name="ce26">
            <text:p>0.1003</text:p>
          </table:table-cell>
          <table:table-cell office:value-type="float" office:value="21.055512692250627" table:formula="of:=[.F22]*[.$D$15]" table:style-name="ce25">
            <text:p>21.056</text:p>
          </table:table-cell>
          <table:table-cell office:value-type="float" office:value="1.024" table:formula="of:=[.D22]*1024/5" table:style-name="ce22">
            <text:p>1.024</text:p>
          </table:table-cell>
          <table:table-cell office:value-type="float" office:value="1" table:formula="of:=ROUND([.H22];0)" table:style-name="ce22">
            <text:p>1</text:p>
          </table:table-cell>
          <table:table-cell office:value-type="float" office:value="1.002605178661206" table:formula="of:=10^([.I22]/[.$D$16])" table:style-name="ce25">
            <text:p>1.003</text:p>
          </table:table-cell>
          <table:table-cell office:value-type="float" office:value="21.054708751885325" table:formula="of:=[.J22]*[.$D$17]" table:style-name="ce24">
            <text:p>21.055</text:p>
          </table:table-cell>
          <table:table-cell office:value-type="float" office:value="-8.0394036530151425E-4" table:formula="of:=[.K22]-[.G22]" table:style-name="ce27">
            <text:p>0.00</text:p>
          </table:table-cell>
          <table:table-cell table:style-name="ce24"/>
          <table:table-cell table:number-columns-repeated="4" table:style-name="ce22"/>
          <table:table-cell table:number-columns-repeated="16367"/>
        </table:table-row>
        <table:table-row table:style-name="ro2">
          <table:table-cell/>
          <table:table-cell table:number-columns-repeated="2" table:style-name="ce4"/>
          <table:table-cell office:value-type="float" office:value="0.01" table:style-name="ce29">
            <text:p>0.01</text:p>
          </table:table-cell>
          <table:table-cell office:value-type="float" office:value="-39.977069479477187" table:formula="of:=[.D23]/[.$F$5]+[.$D$14]" table:style-name="ce25">
            <text:p>-39.977</text:p>
          </table:table-cell>
          <table:table-cell office:value-type="float" office:value="0.10052939109603765" table:formula="of:=(10^([.E23]/10))*1000" table:style-name="ce26">
            <text:p>0.1005</text:p>
          </table:table-cell>
          <table:table-cell office:value-type="float" office:value="21.111172130167905" table:formula="of:=[.F23]*[.$D$15]" table:style-name="ce25">
            <text:p>21.111</text:p>
          </table:table-cell>
          <table:table-cell office:value-type="float" office:value="2.048" table:formula="of:=[.D23]*1024/5" table:style-name="ce22">
            <text:p>2.048</text:p>
          </table:table-cell>
          <table:table-cell office:value-type="float" office:value="2" table:formula="of:=ROUND([.H23];0)" table:style-name="ce22">
            <text:p>2</text:p>
          </table:table-cell>
          <table:table-cell office:value-type="float" office:value="1.0052171442782687" table:formula="of:=10^([.I23]/[.$D$16])" table:style-name="ce25">
            <text:p>1.005</text:p>
          </table:table-cell>
          <table:table-cell office:value-type="float" office:value="21.109560029843642" table:formula="of:=[.J23]*[.$D$17]" table:style-name="ce24">
            <text:p>21.110</text:p>
          </table:table-cell>
          <table:table-cell office:value-type="float" office:value="-1.6121003242623999E-3" table:formula="of:=[.K23]-[.G23]" table:style-name="ce27">
            <text:p>0.00</text:p>
          </table:table-cell>
          <table:table-cell office:value-type="float" office:value="5.4851277958317013E-2" table:formula="of:=[.K23]-[.K22]" table:style-name="ce24">
            <text:p>0.055</text:p>
          </table:table-cell>
          <table:table-cell office:value-type="float" office:value="7.0209635786645777" table:formula="of:=[.M23]*[.N$20]" table:style-name="ce22">
            <text:p>7.020963579</text:p>
          </table:table-cell>
          <table:table-cell table:number-columns-repeated="3" table:style-name="ce22"/>
          <table:table-cell table:number-columns-repeated="16367"/>
        </table:table-row>
        <table:table-row table:style-name="ro2">
          <table:table-cell/>
          <table:table-cell table:number-columns-repeated="2" table:style-name="ce4"/>
          <table:table-cell office:value-type="float" office:value="0.02" table:style-name="ce22">
            <text:p>0.02</text:p>
          </table:table-cell>
          <table:table-cell office:value-type="float" office:value="-39.954138958954367" table:formula="of:=[.D24]/[.$F$5]+[.$D$14]" table:style-name="ce25">
            <text:p>-39.954</text:p>
          </table:table-cell>
          <table:table-cell office:value-type="float" office:value="0.10106158474140121" table:formula="of:=(10^([.E24]/10))*1000" table:style-name="ce26">
            <text:p>0.1011</text:p>
          </table:table-cell>
          <table:table-cell office:value-type="float" office:value="21.222932795694256" table:formula="of:=[.F24]*[.$D$15]" table:style-name="ce25">
            <text:p>21.223</text:p>
          </table:table-cell>
          <table:table-cell office:value-type="float" office:value="4.0960000000000001" table:formula="of:=[.D24]*1024/5" table:style-name="ce22">
            <text:p>4.096</text:p>
          </table:table-cell>
          <table:table-cell office:value-type="float" office:value="4" table:formula="of:=ROUND([.H24];0)" table:style-name="ce22">
            <text:p>4</text:p>
          </table:table-cell>
          <table:table-cell office:value-type="float" office:value="1.0104615071509577" table:formula="of:=10^([.I24]/[.$D$16])" table:style-name="ce25">
            <text:p>1.010</text:p>
          </table:table-cell>
          <table:table-cell office:value-type="float" office:value="21.219691650170112" table:formula="of:=[.J24]*[.$D$17]" table:style-name="ce24">
            <text:p>21.220</text:p>
          </table:table-cell>
          <table:table-cell office:value-type="float" office:value="-3.2411455241430076E-3" table:formula="of:=[.K24]-[.G24]" table:style-name="ce27">
            <text:p>0.00</text:p>
          </table:table-cell>
          <table:table-cell table:style-name="ce24"/>
          <table:table-cell table:number-columns-repeated="4" table:style-name="ce22"/>
          <table:table-cell table:number-columns-repeated="16367"/>
        </table:table-row>
        <table:table-row table:style-name="ro2">
          <table:table-cell/>
          <table:table-cell table:number-columns-repeated="2" table:style-name="ce4"/>
          <table:table-cell office:value-type="float" office:value="0.05" table:style-name="ce28">
            <text:p>0.05</text:p>
          </table:table-cell>
          <table:table-cell office:value-type="float" office:value="-39.885347397385921" table:formula="of:=[.D25]/[.$F$5]+[.$D$14]" table:style-name="ce25">
            <text:p>-39.885</text:p>
          </table:table-cell>
          <table:table-cell office:value-type="float" office:value="0.10267512973104123" table:formula="of:=(10^([.E25]/10))*1000" table:style-name="ce26">
            <text:p>0.1027</text:p>
          </table:table-cell>
          <table:table-cell office:value-type="float" office:value="21.561777243518659" table:formula="of:=[.F25]*[.$D$15]" table:style-name="ce25">
            <text:p>21.562</text:p>
          </table:table-cell>
          <table:table-cell office:value-type="float" office:value="10.24" table:formula="of:=[.D25]*1024/5" table:style-name="ce22">
            <text:p>10.24</text:p>
          </table:table-cell>
          <table:table-cell office:value-type="float" office:value="10" table:formula="of:=ROUND([.H25];0)" table:style-name="ce22">
            <text:p>10</text:p>
          </table:table-cell>
          <table:table-cell office:value-type="float" office:value="1.0263593310770123" table:formula="of:=10^([.I25]/[.$D$16])" table:style-name="ce25">
            <text:p>1.026</text:p>
          </table:table-cell>
          <table:table-cell office:value-type="float" office:value="21.553545952617256" table:formula="of:=[.J25]*[.$D$17]" table:style-name="ce24">
            <text:p>21.554</text:p>
          </table:table-cell>
          <table:table-cell office:value-type="float" office:value="-8.2312909014028435E-3" table:formula="of:=[.K25]-[.G25]" table:style-name="ce27">
            <text:p>-0.01</text:p>
          </table:table-cell>
          <table:table-cell table:style-name="ce24"/>
          <table:table-cell table:number-columns-repeated="4" table:style-name="ce22"/>
          <table:table-cell table:number-columns-repeated="16367"/>
        </table:table-row>
        <table:table-row table:style-name="ro2">
          <table:table-cell/>
          <table:table-cell table:number-columns-repeated="2" table:style-name="ce4"/>
          <table:table-cell office:value-type="float" office:value="5.5E-2" table:style-name="ce29">
            <text:p>0.055</text:p>
          </table:table-cell>
          <table:table-cell office:value-type="float" office:value="-39.873882137124511" table:formula="of:=[.D26]/[.$F$5]+[.$D$14]" table:style-name="ce25">
            <text:p>-39.874</text:p>
          </table:table-cell>
          <table:table-cell office:value-type="float" office:value="0.10294654748716288" table:formula="of:=(10^([.E26]/10))*1000" table:style-name="ce26">
            <text:p>0.1029</text:p>
          </table:table-cell>
          <table:table-cell office:value-type="float" office:value="21.618774972304205" table:formula="of:=[.F26]*[.$D$15]" table:style-name="ce25">
            <text:p>21.619</text:p>
          </table:table-cell>
          <table:table-cell office:value-type="float" office:value="11.263999999999999" table:formula="of:=[.D26]*1024/5" table:style-name="ce22">
            <text:p>11.264</text:p>
          </table:table-cell>
          <table:table-cell office:value-type="float" office:value="11" table:formula="of:=ROUND([.H26];0)" table:style-name="ce22">
            <text:p>11</text:p>
          </table:table-cell>
          <table:table-cell office:value-type="float" office:value="1.0290331805050636" table:formula="of:=10^([.I26]/[.$D$16])" table:style-name="ce25">
            <text:p>1.029</text:p>
          </table:table-cell>
          <table:table-cell office:value-type="float" office:value="21.609696790606336" table:formula="of:=[.J26]*[.$D$17]" table:style-name="ce24">
            <text:p>21.610</text:p>
          </table:table-cell>
          <table:table-cell office:value-type="float" office:value="-9.0781816978697805E-3" table:formula="of:=[.K26]-[.G26]" table:style-name="ce27">
            <text:p>-0.01</text:p>
          </table:table-cell>
          <table:table-cell office:value-type="float" office:value="5.6150837989079605E-2" table:formula="of:=[.K26]-[.K25]" table:style-name="ce24">
            <text:p>0.056</text:p>
          </table:table-cell>
          <table:table-cell office:value-type="float" office:value="7.1873072626021894" table:formula="of:=[.M26]*[.N$20]" table:style-name="ce22">
            <text:p>7.187307263</text:p>
          </table:table-cell>
          <table:table-cell table:number-columns-repeated="3" table:style-name="ce22"/>
          <table:table-cell table:number-columns-repeated="16367"/>
        </table:table-row>
        <table:table-row table:style-name="ro2">
          <table:table-cell/>
          <table:table-cell table:number-columns-repeated="2" table:style-name="ce4"/>
          <table:table-cell office:value-type="float" office:value="0.1" table:style-name="ce22">
            <text:p>0.1</text:p>
          </table:table-cell>
          <table:table-cell office:value-type="float" office:value="-39.770694794771842" table:formula="of:=[.D27]/[.$F$5]+[.$D$14]" table:style-name="ce25">
            <text:p>-39.771</text:p>
          </table:table-cell>
          <table:table-cell office:value-type="float" office:value="0.10542182265286176" table:formula="of:=(10^([.E27]/10))*1000" table:style-name="ce26">
            <text:p>0.1054</text:p>
          </table:table-cell>
          <table:table-cell office:value-type="float" office:value="22.13858275710097" table:formula="of:=[.F27]*[.$D$15]" table:style-name="ce25">
            <text:p>22.139</text:p>
          </table:table-cell>
          <table:table-cell office:value-type="float" office:value="20.48" table:formula="of:=[.D27]*1024/5" table:style-name="ce22">
            <text:p>20.48</text:p>
          </table:table-cell>
          <table:table-cell office:value-type="float" office:value="20" table:formula="of:=ROUND([.H27];0)" table:style-name="ce22">
            <text:p>20</text:p>
          </table:table-cell>
          <table:table-cell office:value-type="float" office:value="1.0534134764888519" table:formula="of:=10^([.I27]/[.$D$16])" table:style-name="ce25">
            <text:p>1.053</text:p>
          </table:table-cell>
          <table:table-cell office:value-type="float" office:value="22.12168300626589" table:formula="of:=[.J27]*[.$D$17]" table:style-name="ce24">
            <text:p>22.122</text:p>
          </table:table-cell>
          <table:table-cell office:value-type="float" office:value="-1.6899750835079885E-2" table:formula="of:=[.K27]-[.G27]" table:style-name="ce27">
            <text:p>-0.02</text:p>
          </table:table-cell>
          <table:table-cell table:style-name="ce24"/>
          <table:table-cell table:number-columns-repeated="4" table:style-name="ce22"/>
          <table:table-cell table:number-columns-repeated="16367"/>
        </table:table-row>
        <table:table-row table:style-name="ro2">
          <table:table-cell/>
          <table:table-cell table:number-columns-repeated="2" table:style-name="ce4"/>
          <table:table-cell office:value-type="float" office:value="0.2" table:style-name="ce28">
            <text:p>0.2</text:p>
          </table:table-cell>
          <table:table-cell office:value-type="float" office:value="-39.541389589543684" table:formula="of:=[.D28]/[.$F$5]+[.$D$14]" table:style-name="ce25">
            <text:p>-39.541</text:p>
          </table:table-cell>
          <table:table-cell office:value-type="float" office:value="0.11113760691451446" table:formula="of:=(10^([.E28]/10))*1000" table:style-name="ce26">
            <text:p>0.1111</text:p>
          </table:table-cell>
          <table:table-cell office:value-type="float" office:value="23.338897452048037" table:formula="of:=[.F28]*[.$D$15]" table:style-name="ce25">
            <text:p>23.339</text:p>
          </table:table-cell>
          <table:table-cell office:value-type="float" office:value="40.96" table:formula="of:=[.D28]*1024/5" table:style-name="ce22">
            <text:p>40.96</text:p>
          </table:table-cell>
          <table:table-cell office:value-type="float" office:value="41" table:formula="of:=ROUND([.H28];0)" table:style-name="ce22">
            <text:p>41</text:p>
          </table:table-cell>
          <table:table-cell office:value-type="float" office:value="1.1125708669812153" table:formula="of:=10^([.I28]/[.$D$16])" table:style-name="ce25">
            <text:p>1.113</text:p>
          </table:table-cell>
          <table:table-cell office:value-type="float" office:value="23.363988206605523" table:formula="of:=[.J28]*[.$D$17]" table:style-name="ce24">
            <text:p>23.364</text:p>
          </table:table-cell>
          <table:table-cell office:value-type="float" office:value="2.509075455748544E-2" table:formula="of:=[.K28]-[.G28]" table:style-name="ce27">
            <text:p>0.03</text:p>
          </table:table-cell>
          <table:table-cell table:style-name="ce24"/>
          <table:table-cell table:number-columns-repeated="4" table:style-name="ce22"/>
          <table:table-cell table:number-columns-repeated="16367"/>
        </table:table-row>
        <table:table-row table:style-name="ro2">
          <table:table-cell/>
          <table:table-cell table:number-columns-repeated="2" table:style-name="ce4"/>
          <table:table-cell office:value-type="float" office:value="0.20499999999999999" table:style-name="ce29">
            <text:p>0.205</text:p>
          </table:table-cell>
          <table:table-cell office:value-type="float" office:value="-39.529924329282274" table:formula="of:=[.D29]/[.$F$5]+[.$D$14]" table:style-name="ce25">
            <text:p>-39.530</text:p>
          </table:table-cell>
          <table:table-cell office:value-type="float" office:value="0.11143139490356774" table:formula="of:=(10^([.E29]/10))*1000" table:style-name="ce26">
            <text:p>0.1114</text:p>
          </table:table-cell>
          <table:table-cell office:value-type="float" office:value="23.400592929749227" table:formula="of:=[.F29]*[.$D$15]" table:style-name="ce25">
            <text:p>23.401</text:p>
          </table:table-cell>
          <table:table-cell office:value-type="float" office:value="41.983999999999995" table:formula="of:=[.D29]*1024/5" table:style-name="ce22">
            <text:p>41.984</text:p>
          </table:table-cell>
          <table:table-cell office:value-type="float" office:value="42" table:formula="of:=ROUND([.H29];0)" table:style-name="ce22">
            <text:p>42</text:p>
          </table:table-cell>
          <table:table-cell office:value-type="float" office:value="1.1154693128629543" table:formula="of:=10^([.I29]/[.$D$16])" table:style-name="ce25">
            <text:p>1.115</text:p>
          </table:table-cell>
          <table:table-cell office:value-type="float" office:value="23.424855570122041" table:formula="of:=[.J29]*[.$D$17]" table:style-name="ce24">
            <text:p>23.425</text:p>
          </table:table-cell>
          <table:table-cell office:value-type="float" office:value="2.4262640372814559E-2" table:formula="of:=[.K29]-[.G29]" table:style-name="ce27">
            <text:p>0.02</text:p>
          </table:table-cell>
          <table:table-cell office:value-type="float" office:value="6.0867363516518225E-2" table:formula="of:=[.K29]-[.K28]" table:style-name="ce24">
            <text:p>0.061</text:p>
          </table:table-cell>
          <table:table-cell office:value-type="float" office:value="7.7910225301143328" table:formula="of:=[.M29]*[.N$20]" table:style-name="ce22">
            <text:p>7.79102253</text:p>
          </table:table-cell>
          <table:table-cell table:number-columns-repeated="3" table:style-name="ce22"/>
          <table:table-cell table:number-columns-repeated="16367"/>
        </table:table-row>
        <table:table-row table:style-name="ro2">
          <table:table-cell/>
          <table:table-cell table:number-columns-repeated="2" table:style-name="ce4"/>
          <table:table-cell office:value-type="float" office:value="0.5" table:style-name="ce22">
            <text:p>0.5</text:p>
          </table:table-cell>
          <table:table-cell office:value-type="float" office:value="-38.853473973859209" table:formula="of:=[.D30]/[.$F$5]+[.$D$14]" table:style-name="ce25">
            <text:p>-38.853</text:p>
          </table:table-cell>
          <table:table-cell office:value-type="float" office:value="0.13021247764637939" table:formula="of:=(10^([.E30]/10))*1000" table:style-name="ce26">
            <text:p>0.1302</text:p>
          </table:table-cell>
          <table:table-cell office:value-type="float" office:value="27.344620305739671" table:formula="of:=[.F30]*[.$D$15]" table:style-name="ce25">
            <text:p>27.345</text:p>
          </table:table-cell>
          <table:table-cell office:value-type="float" office:value="102.4" table:formula="of:=[.D30]*1024/5" table:style-name="ce22">
            <text:p>102.4</text:p>
          </table:table-cell>
          <table:table-cell office:value-type="float" office:value="102" table:formula="of:=ROUND([.H30];0)" table:style-name="ce22">
            <text:p>102</text:p>
          </table:table-cell>
          <table:table-cell office:value-type="float" office:value="1.3039298795195713" table:formula="of:=10^([.I30]/[.$D$16])" table:style-name="ce25">
            <text:p>1.304</text:p>
          </table:table-cell>
          <table:table-cell office:value-type="float" office:value="27.382527469910997" table:formula="of:=[.J30]*[.$D$17]" table:style-name="ce24">
            <text:p>27.383</text:p>
          </table:table-cell>
          <table:table-cell office:value-type="float" office:value="3.7907164171326002E-2" table:formula="of:=[.K30]-[.G30]" table:style-name="ce27">
            <text:p>0.04</text:p>
          </table:table-cell>
          <table:table-cell table:style-name="ce24"/>
          <table:table-cell table:number-columns-repeated="4" table:style-name="ce22"/>
          <table:table-cell table:number-columns-repeated="16367"/>
        </table:table-row>
        <table:table-row table:style-name="ro2">
          <table:table-cell/>
          <table:table-cell table:number-columns-repeated="2" table:style-name="ce4"/>
          <table:table-cell office:value-type="float" office:value="1" table:style-name="ce28">
            <text:p>1</text:p>
          </table:table-cell>
          <table:table-cell office:value-type="float" office:value="-37.706947947718412" table:formula="of:=[.D31]/[.$F$5]+[.$D$14]" table:style-name="ce25">
            <text:p>-37.707</text:p>
          </table:table-cell>
          <table:table-cell office:value-type="float" office:value="0.16955289334808896" table:formula="of:=(10^([.E31]/10))*1000" table:style-name="ce26">
            <text:p>0.1696</text:p>
          </table:table-cell>
          <table:table-cell office:value-type="float" office:value="35.606107603098678" table:formula="of:=[.F31]*[.$D$15]" table:style-name="ce25">
            <text:p>35.606</text:p>
          </table:table-cell>
          <table:table-cell office:value-type="float" office:value="204.8" table:formula="of:=[.D31]*1024/5" table:style-name="ce22">
            <text:p>204.8</text:p>
          </table:table-cell>
          <table:table-cell office:value-type="float" office:value="205" table:formula="of:=ROUND([.H31];0)" table:style-name="ce22">
            <text:p>205</text:p>
          </table:table-cell>
          <table:table-cell office:value-type="float" office:value="1.7046625417751089" table:formula="of:=10^([.I31]/[.$D$16])" table:style-name="ce25">
            <text:p>1.705</text:p>
          </table:table-cell>
          <table:table-cell office:value-type="float" office:value="35.79791337727729" table:formula="of:=[.J31]*[.$D$17]" table:style-name="ce24">
            <text:p>35.798</text:p>
          </table:table-cell>
          <table:table-cell office:value-type="float" office:value="0.19180577417861144" table:formula="of:=[.K31]-[.G31]" table:style-name="ce27">
            <text:p>0.19</text:p>
          </table:table-cell>
          <table:table-cell table:style-name="ce24"/>
          <table:table-cell table:number-columns-repeated="4" table:style-name="ce22"/>
          <table:table-cell table:number-columns-repeated="16367"/>
        </table:table-row>
        <table:table-row table:style-name="ro2">
          <table:table-cell/>
          <table:table-cell table:number-columns-repeated="2" table:style-name="ce4"/>
          <table:table-cell office:value-type="float" office:value="1.0049999999999999" table:style-name="ce29">
            <text:p>1.005</text:p>
          </table:table-cell>
          <table:table-cell office:value-type="float" office:value="-37.695482687457009" table:formula="of:=[.D32]/[.$F$5]+[.$D$14]" table:style-name="ce25">
            <text:p>-37.695</text:p>
          </table:table-cell>
          <table:table-cell office:value-type="float" office:value="0.17000109989992829" table:formula="of:=(10^([.E32]/10))*1000" table:style-name="ce26">
            <text:p>0.1700</text:p>
          </table:table-cell>
          <table:table-cell office:value-type="float" office:value="35.700230978984941" table:formula="of:=[.F32]*[.$D$15]" table:style-name="ce25">
            <text:p>35.700</text:p>
          </table:table-cell>
          <table:table-cell office:value-type="float" office:value="205.82399999999998" table:formula="of:=[.D32]*1024/5" table:style-name="ce22">
            <text:p>205.824</text:p>
          </table:table-cell>
          <table:table-cell office:value-type="float" office:value="206" table:formula="of:=ROUND([.H32];0)" table:style-name="ce22">
            <text:p>206</text:p>
          </table:table-cell>
          <table:table-cell office:value-type="float" office:value="1.7091034922534982" table:formula="of:=10^([.I32]/[.$D$16])" table:style-name="ce25">
            <text:p>1.709</text:p>
          </table:table-cell>
          <table:table-cell office:value-type="float" office:value="35.891173337323465" table:formula="of:=[.J32]*[.$D$17]" table:style-name="ce27">
            <text:p>35.89</text:p>
          </table:table-cell>
          <table:table-cell office:value-type="float" office:value="0.1909423583385248" table:formula="of:=[.K32]-[.G32]" table:style-name="ce27">
            <text:p>0.19</text:p>
          </table:table-cell>
          <table:table-cell office:value-type="float" office:value="9.3259960046175649E-2" table:formula="of:=[.K32]-[.K31]" table:style-name="ce24">
            <text:p>0.093</text:p>
          </table:table-cell>
          <table:table-cell office:value-type="float" office:value="11.937274885910483" table:formula="of:=[.M32]*[.N$20]" table:style-name="ce22">
            <text:p>11.93727489</text:p>
          </table:table-cell>
          <table:table-cell table:number-columns-repeated="3" table:style-name="ce22"/>
          <table:table-cell table:number-columns-repeated="16367"/>
        </table:table-row>
        <table:table-row table:style-name="ro2">
          <table:table-cell table:number-columns-repeated="3"/>
          <table:table-cell office:value-type="float" office:value="1.5" table:style-name="ce22">
            <text:p>1.5</text:p>
          </table:table-cell>
          <table:table-cell office:value-type="float" office:value="-36.560421921577621" table:formula="of:=[.D33]/[.$F$5]+[.$D$14]" table:style-name="ce25">
            <text:p>-36.560</text:p>
          </table:table-cell>
          <table:table-cell office:value-type="float" office:value="0.22077902334966959" table:formula="of:=(10^([.E33]/10))*1000" table:style-name="ce26">
            <text:p>0.2208</text:p>
          </table:table-cell>
          <table:table-cell office:value-type="float" office:value="46.363594903430617" table:formula="of:=[.F33]*[.$D$15]" table:style-name="ce25">
            <text:p>46.364</text:p>
          </table:table-cell>
          <table:table-cell office:value-type="float" office:value="307.2" table:formula="of:=[.D33]*1024/5" table:style-name="ce22">
            <text:p>307.2</text:p>
          </table:table-cell>
          <table:table-cell office:value-type="float" office:value="307" table:formula="of:=ROUND([.H33];0)" table:style-name="ce22">
            <text:p>307</text:p>
          </table:table-cell>
          <table:table-cell office:value-type="float" office:value="2.2227604227183435" table:formula="of:=10^([.I33]/[.$D$16])" table:style-name="ce25">
            <text:p>2.223</text:p>
          </table:table-cell>
          <table:table-cell office:value-type="float" office:value="46.677968877085213" table:formula="of:=[.J33]*[.$D$17]" table:style-name="ce27">
            <text:p>46.68</text:p>
          </table:table-cell>
          <table:table-cell office:value-type="float" office:value="0.31437397365459674" table:formula="of:=[.K33]-[.G33]" table:style-name="ce27">
            <text:p>0.31</text:p>
          </table:table-cell>
          <table:table-cell table:style-name="ce24"/>
          <table:table-cell table:number-columns-repeated="4" table:style-name="ce22"/>
          <table:table-cell table:number-columns-repeated="16367"/>
        </table:table-row>
        <table:table-row table:style-name="ro2">
          <table:table-cell table:number-columns-repeated="3"/>
          <table:table-cell office:value-type="float" office:value="2" table:style-name="ce28">
            <text:p>2</text:p>
          </table:table-cell>
          <table:table-cell office:value-type="float" office:value="-35.413895895436823" table:formula="of:=[.D34]/[.$F$5]+[.$D$14]" table:style-name="ce25">
            <text:p>-35.414</text:p>
          </table:table-cell>
          <table:table-cell office:value-type="float" office:value="0.28748183642708397" table:formula="of:=(10^([.E34]/10))*1000" table:style-name="ce26">
            <text:p>0.2875</text:p>
          </table:table-cell>
          <table:table-cell office:value-type="float" office:value="60.371185649687632" table:formula="of:=[.F34]*[.$D$15]" table:style-name="ce25">
            <text:p>60.371</text:p>
          </table:table-cell>
          <table:table-cell office:value-type="float" office:value="409.6" table:formula="of:=[.D34]*1024/5" table:style-name="ce22">
            <text:p>409.6</text:p>
          </table:table-cell>
          <table:table-cell office:value-type="float" office:value="410" table:formula="of:=ROUND([.H34];0)" table:style-name="ce22">
            <text:p>410</text:p>
          </table:table-cell>
          <table:table-cell office:value-type="float" office:value="2.9058743813311745" table:formula="of:=10^([.I34]/[.$D$16])" table:style-name="ce25">
            <text:p>2.906</text:p>
          </table:table-cell>
          <table:table-cell office:value-type="float" office:value="61.023362007954667" table:formula="of:=[.J34]*[.$D$17]" table:style-name="ce27">
            <text:p>61.02</text:p>
          </table:table-cell>
          <table:table-cell office:value-type="float" office:value="0.65217635826703457" table:formula="of:=[.K34]-[.G34]" table:style-name="ce27">
            <text:p>0.65</text:p>
          </table:table-cell>
          <table:table-cell table:style-name="ce24"/>
          <table:table-cell table:number-columns-repeated="4" table:style-name="ce22"/>
          <table:table-cell table:number-columns-repeated="16367"/>
        </table:table-row>
        <table:table-row table:style-name="ro2">
          <table:table-cell table:number-columns-repeated="3"/>
          <table:table-cell office:value-type="float" office:value="2.0049999999999999" table:style-name="ce29">
            <text:p>2.005</text:p>
          </table:table-cell>
          <table:table-cell office:value-type="float" office:value="-35.402430635175421" table:formula="of:=[.D35]/[.$F$5]+[.$D$14]" table:style-name="ce25">
            <text:p>-35.402</text:p>
          </table:table-cell>
          <table:table-cell office:value-type="float" office:value="0.28824178360390335" table:formula="of:=(10^([.E35]/10))*1000" table:style-name="ce26">
            <text:p>0.2882</text:p>
          </table:table-cell>
          <table:table-cell office:value-type="float" office:value="60.530774556819701" table:formula="of:=[.F35]*[.$D$15]" table:style-name="ce25">
            <text:p>60.531</text:p>
          </table:table-cell>
          <table:table-cell office:value-type="float" office:value="410.62399999999997" table:formula="of:=[.D35]*1024/5" table:style-name="ce22">
            <text:p>410.624</text:p>
          </table:table-cell>
          <table:table-cell office:value-type="float" office:value="411" table:formula="of:=ROUND([.H35];0)" table:style-name="ce22">
            <text:p>411</text:p>
          </table:table-cell>
          <table:table-cell office:value-type="float" office:value="2.9134447032615638" table:formula="of:=10^([.I35]/[.$D$16])" table:style-name="ce25">
            <text:p>2.913</text:p>
          </table:table-cell>
          <table:table-cell office:value-type="float" office:value="61.182338768492841" table:formula="of:=[.J35]*[.$D$17]" table:style-name="ce27">
            <text:p>61.18</text:p>
          </table:table-cell>
          <table:table-cell office:value-type="float" office:value="0.65156421167313994" table:formula="of:=[.K35]-[.G35]" table:style-name="ce27">
            <text:p>0.65</text:p>
          </table:table-cell>
          <table:table-cell office:value-type="float" office:value="0.15897676053817378" table:formula="of:=[.K35]-[.K34]" table:style-name="ce24">
            <text:p>0.159</text:p>
          </table:table-cell>
          <table:table-cell office:value-type="float" office:value="20.349025348886244" table:formula="of:=[.M35]*[.N$20]" table:style-name="ce22">
            <text:p>20.34902535</text:p>
          </table:table-cell>
          <table:table-cell table:number-columns-repeated="3" table:style-name="ce22"/>
          <table:table-cell table:number-columns-repeated="16367"/>
        </table:table-row>
        <table:table-row table:style-name="ro2">
          <table:table-cell table:number-columns-repeated="3"/>
          <table:table-cell office:value-type="float" office:value="3" table:style-name="ce22">
            <text:p>3</text:p>
          </table:table-cell>
          <table:table-cell office:value-type="float" office:value="-33.120843843155242" table:formula="of:=[.D36]/[.$F$5]+[.$D$14]" table:style-name="ce25">
            <text:p>-33.121</text:p>
          </table:table-cell>
          <table:table-cell office:value-type="float" office:value="0.48743377151234035" table:formula="of:=(10^([.E36]/10))*1000" table:style-name="ce26">
            <text:p>0.4874</text:p>
          </table:table-cell>
          <table:table-cell office:value-type="float" office:value="102.36109201759147" table:formula="of:=[.F36]*[.$D$15]" table:style-name="ce25">
            <text:p>102.361</text:p>
          </table:table-cell>
          <table:table-cell office:value-type="float" office:value="614.4" table:formula="of:=[.D36]*1024/5" table:style-name="ce22">
            <text:p>614.4</text:p>
          </table:table-cell>
          <table:table-cell office:value-type="float" office:value="614" table:formula="of:=ROUND([.H36];0)" table:style-name="ce22">
            <text:p>614</text:p>
          </table:table-cell>
          <table:table-cell office:value-type="float" office:value="4.940663896803029" table:formula="of:=10^([.I36]/[.$D$16])" table:style-name="ce25">
            <text:p>4.941</text:p>
          </table:table-cell>
          <table:table-cell office:value-type="float" office:value="103.7539418328636" table:formula="of:=[.J36]*[.$D$17]" table:style-name="ce27">
            <text:p>103.75</text:p>
          </table:table-cell>
          <table:table-cell office:value-type="float" office:value="1.3928498152721289" table:formula="of:=[.K36]-[.G36]" table:style-name="ce27">
            <text:p>1.39</text:p>
          </table:table-cell>
          <table:table-cell table:style-name="ce24"/>
          <table:table-cell table:number-columns-repeated="4" table:style-name="ce22"/>
          <table:table-cell table:number-columns-repeated="16367"/>
        </table:table-row>
        <table:table-row table:style-name="ro2">
          <table:table-cell table:number-columns-repeated="3"/>
          <table:table-cell office:value-type="float" office:value="4" table:style-name="ce28">
            <text:p>4</text:p>
          </table:table-cell>
          <table:table-cell office:value-type="float" office:value="-30.827791790873654" table:formula="of:=[.D37]/[.$F$5]+[.$D$14]" table:style-name="ce25">
            <text:p>-30.828</text:p>
          </table:table-cell>
          <table:table-cell office:value-type="float" office:value="0.82645806275488598" table:formula="of:=(10^([.E37]/10))*1000" table:style-name="ce26">
            <text:p>0.8265</text:p>
          </table:table-cell>
          <table:table-cell office:value-type="float" office:value="173.55619317852606" table:formula="of:=[.F37]*[.$D$15]" table:style-name="ce25">
            <text:p>173.556</text:p>
          </table:table-cell>
          <table:table-cell office:value-type="float" office:value="819.2" table:formula="of:=[.D37]*1024/5" table:style-name="ce22">
            <text:p>819.2</text:p>
          </table:table-cell>
          <table:table-cell office:value-type="float" office:value="819" table:formula="of:=ROUND([.H37];0)" table:style-name="ce22">
            <text:p>819</text:p>
          </table:table-cell>
          <table:table-cell office:value-type="float" office:value="8.4221646763807652" table:formula="of:=10^([.I37]/[.$D$16])" table:style-name="ce25">
            <text:p>8.422</text:p>
          </table:table-cell>
          <table:table-cell office:value-type="float" office:value="176.86545820399607" table:formula="of:=[.J37]*[.$D$17]" table:style-name="ce27">
            <text:p>176.87</text:p>
          </table:table-cell>
          <table:table-cell office:value-type="float" office:value="3.3092650254700118" table:formula="of:=[.K37]-[.G37]" table:style-name="ce27">
            <text:p>3.31</text:p>
          </table:table-cell>
          <table:table-cell table:style-name="ce24"/>
          <table:table-cell table:number-columns-repeated="4" table:style-name="ce22"/>
          <table:table-cell table:number-columns-repeated="16367"/>
        </table:table-row>
        <table:table-row table:style-name="ro5">
          <table:table-cell table:number-columns-repeated="3"/>
          <table:table-cell office:value-type="float" office:value="4.0049999999999999" table:style-name="ce29">
            <text:p>4.005</text:p>
          </table:table-cell>
          <table:table-cell office:value-type="float" office:value="-30.816326530612244" table:formula="of:=[.D38]/[.$F$5]+[.$D$14]" table:style-name="ce25">
            <text:p>-30.816</text:p>
          </table:table-cell>
          <table:table-cell office:value-type="float" office:value="0.82864277285468346" table:formula="of:=(10^([.E38]/10))*1000" table:style-name="ce26">
            <text:p>0.8286</text:p>
          </table:table-cell>
          <table:table-cell office:value-type="float" office:value="174.01498229948353" table:formula="of:=[.F38]*[.$D$15]" table:style-name="ce25">
            <text:p>174.015</text:p>
          </table:table-cell>
          <table:table-cell office:value-type="float" office:value="820.22399999999993" table:formula="of:=[.D38]*1024/5" table:style-name="ce22">
            <text:p>820.224</text:p>
          </table:table-cell>
          <table:table-cell office:value-type="float" office:value="820" table:formula="of:=ROUND([.H38];0)" table:style-name="ce22">
            <text:p>820</text:p>
          </table:table-cell>
          <table:table-cell office:value-type="float" office:value="8.4441059200768365" table:formula="of:=10^([.I38]/[.$D$16])" table:style-name="ce25">
            <text:p>8.444</text:p>
          </table:table-cell>
          <table:table-cell office:value-type="float" office:value="177.32622432161355" table:formula="of:=[.J38]*[.$D$17]" table:style-name="ce27">
            <text:p>177.33</text:p>
          </table:table-cell>
          <table:table-cell office:value-type="float" office:value="3.3112420221300169" table:formula="of:=[.K38]-[.G38]" table:style-name="ce27">
            <text:p>3.31</text:p>
          </table:table-cell>
          <table:table-cell office:value-type="float" office:value="0.46076611761748154" table:formula="of:=[.K38]-[.K37]" table:style-name="ce24">
            <text:p>0.461</text:p>
          </table:table-cell>
          <table:table-cell office:value-type="float" office:value="58.978063055037637" table:formula="of:=[.M38]*[.N$20]" table:style-name="ce22">
            <text:p>58.97806306</text:p>
          </table:table-cell>
          <table:table-cell table:number-columns-repeated="3" table:style-name="ce22"/>
          <table:table-cell table:number-columns-repeated="16367"/>
        </table:table-row>
        <table:table-row table:style-name="ro2">
          <table:table-cell table:number-columns-repeated="3"/>
          <table:table-cell office:value-type="float" office:value="4.9950000000000001" table:style-name="ce28">
            <text:p>4.995</text:p>
          </table:table-cell>
          <table:table-cell office:value-type="float" office:value="-28.546204998853476" table:formula="of:=[.D39]/[.$F$5]+[.$D$14]" table:style-name="ce25">
            <text:p>-28.546</text:p>
          </table:table-cell>
          <table:table-cell office:value-type="float" office:value="1.3975890847212376" table:formula="of:=(10^([.E39]/10))*1000" table:style-name="ce26">
            <text:p>1.3976</text:p>
          </table:table-cell>
          <table:table-cell office:value-type="float" office:value="293.49370779145988" table:formula="of:=[.F39]*[.$D$15]" table:style-name="ce25">
            <text:p>293.494</text:p>
          </table:table-cell>
          <table:table-cell office:value-type="float" office:value="1022.976" table:formula="of:=[.D39]*1024/5" table:style-name="ce22">
            <text:p>1022.976</text:p>
          </table:table-cell>
          <table:table-cell office:value-type="float" office:value="1023" table:formula="of:=ROUND([.H39];0)" table:style-name="ce22">
            <text:p>1023</text:p>
          </table:table-cell>
          <table:table-cell office:value-type="float" office:value="14.319643415026865" table:formula="of:=10^([.I39]/[.$D$16])" table:style-name="ce25">
            <text:p>14.320</text:p>
          </table:table-cell>
          <table:table-cell office:value-type="float" office:value="300.71251171556418" table:formula="of:=[.J39]*[.$D$17]" table:style-name="ce27">
            <text:p>300.71</text:p>
          </table:table-cell>
          <table:table-cell office:value-type="float" office:value="7.2188039241042929" table:formula="of:=[.K39]-[.G39]" table:style-name="ce27">
            <text:p>7.22</text:p>
          </table:table-cell>
          <table:table-cell table:style-name="ce24"/>
          <table:table-cell table:number-columns-repeated="4" table:style-name="ce22"/>
          <table:table-cell table:number-columns-repeated="16367"/>
        </table:table-row>
        <table:table-row table:style-name="ro2">
          <table:table-cell table:number-columns-repeated="3"/>
          <table:table-cell office:value-type="float" office:value="5" table:style-name="ce29">
            <text:p>5</text:p>
          </table:table-cell>
          <table:table-cell office:value-type="float" office:value="-28.534739738592066" table:formula="of:=[.D40]/[.$F$5]+[.$D$14]" table:style-name="ce25">
            <text:p>-28.535</text:p>
          </table:table-cell>
          <table:table-cell office:value-type="float" office:value="1.4012835577094727" table:formula="of:=(10^([.E40]/10))*1000" table:style-name="ce26">
            <text:p>1.4013</text:p>
          </table:table-cell>
          <table:table-cell office:value-type="float" office:value="294.26954711898924" table:formula="of:=[.F40]*[.$D$15]" table:style-name="ce25">
            <text:p>294.270</text:p>
          </table:table-cell>
          <table:table-cell office:value-type="float" office:value="1024" table:formula="of:=[.D40]*1024/5" table:style-name="ce22">
            <text:p>1024</text:p>
          </table:table-cell>
          <table:table-cell office:value-type="float" office:value="1024" table:formula="of:=ROUND([.H40];0)" table:style-name="ce22">
            <text:p>1024</text:p>
          </table:table-cell>
          <table:table-cell office:value-type="float" office:value="14.356948644487776" table:formula="of:=10^([.I40]/[.$D$16])" table:style-name="ce25">
            <text:p>14.357</text:p>
          </table:table-cell>
          <table:table-cell office:value-type="float" office:value="301.49592153424328" table:formula="of:=[.J40]*[.$D$17]" table:style-name="ce27">
            <text:p>301.50</text:p>
          </table:table-cell>
          <table:table-cell office:value-type="float" office:value="7.2263744152540426" table:formula="of:=[.K40]-[.G40]" table:style-name="ce27">
            <text:p>7.23</text:p>
          </table:table-cell>
          <table:table-cell office:value-type="float" office:value="0.78340981867910386" table:formula="of:=[.K40]-[.K39]" table:style-name="ce24">
            <text:p>0.783</text:p>
          </table:table-cell>
          <table:table-cell office:value-type="float" office:value="100.27645679092529" table:formula="of:=[.M40]*[.N$20]" table:style-name="ce22">
            <text:p>100.2764568</text:p>
          </table:table-cell>
          <table:table-cell table:number-columns-repeated="3" table:style-name="ce22"/>
          <table:table-cell table:number-columns-repeated="16367"/>
        </table:table-row>
        <table:table-row table:number-rows-repeated="5" table:style-name="ro2">
          <table:table-cell table:number-columns-repeated="3"/>
          <table:table-cell table:style-name="ce22"/>
          <table:table-cell table:style-name="ce30"/>
          <table:table-cell table:number-columns-repeated="12" table:style-name="ce22"/>
          <table:table-cell table:number-columns-repeated="16367"/>
        </table:table-row>
        <table:table-row table:style-name="ro2">
          <table:table-cell table:number-columns-repeated="3"/>
          <table:table-cell table:style-name="ce22"/>
          <table:table-cell table:style-name="ce30"/>
          <table:table-cell table:number-columns-repeated="2" table:style-name="ce22"/>
          <table:table-cell table:number-columns-repeated="1017" table:style-name="ce4"/>
          <table:table-cell table:number-columns-repeated="15360"/>
        </table:table-row>
        <table:table-row table:number-rows-repeated="1048530" table:style-name="ro6">
          <table:table-cell table:number-columns-repeated="16384"/>
        </table:table-row>
      </table:table>
      <table:table table:name="LUT-calcs" table:style-name="ta2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8" table:default-cell-style-name="ce32"/>
        <table:table-column table:style-name="co10" table:default-cell-style-name="ce32"/>
        <table:table-column table:style-name="co4" table:default-cell-style-name="ce32"/>
        <table:table-column table:style-name="co11" table:default-cell-style-name="ce32"/>
        <table:table-column table:style-name="co4" table:number-columns-repeated="1013" table:default-cell-style-name="ce3"/>
        <table:table-column table:style-name="co4" table:number-columns-repeated="15361" table:default-cell-style-name="ce1"/>
        <table:table-row table:style-name="ro7">
          <table:table-cell office:value-type="string" table:style-name="ce31">
            <text:p>Convert log detect to linear power for Analog meter</text:p>
          </table:table-cell>
          <table:table-cell table:number-columns-repeated="5" table:style-name="ce3"/>
          <table:table-cell table:number-columns-repeated="4" table:style-name="ce32"/>
          <table:table-cell table:number-columns-repeated="1013" table:style-name="ce3"/>
          <table:table-cell table:number-columns-repeated="15361"/>
        </table:table-row>
        <table:table-row table:style-name="ro7">
          <table:table-cell office:value-type="string" table:style-name="ce31">
            <text:p>Using a LUT for PWM Value</text:p>
          </table:table-cell>
          <table:table-cell table:number-columns-repeated="5" table:style-name="ce3"/>
          <table:table-cell table:number-columns-repeated="4" table:style-name="ce32"/>
          <table:table-cell table:number-columns-repeated="1013" table:style-name="ce3"/>
          <table:table-cell table:number-columns-repeated="15361"/>
        </table:table-row>
        <table:table-row table:style-name="ro2">
          <table:table-cell office:value-type="string" table:style-name="ce3">
            <text:p>BER Sept 14, 2018</text:p>
          </table:table-cell>
          <table:table-cell table:number-columns-repeated="2" table:style-name="ce3"/>
          <table:table-cell office:value-type="string" table:style-name="ce3">
            <text:p>Last update = Feb 25, 2019</text:p>
          </table:table-cell>
          <table:table-cell table:number-columns-repeated="2" table:style-name="ce3"/>
          <table:table-cell table:number-columns-repeated="4" table:style-name="ce32"/>
          <table:table-cell table:number-columns-repeated="1013" table:style-name="ce3"/>
          <table:table-cell table:number-columns-repeated="15361"/>
        </table:table-row>
        <table:table-row table:style-name="ro2">
          <table:table-cell office:value-type="string" table:style-name="ce3">
            <text:p>Table will be 1024 entries of 14 <text:s/>bit values. <text:s/>10 MS bits of det A/D data is table index</text:p>
          </table:table-cell>
          <table:table-cell table:number-columns-repeated="5" table:style-name="ce3"/>
          <table:table-cell table:number-columns-repeated="4" table:style-name="ce32"/>
          <table:table-cell table:number-columns-repeated="1013" table:style-name="ce3"/>
          <table:table-cell table:number-columns-repeated="15361"/>
        </table:table-row>
        <table:table-row table:style-name="ro2">
          <table:table-cell office:value-type="string" table:style-name="ce3">
            <text:p>Meter, Tone, and SkyPipe values switch to linear power. <text:s/>14 bit data avoids loss of resolution.</text:p>
          </table:table-cell>
          <table:table-cell table:number-columns-repeated="5" table:style-name="ce3"/>
          <table:table-cell table:number-columns-repeated="4" table:style-name="ce32"/>
          <table:table-cell table:number-columns-repeated="1013" table:style-name="ce3"/>
          <table:table-cell table:number-columns-repeated="15361"/>
        </table:table-row>
        <table:table-row table:style-name="ro2">
          <table:table-cell office:value-type="string" table:style-name="ce3">
            <text:p>Need switch into firmware to switch meter to Log Det <text:s/>or Power Det mode</text:p>
          </table:table-cell>
          <table:table-cell table:number-columns-repeated="5" table:style-name="ce3"/>
          <table:table-cell table:number-columns-repeated="4" table:style-name="ce32"/>
          <table:table-cell table:number-columns-repeated="1013" table:style-name="ce3"/>
          <table:table-cell table:number-columns-repeated="15361"/>
        </table:table-row>
        <table:table-row table:style-name="ro2">
          <table:table-cell table:number-columns-repeated="6" table:style-name="ce3"/>
          <table:table-cell table:number-columns-repeated="4" table:style-name="ce32"/>
          <table:table-cell table:number-columns-repeated="1013" table:style-name="ce3"/>
          <table:table-cell table:number-columns-repeated="15361"/>
        </table:table-row>
        <table:table-row table:style-name="ro4">
          <table:table-cell table:style-name="ce3"/>
          <table:table-cell table:style-name="ce33"/>
          <table:table-cell office:value-type="string" table:style-name="ce34">
            <text:p>Entered</text:p>
          </table:table-cell>
          <table:table-cell table:style-name="ce32"/>
          <table:table-cell office:value-type="string" table:style-name="ce35">
            <text:p>Calcs</text:p>
          </table:table-cell>
          <table:table-cell table:number-columns-repeated="5" table:style-name="ce32"/>
          <table:table-cell table:number-columns-repeated="1013" table:style-name="ce3"/>
          <table:table-cell table:number-columns-repeated="15361"/>
        </table:table-row>
        <table:table-row table:style-name="ro4">
          <table:table-cell table:style-name="ce3"/>
          <table:table-cell office:value-type="string" table:style-name="ce36">
            <text:p>Ad8318 Slope</text:p>
          </table:table-cell>
          <table:table-cell office:value-type="float" office:value="-2.4500000000000001E-2" table:style-name="ce37">
            <text:p>-0.0245</text:p>
          </table:table-cell>
          <table:table-cell office:value-type="string" table:style-name="ce22">
            <text:p>V/dB</text:p>
          </table:table-cell>
          <table:table-cell table:style-name="ce32"/>
          <table:table-cell table:style-name="ce22"/>
          <table:table-cell table:number-columns-repeated="4" table:style-name="ce32"/>
          <table:table-cell table:number-columns-repeated="1013" table:style-name="ce3"/>
          <table:table-cell table:number-columns-repeated="15361"/>
        </table:table-row>
        <table:table-row table:style-name="ro4">
          <table:table-cell table:style-name="ce3"/>
          <table:table-cell office:value-type="string" table:style-name="ce36">
            <text:p>Amp Gain</text:p>
          </table:table-cell>
          <table:table-cell office:value-type="float" office:value="-6.5" table:style-name="ce37">
            <text:p>-6.5</text:p>
          </table:table-cell>
          <table:table-cell table:style-name="ce32"/>
          <table:table-cell office:value-type="float" office:value="0.15925" table:formula="of:=[.C9]*[.C10]" table:style-name="ce22">
            <text:p>0.15925</text:p>
          </table:table-cell>
          <table:table-cell office:value-type="string" table:style-name="ce22">
            <text:p>V/dB</text:p>
          </table:table-cell>
          <table:table-cell table:style-name="ce32"/>
          <table:table-cell office:value-type="string" table:style-name="ce35">
            <text:p>input span</text:p>
          </table:table-cell>
          <table:table-cell office:value-type="float" office:value="-0.50769230769230766" table:formula="of:=[.C11]/[.C10]" table:style-name="ce38">
            <text:p>-0.508</text:p>
          </table:table-cell>
          <table:table-cell office:value-type="string" table:style-name="ce39">
            <text:p>Should match ADS1015 span</text:p>
          </table:table-cell>
          <table:table-cell table:number-columns-repeated="1013" table:style-name="ce3"/>
          <table:table-cell table:number-columns-repeated="15361"/>
        </table:table-row>
        <table:table-row table:style-name="ro4">
          <table:table-cell table:style-name="ce3"/>
          <table:table-cell office:value-type="string" table:style-name="ce36">
            <text:p>V ADC span</text:p>
          </table:table-cell>
          <table:table-cell office:value-type="float" office:value="3.3" table:style-name="ce37">
            <text:p>3.3</text:p>
          </table:table-cell>
          <table:table-cell office:value-type="string" table:style-name="ce32">
            <text:p>V</text:p>
          </table:table-cell>
          <table:table-cell table:number-columns-repeated="2" table:style-name="ce22"/>
          <table:table-cell table:number-columns-repeated="4" table:style-name="ce32"/>
          <table:table-cell table:number-columns-repeated="1013" table:style-name="ce3"/>
          <table:table-cell table:number-columns-repeated="15361"/>
        </table:table-row>
        <table:table-row table:style-name="ro4">
          <table:table-cell table:style-name="ce3"/>
          <table:table-cell office:value-type="string" table:style-name="ce36">
            <text:p>FS Counts</text:p>
          </table:table-cell>
          <table:table-cell office:value-type="float" office:value="1024" table:style-name="ce37">
            <text:p>1024</text:p>
          </table:table-cell>
          <table:table-cell office:value-type="string" table:style-name="ce22">
            <text:p>counts</text:p>
          </table:table-cell>
          <table:table-cell office:value-type="string" table:style-name="ce40">
            <text:p>Use only 10 MSB's of data as Index</text:p>
          </table:table-cell>
          <table:table-cell table:style-name="ce22"/>
          <table:table-cell table:number-columns-repeated="2" table:style-name="ce32"/>
          <table:table-cell office:value-type="float" office:value="2.0236459968602825E-2" table:formula="of:=[.E13]/[.C12]" table:style-name="ce41">
            <text:p>0.0202</text:p>
          </table:table-cell>
          <table:table-cell office:value-type="string" table:style-name="ce32">
            <text:p>dB/count</text:p>
          </table:table-cell>
          <table:table-cell table:number-columns-repeated="1013" table:style-name="ce3"/>
          <table:table-cell table:number-columns-repeated="15361"/>
        </table:table-row>
        <table:table-row table:style-name="ro4">
          <table:table-cell table:style-name="ce3"/>
          <table:table-cell office:value-type="string" table:style-name="ce36">
            <text:p>dB range</text:p>
          </table:table-cell>
          <table:table-cell table:style-name="ce42"/>
          <table:table-cell table:style-name="ce32"/>
          <table:table-cell office:value-type="float" office:value="20.722135007849293" table:formula="of:=[.C11]/[.E10]" table:style-name="ce27">
            <text:p>20.72</text:p>
          </table:table-cell>
          <table:table-cell office:value-type="string" table:style-name="ce22">
            <text:p>dB</text:p>
          </table:table-cell>
          <table:table-cell table:number-columns-repeated="2" table:style-name="ce32"/>
          <table:table-cell office:value-type="float" office:value="1.0046704900029404" table:formula="of:=10^([.I12]/10)" table:style-name="ce41">
            <text:p>1.0047</text:p>
          </table:table-cell>
          <table:table-cell office:value-type="string" table:style-name="ce32">
            <text:p>PWR Ratio</text:p>
          </table:table-cell>
          <table:table-cell table:number-columns-repeated="1013" table:style-name="ce3"/>
          <table:table-cell table:number-columns-repeated="15361"/>
        </table:table-row>
        <table:table-row table:style-name="ro4">
          <table:table-cell table:style-name="ce3"/>
          <table:table-cell office:value-type="string" table:style-name="ce36">
            <text:p>Power Ratio</text:p>
          </table:table-cell>
          <table:table-cell table:style-name="ce42"/>
          <table:table-cell table:style-name="ce32"/>
          <table:table-cell office:value-type="float" office:value="118.0901028322491" table:formula="of:=10^([.E13]/10)" table:style-name="ce43">
            <text:p>118.1</text:p>
          </table:table-cell>
          <table:table-cell table:style-name="ce22"/>
          <table:table-cell table:number-columns-repeated="4" table:style-name="ce32"/>
          <table:table-cell table:number-columns-repeated="1013" table:style-name="ce3"/>
          <table:table-cell table:number-columns-repeated="15361"/>
        </table:table-row>
        <table:table-row table:style-name="ro2">
          <table:table-cell table:style-name="ce3"/>
          <table:table-cell table:style-name="ce44"/>
          <table:table-cell table:style-name="ce45"/>
          <table:table-cell table:style-name="ce32"/>
          <table:table-cell table:number-columns-repeated="2" table:style-name="ce22"/>
          <table:table-cell table:number-columns-repeated="4" table:style-name="ce32"/>
          <table:table-cell table:number-columns-repeated="3" table:style-name="ce3"/>
          <table:table-cell office:value-type="float" office:value="64.221198156682036" table:formula="of:=[.C17]/[.C16]" table:style-name="ce3">
            <text:p>64.22119816</text:p>
          </table:table-cell>
          <table:table-cell table:number-columns-repeated="16370"/>
        </table:table-row>
        <table:table-row table:style-name="ro4">
          <table:table-cell table:style-name="ce3"/>
          <table:table-cell office:value-type="string" table:style-name="ce36">
            <text:p>Bit8 Scale</text:p>
          </table:table-cell>
          <table:table-cell office:value-type="float" office:value="2.17" table:style-name="ce37">
            <text:p>2.17</text:p>
          </table:table-cell>
          <table:table-cell office:value-type="string" table:style-name="ce46">
            <text:p>output scale, Adjust for 255 max data value at last entry</text:p>
          </table:table-cell>
          <table:table-cell table:number-columns-repeated="2" table:style-name="ce22"/>
          <table:table-cell table:number-columns-repeated="2" table:style-name="ce32"/>
          <table:table-cell office:value-type="float" office:value="255" table:formula="of:=[.G1046]" table:style-name="ce32">
            <text:p>255</text:p>
          </table:table-cell>
          <table:table-cell office:value-type="string" table:style-name="ce32">
            <text:p>end value</text:p>
          </table:table-cell>
          <table:table-cell table:number-columns-repeated="1013" table:style-name="ce3"/>
          <table:table-cell table:number-columns-repeated="15361"/>
        </table:table-row>
        <table:table-row table:style-name="ro4">
          <table:table-cell/>
          <table:table-cell office:value-type="string" table:style-name="ce47">
            <text:p>Bit14 Scale</text:p>
          </table:table-cell>
          <table:table-cell office:value-type="float" office:value="139.36000000000001" table:style-name="ce42">
            <text:p>139.36</text:p>
          </table:table-cell>
          <table:table-cell office:value-type="string" table:style-name="ce46">
            <text:p>output scale, Adjust for 16383 max data value at last entry</text:p>
          </table:table-cell>
          <table:table-cell table:number-columns-repeated="4" table:style-name="ce32"/>
          <table:table-cell office:value-type="float" office:value="16381" table:formula="of:=[.I1046]" table:style-name="ce32">
            <text:p>16381</text:p>
          </table:table-cell>
          <table:table-cell office:value-type="string" table:style-name="ce32">
            <text:p>end value</text:p>
          </table:table-cell>
          <table:table-cell table:number-columns-repeated="1013" table:style-name="ce3"/>
          <table:table-cell table:number-columns-repeated="15361"/>
        </table:table-row>
        <table:table-row table:style-name="ro4">
          <table:table-cell/>
          <table:table-cell office:value-type="string" table:style-name="ce48">
            <text:p>Temp Scale</text:p>
          </table:table-cell>
          <table:table-cell office:value-type="float" office:value="28" table:style-name="ce49">
            <text:p>28</text:p>
          </table:table-cell>
          <table:table-cell table:style-name="ce19"/>
          <table:table-cell table:style-name="ce22"/>
          <table:table-cell table:number-columns-repeated="5" table:style-name="ce32"/>
          <table:table-cell table:number-columns-repeated="1013" table:style-name="ce3"/>
          <table:table-cell table:number-columns-repeated="15361"/>
        </table:table-row>
        <table:table-row table:style-name="ro4">
          <table:table-cell/>
          <table:table-cell table:number-columns-repeated="2" table:style-name="ce3"/>
          <table:table-cell table:style-name="ce19"/>
          <table:table-cell table:style-name="ce22"/>
          <table:table-cell table:number-columns-repeated="5" table:style-name="ce32"/>
          <table:table-cell table:number-columns-repeated="1013" table:style-name="ce3"/>
          <table:table-cell table:number-columns-repeated="15361"/>
        </table:table-row>
        <table:table-row table:style-name="ro2">
          <table:table-cell/>
          <table:table-cell table:number-columns-repeated="9" table:style-name="ce32"/>
          <table:table-cell table:number-columns-repeated="1013" table:style-name="ce3"/>
          <table:table-cell table:number-columns-repeated="15361"/>
        </table:table-row>
        <table:table-row table:style-name="ro4">
          <table:table-cell/>
          <table:table-cell office:value-type="string" table:style-name="ce32">
            <text:p>LUT Index</text:p>
          </table:table-cell>
          <table:table-cell table:number-columns-repeated="3" table:style-name="ce32"/>
          <table:table-cell office:value-type="string" table:style-name="ce35">
            <text:p>LUT8 float</text:p>
          </table:table-cell>
          <table:table-cell office:value-type="string" table:style-name="ce35">
            <text:p>LUT8 Int</text:p>
          </table:table-cell>
          <table:table-cell office:value-type="string" table:style-name="ce35">
            <text:p>LUT14 float</text:p>
          </table:table-cell>
          <table:table-cell office:value-type="string" table:style-name="ce35">
            <text:p>LUT14 int</text:p>
          </table:table-cell>
          <table:table-cell office:value-type="string" table:style-name="ce35">
            <text:p>cut to 8b</text:p>
          </table:table-cell>
          <table:table-cell table:number-columns-repeated="1013" table:style-name="ce3"/>
          <table:table-cell table:number-columns-repeated="15361"/>
        </table:table-row>
        <table:table-row table:style-name="ro4">
          <table:table-cell/>
          <table:table-cell office:value-type="string" table:style-name="ce35">
            <text:p>ADC_Code</text:p>
          </table:table-cell>
          <table:table-cell office:value-type="string" table:style-name="ce35">
            <text:p>Equiv V</text:p>
          </table:table-cell>
          <table:table-cell office:value-type="string" table:style-name="ce35">
            <text:p>Equiv dBm</text:p>
          </table:table-cell>
          <table:table-cell office:value-type="string" table:style-name="ce35">
            <text:p>Ratio</text:p>
          </table:table-cell>
          <table:table-cell office:value-type="string" table:style-name="ce35">
            <text:p>Out</text:p>
          </table:table-cell>
          <table:table-cell office:value-type="string" table:style-name="ce35">
            <text:p>Out</text:p>
          </table:table-cell>
          <table:table-cell office:value-type="string" table:style-name="ce35">
            <text:p>Out</text:p>
          </table:table-cell>
          <table:table-cell office:value-type="string" table:style-name="ce35">
            <text:p>Out</text:p>
          </table:table-cell>
          <table:table-cell office:value-type="string" table:style-name="ce35">
            <text:p>Meter out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0" table:style-name="ce32">
            <text:p>0</text:p>
          </table:table-cell>
          <table:table-cell office:value-type="float" office:value="0" table:formula="of:=[.B23]*[.C$11]/[.C$12]" table:style-name="ce50">
            <text:p>0.000</text:p>
          </table:table-cell>
          <table:table-cell office:value-type="float" office:value="0" table:formula="of:=[.C23]/[.$E$10]" table:style-name="ce25">
            <text:p>0.000</text:p>
          </table:table-cell>
          <table:table-cell office:value-type="float" office:value="1" table:formula="of:=(10^([.D23]/10))" table:style-name="ce26">
            <text:p>1.0000</text:p>
          </table:table-cell>
          <table:table-cell office:value-type="float" office:value="2.17" table:formula="of:=[.E23]*[.C$16]" table:style-name="ce32">
            <text:p>2.17</text:p>
          </table:table-cell>
          <table:table-cell office:value-type="float" office:value="2" table:formula="of:=ROUND([.F23];0)" table:style-name="ce32">
            <text:p>2</text:p>
          </table:table-cell>
          <table:table-cell office:value-type="float" office:value="139.36000000000001" table:formula="of:=[.E23]*[.$C$17]" table:style-name="ce32">
            <text:p>139.36</text:p>
          </table:table-cell>
          <table:table-cell office:value-type="float" office:value="139" table:formula="of:=ROUND([.H23];0)" table:style-name="ce32">
            <text:p>139</text:p>
          </table:table-cell>
          <table:table-cell office:value-type="float" office:value="2" table:formula="of:=FLOOR(([.I23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" table:style-name="ce32">
            <text:p>1</text:p>
          </table:table-cell>
          <table:table-cell office:value-type="float" office:value="3.2226562499999998E-3" table:formula="of:=[.B24]*[.C$11]/[.C$12]" table:style-name="ce50">
            <text:p>0.003</text:p>
          </table:table-cell>
          <table:table-cell office:value-type="float" office:value="2.0236459968602825E-2" table:formula="of:=[.C24]/[.$E$10]" table:style-name="ce25">
            <text:p>0.020</text:p>
          </table:table-cell>
          <table:table-cell office:value-type="float" office:value="1.0046704900029404" table:formula="of:=(10^([.D24]/10))" table:style-name="ce26">
            <text:p>1.0047</text:p>
          </table:table-cell>
          <table:table-cell office:value-type="float" office:value="2.1801349633063807" table:formula="of:=[.E24]*[.C$16]" table:style-name="ce51">
            <text:p>2.18</text:p>
          </table:table-cell>
          <table:table-cell office:value-type="float" office:value="2" table:formula="of:=ROUND([.F24];0)" table:style-name="ce32">
            <text:p>2</text:p>
          </table:table-cell>
          <table:table-cell office:value-type="float" office:value="140.01087948680978" table:formula="of:=[.E24]*[.$C$17]" table:style-name="ce51">
            <text:p>140.01</text:p>
          </table:table-cell>
          <table:table-cell office:value-type="float" office:value="140" table:formula="of:=ROUND([.H24];0)" table:style-name="ce32">
            <text:p>140</text:p>
          </table:table-cell>
          <table:table-cell office:value-type="float" office:value="2" table:formula="of:=FLOOR(([.I24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" table:style-name="ce32">
            <text:p>2</text:p>
          </table:table-cell>
          <table:table-cell office:value-type="float" office:value="6.4453124999999997E-3" table:formula="of:=[.B25]*[.C$11]/[.C$12]" table:style-name="ce50">
            <text:p>0.006</text:p>
          </table:table-cell>
          <table:table-cell office:value-type="float" office:value="4.0472919937205649E-2" table:formula="of:=[.C25]/[.$E$10]" table:style-name="ce25">
            <text:p>0.040</text:p>
          </table:table-cell>
          <table:table-cell office:value-type="float" office:value="1.0093627934827483" table:formula="of:=(10^([.D25]/10))" table:style-name="ce26">
            <text:p>1.0094</text:p>
          </table:table-cell>
          <table:table-cell office:value-type="float" office:value="2.1903172618575635" table:formula="of:=[.E25]*[.C$16]" table:style-name="ce51">
            <text:p>2.19</text:p>
          </table:table-cell>
          <table:table-cell office:value-type="float" office:value="2" table:formula="of:=ROUND([.F25];0)" table:style-name="ce32">
            <text:p>2</text:p>
          </table:table-cell>
          <table:table-cell office:value-type="float" office:value="140.66479889975582" table:formula="of:=[.E25]*[.$C$17]" table:style-name="ce51">
            <text:p>140.66</text:p>
          </table:table-cell>
          <table:table-cell office:value-type="float" office:value="141" table:formula="of:=ROUND([.H25];0)" table:style-name="ce32">
            <text:p>141</text:p>
          </table:table-cell>
          <table:table-cell office:value-type="float" office:value="2" table:formula="of:=FLOOR(([.I25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" table:style-name="ce32">
            <text:p>3</text:p>
          </table:table-cell>
          <table:table-cell office:value-type="float" office:value="9.6679687499999986E-3" table:formula="of:=[.B26]*[.C$11]/[.C$12]" table:style-name="ce50">
            <text:p>0.010</text:p>
          </table:table-cell>
          <table:table-cell office:value-type="float" office:value="6.0709379905808471E-2" table:formula="of:=[.C26]/[.$E$10]" table:style-name="ce25">
            <text:p>0.061</text:p>
          </table:table-cell>
          <table:table-cell office:value-type="float" office:value="1.0140770123190492" table:formula="of:=(10^([.D26]/10))" table:style-name="ce26">
            <text:p>1.0141</text:p>
          </table:table-cell>
          <table:table-cell office:value-type="float" office:value="2.2005471167323369" table:formula="of:=[.E26]*[.C$16]" table:style-name="ce51">
            <text:p>2.20</text:p>
          </table:table-cell>
          <table:table-cell office:value-type="float" office:value="2" table:formula="of:=ROUND([.F26];0)" table:style-name="ce32">
            <text:p>2</text:p>
          </table:table-cell>
          <table:table-cell office:value-type="float" office:value="141.32177243678271" table:formula="of:=[.E26]*[.$C$17]" table:style-name="ce51">
            <text:p>141.32</text:p>
          </table:table-cell>
          <table:table-cell office:value-type="float" office:value="141" table:formula="of:=ROUND([.H26];0)" table:style-name="ce32">
            <text:p>141</text:p>
          </table:table-cell>
          <table:table-cell office:value-type="float" office:value="2" table:formula="of:=FLOOR(([.I26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" table:style-name="ce32">
            <text:p>4</text:p>
          </table:table-cell>
          <table:table-cell office:value-type="float" office:value="1.2890624999999999E-2" table:formula="of:=[.B27]*[.C$11]/[.C$12]" table:style-name="ce50">
            <text:p>0.013</text:p>
          </table:table-cell>
          <table:table-cell office:value-type="float" office:value="8.0945839874411299E-2" table:formula="of:=[.C27]/[.$E$10]" table:style-name="ce25">
            <text:p>0.081</text:p>
          </table:table-cell>
          <table:table-cell office:value-type="float" office:value="1.018813248867297" table:formula="of:=(10^([.D27]/10))" table:style-name="ce26">
            <text:p>1.0188</text:p>
          </table:table-cell>
          <table:table-cell office:value-type="float" office:value="2.2108247500420344" table:formula="of:=[.E27]*[.C$16]" table:style-name="ce51">
            <text:p>2.21</text:p>
          </table:table-cell>
          <table:table-cell office:value-type="float" office:value="2" table:formula="of:=ROUND([.F27];0)" table:style-name="ce32">
            <text:p>2</text:p>
          </table:table-cell>
          <table:table-cell office:value-type="float" office:value="141.98181436214651" table:formula="of:=[.E27]*[.$C$17]" table:style-name="ce51">
            <text:p>141.98</text:p>
          </table:table-cell>
          <table:table-cell office:value-type="float" office:value="142" table:formula="of:=ROUND([.H27];0)" table:style-name="ce32">
            <text:p>142</text:p>
          </table:table-cell>
          <table:table-cell office:value-type="float" office:value="2" table:formula="of:=FLOOR(([.I27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" table:style-name="ce32">
            <text:p>5</text:p>
          </table:table-cell>
          <table:table-cell office:value-type="float" office:value="1.611328125E-2" table:formula="of:=[.B28]*[.C$11]/[.C$12]" table:style-name="ce50">
            <text:p>0.016</text:p>
          </table:table-cell>
          <table:table-cell office:value-type="float" office:value="0.10118229984301412" table:formula="of:=[.C28]/[.$E$10]" table:style-name="ce25">
            <text:p>0.101</text:p>
          </table:table-cell>
          <table:table-cell office:value-type="float" office:value="1.0235716059609949" table:formula="of:=(10^([.D28]/10))" table:style-name="ce26">
            <text:p>1.0236</text:p>
          </table:table-cell>
          <table:table-cell office:value-type="float" office:value="2.2211503849353589" table:formula="of:=[.E28]*[.C$16]" table:style-name="ce51">
            <text:p>2.22</text:p>
          </table:table-cell>
          <table:table-cell office:value-type="float" office:value="2" table:formula="of:=ROUND([.F28];0)" table:style-name="ce32">
            <text:p>2</text:p>
          </table:table-cell>
          <table:table-cell office:value-type="float" office:value="142.64493900672426" table:formula="of:=[.E28]*[.$C$17]" table:style-name="ce51">
            <text:p>142.64</text:p>
          </table:table-cell>
          <table:table-cell office:value-type="float" office:value="143" table:formula="of:=ROUND([.H28];0)" table:style-name="ce32">
            <text:p>143</text:p>
          </table:table-cell>
          <table:table-cell office:value-type="float" office:value="2" table:formula="of:=FLOOR(([.I28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" table:style-name="ce32">
            <text:p>6</text:p>
          </table:table-cell>
          <table:table-cell office:value-type="float" office:value="1.9335937499999997E-2" table:formula="of:=[.B29]*[.C$11]/[.C$12]" table:style-name="ce50">
            <text:p>0.019</text:p>
          </table:table-cell>
          <table:table-cell office:value-type="float" office:value="0.12141875981161694" table:formula="of:=[.C29]/[.$E$10]" table:style-name="ce25">
            <text:p>0.121</text:p>
          </table:table-cell>
          <table:table-cell office:value-type="float" office:value="1.0283521869139294" table:formula="of:=(10^([.D29]/10))" table:style-name="ce26">
            <text:p>1.0284</text:p>
          </table:table-cell>
          <table:table-cell office:value-type="float" office:value="2.2315242456032265" table:formula="of:=[.E29]*[.C$16]" table:style-name="ce51">
            <text:p>2.23</text:p>
          </table:table-cell>
          <table:table-cell office:value-type="float" office:value="2" table:formula="of:=ROUND([.F29];0)" table:style-name="ce32">
            <text:p>2</text:p>
          </table:table-cell>
          <table:table-cell office:value-type="float" office:value="143.31116076832521" table:formula="of:=[.E29]*[.$C$17]" table:style-name="ce51">
            <text:p>143.31</text:p>
          </table:table-cell>
          <table:table-cell office:value-type="float" office:value="143" table:formula="of:=ROUND([.H29];0)" table:style-name="ce32">
            <text:p>143</text:p>
          </table:table-cell>
          <table:table-cell office:value-type="float" office:value="2" table:formula="of:=FLOOR(([.I29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" table:style-name="ce32">
            <text:p>7</text:p>
          </table:table-cell>
          <table:table-cell office:value-type="float" office:value="2.2558593749999998E-2" table:formula="of:=[.B30]*[.C$11]/[.C$12]" table:style-name="ce50">
            <text:p>0.023</text:p>
          </table:table-cell>
          <table:table-cell office:value-type="float" office:value="0.14165521978021978" table:formula="of:=[.C30]/[.$E$10]" table:style-name="ce25">
            <text:p>0.142</text:p>
          </table:table-cell>
          <table:table-cell office:value-type="float" office:value="1.0331550955224127" table:formula="of:=(10^([.D30]/10))" table:style-name="ce26">
            <text:p>1.0332</text:p>
          </table:table-cell>
          <table:table-cell office:value-type="float" office:value="2.2419465572836357" table:formula="of:=[.E30]*[.C$16]" table:style-name="ce51">
            <text:p>2.24</text:p>
          </table:table-cell>
          <table:table-cell office:value-type="float" office:value="2" table:formula="of:=ROUND([.F30];0)" table:style-name="ce32">
            <text:p>2</text:p>
          </table:table-cell>
          <table:table-cell office:value-type="float" office:value="143.98049411200344" table:formula="of:=[.E30]*[.$C$17]" table:style-name="ce51">
            <text:p>143.98</text:p>
          </table:table-cell>
          <table:table-cell office:value-type="float" office:value="144" table:formula="of:=ROUND([.H30];0)" table:style-name="ce32">
            <text:p>144</text:p>
          </table:table-cell>
          <table:table-cell office:value-type="float" office:value="2" table:formula="of:=FLOOR(([.I30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" table:style-name="ce32">
            <text:p>8</text:p>
          </table:table-cell>
          <table:table-cell office:value-type="float" office:value="2.5781249999999999E-2" table:formula="of:=[.B31]*[.C$11]/[.C$12]" table:style-name="ce50">
            <text:p>0.026</text:p>
          </table:table-cell>
          <table:table-cell office:value-type="float" office:value="0.1618916797488226" table:formula="of:=[.C31]/[.$E$10]" table:style-name="ce25">
            <text:p>0.162</text:p>
          </table:table-cell>
          <table:table-cell office:value-type="float" office:value="1.0379804360675369" table:formula="of:=(10^([.D31]/10))" table:style-name="ce26">
            <text:p>1.0380</text:p>
          </table:table-cell>
          <table:table-cell office:value-type="float" office:value="2.252417546266555" table:formula="of:=[.E31]*[.C$16]" table:style-name="ce51">
            <text:p>2.25</text:p>
          </table:table-cell>
          <table:table-cell office:value-type="float" office:value="2" table:formula="of:=ROUND([.F31];0)" table:style-name="ce32">
            <text:p>2</text:p>
          </table:table-cell>
          <table:table-cell office:value-type="float" office:value="144.65295357037195" table:formula="of:=[.E31]*[.$C$17]" table:style-name="ce51">
            <text:p>144.65</text:p>
          </table:table-cell>
          <table:table-cell office:value-type="float" office:value="145" table:formula="of:=ROUND([.H31];0)" table:style-name="ce32">
            <text:p>145</text:p>
          </table:table-cell>
          <table:table-cell office:value-type="float" office:value="2" table:formula="of:=FLOOR(([.I31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" table:style-name="ce32">
            <text:p>9</text:p>
          </table:table-cell>
          <table:table-cell office:value-type="float" office:value="2.9003906249999999E-2" table:formula="of:=[.B32]*[.C$11]/[.C$12]" table:style-name="ce50">
            <text:p>0.029</text:p>
          </table:table-cell>
          <table:table-cell office:value-type="float" office:value="0.18212813971742542" table:formula="of:=[.C32]/[.$E$10]" table:style-name="ce25">
            <text:p>0.182</text:p>
          </table:table-cell>
          <table:table-cell office:value-type="float" office:value="1.0428283133174381" table:formula="of:=(10^([.D32]/10))" table:style-name="ce26">
            <text:p>1.0428</text:p>
          </table:table-cell>
          <table:table-cell office:value-type="float" office:value="2.2629374398988404" table:formula="of:=[.E32]*[.C$16]" table:style-name="ce51">
            <text:p>2.26</text:p>
          </table:table-cell>
          <table:table-cell office:value-type="float" office:value="2" table:formula="of:=ROUND([.F32];0)" table:style-name="ce32">
            <text:p>2</text:p>
          </table:table-cell>
          <table:table-cell office:value-type="float" office:value="145.32855374391818" table:formula="of:=[.E32]*[.$C$17]" table:style-name="ce51">
            <text:p>145.33</text:p>
          </table:table-cell>
          <table:table-cell office:value-type="float" office:value="145" table:formula="of:=ROUND([.H32];0)" table:style-name="ce32">
            <text:p>145</text:p>
          </table:table-cell>
          <table:table-cell office:value-type="float" office:value="2" table:formula="of:=FLOOR(([.I32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" table:style-name="ce32">
            <text:p>10</text:p>
          </table:table-cell>
          <table:table-cell office:value-type="float" office:value="3.22265625E-2" table:formula="of:=[.B33]*[.C$11]/[.C$12]" table:style-name="ce50">
            <text:p>0.032</text:p>
          </table:table-cell>
          <table:table-cell office:value-type="float" office:value="0.20236459968602824" table:formula="of:=[.C33]/[.$E$10]" table:style-name="ce25">
            <text:p>0.202</text:p>
          </table:table-cell>
          <table:table-cell office:value-type="float" office:value="1.0476988325295702" table:formula="of:=(10^([.D33]/10))" table:style-name="ce26">
            <text:p>1.0477</text:p>
          </table:table-cell>
          <table:table-cell office:value-type="float" office:value="2.2735064665891671" table:formula="of:=[.E33]*[.C$16]" table:style-name="ce51">
            <text:p>2.27</text:p>
          </table:table-cell>
          <table:table-cell office:value-type="float" office:value="2" table:formula="of:=ROUND([.F33];0)" table:style-name="ce32">
            <text:p>2</text:p>
          </table:table-cell>
          <table:table-cell office:value-type="float" office:value="146.0073093013209" table:formula="of:=[.E33]*[.$C$17]" table:style-name="ce51">
            <text:p>146.01</text:p>
          </table:table-cell>
          <table:table-cell office:value-type="float" office:value="146" table:formula="of:=ROUND([.H33];0)" table:style-name="ce32">
            <text:p>146</text:p>
          </table:table-cell>
          <table:table-cell office:value-type="float" office:value="2" table:formula="of:=FLOOR(([.I33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1" table:style-name="ce32">
            <text:p>11</text:p>
          </table:table-cell>
          <table:table-cell office:value-type="float" office:value="3.5449218749999997E-2" table:formula="of:=[.B34]*[.C$11]/[.C$12]" table:style-name="ce50">
            <text:p>0.035</text:p>
          </table:table-cell>
          <table:table-cell office:value-type="float" office:value="0.22260105965463106" table:formula="of:=[.C34]/[.$E$10]" table:style-name="ce25">
            <text:p>0.223</text:p>
          </table:table-cell>
          <table:table-cell office:value-type="float" office:value="1.0525920994529918" table:formula="of:=(10^([.D34]/10))" table:style-name="ce26">
            <text:p>1.0526</text:p>
          </table:table-cell>
          <table:table-cell office:value-type="float" office:value="2.2841248558129923" table:formula="of:=[.E34]*[.C$16]" table:style-name="ce51">
            <text:p>2.28</text:p>
          </table:table-cell>
          <table:table-cell office:value-type="float" office:value="2" table:formula="of:=ROUND([.F34];0)" table:style-name="ce32">
            <text:p>2</text:p>
          </table:table-cell>
          <table:table-cell office:value-type="float" office:value="146.68923497976894" table:formula="of:=[.E34]*[.$C$17]" table:style-name="ce51">
            <text:p>146.69</text:p>
          </table:table-cell>
          <table:table-cell office:value-type="float" office:value="147" table:formula="of:=ROUND([.H34];0)" table:style-name="ce32">
            <text:p>147</text:p>
          </table:table-cell>
          <table:table-cell office:value-type="float" office:value="2" table:formula="of:=FLOOR(([.I34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2" table:style-name="ce32">
            <text:p>12</text:p>
          </table:table-cell>
          <table:table-cell office:value-type="float" office:value="3.8671874999999994E-2" table:formula="of:=[.B35]*[.C$11]/[.C$12]" table:style-name="ce50">
            <text:p>0.039</text:p>
          </table:table-cell>
          <table:table-cell office:value-type="float" office:value="0.24283751962323388" table:formula="of:=[.C35]/[.$E$10]" table:style-name="ce25">
            <text:p>0.243</text:p>
          </table:table-cell>
          <table:table-cell office:value-type="float" office:value="1.0575082203306609" table:formula="of:=(10^([.D35]/10))" table:style-name="ce26">
            <text:p>1.0575</text:p>
          </table:table-cell>
          <table:table-cell office:value-type="float" office:value="2.2947928381175342" table:formula="of:=[.E35]*[.C$16]" table:style-name="ce51">
            <text:p>2.29</text:p>
          </table:table-cell>
          <table:table-cell office:value-type="float" office:value="2" table:formula="of:=ROUND([.F35];0)" table:style-name="ce32">
            <text:p>2</text:p>
          </table:table-cell>
          <table:table-cell office:value-type="float" office:value="147.37434558528093" table:formula="of:=[.E35]*[.$C$17]" table:style-name="ce51">
            <text:p>147.37</text:p>
          </table:table-cell>
          <table:table-cell office:value-type="float" office:value="147" table:formula="of:=ROUND([.H35];0)" table:style-name="ce32">
            <text:p>147</text:p>
          </table:table-cell>
          <table:table-cell office:value-type="float" office:value="2" table:formula="of:=FLOOR(([.I35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3" table:style-name="ce32">
            <text:p>13</text:p>
          </table:table-cell>
          <table:table-cell office:value-type="float" office:value="4.1894531249999999E-2" table:formula="of:=[.B36]*[.C$11]/[.C$12]" table:style-name="ce50">
            <text:p>0.042</text:p>
          </table:table-cell>
          <table:table-cell office:value-type="float" office:value="0.2630739795918367" table:formula="of:=[.C36]/[.$E$10]" table:style-name="ce25">
            <text:p>0.263</text:p>
          </table:table-cell>
          <table:table-cell office:value-type="float" office:value="1.0624473019017426" table:formula="of:=(10^([.D36]/10))" table:style-name="ce26">
            <text:p>1.0624</text:p>
          </table:table-cell>
          <table:table-cell office:value-type="float" office:value="2.3055106451267813" table:formula="of:=[.E36]*[.C$16]" table:style-name="ce51">
            <text:p>2.31</text:p>
          </table:table-cell>
          <table:table-cell office:value-type="float" office:value="2" table:formula="of:=ROUND([.F36];0)" table:style-name="ce32">
            <text:p>2</text:p>
          </table:table-cell>
          <table:table-cell office:value-type="float" office:value="148.06265599302688" table:formula="of:=[.E36]*[.$C$17]" table:style-name="ce51">
            <text:p>148.06</text:p>
          </table:table-cell>
          <table:table-cell office:value-type="float" office:value="148" table:formula="of:=ROUND([.H36];0)" table:style-name="ce32">
            <text:p>148</text:p>
          </table:table-cell>
          <table:table-cell office:value-type="float" office:value="2" table:formula="of:=FLOOR(([.I36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4" table:style-name="ce32">
            <text:p>14</text:p>
          </table:table-cell>
          <table:table-cell office:value-type="float" office:value="4.5117187499999996E-2" table:formula="of:=[.B37]*[.C$11]/[.C$12]" table:style-name="ce50">
            <text:p>0.045</text:p>
          </table:table-cell>
          <table:table-cell office:value-type="float" office:value="0.28331043956043955" table:formula="of:=[.C37]/[.$E$10]" table:style-name="ce25">
            <text:p>0.283</text:p>
          </table:table-cell>
          <table:table-cell office:value-type="float" office:value="1.0674094514039256" table:formula="of:=(10^([.D37]/10))" table:style-name="ce26">
            <text:p>1.0674</text:p>
          </table:table-cell>
          <table:table-cell office:value-type="float" office:value="2.3162785095465184" table:formula="of:=[.E37]*[.C$16]" table:style-name="ce51">
            <text:p>2.32</text:p>
          </table:table-cell>
          <table:table-cell office:value-type="float" office:value="2" table:formula="of:=ROUND([.F37];0)" table:style-name="ce32">
            <text:p>2</text:p>
          </table:table-cell>
          <table:table-cell office:value-type="float" office:value="148.75418114765108" table:formula="of:=[.E37]*[.$C$17]" table:style-name="ce51">
            <text:p>148.75</text:p>
          </table:table-cell>
          <table:table-cell office:value-type="float" office:value="149" table:formula="of:=ROUND([.H37];0)" table:style-name="ce32">
            <text:p>149</text:p>
          </table:table-cell>
          <table:table-cell office:value-type="float" office:value="2" table:formula="of:=FLOOR(([.I37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5" table:style-name="ce32">
            <text:p>15</text:p>
          </table:table-cell>
          <table:table-cell office:value-type="float" office:value="4.833984375E-2" table:formula="of:=[.B38]*[.C$11]/[.C$12]" table:style-name="ce50">
            <text:p>0.048</text:p>
          </table:table-cell>
          <table:table-cell office:value-type="float" office:value="0.3035468995290424" table:formula="of:=[.C38]/[.$E$10]" table:style-name="ce25">
            <text:p>0.304</text:p>
          </table:table-cell>
          <table:table-cell office:value-type="float" office:value="1.0723947765757516" table:formula="of:=(10^([.D38]/10))" table:style-name="ce26">
            <text:p>1.0724</text:p>
          </table:table-cell>
          <table:table-cell office:value-type="float" office:value="2.327096665169381" table:formula="of:=[.E38]*[.C$16]" table:style-name="ce51">
            <text:p>2.33</text:p>
          </table:table-cell>
          <table:table-cell office:value-type="float" office:value="2" table:formula="of:=ROUND([.F38];0)" table:style-name="ce32">
            <text:p>2</text:p>
          </table:table-cell>
          <table:table-cell office:value-type="float" office:value="149.44893606359676" table:formula="of:=[.E38]*[.$C$17]" table:style-name="ce51">
            <text:p>149.45</text:p>
          </table:table-cell>
          <table:table-cell office:value-type="float" office:value="149" table:formula="of:=ROUND([.H38];0)" table:style-name="ce32">
            <text:p>149</text:p>
          </table:table-cell>
          <table:table-cell office:value-type="float" office:value="2" table:formula="of:=FLOOR(([.I38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6" table:style-name="ce32">
            <text:p>16</text:p>
          </table:table-cell>
          <table:table-cell office:value-type="float" office:value="5.1562499999999997E-2" table:formula="of:=[.B39]*[.C$11]/[.C$12]" table:style-name="ce50">
            <text:p>0.052</text:p>
          </table:table-cell>
          <table:table-cell office:value-type="float" office:value="0.3237833594976452" table:formula="of:=[.C39]/[.$E$10]" table:style-name="ce25">
            <text:p>0.324</text:p>
          </table:table-cell>
          <table:table-cell office:value-type="float" office:value="1.0774033856589542" table:formula="of:=(10^([.D39]/10))" table:style-name="ce26">
            <text:p>1.0774</text:p>
          </table:table-cell>
          <table:table-cell office:value-type="float" office:value="2.3379653468799306" table:formula="of:=[.E39]*[.C$16]" table:style-name="ce51">
            <text:p>2.34</text:p>
          </table:table-cell>
          <table:table-cell office:value-type="float" office:value="2" table:formula="of:=ROUND([.F39];0)" table:style-name="ce32">
            <text:p>2</text:p>
          </table:table-cell>
          <table:table-cell office:value-type="float" office:value="150.14693582543188" table:formula="of:=[.E39]*[.$C$17]" table:style-name="ce51">
            <text:p>150.15</text:p>
          </table:table-cell>
          <table:table-cell office:value-type="float" office:value="150" table:formula="of:=ROUND([.H39];0)" table:style-name="ce32">
            <text:p>150</text:p>
          </table:table-cell>
          <table:table-cell office:value-type="float" office:value="2" table:formula="of:=FLOOR(([.I39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7" table:style-name="ce32">
            <text:p>17</text:p>
          </table:table-cell>
          <table:table-cell office:value-type="float" office:value="5.4785156249999994E-2" table:formula="of:=[.B40]*[.C$11]/[.C$12]" table:style-name="ce50">
            <text:p>0.055</text:p>
          </table:table-cell>
          <table:table-cell office:value-type="float" office:value="0.34401981946624799" table:formula="of:=[.C40]/[.$E$10]" table:style-name="ce25">
            <text:p>0.344</text:p>
          </table:table-cell>
          <table:table-cell office:value-type="float" office:value="1.0824353874008084" table:formula="of:=(10^([.D40]/10))" table:style-name="ce26">
            <text:p>1.0824</text:p>
          </table:table-cell>
          <table:table-cell office:value-type="float" office:value="2.3488847906597541" table:formula="of:=[.E40]*[.C$16]" table:style-name="ce51">
            <text:p>2.35</text:p>
          </table:table-cell>
          <table:table-cell office:value-type="float" office:value="2" table:formula="of:=ROUND([.F40];0)" table:style-name="ce32">
            <text:p>2</text:p>
          </table:table-cell>
          <table:table-cell office:value-type="float" office:value="150.84819558817668" table:formula="of:=[.E40]*[.$C$17]" table:style-name="ce51">
            <text:p>150.85</text:p>
          </table:table-cell>
          <table:table-cell office:value-type="float" office:value="151" table:formula="of:=ROUND([.H40];0)" table:style-name="ce32">
            <text:p>151</text:p>
          </table:table-cell>
          <table:table-cell office:value-type="float" office:value="2" table:formula="of:=FLOOR(([.I40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8" table:style-name="ce32">
            <text:p>18</text:p>
          </table:table-cell>
          <table:table-cell office:value-type="float" office:value="5.8007812499999999E-2" table:formula="of:=[.B41]*[.C$11]/[.C$12]" table:style-name="ce50">
            <text:p>0.058</text:p>
          </table:table-cell>
          <table:table-cell office:value-type="float" office:value="0.36425627943485084" table:formula="of:=[.C41]/[.$E$10]" table:style-name="ce25">
            <text:p>0.364</text:p>
          </table:table-cell>
          <table:table-cell office:value-type="float" office:value="1.0874908910564927" table:formula="of:=(10^([.D41]/10))" table:style-name="ce26">
            <text:p>1.0875</text:p>
          </table:table-cell>
          <table:table-cell office:value-type="float" office:value="2.3598552335925889" table:formula="of:=[.E41]*[.C$16]" table:style-name="ce51">
            <text:p>2.36</text:p>
          </table:table-cell>
          <table:table-cell office:value-type="float" office:value="2" table:formula="of:=ROUND([.F41];0)" table:style-name="ce32">
            <text:p>2</text:p>
          </table:table-cell>
          <table:table-cell office:value-type="float" office:value="151.55273057763284" table:formula="of:=[.E41]*[.$C$17]" table:style-name="ce51">
            <text:p>151.55</text:p>
          </table:table-cell>
          <table:table-cell office:value-type="float" office:value="152" table:formula="of:=ROUND([.H41];0)" table:style-name="ce32">
            <text:p>152</text:p>
          </table:table-cell>
          <table:table-cell office:value-type="float" office:value="2" table:formula="of:=FLOOR(([.I41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9" table:style-name="ce32">
            <text:p>19</text:p>
          </table:table-cell>
          <table:table-cell office:value-type="float" office:value="6.1230468749999996E-2" table:formula="of:=[.B42]*[.C$11]/[.C$12]" table:style-name="ce50">
            <text:p>0.061</text:p>
          </table:table-cell>
          <table:table-cell office:value-type="float" office:value="0.38449273940345363" table:formula="of:=[.C42]/[.$E$10]" table:style-name="ce25">
            <text:p>0.384</text:p>
          </table:table-cell>
          <table:table-cell office:value-type="float" office:value="1.0925700063914607" table:formula="of:=(10^([.D42]/10))" table:style-name="ce26">
            <text:p>1.0926</text:p>
          </table:table-cell>
          <table:table-cell office:value-type="float" office:value="2.3708769138694699" table:formula="of:=[.E42]*[.C$16]" table:style-name="ce51">
            <text:p>2.37</text:p>
          </table:table-cell>
          <table:table-cell office:value-type="float" office:value="2" table:formula="of:=ROUND([.F42];0)" table:style-name="ce32">
            <text:p>2</text:p>
          </table:table-cell>
          <table:table-cell office:value-type="float" office:value="152.26055609071398" table:formula="of:=[.E42]*[.$C$17]" table:style-name="ce51">
            <text:p>152.26</text:p>
          </table:table-cell>
          <table:table-cell office:value-type="float" office:value="152" table:formula="of:=ROUND([.H42];0)" table:style-name="ce32">
            <text:p>152</text:p>
          </table:table-cell>
          <table:table-cell office:value-type="float" office:value="2" table:formula="of:=FLOOR(([.I42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0" table:style-name="ce32">
            <text:p>20</text:p>
          </table:table-cell>
          <table:table-cell office:value-type="float" office:value="6.4453125E-2" table:formula="of:=[.B43]*[.C$11]/[.C$12]" table:style-name="ce50">
            <text:p>0.064</text:p>
          </table:table-cell>
          <table:table-cell office:value-type="float" office:value="0.40472919937205648" table:formula="of:=[.C43]/[.$E$10]" table:style-name="ce25">
            <text:p>0.405</text:p>
          </table:table-cell>
          <table:table-cell office:value-type="float" office:value="1.0976728436838243" table:formula="of:=(10^([.D43]/10))" table:style-name="ce26">
            <text:p>1.0977</text:p>
          </table:table-cell>
          <table:table-cell office:value-type="float" office:value="2.3819500707938985" table:formula="of:=[.E43]*[.C$16]" table:style-name="ce51">
            <text:p>2.38</text:p>
          </table:table-cell>
          <table:table-cell office:value-type="float" office:value="2" table:formula="of:=ROUND([.F43];0)" table:style-name="ce32">
            <text:p>2</text:p>
          </table:table-cell>
          <table:table-cell office:value-type="float" office:value="152.97168749577779" table:formula="of:=[.E43]*[.$C$17]" table:style-name="ce51">
            <text:p>152.97</text:p>
          </table:table-cell>
          <table:table-cell office:value-type="float" office:value="153" table:formula="of:=ROUND([.H43];0)" table:style-name="ce32">
            <text:p>153</text:p>
          </table:table-cell>
          <table:table-cell office:value-type="float" office:value="2" table:formula="of:=FLOOR(([.I43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1" table:style-name="ce32">
            <text:p>21</text:p>
          </table:table-cell>
          <table:table-cell office:value-type="float" office:value="6.7675781249999997E-2" table:formula="of:=[.B44]*[.C$11]/[.C$12]" table:style-name="ce50">
            <text:p>0.068</text:p>
          </table:table-cell>
          <table:table-cell office:value-type="float" office:value="0.42496565934065933" table:formula="of:=[.C44]/[.$E$10]" table:style-name="ce25">
            <text:p>0.425</text:p>
          </table:table-cell>
          <table:table-cell office:value-type="float" office:value="1.1027995137267488" table:formula="of:=(10^([.D44]/10))" table:style-name="ce26">
            <text:p>1.1028</text:p>
          </table:table-cell>
          <table:table-cell office:value-type="float" office:value="2.393074944787045" table:formula="of:=[.E44]*[.C$16]" table:style-name="ce51">
            <text:p>2.39</text:p>
          </table:table-cell>
          <table:table-cell office:value-type="float" office:value="2" table:formula="of:=ROUND([.F44];0)" table:style-name="ce32">
            <text:p>2</text:p>
          </table:table-cell>
          <table:table-cell office:value-type="float" office:value="153.68614023295973" table:formula="of:=[.E44]*[.$C$17]" table:style-name="ce51">
            <text:p>153.69</text:p>
          </table:table-cell>
          <table:table-cell office:value-type="float" office:value="154" table:formula="of:=ROUND([.H44];0)" table:style-name="ce32">
            <text:p>154</text:p>
          </table:table-cell>
          <table:table-cell office:value-type="float" office:value="2" table:formula="of:=FLOOR(([.I44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2" table:style-name="ce32">
            <text:p>22</text:p>
          </table:table-cell>
          <table:table-cell office:value-type="float" office:value="7.0898437499999994E-2" table:formula="of:=[.B45]*[.C$11]/[.C$12]" table:style-name="ce50">
            <text:p>0.071</text:p>
          </table:table-cell>
          <table:table-cell office:value-type="float" office:value="0.44520211930926212" table:formula="of:=[.C45]/[.$E$10]" table:style-name="ce25">
            <text:p>0.445</text:p>
          </table:table-cell>
          <table:table-cell office:value-type="float" office:value="1.107950127830857" table:formula="of:=(10^([.D45]/10))" table:style-name="ce26">
            <text:p>1.1080</text:p>
          </table:table-cell>
          <table:table-cell office:value-type="float" office:value="2.4042517773929597" table:formula="of:=[.E45]*[.C$16]" table:style-name="ce51">
            <text:p>2.40</text:p>
          </table:table-cell>
          <table:table-cell office:value-type="float" office:value="2" table:formula="of:=ROUND([.F45];0)" table:style-name="ce32">
            <text:p>2</text:p>
          </table:table-cell>
          <table:table-cell office:value-type="float" office:value="154.40392981450825" table:formula="of:=[.E45]*[.$C$17]" table:style-name="ce51">
            <text:p>154.40</text:p>
          </table:table-cell>
          <table:table-cell office:value-type="float" office:value="154" table:formula="of:=ROUND([.H45];0)" table:style-name="ce32">
            <text:p>154</text:p>
          </table:table-cell>
          <table:table-cell office:value-type="float" office:value="2" table:formula="of:=FLOOR(([.I45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3" table:style-name="ce32">
            <text:p>23</text:p>
          </table:table-cell>
          <table:table-cell office:value-type="float" office:value="7.4121093749999992E-2" table:formula="of:=[.B46]*[.C$11]/[.C$12]" table:style-name="ce50">
            <text:p>0.074</text:p>
          </table:table-cell>
          <table:table-cell office:value-type="float" office:value="0.46543857927786492" table:formula="of:=[.C46]/[.$E$10]" table:style-name="ce25">
            <text:p>0.465</text:p>
          </table:table-cell>
          <table:table-cell office:value-type="float" office:value="1.1131247978266474" table:formula="of:=(10^([.D46]/10))" table:style-name="ce26">
            <text:p>1.1131</text:p>
          </table:table-cell>
          <table:table-cell office:value-type="float" office:value="2.4154808112838246" table:formula="of:=[.E46]*[.C$16]" table:style-name="ce51">
            <text:p>2.42</text:p>
          </table:table-cell>
          <table:table-cell office:value-type="float" office:value="2" table:formula="of:=ROUND([.F46];0)" table:style-name="ce32">
            <text:p>2</text:p>
          </table:table-cell>
          <table:table-cell office:value-type="float" office:value="155.12507182512161" table:formula="of:=[.E46]*[.$C$17]" table:style-name="ce51">
            <text:p>155.13</text:p>
          </table:table-cell>
          <table:table-cell office:value-type="float" office:value="155" table:formula="of:=ROUND([.H46];0)" table:style-name="ce32">
            <text:p>155</text:p>
          </table:table-cell>
          <table:table-cell office:value-type="float" office:value="2" table:formula="of:=FLOOR(([.I46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4" table:style-name="ce32">
            <text:p>24</text:p>
          </table:table-cell>
          <table:table-cell office:value-type="float" office:value="7.7343749999999989E-2" table:formula="of:=[.B47]*[.C$11]/[.C$12]" table:style-name="ce50">
            <text:p>0.077</text:p>
          </table:table-cell>
          <table:table-cell office:value-type="float" office:value="0.48567503924646777" table:formula="of:=[.C47]/[.$E$10]" table:style-name="ce25">
            <text:p>0.486</text:p>
          </table:table-cell>
          <table:table-cell office:value-type="float" office:value="1.1183236360669218" table:formula="of:=(10^([.D47]/10))" table:style-name="ce26">
            <text:p>1.1183</text:p>
          </table:table-cell>
          <table:table-cell office:value-type="float" office:value="2.4267622902652199" table:formula="of:=[.E47]*[.C$16]" table:style-name="ce51">
            <text:p>2.43</text:p>
          </table:table-cell>
          <table:table-cell office:value-type="float" office:value="2" table:formula="of:=ROUND([.F47];0)" table:style-name="ce32">
            <text:p>2</text:p>
          </table:table-cell>
          <table:table-cell office:value-type="float" office:value="155.84958192228623" table:formula="of:=[.E47]*[.$C$17]" table:style-name="ce51">
            <text:p>155.85</text:p>
          </table:table-cell>
          <table:table-cell office:value-type="float" office:value="156" table:formula="of:=ROUND([.H47];0)" table:style-name="ce32">
            <text:p>156</text:p>
          </table:table-cell>
          <table:table-cell office:value-type="float" office:value="2" table:formula="of:=FLOOR(([.I47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5" table:style-name="ce32">
            <text:p>25</text:p>
          </table:table-cell>
          <table:table-cell office:value-type="float" office:value="8.056640625E-2" table:formula="of:=[.B48]*[.C$11]/[.C$12]" table:style-name="ce50">
            <text:p>0.081</text:p>
          </table:table-cell>
          <table:table-cell office:value-type="float" office:value="0.50591149921507061" table:formula="of:=[.C48]/[.$E$10]" table:style-name="ce25">
            <text:p>0.506</text:p>
          </table:table-cell>
          <table:table-cell office:value-type="float" office:value="1.1235467554292242" table:formula="of:=(10^([.D48]/10))" table:style-name="ce26">
            <text:p>1.1235</text:p>
          </table:table-cell>
          <table:table-cell office:value-type="float" office:value="2.4380964592814163" table:formula="of:=[.E48]*[.C$16]" table:style-name="ce51">
            <text:p>2.44</text:p>
          </table:table-cell>
          <table:table-cell office:value-type="float" office:value="2" table:formula="of:=ROUND([.F48];0)" table:style-name="ce32">
            <text:p>2</text:p>
          </table:table-cell>
          <table:table-cell office:value-type="float" office:value="156.57747583661671" table:formula="of:=[.E48]*[.$C$17]" table:style-name="ce51">
            <text:p>156.58</text:p>
          </table:table-cell>
          <table:table-cell office:value-type="float" office:value="157" table:formula="of:=ROUND([.H48];0)" table:style-name="ce32">
            <text:p>157</text:p>
          </table:table-cell>
          <table:table-cell office:value-type="float" office:value="2" table:formula="of:=FLOOR(([.I48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6" table:style-name="ce32">
            <text:p>26</text:p>
          </table:table-cell>
          <table:table-cell office:value-type="float" office:value="8.3789062499999997E-2" table:formula="of:=[.B49]*[.C$11]/[.C$12]" table:style-name="ce50">
            <text:p>0.084</text:p>
          </table:table-cell>
          <table:table-cell office:value-type="float" office:value="0.52614795918367341" table:formula="of:=[.C49]/[.$E$10]" table:style-name="ce25">
            <text:p>0.526</text:p>
          </table:table-cell>
          <table:table-cell office:value-type="float" office:value="1.1287942693182924" table:formula="of:=(10^([.D49]/10))" table:style-name="ce26">
            <text:p>1.1288</text:p>
          </table:table-cell>
          <table:table-cell office:value-type="float" office:value="2.4494835644206945" table:formula="of:=[.E49]*[.C$16]" table:style-name="ce51">
            <text:p>2.45</text:p>
          </table:table-cell>
          <table:table-cell office:value-type="float" office:value="2" table:formula="of:=ROUND([.F49];0)" table:style-name="ce32">
            <text:p>2</text:p>
          </table:table-cell>
          <table:table-cell office:value-type="float" office:value="157.30876937219725" table:formula="of:=[.E49]*[.$C$17]" table:style-name="ce51">
            <text:p>157.31</text:p>
          </table:table-cell>
          <table:table-cell office:value-type="float" office:value="157" table:formula="of:=ROUND([.H49];0)" table:style-name="ce32">
            <text:p>157</text:p>
          </table:table-cell>
          <table:table-cell office:value-type="float" office:value="2" table:formula="of:=FLOOR(([.I49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7" table:style-name="ce32">
            <text:p>27</text:p>
          </table:table-cell>
          <table:table-cell office:value-type="float" office:value="8.7011718749999994E-2" table:formula="of:=[.B50]*[.C$11]/[.C$12]" table:style-name="ce50">
            <text:p>0.087</text:p>
          </table:table-cell>
          <table:table-cell office:value-type="float" office:value="0.5463844191522762" table:formula="of:=[.C50]/[.$E$10]" table:style-name="ce25">
            <text:p>0.546</text:p>
          </table:table-cell>
          <table:table-cell office:value-type="float" office:value="1.13406629166852" table:formula="of:=(10^([.D50]/10))" table:style-name="ce26">
            <text:p>1.1341</text:p>
          </table:table-cell>
          <table:table-cell office:value-type="float" office:value="2.4609238529206885" table:formula="of:=[.E50]*[.C$16]" table:style-name="ce51">
            <text:p>2.46</text:p>
          </table:table-cell>
          <table:table-cell office:value-type="float" office:value="2" table:formula="of:=ROUND([.F50];0)" table:style-name="ce32">
            <text:p>2</text:p>
          </table:table-cell>
          <table:table-cell office:value-type="float" office:value="158.04347840692498" table:formula="of:=[.E50]*[.$C$17]" table:style-name="ce51">
            <text:p>158.04</text:p>
          </table:table-cell>
          <table:table-cell office:value-type="float" office:value="158" table:formula="of:=ROUND([.H50];0)" table:style-name="ce32">
            <text:p>158</text:p>
          </table:table-cell>
          <table:table-cell office:value-type="float" office:value="2" table:formula="of:=FLOOR(([.I50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8" table:style-name="ce32">
            <text:p>28</text:p>
          </table:table-cell>
          <table:table-cell office:value-type="float" office:value="9.0234374999999992E-2" table:formula="of:=[.B51]*[.C$11]/[.C$12]" table:style-name="ce50">
            <text:p>0.090</text:p>
          </table:table-cell>
          <table:table-cell office:value-type="float" office:value="0.56662087912087911" table:formula="of:=[.C51]/[.$E$10]" table:style-name="ce25">
            <text:p>0.567</text:p>
          </table:table-cell>
          <table:table-cell office:value-type="float" office:value="1.1393629369464293" table:formula="of:=(10^([.D51]/10))" table:style-name="ce26">
            <text:p>1.1394</text:p>
          </table:table-cell>
          <table:table-cell office:value-type="float" office:value="2.4724175731737517" table:formula="of:=[.E51]*[.C$16]" table:style-name="ce51">
            <text:p>2.47</text:p>
          </table:table-cell>
          <table:table-cell office:value-type="float" office:value="2" table:formula="of:=ROUND([.F51];0)" table:style-name="ce32">
            <text:p>2</text:p>
          </table:table-cell>
          <table:table-cell office:value-type="float" office:value="158.7816188928544" table:formula="of:=[.E51]*[.$C$17]" table:style-name="ce51">
            <text:p>158.78</text:p>
          </table:table-cell>
          <table:table-cell office:value-type="float" office:value="159" table:formula="of:=ROUND([.H51];0)" table:style-name="ce32">
            <text:p>159</text:p>
          </table:table-cell>
          <table:table-cell office:value-type="float" office:value="2" table:formula="of:=FLOOR(([.I51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9" table:style-name="ce32">
            <text:p>29</text:p>
          </table:table-cell>
          <table:table-cell office:value-type="float" office:value="9.3457031249999989E-2" table:formula="of:=[.B52]*[.C$11]/[.C$12]" table:style-name="ce50">
            <text:p>0.093</text:p>
          </table:table-cell>
          <table:table-cell office:value-type="float" office:value="0.5868573390894819" table:formula="of:=[.C52]/[.$E$10]" table:style-name="ce25">
            <text:p>0.587</text:p>
          </table:table-cell>
          <table:table-cell office:value-type="float" office:value="1.1446843201531585" table:formula="of:=(10^([.D52]/10))" table:style-name="ce26">
            <text:p>1.1447</text:p>
          </table:table-cell>
          <table:table-cell office:value-type="float" office:value="2.4839649747323538" table:formula="of:=[.E52]*[.C$16]" table:style-name="ce51">
            <text:p>2.48</text:p>
          </table:table-cell>
          <table:table-cell office:value-type="float" office:value="2" table:formula="of:=ROUND([.F52];0)" table:style-name="ce32">
            <text:p>2</text:p>
          </table:table-cell>
          <table:table-cell office:value-type="float" office:value="159.52320685654419" table:formula="of:=[.E52]*[.$C$17]" table:style-name="ce51">
            <text:p>159.52</text:p>
          </table:table-cell>
          <table:table-cell office:value-type="float" office:value="160" table:formula="of:=ROUND([.H52];0)" table:style-name="ce32">
            <text:p>160</text:p>
          </table:table-cell>
          <table:table-cell office:value-type="float" office:value="2" table:formula="of:=FLOOR(([.I52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0" table:style-name="ce32">
            <text:p>30</text:p>
          </table:table-cell>
          <table:table-cell office:value-type="float" office:value="9.66796875E-2" table:formula="of:=[.B53]*[.C$11]/[.C$12]" table:style-name="ce50">
            <text:p>0.097</text:p>
          </table:table-cell>
          <table:table-cell office:value-type="float" office:value="0.6070937990580848" table:formula="of:=[.C53]/[.$E$10]" table:style-name="ce25">
            <text:p>0.607</text:p>
          </table:table-cell>
          <table:table-cell office:value-type="float" office:value="1.1500305568269562" table:formula="of:=(10^([.D53]/10))" table:style-name="ce26">
            <text:p>1.1500</text:p>
          </table:table-cell>
          <table:table-cell office:value-type="float" office:value="2.495566308314495" table:formula="of:=[.E53]*[.C$16]" table:style-name="ce51">
            <text:p>2.50</text:p>
          </table:table-cell>
          <table:table-cell office:value-type="float" office:value="2" table:formula="of:=ROUND([.F53];0)" table:style-name="ce32">
            <text:p>2</text:p>
          </table:table-cell>
          <table:table-cell office:value-type="float" office:value="160.26825839940463" table:formula="of:=[.E53]*[.$C$17]" table:style-name="ce51">
            <text:p>160.27</text:p>
          </table:table-cell>
          <table:table-cell office:value-type="float" office:value="160" table:formula="of:=ROUND([.H53];0)" table:style-name="ce32">
            <text:p>160</text:p>
          </table:table-cell>
          <table:table-cell office:value-type="float" office:value="2" table:formula="of:=FLOOR(([.I53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1" table:style-name="ce32">
            <text:p>31</text:p>
          </table:table-cell>
          <table:table-cell office:value-type="float" office:value="9.9902343749999997E-2" table:formula="of:=[.B54]*[.C$11]/[.C$12]" table:style-name="ce50">
            <text:p>0.100</text:p>
          </table:table-cell>
          <table:table-cell office:value-type="float" office:value="0.6273302590266876" table:formula="of:=[.C54]/[.$E$10]" table:style-name="ce25">
            <text:p>0.627</text:p>
          </table:table-cell>
          <table:table-cell office:value-type="float" office:value="1.1554017630456925" table:formula="of:=(10^([.D54]/10))" table:style-name="ce26">
            <text:p>1.1554</text:p>
          </table:table-cell>
          <table:table-cell office:value-type="float" office:value="2.5072218258091525" table:formula="of:=[.E54]*[.C$16]" table:style-name="ce51">
            <text:p>2.51</text:p>
          </table:table-cell>
          <table:table-cell office:value-type="float" office:value="3" table:formula="of:=ROUND([.F54];0)" table:style-name="ce32">
            <text:p>3</text:p>
          </table:table-cell>
          <table:table-cell office:value-type="float" office:value="161.01678969804772" table:formula="of:=[.E54]*[.$C$17]" table:style-name="ce51">
            <text:p>161.02</text:p>
          </table:table-cell>
          <table:table-cell office:value-type="float" office:value="161" table:formula="of:=ROUND([.H54];0)" table:style-name="ce32">
            <text:p>161</text:p>
          </table:table-cell>
          <table:table-cell office:value-type="float" office:value="2" table:formula="of:=FLOOR(([.I54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2" table:style-name="ce32">
            <text:p>32</text:p>
          </table:table-cell>
          <table:table-cell office:value-type="float" office:value="0.10312499999999999" table:formula="of:=[.B55]*[.C$11]/[.C$12]" table:style-name="ce50">
            <text:p>0.103</text:p>
          </table:table-cell>
          <table:table-cell office:value-type="float" office:value="0.64756671899529039" table:formula="of:=[.C55]/[.$E$10]" table:style-name="ce25">
            <text:p>0.648</text:p>
          </table:table-cell>
          <table:table-cell office:value-type="float" office:value="1.1607980554293771" table:formula="of:=(10^([.D55]/10))" table:style-name="ce26">
            <text:p>1.1608</text:p>
          </table:table-cell>
          <table:table-cell office:value-type="float" office:value="2.5189317802817484" table:formula="of:=[.E55]*[.C$16]" table:style-name="ce51">
            <text:p>2.52</text:p>
          </table:table-cell>
          <table:table-cell office:value-type="float" office:value="3" table:formula="of:=ROUND([.F55];0)" table:style-name="ce32">
            <text:p>3</text:p>
          </table:table-cell>
          <table:table-cell office:value-type="float" office:value="161.76881700463801" table:formula="of:=[.E55]*[.$C$17]" table:style-name="ce51">
            <text:p>161.77</text:p>
          </table:table-cell>
          <table:table-cell office:value-type="float" office:value="162" table:formula="of:=ROUND([.H55];0)" table:style-name="ce32">
            <text:p>162</text:p>
          </table:table-cell>
          <table:table-cell office:value-type="float" office:value="2" table:formula="of:=FLOOR(([.I55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3" table:style-name="ce32">
            <text:p>33</text:p>
          </table:table-cell>
          <table:table-cell office:value-type="float" office:value="0.10634765624999999" table:formula="of:=[.B56]*[.C$11]/[.C$12]" table:style-name="ce50">
            <text:p>0.106</text:p>
          </table:table-cell>
          <table:table-cell office:value-type="float" office:value="0.66780317896389318" table:formula="of:=[.C56]/[.$E$10]" table:style-name="ce25">
            <text:p>0.668</text:p>
          </table:table-cell>
          <table:table-cell office:value-type="float" office:value="1.1662195511426925" table:formula="of:=(10^([.D56]/10))" table:style-name="ce26">
            <text:p>1.1662</text:p>
          </table:table-cell>
          <table:table-cell office:value-type="float" office:value="2.5306964259796425" table:formula="of:=[.E56]*[.C$16]" table:style-name="ce51">
            <text:p>2.53</text:p>
          </table:table-cell>
          <table:table-cell office:value-type="float" office:value="3" table:formula="of:=ROUND([.F56];0)" table:style-name="ce32">
            <text:p>3</text:p>
          </table:table-cell>
          <table:table-cell office:value-type="float" office:value="162.52435664724564" table:formula="of:=[.E56]*[.$C$17]" table:style-name="ce51">
            <text:p>162.52</text:p>
          </table:table-cell>
          <table:table-cell office:value-type="float" office:value="163" table:formula="of:=ROUND([.H56];0)" table:style-name="ce32">
            <text:p>163</text:p>
          </table:table-cell>
          <table:table-cell office:value-type="float" office:value="2" table:formula="of:=FLOOR(([.I56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4" table:style-name="ce32">
            <text:p>34</text:p>
          </table:table-cell>
          <table:table-cell office:value-type="float" office:value="0.10957031249999999" table:formula="of:=[.B57]*[.C$11]/[.C$12]" table:style-name="ce50">
            <text:p>0.110</text:p>
          </table:table-cell>
          <table:table-cell office:value-type="float" office:value="0.68803963893249598" table:formula="of:=[.C57]/[.$E$10]" table:style-name="ce25">
            <text:p>0.688</text:p>
          </table:table-cell>
          <table:table-cell office:value-type="float" office:value="1.1716663678975379" table:formula="of:=(10^([.D57]/10))" table:style-name="ce26">
            <text:p>1.1717</text:p>
          </table:table-cell>
          <table:table-cell office:value-type="float" office:value="2.5425160183376572" table:formula="of:=[.E57]*[.C$16]" table:style-name="ce51">
            <text:p>2.54</text:p>
          </table:table-cell>
          <table:table-cell office:value-type="float" office:value="3" table:formula="of:=ROUND([.F57];0)" table:style-name="ce32">
            <text:p>3</text:p>
          </table:table-cell>
          <table:table-cell office:value-type="float" office:value="163.2834250302009" table:formula="of:=[.E57]*[.$C$17]" table:style-name="ce51">
            <text:p>163.28</text:p>
          </table:table-cell>
          <table:table-cell office:value-type="float" office:value="163" table:formula="of:=ROUND([.H57];0)" table:style-name="ce32">
            <text:p>163</text:p>
          </table:table-cell>
          <table:table-cell office:value-type="float" office:value="2" table:formula="of:=FLOOR(([.I57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5" table:style-name="ce32">
            <text:p>35</text:p>
          </table:table-cell>
          <table:table-cell office:value-type="float" office:value="0.11279296875" table:formula="of:=[.B58]*[.C$11]/[.C$12]" table:style-name="ce50">
            <text:p>0.113</text:p>
          </table:table-cell>
          <table:table-cell office:value-type="float" office:value="0.70827609890109888" table:formula="of:=[.C58]/[.$E$10]" table:style-name="ce25">
            <text:p>0.708</text:p>
          </table:table-cell>
          <table:table-cell office:value-type="float" office:value="1.1771386239555848" table:formula="of:=(10^([.D58]/10))" table:style-name="ce26">
            <text:p>1.1771</text:p>
          </table:table-cell>
          <table:table-cell office:value-type="float" office:value="2.5543908139836189" table:formula="of:=[.E58]*[.C$16]" table:style-name="ce51">
            <text:p>2.55</text:p>
          </table:table-cell>
          <table:table-cell office:value-type="float" office:value="3" table:formula="of:=ROUND([.F58];0)" table:style-name="ce32">
            <text:p>3</text:p>
          </table:table-cell>
          <table:table-cell office:value-type="float" office:value="164.0460386344503" table:formula="of:=[.E58]*[.$C$17]" table:style-name="ce51">
            <text:p>164.05</text:p>
          </table:table-cell>
          <table:table-cell office:value-type="float" office:value="164" table:formula="of:=ROUND([.H58];0)" table:style-name="ce32">
            <text:p>164</text:p>
          </table:table-cell>
          <table:table-cell office:value-type="float" office:value="2" table:formula="of:=FLOOR(([.I58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6" table:style-name="ce32">
            <text:p>36</text:p>
          </table:table-cell>
          <table:table-cell office:value-type="float" office:value="0.116015625" table:formula="of:=[.B59]*[.C$11]/[.C$12]" table:style-name="ce50">
            <text:p>0.116</text:p>
          </table:table-cell>
          <table:table-cell office:value-type="float" office:value="0.72851255886970168" table:formula="of:=[.C59]/[.$E$10]" table:style-name="ce25">
            <text:p>0.729</text:p>
          </table:table-cell>
          <table:table-cell office:value-type="float" office:value="1.1826364381308443" table:formula="of:=(10^([.D59]/10))" table:style-name="ce26">
            <text:p>1.1826</text:p>
          </table:table-cell>
          <table:table-cell office:value-type="float" office:value="2.5663210707439319" table:formula="of:=[.E59]*[.C$16]" table:style-name="ce51">
            <text:p>2.57</text:p>
          </table:table-cell>
          <table:table-cell office:value-type="float" office:value="3" table:formula="of:=ROUND([.F59];0)" table:style-name="ce32">
            <text:p>3</text:p>
          </table:table-cell>
          <table:table-cell office:value-type="float" office:value="164.81221401791447" table:formula="of:=[.E59]*[.$C$17]" table:style-name="ce51">
            <text:p>164.81</text:p>
          </table:table-cell>
          <table:table-cell office:value-type="float" office:value="165" table:formula="of:=ROUND([.H59];0)" table:style-name="ce32">
            <text:p>165</text:p>
          </table:table-cell>
          <table:table-cell office:value-type="float" office:value="2" table:formula="of:=FLOOR(([.I59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7" table:style-name="ce32">
            <text:p>37</text:p>
          </table:table-cell>
          <table:table-cell office:value-type="float" office:value="0.11923828124999999" table:formula="of:=[.B60]*[.C$11]/[.C$12]" table:style-name="ce50">
            <text:p>0.119</text:p>
          </table:table-cell>
          <table:table-cell office:value-type="float" office:value="0.74874901883830447" table:formula="of:=[.C60]/[.$E$10]" table:style-name="ce25">
            <text:p>0.749</text:p>
          </table:table-cell>
          <table:table-cell office:value-type="float" office:value="1.1881599297922474" table:formula="of:=(10^([.D60]/10))" table:style-name="ce26">
            <text:p>1.1882</text:p>
          </table:table-cell>
          <table:table-cell office:value-type="float" office:value="2.5783070476491767" table:formula="of:=[.E60]*[.C$16]" table:style-name="ce51">
            <text:p>2.58</text:p>
          </table:table-cell>
          <table:table-cell office:value-type="float" office:value="3" table:formula="of:=ROUND([.F60];0)" table:style-name="ce32">
            <text:p>3</text:p>
          </table:table-cell>
          <table:table-cell office:value-type="float" office:value="165.58196781584761" table:formula="of:=[.E60]*[.$C$17]" table:style-name="ce51">
            <text:p>165.58</text:p>
          </table:table-cell>
          <table:table-cell office:value-type="float" office:value="166" table:formula="of:=ROUND([.H60];0)" table:style-name="ce32">
            <text:p>166</text:p>
          </table:table-cell>
          <table:table-cell office:value-type="float" office:value="2" table:formula="of:=FLOOR(([.I60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8" table:style-name="ce32">
            <text:p>38</text:p>
          </table:table-cell>
          <table:table-cell office:value-type="float" office:value="0.12246093749999999" table:formula="of:=[.B61]*[.C$11]/[.C$12]" table:style-name="ce50">
            <text:p>0.122</text:p>
          </table:table-cell>
          <table:table-cell office:value-type="float" office:value="0.76898547880690726" table:formula="of:=[.C61]/[.$E$10]" table:style-name="ce25">
            <text:p>0.769</text:p>
          </table:table-cell>
          <table:table-cell office:value-type="float" office:value="1.1937092188662364" table:formula="of:=(10^([.D61]/10))" table:style-name="ce26">
            <text:p>1.1937</text:p>
          </table:table-cell>
          <table:table-cell office:value-type="float" office:value="2.5903490049397329" table:formula="of:=[.E61]*[.C$16]" table:style-name="ce51">
            <text:p>2.59</text:p>
          </table:table-cell>
          <table:table-cell office:value-type="float" office:value="3" table:formula="of:=ROUND([.F61];0)" table:style-name="ce32">
            <text:p>3</text:p>
          </table:table-cell>
          <table:table-cell office:value-type="float" office:value="166.35531674119872" table:formula="of:=[.E61]*[.$C$17]" table:style-name="ce51">
            <text:p>166.36</text:p>
          </table:table-cell>
          <table:table-cell office:value-type="float" office:value="166" table:formula="of:=ROUND([.H61];0)" table:style-name="ce32">
            <text:p>166</text:p>
          </table:table-cell>
          <table:table-cell office:value-type="float" office:value="2" table:formula="of:=FLOOR(([.I61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9" table:style-name="ce32">
            <text:p>39</text:p>
          </table:table-cell>
          <table:table-cell office:value-type="float" office:value="0.12568359374999999" table:formula="of:=[.B62]*[.C$11]/[.C$12]" table:style-name="ce50">
            <text:p>0.126</text:p>
          </table:table-cell>
          <table:table-cell office:value-type="float" office:value="0.78922193877551017" table:formula="of:=[.C62]/[.$E$10]" table:style-name="ce25">
            <text:p>0.789</text:p>
          </table:table-cell>
          <table:table-cell office:value-type="float" office:value="1.1992844258393689" table:formula="of:=(10^([.D62]/10))" table:style-name="ce26">
            <text:p>1.1993</text:p>
          </table:table-cell>
          <table:table-cell office:value-type="float" office:value="2.6024472040714306" table:formula="of:=[.E62]*[.C$16]" table:style-name="ce51">
            <text:p>2.60</text:p>
          </table:table-cell>
          <table:table-cell office:value-type="float" office:value="3" table:formula="of:=ROUND([.F62];0)" table:style-name="ce32">
            <text:p>3</text:p>
          </table:table-cell>
          <table:table-cell office:value-type="float" office:value="167.13227758497447" table:formula="of:=[.E62]*[.$C$17]" table:style-name="ce51">
            <text:p>167.13</text:p>
          </table:table-cell>
          <table:table-cell office:value-type="float" office:value="167" table:formula="of:=ROUND([.H62];0)" table:style-name="ce32">
            <text:p>167</text:p>
          </table:table-cell>
          <table:table-cell office:value-type="float" office:value="2" table:formula="of:=FLOOR(([.I62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0" table:style-name="ce32">
            <text:p>40</text:p>
          </table:table-cell>
          <table:table-cell office:value-type="float" office:value="0.12890625" table:formula="of:=[.B63]*[.C$11]/[.C$12]" table:style-name="ce50">
            <text:p>0.129</text:p>
          </table:table-cell>
          <table:table-cell office:value-type="float" office:value="0.80945839874411296" table:formula="of:=[.C63]/[.$E$10]" table:style-name="ce25">
            <text:p>0.809</text:p>
          </table:table-cell>
          <table:table-cell office:value-type="float" office:value="1.2048856717609338" table:formula="of:=(10^([.D63]/10))" table:style-name="ce26">
            <text:p>1.2049</text:p>
          </table:table-cell>
          <table:table-cell office:value-type="float" office:value="2.6146019077212261" table:formula="of:=[.E63]*[.C$16]" table:style-name="ce51">
            <text:p>2.61</text:p>
          </table:table-cell>
          <table:table-cell office:value-type="float" office:value="3" table:formula="of:=ROUND([.F63];0)" table:style-name="ce32">
            <text:p>3</text:p>
          </table:table-cell>
          <table:table-cell office:value-type="float" office:value="167.91286721660376" table:formula="of:=[.E63]*[.$C$17]" table:style-name="ce51">
            <text:p>167.91</text:p>
          </table:table-cell>
          <table:table-cell office:value-type="float" office:value="168" table:formula="of:=ROUND([.H63];0)" table:style-name="ce32">
            <text:p>168</text:p>
          </table:table-cell>
          <table:table-cell office:value-type="float" office:value="2" table:formula="of:=FLOOR(([.I63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1" table:style-name="ce32">
            <text:p>41</text:p>
          </table:table-cell>
          <table:table-cell office:value-type="float" office:value="0.13212890624999998" table:formula="of:=[.B64]*[.C$11]/[.C$12]" table:style-name="ce50">
            <text:p>0.132</text:p>
          </table:table-cell>
          <table:table-cell office:value-type="float" office:value="0.82969485871271575" table:formula="of:=[.C64]/[.$E$10]" table:style-name="ce25">
            <text:p>0.830</text:p>
          </table:table-cell>
          <table:table-cell office:value-type="float" office:value="1.2105130782455791" table:formula="of:=(10^([.D64]/10))" table:style-name="ce26">
            <text:p>1.2105</text:p>
          </table:table-cell>
          <table:table-cell office:value-type="float" office:value="2.6268133797929063" table:formula="of:=[.E64]*[.C$16]" table:style-name="ce51">
            <text:p>2.63</text:p>
          </table:table-cell>
          <table:table-cell office:value-type="float" office:value="3" table:formula="of:=ROUND([.F64];0)" table:style-name="ce32">
            <text:p>3</text:p>
          </table:table-cell>
          <table:table-cell office:value-type="float" office:value="168.69710258430391" table:formula="of:=[.E64]*[.$C$17]" table:style-name="ce51">
            <text:p>168.70</text:p>
          </table:table-cell>
          <table:table-cell office:value-type="float" office:value="169" table:formula="of:=ROUND([.H64];0)" table:style-name="ce32">
            <text:p>169</text:p>
          </table:table-cell>
          <table:table-cell office:value-type="float" office:value="2" table:formula="of:=FLOOR(([.I64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2" table:style-name="ce32">
            <text:p>42</text:p>
          </table:table-cell>
          <table:table-cell office:value-type="float" office:value="0.13535156249999999" table:formula="of:=[.B65]*[.C$11]/[.C$12]" table:style-name="ce50">
            <text:p>0.135</text:p>
          </table:table-cell>
          <table:table-cell office:value-type="float" office:value="0.84993131868131866" table:formula="of:=[.C65]/[.$E$10]" table:style-name="ce25">
            <text:p>0.850</text:p>
          </table:table-cell>
          <table:table-cell office:value-type="float" office:value="1.2161667674759538" table:formula="of:=(10^([.D65]/10))" table:style-name="ce26">
            <text:p>1.2162</text:p>
          </table:table-cell>
          <table:table-cell office:value-type="float" office:value="2.6390818854228195" table:formula="of:=[.E65]*[.C$16]" table:style-name="ce51">
            <text:p>2.64</text:p>
          </table:table-cell>
          <table:table-cell office:value-type="float" office:value="3" table:formula="of:=ROUND([.F65];0)" table:style-name="ce32">
            <text:p>3</text:p>
          </table:table-cell>
          <table:table-cell office:value-type="float" office:value="169.48500071544893" table:formula="of:=[.E65]*[.$C$17]" table:style-name="ce51">
            <text:p>169.49</text:p>
          </table:table-cell>
          <table:table-cell office:value-type="float" office:value="169" table:formula="of:=ROUND([.H65];0)" table:style-name="ce32">
            <text:p>169</text:p>
          </table:table-cell>
          <table:table-cell office:value-type="float" office:value="2" table:formula="of:=FLOOR(([.I65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3" table:style-name="ce32">
            <text:p>43</text:p>
          </table:table-cell>
          <table:table-cell office:value-type="float" office:value="0.13857421875000001" table:formula="of:=[.B66]*[.C$11]/[.C$12]" table:style-name="ce50">
            <text:p>0.139</text:p>
          </table:table-cell>
          <table:table-cell office:value-type="float" office:value="0.87016777864992156" table:formula="of:=[.C66]/[.$E$10]" table:style-name="ce25">
            <text:p>0.870</text:p>
          </table:table-cell>
          <table:table-cell office:value-type="float" office:value="1.2218468622053584" table:formula="of:=(10^([.D66]/10))" table:style-name="ce26">
            <text:p>1.2218</text:p>
          </table:table-cell>
          <table:table-cell office:value-type="float" office:value="2.6514076909856277" table:formula="of:=[.E66]*[.C$16]" table:style-name="ce51">
            <text:p>2.65</text:p>
          </table:table-cell>
          <table:table-cell office:value-type="float" office:value="3" table:formula="of:=ROUND([.F66];0)" table:style-name="ce32">
            <text:p>3</text:p>
          </table:table-cell>
          <table:table-cell office:value-type="float" office:value="170.27657871693876" table:formula="of:=[.E66]*[.$C$17]" table:style-name="ce51">
            <text:p>170.28</text:p>
          </table:table-cell>
          <table:table-cell office:value-type="float" office:value="170" table:formula="of:=ROUND([.H66];0)" table:style-name="ce32">
            <text:p>170</text:p>
          </table:table-cell>
          <table:table-cell office:value-type="float" office:value="2" table:formula="of:=FLOOR(([.I66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4" table:style-name="ce32">
            <text:p>44</text:p>
          </table:table-cell>
          <table:table-cell office:value-type="float" office:value="0.14179687499999999" table:formula="of:=[.B67]*[.C$11]/[.C$12]" table:style-name="ce50">
            <text:p>0.142</text:p>
          </table:table-cell>
          <table:table-cell office:value-type="float" office:value="0.89040423861852425" table:formula="of:=[.C67]/[.$E$10]" table:style-name="ce25">
            <text:p>0.890</text:p>
          </table:table-cell>
          <table:table-cell office:value-type="float" office:value="1.2275534857604125" table:formula="of:=(10^([.D67]/10))" table:style-name="ce26">
            <text:p>1.2276</text:p>
          </table:table-cell>
          <table:table-cell office:value-type="float" office:value="2.6637910641000948" table:formula="of:=[.E67]*[.C$16]" table:style-name="ce51">
            <text:p>2.66</text:p>
          </table:table-cell>
          <table:table-cell office:value-type="float" office:value="3" table:formula="of:=ROUND([.F67];0)" table:style-name="ce32">
            <text:p>3</text:p>
          </table:table-cell>
          <table:table-cell office:value-type="float" office:value="171.0718537755711" table:formula="of:=[.E67]*[.$C$17]" table:style-name="ce51">
            <text:p>171.07</text:p>
          </table:table-cell>
          <table:table-cell office:value-type="float" office:value="171" table:formula="of:=ROUND([.H67];0)" table:style-name="ce32">
            <text:p>171</text:p>
          </table:table-cell>
          <table:table-cell office:value-type="float" office:value="2" table:formula="of:=FLOOR(([.I67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5" table:style-name="ce32">
            <text:p>45</text:p>
          </table:table-cell>
          <table:table-cell office:value-type="float" office:value="0.14501953125" table:formula="of:=[.B68]*[.C$11]/[.C$12]" table:style-name="ce50">
            <text:p>0.145</text:p>
          </table:table-cell>
          <table:table-cell office:value-type="float" office:value="0.91064069858712715" table:formula="of:=[.C68]/[.$E$10]" table:style-name="ce25">
            <text:p>0.911</text:p>
          </table:table-cell>
          <table:table-cell office:value-type="float" office:value="1.2332867620437311" table:formula="of:=(10^([.D68]/10))" table:style-name="ce26">
            <text:p>1.2333</text:p>
          </table:table-cell>
          <table:table-cell office:value-type="float" office:value="2.6762322736348962" table:formula="of:=[.E68]*[.C$16]" table:style-name="ce51">
            <text:p>2.68</text:p>
          </table:table-cell>
          <table:table-cell office:value-type="float" office:value="3" table:formula="of:=ROUND([.F68];0)" table:style-name="ce32">
            <text:p>3</text:p>
          </table:table-cell>
          <table:table-cell office:value-type="float" office:value="171.87084315841437" table:formula="of:=[.E68]*[.$C$17]" table:style-name="ce51">
            <text:p>171.87</text:p>
          </table:table-cell>
          <table:table-cell office:value-type="float" office:value="172" table:formula="of:=ROUND([.H68];0)" table:style-name="ce32">
            <text:p>172</text:p>
          </table:table-cell>
          <table:table-cell office:value-type="float" office:value="2" table:formula="of:=FLOOR(([.I68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6" table:style-name="ce32">
            <text:p>46</text:p>
          </table:table-cell>
          <table:table-cell office:value-type="float" office:value="0.14824218749999998" table:formula="of:=[.B69]*[.C$11]/[.C$12]" table:style-name="ce50">
            <text:p>0.148</text:p>
          </table:table-cell>
          <table:table-cell office:value-type="float" office:value="0.93087715855572983" table:formula="of:=[.C69]/[.$E$10]" table:style-name="ce25">
            <text:p>0.931</text:p>
          </table:table-cell>
          <table:table-cell office:value-type="float" office:value="1.239046815536615" table:formula="of:=(10^([.D69]/10))" table:style-name="ce26">
            <text:p>1.2390</text:p>
          </table:table-cell>
          <table:table-cell office:value-type="float" office:value="2.6887315897144544" table:formula="of:=[.E69]*[.C$16]" table:style-name="ce51">
            <text:p>2.69</text:p>
          </table:table-cell>
          <table:table-cell office:value-type="float" office:value="3" table:formula="of:=ROUND([.F69];0)" table:style-name="ce32">
            <text:p>3</text:p>
          </table:table-cell>
          <table:table-cell office:value-type="float" office:value="172.67356421318269" table:formula="of:=[.E69]*[.$C$17]" table:style-name="ce51">
            <text:p>172.67</text:p>
          </table:table-cell>
          <table:table-cell office:value-type="float" office:value="173" table:formula="of:=ROUND([.H69];0)" table:style-name="ce32">
            <text:p>173</text:p>
          </table:table-cell>
          <table:table-cell office:value-type="float" office:value="2" table:formula="of:=FLOOR(([.I69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7" table:style-name="ce32">
            <text:p>47</text:p>
          </table:table-cell>
          <table:table-cell office:value-type="float" office:value="0.15146484374999999" table:formula="of:=[.B70]*[.C$11]/[.C$12]" table:style-name="ce50">
            <text:p>0.151</text:p>
          </table:table-cell>
          <table:table-cell office:value-type="float" office:value="0.95111361852433274" table:formula="of:=[.C70]/[.$E$10]" table:style-name="ce25">
            <text:p>0.951</text:p>
          </table:table-cell>
          <table:table-cell office:value-type="float" office:value="1.2448337713017537" table:formula="of:=(10^([.D70]/10))" table:style-name="ce26">
            <text:p>1.2448</text:p>
          </table:table-cell>
          <table:table-cell office:value-type="float" office:value="2.7012892837248055" table:formula="of:=[.E70]*[.C$16]" table:style-name="ce51">
            <text:p>2.70</text:p>
          </table:table-cell>
          <table:table-cell office:value-type="float" office:value="3" table:formula="of:=ROUND([.F70];0)" table:style-name="ce32">
            <text:p>3</text:p>
          </table:table-cell>
          <table:table-cell office:value-type="float" office:value="173.48003436861239" table:formula="of:=[.E70]*[.$C$17]" table:style-name="ce51">
            <text:p>173.48</text:p>
          </table:table-cell>
          <table:table-cell office:value-type="float" office:value="173" table:formula="of:=ROUND([.H70];0)" table:style-name="ce32">
            <text:p>173</text:p>
          </table:table-cell>
          <table:table-cell office:value-type="float" office:value="2" table:formula="of:=FLOOR(([.I70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8" table:style-name="ce32">
            <text:p>48</text:p>
          </table:table-cell>
          <table:table-cell office:value-type="float" office:value="0.15468749999999998" table:formula="of:=[.B71]*[.C$11]/[.C$12]" table:style-name="ce50">
            <text:p>0.155</text:p>
          </table:table-cell>
          <table:table-cell office:value-type="float" office:value="0.97135007849293553" table:formula="of:=[.C71]/[.$E$10]" table:style-name="ce25">
            <text:p>0.971</text:p>
          </table:table-cell>
          <table:table-cell office:value-type="float" office:value="1.2506477549859412" table:formula="of:=(10^([.D71]/10))" table:style-name="ce26">
            <text:p>1.2506</text:p>
          </table:table-cell>
          <table:table-cell office:value-type="float" office:value="2.7139056283194924" table:formula="of:=[.E71]*[.C$16]" table:style-name="ce51">
            <text:p>2.71</text:p>
          </table:table-cell>
          <table:table-cell office:value-type="float" office:value="3" table:formula="of:=ROUND([.F71];0)" table:style-name="ce32">
            <text:p>3</text:p>
          </table:table-cell>
          <table:table-cell office:value-type="float" office:value="174.29027113484076" table:formula="of:=[.E71]*[.$C$17]" table:style-name="ce51">
            <text:p>174.29</text:p>
          </table:table-cell>
          <table:table-cell office:value-type="float" office:value="174" table:formula="of:=ROUND([.H71];0)" table:style-name="ce32">
            <text:p>174</text:p>
          </table:table-cell>
          <table:table-cell office:value-type="float" office:value="2" table:formula="of:=FLOOR(([.I71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9" table:style-name="ce32">
            <text:p>49</text:p>
          </table:table-cell>
          <table:table-cell office:value-type="float" office:value="0.15791015624999999" table:formula="of:=[.B72]*[.C$11]/[.C$12]" table:style-name="ce50">
            <text:p>0.158</text:p>
          </table:table-cell>
          <table:table-cell office:value-type="float" office:value="0.99158653846153832" table:formula="of:=[.C72]/[.$E$10]" table:style-name="ce25">
            <text:p>0.992</text:p>
          </table:table-cell>
          <table:table-cell office:value-type="float" office:value="1.2564888928228026" table:formula="of:=(10^([.D72]/10))" table:style-name="ce26">
            <text:p>1.2565</text:p>
          </table:table-cell>
          <table:table-cell office:value-type="float" office:value="2.7265808974254817" table:formula="of:=[.E72]*[.C$16]" table:style-name="ce51">
            <text:p>2.73</text:p>
          </table:table-cell>
          <table:table-cell office:value-type="float" office:value="3" table:formula="of:=ROUND([.F72];0)" table:style-name="ce32">
            <text:p>3</text:p>
          </table:table-cell>
          <table:table-cell office:value-type="float" office:value="175.10429210378578" table:formula="of:=[.E72]*[.$C$17]" table:style-name="ce51">
            <text:p>175.10</text:p>
          </table:table-cell>
          <table:table-cell office:value-type="float" office:value="175" table:formula="of:=ROUND([.H72];0)" table:style-name="ce32">
            <text:p>175</text:p>
          </table:table-cell>
          <table:table-cell office:value-type="float" office:value="2" table:formula="of:=FLOOR(([.I72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0" table:style-name="ce32">
            <text:p>50</text:p>
          </table:table-cell>
          <table:table-cell office:value-type="float" office:value="0.1611328125" table:formula="of:=[.B73]*[.C$11]/[.C$12]" table:style-name="ce50">
            <text:p>0.161</text:p>
          </table:table-cell>
          <table:table-cell office:value-type="float" office:value="1.0118229984301412" table:formula="of:=[.C73]/[.$E$10]" table:style-name="ce25">
            <text:p>1.012</text:p>
          </table:table-cell>
          <table:table-cell office:value-type="float" office:value="1.2623573116355371" table:formula="of:=(10^([.D73]/10))" table:style-name="ce26">
            <text:p>1.2624</text:p>
          </table:table-cell>
          <table:table-cell office:value-type="float" office:value="2.7393153662491154" table:formula="of:=[.E73]*[.C$16]" table:style-name="ce51">
            <text:p>2.74</text:p>
          </table:table-cell>
          <table:table-cell office:value-type="float" office:value="3" table:formula="of:=ROUND([.F73];0)" table:style-name="ce32">
            <text:p>3</text:p>
          </table:table-cell>
          <table:table-cell office:value-type="float" office:value="175.92211494952846" table:formula="of:=[.E73]*[.$C$17]" table:style-name="ce51">
            <text:p>175.92</text:p>
          </table:table-cell>
          <table:table-cell office:value-type="float" office:value="176" table:formula="of:=ROUND([.H73];0)" table:style-name="ce32">
            <text:p>176</text:p>
          </table:table-cell>
          <table:table-cell office:value-type="float" office:value="2" table:formula="of:=FLOOR(([.I73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1" table:style-name="ce32">
            <text:p>51</text:p>
          </table:table-cell>
          <table:table-cell office:value-type="float" office:value="0.16435546874999998" table:formula="of:=[.B74]*[.C$11]/[.C$12]" table:style-name="ce50">
            <text:p>0.164</text:p>
          </table:table-cell>
          <table:table-cell office:value-type="float" office:value="1.0320594583987439" table:formula="of:=[.C74]/[.$E$10]" table:style-name="ce25">
            <text:p>1.032</text:p>
          </table:table-cell>
          <table:table-cell office:value-type="float" office:value="1.2682531388396694" table:formula="of:=(10^([.D74]/10))" table:style-name="ce26">
            <text:p>1.2683</text:p>
          </table:table-cell>
          <table:table-cell office:value-type="float" office:value="2.7521093112820827" table:formula="of:=[.E74]*[.C$16]" table:style-name="ce51">
            <text:p>2.75</text:p>
          </table:table-cell>
          <table:table-cell office:value-type="float" office:value="3" table:formula="of:=ROUND([.F74];0)" table:style-name="ce32">
            <text:p>3</text:p>
          </table:table-cell>
          <table:table-cell office:value-type="float" office:value="176.74375742869634" table:formula="of:=[.E74]*[.$C$17]" table:style-name="ce51">
            <text:p>176.74</text:p>
          </table:table-cell>
          <table:table-cell office:value-type="float" office:value="177" table:formula="of:=ROUND([.H74];0)" table:style-name="ce32">
            <text:p>177</text:p>
          </table:table-cell>
          <table:table-cell office:value-type="float" office:value="2" table:formula="of:=FLOOR(([.I74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2" table:style-name="ce32">
            <text:p>52</text:p>
          </table:table-cell>
          <table:table-cell office:value-type="float" office:value="0.16757812499999999" table:formula="of:=[.B75]*[.C$11]/[.C$12]" table:style-name="ce50">
            <text:p>0.168</text:p>
          </table:table-cell>
          <table:table-cell office:value-type="float" office:value="1.0522959183673468" table:formula="of:=[.C75]/[.$E$10]" table:style-name="ce25">
            <text:p>1.052</text:p>
          </table:table-cell>
          <table:table-cell office:value-type="float" office:value="1.2741765024458178" table:formula="of:=(10^([.D75]/10))" table:style-name="ce26">
            <text:p>1.2742</text:p>
          </table:table-cell>
          <table:table-cell office:value-type="float" office:value="2.7649630103074245" table:formula="of:=[.E75]*[.C$16]" table:style-name="ce51">
            <text:p>2.76</text:p>
          </table:table-cell>
          <table:table-cell office:value-type="float" office:value="3" table:formula="of:=ROUND([.F75];0)" table:style-name="ce32">
            <text:p>3</text:p>
          </table:table-cell>
          <table:table-cell office:value-type="float" office:value="177.56923738084919" table:formula="of:=[.E75]*[.$C$17]" table:style-name="ce51">
            <text:p>177.57</text:p>
          </table:table-cell>
          <table:table-cell office:value-type="float" office:value="178" table:formula="of:=ROUND([.H75];0)" table:style-name="ce32">
            <text:p>178</text:p>
          </table:table-cell>
          <table:table-cell office:value-type="float" office:value="2" table:formula="of:=FLOOR(([.I75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3" table:style-name="ce32">
            <text:p>53</text:p>
          </table:table-cell>
          <table:table-cell office:value-type="float" office:value="0.17080078124999998" table:formula="of:=[.B76]*[.C$11]/[.C$12]" table:style-name="ce50">
            <text:p>0.171</text:p>
          </table:table-cell>
          <table:table-cell office:value-type="float" office:value="1.0725323783359495" table:formula="of:=[.C76]/[.$E$10]" table:style-name="ce25">
            <text:p>1.073</text:p>
          </table:table-cell>
          <table:table-cell office:value-type="float" office:value="1.2801275310624725" table:formula="of:=(10^([.D76]/10))" table:style-name="ce26">
            <text:p>1.2801</text:p>
          </table:table-cell>
          <table:table-cell office:value-type="float" office:value="2.777876742405565" table:formula="of:=[.E76]*[.C$16]" table:style-name="ce51">
            <text:p>2.78</text:p>
          </table:table-cell>
          <table:table-cell office:value-type="float" office:value="3" table:formula="of:=ROUND([.F76];0)" table:style-name="ce32">
            <text:p>3</text:p>
          </table:table-cell>
          <table:table-cell office:value-type="float" office:value="178.39857272886618" table:formula="of:=[.E76]*[.$C$17]" table:style-name="ce51">
            <text:p>178.40</text:p>
          </table:table-cell>
          <table:table-cell office:value-type="float" office:value="178" table:formula="of:=ROUND([.H76];0)" table:style-name="ce32">
            <text:p>178</text:p>
          </table:table-cell>
          <table:table-cell office:value-type="float" office:value="2" table:formula="of:=FLOOR(([.I76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4" table:style-name="ce32">
            <text:p>54</text:p>
          </table:table-cell>
          <table:table-cell office:value-type="float" office:value="0.17402343749999999" table:formula="of:=[.B77]*[.C$11]/[.C$12]" table:style-name="ce50">
            <text:p>0.174</text:p>
          </table:table-cell>
          <table:table-cell office:value-type="float" office:value="1.0927688383045524" table:formula="of:=[.C77]/[.$E$10]" table:style-name="ce25">
            <text:p>1.093</text:p>
          </table:table-cell>
          <table:table-cell office:value-type="float" office:value="1.2861063538987885" table:formula="of:=(10^([.D77]/10))" table:style-name="ce26">
            <text:p>1.2861</text:p>
          </table:table-cell>
          <table:table-cell office:value-type="float" office:value="2.790850787960371" table:formula="of:=[.E77]*[.C$16]" table:style-name="ce51">
            <text:p>2.79</text:p>
          </table:table-cell>
          <table:table-cell office:value-type="float" office:value="3" table:formula="of:=ROUND([.F77];0)" table:style-name="ce32">
            <text:p>3</text:p>
          </table:table-cell>
          <table:table-cell office:value-type="float" office:value="179.23178147933518" table:formula="of:=[.E77]*[.$C$17]" table:style-name="ce51">
            <text:p>179.23</text:p>
          </table:table-cell>
          <table:table-cell office:value-type="float" office:value="179" table:formula="of:=ROUND([.H77];0)" table:style-name="ce32">
            <text:p>179</text:p>
          </table:table-cell>
          <table:table-cell office:value-type="float" office:value="2" table:formula="of:=FLOOR(([.I77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5" table:style-name="ce32">
            <text:p>55</text:p>
          </table:table-cell>
          <table:table-cell office:value-type="float" office:value="0.17724609375" table:formula="of:=[.B78]*[.C$11]/[.C$12]" table:style-name="ce50">
            <text:p>0.177</text:p>
          </table:table-cell>
          <table:table-cell office:value-type="float" office:value="1.1130052982731553" table:formula="of:=[.C78]/[.$E$10]" table:style-name="ce25">
            <text:p>1.113</text:p>
          </table:table-cell>
          <table:table-cell office:value-type="float" office:value="1.2921131007673909" table:formula="of:=(10^([.D78]/10))" table:style-name="ce26">
            <text:p>1.2921</text:p>
          </table:table-cell>
          <table:table-cell office:value-type="float" office:value="2.8038854286652382" table:formula="of:=[.E78]*[.C$16]" table:style-name="ce51">
            <text:p>2.80</text:p>
          </table:table-cell>
          <table:table-cell office:value-type="float" office:value="3" table:formula="of:=ROUND([.F78];0)" table:style-name="ce32">
            <text:p>3</text:p>
          </table:table-cell>
          <table:table-cell office:value-type="float" office:value="180.06888172294362" table:formula="of:=[.E78]*[.$C$17]" table:style-name="ce51">
            <text:p>180.07</text:p>
          </table:table-cell>
          <table:table-cell office:value-type="float" office:value="180" table:formula="of:=ROUND([.H78];0)" table:style-name="ce32">
            <text:p>180</text:p>
          </table:table-cell>
          <table:table-cell office:value-type="float" office:value="2" table:formula="of:=FLOOR(([.I78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6" table:style-name="ce32">
            <text:p>56</text:p>
          </table:table-cell>
          <table:table-cell office:value-type="float" office:value="0.18046874999999998" table:formula="of:=[.B79]*[.C$11]/[.C$12]" table:style-name="ce50">
            <text:p>0.180</text:p>
          </table:table-cell>
          <table:table-cell office:value-type="float" office:value="1.1332417582417582" table:formula="of:=[.C79]/[.$E$10]" table:style-name="ce25">
            <text:p>1.133</text:p>
          </table:table-cell>
          <table:table-cell office:value-type="float" office:value="1.2981479020871933" table:formula="of:=(10^([.D79]/10))" table:style-name="ce26">
            <text:p>1.2981</text:p>
          </table:table-cell>
          <table:table-cell office:value-type="float" office:value="2.8169809475292094" table:formula="of:=[.E79]*[.C$16]" table:style-name="ce51">
            <text:p>2.82</text:p>
          </table:table-cell>
          <table:table-cell office:value-type="float" office:value="3" table:formula="of:=ROUND([.F79];0)" table:style-name="ce32">
            <text:p>3</text:p>
          </table:table-cell>
          <table:table-cell office:value-type="float" office:value="180.90989163487129" table:formula="of:=[.E79]*[.$C$17]" table:style-name="ce51">
            <text:p>180.91</text:p>
          </table:table-cell>
          <table:table-cell office:value-type="float" office:value="181" table:formula="of:=ROUND([.H79];0)" table:style-name="ce32">
            <text:p>181</text:p>
          </table:table-cell>
          <table:table-cell office:value-type="float" office:value="2" table:formula="of:=FLOOR(([.I79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7" table:style-name="ce32">
            <text:p>57</text:p>
          </table:table-cell>
          <table:table-cell office:value-type="float" office:value="0.18369140624999999" table:formula="of:=[.B80]*[.C$11]/[.C$12]" table:style-name="ce50">
            <text:p>0.184</text:p>
          </table:table-cell>
          <table:table-cell office:value-type="float" office:value="1.1534782182103611" table:formula="of:=[.C80]/[.$E$10]" table:style-name="ce25">
            <text:p>1.153</text:p>
          </table:table-cell>
          <table:table-cell office:value-type="float" office:value="1.3042108888862294" table:formula="of:=(10^([.D80]/10))" table:style-name="ce26">
            <text:p>1.3042</text:p>
          </table:table-cell>
          <table:table-cell office:value-type="float" office:value="2.8301376288831177" table:formula="of:=[.E80]*[.C$16]" table:style-name="ce51">
            <text:p>2.83</text:p>
          </table:table-cell>
          <table:table-cell office:value-type="float" office:value="3" table:formula="of:=ROUND([.F80];0)" table:style-name="ce32">
            <text:p>3</text:p>
          </table:table-cell>
          <table:table-cell office:value-type="float" office:value="181.75482947518495" table:formula="of:=[.E80]*[.$C$17]" table:style-name="ce51">
            <text:p>181.75</text:p>
          </table:table-cell>
          <table:table-cell office:value-type="float" office:value="182" table:formula="of:=ROUND([.H80];0)" table:style-name="ce32">
            <text:p>182</text:p>
          </table:table-cell>
          <table:table-cell office:value-type="float" office:value="2" table:formula="of:=FLOOR(([.I80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8" table:style-name="ce32">
            <text:p>58</text:p>
          </table:table-cell>
          <table:table-cell office:value-type="float" office:value="0.18691406249999998" table:formula="of:=[.B81]*[.C$11]/[.C$12]" table:style-name="ce50">
            <text:p>0.187</text:p>
          </table:table-cell>
          <table:table-cell office:value-type="float" office:value="1.1737146781789638" table:formula="of:=[.C81]/[.$E$10]" table:style-name="ce25">
            <text:p>1.174</text:p>
          </table:table-cell>
          <table:table-cell office:value-type="float" office:value="1.3103021928044984" table:formula="of:=(10^([.D81]/10))" table:style-name="ce26">
            <text:p>1.3103</text:p>
          </table:table-cell>
          <table:table-cell office:value-type="float" office:value="2.8433557583857616" table:formula="of:=[.E81]*[.C$16]" table:style-name="ce51">
            <text:p>2.84</text:p>
          </table:table-cell>
          <table:table-cell office:value-type="float" office:value="3" table:formula="of:=ROUND([.F81];0)" table:style-name="ce32">
            <text:p>3</text:p>
          </table:table-cell>
          <table:table-cell office:value-type="float" office:value="182.60371358923493" table:formula="of:=[.E81]*[.$C$17]" table:style-name="ce51">
            <text:p>182.60</text:p>
          </table:table-cell>
          <table:table-cell office:value-type="float" office:value="183" table:formula="of:=ROUND([.H81];0)" table:style-name="ce32">
            <text:p>183</text:p>
          </table:table-cell>
          <table:table-cell office:value-type="float" office:value="2" table:formula="of:=FLOOR(([.I81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9" table:style-name="ce32">
            <text:p>59</text:p>
          </table:table-cell>
          <table:table-cell office:value-type="float" office:value="0.19013671874999999" table:formula="of:=[.B82]*[.C$11]/[.C$12]" table:style-name="ce50">
            <text:p>0.190</text:p>
          </table:table-cell>
          <table:table-cell office:value-type="float" office:value="1.1939511381475667" table:formula="of:=[.C82]/[.$E$10]" table:style-name="ce25">
            <text:p>1.194</text:p>
          </table:table-cell>
          <table:table-cell office:value-type="float" office:value="1.3164219460968227" table:formula="of:=(10^([.D82]/10))" table:style-name="ce26">
            <text:p>1.3164</text:p>
          </table:table-cell>
          <table:table-cell office:value-type="float" office:value="2.8566356230301051" table:formula="of:=[.E82]*[.C$16]" table:style-name="ce51">
            <text:p>2.86</text:p>
          </table:table-cell>
          <table:table-cell office:value-type="float" office:value="3" table:formula="of:=ROUND([.F82];0)" table:style-name="ce32">
            <text:p>3</text:p>
          </table:table-cell>
          <table:table-cell office:value-type="float" office:value="183.45656240805323" table:formula="of:=[.E82]*[.$C$17]" table:style-name="ce51">
            <text:p>183.46</text:p>
          </table:table-cell>
          <table:table-cell office:value-type="float" office:value="183" table:formula="of:=ROUND([.H82];0)" table:style-name="ce32">
            <text:p>183</text:p>
          </table:table-cell>
          <table:table-cell office:value-type="float" office:value="2" table:formula="of:=FLOOR(([.I82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0" table:style-name="ce32">
            <text:p>60</text:p>
          </table:table-cell>
          <table:table-cell office:value-type="float" office:value="0.193359375" table:formula="of:=[.B83]*[.C$11]/[.C$12]" table:style-name="ce50">
            <text:p>0.193</text:p>
          </table:table-cell>
          <table:table-cell office:value-type="float" office:value="1.2141875981161696" table:formula="of:=[.C83]/[.$E$10]" table:style-name="ce25">
            <text:p>1.214</text:p>
          </table:table-cell>
          <table:table-cell office:value-type="float" office:value="1.3225702816357192" table:formula="of:=(10^([.D83]/10))" table:style-name="ce26">
            <text:p>1.3226</text:p>
          </table:table-cell>
          <table:table-cell office:value-type="float" office:value="2.8699775111495107" table:formula="of:=[.E83]*[.C$16]" table:style-name="ce51">
            <text:p>2.87</text:p>
          </table:table-cell>
          <table:table-cell office:value-type="float" office:value="3" table:formula="of:=ROUND([.F83];0)" table:style-name="ce32">
            <text:p>3</text:p>
          </table:table-cell>
          <table:table-cell office:value-type="float" office:value="184.31339444875385" table:formula="of:=[.E83]*[.$C$17]" table:style-name="ce51">
            <text:p>184.31</text:p>
          </table:table-cell>
          <table:table-cell office:value-type="float" office:value="184" table:formula="of:=ROUND([.H83];0)" table:style-name="ce32">
            <text:p>184</text:p>
          </table:table-cell>
          <table:table-cell office:value-type="float" office:value="2" table:formula="of:=FLOOR(([.I83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1" table:style-name="ce32">
            <text:p>61</text:p>
          </table:table-cell>
          <table:table-cell office:value-type="float" office:value="0.19658203124999998" table:formula="of:=[.B84]*[.C$11]/[.C$12]" table:style-name="ce50">
            <text:p>0.197</text:p>
          </table:table-cell>
          <table:table-cell office:value-type="float" office:value="1.2344240580847723" table:formula="of:=[.C84]/[.$E$10]" table:style-name="ce25">
            <text:p>1.234</text:p>
          </table:table-cell>
          <table:table-cell office:value-type="float" office:value="1.3287473329142847" table:formula="of:=(10^([.D84]/10))" table:style-name="ce26">
            <text:p>1.3287</text:p>
          </table:table-cell>
          <table:table-cell office:value-type="float" office:value="2.8833817124239975" table:formula="of:=[.E84]*[.C$16]" table:style-name="ce51">
            <text:p>2.88</text:p>
          </table:table-cell>
          <table:table-cell office:value-type="float" office:value="3" table:formula="of:=ROUND([.F84];0)" table:style-name="ce32">
            <text:p>3</text:p>
          </table:table-cell>
          <table:table-cell office:value-type="float" office:value="185.17422831493474" table:formula="of:=[.E84]*[.$C$17]" table:style-name="ce51">
            <text:p>185.17</text:p>
          </table:table-cell>
          <table:table-cell office:value-type="float" office:value="185" table:formula="of:=ROUND([.H84];0)" table:style-name="ce32">
            <text:p>185</text:p>
          </table:table-cell>
          <table:table-cell office:value-type="float" office:value="2" table:formula="of:=FLOOR(([.I84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2" table:style-name="ce32">
            <text:p>62</text:p>
          </table:table-cell>
          <table:table-cell office:value-type="float" office:value="0.19980468749999999" table:formula="of:=[.B85]*[.C$11]/[.C$12]" table:style-name="ce50">
            <text:p>0.200</text:p>
          </table:table-cell>
          <table:table-cell office:value-type="float" office:value="1.2546605180533752" table:formula="of:=[.C85]/[.$E$10]" table:style-name="ce25">
            <text:p>1.255</text:p>
          </table:table-cell>
          <table:table-cell office:value-type="float" office:value="1.3349532340490946" table:formula="of:=(10^([.D85]/10))" table:style-name="ce26">
            <text:p>1.3350</text:p>
          </table:table-cell>
          <table:table-cell office:value-type="float" office:value="2.8968485178865353" table:formula="of:=[.E85]*[.C$16]" table:style-name="ce51">
            <text:p>2.90</text:p>
          </table:table-cell>
          <table:table-cell office:value-type="float" office:value="3" table:formula="of:=ROUND([.F85];0)" table:style-name="ce32">
            <text:p>3</text:p>
          </table:table-cell>
          <table:table-cell office:value-type="float" office:value="186.03908269708185" table:formula="of:=[.E85]*[.$C$17]" table:style-name="ce51">
            <text:p>186.04</text:p>
          </table:table-cell>
          <table:table-cell office:value-type="float" office:value="186" table:formula="of:=ROUND([.H85];0)" table:style-name="ce32">
            <text:p>186</text:p>
          </table:table-cell>
          <table:table-cell office:value-type="float" office:value="2" table:formula="of:=FLOOR(([.I85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3" table:style-name="ce32">
            <text:p>63</text:p>
          </table:table-cell>
          <table:table-cell office:value-type="float" office:value="0.20302734374999998" table:formula="of:=[.B86]*[.C$11]/[.C$12]" table:style-name="ce50">
            <text:p>0.203</text:p>
          </table:table-cell>
          <table:table-cell office:value-type="float" office:value="1.2748969780219779" table:formula="of:=[.C86]/[.$E$10]" table:style-name="ce25">
            <text:p>1.275</text:p>
          </table:table-cell>
          <table:table-cell office:value-type="float" office:value="1.3411881197831137" table:formula="of:=(10^([.D86]/10))" table:style-name="ce26">
            <text:p>1.3412</text:p>
          </table:table-cell>
          <table:table-cell office:value-type="float" office:value="2.9103782199293566" table:formula="of:=[.E86]*[.C$16]" table:style-name="ce51">
            <text:p>2.91</text:p>
          </table:table-cell>
          <table:table-cell office:value-type="float" office:value="3" table:formula="of:=ROUND([.F86];0)" table:style-name="ce32">
            <text:p>3</text:p>
          </table:table-cell>
          <table:table-cell office:value-type="float" office:value="186.90797637297473" table:formula="of:=[.E86]*[.$C$17]" table:style-name="ce51">
            <text:p>186.91</text:p>
          </table:table-cell>
          <table:table-cell office:value-type="float" office:value="187" table:formula="of:=ROUND([.H86];0)" table:style-name="ce32">
            <text:p>187</text:p>
          </table:table-cell>
          <table:table-cell office:value-type="float" office:value="2" table:formula="of:=FLOOR(([.I86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4" table:style-name="ce32">
            <text:p>64</text:p>
          </table:table-cell>
          <table:table-cell office:value-type="float" office:value="0.20624999999999999" table:formula="of:=[.B87]*[.C$11]/[.C$12]" table:style-name="ce50">
            <text:p>0.206</text:p>
          </table:table-cell>
          <table:table-cell office:value-type="float" office:value="1.2951334379905808" table:formula="of:=[.C87]/[.$E$10]" table:style-name="ce25">
            <text:p>1.295</text:p>
          </table:table-cell>
          <table:table-cell office:value-type="float" office:value="1.3474521254886229" table:formula="of:=(10^([.D87]/10))" table:style-name="ce26">
            <text:p>1.3475</text:p>
          </table:table-cell>
          <table:table-cell office:value-type="float" office:value="2.9239711123103116" table:formula="of:=[.E87]*[.C$16]" table:style-name="ce51">
            <text:p>2.92</text:p>
          </table:table-cell>
          <table:table-cell office:value-type="float" office:value="3" table:formula="of:=ROUND([.F87];0)" table:style-name="ce32">
            <text:p>3</text:p>
          </table:table-cell>
          <table:table-cell office:value-type="float" office:value="187.78092820809451" table:formula="of:=[.E87]*[.$C$17]" table:style-name="ce51">
            <text:p>187.78</text:p>
          </table:table-cell>
          <table:table-cell office:value-type="float" office:value="188" table:formula="of:=ROUND([.H87];0)" table:style-name="ce32">
            <text:p>188</text:p>
          </table:table-cell>
          <table:table-cell office:value-type="float" office:value="2" table:formula="of:=FLOOR(([.I87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5" table:style-name="ce32">
            <text:p>65</text:p>
          </table:table-cell>
          <table:table-cell office:value-type="float" office:value="0.20947265625" table:formula="of:=[.B88]*[.C$11]/[.C$12]" table:style-name="ce50">
            <text:p>0.209</text:p>
          </table:table-cell>
          <table:table-cell office:value-type="float" office:value="1.3153698979591837" table:formula="of:=[.C88]/[.$E$10]" table:style-name="ce25">
            <text:p>1.315</text:p>
          </table:table-cell>
          <table:table-cell office:value-type="float" office:value="1.3537453871701584" table:formula="of:=(10^([.D88]/10))" table:style-name="ce26">
            <text:p>1.3537</text:p>
          </table:table-cell>
          <table:table-cell office:value-type="float" office:value="2.9376274901592434" table:formula="of:=[.E88]*[.C$16]" table:style-name="ce51">
            <text:p>2.94</text:p>
          </table:table-cell>
          <table:table-cell office:value-type="float" office:value="3" table:formula="of:=ROUND([.F88];0)" table:style-name="ce32">
            <text:p>3</text:p>
          </table:table-cell>
          <table:table-cell office:value-type="float" office:value="188.65795715603329" table:formula="of:=[.E88]*[.$C$17]" table:style-name="ce51">
            <text:p>188.66</text:p>
          </table:table-cell>
          <table:table-cell office:value-type="float" office:value="189" table:formula="of:=ROUND([.H88];0)" table:style-name="ce32">
            <text:p>189</text:p>
          </table:table-cell>
          <table:table-cell office:value-type="float" office:value="2" table:formula="of:=FLOOR(([.I88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6" table:style-name="ce32">
            <text:p>66</text:p>
          </table:table-cell>
          <table:table-cell office:value-type="float" office:value="0.21269531249999998" table:formula="of:=[.B89]*[.C$11]/[.C$12]" table:style-name="ce50">
            <text:p>0.213</text:p>
          </table:table-cell>
          <table:table-cell office:value-type="float" office:value="1.3356063579277864" table:formula="of:=[.C89]/[.$E$10]" table:style-name="ce25">
            <text:p>1.336</text:p>
          </table:table-cell>
          <table:table-cell office:value-type="float" office:value="1.3600680414674631" table:formula="of:=(10^([.D89]/10))" table:style-name="ce26">
            <text:p>1.3601</text:p>
          </table:table-cell>
          <table:table-cell office:value-type="float" office:value="2.9513476499843949" table:formula="of:=[.E89]*[.C$16]" table:style-name="ce51">
            <text:p>2.95</text:p>
          </table:table-cell>
          <table:table-cell office:value-type="float" office:value="3" table:formula="of:=ROUND([.F89];0)" table:style-name="ce32">
            <text:p>3</text:p>
          </table:table-cell>
          <table:table-cell office:value-type="float" office:value="189.53908225890567" table:formula="of:=[.E89]*[.$C$17]" table:style-name="ce51">
            <text:p>189.54</text:p>
          </table:table-cell>
          <table:table-cell office:value-type="float" office:value="190" table:formula="of:=ROUND([.H89];0)" table:style-name="ce32">
            <text:p>190</text:p>
          </table:table-cell>
          <table:table-cell office:value-type="float" office:value="2" table:formula="of:=FLOOR(([.I89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7" table:style-name="ce32">
            <text:p>67</text:p>
          </table:table-cell>
          <table:table-cell office:value-type="float" office:value="0.21591796874999999" table:formula="of:=[.B90]*[.C$11]/[.C$12]" table:style-name="ce50">
            <text:p>0.216</text:p>
          </table:table-cell>
          <table:table-cell office:value-type="float" office:value="1.3558428178963893" table:formula="of:=[.C90]/[.$E$10]" table:style-name="ce25">
            <text:p>1.356</text:p>
          </table:table-cell>
          <table:table-cell office:value-type="float" office:value="1.3664202256584557" table:formula="of:=(10^([.D90]/10))" table:style-name="ce26">
            <text:p>1.3664</text:p>
          </table:table-cell>
          <table:table-cell office:value-type="float" office:value="2.9651318896788488" table:formula="of:=[.E90]*[.C$16]" table:style-name="ce51">
            <text:p>2.97</text:p>
          </table:table-cell>
          <table:table-cell office:value-type="float" office:value="3" table:formula="of:=ROUND([.F90];0)" table:style-name="ce32">
            <text:p>3</text:p>
          </table:table-cell>
          <table:table-cell office:value-type="float" office:value="190.42432264776241" table:formula="of:=[.E90]*[.$C$17]" table:style-name="ce51">
            <text:p>190.42</text:p>
          </table:table-cell>
          <table:table-cell office:value-type="float" office:value="190" table:formula="of:=ROUND([.H90];0)" table:style-name="ce32">
            <text:p>190</text:p>
          </table:table-cell>
          <table:table-cell office:value-type="float" office:value="2" table:formula="of:=FLOOR(([.I90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8" table:style-name="ce32">
            <text:p>68</text:p>
          </table:table-cell>
          <table:table-cell office:value-type="float" office:value="0.21914062499999998" table:formula="of:=[.B91]*[.C$11]/[.C$12]" table:style-name="ce50">
            <text:p>0.219</text:p>
          </table:table-cell>
          <table:table-cell office:value-type="float" office:value="1.376079277864992" table:formula="of:=[.C91]/[.$E$10]" table:style-name="ce25">
            <text:p>1.376</text:p>
          </table:table-cell>
          <table:table-cell office:value-type="float" office:value="1.3728020776622087" table:formula="of:=(10^([.D91]/10))" table:style-name="ce26">
            <text:p>1.3728</text:p>
          </table:table-cell>
          <table:table-cell office:value-type="float" office:value="2.9789805085269929" table:formula="of:=[.E91]*[.C$16]" table:style-name="ce51">
            <text:p>2.98</text:p>
          </table:table-cell>
          <table:table-cell office:value-type="float" office:value="3" table:formula="of:=ROUND([.F91];0)" table:style-name="ce32">
            <text:p>3</text:p>
          </table:table-cell>
          <table:table-cell office:value-type="float" office:value="191.31369754300542" table:formula="of:=[.E91]*[.$C$17]" table:style-name="ce51">
            <text:p>191.31</text:p>
          </table:table-cell>
          <table:table-cell office:value-type="float" office:value="191" table:formula="of:=ROUND([.H91];0)" table:style-name="ce32">
            <text:p>191</text:p>
          </table:table-cell>
          <table:table-cell office:value-type="float" office:value="2" table:formula="of:=FLOOR(([.I91]/64);1)" table:style-name="ce32">
            <text:p>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9" table:style-name="ce32">
            <text:p>69</text:p>
          </table:table-cell>
          <table:table-cell office:value-type="float" office:value="0.22236328124999999" table:formula="of:=[.B92]*[.C$11]/[.C$12]" table:style-name="ce50">
            <text:p>0.222</text:p>
          </table:table-cell>
          <table:table-cell office:value-type="float" office:value="1.3963157378335949" table:formula="of:=[.C92]/[.$E$10]" table:style-name="ce25">
            <text:p>1.396</text:p>
          </table:table-cell>
          <table:table-cell office:value-type="float" office:value="1.3792137360419459" table:formula="of:=(10^([.D92]/10))" table:style-name="ce26">
            <text:p>1.3792</text:p>
          </table:table-cell>
          <table:table-cell office:value-type="float" office:value="2.9928938072110225" table:formula="of:=[.E92]*[.C$16]" table:style-name="ce51">
            <text:p>2.99</text:p>
          </table:table-cell>
          <table:table-cell office:value-type="float" office:value="3" table:formula="of:=ROUND([.F92];0)" table:style-name="ce32">
            <text:p>3</text:p>
          </table:table-cell>
          <table:table-cell office:value-type="float" office:value="192.20722625480559" table:formula="of:=[.E92]*[.$C$17]" table:style-name="ce51">
            <text:p>192.21</text:p>
          </table:table-cell>
          <table:table-cell office:value-type="float" office:value="192" table:formula="of:=ROUND([.H92];0)" table:style-name="ce32">
            <text:p>192</text:p>
          </table:table-cell>
          <table:table-cell office:value-type="float" office:value="3" table:formula="of:=FLOOR(([.I92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0" table:style-name="ce32">
            <text:p>70</text:p>
          </table:table-cell>
          <table:table-cell office:value-type="float" office:value="0.2255859375" table:formula="of:=[.B93]*[.C$11]/[.C$12]" table:style-name="ce50">
            <text:p>0.226</text:p>
          </table:table-cell>
          <table:table-cell office:value-type="float" office:value="1.4165521978021978" table:formula="of:=[.C93]/[.$E$10]" table:style-name="ce25">
            <text:p>1.417</text:p>
          </table:table-cell>
          <table:table-cell office:value-type="float" office:value="1.3856553400080478" table:formula="of:=(10^([.D93]/10))" table:style-name="ce26">
            <text:p>1.3857</text:p>
          </table:table-cell>
          <table:table-cell office:value-type="float" office:value="3.0068720878174635" table:formula="of:=[.E93]*[.C$16]" table:style-name="ce51">
            <text:p>3.01</text:p>
          </table:table-cell>
          <table:table-cell office:value-type="float" office:value="3" table:formula="of:=ROUND([.F93];0)" table:style-name="ce32">
            <text:p>3</text:p>
          </table:table-cell>
          <table:table-cell office:value-type="float" office:value="193.10492818352157" table:formula="of:=[.E93]*[.$C$17]" table:style-name="ce51">
            <text:p>193.10</text:p>
          </table:table-cell>
          <table:table-cell office:value-type="float" office:value="193" table:formula="of:=ROUND([.H93];0)" table:style-name="ce32">
            <text:p>193</text:p>
          </table:table-cell>
          <table:table-cell office:value-type="float" office:value="3" table:formula="of:=FLOOR(([.I93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1" table:style-name="ce32">
            <text:p>71</text:p>
          </table:table-cell>
          <table:table-cell office:value-type="float" office:value="0.22880859374999998" table:formula="of:=[.B94]*[.C$11]/[.C$12]" table:style-name="ce50">
            <text:p>0.229</text:p>
          </table:table-cell>
          <table:table-cell office:value-type="float" office:value="1.4367886577708004" table:formula="of:=[.C94]/[.$E$10]" table:style-name="ce25">
            <text:p>1.437</text:p>
          </table:table-cell>
          <table:table-cell office:value-type="float" office:value="1.3921270294210764" table:formula="of:=(10^([.D94]/10))" table:style-name="ce26">
            <text:p>1.3921</text:p>
          </table:table-cell>
          <table:table-cell office:value-type="float" office:value="3.0209156538437356" table:formula="of:=[.E94]*[.C$16]" table:style-name="ce51">
            <text:p>3.02</text:p>
          </table:table-cell>
          <table:table-cell office:value-type="float" office:value="3" table:formula="of:=ROUND([.F94];0)" table:style-name="ce32">
            <text:p>3</text:p>
          </table:table-cell>
          <table:table-cell office:value-type="float" office:value="194.00682282012122" table:formula="of:=[.E94]*[.$C$17]" table:style-name="ce51">
            <text:p>194.01</text:p>
          </table:table-cell>
          <table:table-cell office:value-type="float" office:value="194" table:formula="of:=ROUND([.H94];0)" table:style-name="ce32">
            <text:p>194</text:p>
          </table:table-cell>
          <table:table-cell office:value-type="float" office:value="3" table:formula="of:=FLOOR(([.I94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2" table:style-name="ce32">
            <text:p>72</text:p>
          </table:table-cell>
          <table:table-cell office:value-type="float" office:value="0.23203124999999999" table:formula="of:=[.B95]*[.C$11]/[.C$12]" table:style-name="ce50">
            <text:p>0.232</text:p>
          </table:table-cell>
          <table:table-cell office:value-type="float" office:value="1.4570251177394034" table:formula="of:=[.C95]/[.$E$10]" table:style-name="ce25">
            <text:p>1.457</text:p>
          </table:table-cell>
          <table:table-cell office:value-type="float" office:value="1.3986289447948104" table:formula="of:=(10^([.D95]/10))" table:style-name="ce26">
            <text:p>1.3986</text:p>
          </table:table-cell>
          <table:table-cell office:value-type="float" office:value="3.0350248102047384" table:formula="of:=[.E95]*[.C$16]" table:style-name="ce51">
            <text:p>3.04</text:p>
          </table:table-cell>
          <table:table-cell office:value-type="float" office:value="3" table:formula="of:=ROUND([.F95];0)" table:style-name="ce32">
            <text:p>3</text:p>
          </table:table-cell>
          <table:table-cell office:value-type="float" office:value="194.91292974660479" table:formula="of:=[.E95]*[.$C$17]" table:style-name="ce51">
            <text:p>194.91</text:p>
          </table:table-cell>
          <table:table-cell office:value-type="float" office:value="195" table:formula="of:=ROUND([.H95];0)" table:style-name="ce32">
            <text:p>195</text:p>
          </table:table-cell>
          <table:table-cell office:value-type="float" office:value="3" table:formula="of:=FLOOR(([.I95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3" table:style-name="ce32">
            <text:p>73</text:p>
          </table:table-cell>
          <table:table-cell office:value-type="float" office:value="0.23525390624999998" table:formula="of:=[.B96]*[.C$11]/[.C$12]" table:style-name="ce50">
            <text:p>0.235</text:p>
          </table:table-cell>
          <table:table-cell office:value-type="float" office:value="1.477261577708006" table:formula="of:=[.C96]/[.$E$10]" table:style-name="ce25">
            <text:p>1.477</text:p>
          </table:table-cell>
          <table:table-cell office:value-type="float" office:value="1.4051612272992975" table:formula="of:=(10^([.D96]/10))" table:style-name="ce26">
            <text:p>1.4052</text:p>
          </table:table-cell>
          <table:table-cell office:value-type="float" office:value="3.0491998632394752" table:formula="of:=[.E96]*[.C$16]" table:style-name="ce51">
            <text:p>3.05</text:p>
          </table:table-cell>
          <table:table-cell office:value-type="float" office:value="3" table:formula="of:=ROUND([.F96];0)" table:style-name="ce32">
            <text:p>3</text:p>
          </table:table-cell>
          <table:table-cell office:value-type="float" office:value="195.82326863643013" table:formula="of:=[.E96]*[.$C$17]" table:style-name="ce51">
            <text:p>195.82</text:p>
          </table:table-cell>
          <table:table-cell office:value-type="float" office:value="196" table:formula="of:=ROUND([.H96];0)" table:style-name="ce32">
            <text:p>196</text:p>
          </table:table-cell>
          <table:table-cell office:value-type="float" office:value="3" table:formula="of:=FLOOR(([.I96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4" table:style-name="ce32">
            <text:p>74</text:p>
          </table:table-cell>
          <table:table-cell office:value-type="float" office:value="0.23847656249999999" table:formula="of:=[.B97]*[.C$11]/[.C$12]" table:style-name="ce50">
            <text:p>0.238</text:p>
          </table:table-cell>
          <table:table-cell office:value-type="float" office:value="1.4974980376766089" table:formula="of:=[.C97]/[.$E$10]" table:style-name="ce25">
            <text:p>1.497</text:p>
          </table:table-cell>
          <table:table-cell office:value-type="float" office:value="1.4117240187639182" table:formula="of:=(10^([.D97]/10))" table:style-name="ce26">
            <text:p>1.4117</text:p>
          </table:table-cell>
          <table:table-cell office:value-type="float" office:value="3.0634411207177021" table:formula="of:=[.E97]*[.C$16]" table:style-name="ce51">
            <text:p>3.06</text:p>
          </table:table-cell>
          <table:table-cell office:value-type="float" office:value="3" table:formula="of:=ROUND([.F97];0)" table:style-name="ce32">
            <text:p>3</text:p>
          </table:table-cell>
          <table:table-cell office:value-type="float" office:value="196.73785925493965" table:formula="of:=[.E97]*[.$C$17]" table:style-name="ce51">
            <text:p>196.74</text:p>
          </table:table-cell>
          <table:table-cell office:value-type="float" office:value="197" table:formula="of:=ROUND([.H97];0)" table:style-name="ce32">
            <text:p>197</text:p>
          </table:table-cell>
          <table:table-cell office:value-type="float" office:value="3" table:formula="of:=FLOOR(([.I97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5" table:style-name="ce32">
            <text:p>75</text:p>
          </table:table-cell>
          <table:table-cell office:value-type="float" office:value="0.24169921875" table:formula="of:=[.B98]*[.C$11]/[.C$12]" table:style-name="ce50">
            <text:p>0.242</text:p>
          </table:table-cell>
          <table:table-cell office:value-type="float" office:value="1.5177344976452118" table:formula="of:=[.C98]/[.$E$10]" table:style-name="ce25">
            <text:p>1.518</text:p>
          </table:table-cell>
          <table:table-cell office:value-type="float" office:value="1.4183174616804659" table:formula="of:=(10^([.D98]/10))" table:style-name="ce26">
            <text:p>1.4183</text:p>
          </table:table-cell>
          <table:table-cell office:value-type="float" office:value="3.0777488918466109" table:formula="of:=[.E98]*[.C$16]" table:style-name="ce51">
            <text:p>3.08</text:p>
          </table:table-cell>
          <table:table-cell office:value-type="float" office:value="3" table:formula="of:=ROUND([.F98];0)" table:style-name="ce32">
            <text:p>3</text:p>
          </table:table-cell>
          <table:table-cell office:value-type="float" office:value="197.65672145978974" table:formula="of:=[.E98]*[.$C$17]" table:style-name="ce51">
            <text:p>197.66</text:p>
          </table:table-cell>
          <table:table-cell office:value-type="float" office:value="198" table:formula="of:=ROUND([.H98];0)" table:style-name="ce32">
            <text:p>198</text:p>
          </table:table-cell>
          <table:table-cell office:value-type="float" office:value="3" table:formula="of:=FLOOR(([.I98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6" table:style-name="ce32">
            <text:p>76</text:p>
          </table:table-cell>
          <table:table-cell office:value-type="float" office:value="0.24492187499999998" table:formula="of:=[.B99]*[.C$11]/[.C$12]" table:style-name="ce50">
            <text:p>0.245</text:p>
          </table:table-cell>
          <table:table-cell office:value-type="float" office:value="1.5379709576138145" table:formula="of:=[.C99]/[.$E$10]" table:style-name="ce25">
            <text:p>1.538</text:p>
          </table:table-cell>
          <table:table-cell office:value-type="float" office:value="1.4249416992062403" table:formula="of:=(10^([.D99]/10))" table:style-name="ce26">
            <text:p>1.4249</text:p>
          </table:table-cell>
          <table:table-cell office:value-type="float" office:value="3.0921234872775414" table:formula="of:=[.E99]*[.C$16]" table:style-name="ce51">
            <text:p>3.09</text:p>
          </table:table-cell>
          <table:table-cell office:value-type="float" office:value="3" table:formula="of:=ROUND([.F99];0)" table:style-name="ce32">
            <text:p>3</text:p>
          </table:table-cell>
          <table:table-cell office:value-type="float" office:value="198.57987520138167" table:formula="of:=[.E99]*[.$C$17]" table:style-name="ce51">
            <text:p>198.58</text:p>
          </table:table-cell>
          <table:table-cell office:value-type="float" office:value="199" table:formula="of:=ROUND([.H99];0)" table:style-name="ce32">
            <text:p>199</text:p>
          </table:table-cell>
          <table:table-cell office:value-type="float" office:value="3" table:formula="of:=FLOOR(([.I99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7" table:style-name="ce32">
            <text:p>77</text:p>
          </table:table-cell>
          <table:table-cell office:value-type="float" office:value="0.24814453124999999" table:formula="of:=[.B100]*[.C$11]/[.C$12]" table:style-name="ce50">
            <text:p>0.248</text:p>
          </table:table-cell>
          <table:table-cell office:value-type="float" office:value="1.5582074175824174" table:formula="of:=[.C100]/[.$E$10]" table:style-name="ce25">
            <text:p>1.558</text:p>
          </table:table-cell>
          <table:table-cell office:value-type="float" office:value="1.4315968751671557" table:formula="of:=(10^([.D100]/10))" table:style-name="ce26">
            <text:p>1.4316</text:p>
          </table:table-cell>
          <table:table-cell office:value-type="float" office:value="3.1065652191127278" table:formula="of:=[.E100]*[.C$16]" table:style-name="ce51">
            <text:p>3.11</text:p>
          </table:table-cell>
          <table:table-cell office:value-type="float" office:value="3" table:formula="of:=ROUND([.F100];0)" table:style-name="ce32">
            <text:p>3</text:p>
          </table:table-cell>
          <table:table-cell office:value-type="float" office:value="199.50734052329483" table:formula="of:=[.E100]*[.$C$17]" table:style-name="ce51">
            <text:p>199.51</text:p>
          </table:table-cell>
          <table:table-cell office:value-type="float" office:value="200" table:formula="of:=ROUND([.H100];0)" table:style-name="ce32">
            <text:p>200</text:p>
          </table:table-cell>
          <table:table-cell office:value-type="float" office:value="3" table:formula="of:=FLOOR(([.I100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8" table:style-name="ce32">
            <text:p>78</text:p>
          </table:table-cell>
          <table:table-cell office:value-type="float" office:value="0.25136718749999998" table:formula="of:=[.B101]*[.C$11]/[.C$12]" table:style-name="ce50">
            <text:p>0.251</text:p>
          </table:table-cell>
          <table:table-cell office:value-type="float" office:value="1.5784438775510203" table:formula="of:=[.C101]/[.$E$10]" table:style-name="ce25">
            <text:p>1.578</text:p>
          </table:table-cell>
          <table:table-cell office:value-type="float" office:value="1.4382831340608646" table:formula="of:=(10^([.D101]/10))" table:style-name="ce26">
            <text:p>1.4383</text:p>
          </table:table-cell>
          <table:table-cell office:value-type="float" office:value="3.1210744009120761" table:formula="of:=[.E101]*[.C$16]" table:style-name="ce51">
            <text:p>3.12</text:p>
          </table:table-cell>
          <table:table-cell office:value-type="float" office:value="3" table:formula="of:=ROUND([.F101];0)" table:style-name="ce32">
            <text:p>3</text:p>
          </table:table-cell>
          <table:table-cell office:value-type="float" office:value="200.43913756272212" table:formula="of:=[.E101]*[.$C$17]" table:style-name="ce51">
            <text:p>200.44</text:p>
          </table:table-cell>
          <table:table-cell office:value-type="float" office:value="200" table:formula="of:=ROUND([.H101];0)" table:style-name="ce32">
            <text:p>200</text:p>
          </table:table-cell>
          <table:table-cell office:value-type="float" office:value="3" table:formula="of:=FLOOR(([.I101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9" table:style-name="ce32">
            <text:p>79</text:p>
          </table:table-cell>
          <table:table-cell office:value-type="float" office:value="0.25458984374999999" table:formula="of:=[.B102]*[.C$11]/[.C$12]" table:style-name="ce50">
            <text:p>0.255</text:p>
          </table:table-cell>
          <table:table-cell office:value-type="float" office:value="1.5986803375196232" table:formula="of:=[.C102]/[.$E$10]" table:style-name="ce25">
            <text:p>1.599</text:p>
          </table:table-cell>
          <table:table-cell office:value-type="float" office:value="1.4450006210598936" table:formula="of:=(10^([.D102]/10))" table:style-name="ce26">
            <text:p>1.4450</text:p>
          </table:table-cell>
          <table:table-cell office:value-type="float" office:value="3.135651347699969" table:formula="of:=[.E102]*[.C$16]" table:style-name="ce51">
            <text:p>3.14</text:p>
          </table:table-cell>
          <table:table-cell office:value-type="float" office:value="3" table:formula="of:=ROUND([.F102];0)" table:style-name="ce32">
            <text:p>3</text:p>
          </table:table-cell>
          <table:table-cell office:value-type="float" office:value="201.37528655090679" table:formula="of:=[.E102]*[.$C$17]" table:style-name="ce51">
            <text:p>201.38</text:p>
          </table:table-cell>
          <table:table-cell office:value-type="float" office:value="201" table:formula="of:=ROUND([.H102];0)" table:style-name="ce32">
            <text:p>201</text:p>
          </table:table-cell>
          <table:table-cell office:value-type="float" office:value="3" table:formula="of:=FLOOR(([.I102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0" table:style-name="ce32">
            <text:p>80</text:p>
          </table:table-cell>
          <table:table-cell office:value-type="float" office:value="0.2578125" table:formula="of:=[.B103]*[.C$11]/[.C$12]" table:style-name="ce50">
            <text:p>0.258</text:p>
          </table:table-cell>
          <table:table-cell office:value-type="float" office:value="1.6189167974882259" table:formula="of:=[.C103]/[.$E$10]" table:style-name="ce25">
            <text:p>1.619</text:p>
          </table:table-cell>
          <table:table-cell office:value-type="float" office:value="1.4517494820147965" table:formula="of:=(10^([.D103]/10))" table:style-name="ce26">
            <text:p>1.4517</text:p>
          </table:table-cell>
          <table:table-cell office:value-type="float" office:value="3.1502963759721081" table:formula="of:=[.E103]*[.C$16]" table:style-name="ce51">
            <text:p>3.15</text:p>
          </table:table-cell>
          <table:table-cell office:value-type="float" office:value="3" table:formula="of:=ROUND([.F103];0)" table:style-name="ce32">
            <text:p>3</text:p>
          </table:table-cell>
          <table:table-cell office:value-type="float" office:value="202.31580781358207" table:formula="of:=[.E103]*[.$C$17]" table:style-name="ce51">
            <text:p>202.32</text:p>
          </table:table-cell>
          <table:table-cell office:value-type="float" office:value="202" table:formula="of:=ROUND([.H103];0)" table:style-name="ce32">
            <text:p>202</text:p>
          </table:table-cell>
          <table:table-cell office:value-type="float" office:value="3" table:formula="of:=FLOOR(([.I103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1" table:style-name="ce32">
            <text:p>81</text:p>
          </table:table-cell>
          <table:table-cell office:value-type="float" office:value="0.26103515625000001" table:formula="of:=[.B104]*[.C$11]/[.C$12]" table:style-name="ce50">
            <text:p>0.261</text:p>
          </table:table-cell>
          <table:table-cell office:value-type="float" office:value="1.6391532574568288" table:formula="of:=[.C104]/[.$E$10]" table:style-name="ce25">
            <text:p>1.639</text:p>
          </table:table-cell>
          <table:table-cell office:value-type="float" office:value="1.4585298634573203" table:formula="of:=(10^([.D104]/10))" table:style-name="ce26">
            <text:p>1.4585</text:p>
          </table:table-cell>
          <table:table-cell office:value-type="float" office:value="3.165009803702385" table:formula="of:=[.E104]*[.C$16]" table:style-name="ce51">
            <text:p>3.17</text:p>
          </table:table-cell>
          <table:table-cell office:value-type="float" office:value="3" table:formula="of:=ROUND([.F104];0)" table:style-name="ce32">
            <text:p>3</text:p>
          </table:table-cell>
          <table:table-cell office:value-type="float" office:value="203.26072177141216" table:formula="of:=[.E104]*[.$C$17]" table:style-name="ce51">
            <text:p>203.26</text:p>
          </table:table-cell>
          <table:table-cell office:value-type="float" office:value="203" table:formula="of:=ROUND([.H104];0)" table:style-name="ce32">
            <text:p>203</text:p>
          </table:table-cell>
          <table:table-cell office:value-type="float" office:value="3" table:formula="of:=FLOOR(([.I104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2" table:style-name="ce32">
            <text:p>82</text:p>
          </table:table-cell>
          <table:table-cell office:value-type="float" office:value="0.26425781249999997" table:formula="of:=[.B105]*[.C$11]/[.C$12]" table:style-name="ce50">
            <text:p>0.264</text:p>
          </table:table-cell>
          <table:table-cell office:value-type="float" office:value="1.6593897174254315" table:formula="of:=[.C105]/[.$E$10]" table:style-name="ce25">
            <text:p>1.659</text:p>
          </table:table-cell>
          <table:table-cell office:value-type="float" office:value="1.4653419126035876" table:formula="of:=(10^([.D105]/10))" table:style-name="ce26">
            <text:p>1.4653</text:p>
          </table:table-cell>
          <table:table-cell office:value-type="float" office:value="3.1797919503497849" table:formula="of:=[.E105]*[.C$16]" table:style-name="ce51">
            <text:p>3.18</text:p>
          </table:table-cell>
          <table:table-cell office:value-type="float" office:value="3" table:formula="of:=ROUND([.F105];0)" table:style-name="ce32">
            <text:p>3</text:p>
          </table:table-cell>
          <table:table-cell office:value-type="float" office:value="204.210048940436" table:formula="of:=[.E105]*[.$C$17]" table:style-name="ce51">
            <text:p>204.21</text:p>
          </table:table-cell>
          <table:table-cell office:value-type="float" office:value="204" table:formula="of:=ROUND([.H105];0)" table:style-name="ce32">
            <text:p>204</text:p>
          </table:table-cell>
          <table:table-cell office:value-type="float" office:value="3" table:formula="of:=FLOOR(([.I105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3" table:style-name="ce32">
            <text:p>83</text:p>
          </table:table-cell>
          <table:table-cell office:value-type="float" office:value="0.26748046874999998" table:formula="of:=[.B106]*[.C$11]/[.C$12]" table:style-name="ce50">
            <text:p>0.267</text:p>
          </table:table-cell>
          <table:table-cell office:value-type="float" office:value="1.6796261773940344" table:formula="of:=[.C106]/[.$E$10]" table:style-name="ce25">
            <text:p>1.680</text:p>
          </table:table-cell>
          <table:table-cell office:value-type="float" office:value="1.4721857773572922" table:formula="of:=(10^([.D106]/10))" table:style-name="ce26">
            <text:p>1.4722</text:p>
          </table:table-cell>
          <table:table-cell office:value-type="float" office:value="3.1946431368653241" table:formula="of:=[.E106]*[.C$16]" table:style-name="ce51">
            <text:p>3.19</text:p>
          </table:table-cell>
          <table:table-cell office:value-type="float" office:value="3" table:formula="of:=ROUND([.F106];0)" table:style-name="ce32">
            <text:p>3</text:p>
          </table:table-cell>
          <table:table-cell office:value-type="float" office:value="205.16380993251227" table:formula="of:=[.E106]*[.$C$17]" table:style-name="ce51">
            <text:p>205.16</text:p>
          </table:table-cell>
          <table:table-cell office:value-type="float" office:value="205" table:formula="of:=ROUND([.H106];0)" table:style-name="ce32">
            <text:p>205</text:p>
          </table:table-cell>
          <table:table-cell office:value-type="float" office:value="3" table:formula="of:=FLOOR(([.I106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4" table:style-name="ce32">
            <text:p>84</text:p>
          </table:table-cell>
          <table:table-cell office:value-type="float" office:value="0.27070312499999999" table:formula="of:=[.B107]*[.C$11]/[.C$12]" table:style-name="ce50">
            <text:p>0.271</text:p>
          </table:table-cell>
          <table:table-cell office:value-type="float" office:value="1.6998626373626373" table:formula="of:=[.C107]/[.$E$10]" table:style-name="ce25">
            <text:p>1.700</text:p>
          </table:table-cell>
          <table:table-cell office:value-type="float" office:value="1.4790616063129103" table:formula="of:=(10^([.D107]/10))" table:style-name="ce26">
            <text:p>1.4791</text:p>
          </table:table-cell>
          <table:table-cell office:value-type="float" office:value="3.2095636856990151" table:formula="of:=[.E107]*[.C$16]" table:style-name="ce51">
            <text:p>3.21</text:p>
          </table:table-cell>
          <table:table-cell office:value-type="float" office:value="3" table:formula="of:=ROUND([.F107];0)" table:style-name="ce32">
            <text:p>3</text:p>
          </table:table-cell>
          <table:table-cell office:value-type="float" office:value="206.12202545576719" table:formula="of:=[.E107]*[.$C$17]" table:style-name="ce51">
            <text:p>206.12</text:p>
          </table:table-cell>
          <table:table-cell office:value-type="float" office:value="206" table:formula="of:=ROUND([.H107];0)" table:style-name="ce32">
            <text:p>206</text:p>
          </table:table-cell>
          <table:table-cell office:value-type="float" office:value="3" table:formula="of:=FLOOR(([.I107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5" table:style-name="ce32">
            <text:p>85</text:p>
          </table:table-cell>
          <table:table-cell office:value-type="float" office:value="0.27392578125" table:formula="of:=[.B108]*[.C$11]/[.C$12]" table:style-name="ce50">
            <text:p>0.274</text:p>
          </table:table-cell>
          <table:table-cell office:value-type="float" office:value="1.7200990973312402" table:formula="of:=[.C108]/[.$E$10]" table:style-name="ce25">
            <text:p>1.720</text:p>
          </table:table-cell>
          <table:table-cell office:value-type="float" office:value="1.4859695487589277" table:formula="of:=(10^([.D108]/10))" table:style-name="ce26">
            <text:p>1.4860</text:p>
          </table:table-cell>
          <table:table-cell office:value-type="float" office:value="3.2245539208068732" table:formula="of:=[.E108]*[.C$16]" table:style-name="ce51">
            <text:p>3.22</text:p>
          </table:table-cell>
          <table:table-cell office:value-type="float" office:value="3" table:formula="of:=ROUND([.F108];0)" table:style-name="ce32">
            <text:p>3</text:p>
          </table:table-cell>
          <table:table-cell office:value-type="float" office:value="207.08471631504418" table:formula="of:=[.E108]*[.$C$17]" table:style-name="ce51">
            <text:p>207.08</text:p>
          </table:table-cell>
          <table:table-cell office:value-type="float" office:value="207" table:formula="of:=ROUND([.H108];0)" table:style-name="ce32">
            <text:p>207</text:p>
          </table:table-cell>
          <table:table-cell office:value-type="float" office:value="3" table:formula="of:=FLOOR(([.I108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6" table:style-name="ce32">
            <text:p>86</text:p>
          </table:table-cell>
          <table:table-cell office:value-type="float" office:value="0.27714843750000001" table:formula="of:=[.B109]*[.C$11]/[.C$12]" table:style-name="ce50">
            <text:p>0.277</text:p>
          </table:table-cell>
          <table:table-cell office:value-type="float" office:value="1.7403355572998431" table:formula="of:=[.C109]/[.$E$10]" table:style-name="ce25">
            <text:p>1.740</text:p>
          </table:table-cell>
          <table:table-cell office:value-type="float" office:value="1.4929097546810799" table:formula="of:=(10^([.D109]/10))" table:style-name="ce26">
            <text:p>1.4929</text:p>
          </table:table-cell>
          <table:table-cell office:value-type="float" office:value="3.2396141676579431" table:formula="of:=[.E109]*[.C$16]" table:style-name="ce51">
            <text:p>3.24</text:p>
          </table:table-cell>
          <table:table-cell office:value-type="float" office:value="3" table:formula="of:=ROUND([.F109];0)" table:style-name="ce32">
            <text:p>3</text:p>
          </table:table-cell>
          <table:table-cell office:value-type="float" office:value="208.0519034123553" table:formula="of:=[.E109]*[.$C$17]" table:style-name="ce51">
            <text:p>208.05</text:p>
          </table:table-cell>
          <table:table-cell office:value-type="float" office:value="208" table:formula="of:=ROUND([.H109];0)" table:style-name="ce32">
            <text:p>208</text:p>
          </table:table-cell>
          <table:table-cell office:value-type="float" office:value="3" table:formula="of:=FLOOR(([.I109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7" table:style-name="ce32">
            <text:p>87</text:p>
          </table:table-cell>
          <table:table-cell office:value-type="float" office:value="0.28037109374999997" table:formula="of:=[.B110]*[.C$11]/[.C$12]" table:style-name="ce50">
            <text:p>0.280</text:p>
          </table:table-cell>
          <table:table-cell office:value-type="float" office:value="1.7605720172684456" table:formula="of:=[.C110]/[.$E$10]" table:style-name="ce25">
            <text:p>1.761</text:p>
          </table:table-cell>
          <table:table-cell office:value-type="float" office:value="1.4998823747656098" table:formula="of:=(10^([.D110]/10))" table:style-name="ce26">
            <text:p>1.4999</text:p>
          </table:table-cell>
          <table:table-cell office:value-type="float" office:value="3.2547447532413734" table:formula="of:=[.E110]*[.C$16]" table:style-name="ce51">
            <text:p>3.25</text:p>
          </table:table-cell>
          <table:table-cell office:value-type="float" office:value="3" table:formula="of:=ROUND([.F110];0)" table:style-name="ce32">
            <text:p>3</text:p>
          </table:table-cell>
          <table:table-cell office:value-type="float" office:value="209.0236077473354" table:formula="of:=[.E110]*[.$C$17]" table:style-name="ce51">
            <text:p>209.02</text:p>
          </table:table-cell>
          <table:table-cell office:value-type="float" office:value="209" table:formula="of:=ROUND([.H110];0)" table:style-name="ce32">
            <text:p>209</text:p>
          </table:table-cell>
          <table:table-cell office:value-type="float" office:value="3" table:formula="of:=FLOOR(([.I110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8" table:style-name="ce32">
            <text:p>88</text:p>
          </table:table-cell>
          <table:table-cell office:value-type="float" office:value="0.28359374999999998" table:formula="of:=[.B111]*[.C$11]/[.C$12]" table:style-name="ce50">
            <text:p>0.284</text:p>
          </table:table-cell>
          <table:table-cell office:value-type="float" office:value="1.7808084772370485" table:formula="of:=[.C111]/[.$E$10]" table:style-name="ce25">
            <text:p>1.781</text:p>
          </table:table-cell>
          <table:table-cell office:value-type="float" office:value="1.5068875604025391" table:formula="of:=(10^([.D111]/10))" table:style-name="ce26">
            <text:p>1.5069</text:p>
          </table:table-cell>
          <table:table-cell office:value-type="float" office:value="3.2699460060735097" table:formula="of:=[.E111]*[.C$16]" table:style-name="ce51">
            <text:p>3.27</text:p>
          </table:table-cell>
          <table:table-cell office:value-type="float" office:value="3" table:formula="of:=ROUND([.F111];0)" table:style-name="ce32">
            <text:p>3</text:p>
          </table:table-cell>
          <table:table-cell office:value-type="float" office:value="209.99985041769787" table:formula="of:=[.E111]*[.$C$17]" table:style-name="ce51">
            <text:p>210.00</text:p>
          </table:table-cell>
          <table:table-cell office:value-type="float" office:value="210" table:formula="of:=ROUND([.H111];0)" table:style-name="ce32">
            <text:p>210</text:p>
          </table:table-cell>
          <table:table-cell office:value-type="float" office:value="3" table:formula="of:=FLOOR(([.I111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9" table:style-name="ce32">
            <text:p>89</text:p>
          </table:table-cell>
          <table:table-cell office:value-type="float" office:value="0.28681640624999999" table:formula="of:=[.B112]*[.C$11]/[.C$12]" table:style-name="ce50">
            <text:p>0.287</text:p>
          </table:table-cell>
          <table:table-cell office:value-type="float" office:value="1.8010449372056514" table:formula="of:=[.C112]/[.$E$10]" table:style-name="ce25">
            <text:p>1.801</text:p>
          </table:table-cell>
          <table:table-cell office:value-type="float" office:value="1.5139254636889543" table:formula="of:=(10^([.D112]/10))" table:style-name="ce26">
            <text:p>1.5139</text:p>
          </table:table-cell>
          <table:table-cell office:value-type="float" office:value="3.2852182562050309" table:formula="of:=[.E112]*[.C$16]" table:style-name="ce51">
            <text:p>3.29</text:p>
          </table:table-cell>
          <table:table-cell office:value-type="float" office:value="3" table:formula="of:=ROUND([.F112];0)" table:style-name="ce32">
            <text:p>3</text:p>
          </table:table-cell>
          <table:table-cell office:value-type="float" office:value="210.98065261969271" table:formula="of:=[.E112]*[.$C$17]" table:style-name="ce51">
            <text:p>210.98</text:p>
          </table:table-cell>
          <table:table-cell office:value-type="float" office:value="211" table:formula="of:=ROUND([.H112];0)" table:style-name="ce32">
            <text:p>211</text:p>
          </table:table-cell>
          <table:table-cell office:value-type="float" office:value="3" table:formula="of:=FLOOR(([.I112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0" table:style-name="ce32">
            <text:p>90</text:p>
          </table:table-cell>
          <table:table-cell office:value-type="float" office:value="0.2900390625" table:formula="of:=[.B113]*[.C$11]/[.C$12]" table:style-name="ce50">
            <text:p>0.290</text:p>
          </table:table-cell>
          <table:table-cell office:value-type="float" office:value="1.8212813971742543" table:formula="of:=[.C113]/[.$E$10]" table:style-name="ce25">
            <text:p>1.821</text:p>
          </table:table-cell>
          <table:table-cell office:value-type="float" office:value="1.5209962374323105" table:formula="of:=(10^([.D113]/10))" table:style-name="ce26">
            <text:p>1.5210</text:p>
          </table:table-cell>
          <table:table-cell office:value-type="float" office:value="3.3005618352281139" table:formula="of:=[.E113]*[.C$16]" table:style-name="ce51">
            <text:p>3.30</text:p>
          </table:table-cell>
          <table:table-cell office:value-type="float" office:value="3" table:formula="of:=ROUND([.F113];0)" table:style-name="ce32">
            <text:p>3</text:p>
          </table:table-cell>
          <table:table-cell office:value-type="float" office:value="211.96603564856682" table:formula="of:=[.E113]*[.$C$17]" table:style-name="ce51">
            <text:p>211.97</text:p>
          </table:table-cell>
          <table:table-cell office:value-type="float" office:value="212" table:formula="of:=ROUND([.H113];0)" table:style-name="ce32">
            <text:p>212</text:p>
          </table:table-cell>
          <table:table-cell office:value-type="float" office:value="3" table:formula="of:=FLOOR(([.I113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1" table:style-name="ce32">
            <text:p>91</text:p>
          </table:table-cell>
          <table:table-cell office:value-type="float" office:value="0.29326171875000001" table:formula="of:=[.B114]*[.C$11]/[.C$12]" table:style-name="ce50">
            <text:p>0.293</text:p>
          </table:table-cell>
          <table:table-cell office:value-type="float" office:value="1.8415178571428572" table:formula="of:=[.C114]/[.$E$10]" table:style-name="ce25">
            <text:p>1.842</text:p>
          </table:table-cell>
          <table:table-cell office:value-type="float" office:value="1.5281000351537479" table:formula="of:=(10^([.D114]/10))" table:style-name="ce26">
            <text:p>1.5281</text:p>
          </table:table-cell>
          <table:table-cell office:value-type="float" office:value="3.3159770762836329" table:formula="of:=[.E114]*[.C$16]" table:style-name="ce51">
            <text:p>3.32</text:p>
          </table:table-cell>
          <table:table-cell office:value-type="float" office:value="3" table:formula="of:=ROUND([.F114];0)" table:style-name="ce32">
            <text:p>3</text:p>
          </table:table-cell>
          <table:table-cell office:value-type="float" office:value="212.95602089902633" table:formula="of:=[.E114]*[.$C$17]" table:style-name="ce51">
            <text:p>212.96</text:p>
          </table:table-cell>
          <table:table-cell office:value-type="float" office:value="213" table:formula="of:=ROUND([.H114];0)" table:style-name="ce32">
            <text:p>213</text:p>
          </table:table-cell>
          <table:table-cell office:value-type="float" office:value="3" table:formula="of:=FLOOR(([.I114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2" table:style-name="ce32">
            <text:p>92</text:p>
          </table:table-cell>
          <table:table-cell office:value-type="float" office:value="0.29648437499999997" table:formula="of:=[.B115]*[.C$11]/[.C$12]" table:style-name="ce50">
            <text:p>0.296</text:p>
          </table:table-cell>
          <table:table-cell office:value-type="float" office:value="1.8617543171114597" table:formula="of:=[.C115]/[.$E$10]" table:style-name="ce25">
            <text:p>1.862</text:p>
          </table:table-cell>
          <table:table-cell office:value-type="float" office:value="1.5352370110914262" table:formula="of:=(10^([.D115]/10))" table:style-name="ce26">
            <text:p>1.5352</text:p>
          </table:table-cell>
          <table:table-cell office:value-type="float" office:value="3.3314643140683948" table:formula="of:=[.E115]*[.C$16]" table:style-name="ce51">
            <text:p>3.33</text:p>
          </table:table-cell>
          <table:table-cell office:value-type="float" office:value="3" table:formula="of:=ROUND([.F115];0)" table:style-name="ce32">
            <text:p>3</text:p>
          </table:table-cell>
          <table:table-cell office:value-type="float" office:value="213.95062986570119" table:formula="of:=[.E115]*[.$C$17]" table:style-name="ce51">
            <text:p>213.95</text:p>
          </table:table-cell>
          <table:table-cell office:value-type="float" office:value="214" table:formula="of:=ROUND([.H115];0)" table:style-name="ce32">
            <text:p>214</text:p>
          </table:table-cell>
          <table:table-cell office:value-type="float" office:value="3" table:formula="of:=FLOOR(([.I115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3" table:style-name="ce32">
            <text:p>93</text:p>
          </table:table-cell>
          <table:table-cell office:value-type="float" office:value="0.29970703124999998" table:formula="of:=[.B116]*[.C$11]/[.C$12]" table:style-name="ce50">
            <text:p>0.300</text:p>
          </table:table-cell>
          <table:table-cell office:value-type="float" office:value="1.8819907770800626" table:formula="of:=[.C116]/[.$E$10]" table:style-name="ce25">
            <text:p>1.882</text:p>
          </table:table-cell>
          <table:table-cell office:value-type="float" office:value="1.5424073202038726" table:formula="of:=(10^([.D116]/10))" table:style-name="ce26">
            <text:p>1.5424</text:p>
          </table:table-cell>
          <table:table-cell office:value-type="float" office:value="3.3470238848424034" table:formula="of:=[.E116]*[.C$16]" table:style-name="ce51">
            <text:p>3.35</text:p>
          </table:table-cell>
          <table:table-cell office:value-type="float" office:value="3" table:formula="of:=ROUND([.F116];0)" table:style-name="ce32">
            <text:p>3</text:p>
          </table:table-cell>
          <table:table-cell office:value-type="float" office:value="214.94988414361171" table:formula="of:=[.E116]*[.$C$17]" table:style-name="ce51">
            <text:p>214.95</text:p>
          </table:table-cell>
          <table:table-cell office:value-type="float" office:value="215" table:formula="of:=ROUND([.H116];0)" table:style-name="ce32">
            <text:p>215</text:p>
          </table:table-cell>
          <table:table-cell office:value-type="float" office:value="3" table:formula="of:=FLOOR(([.I116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4" table:style-name="ce32">
            <text:p>94</text:p>
          </table:table-cell>
          <table:table-cell office:value-type="float" office:value="0.30292968749999999" table:formula="of:=[.B117]*[.C$11]/[.C$12]" table:style-name="ce50">
            <text:p>0.303</text:p>
          </table:table-cell>
          <table:table-cell office:value-type="float" office:value="1.9022272370486655" table:formula="of:=[.C117]/[.$E$10]" table:style-name="ce25">
            <text:p>1.902</text:p>
          </table:table-cell>
          <table:table-cell office:value-type="float" office:value="1.549611118173347" table:formula="of:=(10^([.D117]/10))" table:style-name="ce26">
            <text:p>1.5496</text:p>
          </table:table-cell>
          <table:table-cell office:value-type="float" office:value="3.3626561264361627" table:formula="of:=[.E117]*[.C$16]" table:style-name="ce51">
            <text:p>3.36</text:p>
          </table:table-cell>
          <table:table-cell office:value-type="float" office:value="3" table:formula="of:=ROUND([.F117];0)" table:style-name="ce32">
            <text:p>3</text:p>
          </table:table-cell>
          <table:table-cell office:value-type="float" office:value="215.95380542863765" table:formula="of:=[.E117]*[.$C$17]" table:style-name="ce51">
            <text:p>215.95</text:p>
          </table:table-cell>
          <table:table-cell office:value-type="float" office:value="216" table:formula="of:=ROUND([.H117];0)" table:style-name="ce32">
            <text:p>216</text:p>
          </table:table-cell>
          <table:table-cell office:value-type="float" office:value="3" table:formula="of:=FLOOR(([.I117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5" table:style-name="ce32">
            <text:p>95</text:p>
          </table:table-cell>
          <table:table-cell office:value-type="float" office:value="0.30615234375" table:formula="of:=[.B118]*[.C$11]/[.C$12]" table:style-name="ce50">
            <text:p>0.306</text:p>
          </table:table-cell>
          <table:table-cell office:value-type="float" office:value="1.9224636970172684" table:formula="of:=[.C118]/[.$E$10]" table:style-name="ce25">
            <text:p>1.922</text:p>
          </table:table-cell>
          <table:table-cell office:value-type="float" office:value="1.5568485614092207" table:formula="of:=(10^([.D118]/10))" table:style-name="ce26">
            <text:p>1.5568</text:p>
          </table:table-cell>
          <table:table-cell office:value-type="float" office:value="3.3783613782580089" table:formula="of:=[.E118]*[.C$16]" table:style-name="ce51">
            <text:p>3.38</text:p>
          </table:table-cell>
          <table:table-cell office:value-type="float" office:value="3" table:formula="of:=ROUND([.F118];0)" table:style-name="ce32">
            <text:p>3</text:p>
          </table:table-cell>
          <table:table-cell office:value-type="float" office:value="216.962415517989" table:formula="of:=[.E118]*[.$C$17]" table:style-name="ce51">
            <text:p>216.96</text:p>
          </table:table-cell>
          <table:table-cell office:value-type="float" office:value="217" table:formula="of:=ROUND([.H118];0)" table:style-name="ce32">
            <text:p>217</text:p>
          </table:table-cell>
          <table:table-cell office:value-type="float" office:value="3" table:formula="of:=FLOOR(([.I118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6" table:style-name="ce32">
            <text:p>96</text:p>
          </table:table-cell>
          <table:table-cell office:value-type="float" office:value="0.30937499999999996" table:formula="of:=[.B119]*[.C$11]/[.C$12]" table:style-name="ce50">
            <text:p>0.309</text:p>
          </table:table-cell>
          <table:table-cell office:value-type="float" office:value="1.9427001569858711" table:formula="of:=[.C119]/[.$E$10]" table:style-name="ce25">
            <text:p>1.943</text:p>
          </table:table-cell>
          <table:table-cell office:value-type="float" office:value="1.5641198070513744" table:formula="of:=(10^([.D119]/10))" table:style-name="ce26">
            <text:p>1.5641</text:p>
          </table:table-cell>
          <table:table-cell office:value-type="float" office:value="3.3941399813014823" table:formula="of:=[.E119]*[.C$16]" table:style-name="ce51">
            <text:p>3.39</text:p>
          </table:table-cell>
          <table:table-cell office:value-type="float" office:value="3" table:formula="of:=ROUND([.F119];0)" table:style-name="ce32">
            <text:p>3</text:p>
          </table:table-cell>
          <table:table-cell office:value-type="float" office:value="217.97573631067957" table:formula="of:=[.E119]*[.$C$17]" table:style-name="ce51">
            <text:p>217.98</text:p>
          </table:table-cell>
          <table:table-cell office:value-type="float" office:value="218" table:formula="of:=ROUND([.H119];0)" table:style-name="ce32">
            <text:p>218</text:p>
          </table:table-cell>
          <table:table-cell office:value-type="float" office:value="3" table:formula="of:=FLOOR(([.I119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7" table:style-name="ce32">
            <text:p>97</text:p>
          </table:table-cell>
          <table:table-cell office:value-type="float" office:value="0.31259765624999997" table:formula="of:=[.B120]*[.C$11]/[.C$12]" table:style-name="ce50">
            <text:p>0.313</text:p>
          </table:table-cell>
          <table:table-cell office:value-type="float" office:value="1.9629366169544737" table:formula="of:=[.C120]/[.$E$10]" table:style-name="ce25">
            <text:p>1.963</text:p>
          </table:table-cell>
          <table:table-cell office:value-type="float" office:value="1.5714250129736089" table:formula="of:=(10^([.D120]/10))" table:style-name="ce26">
            <text:p>1.5714</text:p>
          </table:table-cell>
          <table:table-cell office:value-type="float" office:value="3.4099922781527314" table:formula="of:=[.E120]*[.C$16]" table:style-name="ce51">
            <text:p>3.41</text:p>
          </table:table-cell>
          <table:table-cell office:value-type="float" office:value="3" table:formula="of:=ROUND([.F120];0)" table:style-name="ce32">
            <text:p>3</text:p>
          </table:table-cell>
          <table:table-cell office:value-type="float" office:value="218.99378980800216" table:formula="of:=[.E120]*[.$C$17]" table:style-name="ce51">
            <text:p>218.99</text:p>
          </table:table-cell>
          <table:table-cell office:value-type="float" office:value="219" table:formula="of:=ROUND([.H120];0)" table:style-name="ce32">
            <text:p>219</text:p>
          </table:table-cell>
          <table:table-cell office:value-type="float" office:value="3" table:formula="of:=FLOOR(([.I120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8" table:style-name="ce32">
            <text:p>98</text:p>
          </table:table-cell>
          <table:table-cell office:value-type="float" office:value="0.31582031249999998" table:formula="of:=[.B121]*[.C$11]/[.C$12]" table:style-name="ce50">
            <text:p>0.316</text:p>
          </table:table-cell>
          <table:table-cell office:value-type="float" office:value="1.9831730769230766" table:formula="of:=[.C121]/[.$E$10]" table:style-name="ce25">
            <text:p>1.983</text:p>
          </table:table-cell>
          <table:table-cell office:value-type="float" office:value="1.5787643377870724" table:formula="of:=(10^([.D121]/10))" table:style-name="ce26">
            <text:p>1.5788</text:p>
          </table:table-cell>
          <table:table-cell office:value-type="float" office:value="3.4259186129979469" table:formula="of:=[.E121]*[.C$16]" table:style-name="ce51">
            <text:p>3.43</text:p>
          </table:table-cell>
          <table:table-cell office:value-type="float" office:value="3" table:formula="of:=ROUND([.F121];0)" table:style-name="ce32">
            <text:p>3</text:p>
          </table:table-cell>
          <table:table-cell office:value-type="float" office:value="220.01659811400643" table:formula="of:=[.E121]*[.$C$17]" table:style-name="ce51">
            <text:p>220.02</text:p>
          </table:table-cell>
          <table:table-cell office:value-type="float" office:value="220" table:formula="of:=ROUND([.H121];0)" table:style-name="ce32">
            <text:p>220</text:p>
          </table:table-cell>
          <table:table-cell office:value-type="float" office:value="3" table:formula="of:=FLOOR(([.I121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9" table:style-name="ce32">
            <text:p>99</text:p>
          </table:table-cell>
          <table:table-cell office:value-type="float" office:value="0.31904296874999999" table:formula="of:=[.B122]*[.C$11]/[.C$12]" table:style-name="ce50">
            <text:p>0.319</text:p>
          </table:table-cell>
          <table:table-cell office:value-type="float" office:value="2.0034095368916796" table:formula="of:=[.C122]/[.$E$10]" table:style-name="ce25">
            <text:p>2.003</text:p>
          </table:table-cell>
          <table:table-cell office:value-type="float" office:value="1.5861379408437057" table:formula="of:=(10^([.D122]/10))" table:style-name="ce26">
            <text:p>1.5861</text:p>
          </table:table-cell>
          <table:table-cell office:value-type="float" office:value="3.4419193316308414" table:formula="of:=[.E122]*[.C$16]" table:style-name="ce51">
            <text:p>3.44</text:p>
          </table:table-cell>
          <table:table-cell office:value-type="float" office:value="3" table:formula="of:=ROUND([.F122];0)" table:style-name="ce32">
            <text:p>3</text:p>
          </table:table-cell>
          <table:table-cell office:value-type="float" office:value="221.04418343597885" table:formula="of:=[.E122]*[.$C$17]" table:style-name="ce51">
            <text:p>221.04</text:p>
          </table:table-cell>
          <table:table-cell office:value-type="float" office:value="221" table:formula="of:=ROUND([.H122];0)" table:style-name="ce32">
            <text:p>221</text:p>
          </table:table-cell>
          <table:table-cell office:value-type="float" office:value="3" table:formula="of:=FLOOR(([.I122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0" table:style-name="ce32">
            <text:p>100</text:p>
          </table:table-cell>
          <table:table-cell office:value-type="float" office:value="0.322265625" table:formula="of:=[.B123]*[.C$11]/[.C$12]" table:style-name="ce50">
            <text:p>0.322</text:p>
          </table:table-cell>
          <table:table-cell office:value-type="float" office:value="2.0236459968602825" table:formula="of:=[.C123]/[.$E$10]" table:style-name="ce25">
            <text:p>2.024</text:p>
          </table:table-cell>
          <table:table-cell office:value-type="float" office:value="1.5935459822397007" table:formula="of:=(10^([.D123]/10))" table:style-name="ce26">
            <text:p>1.5935</text:p>
          </table:table-cell>
          <table:table-cell office:value-type="float" office:value="3.4579947814601502" table:formula="of:=[.E123]*[.C$16]" table:style-name="ce51">
            <text:p>3.46</text:p>
          </table:table-cell>
          <table:table-cell office:value-type="float" office:value="3" table:formula="of:=ROUND([.F123];0)" table:style-name="ce32">
            <text:p>3</text:p>
          </table:table-cell>
          <table:table-cell office:value-type="float" office:value="222.0765680849247" table:formula="of:=[.E123]*[.$C$17]" table:style-name="ce51">
            <text:p>222.08</text:p>
          </table:table-cell>
          <table:table-cell office:value-type="float" office:value="222" table:formula="of:=ROUND([.H123];0)" table:style-name="ce32">
            <text:p>222</text:p>
          </table:table-cell>
          <table:table-cell office:value-type="float" office:value="3" table:formula="of:=FLOOR(([.I123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1" table:style-name="ce32">
            <text:p>101</text:p>
          </table:table-cell>
          <table:table-cell office:value-type="float" office:value="0.32548828124999996" table:formula="of:=[.B124]*[.C$11]/[.C$12]" table:style-name="ce50">
            <text:p>0.325</text:p>
          </table:table-cell>
          <table:table-cell office:value-type="float" office:value="2.0438824568288849" table:formula="of:=[.C124]/[.$E$10]" table:style-name="ce25">
            <text:p>2.044</text:p>
          </table:table-cell>
          <table:table-cell office:value-type="float" office:value="1.6009886228189767" table:formula="of:=(10^([.D124]/10))" table:style-name="ce26">
            <text:p>1.6010</text:p>
          </table:table-cell>
          <table:table-cell office:value-type="float" office:value="3.4741453115171792" table:formula="of:=[.E124]*[.C$16]" table:style-name="ce51">
            <text:p>3.47</text:p>
          </table:table-cell>
          <table:table-cell office:value-type="float" office:value="3" table:formula="of:=ROUND([.F124];0)" table:style-name="ce32">
            <text:p>3</text:p>
          </table:table-cell>
          <table:table-cell office:value-type="float" office:value="223.11377447605261" table:formula="of:=[.E124]*[.$C$17]" table:style-name="ce51">
            <text:p>223.11</text:p>
          </table:table-cell>
          <table:table-cell office:value-type="float" office:value="223" table:formula="of:=ROUND([.H124];0)" table:style-name="ce32">
            <text:p>223</text:p>
          </table:table-cell>
          <table:table-cell office:value-type="float" office:value="3" table:formula="of:=FLOOR(([.I124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2" table:style-name="ce32">
            <text:p>102</text:p>
          </table:table-cell>
          <table:table-cell office:value-type="float" office:value="0.32871093749999997" table:formula="of:=[.B125]*[.C$11]/[.C$12]" table:style-name="ce50">
            <text:p>0.329</text:p>
          </table:table-cell>
          <table:table-cell office:value-type="float" office:value="2.0641189167974878" table:formula="of:=[.C125]/[.$E$10]" table:style-name="ce25">
            <text:p>2.064</text:p>
          </table:table-cell>
          <table:table-cell office:value-type="float" office:value="1.6084660241766739" table:formula="of:=(10^([.D125]/10))" table:style-name="ce26">
            <text:p>1.6085</text:p>
          </table:table-cell>
          <table:table-cell office:value-type="float" office:value="3.4903712724633822" table:formula="of:=[.E125]*[.C$16]" table:style-name="ce51">
            <text:p>3.49</text:p>
          </table:table-cell>
          <table:table-cell office:value-type="float" office:value="3" table:formula="of:=ROUND([.F125];0)" table:style-name="ce32">
            <text:p>3</text:p>
          </table:table-cell>
          <table:table-cell office:value-type="float" office:value="224.1558251292613" table:formula="of:=[.E125]*[.$C$17]" table:style-name="ce51">
            <text:p>224.16</text:p>
          </table:table-cell>
          <table:table-cell office:value-type="float" office:value="224" table:formula="of:=ROUND([.H125];0)" table:style-name="ce32">
            <text:p>224</text:p>
          </table:table-cell>
          <table:table-cell office:value-type="float" office:value="3" table:formula="of:=FLOOR(([.I125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3" table:style-name="ce32">
            <text:p>103</text:p>
          </table:table-cell>
          <table:table-cell office:value-type="float" office:value="0.33193359374999998" table:formula="of:=[.B126]*[.C$11]/[.C$12]" table:style-name="ce50">
            <text:p>0.332</text:p>
          </table:table-cell>
          <table:table-cell office:value-type="float" office:value="2.0843553767660907" table:formula="of:=[.C126]/[.$E$10]" table:style-name="ce25">
            <text:p>2.084</text:p>
          </table:table-cell>
          <table:table-cell office:value-type="float" office:value="1.6159783486626604" table:formula="of:=(10^([.D126]/10))" table:style-name="ce26">
            <text:p>1.6160</text:p>
          </table:table-cell>
          <table:table-cell office:value-type="float" office:value="3.5066730165979729" table:formula="of:=[.E126]*[.C$16]" table:style-name="ce51">
            <text:p>3.51</text:p>
          </table:table-cell>
          <table:table-cell office:value-type="float" office:value="4" table:formula="of:=ROUND([.F126];0)" table:style-name="ce32">
            <text:p>4</text:p>
          </table:table-cell>
          <table:table-cell office:value-type="float" office:value="225.20274266962838" table:formula="of:=[.E126]*[.$C$17]" table:style-name="ce51">
            <text:p>225.20</text:p>
          </table:table-cell>
          <table:table-cell office:value-type="float" office:value="225" table:formula="of:=ROUND([.H126];0)" table:style-name="ce32">
            <text:p>225</text:p>
          </table:table-cell>
          <table:table-cell office:value-type="float" office:value="3" table:formula="of:=FLOOR(([.I126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4" table:style-name="ce32">
            <text:p>104</text:p>
          </table:table-cell>
          <table:table-cell office:value-type="float" office:value="0.33515624999999999" table:formula="of:=[.B127]*[.C$11]/[.C$12]" table:style-name="ce50">
            <text:p>0.335</text:p>
          </table:table-cell>
          <table:table-cell office:value-type="float" office:value="2.1045918367346936" table:formula="of:=[.C127]/[.$E$10]" table:style-name="ce25">
            <text:p>2.105</text:p>
          </table:table-cell>
          <table:table-cell office:value-type="float" office:value="1.6235257593850574" table:formula="of:=(10^([.D127]/10))" table:style-name="ce26">
            <text:p>1.6235</text:p>
          </table:table-cell>
          <table:table-cell office:value-type="float" office:value="3.5230508978655743" table:formula="of:=[.E127]*[.C$16]" table:style-name="ce51">
            <text:p>3.52</text:p>
          </table:table-cell>
          <table:table-cell office:value-type="float" office:value="4" table:formula="of:=ROUND([.F127];0)" table:style-name="ce32">
            <text:p>4</text:p>
          </table:table-cell>
          <table:table-cell office:value-type="float" office:value="226.25454982790163" table:formula="of:=[.E127]*[.$C$17]" table:style-name="ce51">
            <text:p>226.25</text:p>
          </table:table-cell>
          <table:table-cell office:value-type="float" office:value="226" table:formula="of:=ROUND([.H127];0)" table:style-name="ce32">
            <text:p>226</text:p>
          </table:table-cell>
          <table:table-cell office:value-type="float" office:value="3" table:formula="of:=FLOOR(([.I127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5" table:style-name="ce32">
            <text:p>105</text:p>
          </table:table-cell>
          <table:table-cell office:value-type="float" office:value="0.33837890625" table:formula="of:=[.B128]*[.C$11]/[.C$12]" table:style-name="ce50">
            <text:p>0.338</text:p>
          </table:table-cell>
          <table:table-cell office:value-type="float" office:value="2.1248282967032965" table:formula="of:=[.C128]/[.$E$10]" table:style-name="ce25">
            <text:p>2.125</text:p>
          </table:table-cell>
          <table:table-cell office:value-type="float" office:value="1.6311084202137816" table:formula="of:=(10^([.D128]/10))" table:style-name="ce26">
            <text:p>1.6311</text:p>
          </table:table-cell>
          <table:table-cell office:value-type="float" office:value="3.5395052718639057" table:formula="of:=[.E128]*[.C$16]" table:style-name="ce51">
            <text:p>3.54</text:p>
          </table:table-cell>
          <table:table-cell office:value-type="float" office:value="4" table:formula="of:=ROUND([.F128];0)" table:style-name="ce32">
            <text:p>4</text:p>
          </table:table-cell>
          <table:table-cell office:value-type="float" office:value="227.31126944099262" table:formula="of:=[.E128]*[.$C$17]" table:style-name="ce51">
            <text:p>227.31</text:p>
          </table:table-cell>
          <table:table-cell office:value-type="float" office:value="227" table:formula="of:=ROUND([.H128];0)" table:style-name="ce32">
            <text:p>227</text:p>
          </table:table-cell>
          <table:table-cell office:value-type="float" office:value="3" table:formula="of:=FLOOR(([.I128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6" table:style-name="ce32">
            <text:p>106</text:p>
          </table:table-cell>
          <table:table-cell office:value-type="float" office:value="0.34160156249999996" table:formula="of:=[.B129]*[.C$11]/[.C$12]" table:style-name="ce50">
            <text:p>0.342</text:p>
          </table:table-cell>
          <table:table-cell office:value-type="float" office:value="2.145064756671899" table:formula="of:=[.C129]/[.$E$10]" table:style-name="ce25">
            <text:p>2.145</text:p>
          </table:table-cell>
          <table:table-cell office:value-type="float" office:value="1.6387264957841015" table:formula="of:=(10^([.D129]/10))" table:style-name="ce26">
            <text:p>1.6387</text:p>
          </table:table-cell>
          <table:table-cell office:value-type="float" office:value="3.5560364958515001" table:formula="of:=[.E129]*[.C$16]" table:style-name="ce51">
            <text:p>3.56</text:p>
          </table:table-cell>
          <table:table-cell office:value-type="float" office:value="4" table:formula="of:=ROUND([.F129];0)" table:style-name="ce32">
            <text:p>4</text:p>
          </table:table-cell>
          <table:table-cell office:value-type="float" office:value="228.3729244524724" table:formula="of:=[.E129]*[.$C$17]" table:style-name="ce51">
            <text:p>228.37</text:p>
          </table:table-cell>
          <table:table-cell office:value-type="float" office:value="228" table:formula="of:=ROUND([.H129];0)" table:style-name="ce32">
            <text:p>228</text:p>
          </table:table-cell>
          <table:table-cell office:value-type="float" office:value="3" table:formula="of:=FLOOR(([.I129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7" table:style-name="ce32">
            <text:p>107</text:p>
          </table:table-cell>
          <table:table-cell office:value-type="float" office:value="0.34482421874999997" table:formula="of:=[.B130]*[.C$11]/[.C$12]" table:style-name="ce50">
            <text:p>0.345</text:p>
          </table:table-cell>
          <table:table-cell office:value-type="float" office:value="2.1653012166405019" table:formula="of:=[.C130]/[.$E$10]" table:style-name="ce25">
            <text:p>2.165</text:p>
          </table:table-cell>
          <table:table-cell office:value-type="float" office:value="1.6463801515002146" table:formula="of:=(10^([.D130]/10))" table:style-name="ce26">
            <text:p>1.6464</text:p>
          </table:table-cell>
          <table:table-cell office:value-type="float" office:value="3.5726449287554654" table:formula="of:=[.E130]*[.C$16]" table:style-name="ce51">
            <text:p>3.57</text:p>
          </table:table-cell>
          <table:table-cell office:value-type="float" office:value="4" table:formula="of:=ROUND([.F130];0)" table:style-name="ce32">
            <text:p>4</text:p>
          </table:table-cell>
          <table:table-cell office:value-type="float" office:value="229.43953791306993" table:formula="of:=[.E130]*[.$C$17]" table:style-name="ce51">
            <text:p>229.44</text:p>
          </table:table-cell>
          <table:table-cell office:value-type="float" office:value="229" table:formula="of:=ROUND([.H130];0)" table:style-name="ce32">
            <text:p>229</text:p>
          </table:table-cell>
          <table:table-cell office:value-type="float" office:value="3" table:formula="of:=FLOOR(([.I130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8" table:style-name="ce32">
            <text:p>108</text:p>
          </table:table-cell>
          <table:table-cell office:value-type="float" office:value="0.34804687499999998" table:formula="of:=[.B131]*[.C$11]/[.C$12]" table:style-name="ce50">
            <text:p>0.348</text:p>
          </table:table-cell>
          <table:table-cell office:value-type="float" office:value="2.1855376766091048" table:formula="of:=[.C131]/[.$E$10]" table:style-name="ce25">
            <text:p>2.186</text:p>
          </table:table-cell>
          <table:table-cell office:value-type="float" office:value="1.6540695535388357" table:formula="of:=(10^([.D131]/10))" table:style-name="ce26">
            <text:p>1.6541</text:p>
          </table:table-cell>
          <table:table-cell office:value-type="float" office:value="3.5893309311792732" table:formula="of:=[.E131]*[.C$16]" table:style-name="ce51">
            <text:p>3.59</text:p>
          </table:table-cell>
          <table:table-cell office:value-type="float" office:value="4" table:formula="of:=ROUND([.F131];0)" table:style-name="ce32">
            <text:p>4</text:p>
          </table:table-cell>
          <table:table-cell office:value-type="float" office:value="230.51113298117215" table:formula="of:=[.E131]*[.$C$17]" table:style-name="ce51">
            <text:p>230.51</text:p>
          </table:table-cell>
          <table:table-cell office:value-type="float" office:value="231" table:formula="of:=ROUND([.H131];0)" table:style-name="ce32">
            <text:p>231</text:p>
          </table:table-cell>
          <table:table-cell office:value-type="float" office:value="3" table:formula="of:=FLOOR(([.I131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9" table:style-name="ce32">
            <text:p>109</text:p>
          </table:table-cell>
          <table:table-cell office:value-type="float" office:value="0.35126953124999999" table:formula="of:=[.B132]*[.C$11]/[.C$12]" table:style-name="ce50">
            <text:p>0.351</text:p>
          </table:table-cell>
          <table:table-cell office:value-type="float" office:value="2.2057741365777077" table:formula="of:=[.C132]/[.$E$10]" table:style-name="ce25">
            <text:p>2.206</text:p>
          </table:table-cell>
          <table:table-cell office:value-type="float" office:value="1.661794868852807" table:formula="of:=(10^([.D132]/10))" table:style-name="ce26">
            <text:p>1.6618</text:p>
          </table:table-cell>
          <table:table-cell office:value-type="float" office:value="3.6060948654105913" table:formula="of:=[.E132]*[.C$16]" table:style-name="ce51">
            <text:p>3.61</text:p>
          </table:table-cell>
          <table:table-cell office:value-type="float" office:value="4" table:formula="of:=ROUND([.F132];0)" table:style-name="ce32">
            <text:p>4</text:p>
          </table:table-cell>
          <table:table-cell office:value-type="float" office:value="231.58773292332722" table:formula="of:=[.E132]*[.$C$17]" table:style-name="ce51">
            <text:p>231.59</text:p>
          </table:table-cell>
          <table:table-cell office:value-type="float" office:value="232" table:formula="of:=ROUND([.H132];0)" table:style-name="ce32">
            <text:p>232</text:p>
          </table:table-cell>
          <table:table-cell office:value-type="float" office:value="3" table:formula="of:=FLOOR(([.I132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10" table:style-name="ce32">
            <text:p>110</text:p>
          </table:table-cell>
          <table:table-cell office:value-type="float" office:value="0.3544921875" table:formula="of:=[.B133]*[.C$11]/[.C$12]" table:style-name="ce50">
            <text:p>0.354</text:p>
          </table:table-cell>
          <table:table-cell office:value-type="float" office:value="2.2260105965463106" table:formula="of:=[.C133]/[.$E$10]" table:style-name="ce25">
            <text:p>2.226</text:p>
          </table:table-cell>
          <table:table-cell office:value-type="float" office:value="1.6695562651747216" table:formula="of:=(10^([.D133]/10))" table:style-name="ce26">
            <text:p>1.6696</text:p>
          </table:table-cell>
          <table:table-cell office:value-type="float" office:value="3.6229370954291458" table:formula="of:=[.E133]*[.C$16]" table:style-name="ce51">
            <text:p>3.62</text:p>
          </table:table-cell>
          <table:table-cell office:value-type="float" office:value="4" table:formula="of:=ROUND([.F133];0)" table:style-name="ce32">
            <text:p>4</text:p>
          </table:table-cell>
          <table:table-cell office:value-type="float" office:value="232.66936111474922" table:formula="of:=[.E133]*[.$C$17]" table:style-name="ce51">
            <text:p>232.67</text:p>
          </table:table-cell>
          <table:table-cell office:value-type="float" office:value="233" table:formula="of:=ROUND([.H133];0)" table:style-name="ce32">
            <text:p>233</text:p>
          </table:table-cell>
          <table:table-cell office:value-type="float" office:value="3" table:formula="of:=FLOOR(([.I133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11" table:style-name="ce32">
            <text:p>111</text:p>
          </table:table-cell>
          <table:table-cell office:value-type="float" office:value="0.35771484374999996" table:formula="of:=[.B134]*[.C$11]/[.C$12]" table:style-name="ce50">
            <text:p>0.358</text:p>
          </table:table-cell>
          <table:table-cell office:value-type="float" office:value="2.2462470565149135" table:formula="of:=[.C134]/[.$E$10]" table:style-name="ce25">
            <text:p>2.246</text:p>
          </table:table-cell>
          <table:table-cell office:value-type="float" office:value="1.6773539110205666" table:formula="of:=(10^([.D134]/10))" table:style-name="ce26">
            <text:p>1.6774</text:p>
          </table:table-cell>
          <table:table-cell office:value-type="float" office:value="3.6398579869146297" table:formula="of:=[.E134]*[.C$16]" table:style-name="ce51">
            <text:p>3.64</text:p>
          </table:table-cell>
          <table:table-cell office:value-type="float" office:value="4" table:formula="of:=ROUND([.F134];0)" table:style-name="ce32">
            <text:p>4</text:p>
          </table:table-cell>
          <table:table-cell office:value-type="float" office:value="233.75604103982619" table:formula="of:=[.E134]*[.$C$17]" table:style-name="ce51">
            <text:p>233.76</text:p>
          </table:table-cell>
          <table:table-cell office:value-type="float" office:value="234" table:formula="of:=ROUND([.H134];0)" table:style-name="ce32">
            <text:p>234</text:p>
          </table:table-cell>
          <table:table-cell office:value-type="float" office:value="3" table:formula="of:=FLOOR(([.I134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12" table:style-name="ce32">
            <text:p>112</text:p>
          </table:table-cell>
          <table:table-cell office:value-type="float" office:value="0.36093749999999997" table:formula="of:=[.B135]*[.C$11]/[.C$12]" table:style-name="ce50">
            <text:p>0.361</text:p>
          </table:table-cell>
          <table:table-cell office:value-type="float" office:value="2.2664835164835164" table:formula="of:=[.C135]/[.$E$10]" table:style-name="ce25">
            <text:p>2.266</text:p>
          </table:table-cell>
          <table:table-cell office:value-type="float" office:value="1.685187975693381" table:formula="of:=(10^([.D135]/10))" table:style-name="ce26">
            <text:p>1.6852</text:p>
          </table:table-cell>
          <table:table-cell office:value-type="float" office:value="3.6568579072546368" table:formula="of:=[.E135]*[.C$16]" table:style-name="ce51">
            <text:p>3.66</text:p>
          </table:table-cell>
          <table:table-cell office:value-type="float" office:value="4" table:formula="of:=ROUND([.F135];0)" table:style-name="ce32">
            <text:p>4</text:p>
          </table:table-cell>
          <table:table-cell office:value-type="float" office:value="234.8477962926296" table:formula="of:=[.E135]*[.$C$17]" table:style-name="ce51">
            <text:p>234.85</text:p>
          </table:table-cell>
          <table:table-cell office:value-type="float" office:value="235" table:formula="of:=ROUND([.H135];0)" table:style-name="ce32">
            <text:p>235</text:p>
          </table:table-cell>
          <table:table-cell office:value-type="float" office:value="3" table:formula="of:=FLOOR(([.I135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13" table:style-name="ce32">
            <text:p>113</text:p>
          </table:table-cell>
          <table:table-cell office:value-type="float" office:value="0.36416015624999998" table:formula="of:=[.B136]*[.C$11]/[.C$12]" table:style-name="ce50">
            <text:p>0.364</text:p>
          </table:table-cell>
          <table:table-cell office:value-type="float" office:value="2.2867199764521193" table:formula="of:=[.C136]/[.$E$10]" table:style-name="ce25">
            <text:p>2.287</text:p>
          </table:table-cell>
          <table:table-cell office:value-type="float" office:value="1.6930586292869323" table:formula="of:=(10^([.D136]/10))" table:style-name="ce26">
            <text:p>1.6931</text:p>
          </table:table-cell>
          <table:table-cell office:value-type="float" office:value="3.6739372255526428" table:formula="of:=[.E136]*[.C$16]" table:style-name="ce51">
            <text:p>3.67</text:p>
          </table:table-cell>
          <table:table-cell office:value-type="float" office:value="4" table:formula="of:=ROUND([.F136];0)" table:style-name="ce32">
            <text:p>4</text:p>
          </table:table-cell>
          <table:table-cell office:value-type="float" office:value="235.9446505774269" table:formula="of:=[.E136]*[.$C$17]" table:style-name="ce51">
            <text:p>235.94</text:p>
          </table:table-cell>
          <table:table-cell office:value-type="float" office:value="236" table:formula="of:=ROUND([.H136];0)" table:style-name="ce32">
            <text:p>236</text:p>
          </table:table-cell>
          <table:table-cell office:value-type="float" office:value="3" table:formula="of:=FLOOR(([.I136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14" table:style-name="ce32">
            <text:p>114</text:p>
          </table:table-cell>
          <table:table-cell office:value-type="float" office:value="0.36738281249999999" table:formula="of:=[.B137]*[.C$11]/[.C$12]" table:style-name="ce50">
            <text:p>0.367</text:p>
          </table:table-cell>
          <table:table-cell office:value-type="float" office:value="2.3069564364207222" table:formula="of:=[.C137]/[.$E$10]" table:style-name="ce25">
            <text:p>2.307</text:p>
          </table:table-cell>
          <table:table-cell office:value-type="float" office:value="1.7009660426894089" table:formula="of:=(10^([.D137]/10))" table:style-name="ce26">
            <text:p>1.7010</text:p>
          </table:table-cell>
          <table:table-cell office:value-type="float" office:value="3.691096312636017" table:formula="of:=[.E137]*[.C$16]" table:style-name="ce51">
            <text:p>3.69</text:p>
          </table:table-cell>
          <table:table-cell office:value-type="float" office:value="4" table:formula="of:=ROUND([.F137];0)" table:style-name="ce32">
            <text:p>4</text:p>
          </table:table-cell>
          <table:table-cell office:value-type="float" office:value="237.04662770919603" table:formula="of:=[.E137]*[.$C$17]" table:style-name="ce51">
            <text:p>237.05</text:p>
          </table:table-cell>
          <table:table-cell office:value-type="float" office:value="237" table:formula="of:=ROUND([.H137];0)" table:style-name="ce32">
            <text:p>237</text:p>
          </table:table-cell>
          <table:table-cell office:value-type="float" office:value="3" table:formula="of:=FLOOR(([.I137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15" table:style-name="ce32">
            <text:p>115</text:p>
          </table:table-cell>
          <table:table-cell office:value-type="float" office:value="0.37060546875" table:formula="of:=[.B138]*[.C$11]/[.C$12]" table:style-name="ce50">
            <text:p>0.371</text:p>
          </table:table-cell>
          <table:table-cell office:value-type="float" office:value="2.3271928963893251" table:formula="of:=[.C138]/[.$E$10]" table:style-name="ce25">
            <text:p>2.327</text:p>
          </table:table-cell>
          <table:table-cell office:value-type="float" office:value="1.7089103875871305" table:formula="of:=(10^([.D138]/10))" table:style-name="ce26">
            <text:p>1.7089</text:p>
          </table:table-cell>
          <table:table-cell office:value-type="float" office:value="3.708335541064073" table:formula="of:=[.E138]*[.C$16]" table:style-name="ce51">
            <text:p>3.71</text:p>
          </table:table-cell>
          <table:table-cell office:value-type="float" office:value="4" table:formula="of:=ROUND([.F138];0)" table:style-name="ce32">
            <text:p>4</text:p>
          </table:table-cell>
          <table:table-cell office:value-type="float" office:value="238.15375161414252" table:formula="of:=[.E138]*[.$C$17]" table:style-name="ce51">
            <text:p>238.15</text:p>
          </table:table-cell>
          <table:table-cell office:value-type="float" office:value="238" table:formula="of:=ROUND([.H138];0)" table:style-name="ce32">
            <text:p>238</text:p>
          </table:table-cell>
          <table:table-cell office:value-type="float" office:value="3" table:formula="of:=FLOOR(([.I138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16" table:style-name="ce32">
            <text:p>116</text:p>
          </table:table-cell>
          <table:table-cell office:value-type="float" office:value="0.37382812499999996" table:formula="of:=[.B139]*[.C$11]/[.C$12]" table:style-name="ce50">
            <text:p>0.374</text:p>
          </table:table-cell>
          <table:table-cell office:value-type="float" office:value="2.3474293563579276" table:formula="of:=[.C139]/[.$E$10]" table:style-name="ce25">
            <text:p>2.347</text:p>
          </table:table-cell>
          <table:table-cell office:value-type="float" office:value="1.716891836468277" table:formula="of:=(10^([.D139]/10))" table:style-name="ce26">
            <text:p>1.7169</text:p>
          </table:table-cell>
          <table:table-cell office:value-type="float" office:value="3.7256552851361611" table:formula="of:=[.E139]*[.C$16]" table:style-name="ce51">
            <text:p>3.73</text:p>
          </table:table-cell>
          <table:table-cell office:value-type="float" office:value="4" table:formula="of:=ROUND([.F139];0)" table:style-name="ce32">
            <text:p>4</text:p>
          </table:table-cell>
          <table:table-cell office:value-type="float" office:value="239.2660463302191" table:formula="of:=[.E139]*[.$C$17]" table:style-name="ce51">
            <text:p>239.27</text:p>
          </table:table-cell>
          <table:table-cell office:value-type="float" office:value="239" table:formula="of:=ROUND([.H139];0)" table:style-name="ce32">
            <text:p>239</text:p>
          </table:table-cell>
          <table:table-cell office:value-type="float" office:value="3" table:formula="of:=FLOOR(([.I139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17" table:style-name="ce32">
            <text:p>117</text:p>
          </table:table-cell>
          <table:table-cell office:value-type="float" office:value="0.37705078124999997" table:formula="of:=[.B140]*[.C$11]/[.C$12]" table:style-name="ce50">
            <text:p>0.377</text:p>
          </table:table-cell>
          <table:table-cell office:value-type="float" office:value="2.3676658163265305" table:formula="of:=[.C140]/[.$E$10]" table:style-name="ce25">
            <text:p>2.368</text:p>
          </table:table-cell>
          <table:table-cell office:value-type="float" office:value="1.7249105626266319" table:formula="of:=(10^([.D140]/10))" table:style-name="ce26">
            <text:p>1.7249</text:p>
          </table:table-cell>
          <table:table-cell office:value-type="float" office:value="3.7430559208997911" table:formula="of:=[.E140]*[.C$16]" table:style-name="ce51">
            <text:p>3.74</text:p>
          </table:table-cell>
          <table:table-cell office:value-type="float" office:value="4" table:formula="of:=ROUND([.F140];0)" table:style-name="ce32">
            <text:p>4</text:p>
          </table:table-cell>
          <table:table-cell office:value-type="float" office:value="240.38353600764745" table:formula="of:=[.E140]*[.$C$17]" table:style-name="ce51">
            <text:p>240.38</text:p>
          </table:table-cell>
          <table:table-cell office:value-type="float" office:value="240" table:formula="of:=ROUND([.H140];0)" table:style-name="ce32">
            <text:p>240</text:p>
          </table:table-cell>
          <table:table-cell office:value-type="float" office:value="3" table:formula="of:=FLOOR(([.I140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18" table:style-name="ce32">
            <text:p>118</text:p>
          </table:table-cell>
          <table:table-cell office:value-type="float" office:value="0.38027343749999998" table:formula="of:=[.B141]*[.C$11]/[.C$12]" table:style-name="ce50">
            <text:p>0.380</text:p>
          </table:table-cell>
          <table:table-cell office:value-type="float" office:value="2.3879022762951334" table:formula="of:=[.C141]/[.$E$10]" table:style-name="ce25">
            <text:p>2.388</text:p>
          </table:table-cell>
          <table:table-cell office:value-type="float" office:value="1.7329667401653459" table:formula="of:=(10^([.D141]/10))" table:style-name="ce26">
            <text:p>1.7330</text:p>
          </table:table-cell>
          <table:table-cell office:value-type="float" office:value="3.7605378261588003" table:formula="of:=[.E141]*[.C$16]" table:style-name="ce51">
            <text:p>3.76</text:p>
          </table:table-cell>
          <table:table-cell office:value-type="float" office:value="4" table:formula="of:=ROUND([.F141];0)" table:style-name="ce32">
            <text:p>4</text:p>
          </table:table-cell>
          <table:table-cell office:value-type="float" office:value="241.50624490944264" table:formula="of:=[.E141]*[.$C$17]" table:style-name="ce51">
            <text:p>241.51</text:p>
          </table:table-cell>
          <table:table-cell office:value-type="float" office:value="242" table:formula="of:=ROUND([.H141];0)" table:style-name="ce32">
            <text:p>242</text:p>
          </table:table-cell>
          <table:table-cell office:value-type="float" office:value="3" table:formula="of:=FLOOR(([.I141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19" table:style-name="ce32">
            <text:p>119</text:p>
          </table:table-cell>
          <table:table-cell office:value-type="float" office:value="0.38349609374999999" table:formula="of:=[.B142]*[.C$11]/[.C$12]" table:style-name="ce50">
            <text:p>0.383</text:p>
          </table:table-cell>
          <table:table-cell office:value-type="float" office:value="2.4081387362637363" table:formula="of:=[.C142]/[.$E$10]" table:style-name="ce25">
            <text:p>2.408</text:p>
          </table:table-cell>
          <table:table-cell office:value-type="float" office:value="1.7410605440007163" table:formula="of:=(10^([.D142]/10))" table:style-name="ce26">
            <text:p>1.7411</text:p>
          </table:table-cell>
          <table:table-cell office:value-type="float" office:value="3.7781013804815542" table:formula="of:=[.E142]*[.C$16]" table:style-name="ce51">
            <text:p>3.78</text:p>
          </table:table-cell>
          <table:table-cell office:value-type="float" office:value="4" table:formula="of:=ROUND([.F142];0)" table:style-name="ce32">
            <text:p>4</text:p>
          </table:table-cell>
          <table:table-cell office:value-type="float" office:value="242.63419741193985" table:formula="of:=[.E142]*[.$C$17]" table:style-name="ce51">
            <text:p>242.63</text:p>
          </table:table-cell>
          <table:table-cell office:value-type="float" office:value="243" table:formula="of:=ROUND([.H142];0)" table:style-name="ce32">
            <text:p>243</text:p>
          </table:table-cell>
          <table:table-cell office:value-type="float" office:value="3" table:formula="of:=FLOOR(([.I142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20" table:style-name="ce32">
            <text:p>120</text:p>
          </table:table-cell>
          <table:table-cell office:value-type="float" office:value="0.38671875" table:formula="of:=[.B143]*[.C$11]/[.C$12]" table:style-name="ce50">
            <text:p>0.387</text:p>
          </table:table-cell>
          <table:table-cell office:value-type="float" office:value="2.4283751962323392" table:formula="of:=[.C143]/[.$E$10]" table:style-name="ce25">
            <text:p>2.428</text:p>
          </table:table-cell>
          <table:table-cell office:value-type="float" office:value="1.7491921498659853" table:formula="of:=(10^([.D143]/10))" table:style-name="ce26">
            <text:p>1.7492</text:p>
          </table:table-cell>
          <table:table-cell office:value-type="float" office:value="3.795746965209188" table:formula="of:=[.E143]*[.C$16]" table:style-name="ce51">
            <text:p>3.80</text:p>
          </table:table-cell>
          <table:table-cell office:value-type="float" office:value="4" table:formula="of:=ROUND([.F143];0)" table:style-name="ce32">
            <text:p>4</text:p>
          </table:table-cell>
          <table:table-cell office:value-type="float" office:value="243.76741800532372" table:formula="of:=[.E143]*[.$C$17]" table:style-name="ce51">
            <text:p>243.77</text:p>
          </table:table-cell>
          <table:table-cell office:value-type="float" office:value="244" table:formula="of:=ROUND([.H143];0)" table:style-name="ce32">
            <text:p>244</text:p>
          </table:table-cell>
          <table:table-cell office:value-type="float" office:value="3" table:formula="of:=FLOOR(([.I143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21" table:style-name="ce32">
            <text:p>121</text:p>
          </table:table-cell>
          <table:table-cell office:value-type="float" office:value="0.38994140624999996" table:formula="of:=[.B144]*[.C$11]/[.C$12]" table:style-name="ce50">
            <text:p>0.390</text:p>
          </table:table-cell>
          <table:table-cell office:value-type="float" office:value="2.4486116562009417" table:formula="of:=[.C144]/[.$E$10]" table:style-name="ce25">
            <text:p>2.449</text:p>
          </table:table-cell>
          <table:table-cell office:value-type="float" office:value="1.757361734315156" table:formula="of:=(10^([.D144]/10))" table:style-name="ce26">
            <text:p>1.7574</text:p>
          </table:table-cell>
          <table:table-cell office:value-type="float" office:value="3.8134749634638885" table:formula="of:=[.E144]*[.C$16]" table:style-name="ce51">
            <text:p>3.81</text:p>
          </table:table-cell>
          <table:table-cell office:value-type="float" office:value="4" table:formula="of:=ROUND([.F144];0)" table:style-name="ce32">
            <text:p>4</text:p>
          </table:table-cell>
          <table:table-cell office:value-type="float" office:value="244.90593129416015" table:formula="of:=[.E144]*[.$C$17]" table:style-name="ce51">
            <text:p>244.91</text:p>
          </table:table-cell>
          <table:table-cell office:value-type="float" office:value="245" table:formula="of:=ROUND([.H144];0)" table:style-name="ce32">
            <text:p>245</text:p>
          </table:table-cell>
          <table:table-cell office:value-type="float" office:value="3" table:formula="of:=FLOOR(([.I144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22" table:style-name="ce32">
            <text:p>122</text:p>
          </table:table-cell>
          <table:table-cell office:value-type="float" office:value="0.39316406249999997" table:formula="of:=[.B145]*[.C$11]/[.C$12]" table:style-name="ce50">
            <text:p>0.393</text:p>
          </table:table-cell>
          <table:table-cell office:value-type="float" office:value="2.4688481161695446" table:formula="of:=[.C145]/[.$E$10]" table:style-name="ce25">
            <text:p>2.469</text:p>
          </table:table-cell>
          <table:table-cell office:value-type="float" office:value="1.7655694747268251" table:formula="of:=(10^([.D145]/10))" table:style-name="ce26">
            <text:p>1.7656</text:p>
          </table:table-cell>
          <table:table-cell office:value-type="float" office:value="3.8312857601572103" table:formula="of:=[.E145]*[.C$16]" table:style-name="ce51">
            <text:p>3.83</text:p>
          </table:table-cell>
          <table:table-cell office:value-type="float" office:value="4" table:formula="of:=ROUND([.F145];0)" table:style-name="ce32">
            <text:p>4</text:p>
          </table:table-cell>
          <table:table-cell office:value-type="float" office:value="246.04976199793037" table:formula="of:=[.E145]*[.$C$17]" table:style-name="ce51">
            <text:p>246.05</text:p>
          </table:table-cell>
          <table:table-cell office:value-type="float" office:value="246" table:formula="of:=ROUND([.H145];0)" table:style-name="ce32">
            <text:p>246</text:p>
          </table:table-cell>
          <table:table-cell office:value-type="float" office:value="3" table:formula="of:=FLOOR(([.I145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23" table:style-name="ce32">
            <text:p>123</text:p>
          </table:table-cell>
          <table:table-cell office:value-type="float" office:value="0.39638671874999998" table:formula="of:=[.B146]*[.C$11]/[.C$12]" table:style-name="ce50">
            <text:p>0.396</text:p>
          </table:table-cell>
          <table:table-cell office:value-type="float" office:value="2.4890845761381475" table:formula="of:=[.C146]/[.$E$10]" table:style-name="ce25">
            <text:p>2.489</text:p>
          </table:table-cell>
          <table:table-cell office:value-type="float" office:value="1.7738155493080332" table:formula="of:=(10^([.D146]/10))" table:style-name="ce26">
            <text:p>1.7738</text:p>
          </table:table-cell>
          <table:table-cell office:value-type="float" office:value="3.8491797419984319" table:formula="of:=[.E146]*[.C$16]" table:style-name="ce51">
            <text:p>3.85</text:p>
          </table:table-cell>
          <table:table-cell office:value-type="float" office:value="4" table:formula="of:=ROUND([.F146];0)" table:style-name="ce32">
            <text:p>4</text:p>
          </table:table-cell>
          <table:table-cell office:value-type="float" office:value="247.19893495156754" table:formula="of:=[.E146]*[.$C$17]" table:style-name="ce51">
            <text:p>247.20</text:p>
          </table:table-cell>
          <table:table-cell office:value-type="float" office:value="247" table:formula="of:=ROUND([.H146];0)" table:style-name="ce32">
            <text:p>247</text:p>
          </table:table-cell>
          <table:table-cell office:value-type="float" office:value="3" table:formula="of:=FLOOR(([.I146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24" table:style-name="ce32">
            <text:p>124</text:p>
          </table:table-cell>
          <table:table-cell office:value-type="float" office:value="0.39960937499999999" table:formula="of:=[.B147]*[.C$11]/[.C$12]" table:style-name="ce50">
            <text:p>0.400</text:p>
          </table:table-cell>
          <table:table-cell office:value-type="float" office:value="2.5093210361067504" table:formula="of:=[.C147]/[.$E$10]" table:style-name="ce25">
            <text:p>2.509</text:p>
          </table:table-cell>
          <table:table-cell office:value-type="float" office:value="1.7821001370981364" table:formula="of:=(10^([.D147]/10))" table:style-name="ce26">
            <text:p>1.7821</text:p>
          </table:table-cell>
          <table:table-cell office:value-type="float" office:value="3.8671572975029558" table:formula="of:=[.E147]*[.C$16]" table:style-name="ce51">
            <text:p>3.87</text:p>
          </table:table-cell>
          <table:table-cell office:value-type="float" office:value="4" table:formula="of:=ROUND([.F147];0)" table:style-name="ce32">
            <text:p>4</text:p>
          </table:table-cell>
          <table:table-cell office:value-type="float" office:value="248.35347510599632" table:formula="of:=[.E147]*[.$C$17]" table:style-name="ce51">
            <text:p>248.35</text:p>
          </table:table-cell>
          <table:table-cell office:value-type="float" office:value="248" table:formula="of:=ROUND([.H147];0)" table:style-name="ce32">
            <text:p>248</text:p>
          </table:table-cell>
          <table:table-cell office:value-type="float" office:value="3" table:formula="of:=FLOOR(([.I147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25" table:style-name="ce32">
            <text:p>125</text:p>
          </table:table-cell>
          <table:table-cell office:value-type="float" office:value="0.40283203125" table:formula="of:=[.B148]*[.C$11]/[.C$12]" table:style-name="ce50">
            <text:p>0.403</text:p>
          </table:table-cell>
          <table:table-cell office:value-type="float" office:value="2.5295574960753533" table:formula="of:=[.C148]/[.$E$10]" table:style-name="ce25">
            <text:p>2.530</text:p>
          </table:table-cell>
          <table:table-cell office:value-type="float" office:value="1.7904234179726921" table:formula="of:=(10^([.D148]/10))" table:style-name="ce26">
            <text:p>1.7904</text:p>
          </table:table-cell>
          <table:table-cell office:value-type="float" office:value="3.8852188170007418" table:formula="of:=[.E148]*[.C$16]" table:style-name="ce51">
            <text:p>3.89</text:p>
          </table:table-cell>
          <table:table-cell office:value-type="float" office:value="4" table:formula="of:=ROUND([.F148];0)" table:style-name="ce32">
            <text:p>4</text:p>
          </table:table-cell>
          <table:table-cell office:value-type="float" office:value="249.51340752867441" table:formula="of:=[.E148]*[.$C$17]" table:style-name="ce51">
            <text:p>249.51</text:p>
          </table:table-cell>
          <table:table-cell office:value-type="float" office:value="250" table:formula="of:=ROUND([.H148];0)" table:style-name="ce32">
            <text:p>250</text:p>
          </table:table-cell>
          <table:table-cell office:value-type="float" office:value="3" table:formula="of:=FLOOR(([.I148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26" table:style-name="ce32">
            <text:p>126</text:p>
          </table:table-cell>
          <table:table-cell office:value-type="float" office:value="0.40605468749999996" table:formula="of:=[.B149]*[.C$11]/[.C$12]" table:style-name="ce50">
            <text:p>0.406</text:p>
          </table:table-cell>
          <table:table-cell office:value-type="float" office:value="2.5497939560439558" table:formula="of:=[.C149]/[.$E$10]" table:style-name="ce25">
            <text:p>2.550</text:p>
          </table:table-cell>
          <table:table-cell office:value-type="float" office:value="1.7987855726473636" table:formula="of:=(10^([.D149]/10))" table:style-name="ce26">
            <text:p>1.7988</text:p>
          </table:table-cell>
          <table:table-cell office:value-type="float" office:value="3.9033646926447787" table:formula="of:=[.E149]*[.C$16]" table:style-name="ce51">
            <text:p>3.90</text:p>
          </table:table-cell>
          <table:table-cell office:value-type="float" office:value="4" table:formula="of:=ROUND([.F149];0)" table:style-name="ce32">
            <text:p>4</text:p>
          </table:table-cell>
          <table:table-cell office:value-type="float" office:value="250.6787574041366" table:formula="of:=[.E149]*[.$C$17]" table:style-name="ce51">
            <text:p>250.68</text:p>
          </table:table-cell>
          <table:table-cell office:value-type="float" office:value="251" table:formula="of:=ROUND([.H149];0)" table:style-name="ce32">
            <text:p>251</text:p>
          </table:table-cell>
          <table:table-cell office:value-type="float" office:value="3" table:formula="of:=FLOOR(([.I149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27" table:style-name="ce32">
            <text:p>127</text:p>
          </table:table-cell>
          <table:table-cell office:value-type="float" office:value="0.40927734374999997" table:formula="of:=[.B150]*[.C$11]/[.C$12]" table:style-name="ce50">
            <text:p>0.409</text:p>
          </table:table-cell>
          <table:table-cell office:value-type="float" office:value="2.5700304160125587" table:formula="of:=[.C150]/[.$E$10]" table:style-name="ce25">
            <text:p>2.570</text:p>
          </table:table-cell>
          <table:table-cell office:value-type="float" office:value="1.8071867826818464" table:formula="of:=(10^([.D150]/10))" table:style-name="ce26">
            <text:p>1.8072</text:p>
          </table:table-cell>
          <table:table-cell office:value-type="float" office:value="3.9215953184196066" table:formula="of:=[.E150]*[.C$16]" table:style-name="ce51">
            <text:p>3.92</text:p>
          </table:table-cell>
          <table:table-cell office:value-type="float" office:value="4" table:formula="of:=ROUND([.F150];0)" table:style-name="ce32">
            <text:p>4</text:p>
          </table:table-cell>
          <table:table-cell office:value-type="float" office:value="251.84955003454215" table:formula="of:=[.E150]*[.$C$17]" table:style-name="ce51">
            <text:p>251.85</text:p>
          </table:table-cell>
          <table:table-cell office:value-type="float" office:value="252" table:formula="of:=ROUND([.H150];0)" table:style-name="ce32">
            <text:p>252</text:p>
          </table:table-cell>
          <table:table-cell office:value-type="float" office:value="3" table:formula="of:=FLOOR(([.I150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28" table:style-name="ce32">
            <text:p>128</text:p>
          </table:table-cell>
          <table:table-cell office:value-type="float" office:value="0.41249999999999998" table:formula="of:=[.B151]*[.C$11]/[.C$12]" table:style-name="ce50">
            <text:p>0.413</text:p>
          </table:table-cell>
          <table:table-cell office:value-type="float" office:value="2.5902668759811616" table:formula="of:=[.C151]/[.$E$10]" table:style-name="ce25">
            <text:p>2.590</text:p>
          </table:table-cell>
          <table:table-cell office:value-type="float" office:value="1.8156272304838077" table:formula="of:=(10^([.D151]/10))" table:style-name="ce26">
            <text:p>1.8156</text:p>
          </table:table-cell>
          <table:table-cell office:value-type="float" office:value="3.9399110901498626" table:formula="of:=[.E151]*[.C$16]" table:style-name="ce51">
            <text:p>3.94</text:p>
          </table:table-cell>
          <table:table-cell office:value-type="float" office:value="4" table:formula="of:=ROUND([.F151];0)" table:style-name="ce32">
            <text:p>4</text:p>
          </table:table-cell>
          <table:table-cell office:value-type="float" office:value="253.02581084022347" table:formula="of:=[.E151]*[.$C$17]" table:style-name="ce51">
            <text:p>253.03</text:p>
          </table:table-cell>
          <table:table-cell office:value-type="float" office:value="253" table:formula="of:=ROUND([.H151];0)" table:style-name="ce32">
            <text:p>253</text:p>
          </table:table-cell>
          <table:table-cell office:value-type="float" office:value="3" table:formula="of:=FLOOR(([.I151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29" table:style-name="ce32">
            <text:p>129</text:p>
          </table:table-cell>
          <table:table-cell office:value-type="float" office:value="0.41572265624999999" table:formula="of:=[.B152]*[.C$11]/[.C$12]" table:style-name="ce50">
            <text:p>0.416</text:p>
          </table:table-cell>
          <table:table-cell office:value-type="float" office:value="2.6105033359497645" table:formula="of:=[.C152]/[.$E$10]" table:style-name="ce25">
            <text:p>2.611</text:p>
          </table:table-cell>
          <table:table-cell office:value-type="float" office:value="1.8241070993128488" table:formula="of:=(10^([.D152]/10))" table:style-name="ce26">
            <text:p>1.8241</text:p>
          </table:table-cell>
          <table:table-cell office:value-type="float" office:value="3.9583124055088819" table:formula="of:=[.E152]*[.C$16]" table:style-name="ce51">
            <text:p>3.96</text:p>
          </table:table-cell>
          <table:table-cell office:value-type="float" office:value="4" table:formula="of:=ROUND([.F152];0)" table:style-name="ce32">
            <text:p>4</text:p>
          </table:table-cell>
          <table:table-cell office:value-type="float" office:value="254.20756536023862" table:formula="of:=[.E152]*[.$C$17]" table:style-name="ce51">
            <text:p>254.21</text:p>
          </table:table-cell>
          <table:table-cell office:value-type="float" office:value="254" table:formula="of:=ROUND([.H152];0)" table:style-name="ce32">
            <text:p>254</text:p>
          </table:table-cell>
          <table:table-cell office:value-type="float" office:value="3" table:formula="of:=FLOOR(([.I152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30" table:style-name="ce32">
            <text:p>130</text:p>
          </table:table-cell>
          <table:table-cell office:value-type="float" office:value="0.4189453125" table:formula="of:=[.B153]*[.C$11]/[.C$12]" table:style-name="ce50">
            <text:p>0.419</text:p>
          </table:table-cell>
          <table:table-cell office:value-type="float" office:value="2.6307397959183674" table:formula="of:=[.C153]/[.$E$10]" table:style-name="ce25">
            <text:p>2.631</text:p>
          </table:table-cell>
          <table:table-cell office:value-type="float" office:value="1.8326265732844822" table:formula="of:=(10^([.D153]/10))" table:style-name="ce26">
            <text:p>1.8326</text:p>
          </table:table-cell>
          <table:table-cell office:value-type="float" office:value="3.9767996640273262" table:formula="of:=[.E153]*[.C$16]" table:style-name="ce51">
            <text:p>3.98</text:p>
          </table:table-cell>
          <table:table-cell office:value-type="float" office:value="4" table:formula="of:=ROUND([.F153];0)" table:style-name="ce32">
            <text:p>4</text:p>
          </table:table-cell>
          <table:table-cell office:value-type="float" office:value="255.39483925292546" table:formula="of:=[.E153]*[.$C$17]" table:style-name="ce51">
            <text:p>255.39</text:p>
          </table:table-cell>
          <table:table-cell office:value-type="float" office:value="255" table:formula="of:=ROUND([.H153];0)" table:style-name="ce32">
            <text:p>255</text:p>
          </table:table-cell>
          <table:table-cell office:value-type="float" office:value="3" table:formula="of:=FLOOR(([.I153]/64);1)" table:style-name="ce32">
            <text:p>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31" table:style-name="ce32">
            <text:p>131</text:p>
          </table:table-cell>
          <table:table-cell office:value-type="float" office:value="0.42216796874999996" table:formula="of:=[.B154]*[.C$11]/[.C$12]" table:style-name="ce50">
            <text:p>0.422</text:p>
          </table:table-cell>
          <table:table-cell office:value-type="float" office:value="2.6509762558869698" table:formula="of:=[.C154]/[.$E$10]" table:style-name="ce25">
            <text:p>2.651</text:p>
          </table:table-cell>
          <table:table-cell office:value-type="float" office:value="1.8411858373741297" table:formula="of:=(10^([.D154]/10))" table:style-name="ce26">
            <text:p>1.8412</text:p>
          </table:table-cell>
          <table:table-cell office:value-type="float" office:value="3.9953732671018614" table:formula="of:=[.E154]*[.C$16]" table:style-name="ce51">
            <text:p>4.00</text:p>
          </table:table-cell>
          <table:table-cell office:value-type="float" office:value="4" table:formula="of:=ROUND([.F154];0)" table:style-name="ce32">
            <text:p>4</text:p>
          </table:table-cell>
          <table:table-cell office:value-type="float" office:value="256.58765829645876" table:formula="of:=[.E154]*[.$C$17]" table:style-name="ce51">
            <text:p>256.59</text:p>
          </table:table-cell>
          <table:table-cell office:value-type="float" office:value="257" table:formula="of:=ROUND([.H154];0)" table:style-name="ce32">
            <text:p>257</text:p>
          </table:table-cell>
          <table:table-cell office:value-type="float" office:value="4" table:formula="of:=FLOOR(([.I154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32" table:style-name="ce32">
            <text:p>132</text:p>
          </table:table-cell>
          <table:table-cell office:value-type="float" office:value="0.42539062499999997" table:formula="of:=[.B155]*[.C$11]/[.C$12]" table:style-name="ce50">
            <text:p>0.425</text:p>
          </table:table-cell>
          <table:table-cell office:value-type="float" office:value="2.6712127158555727" table:formula="of:=[.C155]/[.$E$10]" table:style-name="ce25">
            <text:p>2.671</text:p>
          </table:table-cell>
          <table:table-cell office:value-type="float" office:value="1.8497850774211411" table:formula="of:=(10^([.D155]/10))" table:style-name="ce26">
            <text:p>1.8498</text:p>
          </table:table-cell>
          <table:table-cell office:value-type="float" office:value="4.014033618003876" table:formula="of:=[.E155]*[.C$16]" table:style-name="ce51">
            <text:p>4.01</text:p>
          </table:table-cell>
          <table:table-cell office:value-type="float" office:value="4" table:formula="of:=ROUND([.F155];0)" table:style-name="ce32">
            <text:p>4</text:p>
          </table:table-cell>
          <table:table-cell office:value-type="float" office:value="257.78604838941027" table:formula="of:=[.E155]*[.$C$17]" table:style-name="ce51">
            <text:p>257.79</text:p>
          </table:table-cell>
          <table:table-cell office:value-type="float" office:value="258" table:formula="of:=ROUND([.H155];0)" table:style-name="ce32">
            <text:p>258</text:p>
          </table:table-cell>
          <table:table-cell office:value-type="float" office:value="4" table:formula="of:=FLOOR(([.I155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33" table:style-name="ce32">
            <text:p>133</text:p>
          </table:table-cell>
          <table:table-cell office:value-type="float" office:value="0.42861328124999998" table:formula="of:=[.B156]*[.C$11]/[.C$12]" table:style-name="ce50">
            <text:p>0.429</text:p>
          </table:table-cell>
          <table:table-cell office:value-type="float" office:value="2.6914491758241756" table:formula="of:=[.C156]/[.$E$10]" table:style-name="ce25">
            <text:p>2.691</text:p>
          </table:table-cell>
          <table:table-cell office:value-type="float" office:value="1.8584244801328245" table:formula="of:=(10^([.D156]/10))" table:style-name="ce26">
            <text:p>1.8584</text:p>
          </table:table-cell>
          <table:table-cell office:value-type="float" office:value="4.0327811218882292" table:formula="of:=[.E156]*[.C$16]" table:style-name="ce51">
            <text:p>4.03</text:p>
          </table:table-cell>
          <table:table-cell office:value-type="float" office:value="4" table:formula="of:=ROUND([.F156];0)" table:style-name="ce32">
            <text:p>4</text:p>
          </table:table-cell>
          <table:table-cell office:value-type="float" office:value="258.99003555131043" table:formula="of:=[.E156]*[.$C$17]" table:style-name="ce51">
            <text:p>258.99</text:p>
          </table:table-cell>
          <table:table-cell office:value-type="float" office:value="259" table:formula="of:=ROUND([.H156];0)" table:style-name="ce32">
            <text:p>259</text:p>
          </table:table-cell>
          <table:table-cell office:value-type="float" office:value="4" table:formula="of:=FLOOR(([.I156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34" table:style-name="ce32">
            <text:p>134</text:p>
          </table:table-cell>
          <table:table-cell office:value-type="float" office:value="0.43183593749999999" table:formula="of:=[.B157]*[.C$11]/[.C$12]" table:style-name="ce50">
            <text:p>0.432</text:p>
          </table:table-cell>
          <table:table-cell office:value-type="float" office:value="2.7116856357927785" table:formula="of:=[.C157]/[.$E$10]" table:style-name="ce25">
            <text:p>2.712</text:p>
          </table:table-cell>
          <table:table-cell office:value-type="float" office:value="1.8671042330885046" table:formula="of:=(10^([.D157]/10))" table:style-name="ce26">
            <text:p>1.8671</text:p>
          </table:table-cell>
          <table:table-cell office:value-type="float" office:value="4.0516161858020547" table:formula="of:=[.E157]*[.C$16]" table:style-name="ce51">
            <text:p>4.05</text:p>
          </table:table-cell>
          <table:table-cell office:value-type="float" office:value="4" table:formula="of:=ROUND([.F157];0)" table:style-name="ce32">
            <text:p>4</text:p>
          </table:table-cell>
          <table:table-cell office:value-type="float" office:value="260.19964592321401" table:formula="of:=[.E157]*[.$C$17]" table:style-name="ce51">
            <text:p>260.20</text:p>
          </table:table-cell>
          <table:table-cell office:value-type="float" office:value="260" table:formula="of:=ROUND([.H157];0)" table:style-name="ce32">
            <text:p>260</text:p>
          </table:table-cell>
          <table:table-cell office:value-type="float" office:value="4" table:formula="of:=FLOOR(([.I157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35" table:style-name="ce32">
            <text:p>135</text:p>
          </table:table-cell>
          <table:table-cell office:value-type="float" office:value="0.43505859375" table:formula="of:=[.B158]*[.C$11]/[.C$12]" table:style-name="ce50">
            <text:p>0.435</text:p>
          </table:table-cell>
          <table:table-cell office:value-type="float" office:value="2.7319220957613815" table:formula="of:=[.C158]/[.$E$10]" table:style-name="ce25">
            <text:p>2.732</text:p>
          </table:table-cell>
          <table:table-cell office:value-type="float" office:value="1.8758245247435923" table:formula="of:=(10^([.D158]/10))" table:style-name="ce26">
            <text:p>1.8758</text:p>
          </table:table-cell>
          <table:table-cell office:value-type="float" office:value="4.0705392186935949" table:formula="of:=[.E158]*[.C$16]" table:style-name="ce51">
            <text:p>4.07</text:p>
          </table:table-cell>
          <table:table-cell office:value-type="float" office:value="4" table:formula="of:=ROUND([.F158];0)" table:style-name="ce32">
            <text:p>4</text:p>
          </table:table-cell>
          <table:table-cell office:value-type="float" office:value="261.41490576826703" table:formula="of:=[.E158]*[.$C$17]" table:style-name="ce51">
            <text:p>261.41</text:p>
          </table:table-cell>
          <table:table-cell office:value-type="float" office:value="261" table:formula="of:=ROUND([.H158];0)" table:style-name="ce32">
            <text:p>261</text:p>
          </table:table-cell>
          <table:table-cell office:value-type="float" office:value="4" table:formula="of:=FLOOR(([.I158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36" table:style-name="ce32">
            <text:p>136</text:p>
          </table:table-cell>
          <table:table-cell office:value-type="float" office:value="0.43828124999999996" table:formula="of:=[.B159]*[.C$11]/[.C$12]" table:style-name="ce50">
            <text:p>0.438</text:p>
          </table:table-cell>
          <table:table-cell office:value-type="float" office:value="2.7521585557299839" table:formula="of:=[.C159]/[.$E$10]" table:style-name="ce25">
            <text:p>2.752</text:p>
          </table:table-cell>
          <table:table-cell office:value-type="float" office:value="1.884585544433677" table:formula="of:=(10^([.D159]/10))" table:style-name="ce26">
            <text:p>1.8846</text:p>
          </table:table-cell>
          <table:table-cell office:value-type="float" office:value="4.089550631421079" table:formula="of:=[.E159]*[.C$16]" table:style-name="ce51">
            <text:p>4.09</text:p>
          </table:table-cell>
          <table:table-cell office:value-type="float" office:value="4" table:formula="of:=ROUND([.F159];0)" table:style-name="ce32">
            <text:p>4</text:p>
          </table:table-cell>
          <table:table-cell office:value-type="float" office:value="262.63584147227726" table:formula="of:=[.E159]*[.$C$17]" table:style-name="ce51">
            <text:p>262.64</text:p>
          </table:table-cell>
          <table:table-cell office:value-type="float" office:value="263" table:formula="of:=ROUND([.H159];0)" table:style-name="ce32">
            <text:p>263</text:p>
          </table:table-cell>
          <table:table-cell office:value-type="float" office:value="4" table:formula="of:=FLOOR(([.I159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37" table:style-name="ce32">
            <text:p>137</text:p>
          </table:table-cell>
          <table:table-cell office:value-type="float" office:value="0.44150390624999997" table:formula="of:=[.B160]*[.C$11]/[.C$12]" table:style-name="ce50">
            <text:p>0.442</text:p>
          </table:table-cell>
          <table:table-cell office:value-type="float" office:value="2.7723950156985868" table:formula="of:=[.C160]/[.$E$10]" table:style-name="ce25">
            <text:p>2.772</text:p>
          </table:table-cell>
          <table:table-cell office:value-type="float" office:value="1.8933874823786405" table:formula="of:=(10^([.D160]/10))" table:style-name="ce26">
            <text:p>1.8934</text:p>
          </table:table-cell>
          <table:table-cell office:value-type="float" office:value="4.1086508367616501" table:formula="of:=[.E160]*[.C$16]" table:style-name="ce51">
            <text:p>4.11</text:p>
          </table:table-cell>
          <table:table-cell office:value-type="float" office:value="4" table:formula="of:=ROUND([.F160];0)" table:style-name="ce32">
            <text:p>4</text:p>
          </table:table-cell>
          <table:table-cell office:value-type="float" office:value="263.8624795442874" table:formula="of:=[.E160]*[.$C$17]" table:style-name="ce51">
            <text:p>263.86</text:p>
          </table:table-cell>
          <table:table-cell office:value-type="float" office:value="264" table:formula="of:=ROUND([.H160];0)" table:style-name="ce32">
            <text:p>264</text:p>
          </table:table-cell>
          <table:table-cell office:value-type="float" office:value="4" table:formula="of:=FLOOR(([.I160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38" table:style-name="ce32">
            <text:p>138</text:p>
          </table:table-cell>
          <table:table-cell office:value-type="float" office:value="0.44472656249999998" table:formula="of:=[.B161]*[.C$11]/[.C$12]" table:style-name="ce50">
            <text:p>0.445</text:p>
          </table:table-cell>
          <table:table-cell office:value-type="float" office:value="2.7926314756671897" table:formula="of:=[.C161]/[.$E$10]" table:style-name="ce25">
            <text:p>2.793</text:p>
          </table:table-cell>
          <table:table-cell office:value-type="float" office:value="1.9022305296867825" table:formula="of:=(10^([.D161]/10))" table:style-name="ce26">
            <text:p>1.9022</text:p>
          </table:table-cell>
          <table:table-cell office:value-type="float" office:value="4.1278402494203181" table:formula="of:=[.E161]*[.C$16]" table:style-name="ce51">
            <text:p>4.13</text:p>
          </table:table-cell>
          <table:table-cell office:value-type="float" office:value="4" table:formula="of:=ROUND([.F161];0)" table:style-name="ce32">
            <text:p>4</text:p>
          </table:table-cell>
          <table:table-cell office:value-type="float" office:value="265.09484661715004" table:formula="of:=[.E161]*[.$C$17]" table:style-name="ce51">
            <text:p>265.09</text:p>
          </table:table-cell>
          <table:table-cell office:value-type="float" office:value="265" table:formula="of:=ROUND([.H161];0)" table:style-name="ce32">
            <text:p>265</text:p>
          </table:table-cell>
          <table:table-cell office:value-type="float" office:value="4" table:formula="of:=FLOOR(([.I161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39" table:style-name="ce32">
            <text:p>139</text:p>
          </table:table-cell>
          <table:table-cell office:value-type="float" office:value="0.44794921874999999" table:formula="of:=[.B162]*[.C$11]/[.C$12]" table:style-name="ce50">
            <text:p>0.448</text:p>
          </table:table-cell>
          <table:table-cell office:value-type="float" office:value="2.8128679356357926" table:formula="of:=[.C162]/[.$E$10]" table:style-name="ce25">
            <text:p>2.813</text:p>
          </table:table-cell>
          <table:table-cell office:value-type="float" office:value="1.9111148783589724" table:formula="of:=(10^([.D162]/10))" table:style-name="ce26">
            <text:p>1.9111</text:p>
          </table:table-cell>
          <table:table-cell office:value-type="float" office:value="4.1471192860389703" table:formula="of:=[.E162]*[.C$16]" table:style-name="ce51">
            <text:p>4.15</text:p>
          </table:table-cell>
          <table:table-cell office:value-type="float" office:value="4" table:formula="of:=ROUND([.F162];0)" table:style-name="ce32">
            <text:p>4</text:p>
          </table:table-cell>
          <table:table-cell office:value-type="float" office:value="266.33296944810644" table:formula="of:=[.E162]*[.$C$17]" table:style-name="ce51">
            <text:p>266.33</text:p>
          </table:table-cell>
          <table:table-cell office:value-type="float" office:value="266" table:formula="of:=ROUND([.H162];0)" table:style-name="ce32">
            <text:p>266</text:p>
          </table:table-cell>
          <table:table-cell office:value-type="float" office:value="4" table:formula="of:=FLOOR(([.I162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40" table:style-name="ce32">
            <text:p>140</text:p>
          </table:table-cell>
          <table:table-cell office:value-type="float" office:value="0.451171875" table:formula="of:=[.B163]*[.C$11]/[.C$12]" table:style-name="ce50">
            <text:p>0.451</text:p>
          </table:table-cell>
          <table:table-cell office:value-type="float" office:value="2.8331043956043955" table:formula="of:=[.C163]/[.$E$10]" table:style-name="ce25">
            <text:p>2.833</text:p>
          </table:table-cell>
          <table:table-cell office:value-type="float" office:value="1.9200407212928186" table:formula="of:=(10^([.D163]/10))" table:style-name="ce26">
            <text:p>1.9200</text:p>
          </table:table-cell>
          <table:table-cell office:value-type="float" office:value="4.1664883652054163" table:formula="of:=[.E163]*[.C$16]" table:style-name="ce51">
            <text:p>4.17</text:p>
          </table:table-cell>
          <table:table-cell office:value-type="float" office:value="4" table:formula="of:=ROUND([.F163];0)" table:style-name="ce32">
            <text:p>4</text:p>
          </table:table-cell>
          <table:table-cell office:value-type="float" office:value="267.57687491936724" table:formula="of:=[.E163]*[.$C$17]" table:style-name="ce51">
            <text:p>267.58</text:p>
          </table:table-cell>
          <table:table-cell office:value-type="float" office:value="268" table:formula="of:=ROUND([.H163];0)" table:style-name="ce32">
            <text:p>268</text:p>
          </table:table-cell>
          <table:table-cell office:value-type="float" office:value="4" table:formula="of:=FLOOR(([.I163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41" table:style-name="ce32">
            <text:p>141</text:p>
          </table:table-cell>
          <table:table-cell office:value-type="float" office:value="0.45439453124999996" table:formula="of:=[.B164]*[.C$11]/[.C$12]" table:style-name="ce50">
            <text:p>0.454</text:p>
          </table:table-cell>
          <table:table-cell office:value-type="float" office:value="2.853340855572998" table:formula="of:=[.C164]/[.$E$10]" table:style-name="ce25">
            <text:p>2.853</text:p>
          </table:table-cell>
          <table:table-cell office:value-type="float" office:value="1.9290082522868546" table:formula="of:=(10^([.D164]/10))" table:style-name="ce26">
            <text:p>1.9290</text:p>
          </table:table-cell>
          <table:table-cell office:value-type="float" office:value="4.1859479074624746" table:formula="of:=[.E164]*[.C$16]" table:style-name="ce51">
            <text:p>4.19</text:p>
          </table:table-cell>
          <table:table-cell office:value-type="float" office:value="4" table:formula="of:=ROUND([.F164];0)" table:style-name="ce32">
            <text:p>4</text:p>
          </table:table-cell>
          <table:table-cell office:value-type="float" office:value="268.82659003869605" table:formula="of:=[.E164]*[.$C$17]" table:style-name="ce51">
            <text:p>268.83</text:p>
          </table:table-cell>
          <table:table-cell office:value-type="float" office:value="269" table:formula="of:=ROUND([.H164];0)" table:style-name="ce32">
            <text:p>269</text:p>
          </table:table-cell>
          <table:table-cell office:value-type="float" office:value="4" table:formula="of:=FLOOR(([.I164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42" table:style-name="ce32">
            <text:p>142</text:p>
          </table:table-cell>
          <table:table-cell office:value-type="float" office:value="0.45761718749999997" table:formula="of:=[.B165]*[.C$11]/[.C$12]" table:style-name="ce50">
            <text:p>0.458</text:p>
          </table:table-cell>
          <table:table-cell office:value-type="float" office:value="2.8735773155416009" table:formula="of:=[.C165]/[.$E$10]" table:style-name="ce25">
            <text:p>2.874</text:p>
          </table:table-cell>
          <table:table-cell office:value-type="float" office:value="1.9380176660447501" table:formula="of:=(10^([.D165]/10))" table:style-name="ce26">
            <text:p>1.9380</text:p>
          </table:table-cell>
          <table:table-cell office:value-type="float" office:value="4.2054983353171078" table:formula="of:=[.E165]*[.C$16]" table:style-name="ce51">
            <text:p>4.21</text:p>
          </table:table-cell>
          <table:table-cell office:value-type="float" office:value="4" table:formula="of:=ROUND([.F165];0)" table:style-name="ce32">
            <text:p>4</text:p>
          </table:table-cell>
          <table:table-cell office:value-type="float" office:value="270.0821419399964" table:formula="of:=[.E165]*[.$C$17]" table:style-name="ce51">
            <text:p>270.08</text:p>
          </table:table-cell>
          <table:table-cell office:value-type="float" office:value="270" table:formula="of:=ROUND([.H165];0)" table:style-name="ce32">
            <text:p>270</text:p>
          </table:table-cell>
          <table:table-cell office:value-type="float" office:value="4" table:formula="of:=FLOOR(([.I165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43" table:style-name="ce32">
            <text:p>143</text:p>
          </table:table-cell>
          <table:table-cell office:value-type="float" office:value="0.46083984374999998" table:formula="of:=[.B166]*[.C$11]/[.C$12]" table:style-name="ce50">
            <text:p>0.461</text:p>
          </table:table-cell>
          <table:table-cell office:value-type="float" office:value="2.8938137755102038" table:formula="of:=[.C166]/[.$E$10]" table:style-name="ce25">
            <text:p>2.894</text:p>
          </table:table-cell>
          <table:table-cell office:value-type="float" office:value="1.9470691581795339" table:formula="of:=(10^([.D166]/10))" table:style-name="ce26">
            <text:p>1.9471</text:p>
          </table:table-cell>
          <table:table-cell office:value-type="float" office:value="4.2251400732495883" table:formula="of:=[.E166]*[.C$16]" table:style-name="ce51">
            <text:p>4.23</text:p>
          </table:table-cell>
          <table:table-cell office:value-type="float" office:value="4" table:formula="of:=ROUND([.F166];0)" table:style-name="ce32">
            <text:p>4</text:p>
          </table:table-cell>
          <table:table-cell office:value-type="float" office:value="271.34355788389985" table:formula="of:=[.E166]*[.$C$17]" table:style-name="ce51">
            <text:p>271.34</text:p>
          </table:table-cell>
          <table:table-cell office:value-type="float" office:value="271" table:formula="of:=ROUND([.H166];0)" table:style-name="ce32">
            <text:p>271</text:p>
          </table:table-cell>
          <table:table-cell office:value-type="float" office:value="4" table:formula="of:=FLOOR(([.I166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44" table:style-name="ce32">
            <text:p>144</text:p>
          </table:table-cell>
          <table:table-cell office:value-type="float" office:value="0.46406249999999999" table:formula="of:=[.B167]*[.C$11]/[.C$12]" table:style-name="ce50">
            <text:p>0.464</text:p>
          </table:table-cell>
          <table:table-cell office:value-type="float" office:value="2.9140502354788067" table:formula="of:=[.C167]/[.$E$10]" table:style-name="ce25">
            <text:p>2.914</text:p>
          </table:table-cell>
          <table:table-cell office:value-type="float" office:value="1.9561629252178447" table:formula="of:=(10^([.D167]/10))" table:style-name="ce26">
            <text:p>1.9562</text:p>
          </table:table-cell>
          <table:table-cell office:value-type="float" office:value="4.2448735477227233" table:formula="of:=[.E167]*[.C$16]" table:style-name="ce51">
            <text:p>4.24</text:p>
          </table:table-cell>
          <table:table-cell office:value-type="float" office:value="4" table:formula="of:=ROUND([.F167];0)" table:style-name="ce32">
            <text:p>4</text:p>
          </table:table-cell>
          <table:table-cell office:value-type="float" office:value="272.61086525835884" table:formula="of:=[.E167]*[.$C$17]" table:style-name="ce51">
            <text:p>272.61</text:p>
          </table:table-cell>
          <table:table-cell office:value-type="float" office:value="273" table:formula="of:=ROUND([.H167];0)" table:style-name="ce32">
            <text:p>273</text:p>
          </table:table-cell>
          <table:table-cell office:value-type="float" office:value="4" table:formula="of:=FLOOR(([.I167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45" table:style-name="ce32">
            <text:p>145</text:p>
          </table:table-cell>
          <table:table-cell office:value-type="float" office:value="0.46728515625" table:formula="of:=[.B168]*[.C$11]/[.C$12]" table:style-name="ce50">
            <text:p>0.467</text:p>
          </table:table-cell>
          <table:table-cell office:value-type="float" office:value="2.9342866954474096" table:formula="of:=[.C168]/[.$E$10]" table:style-name="ce25">
            <text:p>2.934</text:p>
          </table:table-cell>
          <table:table-cell office:value-type="float" office:value="1.9652991646041973" table:formula="of:=(10^([.D168]/10))" table:style-name="ce26">
            <text:p>1.9653</text:p>
          </table:table-cell>
          <table:table-cell office:value-type="float" office:value="4.2646991871911082" table:formula="of:=[.E168]*[.C$16]" table:style-name="ce51">
            <text:p>4.26</text:p>
          </table:table-cell>
          <table:table-cell office:value-type="float" office:value="4" table:formula="of:=ROUND([.F168];0)" table:style-name="ce32">
            <text:p>4</text:p>
          </table:table-cell>
          <table:table-cell office:value-type="float" office:value="273.88409157924099" table:formula="of:=[.E168]*[.$C$17]" table:style-name="ce51">
            <text:p>273.88</text:p>
          </table:table-cell>
          <table:table-cell office:value-type="float" office:value="274" table:formula="of:=ROUND([.H168];0)" table:style-name="ce32">
            <text:p>274</text:p>
          </table:table-cell>
          <table:table-cell office:value-type="float" office:value="4" table:formula="of:=FLOOR(([.I168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46" table:style-name="ce32">
            <text:p>146</text:p>
          </table:table-cell>
          <table:table-cell office:value-type="float" office:value="0.47050781249999996" table:formula="of:=[.B169]*[.C$11]/[.C$12]" table:style-name="ce50">
            <text:p>0.471</text:p>
          </table:table-cell>
          <table:table-cell office:value-type="float" office:value="2.9545231554160121" table:formula="of:=[.C169]/[.$E$10]" table:style-name="ce25">
            <text:p>2.955</text:p>
          </table:table-cell>
          <table:table-cell office:value-type="float" office:value="1.9744780747052681" table:formula="of:=(10^([.D169]/10))" table:style-name="ce26">
            <text:p>1.9745</text:p>
          </table:table-cell>
          <table:table-cell office:value-type="float" office:value="4.2846174221104318" table:formula="of:=[.E169]*[.C$16]" table:style-name="ce51">
            <text:p>4.28</text:p>
          </table:table-cell>
          <table:table-cell office:value-type="float" office:value="4" table:formula="of:=ROUND([.F169];0)" table:style-name="ce32">
            <text:p>4</text:p>
          </table:table-cell>
          <table:table-cell office:value-type="float" office:value="275.16326449092622" table:formula="of:=[.E169]*[.$C$17]" table:style-name="ce51">
            <text:p>275.16</text:p>
          </table:table-cell>
          <table:table-cell office:value-type="float" office:value="275" table:formula="of:=ROUND([.H169];0)" table:style-name="ce32">
            <text:p>275</text:p>
          </table:table-cell>
          <table:table-cell office:value-type="float" office:value="4" table:formula="of:=FLOOR(([.I169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47" table:style-name="ce32">
            <text:p>147</text:p>
          </table:table-cell>
          <table:table-cell office:value-type="float" office:value="0.47373046874999997" table:formula="of:=[.B170]*[.C$11]/[.C$12]" table:style-name="ce50">
            <text:p>0.474</text:p>
          </table:table-cell>
          <table:table-cell office:value-type="float" office:value="2.974759615384615" table:formula="of:=[.C170]/[.$E$10]" table:style-name="ce25">
            <text:p>2.975</text:p>
          </table:table-cell>
          <table:table-cell office:value-type="float" office:value="1.983699854814204" table:formula="of:=(10^([.D170]/10))" table:style-name="ce26">
            <text:p>1.9837</text:p>
          </table:table-cell>
          <table:table-cell office:value-type="float" office:value="4.304628684946822" table:formula="of:=[.E170]*[.C$16]" table:style-name="ce51">
            <text:p>4.30</text:p>
          </table:table-cell>
          <table:table-cell office:value-type="float" office:value="4" table:formula="of:=ROUND([.F170];0)" table:style-name="ce32">
            <text:p>4</text:p>
          </table:table-cell>
          <table:table-cell office:value-type="float" office:value="276.4484117669075" table:formula="of:=[.E170]*[.$C$17]" table:style-name="ce51">
            <text:p>276.45</text:p>
          </table:table-cell>
          <table:table-cell office:value-type="float" office:value="276" table:formula="of:=ROUND([.H170];0)" table:style-name="ce32">
            <text:p>276</text:p>
          </table:table-cell>
          <table:table-cell office:value-type="float" office:value="4" table:formula="of:=FLOOR(([.I170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48" table:style-name="ce32">
            <text:p>148</text:p>
          </table:table-cell>
          <table:table-cell office:value-type="float" office:value="0.47695312499999998" table:formula="of:=[.B171]*[.C$11]/[.C$12]" table:style-name="ce50">
            <text:p>0.477</text:p>
          </table:table-cell>
          <table:table-cell office:value-type="float" office:value="2.9949960753532179" table:formula="of:=[.C171]/[.$E$10]" table:style-name="ce25">
            <text:p>2.995</text:p>
          </table:table-cell>
          <table:table-cell office:value-type="float" office:value="1.9929647051549479" table:formula="of:=(10^([.D171]/10))" table:style-name="ce26">
            <text:p>1.9930</text:p>
          </table:table-cell>
          <table:table-cell office:value-type="float" office:value="4.3247334101862371" table:formula="of:=[.E171]*[.C$16]" table:style-name="ce51">
            <text:p>4.32</text:p>
          </table:table-cell>
          <table:table-cell office:value-type="float" office:value="4" table:formula="of:=ROUND([.F171];0)" table:style-name="ce32">
            <text:p>4</text:p>
          </table:table-cell>
          <table:table-cell office:value-type="float" office:value="277.73956131039358" table:formula="of:=[.E171]*[.$C$17]" table:style-name="ce51">
            <text:p>277.74</text:p>
          </table:table-cell>
          <table:table-cell office:value-type="float" office:value="278" table:formula="of:=ROUND([.H171];0)" table:style-name="ce32">
            <text:p>278</text:p>
          </table:table-cell>
          <table:table-cell office:value-type="float" office:value="4" table:formula="of:=FLOOR(([.I171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49" table:style-name="ce32">
            <text:p>149</text:p>
          </table:table-cell>
          <table:table-cell office:value-type="float" office:value="0.48017578124999999" table:formula="of:=[.B172]*[.C$11]/[.C$12]" table:style-name="ce50">
            <text:p>0.480</text:p>
          </table:table-cell>
          <table:table-cell office:value-type="float" office:value="3.0152325353218208" table:formula="of:=[.C172]/[.$E$10]" table:style-name="ce25">
            <text:p>3.015</text:p>
          </table:table-cell>
          <table:table-cell office:value-type="float" office:value="2.0022728268865873" table:formula="of:=(10^([.D172]/10))" table:style-name="ce26">
            <text:p>2.0023</text:p>
          </table:table-cell>
          <table:table-cell office:value-type="float" office:value="4.344932034343894" table:formula="of:=[.E172]*[.C$16]" table:style-name="ce51">
            <text:p>4.34</text:p>
          </table:table-cell>
          <table:table-cell office:value-type="float" office:value="4" table:formula="of:=ROUND([.F172];0)" table:style-name="ce32">
            <text:p>4</text:p>
          </table:table-cell>
          <table:table-cell office:value-type="float" office:value="279.03674115491481" table:formula="of:=[.E172]*[.$C$17]" table:style-name="ce51">
            <text:p>279.04</text:p>
          </table:table-cell>
          <table:table-cell office:value-type="float" office:value="279" table:formula="of:=ROUND([.H172];0)" table:style-name="ce32">
            <text:p>279</text:p>
          </table:table-cell>
          <table:table-cell office:value-type="float" office:value="4" table:formula="of:=FLOOR(([.I172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50" table:style-name="ce32">
            <text:p>150</text:p>
          </table:table-cell>
          <table:table-cell office:value-type="float" office:value="0.4833984375" table:formula="of:=[.B173]*[.C$11]/[.C$12]" table:style-name="ce50">
            <text:p>0.483</text:p>
          </table:table-cell>
          <table:table-cell office:value-type="float" office:value="3.0354689952904237" table:formula="of:=[.C173]/[.$E$10]" table:style-name="ce25">
            <text:p>3.035</text:p>
          </table:table-cell>
          <table:table-cell office:value-type="float" office:value="2.0116244221077197" table:formula="of:=(10^([.D173]/10))" table:style-name="ce26">
            <text:p>2.0116</text:p>
          </table:table-cell>
          <table:table-cell office:value-type="float" office:value="4.3652249959737519" table:formula="of:=[.E173]*[.C$16]" table:style-name="ce51">
            <text:p>4.37</text:p>
          </table:table-cell>
          <table:table-cell office:value-type="float" office:value="4" table:formula="of:=ROUND([.F173];0)" table:style-name="ce32">
            <text:p>4</text:p>
          </table:table-cell>
          <table:table-cell office:value-type="float" office:value="280.33997946493184" table:formula="of:=[.E173]*[.$C$17]" table:style-name="ce51">
            <text:p>280.34</text:p>
          </table:table-cell>
          <table:table-cell office:value-type="float" office:value="280" table:formula="of:=ROUND([.H173];0)" table:style-name="ce32">
            <text:p>280</text:p>
          </table:table-cell>
          <table:table-cell office:value-type="float" office:value="4" table:formula="of:=FLOOR(([.I173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51" table:style-name="ce32">
            <text:p>151</text:p>
          </table:table-cell>
          <table:table-cell office:value-type="float" office:value="0.48662109374999996" table:formula="of:=[.B174]*[.C$11]/[.C$12]" table:style-name="ce50">
            <text:p>0.487</text:p>
          </table:table-cell>
          <table:table-cell office:value-type="float" office:value="3.0557054552590261" table:formula="of:=[.C174]/[.$E$10]" table:style-name="ce25">
            <text:p>3.056</text:p>
          </table:table-cell>
          <table:table-cell office:value-type="float" office:value="2.0210196938608447" table:formula="of:=(10^([.D174]/10))" table:style-name="ce26">
            <text:p>2.0210</text:p>
          </table:table-cell>
          <table:table-cell office:value-type="float" office:value="4.3856127356780332" table:formula="of:=[.E174]*[.C$16]" table:style-name="ce51">
            <text:p>4.39</text:p>
          </table:table-cell>
          <table:table-cell office:value-type="float" office:value="4" table:formula="of:=ROUND([.F174];0)" table:style-name="ce32">
            <text:p>4</text:p>
          </table:table-cell>
          <table:table-cell office:value-type="float" office:value="281.64930453644735" table:formula="of:=[.E174]*[.$C$17]" table:style-name="ce51">
            <text:p>281.65</text:p>
          </table:table-cell>
          <table:table-cell office:value-type="float" office:value="282" table:formula="of:=ROUND([.H174];0)" table:style-name="ce32">
            <text:p>282</text:p>
          </table:table-cell>
          <table:table-cell office:value-type="float" office:value="4" table:formula="of:=FLOOR(([.I174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52" table:style-name="ce32">
            <text:p>152</text:p>
          </table:table-cell>
          <table:table-cell office:value-type="float" office:value="0.48984374999999997" table:formula="of:=[.B175]*[.C$11]/[.C$12]" table:style-name="ce50">
            <text:p>0.490</text:p>
          </table:table-cell>
          <table:table-cell office:value-type="float" office:value="3.0759419152276291" table:formula="of:=[.C175]/[.$E$10]" table:style-name="ce25">
            <text:p>3.076</text:p>
          </table:table-cell>
          <table:table-cell office:value-type="float" office:value="2.0304588461367672" table:formula="of:=(10^([.D175]/10))" table:style-name="ce26">
            <text:p>2.0305</text:p>
          </table:table-cell>
          <table:table-cell office:value-type="float" office:value="4.4060956961167843" table:formula="of:=[.E175]*[.C$16]" table:style-name="ce51">
            <text:p>4.41</text:p>
          </table:table-cell>
          <table:table-cell office:value-type="float" office:value="4" table:formula="of:=ROUND([.F175];0)" table:style-name="ce32">
            <text:p>4</text:p>
          </table:table-cell>
          <table:table-cell office:value-type="float" office:value="282.96474479761991" table:formula="of:=[.E175]*[.$C$17]" table:style-name="ce51">
            <text:p>282.96</text:p>
          </table:table-cell>
          <table:table-cell office:value-type="float" office:value="283" table:formula="of:=ROUND([.H175];0)" table:style-name="ce32">
            <text:p>283</text:p>
          </table:table-cell>
          <table:table-cell office:value-type="float" office:value="4" table:formula="of:=FLOOR(([.I175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53" table:style-name="ce32">
            <text:p>153</text:p>
          </table:table-cell>
          <table:table-cell office:value-type="float" office:value="0.49306640624999998" table:formula="of:=[.B176]*[.C$11]/[.C$12]" table:style-name="ce50">
            <text:p>0.493</text:p>
          </table:table-cell>
          <table:table-cell office:value-type="float" office:value="3.096178375196232" table:formula="of:=[.C176]/[.$E$10]" table:style-name="ce25">
            <text:p>3.096</text:p>
          </table:table-cell>
          <table:table-cell office:value-type="float" office:value="2.0399420838790308" table:formula="of:=(10^([.D176]/10))" table:style-name="ce26">
            <text:p>2.0399</text:p>
          </table:table-cell>
          <table:table-cell office:value-type="float" office:value="4.4266743220174964" table:formula="of:=[.E176]*[.C$16]" table:style-name="ce51">
            <text:p>4.43</text:p>
          </table:table-cell>
          <table:table-cell office:value-type="float" office:value="4" table:formula="of:=ROUND([.F176];0)" table:style-name="ce32">
            <text:p>4</text:p>
          </table:table-cell>
          <table:table-cell office:value-type="float" office:value="284.28632880938176" table:formula="of:=[.E176]*[.$C$17]" table:style-name="ce51">
            <text:p>284.29</text:p>
          </table:table-cell>
          <table:table-cell office:value-type="float" office:value="284" table:formula="of:=ROUND([.H176];0)" table:style-name="ce32">
            <text:p>284</text:p>
          </table:table-cell>
          <table:table-cell office:value-type="float" office:value="4" table:formula="of:=FLOOR(([.I176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54" table:style-name="ce32">
            <text:p>154</text:p>
          </table:table-cell>
          <table:table-cell office:value-type="float" office:value="0.49628906249999999" table:formula="of:=[.B177]*[.C$11]/[.C$12]" table:style-name="ce50">
            <text:p>0.496</text:p>
          </table:table-cell>
          <table:table-cell office:value-type="float" office:value="3.1164148351648349" table:formula="of:=[.C177]/[.$E$10]" table:style-name="ce25">
            <text:p>3.116</text:p>
          </table:table-cell>
          <table:table-cell office:value-type="float" office:value="2.0494696129883652" table:formula="of:=(10^([.D177]/10))" table:style-name="ce26">
            <text:p>2.0495</text:p>
          </table:table-cell>
          <table:table-cell office:value-type="float" office:value="4.4473490601847523" table:formula="of:=[.E177]*[.C$16]" table:style-name="ce51">
            <text:p>4.45</text:p>
          </table:table-cell>
          <table:table-cell office:value-type="float" office:value="4" table:formula="of:=ROUND([.F177];0)" table:style-name="ce32">
            <text:p>4</text:p>
          </table:table-cell>
          <table:table-cell office:value-type="float" office:value="285.61408526605862" table:formula="of:=[.E177]*[.$C$17]" table:style-name="ce51">
            <text:p>285.61</text:p>
          </table:table-cell>
          <table:table-cell office:value-type="float" office:value="286" table:formula="of:=ROUND([.H177];0)" table:style-name="ce32">
            <text:p>286</text:p>
          </table:table-cell>
          <table:table-cell office:value-type="float" office:value="4" table:formula="of:=FLOOR(([.I177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55" table:style-name="ce32">
            <text:p>155</text:p>
          </table:table-cell>
          <table:table-cell office:value-type="float" office:value="0.49951171875" table:formula="of:=[.B178]*[.C$11]/[.C$12]" table:style-name="ce50">
            <text:p>0.500</text:p>
          </table:table-cell>
          <table:table-cell office:value-type="float" office:value="3.1366512951334378" table:formula="of:=[.C178]/[.$E$10]" table:style-name="ce25">
            <text:p>3.137</text:p>
          </table:table-cell>
          <table:table-cell office:value-type="float" office:value="2.0590416403271572" table:formula="of:=(10^([.D178]/10))" table:style-name="ce26">
            <text:p>2.0590</text:p>
          </table:table-cell>
          <table:table-cell office:value-type="float" office:value="4.468120359509931" table:formula="of:=[.E178]*[.C$16]" table:style-name="ce51">
            <text:p>4.47</text:p>
          </table:table-cell>
          <table:table-cell office:value-type="float" office:value="4" table:formula="of:=ROUND([.F178];0)" table:style-name="ce32">
            <text:p>4</text:p>
          </table:table-cell>
          <table:table-cell office:value-type="float" office:value="286.94804299599264" table:formula="of:=[.E178]*[.$C$17]" table:style-name="ce51">
            <text:p>286.95</text:p>
          </table:table-cell>
          <table:table-cell office:value-type="float" office:value="287" table:formula="of:=ROUND([.H178];0)" table:style-name="ce32">
            <text:p>287</text:p>
          </table:table-cell>
          <table:table-cell office:value-type="float" office:value="4" table:formula="of:=FLOOR(([.I178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56" table:style-name="ce32">
            <text:p>156</text:p>
          </table:table-cell>
          <table:table-cell office:value-type="float" office:value="0.50273437499999996" table:formula="of:=[.B179]*[.C$11]/[.C$12]" table:style-name="ce50">
            <text:p>0.503</text:p>
          </table:table-cell>
          <table:table-cell office:value-type="float" office:value="3.1568877551020407" table:formula="of:=[.C179]/[.$E$10]" table:style-name="ce25">
            <text:p>3.157</text:p>
          </table:table-cell>
          <table:table-cell office:value-type="float" office:value="2.068658373723943" table:formula="of:=(10^([.D179]/10))" table:style-name="ce26">
            <text:p>2.0687</text:p>
          </table:table-cell>
          <table:table-cell office:value-type="float" office:value="4.4889886709809561" table:formula="of:=[.E179]*[.C$16]" table:style-name="ce51">
            <text:p>4.49</text:p>
          </table:table-cell>
          <table:table-cell office:value-type="float" office:value="4" table:formula="of:=ROUND([.F179];0)" table:style-name="ce32">
            <text:p>4</text:p>
          </table:table-cell>
          <table:table-cell office:value-type="float" office:value="288.28823096216871" table:formula="of:=[.E179]*[.$C$17]" table:style-name="ce51">
            <text:p>288.29</text:p>
          </table:table-cell>
          <table:table-cell office:value-type="float" office:value="288" table:formula="of:=ROUND([.H179];0)" table:style-name="ce32">
            <text:p>288</text:p>
          </table:table-cell>
          <table:table-cell office:value-type="float" office:value="4" table:formula="of:=FLOOR(([.I179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57" table:style-name="ce32">
            <text:p>157</text:p>
          </table:table-cell>
          <table:table-cell office:value-type="float" office:value="0.50595703125000002" table:formula="of:=[.B180]*[.C$11]/[.C$12]" table:style-name="ce50">
            <text:p>0.506</text:p>
          </table:table-cell>
          <table:table-cell office:value-type="float" office:value="3.1771242150706436" table:formula="of:=[.C180]/[.$E$10]" table:style-name="ce25">
            <text:p>3.177</text:p>
          </table:table-cell>
          <table:table-cell office:value-type="float" office:value="2.0783200219779197" table:formula="of:=(10^([.D180]/10))" table:style-name="ce26">
            <text:p>2.0783</text:p>
          </table:table-cell>
          <table:table-cell office:value-type="float" office:value="4.5099544476920856" table:formula="of:=[.E180]*[.C$16]" table:style-name="ce51">
            <text:p>4.51</text:p>
          </table:table-cell>
          <table:table-cell office:value-type="float" office:value="5" table:formula="of:=ROUND([.F180];0)" table:style-name="ce32">
            <text:p>5</text:p>
          </table:table-cell>
          <table:table-cell office:value-type="float" office:value="289.6346782628429" table:formula="of:=[.E180]*[.$C$17]" table:style-name="ce51">
            <text:p>289.63</text:p>
          </table:table-cell>
          <table:table-cell office:value-type="float" office:value="290" table:formula="of:=ROUND([.H180];0)" table:style-name="ce32">
            <text:p>290</text:p>
          </table:table-cell>
          <table:table-cell office:value-type="float" office:value="4" table:formula="of:=FLOOR(([.I180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58" table:style-name="ce32">
            <text:p>158</text:p>
          </table:table-cell>
          <table:table-cell office:value-type="float" office:value="0.50917968749999998" table:formula="of:=[.B181]*[.C$11]/[.C$12]" table:style-name="ce50">
            <text:p>0.509</text:p>
          </table:table-cell>
          <table:table-cell office:value-type="float" office:value="3.1973606750392465" table:formula="of:=[.C181]/[.$E$10]" table:style-name="ce25">
            <text:p>3.197</text:p>
          </table:table-cell>
          <table:table-cell office:value-type="float" office:value="2.0880267948634779" table:formula="of:=(10^([.D181]/10))" table:style-name="ce26">
            <text:p>2.0880</text:p>
          </table:table-cell>
          <table:table-cell office:value-type="float" office:value="4.5310181448537472" table:formula="of:=[.E181]*[.C$16]" table:style-name="ce51">
            <text:p>4.53</text:p>
          </table:table-cell>
          <table:table-cell office:value-type="float" office:value="5" table:formula="of:=ROUND([.F181];0)" table:style-name="ce32">
            <text:p>5</text:p>
          </table:table-cell>
          <table:table-cell office:value-type="float" office:value="290.98741413217431" table:formula="of:=[.E181]*[.$C$17]" table:style-name="ce51">
            <text:p>290.99</text:p>
          </table:table-cell>
          <table:table-cell office:value-type="float" office:value="291" table:formula="of:=ROUND([.H181];0)" table:style-name="ce32">
            <text:p>291</text:p>
          </table:table-cell>
          <table:table-cell office:value-type="float" office:value="4" table:formula="of:=FLOOR(([.I181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59" table:style-name="ce32">
            <text:p>159</text:p>
          </table:table-cell>
          <table:table-cell office:value-type="float" office:value="0.51240234374999993" table:formula="of:=[.B182]*[.C$11]/[.C$12]" table:style-name="ce50">
            <text:p>0.512</text:p>
          </table:table-cell>
          <table:table-cell office:value-type="float" office:value="3.2175971350078489" table:formula="of:=[.C182]/[.$E$10]" table:style-name="ce25">
            <text:p>3.218</text:p>
          </table:table-cell>
          <table:table-cell office:value-type="float" office:value="2.0977789031347593" table:formula="of:=(10^([.D182]/10))" table:style-name="ce26">
            <text:p>2.0978</text:p>
          </table:table-cell>
          <table:table-cell office:value-type="float" office:value="4.5521802198024277" table:formula="of:=[.E182]*[.C$16]" table:style-name="ce51">
            <text:p>4.55</text:p>
          </table:table-cell>
          <table:table-cell office:value-type="float" office:value="5" table:formula="of:=ROUND([.F182];0)" table:style-name="ce32">
            <text:p>5</text:p>
          </table:table-cell>
          <table:table-cell office:value-type="float" office:value="292.34646794086007" table:formula="of:=[.E182]*[.$C$17]" table:style-name="ce51">
            <text:p>292.35</text:p>
          </table:table-cell>
          <table:table-cell office:value-type="float" office:value="292" table:formula="of:=ROUND([.H182];0)" table:style-name="ce32">
            <text:p>292</text:p>
          </table:table-cell>
          <table:table-cell office:value-type="float" office:value="4" table:formula="of:=FLOOR(([.I182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60" table:style-name="ce32">
            <text:p>160</text:p>
          </table:table-cell>
          <table:table-cell office:value-type="float" office:value="0.515625" table:formula="of:=[.B183]*[.C$11]/[.C$12]" table:style-name="ce50">
            <text:p>0.516</text:p>
          </table:table-cell>
          <table:table-cell office:value-type="float" office:value="3.2378335949764518" table:formula="of:=[.C183]/[.$E$10]" table:style-name="ce25">
            <text:p>3.238</text:p>
          </table:table-cell>
          <table:table-cell office:value-type="float" office:value="2.1075765585302295" table:formula="of:=(10^([.D183]/10))" table:style-name="ce26">
            <text:p>2.1076</text:p>
          </table:table-cell>
          <table:table-cell office:value-type="float" office:value="4.5734411320105979" table:formula="of:=[.E183]*[.C$16]" table:style-name="ce51">
            <text:p>4.57</text:p>
          </table:table-cell>
          <table:table-cell office:value-type="float" office:value="5" table:formula="of:=ROUND([.F183];0)" table:style-name="ce32">
            <text:p>5</text:p>
          </table:table-cell>
          <table:table-cell office:value-type="float" office:value="293.7118691967728" table:formula="of:=[.E183]*[.$C$17]" table:style-name="ce51">
            <text:p>293.71</text:p>
          </table:table-cell>
          <table:table-cell office:value-type="float" office:value="294" table:formula="of:=ROUND([.H183];0)" table:style-name="ce32">
            <text:p>294</text:p>
          </table:table-cell>
          <table:table-cell office:value-type="float" office:value="4" table:formula="of:=FLOOR(([.I183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61" table:style-name="ce32">
            <text:p>161</text:p>
          </table:table-cell>
          <table:table-cell office:value-type="float" office:value="0.51884765624999996" table:formula="of:=[.B184]*[.C$11]/[.C$12]" table:style-name="ce50">
            <text:p>0.519</text:p>
          </table:table-cell>
          <table:table-cell office:value-type="float" office:value="3.2580700549450547" table:formula="of:=[.C184]/[.$E$10]" table:style-name="ce25">
            <text:p>3.258</text:p>
          </table:table-cell>
          <table:table-cell office:value-type="float" office:value="2.1174199737772761" table:formula="of:=(10^([.D184]/10))" table:style-name="ce26">
            <text:p>2.1174</text:p>
          </table:table-cell>
          <table:table-cell office:value-type="float" office:value="4.5948013430966892" table:formula="of:=[.E184]*[.C$16]" table:style-name="ce51">
            <text:p>4.59</text:p>
          </table:table-cell>
          <table:table-cell office:value-type="float" office:value="5" table:formula="of:=ROUND([.F184];0)" table:style-name="ce32">
            <text:p>5</text:p>
          </table:table-cell>
          <table:table-cell office:value-type="float" office:value="295.08364754560125" table:formula="of:=[.E184]*[.$C$17]" table:style-name="ce51">
            <text:p>295.08</text:p>
          </table:table-cell>
          <table:table-cell office:value-type="float" office:value="295" table:formula="of:=ROUND([.H184];0)" table:style-name="ce32">
            <text:p>295</text:p>
          </table:table-cell>
          <table:table-cell office:value-type="float" office:value="4" table:formula="of:=FLOOR(([.I184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62" table:style-name="ce32">
            <text:p>162</text:p>
          </table:table-cell>
          <table:table-cell office:value-type="float" office:value="0.52207031250000002" table:formula="of:=[.B185]*[.C$11]/[.C$12]" table:style-name="ce50">
            <text:p>0.522</text:p>
          </table:table-cell>
          <table:table-cell office:value-type="float" office:value="3.2783065149136577" table:formula="of:=[.C185]/[.$E$10]" table:style-name="ce25">
            <text:p>3.278</text:p>
          </table:table-cell>
          <table:table-cell office:value-type="float" office:value="2.1273093625968293" table:formula="of:=(10^([.D185]/10))" table:style-name="ce26">
            <text:p>2.1273</text:p>
          </table:table-cell>
          <table:table-cell office:value-type="float" office:value="4.6162613168351196" table:formula="of:=[.E185]*[.C$16]" table:style-name="ce51">
            <text:p>4.62</text:p>
          </table:table-cell>
          <table:table-cell office:value-type="float" office:value="5" table:formula="of:=ROUND([.F185];0)" table:style-name="ce32">
            <text:p>5</text:p>
          </table:table-cell>
          <table:table-cell office:value-type="float" office:value="296.46183277149419" table:formula="of:=[.E185]*[.$C$17]" table:style-name="ce51">
            <text:p>296.46</text:p>
          </table:table-cell>
          <table:table-cell office:value-type="float" office:value="296" table:formula="of:=ROUND([.H185];0)" table:style-name="ce32">
            <text:p>296</text:p>
          </table:table-cell>
          <table:table-cell office:value-type="float" office:value="4" table:formula="of:=FLOOR(([.I185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63" table:style-name="ce32">
            <text:p>163</text:p>
          </table:table-cell>
          <table:table-cell office:value-type="float" office:value="0.52529296874999998" table:formula="of:=[.B186]*[.C$11]/[.C$12]" table:style-name="ce50">
            <text:p>0.525</text:p>
          </table:table-cell>
          <table:table-cell office:value-type="float" office:value="3.2985429748822606" table:formula="of:=[.C186]/[.$E$10]" table:style-name="ce25">
            <text:p>3.299</text:p>
          </table:table-cell>
          <table:table-cell office:value-type="float" office:value="2.1372449397079989" table:formula="of:=(10^([.D186]/10))" table:style-name="ce26">
            <text:p>2.1372</text:p>
          </table:table-cell>
          <table:table-cell office:value-type="float" office:value="4.6378215191663577" table:formula="of:=[.E186]*[.C$16]" table:style-name="ce51">
            <text:p>4.64</text:p>
          </table:table-cell>
          <table:table-cell office:value-type="float" office:value="5" table:formula="of:=ROUND([.F186];0)" table:style-name="ce32">
            <text:p>5</text:p>
          </table:table-cell>
          <table:table-cell office:value-type="float" office:value="297.84645479770677" table:formula="of:=[.E186]*[.$C$17]" table:style-name="ce51">
            <text:p>297.85</text:p>
          </table:table-cell>
          <table:table-cell office:value-type="float" office:value="298" table:formula="of:=ROUND([.H186];0)" table:style-name="ce32">
            <text:p>298</text:p>
          </table:table-cell>
          <table:table-cell office:value-type="float" office:value="4" table:formula="of:=FLOOR(([.I186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64" table:style-name="ce32">
            <text:p>164</text:p>
          </table:table-cell>
          <table:table-cell office:value-type="float" office:value="0.52851562499999993" table:formula="of:=[.B187]*[.C$11]/[.C$12]" table:style-name="ce50">
            <text:p>0.529</text:p>
          </table:table-cell>
          <table:table-cell office:value-type="float" office:value="3.318779434850863" table:formula="of:=[.C187]/[.$E$10]" table:style-name="ce25">
            <text:p>3.319</text:p>
          </table:table-cell>
          <table:table-cell office:value-type="float" office:value="2.1472269208327401" table:formula="of:=(10^([.D187]/10))" table:style-name="ce26">
            <text:p>2.1472</text:p>
          </table:table-cell>
          <table:table-cell office:value-type="float" office:value="4.6594824182070456" table:formula="of:=[.E187]*[.C$16]" table:style-name="ce51">
            <text:p>4.66</text:p>
          </table:table-cell>
          <table:table-cell office:value-type="float" office:value="5" table:formula="of:=ROUND([.F187];0)" table:style-name="ce32">
            <text:p>5</text:p>
          </table:table-cell>
          <table:table-cell office:value-type="float" office:value="299.23754368725071" table:formula="of:=[.E187]*[.$C$17]" table:style-name="ce51">
            <text:p>299.24</text:p>
          </table:table-cell>
          <table:table-cell office:value-type="float" office:value="299" table:formula="of:=ROUND([.H187];0)" table:style-name="ce32">
            <text:p>299</text:p>
          </table:table-cell>
          <table:table-cell office:value-type="float" office:value="4" table:formula="of:=FLOOR(([.I187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65" table:style-name="ce32">
            <text:p>165</text:p>
          </table:table-cell>
          <table:table-cell office:value-type="float" office:value="0.53173828125" table:formula="of:=[.B188]*[.C$11]/[.C$12]" table:style-name="ce50">
            <text:p>0.532</text:p>
          </table:table-cell>
          <table:table-cell office:value-type="float" office:value="3.3390158948194664" table:formula="of:=[.C188]/[.$E$10]" table:style-name="ce25">
            <text:p>3.339</text:p>
          </table:table-cell>
          <table:table-cell office:value-type="float" office:value="2.1572555227005341" table:formula="of:=(10^([.D188]/10))" table:style-name="ce26">
            <text:p>2.1573</text:p>
          </table:table-cell>
          <table:table-cell office:value-type="float" office:value="4.6812444842601586" table:formula="of:=[.E188]*[.C$16]" table:style-name="ce51">
            <text:p>4.68</text:p>
          </table:table-cell>
          <table:table-cell office:value-type="float" office:value="5" table:formula="of:=ROUND([.F188];0)" table:style-name="ce32">
            <text:p>5</text:p>
          </table:table-cell>
          <table:table-cell office:value-type="float" office:value="300.63512964354646" table:formula="of:=[.E188]*[.$C$17]" table:style-name="ce51">
            <text:p>300.64</text:p>
          </table:table-cell>
          <table:table-cell office:value-type="float" office:value="301" table:formula="of:=ROUND([.H188];0)" table:style-name="ce32">
            <text:p>301</text:p>
          </table:table-cell>
          <table:table-cell office:value-type="float" office:value="4" table:formula="of:=FLOOR(([.I188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66" table:style-name="ce32">
            <text:p>166</text:p>
          </table:table-cell>
          <table:table-cell office:value-type="float" office:value="0.53496093749999996" table:formula="of:=[.B189]*[.C$11]/[.C$12]" table:style-name="ce50">
            <text:p>0.535</text:p>
          </table:table-cell>
          <table:table-cell office:value-type="float" office:value="3.3592523547880688" table:formula="of:=[.C189]/[.$E$10]" table:style-name="ce25">
            <text:p>3.359</text:p>
          </table:table-cell>
          <table:table-cell office:value-type="float" office:value="2.1673309630530944" table:formula="of:=(10^([.D189]/10))" table:style-name="ce26">
            <text:p>2.1673</text:p>
          </table:table-cell>
          <table:table-cell office:value-type="float" office:value="4.7031081898252145" table:formula="of:=[.E189]*[.C$16]" table:style-name="ce51">
            <text:p>4.70</text:p>
          </table:table-cell>
          <table:table-cell office:value-type="float" office:value="5" table:formula="of:=ROUND([.F189];0)" table:style-name="ce32">
            <text:p>5</text:p>
          </table:table-cell>
          <table:table-cell office:value-type="float" office:value="302.03924301107924" table:formula="of:=[.E189]*[.$C$17]" table:style-name="ce51">
            <text:p>302.04</text:p>
          </table:table-cell>
          <table:table-cell office:value-type="float" office:value="302" table:formula="of:=ROUND([.H189];0)" table:style-name="ce32">
            <text:p>302</text:p>
          </table:table-cell>
          <table:table-cell office:value-type="float" office:value="4" table:formula="of:=FLOOR(([.I189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67" table:style-name="ce32">
            <text:p>167</text:p>
          </table:table-cell>
          <table:table-cell office:value-type="float" office:value="0.53818359375000002" table:formula="of:=[.B190]*[.C$11]/[.C$12]" table:style-name="ce50">
            <text:p>0.538</text:p>
          </table:table-cell>
          <table:table-cell office:value-type="float" office:value="3.3794888147566722" table:formula="of:=[.C190]/[.$E$10]" table:style-name="ce25">
            <text:p>3.379</text:p>
          </table:table-cell>
          <table:table-cell office:value-type="float" office:value="2.177453460649097" table:formula="of:=(10^([.D190]/10))" table:style-name="ce26">
            <text:p>2.1775</text:p>
          </table:table-cell>
          <table:table-cell office:value-type="float" office:value="4.72507400960854" table:formula="of:=[.E190]*[.C$16]" table:style-name="ce51">
            <text:p>4.73</text:p>
          </table:table-cell>
          <table:table-cell office:value-type="float" office:value="5" table:formula="of:=ROUND([.F190];0)" table:style-name="ce32">
            <text:p>5</text:p>
          </table:table-cell>
          <table:table-cell office:value-type="float" office:value="303.44991427605817" table:formula="of:=[.E190]*[.$C$17]" table:style-name="ce51">
            <text:p>303.45</text:p>
          </table:table-cell>
          <table:table-cell office:value-type="float" office:value="303" table:formula="of:=ROUND([.H190];0)" table:style-name="ce32">
            <text:p>303</text:p>
          </table:table-cell>
          <table:table-cell office:value-type="float" office:value="4" table:formula="of:=FLOOR(([.I190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68" table:style-name="ce32">
            <text:p>168</text:p>
          </table:table-cell>
          <table:table-cell office:value-type="float" office:value="0.54140624999999998" table:formula="of:=[.B191]*[.C$11]/[.C$12]" table:style-name="ce50">
            <text:p>0.541</text:p>
          </table:table-cell>
          <table:table-cell office:value-type="float" office:value="3.3997252747252746" table:formula="of:=[.C191]/[.$E$10]" table:style-name="ce25">
            <text:p>3.400</text:p>
          </table:table-cell>
          <table:table-cell office:value-type="float" office:value="2.1876232352689264" table:formula="of:=(10^([.D191]/10))" table:style-name="ce26">
            <text:p>2.1876</text:p>
          </table:table-cell>
          <table:table-cell office:value-type="float" office:value="4.7471424205335699" table:formula="of:=[.E191]*[.C$16]" table:style-name="ce51">
            <text:p>4.75</text:p>
          </table:table-cell>
          <table:table-cell office:value-type="float" office:value="5" table:formula="of:=ROUND([.F191];0)" table:style-name="ce32">
            <text:p>5</text:p>
          </table:table-cell>
          <table:table-cell office:value-type="float" office:value="304.8671740670776" table:formula="of:=[.E191]*[.$C$17]" table:style-name="ce51">
            <text:p>304.87</text:p>
          </table:table-cell>
          <table:table-cell office:value-type="float" office:value="305" table:formula="of:=ROUND([.H191];0)" table:style-name="ce32">
            <text:p>305</text:p>
          </table:table-cell>
          <table:table-cell office:value-type="float" office:value="4" table:formula="of:=FLOOR(([.I191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69" table:style-name="ce32">
            <text:p>169</text:p>
          </table:table-cell>
          <table:table-cell office:value-type="float" office:value="0.54462890624999993" table:formula="of:=[.B192]*[.C$11]/[.C$12]" table:style-name="ce50">
            <text:p>0.545</text:p>
          </table:table-cell>
          <table:table-cell office:value-type="float" office:value="3.4199617346938771" table:formula="of:=[.C192]/[.$E$10]" table:style-name="ce25">
            <text:p>3.420</text:p>
          </table:table-cell>
          <table:table-cell office:value-type="float" office:value="2.1978405077194498" table:formula="of:=(10^([.D192]/10))" table:style-name="ce26">
            <text:p>2.1978</text:p>
          </table:table-cell>
          <table:table-cell office:value-type="float" office:value="4.7693139017512056" table:formula="of:=[.E192]*[.C$16]" table:style-name="ce51">
            <text:p>4.77</text:p>
          </table:table-cell>
          <table:table-cell office:value-type="float" office:value="5" table:formula="of:=ROUND([.F192];0)" table:style-name="ce32">
            <text:p>5</text:p>
          </table:table-cell>
          <table:table-cell office:value-type="float" office:value="306.29105315578255" table:formula="of:=[.E192]*[.$C$17]" table:style-name="ce51">
            <text:p>306.29</text:p>
          </table:table-cell>
          <table:table-cell office:value-type="float" office:value="306" table:formula="of:=ROUND([.H192];0)" table:style-name="ce32">
            <text:p>306</text:p>
          </table:table-cell>
          <table:table-cell office:value-type="float" office:value="4" table:formula="of:=FLOOR(([.I192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70" table:style-name="ce32">
            <text:p>170</text:p>
          </table:table-cell>
          <table:table-cell office:value-type="float" office:value="0.5478515625" table:formula="of:=[.B193]*[.C$11]/[.C$12]" table:style-name="ce50">
            <text:p>0.548</text:p>
          </table:table-cell>
          <table:table-cell office:value-type="float" office:value="3.4401981946624804" table:formula="of:=[.C193]/[.$E$10]" table:style-name="ce25">
            <text:p>3.440</text:p>
          </table:table-cell>
          <table:table-cell office:value-type="float" office:value="2.208105499838811" table:formula="of:=(10^([.D193]/10))" table:style-name="ce26">
            <text:p>2.2081</text:p>
          </table:table-cell>
          <table:table-cell office:value-type="float" office:value="4.7915889346502194" table:formula="of:=[.E193]*[.C$16]" table:style-name="ce51">
            <text:p>4.79</text:p>
          </table:table-cell>
          <table:table-cell office:value-type="float" office:value="5" table:formula="of:=ROUND([.F193];0)" table:style-name="ce32">
            <text:p>5</text:p>
          </table:table-cell>
          <table:table-cell office:value-type="float" office:value="307.72158245753673" table:formula="of:=[.E193]*[.$C$17]" table:style-name="ce51">
            <text:p>307.72</text:p>
          </table:table-cell>
          <table:table-cell office:value-type="float" office:value="308" table:formula="of:=ROUND([.H193];0)" table:style-name="ce32">
            <text:p>308</text:p>
          </table:table-cell>
          <table:table-cell office:value-type="float" office:value="4" table:formula="of:=FLOOR(([.I193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71" table:style-name="ce32">
            <text:p>171</text:p>
          </table:table-cell>
          <table:table-cell office:value-type="float" office:value="0.55107421874999996" table:formula="of:=[.B194]*[.C$11]/[.C$12]" table:style-name="ce50">
            <text:p>0.551</text:p>
          </table:table-cell>
          <table:table-cell office:value-type="float" office:value="3.4604346546310829" table:formula="of:=[.C194]/[.$E$10]" table:style-name="ce25">
            <text:p>3.460</text:p>
          </table:table-cell>
          <table:table-cell office:value-type="float" office:value="2.2184184345012454" table:formula="of:=(10^([.D194]/10))" table:style-name="ce26">
            <text:p>2.2184</text:p>
          </table:table-cell>
          <table:table-cell office:value-type="float" office:value="4.8139680028677025" table:formula="of:=[.E194]*[.C$16]" table:style-name="ce51">
            <text:p>4.81</text:p>
          </table:table-cell>
          <table:table-cell office:value-type="float" office:value="5" table:formula="of:=ROUND([.F194];0)" table:style-name="ce32">
            <text:p>5</text:p>
          </table:table-cell>
          <table:table-cell office:value-type="float" office:value="309.15879303209357" table:formula="of:=[.E194]*[.$C$17]" table:style-name="ce51">
            <text:p>309.16</text:p>
          </table:table-cell>
          <table:table-cell office:value-type="float" office:value="309" table:formula="of:=ROUND([.H194];0)" table:style-name="ce32">
            <text:p>309</text:p>
          </table:table-cell>
          <table:table-cell office:value-type="float" office:value="4" table:formula="of:=FLOOR(([.I194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72" table:style-name="ce32">
            <text:p>172</text:p>
          </table:table-cell>
          <table:table-cell office:value-type="float" office:value="0.55429687500000002" table:formula="of:=[.B195]*[.C$11]/[.C$12]" table:style-name="ce50">
            <text:p>0.554</text:p>
          </table:table-cell>
          <table:table-cell office:value-type="float" office:value="3.4806711145996863" table:formula="of:=[.C195]/[.$E$10]" table:style-name="ce25">
            <text:p>3.481</text:p>
          </table:table-cell>
          <table:table-cell office:value-type="float" office:value="2.2287795356219222" table:formula="of:=(10^([.D195]/10))" table:style-name="ce26">
            <text:p>2.2288</text:p>
          </table:table-cell>
          <table:table-cell office:value-type="float" office:value="4.8364515922995714" table:formula="of:=[.E195]*[.C$16]" table:style-name="ce51">
            <text:p>4.84</text:p>
          </table:table-cell>
          <table:table-cell office:value-type="float" office:value="5" table:formula="of:=ROUND([.F195];0)" table:style-name="ce32">
            <text:p>5</text:p>
          </table:table-cell>
          <table:table-cell office:value-type="float" office:value="310.60271608427109" table:formula="of:=[.E195]*[.$C$17]" table:style-name="ce51">
            <text:p>310.60</text:p>
          </table:table-cell>
          <table:table-cell office:value-type="float" office:value="311" table:formula="of:=ROUND([.H195];0)" table:style-name="ce32">
            <text:p>311</text:p>
          </table:table-cell>
          <table:table-cell office:value-type="float" office:value="4" table:formula="of:=FLOOR(([.I195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73" table:style-name="ce32">
            <text:p>173</text:p>
          </table:table-cell>
          <table:table-cell office:value-type="float" office:value="0.55751953124999998" table:formula="of:=[.B196]*[.C$11]/[.C$12]" table:style-name="ce50">
            <text:p>0.558</text:p>
          </table:table-cell>
          <table:table-cell office:value-type="float" office:value="3.5009075745682887" table:formula="of:=[.C196]/[.$E$10]" table:style-name="ce25">
            <text:p>3.501</text:p>
          </table:table-cell>
          <table:table-cell office:value-type="float" office:value="2.2391890281618028" table:formula="of:=(10^([.D196]/10))" table:style-name="ce26">
            <text:p>2.2392</text:p>
          </table:table-cell>
          <table:table-cell office:value-type="float" office:value="4.8590401911111121" table:formula="of:=[.E196]*[.C$16]" table:style-name="ce51">
            <text:p>4.86</text:p>
          </table:table-cell>
          <table:table-cell office:value-type="float" office:value="5" table:formula="of:=ROUND([.F196];0)" table:style-name="ce32">
            <text:p>5</text:p>
          </table:table-cell>
          <table:table-cell office:value-type="float" office:value="312.05338296462884" table:formula="of:=[.E196]*[.$C$17]" table:style-name="ce51">
            <text:p>312.05</text:p>
          </table:table-cell>
          <table:table-cell office:value-type="float" office:value="312" table:formula="of:=ROUND([.H196];0)" table:style-name="ce32">
            <text:p>312</text:p>
          </table:table-cell>
          <table:table-cell office:value-type="float" office:value="4" table:formula="of:=FLOOR(([.I196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74" table:style-name="ce32">
            <text:p>174</text:p>
          </table:table-cell>
          <table:table-cell office:value-type="float" office:value="0.56074218749999993" table:formula="of:=[.B197]*[.C$11]/[.C$12]" table:style-name="ce50">
            <text:p>0.561</text:p>
          </table:table-cell>
          <table:table-cell office:value-type="float" office:value="3.5211440345368912" table:formula="of:=[.C197]/[.$E$10]" table:style-name="ce25">
            <text:p>3.521</text:p>
          </table:table-cell>
          <table:table-cell office:value-type="float" office:value="2.2496471381325254" table:formula="of:=(10^([.D197]/10))" table:style-name="ce26">
            <text:p>2.2496</text:p>
          </table:table-cell>
          <table:table-cell office:value-type="float" office:value="4.8817342897475795" table:formula="of:=[.E197]*[.C$16]" table:style-name="ce51">
            <text:p>4.88</text:p>
          </table:table-cell>
          <table:table-cell office:value-type="float" office:value="5" table:formula="of:=ROUND([.F197];0)" table:style-name="ce32">
            <text:p>5</text:p>
          </table:table-cell>
          <table:table-cell office:value-type="float" office:value="313.51082517014879" table:formula="of:=[.E197]*[.$C$17]" table:style-name="ce51">
            <text:p>313.51</text:p>
          </table:table-cell>
          <table:table-cell office:value-type="float" office:value="314" table:formula="of:=ROUND([.H197];0)" table:style-name="ce32">
            <text:p>314</text:p>
          </table:table-cell>
          <table:table-cell office:value-type="float" office:value="4" table:formula="of:=FLOOR(([.I197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75" table:style-name="ce32">
            <text:p>175</text:p>
          </table:table-cell>
          <table:table-cell office:value-type="float" office:value="0.56396484375" table:formula="of:=[.B198]*[.C$11]/[.C$12]" table:style-name="ce50">
            <text:p>0.564</text:p>
          </table:table-cell>
          <table:table-cell office:value-type="float" office:value="3.5413804945054945" table:formula="of:=[.C198]/[.$E$10]" table:style-name="ce25">
            <text:p>3.541</text:p>
          </table:table-cell>
          <table:table-cell office:value-type="float" office:value="2.2601540926013173" table:formula="of:=(10^([.D198]/10))" table:style-name="ce26">
            <text:p>2.2602</text:p>
          </table:table-cell>
          <table:table-cell office:value-type="float" office:value="4.9045343809448587" table:formula="of:=[.E198]*[.C$16]" table:style-name="ce51">
            <text:p>4.90</text:p>
          </table:table-cell>
          <table:table-cell office:value-type="float" office:value="5" table:formula="of:=ROUND([.F198];0)" table:style-name="ce32">
            <text:p>5</text:p>
          </table:table-cell>
          <table:table-cell office:value-type="float" office:value="314.97507434491962" table:formula="of:=[.E198]*[.$C$17]" table:style-name="ce51">
            <text:p>314.98</text:p>
          </table:table-cell>
          <table:table-cell office:value-type="float" office:value="315" table:formula="of:=ROUND([.H198];0)" table:style-name="ce32">
            <text:p>315</text:p>
          </table:table-cell>
          <table:table-cell office:value-type="float" office:value="4" table:formula="of:=FLOOR(([.I198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76" table:style-name="ce32">
            <text:p>176</text:p>
          </table:table-cell>
          <table:table-cell office:value-type="float" office:value="0.56718749999999996" table:formula="of:=[.B199]*[.C$11]/[.C$12]" table:style-name="ce50">
            <text:p>0.567</text:p>
          </table:table-cell>
          <table:table-cell office:value-type="float" office:value="3.561616954474097" table:formula="of:=[.C199]/[.$E$10]" table:style-name="ce25">
            <text:p>3.562</text:p>
          </table:table-cell>
          <table:table-cell office:value-type="float" office:value="2.2707101196959165" table:formula="of:=(10^([.D199]/10))" table:style-name="ce26">
            <text:p>2.2707</text:p>
          </table:table-cell>
          <table:table-cell office:value-type="float" office:value="4.9274409597401387" table:formula="of:=[.E199]*[.C$16]" table:style-name="ce51">
            <text:p>4.93</text:p>
          </table:table-cell>
          <table:table-cell office:value-type="float" office:value="5" table:formula="of:=ROUND([.F199];0)" table:style-name="ce32">
            <text:p>5</text:p>
          </table:table-cell>
          <table:table-cell office:value-type="float" office:value="316.44616228082293" table:formula="of:=[.E199]*[.$C$17]" table:style-name="ce51">
            <text:p>316.45</text:p>
          </table:table-cell>
          <table:table-cell office:value-type="float" office:value="316" table:formula="of:=ROUND([.H199];0)" table:style-name="ce32">
            <text:p>316</text:p>
          </table:table-cell>
          <table:table-cell office:value-type="float" office:value="4" table:formula="of:=FLOOR(([.I199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77" table:style-name="ce32">
            <text:p>177</text:p>
          </table:table-cell>
          <table:table-cell office:value-type="float" office:value="0.57041015625000002" table:formula="of:=[.B200]*[.C$11]/[.C$12]" table:style-name="ce50">
            <text:p>0.570</text:p>
          </table:table-cell>
          <table:table-cell office:value-type="float" office:value="3.5818534144427003" table:formula="of:=[.C200]/[.$E$10]" table:style-name="ce25">
            <text:p>3.582</text:p>
          </table:table-cell>
          <table:table-cell office:value-type="float" office:value="2.2813154486095315" table:formula="of:=(10^([.D200]/10))" table:style-name="ce26">
            <text:p>2.2813</text:p>
          </table:table-cell>
          <table:table-cell office:value-type="float" office:value="4.9504545234826836" table:formula="of:=[.E200]*[.C$16]" table:style-name="ce51">
            <text:p>4.95</text:p>
          </table:table-cell>
          <table:table-cell office:value-type="float" office:value="5" table:formula="of:=ROUND([.F200];0)" table:style-name="ce32">
            <text:p>5</text:p>
          </table:table-cell>
          <table:table-cell office:value-type="float" office:value="317.92412091822433" table:formula="of:=[.E200]*[.$C$17]" table:style-name="ce51">
            <text:p>317.92</text:p>
          </table:table-cell>
          <table:table-cell office:value-type="float" office:value="318" table:formula="of:=ROUND([.H200];0)" table:style-name="ce32">
            <text:p>318</text:p>
          </table:table-cell>
          <table:table-cell office:value-type="float" office:value="4" table:formula="of:=FLOOR(([.I200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78" table:style-name="ce32">
            <text:p>178</text:p>
          </table:table-cell>
          <table:table-cell office:value-type="float" office:value="0.57363281249999998" table:formula="of:=[.B201]*[.C$11]/[.C$12]" table:style-name="ce50">
            <text:p>0.574</text:p>
          </table:table-cell>
          <table:table-cell office:value-type="float" office:value="3.6020898744113028" table:formula="of:=[.C201]/[.$E$10]" table:style-name="ce25">
            <text:p>3.602</text:p>
          </table:table-cell>
          <table:table-cell office:value-type="float" office:value="2.2919703096058157" table:formula="of:=(10^([.D201]/10))" table:style-name="ce26">
            <text:p>2.2920</text:p>
          </table:table-cell>
          <table:table-cell office:value-type="float" office:value="4.97357557184462" table:formula="of:=[.E201]*[.C$16]" table:style-name="ce51">
            <text:p>4.97</text:p>
          </table:table-cell>
          <table:table-cell office:value-type="float" office:value="5" table:formula="of:=ROUND([.F201];0)" table:style-name="ce32">
            <text:p>5</text:p>
          </table:table-cell>
          <table:table-cell office:value-type="float" office:value="319.40898234666651" table:formula="of:=[.E201]*[.$C$17]" table:style-name="ce51">
            <text:p>319.41</text:p>
          </table:table-cell>
          <table:table-cell office:value-type="float" office:value="319" table:formula="of:=ROUND([.H201];0)" table:style-name="ce32">
            <text:p>319</text:p>
          </table:table-cell>
          <table:table-cell office:value-type="float" office:value="4" table:formula="of:=FLOOR(([.I201]/64);1)" table:style-name="ce32">
            <text:p>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79" table:style-name="ce32">
            <text:p>179</text:p>
          </table:table-cell>
          <table:table-cell office:value-type="float" office:value="0.57685546874999993" table:formula="of:=[.B202]*[.C$11]/[.C$12]" table:style-name="ce50">
            <text:p>0.577</text:p>
          </table:table-cell>
          <table:table-cell office:value-type="float" office:value="3.6223263343799053" table:formula="of:=[.C202]/[.$E$10]" table:style-name="ce25">
            <text:p>3.622</text:p>
          </table:table-cell>
          <table:table-cell office:value-type="float" office:value="2.302674934023865" table:formula="of:=(10^([.D202]/10))" table:style-name="ce26">
            <text:p>2.3027</text:p>
          </table:table-cell>
          <table:table-cell office:value-type="float" office:value="4.9968046068317866" table:formula="of:=[.E202]*[.C$16]" table:style-name="ce51">
            <text:p>5.00</text:p>
          </table:table-cell>
          <table:table-cell office:value-type="float" office:value="5" table:formula="of:=ROUND([.F202];0)" table:style-name="ce32">
            <text:p>5</text:p>
          </table:table-cell>
          <table:table-cell office:value-type="float" office:value="320.90077880556584" table:formula="of:=[.E202]*[.$C$17]" table:style-name="ce51">
            <text:p>320.90</text:p>
          </table:table-cell>
          <table:table-cell office:value-type="float" office:value="321" table:formula="of:=ROUND([.H202];0)" table:style-name="ce32">
            <text:p>321</text:p>
          </table:table-cell>
          <table:table-cell office:value-type="float" office:value="5" table:formula="of:=FLOOR(([.I202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80" table:style-name="ce32">
            <text:p>180</text:p>
          </table:table-cell>
          <table:table-cell office:value-type="float" office:value="0.580078125" table:formula="of:=[.B203]*[.C$11]/[.C$12]" table:style-name="ce50">
            <text:p>0.580</text:p>
          </table:table-cell>
          <table:table-cell office:value-type="float" office:value="3.6425627943485086" table:formula="of:=[.C203]/[.$E$10]" table:style-name="ce25">
            <text:p>3.643</text:p>
          </table:table-cell>
          <table:table-cell office:value-type="float" office:value="2.3134295542832453" table:formula="of:=(10^([.D203]/10))" table:style-name="ce26">
            <text:p>2.3134</text:p>
          </table:table-cell>
          <table:table-cell office:value-type="float" office:value="5.0201421327946418" table:formula="of:=[.E203]*[.C$16]" table:style-name="ce51">
            <text:p>5.02</text:p>
          </table:table-cell>
          <table:table-cell office:value-type="float" office:value="5" table:formula="of:=ROUND([.F203];0)" table:style-name="ce32">
            <text:p>5</text:p>
          </table:table-cell>
          <table:table-cell office:value-type="float" office:value="322.39954268491311" table:formula="of:=[.E203]*[.$C$17]" table:style-name="ce51">
            <text:p>322.40</text:p>
          </table:table-cell>
          <table:table-cell office:value-type="float" office:value="322" table:formula="of:=ROUND([.H203];0)" table:style-name="ce32">
            <text:p>322</text:p>
          </table:table-cell>
          <table:table-cell office:value-type="float" office:value="5" table:formula="of:=FLOOR(([.I203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81" table:style-name="ce32">
            <text:p>181</text:p>
          </table:table-cell>
          <table:table-cell office:value-type="float" office:value="0.58330078124999996" table:formula="of:=[.B204]*[.C$11]/[.C$12]" table:style-name="ce50">
            <text:p>0.583</text:p>
          </table:table-cell>
          <table:table-cell office:value-type="float" office:value="3.6627992543171111" table:formula="of:=[.C204]/[.$E$10]" table:style-name="ce25">
            <text:p>3.663</text:p>
          </table:table-cell>
          <table:table-cell office:value-type="float" office:value="2.3242344038890317" table:formula="of:=(10^([.D204]/10))" table:style-name="ce26">
            <text:p>2.3242</text:p>
          </table:table-cell>
          <table:table-cell office:value-type="float" office:value="5.0435886564391987" table:formula="of:=[.E204]*[.C$16]" table:style-name="ce51">
            <text:p>5.04</text:p>
          </table:table-cell>
          <table:table-cell office:value-type="float" office:value="5" table:formula="of:=ROUND([.F204];0)" table:style-name="ce32">
            <text:p>5</text:p>
          </table:table-cell>
          <table:table-cell office:value-type="float" office:value="323.9053065259755" table:formula="of:=[.E204]*[.$C$17]" table:style-name="ce51">
            <text:p>323.91</text:p>
          </table:table-cell>
          <table:table-cell office:value-type="float" office:value="324" table:formula="of:=ROUND([.H204];0)" table:style-name="ce32">
            <text:p>324</text:p>
          </table:table-cell>
          <table:table-cell office:value-type="float" office:value="5" table:formula="of:=FLOOR(([.I204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82" table:style-name="ce32">
            <text:p>182</text:p>
          </table:table-cell>
          <table:table-cell office:value-type="float" office:value="0.58652343750000002" table:formula="of:=[.B205]*[.C$11]/[.C$12]" table:style-name="ce50">
            <text:p>0.587</text:p>
          </table:table-cell>
          <table:table-cell office:value-type="float" office:value="3.6830357142857144" table:formula="of:=[.C205]/[.$E$10]" table:style-name="ce25">
            <text:p>3.683</text:p>
          </table:table-cell>
          <table:table-cell office:value-type="float" office:value="2.3350897174368859" table:formula="of:=(10^([.D205]/10))" table:style-name="ce26">
            <text:p>2.3351</text:p>
          </table:table-cell>
          <table:table-cell office:value-type="float" office:value="5.0671446868380423" table:formula="of:=[.E205]*[.C$16]" table:style-name="ce51">
            <text:p>5.07</text:p>
          </table:table-cell>
          <table:table-cell office:value-type="float" office:value="5" table:formula="of:=ROUND([.F205];0)" table:style-name="ce32">
            <text:p>5</text:p>
          </table:table-cell>
          <table:table-cell office:value-type="float" office:value="325.41810302200446" table:formula="of:=[.E205]*[.$C$17]" table:style-name="ce51">
            <text:p>325.42</text:p>
          </table:table-cell>
          <table:table-cell office:value-type="float" office:value="325" table:formula="of:=ROUND([.H205];0)" table:style-name="ce32">
            <text:p>325</text:p>
          </table:table-cell>
          <table:table-cell office:value-type="float" office:value="5" table:formula="of:=FLOOR(([.I205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83" table:style-name="ce32">
            <text:p>183</text:p>
          </table:table-cell>
          <table:table-cell office:value-type="float" office:value="0.58974609374999998" table:formula="of:=[.B206]*[.C$11]/[.C$12]" table:style-name="ce50">
            <text:p>0.590</text:p>
          </table:table-cell>
          <table:table-cell office:value-type="float" office:value="3.7032721742543169" table:formula="of:=[.C206]/[.$E$10]" table:style-name="ce25">
            <text:p>3.703</text:p>
          </table:table-cell>
          <table:table-cell office:value-type="float" office:value="2.3459957306181431" table:formula="of:=(10^([.D206]/10))" table:style-name="ce26">
            <text:p>2.3460</text:p>
          </table:table-cell>
          <table:table-cell office:value-type="float" office:value="5.0908107354413703" table:formula="of:=[.E206]*[.C$16]" table:style-name="ce51">
            <text:p>5.09</text:p>
          </table:table-cell>
          <table:table-cell office:value-type="float" office:value="5" table:formula="of:=ROUND([.F206];0)" table:style-name="ce32">
            <text:p>5</text:p>
          </table:table-cell>
          <table:table-cell office:value-type="float" office:value="326.93796501894445" table:formula="of:=[.E206]*[.$C$17]" table:style-name="ce51">
            <text:p>326.94</text:p>
          </table:table-cell>
          <table:table-cell office:value-type="float" office:value="327" table:formula="of:=ROUND([.H206];0)" table:style-name="ce32">
            <text:p>327</text:p>
          </table:table-cell>
          <table:table-cell office:value-type="float" office:value="5" table:formula="of:=FLOOR(([.I206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84" table:style-name="ce32">
            <text:p>184</text:p>
          </table:table-cell>
          <table:table-cell office:value-type="float" office:value="0.59296874999999993" table:formula="of:=[.B207]*[.C$11]/[.C$12]" table:style-name="ce50">
            <text:p>0.593</text:p>
          </table:table-cell>
          <table:table-cell office:value-type="float" office:value="3.7235086342229193" table:formula="of:=[.C207]/[.$E$10]" table:style-name="ce25">
            <text:p>3.724</text:p>
          </table:table-cell>
          <table:table-cell office:value-type="float" office:value="2.3569526802249361" table:formula="of:=(10^([.D207]/10))" table:style-name="ce26">
            <text:p>2.3570</text:p>
          </table:table-cell>
          <table:table-cell office:value-type="float" office:value="5.1145873160881115" table:formula="of:=[.E207]*[.C$16]" table:style-name="ce51">
            <text:p>5.11</text:p>
          </table:table-cell>
          <table:table-cell office:value-type="float" office:value="5" table:formula="of:=ROUND([.F207];0)" table:style-name="ce32">
            <text:p>5</text:p>
          </table:table-cell>
          <table:table-cell office:value-type="float" office:value="328.4649255161471" table:formula="of:=[.E207]*[.$C$17]" table:style-name="ce51">
            <text:p>328.46</text:p>
          </table:table-cell>
          <table:table-cell office:value-type="float" office:value="328" table:formula="of:=ROUND([.H207];0)" table:style-name="ce32">
            <text:p>328</text:p>
          </table:table-cell>
          <table:table-cell office:value-type="float" office:value="5" table:formula="of:=FLOOR(([.I207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85" table:style-name="ce32">
            <text:p>185</text:p>
          </table:table-cell>
          <table:table-cell office:value-type="float" office:value="0.59619140625" table:formula="of:=[.B208]*[.C$11]/[.C$12]" table:style-name="ce50">
            <text:p>0.596</text:p>
          </table:table-cell>
          <table:table-cell office:value-type="float" office:value="3.7437450941915227" table:formula="of:=[.C208]/[.$E$10]" table:style-name="ce25">
            <text:p>3.744</text:p>
          </table:table-cell>
          <table:table-cell office:value-type="float" office:value="2.3679608041553299" table:formula="of:=(10^([.D208]/10))" table:style-name="ce26">
            <text:p>2.3680</text:p>
          </table:table-cell>
          <table:table-cell office:value-type="float" office:value="5.1384749450170659" table:formula="of:=[.E208]*[.C$16]" table:style-name="ce51">
            <text:p>5.14</text:p>
          </table:table-cell>
          <table:table-cell office:value-type="float" office:value="5" table:formula="of:=ROUND([.F208];0)" table:style-name="ce32">
            <text:p>5</text:p>
          </table:table-cell>
          <table:table-cell office:value-type="float" office:value="329.99901766708683" table:formula="of:=[.E208]*[.$C$17]" table:style-name="ce51">
            <text:p>330.00</text:p>
          </table:table-cell>
          <table:table-cell office:value-type="float" office:value="330" table:formula="of:=ROUND([.H208];0)" table:style-name="ce32">
            <text:p>330</text:p>
          </table:table-cell>
          <table:table-cell office:value-type="float" office:value="5" table:formula="of:=FLOOR(([.I208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86" table:style-name="ce32">
            <text:p>186</text:p>
          </table:table-cell>
          <table:table-cell office:value-type="float" office:value="0.59941406249999996" table:formula="of:=[.B209]*[.C$11]/[.C$12]" table:style-name="ce50">
            <text:p>0.599</text:p>
          </table:table-cell>
          <table:table-cell office:value-type="float" office:value="3.7639815541601251" table:formula="of:=[.C209]/[.$E$10]" table:style-name="ce25">
            <text:p>3.764</text:p>
          </table:table-cell>
          <table:table-cell office:value-type="float" office:value="2.3790203414184918" table:formula="of:=(10^([.D209]/10))" table:style-name="ce26">
            <text:p>2.3790</text:p>
          </table:table-cell>
          <table:table-cell office:value-type="float" office:value="5.1624741408781274" table:formula="of:=[.E209]*[.C$16]" table:style-name="ce51">
            <text:p>5.16</text:p>
          </table:table-cell>
          <table:table-cell office:value-type="float" office:value="5" table:formula="of:=ROUND([.F209];0)" table:style-name="ce32">
            <text:p>5</text:p>
          </table:table-cell>
          <table:table-cell office:value-type="float" office:value="331.54027478008106" table:formula="of:=[.E209]*[.$C$17]" table:style-name="ce51">
            <text:p>331.54</text:p>
          </table:table-cell>
          <table:table-cell office:value-type="float" office:value="332" table:formula="of:=ROUND([.H209];0)" table:style-name="ce32">
            <text:p>332</text:p>
          </table:table-cell>
          <table:table-cell office:value-type="float" office:value="5" table:formula="of:=FLOOR(([.I209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87" table:style-name="ce32">
            <text:p>187</text:p>
          </table:table-cell>
          <table:table-cell office:value-type="float" office:value="0.60263671875000002" table:formula="of:=[.B210]*[.C$11]/[.C$12]" table:style-name="ce50">
            <text:p>0.603</text:p>
          </table:table-cell>
          <table:table-cell office:value-type="float" office:value="3.7842180141287285" table:formula="of:=[.C210]/[.$E$10]" table:style-name="ce25">
            <text:p>3.784</text:p>
          </table:table-cell>
          <table:table-cell office:value-type="float" office:value="2.3901315321398791" table:formula="of:=(10^([.D210]/10))" table:style-name="ce26">
            <text:p>2.3901</text:p>
          </table:table-cell>
          <table:table-cell office:value-type="float" office:value="5.1865854247435372" table:formula="of:=[.E210]*[.C$16]" table:style-name="ce51">
            <text:p>5.19</text:p>
          </table:table-cell>
          <table:table-cell office:value-type="float" office:value="5" table:formula="of:=ROUND([.F210];0)" table:style-name="ce32">
            <text:p>5</text:p>
          </table:table-cell>
          <table:table-cell office:value-type="float" office:value="333.08873031901356" table:formula="of:=[.E210]*[.$C$17]" table:style-name="ce51">
            <text:p>333.09</text:p>
          </table:table-cell>
          <table:table-cell office:value-type="float" office:value="333" table:formula="of:=ROUND([.H210];0)" table:style-name="ce32">
            <text:p>333</text:p>
          </table:table-cell>
          <table:table-cell office:value-type="float" office:value="5" table:formula="of:=FLOOR(([.I210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88" table:style-name="ce32">
            <text:p>188</text:p>
          </table:table-cell>
          <table:table-cell office:value-type="float" office:value="0.60585937499999998" table:formula="of:=[.B211]*[.C$11]/[.C$12]" table:style-name="ce50">
            <text:p>0.606</text:p>
          </table:table-cell>
          <table:table-cell office:value-type="float" office:value="3.804454474097331" table:formula="of:=[.C211]/[.$E$10]" table:style-name="ce25">
            <text:p>3.804</text:p>
          </table:table-cell>
          <table:table-cell office:value-type="float" office:value="2.4012946175664505" table:formula="of:=(10^([.D211]/10))" table:style-name="ce26">
            <text:p>2.4013</text:p>
          </table:table-cell>
          <table:table-cell office:value-type="float" office:value="5.2108093201191972" table:formula="of:=[.E211]*[.C$16]" table:style-name="ce51">
            <text:p>5.21</text:p>
          </table:table-cell>
          <table:table-cell office:value-type="float" office:value="5" table:formula="of:=ROUND([.F211];0)" table:style-name="ce32">
            <text:p>5</text:p>
          </table:table-cell>
          <table:table-cell office:value-type="float" office:value="334.64441790406056" table:formula="of:=[.E211]*[.$C$17]" table:style-name="ce51">
            <text:p>334.64</text:p>
          </table:table-cell>
          <table:table-cell office:value-type="float" office:value="335" table:formula="of:=ROUND([.H211];0)" table:style-name="ce32">
            <text:p>335</text:p>
          </table:table-cell>
          <table:table-cell office:value-type="float" office:value="5" table:formula="of:=FLOOR(([.I211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89" table:style-name="ce32">
            <text:p>189</text:p>
          </table:table-cell>
          <table:table-cell office:value-type="float" office:value="0.60908203124999993" table:formula="of:=[.B212]*[.C$11]/[.C$12]" table:style-name="ce50">
            <text:p>0.609</text:p>
          </table:table-cell>
          <table:table-cell office:value-type="float" office:value="3.8246909340659334" table:formula="of:=[.C212]/[.$E$10]" table:style-name="ce25">
            <text:p>3.825</text:p>
          </table:table-cell>
          <table:table-cell office:value-type="float" office:value="2.4125098400719089" table:formula="of:=(10^([.D212]/10))" table:style-name="ce26">
            <text:p>2.4125</text:p>
          </table:table-cell>
          <table:table-cell office:value-type="float" office:value="5.2351463529560425" table:formula="of:=[.E212]*[.C$16]" table:style-name="ce51">
            <text:p>5.24</text:p>
          </table:table-cell>
          <table:table-cell office:value-type="float" office:value="5" table:formula="of:=ROUND([.F212];0)" table:style-name="ce32">
            <text:p>5</text:p>
          </table:table-cell>
          <table:table-cell office:value-type="float" office:value="336.20737131242129" table:formula="of:=[.E212]*[.$C$17]" table:style-name="ce51">
            <text:p>336.21</text:p>
          </table:table-cell>
          <table:table-cell office:value-type="float" office:value="336" table:formula="of:=ROUND([.H212];0)" table:style-name="ce32">
            <text:p>336</text:p>
          </table:table-cell>
          <table:table-cell office:value-type="float" office:value="5" table:formula="of:=FLOOR(([.I212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90" table:style-name="ce32">
            <text:p>190</text:p>
          </table:table-cell>
          <table:table-cell office:value-type="float" office:value="0.6123046875" table:formula="of:=[.B213]*[.C$11]/[.C$12]" table:style-name="ce50">
            <text:p>0.612</text:p>
          </table:table-cell>
          <table:table-cell office:value-type="float" office:value="3.8449273940345368" table:formula="of:=[.C213]/[.$E$10]" table:style-name="ce25">
            <text:p>3.845</text:p>
          </table:table-cell>
          <table:table-cell office:value-type="float" office:value="2.4237774431619599" table:formula="of:=(10^([.D213]/10))" table:style-name="ce26">
            <text:p>2.4238</text:p>
          </table:table-cell>
          <table:table-cell office:value-type="float" office:value="5.2595970516614523" table:formula="of:=[.E213]*[.C$16]" table:style-name="ce51">
            <text:p>5.26</text:p>
          </table:table-cell>
          <table:table-cell office:value-type="float" office:value="5" table:formula="of:=ROUND([.F213];0)" table:style-name="ce32">
            <text:p>5</text:p>
          </table:table-cell>
          <table:table-cell office:value-type="float" office:value="337.77762447905076" table:formula="of:=[.E213]*[.$C$17]" table:style-name="ce51">
            <text:p>337.78</text:p>
          </table:table-cell>
          <table:table-cell office:value-type="float" office:value="338" table:formula="of:=ROUND([.H213];0)" table:style-name="ce32">
            <text:p>338</text:p>
          </table:table-cell>
          <table:table-cell office:value-type="float" office:value="5" table:formula="of:=FLOOR(([.I213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91" table:style-name="ce32">
            <text:p>191</text:p>
          </table:table-cell>
          <table:table-cell office:value-type="float" office:value="0.61552734374999996" table:formula="of:=[.B214]*[.C$11]/[.C$12]" table:style-name="ce50">
            <text:p>0.616</text:p>
          </table:table-cell>
          <table:table-cell office:value-type="float" office:value="3.8651638540031392" table:formula="of:=[.C214]/[.$E$10]" table:style-name="ce25">
            <text:p>3.865</text:p>
          </table:table-cell>
          <table:table-cell office:value-type="float" office:value="2.4350976714796002" table:formula="of:=(10^([.D214]/10))" table:style-name="ce26">
            <text:p>2.4351</text:p>
          </table:table-cell>
          <table:table-cell office:value-type="float" office:value="5.2841619471107322" table:formula="of:=[.E214]*[.C$16]" table:style-name="ce51">
            <text:p>5.28</text:p>
          </table:table-cell>
          <table:table-cell office:value-type="float" office:value="5" table:formula="of:=ROUND([.F214];0)" table:style-name="ce32">
            <text:p>5</text:p>
          </table:table-cell>
          <table:table-cell office:value-type="float" office:value="339.35521149739714" table:formula="of:=[.E214]*[.$C$17]" table:style-name="ce51">
            <text:p>339.36</text:p>
          </table:table-cell>
          <table:table-cell office:value-type="float" office:value="339" table:formula="of:=ROUND([.H214];0)" table:style-name="ce32">
            <text:p>339</text:p>
          </table:table-cell>
          <table:table-cell office:value-type="float" office:value="5" table:formula="of:=FLOOR(([.I214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92" table:style-name="ce32">
            <text:p>192</text:p>
          </table:table-cell>
          <table:table-cell office:value-type="float" office:value="0.61874999999999991" table:formula="of:=[.B215]*[.C$11]/[.C$12]" table:style-name="ce50">
            <text:p>0.619</text:p>
          </table:table-cell>
          <table:table-cell office:value-type="float" office:value="3.8854003139717421" table:formula="of:=[.C215]/[.$E$10]" table:style-name="ce25">
            <text:p>3.885</text:p>
          </table:table-cell>
          <table:table-cell office:value-type="float" office:value="2.446470770810429" table:formula="of:=(10^([.D215]/10))" table:style-name="ce26">
            <text:p>2.4465</text:p>
          </table:table-cell>
          <table:table-cell office:value-type="float" office:value="5.3088415726586309" table:formula="of:=[.E215]*[.C$16]" table:style-name="ce51">
            <text:p>5.31</text:p>
          </table:table-cell>
          <table:table-cell office:value-type="float" office:value="5" table:formula="of:=ROUND([.F215];0)" table:style-name="ce32">
            <text:p>5</text:p>
          </table:table-cell>
          <table:table-cell office:value-type="float" office:value="340.94016662014144" table:formula="of:=[.E215]*[.$C$17]" table:style-name="ce51">
            <text:p>340.94</text:p>
          </table:table-cell>
          <table:table-cell office:value-type="float" office:value="341" table:formula="of:=ROUND([.H215];0)" table:style-name="ce32">
            <text:p>341</text:p>
          </table:table-cell>
          <table:table-cell office:value-type="float" office:value="5" table:formula="of:=FLOOR(([.I215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93" table:style-name="ce32">
            <text:p>193</text:p>
          </table:table-cell>
          <table:table-cell office:value-type="float" office:value="0.62197265624999998" table:formula="of:=[.B216]*[.C$11]/[.C$12]" table:style-name="ce50">
            <text:p>0.622</text:p>
          </table:table-cell>
          <table:table-cell office:value-type="float" office:value="3.905636773940345" table:formula="of:=[.C216]/[.$E$10]" table:style-name="ce25">
            <text:p>3.906</text:p>
          </table:table-cell>
          <table:table-cell office:value-type="float" office:value="2.4578969880879846" table:formula="of:=(10^([.D216]/10))" table:style-name="ce26">
            <text:p>2.4579</text:p>
          </table:table-cell>
          <table:table-cell office:value-type="float" office:value="5.3336364641509268" table:formula="of:=[.E216]*[.C$16]" table:style-name="ce51">
            <text:p>5.33</text:p>
          </table:table-cell>
          <table:table-cell office:value-type="float" office:value="5" table:formula="of:=ROUND([.F216];0)" table:style-name="ce32">
            <text:p>5</text:p>
          </table:table-cell>
          <table:table-cell office:value-type="float" office:value="342.53252425994157" table:formula="of:=[.E216]*[.$C$17]" table:style-name="ce51">
            <text:p>342.53</text:p>
          </table:table-cell>
          <table:table-cell office:value-type="float" office:value="343" table:formula="of:=ROUND([.H216];0)" table:style-name="ce32">
            <text:p>343</text:p>
          </table:table-cell>
          <table:table-cell office:value-type="float" office:value="5" table:formula="of:=FLOOR(([.I216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94" table:style-name="ce32">
            <text:p>194</text:p>
          </table:table-cell>
          <table:table-cell office:value-type="float" office:value="0.62519531249999993" table:formula="of:=[.B217]*[.C$11]/[.C$12]" table:style-name="ce50">
            <text:p>0.625</text:p>
          </table:table-cell>
          <table:table-cell office:value-type="float" office:value="3.9258732339089475" table:formula="of:=[.C217]/[.$E$10]" table:style-name="ce25">
            <text:p>3.926</text:p>
          </table:table-cell>
          <table:table-cell office:value-type="float" office:value="2.4693765713991067" table:formula="of:=(10^([.D217]/10))" table:style-name="ce26">
            <text:p>2.4694</text:p>
          </table:table-cell>
          <table:table-cell office:value-type="float" office:value="5.3585471599360615" table:formula="of:=[.E217]*[.C$16]" table:style-name="ce51">
            <text:p>5.36</text:p>
          </table:table-cell>
          <table:table-cell office:value-type="float" office:value="5" table:formula="of:=ROUND([.F217];0)" table:style-name="ce32">
            <text:p>5</text:p>
          </table:table-cell>
          <table:table-cell office:value-type="float" office:value="344.13231899017956" table:formula="of:=[.E217]*[.$C$17]" table:style-name="ce51">
            <text:p>344.13</text:p>
          </table:table-cell>
          <table:table-cell office:value-type="float" office:value="344" table:formula="of:=ROUND([.H217];0)" table:style-name="ce32">
            <text:p>344</text:p>
          </table:table-cell>
          <table:table-cell office:value-type="float" office:value="5" table:formula="of:=FLOOR(([.I217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95" table:style-name="ce32">
            <text:p>195</text:p>
          </table:table-cell>
          <table:table-cell office:value-type="float" office:value="0.62841796875" table:formula="of:=[.B218]*[.C$11]/[.C$12]" table:style-name="ce50">
            <text:p>0.628</text:p>
          </table:table-cell>
          <table:table-cell office:value-type="float" office:value="3.9461096938775508" table:formula="of:=[.C218]/[.$E$10]" table:style-name="ce25">
            <text:p>3.946</text:p>
          </table:table-cell>
          <table:table-cell office:value-type="float" office:value="2.4809097699893217" table:formula="of:=(10^([.D218]/10))" table:style-name="ce26">
            <text:p>2.4809</text:p>
          </table:table-cell>
          <table:table-cell office:value-type="float" office:value="5.3835742008768275" table:formula="of:=[.E218]*[.C$16]" table:style-name="ce51">
            <text:p>5.38</text:p>
          </table:table-cell>
          <table:table-cell office:value-type="float" office:value="5" table:formula="of:=ROUND([.F218];0)" table:style-name="ce32">
            <text:p>5</text:p>
          </table:table-cell>
          <table:table-cell office:value-type="float" office:value="345.73958554571192" table:formula="of:=[.E218]*[.$C$17]" table:style-name="ce51">
            <text:p>345.74</text:p>
          </table:table-cell>
          <table:table-cell office:value-type="float" office:value="346" table:formula="of:=ROUND([.H218];0)" table:style-name="ce32">
            <text:p>346</text:p>
          </table:table-cell>
          <table:table-cell office:value-type="float" office:value="5" table:formula="of:=FLOOR(([.I218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96" table:style-name="ce32">
            <text:p>196</text:p>
          </table:table-cell>
          <table:table-cell office:value-type="float" office:value="0.63164062499999996" table:formula="of:=[.B219]*[.C$11]/[.C$12]" table:style-name="ce50">
            <text:p>0.632</text:p>
          </table:table-cell>
          <table:table-cell office:value-type="float" office:value="3.9663461538461533" table:formula="of:=[.C219]/[.$E$10]" table:style-name="ce25">
            <text:p>3.966</text:p>
          </table:table-cell>
          <table:table-cell office:value-type="float" office:value="2.4924968342682532" table:formula="of:=(10^([.D219]/10))" table:style-name="ce26">
            <text:p>2.4925</text:p>
          </table:table-cell>
          <table:table-cell office:value-type="float" office:value="5.408718130362109" table:formula="of:=[.E219]*[.C$16]" table:style-name="ce51">
            <text:p>5.41</text:p>
          </table:table-cell>
          <table:table-cell office:value-type="float" office:value="5" table:formula="of:=ROUND([.F219];0)" table:style-name="ce32">
            <text:p>5</text:p>
          </table:table-cell>
          <table:table-cell office:value-type="float" office:value="347.35435882362378" table:formula="of:=[.E219]*[.$C$17]" table:style-name="ce51">
            <text:p>347.35</text:p>
          </table:table-cell>
          <table:table-cell office:value-type="float" office:value="347" table:formula="of:=ROUND([.H219];0)" table:style-name="ce32">
            <text:p>347</text:p>
          </table:table-cell>
          <table:table-cell office:value-type="float" office:value="5" table:formula="of:=FLOOR(([.I219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97" table:style-name="ce32">
            <text:p>197</text:p>
          </table:table-cell>
          <table:table-cell office:value-type="float" office:value="0.63486328124999991" table:formula="of:=[.B220]*[.C$11]/[.C$12]" table:style-name="ce50">
            <text:p>0.635</text:p>
          </table:table-cell>
          <table:table-cell office:value-type="float" office:value="3.9865826138147562" table:formula="of:=[.C220]/[.$E$10]" table:style-name="ce25">
            <text:p>3.987</text:p>
          </table:table-cell>
          <table:table-cell office:value-type="float" office:value="2.5041380158150641" table:formula="of:=(10^([.D220]/10))" table:style-name="ce26">
            <text:p>2.5041</text:p>
          </table:table-cell>
          <table:table-cell office:value-type="float" office:value="5.433979494318689" table:formula="of:=[.E220]*[.C$16]" table:style-name="ce51">
            <text:p>5.43</text:p>
          </table:table-cell>
          <table:table-cell office:value-type="float" office:value="5" table:formula="of:=ROUND([.F220];0)" table:style-name="ce32">
            <text:p>5</text:p>
          </table:table-cell>
          <table:table-cell office:value-type="float" office:value="348.97667388398736" table:formula="of:=[.E220]*[.$C$17]" table:style-name="ce51">
            <text:p>348.98</text:p>
          </table:table-cell>
          <table:table-cell office:value-type="float" office:value="349" table:formula="of:=ROUND([.H220];0)" table:style-name="ce32">
            <text:p>349</text:p>
          </table:table-cell>
          <table:table-cell office:value-type="float" office:value="5" table:formula="of:=FLOOR(([.I220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98" table:style-name="ce32">
            <text:p>198</text:p>
          </table:table-cell>
          <table:table-cell office:value-type="float" office:value="0.63808593749999998" table:formula="of:=[.B221]*[.C$11]/[.C$12]" table:style-name="ce50">
            <text:p>0.638</text:p>
          </table:table-cell>
          <table:table-cell office:value-type="float" office:value="4.0068190737833591" table:formula="of:=[.C221]/[.$E$10]" table:style-name="ce25">
            <text:p>4.007</text:p>
          </table:table-cell>
          <table:table-cell office:value-type="float" office:value="2.5158335673839107" table:formula="of:=(10^([.D221]/10))" table:style-name="ce26">
            <text:p>2.5158</text:p>
          </table:table-cell>
          <table:table-cell office:value-type="float" office:value="5.4593588412230858" table:formula="of:=[.E221]*[.C$16]" table:style-name="ce51">
            <text:p>5.46</text:p>
          </table:table-cell>
          <table:table-cell office:value-type="float" office:value="5" table:formula="of:=ROUND([.F221];0)" table:style-name="ce32">
            <text:p>5</text:p>
          </table:table-cell>
          <table:table-cell office:value-type="float" office:value="350.60656595062181" table:formula="of:=[.E221]*[.$C$17]" table:style-name="ce51">
            <text:p>350.61</text:p>
          </table:table-cell>
          <table:table-cell office:value-type="float" office:value="351" table:formula="of:=ROUND([.H221];0)" table:style-name="ce32">
            <text:p>351</text:p>
          </table:table-cell>
          <table:table-cell office:value-type="float" office:value="5" table:formula="of:=FLOOR(([.I221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99" table:style-name="ce32">
            <text:p>199</text:p>
          </table:table-cell>
          <table:table-cell office:value-type="float" office:value="0.64130859374999993" table:formula="of:=[.B222]*[.C$11]/[.C$12]" table:style-name="ce50">
            <text:p>0.641</text:p>
          </table:table-cell>
          <table:table-cell office:value-type="float" office:value="4.0270555337519616" table:formula="of:=[.C222]/[.$E$10]" table:style-name="ce25">
            <text:p>4.027</text:p>
          </table:table-cell>
          <table:table-cell office:value-type="float" office:value="2.5275837429094388" table:formula="of:=(10^([.D222]/10))" table:style-name="ce26">
            <text:p>2.5276</text:p>
          </table:table-cell>
          <table:table-cell office:value-type="float" office:value="5.4848567221134816" table:formula="of:=[.E222]*[.C$16]" table:style-name="ce51">
            <text:p>5.48</text:p>
          </table:table-cell>
          <table:table-cell office:value-type="float" office:value="5" table:formula="of:=ROUND([.F222];0)" table:style-name="ce32">
            <text:p>5</text:p>
          </table:table-cell>
          <table:table-cell office:value-type="float" office:value="352.24407041185941" table:formula="of:=[.E222]*[.$C$17]" table:style-name="ce51">
            <text:p>352.24</text:p>
          </table:table-cell>
          <table:table-cell office:value-type="float" office:value="352" table:formula="of:=ROUND([.H222];0)" table:style-name="ce32">
            <text:p>352</text:p>
          </table:table-cell>
          <table:table-cell office:value-type="float" office:value="5" table:formula="of:=FLOOR(([.I222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00" table:style-name="ce32">
            <text:p>200</text:p>
          </table:table-cell>
          <table:table-cell office:value-type="float" office:value="0.64453125" table:formula="of:=[.B223]*[.C$11]/[.C$12]" table:style-name="ce50">
            <text:p>0.645</text:p>
          </table:table-cell>
          <table:table-cell office:value-type="float" office:value="4.0472919937205649" table:formula="of:=[.C223]/[.$E$10]" table:style-name="ce25">
            <text:p>4.047</text:p>
          </table:table-cell>
          <table:table-cell office:value-type="float" office:value="2.5393887975122924" table:formula="of:=(10^([.D223]/10))" table:style-name="ce26">
            <text:p>2.5394</text:p>
          </table:table-cell>
          <table:table-cell office:value-type="float" office:value="5.5104736906016747" table:formula="of:=[.E223]*[.C$16]" table:style-name="ce51">
            <text:p>5.51</text:p>
          </table:table-cell>
          <table:table-cell office:value-type="float" office:value="6" table:formula="of:=ROUND([.F223];0)" table:style-name="ce32">
            <text:p>6</text:p>
          </table:table-cell>
          <table:table-cell office:value-type="float" office:value="353.88922282131313" table:formula="of:=[.E223]*[.$C$17]" table:style-name="ce51">
            <text:p>353.89</text:p>
          </table:table-cell>
          <table:table-cell office:value-type="float" office:value="354" table:formula="of:=ROUND([.H223];0)" table:style-name="ce32">
            <text:p>354</text:p>
          </table:table-cell>
          <table:table-cell office:value-type="float" office:value="5" table:formula="of:=FLOOR(([.I223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01" table:style-name="ce32">
            <text:p>201</text:p>
          </table:table-cell>
          <table:table-cell office:value-type="float" office:value="0.64775390624999996" table:formula="of:=[.B224]*[.C$11]/[.C$12]" table:style-name="ce50">
            <text:p>0.648</text:p>
          </table:table-cell>
          <table:table-cell office:value-type="float" office:value="4.0675284536891674" table:formula="of:=[.C224]/[.$E$10]" table:style-name="ce25">
            <text:p>4.068</text:p>
          </table:table-cell>
          <table:table-cell office:value-type="float" office:value="2.551248987504652" table:formula="of:=(10^([.D224]/10))" table:style-name="ce26">
            <text:p>2.5512</text:p>
          </table:table-cell>
          <table:table-cell office:value-type="float" office:value="5.5362103028850944" table:formula="of:=[.E224]*[.C$16]" table:style-name="ce51">
            <text:p>5.54</text:p>
          </table:table-cell>
          <table:table-cell office:value-type="float" office:value="6" table:formula="of:=ROUND([.F224];0)" table:style-name="ce32">
            <text:p>6</text:p>
          </table:table-cell>
          <table:table-cell office:value-type="float" office:value="355.54205889864835" table:formula="of:=[.E224]*[.$C$17]" table:style-name="ce51">
            <text:p>355.54</text:p>
          </table:table-cell>
          <table:table-cell office:value-type="float" office:value="356" table:formula="of:=ROUND([.H224];0)" table:style-name="ce32">
            <text:p>356</text:p>
          </table:table-cell>
          <table:table-cell office:value-type="float" office:value="5" table:formula="of:=FLOOR(([.I224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02" table:style-name="ce32">
            <text:p>202</text:p>
          </table:table-cell>
          <table:table-cell office:value-type="float" office:value="0.65097656249999991" table:formula="of:=[.B225]*[.C$11]/[.C$12]" table:style-name="ce50">
            <text:p>0.651</text:p>
          </table:table-cell>
          <table:table-cell office:value-type="float" office:value="4.0877649136577698" table:formula="of:=[.C225]/[.$E$10]" table:style-name="ce25">
            <text:p>4.088</text:p>
          </table:table-cell>
          <table:table-cell office:value-type="float" office:value="2.5631645703958039" table:formula="of:=(10^([.D225]/10))" table:style-name="ce26">
            <text:p>2.5632</text:p>
          </table:table-cell>
          <table:table-cell office:value-type="float" office:value="5.5620671177588941" table:formula="of:=[.E225]*[.C$16]" table:style-name="ce51">
            <text:p>5.56</text:p>
          </table:table-cell>
          <table:table-cell office:value-type="float" office:value="6" table:formula="of:=ROUND([.F225];0)" table:style-name="ce32">
            <text:p>6</text:p>
          </table:table-cell>
          <table:table-cell office:value-type="float" office:value="357.20261453035926" table:formula="of:=[.E225]*[.$C$17]" table:style-name="ce51">
            <text:p>357.20</text:p>
          </table:table-cell>
          <table:table-cell office:value-type="float" office:value="357" table:formula="of:=ROUND([.H225];0)" table:style-name="ce32">
            <text:p>357</text:p>
          </table:table-cell>
          <table:table-cell office:value-type="float" office:value="5" table:formula="of:=FLOOR(([.I225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03" table:style-name="ce32">
            <text:p>203</text:p>
          </table:table-cell>
          <table:table-cell office:value-type="float" office:value="0.65419921874999998" table:formula="of:=[.B226]*[.C$11]/[.C$12]" table:style-name="ce50">
            <text:p>0.654</text:p>
          </table:table-cell>
          <table:table-cell office:value-type="float" office:value="4.1080013736263732" table:formula="of:=[.C226]/[.$E$10]" table:style-name="ce25">
            <text:p>4.108</text:p>
          </table:table-cell>
          <table:table-cell office:value-type="float" office:value="2.5751358048977284" table:formula="of:=(10^([.D226]/10))" table:style-name="ce26">
            <text:p>2.5751</text:p>
          </table:table-cell>
          <table:table-cell office:value-type="float" office:value="5.5880446966280708" table:formula="of:=[.E226]*[.C$16]" table:style-name="ce51">
            <text:p>5.59</text:p>
          </table:table-cell>
          <table:table-cell office:value-type="float" office:value="6" table:formula="of:=ROUND([.F226];0)" table:style-name="ce32">
            <text:p>6</text:p>
          </table:table-cell>
          <table:table-cell office:value-type="float" office:value="358.87092577054744" table:formula="of:=[.E226]*[.$C$17]" table:style-name="ce51">
            <text:p>358.87</text:p>
          </table:table-cell>
          <table:table-cell office:value-type="float" office:value="359" table:formula="of:=ROUND([.H226];0)" table:style-name="ce32">
            <text:p>359</text:p>
          </table:table-cell>
          <table:table-cell office:value-type="float" office:value="5" table:formula="of:=FLOOR(([.I226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04" table:style-name="ce32">
            <text:p>204</text:p>
          </table:table-cell>
          <table:table-cell office:value-type="float" office:value="0.65742187499999993" table:formula="of:=[.B227]*[.C$11]/[.C$12]" table:style-name="ce50">
            <text:p>0.657</text:p>
          </table:table-cell>
          <table:table-cell office:value-type="float" office:value="4.1282378335949756" table:formula="of:=[.C227]/[.$E$10]" table:style-name="ce25">
            <text:p>4.128</text:p>
          </table:table-cell>
          <table:table-cell office:value-type="float" office:value="2.5871629509307166" table:formula="of:=(10^([.D227]/10))" table:style-name="ce26">
            <text:p>2.5872</text:p>
          </table:table-cell>
          <table:table-cell office:value-type="float" office:value="5.614143603519655" table:formula="of:=[.E227]*[.C$16]" table:style-name="ce51">
            <text:p>5.61</text:p>
          </table:table-cell>
          <table:table-cell office:value-type="float" office:value="6" table:formula="of:=ROUND([.F227];0)" table:style-name="ce32">
            <text:p>6</text:p>
          </table:table-cell>
          <table:table-cell office:value-type="float" office:value="360.54702884170467" table:formula="of:=[.E227]*[.$C$17]" table:style-name="ce51">
            <text:p>360.55</text:p>
          </table:table-cell>
          <table:table-cell office:value-type="float" office:value="361" table:formula="of:=ROUND([.H227];0)" table:style-name="ce32">
            <text:p>361</text:p>
          </table:table-cell>
          <table:table-cell office:value-type="float" office:value="5" table:formula="of:=FLOOR(([.I227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05" table:style-name="ce32">
            <text:p>205</text:p>
          </table:table-cell>
          <table:table-cell office:value-type="float" office:value="0.66064453125" table:formula="of:=[.B228]*[.C$11]/[.C$12]" table:style-name="ce50">
            <text:p>0.661</text:p>
          </table:table-cell>
          <table:table-cell office:value-type="float" office:value="4.148474293563579" table:formula="of:=[.C228]/[.$E$10]" table:style-name="ce25">
            <text:p>4.148</text:p>
          </table:table-cell>
          <table:table-cell office:value-type="float" office:value="2.5992462696290168" table:formula="of:=(10^([.D228]/10))" table:style-name="ce26">
            <text:p>2.5992</text:p>
          </table:table-cell>
          <table:table-cell office:value-type="float" office:value="5.6403644050949664" table:formula="of:=[.E228]*[.C$16]" table:style-name="ce51">
            <text:p>5.64</text:p>
          </table:table-cell>
          <table:table-cell office:value-type="float" office:value="6" table:formula="of:=ROUND([.F228];0)" table:style-name="ce32">
            <text:p>6</text:p>
          </table:table-cell>
          <table:table-cell office:value-type="float" office:value="362.2309601354998" table:formula="of:=[.E228]*[.$C$17]" table:style-name="ce51">
            <text:p>362.23</text:p>
          </table:table-cell>
          <table:table-cell office:value-type="float" office:value="362" table:formula="of:=ROUND([.H228];0)" table:style-name="ce32">
            <text:p>362</text:p>
          </table:table-cell>
          <table:table-cell office:value-type="float" office:value="5" table:formula="of:=FLOOR(([.I228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06" table:style-name="ce32">
            <text:p>206</text:p>
          </table:table-cell>
          <table:table-cell office:value-type="float" office:value="0.66386718749999996" table:formula="of:=[.B229]*[.C$11]/[.C$12]" table:style-name="ce50">
            <text:p>0.664</text:p>
          </table:table-cell>
          <table:table-cell office:value-type="float" office:value="4.1687107535321815" table:formula="of:=[.C229]/[.$E$10]" table:style-name="ce25">
            <text:p>4.169</text:p>
          </table:table-cell>
          <table:table-cell office:value-type="float" office:value="2.6113860233464989" table:formula="of:=(10^([.D229]/10))" table:style-name="ce26">
            <text:p>2.6114</text:p>
          </table:table-cell>
          <table:table-cell office:value-type="float" office:value="5.6667076706619026" table:formula="of:=[.E229]*[.C$16]" table:style-name="ce51">
            <text:p>5.67</text:p>
          </table:table-cell>
          <table:table-cell office:value-type="float" office:value="6" table:formula="of:=ROUND([.F229];0)" table:style-name="ce32">
            <text:p>6</text:p>
          </table:table-cell>
          <table:table-cell office:value-type="float" office:value="363.92275621356811" table:formula="of:=[.E229]*[.$C$17]" table:style-name="ce51">
            <text:p>363.92</text:p>
          </table:table-cell>
          <table:table-cell office:value-type="float" office:value="364" table:formula="of:=ROUND([.H229];0)" table:style-name="ce32">
            <text:p>364</text:p>
          </table:table-cell>
          <table:table-cell office:value-type="float" office:value="5" table:formula="of:=FLOOR(([.I229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07" table:style-name="ce32">
            <text:p>207</text:p>
          </table:table-cell>
          <table:table-cell office:value-type="float" office:value="0.66708984374999991" table:formula="of:=[.B230]*[.C$11]/[.C$12]" table:style-name="ce50">
            <text:p>0.667</text:p>
          </table:table-cell>
          <table:table-cell office:value-type="float" office:value="4.1889472135007839" table:formula="of:=[.C230]/[.$E$10]" table:style-name="ce25">
            <text:p>4.189</text:p>
          </table:table-cell>
          <table:table-cell office:value-type="float" office:value="2.6235824756623565" table:formula="of:=(10^([.D230]/10))" table:style-name="ce26">
            <text:p>2.6236</text:p>
          </table:table-cell>
          <table:table-cell office:value-type="float" office:value="5.6931739721873136" table:formula="of:=[.E230]*[.C$16]" table:style-name="ce51">
            <text:p>5.69</text:p>
          </table:table-cell>
          <table:table-cell office:value-type="float" office:value="6" table:formula="of:=ROUND([.F230];0)" table:style-name="ce32">
            <text:p>6</text:p>
          </table:table-cell>
          <table:table-cell office:value-type="float" office:value="365.62245380830603" table:formula="of:=[.E230]*[.$C$17]" table:style-name="ce51">
            <text:p>365.62</text:p>
          </table:table-cell>
          <table:table-cell office:value-type="float" office:value="366" table:formula="of:=ROUND([.H230];0)" table:style-name="ce32">
            <text:p>366</text:p>
          </table:table-cell>
          <table:table-cell office:value-type="float" office:value="5" table:formula="of:=FLOOR(([.I230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08" table:style-name="ce32">
            <text:p>208</text:p>
          </table:table-cell>
          <table:table-cell office:value-type="float" office:value="0.67031249999999998" table:formula="of:=[.B231]*[.C$11]/[.C$12]" table:style-name="ce50">
            <text:p>0.670</text:p>
          </table:table-cell>
          <table:table-cell office:value-type="float" office:value="4.2091836734693873" table:formula="of:=[.C231]/[.$E$10]" table:style-name="ce25">
            <text:p>4.209</text:p>
          </table:table-cell>
          <table:table-cell office:value-type="float" office:value="2.6358358913868272" table:formula="of:=(10^([.D231]/10))" table:style-name="ce26">
            <text:p>2.6358</text:p>
          </table:table-cell>
          <table:table-cell office:value-type="float" office:value="5.7197638843094145" table:formula="of:=[.E231]*[.C$16]" table:style-name="ce51">
            <text:p>5.72</text:p>
          </table:table-cell>
          <table:table-cell office:value-type="float" office:value="6" table:formula="of:=ROUND([.F231];0)" table:style-name="ce32">
            <text:p>6</text:p>
          </table:table-cell>
          <table:table-cell office:value-type="float" office:value="367.33008982366829" table:formula="of:=[.E231]*[.$C$17]" table:style-name="ce51">
            <text:p>367.33</text:p>
          </table:table-cell>
          <table:table-cell office:value-type="float" office:value="367" table:formula="of:=ROUND([.H231];0)" table:style-name="ce32">
            <text:p>367</text:p>
          </table:table-cell>
          <table:table-cell office:value-type="float" office:value="5" table:formula="of:=FLOOR(([.I231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09" table:style-name="ce32">
            <text:p>209</text:p>
          </table:table-cell>
          <table:table-cell office:value-type="float" office:value="0.67353515624999993" table:formula="of:=[.B232]*[.C$11]/[.C$12]" table:style-name="ce50">
            <text:p>0.674</text:p>
          </table:table-cell>
          <table:table-cell office:value-type="float" office:value="4.2294201334379897" table:formula="of:=[.C232]/[.$E$10]" table:style-name="ce25">
            <text:p>4.229</text:p>
          </table:table-cell>
          <table:table-cell office:value-type="float" office:value="2.6481465365669408" table:formula="of:=(10^([.D232]/10))" table:style-name="ce26">
            <text:p>2.6481</text:p>
          </table:table-cell>
          <table:table-cell office:value-type="float" office:value="5.7464779843502614" table:formula="of:=[.E232]*[.C$16]" table:style-name="ce51">
            <text:p>5.75</text:p>
          </table:table-cell>
          <table:table-cell office:value-type="float" office:value="6" table:formula="of:=ROUND([.F232];0)" table:style-name="ce32">
            <text:p>6</text:p>
          </table:table-cell>
          <table:table-cell office:value-type="float" office:value="369.04570133596889" table:formula="of:=[.E232]*[.$C$17]" table:style-name="ce51">
            <text:p>369.05</text:p>
          </table:table-cell>
          <table:table-cell office:value-type="float" office:value="369" table:formula="of:=ROUND([.H232];0)" table:style-name="ce32">
            <text:p>369</text:p>
          </table:table-cell>
          <table:table-cell office:value-type="float" office:value="5" table:formula="of:=FLOOR(([.I232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10" table:style-name="ce32">
            <text:p>210</text:p>
          </table:table-cell>
          <table:table-cell office:value-type="float" office:value="0.6767578125" table:formula="of:=[.B233]*[.C$11]/[.C$12]" table:style-name="ce50">
            <text:p>0.677</text:p>
          </table:table-cell>
          <table:table-cell office:value-type="float" office:value="4.2496565934065931" table:formula="of:=[.C233]/[.$E$10]" table:style-name="ce25">
            <text:p>4.250</text:p>
          </table:table-cell>
          <table:table-cell office:value-type="float" office:value="2.6605146784922979" table:formula="of:=(10^([.D233]/10))" table:style-name="ce26">
            <text:p>2.6605</text:p>
          </table:table-cell>
          <table:table-cell office:value-type="float" office:value="5.7733168523282865" table:formula="of:=[.E233]*[.C$16]" table:style-name="ce51">
            <text:p>5.77</text:p>
          </table:table-cell>
          <table:table-cell office:value-type="float" office:value="6" table:formula="of:=ROUND([.F233];0)" table:style-name="ce32">
            <text:p>6</text:p>
          </table:table-cell>
          <table:table-cell office:value-type="float" office:value="370.76932559468668" table:formula="of:=[.E233]*[.$C$17]" table:style-name="ce51">
            <text:p>370.77</text:p>
          </table:table-cell>
          <table:table-cell office:value-type="float" office:value="371" table:formula="of:=ROUND([.H233];0)" table:style-name="ce32">
            <text:p>371</text:p>
          </table:table-cell>
          <table:table-cell office:value-type="float" office:value="5" table:formula="of:=FLOOR(([.I233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11" table:style-name="ce32">
            <text:p>211</text:p>
          </table:table-cell>
          <table:table-cell office:value-type="float" office:value="0.67998046874999996" table:formula="of:=[.B234]*[.C$11]/[.C$12]" table:style-name="ce50">
            <text:p>0.680</text:p>
          </table:table-cell>
          <table:table-cell office:value-type="float" office:value="4.2698930533751955" table:formula="of:=[.C234]/[.$E$10]" table:style-name="ce25">
            <text:p>4.270</text:p>
          </table:table-cell>
          <table:table-cell office:value-type="float" office:value="2.6729405857008719" table:formula="of:=(10^([.D234]/10))" table:style-name="ce26">
            <text:p>2.6729</text:p>
          </table:table-cell>
          <table:table-cell office:value-type="float" office:value="5.8002810709708914" table:formula="of:=[.E234]*[.C$16]" table:style-name="ce51">
            <text:p>5.80</text:p>
          </table:table-cell>
          <table:table-cell office:value-type="float" office:value="6" table:formula="of:=ROUND([.F234];0)" table:style-name="ce32">
            <text:p>6</text:p>
          </table:table-cell>
          <table:table-cell office:value-type="float" office:value="372.50100002327355" table:formula="of:=[.E234]*[.$C$17]" table:style-name="ce51">
            <text:p>372.50</text:p>
          </table:table-cell>
          <table:table-cell office:value-type="float" office:value="373" table:formula="of:=ROUND([.H234];0)" table:style-name="ce32">
            <text:p>373</text:p>
          </table:table-cell>
          <table:table-cell office:value-type="float" office:value="5" table:formula="of:=FLOOR(([.I234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12" table:style-name="ce32">
            <text:p>212</text:p>
          </table:table-cell>
          <table:table-cell office:value-type="float" office:value="0.68320312499999991" table:formula="of:=[.B235]*[.C$11]/[.C$12]" table:style-name="ce50">
            <text:p>0.683</text:p>
          </table:table-cell>
          <table:table-cell office:value-type="float" office:value="4.290129513343798" table:formula="of:=[.C235]/[.$E$10]" table:style-name="ce25">
            <text:p>4.290</text:p>
          </table:table-cell>
          <table:table-cell office:value-type="float" office:value="2.685424527984841" table:formula="of:=(10^([.D235]/10))" table:style-name="ce26">
            <text:p>2.6854</text:p>
          </table:table-cell>
          <table:table-cell office:value-type="float" office:value="5.8273712257271049" table:formula="of:=[.E235]*[.C$16]" table:style-name="ce51">
            <text:p>5.83</text:p>
          </table:table-cell>
          <table:table-cell office:value-type="float" office:value="6" table:formula="of:=ROUND([.F235];0)" table:style-name="ce32">
            <text:p>6</text:p>
          </table:table-cell>
          <table:table-cell office:value-type="float" office:value="374.24076221996745" table:formula="of:=[.E235]*[.$C$17]" table:style-name="ce51">
            <text:p>374.24</text:p>
          </table:table-cell>
          <table:table-cell office:value-type="float" office:value="374" table:formula="of:=ROUND([.H235];0)" table:style-name="ce32">
            <text:p>374</text:p>
          </table:table-cell>
          <table:table-cell office:value-type="float" office:value="5" table:formula="of:=FLOOR(([.I235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13" table:style-name="ce32">
            <text:p>213</text:p>
          </table:table-cell>
          <table:table-cell office:value-type="float" office:value="0.68642578124999998" table:formula="of:=[.B236]*[.C$11]/[.C$12]" table:style-name="ce50">
            <text:p>0.686</text:p>
          </table:table-cell>
          <table:table-cell office:value-type="float" office:value="4.3103659733124013" table:formula="of:=[.C236]/[.$E$10]" table:style-name="ce25">
            <text:p>4.310</text:p>
          </table:table-cell>
          <table:table-cell office:value-type="float" office:value="2.6979667763964454" table:formula="of:=(10^([.D236]/10))" table:style-name="ce26">
            <text:p>2.6980</text:p>
          </table:table-cell>
          <table:table-cell office:value-type="float" office:value="5.8545879047802867" table:formula="of:=[.E236]*[.C$16]" table:style-name="ce51">
            <text:p>5.85</text:p>
          </table:table-cell>
          <table:table-cell office:value-type="float" office:value="6" table:formula="of:=ROUND([.F236];0)" table:style-name="ce32">
            <text:p>6</text:p>
          </table:table-cell>
          <table:table-cell office:value-type="float" office:value="375.98864995860868" table:formula="of:=[.E236]*[.$C$17]" table:style-name="ce51">
            <text:p>375.99</text:p>
          </table:table-cell>
          <table:table-cell office:value-type="float" office:value="376" table:formula="of:=ROUND([.H236];0)" table:style-name="ce32">
            <text:p>376</text:p>
          </table:table-cell>
          <table:table-cell office:value-type="float" office:value="5" table:formula="of:=FLOOR(([.I236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14" table:style-name="ce32">
            <text:p>214</text:p>
          </table:table-cell>
          <table:table-cell office:value-type="float" office:value="0.68964843749999993" table:formula="of:=[.B237]*[.C$11]/[.C$12]" table:style-name="ce50">
            <text:p>0.690</text:p>
          </table:table-cell>
          <table:table-cell office:value-type="float" office:value="4.3306024332810038" table:formula="of:=[.C237]/[.$E$10]" table:style-name="ce25">
            <text:p>4.331</text:p>
          </table:table-cell>
          <table:table-cell office:value-type="float" office:value="2.7105676032538697" table:formula="of:=(10^([.D237]/10))" table:style-name="ce26">
            <text:p>2.7106</text:p>
          </table:table-cell>
          <table:table-cell office:value-type="float" office:value="5.881931699060897" table:formula="of:=[.E237]*[.C$16]" table:style-name="ce51">
            <text:p>5.88</text:p>
          </table:table-cell>
          <table:table-cell office:value-type="float" office:value="6" table:formula="of:=ROUND([.F237];0)" table:style-name="ce32">
            <text:p>6</text:p>
          </table:table-cell>
          <table:table-cell office:value-type="float" office:value="377.74470118945931" table:formula="of:=[.E237]*[.$C$17]" table:style-name="ce51">
            <text:p>377.74</text:p>
          </table:table-cell>
          <table:table-cell office:value-type="float" office:value="378" table:formula="of:=ROUND([.H237];0)" table:style-name="ce32">
            <text:p>378</text:p>
          </table:table-cell>
          <table:table-cell office:value-type="float" office:value="5" table:formula="of:=FLOOR(([.I237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15" table:style-name="ce32">
            <text:p>215</text:p>
          </table:table-cell>
          <table:table-cell office:value-type="float" office:value="0.69287109375" table:formula="of:=[.B238]*[.C$11]/[.C$12]" table:style-name="ce50">
            <text:p>0.693</text:p>
          </table:table-cell>
          <table:table-cell office:value-type="float" office:value="4.3508388932496072" table:formula="of:=[.C238]/[.$E$10]" table:style-name="ce25">
            <text:p>4.351</text:p>
          </table:table-cell>
          <table:table-cell office:value-type="float" office:value="2.7232272821471617" table:formula="of:=(10^([.D238]/10))" table:style-name="ce26">
            <text:p>2.7232</text:p>
          </table:table-cell>
          <table:table-cell office:value-type="float" office:value="5.909403202259341" table:formula="of:=[.E238]*[.C$16]" table:style-name="ce51">
            <text:p>5.91</text:p>
          </table:table-cell>
          <table:table-cell office:value-type="float" office:value="6" table:formula="of:=ROUND([.F238];0)" table:style-name="ce32">
            <text:p>6</text:p>
          </table:table-cell>
          <table:table-cell office:value-type="float" office:value="379.50895404002847" table:formula="of:=[.E238]*[.$C$17]" table:style-name="ce51">
            <text:p>379.51</text:p>
          </table:table-cell>
          <table:table-cell office:value-type="float" office:value="380" table:formula="of:=ROUND([.H238];0)" table:style-name="ce32">
            <text:p>380</text:p>
          </table:table-cell>
          <table:table-cell office:value-type="float" office:value="5" table:formula="of:=FLOOR(([.I238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16" table:style-name="ce32">
            <text:p>216</text:p>
          </table:table-cell>
          <table:table-cell office:value-type="float" office:value="0.69609374999999996" table:formula="of:=[.B239]*[.C$11]/[.C$12]" table:style-name="ce50">
            <text:p>0.696</text:p>
          </table:table-cell>
          <table:table-cell office:value-type="float" office:value="4.3710753532182096" table:formula="of:=[.C239]/[.$E$10]" table:style-name="ce25">
            <text:p>4.371</text:p>
          </table:table-cell>
          <table:table-cell office:value-type="float" office:value="2.7359460879441633" table:formula="of:=(10^([.D239]/10))" table:style-name="ce26">
            <text:p>2.7359</text:p>
          </table:table-cell>
          <table:table-cell office:value-type="float" office:value="5.9370030108388345" table:formula="of:=[.E239]*[.C$16]" table:style-name="ce51">
            <text:p>5.94</text:p>
          </table:table-cell>
          <table:table-cell office:value-type="float" office:value="6" table:formula="of:=ROUND([.F239];0)" table:style-name="ce32">
            <text:p>6</text:p>
          </table:table-cell>
          <table:table-cell office:value-type="float" office:value="381.28144681589862" table:formula="of:=[.E239]*[.$C$17]" table:style-name="ce51">
            <text:p>381.28</text:p>
          </table:table-cell>
          <table:table-cell office:value-type="float" office:value="381" table:formula="of:=ROUND([.H239];0)" table:style-name="ce32">
            <text:p>381</text:p>
          </table:table-cell>
          <table:table-cell office:value-type="float" office:value="5" table:formula="of:=FLOOR(([.I239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17" table:style-name="ce32">
            <text:p>217</text:p>
          </table:table-cell>
          <table:table-cell office:value-type="float" office:value="0.69931640624999991" table:formula="of:=[.B240]*[.C$11]/[.C$12]" table:style-name="ce50">
            <text:p>0.699</text:p>
          </table:table-cell>
          <table:table-cell office:value-type="float" office:value="4.391311813186813" table:formula="of:=[.C240]/[.$E$10]" table:style-name="ce25">
            <text:p>4.391</text:p>
          </table:table-cell>
          <table:table-cell office:value-type="float" office:value="2.7487242967964907" table:formula="of:=(10^([.D240]/10))" table:style-name="ce26">
            <text:p>2.7487</text:p>
          </table:table-cell>
          <table:table-cell office:value-type="float" office:value="5.9647317240483844" table:formula="of:=[.E240]*[.C$16]" table:style-name="ce51">
            <text:p>5.96</text:p>
          </table:table-cell>
          <table:table-cell office:value-type="float" office:value="6" table:formula="of:=ROUND([.F240];0)" table:style-name="ce32">
            <text:p>6</text:p>
          </table:table-cell>
          <table:table-cell office:value-type="float" office:value="383.06221800155896" table:formula="of:=[.E240]*[.$C$17]" table:style-name="ce51">
            <text:p>383.06</text:p>
          </table:table-cell>
          <table:table-cell office:value-type="float" office:value="383" table:formula="of:=ROUND([.H240];0)" table:style-name="ce32">
            <text:p>383</text:p>
          </table:table-cell>
          <table:table-cell office:value-type="float" office:value="5" table:formula="of:=FLOOR(([.I240]/64);1)" table:style-name="ce32">
            <text:p>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18" table:style-name="ce32">
            <text:p>218</text:p>
          </table:table-cell>
          <table:table-cell office:value-type="float" office:value="0.70253906249999998" table:formula="of:=[.B241]*[.C$11]/[.C$12]" table:style-name="ce50">
            <text:p>0.703</text:p>
          </table:table-cell>
          <table:table-cell office:value-type="float" office:value="4.4115482731554154" table:formula="of:=[.C241]/[.$E$10]" table:style-name="ce25">
            <text:p>4.412</text:p>
          </table:table-cell>
          <table:table-cell office:value-type="float" office:value="2.7615621861455177" table:formula="of:=(10^([.D241]/10))" table:style-name="ce26">
            <text:p>2.7616</text:p>
          </table:table-cell>
          <table:table-cell office:value-type="float" office:value="5.9925899439357737" table:formula="of:=[.E241]*[.C$16]" table:style-name="ce51">
            <text:p>5.99</text:p>
          </table:table-cell>
          <table:table-cell office:value-type="float" office:value="6" table:formula="of:=ROUND([.F241];0)" table:style-name="ce32">
            <text:p>6</text:p>
          </table:table-cell>
          <table:table-cell office:value-type="float" office:value="384.85130626123942" table:formula="of:=[.E241]*[.$C$17]" table:style-name="ce51">
            <text:p>384.85</text:p>
          </table:table-cell>
          <table:table-cell office:value-type="float" office:value="385" table:formula="of:=ROUND([.H241];0)" table:style-name="ce32">
            <text:p>385</text:p>
          </table:table-cell>
          <table:table-cell office:value-type="float" office:value="6" table:formula="of:=FLOOR(([.I241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19" table:style-name="ce32">
            <text:p>219</text:p>
          </table:table-cell>
          <table:table-cell office:value-type="float" office:value="0.70576171874999993" table:formula="of:=[.B242]*[.C$11]/[.C$12]" table:style-name="ce50">
            <text:p>0.706</text:p>
          </table:table-cell>
          <table:table-cell office:value-type="float" office:value="4.4317847331240188" table:formula="of:=[.C242]/[.$E$10]" table:style-name="ce25">
            <text:p>4.432</text:p>
          </table:table-cell>
          <table:table-cell office:value-type="float" office:value="2.774460034728409" table:formula="of:=(10^([.D242]/10))" table:style-name="ce26">
            <text:p>2.7745</text:p>
          </table:table-cell>
          <table:table-cell office:value-type="float" office:value="6.0205782753606476" table:formula="of:=[.E242]*[.C$16]" table:style-name="ce51">
            <text:p>6.02</text:p>
          </table:table-cell>
          <table:table-cell office:value-type="float" office:value="6" table:formula="of:=ROUND([.F242];0)" table:style-name="ce32">
            <text:p>6</text:p>
          </table:table-cell>
          <table:table-cell office:value-type="float" office:value="386.6487504397511" table:formula="of:=[.E242]*[.$C$17]" table:style-name="ce51">
            <text:p>386.65</text:p>
          </table:table-cell>
          <table:table-cell office:value-type="float" office:value="387" table:formula="of:=ROUND([.H242];0)" table:style-name="ce32">
            <text:p>387</text:p>
          </table:table-cell>
          <table:table-cell office:value-type="float" office:value="6" table:formula="of:=FLOOR(([.I242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20" table:style-name="ce32">
            <text:p>220</text:p>
          </table:table-cell>
          <table:table-cell office:value-type="float" office:value="0.708984375" table:formula="of:=[.B243]*[.C$11]/[.C$12]" table:style-name="ce50">
            <text:p>0.709</text:p>
          </table:table-cell>
          <table:table-cell office:value-type="float" office:value="4.4520211930926212" table:formula="of:=[.C243]/[.$E$10]" table:style-name="ce25">
            <text:p>4.452</text:p>
          </table:table-cell>
          <table:table-cell office:value-type="float" office:value="2.7874181225841652" table:formula="of:=(10^([.D243]/10))" table:style-name="ce26">
            <text:p>2.7874</text:p>
          </table:table-cell>
          <table:table-cell office:value-type="float" office:value="6.0486973260076384" table:formula="of:=[.E243]*[.C$16]" table:style-name="ce51">
            <text:p>6.05</text:p>
          </table:table-cell>
          <table:table-cell office:value-type="float" office:value="6" table:formula="of:=ROUND([.F243];0)" table:style-name="ce32">
            <text:p>6</text:p>
          </table:table-cell>
          <table:table-cell office:value-type="float" office:value="388.45458956332931" table:formula="of:=[.E243]*[.$C$17]" table:style-name="ce51">
            <text:p>388.45</text:p>
          </table:table-cell>
          <table:table-cell office:value-type="float" office:value="388" table:formula="of:=ROUND([.H243];0)" table:style-name="ce32">
            <text:p>388</text:p>
          </table:table-cell>
          <table:table-cell office:value-type="float" office:value="6" table:formula="of:=FLOOR(([.I243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21" table:style-name="ce32">
            <text:p>221</text:p>
          </table:table-cell>
          <table:table-cell office:value-type="float" office:value="0.71220703124999996" table:formula="of:=[.B244]*[.C$11]/[.C$12]" table:style-name="ce50">
            <text:p>0.712</text:p>
          </table:table-cell>
          <table:table-cell office:value-type="float" office:value="4.4722576530612237" table:formula="of:=[.C244]/[.$E$10]" table:style-name="ce25">
            <text:p>4.472</text:p>
          </table:table-cell>
          <table:table-cell office:value-type="float" office:value="2.8004367310597091" table:formula="of:=(10^([.D244]/10))" table:style-name="ce26">
            <text:p>2.8004</text:p>
          </table:table-cell>
          <table:table-cell office:value-type="float" office:value="6.0769477063995687" table:formula="of:=[.E244]*[.C$16]" table:style-name="ce51">
            <text:p>6.08</text:p>
          </table:table-cell>
          <table:table-cell office:value-type="float" office:value="6" table:formula="of:=ROUND([.F244];0)" table:style-name="ce32">
            <text:p>6</text:p>
          </table:table-cell>
          <table:table-cell office:value-type="float" office:value="390.26886284048112" table:formula="of:=[.E244]*[.$C$17]" table:style-name="ce51">
            <text:p>390.27</text:p>
          </table:table-cell>
          <table:table-cell office:value-type="float" office:value="390" table:formula="of:=ROUND([.H244];0)" table:style-name="ce32">
            <text:p>390</text:p>
          </table:table-cell>
          <table:table-cell office:value-type="float" office:value="6" table:formula="of:=FLOOR(([.I244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22" table:style-name="ce32">
            <text:p>222</text:p>
          </table:table-cell>
          <table:table-cell office:value-type="float" office:value="0.71542968749999991" table:formula="of:=[.B245]*[.C$11]/[.C$12]" table:style-name="ce50">
            <text:p>0.715</text:p>
          </table:table-cell>
          <table:table-cell office:value-type="float" office:value="4.492494113029827" table:formula="of:=[.C245]/[.$E$10]" table:style-name="ce25">
            <text:p>4.492</text:p>
          </table:table-cell>
          <table:table-cell office:value-type="float" office:value="2.8135161428159905" table:formula="of:=(10^([.D245]/10))" table:style-name="ce26">
            <text:p>2.8135</text:p>
          </table:table-cell>
          <table:table-cell office:value-type="float" office:value="6.1053300299106992" table:formula="of:=[.E245]*[.C$16]" table:style-name="ce51">
            <text:p>6.11</text:p>
          </table:table-cell>
          <table:table-cell office:value-type="float" office:value="6" table:formula="of:=ROUND([.F245];0)" table:style-name="ce32">
            <text:p>6</text:p>
          </table:table-cell>
          <table:table-cell office:value-type="float" office:value="392.09160966283645" table:formula="of:=[.E245]*[.$C$17]" table:style-name="ce51">
            <text:p>392.09</text:p>
          </table:table-cell>
          <table:table-cell office:value-type="float" office:value="392" table:formula="of:=ROUND([.H245];0)" table:style-name="ce32">
            <text:p>392</text:p>
          </table:table-cell>
          <table:table-cell office:value-type="float" office:value="6" table:formula="of:=FLOOR(([.I245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23" table:style-name="ce32">
            <text:p>223</text:p>
          </table:table-cell>
          <table:table-cell office:value-type="float" office:value="0.71865234374999998" table:formula="of:=[.B246]*[.C$11]/[.C$12]" table:style-name="ce50">
            <text:p>0.719</text:p>
          </table:table-cell>
          <table:table-cell office:value-type="float" office:value="4.5127305729984295" table:formula="of:=[.C246]/[.$E$10]" table:style-name="ce25">
            <text:p>4.513</text:p>
          </table:table-cell>
          <table:table-cell office:value-type="float" office:value="2.8266566418341239" table:formula="of:=(10^([.D246]/10))" table:style-name="ce26">
            <text:p>2.8267</text:p>
          </table:table-cell>
          <table:table-cell office:value-type="float" office:value="6.1338449127800487" table:formula="of:=[.E246]*[.C$16]" table:style-name="ce51">
            <text:p>6.13</text:p>
          </table:table-cell>
          <table:table-cell office:value-type="float" office:value="6" table:formula="of:=ROUND([.F246];0)" table:style-name="ce32">
            <text:p>6</text:p>
          </table:table-cell>
          <table:table-cell office:value-type="float" office:value="393.92286960600353" table:formula="of:=[.E246]*[.$C$17]" table:style-name="ce51">
            <text:p>393.92</text:p>
          </table:table-cell>
          <table:table-cell office:value-type="float" office:value="394" table:formula="of:=ROUND([.H246];0)" table:style-name="ce32">
            <text:p>394</text:p>
          </table:table-cell>
          <table:table-cell office:value-type="float" office:value="6" table:formula="of:=FLOOR(([.I246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24" table:style-name="ce32">
            <text:p>224</text:p>
          </table:table-cell>
          <table:table-cell office:value-type="float" office:value="0.72187499999999993" table:formula="of:=[.B247]*[.C$11]/[.C$12]" table:style-name="ce50">
            <text:p>0.722</text:p>
          </table:table-cell>
          <table:table-cell office:value-type="float" office:value="4.5329670329670328" table:formula="of:=[.C247]/[.$E$10]" table:style-name="ce25">
            <text:p>4.533</text:p>
          </table:table-cell>
          <table:table-cell office:value-type="float" office:value="2.8398585134215555" table:formula="of:=(10^([.D247]/10))" table:style-name="ce26">
            <text:p>2.8399</text:p>
          </table:table-cell>
          <table:table-cell office:value-type="float" office:value="6.1624929741247749" table:formula="of:=[.E247]*[.C$16]" table:style-name="ce51">
            <text:p>6.16</text:p>
          </table:table-cell>
          <table:table-cell office:value-type="float" office:value="6" table:formula="of:=ROUND([.F247];0)" table:style-name="ce32">
            <text:p>6</text:p>
          </table:table-cell>
          <table:table-cell office:value-type="float" office:value="395.76268243042801" table:formula="of:=[.E247]*[.$C$17]" table:style-name="ce51">
            <text:p>395.76</text:p>
          </table:table-cell>
          <table:table-cell office:value-type="float" office:value="396" table:formula="of:=ROUND([.H247];0)" table:style-name="ce32">
            <text:p>396</text:p>
          </table:table-cell>
          <table:table-cell office:value-type="float" office:value="6" table:formula="of:=FLOOR(([.I247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25" table:style-name="ce32">
            <text:p>225</text:p>
          </table:table-cell>
          <table:table-cell office:value-type="float" office:value="0.72509765625" table:formula="of:=[.B248]*[.C$11]/[.C$12]" table:style-name="ce50">
            <text:p>0.725</text:p>
          </table:table-cell>
          <table:table-cell office:value-type="float" office:value="4.5532034929356353" table:formula="of:=[.C248]/[.$E$10]" table:style-name="ce25">
            <text:p>4.553</text:p>
          </table:table-cell>
          <table:table-cell office:value-type="float" office:value="2.8531220442182557" table:formula="of:=(10^([.D248]/10))" table:style-name="ce26">
            <text:p>2.8531</text:p>
          </table:table-cell>
          <table:table-cell office:value-type="float" office:value="6.1912748359536147" table:formula="of:=[.E248]*[.C$16]" table:style-name="ce51">
            <text:p>6.19</text:p>
          </table:table-cell>
          <table:table-cell office:value-type="float" office:value="6" table:formula="of:=ROUND([.F248];0)" table:style-name="ce32">
            <text:p>6</text:p>
          </table:table-cell>
          <table:table-cell office:value-type="float" office:value="397.61108808225617" table:formula="of:=[.E248]*[.$C$17]" table:style-name="ce51">
            <text:p>397.61</text:p>
          </table:table-cell>
          <table:table-cell office:value-type="float" office:value="398" table:formula="of:=ROUND([.H248];0)" table:style-name="ce32">
            <text:p>398</text:p>
          </table:table-cell>
          <table:table-cell office:value-type="float" office:value="6" table:formula="of:=FLOOR(([.I248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26" table:style-name="ce32">
            <text:p>226</text:p>
          </table:table-cell>
          <table:table-cell office:value-type="float" office:value="0.72832031249999996" table:formula="of:=[.B249]*[.C$11]/[.C$12]" table:style-name="ce50">
            <text:p>0.728</text:p>
          </table:table-cell>
          <table:table-cell office:value-type="float" office:value="4.5734399529042387" table:formula="of:=[.C249]/[.$E$10]" table:style-name="ce25">
            <text:p>4.573</text:p>
          </table:table-cell>
          <table:table-cell office:value-type="float" office:value="2.8664475222029457" table:formula="of:=(10^([.D249]/10))" table:style-name="ce26">
            <text:p>2.8664</text:p>
          </table:table-cell>
          <table:table-cell office:value-type="float" office:value="6.2201911231803919" table:formula="of:=[.E249]*[.C$16]" table:style-name="ce51">
            <text:p>6.22</text:p>
          </table:table-cell>
          <table:table-cell office:value-type="float" office:value="6" table:formula="of:=ROUND([.F249];0)" table:style-name="ce32">
            <text:p>6</text:p>
          </table:table-cell>
          <table:table-cell office:value-type="float" office:value="399.46812669420257" table:formula="of:=[.E249]*[.$C$17]" table:style-name="ce51">
            <text:p>399.47</text:p>
          </table:table-cell>
          <table:table-cell office:value-type="float" office:value="399" table:formula="of:=ROUND([.H249];0)" table:style-name="ce32">
            <text:p>399</text:p>
          </table:table-cell>
          <table:table-cell office:value-type="float" office:value="6" table:formula="of:=FLOOR(([.I249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27" table:style-name="ce32">
            <text:p>227</text:p>
          </table:table-cell>
          <table:table-cell office:value-type="float" office:value="0.73154296874999991" table:formula="of:=[.B250]*[.C$11]/[.C$12]" table:style-name="ce50">
            <text:p>0.732</text:p>
          </table:table-cell>
          <table:table-cell office:value-type="float" office:value="4.5936764128728411" table:formula="of:=[.C250]/[.$E$10]" table:style-name="ce25">
            <text:p>4.594</text:p>
          </table:table-cell>
          <table:table-cell office:value-type="float" office:value="2.8798352366993476" table:formula="of:=(10^([.D250]/10))" table:style-name="ce26">
            <text:p>2.8798</text:p>
          </table:table-cell>
          <table:table-cell office:value-type="float" office:value="6.2492424636375841" table:formula="of:=[.E250]*[.C$16]" table:style-name="ce51">
            <text:p>6.25</text:p>
          </table:table-cell>
          <table:table-cell office:value-type="float" office:value="6" table:formula="of:=ROUND([.F250];0)" table:style-name="ce32">
            <text:p>6</text:p>
          </table:table-cell>
          <table:table-cell office:value-type="float" office:value="401.33383858642111" table:formula="of:=[.E250]*[.$C$17]" table:style-name="ce51">
            <text:p>401.33</text:p>
          </table:table-cell>
          <table:table-cell office:value-type="float" office:value="401" table:formula="of:=ROUND([.H250];0)" table:style-name="ce32">
            <text:p>401</text:p>
          </table:table-cell>
          <table:table-cell office:value-type="float" office:value="6" table:formula="of:=FLOOR(([.I250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28" table:style-name="ce32">
            <text:p>228</text:p>
          </table:table-cell>
          <table:table-cell office:value-type="float" office:value="0.73476562499999998" table:formula="of:=[.B251]*[.C$11]/[.C$12]" table:style-name="ce50">
            <text:p>0.735</text:p>
          </table:table-cell>
          <table:table-cell office:value-type="float" office:value="4.6139128728414445" table:formula="of:=[.C251]/[.$E$10]" table:style-name="ce25">
            <text:p>4.614</text:p>
          </table:table-cell>
          <table:table-cell office:value-type="float" office:value="2.8932854783824675" table:formula="of:=(10^([.D251]/10))" table:style-name="ce26">
            <text:p>2.8933</text:p>
          </table:table-cell>
          <table:table-cell office:value-type="float" office:value="6.2784294880899543" table:formula="of:=[.E251]*[.C$16]" table:style-name="ce51">
            <text:p>6.28</text:p>
          </table:table-cell>
          <table:table-cell office:value-type="float" office:value="6" table:formula="of:=ROUND([.F251];0)" table:style-name="ce32">
            <text:p>6</text:p>
          </table:table-cell>
          <table:table-cell office:value-type="float" office:value="403.20826426738074" table:formula="of:=[.E251]*[.$C$17]" table:style-name="ce51">
            <text:p>403.21</text:p>
          </table:table-cell>
          <table:table-cell office:value-type="float" office:value="403" table:formula="of:=ROUND([.H251];0)" table:style-name="ce32">
            <text:p>403</text:p>
          </table:table-cell>
          <table:table-cell office:value-type="float" office:value="6" table:formula="of:=FLOOR(([.I251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29" table:style-name="ce32">
            <text:p>229</text:p>
          </table:table-cell>
          <table:table-cell office:value-type="float" office:value="0.73798828124999993" table:formula="of:=[.B252]*[.C$11]/[.C$12]" table:style-name="ce50">
            <text:p>0.738</text:p>
          </table:table-cell>
          <table:table-cell office:value-type="float" office:value="4.6341493328100469" table:formula="of:=[.C252]/[.$E$10]" table:style-name="ce25">
            <text:p>4.634</text:p>
          </table:table-cell>
          <table:table-cell office:value-type="float" office:value="2.9067985392849045" table:formula="of:=(10^([.D252]/10))" table:style-name="ce26">
            <text:p>2.9068</text:p>
          </table:table-cell>
          <table:table-cell office:value-type="float" office:value="6.3077528302482424" table:formula="of:=[.E252]*[.C$16]" table:style-name="ce51">
            <text:p>6.31</text:p>
          </table:table-cell>
          <table:table-cell office:value-type="float" office:value="6" table:formula="of:=ROUND([.F252];0)" table:style-name="ce32">
            <text:p>6</text:p>
          </table:table-cell>
          <table:table-cell office:value-type="float" office:value="405.09144443474435" table:formula="of:=[.E252]*[.$C$17]" table:style-name="ce51">
            <text:p>405.09</text:p>
          </table:table-cell>
          <table:table-cell office:value-type="float" office:value="405" table:formula="of:=ROUND([.H252];0)" table:style-name="ce32">
            <text:p>405</text:p>
          </table:table-cell>
          <table:table-cell office:value-type="float" office:value="6" table:formula="of:=FLOOR(([.I252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30" table:style-name="ce32">
            <text:p>230</text:p>
          </table:table-cell>
          <table:table-cell office:value-type="float" office:value="0.7412109375" table:formula="of:=[.B253]*[.C$11]/[.C$12]" table:style-name="ce50">
            <text:p>0.741</text:p>
          </table:table-cell>
          <table:table-cell office:value-type="float" office:value="4.6543857927786503" table:formula="of:=[.C253]/[.$E$10]" table:style-name="ce25">
            <text:p>4.654</text:p>
          </table:table-cell>
          <table:table-cell office:value-type="float" office:value="2.9203747128031967" table:formula="of:=(10^([.D253]/10))" table:style-name="ce26">
            <text:p>2.9204</text:p>
          </table:table-cell>
          <table:table-cell office:value-type="float" office:value="6.3372131267829364" table:formula="of:=[.E253]*[.C$16]" table:style-name="ce51">
            <text:p>6.34</text:p>
          </table:table-cell>
          <table:table-cell office:value-type="float" office:value="6" table:formula="of:=ROUND([.F253];0)" table:style-name="ce32">
            <text:p>6</text:p>
          </table:table-cell>
          <table:table-cell office:value-type="float" office:value="406.98341997625351" table:formula="of:=[.E253]*[.$C$17]" table:style-name="ce51">
            <text:p>406.98</text:p>
          </table:table-cell>
          <table:table-cell office:value-type="float" office:value="407" table:formula="of:=ROUND([.H253];0)" table:style-name="ce32">
            <text:p>407</text:p>
          </table:table-cell>
          <table:table-cell office:value-type="float" office:value="6" table:formula="of:=FLOOR(([.I253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31" table:style-name="ce32">
            <text:p>231</text:p>
          </table:table-cell>
          <table:table-cell office:value-type="float" office:value="0.74443359374999996" table:formula="of:=[.B254]*[.C$11]/[.C$12]" table:style-name="ce50">
            <text:p>0.744</text:p>
          </table:table-cell>
          <table:table-cell office:value-type="float" office:value="4.6746222527472527" table:formula="of:=[.C254]/[.$E$10]" table:style-name="ce25">
            <text:p>4.675</text:p>
          </table:table-cell>
          <table:table-cell office:value-type="float" office:value="2.9340142937041835" table:formula="of:=(10^([.D254]/10))" table:style-name="ce26">
            <text:p>2.9340</text:p>
          </table:table-cell>
          <table:table-cell office:value-type="float" office:value="6.3668110173380779" table:formula="of:=[.E254]*[.C$16]" table:style-name="ce51">
            <text:p>6.37</text:p>
          </table:table-cell>
          <table:table-cell office:value-type="float" office:value="6" table:formula="of:=ROUND([.F254];0)" table:style-name="ce32">
            <text:p>6</text:p>
          </table:table-cell>
          <table:table-cell office:value-type="float" office:value="408.88423197061508" table:formula="of:=[.E254]*[.$C$17]" table:style-name="ce51">
            <text:p>408.88</text:p>
          </table:table-cell>
          <table:table-cell office:value-type="float" office:value="409" table:formula="of:=ROUND([.H254];0)" table:style-name="ce32">
            <text:p>409</text:p>
          </table:table-cell>
          <table:table-cell office:value-type="float" office:value="6" table:formula="of:=FLOOR(([.I254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32" table:style-name="ce32">
            <text:p>232</text:p>
          </table:table-cell>
          <table:table-cell office:value-type="float" office:value="0.74765624999999991" table:formula="of:=[.B255]*[.C$11]/[.C$12]" table:style-name="ce50">
            <text:p>0.748</text:p>
          </table:table-cell>
          <table:table-cell office:value-type="float" office:value="4.6948587127158552" table:formula="of:=[.C255]/[.$E$10]" table:style-name="ce25">
            <text:p>4.695</text:p>
          </table:table-cell>
          <table:table-cell office:value-type="float" office:value="2.9477175781314129" table:formula="of:=(10^([.D255]/10))" table:style-name="ce26">
            <text:p>2.9477</text:p>
          </table:table-cell>
          <table:table-cell office:value-type="float" office:value="6.396547144545166" table:formula="of:=[.E255]*[.C$16]" table:style-name="ce51">
            <text:p>6.40</text:p>
          </table:table-cell>
          <table:table-cell office:value-type="float" office:value="6" table:formula="of:=ROUND([.F255];0)" table:style-name="ce32">
            <text:p>6</text:p>
          </table:table-cell>
          <table:table-cell office:value-type="float" office:value="410.79392168839377" table:formula="of:=[.E255]*[.$C$17]" table:style-name="ce51">
            <text:p>410.79</text:p>
          </table:table-cell>
          <table:table-cell office:value-type="float" office:value="411" table:formula="of:=ROUND([.H255];0)" table:style-name="ce32">
            <text:p>411</text:p>
          </table:table-cell>
          <table:table-cell office:value-type="float" office:value="6" table:formula="of:=FLOOR(([.I255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33" table:style-name="ce32">
            <text:p>233</text:p>
          </table:table-cell>
          <table:table-cell office:value-type="float" office:value="0.75087890624999998" table:formula="of:=[.B256]*[.C$11]/[.C$12]" table:style-name="ce50">
            <text:p>0.751</text:p>
          </table:table-cell>
          <table:table-cell office:value-type="float" office:value="4.7150951726844585" table:formula="of:=[.C256]/[.$E$10]" table:style-name="ce25">
            <text:p>4.715</text:p>
          </table:table-cell>
          <table:table-cell office:value-type="float" office:value="2.9614848636115672" table:formula="of:=(10^([.D256]/10))" table:style-name="ce26">
            <text:p>2.9615</text:p>
          </table:table-cell>
          <table:table-cell office:value-type="float" office:value="6.4264221540371009" table:formula="of:=[.E256]*[.C$16]" table:style-name="ce51">
            <text:p>6.43</text:p>
          </table:table-cell>
          <table:table-cell office:value-type="float" office:value="6" table:formula="of:=ROUND([.F256];0)" table:style-name="ce32">
            <text:p>6</text:p>
          </table:table-cell>
          <table:table-cell office:value-type="float" office:value="412.71253059290802" table:formula="of:=[.E256]*[.$C$17]" table:style-name="ce51">
            <text:p>412.71</text:p>
          </table:table-cell>
          <table:table-cell office:value-type="float" office:value="413" table:formula="of:=ROUND([.H256];0)" table:style-name="ce32">
            <text:p>413</text:p>
          </table:table-cell>
          <table:table-cell office:value-type="float" office:value="6" table:formula="of:=FLOOR(([.I256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34" table:style-name="ce32">
            <text:p>234</text:p>
          </table:table-cell>
          <table:table-cell office:value-type="float" office:value="0.75410156249999993" table:formula="of:=[.B257]*[.C$11]/[.C$12]" table:style-name="ce50">
            <text:p>0.754</text:p>
          </table:table-cell>
          <table:table-cell office:value-type="float" office:value="4.735331632653061" table:formula="of:=[.C257]/[.$E$10]" table:style-name="ce25">
            <text:p>4.735</text:p>
          </table:table-cell>
          <table:table-cell office:value-type="float" office:value="2.9753164490609239" table:formula="of:=(10^([.D257]/10))" table:style-name="ce26">
            <text:p>2.9753</text:p>
          </table:table-cell>
          <table:table-cell office:value-type="float" office:value="6.4564366944622043" table:formula="of:=[.E257]*[.C$16]" table:style-name="ce51">
            <text:p>6.46</text:p>
          </table:table-cell>
          <table:table-cell office:value-type="float" office:value="6" table:formula="of:=ROUND([.F257];0)" table:style-name="ce32">
            <text:p>6</text:p>
          </table:table-cell>
          <table:table-cell office:value-type="float" office:value="414.64010034113039" table:formula="of:=[.E257]*[.$C$17]" table:style-name="ce51">
            <text:p>414.64</text:p>
          </table:table-cell>
          <table:table-cell office:value-type="float" office:value="415" table:formula="of:=ROUND([.H257];0)" table:style-name="ce32">
            <text:p>415</text:p>
          </table:table-cell>
          <table:table-cell office:value-type="float" office:value="6" table:formula="of:=FLOOR(([.I257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35" table:style-name="ce32">
            <text:p>235</text:p>
          </table:table-cell>
          <table:table-cell office:value-type="float" office:value="0.75732421875" table:formula="of:=[.B258]*[.C$11]/[.C$12]" table:style-name="ce50">
            <text:p>0.757</text:p>
          </table:table-cell>
          <table:table-cell office:value-type="float" office:value="4.7555680926216644" table:formula="of:=[.C258]/[.$E$10]" table:style-name="ce25">
            <text:p>4.756</text:p>
          </table:table-cell>
          <table:table-cell office:value-type="float" office:value="2.9892126347918473" table:formula="of:=(10^([.D258]/10))" table:style-name="ce26">
            <text:p>2.9892</text:p>
          </table:table-cell>
          <table:table-cell office:value-type="float" office:value="6.4865914174983086" table:formula="of:=[.E258]*[.C$16]" table:style-name="ce51">
            <text:p>6.49</text:p>
          </table:table-cell>
          <table:table-cell office:value-type="float" office:value="6" table:formula="of:=ROUND([.F258];0)" table:style-name="ce32">
            <text:p>6</text:p>
          </table:table-cell>
          <table:table-cell office:value-type="float" office:value="416.57667278459189" table:formula="of:=[.E258]*[.$C$17]" table:style-name="ce51">
            <text:p>416.58</text:p>
          </table:table-cell>
          <table:table-cell office:value-type="float" office:value="417" table:formula="of:=ROUND([.H258];0)" table:style-name="ce32">
            <text:p>417</text:p>
          </table:table-cell>
          <table:table-cell office:value-type="float" office:value="6" table:formula="of:=FLOOR(([.I258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36" table:style-name="ce32">
            <text:p>236</text:p>
          </table:table-cell>
          <table:table-cell office:value-type="float" office:value="0.76054687499999996" table:formula="of:=[.B259]*[.C$11]/[.C$12]" table:style-name="ce50">
            <text:p>0.761</text:p>
          </table:table-cell>
          <table:table-cell office:value-type="float" office:value="4.7758045525902668" table:formula="of:=[.C259]/[.$E$10]" table:style-name="ce25">
            <text:p>4.776</text:p>
          </table:table-cell>
          <table:table-cell office:value-type="float" office:value="3.0031737225193056" table:formula="of:=(10^([.D259]/10))" table:style-name="ce26">
            <text:p>3.0032</text:p>
          </table:table-cell>
          <table:table-cell office:value-type="float" office:value="6.5168869778668927" table:formula="of:=[.E259]*[.C$16]" table:style-name="ce51">
            <text:p>6.52</text:p>
          </table:table-cell>
          <table:table-cell office:value-type="float" office:value="7" table:formula="of:=ROUND([.F259];0)" table:style-name="ce32">
            <text:p>7</text:p>
          </table:table-cell>
          <table:table-cell office:value-type="float" office:value="418.52228997029044" table:formula="of:=[.E259]*[.$C$17]" table:style-name="ce51">
            <text:p>418.52</text:p>
          </table:table-cell>
          <table:table-cell office:value-type="float" office:value="419" table:formula="of:=ROUND([.H259];0)" table:style-name="ce32">
            <text:p>419</text:p>
          </table:table-cell>
          <table:table-cell office:value-type="float" office:value="6" table:formula="of:=FLOOR(([.I259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37" table:style-name="ce32">
            <text:p>237</text:p>
          </table:table-cell>
          <table:table-cell office:value-type="float" office:value="0.76376953124999991" table:formula="of:=[.B260]*[.C$11]/[.C$12]" table:style-name="ce50">
            <text:p>0.764</text:p>
          </table:table-cell>
          <table:table-cell office:value-type="float" office:value="4.7960410125588693" table:formula="of:=[.C260]/[.$E$10]" table:style-name="ce25">
            <text:p>4.796</text:p>
          </table:table-cell>
          <table:table-cell office:value-type="float" office:value="3.0172000153674245" table:formula="of:=(10^([.D260]/10))" table:style-name="ce26">
            <text:p>3.0172</text:p>
          </table:table-cell>
          <table:table-cell office:value-type="float" office:value="6.5473240333473113" table:formula="of:=[.E260]*[.C$16]" table:style-name="ce51">
            <text:p>6.55</text:p>
          </table:table-cell>
          <table:table-cell office:value-type="float" office:value="7" table:formula="of:=ROUND([.F260];0)" table:style-name="ce32">
            <text:p>7</text:p>
          </table:table-cell>
          <table:table-cell office:value-type="float" office:value="420.47699414160434" table:formula="of:=[.E260]*[.$C$17]" table:style-name="ce51">
            <text:p>420.48</text:p>
          </table:table-cell>
          <table:table-cell office:value-type="float" office:value="420" table:formula="of:=ROUND([.H260];0)" table:style-name="ce32">
            <text:p>420</text:p>
          </table:table-cell>
          <table:table-cell office:value-type="float" office:value="6" table:formula="of:=FLOOR(([.I260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38" table:style-name="ce32">
            <text:p>238</text:p>
          </table:table-cell>
          <table:table-cell office:value-type="float" office:value="0.76699218749999998" table:formula="of:=[.B261]*[.C$11]/[.C$12]" table:style-name="ce50">
            <text:p>0.767</text:p>
          </table:table-cell>
          <table:table-cell office:value-type="float" office:value="4.8162774725274726" table:formula="of:=[.C261]/[.$E$10]" table:style-name="ce25">
            <text:p>4.816</text:p>
          </table:table-cell>
          <table:table-cell office:value-type="float" office:value="3.0312918178760699" table:formula="of:=(10^([.D261]/10))" table:style-name="ce26">
            <text:p>3.0313</text:p>
          </table:table-cell>
          <table:table-cell office:value-type="float" office:value="6.5779032447910719" table:formula="of:=[.E261]*[.C$16]" table:style-name="ce51">
            <text:p>6.58</text:p>
          </table:table-cell>
          <table:table-cell office:value-type="float" office:value="7" table:formula="of:=ROUND([.F261];0)" table:style-name="ce32">
            <text:p>7</text:p>
          </table:table-cell>
          <table:table-cell office:value-type="float" office:value="422.44082773920917" table:formula="of:=[.E261]*[.$C$17]" table:style-name="ce51">
            <text:p>422.44</text:p>
          </table:table-cell>
          <table:table-cell office:value-type="float" office:value="422" table:formula="of:=ROUND([.H261];0)" table:style-name="ce32">
            <text:p>422</text:p>
          </table:table-cell>
          <table:table-cell office:value-type="float" office:value="6" table:formula="of:=FLOOR(([.I261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39" table:style-name="ce32">
            <text:p>239</text:p>
          </table:table-cell>
          <table:table-cell office:value-type="float" office:value="0.77021484374999993" table:formula="of:=[.B262]*[.C$11]/[.C$12]" table:style-name="ce50">
            <text:p>0.770</text:p>
          </table:table-cell>
          <table:table-cell office:value-type="float" office:value="4.8365139324960751" table:formula="of:=[.C262]/[.$E$10]" table:style-name="ce25">
            <text:p>4.837</text:p>
          </table:table-cell>
          <table:table-cell office:value-type="float" office:value="3.0454494360074551" table:formula="of:=(10^([.D262]/10))" table:style-name="ce26">
            <text:p>3.0454</text:p>
          </table:table-cell>
          <table:table-cell office:value-type="float" office:value="6.608625276136177" table:formula="of:=[.E262]*[.C$16]" table:style-name="ce51">
            <text:p>6.61</text:p>
          </table:table-cell>
          <table:table-cell office:value-type="float" office:value="7" table:formula="of:=ROUND([.F262];0)" table:style-name="ce32">
            <text:p>7</text:p>
          </table:table-cell>
          <table:table-cell office:value-type="float" office:value="424.413833401999" table:formula="of:=[.E262]*[.$C$17]" table:style-name="ce51">
            <text:p>424.41</text:p>
          </table:table-cell>
          <table:table-cell office:value-type="float" office:value="424" table:formula="of:=ROUND([.H262];0)" table:style-name="ce32">
            <text:p>424</text:p>
          </table:table-cell>
          <table:table-cell office:value-type="float" office:value="6" table:formula="of:=FLOOR(([.I262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40" table:style-name="ce32">
            <text:p>240</text:p>
          </table:table-cell>
          <table:table-cell office:value-type="float" office:value="0.7734375" table:formula="of:=[.B263]*[.C$11]/[.C$12]" table:style-name="ce50">
            <text:p>0.773</text:p>
          </table:table-cell>
          <table:table-cell office:value-type="float" office:value="4.8567503924646784" table:formula="of:=[.C263]/[.$E$10]" table:style-name="ce25">
            <text:p>4.857</text:p>
          </table:table-cell>
          <table:table-cell office:value-type="float" office:value="3.0596731771527876" table:formula="of:=(10^([.D263]/10))" table:style-name="ce26">
            <text:p>3.0597</text:p>
          </table:table-cell>
          <table:table-cell office:value-type="float" office:value="6.6394907944215493" table:formula="of:=[.E263]*[.C$16]" table:style-name="ce51">
            <text:p>6.64</text:p>
          </table:table-cell>
          <table:table-cell office:value-type="float" office:value="7" table:formula="of:=ROUND([.F263];0)" table:style-name="ce32">
            <text:p>7</text:p>
          </table:table-cell>
          <table:table-cell office:value-type="float" office:value="426.39605396801255" table:formula="of:=[.E263]*[.$C$17]" table:style-name="ce51">
            <text:p>426.40</text:p>
          </table:table-cell>
          <table:table-cell office:value-type="float" office:value="426" table:formula="of:=ROUND([.H263];0)" table:style-name="ce32">
            <text:p>426</text:p>
          </table:table-cell>
          <table:table-cell office:value-type="float" office:value="6" table:formula="of:=FLOOR(([.I263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41" table:style-name="ce32">
            <text:p>241</text:p>
          </table:table-cell>
          <table:table-cell office:value-type="float" office:value="0.77666015624999996" table:formula="of:=[.B264]*[.C$11]/[.C$12]" table:style-name="ce50">
            <text:p>0.777</text:p>
          </table:table-cell>
          <table:table-cell office:value-type="float" office:value="4.8769868524332809" table:formula="of:=[.C264]/[.$E$10]" table:style-name="ce25">
            <text:p>4.877</text:p>
          </table:table-cell>
          <table:table-cell office:value-type="float" office:value="3.0739633501389449" table:formula="of:=(10^([.D264]/10))" table:style-name="ce26">
            <text:p>3.0740</text:p>
          </table:table-cell>
          <table:table-cell office:value-type="float" office:value="6.6705004698015102" table:formula="of:=[.E264]*[.C$16]" table:style-name="ce51">
            <text:p>6.67</text:p>
          </table:table-cell>
          <table:table-cell office:value-type="float" office:value="7" table:formula="of:=ROUND([.F264];0)" table:style-name="ce32">
            <text:p>7</text:p>
          </table:table-cell>
          <table:table-cell office:value-type="float" office:value="428.3875324753634" table:formula="of:=[.E264]*[.$C$17]" table:style-name="ce51">
            <text:p>428.39</text:p>
          </table:table-cell>
          <table:table-cell office:value-type="float" office:value="428" table:formula="of:=ROUND([.H264];0)" table:style-name="ce32">
            <text:p>428</text:p>
          </table:table-cell>
          <table:table-cell office:value-type="float" office:value="6" table:formula="of:=FLOOR(([.I264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42" table:style-name="ce32">
            <text:p>242</text:p>
          </table:table-cell>
          <table:table-cell office:value-type="float" office:value="0.77988281249999991" table:formula="of:=[.B265]*[.C$11]/[.C$12]" table:style-name="ce50">
            <text:p>0.780</text:p>
          </table:table-cell>
          <table:table-cell office:value-type="float" office:value="4.8972233124018834" table:formula="of:=[.C265]/[.$E$10]" table:style-name="ce25">
            <text:p>4.897</text:p>
          </table:table-cell>
          <table:table-cell office:value-type="float" office:value="3.0883202652351729" table:formula="of:=(10^([.D265]/10))" table:style-name="ce26">
            <text:p>3.0883</text:p>
          </table:table-cell>
          <table:table-cell office:value-type="float" office:value="6.7016549755603245" table:formula="of:=[.E265]*[.C$16]" table:style-name="ce51">
            <text:p>6.70</text:p>
          </table:table-cell>
          <table:table-cell office:value-type="float" office:value="7" table:formula="of:=ROUND([.F265];0)" table:style-name="ce32">
            <text:p>7</text:p>
          </table:table-cell>
          <table:table-cell office:value-type="float" office:value="430.38831216317374" table:formula="of:=[.E265]*[.$C$17]" table:style-name="ce51">
            <text:p>430.39</text:p>
          </table:table-cell>
          <table:table-cell office:value-type="float" office:value="430" table:formula="of:=ROUND([.H265];0)" table:style-name="ce32">
            <text:p>430</text:p>
          </table:table-cell>
          <table:table-cell office:value-type="float" office:value="6" table:formula="of:=FLOOR(([.I265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43" table:style-name="ce32">
            <text:p>243</text:p>
          </table:table-cell>
          <table:table-cell office:value-type="float" office:value="0.78310546874999998" table:formula="of:=[.B266]*[.C$11]/[.C$12]" table:style-name="ce50">
            <text:p>0.783</text:p>
          </table:table-cell>
          <table:table-cell office:value-type="float" office:value="4.9174597723704867" table:formula="of:=[.C266]/[.$E$10]" table:style-name="ce25">
            <text:p>4.917</text:p>
          </table:table-cell>
          <table:table-cell office:value-type="float" office:value="3.1027442341598324" table:formula="of:=(10^([.D266]/10))" table:style-name="ce26">
            <text:p>3.1027</text:p>
          </table:table-cell>
          <table:table-cell office:value-type="float" office:value="6.7329549881268358" table:formula="of:=[.E266]*[.C$16]" table:style-name="ce51">
            <text:p>6.73</text:p>
          </table:table-cell>
          <table:table-cell office:value-type="float" office:value="7" table:formula="of:=ROUND([.F266];0)" table:style-name="ce32">
            <text:p>7</text:p>
          </table:table-cell>
          <table:table-cell office:value-type="float" office:value="432.39843647251428" table:formula="of:=[.E266]*[.$C$17]" table:style-name="ce51">
            <text:p>432.40</text:p>
          </table:table-cell>
          <table:table-cell office:value-type="float" office:value="432" table:formula="of:=ROUND([.H266];0)" table:style-name="ce32">
            <text:p>432</text:p>
          </table:table-cell>
          <table:table-cell office:value-type="float" office:value="6" table:formula="of:=FLOOR(([.I266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44" table:style-name="ce32">
            <text:p>244</text:p>
          </table:table-cell>
          <table:table-cell office:value-type="float" office:value="0.78632812499999993" table:formula="of:=[.B267]*[.C$11]/[.C$12]" table:style-name="ce50">
            <text:p>0.786</text:p>
          </table:table-cell>
          <table:table-cell office:value-type="float" office:value="4.9376962323390892" table:formula="of:=[.C267]/[.$E$10]" table:style-name="ce25">
            <text:p>4.938</text:p>
          </table:table-cell>
          <table:table-cell office:value-type="float" office:value="3.117235570087157" table:formula="of:=(10^([.D267]/10))" table:style-name="ce26">
            <text:p>3.1172</text:p>
          </table:table-cell>
          <table:table-cell office:value-type="float" office:value="6.7644011870891303" table:formula="of:=[.E267]*[.C$16]" table:style-name="ce51">
            <text:p>6.76</text:p>
          </table:table-cell>
          <table:table-cell office:value-type="float" office:value="7" table:formula="of:=ROUND([.F267];0)" table:style-name="ce32">
            <text:p>7</text:p>
          </table:table-cell>
          <table:table-cell office:value-type="float" office:value="434.41794904734627" table:formula="of:=[.E267]*[.$C$17]" table:style-name="ce51">
            <text:p>434.42</text:p>
          </table:table-cell>
          <table:table-cell office:value-type="float" office:value="434" table:formula="of:=ROUND([.H267];0)" table:style-name="ce32">
            <text:p>434</text:p>
          </table:table-cell>
          <table:table-cell office:value-type="float" office:value="6" table:formula="of:=FLOOR(([.I267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45" table:style-name="ce32">
            <text:p>245</text:p>
          </table:table-cell>
          <table:table-cell office:value-type="float" office:value="0.78955078125" table:formula="of:=[.B268]*[.C$11]/[.C$12]" table:style-name="ce50">
            <text:p>0.790</text:p>
          </table:table-cell>
          <table:table-cell office:value-type="float" office:value="4.9579326923076925" table:formula="of:=[.C268]/[.$E$10]" table:style-name="ce25">
            <text:p>4.958</text:p>
          </table:table-cell>
          <table:table-cell office:value-type="float" office:value="3.1317945876540594" table:formula="of:=(10^([.D268]/10))" table:style-name="ce26">
            <text:p>3.1318</text:p>
          </table:table-cell>
          <table:table-cell office:value-type="float" office:value="6.7959942552093082" table:formula="of:=[.E268]*[.C$16]" table:style-name="ce51">
            <text:p>6.80</text:p>
          </table:table-cell>
          <table:table-cell office:value-type="float" office:value="7" table:formula="of:=ROUND([.F268];0)" table:style-name="ce32">
            <text:p>7</text:p>
          </table:table-cell>
          <table:table-cell office:value-type="float" office:value="436.44689373546976" table:formula="of:=[.E268]*[.$C$17]" table:style-name="ce51">
            <text:p>436.45</text:p>
          </table:table-cell>
          <table:table-cell office:value-type="float" office:value="436" table:formula="of:=ROUND([.H268];0)" table:style-name="ce32">
            <text:p>436</text:p>
          </table:table-cell>
          <table:table-cell office:value-type="float" office:value="6" table:formula="of:=FLOOR(([.I268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46" table:style-name="ce32">
            <text:p>246</text:p>
          </table:table-cell>
          <table:table-cell office:value-type="float" office:value="0.79277343749999996" table:formula="of:=[.B269]*[.C$11]/[.C$12]" table:style-name="ce50">
            <text:p>0.793</text:p>
          </table:table-cell>
          <table:table-cell office:value-type="float" office:value="4.978169152276295" table:formula="of:=[.C269]/[.$E$10]" table:style-name="ce25">
            <text:p>4.978</text:p>
          </table:table-cell>
          <table:table-cell office:value-type="float" office:value="3.1464216029669596" table:formula="of:=(10^([.D269]/10))" table:style-name="ce26">
            <text:p>3.1464</text:p>
          </table:table-cell>
          <table:table-cell office:value-type="float" office:value="6.8277348784383021" table:formula="of:=[.E269]*[.C$16]" table:style-name="ce51">
            <text:p>6.83</text:p>
          </table:table-cell>
          <table:table-cell office:value-type="float" office:value="7" table:formula="of:=ROUND([.F269];0)" table:style-name="ce32">
            <text:p>7</text:p>
          </table:table-cell>
          <table:table-cell office:value-type="float" office:value="438.48531458947554" table:formula="of:=[.E269]*[.$C$17]" table:style-name="ce51">
            <text:p>438.49</text:p>
          </table:table-cell>
          <table:table-cell office:value-type="float" office:value="438" table:formula="of:=ROUND([.H269];0)" table:style-name="ce32">
            <text:p>438</text:p>
          </table:table-cell>
          <table:table-cell office:value-type="float" office:value="6" table:formula="of:=FLOOR(([.I269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47" table:style-name="ce32">
            <text:p>247</text:p>
          </table:table-cell>
          <table:table-cell office:value-type="float" office:value="0.79599609374999991" table:formula="of:=[.B270]*[.C$11]/[.C$12]" table:style-name="ce50">
            <text:p>0.796</text:p>
          </table:table-cell>
          <table:table-cell office:value-type="float" office:value="4.9984056122448974" table:formula="of:=[.C270]/[.$E$10]" table:style-name="ce25">
            <text:p>4.998</text:p>
          </table:table-cell>
          <table:table-cell office:value-type="float" office:value="3.161116933608652" table:formula="of:=(10^([.D270]/10))" table:style-name="ce26">
            <text:p>3.1611</text:p>
          </table:table-cell>
          <table:table-cell office:value-type="float" office:value="6.859623745930775" table:formula="of:=[.E270]*[.C$16]" table:style-name="ce51">
            <text:p>6.86</text:p>
          </table:table-cell>
          <table:table-cell office:value-type="float" office:value="7" table:formula="of:=ROUND([.F270];0)" table:style-name="ce32">
            <text:p>7</text:p>
          </table:table-cell>
          <table:table-cell office:value-type="float" office:value="440.53325586770177" table:formula="of:=[.E270]*[.$C$17]" table:style-name="ce51">
            <text:p>440.53</text:p>
          </table:table-cell>
          <table:table-cell office:value-type="float" office:value="441" table:formula="of:=ROUND([.H270];0)" table:style-name="ce32">
            <text:p>441</text:p>
          </table:table-cell>
          <table:table-cell office:value-type="float" office:value="6" table:formula="of:=FLOOR(([.I270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48" table:style-name="ce32">
            <text:p>248</text:p>
          </table:table-cell>
          <table:table-cell office:value-type="float" office:value="0.79921874999999998" table:formula="of:=[.B271]*[.C$11]/[.C$12]" table:style-name="ce50">
            <text:p>0.799</text:p>
          </table:table-cell>
          <table:table-cell office:value-type="float" office:value="5.0186420722135008" table:formula="of:=[.C271]/[.$E$10]" table:style-name="ce25">
            <text:p>5.019</text:p>
          </table:table-cell>
          <table:table-cell office:value-type="float" office:value="3.1758808986451972" table:formula="of:=(10^([.D271]/10))" table:style-name="ce26">
            <text:p>3.1759</text:p>
          </table:table-cell>
          <table:table-cell office:value-type="float" office:value="6.8916615500600775" table:formula="of:=[.E271]*[.C$16]" table:style-name="ce51">
            <text:p>6.89</text:p>
          </table:table-cell>
          <table:table-cell office:value-type="float" office:value="7" table:formula="of:=ROUND([.F271];0)" table:style-name="ce32">
            <text:p>7</text:p>
          </table:table-cell>
          <table:table-cell office:value-type="float" office:value="442.5907620351947" table:formula="of:=[.E271]*[.$C$17]" table:style-name="ce51">
            <text:p>442.59</text:p>
          </table:table-cell>
          <table:table-cell office:value-type="float" office:value="443" table:formula="of:=ROUND([.H271];0)" table:style-name="ce32">
            <text:p>443</text:p>
          </table:table-cell>
          <table:table-cell office:value-type="float" office:value="6" table:formula="of:=FLOOR(([.I271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49" table:style-name="ce32">
            <text:p>249</text:p>
          </table:table-cell>
          <table:table-cell office:value-type="float" office:value="0.80244140624999993" table:formula="of:=[.B272]*[.C$11]/[.C$12]" table:style-name="ce50">
            <text:p>0.802</text:p>
          </table:table-cell>
          <table:table-cell office:value-type="float" office:value="5.0388785321821032" table:formula="of:=[.C272]/[.$E$10]" table:style-name="ce25">
            <text:p>5.039</text:p>
          </table:table-cell>
          <table:table-cell office:value-type="float" office:value="3.1907138186328483" table:formula="of:=(10^([.D272]/10))" table:style-name="ce26">
            <text:p>3.1907</text:p>
          </table:table-cell>
          <table:table-cell office:value-type="float" office:value="6.9238489864332804" table:formula="of:=[.E272]*[.C$16]" table:style-name="ce51">
            <text:p>6.92</text:p>
          </table:table-cell>
          <table:table-cell office:value-type="float" office:value="7" table:formula="of:=ROUND([.F272];0)" table:style-name="ce32">
            <text:p>7</text:p>
          </table:table-cell>
          <table:table-cell office:value-type="float" office:value="444.6578777646738" table:formula="of:=[.E272]*[.$C$17]" table:style-name="ce51">
            <text:p>444.66</text:p>
          </table:table-cell>
          <table:table-cell office:value-type="float" office:value="445" table:formula="of:=ROUND([.H272];0)" table:style-name="ce32">
            <text:p>445</text:p>
          </table:table-cell>
          <table:table-cell office:value-type="float" office:value="6" table:formula="of:=FLOOR(([.I272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50" table:style-name="ce32">
            <text:p>250</text:p>
          </table:table-cell>
          <table:table-cell office:value-type="float" office:value="0.8056640625" table:formula="of:=[.B273]*[.C$11]/[.C$12]" table:style-name="ce50">
            <text:p>0.806</text:p>
          </table:table-cell>
          <table:table-cell office:value-type="float" office:value="5.0591149921507066" table:formula="of:=[.C273]/[.$E$10]" table:style-name="ce25">
            <text:p>5.059</text:p>
          </table:table-cell>
          <table:table-cell office:value-type="float" office:value="3.2056160156250169" table:formula="of:=(10^([.D273]/10))" table:style-name="ce26">
            <text:p>3.2056</text:p>
          </table:table-cell>
          <table:table-cell office:value-type="float" office:value="6.9561867539062865" table:formula="of:=[.E273]*[.C$16]" table:style-name="ce51">
            <text:p>6.96</text:p>
          </table:table-cell>
          <table:table-cell office:value-type="float" office:value="7" table:formula="of:=ROUND([.F273];0)" table:style-name="ce32">
            <text:p>7</text:p>
          </table:table-cell>
          <table:table-cell office:value-type="float" office:value="446.73464793750242" table:formula="of:=[.E273]*[.$C$17]" table:style-name="ce51">
            <text:p>446.73</text:p>
          </table:table-cell>
          <table:table-cell office:value-type="float" office:value="447" table:formula="of:=ROUND([.H273];0)" table:style-name="ce32">
            <text:p>447</text:p>
          </table:table-cell>
          <table:table-cell office:value-type="float" office:value="6" table:formula="of:=FLOOR(([.I273]/64);1)" table:style-name="ce32">
            <text:p>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51" table:style-name="ce32">
            <text:p>251</text:p>
          </table:table-cell>
          <table:table-cell office:value-type="float" office:value="0.80888671874999996" table:formula="of:=[.B274]*[.C$11]/[.C$12]" table:style-name="ce50">
            <text:p>0.809</text:p>
          </table:table-cell>
          <table:table-cell office:value-type="float" office:value="5.0793514521193091" table:formula="of:=[.C274]/[.$E$10]" table:style-name="ce25">
            <text:p>5.079</text:p>
          </table:table-cell>
          <table:table-cell office:value-type="float" office:value="3.2205878131792587" table:formula="of:=(10^([.D274]/10))" table:style-name="ce26">
            <text:p>3.2206</text:p>
          </table:table-cell>
          <table:table-cell office:value-type="float" office:value="6.9886755545989914" table:formula="of:=[.E274]*[.C$16]" table:style-name="ce51">
            <text:p>6.99</text:p>
          </table:table-cell>
          <table:table-cell office:value-type="float" office:value="7" table:formula="of:=ROUND([.F274];0)" table:style-name="ce32">
            <text:p>7</text:p>
          </table:table-cell>
          <table:table-cell office:value-type="float" office:value="448.82111764466151" table:formula="of:=[.E274]*[.$C$17]" table:style-name="ce51">
            <text:p>448.82</text:p>
          </table:table-cell>
          <table:table-cell office:value-type="float" office:value="449" table:formula="of:=ROUND([.H274];0)" table:style-name="ce32">
            <text:p>449</text:p>
          </table:table-cell>
          <table:table-cell office:value-type="float" office:value="7" table:formula="of:=FLOOR(([.I274]/64);1)" table:style-name="ce32">
            <text:p>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52" table:style-name="ce32">
            <text:p>252</text:p>
          </table:table-cell>
          <table:table-cell office:value-type="float" office:value="0.81210937499999991" table:formula="of:=[.B275]*[.C$11]/[.C$12]" table:style-name="ce50">
            <text:p>0.812</text:p>
          </table:table-cell>
          <table:table-cell office:value-type="float" office:value="5.0995879120879115" table:formula="of:=[.C275]/[.$E$10]" table:style-name="ce25">
            <text:p>5.100</text:p>
          </table:table-cell>
          <table:table-cell office:value-type="float" office:value="3.2356295363643039" table:formula="of:=(10^([.D275]/10))" table:style-name="ce26">
            <text:p>3.2356</text:p>
          </table:table-cell>
          <table:table-cell office:value-type="float" office:value="7.0213160939105395" table:formula="of:=[.E275]*[.C$16]" table:style-name="ce51">
            <text:p>7.02</text:p>
          </table:table-cell>
          <table:table-cell office:value-type="float" office:value="7" table:formula="of:=ROUND([.F275];0)" table:style-name="ce32">
            <text:p>7</text:p>
          </table:table-cell>
          <table:table-cell office:value-type="float" office:value="450.91733218772941" table:formula="of:=[.E275]*[.$C$17]" table:style-name="ce51">
            <text:p>450.92</text:p>
          </table:table-cell>
          <table:table-cell office:value-type="float" office:value="451" table:formula="of:=ROUND([.H275];0)" table:style-name="ce32">
            <text:p>451</text:p>
          </table:table-cell>
          <table:table-cell office:value-type="float" office:value="7" table:formula="of:=FLOOR(([.I275]/64);1)" table:style-name="ce32">
            <text:p>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53" table:style-name="ce32">
            <text:p>253</text:p>
          </table:table-cell>
          <table:table-cell office:value-type="float" office:value="0.81533203124999998" table:formula="of:=[.B276]*[.C$11]/[.C$12]" table:style-name="ce50">
            <text:p>0.815</text:p>
          </table:table-cell>
          <table:table-cell office:value-type="float" office:value="5.1198243720565149" table:formula="of:=[.C276]/[.$E$10]" table:style-name="ce25">
            <text:p>5.120</text:p>
          </table:table-cell>
          <table:table-cell office:value-type="float" office:value="3.2507415117671123" table:formula="of:=(10^([.D276]/10))" table:style-name="ce26">
            <text:p>3.2507</text:p>
          </table:table-cell>
          <table:table-cell office:value-type="float" office:value="7.0541090805346336" table:formula="of:=[.E276]*[.C$16]" table:style-name="ce51">
            <text:p>7.05</text:p>
          </table:table-cell>
          <table:table-cell office:value-type="float" office:value="7" table:formula="of:=ROUND([.F276];0)" table:style-name="ce32">
            <text:p>7</text:p>
          </table:table-cell>
          <table:table-cell office:value-type="float" office:value="453.0233370798648" table:formula="of:=[.E276]*[.$C$17]" table:style-name="ce51">
            <text:p>453.02</text:p>
          </table:table-cell>
          <table:table-cell office:value-type="float" office:value="453" table:formula="of:=ROUND([.H276];0)" table:style-name="ce32">
            <text:p>453</text:p>
          </table:table-cell>
          <table:table-cell office:value-type="float" office:value="7" table:formula="of:=FLOOR(([.I276]/64);1)" table:style-name="ce32">
            <text:p>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54" table:style-name="ce32">
            <text:p>254</text:p>
          </table:table-cell>
          <table:table-cell office:value-type="float" office:value="0.81855468749999993" table:formula="of:=[.B277]*[.C$11]/[.C$12]" table:style-name="ce50">
            <text:p>0.819</text:p>
          </table:table-cell>
          <table:table-cell office:value-type="float" office:value="5.1400608320251173" table:formula="of:=[.C277]/[.$E$10]" table:style-name="ce25">
            <text:p>5.140</text:p>
          </table:table-cell>
          <table:table-cell office:value-type="float" office:value="3.2659240674999634" table:formula="of:=(10^([.D277]/10))" table:style-name="ce26">
            <text:p>3.2659</text:p>
          </table:table-cell>
          <table:table-cell office:value-type="float" office:value="7.08705522647492" table:formula="of:=[.E277]*[.C$16]" table:style-name="ce51">
            <text:p>7.09</text:p>
          </table:table-cell>
          <table:table-cell office:value-type="float" office:value="7" table:formula="of:=ROUND([.F277];0)" table:style-name="ce32">
            <text:p>7</text:p>
          </table:table-cell>
          <table:table-cell office:value-type="float" office:value="455.13917804679494" table:formula="of:=[.E277]*[.$C$17]" table:style-name="ce51">
            <text:p>455.14</text:p>
          </table:table-cell>
          <table:table-cell office:value-type="float" office:value="455" table:formula="of:=ROUND([.H277];0)" table:style-name="ce32">
            <text:p>455</text:p>
          </table:table-cell>
          <table:table-cell office:value-type="float" office:value="7" table:formula="of:=FLOOR(([.I277]/64);1)" table:style-name="ce32">
            <text:p>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55" table:style-name="ce32">
            <text:p>255</text:p>
          </table:table-cell>
          <table:table-cell office:value-type="float" office:value="0.82177734375" table:formula="of:=[.B278]*[.C$11]/[.C$12]" table:style-name="ce50">
            <text:p>0.822</text:p>
          </table:table-cell>
          <table:table-cell office:value-type="float" office:value="5.1602972919937207" table:formula="of:=[.C278]/[.$E$10]" table:style-name="ce25">
            <text:p>5.160</text:p>
          </table:table-cell>
          <table:table-cell office:value-type="float" office:value="3.2811775332075848" table:formula="of:=(10^([.D278]/10))" table:style-name="ce26">
            <text:p>3.2812</text:p>
          </table:table-cell>
          <table:table-cell office:value-type="float" office:value="7.1201552470604588" table:formula="of:=[.E278]*[.C$16]" table:style-name="ce51">
            <text:p>7.12</text:p>
          </table:table-cell>
          <table:table-cell office:value-type="float" office:value="7" table:formula="of:=ROUND([.F278];0)" table:style-name="ce32">
            <text:p>7</text:p>
          </table:table-cell>
          <table:table-cell office:value-type="float" office:value="457.26490102780906" table:formula="of:=[.E278]*[.$C$17]" table:style-name="ce51">
            <text:p>457.26</text:p>
          </table:table-cell>
          <table:table-cell office:value-type="float" office:value="457" table:formula="of:=ROUND([.H278];0)" table:style-name="ce32">
            <text:p>457</text:p>
          </table:table-cell>
          <table:table-cell office:value-type="float" office:value="7" table:formula="of:=FLOOR(([.I278]/64);1)" table:style-name="ce32">
            <text:p>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56" table:style-name="ce32">
            <text:p>256</text:p>
          </table:table-cell>
          <table:table-cell office:value-type="float" office:value="0.82499999999999996" table:formula="of:=[.B279]*[.C$11]/[.C$12]" table:style-name="ce50">
            <text:p>0.825</text:p>
          </table:table-cell>
          <table:table-cell office:value-type="float" office:value="5.1805337519623231" table:formula="of:=[.C279]/[.$E$10]" table:style-name="ce25">
            <text:p>5.181</text:p>
          </table:table-cell>
          <table:table-cell office:value-type="float" office:value="3.296502240074302" table:formula="of:=(10^([.D279]/10))" table:style-name="ce26">
            <text:p>3.2965</text:p>
          </table:table-cell>
          <table:table-cell office:value-type="float" office:value="7.1534098609612355" table:formula="of:=[.E279]*[.C$16]" table:style-name="ce51">
            <text:p>7.15</text:p>
          </table:table-cell>
          <table:table-cell office:value-type="float" office:value="7" table:formula="of:=ROUND([.F279];0)" table:style-name="ce32">
            <text:p>7</text:p>
          </table:table-cell>
          <table:table-cell office:value-type="float" office:value="459.40055217675479" table:formula="of:=[.E279]*[.$C$17]" table:style-name="ce51">
            <text:p>459.40</text:p>
          </table:table-cell>
          <table:table-cell office:value-type="float" office:value="459" table:formula="of:=ROUND([.H279];0)" table:style-name="ce32">
            <text:p>459</text:p>
          </table:table-cell>
          <table:table-cell office:value-type="float" office:value="7" table:formula="of:=FLOOR(([.I279]/64);1)" table:style-name="ce32">
            <text:p>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57" table:style-name="ce32">
            <text:p>257</text:p>
          </table:table-cell>
          <table:table-cell office:value-type="float" office:value="0.82822265624999991" table:formula="of:=[.B280]*[.C$11]/[.C$12]" table:style-name="ce50">
            <text:p>0.828</text:p>
          </table:table-cell>
          <table:table-cell office:value-type="float" office:value="5.2007702119309256" table:formula="of:=[.C280]/[.$E$10]" table:style-name="ce25">
            <text:p>5.201</text:p>
          </table:table-cell>
          <table:table-cell office:value-type="float" office:value="3.3118985208312393" table:formula="of:=(10^([.D280]/10))" table:style-name="ce26">
            <text:p>3.3119</text:p>
          </table:table-cell>
          <table:table-cell office:value-type="float" office:value="7.1868197902037894" table:formula="of:=[.E280]*[.C$16]" table:style-name="ce51">
            <text:p>7.19</text:p>
          </table:table-cell>
          <table:table-cell office:value-type="float" office:value="7" table:formula="of:=ROUND([.F280];0)" table:style-name="ce32">
            <text:p>7</text:p>
          </table:table-cell>
          <table:table-cell office:value-type="float" office:value="461.54617786304152" table:formula="of:=[.E280]*[.$C$17]" table:style-name="ce51">
            <text:p>461.55</text:p>
          </table:table-cell>
          <table:table-cell office:value-type="float" office:value="462" table:formula="of:=ROUND([.H280];0)" table:style-name="ce32">
            <text:p>462</text:p>
          </table:table-cell>
          <table:table-cell office:value-type="float" office:value="7" table:formula="of:=FLOOR(([.I280]/64);1)" table:style-name="ce32">
            <text:p>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58" table:style-name="ce32">
            <text:p>258</text:p>
          </table:table-cell>
          <table:table-cell office:value-type="float" office:value="0.83144531249999998" table:formula="of:=[.B281]*[.C$11]/[.C$12]" table:style-name="ce50">
            <text:p>0.831</text:p>
          </table:table-cell>
          <table:table-cell office:value-type="float" office:value="5.2210066718995289" table:formula="of:=[.C281]/[.$E$10]" table:style-name="ce25">
            <text:p>5.221</text:p>
          </table:table-cell>
          <table:table-cell office:value-type="float" office:value="3.3273667097635351" table:formula="of:=(10^([.D281]/10))" table:style-name="ce26">
            <text:p>3.3274</text:p>
          </table:table-cell>
          <table:table-cell office:value-type="float" office:value="7.2203857601868711" table:formula="of:=[.E281]*[.C$16]" table:style-name="ce51">
            <text:p>7.22</text:p>
          </table:table-cell>
          <table:table-cell office:value-type="float" office:value="7" table:formula="of:=ROUND([.F281];0)" table:style-name="ce32">
            <text:p>7</text:p>
          </table:table-cell>
          <table:table-cell office:value-type="float" office:value="463.7018246726463" table:formula="of:=[.E281]*[.$C$17]" table:style-name="ce51">
            <text:p>463.70</text:p>
          </table:table-cell>
          <table:table-cell office:value-type="float" office:value="464" table:formula="of:=ROUND([.H281];0)" table:style-name="ce32">
            <text:p>464</text:p>
          </table:table-cell>
          <table:table-cell office:value-type="float" office:value="7" table:formula="of:=FLOOR(([.I281]/64);1)" table:style-name="ce32">
            <text:p>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59" table:style-name="ce32">
            <text:p>259</text:p>
          </table:table-cell>
          <table:table-cell office:value-type="float" office:value="0.83466796874999993" table:formula="of:=[.B282]*[.C$11]/[.C$12]" table:style-name="ce50">
            <text:p>0.835</text:p>
          </table:table-cell>
          <table:table-cell office:value-type="float" office:value="5.2412431318681314" table:formula="of:=[.C282]/[.$E$10]" table:style-name="ce25">
            <text:p>5.241</text:p>
          </table:table-cell>
          <table:table-cell office:value-type="float" office:value="3.3429071427176025" table:formula="of:=(10^([.D282]/10))" table:style-name="ce26">
            <text:p>3.3429</text:p>
          </table:table-cell>
          <table:table-cell office:value-type="float" office:value="7.254108499697197" table:formula="of:=[.E282]*[.C$16]" table:style-name="ce51">
            <text:p>7.25</text:p>
          </table:table-cell>
          <table:table-cell office:value-type="float" office:value="7" table:formula="of:=ROUND([.F282];0)" table:style-name="ce32">
            <text:p>7</text:p>
          </table:table-cell>
          <table:table-cell office:value-type="float" office:value="465.86753940912513" table:formula="of:=[.E282]*[.$C$17]" table:style-name="ce51">
            <text:p>465.87</text:p>
          </table:table-cell>
          <table:table-cell office:value-type="float" office:value="466" table:formula="of:=ROUND([.H282];0)" table:style-name="ce32">
            <text:p>466</text:p>
          </table:table-cell>
          <table:table-cell office:value-type="float" office:value="7" table:formula="of:=FLOOR(([.I282]/64);1)" table:style-name="ce32">
            <text:p>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60" table:style-name="ce32">
            <text:p>260</text:p>
          </table:table-cell>
          <table:table-cell office:value-type="float" office:value="0.837890625" table:formula="of:=[.B283]*[.C$11]/[.C$12]" table:style-name="ce50">
            <text:p>0.838</text:p>
          </table:table-cell>
          <table:table-cell office:value-type="float" office:value="5.2614795918367347" table:formula="of:=[.C283]/[.$E$10]" table:style-name="ce25">
            <text:p>5.261</text:p>
          </table:table-cell>
          <table:table-cell office:value-type="float" office:value="3.3585201571084231" table:formula="of:=(10^([.D283]/10))" table:style-name="ce26">
            <text:p>3.3585</text:p>
          </table:table-cell>
          <table:table-cell office:value-type="float" office:value="7.2879887409252779" table:formula="of:=[.E283]*[.C$16]" table:style-name="ce51">
            <text:p>7.29</text:p>
          </table:table-cell>
          <table:table-cell office:value-type="float" office:value="7" table:formula="of:=ROUND([.F283];0)" table:style-name="ce32">
            <text:p>7</text:p>
          </table:table-cell>
          <table:table-cell office:value-type="float" office:value="468.0433690946299" table:formula="of:=[.E283]*[.$C$17]" table:style-name="ce51">
            <text:p>468.04</text:p>
          </table:table-cell>
          <table:table-cell office:value-type="float" office:value="468" table:formula="of:=ROUND([.H283];0)" table:style-name="ce32">
            <text:p>468</text:p>
          </table:table-cell>
          <table:table-cell office:value-type="float" office:value="7" table:formula="of:=FLOOR(([.I283]/64);1)" table:style-name="ce32">
            <text:p>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61" table:style-name="ce32">
            <text:p>261</text:p>
          </table:table-cell>
          <table:table-cell office:value-type="float" office:value="0.84111328124999996" table:formula="of:=[.B284]*[.C$11]/[.C$12]" table:style-name="ce50">
            <text:p>0.841</text:p>
          </table:table-cell>
          <table:table-cell office:value-type="float" office:value="5.2817160518053372" table:formula="of:=[.C284]/[.$E$10]" table:style-name="ce25">
            <text:p>5.282</text:p>
          </table:table-cell>
          <table:table-cell office:value-type="float" office:value="3.3742060919268715" table:formula="of:=(10^([.D284]/10))" table:style-name="ce26">
            <text:p>3.3742</text:p>
          </table:table-cell>
          <table:table-cell office:value-type="float" office:value="7.3220272194813107" table:formula="of:=[.E284]*[.C$16]" table:style-name="ce51">
            <text:p>7.32</text:p>
          </table:table-cell>
          <table:table-cell office:value-type="float" office:value="7" table:formula="of:=ROUND([.F284];0)" table:style-name="ce32">
            <text:p>7</text:p>
          </table:table-cell>
          <table:table-cell office:value-type="float" office:value="470.22936097092884" table:formula="of:=[.E284]*[.$C$17]" table:style-name="ce51">
            <text:p>470.23</text:p>
          </table:table-cell>
          <table:table-cell office:value-type="float" office:value="470" table:formula="of:=ROUND([.H284];0)" table:style-name="ce32">
            <text:p>470</text:p>
          </table:table-cell>
          <table:table-cell office:value-type="float" office:value="7" table:formula="of:=FLOOR(([.I284]/64);1)" table:style-name="ce32">
            <text:p>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62" table:style-name="ce32">
            <text:p>262</text:p>
          </table:table-cell>
          <table:table-cell office:value-type="float" office:value="0.84433593749999991" table:formula="of:=[.B285]*[.C$11]/[.C$12]" table:style-name="ce50">
            <text:p>0.844</text:p>
          </table:table-cell>
          <table:table-cell office:value-type="float" office:value="5.3019525117739397" table:formula="of:=[.C285]/[.$E$10]" table:style-name="ce25">
            <text:p>5.302</text:p>
          </table:table-cell>
          <table:table-cell office:value-type="float" office:value="3.3899652877470752" table:formula="of:=(10^([.D285]/10))" table:style-name="ce26">
            <text:p>3.3900</text:p>
          </table:table-cell>
          <table:table-cell office:value-type="float" office:value="7.3562246744111528" table:formula="of:=[.E285]*[.C$16]" table:style-name="ce51">
            <text:p>7.36</text:p>
          </table:table-cell>
          <table:table-cell office:value-type="float" office:value="7" table:formula="of:=ROUND([.F285];0)" table:style-name="ce32">
            <text:p>7</text:p>
          </table:table-cell>
          <table:table-cell office:value-type="float" office:value="472.42556250043242" table:formula="of:=[.E285]*[.$C$17]" table:style-name="ce51">
            <text:p>472.43</text:p>
          </table:table-cell>
          <table:table-cell office:value-type="float" office:value="472" table:formula="of:=ROUND([.H285];0)" table:style-name="ce32">
            <text:p>472</text:p>
          </table:table-cell>
          <table:table-cell office:value-type="float" office:value="7" table:formula="of:=FLOOR(([.I285]/64);1)" table:style-name="ce32">
            <text:p>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63" table:style-name="ce32">
            <text:p>263</text:p>
          </table:table-cell>
          <table:table-cell office:value-type="float" office:value="0.84755859374999998" table:formula="of:=[.B286]*[.C$11]/[.C$12]" table:style-name="ce50">
            <text:p>0.848</text:p>
          </table:table-cell>
          <table:table-cell office:value-type="float" office:value="5.322188971742543" table:formula="of:=[.C286]/[.$E$10]" table:style-name="ce25">
            <text:p>5.322</text:p>
          </table:table-cell>
          <table:table-cell office:value-type="float" office:value="3.4057980867338133" table:formula="of:=(10^([.D286]/10))" table:style-name="ce26">
            <text:p>3.4058</text:p>
          </table:table-cell>
          <table:table-cell office:value-type="float" office:value="7.3905818482123751" table:formula="of:=[.E286]*[.C$16]" table:style-name="ce51">
            <text:p>7.39</text:p>
          </table:table-cell>
          <table:table-cell office:value-type="float" office:value="7" table:formula="of:=ROUND([.F286];0)" table:style-name="ce32">
            <text:p>7</text:p>
          </table:table-cell>
          <table:table-cell office:value-type="float" office:value="474.6320213672243" table:formula="of:=[.E286]*[.$C$17]" table:style-name="ce51">
            <text:p>474.63</text:p>
          </table:table-cell>
          <table:table-cell office:value-type="float" office:value="475" table:formula="of:=ROUND([.H286];0)" table:style-name="ce32">
            <text:p>475</text:p>
          </table:table-cell>
          <table:table-cell office:value-type="float" office:value="7" table:formula="of:=FLOOR(([.I286]/64);1)" table:style-name="ce32">
            <text:p>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64" table:style-name="ce32">
            <text:p>264</text:p>
          </table:table-cell>
          <table:table-cell office:value-type="float" office:value="0.85078124999999993" table:formula="of:=[.B287]*[.C$11]/[.C$12]" table:style-name="ce50">
            <text:p>0.851</text:p>
          </table:table-cell>
          <table:table-cell office:value-type="float" office:value="5.3424254317111455" table:formula="of:=[.C287]/[.$E$10]" table:style-name="ce25">
            <text:p>5.342</text:p>
          </table:table-cell>
          <table:table-cell office:value-type="float" office:value="3.4217048326499366" table:formula="of:=(10^([.D287]/10))" table:style-name="ce26">
            <text:p>3.4217</text:p>
          </table:table-cell>
          <table:table-cell office:value-type="float" office:value="7.4250994868503621" table:formula="of:=[.E287]*[.C$16]" table:style-name="ce51">
            <text:p>7.43</text:p>
          </table:table-cell>
          <table:table-cell office:value-type="float" office:value="7" table:formula="of:=ROUND([.F287];0)" table:style-name="ce32">
            <text:p>7</text:p>
          </table:table-cell>
          <table:table-cell office:value-type="float" office:value="476.84878547809524" table:formula="of:=[.E287]*[.$C$17]" table:style-name="ce51">
            <text:p>476.85</text:p>
          </table:table-cell>
          <table:table-cell office:value-type="float" office:value="477" table:formula="of:=ROUND([.H287];0)" table:style-name="ce32">
            <text:p>477</text:p>
          </table:table-cell>
          <table:table-cell office:value-type="float" office:value="7" table:formula="of:=FLOOR(([.I287]/64);1)" table:style-name="ce32">
            <text:p>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65" table:style-name="ce32">
            <text:p>265</text:p>
          </table:table-cell>
          <table:table-cell office:value-type="float" office:value="0.85400390625" table:formula="of:=[.B288]*[.C$11]/[.C$12]" table:style-name="ce50">
            <text:p>0.854</text:p>
          </table:table-cell>
          <table:table-cell office:value-type="float" office:value="5.3626618916797488" table:formula="of:=[.C288]/[.$E$10]" table:style-name="ce25">
            <text:p>5.363</text:p>
          </table:table-cell>
          <table:table-cell office:value-type="float" office:value="3.4376858708638411" table:formula="of:=(10^([.D288]/10))" table:style-name="ce26">
            <text:p>3.4377</text:p>
          </table:table-cell>
          <table:table-cell office:value-type="float" office:value="7.4597783397745348" table:formula="of:=[.E288]*[.C$16]" table:style-name="ce51">
            <text:p>7.46</text:p>
          </table:table-cell>
          <table:table-cell office:value-type="float" office:value="7" table:formula="of:=ROUND([.F288];0)" table:style-name="ce32">
            <text:p>7</text:p>
          </table:table-cell>
          <table:table-cell office:value-type="float" office:value="479.07590296358495" table:formula="of:=[.E288]*[.$C$17]" table:style-name="ce51">
            <text:p>479.08</text:p>
          </table:table-cell>
          <table:table-cell office:value-type="float" office:value="479" table:formula="of:=ROUND([.H288];0)" table:style-name="ce32">
            <text:p>479</text:p>
          </table:table-cell>
          <table:table-cell office:value-type="float" office:value="7" table:formula="of:=FLOOR(([.I288]/64);1)" table:style-name="ce32">
            <text:p>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66" table:style-name="ce32">
            <text:p>266</text:p>
          </table:table-cell>
          <table:table-cell office:value-type="float" office:value="0.85722656249999996" table:formula="of:=[.B289]*[.C$11]/[.C$12]" table:style-name="ce50">
            <text:p>0.857</text:p>
          </table:table-cell>
          <table:table-cell office:value-type="float" office:value="5.3828983516483513" table:formula="of:=[.C289]/[.$E$10]" table:style-name="ce25">
            <text:p>5.383</text:p>
          </table:table-cell>
          <table:table-cell office:value-type="float" office:value="3.4537415483569589" table:formula="of:=(10^([.D289]/10))" table:style-name="ce26">
            <text:p>3.4537</text:p>
          </table:table-cell>
          <table:table-cell office:value-type="float" office:value="7.4946191599346008" table:formula="of:=[.E289]*[.C$16]" table:style-name="ce51">
            <text:p>7.49</text:p>
          </table:table-cell>
          <table:table-cell office:value-type="float" office:value="7" table:formula="of:=ROUND([.F289];0)" table:style-name="ce32">
            <text:p>7</text:p>
          </table:table-cell>
          <table:table-cell office:value-type="float" office:value="481.31342217902585" table:formula="of:=[.E289]*[.$C$17]" table:style-name="ce51">
            <text:p>481.31</text:p>
          </table:table-cell>
          <table:table-cell office:value-type="float" office:value="481" table:formula="of:=ROUND([.H289];0)" table:style-name="ce32">
            <text:p>481</text:p>
          </table:table-cell>
          <table:table-cell office:value-type="float" office:value="7" table:formula="of:=FLOOR(([.I289]/64);1)" table:style-name="ce32">
            <text:p>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67" table:style-name="ce32">
            <text:p>267</text:p>
          </table:table-cell>
          <table:table-cell office:value-type="float" office:value="0.86044921874999991" table:formula="of:=[.B290]*[.C$11]/[.C$12]" table:style-name="ce50">
            <text:p>0.860</text:p>
          </table:table-cell>
          <table:table-cell office:value-type="float" office:value="5.4031348116169537" table:formula="of:=[.C290]/[.$E$10]" table:style-name="ce25">
            <text:p>5.403</text:p>
          </table:table-cell>
          <table:table-cell office:value-type="float" office:value="3.4698722137313003" table:formula="of:=(10^([.D290]/10))" table:style-name="ce26">
            <text:p>3.4699</text:p>
          </table:table-cell>
          <table:table-cell office:value-type="float" office:value="7.529622703796921" table:formula="of:=[.E290]*[.C$16]" table:style-name="ce51">
            <text:p>7.53</text:p>
          </table:table-cell>
          <table:table-cell office:value-type="float" office:value="8" table:formula="of:=ROUND([.F290];0)" table:style-name="ce32">
            <text:p>8</text:p>
          </table:table-cell>
          <table:table-cell office:value-type="float" office:value="483.56139170559408" table:formula="of:=[.E290]*[.$C$17]" table:style-name="ce51">
            <text:p>483.56</text:p>
          </table:table-cell>
          <table:table-cell office:value-type="float" office:value="484" table:formula="of:=ROUND([.H290];0)" table:style-name="ce32">
            <text:p>484</text:p>
          </table:table-cell>
          <table:table-cell office:value-type="float" office:value="7" table:formula="of:=FLOOR(([.I290]/64);1)" table:style-name="ce32">
            <text:p>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68" table:style-name="ce32">
            <text:p>268</text:p>
          </table:table-cell>
          <table:table-cell office:value-type="float" office:value="0.86367187499999998" table:formula="of:=[.B291]*[.C$11]/[.C$12]" table:style-name="ce50">
            <text:p>0.864</text:p>
          </table:table-cell>
          <table:table-cell office:value-type="float" office:value="5.4233712715855571" table:formula="of:=[.C291]/[.$E$10]" table:style-name="ce25">
            <text:p>5.423</text:p>
          </table:table-cell>
          <table:table-cell office:value-type="float" office:value="3.4860782172170133" table:formula="of:=(10^([.D291]/10))" table:style-name="ce26">
            <text:p>3.4861</text:p>
          </table:table-cell>
          <table:table-cell office:value-type="float" office:value="7.5647897313609187" table:formula="of:=[.E291]*[.C$16]" table:style-name="ce51">
            <text:p>7.56</text:p>
          </table:table-cell>
          <table:table-cell office:value-type="float" office:value="8" table:formula="of:=ROUND([.F291];0)" table:style-name="ce32">
            <text:p>8</text:p>
          </table:table-cell>
          <table:table-cell office:value-type="float" office:value="485.81986035136299" table:formula="of:=[.E291]*[.$C$17]" table:style-name="ce51">
            <text:p>485.82</text:p>
          </table:table-cell>
          <table:table-cell office:value-type="float" office:value="486" table:formula="of:=ROUND([.H291];0)" table:style-name="ce32">
            <text:p>486</text:p>
          </table:table-cell>
          <table:table-cell office:value-type="float" office:value="7" table:formula="of:=FLOOR(([.I291]/64);1)" table:style-name="ce32">
            <text:p>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69" table:style-name="ce32">
            <text:p>269</text:p>
          </table:table-cell>
          <table:table-cell office:value-type="float" office:value="0.86689453124999993" table:formula="of:=[.B292]*[.C$11]/[.C$12]" table:style-name="ce50">
            <text:p>0.867</text:p>
          </table:table-cell>
          <table:table-cell office:value-type="float" office:value="5.4436077315541596" table:formula="of:=[.C292]/[.$E$10]" table:style-name="ce25">
            <text:p>5.444</text:p>
          </table:table-cell>
          <table:table-cell office:value-type="float" office:value="3.502359910679993" table:formula="of:=(10^([.D292]/10))" table:style-name="ce26">
            <text:p>3.5024</text:p>
          </table:table-cell>
          <table:table-cell office:value-type="float" office:value="7.6001210061755842" table:formula="of:=[.E292]*[.C$16]" table:style-name="ce51">
            <text:p>7.60</text:p>
          </table:table-cell>
          <table:table-cell office:value-type="float" office:value="8" table:formula="of:=ROUND([.F292];0)" table:style-name="ce32">
            <text:p>8</text:p>
          </table:table-cell>
          <table:table-cell office:value-type="float" office:value="488.08887715236386" table:formula="of:=[.E292]*[.$C$17]" table:style-name="ce51">
            <text:p>488.09</text:p>
          </table:table-cell>
          <table:table-cell office:value-type="float" office:value="488" table:formula="of:=ROUND([.H292];0)" table:style-name="ce32">
            <text:p>488</text:p>
          </table:table-cell>
          <table:table-cell office:value-type="float" office:value="7" table:formula="of:=FLOOR(([.I292]/64);1)" table:style-name="ce32">
            <text:p>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70" table:style-name="ce32">
            <text:p>270</text:p>
          </table:table-cell>
          <table:table-cell office:value-type="float" office:value="0.8701171875" table:formula="of:=[.B293]*[.C$11]/[.C$12]" table:style-name="ce50">
            <text:p>0.870</text:p>
          </table:table-cell>
          <table:table-cell office:value-type="float" office:value="5.4638441915227629" table:formula="of:=[.C293]/[.$E$10]" table:style-name="ce25">
            <text:p>5.464</text:p>
          </table:table-cell>
          <table:table-cell office:value-type="float" office:value="3.5187176476295234" table:formula="of:=(10^([.D293]/10))" table:style-name="ce26">
            <text:p>3.5187</text:p>
          </table:table-cell>
          <table:table-cell office:value-type="float" office:value="7.6356172953560657" table:formula="of:=[.E293]*[.C$16]" table:style-name="ce51">
            <text:p>7.64</text:p>
          </table:table-cell>
          <table:table-cell office:value-type="float" office:value="8" table:formula="of:=ROUND([.F293];0)" table:style-name="ce32">
            <text:p>8</text:p>
          </table:table-cell>
          <table:table-cell office:value-type="float" office:value="490.36849137365044" table:formula="of:=[.E293]*[.$C$17]" table:style-name="ce51">
            <text:p>490.37</text:p>
          </table:table-cell>
          <table:table-cell office:value-type="float" office:value="490" table:formula="of:=ROUND([.H293];0)" table:style-name="ce32">
            <text:p>490</text:p>
          </table:table-cell>
          <table:table-cell office:value-type="float" office:value="7" table:formula="of:=FLOOR(([.I293]/64);1)" table:style-name="ce32">
            <text:p>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71" table:style-name="ce32">
            <text:p>271</text:p>
          </table:table-cell>
          <table:table-cell office:value-type="float" office:value="0.87333984374999996" table:formula="of:=[.B294]*[.C$11]/[.C$12]" table:style-name="ce50">
            <text:p>0.873</text:p>
          </table:table-cell>
          <table:table-cell office:value-type="float" office:value="5.4840806514913654" table:formula="of:=[.C294]/[.$E$10]" table:style-name="ce25">
            <text:p>5.484</text:p>
          </table:table-cell>
          <table:table-cell office:value-type="float" office:value="3.5351517832259467" table:formula="of:=(10^([.D294]/10))" table:style-name="ce26">
            <text:p>3.5352</text:p>
          </table:table-cell>
          <table:table-cell office:value-type="float" office:value="7.6712793696003043" table:formula="of:=[.E294]*[.C$16]" table:style-name="ce51">
            <text:p>7.67</text:p>
          </table:table-cell>
          <table:table-cell office:value-type="float" office:value="8" table:formula="of:=ROUND([.F294];0)" table:style-name="ce32">
            <text:p>8</text:p>
          </table:table-cell>
          <table:table-cell office:value-type="float" office:value="492.658752510368" table:formula="of:=[.E294]*[.$C$17]" table:style-name="ce51">
            <text:p>492.66</text:p>
          </table:table-cell>
          <table:table-cell office:value-type="float" office:value="493" table:formula="of:=ROUND([.H294];0)" table:style-name="ce32">
            <text:p>493</text:p>
          </table:table-cell>
          <table:table-cell office:value-type="float" office:value="7" table:formula="of:=FLOOR(([.I294]/64);1)" table:style-name="ce32">
            <text:p>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72" table:style-name="ce32">
            <text:p>272</text:p>
          </table:table-cell>
          <table:table-cell office:value-type="float" office:value="0.87656249999999991" table:formula="of:=[.B295]*[.C$11]/[.C$12]" table:style-name="ce50">
            <text:p>0.877</text:p>
          </table:table-cell>
          <table:table-cell office:value-type="float" office:value="5.5043171114599678" table:formula="of:=[.C295]/[.$E$10]" table:style-name="ce25">
            <text:p>5.504</text:p>
          </table:table-cell>
          <table:table-cell office:value-type="float" office:value="3.5516626742883792" table:formula="of:=(10^([.D295]/10))" table:style-name="ce26">
            <text:p>3.5517</text:p>
          </table:table-cell>
          <table:table-cell office:value-type="float" office:value="7.707108003205783" table:formula="of:=[.E295]*[.C$16]" table:style-name="ce51">
            <text:p>7.71</text:p>
          </table:table-cell>
          <table:table-cell office:value-type="float" office:value="8" table:formula="of:=ROUND([.F295];0)" table:style-name="ce32">
            <text:p>8</text:p>
          </table:table-cell>
          <table:table-cell office:value-type="float" office:value="494.9597102888286" table:formula="of:=[.E295]*[.$C$17]" table:style-name="ce51">
            <text:p>494.96</text:p>
          </table:table-cell>
          <table:table-cell office:value-type="float" office:value="495" table:formula="of:=ROUND([.H295];0)" table:style-name="ce32">
            <text:p>495</text:p>
          </table:table-cell>
          <table:table-cell office:value-type="float" office:value="7" table:formula="of:=FLOOR(([.I295]/64);1)" table:style-name="ce32">
            <text:p>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73" table:style-name="ce32">
            <text:p>273</text:p>
          </table:table-cell>
          <table:table-cell office:value-type="float" office:value="0.87978515624999998" table:formula="of:=[.B296]*[.C$11]/[.C$12]" table:style-name="ce50">
            <text:p>0.880</text:p>
          </table:table-cell>
          <table:table-cell office:value-type="float" office:value="5.5245535714285712" table:formula="of:=[.C296]/[.$E$10]" table:style-name="ce25">
            <text:p>5.525</text:p>
          </table:table-cell>
          <table:table-cell office:value-type="float" office:value="3.56825067930246" table:formula="of:=(10^([.D296]/10))" table:style-name="ce26">
            <text:p>3.5683</text:p>
          </table:table-cell>
          <table:table-cell office:value-type="float" office:value="7.7431039740863383" table:formula="of:=[.E296]*[.C$16]" table:style-name="ce51">
            <text:p>7.74</text:p>
          </table:table-cell>
          <table:table-cell office:value-type="float" office:value="8" table:formula="of:=ROUND([.F296];0)" table:style-name="ce32">
            <text:p>8</text:p>
          </table:table-cell>
          <table:table-cell office:value-type="float" office:value="497.27141466759088" table:formula="of:=[.E296]*[.$C$17]" table:style-name="ce51">
            <text:p>497.27</text:p>
          </table:table-cell>
          <table:table-cell office:value-type="float" office:value="497" table:formula="of:=ROUND([.H296];0)" table:style-name="ce32">
            <text:p>497</text:p>
          </table:table-cell>
          <table:table-cell office:value-type="float" office:value="7" table:formula="of:=FLOOR(([.I296]/64);1)" table:style-name="ce32">
            <text:p>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74" table:style-name="ce32">
            <text:p>274</text:p>
          </table:table-cell>
          <table:table-cell office:value-type="float" office:value="0.88300781249999993" table:formula="of:=[.B297]*[.C$11]/[.C$12]" table:style-name="ce50">
            <text:p>0.883</text:p>
          </table:table-cell>
          <table:table-cell office:value-type="float" office:value="5.5447900313971736" table:formula="of:=[.C297]/[.$E$10]" table:style-name="ce25">
            <text:p>5.545</text:p>
          </table:table-cell>
          <table:table-cell office:value-type="float" office:value="3.5849161584281268" table:formula="of:=(10^([.D297]/10))" table:style-name="ce26">
            <text:p>3.5849</text:p>
          </table:table-cell>
          <table:table-cell office:value-type="float" office:value="7.7792680637890346" table:formula="of:=[.E297]*[.C$16]" table:style-name="ce51">
            <text:p>7.78</text:p>
          </table:table-cell>
          <table:table-cell office:value-type="float" office:value="8" table:formula="of:=ROUND([.F297];0)" table:style-name="ce32">
            <text:p>8</text:p>
          </table:table-cell>
          <table:table-cell office:value-type="float" office:value="499.59391583854381" table:formula="of:=[.E297]*[.$C$17]" table:style-name="ce51">
            <text:p>499.59</text:p>
          </table:table-cell>
          <table:table-cell office:value-type="float" office:value="500" table:formula="of:=ROUND([.H297];0)" table:style-name="ce32">
            <text:p>500</text:p>
          </table:table-cell>
          <table:table-cell office:value-type="float" office:value="7" table:formula="of:=FLOOR(([.I297]/64);1)" table:style-name="ce32">
            <text:p>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75" table:style-name="ce32">
            <text:p>275</text:p>
          </table:table-cell>
          <table:table-cell office:value-type="float" office:value="0.88623046875" table:formula="of:=[.B298]*[.C$11]/[.C$12]" table:style-name="ce50">
            <text:p>0.886</text:p>
          </table:table-cell>
          <table:table-cell office:value-type="float" office:value="5.565026491365777" table:formula="of:=[.C298]/[.$E$10]" table:style-name="ce25">
            <text:p>5.565</text:p>
          </table:table-cell>
          <table:table-cell office:value-type="float" office:value="3.601659473507445" table:formula="of:=(10^([.D298]/10))" table:style-name="ce26">
            <text:p>3.6017</text:p>
          </table:table-cell>
          <table:table-cell office:value-type="float" office:value="7.815601057511155" table:formula="of:=[.E298]*[.C$16]" table:style-name="ce51">
            <text:p>7.82</text:p>
          </table:table-cell>
          <table:table-cell office:value-type="float" office:value="8" table:formula="of:=ROUND([.F298];0)" table:style-name="ce32">
            <text:p>8</text:p>
          </table:table-cell>
          <table:table-cell office:value-type="float" office:value="501.92726422799757" table:formula="of:=[.E298]*[.$C$17]" table:style-name="ce51">
            <text:p>501.93</text:p>
          </table:table-cell>
          <table:table-cell office:value-type="float" office:value="502" table:formula="of:=ROUND([.H298];0)" table:style-name="ce32">
            <text:p>502</text:p>
          </table:table-cell>
          <table:table-cell office:value-type="float" office:value="7" table:formula="of:=FLOOR(([.I298]/64);1)" table:style-name="ce32">
            <text:p>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76" table:style-name="ce32">
            <text:p>276</text:p>
          </table:table-cell>
          <table:table-cell office:value-type="float" office:value="0.88945312499999996" table:formula="of:=[.B299]*[.C$11]/[.C$12]" table:style-name="ce50">
            <text:p>0.889</text:p>
          </table:table-cell>
          <table:table-cell office:value-type="float" office:value="5.5852629513343794" table:formula="of:=[.C299]/[.$E$10]" table:style-name="ce25">
            <text:p>5.585</text:p>
          </table:table-cell>
          <table:table-cell office:value-type="float" office:value="3.6184809880724575" table:formula="of:=(10^([.D299]/10))" table:style-name="ce26">
            <text:p>3.6185</text:p>
          </table:table-cell>
          <table:table-cell office:value-type="float" office:value="7.8521037441172323" table:formula="of:=[.E299]*[.C$16]" table:style-name="ce51">
            <text:p>7.85</text:p>
          </table:table-cell>
          <table:table-cell office:value-type="float" office:value="8" table:formula="of:=ROUND([.F299];0)" table:style-name="ce32">
            <text:p>8</text:p>
          </table:table-cell>
          <table:table-cell office:value-type="float" office:value="504.27151049777774" table:formula="of:=[.E299]*[.$C$17]" table:style-name="ce51">
            <text:p>504.27</text:p>
          </table:table-cell>
          <table:table-cell office:value-type="float" office:value="504" table:formula="of:=ROUND([.H299];0)" table:style-name="ce32">
            <text:p>504</text:p>
          </table:table-cell>
          <table:table-cell office:value-type="float" office:value="7" table:formula="of:=FLOOR(([.I299]/64);1)" table:style-name="ce32">
            <text:p>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77" table:style-name="ce32">
            <text:p>277</text:p>
          </table:table-cell>
          <table:table-cell office:value-type="float" office:value="0.89267578124999991" table:formula="of:=[.B300]*[.C$11]/[.C$12]" table:style-name="ce50">
            <text:p>0.893</text:p>
          </table:table-cell>
          <table:table-cell office:value-type="float" office:value="5.6054994113029819" table:formula="of:=[.C300]/[.$E$10]" table:style-name="ce25">
            <text:p>5.605</text:p>
          </table:table-cell>
          <table:table-cell office:value-type="float" office:value="3.6353810673530784" table:formula="of:=(10^([.D300]/10))" table:style-name="ce26">
            <text:p>3.6354</text:p>
          </table:table-cell>
          <table:table-cell office:value-type="float" office:value="7.8887769161561803" table:formula="of:=[.E300]*[.C$16]" table:style-name="ce51">
            <text:p>7.89</text:p>
          </table:table-cell>
          <table:table-cell office:value-type="float" office:value="8" table:formula="of:=ROUND([.F300];0)" table:style-name="ce32">
            <text:p>8</text:p>
          </table:table-cell>
          <table:table-cell office:value-type="float" office:value="506.62670554632507" table:formula="of:=[.E300]*[.$C$17]" table:style-name="ce51">
            <text:p>506.63</text:p>
          </table:table-cell>
          <table:table-cell office:value-type="float" office:value="507" table:formula="of:=ROUND([.H300];0)" table:style-name="ce32">
            <text:p>507</text:p>
          </table:table-cell>
          <table:table-cell office:value-type="float" office:value="7" table:formula="of:=FLOOR(([.I300]/64);1)" table:style-name="ce32">
            <text:p>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78" table:style-name="ce32">
            <text:p>278</text:p>
          </table:table-cell>
          <table:table-cell office:value-type="float" office:value="0.89589843749999998" table:formula="of:=[.B301]*[.C$11]/[.C$12]" table:style-name="ce50">
            <text:p>0.896</text:p>
          </table:table-cell>
          <table:table-cell office:value-type="float" office:value="5.6257358712715853" table:formula="of:=[.C301]/[.$E$10]" table:style-name="ce25">
            <text:p>5.626</text:p>
          </table:table-cell>
          <table:table-cell office:value-type="float" office:value="3.6523600782850298" table:formula="of:=(10^([.D301]/10))" table:style-name="ce26">
            <text:p>3.6524</text:p>
          </table:table-cell>
          <table:table-cell office:value-type="float" office:value="7.9256213698785141" table:formula="of:=[.E301]*[.C$16]" table:style-name="ce51">
            <text:p>7.93</text:p>
          </table:table-cell>
          <table:table-cell office:value-type="float" office:value="8" table:formula="of:=ROUND([.F301];0)" table:style-name="ce32">
            <text:p>8</text:p>
          </table:table-cell>
          <table:table-cell office:value-type="float" office:value="508.99290050980181" table:formula="of:=[.E301]*[.$C$17]" table:style-name="ce51">
            <text:p>508.99</text:p>
          </table:table-cell>
          <table:table-cell office:value-type="float" office:value="509" table:formula="of:=ROUND([.H301];0)" table:style-name="ce32">
            <text:p>509</text:p>
          </table:table-cell>
          <table:table-cell office:value-type="float" office:value="7" table:formula="of:=FLOOR(([.I301]/64);1)" table:style-name="ce32">
            <text:p>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79" table:style-name="ce32">
            <text:p>279</text:p>
          </table:table-cell>
          <table:table-cell office:value-type="float" office:value="0.89912109374999993" table:formula="of:=[.B302]*[.C$11]/[.C$12]" table:style-name="ce50">
            <text:p>0.899</text:p>
          </table:table-cell>
          <table:table-cell office:value-type="float" office:value="5.6459723312401877" table:formula="of:=[.C302]/[.$E$10]" table:style-name="ce25">
            <text:p>5.646</text:p>
          </table:table-cell>
          <table:table-cell office:value-type="float" office:value="3.6694183895177983" table:formula="of:=(10^([.D302]/10))" table:style-name="ce26">
            <text:p>3.6694</text:p>
          </table:table-cell>
          <table:table-cell office:value-type="float" office:value="7.9626379052536223" table:formula="of:=[.E302]*[.C$16]" table:style-name="ce51">
            <text:p>7.96</text:p>
          </table:table-cell>
          <table:table-cell office:value-type="float" office:value="8" table:formula="of:=ROUND([.F302];0)" table:style-name="ce32">
            <text:p>8</text:p>
          </table:table-cell>
          <table:table-cell office:value-type="float" office:value="511.37014676320041" table:formula="of:=[.E302]*[.$C$17]" table:style-name="ce51">
            <text:p>511.37</text:p>
          </table:table-cell>
          <table:table-cell office:value-type="float" office:value="511" table:formula="of:=ROUND([.H302];0)" table:style-name="ce32">
            <text:p>511</text:p>
          </table:table-cell>
          <table:table-cell office:value-type="float" office:value="7" table:formula="of:=FLOOR(([.I302]/64);1)" table:style-name="ce32">
            <text:p>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80" table:style-name="ce32">
            <text:p>280</text:p>
          </table:table-cell>
          <table:table-cell office:value-type="float" office:value="0.90234375" table:formula="of:=[.B303]*[.C$11]/[.C$12]" table:style-name="ce50">
            <text:p>0.902</text:p>
          </table:table-cell>
          <table:table-cell office:value-type="float" office:value="5.6662087912087911" table:formula="of:=[.C303]/[.$E$10]" table:style-name="ce25">
            <text:p>5.666</text:p>
          </table:table-cell>
          <table:table-cell office:value-type="float" office:value="3.6865563714226472" table:formula="of:=(10^([.D303]/10))" table:style-name="ce26">
            <text:p>3.6866</text:p>
          </table:table-cell>
          <table:table-cell office:value-type="float" office:value="7.9998273259871446" table:formula="of:=[.E303]*[.C$16]" table:style-name="ce51">
            <text:p>8.00</text:p>
          </table:table-cell>
          <table:table-cell office:value-type="float" office:value="8" table:formula="of:=ROUND([.F303];0)" table:style-name="ce32">
            <text:p>8</text:p>
          </table:table-cell>
          <table:table-cell office:value-type="float" office:value="513.75849592146017" table:formula="of:=[.E303]*[.$C$17]" table:style-name="ce51">
            <text:p>513.76</text:p>
          </table:table-cell>
          <table:table-cell office:value-type="float" office:value="514" table:formula="of:=ROUND([.H303];0)" table:style-name="ce32">
            <text:p>514</text:p>
          </table:table-cell>
          <table:table-cell office:value-type="float" office:value="8" table:formula="of:=FLOOR(([.I303]/64);1)" table:style-name="ce32">
            <text:p>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81" table:style-name="ce32">
            <text:p>281</text:p>
          </table:table-cell>
          <table:table-cell office:value-type="float" office:value="0.90556640624999996" table:formula="of:=[.B304]*[.C$11]/[.C$12]" table:style-name="ce50">
            <text:p>0.906</text:p>
          </table:table-cell>
          <table:table-cell office:value-type="float" office:value="5.6864452511773935" table:formula="of:=[.C304]/[.$E$10]" table:style-name="ce25">
            <text:p>5.686</text:p>
          </table:table-cell>
          <table:table-cell office:value-type="float" office:value="3.7037743961006524" table:formula="of:=(10^([.D304]/10))" table:style-name="ce26">
            <text:p>3.7038</text:p>
          </table:table-cell>
          <table:table-cell office:value-type="float" office:value="8.0371904395384153" table:formula="of:=[.E304]*[.C$16]" table:style-name="ce51">
            <text:p>8.04</text:p>
          </table:table-cell>
          <table:table-cell office:value-type="float" office:value="8" table:formula="of:=ROUND([.F304];0)" table:style-name="ce32">
            <text:p>8</text:p>
          </table:table-cell>
          <table:table-cell office:value-type="float" office:value="516.15799984058697" table:formula="of:=[.E304]*[.$C$17]" table:style-name="ce51">
            <text:p>516.16</text:p>
          </table:table-cell>
          <table:table-cell office:value-type="float" office:value="516" table:formula="of:=ROUND([.H304];0)" table:style-name="ce32">
            <text:p>516</text:p>
          </table:table-cell>
          <table:table-cell office:value-type="float" office:value="8" table:formula="of:=FLOOR(([.I304]/64);1)" table:style-name="ce32">
            <text:p>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82" table:style-name="ce32">
            <text:p>282</text:p>
          </table:table-cell>
          <table:table-cell office:value-type="float" office:value="0.90878906249999991" table:formula="of:=[.B305]*[.C$11]/[.C$12]" table:style-name="ce50">
            <text:p>0.909</text:p>
          </table:table-cell>
          <table:table-cell office:value-type="float" office:value="5.706681711145996" table:formula="of:=[.C305]/[.$E$10]" table:style-name="ce25">
            <text:p>5.707</text:p>
          </table:table-cell>
          <table:table-cell office:value-type="float" office:value="3.7210728373907855" table:formula="of:=(10^([.D305]/10))" table:style-name="ce26">
            <text:p>3.7211</text:p>
          </table:table-cell>
          <table:table-cell office:value-type="float" office:value="8.0747280571380049" table:formula="of:=[.E305]*[.C$16]" table:style-name="ce51">
            <text:p>8.07</text:p>
          </table:table-cell>
          <table:table-cell office:value-type="float" office:value="8" table:formula="of:=ROUND([.F305];0)" table:style-name="ce32">
            <text:p>8</text:p>
          </table:table-cell>
          <table:table-cell office:value-type="float" office:value="518.56871061877996" table:formula="of:=[.E305]*[.$C$17]" table:style-name="ce51">
            <text:p>518.57</text:p>
          </table:table-cell>
          <table:table-cell office:value-type="float" office:value="519" table:formula="of:=ROUND([.H305];0)" table:style-name="ce32">
            <text:p>519</text:p>
          </table:table-cell>
          <table:table-cell office:value-type="float" office:value="8" table:formula="of:=FLOOR(([.I305]/64);1)" table:style-name="ce32">
            <text:p>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83" table:style-name="ce32">
            <text:p>283</text:p>
          </table:table-cell>
          <table:table-cell office:value-type="float" office:value="0.91201171874999998" table:formula="of:=[.B306]*[.C$11]/[.C$12]" table:style-name="ce50">
            <text:p>0.912</text:p>
          </table:table-cell>
          <table:table-cell office:value-type="float" office:value="5.7269181711145993" table:formula="of:=[.C306]/[.$E$10]" table:style-name="ce25">
            <text:p>5.727</text:p>
          </table:table-cell>
          <table:table-cell office:value-type="float" office:value="3.7384520708780324" table:formula="of:=(10^([.D306]/10))" table:style-name="ce26">
            <text:p>3.7385</text:p>
          </table:table-cell>
          <table:table-cell office:value-type="float" office:value="8.1124409938053308" table:formula="of:=[.E306]*[.C$16]" table:style-name="ce51">
            <text:p>8.11</text:p>
          </table:table-cell>
          <table:table-cell office:value-type="float" office:value="8" table:formula="of:=ROUND([.F306];0)" table:style-name="ce32">
            <text:p>8</text:p>
          </table:table-cell>
          <table:table-cell office:value-type="float" office:value="520.99068059756269" table:formula="of:=[.E306]*[.$C$17]" table:style-name="ce51">
            <text:p>520.99</text:p>
          </table:table-cell>
          <table:table-cell office:value-type="float" office:value="521" table:formula="of:=ROUND([.H306];0)" table:style-name="ce32">
            <text:p>521</text:p>
          </table:table-cell>
          <table:table-cell office:value-type="float" office:value="8" table:formula="of:=FLOOR(([.I306]/64);1)" table:style-name="ce32">
            <text:p>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84" table:style-name="ce32">
            <text:p>284</text:p>
          </table:table-cell>
          <table:table-cell office:value-type="float" office:value="0.91523437499999993" table:formula="of:=[.B307]*[.C$11]/[.C$12]" table:style-name="ce50">
            <text:p>0.915</text:p>
          </table:table-cell>
          <table:table-cell office:value-type="float" office:value="5.7471546310832018" table:formula="of:=[.C307]/[.$E$10]" table:style-name="ce25">
            <text:p>5.747</text:p>
          </table:table-cell>
          <table:table-cell office:value-type="float" office:value="3.7559124739015406" table:formula="of:=(10^([.D307]/10))" table:style-name="ce26">
            <text:p>3.7559</text:p>
          </table:table-cell>
          <table:table-cell office:value-type="float" office:value="8.1503300683663422" table:formula="of:=[.E307]*[.C$16]" table:style-name="ce51">
            <text:p>8.15</text:p>
          </table:table-cell>
          <table:table-cell office:value-type="float" office:value="8" table:formula="of:=ROUND([.F307];0)" table:style-name="ce32">
            <text:p>8</text:p>
          </table:table-cell>
          <table:table-cell office:value-type="float" office:value="523.4239623629187" table:formula="of:=[.E307]*[.$C$17]" table:style-name="ce51">
            <text:p>523.42</text:p>
          </table:table-cell>
          <table:table-cell office:value-type="float" office:value="523" table:formula="of:=ROUND([.H307];0)" table:style-name="ce32">
            <text:p>523</text:p>
          </table:table-cell>
          <table:table-cell office:value-type="float" office:value="8" table:formula="of:=FLOOR(([.I307]/64);1)" table:style-name="ce32">
            <text:p>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85" table:style-name="ce32">
            <text:p>285</text:p>
          </table:table-cell>
          <table:table-cell office:value-type="float" office:value="0.91845703125" table:formula="of:=[.B308]*[.C$11]/[.C$12]" table:style-name="ce50">
            <text:p>0.918</text:p>
          </table:table-cell>
          <table:table-cell office:value-type="float" office:value="5.7673910910518051" table:formula="of:=[.C308]/[.$E$10]" table:style-name="ce25">
            <text:p>5.767</text:p>
          </table:table-cell>
          <table:table-cell office:value-type="float" office:value="3.7734544255628171" table:formula="of:=(10^([.D308]/10))" table:style-name="ce26">
            <text:p>3.7735</text:p>
          </table:table-cell>
          <table:table-cell office:value-type="float" office:value="8.1883961034713124" table:formula="of:=[.E308]*[.C$16]" table:style-name="ce51">
            <text:p>8.19</text:p>
          </table:table-cell>
          <table:table-cell office:value-type="float" office:value="8" table:formula="of:=ROUND([.F308];0)" table:style-name="ce32">
            <text:p>8</text:p>
          </table:table-cell>
          <table:table-cell office:value-type="float" office:value="525.86860874643423" table:formula="of:=[.E308]*[.$C$17]" table:style-name="ce51">
            <text:p>525.87</text:p>
          </table:table-cell>
          <table:table-cell office:value-type="float" office:value="526" table:formula="of:=ROUND([.H308];0)" table:style-name="ce32">
            <text:p>526</text:p>
          </table:table-cell>
          <table:table-cell office:value-type="float" office:value="8" table:formula="of:=FLOOR(([.I308]/64);1)" table:style-name="ce32">
            <text:p>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86" table:style-name="ce32">
            <text:p>286</text:p>
          </table:table-cell>
          <table:table-cell office:value-type="float" office:value="0.92167968749999996" table:formula="of:=[.B309]*[.C$11]/[.C$12]" table:style-name="ce50">
            <text:p>0.922</text:p>
          </table:table-cell>
          <table:table-cell office:value-type="float" office:value="5.7876275510204076" table:formula="of:=[.C309]/[.$E$10]" table:style-name="ce25">
            <text:p>5.788</text:p>
          </table:table-cell>
          <table:table-cell office:value-type="float" office:value="3.7910783067339588" table:formula="of:=(10^([.D309]/10))" table:style-name="ce26">
            <text:p>3.7911</text:p>
          </table:table-cell>
          <table:table-cell office:value-type="float" office:value="8.226639925612691" table:formula="of:=[.E309]*[.C$16]" table:style-name="ce51">
            <text:p>8.23</text:p>
          </table:table-cell>
          <table:table-cell office:value-type="float" office:value="8" table:formula="of:=ROUND([.F309];0)" table:style-name="ce32">
            <text:p>8</text:p>
          </table:table-cell>
          <table:table-cell office:value-type="float" office:value="528.32467282644461" table:formula="of:=[.E309]*[.$C$17]" table:style-name="ce51">
            <text:p>528.32</text:p>
          </table:table-cell>
          <table:table-cell office:value-type="float" office:value="528" table:formula="of:=ROUND([.H309];0)" table:style-name="ce32">
            <text:p>528</text:p>
          </table:table-cell>
          <table:table-cell office:value-type="float" office:value="8" table:formula="of:=FLOOR(([.I309]/64);1)" table:style-name="ce32">
            <text:p>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87" table:style-name="ce32">
            <text:p>287</text:p>
          </table:table-cell>
          <table:table-cell office:value-type="float" office:value="0.92490234374999991" table:formula="of:=[.B310]*[.C$11]/[.C$12]" table:style-name="ce50">
            <text:p>0.925</text:p>
          </table:table-cell>
          <table:table-cell office:value-type="float" office:value="5.8078640109890101" table:formula="of:=[.C310]/[.$E$10]" table:style-name="ce25">
            <text:p>5.808</text:p>
          </table:table-cell>
          <table:table-cell office:value-type="float" office:value="3.8087845000659235" table:formula="of:=(10^([.D310]/10))" table:style-name="ce26">
            <text:p>3.8088</text:p>
          </table:table-cell>
          <table:table-cell office:value-type="float" office:value="8.2650623651430539" table:formula="of:=[.E310]*[.C$16]" table:style-name="ce51">
            <text:p>8.27</text:p>
          </table:table-cell>
          <table:table-cell office:value-type="float" office:value="8" table:formula="of:=ROUND([.F310];0)" table:style-name="ce32">
            <text:p>8</text:p>
          </table:table-cell>
          <table:table-cell office:value-type="float" office:value="530.79220792918716" table:formula="of:=[.E310]*[.$C$17]" table:style-name="ce51">
            <text:p>530.79</text:p>
          </table:table-cell>
          <table:table-cell office:value-type="float" office:value="531" table:formula="of:=ROUND([.H310];0)" table:style-name="ce32">
            <text:p>531</text:p>
          </table:table-cell>
          <table:table-cell office:value-type="float" office:value="8" table:formula="of:=FLOOR(([.I310]/64);1)" table:style-name="ce32">
            <text:p>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88" table:style-name="ce32">
            <text:p>288</text:p>
          </table:table-cell>
          <table:table-cell office:value-type="float" office:value="0.92812499999999998" table:formula="of:=[.B311]*[.C$11]/[.C$12]" table:style-name="ce50">
            <text:p>0.928</text:p>
          </table:table-cell>
          <table:table-cell office:value-type="float" office:value="5.8281004709576134" table:formula="of:=[.C311]/[.$E$10]" table:style-name="ce25">
            <text:p>5.828</text:p>
          </table:table-cell>
          <table:table-cell office:value-type="float" office:value="3.8265733899968351" table:formula="of:=(10^([.D311]/10))" table:style-name="ce26">
            <text:p>3.8266</text:p>
          </table:table-cell>
          <table:table-cell office:value-type="float" office:value="8.303664256293132" table:formula="of:=[.E311]*[.C$16]" table:style-name="ce51">
            <text:p>8.30</text:p>
          </table:table-cell>
          <table:table-cell office:value-type="float" office:value="8" table:formula="of:=ROUND([.F311];0)" table:style-name="ce32">
            <text:p>8</text:p>
          </table:table-cell>
          <table:table-cell office:value-type="float" office:value="533.27126762995897" table:formula="of:=[.E311]*[.$C$17]" table:style-name="ce51">
            <text:p>533.27</text:p>
          </table:table-cell>
          <table:table-cell office:value-type="float" office:value="533" table:formula="of:=ROUND([.H311];0)" table:style-name="ce32">
            <text:p>533</text:p>
          </table:table-cell>
          <table:table-cell office:value-type="float" office:value="8" table:formula="of:=FLOOR(([.I311]/64);1)" table:style-name="ce32">
            <text:p>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89" table:style-name="ce32">
            <text:p>289</text:p>
          </table:table-cell>
          <table:table-cell office:value-type="float" office:value="0.93134765624999993" table:formula="of:=[.B312]*[.C$11]/[.C$12]" table:style-name="ce50">
            <text:p>0.931</text:p>
          </table:table-cell>
          <table:table-cell office:value-type="float" office:value="5.8483369309262159" table:formula="of:=[.C312]/[.$E$10]" table:style-name="ce25">
            <text:p>5.848</text:p>
          </table:table-cell>
          <table:table-cell office:value-type="float" office:value="3.8444453627603328" table:formula="of:=(10^([.D312]/10))" table:style-name="ce26">
            <text:p>3.8444</text:p>
          </table:table-cell>
          <table:table-cell office:value-type="float" office:value="8.3424464371899223" table:formula="of:=[.E312]*[.C$16]" table:style-name="ce51">
            <text:p>8.34</text:p>
          </table:table-cell>
          <table:table-cell office:value-type="float" office:value="8" table:formula="of:=ROUND([.F312];0)" table:style-name="ce32">
            <text:p>8</text:p>
          </table:table-cell>
          <table:table-cell office:value-type="float" office:value="535.76190575428006" table:formula="of:=[.E312]*[.$C$17]" table:style-name="ce51">
            <text:p>535.76</text:p>
          </table:table-cell>
          <table:table-cell office:value-type="float" office:value="536" table:formula="of:=ROUND([.H312];0)" table:style-name="ce32">
            <text:p>536</text:p>
          </table:table-cell>
          <table:table-cell office:value-type="float" office:value="8" table:formula="of:=FLOOR(([.I312]/64);1)" table:style-name="ce32">
            <text:p>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90" table:style-name="ce32">
            <text:p>290</text:p>
          </table:table-cell>
          <table:table-cell office:value-type="float" office:value="0.9345703125" table:formula="of:=[.B313]*[.C$11]/[.C$12]" table:style-name="ce50">
            <text:p>0.935</text:p>
          </table:table-cell>
          <table:table-cell office:value-type="float" office:value="5.8685733908948192" table:formula="of:=[.C313]/[.$E$10]" table:style-name="ce25">
            <text:p>5.869</text:p>
          </table:table-cell>
          <table:table-cell office:value-type="float" office:value="3.8624008063939557" table:formula="of:=(10^([.D313]/10))" table:style-name="ce26">
            <text:p>3.8624</text:p>
          </table:table-cell>
          <table:table-cell office:value-type="float" office:value="8.3814097498748836" table:formula="of:=[.E313]*[.C$16]" table:style-name="ce51">
            <text:p>8.38</text:p>
          </table:table-cell>
          <table:table-cell office:value-type="float" office:value="8" table:formula="of:=ROUND([.F313];0)" table:style-name="ce32">
            <text:p>8</text:p>
          </table:table-cell>
          <table:table-cell office:value-type="float" office:value="538.26417637906172" table:formula="of:=[.E313]*[.$C$17]" table:style-name="ce51">
            <text:p>538.26</text:p>
          </table:table-cell>
          <table:table-cell office:value-type="float" office:value="538" table:formula="of:=ROUND([.H313];0)" table:style-name="ce32">
            <text:p>538</text:p>
          </table:table-cell>
          <table:table-cell office:value-type="float" office:value="8" table:formula="of:=FLOOR(([.I313]/64);1)" table:style-name="ce32">
            <text:p>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91" table:style-name="ce32">
            <text:p>291</text:p>
          </table:table-cell>
          <table:table-cell office:value-type="float" office:value="0.93779296874999996" table:formula="of:=[.B314]*[.C$11]/[.C$12]" table:style-name="ce50">
            <text:p>0.938</text:p>
          </table:table-cell>
          <table:table-cell office:value-type="float" office:value="5.8888098508634217" table:formula="of:=[.C314]/[.$E$10]" table:style-name="ce25">
            <text:p>5.889</text:p>
          </table:table-cell>
          <table:table-cell office:value-type="float" office:value="3.8804401107475668" table:formula="of:=(10^([.D314]/10))" table:style-name="ce26">
            <text:p>3.8804</text:p>
          </table:table-cell>
          <table:table-cell office:value-type="float" office:value="8.4205550403222205" table:formula="of:=[.E314]*[.C$16]" table:style-name="ce51">
            <text:p>8.42</text:p>
          </table:table-cell>
          <table:table-cell office:value-type="float" office:value="8" table:formula="of:=ROUND([.F314];0)" table:style-name="ce32">
            <text:p>8</text:p>
          </table:table-cell>
          <table:table-cell office:value-type="float" office:value="540.778133833781" table:formula="of:=[.E314]*[.$C$17]" table:style-name="ce51">
            <text:p>540.78</text:p>
          </table:table-cell>
          <table:table-cell office:value-type="float" office:value="541" table:formula="of:=ROUND([.H314];0)" table:style-name="ce32">
            <text:p>541</text:p>
          </table:table-cell>
          <table:table-cell office:value-type="float" office:value="8" table:formula="of:=FLOOR(([.I314]/64);1)" table:style-name="ce32">
            <text:p>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92" table:style-name="ce32">
            <text:p>292</text:p>
          </table:table-cell>
          <table:table-cell office:value-type="float" office:value="0.94101562499999991" table:formula="of:=[.B315]*[.C$11]/[.C$12]" table:style-name="ce50">
            <text:p>0.941</text:p>
          </table:table-cell>
          <table:table-cell office:value-type="float" office:value="5.9090463108320241" table:formula="of:=[.C315]/[.$E$10]" table:style-name="ce25">
            <text:p>5.909</text:p>
          </table:table-cell>
          <table:table-cell office:value-type="float" office:value="3.8985636674918229" table:formula="of:=(10^([.D315]/10))" table:style-name="ce26">
            <text:p>3.8986</text:p>
          </table:table-cell>
          <table:table-cell office:value-type="float" office:value="8.4598831584572558" table:formula="of:=[.E315]*[.C$16]" table:style-name="ce51">
            <text:p>8.46</text:p>
          </table:table-cell>
          <table:table-cell office:value-type="float" office:value="8" table:formula="of:=ROUND([.F315];0)" table:style-name="ce32">
            <text:p>8</text:p>
          </table:table-cell>
          <table:table-cell office:value-type="float" office:value="543.30383270166044" table:formula="of:=[.E315]*[.$C$17]" table:style-name="ce51">
            <text:p>543.30</text:p>
          </table:table-cell>
          <table:table-cell office:value-type="float" office:value="543" table:formula="of:=ROUND([.H315];0)" table:style-name="ce32">
            <text:p>543</text:p>
          </table:table-cell>
          <table:table-cell office:value-type="float" office:value="8" table:formula="of:=FLOOR(([.I315]/64);1)" table:style-name="ce32">
            <text:p>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93" table:style-name="ce32">
            <text:p>293</text:p>
          </table:table-cell>
          <table:table-cell office:value-type="float" office:value="0.94423828124999998" table:formula="of:=[.B316]*[.C$11]/[.C$12]" table:style-name="ce50">
            <text:p>0.944</text:p>
          </table:table-cell>
          <table:table-cell office:value-type="float" office:value="5.9292827708006275" table:formula="of:=[.C316]/[.$E$10]" table:style-name="ce25">
            <text:p>5.929</text:p>
          </table:table-cell>
          <table:table-cell office:value-type="float" office:value="3.9167718701266701" table:formula="of:=(10^([.D316]/10))" table:style-name="ce26">
            <text:p>3.9168</text:p>
          </table:table-cell>
          <table:table-cell office:value-type="float" office:value="8.4993949581748733" table:formula="of:=[.E316]*[.C$16]" table:style-name="ce51">
            <text:p>8.50</text:p>
          </table:table-cell>
          <table:table-cell office:value-type="float" office:value="8" table:formula="of:=ROUND([.F316];0)" table:style-name="ce32">
            <text:p>8</text:p>
          </table:table-cell>
          <table:table-cell office:value-type="float" office:value="545.84132782085283" table:formula="of:=[.E316]*[.$C$17]" table:style-name="ce51">
            <text:p>545.84</text:p>
          </table:table-cell>
          <table:table-cell office:value-type="float" office:value="546" table:formula="of:=ROUND([.H316];0)" table:style-name="ce32">
            <text:p>546</text:p>
          </table:table-cell>
          <table:table-cell office:value-type="float" office:value="8" table:formula="of:=FLOOR(([.I316]/64);1)" table:style-name="ce32">
            <text:p>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94" table:style-name="ce32">
            <text:p>294</text:p>
          </table:table-cell>
          <table:table-cell office:value-type="float" office:value="0.94746093749999993" table:formula="of:=[.B317]*[.C$11]/[.C$12]" table:style-name="ce50">
            <text:p>0.947</text:p>
          </table:table-cell>
          <table:table-cell office:value-type="float" office:value="5.9495192307692299" table:formula="of:=[.C317]/[.$E$10]" table:style-name="ce25">
            <text:p>5.950</text:p>
          </table:table-cell>
          <table:table-cell office:value-type="float" office:value="3.9350651139898938" table:formula="of:=(10^([.D317]/10))" table:style-name="ce26">
            <text:p>3.9351</text:p>
          </table:table-cell>
          <table:table-cell office:value-type="float" office:value="8.5390912973580697" table:formula="of:=[.E317]*[.C$16]" table:style-name="ce51">
            <text:p>8.54</text:p>
          </table:table-cell>
          <table:table-cell office:value-type="float" office:value="9" table:formula="of:=ROUND([.F317];0)" table:style-name="ce32">
            <text:p>9</text:p>
          </table:table-cell>
          <table:table-cell office:value-type="float" office:value="548.39067428563169" table:formula="of:=[.E317]*[.$C$17]" table:style-name="ce51">
            <text:p>548.39</text:p>
          </table:table-cell>
          <table:table-cell office:value-type="float" office:value="548" table:formula="of:=ROUND([.H317];0)" table:style-name="ce32">
            <text:p>548</text:p>
          </table:table-cell>
          <table:table-cell office:value-type="float" office:value="8" table:formula="of:=FLOOR(([.I317]/64);1)" table:style-name="ce32">
            <text:p>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95" table:style-name="ce32">
            <text:p>295</text:p>
          </table:table-cell>
          <table:table-cell office:value-type="float" office:value="0.95068359375" table:formula="of:=[.B318]*[.C$11]/[.C$12]" table:style-name="ce50">
            <text:p>0.951</text:p>
          </table:table-cell>
          <table:table-cell office:value-type="float" office:value="5.9697556907378333" table:formula="of:=[.C318]/[.$E$10]" table:style-name="ce25">
            <text:p>5.970</text:p>
          </table:table-cell>
          <table:table-cell office:value-type="float" office:value="3.9534437962657032" table:formula="of:=(10^([.D318]/10))" table:style-name="ce26">
            <text:p>3.9534</text:p>
          </table:table-cell>
          <table:table-cell office:value-type="float" office:value="8.5789730378965761" table:formula="of:=[.E318]*[.C$16]" table:style-name="ce51">
            <text:p>8.58</text:p>
          </table:table-cell>
          <table:table-cell office:value-type="float" office:value="9" table:formula="of:=ROUND([.F318];0)" table:style-name="ce32">
            <text:p>9</text:p>
          </table:table-cell>
          <table:table-cell office:value-type="float" office:value="550.95192744758845" table:formula="of:=[.E318]*[.$C$17]" table:style-name="ce51">
            <text:p>550.95</text:p>
          </table:table-cell>
          <table:table-cell office:value-type="float" office:value="551" table:formula="of:=ROUND([.H318];0)" table:style-name="ce32">
            <text:p>551</text:p>
          </table:table-cell>
          <table:table-cell office:value-type="float" office:value="8" table:formula="of:=FLOOR(([.I318]/64);1)" table:style-name="ce32">
            <text:p>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96" table:style-name="ce32">
            <text:p>296</text:p>
          </table:table-cell>
          <table:table-cell office:value-type="float" office:value="0.95390624999999996" table:formula="of:=[.B319]*[.C$11]/[.C$12]" table:style-name="ce50">
            <text:p>0.954</text:p>
          </table:table-cell>
          <table:table-cell office:value-type="float" office:value="5.9899921507064358" table:formula="of:=[.C319]/[.$E$10]" table:style-name="ce25">
            <text:p>5.990</text:p>
          </table:table-cell>
          <table:table-cell office:value-type="float" office:value="3.9719083159933484" table:formula="of:=(10^([.D319]/10))" table:style-name="ce26">
            <text:p>3.9719</text:p>
          </table:table-cell>
          <table:table-cell office:value-type="float" office:value="8.6190410457055648" table:formula="of:=[.E319]*[.C$16]" table:style-name="ce51">
            <text:p>8.62</text:p>
          </table:table-cell>
          <table:table-cell office:value-type="float" office:value="9" table:formula="of:=ROUND([.F319];0)" table:style-name="ce32">
            <text:p>9</text:p>
          </table:table-cell>
          <table:table-cell office:value-type="float" office:value="553.52514291683303" table:formula="of:=[.E319]*[.$C$17]" table:style-name="ce51">
            <text:p>553.53</text:p>
          </table:table-cell>
          <table:table-cell office:value-type="float" office:value="554" table:formula="of:=ROUND([.H319];0)" table:style-name="ce32">
            <text:p>554</text:p>
          </table:table-cell>
          <table:table-cell office:value-type="float" office:value="8" table:formula="of:=FLOOR(([.I319]/64);1)" table:style-name="ce32">
            <text:p>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97" table:style-name="ce32">
            <text:p>297</text:p>
          </table:table-cell>
          <table:table-cell office:value-type="float" office:value="0.95712890624999991" table:formula="of:=[.B320]*[.C$11]/[.C$12]" table:style-name="ce50">
            <text:p>0.957</text:p>
          </table:table-cell>
          <table:table-cell office:value-type="float" office:value="6.0102286106750382" table:formula="of:=[.C320]/[.$E$10]" table:style-name="ce25">
            <text:p>6.010</text:p>
          </table:table-cell>
          <table:table-cell office:value-type="float" office:value="3.9904590740757904" table:formula="of:=(10^([.D320]/10))" table:style-name="ce26">
            <text:p>3.9905</text:p>
          </table:table-cell>
          <table:table-cell office:value-type="float" office:value="8.659296190744465" table:formula="of:=[.E320]*[.C$16]" table:style-name="ce51">
            <text:p>8.66</text:p>
          </table:table-cell>
          <table:table-cell office:value-type="float" office:value="9" table:formula="of:=ROUND([.F320];0)" table:style-name="ce32">
            <text:p>9</text:p>
          </table:table-cell>
          <table:table-cell office:value-type="float" office:value="556.11037656320218" table:formula="of:=[.E320]*[.$C$17]" table:style-name="ce51">
            <text:p>556.11</text:p>
          </table:table-cell>
          <table:table-cell office:value-type="float" office:value="556" table:formula="of:=ROUND([.H320];0)" table:style-name="ce32">
            <text:p>556</text:p>
          </table:table-cell>
          <table:table-cell office:value-type="float" office:value="8" table:formula="of:=FLOOR(([.I320]/64);1)" table:style-name="ce32">
            <text:p>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98" table:style-name="ce32">
            <text:p>298</text:p>
          </table:table-cell>
          <table:table-cell office:value-type="float" office:value="0.96035156249999998" table:formula="of:=[.B321]*[.C$11]/[.C$12]" table:style-name="ce50">
            <text:p>0.960</text:p>
          </table:table-cell>
          <table:table-cell office:value-type="float" office:value="6.0304650706436416" table:formula="of:=[.C321]/[.$E$10]" table:style-name="ce25">
            <text:p>6.030</text:p>
          </table:table-cell>
          <table:table-cell office:value-type="float" office:value="4.0090964732884045" table:formula="of:=(10^([.D321]/10))" table:style-name="ce26">
            <text:p>4.0091</text:p>
          </table:table-cell>
          <table:table-cell office:value-type="float" office:value="8.6997393470358375" table:formula="of:=[.E321]*[.C$16]" table:style-name="ce51">
            <text:p>8.70</text:p>
          </table:table-cell>
          <table:table-cell office:value-type="float" office:value="9" table:formula="of:=ROUND([.F321];0)" table:style-name="ce32">
            <text:p>9</text:p>
          </table:table-cell>
          <table:table-cell office:value-type="float" office:value="558.7076845174721" table:formula="of:=[.E321]*[.$C$17]" table:style-name="ce51">
            <text:p>558.71</text:p>
          </table:table-cell>
          <table:table-cell office:value-type="float" office:value="559" table:formula="of:=ROUND([.H321];0)" table:style-name="ce32">
            <text:p>559</text:p>
          </table:table-cell>
          <table:table-cell office:value-type="float" office:value="8" table:formula="of:=FLOOR(([.I321]/64);1)" table:style-name="ce32">
            <text:p>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299" table:style-name="ce32">
            <text:p>299</text:p>
          </table:table-cell>
          <table:table-cell office:value-type="float" office:value="0.96357421874999993" table:formula="of:=[.B322]*[.C$11]/[.C$12]" table:style-name="ce50">
            <text:p>0.964</text:p>
          </table:table-cell>
          <table:table-cell office:value-type="float" office:value="6.050701530612244" table:formula="of:=[.C322]/[.$E$10]" table:style-name="ce25">
            <text:p>6.051</text:p>
          </table:table-cell>
          <table:table-cell office:value-type="float" office:value="4.0278209182877198" table:formula="of:=(10^([.D322]/10))" table:style-name="ce26">
            <text:p>4.0278</text:p>
          </table:table-cell>
          <table:table-cell office:value-type="float" office:value="8.7403713926843523" table:formula="of:=[.E322]*[.C$16]" table:style-name="ce51">
            <text:p>8.74</text:p>
          </table:table-cell>
          <table:table-cell office:value-type="float" office:value="9" table:formula="of:=ROUND([.F322];0)" table:style-name="ce32">
            <text:p>9</text:p>
          </table:table-cell>
          <table:table-cell office:value-type="float" office:value="561.31712317257666" table:formula="of:=[.E322]*[.$C$17]" table:style-name="ce51">
            <text:p>561.32</text:p>
          </table:table-cell>
          <table:table-cell office:value-type="float" office:value="561" table:formula="of:=ROUND([.H322];0)" table:style-name="ce32">
            <text:p>561</text:p>
          </table:table-cell>
          <table:table-cell office:value-type="float" office:value="8" table:formula="of:=FLOOR(([.I322]/64);1)" table:style-name="ce32">
            <text:p>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00" table:style-name="ce32">
            <text:p>300</text:p>
          </table:table-cell>
          <table:table-cell office:value-type="float" office:value="0.966796875" table:formula="of:=[.B323]*[.C$11]/[.C$12]" table:style-name="ce50">
            <text:p>0.967</text:p>
          </table:table-cell>
          <table:table-cell office:value-type="float" office:value="6.0709379905808474" table:formula="of:=[.C323]/[.$E$10]" table:style-name="ce25">
            <text:p>6.071</text:p>
          </table:table-cell>
          <table:table-cell office:value-type="float" office:value="4.0466328156202174" table:formula="of:=(10^([.D323]/10))" table:style-name="ce26">
            <text:p>4.0466</text:p>
          </table:table-cell>
          <table:table-cell office:value-type="float" office:value="8.7811932098958714" table:formula="of:=[.E323]*[.C$16]" table:style-name="ce51">
            <text:p>8.78</text:p>
          </table:table-cell>
          <table:table-cell office:value-type="float" office:value="9" table:formula="of:=ROUND([.F323];0)" table:style-name="ce32">
            <text:p>9</text:p>
          </table:table-cell>
          <table:table-cell office:value-type="float" office:value="563.93874918483357" table:formula="of:=[.E323]*[.$C$17]" table:style-name="ce51">
            <text:p>563.94</text:p>
          </table:table-cell>
          <table:table-cell office:value-type="float" office:value="564" table:formula="of:=ROUND([.H323];0)" table:style-name="ce32">
            <text:p>564</text:p>
          </table:table-cell>
          <table:table-cell office:value-type="float" office:value="8" table:formula="of:=FLOOR(([.I323]/64);1)" table:style-name="ce32">
            <text:p>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01" table:style-name="ce32">
            <text:p>301</text:p>
          </table:table-cell>
          <table:table-cell office:value-type="float" office:value="0.97001953124999996" table:formula="of:=[.B324]*[.C$11]/[.C$12]" table:style-name="ce50">
            <text:p>0.970</text:p>
          </table:table-cell>
          <table:table-cell office:value-type="float" office:value="6.0911744505494498" table:formula="of:=[.C324]/[.$E$10]" table:style-name="ce25">
            <text:p>6.091</text:p>
          </table:table-cell>
          <table:table-cell office:value-type="float" office:value="4.0655325737311427" table:formula="of:=(10^([.D324]/10))" table:style-name="ce26">
            <text:p>4.0655</text:p>
          </table:table-cell>
          <table:table-cell office:value-type="float" office:value="8.8222056849965789" table:formula="of:=[.E324]*[.C$16]" table:style-name="ce51">
            <text:p>8.82</text:p>
          </table:table-cell>
          <table:table-cell office:value-type="float" office:value="9" table:formula="of:=ROUND([.F324];0)" table:style-name="ce32">
            <text:p>9</text:p>
          </table:table-cell>
          <table:table-cell office:value-type="float" office:value="566.57261947517213" table:formula="of:=[.E324]*[.$C$17]" table:style-name="ce51">
            <text:p>566.57</text:p>
          </table:table-cell>
          <table:table-cell office:value-type="float" office:value="567" table:formula="of:=ROUND([.H324];0)" table:style-name="ce32">
            <text:p>567</text:p>
          </table:table-cell>
          <table:table-cell office:value-type="float" office:value="8" table:formula="of:=FLOOR(([.I324]/64);1)" table:style-name="ce32">
            <text:p>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02" table:style-name="ce32">
            <text:p>302</text:p>
          </table:table-cell>
          <table:table-cell office:value-type="float" office:value="0.97324218749999991" table:formula="of:=[.B325]*[.C$11]/[.C$12]" table:style-name="ce50">
            <text:p>0.973</text:p>
          </table:table-cell>
          <table:table-cell office:value-type="float" office:value="6.1114109105180523" table:formula="of:=[.C325]/[.$E$10]" table:style-name="ce25">
            <text:p>6.111</text:p>
          </table:table-cell>
          <table:table-cell office:value-type="float" office:value="4.0845206029733818" table:formula="of:=(10^([.D325]/10))" table:style-name="ce26">
            <text:p>4.0845</text:p>
          </table:table-cell>
          <table:table-cell office:value-type="float" office:value="8.8634097084522381" table:formula="of:=[.E325]*[.C$16]" table:style-name="ce51">
            <text:p>8.86</text:p>
          </table:table-cell>
          <table:table-cell office:value-type="float" office:value="9" table:formula="of:=ROUND([.F325];0)" table:style-name="ce32">
            <text:p>9</text:p>
          </table:table-cell>
          <table:table-cell office:value-type="float" office:value="569.21879123037058" table:formula="of:=[.E325]*[.$C$17]" table:style-name="ce51">
            <text:p>569.22</text:p>
          </table:table-cell>
          <table:table-cell office:value-type="float" office:value="569" table:formula="of:=ROUND([.H325];0)" table:style-name="ce32">
            <text:p>569</text:p>
          </table:table-cell>
          <table:table-cell office:value-type="float" office:value="8" table:formula="of:=FLOOR(([.I325]/64);1)" table:style-name="ce32">
            <text:p>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03" table:style-name="ce32">
            <text:p>303</text:p>
          </table:table-cell>
          <table:table-cell office:value-type="float" office:value="0.97646484374999998" table:formula="of:=[.B326]*[.C$11]/[.C$12]" table:style-name="ce50">
            <text:p>0.976</text:p>
          </table:table-cell>
          <table:table-cell office:value-type="float" office:value="6.1316473704866556" table:formula="of:=[.C326]/[.$E$10]" table:style-name="ce25">
            <text:p>6.132</text:p>
          </table:table-cell>
          <table:table-cell office:value-type="float" office:value="4.1035973156163736" table:formula="of:=(10^([.D326]/10))" table:style-name="ce26">
            <text:p>4.1036</text:p>
          </table:table-cell>
          <table:table-cell office:value-type="float" office:value="8.9048061748875309" table:formula="of:=[.E326]*[.C$16]" table:style-name="ce51">
            <text:p>8.90</text:p>
          </table:table-cell>
          <table:table-cell office:value-type="float" office:value="9" table:formula="of:=ROUND([.F326];0)" table:style-name="ce32">
            <text:p>9</text:p>
          </table:table-cell>
          <table:table-cell office:value-type="float" office:value="571.8773219042979" table:formula="of:=[.E326]*[.$C$17]" table:style-name="ce51">
            <text:p>571.88</text:p>
          </table:table-cell>
          <table:table-cell office:value-type="float" office:value="572" table:formula="of:=ROUND([.H326];0)" table:style-name="ce32">
            <text:p>572</text:p>
          </table:table-cell>
          <table:table-cell office:value-type="float" office:value="8" table:formula="of:=FLOOR(([.I326]/64);1)" table:style-name="ce32">
            <text:p>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04" table:style-name="ce32">
            <text:p>304</text:p>
          </table:table-cell>
          <table:table-cell office:value-type="float" office:value="0.97968749999999993" table:formula="of:=[.B327]*[.C$11]/[.C$12]" table:style-name="ce50">
            <text:p>0.980</text:p>
          </table:table-cell>
          <table:table-cell office:value-type="float" office:value="6.1518838304552581" table:formula="of:=[.C327]/[.$E$10]" table:style-name="ce25">
            <text:p>6.152</text:p>
          </table:table-cell>
          <table:table-cell office:value-type="float" office:value="4.1227631258550517" table:formula="of:=(10^([.D327]/10))" table:style-name="ce26">
            <text:p>4.1228</text:p>
          </table:table-cell>
          <table:table-cell office:value-type="float" office:value="8.9463959831054627" table:formula="of:=[.E327]*[.C$16]" table:style-name="ce51">
            <text:p>8.95</text:p>
          </table:table-cell>
          <table:table-cell office:value-type="float" office:value="9" table:formula="of:=ROUND([.F327];0)" table:style-name="ce32">
            <text:p>9</text:p>
          </table:table-cell>
          <table:table-cell office:value-type="float" office:value="574.54826921916003" table:formula="of:=[.E327]*[.$C$17]" table:style-name="ce51">
            <text:p>574.55</text:p>
          </table:table-cell>
          <table:table-cell office:value-type="float" office:value="575" table:formula="of:=ROUND([.H327];0)" table:style-name="ce32">
            <text:p>575</text:p>
          </table:table-cell>
          <table:table-cell office:value-type="float" office:value="8" table:formula="of:=FLOOR(([.I327]/64);1)" table:style-name="ce32">
            <text:p>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05" table:style-name="ce32">
            <text:p>305</text:p>
          </table:table-cell>
          <table:table-cell office:value-type="float" office:value="0.98291015625" table:formula="of:=[.B328]*[.C$11]/[.C$12]" table:style-name="ce50">
            <text:p>0.983</text:p>
          </table:table-cell>
          <table:table-cell office:value-type="float" office:value="6.1721202904238615" table:formula="of:=[.C328]/[.$E$10]" table:style-name="ce25">
            <text:p>6.172</text:p>
          </table:table-cell>
          <table:table-cell office:value-type="float" office:value="4.142018449818849" table:formula="of:=(10^([.D328]/10))" table:style-name="ce26">
            <text:p>4.1420</text:p>
          </table:table-cell>
          <table:table-cell office:value-type="float" office:value="8.9881800361069022" table:formula="of:=[.E328]*[.C$16]" table:style-name="ce51">
            <text:p>8.99</text:p>
          </table:table-cell>
          <table:table-cell office:value-type="float" office:value="9" table:formula="of:=ROUND([.F328];0)" table:style-name="ce32">
            <text:p>9</text:p>
          </table:table-cell>
          <table:table-cell office:value-type="float" office:value="577.2316911667549" table:formula="of:=[.E328]*[.$C$17]" table:style-name="ce51">
            <text:p>577.23</text:p>
          </table:table-cell>
          <table:table-cell office:value-type="float" office:value="577" table:formula="of:=ROUND([.H328];0)" table:style-name="ce32">
            <text:p>577</text:p>
          </table:table-cell>
          <table:table-cell office:value-type="float" office:value="9" table:formula="of:=FLOOR(([.I328]/64);1)" table:style-name="ce32">
            <text:p>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06" table:style-name="ce32">
            <text:p>306</text:p>
          </table:table-cell>
          <table:table-cell office:value-type="float" office:value="0.98613281249999996" table:formula="of:=[.B329]*[.C$11]/[.C$12]" table:style-name="ce50">
            <text:p>0.986</text:p>
          </table:table-cell>
          <table:table-cell office:value-type="float" office:value="6.1923567503924639" table:formula="of:=[.C329]/[.$E$10]" table:style-name="ce25">
            <text:p>6.192</text:p>
          </table:table-cell>
          <table:table-cell office:value-type="float" office:value="4.1613637055807216" table:formula="of:=(10^([.D329]/10))" table:style-name="ce26">
            <text:p>4.1614</text:p>
          </table:table-cell>
          <table:table-cell office:value-type="float" office:value="9.0301592411101659" table:formula="of:=[.E329]*[.C$16]" table:style-name="ce51">
            <text:p>9.03</text:p>
          </table:table-cell>
          <table:table-cell office:value-type="float" office:value="9" table:formula="of:=ROUND([.F329];0)" table:style-name="ce32">
            <text:p>9</text:p>
          </table:table-cell>
          <table:table-cell office:value-type="float" office:value="579.92764600972941" table:formula="of:=[.E329]*[.$C$17]" table:style-name="ce51">
            <text:p>579.93</text:p>
          </table:table-cell>
          <table:table-cell office:value-type="float" office:value="580" table:formula="of:=ROUND([.H329];0)" table:style-name="ce32">
            <text:p>580</text:p>
          </table:table-cell>
          <table:table-cell office:value-type="float" office:value="9" table:formula="of:=FLOOR(([.I329]/64);1)" table:style-name="ce32">
            <text:p>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07" table:style-name="ce32">
            <text:p>307</text:p>
          </table:table-cell>
          <table:table-cell office:value-type="float" office:value="0.98935546874999991" table:formula="of:=[.B330]*[.C$11]/[.C$12]" table:style-name="ce50">
            <text:p>0.989</text:p>
          </table:table-cell>
          <table:table-cell office:value-type="float" office:value="6.2125932103610673" table:formula="of:=[.C330]/[.$E$10]" table:style-name="ce25">
            <text:p>6.213</text:p>
          </table:table-cell>
          <table:table-cell office:value-type="float" office:value="4.1807993131662364" table:formula="of:=(10^([.D330]/10))" table:style-name="ce26">
            <text:p>4.1808</text:p>
          </table:table-cell>
          <table:table-cell office:value-type="float" office:value="9.072334509570732" table:formula="of:=[.E330]*[.C$16]" table:style-name="ce51">
            <text:p>9.07</text:p>
          </table:table-cell>
          <table:table-cell office:value-type="float" office:value="9" table:formula="of:=ROUND([.F330];0)" table:style-name="ce32">
            <text:p>9</text:p>
          </table:table-cell>
          <table:table-cell office:value-type="float" office:value="582.63619228284676" table:formula="of:=[.E330]*[.$C$17]" table:style-name="ce51">
            <text:p>582.64</text:p>
          </table:table-cell>
          <table:table-cell office:value-type="float" office:value="583" table:formula="of:=ROUND([.H330];0)" table:style-name="ce32">
            <text:p>583</text:p>
          </table:table-cell>
          <table:table-cell office:value-type="float" office:value="9" table:formula="of:=FLOOR(([.I330]/64);1)" table:style-name="ce32">
            <text:p>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08" table:style-name="ce32">
            <text:p>308</text:p>
          </table:table-cell>
          <table:table-cell office:value-type="float" office:value="0.99257812499999998" table:formula="of:=[.B331]*[.C$11]/[.C$12]" table:style-name="ce50">
            <text:p>0.993</text:p>
          </table:table-cell>
          <table:table-cell office:value-type="float" office:value="6.2328296703296697" table:formula="of:=[.C331]/[.$E$10]" table:style-name="ce25">
            <text:p>6.233</text:p>
          </table:table-cell>
          <table:table-cell office:value-type="float" office:value="4.2003256945626788" table:formula="of:=(10^([.D331]/10))" table:style-name="ce26">
            <text:p>4.2003</text:p>
          </table:table-cell>
          <table:table-cell office:value-type="float" office:value="9.114706757201013" table:formula="of:=[.E331]*[.C$16]" table:style-name="ce51">
            <text:p>9.11</text:p>
          </table:table-cell>
          <table:table-cell office:value-type="float" office:value="9" table:formula="of:=ROUND([.F331];0)" table:style-name="ce32">
            <text:p>9</text:p>
          </table:table-cell>
          <table:table-cell office:value-type="float" office:value="585.35738879425503" table:formula="of:=[.E331]*[.$C$17]" table:style-name="ce51">
            <text:p>585.36</text:p>
          </table:table-cell>
          <table:table-cell office:value-type="float" office:value="585" table:formula="of:=ROUND([.H331];0)" table:style-name="ce32">
            <text:p>585</text:p>
          </table:table-cell>
          <table:table-cell office:value-type="float" office:value="9" table:formula="of:=FLOOR(([.I331]/64);1)" table:style-name="ce32">
            <text:p>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09" table:style-name="ce32">
            <text:p>309</text:p>
          </table:table-cell>
          <table:table-cell office:value-type="float" office:value="0.99580078124999993" table:formula="of:=[.B332]*[.C$11]/[.C$12]" table:style-name="ce50">
            <text:p>0.996</text:p>
          </table:table-cell>
          <table:table-cell office:value-type="float" office:value="6.2530661302982731" table:formula="of:=[.C332]/[.$E$10]" table:style-name="ce25">
            <text:p>6.253</text:p>
          </table:table-cell>
          <table:table-cell office:value-type="float" office:value="4.2199432737282274" table:formula="of:=(10^([.D332]/10))" table:style-name="ce26">
            <text:p>4.2199</text:p>
          </table:table-cell>
          <table:table-cell office:value-type="float" office:value="9.1572769039902528" table:formula="of:=[.E332]*[.C$16]" table:style-name="ce51">
            <text:p>9.16</text:p>
          </table:table-cell>
          <table:table-cell office:value-type="float" office:value="9" table:formula="of:=ROUND([.F332];0)" table:style-name="ce32">
            <text:p>9</text:p>
          </table:table-cell>
          <table:table-cell office:value-type="float" office:value="588.09129462676583" table:formula="of:=[.E332]*[.$C$17]" table:style-name="ce51">
            <text:p>588.09</text:p>
          </table:table-cell>
          <table:table-cell office:value-type="float" office:value="588" table:formula="of:=ROUND([.H332];0)" table:style-name="ce32">
            <text:p>588</text:p>
          </table:table-cell>
          <table:table-cell office:value-type="float" office:value="9" table:formula="of:=FLOOR(([.I332]/64);1)" table:style-name="ce32">
            <text:p>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10" table:style-name="ce32">
            <text:p>310</text:p>
          </table:table-cell>
          <table:table-cell office:value-type="float" office:value="0.9990234375" table:formula="of:=[.B333]*[.C$11]/[.C$12]" table:style-name="ce50">
            <text:p>0.999</text:p>
          </table:table-cell>
          <table:table-cell office:value-type="float" office:value="6.2733025902668755" table:formula="of:=[.C333]/[.$E$10]" table:style-name="ce25">
            <text:p>6.273</text:p>
          </table:table-cell>
          <table:table-cell office:value-type="float" office:value="4.2396524766011501" table:formula="of:=(10^([.D333]/10))" table:style-name="ce26">
            <text:p>4.2397</text:p>
          </table:table-cell>
          <table:table-cell office:value-type="float" office:value="9.2000458742244948" table:formula="of:=[.E333]*[.C$16]" table:style-name="ce51">
            <text:p>9.20</text:p>
          </table:table-cell>
          <table:table-cell office:value-type="float" office:value="9" table:formula="of:=ROUND([.F333];0)" table:style-name="ce32">
            <text:p>9</text:p>
          </table:table-cell>
          <table:table-cell office:value-type="float" office:value="590.83796913913636" table:formula="of:=[.E333]*[.$C$17]" table:style-name="ce51">
            <text:p>590.84</text:p>
          </table:table-cell>
          <table:table-cell office:value-type="float" office:value="591" table:formula="of:=ROUND([.H333];0)" table:style-name="ce32">
            <text:p>591</text:p>
          </table:table-cell>
          <table:table-cell office:value-type="float" office:value="9" table:formula="of:=FLOOR(([.I333]/64);1)" table:style-name="ce32">
            <text:p>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11" table:style-name="ce32">
            <text:p>311</text:p>
          </table:table-cell>
          <table:table-cell office:value-type="float" office:value="1.00224609375" table:formula="of:=[.B334]*[.C$11]/[.C$12]" table:style-name="ce50">
            <text:p>1.002</text:p>
          </table:table-cell>
          <table:table-cell office:value-type="float" office:value="6.293539050235478" table:formula="of:=[.C334]/[.$E$10]" table:style-name="ce25">
            <text:p>6.294</text:p>
          </table:table-cell>
          <table:table-cell office:value-type="float" office:value="4.2594537311090566" table:formula="of:=(10^([.D334]/10))" table:style-name="ce26">
            <text:p>4.2595</text:p>
          </table:table-cell>
          <table:table-cell office:value-type="float" office:value="9.2430145965066526" table:formula="of:=[.E334]*[.C$16]" table:style-name="ce51">
            <text:p>9.24</text:p>
          </table:table-cell>
          <table:table-cell office:value-type="float" office:value="9" table:formula="of:=ROUND([.F334];0)" table:style-name="ce32">
            <text:p>9</text:p>
          </table:table-cell>
          <table:table-cell office:value-type="float" office:value="593.59747196735816" table:formula="of:=[.E334]*[.$C$17]" table:style-name="ce51">
            <text:p>593.60</text:p>
          </table:table-cell>
          <table:table-cell office:value-type="float" office:value="594" table:formula="of:=ROUND([.H334];0)" table:style-name="ce32">
            <text:p>594</text:p>
          </table:table-cell>
          <table:table-cell office:value-type="float" office:value="9" table:formula="of:=FLOOR(([.I334]/64);1)" table:style-name="ce32">
            <text:p>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12" table:style-name="ce32">
            <text:p>312</text:p>
          </table:table-cell>
          <table:table-cell office:value-type="float" office:value="1.0054687499999999" table:formula="of:=[.B335]*[.C$11]/[.C$12]" table:style-name="ce50">
            <text:p>1.005</text:p>
          </table:table-cell>
          <table:table-cell office:value-type="float" office:value="6.3137755102040813" table:formula="of:=[.C335]/[.$E$10]" table:style-name="ce25">
            <text:p>6.314</text:p>
          </table:table-cell>
          <table:table-cell office:value-type="float" office:value="4.279347467178189" table:formula="of:=(10^([.D335]/10))" table:style-name="ce26">
            <text:p>4.2793</text:p>
          </table:table-cell>
          <table:table-cell office:value-type="float" office:value="9.2861840037766701" table:formula="of:=[.E335]*[.C$16]" table:style-name="ce51">
            <text:p>9.29</text:p>
          </table:table-cell>
          <table:table-cell office:value-type="float" office:value="9" table:formula="of:=ROUND([.F335];0)" table:style-name="ce32">
            <text:p>9</text:p>
          </table:table-cell>
          <table:table-cell office:value-type="float" office:value="596.36986302595244" table:formula="of:=[.E335]*[.$C$17]" table:style-name="ce51">
            <text:p>596.37</text:p>
          </table:table-cell>
          <table:table-cell office:value-type="float" office:value="596" table:formula="of:=ROUND([.H335];0)" table:style-name="ce32">
            <text:p>596</text:p>
          </table:table-cell>
          <table:table-cell office:value-type="float" office:value="9" table:formula="of:=FLOOR(([.I335]/64);1)" table:style-name="ce32">
            <text:p>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13" table:style-name="ce32">
            <text:p>313</text:p>
          </table:table-cell>
          <table:table-cell office:value-type="float" office:value="1.0086914062499999" table:formula="of:=[.B336]*[.C$11]/[.C$12]" table:style-name="ce50">
            <text:p>1.009</text:p>
          </table:table-cell>
          <table:table-cell office:value-type="float" office:value="6.3340119701726838" table:formula="of:=[.C336]/[.$E$10]" table:style-name="ce25">
            <text:p>6.334</text:p>
          </table:table-cell>
          <table:table-cell office:value-type="float" office:value="4.2993341167427523" table:formula="of:=(10^([.D336]/10))" table:style-name="ce26">
            <text:p>4.2993</text:p>
          </table:table-cell>
          <table:table-cell office:value-type="float" office:value="9.3295550333317721" table:formula="of:=[.E336]*[.C$16]" table:style-name="ce51">
            <text:p>9.33</text:p>
          </table:table-cell>
          <table:table-cell office:value-type="float" office:value="9" table:formula="of:=ROUND([.F336];0)" table:style-name="ce32">
            <text:p>9</text:p>
          </table:table-cell>
          <table:table-cell office:value-type="float" office:value="599.15520250927" table:formula="of:=[.E336]*[.$C$17]" table:style-name="ce51">
            <text:p>599.16</text:p>
          </table:table-cell>
          <table:table-cell office:value-type="float" office:value="599" table:formula="of:=ROUND([.H336];0)" table:style-name="ce32">
            <text:p>599</text:p>
          </table:table-cell>
          <table:table-cell office:value-type="float" office:value="9" table:formula="of:=FLOOR(([.I336]/64);1)" table:style-name="ce32">
            <text:p>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14" table:style-name="ce32">
            <text:p>314</text:p>
          </table:table-cell>
          <table:table-cell office:value-type="float" office:value="1.0119140625" table:formula="of:=[.B337]*[.C$11]/[.C$12]" table:style-name="ce50">
            <text:p>1.012</text:p>
          </table:table-cell>
          <table:table-cell office:value-type="float" office:value="6.3542484301412872" table:formula="of:=[.C337]/[.$E$10]" table:style-name="ce25">
            <text:p>6.354</text:p>
          </table:table-cell>
          <table:table-cell office:value-type="float" office:value="4.3194141137543003" table:formula="of:=(10^([.D337]/10))" table:style-name="ce26">
            <text:p>4.3194</text:p>
          </table:table-cell>
          <table:table-cell office:value-type="float" office:value="9.3731286268468317" table:formula="of:=[.E337]*[.C$16]" table:style-name="ce51">
            <text:p>9.37</text:p>
          </table:table-cell>
          <table:table-cell office:value-type="float" office:value="9" table:formula="of:=ROUND([.F337];0)" table:style-name="ce32">
            <text:p>9</text:p>
          </table:table-cell>
          <table:table-cell office:value-type="float" office:value="601.9535508927994" table:formula="of:=[.E337]*[.$C$17]" table:style-name="ce51">
            <text:p>601.95</text:p>
          </table:table-cell>
          <table:table-cell office:value-type="float" office:value="602" table:formula="of:=ROUND([.H337];0)" table:style-name="ce32">
            <text:p>602</text:p>
          </table:table-cell>
          <table:table-cell office:value-type="float" office:value="9" table:formula="of:=FLOOR(([.I337]/64);1)" table:style-name="ce32">
            <text:p>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15" table:style-name="ce32">
            <text:p>315</text:p>
          </table:table-cell>
          <table:table-cell office:value-type="float" office:value="1.01513671875" table:formula="of:=[.B338]*[.C$11]/[.C$12]" table:style-name="ce50">
            <text:p>1.015</text:p>
          </table:table-cell>
          <table:table-cell office:value-type="float" office:value="6.3744848901098896" table:formula="of:=[.C338]/[.$E$10]" table:style-name="ce25">
            <text:p>6.374</text:p>
          </table:table-cell>
          <table:table-cell office:value-type="float" office:value="4.3395878941911477" table:formula="of:=(10^([.D338]/10))" table:style-name="ce26">
            <text:p>4.3396</text:p>
          </table:table-cell>
          <table:table-cell office:value-type="float" office:value="9.4169057303947898" table:formula="of:=[.E338]*[.C$16]" table:style-name="ce51">
            <text:p>9.42</text:p>
          </table:table-cell>
          <table:table-cell office:value-type="float" office:value="9" table:formula="of:=ROUND([.F338];0)" table:style-name="ce32">
            <text:p>9</text:p>
          </table:table-cell>
          <table:table-cell office:value-type="float" office:value="604.76496893447836" table:formula="of:=[.E338]*[.$C$17]" table:style-name="ce51">
            <text:p>604.76</text:p>
          </table:table-cell>
          <table:table-cell office:value-type="float" office:value="605" table:formula="of:=ROUND([.H338];0)" table:style-name="ce32">
            <text:p>605</text:p>
          </table:table-cell>
          <table:table-cell office:value-type="float" office:value="9" table:formula="of:=FLOOR(([.I338]/64);1)" table:style-name="ce32">
            <text:p>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16" table:style-name="ce32">
            <text:p>316</text:p>
          </table:table-cell>
          <table:table-cell office:value-type="float" office:value="1.018359375" table:formula="of:=[.B339]*[.C$11]/[.C$12]" table:style-name="ce50">
            <text:p>1.018</text:p>
          </table:table-cell>
          <table:table-cell office:value-type="float" office:value="6.394721350078493" table:formula="of:=[.C339]/[.$E$10]" table:style-name="ce25">
            <text:p>6.395</text:p>
          </table:table-cell>
          <table:table-cell office:value-type="float" office:value="4.3598558960678488" table:formula="of:=(10^([.D339]/10))" table:style-name="ce26">
            <text:p>4.3599</text:p>
          </table:table-cell>
          <table:table-cell office:value-type="float" office:value="9.4608872944672324" table:formula="of:=[.E339]*[.C$16]" table:style-name="ce51">
            <text:p>9.46</text:p>
          </table:table-cell>
          <table:table-cell office:value-type="float" office:value="9" table:formula="of:=ROUND([.F339];0)" table:style-name="ce32">
            <text:p>9</text:p>
          </table:table-cell>
          <table:table-cell office:value-type="float" office:value="607.58951767601548" table:formula="of:=[.E339]*[.$C$17]" table:style-name="ce51">
            <text:p>607.59</text:p>
          </table:table-cell>
          <table:table-cell office:value-type="float" office:value="608" table:formula="of:=ROUND([.H339];0)" table:style-name="ce32">
            <text:p>608</text:p>
          </table:table-cell>
          <table:table-cell office:value-type="float" office:value="9" table:formula="of:=FLOOR(([.I339]/64);1)" table:style-name="ce32">
            <text:p>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17" table:style-name="ce32">
            <text:p>317</text:p>
          </table:table-cell>
          <table:table-cell office:value-type="float" office:value="1.0215820312499999" table:formula="of:=[.B340]*[.C$11]/[.C$12]" table:style-name="ce50">
            <text:p>1.022</text:p>
          </table:table-cell>
          <table:table-cell office:value-type="float" office:value="6.4149578100470954" table:formula="of:=[.C340]/[.$E$10]" table:style-name="ce25">
            <text:p>6.415</text:p>
          </table:table-cell>
          <table:table-cell office:value-type="float" office:value="4.3802185594446943" table:formula="of:=(10^([.D340]/10))" table:style-name="ce26">
            <text:p>4.3802</text:p>
          </table:table-cell>
          <table:table-cell office:value-type="float" office:value="9.5050742739949872" table:formula="of:=[.E340]*[.C$16]" table:style-name="ce51">
            <text:p>9.51</text:p>
          </table:table-cell>
          <table:table-cell office:value-type="float" office:value="10" table:formula="of:=ROUND([.F340];0)" table:style-name="ce32">
            <text:p>10</text:p>
          </table:table-cell>
          <table:table-cell office:value-type="float" office:value="610.42725844421261" table:formula="of:=[.E340]*[.$C$17]" table:style-name="ce51">
            <text:p>610.43</text:p>
          </table:table-cell>
          <table:table-cell office:value-type="float" office:value="610" table:formula="of:=ROUND([.H340];0)" table:style-name="ce32">
            <text:p>610</text:p>
          </table:table-cell>
          <table:table-cell office:value-type="float" office:value="9" table:formula="of:=FLOOR(([.I340]/64);1)" table:style-name="ce32">
            <text:p>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18" table:style-name="ce32">
            <text:p>318</text:p>
          </table:table-cell>
          <table:table-cell office:value-type="float" office:value="1.0248046874999999" table:formula="of:=[.B341]*[.C$11]/[.C$12]" table:style-name="ce50">
            <text:p>1.025</text:p>
          </table:table-cell>
          <table:table-cell office:value-type="float" office:value="6.4351942700156979" table:formula="of:=[.C341]/[.$E$10]" table:style-name="ce25">
            <text:p>6.435</text:p>
          </table:table-cell>
          <table:table-cell office:value-type="float" office:value="4.4006763264372752" table:formula="of:=(10^([.D341]/10))" table:style-name="ce26">
            <text:p>4.4007</text:p>
          </table:table-cell>
          <table:table-cell office:value-type="float" office:value="9.5494676283688875" table:formula="of:=[.E341]*[.C$16]" table:style-name="ce51">
            <text:p>9.55</text:p>
          </table:table-cell>
          <table:table-cell office:value-type="float" office:value="10" table:formula="of:=ROUND([.F341];0)" table:style-name="ce32">
            <text:p>10</text:p>
          </table:table-cell>
          <table:table-cell office:value-type="float" office:value="613.27825285229869" table:formula="of:=[.E341]*[.$C$17]" table:style-name="ce51">
            <text:p>613.28</text:p>
          </table:table-cell>
          <table:table-cell office:value-type="float" office:value="613" table:formula="of:=ROUND([.H341];0)" table:style-name="ce32">
            <text:p>613</text:p>
          </table:table-cell>
          <table:table-cell office:value-type="float" office:value="9" table:formula="of:=FLOOR(([.I341]/64);1)" table:style-name="ce32">
            <text:p>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19" table:style-name="ce32">
            <text:p>319</text:p>
          </table:table-cell>
          <table:table-cell office:value-type="float" office:value="1.02802734375" table:formula="of:=[.B342]*[.C$11]/[.C$12]" table:style-name="ce50">
            <text:p>1.028</text:p>
          </table:table-cell>
          <table:table-cell office:value-type="float" office:value="6.4554307299843012" table:formula="of:=[.C342]/[.$E$10]" table:style-name="ce25">
            <text:p>6.455</text:p>
          </table:table-cell>
          <table:table-cell office:value-type="float" office:value="4.421229641226077" table:formula="of:=(10^([.D342]/10))" table:style-name="ce26">
            <text:p>4.4212</text:p>
          </table:table-cell>
          <table:table-cell office:value-type="float" office:value="9.5940683214605862" table:formula="of:=[.E342]*[.C$16]" table:style-name="ce51">
            <text:p>9.59</text:p>
          </table:table-cell>
          <table:table-cell office:value-type="float" office:value="10" table:formula="of:=ROUND([.F342];0)" table:style-name="ce32">
            <text:p>10</text:p>
          </table:table-cell>
          <table:table-cell office:value-type="float" office:value="616.14256280126619" table:formula="of:=[.E342]*[.$C$17]" table:style-name="ce51">
            <text:p>616.14</text:p>
          </table:table-cell>
          <table:table-cell office:value-type="float" office:value="616" table:formula="of:=ROUND([.H342];0)" table:style-name="ce32">
            <text:p>616</text:p>
          </table:table-cell>
          <table:table-cell office:value-type="float" office:value="9" table:formula="of:=FLOOR(([.I342]/64);1)" table:style-name="ce32">
            <text:p>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20" table:style-name="ce32">
            <text:p>320</text:p>
          </table:table-cell>
          <table:table-cell office:value-type="float" office:value="1.03125" table:formula="of:=[.B343]*[.C$11]/[.C$12]" table:style-name="ce50">
            <text:p>1.031</text:p>
          </table:table-cell>
          <table:table-cell office:value-type="float" office:value="6.4756671899529037" table:formula="of:=[.C343]/[.$E$10]" table:style-name="ce25">
            <text:p>6.476</text:p>
          </table:table-cell>
          <table:table-cell office:value-type="float" office:value="4.4418789500661262" table:formula="of:=(10^([.D343]/10))" table:style-name="ce26">
            <text:p>4.4419</text:p>
          </table:table-cell>
          <table:table-cell office:value-type="float" office:value="9.6388773216434931" table:formula="of:=[.E343]*[.C$16]" table:style-name="ce51">
            <text:p>9.64</text:p>
          </table:table-cell>
          <table:table-cell office:value-type="float" office:value="10" table:formula="of:=ROUND([.F343];0)" table:style-name="ce32">
            <text:p>10</text:p>
          </table:table-cell>
          <table:table-cell office:value-type="float" office:value="619.02025048121538" table:formula="of:=[.E343]*[.$C$17]" table:style-name="ce51">
            <text:p>619.02</text:p>
          </table:table-cell>
          <table:table-cell office:value-type="float" office:value="619" table:formula="of:=ROUND([.H343];0)" table:style-name="ce32">
            <text:p>619</text:p>
          </table:table-cell>
          <table:table-cell office:value-type="float" office:value="9" table:formula="of:=FLOOR(([.I343]/64);1)" table:style-name="ce32">
            <text:p>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21" table:style-name="ce32">
            <text:p>321</text:p>
          </table:table-cell>
          <table:table-cell office:value-type="float" office:value="1.03447265625" table:formula="of:=[.B344]*[.C$11]/[.C$12]" table:style-name="ce50">
            <text:p>1.034</text:p>
          </table:table-cell>
          <table:table-cell office:value-type="float" office:value="6.495903649921507" table:formula="of:=[.C344]/[.$E$10]" table:style-name="ce25">
            <text:p>6.496</text:p>
          </table:table-cell>
          <table:table-cell office:value-type="float" office:value="4.4626247012966811" table:formula="of:=(10^([.D344]/10))" table:style-name="ce26">
            <text:p>4.4626</text:p>
          </table:table-cell>
          <table:table-cell office:value-type="float" office:value="9.6838956018137985" table:formula="of:=[.E344]*[.C$16]" table:style-name="ce51">
            <text:p>9.68</text:p>
          </table:table-cell>
          <table:table-cell office:value-type="float" office:value="10" table:formula="of:=ROUND([.F344];0)" table:style-name="ce32">
            <text:p>10</text:p>
          </table:table-cell>
          <table:table-cell office:value-type="float" office:value="621.91137837270549" table:formula="of:=[.E344]*[.$C$17]" table:style-name="ce51">
            <text:p>621.91</text:p>
          </table:table-cell>
          <table:table-cell office:value-type="float" office:value="622" table:formula="of:=ROUND([.H344];0)" table:style-name="ce32">
            <text:p>622</text:p>
          </table:table-cell>
          <table:table-cell office:value-type="float" office:value="9" table:formula="of:=FLOOR(([.I344]/64);1)" table:style-name="ce32">
            <text:p>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22" table:style-name="ce32">
            <text:p>322</text:p>
          </table:table-cell>
          <table:table-cell office:value-type="float" office:value="1.0376953124999999" table:formula="of:=[.B345]*[.C$11]/[.C$12]" table:style-name="ce50">
            <text:p>1.038</text:p>
          </table:table-cell>
          <table:table-cell office:value-type="float" office:value="6.5161401098901095" table:formula="of:=[.C345]/[.$E$10]" table:style-name="ce25">
            <text:p>6.516</text:p>
          </table:table-cell>
          <table:table-cell office:value-type="float" office:value="4.4834673453509613" table:formula="of:=(10^([.D345]/10))" table:style-name="ce26">
            <text:p>4.4835</text:p>
          </table:table-cell>
          <table:table-cell office:value-type="float" office:value="9.729124139411585" table:formula="of:=[.E345]*[.C$16]" table:style-name="ce51">
            <text:p>9.73</text:p>
          </table:table-cell>
          <table:table-cell office:value-type="float" office:value="10" table:formula="of:=ROUND([.F345];0)" table:style-name="ce32">
            <text:p>10</text:p>
          </table:table-cell>
          <table:table-cell office:value-type="float" office:value="624.81600924811005" table:formula="of:=[.E345]*[.$C$17]" table:style-name="ce51">
            <text:p>624.82</text:p>
          </table:table-cell>
          <table:table-cell office:value-type="float" office:value="625" table:formula="of:=ROUND([.H345];0)" table:style-name="ce32">
            <text:p>625</text:p>
          </table:table-cell>
          <table:table-cell office:value-type="float" office:value="9" table:formula="of:=FLOOR(([.I345]/64);1)" table:style-name="ce32">
            <text:p>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23" table:style-name="ce32">
            <text:p>323</text:p>
          </table:table-cell>
          <table:table-cell office:value-type="float" office:value="1.0409179687499999" table:formula="of:=[.B346]*[.C$11]/[.C$12]" table:style-name="ce50">
            <text:p>1.041</text:p>
          </table:table-cell>
          <table:table-cell office:value-type="float" office:value="6.536376569858712" table:formula="of:=[.C346]/[.$E$10]" table:style-name="ce25">
            <text:p>6.536</text:p>
          </table:table-cell>
          <table:table-cell office:value-type="float" office:value="4.5044073347659319" table:formula="of:=(10^([.D346]/10))" table:style-name="ce26">
            <text:p>4.5044</text:p>
          </table:table-cell>
          <table:table-cell office:value-type="float" office:value="9.7745639164420712" table:formula="of:=[.E346]*[.C$16]" table:style-name="ce51">
            <text:p>9.77</text:p>
          </table:table-cell>
          <table:table-cell office:value-type="float" office:value="10" table:formula="of:=ROUND([.F346];0)" table:style-name="ce32">
            <text:p>10</text:p>
          </table:table-cell>
          <table:table-cell office:value-type="float" office:value="627.73420617298029" table:formula="of:=[.E346]*[.$C$17]" table:style-name="ce51">
            <text:p>627.73</text:p>
          </table:table-cell>
          <table:table-cell office:value-type="float" office:value="628" table:formula="of:=ROUND([.H346];0)" table:style-name="ce32">
            <text:p>628</text:p>
          </table:table-cell>
          <table:table-cell office:value-type="float" office:value="9" table:formula="of:=FLOOR(([.I346]/64);1)" table:style-name="ce32">
            <text:p>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24" table:style-name="ce32">
            <text:p>324</text:p>
          </table:table-cell>
          <table:table-cell office:value-type="float" office:value="1.044140625" table:formula="of:=[.B347]*[.C$11]/[.C$12]" table:style-name="ce50">
            <text:p>1.044</text:p>
          </table:table-cell>
          <table:table-cell office:value-type="float" office:value="6.5566130298273153" table:formula="of:=[.C347]/[.$E$10]" table:style-name="ce25">
            <text:p>6.557</text:p>
          </table:table-cell>
          <table:table-cell office:value-type="float" office:value="4.5254451241921281" table:formula="of:=(10^([.D347]/10))" table:style-name="ce26">
            <text:p>4.5254</text:p>
          </table:table-cell>
          <table:table-cell office:value-type="float" office:value="9.820215919496917" table:formula="of:=[.E347]*[.C$16]" table:style-name="ce51">
            <text:p>9.82</text:p>
          </table:table-cell>
          <table:table-cell office:value-type="float" office:value="10" table:formula="of:=ROUND([.F347];0)" table:style-name="ce32">
            <text:p>10</text:p>
          </table:table-cell>
          <table:table-cell office:value-type="float" office:value="630.66603250741503" table:formula="of:=[.E347]*[.$C$17]" table:style-name="ce51">
            <text:p>630.67</text:p>
          </table:table-cell>
          <table:table-cell office:value-type="float" office:value="631" table:formula="of:=ROUND([.H347];0)" table:style-name="ce32">
            <text:p>631</text:p>
          </table:table-cell>
          <table:table-cell office:value-type="float" office:value="9" table:formula="of:=FLOOR(([.I347]/64);1)" table:style-name="ce32">
            <text:p>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25" table:style-name="ce32">
            <text:p>325</text:p>
          </table:table-cell>
          <table:table-cell office:value-type="float" office:value="1.04736328125" table:formula="of:=[.B348]*[.C$11]/[.C$12]" table:style-name="ce50">
            <text:p>1.047</text:p>
          </table:table-cell>
          <table:table-cell office:value-type="float" office:value="6.5768494897959187" table:formula="of:=[.C348]/[.$E$10]" table:style-name="ce25">
            <text:p>6.577</text:p>
          </table:table-cell>
          <table:table-cell office:value-type="float" office:value="4.5465811704035231" table:formula="of:=(10^([.D348]/10))" table:style-name="ce26">
            <text:p>4.5466</text:p>
          </table:table-cell>
          <table:table-cell office:value-type="float" office:value="9.8660811397756447" table:formula="of:=[.E348]*[.C$16]" table:style-name="ce51">
            <text:p>9.87</text:p>
          </table:table-cell>
          <table:table-cell office:value-type="float" office:value="10" table:formula="of:=ROUND([.F348];0)" table:style-name="ce32">
            <text:p>10</text:p>
          </table:table-cell>
          <table:table-cell office:value-type="float" office:value="633.611551907435" table:formula="of:=[.E348]*[.$C$17]" table:style-name="ce51">
            <text:p>633.61</text:p>
          </table:table-cell>
          <table:table-cell office:value-type="float" office:value="634" table:formula="of:=ROUND([.H348];0)" table:style-name="ce32">
            <text:p>634</text:p>
          </table:table-cell>
          <table:table-cell office:value-type="float" office:value="9" table:formula="of:=FLOOR(([.I348]/64);1)" table:style-name="ce32">
            <text:p>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26" table:style-name="ce32">
            <text:p>326</text:p>
          </table:table-cell>
          <table:table-cell office:value-type="float" office:value="1.0505859375" table:formula="of:=[.B349]*[.C$11]/[.C$12]" table:style-name="ce50">
            <text:p>1.051</text:p>
          </table:table-cell>
          <table:table-cell office:value-type="float" office:value="6.5970859497645211" table:formula="of:=[.C349]/[.$E$10]" table:style-name="ce25">
            <text:p>6.597</text:p>
          </table:table-cell>
          <table:table-cell office:value-type="float" office:value="4.5678159323074485" table:formula="of:=(10^([.D349]/10))" table:style-name="ce26">
            <text:p>4.5678</text:p>
          </table:table-cell>
          <table:table-cell office:value-type="float" office:value="9.9121605731071636" table:formula="of:=[.E349]*[.C$16]" table:style-name="ce51">
            <text:p>9.91</text:p>
          </table:table-cell>
          <table:table-cell office:value-type="float" office:value="10" table:formula="of:=ROUND([.F349];0)" table:style-name="ce32">
            <text:p>10</text:p>
          </table:table-cell>
          <table:table-cell office:value-type="float" office:value="636.57082832636604" table:formula="of:=[.E349]*[.$C$17]" table:style-name="ce51">
            <text:p>636.57</text:p>
          </table:table-cell>
          <table:table-cell office:value-type="float" office:value="637" table:formula="of:=ROUND([.H349];0)" table:style-name="ce32">
            <text:p>637</text:p>
          </table:table-cell>
          <table:table-cell office:value-type="float" office:value="9" table:formula="of:=FLOOR(([.I349]/64);1)" table:style-name="ce32">
            <text:p>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27" table:style-name="ce32">
            <text:p>327</text:p>
          </table:table-cell>
          <table:table-cell office:value-type="float" office:value="1.0538085937499999" table:formula="of:=[.B350]*[.C$11]/[.C$12]" table:style-name="ce50">
            <text:p>1.054</text:p>
          </table:table-cell>
          <table:table-cell office:value-type="float" office:value="6.6173224097331236" table:formula="of:=[.C350]/[.$E$10]" table:style-name="ce25">
            <text:p>6.617</text:p>
          </table:table-cell>
          <table:table-cell office:value-type="float" office:value="4.5891498709545626" table:formula="of:=(10^([.D350]/10))" table:style-name="ce26">
            <text:p>4.5891</text:p>
          </table:table-cell>
          <table:table-cell office:value-type="float" office:value="9.9584552199714" table:formula="of:=[.E350]*[.C$16]" table:style-name="ce51">
            <text:p>9.96</text:p>
          </table:table-cell>
          <table:table-cell office:value-type="float" office:value="10" table:formula="of:=ROUND([.F350];0)" table:style-name="ce32">
            <text:p>10</text:p>
          </table:table-cell>
          <table:table-cell office:value-type="float" office:value="639.54392601622794" table:formula="of:=[.E350]*[.$C$17]" table:style-name="ce51">
            <text:p>639.54</text:p>
          </table:table-cell>
          <table:table-cell office:value-type="float" office:value="640" table:formula="of:=ROUND([.H350];0)" table:style-name="ce32">
            <text:p>640</text:p>
          </table:table-cell>
          <table:table-cell office:value-type="float" office:value="10" table:formula="of:=FLOOR(([.I350]/64);1)" table:style-name="ce32">
            <text:p>1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28" table:style-name="ce32">
            <text:p>328</text:p>
          </table:table-cell>
          <table:table-cell office:value-type="float" office:value="1.0570312499999999" table:formula="of:=[.B351]*[.C$11]/[.C$12]" table:style-name="ce50">
            <text:p>1.057</text:p>
          </table:table-cell>
          <table:table-cell office:value-type="float" office:value="6.637558869701726" table:formula="of:=[.C351]/[.$E$10]" table:style-name="ce25">
            <text:p>6.638</text:p>
          </table:table-cell>
          <table:table-cell office:value-type="float" office:value="4.6105834495488507" table:formula="of:=(10^([.D351]/10))" table:style-name="ce26">
            <text:p>4.6106</text:p>
          </table:table-cell>
          <table:table-cell office:value-type="float" office:value="10.004966085521005" table:formula="of:=[.E351]*[.C$16]" table:style-name="ce51">
            <text:p>10.00</text:p>
          </table:table-cell>
          <table:table-cell office:value-type="float" office:value="10" table:formula="of:=ROUND([.F351];0)" table:style-name="ce32">
            <text:p>10</text:p>
          </table:table-cell>
          <table:table-cell office:value-type="float" office:value="642.53090952912794" table:formula="of:=[.E351]*[.$C$17]" table:style-name="ce51">
            <text:p>642.53</text:p>
          </table:table-cell>
          <table:table-cell office:value-type="float" office:value="643" table:formula="of:=ROUND([.H351];0)" table:style-name="ce32">
            <text:p>643</text:p>
          </table:table-cell>
          <table:table-cell office:value-type="float" office:value="10" table:formula="of:=FLOOR(([.I351]/64);1)" table:style-name="ce32">
            <text:p>1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29" table:style-name="ce32">
            <text:p>329</text:p>
          </table:table-cell>
          <table:table-cell office:value-type="float" office:value="1.06025390625" table:formula="of:=[.B352]*[.C$11]/[.C$12]" table:style-name="ce50">
            <text:p>1.060</text:p>
          </table:table-cell>
          <table:table-cell office:value-type="float" office:value="6.6577953296703303" table:formula="of:=[.C352]/[.$E$10]" table:style-name="ce25">
            <text:p>6.658</text:p>
          </table:table-cell>
          <table:table-cell office:value-type="float" office:value="4.632117133457692" table:formula="of:=(10^([.D352]/10))" table:style-name="ce26">
            <text:p>4.6321</text:p>
          </table:table-cell>
          <table:table-cell office:value-type="float" office:value="10.051694179603192" table:formula="of:=[.E352]*[.C$16]" table:style-name="ce51">
            <text:p>10.05</text:p>
          </table:table-cell>
          <table:table-cell office:value-type="float" office:value="10" table:formula="of:=ROUND([.F352];0)" table:style-name="ce32">
            <text:p>10</text:p>
          </table:table-cell>
          <table:table-cell office:value-type="float" office:value="645.53184371866405" table:formula="of:=[.E352]*[.$C$17]" table:style-name="ce51">
            <text:p>645.53</text:p>
          </table:table-cell>
          <table:table-cell office:value-type="float" office:value="646" table:formula="of:=ROUND([.H352];0)" table:style-name="ce32">
            <text:p>646</text:p>
          </table:table-cell>
          <table:table-cell office:value-type="float" office:value="10" table:formula="of:=FLOOR(([.I352]/64);1)" table:style-name="ce32">
            <text:p>1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30" table:style-name="ce32">
            <text:p>330</text:p>
          </table:table-cell>
          <table:table-cell office:value-type="float" office:value="1.0634765625" table:formula="of:=[.B353]*[.C$11]/[.C$12]" table:style-name="ce50">
            <text:p>1.063</text:p>
          </table:table-cell>
          <table:table-cell office:value-type="float" office:value="6.6780317896389327" table:formula="of:=[.C353]/[.$E$10]" table:style-name="ce25">
            <text:p>6.678</text:p>
          </table:table-cell>
          <table:table-cell office:value-type="float" office:value="4.6537513902219541" table:formula="of:=(10^([.D353]/10))" table:style-name="ce26">
            <text:p>4.6538</text:p>
          </table:table-cell>
          <table:table-cell office:value-type="float" office:value="10.098640516781639" table:formula="of:=[.E353]*[.C$16]" table:style-name="ce51">
            <text:p>10.10</text:p>
          </table:table-cell>
          <table:table-cell office:value-type="float" office:value="10" table:formula="of:=ROUND([.F353];0)" table:style-name="ce32">
            <text:p>10</text:p>
          </table:table-cell>
          <table:table-cell office:value-type="float" office:value="648.54679374133161" table:formula="of:=[.E353]*[.$C$17]" table:style-name="ce51">
            <text:p>648.55</text:p>
          </table:table-cell>
          <table:table-cell office:value-type="float" office:value="649" table:formula="of:=ROUND([.H353];0)" table:style-name="ce32">
            <text:p>649</text:p>
          </table:table-cell>
          <table:table-cell office:value-type="float" office:value="10" table:formula="of:=FLOOR(([.I353]/64);1)" table:style-name="ce32">
            <text:p>1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31" table:style-name="ce32">
            <text:p>331</text:p>
          </table:table-cell>
          <table:table-cell office:value-type="float" office:value="1.06669921875" table:formula="of:=[.B354]*[.C$11]/[.C$12]" table:style-name="ce50">
            <text:p>1.067</text:p>
          </table:table-cell>
          <table:table-cell office:value-type="float" office:value="6.6982682496075352" table:formula="of:=[.C354]/[.$E$10]" table:style-name="ce25">
            <text:p>6.698</text:p>
          </table:table-cell>
          <table:table-cell office:value-type="float" office:value="4.6754866895661555" table:formula="of:=(10^([.D354]/10))" table:style-name="ce26">
            <text:p>4.6755</text:p>
          </table:table-cell>
          <table:table-cell office:value-type="float" office:value="10.145806116358557" table:formula="of:=[.E354]*[.C$16]" table:style-name="ce51">
            <text:p>10.15</text:p>
          </table:table-cell>
          <table:table-cell office:value-type="float" office:value="10" table:formula="of:=ROUND([.F354];0)" table:style-name="ce32">
            <text:p>10</text:p>
          </table:table-cell>
          <table:table-cell office:value-type="float" office:value="651.57582505793948" table:formula="of:=[.E354]*[.$C$17]" table:style-name="ce51">
            <text:p>651.58</text:p>
          </table:table-cell>
          <table:table-cell office:value-type="float" office:value="652" table:formula="of:=ROUND([.H354];0)" table:style-name="ce32">
            <text:p>652</text:p>
          </table:table-cell>
          <table:table-cell office:value-type="float" office:value="10" table:formula="of:=FLOOR(([.I354]/64);1)" table:style-name="ce32">
            <text:p>1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32" table:style-name="ce32">
            <text:p>332</text:p>
          </table:table-cell>
          <table:table-cell office:value-type="float" office:value="1.0699218749999999" table:formula="of:=[.B355]*[.C$11]/[.C$12]" table:style-name="ce50">
            <text:p>1.070</text:p>
          </table:table-cell>
          <table:table-cell office:value-type="float" office:value="6.7185047095761377" table:formula="of:=[.C355]/[.$E$10]" table:style-name="ce25">
            <text:p>6.719</text:p>
          </table:table-cell>
          <table:table-cell office:value-type="float" office:value="4.6973235034086533" table:formula="of:=(10^([.D355]/10))" table:style-name="ce26">
            <text:p>4.6973</text:p>
          </table:table-cell>
          <table:table-cell office:value-type="float" office:value="10.193192002396778" table:formula="of:=[.E355]*[.C$16]" table:style-name="ce51">
            <text:p>10.19</text:p>
          </table:table-cell>
          <table:table-cell office:value-type="float" office:value="10" table:formula="of:=ROUND([.F355];0)" table:style-name="ce32">
            <text:p>10</text:p>
          </table:table-cell>
          <table:table-cell office:value-type="float" office:value="654.61900343502998" table:formula="of:=[.E355]*[.$C$17]" table:style-name="ce51">
            <text:p>654.62</text:p>
          </table:table-cell>
          <table:table-cell office:value-type="float" office:value="655" table:formula="of:=ROUND([.H355];0)" table:style-name="ce32">
            <text:p>655</text:p>
          </table:table-cell>
          <table:table-cell office:value-type="float" office:value="10" table:formula="of:=FLOOR(([.I355]/64);1)" table:style-name="ce32">
            <text:p>1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33" table:style-name="ce32">
            <text:p>333</text:p>
          </table:table-cell>
          <table:table-cell office:value-type="float" office:value="1.0731445312499999" table:formula="of:=[.B356]*[.C$11]/[.C$12]" table:style-name="ce50">
            <text:p>1.073</text:p>
          </table:table-cell>
          <table:table-cell office:value-type="float" office:value="6.7387411695447401" table:formula="of:=[.C356]/[.$E$10]" table:style-name="ce25">
            <text:p>6.739</text:p>
          </table:table-cell>
          <table:table-cell office:value-type="float" office:value="4.7192623058718999" table:formula="of:=(10^([.D356]/10))" table:style-name="ce26">
            <text:p>4.7193</text:p>
          </table:table-cell>
          <table:table-cell office:value-type="float" office:value="10.240799203742023" table:formula="of:=[.E356]*[.C$16]" table:style-name="ce51">
            <text:p>10.24</text:p>
          </table:table-cell>
          <table:table-cell office:value-type="float" office:value="10" table:formula="of:=ROUND([.F356];0)" table:style-name="ce32">
            <text:p>10</text:p>
          </table:table-cell>
          <table:table-cell office:value-type="float" office:value="657.67639494630805" table:formula="of:=[.E356]*[.$C$17]" table:style-name="ce51">
            <text:p>657.68</text:p>
          </table:table-cell>
          <table:table-cell office:value-type="float" office:value="658" table:formula="of:=ROUND([.H356];0)" table:style-name="ce32">
            <text:p>658</text:p>
          </table:table-cell>
          <table:table-cell office:value-type="float" office:value="10" table:formula="of:=FLOOR(([.I356]/64);1)" table:style-name="ce32">
            <text:p>1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34" table:style-name="ce32">
            <text:p>334</text:p>
          </table:table-cell>
          <table:table-cell office:value-type="float" office:value="1.0763671875" table:formula="of:=[.B357]*[.C$11]/[.C$12]" table:style-name="ce50">
            <text:p>1.076</text:p>
          </table:table-cell>
          <table:table-cell office:value-type="float" office:value="6.7589776295133444" table:formula="of:=[.C357]/[.$E$10]" table:style-name="ce25">
            <text:p>6.759</text:p>
          </table:table-cell>
          <table:table-cell office:value-type="float" office:value="4.7413035732927291" table:formula="of:=(10^([.D357]/10))" table:style-name="ce26">
            <text:p>4.7413</text:p>
          </table:table-cell>
          <table:table-cell office:value-type="float" office:value="10.288628754045222" table:formula="of:=[.E357]*[.C$16]" table:style-name="ce51">
            <text:p>10.29</text:p>
          </table:table-cell>
          <table:table-cell office:value-type="float" office:value="10" table:formula="of:=ROUND([.F357];0)" table:style-name="ce32">
            <text:p>10</text:p>
          </table:table-cell>
          <table:table-cell office:value-type="float" office:value="660.74806597407485" table:formula="of:=[.E357]*[.$C$17]" table:style-name="ce51">
            <text:p>660.75</text:p>
          </table:table-cell>
          <table:table-cell office:value-type="float" office:value="661" table:formula="of:=ROUND([.H357];0)" table:style-name="ce32">
            <text:p>661</text:p>
          </table:table-cell>
          <table:table-cell office:value-type="float" office:value="10" table:formula="of:=FLOOR(([.I357]/64);1)" table:style-name="ce32">
            <text:p>1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35" table:style-name="ce32">
            <text:p>335</text:p>
          </table:table-cell>
          <table:table-cell office:value-type="float" office:value="1.07958984375" table:formula="of:=[.B358]*[.C$11]/[.C$12]" table:style-name="ce50">
            <text:p>1.080</text:p>
          </table:table-cell>
          <table:table-cell office:value-type="float" office:value="6.7792140894819468" table:formula="of:=[.C358]/[.$E$10]" table:style-name="ce25">
            <text:p>6.779</text:p>
          </table:table-cell>
          <table:table-cell office:value-type="float" office:value="4.7634477842326977" table:formula="of:=(10^([.D358]/10))" table:style-name="ce26">
            <text:p>4.7634</text:p>
          </table:table-cell>
          <table:table-cell office:value-type="float" office:value="10.336681691784953" table:formula="of:=[.E358]*[.C$16]" table:style-name="ce51">
            <text:p>10.34</text:p>
          </table:table-cell>
          <table:table-cell office:value-type="float" office:value="10" table:formula="of:=ROUND([.F358];0)" table:style-name="ce32">
            <text:p>10</text:p>
          </table:table-cell>
          <table:table-cell office:value-type="float" office:value="663.83408321066884" table:formula="of:=[.E358]*[.$C$17]" table:style-name="ce51">
            <text:p>663.83</text:p>
          </table:table-cell>
          <table:table-cell office:value-type="float" office:value="664" table:formula="of:=ROUND([.H358];0)" table:style-name="ce32">
            <text:p>664</text:p>
          </table:table-cell>
          <table:table-cell office:value-type="float" office:value="10" table:formula="of:=FLOOR(([.I358]/64);1)" table:style-name="ce32">
            <text:p>1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36" table:style-name="ce32">
            <text:p>336</text:p>
          </table:table-cell>
          <table:table-cell office:value-type="float" office:value="1.0828125" table:formula="of:=[.B359]*[.C$11]/[.C$12]" table:style-name="ce50">
            <text:p>1.083</text:p>
          </table:table-cell>
          <table:table-cell office:value-type="float" office:value="6.7994505494505493" table:formula="of:=[.C359]/[.$E$10]" table:style-name="ce25">
            <text:p>6.799</text:p>
          </table:table-cell>
          <table:table-cell office:value-type="float" office:value="4.7856954194884853" table:formula="of:=(10^([.D359]/10))" table:style-name="ce26">
            <text:p>4.7857</text:p>
          </table:table-cell>
          <table:table-cell office:value-type="float" office:value="10.384959060290013" table:formula="of:=[.E359]*[.C$16]" table:style-name="ce51">
            <text:p>10.38</text:p>
          </table:table-cell>
          <table:table-cell office:value-type="float" office:value="10" table:formula="of:=ROUND([.F359];0)" table:style-name="ce32">
            <text:p>10</text:p>
          </table:table-cell>
          <table:table-cell office:value-type="float" office:value="666.93451365991541" table:formula="of:=[.E359]*[.$C$17]" table:style-name="ce51">
            <text:p>666.93</text:p>
          </table:table-cell>
          <table:table-cell office:value-type="float" office:value="667" table:formula="of:=ROUND([.H359];0)" table:style-name="ce32">
            <text:p>667</text:p>
          </table:table-cell>
          <table:table-cell office:value-type="float" office:value="10" table:formula="of:=FLOOR(([.I359]/64);1)" table:style-name="ce32">
            <text:p>1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37" table:style-name="ce32">
            <text:p>337</text:p>
          </table:table-cell>
          <table:table-cell office:value-type="float" office:value="1.0860351562499999" table:formula="of:=[.B360]*[.C$11]/[.C$12]" table:style-name="ce50">
            <text:p>1.086</text:p>
          </table:table-cell>
          <table:table-cell office:value-type="float" office:value="6.8196870094191517" table:formula="of:=[.C360]/[.$E$10]" table:style-name="ce25">
            <text:p>6.820</text:p>
          </table:table-cell>
          <table:table-cell office:value-type="float" office:value="4.8080469621023223" table:formula="of:=(10^([.D360]/10))" table:style-name="ce26">
            <text:p>4.8080</text:p>
          </table:table-cell>
          <table:table-cell office:value-type="float" office:value="10.433461907762039" table:formula="of:=[.E360]*[.C$16]" table:style-name="ce51">
            <text:p>10.43</text:p>
          </table:table-cell>
          <table:table-cell office:value-type="float" office:value="10" table:formula="of:=ROUND([.F360];0)" table:style-name="ce32">
            <text:p>10</text:p>
          </table:table-cell>
          <table:table-cell office:value-type="float" office:value="670.04942463857969" table:formula="of:=[.E360]*[.$C$17]" table:style-name="ce51">
            <text:p>670.05</text:p>
          </table:table-cell>
          <table:table-cell office:value-type="float" office:value="670" table:formula="of:=ROUND([.H360];0)" table:style-name="ce32">
            <text:p>670</text:p>
          </table:table-cell>
          <table:table-cell office:value-type="float" office:value="10" table:formula="of:=FLOOR(([.I360]/64);1)" table:style-name="ce32">
            <text:p>1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38" table:style-name="ce32">
            <text:p>338</text:p>
          </table:table-cell>
          <table:table-cell office:value-type="float" office:value="1.0892578124999999" table:formula="of:=[.B361]*[.C$11]/[.C$12]" table:style-name="ce50">
            <text:p>1.089</text:p>
          </table:table-cell>
          <table:table-cell office:value-type="float" office:value="6.8399234693877542" table:formula="of:=[.C361]/[.$E$10]" table:style-name="ce25">
            <text:p>6.840</text:p>
          </table:table-cell>
          <table:table-cell office:value-type="float" office:value="4.8305028973724884" table:formula="of:=(10^([.D361]/10))" table:style-name="ce26">
            <text:p>4.8305</text:p>
          </table:table-cell>
          <table:table-cell office:value-type="float" office:value="10.482191287298299" table:formula="of:=[.E361]*[.C$16]" table:style-name="ce51">
            <text:p>10.48</text:p>
          </table:table-cell>
          <table:table-cell office:value-type="float" office:value="10" table:formula="of:=ROUND([.F361];0)" table:style-name="ce32">
            <text:p>10</text:p>
          </table:table-cell>
          <table:table-cell office:value-type="float" office:value="673.17888377783004" table:formula="of:=[.E361]*[.$C$17]" table:style-name="ce51">
            <text:p>673.18</text:p>
          </table:table-cell>
          <table:table-cell office:value-type="float" office:value="673" table:formula="of:=ROUND([.H361];0)" table:style-name="ce32">
            <text:p>673</text:p>
          </table:table-cell>
          <table:table-cell office:value-type="float" office:value="10" table:formula="of:=FLOOR(([.I361]/64);1)" table:style-name="ce32">
            <text:p>1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39" table:style-name="ce32">
            <text:p>339</text:p>
          </table:table-cell>
          <table:table-cell office:value-type="float" office:value="1.09248046875" table:formula="of:=[.B362]*[.C$11]/[.C$12]" table:style-name="ce50">
            <text:p>1.092</text:p>
          </table:table-cell>
          <table:table-cell office:value-type="float" office:value="6.8601599293563584" table:formula="of:=[.C362]/[.$E$10]" table:style-name="ce25">
            <text:p>6.860</text:p>
          </table:table-cell>
          <table:table-cell office:value-type="float" office:value="4.8530637128638432" table:formula="of:=(10^([.D362]/10))" table:style-name="ce26">
            <text:p>4.8531</text:p>
          </table:table-cell>
          <table:table-cell office:value-type="float" office:value="10.531148256914539" table:formula="of:=[.E362]*[.C$16]" table:style-name="ce51">
            <text:p>10.53</text:p>
          </table:table-cell>
          <table:table-cell office:value-type="float" office:value="11" table:formula="of:=ROUND([.F362];0)" table:style-name="ce32">
            <text:p>11</text:p>
          </table:table-cell>
          <table:table-cell office:value-type="float" office:value="676.32295902470526" table:formula="of:=[.E362]*[.$C$17]" table:style-name="ce51">
            <text:p>676.32</text:p>
          </table:table-cell>
          <table:table-cell office:value-type="float" office:value="676" table:formula="of:=ROUND([.H362];0)" table:style-name="ce32">
            <text:p>676</text:p>
          </table:table-cell>
          <table:table-cell office:value-type="float" office:value="10" table:formula="of:=FLOOR(([.I362]/64);1)" table:style-name="ce32">
            <text:p>1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40" table:style-name="ce32">
            <text:p>340</text:p>
          </table:table-cell>
          <table:table-cell office:value-type="float" office:value="1.095703125" table:formula="of:=[.B363]*[.C$11]/[.C$12]" table:style-name="ce50">
            <text:p>1.096</text:p>
          </table:table-cell>
          <table:table-cell office:value-type="float" office:value="6.8803963893249609" table:formula="of:=[.C363]/[.$E$10]" table:style-name="ce25">
            <text:p>6.880</text:p>
          </table:table-cell>
          <table:table-cell office:value-type="float" office:value="4.8757298984184052" table:formula="of:=(10^([.D363]/10))" table:style-name="ce26">
            <text:p>4.8757</text:p>
          </table:table-cell>
          <table:table-cell office:value-type="float" office:value="10.58033387956794" table:formula="of:=[.E363]*[.C$16]" table:style-name="ce51">
            <text:p>10.58</text:p>
          </table:table-cell>
          <table:table-cell office:value-type="float" office:value="11" table:formula="of:=ROUND([.F363];0)" table:style-name="ce32">
            <text:p>11</text:p>
          </table:table-cell>
          <table:table-cell office:value-type="float" office:value="679.48171864358903" table:formula="of:=[.E363]*[.$C$17]" table:style-name="ce51">
            <text:p>679.48</text:p>
          </table:table-cell>
          <table:table-cell office:value-type="float" office:value="679" table:formula="of:=ROUND([.H363];0)" table:style-name="ce32">
            <text:p>679</text:p>
          </table:table-cell>
          <table:table-cell office:value-type="float" office:value="10" table:formula="of:=FLOOR(([.I363]/64);1)" table:style-name="ce32">
            <text:p>1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41" table:style-name="ce32">
            <text:p>341</text:p>
          </table:table-cell>
          <table:table-cell office:value-type="float" office:value="1.09892578125" table:formula="of:=[.B364]*[.C$11]/[.C$12]" table:style-name="ce50">
            <text:p>1.099</text:p>
          </table:table-cell>
          <table:table-cell office:value-type="float" office:value="6.9006328492935634" table:formula="of:=[.C364]/[.$E$10]" table:style-name="ce25">
            <text:p>6.901</text:p>
          </table:table-cell>
          <table:table-cell office:value-type="float" office:value="4.8985019461660055" table:formula="of:=(10^([.D364]/10))" table:style-name="ce26">
            <text:p>4.8985</text:p>
          </table:table-cell>
          <table:table-cell office:value-type="float" office:value="10.629749223180232" table:formula="of:=[.E364]*[.C$16]" table:style-name="ce51">
            <text:p>10.63</text:p>
          </table:table-cell>
          <table:table-cell office:value-type="float" office:value="11" table:formula="of:=ROUND([.F364];0)" table:style-name="ce32">
            <text:p>11</text:p>
          </table:table-cell>
          <table:table-cell office:value-type="float" office:value="682.65523121769456" table:formula="of:=[.E364]*[.$C$17]" table:style-name="ce51">
            <text:p>682.66</text:p>
          </table:table-cell>
          <table:table-cell office:value-type="float" office:value="683" table:formula="of:=ROUND([.H364];0)" table:style-name="ce32">
            <text:p>683</text:p>
          </table:table-cell>
          <table:table-cell office:value-type="float" office:value="10" table:formula="of:=FLOOR(([.I364]/64);1)" table:style-name="ce32">
            <text:p>1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42" table:style-name="ce32">
            <text:p>342</text:p>
          </table:table-cell>
          <table:table-cell office:value-type="float" office:value="1.1021484374999999" table:formula="of:=[.B365]*[.C$11]/[.C$12]" table:style-name="ce50">
            <text:p>1.102</text:p>
          </table:table-cell>
          <table:table-cell office:value-type="float" office:value="6.9208693092621658" table:formula="of:=[.C365]/[.$E$10]" table:style-name="ce25">
            <text:p>6.921</text:p>
          </table:table-cell>
          <table:table-cell office:value-type="float" office:value="4.9213803505349567" table:formula="of:=(10^([.D365]/10))" table:style-name="ce26">
            <text:p>4.9214</text:p>
          </table:table-cell>
          <table:table-cell office:value-type="float" office:value="10.679395360660855" table:formula="of:=[.E365]*[.C$16]" table:style-name="ce51">
            <text:p>10.68</text:p>
          </table:table-cell>
          <table:table-cell office:value-type="float" office:value="11" table:formula="of:=ROUND([.F365];0)" table:style-name="ce32">
            <text:p>11</text:p>
          </table:table-cell>
          <table:table-cell office:value-type="float" office:value="685.84356565055168" table:formula="of:=[.E365]*[.$C$17]" table:style-name="ce51">
            <text:p>685.84</text:p>
          </table:table-cell>
          <table:table-cell office:value-type="float" office:value="686" table:formula="of:=ROUND([.H365];0)" table:style-name="ce32">
            <text:p>686</text:p>
          </table:table-cell>
          <table:table-cell office:value-type="float" office:value="10" table:formula="of:=FLOOR(([.I365]/64);1)" table:style-name="ce32">
            <text:p>1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43" table:style-name="ce32">
            <text:p>343</text:p>
          </table:table-cell>
          <table:table-cell office:value-type="float" office:value="1.1053710937499999" table:formula="of:=[.B366]*[.C$11]/[.C$12]" table:style-name="ce50">
            <text:p>1.105</text:p>
          </table:table-cell>
          <table:table-cell office:value-type="float" office:value="6.9411057692307683" table:formula="of:=[.C366]/[.$E$10]" table:style-name="ce25">
            <text:p>6.941</text:p>
          </table:table-cell>
          <table:table-cell office:value-type="float" office:value="4.9443656082627978" table:formula="of:=(10^([.D366]/10))" table:style-name="ce26">
            <text:p>4.9444</text:p>
          </table:table-cell>
          <table:table-cell office:value-type="float" office:value="10.72927336993027" table:formula="of:=[.E366]*[.C$16]" table:style-name="ce51">
            <text:p>10.73</text:p>
          </table:table-cell>
          <table:table-cell office:value-type="float" office:value="11" table:formula="of:=ROUND([.F366];0)" table:style-name="ce32">
            <text:p>11</text:p>
          </table:table-cell>
          <table:table-cell office:value-type="float" office:value="689.04679116750356" table:formula="of:=[.E366]*[.$C$17]" table:style-name="ce51">
            <text:p>689.05</text:p>
          </table:table-cell>
          <table:table-cell office:value-type="float" office:value="689" table:formula="of:=ROUND([.H366];0)" table:style-name="ce32">
            <text:p>689</text:p>
          </table:table-cell>
          <table:table-cell office:value-type="float" office:value="10" table:formula="of:=FLOOR(([.I366]/64);1)" table:style-name="ce32">
            <text:p>1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44" table:style-name="ce32">
            <text:p>344</text:p>
          </table:table-cell>
          <table:table-cell office:value-type="float" office:value="1.10859375" table:formula="of:=[.B367]*[.C$11]/[.C$12]" table:style-name="ce50">
            <text:p>1.109</text:p>
          </table:table-cell>
          <table:table-cell office:value-type="float" office:value="6.9613422291993725" table:formula="of:=[.C367]/[.$E$10]" table:style-name="ce25">
            <text:p>6.961</text:p>
          </table:table-cell>
          <table:table-cell office:value-type="float" office:value="4.9674582184070717" table:formula="of:=(10^([.D367]/10))" table:style-name="ce26">
            <text:p>4.9675</text:p>
          </table:table-cell>
          <table:table-cell office:value-type="float" office:value="10.779384333943344" table:formula="of:=[.E367]*[.C$16]" table:style-name="ce51">
            <text:p>10.78</text:p>
          </table:table-cell>
          <table:table-cell office:value-type="float" office:value="11" table:formula="of:=ROUND([.F367];0)" table:style-name="ce32">
            <text:p>11</text:p>
          </table:table-cell>
          <table:table-cell office:value-type="float" office:value="692.26497731720963" table:formula="of:=[.E367]*[.$C$17]" table:style-name="ce51">
            <text:p>692.26</text:p>
          </table:table-cell>
          <table:table-cell office:value-type="float" office:value="692" table:formula="of:=ROUND([.H367];0)" table:style-name="ce32">
            <text:p>692</text:p>
          </table:table-cell>
          <table:table-cell office:value-type="float" office:value="10" table:formula="of:=FLOOR(([.I367]/64);1)" table:style-name="ce32">
            <text:p>1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45" table:style-name="ce32">
            <text:p>345</text:p>
          </table:table-cell>
          <table:table-cell office:value-type="float" office:value="1.11181640625" table:formula="of:=[.B368]*[.C$11]/[.C$12]" table:style-name="ce50">
            <text:p>1.112</text:p>
          </table:table-cell>
          <table:table-cell office:value-type="float" office:value="6.981578689167975" table:formula="of:=[.C368]/[.$E$10]" table:style-name="ce25">
            <text:p>6.982</text:p>
          </table:table-cell>
          <table:table-cell office:value-type="float" office:value="4.9906586823561661" table:formula="of:=(10^([.D368]/10))" table:style-name="ce26">
            <text:p>4.9907</text:p>
          </table:table-cell>
          <table:table-cell office:value-type="float" office:value="10.829729340712881" table:formula="of:=[.E368]*[.C$16]" table:style-name="ce51">
            <text:p>10.83</text:p>
          </table:table-cell>
          <table:table-cell office:value-type="float" office:value="11" table:formula="of:=ROUND([.F368];0)" table:style-name="ce32">
            <text:p>11</text:p>
          </table:table-cell>
          <table:table-cell office:value-type="float" office:value="695.49819397315537" table:formula="of:=[.E368]*[.$C$17]" table:style-name="ce51">
            <text:p>695.50</text:p>
          </table:table-cell>
          <table:table-cell office:value-type="float" office:value="695" table:formula="of:=ROUND([.H368];0)" table:style-name="ce32">
            <text:p>695</text:p>
          </table:table-cell>
          <table:table-cell office:value-type="float" office:value="10" table:formula="of:=FLOOR(([.I368]/64);1)" table:style-name="ce32">
            <text:p>1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46" table:style-name="ce32">
            <text:p>346</text:p>
          </table:table-cell>
          <table:table-cell office:value-type="float" office:value="1.1150390625" table:formula="of:=[.B369]*[.C$11]/[.C$12]" table:style-name="ce50">
            <text:p>1.115</text:p>
          </table:table-cell>
          <table:table-cell office:value-type="float" office:value="7.0018151491365774" table:formula="of:=[.C369]/[.$E$10]" table:style-name="ce25">
            <text:p>7.002</text:p>
          </table:table-cell>
          <table:table-cell office:value-type="float" office:value="5.0139675038401981" table:formula="of:=(10^([.D369]/10))" table:style-name="ce26">
            <text:p>5.0140</text:p>
          </table:table-cell>
          <table:table-cell office:value-type="float" office:value="10.88030948333323" table:formula="of:=[.E369]*[.C$16]" table:style-name="ce51">
            <text:p>10.88</text:p>
          </table:table-cell>
          <table:table-cell office:value-type="float" office:value="11" table:formula="of:=ROUND([.F369];0)" table:style-name="ce32">
            <text:p>11</text:p>
          </table:table-cell>
          <table:table-cell office:value-type="float" office:value="698.74651133517011" table:formula="of:=[.E369]*[.$C$17]" table:style-name="ce51">
            <text:p>698.75</text:p>
          </table:table-cell>
          <table:table-cell office:value-type="float" office:value="699" table:formula="of:=ROUND([.H369];0)" table:style-name="ce32">
            <text:p>699</text:p>
          </table:table-cell>
          <table:table-cell office:value-type="float" office:value="10" table:formula="of:=FLOOR(([.I369]/64);1)" table:style-name="ce32">
            <text:p>1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47" table:style-name="ce32">
            <text:p>347</text:p>
          </table:table-cell>
          <table:table-cell office:value-type="float" office:value="1.1182617187499999" table:formula="of:=[.B370]*[.C$11]/[.C$12]" table:style-name="ce50">
            <text:p>1.118</text:p>
          </table:table-cell>
          <table:table-cell office:value-type="float" office:value="7.0220516091051799" table:formula="of:=[.C370]/[.$E$10]" table:style-name="ce25">
            <text:p>7.022</text:p>
          </table:table-cell>
          <table:table-cell office:value-type="float" office:value="5.0373851889419496" table:formula="of:=(10^([.D370]/10))" table:style-name="ce26">
            <text:p>5.0374</text:p>
          </table:table-cell>
          <table:table-cell office:value-type="float" office:value="10.93112586000403" table:formula="of:=[.E370]*[.C$16]" table:style-name="ce51">
            <text:p>10.93</text:p>
          </table:table-cell>
          <table:table-cell office:value-type="float" office:value="11" table:formula="of:=ROUND([.F370];0)" table:style-name="ce32">
            <text:p>11</text:p>
          </table:table-cell>
          <table:table-cell office:value-type="float" office:value="702.00999993095013" table:formula="of:=[.E370]*[.$C$17]" table:style-name="ce51">
            <text:p>702.01</text:p>
          </table:table-cell>
          <table:table-cell office:value-type="float" office:value="702" table:formula="of:=ROUND([.H370];0)" table:style-name="ce32">
            <text:p>702</text:p>
          </table:table-cell>
          <table:table-cell office:value-type="float" office:value="10" table:formula="of:=FLOOR(([.I370]/64);1)" table:style-name="ce32">
            <text:p>1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48" table:style-name="ce32">
            <text:p>348</text:p>
          </table:table-cell>
          <table:table-cell office:value-type="float" office:value="1.1214843749999999" table:formula="of:=[.B371]*[.C$11]/[.C$12]" table:style-name="ce50">
            <text:p>1.121</text:p>
          </table:table-cell>
          <table:table-cell office:value-type="float" office:value="7.0422880690737824" table:formula="of:=[.C371]/[.$E$10]" table:style-name="ce25">
            <text:p>7.042</text:p>
          </table:table-cell>
          <table:table-cell office:value-type="float" office:value="5.0609122461078622" table:formula="of:=(10^([.D371]/10))" table:style-name="ce26">
            <text:p>5.0609</text:p>
          </table:table-cell>
          <table:table-cell office:value-type="float" office:value="10.98217957405406" table:formula="of:=[.E371]*[.C$16]" table:style-name="ce51">
            <text:p>10.98</text:p>
          </table:table-cell>
          <table:table-cell office:value-type="float" office:value="11" table:formula="of:=ROUND([.F371];0)" table:style-name="ce32">
            <text:p>11</text:p>
          </table:table-cell>
          <table:table-cell office:value-type="float" office:value="705.2887306175918" table:formula="of:=[.E371]*[.$C$17]" table:style-name="ce51">
            <text:p>705.29</text:p>
          </table:table-cell>
          <table:table-cell office:value-type="float" office:value="705" table:formula="of:=ROUND([.H371];0)" table:style-name="ce32">
            <text:p>705</text:p>
          </table:table-cell>
          <table:table-cell office:value-type="float" office:value="11" table:formula="of:=FLOOR(([.I371]/64);1)" table:style-name="ce32">
            <text:p>1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49" table:style-name="ce32">
            <text:p>349</text:p>
          </table:table-cell>
          <table:table-cell office:value-type="float" office:value="1.12470703125" table:formula="of:=[.B372]*[.C$11]/[.C$12]" table:style-name="ce50">
            <text:p>1.125</text:p>
          </table:table-cell>
          <table:table-cell office:value-type="float" office:value="7.0625245290423866" table:formula="of:=[.C372]/[.$E$10]" table:style-name="ce25">
            <text:p>7.063</text:p>
          </table:table-cell>
          <table:table-cell office:value-type="float" office:value="5.0845491861590695" table:formula="of:=(10^([.D372]/10))" table:style-name="ce26">
            <text:p>5.0845</text:p>
          </table:table-cell>
          <table:table-cell office:value-type="float" office:value="11.033471733965181" table:formula="of:=[.E372]*[.C$16]" table:style-name="ce51">
            <text:p>11.03</text:p>
          </table:table-cell>
          <table:table-cell office:value-type="float" office:value="11" table:formula="of:=ROUND([.F372];0)" table:style-name="ce32">
            <text:p>11</text:p>
          </table:table-cell>
          <table:table-cell office:value-type="float" office:value="708.58277458312796" table:formula="of:=[.E372]*[.$C$17]" table:style-name="ce51">
            <text:p>708.58</text:p>
          </table:table-cell>
          <table:table-cell office:value-type="float" office:value="709" table:formula="of:=ROUND([.H372];0)" table:style-name="ce32">
            <text:p>709</text:p>
          </table:table-cell>
          <table:table-cell office:value-type="float" office:value="11" table:formula="of:=FLOOR(([.I372]/64);1)" table:style-name="ce32">
            <text:p>1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50" table:style-name="ce32">
            <text:p>350</text:p>
          </table:table-cell>
          <table:table-cell office:value-type="float" office:value="1.1279296875" table:formula="of:=[.B373]*[.C$11]/[.C$12]" table:style-name="ce50">
            <text:p>1.128</text:p>
          </table:table-cell>
          <table:table-cell office:value-type="float" office:value="7.0827609890109891" table:formula="of:=[.C373]/[.$E$10]" table:style-name="ce25">
            <text:p>7.083</text:p>
          </table:table-cell>
          <table:table-cell office:value-type="float" office:value="5.1082965223024832" table:formula="of:=(10^([.D373]/10))" table:style-name="ce26">
            <text:p>5.1083</text:p>
          </table:table-cell>
          <table:table-cell office:value-type="float" office:value="11.085003453396387" table:formula="of:=[.E373]*[.C$16]" table:style-name="ce51">
            <text:p>11.09</text:p>
          </table:table-cell>
          <table:table-cell office:value-type="float" office:value="11" table:formula="of:=ROUND([.F373];0)" table:style-name="ce32">
            <text:p>11</text:p>
          </table:table-cell>
          <table:table-cell office:value-type="float" office:value="711.89220334807408" table:formula="of:=[.E373]*[.$C$17]" table:style-name="ce51">
            <text:p>711.89</text:p>
          </table:table-cell>
          <table:table-cell office:value-type="float" office:value="712" table:formula="of:=ROUND([.H373];0)" table:style-name="ce32">
            <text:p>712</text:p>
          </table:table-cell>
          <table:table-cell office:value-type="float" office:value="11" table:formula="of:=FLOOR(([.I373]/64);1)" table:style-name="ce32">
            <text:p>1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51" table:style-name="ce32">
            <text:p>351</text:p>
          </table:table-cell>
          <table:table-cell office:value-type="float" office:value="1.13115234375" table:formula="of:=[.B374]*[.C$11]/[.C$12]" table:style-name="ce50">
            <text:p>1.131</text:p>
          </table:table-cell>
          <table:table-cell office:value-type="float" office:value="7.1029974489795915" table:formula="of:=[.C374]/[.$E$10]" table:style-name="ce25">
            <text:p>7.103</text:p>
          </table:table-cell>
          <table:table-cell office:value-type="float" office:value="5.132154770141951" table:formula="of:=(10^([.D374]/10))" table:style-name="ce26">
            <text:p>5.1322</text:p>
          </table:table-cell>
          <table:table-cell office:value-type="float" office:value="11.136775851208034" table:formula="of:=[.E374]*[.C$16]" table:style-name="ce51">
            <text:p>11.14</text:p>
          </table:table-cell>
          <table:table-cell office:value-type="float" office:value="11" table:formula="of:=ROUND([.F374];0)" table:style-name="ce32">
            <text:p>11</text:p>
          </table:table-cell>
          <table:table-cell office:value-type="float" office:value="715.21708876698233" table:formula="of:=[.E374]*[.$C$17]" table:style-name="ce51">
            <text:p>715.22</text:p>
          </table:table-cell>
          <table:table-cell office:value-type="float" office:value="715" table:formula="of:=ROUND([.H374];0)" table:style-name="ce32">
            <text:p>715</text:p>
          </table:table-cell>
          <table:table-cell office:value-type="float" office:value="11" table:formula="of:=FLOOR(([.I374]/64);1)" table:style-name="ce32">
            <text:p>1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52" table:style-name="ce32">
            <text:p>352</text:p>
          </table:table-cell>
          <table:table-cell office:value-type="float" office:value="1.1343749999999999" table:formula="of:=[.B375]*[.C$11]/[.C$12]" table:style-name="ce50">
            <text:p>1.134</text:p>
          </table:table-cell>
          <table:table-cell office:value-type="float" office:value="7.123233908948194" table:formula="of:=[.C375]/[.$E$10]" table:style-name="ce25">
            <text:p>7.123</text:p>
          </table:table-cell>
          <table:table-cell office:value-type="float" office:value="5.1561244476894421" table:formula="of:=(10^([.D375]/10))" table:style-name="ce26">
            <text:p>5.1561</text:p>
          </table:table-cell>
          <table:table-cell office:value-type="float" office:value="11.188790051486089" table:formula="of:=[.E375]*[.C$16]" table:style-name="ce51">
            <text:p>11.19</text:p>
          </table:table-cell>
          <table:table-cell office:value-type="float" office:value="11" table:formula="of:=ROUND([.F375];0)" table:style-name="ce32">
            <text:p>11</text:p>
          </table:table-cell>
          <table:table-cell office:value-type="float" office:value="718.5575030300007" table:formula="of:=[.E375]*[.$C$17]" table:style-name="ce51">
            <text:p>718.56</text:p>
          </table:table-cell>
          <table:table-cell office:value-type="float" office:value="719" table:formula="of:=ROUND([.H375];0)" table:style-name="ce32">
            <text:p>719</text:p>
          </table:table-cell>
          <table:table-cell office:value-type="float" office:value="11" table:formula="of:=FLOOR(([.I375]/64);1)" table:style-name="ce32">
            <text:p>1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53" table:style-name="ce32">
            <text:p>353</text:p>
          </table:table-cell>
          <table:table-cell office:value-type="float" office:value="1.1375976562499999" table:formula="of:=[.B376]*[.C$11]/[.C$12]" table:style-name="ce50">
            <text:p>1.138</text:p>
          </table:table-cell>
          <table:table-cell office:value-type="float" office:value="7.1434703689167964" table:formula="of:=[.C376]/[.$E$10]" table:style-name="ce25">
            <text:p>7.143</text:p>
          </table:table-cell>
          <table:table-cell office:value-type="float" office:value="5.1802060753762911" table:formula="of:=(10^([.D376]/10))" table:style-name="ce26">
            <text:p>5.1802</text:p>
          </table:table-cell>
          <table:table-cell office:value-type="float" office:value="11.24104718356655" table:formula="of:=[.E376]*[.C$16]" table:style-name="ce51">
            <text:p>11.24</text:p>
          </table:table-cell>
          <table:table-cell office:value-type="float" office:value="11" table:formula="of:=ROUND([.F376];0)" table:style-name="ce32">
            <text:p>11</text:p>
          </table:table-cell>
          <table:table-cell office:value-type="float" office:value="721.91351866443995" table:formula="of:=[.E376]*[.$C$17]" table:style-name="ce51">
            <text:p>721.91</text:p>
          </table:table-cell>
          <table:table-cell office:value-type="float" office:value="722" table:formula="of:=ROUND([.H376];0)" table:style-name="ce32">
            <text:p>722</text:p>
          </table:table-cell>
          <table:table-cell office:value-type="float" office:value="11" table:formula="of:=FLOOR(([.I376]/64);1)" table:style-name="ce32">
            <text:p>1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54" table:style-name="ce32">
            <text:p>354</text:p>
          </table:table-cell>
          <table:table-cell office:value-type="float" office:value="1.1408203125" table:formula="of:=[.B377]*[.C$11]/[.C$12]" table:style-name="ce50">
            <text:p>1.141</text:p>
          </table:table-cell>
          <table:table-cell office:value-type="float" office:value="7.1637068288854007" table:formula="of:=[.C377]/[.$E$10]" table:style-name="ce25">
            <text:p>7.164</text:p>
          </table:table-cell>
          <table:table-cell office:value-type="float" office:value="5.2044001760645084" table:formula="of:=(10^([.D377]/10))" table:style-name="ce26">
            <text:p>5.2044</text:p>
          </table:table-cell>
          <table:table-cell office:value-type="float" office:value="11.293548382059983" table:formula="of:=[.E377]*[.C$16]" table:style-name="ce51">
            <text:p>11.29</text:p>
          </table:table-cell>
          <table:table-cell office:value-type="float" office:value="11" table:formula="of:=ROUND([.F377];0)" table:style-name="ce32">
            <text:p>11</text:p>
          </table:table-cell>
          <table:table-cell office:value-type="float" office:value="725.28520853634996" table:formula="of:=[.E377]*[.$C$17]" table:style-name="ce51">
            <text:p>725.29</text:p>
          </table:table-cell>
          <table:table-cell office:value-type="float" office:value="725" table:formula="of:=ROUND([.H377];0)" table:style-name="ce32">
            <text:p>725</text:p>
          </table:table-cell>
          <table:table-cell office:value-type="float" office:value="11" table:formula="of:=FLOOR(([.I377]/64);1)" table:style-name="ce32">
            <text:p>1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55" table:style-name="ce32">
            <text:p>355</text:p>
          </table:table-cell>
          <table:table-cell office:value-type="float" office:value="1.14404296875" table:formula="of:=[.B378]*[.C$11]/[.C$12]" table:style-name="ce50">
            <text:p>1.144</text:p>
          </table:table-cell>
          <table:table-cell office:value-type="float" office:value="7.1839432888540031" table:formula="of:=[.C378]/[.$E$10]" table:style-name="ce25">
            <text:p>7.184</text:p>
          </table:table-cell>
          <table:table-cell office:value-type="float" office:value="5.2287072750581185" table:formula="of:=(10^([.D378]/10))" table:style-name="ce26">
            <text:p>5.2287</text:p>
          </table:table-cell>
          <table:table-cell office:value-type="float" office:value="11.346294786876117" table:formula="of:=[.E378]*[.C$16]" table:style-name="ce51">
            <text:p>11.35</text:p>
          </table:table-cell>
          <table:table-cell office:value-type="float" office:value="11" table:formula="of:=ROUND([.F378];0)" table:style-name="ce32">
            <text:p>11</text:p>
          </table:table-cell>
          <table:table-cell office:value-type="float" office:value="728.67264585209944" table:formula="of:=[.E378]*[.$C$17]" table:style-name="ce51">
            <text:p>728.67</text:p>
          </table:table-cell>
          <table:table-cell office:value-type="float" office:value="729" table:formula="of:=ROUND([.H378];0)" table:style-name="ce32">
            <text:p>729</text:p>
          </table:table-cell>
          <table:table-cell office:value-type="float" office:value="11" table:formula="of:=FLOOR(([.I378]/64);1)" table:style-name="ce32">
            <text:p>1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56" table:style-name="ce32">
            <text:p>356</text:p>
          </table:table-cell>
          <table:table-cell office:value-type="float" office:value="1.147265625" table:formula="of:=[.B379]*[.C$11]/[.C$12]" table:style-name="ce50">
            <text:p>1.147</text:p>
          </table:table-cell>
          <table:table-cell office:value-type="float" office:value="7.2041797488226056" table:formula="of:=[.C379]/[.$E$10]" table:style-name="ce25">
            <text:p>7.204</text:p>
          </table:table-cell>
          <table:table-cell office:value-type="float" office:value="5.2531279001145776" table:formula="of:=(10^([.D379]/10))" table:style-name="ce26">
            <text:p>5.2531</text:p>
          </table:table-cell>
          <table:table-cell office:value-type="float" office:value="11.399287543248633" table:formula="of:=[.E379]*[.C$16]" table:style-name="ce51">
            <text:p>11.40</text:p>
          </table:table-cell>
          <table:table-cell office:value-type="float" office:value="11" table:formula="of:=ROUND([.F379];0)" table:style-name="ce32">
            <text:p>11</text:p>
          </table:table-cell>
          <table:table-cell office:value-type="float" office:value="732.07590415996765" table:formula="of:=[.E379]*[.$C$17]" table:style-name="ce51">
            <text:p>732.08</text:p>
          </table:table-cell>
          <table:table-cell office:value-type="float" office:value="732" table:formula="of:=ROUND([.H379];0)" table:style-name="ce32">
            <text:p>732</text:p>
          </table:table-cell>
          <table:table-cell office:value-type="float" office:value="11" table:formula="of:=FLOOR(([.I379]/64);1)" table:style-name="ce32">
            <text:p>1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57" table:style-name="ce32">
            <text:p>357</text:p>
          </table:table-cell>
          <table:table-cell office:value-type="float" office:value="1.1504882812499999" table:formula="of:=[.B380]*[.C$11]/[.C$12]" table:style-name="ce50">
            <text:p>1.150</text:p>
          </table:table-cell>
          <table:table-cell office:value-type="float" office:value="7.224416208791208" table:formula="of:=[.C380]/[.$E$10]" table:style-name="ce25">
            <text:p>7.224</text:p>
          </table:table-cell>
          <table:table-cell office:value-type="float" office:value="5.2776625814562301" table:formula="of:=(10^([.D380]/10))" table:style-name="ce26">
            <text:p>5.2777</text:p>
          </table:table-cell>
          <table:table-cell office:value-type="float" office:value="11.452527801760018" table:formula="of:=[.E380]*[.C$16]" table:style-name="ce51">
            <text:p>11.45</text:p>
          </table:table-cell>
          <table:table-cell office:value-type="float" office:value="11" table:formula="of:=ROUND([.F380];0)" table:style-name="ce32">
            <text:p>11</text:p>
          </table:table-cell>
          <table:table-cell office:value-type="float" office:value="735.49505735174034" table:formula="of:=[.E380]*[.$C$17]" table:style-name="ce51">
            <text:p>735.50</text:p>
          </table:table-cell>
          <table:table-cell office:value-type="float" office:value="735" table:formula="of:=ROUND([.H380];0)" table:style-name="ce32">
            <text:p>735</text:p>
          </table:table-cell>
          <table:table-cell office:value-type="float" office:value="11" table:formula="of:=FLOOR(([.I380]/64);1)" table:style-name="ce32">
            <text:p>1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58" table:style-name="ce32">
            <text:p>358</text:p>
          </table:table-cell>
          <table:table-cell office:value-type="float" office:value="1.1537109374999999" table:formula="of:=[.B381]*[.C$11]/[.C$12]" table:style-name="ce50">
            <text:p>1.154</text:p>
          </table:table-cell>
          <table:table-cell office:value-type="float" office:value="7.2446526687598105" table:formula="of:=[.C381]/[.$E$10]" table:style-name="ce25">
            <text:p>7.245</text:p>
          </table:table-cell>
          <table:table-cell office:value-type="float" office:value="5.3023118517818117" table:formula="of:=(10^([.D381]/10))" table:style-name="ce26">
            <text:p>5.3023</text:p>
          </table:table-cell>
          <table:table-cell office:value-type="float" office:value="11.506016718366531" table:formula="of:=[.E381]*[.C$16]" table:style-name="ce51">
            <text:p>11.51</text:p>
          </table:table-cell>
          <table:table-cell office:value-type="float" office:value="12" table:formula="of:=ROUND([.F381];0)" table:style-name="ce32">
            <text:p>12</text:p>
          </table:table-cell>
          <table:table-cell office:value-type="float" office:value="738.93017966431341" table:formula="of:=[.E381]*[.$C$17]" table:style-name="ce51">
            <text:p>738.93</text:p>
          </table:table-cell>
          <table:table-cell office:value-type="float" office:value="739" table:formula="of:=ROUND([.H381];0)" table:style-name="ce32">
            <text:p>739</text:p>
          </table:table-cell>
          <table:table-cell office:value-type="float" office:value="11" table:formula="of:=FLOOR(([.I381]/64);1)" table:style-name="ce32">
            <text:p>1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59" table:style-name="ce32">
            <text:p>359</text:p>
          </table:table-cell>
          <table:table-cell office:value-type="float" office:value="1.15693359375" table:formula="of:=[.B382]*[.C$11]/[.C$12]" table:style-name="ce50">
            <text:p>1.157</text:p>
          </table:table-cell>
          <table:table-cell office:value-type="float" office:value="7.2648891287284147" table:formula="of:=[.C382]/[.$E$10]" table:style-name="ce25">
            <text:p>7.265</text:p>
          </table:table-cell>
          <table:table-cell office:value-type="float" office:value="5.3270762462780326" table:formula="of:=(10^([.D382]/10))" table:style-name="ce26">
            <text:p>5.3271</text:p>
          </table:table-cell>
          <table:table-cell office:value-type="float" office:value="11.55975545442333" table:formula="of:=[.E382]*[.C$16]" table:style-name="ce51">
            <text:p>11.56</text:p>
          </table:table-cell>
          <table:table-cell office:value-type="float" office:value="12" table:formula="of:=ROUND([.F382];0)" table:style-name="ce32">
            <text:p>12</text:p>
          </table:table-cell>
          <table:table-cell office:value-type="float" office:value="742.3813456813067" table:formula="of:=[.E382]*[.$C$17]" table:style-name="ce51">
            <text:p>742.38</text:p>
          </table:table-cell>
          <table:table-cell office:value-type="float" office:value="742" table:formula="of:=ROUND([.H382];0)" table:style-name="ce32">
            <text:p>742</text:p>
          </table:table-cell>
          <table:table-cell office:value-type="float" office:value="11" table:formula="of:=FLOOR(([.I382]/64);1)" table:style-name="ce32">
            <text:p>1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60" table:style-name="ce32">
            <text:p>360</text:p>
          </table:table-cell>
          <table:table-cell office:value-type="float" office:value="1.16015625" table:formula="of:=[.B383]*[.C$11]/[.C$12]" table:style-name="ce50">
            <text:p>1.160</text:p>
          </table:table-cell>
          <table:table-cell office:value-type="float" office:value="7.2851255886970172" table:formula="of:=[.C383]/[.$E$10]" table:style-name="ce25">
            <text:p>7.285</text:p>
          </table:table-cell>
          <table:table-cell office:value-type="float" office:value="5.3519563026311747" table:formula="of:=(10^([.D383]/10))" table:style-name="ce26">
            <text:p>5.3520</text:p>
          </table:table-cell>
          <table:table-cell office:value-type="float" office:value="11.613745176709649" table:formula="of:=[.E383]*[.C$16]" table:style-name="ce51">
            <text:p>11.61</text:p>
          </table:table-cell>
          <table:table-cell office:value-type="float" office:value="12" table:formula="of:=ROUND([.F383];0)" table:style-name="ce32">
            <text:p>12</text:p>
          </table:table-cell>
          <table:table-cell office:value-type="float" office:value="745.84863033468059" table:formula="of:=[.E383]*[.$C$17]" table:style-name="ce51">
            <text:p>745.85</text:p>
          </table:table-cell>
          <table:table-cell office:value-type="float" office:value="746" table:formula="of:=ROUND([.H383];0)" table:style-name="ce32">
            <text:p>746</text:p>
          </table:table-cell>
          <table:table-cell office:value-type="float" office:value="11" table:formula="of:=FLOOR(([.I383]/64);1)" table:style-name="ce32">
            <text:p>1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61" table:style-name="ce32">
            <text:p>361</text:p>
          </table:table-cell>
          <table:table-cell office:value-type="float" office:value="1.16337890625" table:formula="of:=[.B384]*[.C$11]/[.C$12]" table:style-name="ce50">
            <text:p>1.163</text:p>
          </table:table-cell>
          <table:table-cell office:value-type="float" office:value="7.3053620486656197" table:formula="of:=[.C384]/[.$E$10]" table:style-name="ce25">
            <text:p>7.305</text:p>
          </table:table-cell>
          <table:table-cell office:value-type="float" office:value="5.376952561038788" table:formula="of:=(10^([.D384]/10))" table:style-name="ce26">
            <text:p>5.3770</text:p>
          </table:table-cell>
          <table:table-cell office:value-type="float" office:value="11.66798705745417" table:formula="of:=[.E384]*[.C$16]" table:style-name="ce51">
            <text:p>11.67</text:p>
          </table:table-cell>
          <table:table-cell office:value-type="float" office:value="12" table:formula="of:=ROUND([.F384];0)" table:style-name="ce32">
            <text:p>12</text:p>
          </table:table-cell>
          <table:table-cell office:value-type="float" office:value="749.33210890636553" table:formula="of:=[.E384]*[.$C$17]" table:style-name="ce51">
            <text:p>749.33</text:p>
          </table:table-cell>
          <table:table-cell office:value-type="float" office:value="749" table:formula="of:=ROUND([.H384];0)" table:style-name="ce32">
            <text:p>749</text:p>
          </table:table-cell>
          <table:table-cell office:value-type="float" office:value="11" table:formula="of:=FLOOR(([.I384]/64);1)" table:style-name="ce32">
            <text:p>1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62" table:style-name="ce32">
            <text:p>362</text:p>
          </table:table-cell>
          <table:table-cell office:value-type="float" office:value="1.1666015624999999" table:formula="of:=[.B385]*[.C$11]/[.C$12]" table:style-name="ce50">
            <text:p>1.167</text:p>
          </table:table-cell>
          <table:table-cell office:value-type="float" office:value="7.3255985086342221" table:formula="of:=[.C385]/[.$E$10]" table:style-name="ce25">
            <text:p>7.326</text:p>
          </table:table-cell>
          <table:table-cell office:value-type="float" office:value="5.4020655642214033" table:formula="of:=(10^([.D385]/10))" table:style-name="ce26">
            <text:p>5.4021</text:p>
          </table:table-cell>
          <table:table-cell office:value-type="float" office:value="11.722482274360445" table:formula="of:=[.E385]*[.C$16]" table:style-name="ce51">
            <text:p>11.72</text:p>
          </table:table-cell>
          <table:table-cell office:value-type="float" office:value="12" table:formula="of:=ROUND([.F385];0)" table:style-name="ce32">
            <text:p>12</text:p>
          </table:table-cell>
          <table:table-cell office:value-type="float" office:value="752.83185702989488" table:formula="of:=[.E385]*[.$C$17]" table:style-name="ce51">
            <text:p>752.83</text:p>
          </table:table-cell>
          <table:table-cell office:value-type="float" office:value="753" table:formula="of:=ROUND([.H385];0)" table:style-name="ce32">
            <text:p>753</text:p>
          </table:table-cell>
          <table:table-cell office:value-type="float" office:value="11" table:formula="of:=FLOOR(([.I385]/64);1)" table:style-name="ce32">
            <text:p>1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63" table:style-name="ce32">
            <text:p>363</text:p>
          </table:table-cell>
          <table:table-cell office:value-type="float" office:value="1.1698242187499999" table:formula="of:=[.B386]*[.C$11]/[.C$12]" table:style-name="ce50">
            <text:p>1.170</text:p>
          </table:table-cell>
          <table:table-cell office:value-type="float" office:value="7.3458349686028246" table:formula="of:=[.C386]/[.$E$10]" table:style-name="ce25">
            <text:p>7.346</text:p>
          </table:table-cell>
          <table:table-cell office:value-type="float" office:value="5.4272958574343262" table:formula="of:=(10^([.D386]/10))" table:style-name="ce26">
            <text:p>5.4273</text:p>
          </table:table-cell>
          <table:table-cell office:value-type="float" office:value="11.777232010632487" table:formula="of:=[.E386]*[.C$16]" table:style-name="ce51">
            <text:p>11.78</text:p>
          </table:table-cell>
          <table:table-cell office:value-type="float" office:value="12" table:formula="of:=ROUND([.F386];0)" table:style-name="ce32">
            <text:p>12</text:p>
          </table:table-cell>
          <table:table-cell office:value-type="float" office:value="756.34795069204779" table:formula="of:=[.E386]*[.$C$17]" table:style-name="ce51">
            <text:p>756.35</text:p>
          </table:table-cell>
          <table:table-cell office:value-type="float" office:value="756" table:formula="of:=ROUND([.H386];0)" table:style-name="ce32">
            <text:p>756</text:p>
          </table:table-cell>
          <table:table-cell office:value-type="float" office:value="11" table:formula="of:=FLOOR(([.I386]/64);1)" table:style-name="ce32">
            <text:p>1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64" table:style-name="ce32">
            <text:p>364</text:p>
          </table:table-cell>
          <table:table-cell office:value-type="float" office:value="1.173046875" table:formula="of:=[.B387]*[.C$11]/[.C$12]" table:style-name="ce50">
            <text:p>1.173</text:p>
          </table:table-cell>
          <table:table-cell office:value-type="float" office:value="7.3660714285714288" table:formula="of:=[.C387]/[.$E$10]" table:style-name="ce25">
            <text:p>7.366</text:p>
          </table:table-cell>
          <table:table-cell office:value-type="float" office:value="5.4526439884794744" table:formula="of:=(10^([.D387]/10))" table:style-name="ce26">
            <text:p>5.4526</text:p>
          </table:table-cell>
          <table:table-cell office:value-type="float" office:value="11.83223745500046" table:formula="of:=[.E387]*[.C$16]" table:style-name="ce51">
            <text:p>11.83</text:p>
          </table:table-cell>
          <table:table-cell office:value-type="float" office:value="12" table:formula="of:=ROUND([.F387];0)" table:style-name="ce32">
            <text:p>12</text:p>
          </table:table-cell>
          <table:table-cell office:value-type="float" office:value="759.88046623449964" table:formula="of:=[.E387]*[.$C$17]" table:style-name="ce51">
            <text:p>759.88</text:p>
          </table:table-cell>
          <table:table-cell office:value-type="float" office:value="760" table:formula="of:=ROUND([.H387];0)" table:style-name="ce32">
            <text:p>760</text:p>
          </table:table-cell>
          <table:table-cell office:value-type="float" office:value="11" table:formula="of:=FLOOR(([.I387]/64);1)" table:style-name="ce32">
            <text:p>1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65" table:style-name="ce32">
            <text:p>365</text:p>
          </table:table-cell>
          <table:table-cell office:value-type="float" office:value="1.17626953125" table:formula="of:=[.B388]*[.C$11]/[.C$12]" table:style-name="ce50">
            <text:p>1.176</text:p>
          </table:table-cell>
          <table:table-cell office:value-type="float" office:value="7.3863078885400313" table:formula="of:=[.C388]/[.$E$10]" table:style-name="ce25">
            <text:p>7.386</text:p>
          </table:table-cell>
          <table:table-cell office:value-type="float" office:value="5.4781105077172603" table:formula="of:=(10^([.D388]/10))" table:style-name="ce26">
            <text:p>5.4781</text:p>
          </table:table-cell>
          <table:table-cell office:value-type="float" office:value="11.887499801746454" table:formula="of:=[.E388]*[.C$16]" table:style-name="ce51">
            <text:p>11.89</text:p>
          </table:table-cell>
          <table:table-cell office:value-type="float" office:value="12" table:formula="of:=ROUND([.F388];0)" table:style-name="ce32">
            <text:p>12</text:p>
          </table:table-cell>
          <table:table-cell office:value-type="float" office:value="763.42948035547749" table:formula="of:=[.E388]*[.$C$17]" table:style-name="ce51">
            <text:p>763.43</text:p>
          </table:table-cell>
          <table:table-cell office:value-type="float" office:value="763" table:formula="of:=ROUND([.H388];0)" table:style-name="ce32">
            <text:p>763</text:p>
          </table:table-cell>
          <table:table-cell office:value-type="float" office:value="11" table:formula="of:=FLOOR(([.I388]/64);1)" table:style-name="ce32">
            <text:p>1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66" table:style-name="ce32">
            <text:p>366</text:p>
          </table:table-cell>
          <table:table-cell office:value-type="float" office:value="1.1794921875" table:formula="of:=[.B389]*[.C$11]/[.C$12]" table:style-name="ce50">
            <text:p>1.179</text:p>
          </table:table-cell>
          <table:table-cell office:value-type="float" office:value="7.4065443485086337" table:formula="of:=[.C389]/[.$E$10]" table:style-name="ce25">
            <text:p>7.407</text:p>
          </table:table-cell>
          <table:table-cell office:value-type="float" office:value="5.5036959680785555" table:formula="of:=(10^([.D389]/10))" table:style-name="ce26">
            <text:p>5.5037</text:p>
          </table:table-cell>
          <table:table-cell office:value-type="float" office:value="11.943020250730465" table:formula="of:=[.E389]*[.C$16]" table:style-name="ce51">
            <text:p>11.94</text:p>
          </table:table-cell>
          <table:table-cell office:value-type="float" office:value="12" table:formula="of:=ROUND([.F389];0)" table:style-name="ce32">
            <text:p>12</text:p>
          </table:table-cell>
          <table:table-cell office:value-type="float" office:value="766.99507011142759" table:formula="of:=[.E389]*[.$C$17]" table:style-name="ce51">
            <text:p>767.00</text:p>
          </table:table-cell>
          <table:table-cell office:value-type="float" office:value="767" table:formula="of:=ROUND([.H389];0)" table:style-name="ce32">
            <text:p>767</text:p>
          </table:table-cell>
          <table:table-cell office:value-type="float" office:value="11" table:formula="of:=FLOOR(([.I389]/64);1)" table:style-name="ce32">
            <text:p>1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67" table:style-name="ce32">
            <text:p>367</text:p>
          </table:table-cell>
          <table:table-cell office:value-type="float" office:value="1.1827148437499999" table:formula="of:=[.B390]*[.C$11]/[.C$12]" table:style-name="ce50">
            <text:p>1.183</text:p>
          </table:table-cell>
          <table:table-cell office:value-type="float" office:value="7.4267808084772362" table:formula="of:=[.C390]/[.$E$10]" table:style-name="ce25">
            <text:p>7.427</text:p>
          </table:table-cell>
          <table:table-cell office:value-type="float" office:value="5.5294009250766889" table:formula="of:=(10^([.D390]/10))" table:style-name="ce26">
            <text:p>5.5294</text:p>
          </table:table-cell>
          <table:table-cell office:value-type="float" office:value="11.998800007416415" table:formula="of:=[.E390]*[.C$16]" table:style-name="ce51">
            <text:p>12.00</text:p>
          </table:table-cell>
          <table:table-cell office:value-type="float" office:value="12" table:formula="of:=ROUND([.F390];0)" table:style-name="ce32">
            <text:p>12</text:p>
          </table:table-cell>
          <table:table-cell office:value-type="float" office:value="770.57731291868743" table:formula="of:=[.E390]*[.$C$17]" table:style-name="ce51">
            <text:p>770.58</text:p>
          </table:table-cell>
          <table:table-cell office:value-type="float" office:value="771" table:formula="of:=ROUND([.H390];0)" table:style-name="ce32">
            <text:p>771</text:p>
          </table:table-cell>
          <table:table-cell office:value-type="float" office:value="12" table:formula="of:=FLOOR(([.I390]/64);1)" table:style-name="ce32">
            <text:p>1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68" table:style-name="ce32">
            <text:p>368</text:p>
          </table:table-cell>
          <table:table-cell office:value-type="float" office:value="1.1859374999999999" table:formula="of:=[.B391]*[.C$11]/[.C$12]" table:style-name="ce50">
            <text:p>1.186</text:p>
          </table:table-cell>
          <table:table-cell office:value-type="float" office:value="7.4470172684458387" table:formula="of:=[.C391]/[.$E$10]" table:style-name="ce25">
            <text:p>7.447</text:p>
          </table:table-cell>
          <table:table-cell office:value-type="float" office:value="5.55522593681951" table:formula="of:=(10^([.D391]/10))" table:style-name="ce26">
            <text:p>5.5552</text:p>
          </table:table-cell>
          <table:table-cell office:value-type="float" office:value="12.054840282898336" table:formula="of:=[.E391]*[.C$16]" table:style-name="ce51">
            <text:p>12.05</text:p>
          </table:table-cell>
          <table:table-cell office:value-type="float" office:value="12" table:formula="of:=ROUND([.F391];0)" table:style-name="ce32">
            <text:p>12</text:p>
          </table:table-cell>
          <table:table-cell office:value-type="float" office:value="774.17628655516694" table:formula="of:=[.E391]*[.$C$17]" table:style-name="ce51">
            <text:p>774.18</text:p>
          </table:table-cell>
          <table:table-cell office:value-type="float" office:value="774" table:formula="of:=ROUND([.H391];0)" table:style-name="ce32">
            <text:p>774</text:p>
          </table:table-cell>
          <table:table-cell office:value-type="float" office:value="12" table:formula="of:=FLOOR(([.I391]/64);1)" table:style-name="ce32">
            <text:p>1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69" table:style-name="ce32">
            <text:p>369</text:p>
          </table:table-cell>
          <table:table-cell office:value-type="float" office:value="1.18916015625" table:formula="of:=[.B392]*[.C$11]/[.C$12]" table:style-name="ce50">
            <text:p>1.189</text:p>
          </table:table-cell>
          <table:table-cell office:value-type="float" office:value="7.4672537284144429" table:formula="of:=[.C392]/[.$E$10]" table:style-name="ce25">
            <text:p>7.467</text:p>
          </table:table-cell>
          <table:table-cell office:value-type="float" office:value="5.5811715640214992" table:formula="of:=(10^([.D392]/10))" table:style-name="ce26">
            <text:p>5.5812</text:p>
          </table:table-cell>
          <table:table-cell office:value-type="float" office:value="12.111142293926653" table:formula="of:=[.E392]*[.C$16]" table:style-name="ce51">
            <text:p>12.11</text:p>
          </table:table-cell>
          <table:table-cell office:value-type="float" office:value="12" table:formula="of:=ROUND([.F392];0)" table:style-name="ce32">
            <text:p>12</text:p>
          </table:table-cell>
          <table:table-cell office:value-type="float" office:value="777.79206916203623" table:formula="of:=[.E392]*[.$C$17]" table:style-name="ce51">
            <text:p>777.79</text:p>
          </table:table-cell>
          <table:table-cell office:value-type="float" office:value="778" table:formula="of:=ROUND([.H392];0)" table:style-name="ce32">
            <text:p>778</text:p>
          </table:table-cell>
          <table:table-cell office:value-type="float" office:value="12" table:formula="of:=FLOOR(([.I392]/64);1)" table:style-name="ce32">
            <text:p>1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70" table:style-name="ce32">
            <text:p>370</text:p>
          </table:table-cell>
          <table:table-cell office:value-type="float" office:value="1.1923828125" table:formula="of:=[.B393]*[.C$11]/[.C$12]" table:style-name="ce50">
            <text:p>1.192</text:p>
          </table:table-cell>
          <table:table-cell office:value-type="float" office:value="7.4874901883830454" table:formula="of:=[.C393]/[.$E$10]" table:style-name="ce25">
            <text:p>7.487</text:p>
          </table:table-cell>
          <table:table-cell office:value-type="float" office:value="5.607238370015958" table:formula="of:=(10^([.D393]/10))" table:style-name="ce26">
            <text:p>5.6072</text:p>
          </table:table-cell>
          <table:table-cell office:value-type="float" office:value="12.167707262934629" table:formula="of:=[.E393]*[.C$16]" table:style-name="ce51">
            <text:p>12.17</text:p>
          </table:table-cell>
          <table:table-cell office:value-type="float" office:value="12" table:formula="of:=ROUND([.F393];0)" table:style-name="ce32">
            <text:p>12</text:p>
          </table:table-cell>
          <table:table-cell office:value-type="float" office:value="781.42473924542401" table:formula="of:=[.E393]*[.$C$17]" table:style-name="ce51">
            <text:p>781.42</text:p>
          </table:table-cell>
          <table:table-cell office:value-type="float" office:value="781" table:formula="of:=ROUND([.H393];0)" table:style-name="ce32">
            <text:p>781</text:p>
          </table:table-cell>
          <table:table-cell office:value-type="float" office:value="12" table:formula="of:=FLOOR(([.I393]/64);1)" table:style-name="ce32">
            <text:p>1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71" table:style-name="ce32">
            <text:p>371</text:p>
          </table:table-cell>
          <table:table-cell office:value-type="float" office:value="1.19560546875" table:formula="of:=[.B394]*[.C$11]/[.C$12]" table:style-name="ce50">
            <text:p>1.196</text:p>
          </table:table-cell>
          <table:table-cell office:value-type="float" office:value="7.5077266483516478" table:formula="of:=[.C394]/[.$E$10]" table:style-name="ce25">
            <text:p>7.508</text:p>
          </table:table-cell>
          <table:table-cell office:value-type="float" office:value="5.6334269207672198" table:formula="of:=(10^([.D394]/10))" table:style-name="ce26">
            <text:p>5.6334</text:p>
          </table:table-cell>
          <table:table-cell office:value-type="float" office:value="12.224536418064867" table:formula="of:=[.E394]*[.C$16]" table:style-name="ce51">
            <text:p>12.22</text:p>
          </table:table-cell>
          <table:table-cell office:value-type="float" office:value="12" table:formula="of:=ROUND([.F394];0)" table:style-name="ce32">
            <text:p>12</text:p>
          </table:table-cell>
          <table:table-cell office:value-type="float" office:value="785.07437567811985" table:formula="of:=[.E394]*[.$C$17]" table:style-name="ce51">
            <text:p>785.07</text:p>
          </table:table-cell>
          <table:table-cell office:value-type="float" office:value="785" table:formula="of:=ROUND([.H394];0)" table:style-name="ce32">
            <text:p>785</text:p>
          </table:table-cell>
          <table:table-cell office:value-type="float" office:value="12" table:formula="of:=FLOOR(([.I394]/64);1)" table:style-name="ce32">
            <text:p>1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72" table:style-name="ce32">
            <text:p>372</text:p>
          </table:table-cell>
          <table:table-cell office:value-type="float" office:value="1.1988281249999999" table:formula="of:=[.B395]*[.C$11]/[.C$12]" table:style-name="ce50">
            <text:p>1.199</text:p>
          </table:table-cell>
          <table:table-cell office:value-type="float" office:value="7.5279631083202503" table:formula="of:=[.C395]/[.$E$10]" table:style-name="ce25">
            <text:p>7.528</text:p>
          </table:table-cell>
          <table:table-cell office:value-type="float" office:value="5.6597377848829575" table:formula="of:=(10^([.D395]/10))" table:style-name="ce26">
            <text:p>5.6597</text:p>
          </table:table-cell>
          <table:table-cell office:value-type="float" office:value="12.281630993196018" table:formula="of:=[.E395]*[.C$16]" table:style-name="ce51">
            <text:p>12.28</text:p>
          </table:table-cell>
          <table:table-cell office:value-type="float" office:value="12" table:formula="of:=ROUND([.F395];0)" table:style-name="ce32">
            <text:p>12</text:p>
          </table:table-cell>
          <table:table-cell office:value-type="float" office:value="788.74105770128904" table:formula="of:=[.E395]*[.$C$17]" table:style-name="ce51">
            <text:p>788.74</text:p>
          </table:table-cell>
          <table:table-cell office:value-type="float" office:value="789" table:formula="of:=ROUND([.H395];0)" table:style-name="ce32">
            <text:p>789</text:p>
          </table:table-cell>
          <table:table-cell office:value-type="float" office:value="12" table:formula="of:=FLOOR(([.I395]/64);1)" table:style-name="ce32">
            <text:p>1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73" table:style-name="ce32">
            <text:p>373</text:p>
          </table:table-cell>
          <table:table-cell office:value-type="float" office:value="1.2020507812499999" table:formula="of:=[.B396]*[.C$11]/[.C$12]" table:style-name="ce50">
            <text:p>1.202</text:p>
          </table:table-cell>
          <table:table-cell office:value-type="float" office:value="7.5481995682888527" table:formula="of:=[.C396]/[.$E$10]" table:style-name="ce25">
            <text:p>7.548</text:p>
          </table:table-cell>
          <table:table-cell office:value-type="float" office:value="5.6861715336265171" table:formula="of:=(10^([.D396]/10))" table:style-name="ce26">
            <text:p>5.6862</text:p>
          </table:table-cell>
          <table:table-cell office:value-type="float" office:value="12.338992227969541" table:formula="of:=[.E396]*[.C$16]" table:style-name="ce51">
            <text:p>12.34</text:p>
          </table:table-cell>
          <table:table-cell office:value-type="float" office:value="12" table:formula="of:=ROUND([.F396];0)" table:style-name="ce32">
            <text:p>12</text:p>
          </table:table-cell>
          <table:table-cell office:value-type="float" office:value="792.4248649261915" table:formula="of:=[.E396]*[.$C$17]" table:style-name="ce51">
            <text:p>792.42</text:p>
          </table:table-cell>
          <table:table-cell office:value-type="float" office:value="792" table:formula="of:=ROUND([.H396];0)" table:style-name="ce32">
            <text:p>792</text:p>
          </table:table-cell>
          <table:table-cell office:value-type="float" office:value="12" table:formula="of:=FLOOR(([.I396]/64);1)" table:style-name="ce32">
            <text:p>1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74" table:style-name="ce32">
            <text:p>374</text:p>
          </table:table-cell>
          <table:table-cell office:value-type="float" office:value="1.2052734375" table:formula="of:=[.B397]*[.C$11]/[.C$12]" table:style-name="ce50">
            <text:p>1.205</text:p>
          </table:table-cell>
          <table:table-cell office:value-type="float" office:value="7.568436028257457" table:formula="of:=[.C397]/[.$E$10]" table:style-name="ce25">
            <text:p>7.568</text:p>
          </table:table-cell>
          <table:table-cell office:value-type="float" office:value="5.7127287409293253" table:formula="of:=(10^([.D397]/10))" table:style-name="ce26">
            <text:p>5.7127</text:p>
          </table:table-cell>
          <table:table-cell office:value-type="float" office:value="12.396621367816635" table:formula="of:=[.E397]*[.C$16]" table:style-name="ce51">
            <text:p>12.40</text:p>
          </table:table-cell>
          <table:table-cell office:value-type="float" office:value="12" table:formula="of:=ROUND([.F397];0)" table:style-name="ce32">
            <text:p>12</text:p>
          </table:table-cell>
          <table:table-cell office:value-type="float" office:value="796.1258773359109" table:formula="of:=[.E397]*[.$C$17]" table:style-name="ce51">
            <text:p>796.13</text:p>
          </table:table-cell>
          <table:table-cell office:value-type="float" office:value="796" table:formula="of:=ROUND([.H397];0)" table:style-name="ce32">
            <text:p>796</text:p>
          </table:table-cell>
          <table:table-cell office:value-type="float" office:value="12" table:formula="of:=FLOOR(([.I397]/64);1)" table:style-name="ce32">
            <text:p>1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75" table:style-name="ce32">
            <text:p>375</text:p>
          </table:table-cell>
          <table:table-cell office:value-type="float" office:value="1.20849609375" table:formula="of:=[.B398]*[.C$11]/[.C$12]" table:style-name="ce50">
            <text:p>1.208</text:p>
          </table:table-cell>
          <table:table-cell office:value-type="float" office:value="7.5886724882260594" table:formula="of:=[.C398]/[.$E$10]" table:style-name="ce25">
            <text:p>7.589</text:p>
          </table:table-cell>
          <table:table-cell office:value-type="float" office:value="5.7394099834033439" table:formula="of:=(10^([.D398]/10))" table:style-name="ce26">
            <text:p>5.7394</text:p>
          </table:table-cell>
          <table:table-cell office:value-type="float" office:value="12.454519663985256" table:formula="of:=[.E398]*[.C$16]" table:style-name="ce51">
            <text:p>12.45</text:p>
          </table:table-cell>
          <table:table-cell office:value-type="float" office:value="12" table:formula="of:=ROUND([.F398];0)" table:style-name="ce32">
            <text:p>12</text:p>
          </table:table-cell>
          <table:table-cell office:value-type="float" office:value="799.84417528709002" table:formula="of:=[.E398]*[.$C$17]" table:style-name="ce51">
            <text:p>799.84</text:p>
          </table:table-cell>
          <table:table-cell office:value-type="float" office:value="800" table:formula="of:=ROUND([.H398];0)" table:style-name="ce32">
            <text:p>800</text:p>
          </table:table-cell>
          <table:table-cell office:value-type="float" office:value="12" table:formula="of:=FLOOR(([.I398]/64);1)" table:style-name="ce32">
            <text:p>1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76" table:style-name="ce32">
            <text:p>376</text:p>
          </table:table-cell>
          <table:table-cell office:value-type="float" office:value="1.21171875" table:formula="of:=[.B399]*[.C$11]/[.C$12]" table:style-name="ce50">
            <text:p>1.212</text:p>
          </table:table-cell>
          <table:table-cell office:value-type="float" office:value="7.6089089481946619" table:formula="of:=[.C399]/[.$E$10]" table:style-name="ce25">
            <text:p>7.609</text:p>
          </table:table-cell>
          <table:table-cell office:value-type="float" office:value="5.7662158403536052" table:formula="of:=(10^([.D399]/10))" table:style-name="ce26">
            <text:p>5.7662</text:p>
          </table:table-cell>
          <table:table-cell office:value-type="float" office:value="12.512688373567324" table:formula="of:=[.E399]*[.C$16]" table:style-name="ce51">
            <text:p>12.51</text:p>
          </table:table-cell>
          <table:table-cell office:value-type="float" office:value="13" table:formula="of:=ROUND([.F399];0)" table:style-name="ce32">
            <text:p>13</text:p>
          </table:table-cell>
          <table:table-cell office:value-type="float" office:value="803.57983951167853" table:formula="of:=[.E399]*[.$C$17]" table:style-name="ce51">
            <text:p>803.58</text:p>
          </table:table-cell>
          <table:table-cell office:value-type="float" office:value="804" table:formula="of:=ROUND([.H399];0)" table:style-name="ce32">
            <text:p>804</text:p>
          </table:table-cell>
          <table:table-cell office:value-type="float" office:value="12" table:formula="of:=FLOOR(([.I399]/64);1)" table:style-name="ce32">
            <text:p>1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77" table:style-name="ce32">
            <text:p>377</text:p>
          </table:table-cell>
          <table:table-cell office:value-type="float" office:value="1.2149414062499999" table:formula="of:=[.B400]*[.C$11]/[.C$12]" table:style-name="ce50">
            <text:p>1.215</text:p>
          </table:table-cell>
          <table:table-cell office:value-type="float" office:value="7.6291454081632644" table:formula="of:=[.C400]/[.$E$10]" table:style-name="ce25">
            <text:p>7.629</text:p>
          </table:table-cell>
          <table:table-cell office:value-type="float" office:value="5.793146893790774" table:formula="of:=(10^([.D400]/10))" table:style-name="ce26">
            <text:p>5.7931</text:p>
          </table:table-cell>
          <table:table-cell office:value-type="float" office:value="12.57112875952598" table:formula="of:=[.E400]*[.C$16]" table:style-name="ce51">
            <text:p>12.57</text:p>
          </table:table-cell>
          <table:table-cell office:value-type="float" office:value="13" table:formula="of:=ROUND([.F400];0)" table:style-name="ce32">
            <text:p>13</text:p>
          </table:table-cell>
          <table:table-cell office:value-type="float" office:value="807.33295111868233" table:formula="of:=[.E400]*[.$C$17]" table:style-name="ce51">
            <text:p>807.33</text:p>
          </table:table-cell>
          <table:table-cell office:value-type="float" office:value="807" table:formula="of:=ROUND([.H400];0)" table:style-name="ce32">
            <text:p>807</text:p>
          </table:table-cell>
          <table:table-cell office:value-type="float" office:value="12" table:formula="of:=FLOOR(([.I400]/64);1)" table:style-name="ce32">
            <text:p>1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78" table:style-name="ce32">
            <text:p>378</text:p>
          </table:table-cell>
          <table:table-cell office:value-type="float" office:value="1.2181640624999999" table:formula="of:=[.B401]*[.C$11]/[.C$12]" table:style-name="ce50">
            <text:p>1.218</text:p>
          </table:table-cell>
          <table:table-cell office:value-type="float" office:value="7.6493818681318668" table:formula="of:=[.C401]/[.$E$10]" table:style-name="ce25">
            <text:p>7.649</text:p>
          </table:table-cell>
          <table:table-cell office:value-type="float" office:value="5.8202037284437873" table:formula="of:=(10^([.D401]/10))" table:style-name="ce26">
            <text:p>5.8202</text:p>
          </table:table-cell>
          <table:table-cell office:value-type="float" office:value="12.629842090723018" table:formula="of:=[.E401]*[.C$16]" table:style-name="ce51">
            <text:p>12.63</text:p>
          </table:table-cell>
          <table:table-cell office:value-type="float" office:value="13" table:formula="of:=ROUND([.F401];0)" table:style-name="ce32">
            <text:p>13</text:p>
          </table:table-cell>
          <table:table-cell office:value-type="float" office:value="811.10359159592633" table:formula="of:=[.E401]*[.$C$17]" table:style-name="ce51">
            <text:p>811.10</text:p>
          </table:table-cell>
          <table:table-cell office:value-type="float" office:value="811" table:formula="of:=ROUND([.H401];0)" table:style-name="ce32">
            <text:p>811</text:p>
          </table:table-cell>
          <table:table-cell office:value-type="float" office:value="12" table:formula="of:=FLOOR(([.I401]/64);1)" table:style-name="ce32">
            <text:p>1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79" table:style-name="ce32">
            <text:p>379</text:p>
          </table:table-cell>
          <table:table-cell office:value-type="float" office:value="1.22138671875" table:formula="of:=[.B402]*[.C$11]/[.C$12]" table:style-name="ce50">
            <text:p>1.221</text:p>
          </table:table-cell>
          <table:table-cell office:value-type="float" office:value="7.6696183281004711" table:formula="of:=[.C402]/[.$E$10]" table:style-name="ce25">
            <text:p>7.670</text:p>
          </table:table-cell>
          <table:table-cell office:value-type="float" office:value="5.8473869317725624" table:formula="of:=(10^([.D402]/10))" table:style-name="ce26">
            <text:p>5.8474</text:p>
          </table:table-cell>
          <table:table-cell office:value-type="float" office:value="12.688829641946461" table:formula="of:=[.E402]*[.C$16]" table:style-name="ce51">
            <text:p>12.69</text:p>
          </table:table-cell>
          <table:table-cell office:value-type="float" office:value="13" table:formula="of:=ROUND([.F402];0)" table:style-name="ce32">
            <text:p>13</text:p>
          </table:table-cell>
          <table:table-cell office:value-type="float" office:value="814.8918428118244" table:formula="of:=[.E402]*[.$C$17]" table:style-name="ce51">
            <text:p>814.89</text:p>
          </table:table-cell>
          <table:table-cell office:value-type="float" office:value="815" table:formula="of:=ROUND([.H402];0)" table:style-name="ce32">
            <text:p>815</text:p>
          </table:table-cell>
          <table:table-cell office:value-type="float" office:value="12" table:formula="of:=FLOOR(([.I402]/64);1)" table:style-name="ce32">
            <text:p>1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80" table:style-name="ce32">
            <text:p>380</text:p>
          </table:table-cell>
          <table:table-cell office:value-type="float" office:value="1.224609375" table:formula="of:=[.B403]*[.C$11]/[.C$12]" table:style-name="ce50">
            <text:p>1.225</text:p>
          </table:table-cell>
          <table:table-cell office:value-type="float" office:value="7.6898547880690735" table:formula="of:=[.C403]/[.$E$10]" table:style-name="ce25">
            <text:p>7.690</text:p>
          </table:table-cell>
          <table:table-cell office:value-type="float" office:value="5.8746970939807284" table:formula="of:=(10^([.D403]/10))" table:style-name="ce26">
            <text:p>5.8747</text:p>
          </table:table-cell>
          <table:table-cell office:value-type="float" office:value="12.74809269393818" table:formula="of:=[.E403]*[.C$16]" table:style-name="ce51">
            <text:p>12.75</text:p>
          </table:table-cell>
          <table:table-cell office:value-type="float" office:value="13" table:formula="of:=ROUND([.F403];0)" table:style-name="ce32">
            <text:p>13</text:p>
          </table:table-cell>
          <table:table-cell office:value-type="float" office:value="818.69778701715438" table:formula="of:=[.E403]*[.$C$17]" table:style-name="ce51">
            <text:p>818.70</text:p>
          </table:table-cell>
          <table:table-cell office:value-type="float" office:value="819" table:formula="of:=ROUND([.H403];0)" table:style-name="ce32">
            <text:p>819</text:p>
          </table:table-cell>
          <table:table-cell office:value-type="float" office:value="12" table:formula="of:=FLOOR(([.I403]/64);1)" table:style-name="ce32">
            <text:p>1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81" table:style-name="ce32">
            <text:p>381</text:p>
          </table:table-cell>
          <table:table-cell office:value-type="float" office:value="1.22783203125" table:formula="of:=[.B404]*[.C$11]/[.C$12]" table:style-name="ce50">
            <text:p>1.228</text:p>
          </table:table-cell>
          <table:table-cell office:value-type="float" office:value="7.710091248037676" table:formula="of:=[.C404]/[.$E$10]" table:style-name="ce25">
            <text:p>7.710</text:p>
          </table:table-cell>
          <table:table-cell office:value-type="float" office:value="5.9021348080284675" table:formula="of:=(10^([.D404]/10))" table:style-name="ce26">
            <text:p>5.9021</text:p>
          </table:table-cell>
          <table:table-cell office:value-type="float" office:value="12.807632533421774" table:formula="of:=[.E404]*[.C$16]" table:style-name="ce51">
            <text:p>12.81</text:p>
          </table:table-cell>
          <table:table-cell office:value-type="float" office:value="13" table:formula="of:=ROUND([.F404];0)" table:style-name="ce32">
            <text:p>13</text:p>
          </table:table-cell>
          <table:table-cell office:value-type="float" office:value="822.52150684684727" table:formula="of:=[.E404]*[.$C$17]" table:style-name="ce51">
            <text:p>822.52</text:p>
          </table:table-cell>
          <table:table-cell office:value-type="float" office:value="823" table:formula="of:=ROUND([.H404];0)" table:style-name="ce32">
            <text:p>823</text:p>
          </table:table-cell>
          <table:table-cell office:value-type="float" office:value="12" table:formula="of:=FLOOR(([.I404]/64);1)" table:style-name="ce32">
            <text:p>1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82" table:style-name="ce32">
            <text:p>382</text:p>
          </table:table-cell>
          <table:table-cell office:value-type="float" office:value="1.2310546874999999" table:formula="of:=[.B405]*[.C$11]/[.C$12]" table:style-name="ce50">
            <text:p>1.231</text:p>
          </table:table-cell>
          <table:table-cell office:value-type="float" office:value="7.7303277080062784" table:formula="of:=[.C405]/[.$E$10]" table:style-name="ce25">
            <text:p>7.730</text:p>
          </table:table-cell>
          <table:table-cell office:value-type="float" office:value="5.9297006696453707" table:formula="of:=(10^([.D405]/10))" table:style-name="ce26">
            <text:p>5.9297</text:p>
          </table:table-cell>
          <table:table-cell office:value-type="float" office:value="12.867450453130454" table:formula="of:=[.E405]*[.C$16]" table:style-name="ce51">
            <text:p>12.87</text:p>
          </table:table-cell>
          <table:table-cell office:value-type="float" office:value="13" table:formula="of:=ROUND([.F405];0)" table:style-name="ce32">
            <text:p>13</text:p>
          </table:table-cell>
          <table:table-cell office:value-type="float" office:value="826.36308532177895" table:formula="of:=[.E405]*[.$C$17]" table:style-name="ce51">
            <text:p>826.36</text:p>
          </table:table-cell>
          <table:table-cell office:value-type="float" office:value="826" table:formula="of:=ROUND([.H405];0)" table:style-name="ce32">
            <text:p>826</text:p>
          </table:table-cell>
          <table:table-cell office:value-type="float" office:value="12" table:formula="of:=FLOOR(([.I405]/64);1)" table:style-name="ce32">
            <text:p>1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83" table:style-name="ce32">
            <text:p>383</text:p>
          </table:table-cell>
          <table:table-cell office:value-type="float" office:value="1.2342773437499999" table:formula="of:=[.B406]*[.C$11]/[.C$12]" table:style-name="ce50">
            <text:p>1.234</text:p>
          </table:table-cell>
          <table:table-cell office:value-type="float" office:value="7.7505641679748809" table:formula="of:=[.C406]/[.$E$10]" table:style-name="ce25">
            <text:p>7.751</text:p>
          </table:table-cell>
          <table:table-cell office:value-type="float" office:value="5.9573952773433776" table:formula="of:=(10^([.D406]/10))" table:style-name="ce26">
            <text:p>5.9574</text:p>
          </table:table-cell>
          <table:table-cell office:value-type="float" office:value="12.92754775183513" table:formula="of:=[.E406]*[.C$16]" table:style-name="ce51">
            <text:p>12.93</text:p>
          </table:table-cell>
          <table:table-cell office:value-type="float" office:value="13" table:formula="of:=ROUND([.F406];0)" table:style-name="ce32">
            <text:p>13</text:p>
          </table:table-cell>
          <table:table-cell office:value-type="float" office:value="830.22260585057313" table:formula="of:=[.E406]*[.$C$17]" table:style-name="ce51">
            <text:p>830.22</text:p>
          </table:table-cell>
          <table:table-cell office:value-type="float" office:value="830" table:formula="of:=ROUND([.H406];0)" table:style-name="ce32">
            <text:p>830</text:p>
          </table:table-cell>
          <table:table-cell office:value-type="float" office:value="12" table:formula="of:=FLOOR(([.I406]/64);1)" table:style-name="ce32">
            <text:p>1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84" table:style-name="ce32">
            <text:p>384</text:p>
          </table:table-cell>
          <table:table-cell office:value-type="float" office:value="1.2374999999999998" table:formula="of:=[.B407]*[.C$11]/[.C$12]" table:style-name="ce50">
            <text:p>1.238</text:p>
          </table:table-cell>
          <table:table-cell office:value-type="float" office:value="7.7708006279434843" table:formula="of:=[.C407]/[.$E$10]" table:style-name="ce25">
            <text:p>7.771</text:p>
          </table:table-cell>
          <table:table-cell office:value-type="float" office:value="5.9852192324297739" table:formula="of:=(10^([.D407]/10))" table:style-name="ce26">
            <text:p>5.9852</text:p>
          </table:table-cell>
          <table:table-cell office:value-type="float" office:value="12.98792573437261" table:formula="of:=[.E407]*[.C$16]" table:style-name="ce51">
            <text:p>12.99</text:p>
          </table:table-cell>
          <table:table-cell office:value-type="float" office:value="13" table:formula="of:=ROUND([.F407];0)" table:style-name="ce32">
            <text:p>13</text:p>
          </table:table-cell>
          <table:table-cell office:value-type="float" office:value="834.1001522314134" table:formula="of:=[.E407]*[.$C$17]" table:style-name="ce51">
            <text:p>834.10</text:p>
          </table:table-cell>
          <table:table-cell office:value-type="float" office:value="834" table:formula="of:=ROUND([.H407];0)" table:style-name="ce32">
            <text:p>834</text:p>
          </table:table-cell>
          <table:table-cell office:value-type="float" office:value="13" table:formula="of:=FLOOR(([.I407]/64);1)" table:style-name="ce32">
            <text:p>1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85" table:style-name="ce32">
            <text:p>385</text:p>
          </table:table-cell>
          <table:table-cell office:value-type="float" office:value="1.24072265625" table:formula="of:=[.B408]*[.C$11]/[.C$12]" table:style-name="ce50">
            <text:p>1.241</text:p>
          </table:table-cell>
          <table:table-cell office:value-type="float" office:value="7.7910370879120876" table:formula="of:=[.C408]/[.$E$10]" table:style-name="ce25">
            <text:p>7.791</text:p>
          </table:table-cell>
          <table:table-cell office:value-type="float" office:value="6.0131731390202434" table:formula="of:=(10^([.D408]/10))" table:style-name="ce26">
            <text:p>6.0132</text:p>
          </table:table-cell>
          <table:table-cell office:value-type="float" office:value="13.048585711673928" table:formula="of:=[.E408]*[.C$16]" table:style-name="ce51">
            <text:p>13.05</text:p>
          </table:table-cell>
          <table:table-cell office:value-type="float" office:value="13" table:formula="of:=ROUND([.F408];0)" table:style-name="ce32">
            <text:p>13</text:p>
          </table:table-cell>
          <table:table-cell office:value-type="float" office:value="837.99580865386122" table:formula="of:=[.E408]*[.$C$17]" table:style-name="ce51">
            <text:p>838.00</text:p>
          </table:table-cell>
          <table:table-cell office:value-type="float" office:value="838" table:formula="of:=ROUND([.H408];0)" table:style-name="ce32">
            <text:p>838</text:p>
          </table:table-cell>
          <table:table-cell office:value-type="float" office:value="13" table:formula="of:=FLOOR(([.I408]/64);1)" table:style-name="ce32">
            <text:p>1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86" table:style-name="ce32">
            <text:p>386</text:p>
          </table:table-cell>
          <table:table-cell office:value-type="float" office:value="1.2439453125" table:formula="of:=[.B409]*[.C$11]/[.C$12]" table:style-name="ce50">
            <text:p>1.244</text:p>
          </table:table-cell>
          <table:table-cell office:value-type="float" office:value="7.8112735478806901" table:formula="of:=[.C409]/[.$E$10]" table:style-name="ce25">
            <text:p>7.811</text:p>
          </table:table-cell>
          <table:table-cell office:value-type="float" office:value="6.0412576040519879" table:formula="of:=(10^([.D409]/10))" table:style-name="ce26">
            <text:p>6.0413</text:p>
          </table:table-cell>
          <table:table-cell office:value-type="float" office:value="13.109529000792813" table:formula="of:=[.E409]*[.C$16]" table:style-name="ce51">
            <text:p>13.11</text:p>
          </table:table-cell>
          <table:table-cell office:value-type="float" office:value="13" table:formula="of:=ROUND([.F409];0)" table:style-name="ce32">
            <text:p>13</text:p>
          </table:table-cell>
          <table:table-cell office:value-type="float" office:value="841.9096597006851" table:formula="of:=[.E409]*[.$C$17]" table:style-name="ce51">
            <text:p>841.91</text:p>
          </table:table-cell>
          <table:table-cell office:value-type="float" office:value="842" table:formula="of:=ROUND([.H409];0)" table:style-name="ce32">
            <text:p>842</text:p>
          </table:table-cell>
          <table:table-cell office:value-type="float" office:value="13" table:formula="of:=FLOOR(([.I409]/64);1)" table:style-name="ce32">
            <text:p>1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87" table:style-name="ce32">
            <text:p>387</text:p>
          </table:table-cell>
          <table:table-cell office:value-type="float" office:value="1.2471679687499999" table:formula="of:=[.B410]*[.C$11]/[.C$12]" table:style-name="ce50">
            <text:p>1.247</text:p>
          </table:table-cell>
          <table:table-cell office:value-type="float" office:value="7.8315100078492925" table:formula="of:=[.C410]/[.$E$10]" table:style-name="ce25">
            <text:p>7.832</text:p>
          </table:table-cell>
          <table:table-cell office:value-type="float" office:value="6.0694732372968989" table:formula="of:=(10^([.D410]/10))" table:style-name="ce26">
            <text:p>6.0695</text:p>
          </table:table-cell>
          <table:table-cell office:value-type="float" office:value="13.17075692493427" table:formula="of:=[.E410]*[.C$16]" table:style-name="ce51">
            <text:p>13.17</text:p>
          </table:table-cell>
          <table:table-cell office:value-type="float" office:value="13" table:formula="of:=ROUND([.F410];0)" table:style-name="ce32">
            <text:p>13</text:p>
          </table:table-cell>
          <table:table-cell office:value-type="float" office:value="845.84179034969588" table:formula="of:=[.E410]*[.$C$17]" table:style-name="ce51">
            <text:p>845.84</text:p>
          </table:table-cell>
          <table:table-cell office:value-type="float" office:value="846" table:formula="of:=ROUND([.H410];0)" table:style-name="ce32">
            <text:p>846</text:p>
          </table:table-cell>
          <table:table-cell office:value-type="float" office:value="13" table:formula="of:=FLOOR(([.I410]/64);1)" table:style-name="ce32">
            <text:p>1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88" table:style-name="ce32">
            <text:p>388</text:p>
          </table:table-cell>
          <table:table-cell office:value-type="float" office:value="1.2503906249999999" table:formula="of:=[.B411]*[.C$11]/[.C$12]" table:style-name="ce50">
            <text:p>1.250</text:p>
          </table:table-cell>
          <table:table-cell office:value-type="float" office:value="7.851746467817895" table:formula="of:=[.C411]/[.$E$10]" table:style-name="ce25">
            <text:p>7.852</text:p>
          </table:table-cell>
          <table:table-cell office:value-type="float" office:value="6.0978206513748079" table:formula="of:=(10^([.D411]/10))" table:style-name="ce26">
            <text:p>6.0978</text:p>
          </table:table-cell>
          <table:table-cell office:value-type="float" office:value="13.232270813483332" table:formula="of:=[.E411]*[.C$16]" table:style-name="ce51">
            <text:p>13.23</text:p>
          </table:table-cell>
          <table:table-cell office:value-type="float" office:value="13" table:formula="of:=ROUND([.F411];0)" table:style-name="ce32">
            <text:p>13</text:p>
          </table:table-cell>
          <table:table-cell office:value-type="float" office:value="849.79228597559336" table:formula="of:=[.E411]*[.$C$17]" table:style-name="ce51">
            <text:p>849.79</text:p>
          </table:table-cell>
          <table:table-cell office:value-type="float" office:value="850" table:formula="of:=ROUND([.H411];0)" table:style-name="ce32">
            <text:p>850</text:p>
          </table:table-cell>
          <table:table-cell office:value-type="float" office:value="13" table:formula="of:=FLOOR(([.I411]/64);1)" table:style-name="ce32">
            <text:p>1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89" table:style-name="ce32">
            <text:p>389</text:p>
          </table:table-cell>
          <table:table-cell office:value-type="float" office:value="1.2536132812499998" table:formula="of:=[.B412]*[.C$11]/[.C$12]" table:style-name="ce50">
            <text:p>1.254</text:p>
          </table:table-cell>
          <table:table-cell office:value-type="float" office:value="7.8719829277864983" table:formula="of:=[.C412]/[.$E$10]" table:style-name="ce25">
            <text:p>7.872</text:p>
          </table:table-cell>
          <table:table-cell office:value-type="float" office:value="6.1263004617667773" table:formula="of:=(10^([.D412]/10))" table:style-name="ce26">
            <text:p>6.1263</text:p>
          </table:table-cell>
          <table:table-cell office:value-type="float" office:value="13.294072002033907" table:formula="of:=[.E412]*[.C$16]" table:style-name="ce51">
            <text:p>13.29</text:p>
          </table:table-cell>
          <table:table-cell office:value-type="float" office:value="13" table:formula="of:=ROUND([.F412];0)" table:style-name="ce32">
            <text:p>13</text:p>
          </table:table-cell>
          <table:table-cell office:value-type="float" office:value="853.76123235181819" table:formula="of:=[.E412]*[.$C$17]" table:style-name="ce51">
            <text:p>853.76</text:p>
          </table:table-cell>
          <table:table-cell office:value-type="float" office:value="854" table:formula="of:=ROUND([.H412];0)" table:style-name="ce32">
            <text:p>854</text:p>
          </table:table-cell>
          <table:table-cell office:value-type="float" office:value="13" table:formula="of:=FLOOR(([.I412]/64);1)" table:style-name="ce32">
            <text:p>1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90" table:style-name="ce32">
            <text:p>390</text:p>
          </table:table-cell>
          <table:table-cell office:value-type="float" office:value="1.2568359375" table:formula="of:=[.B413]*[.C$11]/[.C$12]" table:style-name="ce50">
            <text:p>1.257</text:p>
          </table:table-cell>
          <table:table-cell office:value-type="float" office:value="7.8922193877551017" table:formula="of:=[.C413]/[.$E$10]" table:style-name="ce25">
            <text:p>7.892</text:p>
          </table:table-cell>
          <table:table-cell office:value-type="float" office:value="6.1549132868284691" table:formula="of:=(10^([.D413]/10))" table:style-name="ce26">
            <text:p>6.1549</text:p>
          </table:table-cell>
          <table:table-cell office:value-type="float" office:value="13.356161832417778" table:formula="of:=[.E413]*[.C$16]" table:style-name="ce51">
            <text:p>13.36</text:p>
          </table:table-cell>
          <table:table-cell office:value-type="float" office:value="13" table:formula="of:=ROUND([.F413];0)" table:style-name="ce32">
            <text:p>13</text:p>
          </table:table-cell>
          <table:table-cell office:value-type="float" office:value="857.74871565241551" table:formula="of:=[.E413]*[.$C$17]" table:style-name="ce51">
            <text:p>857.75</text:p>
          </table:table-cell>
          <table:table-cell office:value-type="float" office:value="858" table:formula="of:=ROUND([.H413];0)" table:style-name="ce32">
            <text:p>858</text:p>
          </table:table-cell>
          <table:table-cell office:value-type="float" office:value="13" table:formula="of:=FLOOR(([.I413]/64);1)" table:style-name="ce32">
            <text:p>1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91" table:style-name="ce32">
            <text:p>391</text:p>
          </table:table-cell>
          <table:table-cell office:value-type="float" office:value="1.26005859375" table:formula="of:=[.B414]*[.C$11]/[.C$12]" table:style-name="ce50">
            <text:p>1.260</text:p>
          </table:table-cell>
          <table:table-cell office:value-type="float" office:value="7.9124558477237041" table:formula="of:=[.C414]/[.$E$10]" table:style-name="ce25">
            <text:p>7.912</text:p>
          </table:table-cell>
          <table:table-cell office:value-type="float" office:value="6.1836597478035644" table:formula="of:=(10^([.D414]/10))" table:style-name="ce26">
            <text:p>6.1837</text:p>
          </table:table-cell>
          <table:table-cell office:value-type="float" office:value="13.418541652733735" table:formula="of:=[.E414]*[.C$16]" table:style-name="ce51">
            <text:p>13.42</text:p>
          </table:table-cell>
          <table:table-cell office:value-type="float" office:value="13" table:formula="of:=ROUND([.F414];0)" table:style-name="ce32">
            <text:p>13</text:p>
          </table:table-cell>
          <table:table-cell office:value-type="float" office:value="861.75482245390481" table:formula="of:=[.E414]*[.$C$17]" table:style-name="ce51">
            <text:p>861.75</text:p>
          </table:table-cell>
          <table:table-cell office:value-type="float" office:value="862" table:formula="of:=ROUND([.H414];0)" table:style-name="ce32">
            <text:p>862</text:p>
          </table:table-cell>
          <table:table-cell office:value-type="float" office:value="13" table:formula="of:=FLOOR(([.I414]/64);1)" table:style-name="ce32">
            <text:p>1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92" table:style-name="ce32">
            <text:p>392</text:p>
          </table:table-cell>
          <table:table-cell office:value-type="float" office:value="1.2632812499999999" table:formula="of:=[.B415]*[.C$11]/[.C$12]" table:style-name="ce50">
            <text:p>1.263</text:p>
          </table:table-cell>
          <table:table-cell office:value-type="float" office:value="7.9326923076923066" table:formula="of:=[.C415]/[.$E$10]" table:style-name="ce25">
            <text:p>7.933</text:p>
          </table:table-cell>
          <table:table-cell office:value-type="float" office:value="6.2125404688372647" table:formula="of:=(10^([.D415]/10))" table:style-name="ce26">
            <text:p>6.2125</text:p>
          </table:table-cell>
          <table:table-cell office:value-type="float" office:value="13.481212817376864" table:formula="of:=[.E415]*[.C$16]" table:style-name="ce51">
            <text:p>13.48</text:p>
          </table:table-cell>
          <table:table-cell office:value-type="float" office:value="13" table:formula="of:=ROUND([.F415];0)" table:style-name="ce32">
            <text:p>13</text:p>
          </table:table-cell>
          <table:table-cell office:value-type="float" office:value="865.77963973716135" table:formula="of:=[.E415]*[.$C$17]" table:style-name="ce51">
            <text:p>865.78</text:p>
          </table:table-cell>
          <table:table-cell office:value-type="float" office:value="866" table:formula="of:=ROUND([.H415];0)" table:style-name="ce32">
            <text:p>866</text:p>
          </table:table-cell>
          <table:table-cell office:value-type="float" office:value="13" table:formula="of:=FLOOR(([.I415]/64);1)" table:style-name="ce32">
            <text:p>1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93" table:style-name="ce32">
            <text:p>393</text:p>
          </table:table-cell>
          <table:table-cell office:value-type="float" office:value="1.2665039062499999" table:formula="of:=[.B416]*[.C$11]/[.C$12]" table:style-name="ce50">
            <text:p>1.267</text:p>
          </table:table-cell>
          <table:table-cell office:value-type="float" office:value="7.9529287676609099" table:formula="of:=[.C416]/[.$E$10]" table:style-name="ce25">
            <text:p>7.953</text:p>
          </table:table-cell>
          <table:table-cell office:value-type="float" office:value="6.2415560769898324" table:formula="of:=(10^([.D416]/10))" table:style-name="ce26">
            <text:p>6.2416</text:p>
          </table:table-cell>
          <table:table-cell office:value-type="float" office:value="13.544176687067935" table:formula="of:=[.E416]*[.C$16]" table:style-name="ce51">
            <text:p>13.54</text:p>
          </table:table-cell>
          <table:table-cell office:value-type="float" office:value="14" table:formula="of:=ROUND([.F416];0)" table:style-name="ce32">
            <text:p>14</text:p>
          </table:table-cell>
          <table:table-cell office:value-type="float" office:value="869.82325488930314" table:formula="of:=[.E416]*[.$C$17]" table:style-name="ce51">
            <text:p>869.82</text:p>
          </table:table-cell>
          <table:table-cell office:value-type="float" office:value="870" table:formula="of:=ROUND([.H416];0)" table:style-name="ce32">
            <text:p>870</text:p>
          </table:table-cell>
          <table:table-cell office:value-type="float" office:value="13" table:formula="of:=FLOOR(([.I416]/64);1)" table:style-name="ce32">
            <text:p>1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94" table:style-name="ce32">
            <text:p>394</text:p>
          </table:table-cell>
          <table:table-cell office:value-type="float" office:value="1.2697265624999998" table:formula="of:=[.B417]*[.C$11]/[.C$12]" table:style-name="ce50">
            <text:p>1.270</text:p>
          </table:table-cell>
          <table:table-cell office:value-type="float" office:value="7.9731652276295124" table:formula="of:=[.C417]/[.$E$10]" table:style-name="ce25">
            <text:p>7.973</text:p>
          </table:table-cell>
          <table:table-cell office:value-type="float" office:value="6.2707072022502057" table:formula="of:=(10^([.D417]/10))" table:style-name="ce26">
            <text:p>6.2707</text:p>
          </table:table-cell>
          <table:table-cell office:value-type="float" office:value="13.607434628882945" table:formula="of:=[.E417]*[.C$16]" table:style-name="ce51">
            <text:p>13.61</text:p>
          </table:table-cell>
          <table:table-cell office:value-type="float" office:value="14" table:formula="of:=ROUND([.F417];0)" table:style-name="ce32">
            <text:p>14</text:p>
          </table:table-cell>
          <table:table-cell office:value-type="float" office:value="873.88575570558874" table:formula="of:=[.E417]*[.$C$17]" table:style-name="ce51">
            <text:p>873.89</text:p>
          </table:table-cell>
          <table:table-cell office:value-type="float" office:value="874" table:formula="of:=ROUND([.H417];0)" table:style-name="ce32">
            <text:p>874</text:p>
          </table:table-cell>
          <table:table-cell office:value-type="float" office:value="13" table:formula="of:=FLOOR(([.I417]/64);1)" table:style-name="ce32">
            <text:p>1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95" table:style-name="ce32">
            <text:p>395</text:p>
          </table:table-cell>
          <table:table-cell office:value-type="float" office:value="1.27294921875" table:formula="of:=[.B418]*[.C$11]/[.C$12]" table:style-name="ce50">
            <text:p>1.273</text:p>
          </table:table-cell>
          <table:table-cell office:value-type="float" office:value="7.9934016875981158" table:formula="of:=[.C418]/[.$E$10]" table:style-name="ce25">
            <text:p>7.993</text:p>
          </table:table-cell>
          <table:table-cell office:value-type="float" office:value="6.2999944775496823" table:formula="of:=(10^([.D418]/10))" table:style-name="ce26">
            <text:p>6.3000</text:p>
          </table:table-cell>
          <table:table-cell office:value-type="float" office:value="13.670988016282811" table:formula="of:=[.E418]*[.C$16]" table:style-name="ce51">
            <text:p>13.67</text:p>
          </table:table-cell>
          <table:table-cell office:value-type="float" office:value="14" table:formula="of:=ROUND([.F418];0)" table:style-name="ce32">
            <text:p>14</text:p>
          </table:table-cell>
          <table:table-cell office:value-type="float" office:value="877.96723039132382" table:formula="of:=[.E418]*[.$C$17]" table:style-name="ce51">
            <text:p>877.97</text:p>
          </table:table-cell>
          <table:table-cell office:value-type="float" office:value="878" table:formula="of:=ROUND([.H418];0)" table:style-name="ce32">
            <text:p>878</text:p>
          </table:table-cell>
          <table:table-cell office:value-type="float" office:value="13" table:formula="of:=FLOOR(([.I418]/64);1)" table:style-name="ce32">
            <text:p>1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96" table:style-name="ce32">
            <text:p>396</text:p>
          </table:table-cell>
          <table:table-cell office:value-type="float" office:value="1.276171875" table:formula="of:=[.B419]*[.C$11]/[.C$12]" table:style-name="ce50">
            <text:p>1.276</text:p>
          </table:table-cell>
          <table:table-cell office:value-type="float" office:value="8.0136381475667182" table:formula="of:=[.C419]/[.$E$10]" table:style-name="ce25">
            <text:p>8.014</text:p>
          </table:table-cell>
          <table:table-cell office:value-type="float" office:value="6.3294185387756556" table:formula="of:=(10^([.D419]/10))" table:style-name="ce26">
            <text:p>6.3294</text:p>
          </table:table-cell>
          <table:table-cell office:value-type="float" office:value="13.734838229143172" table:formula="of:=[.E419]*[.C$16]" table:style-name="ce51">
            <text:p>13.73</text:p>
          </table:table-cell>
          <table:table-cell office:value-type="float" office:value="14" table:formula="of:=ROUND([.F419];0)" table:style-name="ce32">
            <text:p>14</text:p>
          </table:table-cell>
          <table:table-cell office:value-type="float" office:value="882.06776756377542" table:formula="of:=[.E419]*[.$C$17]" table:style-name="ce51">
            <text:p>882.07</text:p>
          </table:table-cell>
          <table:table-cell office:value-type="float" office:value="882" table:formula="of:=ROUND([.H419];0)" table:style-name="ce32">
            <text:p>882</text:p>
          </table:table-cell>
          <table:table-cell office:value-type="float" office:value="13" table:formula="of:=FLOOR(([.I419]/64);1)" table:style-name="ce32">
            <text:p>1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97" table:style-name="ce32">
            <text:p>397</text:p>
          </table:table-cell>
          <table:table-cell office:value-type="float" office:value="1.2793945312499999" table:formula="of:=[.B420]*[.C$11]/[.C$12]" table:style-name="ce50">
            <text:p>1.279</text:p>
          </table:table-cell>
          <table:table-cell office:value-type="float" office:value="8.0338746075353207" table:formula="of:=[.C420]/[.$E$10]" table:style-name="ce25">
            <text:p>8.034</text:p>
          </table:table-cell>
          <table:table-cell office:value-type="float" office:value="6.3589800247854313" table:formula="of:=(10^([.D420]/10))" table:style-name="ce26">
            <text:p>6.3590</text:p>
          </table:table-cell>
          <table:table-cell office:value-type="float" office:value="13.798986653784386" table:formula="of:=[.E420]*[.C$16]" table:style-name="ce51">
            <text:p>13.80</text:p>
          </table:table-cell>
          <table:table-cell office:value-type="float" office:value="14" table:formula="of:=ROUND([.F420];0)" table:style-name="ce32">
            <text:p>14</text:p>
          </table:table-cell>
          <table:table-cell office:value-type="float" office:value="886.18745625409781" table:formula="of:=[.E420]*[.$C$17]" table:style-name="ce51">
            <text:p>886.19</text:p>
          </table:table-cell>
          <table:table-cell office:value-type="float" office:value="886" table:formula="of:=ROUND([.H420];0)" table:style-name="ce32">
            <text:p>886</text:p>
          </table:table-cell>
          <table:table-cell office:value-type="float" office:value="13" table:formula="of:=FLOOR(([.I420]/64);1)" table:style-name="ce32">
            <text:p>1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98" table:style-name="ce32">
            <text:p>398</text:p>
          </table:table-cell>
          <table:table-cell office:value-type="float" office:value="1.2826171874999999" table:formula="of:=[.B421]*[.C$11]/[.C$12]" table:style-name="ce50">
            <text:p>1.283</text:p>
          </table:table-cell>
          <table:table-cell office:value-type="float" office:value="8.0541110675039231" table:formula="of:=[.C421]/[.$E$10]" table:style-name="ce25">
            <text:p>8.054</text:p>
          </table:table-cell>
          <table:table-cell office:value-type="float" office:value="6.3886795774200884" table:formula="of:=(10^([.D421]/10))" table:style-name="ce26">
            <text:p>6.3887</text:p>
          </table:table-cell>
          <table:table-cell office:value-type="float" office:value="13.863434683001591" table:formula="of:=[.E421]*[.C$16]" table:style-name="ce51">
            <text:p>13.86</text:p>
          </table:table-cell>
          <table:table-cell office:value-type="float" office:value="14" table:formula="of:=ROUND([.F421];0)" table:style-name="ce32">
            <text:p>14</text:p>
          </table:table-cell>
          <table:table-cell office:value-type="float" office:value="890.32638590926365" table:formula="of:=[.E421]*[.$C$17]" table:style-name="ce51">
            <text:p>890.33</text:p>
          </table:table-cell>
          <table:table-cell office:value-type="float" office:value="890" table:formula="of:=ROUND([.H421];0)" table:style-name="ce32">
            <text:p>890</text:p>
          </table:table-cell>
          <table:table-cell office:value-type="float" office:value="13" table:formula="of:=FLOOR(([.I421]/64);1)" table:style-name="ce32">
            <text:p>1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99" table:style-name="ce32">
            <text:p>399</text:p>
          </table:table-cell>
          <table:table-cell office:value-type="float" office:value="1.2858398437499998" table:formula="of:=[.B422]*[.C$11]/[.C$12]" table:style-name="ce50">
            <text:p>1.286</text:p>
          </table:table-cell>
          <table:table-cell office:value-type="float" office:value="8.0743475274725256" table:formula="of:=[.C422]/[.$E$10]" table:style-name="ce25">
            <text:p>8.074</text:p>
          </table:table-cell>
          <table:table-cell office:value-type="float" office:value="6.4185178415184181" table:formula="of:=(10^([.D422]/10))" table:style-name="ce26">
            <text:p>6.4185</text:p>
          </table:table-cell>
          <table:table-cell office:value-type="float" office:value="13.928183716094967" table:formula="of:=[.E422]*[.C$16]" table:style-name="ce51">
            <text:p>13.93</text:p>
          </table:table-cell>
          <table:table-cell office:value-type="float" office:value="14" table:formula="of:=ROUND([.F422];0)" table:style-name="ce32">
            <text:p>14</text:p>
          </table:table-cell>
          <table:table-cell office:value-type="float" office:value="894.48464639400686" table:formula="of:=[.E422]*[.$C$17]" table:style-name="ce51">
            <text:p>894.48</text:p>
          </table:table-cell>
          <table:table-cell office:value-type="float" office:value="894" table:formula="of:=ROUND([.H422];0)" table:style-name="ce32">
            <text:p>894</text:p>
          </table:table-cell>
          <table:table-cell office:value-type="float" office:value="13" table:formula="of:=FLOOR(([.I422]/64);1)" table:style-name="ce32">
            <text:p>1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00" table:style-name="ce32">
            <text:p>400</text:p>
          </table:table-cell>
          <table:table-cell office:value-type="float" office:value="1.2890625" table:formula="of:=[.B423]*[.C$11]/[.C$12]" table:style-name="ce50">
            <text:p>1.289</text:p>
          </table:table-cell>
          <table:table-cell office:value-type="float" office:value="8.0945839874411298" table:formula="of:=[.C423]/[.$E$10]" table:style-name="ce25">
            <text:p>8.095</text:p>
          </table:table-cell>
          <table:table-cell office:value-type="float" office:value="6.4484954649309261" table:formula="of:=(10^([.D423]/10))" table:style-name="ce26">
            <text:p>6.4485</text:p>
          </table:table-cell>
          <table:table-cell office:value-type="float" office:value="13.993235158900109" table:formula="of:=[.E423]*[.C$16]" table:style-name="ce51">
            <text:p>13.99</text:p>
          </table:table-cell>
          <table:table-cell office:value-type="float" office:value="14" table:formula="of:=ROUND([.F423];0)" table:style-name="ce32">
            <text:p>14</text:p>
          </table:table-cell>
          <table:table-cell office:value-type="float" office:value="898.66232799277395" table:formula="of:=[.E423]*[.$C$17]" table:style-name="ce51">
            <text:p>898.66</text:p>
          </table:table-cell>
          <table:table-cell office:value-type="float" office:value="899" table:formula="of:=ROUND([.H423];0)" table:style-name="ce32">
            <text:p>899</text:p>
          </table:table-cell>
          <table:table-cell office:value-type="float" office:value="14" table:formula="of:=FLOOR(([.I423]/64);1)" table:style-name="ce32">
            <text:p>1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01" table:style-name="ce32">
            <text:p>401</text:p>
          </table:table-cell>
          <table:table-cell office:value-type="float" office:value="1.29228515625" table:formula="of:=[.B424]*[.C$11]/[.C$12]" table:style-name="ce50">
            <text:p>1.292</text:p>
          </table:table-cell>
          <table:table-cell office:value-type="float" office:value="8.1148204474097323" table:formula="of:=[.C424]/[.$E$10]" table:style-name="ce25">
            <text:p>8.115</text:p>
          </table:table-cell>
          <table:table-cell office:value-type="float" office:value="6.4786130985338897" table:formula="of:=(10^([.D424]/10))" table:style-name="ce26">
            <text:p>6.4786</text:p>
          </table:table-cell>
          <table:table-cell office:value-type="float" office:value="14.05859042381854" table:formula="of:=[.E424]*[.C$16]" table:style-name="ce51">
            <text:p>14.06</text:p>
          </table:table-cell>
          <table:table-cell office:value-type="float" office:value="14" table:formula="of:=ROUND([.F424];0)" table:style-name="ce32">
            <text:p>14</text:p>
          </table:table-cell>
          <table:table-cell office:value-type="float" office:value="902.85952141168298" table:formula="of:=[.E424]*[.$C$17]" table:style-name="ce51">
            <text:p>902.86</text:p>
          </table:table-cell>
          <table:table-cell office:value-type="float" office:value="903" table:formula="of:=ROUND([.H424];0)" table:style-name="ce32">
            <text:p>903</text:p>
          </table:table-cell>
          <table:table-cell office:value-type="float" office:value="14" table:formula="of:=FLOOR(([.I424]/64);1)" table:style-name="ce32">
            <text:p>1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02" table:style-name="ce32">
            <text:p>402</text:p>
          </table:table-cell>
          <table:table-cell office:value-type="float" office:value="1.2955078124999999" table:formula="of:=[.B425]*[.C$11]/[.C$12]" table:style-name="ce50">
            <text:p>1.296</text:p>
          </table:table-cell>
          <table:table-cell office:value-type="float" office:value="8.1350569073783348" table:formula="of:=[.C425]/[.$E$10]" table:style-name="ce25">
            <text:p>8.135</text:p>
          </table:table-cell>
          <table:table-cell office:value-type="float" office:value="6.5088713962435119" table:formula="of:=(10^([.D425]/10))" table:style-name="ce26">
            <text:p>6.5089</text:p>
          </table:table-cell>
          <table:table-cell office:value-type="float" office:value="14.12425092984842" table:formula="of:=[.E425]*[.C$16]" table:style-name="ce51">
            <text:p>14.12</text:p>
          </table:table-cell>
          <table:table-cell office:value-type="float" office:value="14" table:formula="of:=ROUND([.F425];0)" table:style-name="ce32">
            <text:p>14</text:p>
          </table:table-cell>
          <table:table-cell office:value-type="float" office:value="907.07631778049586" table:formula="of:=[.E425]*[.$C$17]" table:style-name="ce51">
            <text:p>907.08</text:p>
          </table:table-cell>
          <table:table-cell office:value-type="float" office:value="907" table:formula="of:=ROUND([.H425];0)" table:style-name="ce32">
            <text:p>907</text:p>
          </table:table-cell>
          <table:table-cell office:value-type="float" office:value="14" table:formula="of:=FLOOR(([.I425]/64);1)" table:style-name="ce32">
            <text:p>1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03" table:style-name="ce32">
            <text:p>403</text:p>
          </table:table-cell>
          <table:table-cell office:value-type="float" office:value="1.2987304687499999" table:formula="of:=[.B426]*[.C$11]/[.C$12]" table:style-name="ce50">
            <text:p>1.299</text:p>
          </table:table-cell>
          <table:table-cell office:value-type="float" office:value="8.1552933673469372" table:formula="of:=[.C426]/[.$E$10]" table:style-name="ce25">
            <text:p>8.155</text:p>
          </table:table-cell>
          <table:table-cell office:value-type="float" office:value="6.5392710150300912" table:formula="of:=(10^([.D426]/10))" table:style-name="ce26">
            <text:p>6.5393</text:p>
          </table:table-cell>
          <table:table-cell office:value-type="float" office:value="14.190218102615297" table:formula="of:=[.E426]*[.C$16]" table:style-name="ce51">
            <text:p>14.19</text:p>
          </table:table-cell>
          <table:table-cell office:value-type="float" office:value="14" table:formula="of:=ROUND([.F426];0)" table:style-name="ce32">
            <text:p>14</text:p>
          </table:table-cell>
          <table:table-cell office:value-type="float" office:value="911.3128086545936" table:formula="of:=[.E426]*[.$C$17]" table:style-name="ce51">
            <text:p>911.31</text:p>
          </table:table-cell>
          <table:table-cell office:value-type="float" office:value="911" table:formula="of:=ROUND([.H426];0)" table:style-name="ce32">
            <text:p>911</text:p>
          </table:table-cell>
          <table:table-cell office:value-type="float" office:value="14" table:formula="of:=FLOOR(([.I426]/64);1)" table:style-name="ce32">
            <text:p>1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04" table:style-name="ce32">
            <text:p>404</text:p>
          </table:table-cell>
          <table:table-cell office:value-type="float" office:value="1.3019531249999998" table:formula="of:=[.B427]*[.C$11]/[.C$12]" table:style-name="ce50">
            <text:p>1.302</text:p>
          </table:table-cell>
          <table:table-cell office:value-type="float" office:value="8.1755298273155397" table:formula="of:=[.C427]/[.$E$10]" table:style-name="ce25">
            <text:p>8.176</text:p>
          </table:table-cell>
          <table:table-cell office:value-type="float" office:value="6.5698126149323057" table:formula="of:=(10^([.D427]/10))" table:style-name="ce26">
            <text:p>6.5698</text:p>
          </table:table-cell>
          <table:table-cell office:value-type="float" office:value="14.256493374403103" table:formula="of:=[.E427]*[.C$16]" table:style-name="ce51">
            <text:p>14.26</text:p>
          </table:table-cell>
          <table:table-cell office:value-type="float" office:value="14" table:formula="of:=ROUND([.F427];0)" table:style-name="ce32">
            <text:p>14</text:p>
          </table:table-cell>
          <table:table-cell office:value-type="float" office:value="915.56908601696625" table:formula="of:=[.E427]*[.$C$17]" table:style-name="ce51">
            <text:p>915.57</text:p>
          </table:table-cell>
          <table:table-cell office:value-type="float" office:value="916" table:formula="of:=ROUND([.H427];0)" table:style-name="ce32">
            <text:p>916</text:p>
          </table:table-cell>
          <table:table-cell office:value-type="float" office:value="14" table:formula="of:=FLOOR(([.I427]/64);1)" table:style-name="ce32">
            <text:p>1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05" table:style-name="ce32">
            <text:p>405</text:p>
          </table:table-cell>
          <table:table-cell office:value-type="float" office:value="1.30517578125" table:formula="of:=[.B428]*[.C$11]/[.C$12]" table:style-name="ce50">
            <text:p>1.305</text:p>
          </table:table-cell>
          <table:table-cell office:value-type="float" office:value="8.1957662872841439" table:formula="of:=[.C428]/[.$E$10]" table:style-name="ce25">
            <text:p>8.196</text:p>
          </table:table-cell>
          <table:table-cell office:value-type="float" office:value="6.6004968590715407" table:formula="of:=(10^([.D428]/10))" table:style-name="ce26">
            <text:p>6.6005</text:p>
          </table:table-cell>
          <table:table-cell office:value-type="float" office:value="14.323078184185244" table:formula="of:=[.E428]*[.C$16]" table:style-name="ce51">
            <text:p>14.32</text:p>
          </table:table-cell>
          <table:table-cell office:value-type="float" office:value="14" table:formula="of:=ROUND([.F428];0)" table:style-name="ce32">
            <text:p>14</text:p>
          </table:table-cell>
          <table:table-cell office:value-type="float" office:value="919.84524228020996" table:formula="of:=[.E428]*[.$C$17]" table:style-name="ce51">
            <text:p>919.85</text:p>
          </table:table-cell>
          <table:table-cell office:value-type="float" office:value="920" table:formula="of:=ROUND([.H428];0)" table:style-name="ce32">
            <text:p>920</text:p>
          </table:table-cell>
          <table:table-cell office:value-type="float" office:value="14" table:formula="of:=FLOOR(([.I428]/64);1)" table:style-name="ce32">
            <text:p>1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06" table:style-name="ce32">
            <text:p>406</text:p>
          </table:table-cell>
          <table:table-cell office:value-type="float" office:value="1.3083984375" table:formula="of:=[.B429]*[.C$11]/[.C$12]" table:style-name="ce50">
            <text:p>1.308</text:p>
          </table:table-cell>
          <table:table-cell office:value-type="float" office:value="8.2160027472527464" table:formula="of:=[.C429]/[.$E$10]" table:style-name="ce25">
            <text:p>8.216</text:p>
          </table:table-cell>
          <table:table-cell office:value-type="float" office:value="6.6313244136662712" table:formula="of:=(10^([.D429]/10))" table:style-name="ce26">
            <text:p>6.6313</text:p>
          </table:table-cell>
          <table:table-cell office:value-type="float" office:value="14.389973977655808" table:formula="of:=[.E429]*[.C$16]" table:style-name="ce51">
            <text:p>14.39</text:p>
          </table:table-cell>
          <table:table-cell office:value-type="float" office:value="14" table:formula="of:=ROUND([.F429];0)" table:style-name="ce32">
            <text:p>14</text:p>
          </table:table-cell>
          <table:table-cell office:value-type="float" office:value="924.14137028853168" table:formula="of:=[.E429]*[.$C$17]" table:style-name="ce51">
            <text:p>924.14</text:p>
          </table:table-cell>
          <table:table-cell office:value-type="float" office:value="924" table:formula="of:=ROUND([.H429];0)" table:style-name="ce32">
            <text:p>924</text:p>
          </table:table-cell>
          <table:table-cell office:value-type="float" office:value="14" table:formula="of:=FLOOR(([.I429]/64);1)" table:style-name="ce32">
            <text:p>1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07" table:style-name="ce32">
            <text:p>407</text:p>
          </table:table-cell>
          <table:table-cell office:value-type="float" office:value="1.3116210937499999" table:formula="of:=[.B430]*[.C$11]/[.C$12]" table:style-name="ce50">
            <text:p>1.312</text:p>
          </table:table-cell>
          <table:table-cell office:value-type="float" office:value="8.2362392072213488" table:formula="of:=[.C430]/[.$E$10]" table:style-name="ce25">
            <text:p>8.236</text:p>
          </table:table-cell>
          <table:table-cell office:value-type="float" office:value="6.6622959480465536" table:formula="of:=(10^([.D430]/10))" table:style-name="ce26">
            <text:p>6.6623</text:p>
          </table:table-cell>
          <table:table-cell office:value-type="float" office:value="14.45718220726102" table:formula="of:=[.E430]*[.C$16]" table:style-name="ce51">
            <text:p>14.46</text:p>
          </table:table-cell>
          <table:table-cell office:value-type="float" office:value="14" table:formula="of:=ROUND([.F430];0)" table:style-name="ce32">
            <text:p>14</text:p>
          </table:table-cell>
          <table:table-cell office:value-type="float" office:value="928.45756331976781" table:formula="of:=[.E430]*[.$C$17]" table:style-name="ce51">
            <text:p>928.46</text:p>
          </table:table-cell>
          <table:table-cell office:value-type="float" office:value="928" table:formula="of:=ROUND([.H430];0)" table:style-name="ce32">
            <text:p>928</text:p>
          </table:table-cell>
          <table:table-cell office:value-type="float" office:value="14" table:formula="of:=FLOOR(([.I430]/64);1)" table:style-name="ce32">
            <text:p>1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08" table:style-name="ce32">
            <text:p>408</text:p>
          </table:table-cell>
          <table:table-cell office:value-type="float" office:value="1.3148437499999999" table:formula="of:=[.B431]*[.C$11]/[.C$12]" table:style-name="ce50">
            <text:p>1.315</text:p>
          </table:table-cell>
          <table:table-cell office:value-type="float" office:value="8.2564756671899513" table:formula="of:=[.C431]/[.$E$10]" table:style-name="ce25">
            <text:p>8.256</text:p>
          </table:table-cell>
          <table:table-cell office:value-type="float" office:value="6.6934121346685345" table:formula="of:=(10^([.D431]/10))" table:style-name="ce26">
            <text:p>6.6934</text:p>
          </table:table-cell>
          <table:table-cell office:value-type="float" office:value="14.524704332230719" table:formula="of:=[.E431]*[.C$16]" table:style-name="ce51">
            <text:p>14.52</text:p>
          </table:table-cell>
          <table:table-cell office:value-type="float" office:value="15" table:formula="of:=ROUND([.F431];0)" table:style-name="ce32">
            <text:p>15</text:p>
          </table:table-cell>
          <table:table-cell office:value-type="float" office:value="932.79391508740707" table:formula="of:=[.E431]*[.$C$17]" table:style-name="ce51">
            <text:p>932.79</text:p>
          </table:table-cell>
          <table:table-cell office:value-type="float" office:value="933" table:formula="of:=ROUND([.H431];0)" table:style-name="ce32">
            <text:p>933</text:p>
          </table:table-cell>
          <table:table-cell office:value-type="float" office:value="14" table:formula="of:=FLOOR(([.I431]/64);1)" table:style-name="ce32">
            <text:p>1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09" table:style-name="ce32">
            <text:p>409</text:p>
          </table:table-cell>
          <table:table-cell office:value-type="float" office:value="1.3180664062499998" table:formula="of:=[.B432]*[.C$11]/[.C$12]" table:style-name="ce50">
            <text:p>1.318</text:p>
          </table:table-cell>
          <table:table-cell office:value-type="float" office:value="8.2767121271585538" table:formula="of:=[.C432]/[.$E$10]" table:style-name="ce25">
            <text:p>8.277</text:p>
          </table:table-cell>
          <table:table-cell office:value-type="float" office:value="6.7246736491290644" table:formula="of:=(10^([.D432]/10))" table:style-name="ce26">
            <text:p>6.7247</text:p>
          </table:table-cell>
          <table:table-cell office:value-type="float" office:value="14.592541818610069" table:formula="of:=[.E432]*[.C$16]" table:style-name="ce51">
            <text:p>14.59</text:p>
          </table:table-cell>
          <table:table-cell office:value-type="float" office:value="15" table:formula="of:=ROUND([.F432];0)" table:style-name="ce32">
            <text:p>15</text:p>
          </table:table-cell>
          <table:table-cell office:value-type="float" office:value="937.15051974262656" table:formula="of:=[.E432]*[.$C$17]" table:style-name="ce51">
            <text:p>937.15</text:p>
          </table:table-cell>
          <table:table-cell office:value-type="float" office:value="937" table:formula="of:=ROUND([.H432];0)" table:style-name="ce32">
            <text:p>937</text:p>
          </table:table-cell>
          <table:table-cell office:value-type="float" office:value="14" table:formula="of:=FLOOR(([.I432]/64);1)" table:style-name="ce32">
            <text:p>1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10" table:style-name="ce32">
            <text:p>410</text:p>
          </table:table-cell>
          <table:table-cell office:value-type="float" office:value="1.3212890625" table:formula="of:=[.B433]*[.C$11]/[.C$12]" table:style-name="ce50">
            <text:p>1.321</text:p>
          </table:table-cell>
          <table:table-cell office:value-type="float" office:value="8.296948587127158" table:formula="of:=[.C433]/[.$E$10]" table:style-name="ce25">
            <text:p>8.297</text:p>
          </table:table-cell>
          <table:table-cell office:value-type="float" office:value="6.7560811701803587" table:formula="of:=(10^([.D433]/10))" table:style-name="ce26">
            <text:p>6.7561</text:p>
          </table:table-cell>
          <table:table-cell office:value-type="float" office:value="14.660696139291378" table:formula="of:=[.E433]*[.C$16]" table:style-name="ce51">
            <text:p>14.66</text:p>
          </table:table-cell>
          <table:table-cell office:value-type="float" office:value="15" table:formula="of:=ROUND([.F433];0)" table:style-name="ce32">
            <text:p>15</text:p>
          </table:table-cell>
          <table:table-cell office:value-type="float" office:value="941.52747187633486" table:formula="of:=[.E433]*[.$C$17]" table:style-name="ce51">
            <text:p>941.53</text:p>
          </table:table-cell>
          <table:table-cell office:value-type="float" office:value="942" table:formula="of:=ROUND([.H433];0)" table:style-name="ce32">
            <text:p>942</text:p>
          </table:table-cell>
          <table:table-cell office:value-type="float" office:value="14" table:formula="of:=FLOOR(([.I433]/64);1)" table:style-name="ce32">
            <text:p>1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11" table:style-name="ce32">
            <text:p>411</text:p>
          </table:table-cell>
          <table:table-cell office:value-type="float" office:value="1.32451171875" table:formula="of:=[.B434]*[.C$11]/[.C$12]" table:style-name="ce50">
            <text:p>1.325</text:p>
          </table:table-cell>
          <table:table-cell office:value-type="float" office:value="8.3171850470957605" table:formula="of:=[.C434]/[.$E$10]" table:style-name="ce25">
            <text:p>8.317</text:p>
          </table:table-cell>
          <table:table-cell office:value-type="float" office:value="6.7876353797447404" table:formula="of:=(10^([.D434]/10))" table:style-name="ce26">
            <text:p>6.7876</text:p>
          </table:table-cell>
          <table:table-cell office:value-type="float" office:value="14.729168774046085" table:formula="of:=[.E434]*[.C$16]" table:style-name="ce51">
            <text:p>14.73</text:p>
          </table:table-cell>
          <table:table-cell office:value-type="float" office:value="15" table:formula="of:=ROUND([.F434];0)" table:style-name="ce32">
            <text:p>15</text:p>
          </table:table-cell>
          <table:table-cell office:value-type="float" office:value="945.92486652122716" table:formula="of:=[.E434]*[.$C$17]" table:style-name="ce51">
            <text:p>945.92</text:p>
          </table:table-cell>
          <table:table-cell office:value-type="float" office:value="946" table:formula="of:=ROUND([.H434];0)" table:style-name="ce32">
            <text:p>946</text:p>
          </table:table-cell>
          <table:table-cell office:value-type="float" office:value="14" table:formula="of:=FLOOR(([.I434]/64);1)" table:style-name="ce32">
            <text:p>1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12" table:style-name="ce32">
            <text:p>412</text:p>
          </table:table-cell>
          <table:table-cell office:value-type="float" office:value="1.3277343749999999" table:formula="of:=[.B435]*[.C$11]/[.C$12]" table:style-name="ce50">
            <text:p>1.328</text:p>
          </table:table-cell>
          <table:table-cell office:value-type="float" office:value="8.3374215070643629" table:formula="of:=[.C435]/[.$E$10]" table:style-name="ce25">
            <text:p>8.337</text:p>
          </table:table-cell>
          <table:table-cell office:value-type="float" office:value="6.81933696292944" table:formula="of:=(10^([.D435]/10))" table:style-name="ce26">
            <text:p>6.8193</text:p>
          </table:table-cell>
          <table:table-cell office:value-type="float" office:value="14.797961209556885" table:formula="of:=[.E435]*[.C$16]" table:style-name="ce51">
            <text:p>14.80</text:p>
          </table:table-cell>
          <table:table-cell office:value-type="float" office:value="15" table:formula="of:=ROUND([.F435];0)" table:style-name="ce32">
            <text:p>15</text:p>
          </table:table-cell>
          <table:table-cell office:value-type="float" office:value="950.34279915384684" table:formula="of:=[.E435]*[.$C$17]" table:style-name="ce51">
            <text:p>950.34</text:p>
          </table:table-cell>
          <table:table-cell office:value-type="float" office:value="950" table:formula="of:=ROUND([.H435];0)" table:style-name="ce32">
            <text:p>950</text:p>
          </table:table-cell>
          <table:table-cell office:value-type="float" office:value="14" table:formula="of:=FLOOR(([.I435]/64);1)" table:style-name="ce32">
            <text:p>1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13" table:style-name="ce32">
            <text:p>413</text:p>
          </table:table-cell>
          <table:table-cell office:value-type="float" office:value="1.3309570312499999" table:formula="of:=[.B436]*[.C$11]/[.C$12]" table:style-name="ce50">
            <text:p>1.331</text:p>
          </table:table-cell>
          <table:table-cell office:value-type="float" office:value="8.3576579670329654" table:formula="of:=[.C436]/[.$E$10]" table:style-name="ce25">
            <text:p>8.358</text:p>
          </table:table-cell>
          <table:table-cell office:value-type="float" office:value="6.8511866080414832" table:formula="of:=(10^([.D436]/10))" table:style-name="ce26">
            <text:p>6.8512</text:p>
          </table:table-cell>
          <table:table-cell office:value-type="float" office:value="14.867074939450019" table:formula="of:=[.E436]*[.C$16]" table:style-name="ce51">
            <text:p>14.87</text:p>
          </table:table-cell>
          <table:table-cell office:value-type="float" office:value="15" table:formula="of:=ROUND([.F436];0)" table:style-name="ce32">
            <text:p>15</text:p>
          </table:table-cell>
          <table:table-cell office:value-type="float" office:value="954.78136569666117" table:formula="of:=[.E436]*[.$C$17]" table:style-name="ce51">
            <text:p>954.78</text:p>
          </table:table-cell>
          <table:table-cell office:value-type="float" office:value="955" table:formula="of:=ROUND([.H436];0)" table:style-name="ce32">
            <text:p>955</text:p>
          </table:table-cell>
          <table:table-cell office:value-type="float" office:value="14" table:formula="of:=FLOOR(([.I436]/64);1)" table:style-name="ce32">
            <text:p>1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14" table:style-name="ce32">
            <text:p>414</text:p>
          </table:table-cell>
          <table:table-cell office:value-type="float" office:value="1.3341796874999998" table:formula="of:=[.B437]*[.C$11]/[.C$12]" table:style-name="ce50">
            <text:p>1.334</text:p>
          </table:table-cell>
          <table:table-cell office:value-type="float" office:value="8.3778944270015678" table:formula="of:=[.C437]/[.$E$10]" table:style-name="ce25">
            <text:p>8.378</text:p>
          </table:table-cell>
          <table:table-cell office:value-type="float" office:value="6.883185006602619" table:formula="of:=(10^([.D437]/10))" table:style-name="ce26">
            <text:p>6.8832</text:p>
          </table:table-cell>
          <table:table-cell office:value-type="float" office:value="14.936511464327683" table:formula="of:=[.E437]*[.C$16]" table:style-name="ce51">
            <text:p>14.94</text:p>
          </table:table-cell>
          <table:table-cell office:value-type="float" office:value="15" table:formula="of:=ROUND([.F437];0)" table:style-name="ce32">
            <text:p>15</text:p>
          </table:table-cell>
          <table:table-cell office:value-type="float" office:value="959.24066252014109" table:formula="of:=[.E437]*[.$C$17]" table:style-name="ce51">
            <text:p>959.24</text:p>
          </table:table-cell>
          <table:table-cell office:value-type="float" office:value="959" table:formula="of:=ROUND([.H437];0)" table:style-name="ce32">
            <text:p>959</text:p>
          </table:table-cell>
          <table:table-cell office:value-type="float" office:value="14" table:formula="of:=FLOOR(([.I437]/64);1)" table:style-name="ce32">
            <text:p>1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15" table:style-name="ce32">
            <text:p>415</text:p>
          </table:table-cell>
          <table:table-cell office:value-type="float" office:value="1.33740234375" table:formula="of:=[.B438]*[.C$11]/[.C$12]" table:style-name="ce50">
            <text:p>1.337</text:p>
          </table:table-cell>
          <table:table-cell office:value-type="float" office:value="8.3981308869701721" table:formula="of:=[.C438]/[.$E$10]" table:style-name="ce25">
            <text:p>8.398</text:p>
          </table:table-cell>
          <table:table-cell office:value-type="float" office:value="6.9153328533643483" table:formula="of:=(10^([.D438]/10))" table:style-name="ce26">
            <text:p>6.9153</text:p>
          </table:table-cell>
          <table:table-cell office:value-type="float" office:value="15.006272291800636" table:formula="of:=[.E438]*[.C$16]" table:style-name="ce51">
            <text:p>15.01</text:p>
          </table:table-cell>
          <table:table-cell office:value-type="float" office:value="15" table:formula="of:=ROUND([.F438];0)" table:style-name="ce32">
            <text:p>15</text:p>
          </table:table-cell>
          <table:table-cell office:value-type="float" office:value="963.72078644485566" table:formula="of:=[.E438]*[.$C$17]" table:style-name="ce51">
            <text:p>963.72</text:p>
          </table:table-cell>
          <table:table-cell office:value-type="float" office:value="964" table:formula="of:=ROUND([.H438];0)" table:style-name="ce32">
            <text:p>964</text:p>
          </table:table-cell>
          <table:table-cell office:value-type="float" office:value="15" table:formula="of:=FLOOR(([.I438]/64);1)" table:style-name="ce32">
            <text:p>1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16" table:style-name="ce32">
            <text:p>416</text:p>
          </table:table-cell>
          <table:table-cell office:value-type="float" office:value="1.340625" table:formula="of:=[.B439]*[.C$11]/[.C$12]" table:style-name="ce50">
            <text:p>1.341</text:p>
          </table:table-cell>
          <table:table-cell office:value-type="float" office:value="8.4183673469387745" table:formula="of:=[.C439]/[.$E$10]" table:style-name="ce25">
            <text:p>8.418</text:p>
          </table:table-cell>
          <table:table-cell office:value-type="float" office:value="6.9476308463229905" table:formula="of:=(10^([.D439]/10))" table:style-name="ce26">
            <text:p>6.9476</text:p>
          </table:table-cell>
          <table:table-cell office:value-type="float" office:value="15.076358936520888" table:formula="of:=[.E439]*[.C$16]" table:style-name="ce51">
            <text:p>15.08</text:p>
          </table:table-cell>
          <table:table-cell office:value-type="float" office:value="15" table:formula="of:=ROUND([.F439];0)" table:style-name="ce32">
            <text:p>15</text:p>
          </table:table-cell>
          <table:table-cell office:value-type="float" office:value="968.221834743572" table:formula="of:=[.E439]*[.$C$17]" table:style-name="ce51">
            <text:p>968.22</text:p>
          </table:table-cell>
          <table:table-cell office:value-type="float" office:value="968" table:formula="of:=ROUND([.H439];0)" table:style-name="ce32">
            <text:p>968</text:p>
          </table:table-cell>
          <table:table-cell office:value-type="float" office:value="15" table:formula="of:=FLOOR(([.I439]/64);1)" table:style-name="ce32">
            <text:p>1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17" table:style-name="ce32">
            <text:p>417</text:p>
          </table:table-cell>
          <table:table-cell office:value-type="float" office:value="1.3438476562499999" table:formula="of:=[.B440]*[.C$11]/[.C$12]" table:style-name="ce50">
            <text:p>1.344</text:p>
          </table:table-cell>
          <table:table-cell office:value-type="float" office:value="8.438603806907377" table:formula="of:=[.C440]/[.$E$10]" table:style-name="ce25">
            <text:p>8.439</text:p>
          </table:table-cell>
          <table:table-cell office:value-type="float" office:value="6.98007968673486" table:formula="of:=(10^([.D440]/10))" table:style-name="ce26">
            <text:p>6.9801</text:p>
          </table:table-cell>
          <table:table-cell office:value-type="float" office:value="15.146772920214646" table:formula="of:=[.E440]*[.C$16]" table:style-name="ce51">
            <text:p>15.15</text:p>
          </table:table-cell>
          <table:table-cell office:value-type="float" office:value="15" table:formula="of:=ROUND([.F440];0)" table:style-name="ce32">
            <text:p>15</text:p>
          </table:table-cell>
          <table:table-cell office:value-type="float" office:value="972.74390514337017" table:formula="of:=[.E440]*[.$C$17]" table:style-name="ce51">
            <text:p>972.74</text:p>
          </table:table-cell>
          <table:table-cell office:value-type="float" office:value="973" table:formula="of:=ROUND([.H440];0)" table:style-name="ce32">
            <text:p>973</text:p>
          </table:table-cell>
          <table:table-cell office:value-type="float" office:value="15" table:formula="of:=FLOOR(([.I440]/64);1)" table:style-name="ce32">
            <text:p>1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18" table:style-name="ce32">
            <text:p>418</text:p>
          </table:table-cell>
          <table:table-cell office:value-type="float" office:value="1.3470703124999999" table:formula="of:=[.B441]*[.C$11]/[.C$12]" table:style-name="ce50">
            <text:p>1.347</text:p>
          </table:table-cell>
          <table:table-cell office:value-type="float" office:value="8.4588402668759795" table:formula="of:=[.C441]/[.$E$10]" table:style-name="ce25">
            <text:p>8.459</text:p>
          </table:table-cell>
          <table:table-cell office:value-type="float" office:value="7.0126800791314832" table:formula="of:=(10^([.D441]/10))" table:style-name="ce26">
            <text:p>7.0127</text:p>
          </table:table-cell>
          <table:table-cell office:value-type="float" office:value="15.217515771715318" table:formula="of:=[.E441]*[.C$16]" table:style-name="ce51">
            <text:p>15.22</text:p>
          </table:table-cell>
          <table:table-cell office:value-type="float" office:value="15" table:formula="of:=ROUND([.F441];0)" table:style-name="ce32">
            <text:p>15</text:p>
          </table:table-cell>
          <table:table-cell office:value-type="float" office:value="977.28709582776355" table:formula="of:=[.E441]*[.$C$17]" table:style-name="ce51">
            <text:p>977.29</text:p>
          </table:table-cell>
          <table:table-cell office:value-type="float" office:value="977" table:formula="of:=ROUND([.H441];0)" table:style-name="ce32">
            <text:p>977</text:p>
          </table:table-cell>
          <table:table-cell office:value-type="float" office:value="15" table:formula="of:=FLOOR(([.I441]/64);1)" table:style-name="ce32">
            <text:p>1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19" table:style-name="ce32">
            <text:p>419</text:p>
          </table:table-cell>
          <table:table-cell office:value-type="float" office:value="1.3502929687499998" table:formula="of:=[.B442]*[.C$11]/[.C$12]" table:style-name="ce50">
            <text:p>1.350</text:p>
          </table:table-cell>
          <table:table-cell office:value-type="float" office:value="8.4790767268445819" table:formula="of:=[.C442]/[.$E$10]" table:style-name="ce25">
            <text:p>8.479</text:p>
          </table:table-cell>
          <table:table-cell office:value-type="float" office:value="7.045432731334885" table:formula="of:=(10^([.D442]/10))" table:style-name="ce26">
            <text:p>7.0454</text:p>
          </table:table-cell>
          <table:table-cell office:value-type="float" office:value="15.2885890269967" table:formula="of:=[.E442]*[.C$16]" table:style-name="ce51">
            <text:p>15.29</text:p>
          </table:table-cell>
          <table:table-cell office:value-type="float" office:value="15" table:formula="of:=ROUND([.F442];0)" table:style-name="ce32">
            <text:p>15</text:p>
          </table:table-cell>
          <table:table-cell office:value-type="float" office:value="981.85150543882969" table:formula="of:=[.E442]*[.$C$17]" table:style-name="ce51">
            <text:p>981.85</text:p>
          </table:table-cell>
          <table:table-cell office:value-type="float" office:value="982" table:formula="of:=ROUND([.H442];0)" table:style-name="ce32">
            <text:p>982</text:p>
          </table:table-cell>
          <table:table-cell office:value-type="float" office:value="15" table:formula="of:=FLOOR(([.I442]/64);1)" table:style-name="ce32">
            <text:p>1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20" table:style-name="ce32">
            <text:p>420</text:p>
          </table:table-cell>
          <table:table-cell office:value-type="float" office:value="1.353515625" table:formula="of:=[.B443]*[.C$11]/[.C$12]" table:style-name="ce50">
            <text:p>1.354</text:p>
          </table:table-cell>
          <table:table-cell office:value-type="float" office:value="8.4993131868131861" table:formula="of:=[.C443]/[.$E$10]" table:style-name="ce25">
            <text:p>8.499</text:p>
          </table:table-cell>
          <table:table-cell office:value-type="float" office:value="7.078338354472975" table:formula="of:=(10^([.D443]/10))" table:style-name="ce26">
            <text:p>7.0783</text:p>
          </table:table-cell>
          <table:table-cell office:value-type="float" office:value="15.359994229206356" table:formula="of:=[.E443]*[.C$16]" table:style-name="ce51">
            <text:p>15.36</text:p>
          </table:table-cell>
          <table:table-cell office:value-type="float" office:value="15" table:formula="of:=ROUND([.F443];0)" table:style-name="ce32">
            <text:p>15</text:p>
          </table:table-cell>
          <table:table-cell office:value-type="float" office:value="986.43723307935386" table:formula="of:=[.E443]*[.$C$17]" table:style-name="ce51">
            <text:p>986.44</text:p>
          </table:table-cell>
          <table:table-cell office:value-type="float" office:value="986" table:formula="of:=ROUND([.H443];0)" table:style-name="ce32">
            <text:p>986</text:p>
          </table:table-cell>
          <table:table-cell office:value-type="float" office:value="15" table:formula="of:=FLOOR(([.I443]/64);1)" table:style-name="ce32">
            <text:p>1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21" table:style-name="ce32">
            <text:p>421</text:p>
          </table:table-cell>
          <table:table-cell office:value-type="float" office:value="1.35673828125" table:formula="of:=[.B444]*[.C$11]/[.C$12]" table:style-name="ce50">
            <text:p>1.357</text:p>
          </table:table-cell>
          <table:table-cell office:value-type="float" office:value="8.5195496467817886" table:formula="of:=[.C444]/[.$E$10]" table:style-name="ce25">
            <text:p>8.520</text:p>
          </table:table-cell>
          <table:table-cell office:value-type="float" office:value="7.1113976629949702" table:formula="of:=(10^([.D444]/10))" table:style-name="ce26">
            <text:p>7.1114</text:p>
          </table:table-cell>
          <table:table-cell office:value-type="float" office:value="15.431732928699084" table:formula="of:=[.E444]*[.C$16]" table:style-name="ce51">
            <text:p>15.43</text:p>
          </table:table-cell>
          <table:table-cell office:value-type="float" office:value="15" table:formula="of:=ROUND([.F444];0)" table:style-name="ce32">
            <text:p>15</text:p>
          </table:table-cell>
          <table:table-cell office:value-type="float" office:value="991.0443783149791" table:formula="of:=[.E444]*[.$C$17]" table:style-name="ce51">
            <text:p>991.04</text:p>
          </table:table-cell>
          <table:table-cell office:value-type="float" office:value="991" table:formula="of:=ROUND([.H444];0)" table:style-name="ce32">
            <text:p>991</text:p>
          </table:table-cell>
          <table:table-cell office:value-type="float" office:value="15" table:formula="of:=FLOOR(([.I444]/64);1)" table:style-name="ce32">
            <text:p>1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22" table:style-name="ce32">
            <text:p>422</text:p>
          </table:table-cell>
          <table:table-cell office:value-type="float" office:value="1.3599609374999999" table:formula="of:=[.B445]*[.C$11]/[.C$12]" table:style-name="ce50">
            <text:p>1.360</text:p>
          </table:table-cell>
          <table:table-cell office:value-type="float" office:value="8.5397861067503911" table:formula="of:=[.C445]/[.$E$10]" table:style-name="ce25">
            <text:p>8.540</text:p>
          </table:table-cell>
          <table:table-cell office:value-type="float" office:value="7.1446113746869191" table:formula="of:=(10^([.D445]/10))" table:style-name="ce26">
            <text:p>7.1446</text:p>
          </table:table-cell>
          <table:table-cell office:value-type="float" office:value="15.503806683070614" table:formula="of:=[.E445]*[.C$16]" table:style-name="ce51">
            <text:p>15.50</text:p>
          </table:table-cell>
          <table:table-cell office:value-type="float" office:value="16" table:formula="of:=ROUND([.F445];0)" table:style-name="ce32">
            <text:p>16</text:p>
          </table:table-cell>
          <table:table-cell office:value-type="float" office:value="995.67304117636911" table:formula="of:=[.E445]*[.$C$17]" table:style-name="ce51">
            <text:p>995.67</text:p>
          </table:table-cell>
          <table:table-cell office:value-type="float" office:value="996" table:formula="of:=ROUND([.H445];0)" table:style-name="ce32">
            <text:p>996</text:p>
          </table:table-cell>
          <table:table-cell office:value-type="float" office:value="15" table:formula="of:=FLOOR(([.I445]/64);1)" table:style-name="ce32">
            <text:p>1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23" table:style-name="ce32">
            <text:p>423</text:p>
          </table:table-cell>
          <table:table-cell office:value-type="float" office:value="1.3631835937499999" table:formula="of:=[.B446]*[.C$11]/[.C$12]" table:style-name="ce50">
            <text:p>1.363</text:p>
          </table:table-cell>
          <table:table-cell office:value-type="float" office:value="8.5600225667189935" table:formula="of:=[.C446]/[.$E$10]" table:style-name="ce25">
            <text:p>8.560</text:p>
          </table:table-cell>
          <table:table-cell office:value-type="float" office:value="7.1779802106872879" table:formula="of:=(10^([.D446]/10))" table:style-name="ce26">
            <text:p>7.1780</text:p>
          </table:table-cell>
          <table:table-cell office:value-type="float" office:value="15.576217057191414" table:formula="of:=[.E446]*[.C$16]" table:style-name="ce51">
            <text:p>15.58</text:p>
          </table:table-cell>
          <table:table-cell office:value-type="float" office:value="16" table:formula="of:=ROUND([.F446];0)" table:style-name="ce32">
            <text:p>16</text:p>
          </table:table-cell>
          <table:table-cell office:value-type="float" office:value="1000.3233221613806" table:formula="of:=[.E446]*[.$C$17]" table:style-name="ce51">
            <text:p>1000.32</text:p>
          </table:table-cell>
          <table:table-cell office:value-type="float" office:value="1000" table:formula="of:=ROUND([.H446];0)" table:style-name="ce32">
            <text:p>1000</text:p>
          </table:table-cell>
          <table:table-cell office:value-type="float" office:value="15" table:formula="of:=FLOOR(([.I446]/64);1)" table:style-name="ce32">
            <text:p>1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24" table:style-name="ce32">
            <text:p>424</text:p>
          </table:table-cell>
          <table:table-cell office:value-type="float" office:value="1.3664062499999998" table:formula="of:=[.B447]*[.C$11]/[.C$12]" table:style-name="ce50">
            <text:p>1.366</text:p>
          </table:table-cell>
          <table:table-cell office:value-type="float" office:value="8.580259026687596" table:formula="of:=[.C447]/[.$E$10]" table:style-name="ce25">
            <text:p>8.580</text:p>
          </table:table-cell>
          <table:table-cell office:value-type="float" office:value="7.2115048955026051" table:formula="of:=(10^([.D447]/10))" table:style-name="ce26">
            <text:p>7.2115</text:p>
          </table:table-cell>
          <table:table-cell office:value-type="float" office:value="15.648965623240652" table:formula="of:=[.E447]*[.C$16]" table:style-name="ce51">
            <text:p>15.65</text:p>
          </table:table-cell>
          <table:table-cell office:value-type="float" office:value="16" table:formula="of:=ROUND([.F447];0)" table:style-name="ce32">
            <text:p>16</text:p>
          </table:table-cell>
          <table:table-cell office:value-type="float" office:value="1004.9953222372432" table:formula="of:=[.E447]*[.$C$17]" table:style-name="ce51">
            <text:p>1005.00</text:p>
          </table:table-cell>
          <table:table-cell office:value-type="float" office:value="1005" table:formula="of:=ROUND([.H447];0)" table:style-name="ce32">
            <text:p>1005</text:p>
          </table:table-cell>
          <table:table-cell office:value-type="float" office:value="15" table:formula="of:=FLOOR(([.I447]/64);1)" table:style-name="ce32">
            <text:p>1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25" table:style-name="ce32">
            <text:p>425</text:p>
          </table:table-cell>
          <table:table-cell office:value-type="float" office:value="1.36962890625" table:formula="of:=[.B448]*[.C$11]/[.C$12]" table:style-name="ce50">
            <text:p>1.370</text:p>
          </table:table-cell>
          <table:table-cell office:value-type="float" office:value="8.6004954866562002" table:formula="of:=[.C448]/[.$E$10]" table:style-name="ce25">
            <text:p>8.600</text:p>
          </table:table-cell>
          <table:table-cell office:value-type="float" office:value="7.2451861570232081" table:formula="of:=(10^([.D448]/10))" table:style-name="ce26">
            <text:p>7.2452</text:p>
          </table:table-cell>
          <table:table-cell office:value-type="float" office:value="15.722053960740361" table:formula="of:=[.E448]*[.C$16]" table:style-name="ce51">
            <text:p>15.72</text:p>
          </table:table-cell>
          <table:table-cell office:value-type="float" office:value="16" table:formula="of:=ROUND([.F448];0)" table:style-name="ce32">
            <text:p>16</text:p>
          </table:table-cell>
          <table:table-cell office:value-type="float" office:value="1009.6891428427543" table:formula="of:=[.E448]*[.$C$17]" table:style-name="ce51">
            <text:p>1009.69</text:p>
          </table:table-cell>
          <table:table-cell office:value-type="float" office:value="1010" table:formula="of:=ROUND([.H448];0)" table:style-name="ce32">
            <text:p>1010</text:p>
          </table:table-cell>
          <table:table-cell office:value-type="float" office:value="15" table:formula="of:=FLOOR(([.I448]/64);1)" table:style-name="ce32">
            <text:p>1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26" table:style-name="ce32">
            <text:p>426</text:p>
          </table:table-cell>
          <table:table-cell office:value-type="float" office:value="1.3728515625" table:formula="of:=[.B449]*[.C$11]/[.C$12]" table:style-name="ce50">
            <text:p>1.373</text:p>
          </table:table-cell>
          <table:table-cell office:value-type="float" office:value="8.6207319466248027" table:formula="of:=[.C449]/[.$E$10]" table:style-name="ce25">
            <text:p>8.621</text:p>
          </table:table-cell>
          <table:table-cell office:value-type="float" office:value="7.279024726539026" table:formula="of:=(10^([.D449]/10))" table:style-name="ce26">
            <text:p>7.2790</text:p>
          </table:table-cell>
          <table:table-cell office:value-type="float" office:value="15.795483656589687" table:formula="of:=[.E449]*[.C$16]" table:style-name="ce51">
            <text:p>15.80</text:p>
          </table:table-cell>
          <table:table-cell office:value-type="float" office:value="16" table:formula="of:=ROUND([.F449];0)" table:style-name="ce32">
            <text:p>16</text:p>
          </table:table-cell>
          <table:table-cell office:value-type="float" office:value="1014.4048858904788" table:formula="of:=[.E449]*[.$C$17]" table:style-name="ce51">
            <text:p>1014.40</text:p>
          </table:table-cell>
          <table:table-cell office:value-type="float" office:value="1014" table:formula="of:=ROUND([.H449];0)" table:style-name="ce32">
            <text:p>1014</text:p>
          </table:table-cell>
          <table:table-cell office:value-type="float" office:value="15" table:formula="of:=FLOOR(([.I449]/64);1)" table:style-name="ce32">
            <text:p>1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27" table:style-name="ce32">
            <text:p>427</text:p>
          </table:table-cell>
          <table:table-cell office:value-type="float" office:value="1.3760742187499999" table:formula="of:=[.B450]*[.C$11]/[.C$12]" table:style-name="ce50">
            <text:p>1.376</text:p>
          </table:table-cell>
          <table:table-cell office:value-type="float" office:value="8.6409684065934051" table:formula="of:=[.C450]/[.$E$10]" table:style-name="ce25">
            <text:p>8.641</text:p>
          </table:table-cell>
          <table:table-cell office:value-type="float" office:value="7.3130213387554832" table:formula="of:=(10^([.D450]/10))" table:style-name="ce26">
            <text:p>7.3130</text:p>
          </table:table-cell>
          <table:table-cell office:value-type="float" office:value="15.869256305099398" table:formula="of:=[.E450]*[.C$16]" table:style-name="ce51">
            <text:p>15.87</text:p>
          </table:table-cell>
          <table:table-cell office:value-type="float" office:value="16" table:formula="of:=ROUND([.F450];0)" table:style-name="ce32">
            <text:p>16</text:p>
          </table:table-cell>
          <table:table-cell office:value-type="float" office:value="1019.1426537689642" table:formula="of:=[.E450]*[.$C$17]" table:style-name="ce51">
            <text:p>1019.14</text:p>
          </table:table-cell>
          <table:table-cell office:value-type="float" office:value="1019" table:formula="of:=ROUND([.H450];0)" table:style-name="ce32">
            <text:p>1019</text:p>
          </table:table-cell>
          <table:table-cell office:value-type="float" office:value="15" table:formula="of:=FLOOR(([.I450]/64);1)" table:style-name="ce32">
            <text:p>1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28" table:style-name="ce32">
            <text:p>428</text:p>
          </table:table-cell>
          <table:table-cell office:value-type="float" office:value="1.3792968749999999" table:formula="of:=[.B451]*[.C$11]/[.C$12]" table:style-name="ce50">
            <text:p>1.379</text:p>
          </table:table-cell>
          <table:table-cell office:value-type="float" office:value="8.6612048665620076" table:formula="of:=[.C451]/[.$E$10]" table:style-name="ce25">
            <text:p>8.661</text:p>
          </table:table-cell>
          <table:table-cell office:value-type="float" office:value="7.3471767318094283" table:formula="of:=(10^([.D451]/10))" table:style-name="ce26">
            <text:p>7.3472</text:p>
          </table:table-cell>
          <table:table-cell office:value-type="float" office:value="15.943373508026459" table:formula="of:=[.E451]*[.C$16]" table:style-name="ce51">
            <text:p>15.94</text:p>
          </table:table-cell>
          <table:table-cell office:value-type="float" office:value="16" table:formula="of:=ROUND([.F451];0)" table:style-name="ce32">
            <text:p>16</text:p>
          </table:table-cell>
          <table:table-cell office:value-type="float" office:value="1023.902549344962" table:formula="of:=[.E451]*[.$C$17]" table:style-name="ce51">
            <text:p>1023.90</text:p>
          </table:table-cell>
          <table:table-cell office:value-type="float" office:value="1024" table:formula="of:=ROUND([.H451];0)" table:style-name="ce32">
            <text:p>1024</text:p>
          </table:table-cell>
          <table:table-cell office:value-type="float" office:value="16" table:formula="of:=FLOOR(([.I451]/64);1)" table:style-name="ce32">
            <text:p>1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29" table:style-name="ce32">
            <text:p>429</text:p>
          </table:table-cell>
          <table:table-cell office:value-type="float" office:value="1.3825195312499998" table:formula="of:=[.B452]*[.C$11]/[.C$12]" table:style-name="ce50">
            <text:p>1.383</text:p>
          </table:table-cell>
          <table:table-cell office:value-type="float" office:value="8.6814413265306118" table:formula="of:=[.C452]/[.$E$10]" table:style-name="ce25">
            <text:p>8.681</text:p>
          </table:table-cell>
          <table:table-cell office:value-type="float" office:value="7.3814916472851824" table:formula="of:=(10^([.D452]/10))" table:style-name="ce26">
            <text:p>7.3815</text:p>
          </table:table-cell>
          <table:table-cell office:value-type="float" office:value="16.017836874608847" table:formula="of:=[.E452]*[.C$16]" table:style-name="ce51">
            <text:p>16.02</text:p>
          </table:table-cell>
          <table:table-cell office:value-type="float" office:value="16" table:formula="of:=ROUND([.F452];0)" table:style-name="ce32">
            <text:p>16</text:p>
          </table:table-cell>
          <table:table-cell office:value-type="float" office:value="1028.684675965663" table:formula="of:=[.E452]*[.$C$17]" table:style-name="ce51">
            <text:p>1028.68</text:p>
          </table:table-cell>
          <table:table-cell office:value-type="float" office:value="1029" table:formula="of:=ROUND([.H452];0)" table:style-name="ce32">
            <text:p>1029</text:p>
          </table:table-cell>
          <table:table-cell office:value-type="float" office:value="16" table:formula="of:=FLOOR(([.I452]/64);1)" table:style-name="ce32">
            <text:p>1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30" table:style-name="ce32">
            <text:p>430</text:p>
          </table:table-cell>
          <table:table-cell office:value-type="float" office:value="1.3857421875" table:formula="of:=[.B453]*[.C$11]/[.C$12]" table:style-name="ce50">
            <text:p>1.386</text:p>
          </table:table-cell>
          <table:table-cell office:value-type="float" office:value="8.7016777864992143" table:formula="of:=[.C453]/[.$E$10]" table:style-name="ce25">
            <text:p>8.702</text:p>
          </table:table-cell>
          <table:table-cell office:value-type="float" office:value="7.4159668302306168" table:formula="of:=(10^([.D453]/10))" table:style-name="ce26">
            <text:p>7.4160</text:p>
          </table:table-cell>
          <table:table-cell office:value-type="float" office:value="16.092648021600439" table:formula="of:=[.E453]*[.C$16]" table:style-name="ce51">
            <text:p>16.09</text:p>
          </table:table-cell>
          <table:table-cell office:value-type="float" office:value="16" table:formula="of:=ROUND([.F453];0)" table:style-name="ce32">
            <text:p>16</text:p>
          </table:table-cell>
          <table:table-cell office:value-type="float" office:value="1033.4891374609388" table:formula="of:=[.E453]*[.$C$17]" table:style-name="ce51">
            <text:p>1033.49</text:p>
          </table:table-cell>
          <table:table-cell office:value-type="float" office:value="1033" table:formula="of:=ROUND([.H453];0)" table:style-name="ce32">
            <text:p>1033</text:p>
          </table:table-cell>
          <table:table-cell office:value-type="float" office:value="16" table:formula="of:=FLOOR(([.I453]/64);1)" table:style-name="ce32">
            <text:p>1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31" table:style-name="ce32">
            <text:p>431</text:p>
          </table:table-cell>
          <table:table-cell office:value-type="float" office:value="1.38896484375" table:formula="of:=[.B454]*[.C$11]/[.C$12]" table:style-name="ce50">
            <text:p>1.389</text:p>
          </table:table-cell>
          <table:table-cell office:value-type="float" office:value="8.7219142464678168" table:formula="of:=[.C454]/[.$E$10]" table:style-name="ce25">
            <text:p>8.722</text:p>
          </table:table-cell>
          <table:table-cell office:value-type="float" office:value="7.4506030291733421" table:formula="of:=(10^([.D454]/10))" table:style-name="ce26">
            <text:p>7.4506</text:p>
          </table:table-cell>
          <table:table-cell office:value-type="float" office:value="16.16780857330615" table:formula="of:=[.E454]*[.C$16]" table:style-name="ce51">
            <text:p>16.17</text:p>
          </table:table-cell>
          <table:table-cell office:value-type="float" office:value="16" table:formula="of:=ROUND([.F454];0)" table:style-name="ce32">
            <text:p>16</text:p>
          </table:table-cell>
          <table:table-cell office:value-type="float" office:value="1038.3160381455971" table:formula="of:=[.E454]*[.$C$17]" table:style-name="ce51">
            <text:p>1038.32</text:p>
          </table:table-cell>
          <table:table-cell office:value-type="float" office:value="1038" table:formula="of:=ROUND([.H454];0)" table:style-name="ce32">
            <text:p>1038</text:p>
          </table:table-cell>
          <table:table-cell office:value-type="float" office:value="16" table:formula="of:=FLOOR(([.I454]/64);1)" table:style-name="ce32">
            <text:p>1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32" table:style-name="ce32">
            <text:p>432</text:p>
          </table:table-cell>
          <table:table-cell office:value-type="float" office:value="1.3921874999999999" table:formula="of:=[.B455]*[.C$11]/[.C$12]" table:style-name="ce50">
            <text:p>1.392</text:p>
          </table:table-cell>
          <table:table-cell office:value-type="float" office:value="8.7421507064364192" table:formula="of:=[.C455]/[.$E$10]" table:style-name="ce25">
            <text:p>8.742</text:p>
          </table:table-cell>
          <table:table-cell office:value-type="float" office:value="7.4854009961369723" table:formula="of:=(10^([.D455]/10))" table:style-name="ce26">
            <text:p>7.4854</text:p>
          </table:table-cell>
          <table:table-cell office:value-type="float" office:value="16.24332016161723" table:formula="of:=[.E455]*[.C$16]" table:style-name="ce51">
            <text:p>16.24</text:p>
          </table:table-cell>
          <table:table-cell office:value-type="float" office:value="16" table:formula="of:=ROUND([.F455];0)" table:style-name="ce32">
            <text:p>16</text:p>
          </table:table-cell>
          <table:table-cell office:value-type="float" office:value="1043.1654828216485" table:formula="of:=[.E455]*[.$C$17]" table:style-name="ce51">
            <text:p>1043.17</text:p>
          </table:table-cell>
          <table:table-cell office:value-type="float" office:value="1043" table:formula="of:=ROUND([.H455];0)" table:style-name="ce32">
            <text:p>1043</text:p>
          </table:table-cell>
          <table:table-cell office:value-type="float" office:value="16" table:formula="of:=FLOOR(([.I455]/64);1)" table:style-name="ce32">
            <text:p>1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33" table:style-name="ce32">
            <text:p>433</text:p>
          </table:table-cell>
          <table:table-cell office:value-type="float" office:value="1.3954101562499999" table:formula="of:=[.B456]*[.C$11]/[.C$12]" table:style-name="ce50">
            <text:p>1.395</text:p>
          </table:table-cell>
          <table:table-cell office:value-type="float" office:value="8.7623871664050217" table:formula="of:=[.C456]/[.$E$10]" table:style-name="ce25">
            <text:p>8.762</text:p>
          </table:table-cell>
          <table:table-cell office:value-type="float" office:value="7.5203614866574293" table:formula="of:=(10^([.D456]/10))" table:style-name="ce26">
            <text:p>7.5204</text:p>
          </table:table-cell>
          <table:table-cell office:value-type="float" office:value="16.319184426046622" table:formula="of:=[.E456]*[.C$16]" table:style-name="ce51">
            <text:p>16.32</text:p>
          </table:table-cell>
          <table:table-cell office:value-type="float" office:value="16" table:formula="of:=ROUND([.F456];0)" table:style-name="ce32">
            <text:p>16</text:p>
          </table:table-cell>
          <table:table-cell office:value-type="float" office:value="1048.0375767805795" table:formula="of:=[.E456]*[.$C$17]" table:style-name="ce51">
            <text:p>1048.04</text:p>
          </table:table-cell>
          <table:table-cell office:value-type="float" office:value="1048" table:formula="of:=ROUND([.H456];0)" table:style-name="ce32">
            <text:p>1048</text:p>
          </table:table-cell>
          <table:table-cell office:value-type="float" office:value="16" table:formula="of:=FLOOR(([.I456]/64);1)" table:style-name="ce32">
            <text:p>1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34" table:style-name="ce32">
            <text:p>434</text:p>
          </table:table-cell>
          <table:table-cell office:value-type="float" office:value="1.3986328124999998" table:formula="of:=[.B457]*[.C$11]/[.C$12]" table:style-name="ce50">
            <text:p>1.399</text:p>
          </table:table-cell>
          <table:table-cell office:value-type="float" office:value="8.7826236263736259" table:formula="of:=[.C457]/[.$E$10]" table:style-name="ce25">
            <text:p>8.783</text:p>
          </table:table-cell>
          <table:table-cell office:value-type="float" office:value="7.5554852597993625" table:formula="of:=(10^([.D457]/10))" table:style-name="ce26">
            <text:p>7.5555</text:p>
          </table:table-cell>
          <table:table-cell office:value-type="float" office:value="16.395403013764614" table:formula="of:=[.E457]*[.C$16]" table:style-name="ce51">
            <text:p>16.40</text:p>
          </table:table-cell>
          <table:table-cell office:value-type="float" office:value="16" table:formula="of:=ROUND([.F457];0)" table:style-name="ce32">
            <text:p>16</text:p>
          </table:table-cell>
          <table:table-cell office:value-type="float" office:value="1052.9324258056392" table:formula="of:=[.E457]*[.$C$17]" table:style-name="ce51">
            <text:p>1052.93</text:p>
          </table:table-cell>
          <table:table-cell office:value-type="float" office:value="1053" table:formula="of:=ROUND([.H457];0)" table:style-name="ce32">
            <text:p>1053</text:p>
          </table:table-cell>
          <table:table-cell office:value-type="float" office:value="16" table:formula="of:=FLOOR(([.I457]/64);1)" table:style-name="ce32">
            <text:p>1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35" table:style-name="ce32">
            <text:p>435</text:p>
          </table:table-cell>
          <table:table-cell office:value-type="float" office:value="1.40185546875" table:formula="of:=[.B458]*[.C$11]/[.C$12]" table:style-name="ce50">
            <text:p>1.402</text:p>
          </table:table-cell>
          <table:table-cell office:value-type="float" office:value="8.8028600863422284" table:formula="of:=[.C458]/[.$E$10]" table:style-name="ce25">
            <text:p>8.803</text:p>
          </table:table-cell>
          <table:table-cell office:value-type="float" office:value="7.5907730781726181" table:formula="of:=(10^([.D458]/10))" table:style-name="ce26">
            <text:p>7.5908</text:p>
          </table:table-cell>
          <table:table-cell office:value-type="float" office:value="16.471977579634579" table:formula="of:=[.E458]*[.C$16]" table:style-name="ce51">
            <text:p>16.47</text:p>
          </table:table-cell>
          <table:table-cell office:value-type="float" office:value="16" table:formula="of:=ROUND([.F458];0)" table:style-name="ce32">
            <text:p>16</text:p>
          </table:table-cell>
          <table:table-cell office:value-type="float" office:value="1057.8501361741362" table:formula="of:=[.E458]*[.$C$17]" table:style-name="ce51">
            <text:p>1057.85</text:p>
          </table:table-cell>
          <table:table-cell office:value-type="float" office:value="1058" table:formula="of:=ROUND([.H458];0)" table:style-name="ce32">
            <text:p>1058</text:p>
          </table:table-cell>
          <table:table-cell office:value-type="float" office:value="16" table:formula="of:=FLOOR(([.I458]/64);1)" table:style-name="ce32">
            <text:p>1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36" table:style-name="ce32">
            <text:p>436</text:p>
          </table:table-cell>
          <table:table-cell office:value-type="float" office:value="1.405078125" table:formula="of:=[.B459]*[.C$11]/[.C$12]" table:style-name="ce50">
            <text:p>1.405</text:p>
          </table:table-cell>
          <table:table-cell office:value-type="float" office:value="8.8230965463108308" table:formula="of:=[.C459]/[.$E$10]" table:style-name="ce25">
            <text:p>8.823</text:p>
          </table:table-cell>
          <table:table-cell office:value-type="float" office:value="7.6262257079488114" table:formula="of:=(10^([.D459]/10))" table:style-name="ce26">
            <text:p>7.6262</text:p>
          </table:table-cell>
          <table:table-cell office:value-type="float" office:value="16.54890978624892" table:formula="of:=[.E459]*[.C$16]" table:style-name="ce51">
            <text:p>16.55</text:p>
          </table:table-cell>
          <table:table-cell office:value-type="float" office:value="17" table:formula="of:=ROUND([.F459];0)" table:style-name="ce32">
            <text:p>17</text:p>
          </table:table-cell>
          <table:table-cell office:value-type="float" office:value="1062.7908146597465" table:formula="of:=[.E459]*[.$C$17]" table:style-name="ce51">
            <text:p>1062.79</text:p>
          </table:table-cell>
          <table:table-cell office:value-type="float" office:value="1063" table:formula="of:=ROUND([.H459];0)" table:style-name="ce32">
            <text:p>1063</text:p>
          </table:table-cell>
          <table:table-cell office:value-type="float" office:value="16" table:formula="of:=FLOOR(([.I459]/64);1)" table:style-name="ce32">
            <text:p>1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37" table:style-name="ce32">
            <text:p>437</text:p>
          </table:table-cell>
          <table:table-cell office:value-type="float" office:value="1.4083007812499999" table:formula="of:=[.B460]*[.C$11]/[.C$12]" table:style-name="ce50">
            <text:p>1.408</text:p>
          </table:table-cell>
          <table:table-cell office:value-type="float" office:value="8.8433330062794333" table:formula="of:=[.C460]/[.$E$10]" table:style-name="ce25">
            <text:p>8.843</text:p>
          </table:table-cell>
          <table:table-cell office:value-type="float" office:value="7.6618439188779526" table:formula="of:=(10^([.D460]/10))" table:style-name="ce26">
            <text:p>7.6618</text:p>
          </table:table-cell>
          <table:table-cell office:value-type="float" office:value="16.626201303965157" table:formula="of:=[.E460]*[.C$16]" table:style-name="ce51">
            <text:p>16.63</text:p>
          </table:table-cell>
          <table:table-cell office:value-type="float" office:value="17" table:formula="of:=ROUND([.F460];0)" table:style-name="ce32">
            <text:p>17</text:p>
          </table:table-cell>
          <table:table-cell office:value-type="float" office:value="1067.7545685348316" table:formula="of:=[.E460]*[.$C$17]" table:style-name="ce51">
            <text:p>1067.75</text:p>
          </table:table-cell>
          <table:table-cell office:value-type="float" office:value="1068" table:formula="of:=ROUND([.H460];0)" table:style-name="ce32">
            <text:p>1068</text:p>
          </table:table-cell>
          <table:table-cell office:value-type="float" office:value="16" table:formula="of:=FLOOR(([.I460]/64);1)" table:style-name="ce32">
            <text:p>1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38" table:style-name="ce32">
            <text:p>438</text:p>
          </table:table-cell>
          <table:table-cell office:value-type="float" office:value="1.4115234374999999" table:formula="of:=[.B461]*[.C$11]/[.C$12]" table:style-name="ce50">
            <text:p>1.412</text:p>
          </table:table-cell>
          <table:table-cell office:value-type="float" office:value="8.8635694662480375" table:formula="of:=[.C461]/[.$E$10]" table:style-name="ce25">
            <text:p>8.864</text:p>
          </table:table-cell>
          <table:table-cell office:value-type="float" office:value="7.6976284843051639" table:formula="of:=(10^([.D461]/10))" table:style-name="ce26">
            <text:p>7.6976</text:p>
          </table:table-cell>
          <table:table-cell office:value-type="float" office:value="16.703853810942206" table:formula="of:=[.E461]*[.C$16]" table:style-name="ce51">
            <text:p>16.70</text:p>
          </table:table-cell>
          <table:table-cell office:value-type="float" office:value="17" table:formula="of:=ROUND([.F461];0)" table:style-name="ce32">
            <text:p>17</text:p>
          </table:table-cell>
          <table:table-cell office:value-type="float" office:value="1072.7415055727677" table:formula="of:=[.E461]*[.$C$17]" table:style-name="ce51">
            <text:p>1072.74</text:p>
          </table:table-cell>
          <table:table-cell office:value-type="float" office:value="1073" table:formula="of:=ROUND([.H461];0)" table:style-name="ce32">
            <text:p>1073</text:p>
          </table:table-cell>
          <table:table-cell office:value-type="float" office:value="16" table:formula="of:=FLOOR(([.I461]/64);1)" table:style-name="ce32">
            <text:p>1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39" table:style-name="ce32">
            <text:p>439</text:p>
          </table:table-cell>
          <table:table-cell office:value-type="float" office:value="1.4147460937499998" table:formula="of:=[.B462]*[.C$11]/[.C$12]" table:style-name="ce50">
            <text:p>1.415</text:p>
          </table:table-cell>
          <table:table-cell office:value-type="float" office:value="8.88380592621664" table:formula="of:=[.C462]/[.$E$10]" table:style-name="ce25">
            <text:p>8.884</text:p>
          </table:table-cell>
          <table:table-cell office:value-type="float" office:value="7.7335801811874587" table:formula="of:=(10^([.D462]/10))" table:style-name="ce26">
            <text:p>7.7336</text:p>
          </table:table-cell>
          <table:table-cell office:value-type="float" office:value="16.781868993176786" table:formula="of:=[.E462]*[.C$16]" table:style-name="ce51">
            <text:p>16.78</text:p>
          </table:table-cell>
          <table:table-cell office:value-type="float" office:value="17" table:formula="of:=ROUND([.F462];0)" table:style-name="ce32">
            <text:p>17</text:p>
          </table:table-cell>
          <table:table-cell office:value-type="float" office:value="1077.7517340502843" table:formula="of:=[.E462]*[.$C$17]" table:style-name="ce51">
            <text:p>1077.75</text:p>
          </table:table-cell>
          <table:table-cell office:value-type="float" office:value="1078" table:formula="of:=ROUND([.H462];0)" table:style-name="ce32">
            <text:p>1078</text:p>
          </table:table-cell>
          <table:table-cell office:value-type="float" office:value="16" table:formula="of:=FLOOR(([.I462]/64);1)" table:style-name="ce32">
            <text:p>1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40" table:style-name="ce32">
            <text:p>440</text:p>
          </table:table-cell>
          <table:table-cell office:value-type="float" office:value="1.41796875" table:formula="of:=[.B463]*[.C$11]/[.C$12]" table:style-name="ce50">
            <text:p>1.418</text:p>
          </table:table-cell>
          <table:table-cell office:value-type="float" office:value="8.9040423861852425" table:formula="of:=[.C463]/[.$E$10]" table:style-name="ce25">
            <text:p>8.904</text:p>
          </table:table-cell>
          <table:table-cell office:value-type="float" office:value="7.7696997901106322" table:formula="of:=(10^([.D463]/10))" table:style-name="ce26">
            <text:p>7.7697</text:p>
          </table:table-cell>
          <table:table-cell office:value-type="float" office:value="16.86024854454007" table:formula="of:=[.E463]*[.C$16]" table:style-name="ce51">
            <text:p>16.86</text:p>
          </table:table-cell>
          <table:table-cell office:value-type="float" office:value="17" table:formula="of:=ROUND([.F463];0)" table:style-name="ce32">
            <text:p>17</text:p>
          </table:table-cell>
          <table:table-cell office:value-type="float" office:value="1082.7853627498178" table:formula="of:=[.E463]*[.$C$17]" table:style-name="ce51">
            <text:p>1082.79</text:p>
          </table:table-cell>
          <table:table-cell office:value-type="float" office:value="1083" table:formula="of:=ROUND([.H463];0)" table:style-name="ce32">
            <text:p>1083</text:p>
          </table:table-cell>
          <table:table-cell office:value-type="float" office:value="16" table:formula="of:=FLOOR(([.I463]/64);1)" table:style-name="ce32">
            <text:p>1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41" table:style-name="ce32">
            <text:p>441</text:p>
          </table:table-cell>
          <table:table-cell office:value-type="float" office:value="1.42119140625" table:formula="of:=[.B464]*[.C$11]/[.C$12]" table:style-name="ce50">
            <text:p>1.421</text:p>
          </table:table-cell>
          <table:table-cell office:value-type="float" office:value="8.9242788461538449" table:formula="of:=[.C464]/[.$E$10]" table:style-name="ce25">
            <text:p>8.924</text:p>
          </table:table-cell>
          <table:table-cell office:value-type="float" office:value="7.8059880953061906" table:formula="of:=(10^([.D464]/10))" table:style-name="ce26">
            <text:p>7.8060</text:p>
          </table:table-cell>
          <table:table-cell office:value-type="float" office:value="16.938994166814432" table:formula="of:=[.E464]*[.C$16]" table:style-name="ce51">
            <text:p>16.94</text:p>
          </table:table-cell>
          <table:table-cell office:value-type="float" office:value="17" table:formula="of:=ROUND([.F464];0)" table:style-name="ce32">
            <text:p>17</text:p>
          </table:table-cell>
          <table:table-cell office:value-type="float" office:value="1087.8425009618709" table:formula="of:=[.E464]*[.$C$17]" table:style-name="ce51">
            <text:p>1087.84</text:p>
          </table:table-cell>
          <table:table-cell office:value-type="float" office:value="1088" table:formula="of:=ROUND([.H464];0)" table:style-name="ce32">
            <text:p>1088</text:p>
          </table:table-cell>
          <table:table-cell office:value-type="float" office:value="17" table:formula="of:=FLOOR(([.I464]/64);1)" table:style-name="ce32">
            <text:p>1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42" table:style-name="ce32">
            <text:p>442</text:p>
          </table:table-cell>
          <table:table-cell office:value-type="float" office:value="1.4244140624999999" table:formula="of:=[.B465]*[.C$11]/[.C$12]" table:style-name="ce50">
            <text:p>1.424</text:p>
          </table:table-cell>
          <table:table-cell office:value-type="float" office:value="8.9445153061224474" table:formula="of:=[.C465]/[.$E$10]" table:style-name="ce25">
            <text:p>8.945</text:p>
          </table:table-cell>
          <table:table-cell office:value-type="float" office:value="7.8424458846683889" table:formula="of:=(10^([.D465]/10))" table:style-name="ce26">
            <text:p>7.8424</text:p>
          </table:table-cell>
          <table:table-cell office:value-type="float" office:value="17.018107569730404" table:formula="of:=[.E465]*[.C$16]" table:style-name="ce51">
            <text:p>17.02</text:p>
          </table:table-cell>
          <table:table-cell office:value-type="float" office:value="17" table:formula="of:=ROUND([.F465];0)" table:style-name="ce32">
            <text:p>17</text:p>
          </table:table-cell>
          <table:table-cell office:value-type="float" office:value="1092.9232584873869" table:formula="of:=[.E465]*[.$C$17]" table:style-name="ce51">
            <text:p>1092.92</text:p>
          </table:table-cell>
          <table:table-cell office:value-type="float" office:value="1093" table:formula="of:=ROUND([.H465];0)" table:style-name="ce32">
            <text:p>1093</text:p>
          </table:table-cell>
          <table:table-cell office:value-type="float" office:value="17" table:formula="of:=FLOOR(([.I465]/64);1)" table:style-name="ce32">
            <text:p>1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43" table:style-name="ce32">
            <text:p>443</text:p>
          </table:table-cell>
          <table:table-cell office:value-type="float" office:value="1.4276367187499999" table:formula="of:=[.B466]*[.C$11]/[.C$12]" table:style-name="ce50">
            <text:p>1.428</text:p>
          </table:table-cell>
          <table:table-cell office:value-type="float" office:value="8.9647517660910516" table:formula="of:=[.C466]/[.$E$10]" table:style-name="ce25">
            <text:p>8.965</text:p>
          </table:table-cell>
          <table:table-cell office:value-type="float" office:value="7.8790739497713362" table:formula="of:=(10^([.D466]/10))" table:style-name="ce26">
            <text:p>7.8791</text:p>
          </table:table-cell>
          <table:table-cell office:value-type="float" office:value="17.097590471003798" table:formula="of:=[.E466]*[.C$16]" table:style-name="ce51">
            <text:p>17.10</text:p>
          </table:table-cell>
          <table:table-cell office:value-type="float" office:value="17" table:formula="of:=ROUND([.F466];0)" table:style-name="ce32">
            <text:p>17</text:p>
          </table:table-cell>
          <table:table-cell office:value-type="float" office:value="1098.0277456401336" table:formula="of:=[.E466]*[.$C$17]" table:style-name="ce51">
            <text:p>1098.03</text:p>
          </table:table-cell>
          <table:table-cell office:value-type="float" office:value="1098" table:formula="of:=ROUND([.H466];0)" table:style-name="ce32">
            <text:p>1098</text:p>
          </table:table-cell>
          <table:table-cell office:value-type="float" office:value="17" table:formula="of:=FLOOR(([.I466]/64);1)" table:style-name="ce32">
            <text:p>1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44" table:style-name="ce32">
            <text:p>444</text:p>
          </table:table-cell>
          <table:table-cell office:value-type="float" office:value="1.4308593749999998" table:formula="of:=[.B467]*[.C$11]/[.C$12]" table:style-name="ce50">
            <text:p>1.431</text:p>
          </table:table-cell>
          <table:table-cell office:value-type="float" office:value="8.9849882260596541" table:formula="of:=[.C467]/[.$E$10]" table:style-name="ce25">
            <text:p>8.985</text:p>
          </table:table-cell>
          <table:table-cell office:value-type="float" office:value="7.9158730858861697" table:formula="of:=(10^([.D467]/10))" table:style-name="ce26">
            <text:p>7.9159</text:p>
          </table:table-cell>
          <table:table-cell office:value-type="float" office:value="17.177444596372986" table:formula="of:=[.E467]*[.C$16]" table:style-name="ce51">
            <text:p>17.18</text:p>
          </table:table-cell>
          <table:table-cell office:value-type="float" office:value="17" table:formula="of:=ROUND([.F467];0)" table:style-name="ce32">
            <text:p>17</text:p>
          </table:table-cell>
          <table:table-cell office:value-type="float" office:value="1103.1560732490966" table:formula="of:=[.E467]*[.$C$17]" table:style-name="ce51">
            <text:p>1103.16</text:p>
          </table:table-cell>
          <table:table-cell office:value-type="float" office:value="1103" table:formula="of:=ROUND([.H467];0)" table:style-name="ce32">
            <text:p>1103</text:p>
          </table:table-cell>
          <table:table-cell office:value-type="float" office:value="17" table:formula="of:=FLOOR(([.I467]/64);1)" table:style-name="ce32">
            <text:p>1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45" table:style-name="ce32">
            <text:p>445</text:p>
          </table:table-cell>
          <table:table-cell office:value-type="float" office:value="1.43408203125" table:formula="of:=[.B468]*[.C$11]/[.C$12]" table:style-name="ce50">
            <text:p>1.434</text:p>
          </table:table-cell>
          <table:table-cell office:value-type="float" office:value="9.0052246860282565" table:formula="of:=[.C468]/[.$E$10]" table:style-name="ce25">
            <text:p>9.005</text:p>
          </table:table-cell>
          <table:table-cell office:value-type="float" office:value="7.9528440919983447" table:formula="of:=(10^([.D468]/10))" table:style-name="ce26">
            <text:p>7.9528</text:p>
          </table:table-cell>
          <table:table-cell office:value-type="float" office:value="17.257671679636406" table:formula="of:=[.E468]*[.C$16]" table:style-name="ce51">
            <text:p>17.26</text:p>
          </table:table-cell>
          <table:table-cell office:value-type="float" office:value="17" table:formula="of:=ROUND([.F468];0)" table:style-name="ce32">
            <text:p>17</text:p>
          </table:table-cell>
          <table:table-cell office:value-type="float" office:value="1108.3083526608893" table:formula="of:=[.E468]*[.$C$17]" table:style-name="ce51">
            <text:p>1108.31</text:p>
          </table:table-cell>
          <table:table-cell office:value-type="float" office:value="1108" table:formula="of:=ROUND([.H468];0)" table:style-name="ce32">
            <text:p>1108</text:p>
          </table:table-cell>
          <table:table-cell office:value-type="float" office:value="17" table:formula="of:=FLOOR(([.I468]/64);1)" table:style-name="ce32">
            <text:p>1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46" table:style-name="ce32">
            <text:p>446</text:p>
          </table:table-cell>
          <table:table-cell office:value-type="float" office:value="1.4373046875" table:formula="of:=[.B469]*[.C$11]/[.C$12]" table:style-name="ce50">
            <text:p>1.437</text:p>
          </table:table-cell>
          <table:table-cell office:value-type="float" office:value="9.025461145996859" table:formula="of:=[.C469]/[.$E$10]" table:style-name="ce25">
            <text:p>9.025</text:p>
          </table:table-cell>
          <table:table-cell office:value-type="float" office:value="7.9899877708249658" table:formula="of:=(10^([.D469]/10))" table:style-name="ce26">
            <text:p>7.9900</text:p>
          </table:table-cell>
          <table:table-cell office:value-type="float" office:value="17.338273462690175" table:formula="of:=[.E469]*[.C$16]" table:style-name="ce51">
            <text:p>17.34</text:p>
          </table:table-cell>
          <table:table-cell office:value-type="float" office:value="17" table:formula="of:=ROUND([.F469];0)" table:style-name="ce32">
            <text:p>17</text:p>
          </table:table-cell>
          <table:table-cell office:value-type="float" office:value="1113.4846957421673" table:formula="of:=[.E469]*[.$C$17]" table:style-name="ce51">
            <text:p>1113.48</text:p>
          </table:table-cell>
          <table:table-cell office:value-type="float" office:value="1113" table:formula="of:=ROUND([.H469];0)" table:style-name="ce32">
            <text:p>1113</text:p>
          </table:table-cell>
          <table:table-cell office:value-type="float" office:value="17" table:formula="of:=FLOOR(([.I469]/64);1)" table:style-name="ce32">
            <text:p>1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47" table:style-name="ce32">
            <text:p>447</text:p>
          </table:table-cell>
          <table:table-cell office:value-type="float" office:value="1.4405273437499999" table:formula="of:=[.B470]*[.C$11]/[.C$12]" table:style-name="ce50">
            <text:p>1.441</text:p>
          </table:table-cell>
          <table:table-cell office:value-type="float" office:value="9.0456976059654632" table:formula="of:=[.C470]/[.$E$10]" table:style-name="ce25">
            <text:p>9.046</text:p>
          </table:table-cell>
          <table:table-cell office:value-type="float" office:value="8.0273049288322227" table:formula="of:=(10^([.D470]/10))" table:style-name="ce26">
            <text:p>8.0273</text:p>
          </table:table-cell>
          <table:table-cell office:value-type="float" office:value="17.419251695565922" table:formula="of:=[.E470]*[.C$16]" table:style-name="ce51">
            <text:p>17.42</text:p>
          </table:table-cell>
          <table:table-cell office:value-type="float" office:value="17" table:formula="of:=ROUND([.F470];0)" table:style-name="ce32">
            <text:p>17</text:p>
          </table:table-cell>
          <table:table-cell office:value-type="float" office:value="1118.6852148820587" table:formula="of:=[.E470]*[.$C$17]" table:style-name="ce51">
            <text:p>1118.69</text:p>
          </table:table-cell>
          <table:table-cell office:value-type="float" office:value="1119" table:formula="of:=ROUND([.H470];0)" table:style-name="ce32">
            <text:p>1119</text:p>
          </table:table-cell>
          <table:table-cell office:value-type="float" office:value="17" table:formula="of:=FLOOR(([.I470]/64);1)" table:style-name="ce32">
            <text:p>1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48" table:style-name="ce32">
            <text:p>448</text:p>
          </table:table-cell>
          <table:table-cell office:value-type="float" office:value="1.4437499999999999" table:formula="of:=[.B471]*[.C$11]/[.C$12]" table:style-name="ce50">
            <text:p>1.444</text:p>
          </table:table-cell>
          <table:table-cell office:value-type="float" office:value="9.0659340659340657" table:formula="of:=[.C471]/[.$E$10]" table:style-name="ce25">
            <text:p>9.066</text:p>
          </table:table-cell>
          <table:table-cell office:value-type="float" office:value="8.064796376252886" table:formula="of:=(10^([.D471]/10))" table:style-name="ce26">
            <text:p>8.0648</text:p>
          </table:table-cell>
          <table:table-cell office:value-type="float" office:value="17.500608136468763" table:formula="of:=[.E471]*[.C$16]" table:style-name="ce51">
            <text:p>17.50</text:p>
          </table:table-cell>
          <table:table-cell office:value-type="float" office:value="18" table:formula="of:=ROUND([.F471];0)" table:style-name="ce32">
            <text:p>18</text:p>
          </table:table-cell>
          <table:table-cell office:value-type="float" office:value="1123.9100229946023" table:formula="of:=[.E471]*[.$C$17]" table:style-name="ce51">
            <text:p>1123.91</text:p>
          </table:table-cell>
          <table:table-cell office:value-type="float" office:value="1124" table:formula="of:=ROUND([.H471];0)" table:style-name="ce32">
            <text:p>1124</text:p>
          </table:table-cell>
          <table:table-cell office:value-type="float" office:value="17" table:formula="of:=FLOOR(([.I471]/64);1)" table:style-name="ce32">
            <text:p>1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49" table:style-name="ce32">
            <text:p>449</text:p>
          </table:table-cell>
          <table:table-cell office:value-type="float" office:value="1.4469726562499998" table:formula="of:=[.B472]*[.C$11]/[.C$12]" table:style-name="ce50">
            <text:p>1.447</text:p>
          </table:table-cell>
          <table:table-cell office:value-type="float" office:value="9.0861705259026682" table:formula="of:=[.C472]/[.$E$10]" table:style-name="ce25">
            <text:p>9.086</text:p>
          </table:table-cell>
          <table:table-cell office:value-type="float" office:value="8.1024629271039235" table:formula="of:=(10^([.D472]/10))" table:style-name="ce26">
            <text:p>8.1025</text:p>
          </table:table-cell>
          <table:table-cell office:value-type="float" office:value="17.582344551815513" table:formula="of:=[.E472]*[.C$16]" table:style-name="ce51">
            <text:p>17.58</text:p>
          </table:table-cell>
          <table:table-cell office:value-type="float" office:value="18" table:formula="of:=ROUND([.F472];0)" table:style-name="ce32">
            <text:p>18</text:p>
          </table:table-cell>
          <table:table-cell office:value-type="float" office:value="1129.1592335212029" table:formula="of:=[.E472]*[.$C$17]" table:style-name="ce51">
            <text:p>1129.16</text:p>
          </table:table-cell>
          <table:table-cell office:value-type="float" office:value="1129" table:formula="of:=ROUND([.H472];0)" table:style-name="ce32">
            <text:p>1129</text:p>
          </table:table-cell>
          <table:table-cell office:value-type="float" office:value="17" table:formula="of:=FLOOR(([.I472]/64);1)" table:style-name="ce32">
            <text:p>1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50" table:style-name="ce32">
            <text:p>450</text:p>
          </table:table-cell>
          <table:table-cell office:value-type="float" office:value="1.4501953125" table:formula="of:=[.B473]*[.C$11]/[.C$12]" table:style-name="ce50">
            <text:p>1.450</text:p>
          </table:table-cell>
          <table:table-cell office:value-type="float" office:value="9.1064069858712706" table:formula="of:=[.C473]/[.$E$10]" table:style-name="ce25">
            <text:p>9.106</text:p>
          </table:table-cell>
          <table:table-cell office:value-type="float" office:value="8.1403053992041574" table:formula="of:=(10^([.D473]/10))" table:style-name="ce26">
            <text:p>8.1403</text:p>
          </table:table-cell>
          <table:table-cell office:value-type="float" office:value="17.664462716273022" table:formula="of:=[.E473]*[.C$16]" table:style-name="ce51">
            <text:p>17.66</text:p>
          </table:table-cell>
          <table:table-cell office:value-type="float" office:value="18" table:formula="of:=ROUND([.F473];0)" table:style-name="ce32">
            <text:p>18</text:p>
          </table:table-cell>
          <table:table-cell office:value-type="float" office:value="1134.4329604330915" table:formula="of:=[.E473]*[.$C$17]" table:style-name="ce51">
            <text:p>1134.43</text:p>
          </table:table-cell>
          <table:table-cell office:value-type="float" office:value="1134" table:formula="of:=ROUND([.H473];0)" table:style-name="ce32">
            <text:p>1134</text:p>
          </table:table-cell>
          <table:table-cell office:value-type="float" office:value="17" table:formula="of:=FLOOR(([.I473]/64);1)" table:style-name="ce32">
            <text:p>1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51" table:style-name="ce32">
            <text:p>451</text:p>
          </table:table-cell>
          <table:table-cell office:value-type="float" office:value="1.45341796875" table:formula="of:=[.B474]*[.C$11]/[.C$12]" table:style-name="ce50">
            <text:p>1.453</text:p>
          </table:table-cell>
          <table:table-cell office:value-type="float" office:value="9.1266434458398749" table:formula="of:=[.C474]/[.$E$10]" table:style-name="ce25">
            <text:p>9.127</text:p>
          </table:table-cell>
          <table:table-cell office:value-type="float" office:value="8.1783246141920234" table:formula="of:=(10^([.D474]/10))" table:style-name="ce26">
            <text:p>8.1783</text:p>
          </table:table-cell>
          <table:table-cell office:value-type="float" office:value="17.746964412796689" table:formula="of:=[.E474]*[.C$16]" table:style-name="ce51">
            <text:p>17.75</text:p>
          </table:table-cell>
          <table:table-cell office:value-type="float" office:value="18" table:formula="of:=ROUND([.F474];0)" table:style-name="ce32">
            <text:p>18</text:p>
          </table:table-cell>
          <table:table-cell office:value-type="float" office:value="1139.7313182338005" table:formula="of:=[.E474]*[.$C$17]" table:style-name="ce51">
            <text:p>1139.73</text:p>
          </table:table-cell>
          <table:table-cell office:value-type="float" office:value="1140" table:formula="of:=ROUND([.H474];0)" table:style-name="ce32">
            <text:p>1140</text:p>
          </table:table-cell>
          <table:table-cell office:value-type="float" office:value="17" table:formula="of:=FLOOR(([.I474]/64);1)" table:style-name="ce32">
            <text:p>1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52" table:style-name="ce32">
            <text:p>452</text:p>
          </table:table-cell>
          <table:table-cell office:value-type="float" office:value="1.4566406249999999" table:formula="of:=[.B475]*[.C$11]/[.C$12]" table:style-name="ce50">
            <text:p>1.457</text:p>
          </table:table-cell>
          <table:table-cell office:value-type="float" office:value="9.1468799058084773" table:formula="of:=[.C475]/[.$E$10]" table:style-name="ce25">
            <text:p>9.147</text:p>
          </table:table-cell>
          <table:table-cell office:value-type="float" office:value="8.2165213975434082" table:formula="of:=(10^([.D475]/10))" table:style-name="ce26">
            <text:p>8.2165</text:p>
          </table:table-cell>
          <table:table-cell office:value-type="float" office:value="17.829851432669194" table:formula="of:=[.E475]*[.C$16]" table:style-name="ce51">
            <text:p>17.83</text:p>
          </table:table-cell>
          <table:table-cell office:value-type="float" office:value="18" table:formula="of:=ROUND([.F475];0)" table:style-name="ce32">
            <text:p>18</text:p>
          </table:table-cell>
          <table:table-cell office:value-type="float" office:value="1145.0544219616495" table:formula="of:=[.E475]*[.$C$17]" table:style-name="ce51">
            <text:p>1145.05</text:p>
          </table:table-cell>
          <table:table-cell office:value-type="float" office:value="1145" table:formula="of:=ROUND([.H475];0)" table:style-name="ce32">
            <text:p>1145</text:p>
          </table:table-cell>
          <table:table-cell office:value-type="float" office:value="17" table:formula="of:=FLOOR(([.I475]/64);1)" table:style-name="ce32">
            <text:p>1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53" table:style-name="ce32">
            <text:p>453</text:p>
          </table:table-cell>
          <table:table-cell office:value-type="float" office:value="1.4598632812499999" table:formula="of:=[.B476]*[.C$11]/[.C$12]" table:style-name="ce50">
            <text:p>1.460</text:p>
          </table:table-cell>
          <table:table-cell office:value-type="float" office:value="9.1671163657770798" table:formula="of:=[.C476]/[.$E$10]" table:style-name="ce25">
            <text:p>9.167</text:p>
          </table:table-cell>
          <table:table-cell office:value-type="float" office:value="8.2548965785895749" table:formula="of:=(10^([.D476]/10))" table:style-name="ce26">
            <text:p>8.2549</text:p>
          </table:table-cell>
          <table:table-cell office:value-type="float" office:value="17.913125575539375" table:formula="of:=[.E476]*[.C$16]" table:style-name="ce51">
            <text:p>17.91</text:p>
          </table:table-cell>
          <table:table-cell office:value-type="float" office:value="18" table:formula="of:=ROUND([.F476];0)" table:style-name="ce32">
            <text:p>18</text:p>
          </table:table-cell>
          <table:table-cell office:value-type="float" office:value="1150.4023871922432" table:formula="of:=[.E476]*[.$C$17]" table:style-name="ce51">
            <text:p>1150.40</text:p>
          </table:table-cell>
          <table:table-cell office:value-type="float" office:value="1150" table:formula="of:=ROUND([.H476];0)" table:style-name="ce32">
            <text:p>1150</text:p>
          </table:table-cell>
          <table:table-cell office:value-type="float" office:value="17" table:formula="of:=FLOOR(([.I476]/64);1)" table:style-name="ce32">
            <text:p>1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54" table:style-name="ce32">
            <text:p>454</text:p>
          </table:table-cell>
          <table:table-cell office:value-type="float" office:value="1.4630859374999998" table:formula="of:=[.B477]*[.C$11]/[.C$12]" table:style-name="ce50">
            <text:p>1.463</text:p>
          </table:table-cell>
          <table:table-cell office:value-type="float" office:value="9.1873528257456822" table:formula="of:=[.C477]/[.$E$10]" table:style-name="ce25">
            <text:p>9.187</text:p>
          </table:table-cell>
          <table:table-cell office:value-type="float" office:value="8.2934509905351881" table:formula="of:=(10^([.D477]/10))" table:style-name="ce26">
            <text:p>8.2935</text:p>
          </table:table-cell>
          <table:table-cell office:value-type="float" office:value="17.996788649461358" table:formula="of:=[.E477]*[.C$16]" table:style-name="ce51">
            <text:p>18.00</text:p>
          </table:table-cell>
          <table:table-cell office:value-type="float" office:value="18" table:formula="of:=ROUND([.F477];0)" table:style-name="ce32">
            <text:p>18</text:p>
          </table:table-cell>
          <table:table-cell office:value-type="float" office:value="1155.7753300409838" table:formula="of:=[.E477]*[.$C$17]" table:style-name="ce51">
            <text:p>1155.78</text:p>
          </table:table-cell>
          <table:table-cell office:value-type="float" office:value="1156" table:formula="of:=ROUND([.H477];0)" table:style-name="ce32">
            <text:p>1156</text:p>
          </table:table-cell>
          <table:table-cell office:value-type="float" office:value="18" table:formula="of:=FLOOR(([.I477]/64);1)" table:style-name="ce32">
            <text:p>1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55" table:style-name="ce32">
            <text:p>455</text:p>
          </table:table-cell>
          <table:table-cell office:value-type="float" office:value="1.46630859375" table:formula="of:=[.B478]*[.C$11]/[.C$12]" table:style-name="ce50">
            <text:p>1.466</text:p>
          </table:table-cell>
          <table:table-cell office:value-type="float" office:value="9.2075892857142847" table:formula="of:=[.C478]/[.$E$10]" table:style-name="ce25">
            <text:p>9.208</text:p>
          </table:table-cell>
          <table:table-cell office:value-type="float" office:value="8.3321854704763574" table:formula="of:=(10^([.D478]/10))" table:style-name="ce26">
            <text:p>8.3322</text:p>
          </table:table-cell>
          <table:table-cell office:value-type="float" office:value="18.080842470933696" table:formula="of:=[.E478]*[.C$16]" table:style-name="ce51">
            <text:p>18.08</text:p>
          </table:table-cell>
          <table:table-cell office:value-type="float" office:value="18" table:formula="of:=ROUND([.F478];0)" table:style-name="ce32">
            <text:p>18</text:p>
          </table:table-cell>
          <table:table-cell office:value-type="float" office:value="1161.1733671655852" table:formula="of:=[.E478]*[.$C$17]" table:style-name="ce51">
            <text:p>1161.17</text:p>
          </table:table-cell>
          <table:table-cell office:value-type="float" office:value="1161" table:formula="of:=ROUND([.H478];0)" table:style-name="ce32">
            <text:p>1161</text:p>
          </table:table-cell>
          <table:table-cell office:value-type="float" office:value="18" table:formula="of:=FLOOR(([.I478]/64);1)" table:style-name="ce32">
            <text:p>1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56" table:style-name="ce32">
            <text:p>456</text:p>
          </table:table-cell>
          <table:table-cell office:value-type="float" office:value="1.46953125" table:formula="of:=[.B479]*[.C$11]/[.C$12]" table:style-name="ce50">
            <text:p>1.470</text:p>
          </table:table-cell>
          <table:table-cell office:value-type="float" office:value="9.2278257456828889" table:formula="of:=[.C479]/[.$E$10]" table:style-name="ce25">
            <text:p>9.228</text:p>
          </table:table-cell>
          <table:table-cell office:value-type="float" office:value="8.3711008594188652" table:formula="of:=(10^([.D479]/10))" table:style-name="ce26">
            <text:p>8.3711</text:p>
          </table:table-cell>
          <table:table-cell office:value-type="float" office:value="18.165288864938937" table:formula="of:=[.E479]*[.C$16]" table:style-name="ce51">
            <text:p>18.17</text:p>
          </table:table-cell>
          <table:table-cell office:value-type="float" office:value="18" table:formula="of:=ROUND([.F479];0)" table:style-name="ce32">
            <text:p>18</text:p>
          </table:table-cell>
          <table:table-cell office:value-type="float" office:value="1166.5966157686132" table:formula="of:=[.E479]*[.$C$17]" table:style-name="ce51">
            <text:p>1166.60</text:p>
          </table:table-cell>
          <table:table-cell office:value-type="float" office:value="1167" table:formula="of:=ROUND([.H479];0)" table:style-name="ce32">
            <text:p>1167</text:p>
          </table:table-cell>
          <table:table-cell office:value-type="float" office:value="18" table:formula="of:=FLOOR(([.I479]/64);1)" table:style-name="ce32">
            <text:p>1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57" table:style-name="ce32">
            <text:p>457</text:p>
          </table:table-cell>
          <table:table-cell office:value-type="float" office:value="1.4727539062499999" table:formula="of:=[.B480]*[.C$11]/[.C$12]" table:style-name="ce50">
            <text:p>1.473</text:p>
          </table:table-cell>
          <table:table-cell office:value-type="float" office:value="9.2480622056514914" table:formula="of:=[.C480]/[.$E$10]" table:style-name="ce25">
            <text:p>9.248</text:p>
          </table:table-cell>
          <table:table-cell office:value-type="float" office:value="8.4101980022963847" table:formula="of:=(10^([.D480]/10))" table:style-name="ce26">
            <text:p>8.4102</text:p>
          </table:table-cell>
          <table:table-cell office:value-type="float" office:value="18.250129664983156" table:formula="of:=[.E480]*[.C$16]" table:style-name="ce51">
            <text:p>18.25</text:p>
          </table:table-cell>
          <table:table-cell office:value-type="float" office:value="18" table:formula="of:=ROUND([.F480];0)" table:style-name="ce32">
            <text:p>18</text:p>
          </table:table-cell>
          <table:table-cell office:value-type="float" office:value="1172.0451936000243" table:formula="of:=[.E480]*[.$C$17]" table:style-name="ce51">
            <text:p>1172.05</text:p>
          </table:table-cell>
          <table:table-cell office:value-type="float" office:value="1172" table:formula="of:=ROUND([.H480];0)" table:style-name="ce32">
            <text:p>1172</text:p>
          </table:table-cell>
          <table:table-cell office:value-type="float" office:value="18" table:formula="of:=FLOOR(([.I480]/64);1)" table:style-name="ce32">
            <text:p>1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58" table:style-name="ce32">
            <text:p>458</text:p>
          </table:table-cell>
          <table:table-cell office:value-type="float" office:value="1.4759765624999999" table:formula="of:=[.B481]*[.C$11]/[.C$12]" table:style-name="ce50">
            <text:p>1.476</text:p>
          </table:table-cell>
          <table:table-cell office:value-type="float" office:value="9.2682986656200939" table:formula="of:=[.C481]/[.$E$10]" table:style-name="ce25">
            <text:p>9.268</text:p>
          </table:table-cell>
          <table:table-cell office:value-type="float" office:value="8.4494777479888548" table:formula="of:=(10^([.D481]/10))" table:style-name="ce26">
            <text:p>8.4495</text:p>
          </table:table-cell>
          <table:table-cell office:value-type="float" office:value="18.335366713135816" table:formula="of:=[.E481]*[.C$16]" table:style-name="ce51">
            <text:p>18.34</text:p>
          </table:table-cell>
          <table:table-cell office:value-type="float" office:value="18" table:formula="of:=ROUND([.F481];0)" table:style-name="ce32">
            <text:p>18</text:p>
          </table:table-cell>
          <table:table-cell office:value-type="float" office:value="1177.5192189597269" table:formula="of:=[.E481]*[.$C$17]" table:style-name="ce51">
            <text:p>1177.52</text:p>
          </table:table-cell>
          <table:table-cell office:value-type="float" office:value="1178" table:formula="of:=ROUND([.H481];0)" table:style-name="ce32">
            <text:p>1178</text:p>
          </table:table-cell>
          <table:table-cell office:value-type="float" office:value="18" table:formula="of:=FLOOR(([.I481]/64);1)" table:style-name="ce32">
            <text:p>1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59" table:style-name="ce32">
            <text:p>459</text:p>
          </table:table-cell>
          <table:table-cell office:value-type="float" office:value="1.4791992187499998" table:formula="of:=[.B482]*[.C$11]/[.C$12]" table:style-name="ce50">
            <text:p>1.479</text:p>
          </table:table-cell>
          <table:table-cell office:value-type="float" office:value="9.2885351255886963" table:formula="of:=[.C482]/[.$E$10]" table:style-name="ce25">
            <text:p>9.289</text:p>
          </table:table-cell>
          <table:table-cell office:value-type="float" office:value="8.4889409493409023" table:formula="of:=(10^([.D482]/10))" table:style-name="ce26">
            <text:p>8.4889</text:p>
          </table:table-cell>
          <table:table-cell office:value-type="float" office:value="18.421001860069758" table:formula="of:=[.E482]*[.C$16]" table:style-name="ce51">
            <text:p>18.42</text:p>
          </table:table-cell>
          <table:table-cell office:value-type="float" office:value="18" table:formula="of:=ROUND([.F482];0)" table:style-name="ce32">
            <text:p>18</text:p>
          </table:table-cell>
          <table:table-cell office:value-type="float" office:value="1183.0188107001482" table:formula="of:=[.E482]*[.$C$17]" table:style-name="ce51">
            <text:p>1183.02</text:p>
          </table:table-cell>
          <table:table-cell office:value-type="float" office:value="1183" table:formula="of:=ROUND([.H482];0)" table:style-name="ce32">
            <text:p>1183</text:p>
          </table:table-cell>
          <table:table-cell office:value-type="float" office:value="18" table:formula="of:=FLOOR(([.I482]/64);1)" table:style-name="ce32">
            <text:p>1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60" table:style-name="ce32">
            <text:p>460</text:p>
          </table:table-cell>
          <table:table-cell office:value-type="float" office:value="1.482421875" table:formula="of:=[.B483]*[.C$11]/[.C$12]" table:style-name="ce50">
            <text:p>1.482</text:p>
          </table:table-cell>
          <table:table-cell office:value-type="float" office:value="9.3087715855573006" table:formula="of:=[.C483]/[.$E$10]" table:style-name="ce25">
            <text:p>9.309</text:p>
          </table:table-cell>
          <table:table-cell office:value-type="float" office:value="8.5285884631803537" table:formula="of:=(10^([.D483]/10))" table:style-name="ce26">
            <text:p>8.5286</text:p>
          </table:table-cell>
          <table:table-cell office:value-type="float" office:value="18.507036965101367" table:formula="of:=[.E483]*[.C$16]" table:style-name="ce51">
            <text:p>18.51</text:p>
          </table:table-cell>
          <table:table-cell office:value-type="float" office:value="19" table:formula="of:=ROUND([.F483];0)" table:style-name="ce32">
            <text:p>19</text:p>
          </table:table-cell>
          <table:table-cell office:value-type="float" office:value="1188.5440882288142" table:formula="of:=[.E483]*[.$C$17]" table:style-name="ce51">
            <text:p>1188.54</text:p>
          </table:table-cell>
          <table:table-cell office:value-type="float" office:value="1189" table:formula="of:=ROUND([.H483];0)" table:style-name="ce32">
            <text:p>1189</text:p>
          </table:table-cell>
          <table:table-cell office:value-type="float" office:value="18" table:formula="of:=FLOOR(([.I483]/64);1)" table:style-name="ce32">
            <text:p>1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61" table:style-name="ce32">
            <text:p>461</text:p>
          </table:table-cell>
          <table:table-cell office:value-type="float" office:value="1.48564453125" table:formula="of:=[.B484]*[.C$11]/[.C$12]" table:style-name="ce50">
            <text:p>1.486</text:p>
          </table:table-cell>
          <table:table-cell office:value-type="float" office:value="9.329008045525903" table:formula="of:=[.C484]/[.$E$10]" table:style-name="ce25">
            <text:p>9.329</text:p>
          </table:table-cell>
          <table:table-cell office:value-type="float" office:value="8.5684211503368282" table:formula="of:=(10^([.D484]/10))" table:style-name="ce26">
            <text:p>8.5684</text:p>
          </table:table-cell>
          <table:table-cell office:value-type="float" office:value="18.593473896230915" table:formula="of:=[.E484]*[.C$16]" table:style-name="ce51">
            <text:p>18.59</text:p>
          </table:table-cell>
          <table:table-cell office:value-type="float" office:value="19" table:formula="of:=ROUND([.F484];0)" table:style-name="ce32">
            <text:p>19</text:p>
          </table:table-cell>
          <table:table-cell office:value-type="float" office:value="1194.0951715109404" table:formula="of:=[.E484]*[.$C$17]" table:style-name="ce51">
            <text:p>1194.10</text:p>
          </table:table-cell>
          <table:table-cell office:value-type="float" office:value="1194" table:formula="of:=ROUND([.H484];0)" table:style-name="ce32">
            <text:p>1194</text:p>
          </table:table-cell>
          <table:table-cell office:value-type="float" office:value="18" table:formula="of:=FLOOR(([.I484]/64);1)" table:style-name="ce32">
            <text:p>1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62" table:style-name="ce32">
            <text:p>462</text:p>
          </table:table-cell>
          <table:table-cell office:value-type="float" office:value="1.4888671874999999" table:formula="of:=[.B485]*[.C$11]/[.C$12]" table:style-name="ce50">
            <text:p>1.489</text:p>
          </table:table-cell>
          <table:table-cell office:value-type="float" office:value="9.3492445054945055" table:formula="of:=[.C485]/[.$E$10]" table:style-name="ce25">
            <text:p>9.349</text:p>
          </table:table-cell>
          <table:table-cell office:value-type="float" office:value="8.6084398756604585" table:formula="of:=(10^([.D485]/10))" table:style-name="ce26">
            <text:p>8.6084</text:p>
          </table:table-cell>
          <table:table-cell office:value-type="float" office:value="18.680314530183196" table:formula="of:=[.E485]*[.C$16]" table:style-name="ce51">
            <text:p>18.68</text:p>
          </table:table-cell>
          <table:table-cell office:value-type="float" office:value="19" table:formula="of:=ROUND([.F485];0)" table:style-name="ce32">
            <text:p>19</text:p>
          </table:table-cell>
          <table:table-cell office:value-type="float" office:value="1199.6721810720417" table:formula="of:=[.E485]*[.$C$17]" table:style-name="ce51">
            <text:p>1199.67</text:p>
          </table:table-cell>
          <table:table-cell office:value-type="float" office:value="1200" table:formula="of:=ROUND([.H485];0)" table:style-name="ce32">
            <text:p>1200</text:p>
          </table:table-cell>
          <table:table-cell office:value-type="float" office:value="18" table:formula="of:=FLOOR(([.I485]/64);1)" table:style-name="ce32">
            <text:p>1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63" table:style-name="ce32">
            <text:p>463</text:p>
          </table:table-cell>
          <table:table-cell office:value-type="float" office:value="1.4920898437499999" table:formula="of:=[.B486]*[.C$11]/[.C$12]" table:style-name="ce50">
            <text:p>1.492</text:p>
          </table:table-cell>
          <table:table-cell office:value-type="float" office:value="9.3694809654631079" table:formula="of:=[.C486]/[.$E$10]" table:style-name="ce25">
            <text:p>9.369</text:p>
          </table:table-cell>
          <table:table-cell office:value-type="float" office:value="8.6486455080406461" table:formula="of:=(10^([.D486]/10))" table:style-name="ce26">
            <text:p>8.6486</text:p>
          </table:table-cell>
          <table:table-cell office:value-type="float" office:value="18.767560752448201" table:formula="of:=[.E486]*[.C$16]" table:style-name="ce51">
            <text:p>18.77</text:p>
          </table:table-cell>
          <table:table-cell office:value-type="float" office:value="19" table:formula="of:=ROUND([.F486];0)" table:style-name="ce32">
            <text:p>19</text:p>
          </table:table-cell>
          <table:table-cell office:value-type="float" office:value="1205.2752380005445" table:formula="of:=[.E486]*[.$C$17]" table:style-name="ce51">
            <text:p>1205.28</text:p>
          </table:table-cell>
          <table:table-cell office:value-type="float" office:value="1205" table:formula="of:=ROUND([.H486];0)" table:style-name="ce32">
            <text:p>1205</text:p>
          </table:table-cell>
          <table:table-cell office:value-type="float" office:value="18" table:formula="of:=FLOOR(([.I486]/64);1)" table:style-name="ce32">
            <text:p>1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64" table:style-name="ce32">
            <text:p>464</text:p>
          </table:table-cell>
          <table:table-cell office:value-type="float" office:value="1.4953124999999998" table:formula="of:=[.B487]*[.C$11]/[.C$12]" table:style-name="ce50">
            <text:p>1.495</text:p>
          </table:table-cell>
          <table:table-cell office:value-type="float" office:value="9.3897174254317104" table:formula="of:=[.C487]/[.$E$10]" table:style-name="ce25">
            <text:p>9.390</text:p>
          </table:table-cell>
          <table:table-cell office:value-type="float" office:value="8.6890389204249203" table:formula="of:=(10^([.D487]/10))" table:style-name="ce26">
            <text:p>8.6890</text:p>
          </table:table-cell>
          <table:table-cell office:value-type="float" office:value="18.855214457322077" table:formula="of:=[.E487]*[.C$16]" table:style-name="ce51">
            <text:p>18.86</text:p>
          </table:table-cell>
          <table:table-cell office:value-type="float" office:value="19" table:formula="of:=ROUND([.F487];0)" table:style-name="ce32">
            <text:p>19</text:p>
          </table:table-cell>
          <table:table-cell office:value-type="float" office:value="1210.904463950417" table:formula="of:=[.E487]*[.$C$17]" table:style-name="ce51">
            <text:p>1210.90</text:p>
          </table:table-cell>
          <table:table-cell office:value-type="float" office:value="1211" table:formula="of:=ROUND([.H487];0)" table:style-name="ce32">
            <text:p>1211</text:p>
          </table:table-cell>
          <table:table-cell office:value-type="float" office:value="18" table:formula="of:=FLOOR(([.I487]/64);1)" table:style-name="ce32">
            <text:p>1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65" table:style-name="ce32">
            <text:p>465</text:p>
          </table:table-cell>
          <table:table-cell office:value-type="float" office:value="1.49853515625" table:formula="of:=[.B488]*[.C$11]/[.C$12]" table:style-name="ce50">
            <text:p>1.499</text:p>
          </table:table-cell>
          <table:table-cell office:value-type="float" office:value="9.4099538854003146" table:formula="of:=[.C488]/[.$E$10]" table:style-name="ce25">
            <text:p>9.410</text:p>
          </table:table-cell>
          <table:table-cell office:value-type="float" office:value="8.7296209898379278" table:formula="of:=(10^([.D488]/10))" table:style-name="ce26">
            <text:p>8.7296</text:p>
          </table:table-cell>
          <table:table-cell office:value-type="float" office:value="18.943277547948302" table:formula="of:=[.E488]*[.C$16]" table:style-name="ce51">
            <text:p>18.94</text:p>
          </table:table-cell>
          <table:table-cell office:value-type="float" office:value="19" table:formula="of:=ROUND([.F488];0)" table:style-name="ce32">
            <text:p>19</text:p>
          </table:table-cell>
          <table:table-cell office:value-type="float" office:value="1216.5599811438137" table:formula="of:=[.E488]*[.$C$17]" table:style-name="ce51">
            <text:p>1216.56</text:p>
          </table:table-cell>
          <table:table-cell office:value-type="float" office:value="1217" table:formula="of:=ROUND([.H488];0)" table:style-name="ce32">
            <text:p>1217</text:p>
          </table:table-cell>
          <table:table-cell office:value-type="float" office:value="19" table:formula="of:=FLOOR(([.I488]/64);1)" table:style-name="ce32">
            <text:p>1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66" table:style-name="ce32">
            <text:p>466</text:p>
          </table:table-cell>
          <table:table-cell office:value-type="float" office:value="1.5017578125" table:formula="of:=[.B489]*[.C$11]/[.C$12]" table:style-name="ce50">
            <text:p>1.502</text:p>
          </table:table-cell>
          <table:table-cell office:value-type="float" office:value="9.4301903453689171" table:formula="of:=[.C489]/[.$E$10]" table:style-name="ce25">
            <text:p>9.430</text:p>
          </table:table-cell>
          <table:table-cell office:value-type="float" office:value="8.7703925974004235" table:formula="of:=(10^([.D489]/10))" table:style-name="ce26">
            <text:p>8.7704</text:p>
          </table:table-cell>
          <table:table-cell office:value-type="float" office:value="19.031751936358919" table:formula="of:=[.E489]*[.C$16]" table:style-name="ce51">
            <text:p>19.03</text:p>
          </table:table-cell>
          <table:table-cell office:value-type="float" office:value="19" table:formula="of:=ROUND([.F489];0)" table:style-name="ce32">
            <text:p>19</text:p>
          </table:table-cell>
          <table:table-cell office:value-type="float" office:value="1222.2419123737232" table:formula="of:=[.E489]*[.$C$17]" table:style-name="ce51">
            <text:p>1222.24</text:p>
          </table:table-cell>
          <table:table-cell office:value-type="float" office:value="1222" table:formula="of:=ROUND([.H489];0)" table:style-name="ce32">
            <text:p>1222</text:p>
          </table:table-cell>
          <table:table-cell office:value-type="float" office:value="19" table:formula="of:=FLOOR(([.I489]/64);1)" table:style-name="ce32">
            <text:p>1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67" table:style-name="ce32">
            <text:p>467</text:p>
          </table:table-cell>
          <table:table-cell office:value-type="float" office:value="1.5049804687499999" table:formula="of:=[.B490]*[.C$11]/[.C$12]" table:style-name="ce50">
            <text:p>1.505</text:p>
          </table:table-cell>
          <table:table-cell office:value-type="float" office:value="9.4504268053375196" table:formula="of:=[.C490]/[.$E$10]" table:style-name="ce25">
            <text:p>9.450</text:p>
          </table:table-cell>
          <table:table-cell office:value-type="float" office:value="8.8113546283484432" table:formula="of:=(10^([.D490]/10))" table:style-name="ce26">
            <text:p>8.8114</text:p>
          </table:table-cell>
          <table:table-cell office:value-type="float" office:value="19.12063954351612" table:formula="of:=[.E490]*[.C$16]" table:style-name="ce51">
            <text:p>19.12</text:p>
          </table:table-cell>
          <table:table-cell office:value-type="float" office:value="19" table:formula="of:=ROUND([.F490];0)" table:style-name="ce32">
            <text:p>19</text:p>
          </table:table-cell>
          <table:table-cell office:value-type="float" office:value="1227.9503810066392" table:formula="of:=[.E490]*[.$C$17]" table:style-name="ce51">
            <text:p>1227.95</text:p>
          </table:table-cell>
          <table:table-cell office:value-type="float" office:value="1228" table:formula="of:=ROUND([.H490];0)" table:style-name="ce32">
            <text:p>1228</text:p>
          </table:table-cell>
          <table:table-cell office:value-type="float" office:value="19" table:formula="of:=FLOOR(([.I490]/64);1)" table:style-name="ce32">
            <text:p>1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68" table:style-name="ce32">
            <text:p>468</text:p>
          </table:table-cell>
          <table:table-cell office:value-type="float" office:value="1.5082031249999999" table:formula="of:=[.B491]*[.C$11]/[.C$12]" table:style-name="ce50">
            <text:p>1.508</text:p>
          </table:table-cell>
          <table:table-cell office:value-type="float" office:value="9.470663265306122" table:formula="of:=[.C491]/[.$E$10]" table:style-name="ce25">
            <text:p>9.471</text:p>
          </table:table-cell>
          <table:table-cell office:value-type="float" office:value="8.8525079720525071" table:formula="of:=(10^([.D491]/10))" table:style-name="ce26">
            <text:p>8.8525</text:p>
          </table:table-cell>
          <table:table-cell office:value-type="float" office:value="19.209942299353941" table:formula="of:=[.E491]*[.C$16]" table:style-name="ce51">
            <text:p>19.21</text:p>
          </table:table-cell>
          <table:table-cell office:value-type="float" office:value="19" table:formula="of:=ROUND([.F491];0)" table:style-name="ce32">
            <text:p>19</text:p>
          </table:table-cell>
          <table:table-cell office:value-type="float" office:value="1233.6855109852374" table:formula="of:=[.E491]*[.$C$17]" table:style-name="ce51">
            <text:p>1233.69</text:p>
          </table:table-cell>
          <table:table-cell office:value-type="float" office:value="1234" table:formula="of:=ROUND([.H491];0)" table:style-name="ce32">
            <text:p>1234</text:p>
          </table:table-cell>
          <table:table-cell office:value-type="float" office:value="19" table:formula="of:=FLOOR(([.I491]/64);1)" table:style-name="ce32">
            <text:p>1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69" table:style-name="ce32">
            <text:p>469</text:p>
          </table:table-cell>
          <table:table-cell office:value-type="float" office:value="1.5114257812499998" table:formula="of:=[.B492]*[.C$11]/[.C$12]" table:style-name="ce50">
            <text:p>1.511</text:p>
          </table:table-cell>
          <table:table-cell office:value-type="float" office:value="9.4908997252747245" table:formula="of:=[.C492]/[.$E$10]" table:style-name="ce25">
            <text:p>9.491</text:p>
          </table:table-cell>
          <table:table-cell office:value-type="float" office:value="8.8938535220369257" table:formula="of:=(10^([.D492]/10))" table:style-name="ce26">
            <text:p>8.8939</text:p>
          </table:table-cell>
          <table:table-cell office:value-type="float" office:value="19.299662142820129" table:formula="of:=[.E492]*[.C$16]" table:style-name="ce51">
            <text:p>19.30</text:p>
          </table:table-cell>
          <table:table-cell office:value-type="float" office:value="19" table:formula="of:=ROUND([.F492];0)" table:style-name="ce32">
            <text:p>19</text:p>
          </table:table-cell>
          <table:table-cell office:value-type="float" office:value="1239.4474268310662" table:formula="of:=[.E492]*[.$C$17]" table:style-name="ce51">
            <text:p>1239.45</text:p>
          </table:table-cell>
          <table:table-cell office:value-type="float" office:value="1239" table:formula="of:=ROUND([.H492];0)" table:style-name="ce32">
            <text:p>1239</text:p>
          </table:table-cell>
          <table:table-cell office:value-type="float" office:value="19" table:formula="of:=FLOOR(([.I492]/64);1)" table:style-name="ce32">
            <text:p>1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70" table:style-name="ce32">
            <text:p>470</text:p>
          </table:table-cell>
          <table:table-cell office:value-type="float" office:value="1.5146484375" table:formula="of:=[.B493]*[.C$11]/[.C$12]" table:style-name="ce50">
            <text:p>1.515</text:p>
          </table:table-cell>
          <table:table-cell office:value-type="float" office:value="9.5111361852433287" table:formula="of:=[.C493]/[.$E$10]" table:style-name="ce25">
            <text:p>9.511</text:p>
          </table:table-cell>
          <table:table-cell office:value-type="float" office:value="8.935392175999219" table:formula="of:=(10^([.D493]/10))" table:style-name="ce26">
            <text:p>8.9354</text:p>
          </table:table-cell>
          <table:table-cell office:value-type="float" office:value="19.389801021918306" table:formula="of:=[.E493]*[.C$16]" table:style-name="ce51">
            <text:p>19.39</text:p>
          </table:table-cell>
          <table:table-cell office:value-type="float" office:value="19" table:formula="of:=ROUND([.F493];0)" table:style-name="ce32">
            <text:p>19</text:p>
          </table:table-cell>
          <table:table-cell office:value-type="float" office:value="1245.2362536472513" table:formula="of:=[.E493]*[.$C$17]" table:style-name="ce51">
            <text:p>1245.24</text:p>
          </table:table-cell>
          <table:table-cell office:value-type="float" office:value="1245" table:formula="of:=ROUND([.H493];0)" table:style-name="ce32">
            <text:p>1245</text:p>
          </table:table-cell>
          <table:table-cell office:value-type="float" office:value="19" table:formula="of:=FLOOR(([.I493]/64);1)" table:style-name="ce32">
            <text:p>1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71" table:style-name="ce32">
            <text:p>471</text:p>
          </table:table-cell>
          <table:table-cell office:value-type="float" office:value="1.51787109375" table:formula="of:=[.B494]*[.C$11]/[.C$12]" table:style-name="ce50">
            <text:p>1.518</text:p>
          </table:table-cell>
          <table:table-cell office:value-type="float" office:value="9.5313726452119312" table:formula="of:=[.C494]/[.$E$10]" table:style-name="ce25">
            <text:p>9.531</text:p>
          </table:table-cell>
          <table:table-cell office:value-type="float" office:value="8.9771248358295743" table:formula="of:=(10^([.D494]/10))" table:style-name="ce26">
            <text:p>8.9771</text:p>
          </table:table-cell>
          <table:table-cell office:value-type="float" office:value="19.480360893750177" table:formula="of:=[.E494]*[.C$16]" table:style-name="ce51">
            <text:p>19.48</text:p>
          </table:table-cell>
          <table:table-cell office:value-type="float" office:value="19" table:formula="of:=ROUND([.F494];0)" table:style-name="ce32">
            <text:p>19</text:p>
          </table:table-cell>
          <table:table-cell office:value-type="float" office:value="1251.0521171212097" table:formula="of:=[.E494]*[.$C$17]" table:style-name="ce51">
            <text:p>1251.05</text:p>
          </table:table-cell>
          <table:table-cell office:value-type="float" office:value="1251" table:formula="of:=ROUND([.H494];0)" table:style-name="ce32">
            <text:p>1251</text:p>
          </table:table-cell>
          <table:table-cell office:value-type="float" office:value="19" table:formula="of:=FLOOR(([.I494]/64);1)" table:style-name="ce32">
            <text:p>1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72" table:style-name="ce32">
            <text:p>472</text:p>
          </table:table-cell>
          <table:table-cell office:value-type="float" office:value="1.5210937499999999" table:formula="of:=[.B495]*[.C$11]/[.C$12]" table:style-name="ce50">
            <text:p>1.521</text:p>
          </table:table-cell>
          <table:table-cell office:value-type="float" office:value="9.5516091051805336" table:formula="of:=[.C495]/[.$E$10]" table:style-name="ce25">
            <text:p>9.552</text:p>
          </table:table-cell>
          <table:table-cell office:value-type="float" office:value="9.019052407630463" table:formula="of:=(10^([.D495]/10))" table:style-name="ce26">
            <text:p>9.0191</text:p>
          </table:table-cell>
          <table:table-cell office:value-type="float" office:value="19.571343724558105" table:formula="of:=[.E495]*[.C$16]" table:style-name="ce51">
            <text:p>19.57</text:p>
          </table:table-cell>
          <table:table-cell office:value-type="float" office:value="20" table:formula="of:=ROUND([.F495];0)" table:style-name="ce32">
            <text:p>20</text:p>
          </table:table-cell>
          <table:table-cell office:value-type="float" office:value="1256.8951435273814" table:formula="of:=[.E495]*[.$C$17]" table:style-name="ce51">
            <text:p>1256.90</text:p>
          </table:table-cell>
          <table:table-cell office:value-type="float" office:value="1257" table:formula="of:=ROUND([.H495];0)" table:style-name="ce32">
            <text:p>1257</text:p>
          </table:table-cell>
          <table:table-cell office:value-type="float" office:value="19" table:formula="of:=FLOOR(([.I495]/64);1)" table:style-name="ce32">
            <text:p>1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73" table:style-name="ce32">
            <text:p>473</text:p>
          </table:table-cell>
          <table:table-cell office:value-type="float" office:value="1.5243164062499999" table:formula="of:=[.B496]*[.C$11]/[.C$12]" table:style-name="ce50">
            <text:p>1.524</text:p>
          </table:table-cell>
          <table:table-cell office:value-type="float" office:value="9.5718455651491361" table:formula="of:=[.C496]/[.$E$10]" table:style-name="ce25">
            <text:p>9.572</text:p>
          </table:table-cell>
          <table:table-cell office:value-type="float" office:value="9.0611758017362938" table:formula="of:=(10^([.D496]/10))" table:style-name="ce26">
            <text:p>9.0612</text:p>
          </table:table-cell>
          <table:table-cell office:value-type="float" office:value="19.662751489767757" table:formula="of:=[.E496]*[.C$16]" table:style-name="ce51">
            <text:p>19.66</text:p>
          </table:table-cell>
          <table:table-cell office:value-type="float" office:value="20" table:formula="of:=ROUND([.F496];0)" table:style-name="ce32">
            <text:p>20</text:p>
          </table:table-cell>
          <table:table-cell office:value-type="float" office:value="1262.76545972997" table:formula="of:=[.E496]*[.$C$17]" table:style-name="ce51">
            <text:p>1262.77</text:p>
          </table:table-cell>
          <table:table-cell office:value-type="float" office:value="1263" table:formula="of:=ROUND([.H496];0)" table:style-name="ce32">
            <text:p>1263</text:p>
          </table:table-cell>
          <table:table-cell office:value-type="float" office:value="19" table:formula="of:=FLOOR(([.I496]/64);1)" table:style-name="ce32">
            <text:p>1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74" table:style-name="ce32">
            <text:p>474</text:p>
          </table:table-cell>
          <table:table-cell office:value-type="float" office:value="1.5275390624999998" table:formula="of:=[.B497]*[.C$11]/[.C$12]" table:style-name="ce50">
            <text:p>1.528</text:p>
          </table:table-cell>
          <table:table-cell office:value-type="float" office:value="9.5920820251177386" table:formula="of:=[.C497]/[.$E$10]" table:style-name="ce25">
            <text:p>9.592</text:p>
          </table:table-cell>
          <table:table-cell office:value-type="float" office:value="9.1034959327331872" table:formula="of:=(10^([.D497]/10))" table:style-name="ce26">
            <text:p>9.1035</text:p>
          </table:table-cell>
          <table:table-cell office:value-type="float" office:value="19.754586174031015" table:formula="of:=[.E497]*[.C$16]" table:style-name="ce51">
            <text:p>19.75</text:p>
          </table:table-cell>
          <table:table-cell office:value-type="float" office:value="20" table:formula="of:=ROUND([.F497];0)" table:style-name="ce32">
            <text:p>20</text:p>
          </table:table-cell>
          <table:table-cell office:value-type="float" office:value="1268.6631931856971" table:formula="of:=[.E497]*[.$C$17]" table:style-name="ce51">
            <text:p>1268.66</text:p>
          </table:table-cell>
          <table:table-cell office:value-type="float" office:value="1269" table:formula="of:=ROUND([.H497];0)" table:style-name="ce32">
            <text:p>1269</text:p>
          </table:table-cell>
          <table:table-cell office:value-type="float" office:value="19" table:formula="of:=FLOOR(([.I497]/64);1)" table:style-name="ce32">
            <text:p>1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75" table:style-name="ce32">
            <text:p>475</text:p>
          </table:table-cell>
          <table:table-cell office:value-type="float" office:value="1.53076171875" table:formula="of:=[.B498]*[.C$11]/[.C$12]" table:style-name="ce50">
            <text:p>1.531</text:p>
          </table:table-cell>
          <table:table-cell office:value-type="float" office:value="9.6123184850863428" table:formula="of:=[.C498]/[.$E$10]" table:style-name="ce25">
            <text:p>9.612</text:p>
          </table:table-cell>
          <table:table-cell office:value-type="float" office:value="9.1460137194788302" table:formula="of:=(10^([.D498]/10))" table:style-name="ce26">
            <text:p>9.1460</text:p>
          </table:table-cell>
          <table:table-cell office:value-type="float" office:value="19.84684977126906" table:formula="of:=[.E498]*[.C$16]" table:style-name="ce51">
            <text:p>19.85</text:p>
          </table:table-cell>
          <table:table-cell office:value-type="float" office:value="20" table:formula="of:=ROUND([.F498];0)" table:style-name="ce32">
            <text:p>20</text:p>
          </table:table-cell>
          <table:table-cell office:value-type="float" office:value="1274.5884719465698" table:formula="of:=[.E498]*[.$C$17]" table:style-name="ce51">
            <text:p>1274.59</text:p>
          </table:table-cell>
          <table:table-cell office:value-type="float" office:value="1275" table:formula="of:=ROUND([.H498];0)" table:style-name="ce32">
            <text:p>1275</text:p>
          </table:table-cell>
          <table:table-cell office:value-type="float" office:value="19" table:formula="of:=FLOOR(([.I498]/64);1)" table:style-name="ce32">
            <text:p>1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76" table:style-name="ce32">
            <text:p>476</text:p>
          </table:table-cell>
          <table:table-cell office:value-type="float" office:value="1.533984375" table:formula="of:=[.B499]*[.C$11]/[.C$12]" table:style-name="ce50">
            <text:p>1.534</text:p>
          </table:table-cell>
          <table:table-cell office:value-type="float" office:value="9.6325549450549453" table:formula="of:=[.C499]/[.$E$10]" table:style-name="ce25">
            <text:p>9.633</text:p>
          </table:table-cell>
          <table:table-cell office:value-type="float" office:value="9.1887300851224101" table:formula="of:=(10^([.D499]/10))" table:style-name="ce26">
            <text:p>9.1887</text:p>
          </table:table-cell>
          <table:table-cell office:value-type="float" office:value="19.93954428471563" table:formula="of:=[.E499]*[.C$16]" table:style-name="ce51">
            <text:p>19.94</text:p>
          </table:table-cell>
          <table:table-cell office:value-type="float" office:value="20" table:formula="of:=ROUND([.F499];0)" table:style-name="ce32">
            <text:p>20</text:p>
          </table:table-cell>
          <table:table-cell office:value-type="float" office:value="1280.5414246626592" table:formula="of:=[.E499]*[.$C$17]" table:style-name="ce51">
            <text:p>1280.54</text:p>
          </table:table-cell>
          <table:table-cell office:value-type="float" office:value="1281" table:formula="of:=ROUND([.H499];0)" table:style-name="ce32">
            <text:p>1281</text:p>
          </table:table-cell>
          <table:table-cell office:value-type="float" office:value="20" table:formula="of:=FLOOR(([.I499]/64);1)" table:style-name="ce32">
            <text:p>2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77" table:style-name="ce32">
            <text:p>477</text:p>
          </table:table-cell>
          <table:table-cell office:value-type="float" office:value="1.5372070312499999" table:formula="of:=[.B500]*[.C$11]/[.C$12]" table:style-name="ce50">
            <text:p>1.537</text:p>
          </table:table-cell>
          <table:table-cell office:value-type="float" office:value="9.6527914050235477" table:formula="of:=[.C500]/[.$E$10]" table:style-name="ce25">
            <text:p>9.653</text:p>
          </table:table-cell>
          <table:table-cell office:value-type="float" office:value="9.2316459571246909" table:formula="of:=(10^([.D500]/10))" table:style-name="ce26">
            <text:p>9.2316</text:p>
          </table:table-cell>
          <table:table-cell office:value-type="float" office:value="20.032671726960579" table:formula="of:=[.E500]*[.C$16]" table:style-name="ce51">
            <text:p>20.03</text:p>
          </table:table-cell>
          <table:table-cell office:value-type="float" office:value="20" table:formula="of:=ROUND([.F500];0)" table:style-name="ce32">
            <text:p>20</text:p>
          </table:table-cell>
          <table:table-cell office:value-type="float" office:value="1286.5221805848971" table:formula="of:=[.E500]*[.$C$17]" table:style-name="ce51">
            <text:p>1286.52</text:p>
          </table:table-cell>
          <table:table-cell office:value-type="float" office:value="1287" table:formula="of:=ROUND([.H500];0)" table:style-name="ce32">
            <text:p>1287</text:p>
          </table:table-cell>
          <table:table-cell office:value-type="float" office:value="20" table:formula="of:=FLOOR(([.I500]/64);1)" table:style-name="ce32">
            <text:p>2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78" table:style-name="ce32">
            <text:p>478</text:p>
          </table:table-cell>
          <table:table-cell office:value-type="float" office:value="1.5404296874999999" table:formula="of:=[.B501]*[.C$11]/[.C$12]" table:style-name="ce50">
            <text:p>1.540</text:p>
          </table:table-cell>
          <table:table-cell office:value-type="float" office:value="9.6730278649921502" table:formula="of:=[.C501]/[.$E$10]" table:style-name="ce25">
            <text:p>9.673</text:p>
          </table:table-cell>
          <table:table-cell office:value-type="float" office:value="9.2747622672781258" table:formula="of:=(10^([.D501]/10))" table:style-name="ce26">
            <text:p>9.2748</text:p>
          </table:table-cell>
          <table:table-cell office:value-type="float" office:value="20.126234119993534" table:formula="of:=[.E501]*[.C$16]" table:style-name="ce51">
            <text:p>20.13</text:p>
          </table:table-cell>
          <table:table-cell office:value-type="float" office:value="20" table:formula="of:=ROUND([.F501];0)" table:style-name="ce32">
            <text:p>20</text:p>
          </table:table-cell>
          <table:table-cell office:value-type="float" office:value="1292.5308695678798" table:formula="of:=[.E501]*[.$C$17]" table:style-name="ce51">
            <text:p>1292.53</text:p>
          </table:table-cell>
          <table:table-cell office:value-type="float" office:value="1293" table:formula="of:=ROUND([.H501];0)" table:style-name="ce32">
            <text:p>1293</text:p>
          </table:table-cell>
          <table:table-cell office:value-type="float" office:value="20" table:formula="of:=FLOOR(([.I501]/64);1)" table:style-name="ce32">
            <text:p>2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79" table:style-name="ce32">
            <text:p>479</text:p>
          </table:table-cell>
          <table:table-cell office:value-type="float" office:value="1.5436523437499998" table:formula="of:=[.B502]*[.C$11]/[.C$12]" table:style-name="ce50">
            <text:p>1.544</text:p>
          </table:table-cell>
          <table:table-cell office:value-type="float" office:value="9.6932643249607526" table:formula="of:=[.C502]/[.$E$10]" table:style-name="ce25">
            <text:p>9.693</text:p>
          </table:table-cell>
          <table:table-cell office:value-type="float" office:value="9.3180799517270945" table:formula="of:=(10^([.D502]/10))" table:style-name="ce26">
            <text:p>9.3181</text:p>
          </table:table-cell>
          <table:table-cell office:value-type="float" office:value="20.220233495247793" table:formula="of:=[.E502]*[.C$16]" table:style-name="ce51">
            <text:p>20.22</text:p>
          </table:table-cell>
          <table:table-cell office:value-type="float" office:value="20" table:formula="of:=ROUND([.F502];0)" table:style-name="ce32">
            <text:p>20</text:p>
          </table:table-cell>
          <table:table-cell office:value-type="float" office:value="1298.567622072688" table:formula="of:=[.E502]*[.$C$17]" table:style-name="ce51">
            <text:p>1298.57</text:p>
          </table:table-cell>
          <table:table-cell office:value-type="float" office:value="1299" table:formula="of:=ROUND([.H502];0)" table:style-name="ce32">
            <text:p>1299</text:p>
          </table:table-cell>
          <table:table-cell office:value-type="float" office:value="20" table:formula="of:=FLOOR(([.I502]/64);1)" table:style-name="ce32">
            <text:p>2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80" table:style-name="ce32">
            <text:p>480</text:p>
          </table:table-cell>
          <table:table-cell office:value-type="float" office:value="1.546875" table:formula="of:=[.B503]*[.C$11]/[.C$12]" table:style-name="ce50">
            <text:p>1.547</text:p>
          </table:table-cell>
          <table:table-cell office:value-type="float" office:value="9.7135007849293569" table:formula="of:=[.C503]/[.$E$10]" table:style-name="ce25">
            <text:p>9.714</text:p>
          </table:table-cell>
          <table:table-cell office:value-type="float" office:value="9.3615999509882339" table:formula="of:=(10^([.D503]/10))" table:style-name="ce26">
            <text:p>9.3616</text:p>
          </table:table-cell>
          <table:table-cell office:value-type="float" office:value="20.314671893644466" table:formula="of:=[.E503]*[.C$16]" table:style-name="ce51">
            <text:p>20.31</text:p>
          </table:table-cell>
          <table:table-cell office:value-type="float" office:value="20" table:formula="of:=ROUND([.F503];0)" table:style-name="ce32">
            <text:p>20</text:p>
          </table:table-cell>
          <table:table-cell office:value-type="float" office:value="1304.6325691697205" table:formula="of:=[.E503]*[.$C$17]" table:style-name="ce51">
            <text:p>1304.63</text:p>
          </table:table-cell>
          <table:table-cell office:value-type="float" office:value="1305" table:formula="of:=ROUND([.H503];0)" table:style-name="ce32">
            <text:p>1305</text:p>
          </table:table-cell>
          <table:table-cell office:value-type="float" office:value="20" table:formula="of:=FLOOR(([.I503]/64);1)" table:style-name="ce32">
            <text:p>2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81" table:style-name="ce32">
            <text:p>481</text:p>
          </table:table-cell>
          <table:table-cell office:value-type="float" office:value="1.55009765625" table:formula="of:=[.B504]*[.C$11]/[.C$12]" table:style-name="ce50">
            <text:p>1.550</text:p>
          </table:table-cell>
          <table:table-cell office:value-type="float" office:value="9.7337372448979593" table:formula="of:=[.C504]/[.$E$10]" table:style-name="ce25">
            <text:p>9.734</text:p>
          </table:table-cell>
          <table:table-cell office:value-type="float" office:value="9.4053232099708559" table:formula="of:=(10^([.D504]/10))" table:style-name="ce26">
            <text:p>9.4053</text:p>
          </table:table-cell>
          <table:table-cell office:value-type="float" office:value="20.409551365636755" table:formula="of:=[.E504]*[.C$16]" table:style-name="ce51">
            <text:p>20.41</text:p>
          </table:table-cell>
          <table:table-cell office:value-type="float" office:value="20" table:formula="of:=ROUND([.F504];0)" table:style-name="ce32">
            <text:p>20</text:p>
          </table:table-cell>
          <table:table-cell office:value-type="float" office:value="1310.7258425415387" table:formula="of:=[.E504]*[.$C$17]" table:style-name="ce51">
            <text:p>1310.73</text:p>
          </table:table-cell>
          <table:table-cell office:value-type="float" office:value="1311" table:formula="of:=ROUND([.H504];0)" table:style-name="ce32">
            <text:p>1311</text:p>
          </table:table-cell>
          <table:table-cell office:value-type="float" office:value="20" table:formula="of:=FLOOR(([.I504]/64);1)" table:style-name="ce32">
            <text:p>2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82" table:style-name="ce32">
            <text:p>482</text:p>
          </table:table-cell>
          <table:table-cell office:value-type="float" office:value="1.5533203124999999" table:formula="of:=[.B505]*[.C$11]/[.C$12]" table:style-name="ce50">
            <text:p>1.553</text:p>
          </table:table-cell>
          <table:table-cell office:value-type="float" office:value="9.7539737048665618" table:formula="of:=[.C505]/[.$E$10]" table:style-name="ce25">
            <text:p>9.754</text:p>
          </table:table-cell>
          <table:table-cell office:value-type="float" office:value="9.4492506779974459" table:formula="of:=(10^([.D505]/10))" table:style-name="ce26">
            <text:p>9.4493</text:p>
          </table:table-cell>
          <table:table-cell office:value-type="float" office:value="20.504873971254458" table:formula="of:=[.E505]*[.C$16]" table:style-name="ce51">
            <text:p>20.50</text:p>
          </table:table-cell>
          <table:table-cell office:value-type="float" office:value="21" table:formula="of:=ROUND([.F505];0)" table:style-name="ce32">
            <text:p>21</text:p>
          </table:table-cell>
          <table:table-cell office:value-type="float" office:value="1316.8475744857242" table:formula="of:=[.E505]*[.$C$17]" table:style-name="ce51">
            <text:p>1316.85</text:p>
          </table:table-cell>
          <table:table-cell office:value-type="float" office:value="1317" table:formula="of:=ROUND([.H505];0)" table:style-name="ce32">
            <text:p>1317</text:p>
          </table:table-cell>
          <table:table-cell office:value-type="float" office:value="20" table:formula="of:=FLOOR(([.I505]/64);1)" table:style-name="ce32">
            <text:p>2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83" table:style-name="ce32">
            <text:p>483</text:p>
          </table:table-cell>
          <table:table-cell office:value-type="float" office:value="1.5565429687499999" table:formula="of:=[.B506]*[.C$11]/[.C$12]" table:style-name="ce50">
            <text:p>1.557</text:p>
          </table:table-cell>
          <table:table-cell office:value-type="float" office:value="9.7742101648351642" table:formula="of:=[.C506]/[.$E$10]" table:style-name="ce25">
            <text:p>9.774</text:p>
          </table:table-cell>
          <table:table-cell office:value-type="float" office:value="9.4933833088243098" table:formula="of:=(10^([.D506]/10))" table:style-name="ce26">
            <text:p>9.4934</text:p>
          </table:table-cell>
          <table:table-cell office:value-type="float" office:value="20.600641780148752" table:formula="of:=[.E506]*[.C$16]" table:style-name="ce51">
            <text:p>20.60</text:p>
          </table:table-cell>
          <table:table-cell office:value-type="float" office:value="21" table:formula="of:=ROUND([.F506];0)" table:style-name="ce32">
            <text:p>21</text:p>
          </table:table-cell>
          <table:table-cell office:value-type="float" office:value="1322.9978979177558" table:formula="of:=[.E506]*[.$C$17]" table:style-name="ce51">
            <text:p>1323.00</text:p>
          </table:table-cell>
          <table:table-cell office:value-type="float" office:value="1323" table:formula="of:=ROUND([.H506];0)" table:style-name="ce32">
            <text:p>1323</text:p>
          </table:table-cell>
          <table:table-cell office:value-type="float" office:value="20" table:formula="of:=FLOOR(([.I506]/64);1)" table:style-name="ce32">
            <text:p>2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84" table:style-name="ce32">
            <text:p>484</text:p>
          </table:table-cell>
          <table:table-cell office:value-type="float" office:value="1.5597656249999998" table:formula="of:=[.B507]*[.C$11]/[.C$12]" table:style-name="ce50">
            <text:p>1.560</text:p>
          </table:table-cell>
          <table:table-cell office:value-type="float" office:value="9.7944466248037667" table:formula="of:=[.C507]/[.$E$10]" table:style-name="ce25">
            <text:p>9.794</text:p>
          </table:table-cell>
          <table:table-cell office:value-type="float" office:value="9.537722060662249" table:formula="of:=(10^([.D507]/10))" table:style-name="ce26">
            <text:p>9.5377</text:p>
          </table:table-cell>
          <table:table-cell office:value-type="float" office:value="20.696856871637081" table:formula="of:=[.E507]*[.C$16]" table:style-name="ce51">
            <text:p>20.70</text:p>
          </table:table-cell>
          <table:table-cell office:value-type="float" office:value="21" table:formula="of:=ROUND([.F507];0)" table:style-name="ce32">
            <text:p>21</text:p>
          </table:table-cell>
          <table:table-cell office:value-type="float" office:value="1329.1769463738913" table:formula="of:=[.E507]*[.$C$17]" table:style-name="ce51">
            <text:p>1329.18</text:p>
          </table:table-cell>
          <table:table-cell office:value-type="float" office:value="1329" table:formula="of:=ROUND([.H507];0)" table:style-name="ce32">
            <text:p>1329</text:p>
          </table:table-cell>
          <table:table-cell office:value-type="float" office:value="20" table:formula="of:=FLOOR(([.I507]/64);1)" table:style-name="ce32">
            <text:p>2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85" table:style-name="ce32">
            <text:p>485</text:p>
          </table:table-cell>
          <table:table-cell office:value-type="float" office:value="1.56298828125" table:formula="of:=[.B508]*[.C$11]/[.C$12]" table:style-name="ce50">
            <text:p>1.563</text:p>
          </table:table-cell>
          <table:table-cell office:value-type="float" office:value="9.8146830847723709" table:formula="of:=[.C508]/[.$E$10]" table:style-name="ce25">
            <text:p>9.815</text:p>
          </table:table-cell>
          <table:table-cell office:value-type="float" office:value="9.5822678961974042" table:formula="of:=(10^([.D508]/10))" table:style-name="ce26">
            <text:p>9.5823</text:p>
          </table:table-cell>
          <table:table-cell office:value-type="float" office:value="20.793521334748366" table:formula="of:=[.E508]*[.C$16]" table:style-name="ce51">
            <text:p>20.79</text:p>
          </table:table-cell>
          <table:table-cell office:value-type="float" office:value="21" table:formula="of:=ROUND([.F508];0)" table:style-name="ce32">
            <text:p>21</text:p>
          </table:table-cell>
          <table:table-cell office:value-type="float" office:value="1335.3848540140705" table:formula="of:=[.E508]*[.$C$17]" table:style-name="ce51">
            <text:p>1335.38</text:p>
          </table:table-cell>
          <table:table-cell office:value-type="float" office:value="1335" table:formula="of:=ROUND([.H508];0)" table:style-name="ce32">
            <text:p>1335</text:p>
          </table:table-cell>
          <table:table-cell office:value-type="float" office:value="20" table:formula="of:=FLOOR(([.I508]/64);1)" table:style-name="ce32">
            <text:p>2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86" table:style-name="ce32">
            <text:p>486</text:p>
          </table:table-cell>
          <table:table-cell office:value-type="float" office:value="1.5662109375" table:formula="of:=[.B509]*[.C$11]/[.C$12]" table:style-name="ce50">
            <text:p>1.566</text:p>
          </table:table-cell>
          <table:table-cell office:value-type="float" office:value="9.8349195447409734" table:formula="of:=[.C509]/[.$E$10]" table:style-name="ce25">
            <text:p>9.835</text:p>
          </table:table-cell>
          <table:table-cell office:value-type="float" office:value="9.6270217826120845" table:formula="of:=(10^([.D509]/10))" table:style-name="ce26">
            <text:p>9.6270</text:p>
          </table:table-cell>
          <table:table-cell office:value-type="float" office:value="20.890637268268222" table:formula="of:=[.E509]*[.C$16]" table:style-name="ce51">
            <text:p>20.89</text:p>
          </table:table-cell>
          <table:table-cell office:value-type="float" office:value="21" table:formula="of:=ROUND([.F509];0)" table:style-name="ce32">
            <text:p>21</text:p>
          </table:table-cell>
          <table:table-cell office:value-type="float" office:value="1341.6217556248203" table:formula="of:=[.E509]*[.$C$17]" table:style-name="ce51">
            <text:p>1341.62</text:p>
          </table:table-cell>
          <table:table-cell office:value-type="float" office:value="1342" table:formula="of:=ROUND([.H509];0)" table:style-name="ce32">
            <text:p>1342</text:p>
          </table:table-cell>
          <table:table-cell office:value-type="float" office:value="20" table:formula="of:=FLOOR(([.I509]/64);1)" table:style-name="ce32">
            <text:p>2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87" table:style-name="ce32">
            <text:p>487</text:p>
          </table:table-cell>
          <table:table-cell office:value-type="float" office:value="1.5694335937499999" table:formula="of:=[.B510]*[.C$11]/[.C$12]" table:style-name="ce50">
            <text:p>1.569</text:p>
          </table:table-cell>
          <table:table-cell office:value-type="float" office:value="9.8551560047095759" table:formula="of:=[.C510]/[.$E$10]" table:style-name="ce25">
            <text:p>9.855</text:p>
          </table:table-cell>
          <table:table-cell office:value-type="float" office:value="9.6719846916058625" table:formula="of:=(10^([.D510]/10))" table:style-name="ce26">
            <text:p>9.6720</text:p>
          </table:table-cell>
          <table:table-cell office:value-type="float" office:value="20.988206780784722" table:formula="of:=[.E510]*[.C$16]" table:style-name="ce51">
            <text:p>20.99</text:p>
          </table:table-cell>
          <table:table-cell office:value-type="float" office:value="21" table:formula="of:=ROUND([.F510];0)" table:style-name="ce32">
            <text:p>21</text:p>
          </table:table-cell>
          <table:table-cell office:value-type="float" office:value="1347.8877866221931" table:formula="of:=[.E510]*[.$C$17]" table:style-name="ce51">
            <text:p>1347.89</text:p>
          </table:table-cell>
          <table:table-cell office:value-type="float" office:value="1348" table:formula="of:=ROUND([.H510];0)" table:style-name="ce32">
            <text:p>1348</text:p>
          </table:table-cell>
          <table:table-cell office:value-type="float" office:value="21" table:formula="of:=FLOOR(([.I510]/64);1)" table:style-name="ce32">
            <text:p>2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88" table:style-name="ce32">
            <text:p>488</text:p>
          </table:table-cell>
          <table:table-cell office:value-type="float" office:value="1.5726562499999999" table:formula="of:=[.B511]*[.C$11]/[.C$12]" table:style-name="ce50">
            <text:p>1.573</text:p>
          </table:table-cell>
          <table:table-cell office:value-type="float" office:value="9.8753924646781783" table:formula="of:=[.C511]/[.$E$10]" table:style-name="ce25">
            <text:p>9.875</text:p>
          </table:table-cell>
          <table:table-cell office:value-type="float" office:value="9.717157599416602" table:formula="of:=(10^([.D511]/10))" table:style-name="ce26">
            <text:p>9.7172</text:p>
          </table:table-cell>
          <table:table-cell office:value-type="float" office:value="21.086231990734024" table:formula="of:=[.E511]*[.C$16]" table:style-name="ce51">
            <text:p>21.09</text:p>
          </table:table-cell>
          <table:table-cell office:value-type="float" office:value="21" table:formula="of:=ROUND([.F511];0)" table:style-name="ce32">
            <text:p>21</text:p>
          </table:table-cell>
          <table:table-cell office:value-type="float" office:value="1354.1830830546978" table:formula="of:=[.E511]*[.$C$17]" table:style-name="ce51">
            <text:p>1354.18</text:p>
          </table:table-cell>
          <table:table-cell office:value-type="float" office:value="1354" table:formula="of:=ROUND([.H511];0)" table:style-name="ce32">
            <text:p>1354</text:p>
          </table:table-cell>
          <table:table-cell office:value-type="float" office:value="21" table:formula="of:=FLOOR(([.I511]/64);1)" table:style-name="ce32">
            <text:p>2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89" table:style-name="ce32">
            <text:p>489</text:p>
          </table:table-cell>
          <table:table-cell office:value-type="float" office:value="1.5758789062499998" table:formula="of:=[.B512]*[.C$11]/[.C$12]" table:style-name="ce50">
            <text:p>1.576</text:p>
          </table:table-cell>
          <table:table-cell office:value-type="float" office:value="9.8956289246467808" table:formula="of:=[.C512]/[.$E$10]" table:style-name="ce25">
            <text:p>9.896</text:p>
          </table:table-cell>
          <table:table-cell office:value-type="float" office:value="9.7625414868416733" table:formula="of:=(10^([.D512]/10))" table:style-name="ce26">
            <text:p>9.7625</text:p>
          </table:table-cell>
          <table:table-cell office:value-type="float" office:value="21.18471502644643" table:formula="of:=[.E512]*[.C$16]" table:style-name="ce51">
            <text:p>21.18</text:p>
          </table:table-cell>
          <table:table-cell office:value-type="float" office:value="21" table:formula="of:=ROUND([.F512];0)" table:style-name="ce32">
            <text:p>21</text:p>
          </table:table-cell>
          <table:table-cell office:value-type="float" office:value="1360.5077816062558" table:formula="of:=[.E512]*[.$C$17]" table:style-name="ce51">
            <text:p>1360.51</text:p>
          </table:table-cell>
          <table:table-cell office:value-type="float" office:value="1361" table:formula="of:=ROUND([.H512];0)" table:style-name="ce32">
            <text:p>1361</text:p>
          </table:table-cell>
          <table:table-cell office:value-type="float" office:value="21" table:formula="of:=FLOOR(([.I512]/64);1)" table:style-name="ce32">
            <text:p>2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90" table:style-name="ce32">
            <text:p>490</text:p>
          </table:table-cell>
          <table:table-cell office:value-type="float" office:value="1.5791015625" table:formula="of:=[.B513]*[.C$11]/[.C$12]" table:style-name="ce50">
            <text:p>1.579</text:p>
          </table:table-cell>
          <table:table-cell office:value-type="float" office:value="9.915865384615385" table:formula="of:=[.C513]/[.$E$10]" table:style-name="ce25">
            <text:p>9.916</text:p>
          </table:table-cell>
          <table:table-cell office:value-type="float" office:value="9.808137339259261" table:formula="of:=(10^([.D513]/10))" table:style-name="ce26">
            <text:p>9.8081</text:p>
          </table:table-cell>
          <table:table-cell office:value-type="float" office:value="21.283658026192597" table:formula="of:=[.E513]*[.C$16]" table:style-name="ce51">
            <text:p>21.28</text:p>
          </table:table-cell>
          <table:table-cell office:value-type="float" office:value="21" table:formula="of:=ROUND([.F513];0)" table:style-name="ce32">
            <text:p>21</text:p>
          </table:table-cell>
          <table:table-cell office:value-type="float" office:value="1366.8620195991707" table:formula="of:=[.E513]*[.$C$17]" table:style-name="ce51">
            <text:p>1366.86</text:p>
          </table:table-cell>
          <table:table-cell office:value-type="float" office:value="1367" table:formula="of:=ROUND([.H513];0)" table:style-name="ce32">
            <text:p>1367</text:p>
          </table:table-cell>
          <table:table-cell office:value-type="float" office:value="21" table:formula="of:=FLOOR(([.I513]/64);1)" table:style-name="ce32">
            <text:p>2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91" table:style-name="ce32">
            <text:p>491</text:p>
          </table:table-cell>
          <table:table-cell office:value-type="float" office:value="1.58232421875" table:formula="of:=[.B514]*[.C$11]/[.C$12]" table:style-name="ce50">
            <text:p>1.582</text:p>
          </table:table-cell>
          <table:table-cell office:value-type="float" office:value="9.9361018445839875" table:formula="of:=[.C514]/[.$E$10]" table:style-name="ce25">
            <text:p>9.936</text:p>
          </table:table-cell>
          <table:table-cell office:value-type="float" office:value="9.8539461466497311" table:formula="of:=(10^([.D514]/10))" table:style-name="ce26">
            <text:p>9.8539</text:p>
          </table:table-cell>
          <table:table-cell office:value-type="float" office:value="21.383063138229915" table:formula="of:=[.E514]*[.C$16]" table:style-name="ce51">
            <text:p>21.38</text:p>
          </table:table-cell>
          <table:table-cell office:value-type="float" office:value="21" table:formula="of:=ROUND([.F514];0)" table:style-name="ce32">
            <text:p>21</text:p>
          </table:table-cell>
          <table:table-cell office:value-type="float" office:value="1373.2459349971066" table:formula="of:=[.E514]*[.$C$17]" table:style-name="ce51">
            <text:p>1373.25</text:p>
          </table:table-cell>
          <table:table-cell office:value-type="float" office:value="1373" table:formula="of:=ROUND([.H514];0)" table:style-name="ce32">
            <text:p>1373</text:p>
          </table:table-cell>
          <table:table-cell office:value-type="float" office:value="21" table:formula="of:=FLOOR(([.I514]/64);1)" table:style-name="ce32">
            <text:p>2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92" table:style-name="ce32">
            <text:p>492</text:p>
          </table:table-cell>
          <table:table-cell office:value-type="float" office:value="1.5855468749999999" table:formula="of:=[.B515]*[.C$11]/[.C$12]" table:style-name="ce50">
            <text:p>1.586</text:p>
          </table:table-cell>
          <table:table-cell office:value-type="float" office:value="9.9563383045525899" table:formula="of:=[.C515]/[.$E$10]" table:style-name="ce25">
            <text:p>9.956</text:p>
          </table:table-cell>
          <table:table-cell office:value-type="float" office:value="9.8999689036171716" table:formula="of:=(10^([.D515]/10))" table:style-name="ce26">
            <text:p>9.9000</text:p>
          </table:table-cell>
          <table:table-cell office:value-type="float" office:value="21.482932520849261" table:formula="of:=[.E515]*[.C$16]" table:style-name="ce51">
            <text:p>21.48</text:p>
          </table:table-cell>
          <table:table-cell office:value-type="float" office:value="21" table:formula="of:=ROUND([.F515];0)" table:style-name="ce32">
            <text:p>21</text:p>
          </table:table-cell>
          <table:table-cell office:value-type="float" office:value="1379.6596664080892" table:formula="of:=[.E515]*[.$C$17]" table:style-name="ce51">
            <text:p>1379.66</text:p>
          </table:table-cell>
          <table:table-cell office:value-type="float" office:value="1380" table:formula="of:=ROUND([.H515];0)" table:style-name="ce32">
            <text:p>1380</text:p>
          </table:table-cell>
          <table:table-cell office:value-type="float" office:value="21" table:formula="of:=FLOOR(([.I515]/64);1)" table:style-name="ce32">
            <text:p>2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93" table:style-name="ce32">
            <text:p>493</text:p>
          </table:table-cell>
          <table:table-cell office:value-type="float" office:value="1.5887695312499999" table:formula="of:=[.B516]*[.C$11]/[.C$12]" table:style-name="ce50">
            <text:p>1.589</text:p>
          </table:table-cell>
          <table:table-cell office:value-type="float" office:value="9.9765747645211924" table:formula="of:=[.C516]/[.$E$10]" table:style-name="ce25">
            <text:p>9.977</text:p>
          </table:table-cell>
          <table:table-cell office:value-type="float" office:value="9.9462066094109343" table:formula="of:=(10^([.D516]/10))" table:style-name="ce26">
            <text:p>9.9462</text:p>
          </table:table-cell>
          <table:table-cell office:value-type="float" office:value="21.583268342421725" table:formula="of:=[.E516]*[.C$16]" table:style-name="ce51">
            <text:p>21.58</text:p>
          </table:table-cell>
          <table:table-cell office:value-type="float" office:value="22" table:formula="of:=ROUND([.F516];0)" table:style-name="ce32">
            <text:p>22</text:p>
          </table:table-cell>
          <table:table-cell office:value-type="float" office:value="1386.1033530875079" table:formula="of:=[.E516]*[.$C$17]" table:style-name="ce51">
            <text:p>1386.10</text:p>
          </table:table-cell>
          <table:table-cell office:value-type="float" office:value="1386" table:formula="of:=ROUND([.H516];0)" table:style-name="ce32">
            <text:p>1386</text:p>
          </table:table-cell>
          <table:table-cell office:value-type="float" office:value="21" table:formula="of:=FLOOR(([.I516]/64);1)" table:style-name="ce32">
            <text:p>2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94" table:style-name="ce32">
            <text:p>494</text:p>
          </table:table-cell>
          <table:table-cell office:value-type="float" office:value="1.5919921874999998" table:formula="of:=[.B517]*[.C$11]/[.C$12]" table:style-name="ce50">
            <text:p>1.592</text:p>
          </table:table-cell>
          <table:table-cell office:value-type="float" office:value="9.9968112244897949" table:formula="of:=[.C517]/[.$E$10]" table:style-name="ce25">
            <text:p>9.997</text:p>
          </table:table-cell>
          <table:table-cell office:value-type="float" office:value="9.9926602679473664" table:formula="of:=(10^([.D517]/10))" table:style-name="ce26">
            <text:p>9.9927</text:p>
          </table:table-cell>
          <table:table-cell office:value-type="float" office:value="21.684072781445785" table:formula="of:=[.E517]*[.C$16]" table:style-name="ce51">
            <text:p>21.68</text:p>
          </table:table-cell>
          <table:table-cell office:value-type="float" office:value="22" table:formula="of:=ROUND([.F517];0)" table:style-name="ce32">
            <text:p>22</text:p>
          </table:table-cell>
          <table:table-cell office:value-type="float" office:value="1392.577134941145" table:formula="of:=[.E517]*[.$C$17]" table:style-name="ce51">
            <text:p>1392.58</text:p>
          </table:table-cell>
          <table:table-cell office:value-type="float" office:value="1393" table:formula="of:=ROUND([.H517];0)" table:style-name="ce32">
            <text:p>1393</text:p>
          </table:table-cell>
          <table:table-cell office:value-type="float" office:value="21" table:formula="of:=FLOOR(([.I517]/64);1)" table:style-name="ce32">
            <text:p>2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95" table:style-name="ce32">
            <text:p>495</text:p>
          </table:table-cell>
          <table:table-cell office:value-type="float" office:value="1.59521484375" table:formula="of:=[.B518]*[.C$11]/[.C$12]" table:style-name="ce50">
            <text:p>1.595</text:p>
          </table:table-cell>
          <table:table-cell office:value-type="float" office:value="10.017047684458399" table:formula="of:=[.C518]/[.$E$10]" table:style-name="ce25">
            <text:p>10.017</text:p>
          </table:table-cell>
          <table:table-cell office:value-type="float" office:value="10.039330887831602" table:formula="of:=(10^([.D518]/10))" table:style-name="ce26">
            <text:p>10.0393</text:p>
          </table:table-cell>
          <table:table-cell office:value-type="float" office:value="21.785348026594576" table:formula="of:=[.E518]*[.C$16]" table:style-name="ce51">
            <text:p>21.79</text:p>
          </table:table-cell>
          <table:table-cell office:value-type="float" office:value="22" table:formula="of:=ROUND([.F518];0)" table:style-name="ce32">
            <text:p>22</text:p>
          </table:table-cell>
          <table:table-cell office:value-type="float" office:value="1399.0811525282122" table:formula="of:=[.E518]*[.$C$17]" table:style-name="ce51">
            <text:p>1399.08</text:p>
          </table:table-cell>
          <table:table-cell office:value-type="float" office:value="1399" table:formula="of:=ROUND([.H518];0)" table:style-name="ce32">
            <text:p>1399</text:p>
          </table:table-cell>
          <table:table-cell office:value-type="float" office:value="21" table:formula="of:=FLOOR(([.I518]/64);1)" table:style-name="ce32">
            <text:p>2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96" table:style-name="ce32">
            <text:p>496</text:p>
          </table:table-cell>
          <table:table-cell office:value-type="float" office:value="1.5984375" table:formula="of:=[.B519]*[.C$11]/[.C$12]" table:style-name="ce50">
            <text:p>1.598</text:p>
          </table:table-cell>
          <table:table-cell office:value-type="float" office:value="10.037284144427002" table:formula="of:=[.C519]/[.$E$10]" table:style-name="ce25">
            <text:p>10.037</text:p>
          </table:table-cell>
          <table:table-cell office:value-type="float" office:value="10.086219482379423" table:formula="of:=(10^([.D519]/10))" table:style-name="ce26">
            <text:p>10.0862</text:p>
          </table:table-cell>
          <table:table-cell office:value-type="float" office:value="21.887096276763348" table:formula="of:=[.E519]*[.C$16]" table:style-name="ce51">
            <text:p>21.89</text:p>
          </table:table-cell>
          <table:table-cell office:value-type="float" office:value="22" table:formula="of:=ROUND([.F519];0)" table:style-name="ce32">
            <text:p>22</text:p>
          </table:table-cell>
          <table:table-cell office:value-type="float" office:value="1405.6155470643967" table:formula="of:=[.E519]*[.$C$17]" table:style-name="ce51">
            <text:p>1405.62</text:p>
          </table:table-cell>
          <table:table-cell office:value-type="float" office:value="1406" table:formula="of:=ROUND([.H519];0)" table:style-name="ce32">
            <text:p>1406</text:p>
          </table:table-cell>
          <table:table-cell office:value-type="float" office:value="21" table:formula="of:=FLOOR(([.I519]/64);1)" table:style-name="ce32">
            <text:p>2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97" table:style-name="ce32">
            <text:p>497</text:p>
          </table:table-cell>
          <table:table-cell office:value-type="float" office:value="1.6016601562499999" table:formula="of:=[.B520]*[.C$11]/[.C$12]" table:style-name="ce50">
            <text:p>1.602</text:p>
          </table:table-cell>
          <table:table-cell office:value-type="float" office:value="10.057520604395604" table:formula="of:=[.C520]/[.$E$10]" table:style-name="ce25">
            <text:p>10.058</text:p>
          </table:table-cell>
          <table:table-cell office:value-type="float" office:value="10.133327069639339" table:formula="of:=(10^([.D520]/10))" table:style-name="ce26">
            <text:p>10.1333</text:p>
          </table:table-cell>
          <table:table-cell office:value-type="float" office:value="21.989319741117367" table:formula="of:=[.E520]*[.C$16]" table:style-name="ce51">
            <text:p>21.99</text:p>
          </table:table-cell>
          <table:table-cell office:value-type="float" office:value="22" table:formula="of:=ROUND([.F520];0)" table:style-name="ce32">
            <text:p>22</text:p>
          </table:table-cell>
          <table:table-cell office:value-type="float" office:value="1412.1804604249385" table:formula="of:=[.E520]*[.$C$17]" table:style-name="ce51">
            <text:p>1412.18</text:p>
          </table:table-cell>
          <table:table-cell office:value-type="float" office:value="1412" table:formula="of:=ROUND([.H520];0)" table:style-name="ce32">
            <text:p>1412</text:p>
          </table:table-cell>
          <table:table-cell office:value-type="float" office:value="22" table:formula="of:=FLOOR(([.I520]/64);1)" table:style-name="ce32">
            <text:p>2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98" table:style-name="ce32">
            <text:p>498</text:p>
          </table:table-cell>
          <table:table-cell office:value-type="float" office:value="1.6048828124999999" table:formula="of:=[.B521]*[.C$11]/[.C$12]" table:style-name="ce50">
            <text:p>1.605</text:p>
          </table:table-cell>
          <table:table-cell office:value-type="float" office:value="10.077757064364206" table:formula="of:=[.C521]/[.$E$10]" table:style-name="ce25">
            <text:p>10.078</text:p>
          </table:table-cell>
          <table:table-cell office:value-type="float" office:value="10.180654672414613" table:formula="of:=(10^([.D521]/10))" table:style-name="ce26">
            <text:p>10.1807</text:p>
          </table:table-cell>
          <table:table-cell office:value-type="float" office:value="22.092020639139712" table:formula="of:=[.E521]*[.C$16]" table:style-name="ce51">
            <text:p>22.09</text:p>
          </table:table-cell>
          <table:table-cell office:value-type="float" office:value="22" table:formula="of:=ROUND([.F521];0)" table:style-name="ce32">
            <text:p>22</text:p>
          </table:table-cell>
          <table:table-cell office:value-type="float" office:value="1418.7760351477007" table:formula="of:=[.E521]*[.$C$17]" table:style-name="ce51">
            <text:p>1418.78</text:p>
          </table:table-cell>
          <table:table-cell office:value-type="float" office:value="1419" table:formula="of:=ROUND([.H521];0)" table:style-name="ce32">
            <text:p>1419</text:p>
          </table:table-cell>
          <table:table-cell office:value-type="float" office:value="22" table:formula="of:=FLOOR(([.I521]/64);1)" table:style-name="ce32">
            <text:p>2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99" table:style-name="ce32">
            <text:p>499</text:p>
          </table:table-cell>
          <table:table-cell office:value-type="float" office:value="1.6081054687499998" table:formula="of:=[.B522]*[.C$11]/[.C$12]" table:style-name="ce50">
            <text:p>1.608</text:p>
          </table:table-cell>
          <table:table-cell office:value-type="float" office:value="10.097993524332809" table:formula="of:=[.C522]/[.$E$10]" table:style-name="ce25">
            <text:p>10.098</text:p>
          </table:table-cell>
          <table:table-cell office:value-type="float" office:value="10.228203318285512" table:formula="of:=(10^([.D522]/10))" table:style-name="ce26">
            <text:p>10.2282</text:p>
          </table:table-cell>
          <table:table-cell office:value-type="float" office:value="22.195201200679563" table:formula="of:=[.E522]*[.C$16]" table:style-name="ce51">
            <text:p>22.20</text:p>
          </table:table-cell>
          <table:table-cell office:value-type="float" office:value="22" table:formula="of:=ROUND([.F522];0)" table:style-name="ce32">
            <text:p>22</text:p>
          </table:table-cell>
          <table:table-cell office:value-type="float" office:value="1425.4024144362691" table:formula="of:=[.E522]*[.$C$17]" table:style-name="ce51">
            <text:p>1425.40</text:p>
          </table:table-cell>
          <table:table-cell office:value-type="float" office:value="1425" table:formula="of:=ROUND([.H522];0)" table:style-name="ce32">
            <text:p>1425</text:p>
          </table:table-cell>
          <table:table-cell office:value-type="float" office:value="22" table:formula="of:=FLOOR(([.I522]/64);1)" table:style-name="ce32">
            <text:p>2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00" table:style-name="ce32">
            <text:p>500</text:p>
          </table:table-cell>
          <table:table-cell office:value-type="float" office:value="1.611328125" table:formula="of:=[.B523]*[.C$11]/[.C$12]" table:style-name="ce50">
            <text:p>1.611</text:p>
          </table:table-cell>
          <table:table-cell office:value-type="float" office:value="10.118229984301413" table:formula="of:=[.C523]/[.$E$10]" table:style-name="ce25">
            <text:p>10.118</text:p>
          </table:table-cell>
          <table:table-cell office:value-type="float" office:value="10.27597403963161" table:formula="of:=(10^([.D523]/10))" table:style-name="ce26">
            <text:p>10.2760</text:p>
          </table:table-cell>
          <table:table-cell office:value-type="float" office:value="22.298863666000592" table:formula="of:=[.E523]*[.C$16]" table:style-name="ce51">
            <text:p>22.30</text:p>
          </table:table-cell>
          <table:table-cell office:value-type="float" office:value="22" table:formula="of:=ROUND([.F523];0)" table:style-name="ce32">
            <text:p>22</text:p>
          </table:table-cell>
          <table:table-cell office:value-type="float" office:value="1432.0597421630612" table:formula="of:=[.E523]*[.$C$17]" table:style-name="ce51">
            <text:p>1432.06</text:p>
          </table:table-cell>
          <table:table-cell office:value-type="float" office:value="1432" table:formula="of:=ROUND([.H523];0)" table:style-name="ce32">
            <text:p>1432</text:p>
          </table:table-cell>
          <table:table-cell office:value-type="float" office:value="22" table:formula="of:=FLOOR(([.I523]/64);1)" table:style-name="ce32">
            <text:p>2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01" table:style-name="ce32">
            <text:p>501</text:p>
          </table:table-cell>
          <table:table-cell office:value-type="float" office:value="1.61455078125" table:formula="of:=[.B524]*[.C$11]/[.C$12]" table:style-name="ce50">
            <text:p>1.615</text:p>
          </table:table-cell>
          <table:table-cell office:value-type="float" office:value="10.138466444270016" table:formula="of:=[.C524]/[.$E$10]" table:style-name="ce25">
            <text:p>10.138</text:p>
          </table:table-cell>
          <table:table-cell office:value-type="float" office:value="10.323967873654183" table:formula="of:=(10^([.D524]/10))" table:style-name="ce26">
            <text:p>10.3240</text:p>
          </table:table-cell>
          <table:table-cell office:value-type="float" office:value="22.403010285829577" table:formula="of:=[.E524]*[.C$16]" table:style-name="ce51">
            <text:p>22.40</text:p>
          </table:table-cell>
          <table:table-cell office:value-type="float" office:value="22" table:formula="of:=ROUND([.F524];0)" table:style-name="ce32">
            <text:p>22</text:p>
          </table:table-cell>
          <table:table-cell office:value-type="float" office:value="1438.7481628724472" table:formula="of:=[.E524]*[.$C$17]" table:style-name="ce51">
            <text:p>1438.75</text:p>
          </table:table-cell>
          <table:table-cell office:value-type="float" office:value="1439" table:formula="of:=ROUND([.H524];0)" table:style-name="ce32">
            <text:p>1439</text:p>
          </table:table-cell>
          <table:table-cell office:value-type="float" office:value="22" table:formula="of:=FLOOR(([.I524]/64);1)" table:style-name="ce32">
            <text:p>2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02" table:style-name="ce32">
            <text:p>502</text:p>
          </table:table-cell>
          <table:table-cell office:value-type="float" office:value="1.6177734374999999" table:formula="of:=[.B525]*[.C$11]/[.C$12]" table:style-name="ce50">
            <text:p>1.618</text:p>
          </table:table-cell>
          <table:table-cell office:value-type="float" office:value="10.158702904238618" table:formula="of:=[.C525]/[.$E$10]" table:style-name="ce25">
            <text:p>10.159</text:p>
          </table:table-cell>
          <table:table-cell office:value-type="float" office:value="10.37218586239876" table:formula="of:=(10^([.D525]/10))" table:style-name="ce26">
            <text:p>10.3722</text:p>
          </table:table-cell>
          <table:table-cell office:value-type="float" office:value="22.507643321405308" table:formula="of:=[.E525]*[.C$16]" table:style-name="ce51">
            <text:p>22.51</text:p>
          </table:table-cell>
          <table:table-cell office:value-type="float" office:value="23" table:formula="of:=ROUND([.F525];0)" table:style-name="ce32">
            <text:p>23</text:p>
          </table:table-cell>
          <table:table-cell office:value-type="float" office:value="1445.4678217838914" table:formula="of:=[.E525]*[.$C$17]" table:style-name="ce51">
            <text:p>1445.47</text:p>
          </table:table-cell>
          <table:table-cell office:value-type="float" office:value="1445" table:formula="of:=ROUND([.H525];0)" table:style-name="ce32">
            <text:p>1445</text:p>
          </table:table-cell>
          <table:table-cell office:value-type="float" office:value="22" table:formula="of:=FLOOR(([.I525]/64);1)" table:style-name="ce32">
            <text:p>2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03" table:style-name="ce32">
            <text:p>503</text:p>
          </table:table-cell>
          <table:table-cell office:value-type="float" office:value="1.6209960937499999" table:formula="of:=[.B526]*[.C$11]/[.C$12]" table:style-name="ce50">
            <text:p>1.621</text:p>
          </table:table-cell>
          <table:table-cell office:value-type="float" office:value="10.178939364207221" table:formula="of:=[.C526]/[.$E$10]" table:style-name="ce25">
            <text:p>10.179</text:p>
          </table:table-cell>
          <table:table-cell office:value-type="float" office:value="10.420629052777732" table:formula="of:=(10^([.D526]/10))" table:style-name="ce26">
            <text:p>10.4206</text:p>
          </table:table-cell>
          <table:table-cell office:value-type="float" office:value="22.612765044527677" table:formula="of:=[.E526]*[.C$16]" table:style-name="ce51">
            <text:p>22.61</text:p>
          </table:table-cell>
          <table:table-cell office:value-type="float" office:value="23" table:formula="of:=ROUND([.F526];0)" table:style-name="ce32">
            <text:p>23</text:p>
          </table:table-cell>
          <table:table-cell office:value-type="float" office:value="1452.218864795105" table:formula="of:=[.E526]*[.$C$17]" table:style-name="ce51">
            <text:p>1452.22</text:p>
          </table:table-cell>
          <table:table-cell office:value-type="float" office:value="1452" table:formula="of:=ROUND([.H526];0)" table:style-name="ce32">
            <text:p>1452</text:p>
          </table:table-cell>
          <table:table-cell office:value-type="float" office:value="22" table:formula="of:=FLOOR(([.I526]/64);1)" table:style-name="ce32">
            <text:p>2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04" table:style-name="ce32">
            <text:p>504</text:p>
          </table:table-cell>
          <table:table-cell office:value-type="float" office:value="1.6242187499999998" table:formula="of:=[.B527]*[.C$11]/[.C$12]" table:style-name="ce50">
            <text:p>1.624</text:p>
          </table:table-cell>
          <table:table-cell office:value-type="float" office:value="10.199175824175823" table:formula="of:=[.C527]/[.$E$10]" table:style-name="ce25">
            <text:p>10.199</text:p>
          </table:table-cell>
          <table:table-cell office:value-type="float" office:value="10.46929849659308" table:formula="of:=(10^([.D527]/10))" table:style-name="ce26">
            <text:p>10.4693</text:p>
          </table:table-cell>
          <table:table-cell office:value-type="float" office:value="22.718377737606982" table:formula="of:=[.E527]*[.C$16]" table:style-name="ce51">
            <text:p>22.72</text:p>
          </table:table-cell>
          <table:table-cell office:value-type="float" office:value="23" table:formula="of:=ROUND([.F527];0)" table:style-name="ce32">
            <text:p>23</text:p>
          </table:table-cell>
          <table:table-cell office:value-type="float" office:value="1459.0014384852118" table:formula="of:=[.E527]*[.$C$17]" table:style-name="ce51">
            <text:p>1459.00</text:p>
          </table:table-cell>
          <table:table-cell office:value-type="float" office:value="1459" table:formula="of:=ROUND([.H527];0)" table:style-name="ce32">
            <text:p>1459</text:p>
          </table:table-cell>
          <table:table-cell office:value-type="float" office:value="22" table:formula="of:=FLOOR(([.I527]/64);1)" table:style-name="ce32">
            <text:p>2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05" table:style-name="ce32">
            <text:p>505</text:p>
          </table:table-cell>
          <table:table-cell office:value-type="float" office:value="1.62744140625" table:formula="of:=[.B528]*[.C$11]/[.C$12]" table:style-name="ce50">
            <text:p>1.627</text:p>
          </table:table-cell>
          <table:table-cell office:value-type="float" office:value="10.219412284144427" table:formula="of:=[.C528]/[.$E$10]" table:style-name="ce25">
            <text:p>10.219</text:p>
          </table:table-cell>
          <table:table-cell office:value-type="float" office:value="10.51819525055922" table:formula="of:=(10^([.D528]/10))" table:style-name="ce26">
            <text:p>10.5182</text:p>
          </table:table-cell>
          <table:table-cell office:value-type="float" office:value="22.824483693713507" table:formula="of:=[.E528]*[.C$16]" table:style-name="ce51">
            <text:p>22.82</text:p>
          </table:table-cell>
          <table:table-cell office:value-type="float" office:value="23" table:formula="of:=ROUND([.F528];0)" table:style-name="ce32">
            <text:p>23</text:p>
          </table:table-cell>
          <table:table-cell office:value-type="float" office:value="1465.8156901179329" table:formula="of:=[.E528]*[.$C$17]" table:style-name="ce51">
            <text:p>1465.82</text:p>
          </table:table-cell>
          <table:table-cell office:value-type="float" office:value="1466" table:formula="of:=ROUND([.H528];0)" table:style-name="ce32">
            <text:p>1466</text:p>
          </table:table-cell>
          <table:table-cell office:value-type="float" office:value="22" table:formula="of:=FLOOR(([.I528]/64);1)" table:style-name="ce32">
            <text:p>2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06" table:style-name="ce32">
            <text:p>506</text:p>
          </table:table-cell>
          <table:table-cell office:value-type="float" office:value="1.6306640625" table:formula="of:=[.B529]*[.C$11]/[.C$12]" table:style-name="ce50">
            <text:p>1.631</text:p>
          </table:table-cell>
          <table:table-cell office:value-type="float" office:value="10.23964874411303" table:formula="of:=[.C529]/[.$E$10]" table:style-name="ce25">
            <text:p>10.240</text:p>
          </table:table-cell>
          <table:table-cell office:value-type="float" office:value="10.567320376325929" table:formula="of:=(10^([.D529]/10))" table:style-name="ce26">
            <text:p>10.5673</text:p>
          </table:table-cell>
          <table:table-cell office:value-type="float" office:value="22.931085216627267" table:formula="of:=[.E529]*[.C$16]" table:style-name="ce51">
            <text:p>22.93</text:p>
          </table:table-cell>
          <table:table-cell office:value-type="float" office:value="23" table:formula="of:=ROUND([.F529];0)" table:style-name="ce32">
            <text:p>23</text:p>
          </table:table-cell>
          <table:table-cell office:value-type="float" office:value="1472.6617676447815" table:formula="of:=[.E529]*[.$C$17]" table:style-name="ce51">
            <text:p>1472.66</text:p>
          </table:table-cell>
          <table:table-cell office:value-type="float" office:value="1473" table:formula="of:=ROUND([.H529];0)" table:style-name="ce32">
            <text:p>1473</text:p>
          </table:table-cell>
          <table:table-cell office:value-type="float" office:value="23" table:formula="of:=FLOOR(([.I529]/64);1)" table:style-name="ce32">
            <text:p>2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07" table:style-name="ce32">
            <text:p>507</text:p>
          </table:table-cell>
          <table:table-cell office:value-type="float" office:value="1.6338867187499999" table:formula="of:=[.B530]*[.C$11]/[.C$12]" table:style-name="ce50">
            <text:p>1.634</text:p>
          </table:table-cell>
          <table:table-cell office:value-type="float" office:value="10.259885204081632" table:formula="of:=[.C530]/[.$E$10]" table:style-name="ce25">
            <text:p>10.260</text:p>
          </table:table-cell>
          <table:table-cell office:value-type="float" office:value="10.616674940501422" table:formula="of:=(10^([.D530]/10))" table:style-name="ce26">
            <text:p>10.6167</text:p>
          </table:table-cell>
          <table:table-cell office:value-type="float" office:value="23.038184620888085" table:formula="of:=[.E530]*[.C$16]" table:style-name="ce51">
            <text:p>23.04</text:p>
          </table:table-cell>
          <table:table-cell office:value-type="float" office:value="23" table:formula="of:=ROUND([.F530];0)" table:style-name="ce32">
            <text:p>23</text:p>
          </table:table-cell>
          <table:table-cell office:value-type="float" office:value="1479.5398197082784" table:formula="of:=[.E530]*[.$C$17]" table:style-name="ce51">
            <text:p>1479.54</text:p>
          </table:table-cell>
          <table:table-cell office:value-type="float" office:value="1480" table:formula="of:=ROUND([.H530];0)" table:style-name="ce32">
            <text:p>1480</text:p>
          </table:table-cell>
          <table:table-cell office:value-type="float" office:value="23" table:formula="of:=FLOOR(([.I530]/64);1)" table:style-name="ce32">
            <text:p>2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08" table:style-name="ce32">
            <text:p>508</text:p>
          </table:table-cell>
          <table:table-cell office:value-type="float" office:value="1.6371093749999999" table:formula="of:=[.B531]*[.C$11]/[.C$12]" table:style-name="ce50">
            <text:p>1.637</text:p>
          </table:table-cell>
          <table:table-cell office:value-type="float" office:value="10.280121664050235" table:formula="of:=[.C531]/[.$E$10]" table:style-name="ce25">
            <text:p>10.280</text:p>
          </table:table-cell>
          <table:table-cell office:value-type="float" office:value="10.666260014675505" table:formula="of:=(10^([.D531]/10))" table:style-name="ce26">
            <text:p>10.6663</text:p>
          </table:table-cell>
          <table:table-cell office:value-type="float" office:value="23.145784231845845" table:formula="of:=[.E531]*[.C$16]" table:style-name="ce51">
            <text:p>23.15</text:p>
          </table:table-cell>
          <table:table-cell office:value-type="float" office:value="23" table:formula="of:=ROUND([.F531];0)" table:style-name="ce32">
            <text:p>23</text:p>
          </table:table-cell>
          <table:table-cell office:value-type="float" office:value="1486.4499956451784" table:formula="of:=[.E531]*[.$C$17]" table:style-name="ce51">
            <text:p>1486.45</text:p>
          </table:table-cell>
          <table:table-cell office:value-type="float" office:value="1486" table:formula="of:=ROUND([.H531];0)" table:style-name="ce32">
            <text:p>1486</text:p>
          </table:table-cell>
          <table:table-cell office:value-type="float" office:value="23" table:formula="of:=FLOOR(([.I531]/64);1)" table:style-name="ce32">
            <text:p>2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09" table:style-name="ce32">
            <text:p>509</text:p>
          </table:table-cell>
          <table:table-cell office:value-type="float" office:value="1.6403320312499998" table:formula="of:=[.B532]*[.C$11]/[.C$12]" table:style-name="ce50">
            <text:p>1.640</text:p>
          </table:table-cell>
          <table:table-cell office:value-type="float" office:value="10.300358124018837" table:formula="of:=[.C532]/[.$E$10]" table:style-name="ce25">
            <text:p>10.300</text:p>
          </table:table-cell>
          <table:table-cell office:value-type="float" office:value="10.716076675442809" table:formula="of:=(10^([.D532]/10))" table:style-name="ce26">
            <text:p>10.7161</text:p>
          </table:table-cell>
          <table:table-cell office:value-type="float" office:value="23.253886385710892" table:formula="of:=[.E532]*[.C$16]" table:style-name="ce51">
            <text:p>23.25</text:p>
          </table:table-cell>
          <table:table-cell office:value-type="float" office:value="23" table:formula="of:=ROUND([.F532];0)" table:style-name="ce32">
            <text:p>23</text:p>
          </table:table-cell>
          <table:table-cell office:value-type="float" office:value="1493.3924454897099" table:formula="of:=[.E532]*[.$C$17]" table:style-name="ce51">
            <text:p>1493.39</text:p>
          </table:table-cell>
          <table:table-cell office:value-type="float" office:value="1493" table:formula="of:=ROUND([.H532];0)" table:style-name="ce32">
            <text:p>1493</text:p>
          </table:table-cell>
          <table:table-cell office:value-type="float" office:value="23" table:formula="of:=FLOOR(([.I532]/64);1)" table:style-name="ce32">
            <text:p>2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10" table:style-name="ce32">
            <text:p>510</text:p>
          </table:table-cell>
          <table:table-cell office:value-type="float" office:value="1.6435546875" table:formula="of:=[.B533]*[.C$11]/[.C$12]" table:style-name="ce50">
            <text:p>1.644</text:p>
          </table:table-cell>
          <table:table-cell office:value-type="float" office:value="10.320594583987441" table:formula="of:=[.C533]/[.$E$10]" table:style-name="ce25">
            <text:p>10.321</text:p>
          </table:table-cell>
          <table:table-cell office:value-type="float" office:value="10.76612600442621" table:formula="of:=(10^([.D533]/10))" table:style-name="ce26">
            <text:p>10.7661</text:p>
          </table:table-cell>
          <table:table-cell office:value-type="float" office:value="23.362493429604875" table:formula="of:=[.E533]*[.C$16]" table:style-name="ce51">
            <text:p>23.36</text:p>
          </table:table-cell>
          <table:table-cell office:value-type="float" office:value="23" table:formula="of:=ROUND([.F533];0)" table:style-name="ce32">
            <text:p>23</text:p>
          </table:table-cell>
          <table:table-cell office:value-type="float" office:value="1500.3673199768368" table:formula="of:=[.E533]*[.$C$17]" table:style-name="ce51">
            <text:p>1500.37</text:p>
          </table:table-cell>
          <table:table-cell office:value-type="float" office:value="1500" table:formula="of:=ROUND([.H533];0)" table:style-name="ce32">
            <text:p>1500</text:p>
          </table:table-cell>
          <table:table-cell office:value-type="float" office:value="23" table:formula="of:=FLOOR(([.I533]/64);1)" table:style-name="ce32">
            <text:p>2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11" table:style-name="ce32">
            <text:p>511</text:p>
          </table:table-cell>
          <table:table-cell office:value-type="float" office:value="1.64677734375" table:formula="of:=[.B534]*[.C$11]/[.C$12]" table:style-name="ce50">
            <text:p>1.647</text:p>
          </table:table-cell>
          <table:table-cell office:value-type="float" office:value="10.340831043956044" table:formula="of:=[.C534]/[.$E$10]" table:style-name="ce25">
            <text:p>10.341</text:p>
          </table:table-cell>
          <table:table-cell office:value-type="float" office:value="10.816409088300277" table:formula="of:=(10^([.D534]/10))" table:style-name="ce26">
            <text:p>10.8164</text:p>
          </table:table-cell>
          <table:table-cell office:value-type="float" office:value="23.471607721611601" table:formula="of:=[.E534]*[.C$16]" table:style-name="ce51">
            <text:p>23.47</text:p>
          </table:table-cell>
          <table:table-cell office:value-type="float" office:value="23" table:formula="of:=ROUND([.F534];0)" table:style-name="ce32">
            <text:p>23</text:p>
          </table:table-cell>
          <table:table-cell office:value-type="float" office:value="1507.3747705455269" table:formula="of:=[.E534]*[.$C$17]" table:style-name="ce51">
            <text:p>1507.37</text:p>
          </table:table-cell>
          <table:table-cell office:value-type="float" office:value="1507" table:formula="of:=ROUND([.H534];0)" table:style-name="ce32">
            <text:p>1507</text:p>
          </table:table-cell>
          <table:table-cell office:value-type="float" office:value="23" table:formula="of:=FLOOR(([.I534]/64);1)" table:style-name="ce32">
            <text:p>2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12" table:style-name="ce32">
            <text:p>512</text:p>
          </table:table-cell>
          <table:table-cell office:value-type="float" office:value="1.65" table:formula="of:=[.B535]*[.C$11]/[.C$12]" table:style-name="ce50">
            <text:p>1.650</text:p>
          </table:table-cell>
          <table:table-cell office:value-type="float" office:value="10.361067503924646" table:formula="of:=[.C535]/[.$E$10]" table:style-name="ce25">
            <text:p>10.361</text:p>
          </table:table-cell>
          <table:table-cell office:value-type="float" office:value="10.866927018814891" table:formula="of:=(10^([.D535]/10))" table:style-name="ce26">
            <text:p>10.8669</text:p>
          </table:table-cell>
          <table:table-cell office:value-type="float" office:value="23.581231630828313" table:formula="of:=[.E535]*[.C$16]" table:style-name="ce51">
            <text:p>23.58</text:p>
          </table:table-cell>
          <table:table-cell office:value-type="float" office:value="24" table:formula="of:=ROUND([.F535];0)" table:style-name="ce32">
            <text:p>24</text:p>
          </table:table-cell>
          <table:table-cell office:value-type="float" office:value="1514.4149493420434" table:formula="of:=[.E535]*[.$C$17]" table:style-name="ce51">
            <text:p>1514.41</text:p>
          </table:table-cell>
          <table:table-cell office:value-type="float" office:value="1514" table:formula="of:=ROUND([.H535];0)" table:style-name="ce32">
            <text:p>1514</text:p>
          </table:table-cell>
          <table:table-cell office:value-type="float" office:value="23" table:formula="of:=FLOOR(([.I535]/64);1)" table:style-name="ce32">
            <text:p>2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13" table:style-name="ce32">
            <text:p>513</text:p>
          </table:table-cell>
          <table:table-cell office:value-type="float" office:value="1.6532226562499999" table:formula="of:=[.B536]*[.C$11]/[.C$12]" table:style-name="ce50">
            <text:p>1.653</text:p>
          </table:table-cell>
          <table:table-cell office:value-type="float" office:value="10.381303963893249" table:formula="of:=[.C536]/[.$E$10]" table:style-name="ce25">
            <text:p>10.381</text:p>
          </table:table-cell>
          <table:table-cell office:value-type="float" office:value="10.917680892818952" table:formula="of:=(10^([.D536]/10))" table:style-name="ce26">
            <text:p>10.9177</text:p>
          </table:table-cell>
          <table:table-cell office:value-type="float" office:value="23.691367537417126" table:formula="of:=[.E536]*[.C$16]" table:style-name="ce51">
            <text:p>23.69</text:p>
          </table:table-cell>
          <table:table-cell office:value-type="float" office:value="24" table:formula="of:=ROUND([.F536];0)" table:style-name="ce32">
            <text:p>24</text:p>
          </table:table-cell>
          <table:table-cell office:value-type="float" office:value="1521.4880092232493" table:formula="of:=[.E536]*[.$C$17]" table:style-name="ce51">
            <text:p>1521.49</text:p>
          </table:table-cell>
          <table:table-cell office:value-type="float" office:value="1521" table:formula="of:=ROUND([.H536];0)" table:style-name="ce32">
            <text:p>1521</text:p>
          </table:table-cell>
          <table:table-cell office:value-type="float" office:value="23" table:formula="of:=FLOOR(([.I536]/64);1)" table:style-name="ce32">
            <text:p>2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14" table:style-name="ce32">
            <text:p>514</text:p>
          </table:table-cell>
          <table:table-cell office:value-type="float" office:value="1.6564453124999998" table:formula="of:=[.B537]*[.C$11]/[.C$12]" table:style-name="ce50">
            <text:p>1.656</text:p>
          </table:table-cell>
          <table:table-cell office:value-type="float" office:value="10.401540423861851" table:formula="of:=[.C537]/[.$E$10]" table:style-name="ce25">
            <text:p>10.402</text:p>
          </table:table-cell>
          <table:table-cell office:value-type="float" office:value="10.96867181228415" table:formula="of:=(10^([.D537]/10))" table:style-name="ce26">
            <text:p>10.9687</text:p>
          </table:table-cell>
          <table:table-cell office:value-type="float" office:value="23.802017832656603" table:formula="of:=[.E537]*[.C$16]" table:style-name="ce51">
            <text:p>23.80</text:p>
          </table:table-cell>
          <table:table-cell office:value-type="float" office:value="24" table:formula="of:=ROUND([.F537];0)" table:style-name="ce32">
            <text:p>24</text:p>
          </table:table-cell>
          <table:table-cell office:value-type="float" office:value="1528.5941037599193" table:formula="of:=[.E537]*[.$C$17]" table:style-name="ce51">
            <text:p>1528.59</text:p>
          </table:table-cell>
          <table:table-cell office:value-type="float" office:value="1529" table:formula="of:=ROUND([.H537];0)" table:style-name="ce32">
            <text:p>1529</text:p>
          </table:table-cell>
          <table:table-cell office:value-type="float" office:value="23" table:formula="of:=FLOOR(([.I537]/64);1)" table:style-name="ce32">
            <text:p>2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15" table:style-name="ce32">
            <text:p>515</text:p>
          </table:table-cell>
          <table:table-cell office:value-type="float" office:value="1.65966796875" table:formula="of:=[.B538]*[.C$11]/[.C$12]" table:style-name="ce50">
            <text:p>1.660</text:p>
          </table:table-cell>
          <table:table-cell office:value-type="float" office:value="10.421776883830455" table:formula="of:=[.C538]/[.$E$10]" table:style-name="ce25">
            <text:p>10.422</text:p>
          </table:table-cell>
          <table:table-cell office:value-type="float" office:value="11.019900884328965" table:formula="of:=(10^([.D538]/10))" table:style-name="ce26">
            <text:p>11.0199</text:p>
          </table:table-cell>
          <table:table-cell office:value-type="float" office:value="23.913184918993853" table:formula="of:=[.E538]*[.C$16]" table:style-name="ce51">
            <text:p>23.91</text:p>
          </table:table-cell>
          <table:table-cell office:value-type="float" office:value="24" table:formula="of:=ROUND([.F538];0)" table:style-name="ce32">
            <text:p>24</text:p>
          </table:table-cell>
          <table:table-cell office:value-type="float" office:value="1535.7333872400848" table:formula="of:=[.E538]*[.$C$17]" table:style-name="ce51">
            <text:p>1535.73</text:p>
          </table:table-cell>
          <table:table-cell office:value-type="float" office:value="1536" table:formula="of:=ROUND([.H538];0)" table:style-name="ce32">
            <text:p>1536</text:p>
          </table:table-cell>
          <table:table-cell office:value-type="float" office:value="24" table:formula="of:=FLOOR(([.I538]/64);1)" table:style-name="ce32">
            <text:p>2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16" table:style-name="ce32">
            <text:p>516</text:p>
          </table:table-cell>
          <table:table-cell office:value-type="float" office:value="1.662890625" table:formula="of:=[.B539]*[.C$11]/[.C$12]" table:style-name="ce50">
            <text:p>1.663</text:p>
          </table:table-cell>
          <table:table-cell office:value-type="float" office:value="10.442013343799058" table:formula="of:=[.C539]/[.$E$10]" table:style-name="ce25">
            <text:p>10.442</text:p>
          </table:table-cell>
          <table:table-cell office:value-type="float" office:value="11.071369221242612" table:formula="of:=(10^([.D539]/10))" table:style-name="ce26">
            <text:p>11.0714</text:p>
          </table:table-cell>
          <table:table-cell office:value-type="float" office:value="24.024871210096467" table:formula="of:=[.E539]*[.C$16]" table:style-name="ce51">
            <text:p>24.02</text:p>
          </table:table-cell>
          <table:table-cell office:value-type="float" office:value="24" table:formula="of:=ROUND([.F539];0)" table:style-name="ce32">
            <text:p>24</text:p>
          </table:table-cell>
          <table:table-cell office:value-type="float" office:value="1542.9060146723707" table:formula="of:=[.E539]*[.$C$17]" table:style-name="ce51">
            <text:p>1542.91</text:p>
          </table:table-cell>
          <table:table-cell office:value-type="float" office:value="1543" table:formula="of:=ROUND([.H539];0)" table:style-name="ce32">
            <text:p>1543</text:p>
          </table:table-cell>
          <table:table-cell office:value-type="float" office:value="24" table:formula="of:=FLOOR(([.I539]/64);1)" table:style-name="ce32">
            <text:p>2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17" table:style-name="ce32">
            <text:p>517</text:p>
          </table:table-cell>
          <table:table-cell office:value-type="float" office:value="1.6661132812499999" table:formula="of:=[.B540]*[.C$11]/[.C$12]" table:style-name="ce50">
            <text:p>1.666</text:p>
          </table:table-cell>
          <table:table-cell office:value-type="float" office:value="10.46224980376766" table:formula="of:=[.C540]/[.$E$10]" table:style-name="ce25">
            <text:p>10.462</text:p>
          </table:table-cell>
          <table:table-cell office:value-type="float" office:value="11.123077940509287" table:formula="of:=(10^([.D540]/10))" table:style-name="ce26">
            <text:p>11.1231</text:p>
          </table:table-cell>
          <table:table-cell office:value-type="float" office:value="24.13707913090515" table:formula="of:=[.E540]*[.C$16]" table:style-name="ce51">
            <text:p>24.14</text:p>
          </table:table-cell>
          <table:table-cell office:value-type="float" office:value="24" table:formula="of:=ROUND([.F540];0)" table:style-name="ce32">
            <text:p>24</text:p>
          </table:table-cell>
          <table:table-cell office:value-type="float" office:value="1550.1121417893744" table:formula="of:=[.E540]*[.$C$17]" table:style-name="ce51">
            <text:p>1550.11</text:p>
          </table:table-cell>
          <table:table-cell office:value-type="float" office:value="1550" table:formula="of:=ROUND([.H540];0)" table:style-name="ce32">
            <text:p>1550</text:p>
          </table:table-cell>
          <table:table-cell office:value-type="float" office:value="24" table:formula="of:=FLOOR(([.I540]/64);1)" table:style-name="ce32">
            <text:p>2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18" table:style-name="ce32">
            <text:p>518</text:p>
          </table:table-cell>
          <table:table-cell office:value-type="float" office:value="1.6693359374999999" table:formula="of:=[.B541]*[.C$11]/[.C$12]" table:style-name="ce50">
            <text:p>1.669</text:p>
          </table:table-cell>
          <table:table-cell office:value-type="float" office:value="10.482486263736263" table:formula="of:=[.C541]/[.$E$10]" table:style-name="ce25">
            <text:p>10.482</text:p>
          </table:table-cell>
          <table:table-cell office:value-type="float" office:value="11.175028164832364" table:formula="of:=(10^([.D541]/10))" table:style-name="ce26">
            <text:p>11.1750</text:p>
          </table:table-cell>
          <table:table-cell office:value-type="float" office:value="24.249811117686228" table:formula="of:=[.E541]*[.C$16]" table:style-name="ce51">
            <text:p>24.25</text:p>
          </table:table-cell>
          <table:table-cell office:value-type="float" office:value="24" table:formula="of:=ROUND([.F541];0)" table:style-name="ce32">
            <text:p>24</text:p>
          </table:table-cell>
          <table:table-cell office:value-type="float" office:value="1557.3519250510383" table:formula="of:=[.E541]*[.$C$17]" table:style-name="ce51">
            <text:p>1557.35</text:p>
          </table:table-cell>
          <table:table-cell office:value-type="float" office:value="1557" table:formula="of:=ROUND([.H541];0)" table:style-name="ce32">
            <text:p>1557</text:p>
          </table:table-cell>
          <table:table-cell office:value-type="float" office:value="24" table:formula="of:=FLOOR(([.I541]/64);1)" table:style-name="ce32">
            <text:p>2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19" table:style-name="ce32">
            <text:p>519</text:p>
          </table:table-cell>
          <table:table-cell office:value-type="float" office:value="1.6725585937499998" table:formula="of:=[.B542]*[.C$11]/[.C$12]" table:style-name="ce50">
            <text:p>1.673</text:p>
          </table:table-cell>
          <table:table-cell office:value-type="float" office:value="10.502722723704865" table:formula="of:=[.C542]/[.$E$10]" table:style-name="ce25">
            <text:p>10.503</text:p>
          </table:table-cell>
          <table:table-cell office:value-type="float" office:value="11.227221022158785" table:formula="of:=(10^([.D542]/10))" table:style-name="ce26">
            <text:p>11.2272</text:p>
          </table:table-cell>
          <table:table-cell office:value-type="float" office:value="24.363069618084563" table:formula="of:=[.E542]*[.C$16]" table:style-name="ce51">
            <text:p>24.36</text:p>
          </table:table-cell>
          <table:table-cell office:value-type="float" office:value="24" table:formula="of:=ROUND([.F542];0)" table:style-name="ce32">
            <text:p>24</text:p>
          </table:table-cell>
          <table:table-cell office:value-type="float" office:value="1564.6255216480486" table:formula="of:=[.E542]*[.$C$17]" table:style-name="ce51">
            <text:p>1564.63</text:p>
          </table:table-cell>
          <table:table-cell office:value-type="float" office:value="1565" table:formula="of:=ROUND([.H542];0)" table:style-name="ce32">
            <text:p>1565</text:p>
          </table:table-cell>
          <table:table-cell office:value-type="float" office:value="24" table:formula="of:=FLOOR(([.I542]/64);1)" table:style-name="ce32">
            <text:p>2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20" table:style-name="ce32">
            <text:p>520</text:p>
          </table:table-cell>
          <table:table-cell office:value-type="float" office:value="1.67578125" table:formula="of:=[.B543]*[.C$11]/[.C$12]" table:style-name="ce50">
            <text:p>1.676</text:p>
          </table:table-cell>
          <table:table-cell office:value-type="float" office:value="10.522959183673469" table:formula="of:=[.C543]/[.$E$10]" table:style-name="ce25">
            <text:p>10.523</text:p>
          </table:table-cell>
          <table:table-cell office:value-type="float" office:value="11.279657645703589" table:formula="of:=(10^([.D543]/10))" table:style-name="ce26">
            <text:p>11.2797</text:p>
          </table:table-cell>
          <table:table-cell office:value-type="float" office:value="24.476857091176786" table:formula="of:=[.E543]*[.C$16]" table:style-name="ce51">
            <text:p>24.48</text:p>
          </table:table-cell>
          <table:table-cell office:value-type="float" office:value="24" table:formula="of:=ROUND([.F543];0)" table:style-name="ce32">
            <text:p>24</text:p>
          </table:table-cell>
          <table:table-cell office:value-type="float" office:value="1571.9330895052522" table:formula="of:=[.E543]*[.$C$17]" table:style-name="ce51">
            <text:p>1571.93</text:p>
          </table:table-cell>
          <table:table-cell office:value-type="float" office:value="1572" table:formula="of:=ROUND([.H543];0)" table:style-name="ce32">
            <text:p>1572</text:p>
          </table:table-cell>
          <table:table-cell office:value-type="float" office:value="24" table:formula="of:=FLOOR(([.I543]/64);1)" table:style-name="ce32">
            <text:p>2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21" table:style-name="ce32">
            <text:p>521</text:p>
          </table:table-cell>
          <table:table-cell office:value-type="float" office:value="1.67900390625" table:formula="of:=[.B544]*[.C$11]/[.C$12]" table:style-name="ce50">
            <text:p>1.679</text:p>
          </table:table-cell>
          <table:table-cell office:value-type="float" office:value="10.543195643642072" table:formula="of:=[.C544]/[.$E$10]" table:style-name="ce25">
            <text:p>10.543</text:p>
          </table:table-cell>
          <table:table-cell office:value-type="float" office:value="11.332339173974431" table:formula="of:=(10^([.D544]/10))" table:style-name="ce26">
            <text:p>11.3323</text:p>
          </table:table-cell>
          <table:table-cell office:value-type="float" office:value="24.591176007524513" table:formula="of:=[.E544]*[.C$16]" table:style-name="ce51">
            <text:p>24.59</text:p>
          </table:table-cell>
          <table:table-cell office:value-type="float" office:value="25" table:formula="of:=ROUND([.F544];0)" table:style-name="ce32">
            <text:p>25</text:p>
          </table:table-cell>
          <table:table-cell office:value-type="float" office:value="1579.2747872850769" table:formula="of:=[.E544]*[.$C$17]" table:style-name="ce51">
            <text:p>1579.27</text:p>
          </table:table-cell>
          <table:table-cell office:value-type="float" office:value="1579" table:formula="of:=ROUND([.H544];0)" table:style-name="ce32">
            <text:p>1579</text:p>
          </table:table-cell>
          <table:table-cell office:value-type="float" office:value="24" table:formula="of:=FLOOR(([.I544]/64);1)" table:style-name="ce32">
            <text:p>2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22" table:style-name="ce32">
            <text:p>522</text:p>
          </table:table-cell>
          <table:table-cell office:value-type="float" office:value="1.6822265624999999" table:formula="of:=[.B545]*[.C$11]/[.C$12]" table:style-name="ce50">
            <text:p>1.682</text:p>
          </table:table-cell>
          <table:table-cell office:value-type="float" office:value="10.563432103610674" table:formula="of:=[.C545]/[.$E$10]" table:style-name="ce25">
            <text:p>10.563</text:p>
          </table:table-cell>
          <table:table-cell office:value-type="float" office:value="11.385266750796411" table:formula="of:=(10^([.D545]/10))" table:style-name="ce26">
            <text:p>11.3853</text:p>
          </table:table-cell>
          <table:table-cell office:value-type="float" office:value="24.706028849228211" table:formula="of:=[.E545]*[.C$16]" table:style-name="ce51">
            <text:p>24.71</text:p>
          </table:table-cell>
          <table:table-cell office:value-type="float" office:value="25" table:formula="of:=ROUND([.F545];0)" table:style-name="ce32">
            <text:p>25</text:p>
          </table:table-cell>
          <table:table-cell office:value-type="float" office:value="1586.6507743909881" table:formula="of:=[.E545]*[.$C$17]" table:style-name="ce51">
            <text:p>1586.65</text:p>
          </table:table-cell>
          <table:table-cell office:value-type="float" office:value="1587" table:formula="of:=ROUND([.H545];0)" table:style-name="ce32">
            <text:p>1587</text:p>
          </table:table-cell>
          <table:table-cell office:value-type="float" office:value="24" table:formula="of:=FLOOR(([.I545]/64);1)" table:style-name="ce32">
            <text:p>2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23" table:style-name="ce32">
            <text:p>523</text:p>
          </table:table-cell>
          <table:table-cell office:value-type="float" office:value="1.6854492187499999" table:formula="of:=[.B546]*[.C$11]/[.C$12]" table:style-name="ce50">
            <text:p>1.685</text:p>
          </table:table-cell>
          <table:table-cell office:value-type="float" office:value="10.583668563579277" table:formula="of:=[.C546]/[.$E$10]" table:style-name="ce25">
            <text:p>10.584</text:p>
          </table:table-cell>
          <table:table-cell office:value-type="float" office:value="11.43844152533681" table:formula="of:=(10^([.D546]/10))" table:style-name="ce26">
            <text:p>11.4384</text:p>
          </table:table-cell>
          <table:table-cell office:value-type="float" office:value="24.821418109980875" table:formula="of:=[.E546]*[.C$16]" table:style-name="ce51">
            <text:p>24.82</text:p>
          </table:table-cell>
          <table:table-cell office:value-type="float" office:value="25" table:formula="of:=ROUND([.F546];0)" table:style-name="ce32">
            <text:p>25</text:p>
          </table:table-cell>
          <table:table-cell office:value-type="float" office:value="1594.061210970938" table:formula="of:=[.E546]*[.$C$17]" table:style-name="ce51">
            <text:p>1594.06</text:p>
          </table:table-cell>
          <table:table-cell office:value-type="float" office:value="1594" table:formula="of:=ROUND([.H546];0)" table:style-name="ce32">
            <text:p>1594</text:p>
          </table:table-cell>
          <table:table-cell office:value-type="float" office:value="24" table:formula="of:=FLOOR(([.I546]/64);1)" table:style-name="ce32">
            <text:p>2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24" table:style-name="ce32">
            <text:p>524</text:p>
          </table:table-cell>
          <table:table-cell office:value-type="float" office:value="1.6886718749999998" table:formula="of:=[.B547]*[.C$11]/[.C$12]" table:style-name="ce50">
            <text:p>1.689</text:p>
          </table:table-cell>
          <table:table-cell office:value-type="float" office:value="10.603905023547879" table:formula="of:=[.C547]/[.$E$10]" table:style-name="ce25">
            <text:p>10.604</text:p>
          </table:table-cell>
          <table:table-cell office:value-type="float" office:value="11.491864652130111" table:formula="of:=(10^([.D547]/10))" table:style-name="ce26">
            <text:p>11.4919</text:p>
          </table:table-cell>
          <table:table-cell office:value-type="float" office:value="24.937346295122342" table:formula="of:=[.E547]*[.C$16]" table:style-name="ce51">
            <text:p>24.94</text:p>
          </table:table-cell>
          <table:table-cell office:value-type="float" office:value="25" table:formula="of:=ROUND([.F547];0)" table:style-name="ce32">
            <text:p>25</text:p>
          </table:table-cell>
          <table:table-cell office:value-type="float" office:value="1601.5062579208525" table:formula="of:=[.E547]*[.$C$17]" table:style-name="ce51">
            <text:p>1601.51</text:p>
          </table:table-cell>
          <table:table-cell office:value-type="float" office:value="1602" table:formula="of:=ROUND([.H547];0)" table:style-name="ce32">
            <text:p>1602</text:p>
          </table:table-cell>
          <table:table-cell office:value-type="float" office:value="25" table:formula="of:=FLOOR(([.I547]/64);1)" table:style-name="ce32">
            <text:p>2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25" table:style-name="ce32">
            <text:p>525</text:p>
          </table:table-cell>
          <table:table-cell office:value-type="float" office:value="1.69189453125" table:formula="of:=[.B548]*[.C$11]/[.C$12]" table:style-name="ce50">
            <text:p>1.692</text:p>
          </table:table-cell>
          <table:table-cell office:value-type="float" office:value="10.624141483516484" table:formula="of:=[.C548]/[.$E$10]" table:style-name="ce25">
            <text:p>10.624</text:p>
          </table:table-cell>
          <table:table-cell office:value-type="float" office:value="11.545537291103033" table:formula="of:=(10^([.D548]/10))" table:style-name="ce26">
            <text:p>11.5455</text:p>
          </table:table-cell>
          <table:table-cell office:value-type="float" office:value="25.05381592169358" table:formula="of:=[.E548]*[.C$16]" table:style-name="ce51">
            <text:p>25.05</text:p>
          </table:table-cell>
          <table:table-cell office:value-type="float" office:value="25" table:formula="of:=ROUND([.F548];0)" table:style-name="ce32">
            <text:p>25</text:p>
          </table:table-cell>
          <table:table-cell office:value-type="float" office:value="1608.9860768881188" table:formula="of:=[.E548]*[.$C$17]" table:style-name="ce51">
            <text:p>1608.99</text:p>
          </table:table-cell>
          <table:table-cell office:value-type="float" office:value="1609" table:formula="of:=ROUND([.H548];0)" table:style-name="ce32">
            <text:p>1609</text:p>
          </table:table-cell>
          <table:table-cell office:value-type="float" office:value="25" table:formula="of:=FLOOR(([.I548]/64);1)" table:style-name="ce32">
            <text:p>2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26" table:style-name="ce32">
            <text:p>526</text:p>
          </table:table-cell>
          <table:table-cell office:value-type="float" office:value="1.6951171875" table:formula="of:=[.B549]*[.C$11]/[.C$12]" table:style-name="ce50">
            <text:p>1.695</text:p>
          </table:table-cell>
          <table:table-cell office:value-type="float" office:value="10.644377943485086" table:formula="of:=[.C549]/[.$E$10]" table:style-name="ce25">
            <text:p>10.644</text:p>
          </table:table-cell>
          <table:table-cell office:value-type="float" office:value="11.599460607599703" table:formula="of:=(10^([.D549]/10))" table:style-name="ce26">
            <text:p>11.5995</text:p>
          </table:table-cell>
          <table:table-cell office:value-type="float" office:value="25.170829518491352" table:formula="of:=[.E549]*[.C$16]" table:style-name="ce51">
            <text:p>25.17</text:p>
          </table:table-cell>
          <table:table-cell office:value-type="float" office:value="25" table:formula="of:=ROUND([.F549];0)" table:style-name="ce32">
            <text:p>25</text:p>
          </table:table-cell>
          <table:table-cell office:value-type="float" office:value="1616.5008302750948" table:formula="of:=[.E549]*[.$C$17]" table:style-name="ce51">
            <text:p>1616.50</text:p>
          </table:table-cell>
          <table:table-cell office:value-type="float" office:value="1617" table:formula="of:=ROUND([.H549];0)" table:style-name="ce32">
            <text:p>1617</text:p>
          </table:table-cell>
          <table:table-cell office:value-type="float" office:value="25" table:formula="of:=FLOOR(([.I549]/64);1)" table:style-name="ce32">
            <text:p>2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27" table:style-name="ce32">
            <text:p>527</text:p>
          </table:table-cell>
          <table:table-cell office:value-type="float" office:value="1.6983398437499999" table:formula="of:=[.B550]*[.C$11]/[.C$12]" table:style-name="ce50">
            <text:p>1.698</text:p>
          </table:table-cell>
          <table:table-cell office:value-type="float" office:value="10.664614403453688" table:formula="of:=[.C550]/[.$E$10]" table:style-name="ce25">
            <text:p>10.665</text:p>
          </table:table-cell>
          <table:table-cell office:value-type="float" office:value="11.653635772407002" table:formula="of:=(10^([.D550]/10))" table:style-name="ce26">
            <text:p>11.6536</text:p>
          </table:table-cell>
          <table:table-cell office:value-type="float" office:value="25.288389626123195" table:formula="of:=[.E550]*[.C$16]" table:style-name="ce51">
            <text:p>25.29</text:p>
          </table:table-cell>
          <table:table-cell office:value-type="float" office:value="25" table:formula="of:=ROUND([.F550];0)" table:style-name="ce32">
            <text:p>25</text:p>
          </table:table-cell>
          <table:table-cell office:value-type="float" office:value="1624.0506812426399" table:formula="of:=[.E550]*[.$C$17]" table:style-name="ce51">
            <text:p>1624.05</text:p>
          </table:table-cell>
          <table:table-cell office:value-type="float" office:value="1624" table:formula="of:=ROUND([.H550];0)" table:style-name="ce32">
            <text:p>1624</text:p>
          </table:table-cell>
          <table:table-cell office:value-type="float" office:value="25" table:formula="of:=FLOOR(([.I550]/64);1)" table:style-name="ce32">
            <text:p>2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28" table:style-name="ce32">
            <text:p>528</text:p>
          </table:table-cell>
          <table:table-cell office:value-type="float" office:value="1.7015624999999999" table:formula="of:=[.B551]*[.C$11]/[.C$12]" table:style-name="ce50">
            <text:p>1.702</text:p>
          </table:table-cell>
          <table:table-cell office:value-type="float" office:value="10.684850863422291" table:formula="of:=[.C551]/[.$E$10]" table:style-name="ce25">
            <text:p>10.685</text:p>
          </table:table-cell>
          <table:table-cell office:value-type="float" office:value="11.708063961779931" table:formula="of:=(10^([.D551]/10))" table:style-name="ce26">
            <text:p>11.7081</text:p>
          </table:table-cell>
          <table:table-cell office:value-type="float" office:value="25.406498797062451" table:formula="of:=[.E551]*[.C$16]" table:style-name="ce51">
            <text:p>25.41</text:p>
          </table:table-cell>
          <table:table-cell office:value-type="float" office:value="25" table:formula="of:=ROUND([.F551];0)" table:style-name="ce32">
            <text:p>25</text:p>
          </table:table-cell>
          <table:table-cell office:value-type="float" office:value="1631.6357937136513" table:formula="of:=[.E551]*[.$C$17]" table:style-name="ce51">
            <text:p>1631.64</text:p>
          </table:table-cell>
          <table:table-cell office:value-type="float" office:value="1632" table:formula="of:=ROUND([.H551];0)" table:style-name="ce32">
            <text:p>1632</text:p>
          </table:table-cell>
          <table:table-cell office:value-type="float" office:value="25" table:formula="of:=FLOOR(([.I551]/64);1)" table:style-name="ce32">
            <text:p>2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29" table:style-name="ce32">
            <text:p>529</text:p>
          </table:table-cell>
          <table:table-cell office:value-type="float" office:value="1.7047851562499998" table:formula="of:=[.B552]*[.C$11]/[.C$12]" table:style-name="ce50">
            <text:p>1.705</text:p>
          </table:table-cell>
          <table:table-cell office:value-type="float" office:value="10.705087323390893" table:formula="of:=[.C552]/[.$E$10]" table:style-name="ce25">
            <text:p>10.705</text:p>
          </table:table-cell>
          <table:table-cell office:value-type="float" office:value="11.76274635746721" table:formula="of:=(10^([.D552]/10))" table:style-name="ce26">
            <text:p>11.7627</text:p>
          </table:table-cell>
          <table:table-cell office:value-type="float" office:value="25.525159595703844" table:formula="of:=[.E552]*[.C$16]" table:style-name="ce51">
            <text:p>25.53</text:p>
          </table:table-cell>
          <table:table-cell office:value-type="float" office:value="26" table:formula="of:=ROUND([.F552];0)" table:style-name="ce32">
            <text:p>26</text:p>
          </table:table-cell>
          <table:table-cell office:value-type="float" office:value="1639.2563323766306" table:formula="of:=[.E552]*[.$C$17]" table:style-name="ce51">
            <text:p>1639.26</text:p>
          </table:table-cell>
          <table:table-cell office:value-type="float" office:value="1639" table:formula="of:=ROUND([.H552];0)" table:style-name="ce32">
            <text:p>1639</text:p>
          </table:table-cell>
          <table:table-cell office:value-type="float" office:value="25" table:formula="of:=FLOOR(([.I552]/64);1)" table:style-name="ce32">
            <text:p>2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30" table:style-name="ce32">
            <text:p>530</text:p>
          </table:table-cell>
          <table:table-cell office:value-type="float" office:value="1.7080078125" table:formula="of:=[.B553]*[.C$11]/[.C$12]" table:style-name="ce50">
            <text:p>1.708</text:p>
          </table:table-cell>
          <table:table-cell office:value-type="float" office:value="10.725323783359498" table:formula="of:=[.C553]/[.$E$10]" table:style-name="ce25">
            <text:p>10.725</text:p>
          </table:table-cell>
          <table:table-cell office:value-type="float" office:value="11.817684146736886" table:formula="of:=(10^([.D553]/10))" table:style-name="ce26">
            <text:p>11.8177</text:p>
          </table:table-cell>
          <table:table-cell office:value-type="float" office:value="25.644374598419041" table:formula="of:=[.E553]*[.C$16]" table:style-name="ce51">
            <text:p>25.64</text:p>
          </table:table-cell>
          <table:table-cell office:value-type="float" office:value="26" table:formula="of:=ROUND([.F553];0)" table:style-name="ce32">
            <text:p>26</text:p>
          </table:table-cell>
          <table:table-cell office:value-type="float" office:value="1646.9124626892526" table:formula="of:=[.E553]*[.$C$17]" table:style-name="ce51">
            <text:p>1646.91</text:p>
          </table:table-cell>
          <table:table-cell office:value-type="float" office:value="1647" table:formula="of:=ROUND([.H553];0)" table:style-name="ce32">
            <text:p>1647</text:p>
          </table:table-cell>
          <table:table-cell office:value-type="float" office:value="25" table:formula="of:=FLOOR(([.I553]/64);1)" table:style-name="ce32">
            <text:p>2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31" table:style-name="ce32">
            <text:p>531</text:p>
          </table:table-cell>
          <table:table-cell office:value-type="float" office:value="1.71123046875" table:formula="of:=[.B554]*[.C$11]/[.C$12]" table:style-name="ce50">
            <text:p>1.711</text:p>
          </table:table-cell>
          <table:table-cell office:value-type="float" office:value="10.7455602433281" table:formula="of:=[.C554]/[.$E$10]" table:style-name="ce25">
            <text:p>10.746</text:p>
          </table:table-cell>
          <table:table-cell office:value-type="float" office:value="11.872878522402127" table:formula="of:=(10^([.D554]/10))" table:style-name="ce26">
            <text:p>11.8729</text:p>
          </table:table-cell>
          <table:table-cell office:value-type="float" office:value="25.764146393612613" table:formula="of:=[.E554]*[.C$16]" table:style-name="ce51">
            <text:p>25.76</text:p>
          </table:table-cell>
          <table:table-cell office:value-type="float" office:value="26" table:formula="of:=ROUND([.F554];0)" table:style-name="ce32">
            <text:p>26</text:p>
          </table:table-cell>
          <table:table-cell office:value-type="float" office:value="1654.6043508819605" table:formula="of:=[.E554]*[.$C$17]" table:style-name="ce51">
            <text:p>1654.60</text:p>
          </table:table-cell>
          <table:table-cell office:value-type="float" office:value="1655" table:formula="of:=ROUND([.H554];0)" table:style-name="ce32">
            <text:p>1655</text:p>
          </table:table-cell>
          <table:table-cell office:value-type="float" office:value="25" table:formula="of:=FLOOR(([.I554]/64);1)" table:style-name="ce32">
            <text:p>2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32" table:style-name="ce32">
            <text:p>532</text:p>
          </table:table-cell>
          <table:table-cell office:value-type="float" office:value="1.7144531249999999" table:formula="of:=[.B555]*[.C$11]/[.C$12]" table:style-name="ce50">
            <text:p>1.714</text:p>
          </table:table-cell>
          <table:table-cell office:value-type="float" office:value="10.765796703296703" table:formula="of:=[.C555]/[.$E$10]" table:style-name="ce25">
            <text:p>10.766</text:p>
          </table:table-cell>
          <table:table-cell office:value-type="float" office:value="11.928330682847124" table:formula="of:=(10^([.D555]/10))" table:style-name="ce26">
            <text:p>11.9283</text:p>
          </table:table-cell>
          <table:table-cell office:value-type="float" office:value="25.884477581778256" table:formula="of:=[.E555]*[.C$16]" table:style-name="ce51">
            <text:p>25.88</text:p>
          </table:table-cell>
          <table:table-cell office:value-type="float" office:value="26" table:formula="of:=ROUND([.F555];0)" table:style-name="ce32">
            <text:p>26</text:p>
          </table:table-cell>
          <table:table-cell office:value-type="float" office:value="1662.3321639615754" table:formula="of:=[.E555]*[.$C$17]" table:style-name="ce51">
            <text:p>1662.33</text:p>
          </table:table-cell>
          <table:table-cell office:value-type="float" office:value="1662" table:formula="of:=ROUND([.H555];0)" table:style-name="ce32">
            <text:p>1662</text:p>
          </table:table-cell>
          <table:table-cell office:value-type="float" office:value="25" table:formula="of:=FLOOR(([.I555]/64);1)" table:style-name="ce32">
            <text:p>2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33" table:style-name="ce32">
            <text:p>533</text:p>
          </table:table-cell>
          <table:table-cell office:value-type="float" office:value="1.7176757812499999" table:formula="of:=[.B556]*[.C$11]/[.C$12]" table:style-name="ce50">
            <text:p>1.718</text:p>
          </table:table-cell>
          <table:table-cell office:value-type="float" office:value="10.786033163265305" table:formula="of:=[.C556]/[.$E$10]" table:style-name="ce25">
            <text:p>10.786</text:p>
          </table:table-cell>
          <table:table-cell office:value-type="float" office:value="11.984041832053133" table:formula="of:=(10^([.D556]/10))" table:style-name="ce26">
            <text:p>11.9840</text:p>
          </table:table-cell>
          <table:table-cell office:value-type="float" office:value="26.005370775555299" table:formula="of:=[.E556]*[.C$16]" table:style-name="ce51">
            <text:p>26.01</text:p>
          </table:table-cell>
          <table:table-cell office:value-type="float" office:value="26" table:formula="of:=ROUND([.F556];0)" table:style-name="ce32">
            <text:p>26</text:p>
          </table:table-cell>
          <table:table-cell office:value-type="float" office:value="1670.0960697149249" table:formula="of:=[.E556]*[.$C$17]" table:style-name="ce51">
            <text:p>1670.10</text:p>
          </table:table-cell>
          <table:table-cell office:value-type="float" office:value="1670" table:formula="of:=ROUND([.H556];0)" table:style-name="ce32">
            <text:p>1670</text:p>
          </table:table-cell>
          <table:table-cell office:value-type="float" office:value="26" table:formula="of:=FLOOR(([.I556]/64);1)" table:style-name="ce32">
            <text:p>2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34" table:style-name="ce32">
            <text:p>534</text:p>
          </table:table-cell>
          <table:table-cell office:value-type="float" office:value="1.7208984374999998" table:formula="of:=[.B557]*[.C$11]/[.C$12]" table:style-name="ce50">
            <text:p>1.721</text:p>
          </table:table-cell>
          <table:table-cell office:value-type="float" office:value="10.806269623233907" table:formula="of:=[.C557]/[.$E$10]" table:style-name="ce25">
            <text:p>10.806</text:p>
          </table:table-cell>
          <table:table-cell office:value-type="float" office:value="12.040013179624555" table:formula="of:=(10^([.D557]/10))" table:style-name="ce26">
            <text:p>12.0400</text:p>
          </table:table-cell>
          <table:table-cell office:value-type="float" office:value="26.126828599785284" table:formula="of:=[.E557]*[.C$16]" table:style-name="ce51">
            <text:p>26.13</text:p>
          </table:table-cell>
          <table:table-cell office:value-type="float" office:value="26" table:formula="of:=ROUND([.F557];0)" table:style-name="ce32">
            <text:p>26</text:p>
          </table:table-cell>
          <table:table-cell office:value-type="float" office:value="1677.8962367124782" table:formula="of:=[.E557]*[.$C$17]" table:style-name="ce51">
            <text:p>1677.90</text:p>
          </table:table-cell>
          <table:table-cell office:value-type="float" office:value="1678" table:formula="of:=ROUND([.H557];0)" table:style-name="ce32">
            <text:p>1678</text:p>
          </table:table-cell>
          <table:table-cell office:value-type="float" office:value="26" table:formula="of:=FLOOR(([.I557]/64);1)" table:style-name="ce32">
            <text:p>2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35" table:style-name="ce32">
            <text:p>535</text:p>
          </table:table-cell>
          <table:table-cell office:value-type="float" office:value="1.72412109375" table:formula="of:=[.B558]*[.C$11]/[.C$12]" table:style-name="ce50">
            <text:p>1.724</text:p>
          </table:table-cell>
          <table:table-cell office:value-type="float" office:value="10.826506083202512" table:formula="of:=[.C558]/[.$E$10]" table:style-name="ce25">
            <text:p>10.827</text:p>
          </table:table-cell>
          <table:table-cell office:value-type="float" office:value="12.096245940815265" table:formula="of:=(10^([.D558]/10))" table:style-name="ce26">
            <text:p>12.0962</text:p>
          </table:table-cell>
          <table:table-cell office:value-type="float" office:value="26.248853691569124" table:formula="of:=[.E558]*[.C$16]" table:style-name="ce51">
            <text:p>26.25</text:p>
          </table:table-cell>
          <table:table-cell office:value-type="float" office:value="26" table:formula="of:=ROUND([.F558];0)" table:style-name="ce32">
            <text:p>26</text:p>
          </table:table-cell>
          <table:table-cell office:value-type="float" office:value="1685.7328343120155" table:formula="of:=[.E558]*[.$C$17]" table:style-name="ce51">
            <text:p>1685.73</text:p>
          </table:table-cell>
          <table:table-cell office:value-type="float" office:value="1686" table:formula="of:=ROUND([.H558];0)" table:style-name="ce32">
            <text:p>1686</text:p>
          </table:table-cell>
          <table:table-cell office:value-type="float" office:value="26" table:formula="of:=FLOOR(([.I558]/64);1)" table:style-name="ce32">
            <text:p>2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36" table:style-name="ce32">
            <text:p>536</text:p>
          </table:table-cell>
          <table:table-cell office:value-type="float" office:value="1.72734375" table:formula="of:=[.B559]*[.C$11]/[.C$12]" table:style-name="ce50">
            <text:p>1.727</text:p>
          </table:table-cell>
          <table:table-cell office:value-type="float" office:value="10.846742543171114" table:formula="of:=[.C559]/[.$E$10]" table:style-name="ce25">
            <text:p>10.847</text:p>
          </table:table-cell>
          <table:table-cell office:value-type="float" office:value="12.15274133655495" table:formula="of:=(10^([.D559]/10))" table:style-name="ce26">
            <text:p>12.1527</text:p>
          </table:table-cell>
          <table:table-cell office:value-type="float" office:value="26.37144870032424" table:formula="of:=[.E559]*[.C$16]" table:style-name="ce51">
            <text:p>26.37</text:p>
          </table:table-cell>
          <table:table-cell office:value-type="float" office:value="26" table:formula="of:=ROUND([.F559];0)" table:style-name="ce32">
            <text:p>26</text:p>
          </table:table-cell>
          <table:table-cell office:value-type="float" office:value="1693.606032662298" table:formula="of:=[.E559]*[.$C$17]" table:style-name="ce51">
            <text:p>1693.61</text:p>
          </table:table-cell>
          <table:table-cell office:value-type="float" office:value="1694" table:formula="of:=ROUND([.H559];0)" table:style-name="ce32">
            <text:p>1694</text:p>
          </table:table-cell>
          <table:table-cell office:value-type="float" office:value="26" table:formula="of:=FLOOR(([.I559]/64);1)" table:style-name="ce32">
            <text:p>2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37" table:style-name="ce32">
            <text:p>537</text:p>
          </table:table-cell>
          <table:table-cell office:value-type="float" office:value="1.7305664062499999" table:formula="of:=[.B560]*[.C$11]/[.C$12]" table:style-name="ce50">
            <text:p>1.731</text:p>
          </table:table-cell>
          <table:table-cell office:value-type="float" office:value="10.866979003139717" table:formula="of:=[.C560]/[.$E$10]" table:style-name="ce25">
            <text:p>10.867</text:p>
          </table:table-cell>
          <table:table-cell office:value-type="float" office:value="12.209500593475648" table:formula="of:=(10^([.D560]/10))" table:style-name="ce26">
            <text:p>12.2095</text:p>
          </table:table-cell>
          <table:table-cell office:value-type="float" office:value="26.494616287842156" table:formula="of:=[.E560]*[.C$16]" table:style-name="ce51">
            <text:p>26.49</text:p>
          </table:table-cell>
          <table:table-cell office:value-type="float" office:value="26" table:formula="of:=ROUND([.F560];0)" table:style-name="ce32">
            <text:p>26</text:p>
          </table:table-cell>
          <table:table-cell office:value-type="float" office:value="1701.5160027067664" table:formula="of:=[.E560]*[.$C$17]" table:style-name="ce51">
            <text:p>1701.52</text:p>
          </table:table-cell>
          <table:table-cell office:value-type="float" office:value="1702" table:formula="of:=ROUND([.H560];0)" table:style-name="ce32">
            <text:p>1702</text:p>
          </table:table-cell>
          <table:table-cell office:value-type="float" office:value="26" table:formula="of:=FLOOR(([.I560]/64);1)" table:style-name="ce32">
            <text:p>2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38" table:style-name="ce32">
            <text:p>538</text:p>
          </table:table-cell>
          <table:table-cell office:value-type="float" office:value="1.7337890624999999" table:formula="of:=[.B561]*[.C$11]/[.C$12]" table:style-name="ce50">
            <text:p>1.734</text:p>
          </table:table-cell>
          <table:table-cell office:value-type="float" office:value="10.887215463108319" table:formula="of:=[.C561]/[.$E$10]" table:style-name="ce25">
            <text:p>10.887</text:p>
          </table:table-cell>
          <table:table-cell office:value-type="float" office:value="12.26652494393837" table:formula="of:=(10^([.D561]/10))" table:style-name="ce26">
            <text:p>12.2665</text:p>
          </table:table-cell>
          <table:table-cell office:value-type="float" office:value="26.61835912834626" table:formula="of:=[.E561]*[.C$16]" table:style-name="ce51">
            <text:p>26.62</text:p>
          </table:table-cell>
          <table:table-cell office:value-type="float" office:value="27" table:formula="of:=ROUND([.F561];0)" table:style-name="ce32">
            <text:p>27</text:p>
          </table:table-cell>
          <table:table-cell office:value-type="float" office:value="1709.4629161872513" table:formula="of:=[.E561]*[.$C$17]" table:style-name="ce51">
            <text:p>1709.46</text:p>
          </table:table-cell>
          <table:table-cell office:value-type="float" office:value="1709" table:formula="of:=ROUND([.H561];0)" table:style-name="ce32">
            <text:p>1709</text:p>
          </table:table-cell>
          <table:table-cell office:value-type="float" office:value="26" table:formula="of:=FLOOR(([.I561]/64);1)" table:style-name="ce32">
            <text:p>2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39" table:style-name="ce32">
            <text:p>539</text:p>
          </table:table-cell>
          <table:table-cell office:value-type="float" office:value="1.7370117187499998" table:formula="of:=[.B562]*[.C$11]/[.C$12]" table:style-name="ce50">
            <text:p>1.737</text:p>
          </table:table-cell>
          <table:table-cell office:value-type="float" office:value="10.907451923076922" table:formula="of:=[.C562]/[.$E$10]" table:style-name="ce25">
            <text:p>10.907</text:p>
          </table:table-cell>
          <table:table-cell office:value-type="float" office:value="12.323815626059845" table:formula="of:=(10^([.D562]/10))" table:style-name="ce26">
            <text:p>12.3238</text:p>
          </table:table-cell>
          <table:table-cell office:value-type="float" office:value="26.742679908549864" table:formula="of:=[.E562]*[.C$16]" table:style-name="ce51">
            <text:p>26.74</text:p>
          </table:table-cell>
          <table:table-cell office:value-type="float" office:value="27" table:formula="of:=ROUND([.F562];0)" table:style-name="ce32">
            <text:p>27</text:p>
          </table:table-cell>
          <table:table-cell office:value-type="float" office:value="1717.4469456477002" table:formula="of:=[.E562]*[.$C$17]" table:style-name="ce51">
            <text:p>1717.45</text:p>
          </table:table-cell>
          <table:table-cell office:value-type="float" office:value="1717" table:formula="of:=ROUND([.H562];0)" table:style-name="ce32">
            <text:p>1717</text:p>
          </table:table-cell>
          <table:table-cell office:value-type="float" office:value="26" table:formula="of:=FLOOR(([.I562]/64);1)" table:style-name="ce32">
            <text:p>2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40" table:style-name="ce32">
            <text:p>540</text:p>
          </table:table-cell>
          <table:table-cell office:value-type="float" office:value="1.740234375" table:formula="of:=[.B563]*[.C$11]/[.C$12]" table:style-name="ce50">
            <text:p>1.740</text:p>
          </table:table-cell>
          <table:table-cell office:value-type="float" office:value="10.927688383045526" table:formula="of:=[.C563]/[.$E$10]" table:style-name="ce25">
            <text:p>10.928</text:p>
          </table:table-cell>
          <table:table-cell office:value-type="float" office:value="12.381373883739448" table:formula="of:=(10^([.D563]/10))" table:style-name="ce26">
            <text:p>12.3814</text:p>
          </table:table-cell>
          <table:table-cell office:value-type="float" office:value="26.8675813277146" table:formula="of:=[.E563]*[.C$16]" table:style-name="ce51">
            <text:p>26.87</text:p>
          </table:table-cell>
          <table:table-cell office:value-type="float" office:value="27" table:formula="of:=ROUND([.F563];0)" table:style-name="ce32">
            <text:p>27</text:p>
          </table:table-cell>
          <table:table-cell office:value-type="float" office:value="1725.4682644379295" table:formula="of:=[.E563]*[.$C$17]" table:style-name="ce51">
            <text:p>1725.47</text:p>
          </table:table-cell>
          <table:table-cell office:value-type="float" office:value="1725" table:formula="of:=ROUND([.H563];0)" table:style-name="ce32">
            <text:p>1725</text:p>
          </table:table-cell>
          <table:table-cell office:value-type="float" office:value="26" table:formula="of:=FLOOR(([.I563]/64);1)" table:style-name="ce32">
            <text:p>2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41" table:style-name="ce32">
            <text:p>541</text:p>
          </table:table-cell>
          <table:table-cell office:value-type="float" office:value="1.74345703125" table:formula="of:=[.B564]*[.C$11]/[.C$12]" table:style-name="ce50">
            <text:p>1.743</text:p>
          </table:table-cell>
          <table:table-cell office:value-type="float" office:value="10.947924843014128" table:formula="of:=[.C564]/[.$E$10]" table:style-name="ce25">
            <text:p>10.948</text:p>
          </table:table-cell>
          <table:table-cell office:value-type="float" office:value="12.439200966686112" table:formula="of:=(10^([.D564]/10))" table:style-name="ce26">
            <text:p>12.4392</text:p>
          </table:table-cell>
          <table:table-cell office:value-type="float" office:value="26.993066097708862" table:formula="of:=[.E564]*[.C$16]" table:style-name="ce51">
            <text:p>26.99</text:p>
          </table:table-cell>
          <table:table-cell office:value-type="float" office:value="27" table:formula="of:=ROUND([.F564];0)" table:style-name="ce32">
            <text:p>27</text:p>
          </table:table-cell>
          <table:table-cell office:value-type="float" office:value="1733.5270467173768" table:formula="of:=[.E564]*[.$C$17]" table:style-name="ce51">
            <text:p>1733.53</text:p>
          </table:table-cell>
          <table:table-cell office:value-type="float" office:value="1734" table:formula="of:=ROUND([.H564];0)" table:style-name="ce32">
            <text:p>1734</text:p>
          </table:table-cell>
          <table:table-cell office:value-type="float" office:value="27" table:formula="of:=FLOOR(([.I564]/64);1)" table:style-name="ce32">
            <text:p>2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42" table:style-name="ce32">
            <text:p>542</text:p>
          </table:table-cell>
          <table:table-cell office:value-type="float" office:value="1.7466796874999999" table:formula="of:=[.B565]*[.C$11]/[.C$12]" table:style-name="ce50">
            <text:p>1.747</text:p>
          </table:table-cell>
          <table:table-cell office:value-type="float" office:value="10.968161302982731" table:formula="of:=[.C565]/[.$E$10]" table:style-name="ce25">
            <text:p>10.968</text:p>
          </table:table-cell>
          <table:table-cell office:value-type="float" office:value="12.497298130445591" table:formula="of:=(10^([.D565]/10))" table:style-name="ce26">
            <text:p>12.4973</text:p>
          </table:table-cell>
          <table:table-cell office:value-type="float" office:value="27.11913694306693" table:formula="of:=[.E565]*[.C$16]" table:style-name="ce51">
            <text:p>27.12</text:p>
          </table:table-cell>
          <table:table-cell office:value-type="float" office:value="27" table:formula="of:=ROUND([.F565];0)" table:style-name="ce32">
            <text:p>27</text:p>
          </table:table-cell>
          <table:table-cell office:value-type="float" office:value="1741.6234674588977" table:formula="of:=[.E565]*[.$C$17]" table:style-name="ce51">
            <text:p>1741.62</text:p>
          </table:table-cell>
          <table:table-cell office:value-type="float" office:value="1742" table:formula="of:=ROUND([.H565];0)" table:style-name="ce32">
            <text:p>1742</text:p>
          </table:table-cell>
          <table:table-cell office:value-type="float" office:value="27" table:formula="of:=FLOOR(([.I565]/64);1)" table:style-name="ce32">
            <text:p>2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43" table:style-name="ce32">
            <text:p>543</text:p>
          </table:table-cell>
          <table:table-cell office:value-type="float" office:value="1.7499023437499999" table:formula="of:=[.B566]*[.C$11]/[.C$12]" table:style-name="ce50">
            <text:p>1.750</text:p>
          </table:table-cell>
          <table:table-cell office:value-type="float" office:value="10.988397762951333" table:formula="of:=[.C566]/[.$E$10]" table:style-name="ce25">
            <text:p>10.988</text:p>
          </table:table-cell>
          <table:table-cell office:value-type="float" office:value="12.555666636427601" table:formula="of:=(10^([.D566]/10))" table:style-name="ce26">
            <text:p>12.5557</text:p>
          </table:table-cell>
          <table:table-cell office:value-type="float" office:value="27.245796601047893" table:formula="of:=[.E566]*[.C$16]" table:style-name="ce51">
            <text:p>27.25</text:p>
          </table:table-cell>
          <table:table-cell office:value-type="float" office:value="27" table:formula="of:=ROUND([.F566];0)" table:style-name="ce32">
            <text:p>27</text:p>
          </table:table-cell>
          <table:table-cell office:value-type="float" office:value="1749.7577024525506" table:formula="of:=[.E566]*[.$C$17]" table:style-name="ce51">
            <text:p>1749.76</text:p>
          </table:table-cell>
          <table:table-cell office:value-type="float" office:value="1750" table:formula="of:=ROUND([.H566];0)" table:style-name="ce32">
            <text:p>1750</text:p>
          </table:table-cell>
          <table:table-cell office:value-type="float" office:value="27" table:formula="of:=FLOOR(([.I566]/64);1)" table:style-name="ce32">
            <text:p>2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44" table:style-name="ce32">
            <text:p>544</text:p>
          </table:table-cell>
          <table:table-cell office:value-type="float" office:value="1.7531249999999998" table:formula="of:=[.B567]*[.C$11]/[.C$12]" table:style-name="ce50">
            <text:p>1.753</text:p>
          </table:table-cell>
          <table:table-cell office:value-type="float" office:value="11.008634222919936" table:formula="of:=[.C567]/[.$E$10]" table:style-name="ce25">
            <text:p>11.009</text:p>
          </table:table-cell>
          <table:table-cell office:value-type="float" office:value="12.61430775193328" table:formula="of:=(10^([.D567]/10))" table:style-name="ce26">
            <text:p>12.6143</text:p>
          </table:table-cell>
          <table:table-cell office:value-type="float" office:value="27.373047821695216" table:formula="of:=[.E567]*[.C$16]" table:style-name="ce51">
            <text:p>27.37</text:p>
          </table:table-cell>
          <table:table-cell office:value-type="float" office:value="27" table:formula="of:=ROUND([.F567];0)" table:style-name="ce32">
            <text:p>27</text:p>
          </table:table-cell>
          <table:table-cell office:value-type="float" office:value="1757.9299283094222" table:formula="of:=[.E567]*[.$C$17]" table:style-name="ce51">
            <text:p>1757.93</text:p>
          </table:table-cell>
          <table:table-cell office:value-type="float" office:value="1758" table:formula="of:=ROUND([.H567];0)" table:style-name="ce32">
            <text:p>1758</text:p>
          </table:table-cell>
          <table:table-cell office:value-type="float" office:value="27" table:formula="of:=FLOOR(([.I567]/64);1)" table:style-name="ce32">
            <text:p>2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45" table:style-name="ce32">
            <text:p>545</text:p>
          </table:table-cell>
          <table:table-cell office:value-type="float" office:value="1.75634765625" table:formula="of:=[.B568]*[.C$11]/[.C$12]" table:style-name="ce50">
            <text:p>1.756</text:p>
          </table:table-cell>
          <table:table-cell office:value-type="float" office:value="11.02887068288854" table:formula="of:=[.C568]/[.$E$10]" table:style-name="ce25">
            <text:p>11.029</text:p>
          </table:table-cell>
          <table:table-cell office:value-type="float" office:value="12.673222750182708" table:formula="of:=(10^([.D568]/10))" table:style-name="ce26">
            <text:p>12.6732</text:p>
          </table:table-cell>
          <table:table-cell office:value-type="float" office:value="27.500893367896474" table:formula="of:=[.E568]*[.C$16]" table:style-name="ce51">
            <text:p>27.50</text:p>
          </table:table-cell>
          <table:table-cell office:value-type="float" office:value="28" table:formula="of:=ROUND([.F568];0)" table:style-name="ce32">
            <text:p>28</text:p>
          </table:table-cell>
          <table:table-cell office:value-type="float" office:value="1766.1403224654623" table:formula="of:=[.E568]*[.$C$17]" table:style-name="ce51">
            <text:p>1766.14</text:p>
          </table:table-cell>
          <table:table-cell office:value-type="float" office:value="1766" table:formula="of:=ROUND([.H568];0)" table:style-name="ce32">
            <text:p>1766</text:p>
          </table:table-cell>
          <table:table-cell office:value-type="float" office:value="27" table:formula="of:=FLOOR(([.I568]/64);1)" table:style-name="ce32">
            <text:p>2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46" table:style-name="ce32">
            <text:p>546</text:p>
          </table:table-cell>
          <table:table-cell office:value-type="float" office:value="1.7595703125" table:formula="of:=[.B569]*[.C$11]/[.C$12]" table:style-name="ce50">
            <text:p>1.760</text:p>
          </table:table-cell>
          <table:table-cell office:value-type="float" office:value="11.049107142857142" table:formula="of:=[.C569]/[.$E$10]" table:style-name="ce25">
            <text:p>11.049</text:p>
          </table:table-cell>
          <table:table-cell office:value-type="float" office:value="12.732412910342466" table:formula="of:=(10^([.D569]/10))" table:style-name="ce26">
            <text:p>12.7324</text:p>
          </table:table-cell>
          <table:table-cell office:value-type="float" office:value="27.629336015443151" table:formula="of:=[.E569]*[.C$16]" table:style-name="ce51">
            <text:p>27.63</text:p>
          </table:table-cell>
          <table:table-cell office:value-type="float" office:value="28" table:formula="of:=ROUND([.F569];0)" table:style-name="ce32">
            <text:p>28</text:p>
          </table:table-cell>
          <table:table-cell office:value-type="float" office:value="1774.3890631853262" table:formula="of:=[.E569]*[.$C$17]" table:style-name="ce51">
            <text:p>1774.39</text:p>
          </table:table-cell>
          <table:table-cell office:value-type="float" office:value="1774" table:formula="of:=ROUND([.H569];0)" table:style-name="ce32">
            <text:p>1774</text:p>
          </table:table-cell>
          <table:table-cell office:value-type="float" office:value="27" table:formula="of:=FLOOR(([.I569]/64);1)" table:style-name="ce32">
            <text:p>2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47" table:style-name="ce32">
            <text:p>547</text:p>
          </table:table-cell>
          <table:table-cell office:value-type="float" office:value="1.7627929687499999" table:formula="of:=[.B570]*[.C$11]/[.C$12]" table:style-name="ce50">
            <text:p>1.763</text:p>
          </table:table-cell>
          <table:table-cell office:value-type="float" office:value="11.069343602825745" table:formula="of:=[.C570]/[.$E$10]" table:style-name="ce25">
            <text:p>11.069</text:p>
          </table:table-cell>
          <table:table-cell office:value-type="float" office:value="12.791879517553532" table:formula="of:=(10^([.D570]/10))" table:style-name="ce26">
            <text:p>12.7919</text:p>
          </table:table-cell>
          <table:table-cell office:value-type="float" office:value="27.758378553091163" table:formula="of:=[.E570]*[.C$16]" table:style-name="ce51">
            <text:p>27.76</text:p>
          </table:table-cell>
          <table:table-cell office:value-type="float" office:value="28" table:formula="of:=ROUND([.F570];0)" table:style-name="ce32">
            <text:p>28</text:p>
          </table:table-cell>
          <table:table-cell office:value-type="float" office:value="1782.6763295662604" table:formula="of:=[.E570]*[.$C$17]" table:style-name="ce51">
            <text:p>1782.68</text:p>
          </table:table-cell>
          <table:table-cell office:value-type="float" office:value="1783" table:formula="of:=ROUND([.H570];0)" table:style-name="ce32">
            <text:p>1783</text:p>
          </table:table-cell>
          <table:table-cell office:value-type="float" office:value="27" table:formula="of:=FLOOR(([.I570]/64);1)" table:style-name="ce32">
            <text:p>2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48" table:style-name="ce32">
            <text:p>548</text:p>
          </table:table-cell>
          <table:table-cell office:value-type="float" office:value="1.7660156249999999" table:formula="of:=[.B571]*[.C$11]/[.C$12]" table:style-name="ce50">
            <text:p>1.766</text:p>
          </table:table-cell>
          <table:table-cell office:value-type="float" office:value="11.089580062794347" table:formula="of:=[.C571]/[.$E$10]" table:style-name="ce25">
            <text:p>11.090</text:p>
          </table:table-cell>
          <table:table-cell office:value-type="float" office:value="12.851623862959077" table:formula="of:=(10^([.D571]/10))" table:style-name="ce26">
            <text:p>12.8516</text:p>
          </table:table-cell>
          <table:table-cell office:value-type="float" office:value="27.888023782621197" table:formula="of:=[.E571]*[.C$16]" table:style-name="ce51">
            <text:p>27.89</text:p>
          </table:table-cell>
          <table:table-cell office:value-type="float" office:value="28" table:formula="of:=ROUND([.F571];0)" table:style-name="ce32">
            <text:p>28</text:p>
          </table:table-cell>
          <table:table-cell office:value-type="float" office:value="1791.0023015419772" table:formula="of:=[.E571]*[.$C$17]" table:style-name="ce51">
            <text:p>1791.00</text:p>
          </table:table-cell>
          <table:table-cell office:value-type="float" office:value="1791" table:formula="of:=ROUND([.H571];0)" table:style-name="ce32">
            <text:p>1791</text:p>
          </table:table-cell>
          <table:table-cell office:value-type="float" office:value="27" table:formula="of:=FLOOR(([.I571]/64);1)" table:style-name="ce32">
            <text:p>2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49" table:style-name="ce32">
            <text:p>549</text:p>
          </table:table-cell>
          <table:table-cell office:value-type="float" office:value="1.7692382812499998" table:formula="of:=[.B572]*[.C$11]/[.C$12]" table:style-name="ce50">
            <text:p>1.769</text:p>
          </table:table-cell>
          <table:table-cell office:value-type="float" office:value="11.10981652276295" table:formula="of:=[.C572]/[.$E$10]" table:style-name="ce25">
            <text:p>11.110</text:p>
          </table:table-cell>
          <table:table-cell office:value-type="float" office:value="12.911647243732576" table:formula="of:=(10^([.D572]/10))" table:style-name="ce26">
            <text:p>12.9116</text:p>
          </table:table-cell>
          <table:table-cell office:value-type="float" office:value="28.018274518899688" table:formula="of:=[.E572]*[.C$16]" table:style-name="ce51">
            <text:p>28.02</text:p>
          </table:table-cell>
          <table:table-cell office:value-type="float" office:value="28" table:formula="of:=ROUND([.F572];0)" table:style-name="ce32">
            <text:p>28</text:p>
          </table:table-cell>
          <table:table-cell office:value-type="float" office:value="1799.3671598865719" table:formula="of:=[.E572]*[.$C$17]" table:style-name="ce51">
            <text:p>1799.37</text:p>
          </table:table-cell>
          <table:table-cell office:value-type="float" office:value="1799" table:formula="of:=ROUND([.H572];0)" table:style-name="ce32">
            <text:p>1799</text:p>
          </table:table-cell>
          <table:table-cell office:value-type="float" office:value="28" table:formula="of:=FLOOR(([.I572]/64);1)" table:style-name="ce32">
            <text:p>2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50" table:style-name="ce32">
            <text:p>550</text:p>
          </table:table-cell>
          <table:table-cell office:value-type="float" office:value="1.7724609375" table:formula="of:=[.B573]*[.C$11]/[.C$12]" table:style-name="ce50">
            <text:p>1.772</text:p>
          </table:table-cell>
          <table:table-cell office:value-type="float" office:value="11.130052982731554" table:formula="of:=[.C573]/[.$E$10]" table:style-name="ce25">
            <text:p>11.130</text:p>
          </table:table-cell>
          <table:table-cell office:value-type="float" office:value="12.971950963105925" table:formula="of:=(10^([.D573]/10))" table:style-name="ce26">
            <text:p>12.9720</text:p>
          </table:table-cell>
          <table:table-cell office:value-type="float" office:value="28.149133589939858" table:formula="of:=[.E573]*[.C$16]" table:style-name="ce51">
            <text:p>28.15</text:p>
          </table:table-cell>
          <table:table-cell office:value-type="float" office:value="28" table:formula="of:=ROUND([.F573];0)" table:style-name="ce32">
            <text:p>28</text:p>
          </table:table-cell>
          <table:table-cell office:value-type="float" office:value="1807.771086218442" table:formula="of:=[.E573]*[.$C$17]" table:style-name="ce51">
            <text:p>1807.77</text:p>
          </table:table-cell>
          <table:table-cell office:value-type="float" office:value="1808" table:formula="of:=ROUND([.H573];0)" table:style-name="ce32">
            <text:p>1808</text:p>
          </table:table-cell>
          <table:table-cell office:value-type="float" office:value="28" table:formula="of:=FLOOR(([.I573]/64);1)" table:style-name="ce32">
            <text:p>2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51" table:style-name="ce32">
            <text:p>551</text:p>
          </table:table-cell>
          <table:table-cell office:value-type="float" office:value="1.77568359375" table:formula="of:=[.B574]*[.C$11]/[.C$12]" table:style-name="ce50">
            <text:p>1.776</text:p>
          </table:table-cell>
          <table:table-cell office:value-type="float" office:value="11.150289442700156" table:formula="of:=[.C574]/[.$E$10]" table:style-name="ce25">
            <text:p>11.150</text:p>
          </table:table-cell>
          <table:table-cell office:value-type="float" office:value="13.032536330397743" table:formula="of:=(10^([.D574]/10))" table:style-name="ce26">
            <text:p>13.0325</text:p>
          </table:table-cell>
          <table:table-cell office:value-type="float" office:value="28.280603836963103" table:formula="of:=[.E574]*[.C$16]" table:style-name="ce51">
            <text:p>28.28</text:p>
          </table:table-cell>
          <table:table-cell office:value-type="float" office:value="28" table:formula="of:=ROUND([.F574];0)" table:style-name="ce32">
            <text:p>28</text:p>
          </table:table-cell>
          <table:table-cell office:value-type="float" office:value="1816.2142630042297" table:formula="of:=[.E574]*[.$C$17]" table:style-name="ce51">
            <text:p>1816.21</text:p>
          </table:table-cell>
          <table:table-cell office:value-type="float" office:value="1816" table:formula="of:=ROUND([.H574];0)" table:style-name="ce32">
            <text:p>1816</text:p>
          </table:table-cell>
          <table:table-cell office:value-type="float" office:value="28" table:formula="of:=FLOOR(([.I574]/64);1)" table:style-name="ce32">
            <text:p>2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52" table:style-name="ce32">
            <text:p>552</text:p>
          </table:table-cell>
          <table:table-cell office:value-type="float" office:value="1.7789062499999999" table:formula="of:=[.B575]*[.C$11]/[.C$12]" table:style-name="ce50">
            <text:p>1.779</text:p>
          </table:table-cell>
          <table:table-cell office:value-type="float" office:value="11.170525902668759" table:formula="of:=[.C575]/[.$E$10]" table:style-name="ce25">
            <text:p>11.171</text:p>
          </table:table-cell>
          <table:table-cell office:value-type="float" office:value="13.093404661041827" table:formula="of:=(10^([.D575]/10))" table:style-name="ce26">
            <text:p>13.0934</text:p>
          </table:table-cell>
          <table:table-cell office:value-type="float" office:value="28.412688114460764" table:formula="of:=[.E575]*[.C$16]" table:style-name="ce51">
            <text:p>28.41</text:p>
          </table:table-cell>
          <table:table-cell office:value-type="float" office:value="28" table:formula="of:=ROUND([.F575];0)" table:style-name="ce32">
            <text:p>28</text:p>
          </table:table-cell>
          <table:table-cell office:value-type="float" office:value="1824.6968735627893" table:formula="of:=[.E575]*[.$C$17]" table:style-name="ce51">
            <text:p>1824.70</text:p>
          </table:table-cell>
          <table:table-cell office:value-type="float" office:value="1825" table:formula="of:=ROUND([.H575];0)" table:style-name="ce32">
            <text:p>1825</text:p>
          </table:table-cell>
          <table:table-cell office:value-type="float" office:value="28" table:formula="of:=FLOOR(([.I575]/64);1)" table:style-name="ce32">
            <text:p>2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53" table:style-name="ce32">
            <text:p>553</text:p>
          </table:table-cell>
          <table:table-cell office:value-type="float" office:value="1.7821289062499999" table:formula="of:=[.B576]*[.C$11]/[.C$12]" table:style-name="ce50">
            <text:p>1.782</text:p>
          </table:table-cell>
          <table:table-cell office:value-type="float" office:value="11.190762362637361" table:formula="of:=[.C576]/[.$E$10]" table:style-name="ce25">
            <text:p>11.191</text:p>
          </table:table-cell>
          <table:table-cell office:value-type="float" office:value="13.15455727661567" table:formula="of:=(10^([.D576]/10))" table:style-name="ce26">
            <text:p>13.1546</text:p>
          </table:table-cell>
          <table:table-cell office:value-type="float" office:value="28.545389290256001" table:formula="of:=[.E576]*[.C$16]" table:style-name="ce51">
            <text:p>28.55</text:p>
          </table:table-cell>
          <table:table-cell office:value-type="float" office:value="29" table:formula="of:=ROUND([.F576];0)" table:style-name="ce32">
            <text:p>29</text:p>
          </table:table-cell>
          <table:table-cell office:value-type="float" office:value="1833.2191020691598" table:formula="of:=[.E576]*[.$C$17]" table:style-name="ce51">
            <text:p>1833.22</text:p>
          </table:table-cell>
          <table:table-cell office:value-type="float" office:value="1833" table:formula="of:=ROUND([.H576];0)" table:style-name="ce32">
            <text:p>1833</text:p>
          </table:table-cell>
          <table:table-cell office:value-type="float" office:value="28" table:formula="of:=FLOOR(([.I576]/64);1)" table:style-name="ce32">
            <text:p>2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54" table:style-name="ce32">
            <text:p>554</text:p>
          </table:table-cell>
          <table:table-cell office:value-type="float" office:value="1.7853515624999998" table:formula="of:=[.B577]*[.C$11]/[.C$12]" table:style-name="ce50">
            <text:p>1.785</text:p>
          </table:table-cell>
          <table:table-cell office:value-type="float" office:value="11.210998822605964" table:formula="of:=[.C577]/[.$E$10]" table:style-name="ce25">
            <text:p>11.211</text:p>
          </table:table-cell>
          <table:table-cell office:value-type="float" office:value="13.215995504869207" table:formula="of:=(10^([.D577]/10))" table:style-name="ce26">
            <text:p>13.2160</text:p>
          </table:table-cell>
          <table:table-cell office:value-type="float" office:value="28.67871024556618" table:formula="of:=[.E577]*[.C$16]" table:style-name="ce51">
            <text:p>28.68</text:p>
          </table:table-cell>
          <table:table-cell office:value-type="float" office:value="29" table:formula="of:=ROUND([.F577];0)" table:style-name="ce32">
            <text:p>29</text:p>
          </table:table-cell>
          <table:table-cell office:value-type="float" office:value="1841.7811335585729" table:formula="of:=[.E577]*[.$C$17]" table:style-name="ce51">
            <text:p>1841.78</text:p>
          </table:table-cell>
          <table:table-cell office:value-type="float" office:value="1842" table:formula="of:=ROUND([.H577];0)" table:style-name="ce32">
            <text:p>1842</text:p>
          </table:table-cell>
          <table:table-cell office:value-type="float" office:value="28" table:formula="of:=FLOOR(([.I577]/64);1)" table:style-name="ce32">
            <text:p>2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55" table:style-name="ce32">
            <text:p>555</text:p>
          </table:table-cell>
          <table:table-cell office:value-type="float" office:value="1.78857421875" table:formula="of:=[.B578]*[.C$11]/[.C$12]" table:style-name="ce50">
            <text:p>1.789</text:p>
          </table:table-cell>
          <table:table-cell office:value-type="float" office:value="11.231235282574568" table:formula="of:=[.C578]/[.$E$10]" table:style-name="ce25">
            <text:p>11.231</text:p>
          </table:table-cell>
          <table:table-cell office:value-type="float" office:value="13.277720679753608" table:formula="of:=(10^([.D578]/10))" table:style-name="ce26">
            <text:p>13.2777</text:p>
          </table:table-cell>
          <table:table-cell office:value-type="float" office:value="28.81265387506533" table:formula="of:=[.E578]*[.C$16]" table:style-name="ce51">
            <text:p>28.81</text:p>
          </table:table-cell>
          <table:table-cell office:value-type="float" office:value="29" table:formula="of:=ROUND([.F578];0)" table:style-name="ce32">
            <text:p>29</text:p>
          </table:table-cell>
          <table:table-cell office:value-type="float" office:value="1850.3831539304631" table:formula="of:=[.E578]*[.$C$17]" table:style-name="ce51">
            <text:p>1850.38</text:p>
          </table:table-cell>
          <table:table-cell office:value-type="float" office:value="1850" table:formula="of:=ROUND([.H578];0)" table:style-name="ce32">
            <text:p>1850</text:p>
          </table:table-cell>
          <table:table-cell office:value-type="float" office:value="28" table:formula="of:=FLOOR(([.I578]/64);1)" table:style-name="ce32">
            <text:p>2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56" table:style-name="ce32">
            <text:p>556</text:p>
          </table:table-cell>
          <table:table-cell office:value-type="float" office:value="1.791796875" table:formula="of:=[.B579]*[.C$11]/[.C$12]" table:style-name="ce50">
            <text:p>1.792</text:p>
          </table:table-cell>
          <table:table-cell office:value-type="float" office:value="11.251471742543171" table:formula="of:=[.C579]/[.$E$10]" table:style-name="ce25">
            <text:p>11.251</text:p>
          </table:table-cell>
          <table:table-cell office:value-type="float" office:value="13.339734141450231" table:formula="of:=(10^([.D579]/10))" table:style-name="ce26">
            <text:p>13.3397</text:p>
          </table:table-cell>
          <table:table-cell office:value-type="float" office:value="28.947223086947002" table:formula="of:=[.E579]*[.C$16]" table:style-name="ce51">
            <text:p>28.95</text:p>
          </table:table-cell>
          <table:table-cell office:value-type="float" office:value="29" table:formula="of:=ROUND([.F579];0)" table:style-name="ce32">
            <text:p>29</text:p>
          </table:table-cell>
          <table:table-cell office:value-type="float" office:value="1859.0253499525045" table:formula="of:=[.E579]*[.$C$17]" table:style-name="ce51">
            <text:p>1859.03</text:p>
          </table:table-cell>
          <table:table-cell office:value-type="float" office:value="1859" table:formula="of:=ROUND([.H579];0)" table:style-name="ce32">
            <text:p>1859</text:p>
          </table:table-cell>
          <table:table-cell office:value-type="float" office:value="29" table:formula="of:=FLOOR(([.I579]/64);1)" table:style-name="ce32">
            <text:p>2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57" table:style-name="ce32">
            <text:p>557</text:p>
          </table:table-cell>
          <table:table-cell office:value-type="float" office:value="1.7950195312499999" table:formula="of:=[.B580]*[.C$11]/[.C$12]" table:style-name="ce50">
            <text:p>1.795</text:p>
          </table:table-cell>
          <table:table-cell office:value-type="float" office:value="11.271708202511773" table:formula="of:=[.C580]/[.$E$10]" table:style-name="ce25">
            <text:p>11.272</text:p>
          </table:table-cell>
          <table:table-cell office:value-type="float" office:value="13.402037236399755" table:formula="of:=(10^([.D580]/10))" table:style-name="ce26">
            <text:p>13.4020</text:p>
          </table:table-cell>
          <table:table-cell office:value-type="float" office:value="29.082420802987468" table:formula="of:=[.E580]*[.C$16]" table:style-name="ce51">
            <text:p>29.08</text:p>
          </table:table-cell>
          <table:table-cell office:value-type="float" office:value="29" table:formula="of:=ROUND([.F580];0)" table:style-name="ce32">
            <text:p>29</text:p>
          </table:table-cell>
          <table:table-cell office:value-type="float" office:value="1867.70790926467" table:formula="of:=[.E580]*[.$C$17]" table:style-name="ce51">
            <text:p>1867.71</text:p>
          </table:table-cell>
          <table:table-cell office:value-type="float" office:value="1868" table:formula="of:=ROUND([.H580];0)" table:style-name="ce32">
            <text:p>1868</text:p>
          </table:table-cell>
          <table:table-cell office:value-type="float" office:value="29" table:formula="of:=FLOOR(([.I580]/64);1)" table:style-name="ce32">
            <text:p>2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58" table:style-name="ce32">
            <text:p>558</text:p>
          </table:table-cell>
          <table:table-cell office:value-type="float" office:value="1.7982421874999999" table:formula="of:=[.B581]*[.C$11]/[.C$12]" table:style-name="ce50">
            <text:p>1.798</text:p>
          </table:table-cell>
          <table:table-cell office:value-type="float" office:value="11.291944662480375" table:formula="of:=[.C581]/[.$E$10]" table:style-name="ce25">
            <text:p>11.292</text:p>
          </table:table-cell>
          <table:table-cell office:value-type="float" office:value="13.464631317331392" table:formula="of:=(10^([.D581]/10))" table:style-name="ce26">
            <text:p>13.4646</text:p>
          </table:table-cell>
          <table:table-cell office:value-type="float" office:value="29.218249958609121" table:formula="of:=[.E581]*[.C$16]" table:style-name="ce51">
            <text:p>29.22</text:p>
          </table:table-cell>
          <table:table-cell office:value-type="float" office:value="29" table:formula="of:=ROUND([.F581];0)" table:style-name="ce32">
            <text:p>29</text:p>
          </table:table-cell>
          <table:table-cell office:value-type="float" office:value="1876.4310203833029" table:formula="of:=[.E581]*[.$C$17]" table:style-name="ce51">
            <text:p>1876.43</text:p>
          </table:table-cell>
          <table:table-cell office:value-type="float" office:value="1876" table:formula="of:=ROUND([.H581];0)" table:style-name="ce32">
            <text:p>1876</text:p>
          </table:table-cell>
          <table:table-cell office:value-type="float" office:value="29" table:formula="of:=FLOOR(([.I581]/64);1)" table:style-name="ce32">
            <text:p>2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59" table:style-name="ce32">
            <text:p>559</text:p>
          </table:table-cell>
          <table:table-cell office:value-type="float" office:value="1.8014648437499998" table:formula="of:=[.B582]*[.C$11]/[.C$12]" table:style-name="ce50">
            <text:p>1.801</text:p>
          </table:table-cell>
          <table:table-cell office:value-type="float" office:value="11.312181122448978" table:formula="of:=[.C582]/[.$E$10]" table:style-name="ce25">
            <text:p>11.312</text:p>
          </table:table-cell>
          <table:table-cell office:value-type="float" office:value="13.527517743292272" table:formula="of:=(10^([.D582]/10))" table:style-name="ce26">
            <text:p>13.5275</text:p>
          </table:table-cell>
          <table:table-cell office:value-type="float" office:value="29.354713502944229" table:formula="of:=[.E582]*[.C$16]" table:style-name="ce51">
            <text:p>29.35</text:p>
          </table:table-cell>
          <table:table-cell office:value-type="float" office:value="29" table:formula="of:=ROUND([.F582];0)" table:style-name="ce32">
            <text:p>29</text:p>
          </table:table-cell>
          <table:table-cell office:value-type="float" office:value="1885.1948727052111" table:formula="of:=[.E582]*[.$C$17]" table:style-name="ce51">
            <text:p>1885.19</text:p>
          </table:table-cell>
          <table:table-cell office:value-type="float" office:value="1885" table:formula="of:=ROUND([.H582];0)" table:style-name="ce32">
            <text:p>1885</text:p>
          </table:table-cell>
          <table:table-cell office:value-type="float" office:value="29" table:formula="of:=FLOOR(([.I582]/64);1)" table:style-name="ce32">
            <text:p>2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60" table:style-name="ce32">
            <text:p>560</text:p>
          </table:table-cell>
          <table:table-cell office:value-type="float" office:value="1.8046875" table:formula="of:=[.B583]*[.C$11]/[.C$12]" table:style-name="ce50">
            <text:p>1.805</text:p>
          </table:table-cell>
          <table:table-cell office:value-type="float" office:value="11.332417582417582" table:formula="of:=[.C583]/[.$E$10]" table:style-name="ce25">
            <text:p>11.332</text:p>
          </table:table-cell>
          <table:table-cell office:value-type="float" office:value="13.590697879676915" table:formula="of:=(10^([.D583]/10))" table:style-name="ce26">
            <text:p>13.5907</text:p>
          </table:table-cell>
          <table:table-cell office:value-type="float" office:value="29.491814398898903" table:formula="of:=[.E583]*[.C$16]" table:style-name="ce51">
            <text:p>29.49</text:p>
          </table:table-cell>
          <table:table-cell office:value-type="float" office:value="29" table:formula="of:=ROUND([.F583];0)" table:style-name="ce32">
            <text:p>29</text:p>
          </table:table-cell>
          <table:table-cell office:value-type="float" office:value="1893.9996565117751" table:formula="of:=[.E583]*[.$C$17]" table:style-name="ce51">
            <text:p>1894.00</text:p>
          </table:table-cell>
          <table:table-cell office:value-type="float" office:value="1894" table:formula="of:=ROUND([.H583];0)" table:style-name="ce32">
            <text:p>1894</text:p>
          </table:table-cell>
          <table:table-cell office:value-type="float" office:value="29" table:formula="of:=FLOOR(([.I583]/64);1)" table:style-name="ce32">
            <text:p>2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61" table:style-name="ce32">
            <text:p>561</text:p>
          </table:table-cell>
          <table:table-cell office:value-type="float" office:value="1.80791015625" table:formula="of:=[.B584]*[.C$11]/[.C$12]" table:style-name="ce50">
            <text:p>1.808</text:p>
          </table:table-cell>
          <table:table-cell office:value-type="float" office:value="11.352654042386185" table:formula="of:=[.C584]/[.$E$10]" table:style-name="ce25">
            <text:p>11.353</text:p>
          </table:table-cell>
          <table:table-cell office:value-type="float" office:value="13.654173098256926" table:formula="of:=(10^([.D584]/10))" table:style-name="ce26">
            <text:p>13.6542</text:p>
          </table:table-cell>
          <table:table-cell office:value-type="float" office:value="29.629555623217531" table:formula="of:=[.E584]*[.C$16]" table:style-name="ce51">
            <text:p>29.63</text:p>
          </table:table-cell>
          <table:table-cell office:value-type="float" office:value="30" table:formula="of:=ROUND([.F584];0)" table:style-name="ce32">
            <text:p>30</text:p>
          </table:table-cell>
          <table:table-cell office:value-type="float" office:value="1902.8455629730854" table:formula="of:=[.E584]*[.$C$17]" table:style-name="ce51">
            <text:p>1902.85</text:p>
          </table:table-cell>
          <table:table-cell office:value-type="float" office:value="1903" table:formula="of:=ROUND([.H584];0)" table:style-name="ce32">
            <text:p>1903</text:p>
          </table:table-cell>
          <table:table-cell office:value-type="float" office:value="29" table:formula="of:=FLOOR(([.I584]/64);1)" table:style-name="ce32">
            <text:p>2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62" table:style-name="ce32">
            <text:p>562</text:p>
          </table:table-cell>
          <table:table-cell office:value-type="float" office:value="1.8111328124999999" table:formula="of:=[.B585]*[.C$11]/[.C$12]" table:style-name="ce50">
            <text:p>1.811</text:p>
          </table:table-cell>
          <table:table-cell office:value-type="float" office:value="11.372890502354787" table:formula="of:=[.C585]/[.$E$10]" table:style-name="ce25">
            <text:p>11.373</text:p>
          </table:table-cell>
          <table:table-cell office:value-type="float" office:value="13.717944777210752" table:formula="of:=(10^([.D585]/10))" table:style-name="ce26">
            <text:p>13.7179</text:p>
          </table:table-cell>
          <table:table-cell office:value-type="float" office:value="29.76794016654733" table:formula="of:=[.E585]*[.C$16]" table:style-name="ce51">
            <text:p>29.77</text:p>
          </table:table-cell>
          <table:table-cell office:value-type="float" office:value="30" table:formula="of:=ROUND([.F585];0)" table:style-name="ce32">
            <text:p>30</text:p>
          </table:table-cell>
          <table:table-cell office:value-type="float" office:value="1911.7327841520905" table:formula="of:=[.E585]*[.$C$17]" table:style-name="ce51">
            <text:p>1911.73</text:p>
          </table:table-cell>
          <table:table-cell office:value-type="float" office:value="1912" table:formula="of:=ROUND([.H585];0)" table:style-name="ce32">
            <text:p>1912</text:p>
          </table:table-cell>
          <table:table-cell office:value-type="float" office:value="29" table:formula="of:=FLOOR(([.I585]/64);1)" table:style-name="ce32">
            <text:p>2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63" table:style-name="ce32">
            <text:p>563</text:p>
          </table:table-cell>
          <table:table-cell office:value-type="float" office:value="1.8143554687499999" table:formula="of:=[.B586]*[.C$11]/[.C$12]" table:style-name="ce50">
            <text:p>1.814</text:p>
          </table:table-cell>
          <table:table-cell office:value-type="float" office:value="11.39312696232339" table:formula="of:=[.C586]/[.$E$10]" table:style-name="ce25">
            <text:p>11.393</text:p>
          </table:table-cell>
          <table:table-cell office:value-type="float" office:value="13.7820143011536" table:formula="of:=(10^([.D586]/10))" table:style-name="ce26">
            <text:p>13.7820</text:p>
          </table:table-cell>
          <table:table-cell office:value-type="float" office:value="29.906971033503311" table:formula="of:=[.E586]*[.C$16]" table:style-name="ce51">
            <text:p>29.91</text:p>
          </table:table-cell>
          <table:table-cell office:value-type="float" office:value="30" table:formula="of:=ROUND([.F586];0)" table:style-name="ce32">
            <text:p>30</text:p>
          </table:table-cell>
          <table:table-cell office:value-type="float" office:value="1920.661513008766" table:formula="of:=[.E586]*[.$C$17]" table:style-name="ce51">
            <text:p>1920.66</text:p>
          </table:table-cell>
          <table:table-cell office:value-type="float" office:value="1921" table:formula="of:=ROUND([.H586];0)" table:style-name="ce32">
            <text:p>1921</text:p>
          </table:table-cell>
          <table:table-cell office:value-type="float" office:value="30" table:formula="of:=FLOOR(([.I586]/64);1)" table:style-name="ce32">
            <text:p>3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64" table:style-name="ce32">
            <text:p>564</text:p>
          </table:table-cell>
          <table:table-cell office:value-type="float" office:value="1.8175781249999998" table:formula="of:=[.B587]*[.C$11]/[.C$12]" table:style-name="ce50">
            <text:p>1.818</text:p>
          </table:table-cell>
          <table:table-cell office:value-type="float" office:value="11.413363422291992" table:formula="of:=[.C587]/[.$E$10]" table:style-name="ce25">
            <text:p>11.413</text:p>
          </table:table-cell>
          <table:table-cell office:value-type="float" office:value="13.846383061167511" table:formula="of:=(10^([.D587]/10))" table:style-name="ce26">
            <text:p>13.8464</text:p>
          </table:table-cell>
          <table:table-cell office:value-type="float" office:value="30.0466512427335" table:formula="of:=[.E587]*[.C$16]" table:style-name="ce51">
            <text:p>30.05</text:p>
          </table:table-cell>
          <table:table-cell office:value-type="float" office:value="30" table:formula="of:=ROUND([.F587];0)" table:style-name="ce32">
            <text:p>30</text:p>
          </table:table-cell>
          <table:table-cell office:value-type="float" office:value="1929.6319434043046" table:formula="of:=[.E587]*[.$C$17]" table:style-name="ce51">
            <text:p>1929.63</text:p>
          </table:table-cell>
          <table:table-cell office:value-type="float" office:value="1930" table:formula="of:=ROUND([.H587];0)" table:style-name="ce32">
            <text:p>1930</text:p>
          </table:table-cell>
          <table:table-cell office:value-type="float" office:value="30" table:formula="of:=FLOOR(([.I587]/64);1)" table:style-name="ce32">
            <text:p>3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65" table:style-name="ce32">
            <text:p>565</text:p>
          </table:table-cell>
          <table:table-cell office:value-type="float" office:value="1.82080078125" table:formula="of:=[.B588]*[.C$11]/[.C$12]" table:style-name="ce50">
            <text:p>1.821</text:p>
          </table:table-cell>
          <table:table-cell office:value-type="float" office:value="11.433599882260596" table:formula="of:=[.C588]/[.$E$10]" table:style-name="ce25">
            <text:p>11.434</text:p>
          </table:table-cell>
          <table:table-cell office:value-type="float" office:value="13.911052454831589" table:formula="of:=(10^([.D588]/10))" table:style-name="ce26">
            <text:p>13.9111</text:p>
          </table:table-cell>
          <table:table-cell office:value-type="float" office:value="30.186983826984548" table:formula="of:=[.E588]*[.C$16]" table:style-name="ce51">
            <text:p>30.19</text:p>
          </table:table-cell>
          <table:table-cell office:value-type="float" office:value="30" table:formula="of:=ROUND([.F588];0)" table:style-name="ce32">
            <text:p>30</text:p>
          </table:table-cell>
          <table:table-cell office:value-type="float" office:value="1938.6442701053304" table:formula="of:=[.E588]*[.$C$17]" table:style-name="ce51">
            <text:p>1938.64</text:p>
          </table:table-cell>
          <table:table-cell office:value-type="float" office:value="1939" table:formula="of:=ROUND([.H588];0)" table:style-name="ce32">
            <text:p>1939</text:p>
          </table:table-cell>
          <table:table-cell office:value-type="float" office:value="30" table:formula="of:=FLOOR(([.I588]/64);1)" table:style-name="ce32">
            <text:p>3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66" table:style-name="ce32">
            <text:p>566</text:p>
          </table:table-cell>
          <table:table-cell office:value-type="float" office:value="1.8240234375" table:formula="of:=[.B589]*[.C$11]/[.C$12]" table:style-name="ce50">
            <text:p>1.824</text:p>
          </table:table-cell>
          <table:table-cell office:value-type="float" office:value="11.453836342229199" table:formula="of:=[.C589]/[.$E$10]" table:style-name="ce25">
            <text:p>11.454</text:p>
          </table:table-cell>
          <table:table-cell office:value-type="float" office:value="13.97602388625225" table:formula="of:=(10^([.D589]/10))" table:style-name="ce26">
            <text:p>13.9760</text:p>
          </table:table-cell>
          <table:table-cell office:value-type="float" office:value="30.327971833167382" table:formula="of:=[.E589]*[.C$16]" table:style-name="ce51">
            <text:p>30.33</text:p>
          </table:table-cell>
          <table:table-cell office:value-type="float" office:value="30" table:formula="of:=ROUND([.F589];0)" table:style-name="ce32">
            <text:p>30</text:p>
          </table:table-cell>
          <table:table-cell office:value-type="float" office:value="1947.6986887881137" table:formula="of:=[.E589]*[.$C$17]" table:style-name="ce51">
            <text:p>1947.70</text:p>
          </table:table-cell>
          <table:table-cell office:value-type="float" office:value="1948" table:formula="of:=ROUND([.H589];0)" table:style-name="ce32">
            <text:p>1948</text:p>
          </table:table-cell>
          <table:table-cell office:value-type="float" office:value="30" table:formula="of:=FLOOR(([.I589]/64);1)" table:style-name="ce32">
            <text:p>3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67" table:style-name="ce32">
            <text:p>567</text:p>
          </table:table-cell>
          <table:table-cell office:value-type="float" office:value="1.8272460937499999" table:formula="of:=[.B590]*[.C$11]/[.C$12]" table:style-name="ce50">
            <text:p>1.827</text:p>
          </table:table-cell>
          <table:table-cell office:value-type="float" office:value="11.474072802197801" table:formula="of:=[.C590]/[.$E$10]" table:style-name="ce25">
            <text:p>11.474</text:p>
          </table:table-cell>
          <table:table-cell office:value-type="float" office:value="14.041298766093853" table:formula="of:=(10^([.D590]/10))" table:style-name="ce26">
            <text:p>14.0413</text:p>
          </table:table-cell>
          <table:table-cell office:value-type="float" office:value="30.46961832242366" table:formula="of:=[.E590]*[.C$16]" table:style-name="ce51">
            <text:p>30.47</text:p>
          </table:table-cell>
          <table:table-cell office:value-type="float" office:value="30" table:formula="of:=ROUND([.F590];0)" table:style-name="ce32">
            <text:p>30</text:p>
          </table:table-cell>
          <table:table-cell office:value-type="float" office:value="1956.7953960428395" table:formula="of:=[.E590]*[.$C$17]" table:style-name="ce51">
            <text:p>1956.80</text:p>
          </table:table-cell>
          <table:table-cell office:value-type="float" office:value="1957" table:formula="of:=ROUND([.H590];0)" table:style-name="ce32">
            <text:p>1957</text:p>
          </table:table-cell>
          <table:table-cell office:value-type="float" office:value="30" table:formula="of:=FLOOR(([.I590]/64);1)" table:style-name="ce32">
            <text:p>3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68" table:style-name="ce32">
            <text:p>568</text:p>
          </table:table-cell>
          <table:table-cell office:value-type="float" office:value="1.8304687499999999" table:formula="of:=[.B591]*[.C$11]/[.C$12]" table:style-name="ce50">
            <text:p>1.830</text:p>
          </table:table-cell>
          <table:table-cell office:value-type="float" office:value="11.494309262166404" table:formula="of:=[.C591]/[.$E$10]" table:style-name="ce25">
            <text:p>11.494</text:p>
          </table:table-cell>
          <table:table-cell office:value-type="float" office:value="14.106878511609191" table:formula="of:=(10^([.D591]/10))" table:style-name="ce26">
            <text:p>14.1069</text:p>
          </table:table-cell>
          <table:table-cell office:value-type="float" office:value="30.611926370191942" table:formula="of:=[.E591]*[.C$16]" table:style-name="ce51">
            <text:p>30.61</text:p>
          </table:table-cell>
          <table:table-cell office:value-type="float" office:value="31" table:formula="of:=ROUND([.F591];0)" table:style-name="ce32">
            <text:p>31</text:p>
          </table:table-cell>
          <table:table-cell office:value-type="float" office:value="1965.934589377857" table:formula="of:=[.E591]*[.$C$17]" table:style-name="ce51">
            <text:p>1965.93</text:p>
          </table:table-cell>
          <table:table-cell office:value-type="float" office:value="1966" table:formula="of:=ROUND([.H591];0)" table:style-name="ce32">
            <text:p>1966</text:p>
          </table:table-cell>
          <table:table-cell office:value-type="float" office:value="30" table:formula="of:=FLOOR(([.I591]/64);1)" table:style-name="ce32">
            <text:p>3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69" table:style-name="ce32">
            <text:p>569</text:p>
          </table:table-cell>
          <table:table-cell office:value-type="float" office:value="1.8336914062499998" table:formula="of:=[.B592]*[.C$11]/[.C$12]" table:style-name="ce50">
            <text:p>1.834</text:p>
          </table:table-cell>
          <table:table-cell office:value-type="float" office:value="11.514545722135006" table:formula="of:=[.C592]/[.$E$10]" table:style-name="ce25">
            <text:p>11.515</text:p>
          </table:table-cell>
          <table:table-cell office:value-type="float" office:value="14.172764546670354" table:formula="of:=(10^([.D592]/10))" table:style-name="ce26">
            <text:p>14.1728</text:p>
          </table:table-cell>
          <table:table-cell office:value-type="float" office:value="30.754899066274668" table:formula="of:=[.E592]*[.C$16]" table:style-name="ce51">
            <text:p>30.75</text:p>
          </table:table-cell>
          <table:table-cell office:value-type="float" office:value="31" table:formula="of:=ROUND([.F592];0)" table:style-name="ce32">
            <text:p>31</text:p>
          </table:table-cell>
          <table:table-cell office:value-type="float" office:value="1975.1164672239809" table:formula="of:=[.E592]*[.$C$17]" table:style-name="ce51">
            <text:p>1975.12</text:p>
          </table:table-cell>
          <table:table-cell office:value-type="float" office:value="1975" table:formula="of:=ROUND([.H592];0)" table:style-name="ce32">
            <text:p>1975</text:p>
          </table:table-cell>
          <table:table-cell office:value-type="float" office:value="30" table:formula="of:=FLOOR(([.I592]/64);1)" table:style-name="ce32">
            <text:p>3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70" table:style-name="ce32">
            <text:p>570</text:p>
          </table:table-cell>
          <table:table-cell office:value-type="float" office:value="1.8369140625" table:formula="of:=[.B593]*[.C$11]/[.C$12]" table:style-name="ce50">
            <text:p>1.837</text:p>
          </table:table-cell>
          <table:table-cell office:value-type="float" office:value="11.53478218210361" table:formula="of:=[.C593]/[.$E$10]" table:style-name="ce25">
            <text:p>11.535</text:p>
          </table:table-cell>
          <table:table-cell office:value-type="float" office:value="14.238958301799611" table:formula="of:=(10^([.D593]/10))" table:style-name="ce26">
            <text:p>14.2390</text:p>
          </table:table-cell>
          <table:table-cell office:value-type="float" office:value="30.898539514905156" table:formula="of:=[.E593]*[.C$16]" table:style-name="ce51">
            <text:p>30.90</text:p>
          </table:table-cell>
          <table:table-cell office:value-type="float" office:value="31" table:formula="of:=ROUND([.F593];0)" table:style-name="ce32">
            <text:p>31</text:p>
          </table:table-cell>
          <table:table-cell office:value-type="float" office:value="1984.3412289387941" table:formula="of:=[.E593]*[.$C$17]" table:style-name="ce51">
            <text:p>1984.34</text:p>
          </table:table-cell>
          <table:table-cell office:value-type="float" office:value="1984" table:formula="of:=ROUND([.H593];0)" table:style-name="ce32">
            <text:p>1984</text:p>
          </table:table-cell>
          <table:table-cell office:value-type="float" office:value="31" table:formula="of:=FLOOR(([.I593]/64);1)" table:style-name="ce32">
            <text:p>3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71" table:style-name="ce32">
            <text:p>571</text:p>
          </table:table-cell>
          <table:table-cell office:value-type="float" office:value="1.84013671875" table:formula="of:=[.B594]*[.C$11]/[.C$12]" table:style-name="ce50">
            <text:p>1.840</text:p>
          </table:table-cell>
          <table:table-cell office:value-type="float" office:value="11.555018642072213" table:formula="of:=[.C594]/[.$E$10]" table:style-name="ce25">
            <text:p>11.555</text:p>
          </table:table-cell>
          <table:table-cell office:value-type="float" office:value="14.305461214200442" table:formula="of:=(10^([.D594]/10))" table:style-name="ce26">
            <text:p>14.3055</text:p>
          </table:table-cell>
          <table:table-cell office:value-type="float" office:value="31.042850834814956" table:formula="of:=[.E594]*[.C$16]" table:style-name="ce51">
            <text:p>31.04</text:p>
          </table:table-cell>
          <table:table-cell office:value-type="float" office:value="31" table:formula="of:=ROUND([.F594];0)" table:style-name="ce32">
            <text:p>31</text:p>
          </table:table-cell>
          <table:table-cell office:value-type="float" office:value="1993.6090748109737" table:formula="of:=[.E594]*[.$C$17]" table:style-name="ce51">
            <text:p>1993.61</text:p>
          </table:table-cell>
          <table:table-cell office:value-type="float" office:value="1994" table:formula="of:=ROUND([.H594];0)" table:style-name="ce32">
            <text:p>1994</text:p>
          </table:table-cell>
          <table:table-cell office:value-type="float" office:value="31" table:formula="of:=FLOOR(([.I594]/64);1)" table:style-name="ce32">
            <text:p>3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72" table:style-name="ce32">
            <text:p>572</text:p>
          </table:table-cell>
          <table:table-cell office:value-type="float" office:value="1.8433593749999999" table:formula="of:=[.B595]*[.C$11]/[.C$12]" table:style-name="ce50">
            <text:p>1.843</text:p>
          </table:table-cell>
          <table:table-cell office:value-type="float" office:value="11.575255102040815" table:formula="of:=[.C595]/[.$E$10]" table:style-name="ce25">
            <text:p>11.575</text:p>
          </table:table-cell>
          <table:table-cell office:value-type="float" office:value="14.372274727788822" table:formula="of:=(10^([.D595]/10))" table:style-name="ce26">
            <text:p>14.3723</text:p>
          </table:table-cell>
          <table:table-cell office:value-type="float" office:value="31.187836159301742" table:formula="of:=[.E595]*[.C$16]" table:style-name="ce51">
            <text:p>31.19</text:p>
          </table:table-cell>
          <table:table-cell office:value-type="float" office:value="31" table:formula="of:=ROUND([.F595];0)" table:style-name="ce32">
            <text:p>31</text:p>
          </table:table-cell>
          <table:table-cell office:value-type="float" office:value="2002.9202060646505" table:formula="of:=[.E595]*[.$C$17]" table:style-name="ce51">
            <text:p>2002.92</text:p>
          </table:table-cell>
          <table:table-cell office:value-type="float" office:value="2003" table:formula="of:=ROUND([.H595];0)" table:style-name="ce32">
            <text:p>2003</text:p>
          </table:table-cell>
          <table:table-cell office:value-type="float" office:value="31" table:formula="of:=FLOOR(([.I595]/64);1)" table:style-name="ce32">
            <text:p>3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73" table:style-name="ce32">
            <text:p>573</text:p>
          </table:table-cell>
          <table:table-cell office:value-type="float" office:value="1.8465820312499999" table:formula="of:=[.B596]*[.C$11]/[.C$12]" table:style-name="ce50">
            <text:p>1.847</text:p>
          </table:table-cell>
          <table:table-cell office:value-type="float" office:value="11.595491562009418" table:formula="of:=[.C596]/[.$E$10]" table:style-name="ce25">
            <text:p>11.595</text:p>
          </table:table-cell>
          <table:table-cell office:value-type="float" office:value="14.439400293224464" table:formula="of:=(10^([.D596]/10))" table:style-name="ce26">
            <text:p>14.4394</text:p>
          </table:table-cell>
          <table:table-cell office:value-type="float" office:value="31.333498636297087" table:formula="of:=[.E596]*[.C$16]" table:style-name="ce51">
            <text:p>31.33</text:p>
          </table:table-cell>
          <table:table-cell office:value-type="float" office:value="31" table:formula="of:=ROUND([.F596];0)" table:style-name="ce32">
            <text:p>31</text:p>
          </table:table-cell>
          <table:table-cell office:value-type="float" office:value="2012.2748248637615" table:formula="of:=[.E596]*[.$C$17]" table:style-name="ce51">
            <text:p>2012.27</text:p>
          </table:table-cell>
          <table:table-cell office:value-type="float" office:value="2012" table:formula="of:=ROUND([.H596];0)" table:style-name="ce32">
            <text:p>2012</text:p>
          </table:table-cell>
          <table:table-cell office:value-type="float" office:value="31" table:formula="of:=FLOOR(([.I596]/64);1)" table:style-name="ce32">
            <text:p>3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74" table:style-name="ce32">
            <text:p>574</text:p>
          </table:table-cell>
          <table:table-cell office:value-type="float" office:value="1.8498046874999998" table:formula="of:=[.B597]*[.C$11]/[.C$12]" table:style-name="ce50">
            <text:p>1.850</text:p>
          </table:table-cell>
          <table:table-cell office:value-type="float" office:value="11.61572802197802" table:formula="of:=[.C597]/[.$E$10]" table:style-name="ce25">
            <text:p>11.616</text:p>
          </table:table-cell>
          <table:table-cell office:value-type="float" office:value="14.506839367942428" table:formula="of:=(10^([.D597]/10))" table:style-name="ce26">
            <text:p>14.5068</text:p>
          </table:table-cell>
          <table:table-cell office:value-type="float" office:value="31.479841428435069" table:formula="of:=[.E597]*[.C$16]" table:style-name="ce51">
            <text:p>31.48</text:p>
          </table:table-cell>
          <table:table-cell office:value-type="float" office:value="31" table:formula="of:=ROUND([.F597];0)" table:style-name="ce32">
            <text:p>31</text:p>
          </table:table-cell>
          <table:table-cell office:value-type="float" office:value="2021.673134316457" table:formula="of:=[.E597]*[.$C$17]" table:style-name="ce51">
            <text:p>2021.67</text:p>
          </table:table-cell>
          <table:table-cell office:value-type="float" office:value="2022" table:formula="of:=ROUND([.H597];0)" table:style-name="ce32">
            <text:p>2022</text:p>
          </table:table-cell>
          <table:table-cell office:value-type="float" office:value="31" table:formula="of:=FLOOR(([.I597]/64);1)" table:style-name="ce32">
            <text:p>3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75" table:style-name="ce32">
            <text:p>575</text:p>
          </table:table-cell>
          <table:table-cell office:value-type="float" office:value="1.85302734375" table:formula="of:=[.B598]*[.C$11]/[.C$12]" table:style-name="ce50">
            <text:p>1.853</text:p>
          </table:table-cell>
          <table:table-cell office:value-type="float" office:value="11.635964481946624" table:formula="of:=[.C598]/[.$E$10]" table:style-name="ce25">
            <text:p>11.636</text:p>
          </table:table-cell>
          <table:table-cell office:value-type="float" office:value="14.574593416184662" table:formula="of:=(10^([.D598]/10))" table:style-name="ce26">
            <text:p>14.5746</text:p>
          </table:table-cell>
          <table:table-cell office:value-type="float" office:value="31.626867713120717" table:formula="of:=[.E598]*[.C$16]" table:style-name="ce51">
            <text:p>31.63</text:p>
          </table:table-cell>
          <table:table-cell office:value-type="float" office:value="32" table:formula="of:=ROUND([.F598];0)" table:style-name="ce32">
            <text:p>32</text:p>
          </table:table-cell>
          <table:table-cell office:value-type="float" office:value="2031.1153384794948" table:formula="of:=[.E598]*[.$C$17]" table:style-name="ce51">
            <text:p>2031.12</text:p>
          </table:table-cell>
          <table:table-cell office:value-type="float" office:value="2031" table:formula="of:=ROUND([.H598];0)" table:style-name="ce32">
            <text:p>2031</text:p>
          </table:table-cell>
          <table:table-cell office:value-type="float" office:value="31" table:formula="of:=FLOOR(([.I598]/64);1)" table:style-name="ce32">
            <text:p>3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76" table:style-name="ce32">
            <text:p>576</text:p>
          </table:table-cell>
          <table:table-cell office:value-type="float" office:value="1.85625" table:formula="of:=[.B599]*[.C$11]/[.C$12]" table:style-name="ce50">
            <text:p>1.856</text:p>
          </table:table-cell>
          <table:table-cell office:value-type="float" office:value="11.656200941915227" table:formula="of:=[.C599]/[.$E$10]" table:style-name="ce25">
            <text:p>11.656</text:p>
          </table:table-cell>
          <table:table-cell office:value-type="float" office:value="14.642663909031871" table:formula="of:=(10^([.D599]/10))" table:style-name="ce26">
            <text:p>14.6427</text:p>
          </table:table-cell>
          <table:table-cell office:value-type="float" office:value="31.774580682599158" table:formula="of:=[.E599]*[.C$16]" table:style-name="ce51">
            <text:p>31.77</text:p>
          </table:table-cell>
          <table:table-cell office:value-type="float" office:value="32" table:formula="of:=ROUND([.F599];0)" table:style-name="ce32">
            <text:p>32</text:p>
          </table:table-cell>
          <table:table-cell office:value-type="float" office:value="2040.6016423626818" table:formula="of:=[.E599]*[.$C$17]" table:style-name="ce51">
            <text:p>2040.60</text:p>
          </table:table-cell>
          <table:table-cell office:value-type="float" office:value="2041" table:formula="of:=ROUND([.H599];0)" table:style-name="ce32">
            <text:p>2041</text:p>
          </table:table-cell>
          <table:table-cell office:value-type="float" office:value="31" table:formula="of:=FLOOR(([.I599]/64);1)" table:style-name="ce32">
            <text:p>3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77" table:style-name="ce32">
            <text:p>577</text:p>
          </table:table-cell>
          <table:table-cell office:value-type="float" office:value="1.8594726562499999" table:formula="of:=[.B600]*[.C$11]/[.C$12]" table:style-name="ce50">
            <text:p>1.859</text:p>
          </table:table-cell>
          <table:table-cell office:value-type="float" office:value="11.676437401883829" table:formula="of:=[.C600]/[.$E$10]" table:style-name="ce25">
            <text:p>11.676</text:p>
          </table:table-cell>
          <table:table-cell office:value-type="float" office:value="14.711052324435427" table:formula="of:=(10^([.D600]/10))" table:style-name="ce26">
            <text:p>14.7111</text:p>
          </table:table-cell>
          <table:table-cell office:value-type="float" office:value="31.922983544024873" table:formula="of:=[.E600]*[.C$16]" table:style-name="ce51">
            <text:p>31.92</text:p>
          </table:table-cell>
          <table:table-cell office:value-type="float" office:value="32" table:formula="of:=ROUND([.F600];0)" table:style-name="ce32">
            <text:p>32</text:p>
          </table:table-cell>
          <table:table-cell office:value-type="float" office:value="2050.1322519333212" table:formula="of:=[.E600]*[.$C$17]" table:style-name="ce51">
            <text:p>2050.13</text:p>
          </table:table-cell>
          <table:table-cell office:value-type="float" office:value="2050" table:formula="of:=ROUND([.H600];0)" table:style-name="ce32">
            <text:p>2050</text:p>
          </table:table-cell>
          <table:table-cell office:value-type="float" office:value="32" table:formula="of:=FLOOR(([.I600]/64);1)" table:style-name="ce32">
            <text:p>3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78" table:style-name="ce32">
            <text:p>578</text:p>
          </table:table-cell>
          <table:table-cell office:value-type="float" office:value="1.8626953124999999" table:formula="of:=[.B601]*[.C$11]/[.C$12]" table:style-name="ce50">
            <text:p>1.863</text:p>
          </table:table-cell>
          <table:table-cell office:value-type="float" office:value="11.696673861852432" table:formula="of:=[.C601]/[.$E$10]" table:style-name="ce25">
            <text:p>11.697</text:p>
          </table:table-cell>
          <table:table-cell office:value-type="float" office:value="14.779760147249426" table:formula="of:=(10^([.D601]/10))" table:style-name="ce26">
            <text:p>14.7798</text:p>
          </table:table-cell>
          <table:table-cell office:value-type="float" office:value="32.072079519531258" table:formula="of:=[.E601]*[.C$16]" table:style-name="ce51">
            <text:p>32.07</text:p>
          </table:table-cell>
          <table:table-cell office:value-type="float" office:value="32" table:formula="of:=ROUND([.F601];0)" table:style-name="ce32">
            <text:p>32</text:p>
          </table:table-cell>
          <table:table-cell office:value-type="float" office:value="2059.7073741206805" table:formula="of:=[.E601]*[.$C$17]" table:style-name="ce51">
            <text:p>2059.71</text:p>
          </table:table-cell>
          <table:table-cell office:value-type="float" office:value="2060" table:formula="of:=ROUND([.H601];0)" table:style-name="ce32">
            <text:p>2060</text:p>
          </table:table-cell>
          <table:table-cell office:value-type="float" office:value="32" table:formula="of:=FLOOR(([.I601]/64);1)" table:style-name="ce32">
            <text:p>3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79" table:style-name="ce32">
            <text:p>579</text:p>
          </table:table-cell>
          <table:table-cell office:value-type="float" office:value="1.8659179687499998" table:formula="of:=[.B602]*[.C$11]/[.C$12]" table:style-name="ce50">
            <text:p>1.866</text:p>
          </table:table-cell>
          <table:table-cell office:value-type="float" office:value="11.716910321821034" table:formula="of:=[.C602]/[.$E$10]" table:style-name="ce25">
            <text:p>11.717</text:p>
          </table:table-cell>
          <table:table-cell office:value-type="float" office:value="14.848788869263016" table:formula="of:=(10^([.D602]/10))" table:style-name="ce26">
            <text:p>14.8488</text:p>
          </table:table-cell>
          <table:table-cell office:value-type="float" office:value="32.221871846300743" table:formula="of:=[.E602]*[.C$16]" table:style-name="ce51">
            <text:p>32.22</text:p>
          </table:table-cell>
          <table:table-cell office:value-type="float" office:value="32" table:formula="of:=ROUND([.F602];0)" table:style-name="ce32">
            <text:p>32</text:p>
          </table:table-cell>
          <table:table-cell office:value-type="float" office:value="2069.327216820494" table:formula="of:=[.E602]*[.$C$17]" table:style-name="ce51">
            <text:p>2069.33</text:p>
          </table:table-cell>
          <table:table-cell office:value-type="float" office:value="2069" table:formula="of:=ROUND([.H602];0)" table:style-name="ce32">
            <text:p>2069</text:p>
          </table:table-cell>
          <table:table-cell office:value-type="float" office:value="32" table:formula="of:=FLOOR(([.I602]/64);1)" table:style-name="ce32">
            <text:p>3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80" table:style-name="ce32">
            <text:p>580</text:p>
          </table:table-cell>
          <table:table-cell office:value-type="float" office:value="1.869140625" table:formula="of:=[.B603]*[.C$11]/[.C$12]" table:style-name="ce50">
            <text:p>1.869</text:p>
          </table:table-cell>
          <table:table-cell office:value-type="float" office:value="11.737146781789638" table:formula="of:=[.C603]/[.$E$10]" table:style-name="ce25">
            <text:p>11.737</text:p>
          </table:table-cell>
          <table:table-cell office:value-type="float" office:value="14.918139989232678" table:formula="of:=(10^([.D603]/10))" table:style-name="ce26">
            <text:p>14.9181</text:p>
          </table:table-cell>
          <table:table-cell office:value-type="float" office:value="32.372363776634913" table:formula="of:=[.E603]*[.C$16]" table:style-name="ce51">
            <text:p>32.37</text:p>
          </table:table-cell>
          <table:table-cell office:value-type="float" office:value="32" table:formula="of:=ROUND([.F603];0)" table:style-name="ce32">
            <text:p>32</text:p>
          </table:table-cell>
          <table:table-cell office:value-type="float" office:value="2078.9919888994664" table:formula="of:=[.E603]*[.$C$17]" table:style-name="ce51">
            <text:p>2078.99</text:p>
          </table:table-cell>
          <table:table-cell office:value-type="float" office:value="2079" table:formula="of:=ROUND([.H603];0)" table:style-name="ce32">
            <text:p>2079</text:p>
          </table:table-cell>
          <table:table-cell office:value-type="float" office:value="32" table:formula="of:=FLOOR(([.I603]/64);1)" table:style-name="ce32">
            <text:p>3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81" table:style-name="ce32">
            <text:p>581</text:p>
          </table:table-cell>
          <table:table-cell office:value-type="float" office:value="1.87236328125" table:formula="of:=[.B604]*[.C$11]/[.C$12]" table:style-name="ce50">
            <text:p>1.872</text:p>
          </table:table-cell>
          <table:table-cell office:value-type="float" office:value="11.757383241758241" table:formula="of:=[.C604]/[.$E$10]" table:style-name="ce25">
            <text:p>11.757</text:p>
          </table:table-cell>
          <table:table-cell office:value-type="float" office:value="14.98781501291486" table:formula="of:=(10^([.D604]/10))" table:style-name="ce26">
            <text:p>14.9878</text:p>
          </table:table-cell>
          <table:table-cell office:value-type="float" office:value="32.523558578025245" table:formula="of:=[.E604]*[.C$16]" table:style-name="ce51">
            <text:p>32.52</text:p>
          </table:table-cell>
          <table:table-cell office:value-type="float" office:value="33" table:formula="of:=ROUND([.F604];0)" table:style-name="ce32">
            <text:p>33</text:p>
          </table:table-cell>
          <table:table-cell office:value-type="float" office:value="2088.7019001998151" table:formula="of:=[.E604]*[.$C$17]" table:style-name="ce51">
            <text:p>2088.70</text:p>
          </table:table-cell>
          <table:table-cell office:value-type="float" office:value="2089" table:formula="of:=ROUND([.H604];0)" table:style-name="ce32">
            <text:p>2089</text:p>
          </table:table-cell>
          <table:table-cell office:value-type="float" office:value="32" table:formula="of:=FLOOR(([.I604]/64);1)" table:style-name="ce32">
            <text:p>3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82" table:style-name="ce32">
            <text:p>582</text:p>
          </table:table-cell>
          <table:table-cell office:value-type="float" office:value="1.8755859374999999" table:formula="of:=[.B605]*[.C$11]/[.C$12]" table:style-name="ce50">
            <text:p>1.876</text:p>
          </table:table-cell>
          <table:table-cell office:value-type="float" office:value="11.777619701726843" table:formula="of:=[.C605]/[.$E$10]" table:style-name="ce25">
            <text:p>11.778</text:p>
          </table:table-cell>
          <table:table-cell office:value-type="float" office:value="15.057815453098589" table:formula="of:=(10^([.D605]/10))" table:style-name="ce26">
            <text:p>15.0578</text:p>
          </table:table-cell>
          <table:table-cell office:value-type="float" office:value="32.675459533223936" table:formula="of:=[.E605]*[.C$16]" table:style-name="ce51">
            <text:p>32.68</text:p>
          </table:table-cell>
          <table:table-cell office:value-type="float" office:value="33" table:formula="of:=ROUND([.F605];0)" table:style-name="ce32">
            <text:p>33</text:p>
          </table:table-cell>
          <table:table-cell office:value-type="float" office:value="2098.4571615438194" table:formula="of:=[.E605]*[.$C$17]" table:style-name="ce51">
            <text:p>2098.46</text:p>
          </table:table-cell>
          <table:table-cell office:value-type="float" office:value="2098" table:formula="of:=ROUND([.H605];0)" table:style-name="ce32">
            <text:p>2098</text:p>
          </table:table-cell>
          <table:table-cell office:value-type="float" office:value="32" table:formula="of:=FLOOR(([.I605]/64);1)" table:style-name="ce32">
            <text:p>3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83" table:style-name="ce32">
            <text:p>583</text:p>
          </table:table-cell>
          <table:table-cell office:value-type="float" office:value="1.8788085937499999" table:formula="of:=[.B606]*[.C$11]/[.C$12]" table:style-name="ce50">
            <text:p>1.879</text:p>
          </table:table-cell>
          <table:table-cell office:value-type="float" office:value="11.797856161695446" table:formula="of:=[.C606]/[.$E$10]" table:style-name="ce25">
            <text:p>11.798</text:p>
          </table:table-cell>
          <table:table-cell office:value-type="float" office:value="15.128142829638406" table:formula="of:=(10^([.D606]/10))" table:style-name="ce26">
            <text:p>15.1281</text:p>
          </table:table-cell>
          <table:table-cell office:value-type="float" office:value="32.828069940315338" table:formula="of:=[.E606]*[.C$16]" table:style-name="ce51">
            <text:p>32.83</text:p>
          </table:table-cell>
          <table:table-cell office:value-type="float" office:value="33" table:formula="of:=ROUND([.F606];0)" table:style-name="ce32">
            <text:p>33</text:p>
          </table:table-cell>
          <table:table-cell office:value-type="float" office:value="2108.2579847384086" table:formula="of:=[.E606]*[.$C$17]" table:style-name="ce51">
            <text:p>2108.26</text:p>
          </table:table-cell>
          <table:table-cell office:value-type="float" office:value="2108" table:formula="of:=ROUND([.H606];0)" table:style-name="ce32">
            <text:p>2108</text:p>
          </table:table-cell>
          <table:table-cell office:value-type="float" office:value="32" table:formula="of:=FLOOR(([.I606]/64);1)" table:style-name="ce32">
            <text:p>3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84" table:style-name="ce32">
            <text:p>584</text:p>
          </table:table-cell>
          <table:table-cell office:value-type="float" office:value="1.8820312499999998" table:formula="of:=[.B607]*[.C$11]/[.C$12]" table:style-name="ce50">
            <text:p>1.882</text:p>
          </table:table-cell>
          <table:table-cell office:value-type="float" office:value="11.818092621664048" table:formula="of:=[.C607]/[.$E$10]" table:style-name="ce25">
            <text:p>11.818</text:p>
          </table:table-cell>
          <table:table-cell office:value-type="float" office:value="15.198798669487291" table:formula="of:=(10^([.D607]/10))" table:style-name="ce26">
            <text:p>15.1988</text:p>
          </table:table-cell>
          <table:table-cell office:value-type="float" office:value="32.981393112787423" table:formula="of:=[.E607]*[.C$16]" table:style-name="ce51">
            <text:p>32.98</text:p>
          </table:table-cell>
          <table:table-cell office:value-type="float" office:value="33" table:formula="of:=ROUND([.F607];0)" table:style-name="ce32">
            <text:p>33</text:p>
          </table:table-cell>
          <table:table-cell office:value-type="float" office:value="2118.1045825797491" table:formula="of:=[.E607]*[.$C$17]" table:style-name="ce51">
            <text:p>2118.10</text:p>
          </table:table-cell>
          <table:table-cell office:value-type="float" office:value="2118" table:formula="of:=ROUND([.H607];0)" table:style-name="ce32">
            <text:p>2118</text:p>
          </table:table-cell>
          <table:table-cell office:value-type="float" office:value="33" table:formula="of:=FLOOR(([.I607]/64);1)" table:style-name="ce32">
            <text:p>3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85" table:style-name="ce32">
            <text:p>585</text:p>
          </table:table-cell>
          <table:table-cell office:value-type="float" office:value="1.88525390625" table:formula="of:=[.B608]*[.C$11]/[.C$12]" table:style-name="ce50">
            <text:p>1.885</text:p>
          </table:table-cell>
          <table:table-cell office:value-type="float" office:value="11.838329081632653" table:formula="of:=[.C608]/[.$E$10]" table:style-name="ce25">
            <text:p>11.838</text:p>
          </table:table-cell>
          <table:table-cell office:value-type="float" office:value="15.269784506729833" table:formula="of:=(10^([.D608]/10))" table:style-name="ce26">
            <text:p>15.2698</text:p>
          </table:table-cell>
          <table:table-cell office:value-type="float" office:value="33.135432379603735" table:formula="of:=[.E608]*[.C$16]" table:style-name="ce51">
            <text:p>33.14</text:p>
          </table:table-cell>
          <table:table-cell office:value-type="float" office:value="33" table:formula="of:=ROUND([.F608];0)" table:style-name="ce32">
            <text:p>33</text:p>
          </table:table-cell>
          <table:table-cell office:value-type="float" office:value="2127.9971688578698" table:formula="of:=[.E608]*[.$C$17]" table:style-name="ce51">
            <text:p>2128.00</text:p>
          </table:table-cell>
          <table:table-cell office:value-type="float" office:value="2128" table:formula="of:=ROUND([.H608];0)" table:style-name="ce32">
            <text:p>2128</text:p>
          </table:table-cell>
          <table:table-cell office:value-type="float" office:value="33" table:formula="of:=FLOOR(([.I608]/64);1)" table:style-name="ce32">
            <text:p>3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86" table:style-name="ce32">
            <text:p>586</text:p>
          </table:table-cell>
          <table:table-cell office:value-type="float" office:value="1.8884765625" table:formula="of:=[.B609]*[.C$11]/[.C$12]" table:style-name="ce50">
            <text:p>1.888</text:p>
          </table:table-cell>
          <table:table-cell office:value-type="float" office:value="11.858565541601255" table:formula="of:=[.C609]/[.$E$10]" table:style-name="ce25">
            <text:p>11.859</text:p>
          </table:table-cell>
          <table:table-cell office:value-type="float" office:value="15.341101882615574" table:formula="of:=(10^([.D609]/10))" table:style-name="ce26">
            <text:p>15.3411</text:p>
          </table:table-cell>
          <table:table-cell office:value-type="float" office:value="33.290191085275794" table:formula="of:=[.E609]*[.C$16]" table:style-name="ce51">
            <text:p>33.29</text:p>
          </table:table-cell>
          <table:table-cell office:value-type="float" office:value="33" table:formula="of:=ROUND([.F609];0)" table:style-name="ce32">
            <text:p>33</text:p>
          </table:table-cell>
          <table:table-cell office:value-type="float" office:value="2137.9359583613063" table:formula="of:=[.E609]*[.$C$17]" table:style-name="ce51">
            <text:p>2137.94</text:p>
          </table:table-cell>
          <table:table-cell office:value-type="float" office:value="2138" table:formula="of:=ROUND([.H609];0)" table:style-name="ce32">
            <text:p>2138</text:p>
          </table:table-cell>
          <table:table-cell office:value-type="float" office:value="33" table:formula="of:=FLOOR(([.I609]/64);1)" table:style-name="ce32">
            <text:p>3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87" table:style-name="ce32">
            <text:p>587</text:p>
          </table:table-cell>
          <table:table-cell office:value-type="float" office:value="1.8916992187499999" table:formula="of:=[.B610]*[.C$11]/[.C$12]" table:style-name="ce50">
            <text:p>1.892</text:p>
          </table:table-cell>
          <table:table-cell office:value-type="float" office:value="11.878802001569857" table:formula="of:=[.C610]/[.$E$10]" table:style-name="ce25">
            <text:p>11.879</text:p>
          </table:table-cell>
          <table:table-cell office:value-type="float" office:value="15.412752345592411" table:formula="of:=(10^([.D610]/10))" table:style-name="ce26">
            <text:p>15.4128</text:p>
          </table:table-cell>
          <table:table-cell office:value-type="float" office:value="33.445672589935533" table:formula="of:=[.E610]*[.C$16]" table:style-name="ce51">
            <text:p>33.45</text:p>
          </table:table-cell>
          <table:table-cell office:value-type="float" office:value="33" table:formula="of:=ROUND([.F610];0)" table:style-name="ce32">
            <text:p>33</text:p>
          </table:table-cell>
          <table:table-cell office:value-type="float" office:value="2147.9211668817584" table:formula="of:=[.E610]*[.$C$17]" table:style-name="ce51">
            <text:p>2147.92</text:p>
          </table:table-cell>
          <table:table-cell office:value-type="float" office:value="2148" table:formula="of:=ROUND([.H610];0)" table:style-name="ce32">
            <text:p>2148</text:p>
          </table:table-cell>
          <table:table-cell office:value-type="float" office:value="33" table:formula="of:=FLOOR(([.I610]/64);1)" table:style-name="ce32">
            <text:p>3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88" table:style-name="ce32">
            <text:p>588</text:p>
          </table:table-cell>
          <table:table-cell office:value-type="float" office:value="1.8949218749999999" table:formula="of:=[.B611]*[.C$11]/[.C$12]" table:style-name="ce50">
            <text:p>1.895</text:p>
          </table:table-cell>
          <table:table-cell office:value-type="float" office:value="11.89903846153846" table:formula="of:=[.C611]/[.$E$10]" table:style-name="ce25">
            <text:p>11.899</text:p>
          </table:table-cell>
          <table:table-cell office:value-type="float" office:value="15.484737451340294" table:formula="of:=(10^([.D611]/10))" table:style-name="ce26">
            <text:p>15.4847</text:p>
          </table:table-cell>
          <table:table-cell office:value-type="float" office:value="33.60188026940844" table:formula="of:=[.E611]*[.C$16]" table:style-name="ce51">
            <text:p>33.60</text:p>
          </table:table-cell>
          <table:table-cell office:value-type="float" office:value="34" table:formula="of:=ROUND([.F611];0)" table:style-name="ce32">
            <text:p>34</text:p>
          </table:table-cell>
          <table:table-cell office:value-type="float" office:value="2157.9530112187836" table:formula="of:=[.E611]*[.$C$17]" table:style-name="ce51">
            <text:p>2157.95</text:p>
          </table:table-cell>
          <table:table-cell office:value-type="float" office:value="2158" table:formula="of:=ROUND([.H611];0)" table:style-name="ce32">
            <text:p>2158</text:p>
          </table:table-cell>
          <table:table-cell office:value-type="float" office:value="33" table:formula="of:=FLOOR(([.I611]/64);1)" table:style-name="ce32">
            <text:p>3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89" table:style-name="ce32">
            <text:p>589</text:p>
          </table:table-cell>
          <table:table-cell office:value-type="float" office:value="1.8981445312499998" table:formula="of:=[.B612]*[.C$11]/[.C$12]" table:style-name="ce50">
            <text:p>1.898</text:p>
          </table:table-cell>
          <table:table-cell office:value-type="float" office:value="11.919274921507062" table:formula="of:=[.C612]/[.$E$10]" table:style-name="ce25">
            <text:p>11.919</text:p>
          </table:table-cell>
          <table:table-cell office:value-type="float" office:value="15.557058762804933" table:formula="of:=(10^([.D612]/10))" table:style-name="ce26">
            <text:p>15.5571</text:p>
          </table:table-cell>
          <table:table-cell office:value-type="float" office:value="33.758817515286708" table:formula="of:=[.E612]*[.C$16]" table:style-name="ce51">
            <text:p>33.76</text:p>
          </table:table-cell>
          <table:table-cell office:value-type="float" office:value="34" table:formula="of:=ROUND([.F612];0)" table:style-name="ce32">
            <text:p>34</text:p>
          </table:table-cell>
          <table:table-cell office:value-type="float" office:value="2168.0317091844959" table:formula="of:=[.E612]*[.$C$17]" table:style-name="ce51">
            <text:p>2168.03</text:p>
          </table:table-cell>
          <table:table-cell office:value-type="float" office:value="2168" table:formula="of:=ROUND([.H612];0)" table:style-name="ce32">
            <text:p>2168</text:p>
          </table:table-cell>
          <table:table-cell office:value-type="float" office:value="33" table:formula="of:=FLOOR(([.I612]/64);1)" table:style-name="ce32">
            <text:p>3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90" table:style-name="ce32">
            <text:p>590</text:p>
          </table:table-cell>
          <table:table-cell office:value-type="float" office:value="1.9013671875" table:formula="of:=[.B613]*[.C$11]/[.C$12]" table:style-name="ce50">
            <text:p>1.901</text:p>
          </table:table-cell>
          <table:table-cell office:value-type="float" office:value="11.939511381475667" table:formula="of:=[.C613]/[.$E$10]" table:style-name="ce25">
            <text:p>11.940</text:p>
          </table:table-cell>
          <table:table-cell office:value-type="float" office:value="15.629717850231774" table:formula="of:=(10^([.D613]/10))" table:style-name="ce26">
            <text:p>15.6297</text:p>
          </table:table-cell>
          <table:table-cell office:value-type="float" office:value="33.916487735002946" table:formula="of:=[.E613]*[.C$16]" table:style-name="ce51">
            <text:p>33.92</text:p>
          </table:table-cell>
          <table:table-cell office:value-type="float" office:value="34" table:formula="of:=ROUND([.F613];0)" table:style-name="ce32">
            <text:p>34</text:p>
          </table:table-cell>
          <table:table-cell office:value-type="float" office:value="2178.1574796083" table:formula="of:=[.E613]*[.$C$17]" table:style-name="ce51">
            <text:p>2178.16</text:p>
          </table:table-cell>
          <table:table-cell office:value-type="float" office:value="2178" table:formula="of:=ROUND([.H613];0)" table:style-name="ce32">
            <text:p>2178</text:p>
          </table:table-cell>
          <table:table-cell office:value-type="float" office:value="34" table:formula="of:=FLOOR(([.I613]/64);1)" table:style-name="ce32">
            <text:p>3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91" table:style-name="ce32">
            <text:p>591</text:p>
          </table:table-cell>
          <table:table-cell office:value-type="float" office:value="1.90458984375" table:formula="of:=[.B614]*[.C$11]/[.C$12]" table:style-name="ce50">
            <text:p>1.905</text:p>
          </table:table-cell>
          <table:table-cell office:value-type="float" office:value="11.959747841444269" table:formula="of:=[.C614]/[.$E$10]" table:style-name="ce25">
            <text:p>11.960</text:p>
          </table:table-cell>
          <table:table-cell office:value-type="float" office:value="15.702716291200058" table:formula="of:=(10^([.D614]/10))" table:style-name="ce26">
            <text:p>15.7027</text:p>
          </table:table-cell>
          <table:table-cell office:value-type="float" office:value="34.074894351904128" table:formula="of:=[.E614]*[.C$16]" table:style-name="ce51">
            <text:p>34.07</text:p>
          </table:table-cell>
          <table:table-cell office:value-type="float" office:value="34" table:formula="of:=ROUND([.F614];0)" table:style-name="ce32">
            <text:p>34</text:p>
          </table:table-cell>
          <table:table-cell office:value-type="float" office:value="2188.3305423416405" table:formula="of:=[.E614]*[.$C$17]" table:style-name="ce51">
            <text:p>2188.33</text:p>
          </table:table-cell>
          <table:table-cell office:value-type="float" office:value="2188" table:formula="of:=ROUND([.H614];0)" table:style-name="ce32">
            <text:p>2188</text:p>
          </table:table-cell>
          <table:table-cell office:value-type="float" office:value="34" table:formula="of:=FLOOR(([.I614]/64);1)" table:style-name="ce32">
            <text:p>3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92" table:style-name="ce32">
            <text:p>592</text:p>
          </table:table-cell>
          <table:table-cell office:value-type="float" office:value="1.9078124999999999" table:formula="of:=[.B615]*[.C$11]/[.C$12]" table:style-name="ce50">
            <text:p>1.908</text:p>
          </table:table-cell>
          <table:table-cell office:value-type="float" office:value="11.979984301412872" table:formula="of:=[.C615]/[.$E$10]" table:style-name="ce25">
            <text:p>11.980</text:p>
          </table:table-cell>
          <table:table-cell office:value-type="float" office:value="15.776055670657117" table:formula="of:=(10^([.D615]/10))" table:style-name="ce26">
            <text:p>15.7761</text:p>
          </table:table-cell>
          <table:table-cell office:value-type="float" office:value="34.23404080532594" table:formula="of:=[.E615]*[.C$16]" table:style-name="ce51">
            <text:p>34.23</text:p>
          </table:table-cell>
          <table:table-cell office:value-type="float" office:value="34" table:formula="of:=ROUND([.F615];0)" table:style-name="ce32">
            <text:p>34</text:p>
          </table:table-cell>
          <table:table-cell office:value-type="float" office:value="2198.5511182627761" table:formula="of:=[.E615]*[.$C$17]" table:style-name="ce51">
            <text:p>2198.55</text:p>
          </table:table-cell>
          <table:table-cell office:value-type="float" office:value="2199" table:formula="of:=ROUND([.H615];0)" table:style-name="ce32">
            <text:p>2199</text:p>
          </table:table-cell>
          <table:table-cell office:value-type="float" office:value="34" table:formula="of:=FLOOR(([.I615]/64);1)" table:style-name="ce32">
            <text:p>3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93" table:style-name="ce32">
            <text:p>593</text:p>
          </table:table-cell>
          <table:table-cell office:value-type="float" office:value="1.9110351562499999" table:formula="of:=[.B616]*[.C$11]/[.C$12]" table:style-name="ce50">
            <text:p>1.911</text:p>
          </table:table-cell>
          <table:table-cell office:value-type="float" office:value="12.000220761381474" table:formula="of:=[.C616]/[.$E$10]" table:style-name="ce25">
            <text:p>12.000</text:p>
          </table:table-cell>
          <table:table-cell office:value-type="float" office:value="15.849737580952748" table:formula="of:=(10^([.D616]/10))" table:style-name="ce26">
            <text:p>15.8497</text:p>
          </table:table-cell>
          <table:table-cell office:value-type="float" office:value="34.393930550667463" table:formula="of:=[.E616]*[.C$16]" table:style-name="ce51">
            <text:p>34.39</text:p>
          </table:table-cell>
          <table:table-cell office:value-type="float" office:value="34" table:formula="of:=ROUND([.F616];0)" table:style-name="ce32">
            <text:p>34</text:p>
          </table:table-cell>
          <table:table-cell office:value-type="float" office:value="2208.8194292815751" table:formula="of:=[.E616]*[.$C$17]" table:style-name="ce51">
            <text:p>2208.82</text:p>
          </table:table-cell>
          <table:table-cell office:value-type="float" office:value="2209" table:formula="of:=ROUND([.H616];0)" table:style-name="ce32">
            <text:p>2209</text:p>
          </table:table-cell>
          <table:table-cell office:value-type="float" office:value="34" table:formula="of:=FLOOR(([.I616]/64);1)" table:style-name="ce32">
            <text:p>3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94" table:style-name="ce32">
            <text:p>594</text:p>
          </table:table-cell>
          <table:table-cell office:value-type="float" office:value="1.9142578124999998" table:formula="of:=[.B617]*[.C$11]/[.C$12]" table:style-name="ce50">
            <text:p>1.914</text:p>
          </table:table-cell>
          <table:table-cell office:value-type="float" office:value="12.020457221350076" table:formula="of:=[.C617]/[.$E$10]" table:style-name="ce25">
            <text:p>12.020</text:p>
          </table:table-cell>
          <table:table-cell office:value-type="float" office:value="15.923763621873816" table:formula="of:=(10^([.D617]/10))" table:style-name="ce26">
            <text:p>15.9238</text:p>
          </table:table-cell>
          <table:table-cell office:value-type="float" office:value="34.55456705946618" table:formula="of:=[.E617]*[.C$16]" table:style-name="ce51">
            <text:p>34.55</text:p>
          </table:table-cell>
          <table:table-cell office:value-type="float" office:value="35" table:formula="of:=ROUND([.F617];0)" table:style-name="ce32">
            <text:p>35</text:p>
          </table:table-cell>
          <table:table-cell office:value-type="float" office:value="2219.1356983443352" table:formula="of:=[.E617]*[.$C$17]" table:style-name="ce51">
            <text:p>2219.14</text:p>
          </table:table-cell>
          <table:table-cell office:value-type="float" office:value="2219" table:formula="of:=ROUND([.H617];0)" table:style-name="ce32">
            <text:p>2219</text:p>
          </table:table-cell>
          <table:table-cell office:value-type="float" office:value="34" table:formula="of:=FLOOR(([.I617]/64);1)" table:style-name="ce32">
            <text:p>3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95" table:style-name="ce32">
            <text:p>595</text:p>
          </table:table-cell>
          <table:table-cell office:value-type="float" office:value="1.91748046875" table:formula="of:=[.B618]*[.C$11]/[.C$12]" table:style-name="ce50">
            <text:p>1.917</text:p>
          </table:table-cell>
          <table:table-cell office:value-type="float" office:value="12.040693681318681" table:formula="of:=[.C618]/[.$E$10]" table:style-name="ce25">
            <text:p>12.041</text:p>
          </table:table-cell>
          <table:table-cell office:value-type="float" office:value="15.998135400678967" table:formula="of:=(10^([.D618]/10))" table:style-name="ce26">
            <text:p>15.9981</text:p>
          </table:table-cell>
          <table:table-cell office:value-type="float" office:value="34.715953819473356" table:formula="of:=[.E618]*[.C$16]" table:style-name="ce51">
            <text:p>34.72</text:p>
          </table:table-cell>
          <table:table-cell office:value-type="float" office:value="35" table:formula="of:=ROUND([.F618];0)" table:style-name="ce32">
            <text:p>35</text:p>
          </table:table-cell>
          <table:table-cell office:value-type="float" office:value="2229.5001494386211" table:formula="of:=[.E618]*[.$C$17]" table:style-name="ce51">
            <text:p>2229.50</text:p>
          </table:table-cell>
          <table:table-cell office:value-type="float" office:value="2230" table:formula="of:=ROUND([.H618];0)" table:style-name="ce32">
            <text:p>2230</text:p>
          </table:table-cell>
          <table:table-cell office:value-type="float" office:value="34" table:formula="of:=FLOOR(([.I618]/64);1)" table:style-name="ce32">
            <text:p>3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96" table:style-name="ce32">
            <text:p>596</text:p>
          </table:table-cell>
          <table:table-cell office:value-type="float" office:value="1.920703125" table:formula="of:=[.B619]*[.C$11]/[.C$12]" table:style-name="ce50">
            <text:p>1.921</text:p>
          </table:table-cell>
          <table:table-cell office:value-type="float" office:value="12.060930141287283" table:formula="of:=[.C619]/[.$E$10]" table:style-name="ce25">
            <text:p>12.061</text:p>
          </table:table-cell>
          <table:table-cell office:value-type="float" office:value="16.072854532133523" table:formula="of:=(10^([.D619]/10))" table:style-name="ce26">
            <text:p>16.0729</text:p>
          </table:table-cell>
          <table:table-cell office:value-type="float" office:value="34.878094334729745" table:formula="of:=[.E619]*[.C$16]" table:style-name="ce51">
            <text:p>34.88</text:p>
          </table:table-cell>
          <table:table-cell office:value-type="float" office:value="35" table:formula="of:=ROUND([.F619];0)" table:style-name="ce32">
            <text:p>35</text:p>
          </table:table-cell>
          <table:table-cell office:value-type="float" office:value="2239.9130075981279" table:formula="of:=[.E619]*[.$C$17]" table:style-name="ce51">
            <text:p>2239.91</text:p>
          </table:table-cell>
          <table:table-cell office:value-type="float" office:value="2240" table:formula="of:=ROUND([.H619];0)" table:style-name="ce32">
            <text:p>2240</text:p>
          </table:table-cell>
          <table:table-cell office:value-type="float" office:value="35" table:formula="of:=FLOOR(([.I619]/64);1)" table:style-name="ce32">
            <text:p>3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97" table:style-name="ce32">
            <text:p>597</text:p>
          </table:table-cell>
          <table:table-cell office:value-type="float" office:value="1.9239257812499999" table:formula="of:=[.B620]*[.C$11]/[.C$12]" table:style-name="ce50">
            <text:p>1.924</text:p>
          </table:table-cell>
          <table:table-cell office:value-type="float" office:value="12.081166601255886" table:formula="of:=[.C620]/[.$E$10]" table:style-name="ce25">
            <text:p>12.081</text:p>
          </table:table-cell>
          <table:table-cell office:value-type="float" office:value="16.147922638544564" table:formula="of:=(10^([.D620]/10))" table:style-name="ce26">
            <text:p>16.1479</text:p>
          </table:table-cell>
          <table:table-cell office:value-type="float" office:value="35.040992125641701" table:formula="of:=[.E620]*[.C$16]" table:style-name="ce51">
            <text:p>35.04</text:p>
          </table:table-cell>
          <table:table-cell office:value-type="float" office:value="35" table:formula="of:=ROUND([.F620];0)" table:style-name="ce32">
            <text:p>35</text:p>
          </table:table-cell>
          <table:table-cell office:value-type="float" office:value="2250.3744989075708" table:formula="of:=[.E620]*[.$C$17]" table:style-name="ce51">
            <text:p>2250.37</text:p>
          </table:table-cell>
          <table:table-cell office:value-type="float" office:value="2250" table:formula="of:=ROUND([.H620];0)" table:style-name="ce32">
            <text:p>2250</text:p>
          </table:table-cell>
          <table:table-cell office:value-type="float" office:value="35" table:formula="of:=FLOOR(([.I620]/64);1)" table:style-name="ce32">
            <text:p>3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98" table:style-name="ce32">
            <text:p>598</text:p>
          </table:table-cell>
          <table:table-cell office:value-type="float" office:value="1.9271484374999999" table:formula="of:=[.B621]*[.C$11]/[.C$12]" table:style-name="ce50">
            <text:p>1.927</text:p>
          </table:table-cell>
          <table:table-cell office:value-type="float" office:value="12.101403061224488" table:formula="of:=[.C621]/[.$E$10]" table:style-name="ce25">
            <text:p>12.101</text:p>
          </table:table-cell>
          <table:table-cell office:value-type="float" office:value="16.223341349796133" table:formula="of:=(10^([.D621]/10))" table:style-name="ce26">
            <text:p>16.2233</text:p>
          </table:table-cell>
          <table:table-cell office:value-type="float" office:value="35.204650729057605" table:formula="of:=[.E621]*[.C$16]" table:style-name="ce51">
            <text:p>35.20</text:p>
          </table:table-cell>
          <table:table-cell office:value-type="float" office:value="35" table:formula="of:=ROUND([.F621];0)" table:style-name="ce32">
            <text:p>35</text:p>
          </table:table-cell>
          <table:table-cell office:value-type="float" office:value="2260.8848505075894" table:formula="of:=[.E621]*[.$C$17]" table:style-name="ce51">
            <text:p>2260.88</text:p>
          </table:table-cell>
          <table:table-cell office:value-type="float" office:value="2261" table:formula="of:=ROUND([.H621];0)" table:style-name="ce32">
            <text:p>2261</text:p>
          </table:table-cell>
          <table:table-cell office:value-type="float" office:value="35" table:formula="of:=FLOOR(([.I621]/64);1)" table:style-name="ce32">
            <text:p>3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99" table:style-name="ce32">
            <text:p>599</text:p>
          </table:table-cell>
          <table:table-cell office:value-type="float" office:value="1.9303710937499998" table:formula="of:=[.B622]*[.C$11]/[.C$12]" table:style-name="ce50">
            <text:p>1.930</text:p>
          </table:table-cell>
          <table:table-cell office:value-type="float" office:value="12.121639521193091" table:formula="of:=[.C622]/[.$E$10]" table:style-name="ce25">
            <text:p>12.122</text:p>
          </table:table-cell>
          <table:table-cell office:value-type="float" office:value="16.29911230338465" table:formula="of:=(10^([.D622]/10))" table:style-name="ce26">
            <text:p>16.2991</text:p>
          </table:table-cell>
          <table:table-cell office:value-type="float" office:value="35.369073698344693" table:formula="of:=[.E622]*[.C$16]" table:style-name="ce51">
            <text:p>35.37</text:p>
          </table:table-cell>
          <table:table-cell office:value-type="float" office:value="35" table:formula="of:=ROUND([.F622];0)" table:style-name="ce32">
            <text:p>35</text:p>
          </table:table-cell>
          <table:table-cell office:value-type="float" office:value="2271.4442905996852" table:formula="of:=[.E622]*[.$C$17]" table:style-name="ce51">
            <text:p>2271.44</text:p>
          </table:table-cell>
          <table:table-cell office:value-type="float" office:value="2271" table:formula="of:=ROUND([.H622];0)" table:style-name="ce32">
            <text:p>2271</text:p>
          </table:table-cell>
          <table:table-cell office:value-type="float" office:value="35" table:formula="of:=FLOOR(([.I622]/64);1)" table:style-name="ce32">
            <text:p>3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00" table:style-name="ce32">
            <text:p>600</text:p>
          </table:table-cell>
          <table:table-cell office:value-type="float" office:value="1.93359375" table:formula="of:=[.B623]*[.C$11]/[.C$12]" table:style-name="ce50">
            <text:p>1.934</text:p>
          </table:table-cell>
          <table:table-cell office:value-type="float" office:value="12.141875981161695" table:formula="of:=[.C623]/[.$E$10]" table:style-name="ce25">
            <text:p>12.142</text:p>
          </table:table-cell>
          <table:table-cell office:value-type="float" office:value="16.37523714445441" table:formula="of:=(10^([.D623]/10))" table:style-name="ce26">
            <text:p>16.3752</text:p>
          </table:table-cell>
          <table:table-cell office:value-type="float" office:value="35.53426460346607" table:formula="of:=[.E623]*[.C$16]" table:style-name="ce51">
            <text:p>35.53</text:p>
          </table:table-cell>
          <table:table-cell office:value-type="float" office:value="36" table:formula="of:=ROUND([.F623];0)" table:style-name="ce32">
            <text:p>36</text:p>
          </table:table-cell>
          <table:table-cell office:value-type="float" office:value="2282.0530484511669" table:formula="of:=[.E623]*[.$C$17]" table:style-name="ce51">
            <text:p>2282.05</text:p>
          </table:table-cell>
          <table:table-cell office:value-type="float" office:value="2282" table:formula="of:=ROUND([.H623];0)" table:style-name="ce32">
            <text:p>2282</text:p>
          </table:table-cell>
          <table:table-cell office:value-type="float" office:value="35" table:formula="of:=FLOOR(([.I623]/64);1)" table:style-name="ce32">
            <text:p>3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01" table:style-name="ce32">
            <text:p>601</text:p>
          </table:table-cell>
          <table:table-cell office:value-type="float" office:value="1.93681640625" table:formula="of:=[.B624]*[.C$11]/[.C$12]" table:style-name="ce50">
            <text:p>1.937</text:p>
          </table:table-cell>
          <table:table-cell office:value-type="float" office:value="12.162112441130297" table:formula="of:=[.C624]/[.$E$10]" table:style-name="ce25">
            <text:p>12.162</text:p>
          </table:table-cell>
          <table:table-cell office:value-type="float" office:value="16.451717525833367" table:formula="of:=(10^([.D624]/10))" table:style-name="ce26">
            <text:p>16.4517</text:p>
          </table:table-cell>
          <table:table-cell office:value-type="float" office:value="35.700227031058404" table:formula="of:=[.E624]*[.C$16]" table:style-name="ce51">
            <text:p>35.70</text:p>
          </table:table-cell>
          <table:table-cell office:value-type="float" office:value="36" table:formula="of:=ROUND([.F624];0)" table:style-name="ce32">
            <text:p>36</text:p>
          </table:table-cell>
          <table:table-cell office:value-type="float" office:value="2292.7113544001381" table:formula="of:=[.E624]*[.$C$17]" table:style-name="ce51">
            <text:p>2292.71</text:p>
          </table:table-cell>
          <table:table-cell office:value-type="float" office:value="2293" table:formula="of:=ROUND([.H624];0)" table:style-name="ce32">
            <text:p>2293</text:p>
          </table:table-cell>
          <table:table-cell office:value-type="float" office:value="35" table:formula="of:=FLOOR(([.I624]/64);1)" table:style-name="ce32">
            <text:p>3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02" table:style-name="ce32">
            <text:p>602</text:p>
          </table:table-cell>
          <table:table-cell office:value-type="float" office:value="1.9400390624999999" table:formula="of:=[.B625]*[.C$11]/[.C$12]" table:style-name="ce50">
            <text:p>1.940</text:p>
          </table:table-cell>
          <table:table-cell office:value-type="float" office:value="12.1823489010989" table:formula="of:=[.C625]/[.$E$10]" table:style-name="ce25">
            <text:p>12.182</text:p>
          </table:table-cell>
          <table:table-cell office:value-type="float" office:value="16.528555108068968" table:formula="of:=(10^([.D625]/10))" table:style-name="ce26">
            <text:p>16.5286</text:p>
          </table:table-cell>
          <table:table-cell office:value-type="float" office:value="35.86696458450966" table:formula="of:=[.E625]*[.C$16]" table:style-name="ce51">
            <text:p>35.87</text:p>
          </table:table-cell>
          <table:table-cell office:value-type="float" office:value="36" table:formula="of:=ROUND([.F625];0)" table:style-name="ce32">
            <text:p>36</text:p>
          </table:table-cell>
          <table:table-cell office:value-type="float" office:value="2303.4194398604914" table:formula="of:=[.E625]*[.$C$17]" table:style-name="ce51">
            <text:p>2303.42</text:p>
          </table:table-cell>
          <table:table-cell office:value-type="float" office:value="2303" table:formula="of:=ROUND([.H625];0)" table:style-name="ce32">
            <text:p>2303</text:p>
          </table:table-cell>
          <table:table-cell office:value-type="float" office:value="35" table:formula="of:=FLOOR(([.I625]/64);1)" table:style-name="ce32">
            <text:p>3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03" table:style-name="ce32">
            <text:p>603</text:p>
          </table:table-cell>
          <table:table-cell office:value-type="float" office:value="1.9432617187499999" table:formula="of:=[.B626]*[.C$11]/[.C$12]" table:style-name="ce50">
            <text:p>1.943</text:p>
          </table:table-cell>
          <table:table-cell office:value-type="float" office:value="12.202585361067502" table:formula="of:=[.C626]/[.$E$10]" table:style-name="ce25">
            <text:p>12.203</text:p>
          </table:table-cell>
          <table:table-cell office:value-type="float" office:value="16.605751559464245" table:formula="of:=(10^([.D626]/10))" table:style-name="ce26">
            <text:p>16.6058</text:p>
          </table:table-cell>
          <table:table-cell office:value-type="float" office:value="36.034480884037414" table:formula="of:=[.E626]*[.C$16]" table:style-name="ce51">
            <text:p>36.03</text:p>
          </table:table-cell>
          <table:table-cell office:value-type="float" office:value="36" table:formula="of:=ROUND([.F626];0)" table:style-name="ce32">
            <text:p>36</text:p>
          </table:table-cell>
          <table:table-cell office:value-type="float" office:value="2314.1775373269375" table:formula="of:=[.E626]*[.$C$17]" table:style-name="ce51">
            <text:p>2314.18</text:p>
          </table:table-cell>
          <table:table-cell office:value-type="float" office:value="2314" table:formula="of:=ROUND([.H626];0)" table:style-name="ce32">
            <text:p>2314</text:p>
          </table:table-cell>
          <table:table-cell office:value-type="float" office:value="36" table:formula="of:=FLOOR(([.I626]/64);1)" table:style-name="ce32">
            <text:p>3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04" table:style-name="ce32">
            <text:p>604</text:p>
          </table:table-cell>
          <table:table-cell office:value-type="float" office:value="1.9464843749999998" table:formula="of:=[.B627]*[.C$11]/[.C$12]" table:style-name="ce50">
            <text:p>1.946</text:p>
          </table:table-cell>
          <table:table-cell office:value-type="float" office:value="12.222821821036105" table:formula="of:=[.C627]/[.$E$10]" table:style-name="ce25">
            <text:p>12.223</text:p>
          </table:table-cell>
          <table:table-cell office:value-type="float" office:value="16.683308556114039" table:formula="of:=(10^([.D627]/10))" table:style-name="ce26">
            <text:p>16.6833</text:p>
          </table:table-cell>
          <table:table-cell office:value-type="float" office:value="36.202779566767461" table:formula="of:=[.E627]*[.C$16]" table:style-name="ce51">
            <text:p>36.20</text:p>
          </table:table-cell>
          <table:table-cell office:value-type="float" office:value="36" table:formula="of:=ROUND([.F627];0)" table:style-name="ce32">
            <text:p>36</text:p>
          </table:table-cell>
          <table:table-cell office:value-type="float" office:value="2324.9858803800525" table:formula="of:=[.E627]*[.$C$17]" table:style-name="ce51">
            <text:p>2324.99</text:p>
          </table:table-cell>
          <table:table-cell office:value-type="float" office:value="2325" table:formula="of:=ROUND([.H627];0)" table:style-name="ce32">
            <text:p>2325</text:p>
          </table:table-cell>
          <table:table-cell office:value-type="float" office:value="36" table:formula="of:=FLOOR(([.I627]/64);1)" table:style-name="ce32">
            <text:p>3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05" table:style-name="ce32">
            <text:p>605</text:p>
          </table:table-cell>
          <table:table-cell office:value-type="float" office:value="1.94970703125" table:formula="of:=[.B628]*[.C$11]/[.C$12]" table:style-name="ce50">
            <text:p>1.950</text:p>
          </table:table-cell>
          <table:table-cell office:value-type="float" office:value="12.243058281004709" table:formula="of:=[.C628]/[.$E$10]" table:style-name="ce25">
            <text:p>12.243</text:p>
          </table:table-cell>
          <table:table-cell office:value-type="float" office:value="16.761227781941336" table:formula="of:=(10^([.D628]/10))" table:style-name="ce26">
            <text:p>16.7612</text:p>
          </table:table-cell>
          <table:table-cell office:value-type="float" office:value="36.371864286812702" table:formula="of:=[.E628]*[.C$16]" table:style-name="ce51">
            <text:p>36.37</text:p>
          </table:table-cell>
          <table:table-cell office:value-type="float" office:value="36" table:formula="of:=ROUND([.F628];0)" table:style-name="ce32">
            <text:p>36</text:p>
          </table:table-cell>
          <table:table-cell office:value-type="float" office:value="2335.8447036913449" table:formula="of:=[.E628]*[.$C$17]" table:style-name="ce51">
            <text:p>2335.84</text:p>
          </table:table-cell>
          <table:table-cell office:value-type="float" office:value="2336" table:formula="of:=ROUND([.H628];0)" table:style-name="ce32">
            <text:p>2336</text:p>
          </table:table-cell>
          <table:table-cell office:value-type="float" office:value="36" table:formula="of:=FLOOR(([.I628]/64);1)" table:style-name="ce32">
            <text:p>3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06" table:style-name="ce32">
            <text:p>606</text:p>
          </table:table-cell>
          <table:table-cell office:value-type="float" office:value="1.9529296875" table:formula="of:=[.B629]*[.C$11]/[.C$12]" table:style-name="ce50">
            <text:p>1.953</text:p>
          </table:table-cell>
          <table:table-cell office:value-type="float" office:value="12.263294740973311" table:formula="of:=[.C629]/[.$E$10]" table:style-name="ce25">
            <text:p>12.263</text:p>
          </table:table-cell>
          <table:table-cell office:value-type="float" office:value="16.839510928733905" table:formula="of:=(10^([.D629]/10))" table:style-name="ce26">
            <text:p>16.8395</text:p>
          </table:table-cell>
          <table:table-cell office:value-type="float" office:value="36.541738715352572" table:formula="of:=[.E629]*[.C$16]" table:style-name="ce51">
            <text:p>36.54</text:p>
          </table:table-cell>
          <table:table-cell office:value-type="float" office:value="37" table:formula="of:=ROUND([.F629];0)" table:style-name="ce32">
            <text:p>37</text:p>
          </table:table-cell>
          <table:table-cell office:value-type="float" office:value="2346.754243028357" table:formula="of:=[.E629]*[.$C$17]" table:style-name="ce51">
            <text:p>2346.75</text:p>
          </table:table-cell>
          <table:table-cell office:value-type="float" office:value="2347" table:formula="of:=ROUND([.H629];0)" table:style-name="ce32">
            <text:p>2347</text:p>
          </table:table-cell>
          <table:table-cell office:value-type="float" office:value="36" table:formula="of:=FLOOR(([.I629]/64);1)" table:style-name="ce32">
            <text:p>3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07" table:style-name="ce32">
            <text:p>607</text:p>
          </table:table-cell>
          <table:table-cell office:value-type="float" office:value="1.9561523437499999" table:formula="of:=[.B630]*[.C$11]/[.C$12]" table:style-name="ce50">
            <text:p>1.956</text:p>
          </table:table-cell>
          <table:table-cell office:value-type="float" office:value="12.283531200941914" table:formula="of:=[.C630]/[.$E$10]" table:style-name="ce25">
            <text:p>12.284</text:p>
          </table:table-cell>
          <table:table-cell office:value-type="float" office:value="16.918159696180954" table:formula="of:=(10^([.D630]/10))" table:style-name="ce26">
            <text:p>16.9182</text:p>
          </table:table-cell>
          <table:table-cell office:value-type="float" office:value="36.712406540712671" table:formula="of:=[.E630]*[.C$16]" table:style-name="ce51">
            <text:p>36.71</text:p>
          </table:table-cell>
          <table:table-cell office:value-type="float" office:value="37" table:formula="of:=ROUND([.F630];0)" table:style-name="ce32">
            <text:p>37</text:p>
          </table:table-cell>
          <table:table-cell office:value-type="float" office:value="2357.7147352597781" table:formula="of:=[.E630]*[.$C$17]" table:style-name="ce51">
            <text:p>2357.71</text:p>
          </table:table-cell>
          <table:table-cell office:value-type="float" office:value="2358" table:formula="of:=ROUND([.H630];0)" table:style-name="ce32">
            <text:p>2358</text:p>
          </table:table-cell>
          <table:table-cell office:value-type="float" office:value="36" table:formula="of:=FLOOR(([.I630]/64);1)" table:style-name="ce32">
            <text:p>3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08" table:style-name="ce32">
            <text:p>608</text:p>
          </table:table-cell>
          <table:table-cell office:value-type="float" office:value="1.9593749999999999" table:formula="of:=[.B631]*[.C$11]/[.C$12]" table:style-name="ce50">
            <text:p>1.959</text:p>
          </table:table-cell>
          <table:table-cell office:value-type="float" office:value="12.303767660910516" table:formula="of:=[.C631]/[.$E$10]" table:style-name="ce25">
            <text:p>12.304</text:p>
          </table:table-cell>
          <table:table-cell office:value-type="float" office:value="16.997175791910113" table:formula="of:=(10^([.D631]/10))" table:style-name="ce26">
            <text:p>16.9972</text:p>
          </table:table-cell>
          <table:table-cell office:value-type="float" office:value="36.883871468444944" table:formula="of:=[.E631]*[.C$16]" table:style-name="ce51">
            <text:p>36.88</text:p>
          </table:table-cell>
          <table:table-cell office:value-type="float" office:value="37" table:formula="of:=ROUND([.F631];0)" table:style-name="ce32">
            <text:p>37</text:p>
          </table:table-cell>
          <table:table-cell office:value-type="float" office:value="2368.7264183605935" table:formula="of:=[.E631]*[.$C$17]" table:style-name="ce51">
            <text:p>2368.73</text:p>
          </table:table-cell>
          <table:table-cell office:value-type="float" office:value="2369" table:formula="of:=ROUND([.H631];0)" table:style-name="ce32">
            <text:p>2369</text:p>
          </table:table-cell>
          <table:table-cell office:value-type="float" office:value="37" table:formula="of:=FLOOR(([.I631]/64);1)" table:style-name="ce32">
            <text:p>3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09" table:style-name="ce32">
            <text:p>609</text:p>
          </table:table-cell>
          <table:table-cell office:value-type="float" office:value="1.9625976562499998" table:formula="of:=[.B632]*[.C$11]/[.C$12]" table:style-name="ce50">
            <text:p>1.963</text:p>
          </table:table-cell>
          <table:table-cell office:value-type="float" office:value="12.324004120879119" table:formula="of:=[.C632]/[.$E$10]" table:style-name="ce25">
            <text:p>12.324</text:p>
          </table:table-cell>
          <table:table-cell office:value-type="float" office:value="17.076560931524455" table:formula="of:=(10^([.D632]/10))" table:style-name="ce26">
            <text:p>17.0766</text:p>
          </table:table-cell>
          <table:table-cell office:value-type="float" office:value="37.056137221408065" table:formula="of:=[.E632]*[.C$16]" table:style-name="ce51">
            <text:p>37.06</text:p>
          </table:table-cell>
          <table:table-cell office:value-type="float" office:value="37" table:formula="of:=ROUND([.F632];0)" table:style-name="ce32">
            <text:p>37</text:p>
          </table:table-cell>
          <table:table-cell office:value-type="float" office:value="2379.7895314172483" table:formula="of:=[.E632]*[.$C$17]" table:style-name="ce51">
            <text:p>2379.79</text:p>
          </table:table-cell>
          <table:table-cell office:value-type="float" office:value="2380" table:formula="of:=ROUND([.H632];0)" table:style-name="ce32">
            <text:p>2380</text:p>
          </table:table-cell>
          <table:table-cell office:value-type="float" office:value="37" table:formula="of:=FLOOR(([.I632]/64);1)" table:style-name="ce32">
            <text:p>3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10" table:style-name="ce32">
            <text:p>610</text:p>
          </table:table-cell>
          <table:table-cell office:value-type="float" office:value="1.9658203125" table:formula="of:=[.B633]*[.C$11]/[.C$12]" table:style-name="ce50">
            <text:p>1.966</text:p>
          </table:table-cell>
          <table:table-cell office:value-type="float" office:value="12.344240580847723" table:formula="of:=[.C633]/[.$E$10]" table:style-name="ce25">
            <text:p>12.344</text:p>
          </table:table-cell>
          <table:table-cell office:value-type="float" office:value="17.156316838639739" table:formula="of:=(10^([.D633]/10))" table:style-name="ce26">
            <text:p>17.1563</text:p>
          </table:table-cell>
          <table:table-cell office:value-type="float" office:value="37.229207539848232" table:formula="of:=[.E633]*[.C$16]" table:style-name="ce51">
            <text:p>37.23</text:p>
          </table:table-cell>
          <table:table-cell office:value-type="float" office:value="37" table:formula="of:=ROUND([.F633];0)" table:style-name="ce32">
            <text:p>37</text:p>
          </table:table-cell>
          <table:table-cell office:value-type="float" office:value="2390.9043146328345" table:formula="of:=[.E633]*[.$C$17]" table:style-name="ce51">
            <text:p>2390.90</text:p>
          </table:table-cell>
          <table:table-cell office:value-type="float" office:value="2391" table:formula="of:=ROUND([.H633];0)" table:style-name="ce32">
            <text:p>2391</text:p>
          </table:table-cell>
          <table:table-cell office:value-type="float" office:value="37" table:formula="of:=FLOOR(([.I633]/64);1)" table:style-name="ce32">
            <text:p>3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11" table:style-name="ce32">
            <text:p>611</text:p>
          </table:table-cell>
          <table:table-cell office:value-type="float" office:value="1.96904296875" table:formula="of:=[.B634]*[.C$11]/[.C$12]" table:style-name="ce50">
            <text:p>1.969</text:p>
          </table:table-cell>
          <table:table-cell office:value-type="float" office:value="12.364477040816325" table:formula="of:=[.C634]/[.$E$10]" table:style-name="ce25">
            <text:p>12.364</text:p>
          </table:table-cell>
          <table:table-cell office:value-type="float" office:value="17.236445244921889" table:formula="of:=(10^([.D634]/10))" table:style-name="ce26">
            <text:p>17.2364</text:p>
          </table:table-cell>
          <table:table-cell office:value-type="float" office:value="37.403086181480496" table:formula="of:=[.E634]*[.C$16]" table:style-name="ce51">
            <text:p>37.40</text:p>
          </table:table-cell>
          <table:table-cell office:value-type="float" office:value="37" table:formula="of:=ROUND([.F634];0)" table:style-name="ce32">
            <text:p>37</text:p>
          </table:table-cell>
          <table:table-cell office:value-type="float" office:value="2402.0710093323146" table:formula="of:=[.E634]*[.$C$17]" table:style-name="ce51">
            <text:p>2402.07</text:p>
          </table:table-cell>
          <table:table-cell office:value-type="float" office:value="2402" table:formula="of:=ROUND([.H634];0)" table:style-name="ce32">
            <text:p>2402</text:p>
          </table:table-cell>
          <table:table-cell office:value-type="float" office:value="37" table:formula="of:=FLOOR(([.I634]/64);1)" table:style-name="ce32">
            <text:p>3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12" table:style-name="ce32">
            <text:p>612</text:p>
          </table:table-cell>
          <table:table-cell office:value-type="float" office:value="1.9722656249999999" table:formula="of:=[.B635]*[.C$11]/[.C$12]" table:style-name="ce50">
            <text:p>1.972</text:p>
          </table:table-cell>
          <table:table-cell office:value-type="float" office:value="12.384713500784928" table:formula="of:=[.C635]/[.$E$10]" table:style-name="ce25">
            <text:p>12.385</text:p>
          </table:table-cell>
          <table:table-cell office:value-type="float" office:value="17.316947890124517" table:formula="of:=(10^([.D635]/10))" table:style-name="ce26">
            <text:p>17.3169</text:p>
          </table:table-cell>
          <table:table-cell office:value-type="float" office:value="37.577776921570198" table:formula="of:=[.E635]*[.C$16]" table:style-name="ce51">
            <text:p>37.58</text:p>
          </table:table-cell>
          <table:table-cell office:value-type="float" office:value="38" table:formula="of:=ROUND([.F635];0)" table:style-name="ce32">
            <text:p>38</text:p>
          </table:table-cell>
          <table:table-cell office:value-type="float" office:value="2413.2898579677531" table:formula="of:=[.E635]*[.$C$17]" table:style-name="ce51">
            <text:p>2413.29</text:p>
          </table:table-cell>
          <table:table-cell office:value-type="float" office:value="2413" table:formula="of:=ROUND([.H635];0)" table:style-name="ce32">
            <text:p>2413</text:p>
          </table:table-cell>
          <table:table-cell office:value-type="float" office:value="37" table:formula="of:=FLOOR(([.I635]/64);1)" table:style-name="ce32">
            <text:p>3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13" table:style-name="ce32">
            <text:p>613</text:p>
          </table:table-cell>
          <table:table-cell office:value-type="float" office:value="1.9754882812499999" table:formula="of:=[.B636]*[.C$11]/[.C$12]" table:style-name="ce50">
            <text:p>1.975</text:p>
          </table:table-cell>
          <table:table-cell office:value-type="float" office:value="12.40494996075353" table:formula="of:=[.C636]/[.$E$10]" table:style-name="ce25">
            <text:p>12.405</text:p>
          </table:table-cell>
          <table:table-cell office:value-type="float" office:value="17.397826522126781" table:formula="of:=(10^([.D636]/10))" table:style-name="ce26">
            <text:p>17.3978</text:p>
          </table:table-cell>
          <table:table-cell office:value-type="float" office:value="37.753283553015116" table:formula="of:=[.E636]*[.C$16]" table:style-name="ce51">
            <text:p>37.75</text:p>
          </table:table-cell>
          <table:table-cell office:value-type="float" office:value="38" table:formula="of:=ROUND([.F636];0)" table:style-name="ce32">
            <text:p>38</text:p>
          </table:table-cell>
          <table:table-cell office:value-type="float" office:value="2424.5611041235884" table:formula="of:=[.E636]*[.$C$17]" table:style-name="ce51">
            <text:p>2424.56</text:p>
          </table:table-cell>
          <table:table-cell office:value-type="float" office:value="2425" table:formula="of:=ROUND([.H636];0)" table:style-name="ce32">
            <text:p>2425</text:p>
          </table:table-cell>
          <table:table-cell office:value-type="float" office:value="37" table:formula="of:=FLOOR(([.I636]/64);1)" table:style-name="ce32">
            <text:p>3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14" table:style-name="ce32">
            <text:p>614</text:p>
          </table:table-cell>
          <table:table-cell office:value-type="float" office:value="1.9787109374999998" table:formula="of:=[.B637]*[.C$11]/[.C$12]" table:style-name="ce50">
            <text:p>1.979</text:p>
          </table:table-cell>
          <table:table-cell office:value-type="float" office:value="12.425186420722135" table:formula="of:=[.C637]/[.$E$10]" table:style-name="ce25">
            <text:p>12.425</text:p>
          </table:table-cell>
          <table:table-cell office:value-type="float" office:value="17.479082896971271" table:formula="of:=(10^([.D637]/10))" table:style-name="ce26">
            <text:p>17.4791</text:p>
          </table:table-cell>
          <table:table-cell office:value-type="float" office:value="37.929609886427656" table:formula="of:=[.E637]*[.C$16]" table:style-name="ce51">
            <text:p>37.93</text:p>
          </table:table-cell>
          <table:table-cell office:value-type="float" office:value="38" table:formula="of:=ROUND([.F637];0)" table:style-name="ce32">
            <text:p>38</text:p>
          </table:table-cell>
          <table:table-cell office:value-type="float" office:value="2435.8849925219165" table:formula="of:=[.E637]*[.$C$17]" table:style-name="ce51">
            <text:p>2435.88</text:p>
          </table:table-cell>
          <table:table-cell office:value-type="float" office:value="2436" table:formula="of:=ROUND([.H637];0)" table:style-name="ce32">
            <text:p>2436</text:p>
          </table:table-cell>
          <table:table-cell office:value-type="float" office:value="38" table:formula="of:=FLOOR(([.I637]/64);1)" table:style-name="ce32">
            <text:p>3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15" table:style-name="ce32">
            <text:p>615</text:p>
          </table:table-cell>
          <table:table-cell office:value-type="float" office:value="1.98193359375" table:formula="of:=[.B638]*[.C$11]/[.C$12]" table:style-name="ce50">
            <text:p>1.982</text:p>
          </table:table-cell>
          <table:table-cell office:value-type="float" office:value="12.445422880690737" table:formula="of:=[.C638]/[.$E$10]" table:style-name="ce25">
            <text:p>12.445</text:p>
          </table:table-cell>
          <table:table-cell office:value-type="float" office:value="17.560718778902139" table:formula="of:=(10^([.D638]/10))" table:style-name="ce26">
            <text:p>17.5607</text:p>
          </table:table-cell>
          <table:table-cell office:value-type="float" office:value="38.106759750217641" table:formula="of:=[.E638]*[.C$16]" table:style-name="ce51">
            <text:p>38.11</text:p>
          </table:table-cell>
          <table:table-cell office:value-type="float" office:value="38" table:formula="of:=ROUND([.F638];0)" table:style-name="ce32">
            <text:p>38</text:p>
          </table:table-cell>
          <table:table-cell office:value-type="float" office:value="2447.2617690278025" table:formula="of:=[.E638]*[.$C$17]" table:style-name="ce51">
            <text:p>2447.26</text:p>
          </table:table-cell>
          <table:table-cell office:value-type="float" office:value="2447" table:formula="of:=ROUND([.H638];0)" table:style-name="ce32">
            <text:p>2447</text:p>
          </table:table-cell>
          <table:table-cell office:value-type="float" office:value="38" table:formula="of:=FLOOR(([.I638]/64);1)" table:style-name="ce32">
            <text:p>3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16" table:style-name="ce32">
            <text:p>616</text:p>
          </table:table-cell>
          <table:table-cell office:value-type="float" office:value="1.98515625" table:formula="of:=[.B639]*[.C$11]/[.C$12]" table:style-name="ce50">
            <text:p>1.985</text:p>
          </table:table-cell>
          <table:table-cell office:value-type="float" office:value="12.465659340659339" table:formula="of:=[.C639]/[.$E$10]" table:style-name="ce25">
            <text:p>12.466</text:p>
          </table:table-cell>
          <table:table-cell office:value-type="float" office:value="17.642735940403448" table:formula="of:=(10^([.D639]/10))" table:style-name="ce26">
            <text:p>17.6427</text:p>
          </table:table-cell>
          <table:table-cell office:value-type="float" office:value="38.284736990675484" table:formula="of:=[.E639]*[.C$16]" table:style-name="ce51">
            <text:p>38.28</text:p>
          </table:table-cell>
          <table:table-cell office:value-type="float" office:value="38" table:formula="of:=ROUND([.F639];0)" table:style-name="ce32">
            <text:p>38</text:p>
          </table:table-cell>
          <table:table-cell office:value-type="float" office:value="2458.6916806546246" table:formula="of:=[.E639]*[.$C$17]" table:style-name="ce51">
            <text:p>2458.69</text:p>
          </table:table-cell>
          <table:table-cell office:value-type="float" office:value="2459" table:formula="of:=ROUND([.H639];0)" table:style-name="ce32">
            <text:p>2459</text:p>
          </table:table-cell>
          <table:table-cell office:value-type="float" office:value="38" table:formula="of:=FLOOR(([.I639]/64);1)" table:style-name="ce32">
            <text:p>3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17" table:style-name="ce32">
            <text:p>617</text:p>
          </table:table-cell>
          <table:table-cell office:value-type="float" office:value="1.9883789062499999" table:formula="of:=[.B640]*[.C$11]/[.C$12]" table:style-name="ce50">
            <text:p>1.988</text:p>
          </table:table-cell>
          <table:table-cell office:value-type="float" office:value="12.485895800627942" table:formula="of:=[.C640]/[.$E$10]" table:style-name="ce25">
            <text:p>12.486</text:p>
          </table:table-cell>
          <table:table-cell office:value-type="float" office:value="17.725136162237614" table:formula="of:=(10^([.D640]/10))" table:style-name="ce26">
            <text:p>17.7251</text:p>
          </table:table-cell>
          <table:table-cell office:value-type="float" office:value="38.463545472055621" table:formula="of:=[.E640]*[.C$16]" table:style-name="ce51">
            <text:p>38.46</text:p>
          </table:table-cell>
          <table:table-cell office:value-type="float" office:value="38" table:formula="of:=ROUND([.F640];0)" table:style-name="ce32">
            <text:p>38</text:p>
          </table:table-cell>
          <table:table-cell office:value-type="float" office:value="2470.1749755694341" table:formula="of:=[.E640]*[.$C$17]" table:style-name="ce51">
            <text:p>2470.17</text:p>
          </table:table-cell>
          <table:table-cell office:value-type="float" office:value="2470" table:formula="of:=ROUND([.H640];0)" table:style-name="ce32">
            <text:p>2470</text:p>
          </table:table-cell>
          <table:table-cell office:value-type="float" office:value="38" table:formula="of:=FLOOR(([.I640]/64);1)" table:style-name="ce32">
            <text:p>3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18" table:style-name="ce32">
            <text:p>618</text:p>
          </table:table-cell>
          <table:table-cell office:value-type="float" office:value="1.9916015624999999" table:formula="of:=[.B641]*[.C$11]/[.C$12]" table:style-name="ce50">
            <text:p>1.992</text:p>
          </table:table-cell>
          <table:table-cell office:value-type="float" office:value="12.506132260596546" table:formula="of:=[.C641]/[.$E$10]" table:style-name="ce25">
            <text:p>12.506</text:p>
          </table:table-cell>
          <table:table-cell office:value-type="float" office:value="17.807921233484109" table:formula="of:=(10^([.D641]/10))" table:style-name="ce26">
            <text:p>17.8079</text:p>
          </table:table-cell>
          <table:table-cell office:value-type="float" office:value="38.643189076660512" table:formula="of:=[.E641]*[.C$16]" table:style-name="ce51">
            <text:p>38.64</text:p>
          </table:table-cell>
          <table:table-cell office:value-type="float" office:value="39" table:formula="of:=ROUND([.F641];0)" table:style-name="ce32">
            <text:p>39</text:p>
          </table:table-cell>
          <table:table-cell office:value-type="float" office:value="2481.7119030983458" table:formula="of:=[.E641]*[.$C$17]" table:style-name="ce51">
            <text:p>2481.71</text:p>
          </table:table-cell>
          <table:table-cell office:value-type="float" office:value="2482" table:formula="of:=ROUND([.H641];0)" table:style-name="ce32">
            <text:p>2482</text:p>
          </table:table-cell>
          <table:table-cell office:value-type="float" office:value="38" table:formula="of:=FLOOR(([.I641]/64);1)" table:style-name="ce32">
            <text:p>3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19" table:style-name="ce32">
            <text:p>619</text:p>
          </table:table-cell>
          <table:table-cell office:value-type="float" office:value="1.9948242187499998" table:formula="of:=[.B642]*[.C$11]/[.C$12]" table:style-name="ce50">
            <text:p>1.995</text:p>
          </table:table-cell>
          <table:table-cell office:value-type="float" office:value="12.526368720565149" table:formula="of:=[.C642]/[.$E$10]" table:style-name="ce25">
            <text:p>12.526</text:p>
          </table:table-cell>
          <table:table-cell office:value-type="float" office:value="17.891092951578244" table:formula="of:=(10^([.D642]/10))" table:style-name="ce26">
            <text:p>17.8911</text:p>
          </table:table-cell>
          <table:table-cell office:value-type="float" office:value="38.823671704924791" table:formula="of:=[.E642]*[.C$16]" table:style-name="ce51">
            <text:p>38.82</text:p>
          </table:table-cell>
          <table:table-cell office:value-type="float" office:value="39" table:formula="of:=ROUND([.F642];0)" table:style-name="ce32">
            <text:p>39</text:p>
          </table:table-cell>
          <table:table-cell office:value-type="float" office:value="2493.3027137319446" table:formula="of:=[.E642]*[.$C$17]" table:style-name="ce51">
            <text:p>2493.30</text:p>
          </table:table-cell>
          <table:table-cell office:value-type="float" office:value="2493" table:formula="of:=ROUND([.H642];0)" table:style-name="ce32">
            <text:p>2493</text:p>
          </table:table-cell>
          <table:table-cell office:value-type="float" office:value="38" table:formula="of:=FLOOR(([.I642]/64);1)" table:style-name="ce32">
            <text:p>3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20" table:style-name="ce32">
            <text:p>620</text:p>
          </table:table-cell>
          <table:table-cell office:value-type="float" office:value="1.998046875" table:formula="of:=[.B643]*[.C$11]/[.C$12]" table:style-name="ce50">
            <text:p>1.998</text:p>
          </table:table-cell>
          <table:table-cell office:value-type="float" office:value="12.546605180533751" table:formula="of:=[.C643]/[.$E$10]" table:style-name="ce25">
            <text:p>12.547</text:p>
          </table:table-cell>
          <table:table-cell office:value-type="float" office:value="17.974653122350265" table:formula="of:=(10^([.D643]/10))" table:style-name="ce26">
            <text:p>17.9747</text:p>
          </table:table-cell>
          <table:table-cell office:value-type="float" office:value="39.004997275500074" table:formula="of:=[.E643]*[.C$16]" table:style-name="ce51">
            <text:p>39.00</text:p>
          </table:table-cell>
          <table:table-cell office:value-type="float" office:value="39" table:formula="of:=ROUND([.F643];0)" table:style-name="ce32">
            <text:p>39</text:p>
          </table:table-cell>
          <table:table-cell office:value-type="float" office:value="2504.947659130733" table:formula="of:=[.E643]*[.$C$17]" table:style-name="ce51">
            <text:p>2504.95</text:p>
          </table:table-cell>
          <table:table-cell office:value-type="float" office:value="2505" table:formula="of:=ROUND([.H643];0)" table:style-name="ce32">
            <text:p>2505</text:p>
          </table:table-cell>
          <table:table-cell office:value-type="float" office:value="39" table:formula="of:=FLOOR(([.I643]/64);1)" table:style-name="ce32">
            <text:p>3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21" table:style-name="ce32">
            <text:p>621</text:p>
          </table:table-cell>
          <table:table-cell office:value-type="float" office:value="2.0012695312499997" table:formula="of:=[.B644]*[.C$11]/[.C$12]" table:style-name="ce50">
            <text:p>2.001</text:p>
          </table:table-cell>
          <table:table-cell office:value-type="float" office:value="12.566841640502354" table:formula="of:=[.C644]/[.$E$10]" table:style-name="ce25">
            <text:p>12.567</text:p>
          </table:table-cell>
          <table:table-cell office:value-type="float" office:value="18.058603560064522" table:formula="of:=(10^([.D644]/10))" table:style-name="ce26">
            <text:p>18.0586</text:p>
          </table:table-cell>
          <table:table-cell office:value-type="float" office:value="39.187169725340013" table:formula="of:=[.E644]*[.C$16]" table:style-name="ce51">
            <text:p>39.19</text:p>
          </table:table-cell>
          <table:table-cell office:value-type="float" office:value="39" table:formula="of:=ROUND([.F644];0)" table:style-name="ce32">
            <text:p>39</text:p>
          </table:table-cell>
          <table:table-cell office:value-type="float" office:value="2516.646992130592" table:formula="of:=[.E644]*[.$C$17]" table:style-name="ce51">
            <text:p>2516.65</text:p>
          </table:table-cell>
          <table:table-cell office:value-type="float" office:value="2517" table:formula="of:=ROUND([.H644];0)" table:style-name="ce32">
            <text:p>2517</text:p>
          </table:table-cell>
          <table:table-cell office:value-type="float" office:value="39" table:formula="of:=FLOOR(([.I644]/64);1)" table:style-name="ce32">
            <text:p>3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22" table:style-name="ce32">
            <text:p>622</text:p>
          </table:table-cell>
          <table:table-cell office:value-type="float" office:value="2.0044921874999999" table:formula="of:=[.B645]*[.C$11]/[.C$12]" table:style-name="ce50">
            <text:p>2.004</text:p>
          </table:table-cell>
          <table:table-cell office:value-type="float" office:value="12.587078100470956" table:formula="of:=[.C645]/[.$E$10]" table:style-name="ce25">
            <text:p>12.587</text:p>
          </table:table-cell>
          <table:table-cell office:value-type="float" office:value="18.142946087458864" table:formula="of:=(10^([.D645]/10))" table:style-name="ce26">
            <text:p>18.1429</text:p>
          </table:table-cell>
          <table:table-cell office:value-type="float" office:value="39.37019300978573" table:formula="of:=[.E645]*[.C$16]" table:style-name="ce51">
            <text:p>39.37</text:p>
          </table:table-cell>
          <table:table-cell office:value-type="float" office:value="39" table:formula="of:=ROUND([.F645];0)" table:style-name="ce32">
            <text:p>39</text:p>
          </table:table-cell>
          <table:table-cell office:value-type="float" office:value="2528.4009667482674" table:formula="of:=[.E645]*[.$C$17]" table:style-name="ce51">
            <text:p>2528.40</text:p>
          </table:table-cell>
          <table:table-cell office:value-type="float" office:value="2528" table:formula="of:=ROUND([.H645];0)" table:style-name="ce32">
            <text:p>2528</text:p>
          </table:table-cell>
          <table:table-cell office:value-type="float" office:value="39" table:formula="of:=FLOOR(([.I645]/64);1)" table:style-name="ce32">
            <text:p>3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23" table:style-name="ce32">
            <text:p>623</text:p>
          </table:table-cell>
          <table:table-cell office:value-type="float" office:value="2.0077148437500001" table:formula="of:=[.B646]*[.C$11]/[.C$12]" table:style-name="ce50">
            <text:p>2.008</text:p>
          </table:table-cell>
          <table:table-cell office:value-type="float" office:value="12.60731456043956" table:formula="of:=[.C646]/[.$E$10]" table:style-name="ce25">
            <text:p>12.607</text:p>
          </table:table-cell>
          <table:table-cell office:value-type="float" office:value="18.227682535784233" table:formula="of:=(10^([.D646]/10))" table:style-name="ce26">
            <text:p>18.2277</text:p>
          </table:table-cell>
          <table:table-cell office:value-type="float" office:value="39.554071102651783" table:formula="of:=[.E646]*[.C$16]" table:style-name="ce51">
            <text:p>39.55</text:p>
          </table:table-cell>
          <table:table-cell office:value-type="float" office:value="40" table:formula="of:=ROUND([.F646];0)" table:style-name="ce32">
            <text:p>40</text:p>
          </table:table-cell>
          <table:table-cell office:value-type="float" office:value="2540.2098381868909" table:formula="of:=[.E646]*[.$C$17]" table:style-name="ce51">
            <text:p>2540.21</text:p>
          </table:table-cell>
          <table:table-cell office:value-type="float" office:value="2540" table:formula="of:=ROUND([.H646];0)" table:style-name="ce32">
            <text:p>2540</text:p>
          </table:table-cell>
          <table:table-cell office:value-type="float" office:value="39" table:formula="of:=FLOOR(([.I646]/64);1)" table:style-name="ce32">
            <text:p>3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24" table:style-name="ce32">
            <text:p>624</text:p>
          </table:table-cell>
          <table:table-cell office:value-type="float" office:value="2.0109374999999998" table:formula="of:=[.B647]*[.C$11]/[.C$12]" table:style-name="ce50">
            <text:p>2.011</text:p>
          </table:table-cell>
          <table:table-cell office:value-type="float" office:value="12.627551020408163" table:formula="of:=[.C647]/[.$E$10]" table:style-name="ce25">
            <text:p>12.628</text:p>
          </table:table-cell>
          <table:table-cell office:value-type="float" office:value="18.312814744844381" table:formula="of:=(10^([.D647]/10))" table:style-name="ce26">
            <text:p>18.3128</text:p>
          </table:table-cell>
          <table:table-cell office:value-type="float" office:value="39.738807996312303" table:formula="of:=[.E647]*[.C$16]" table:style-name="ce51">
            <text:p>39.74</text:p>
          </table:table-cell>
          <table:table-cell office:value-type="float" office:value="40" table:formula="of:=ROUND([.F647];0)" table:style-name="ce32">
            <text:p>40</text:p>
          </table:table-cell>
          <table:table-cell office:value-type="float" office:value="2552.0738628415133" table:formula="of:=[.E647]*[.$C$17]" table:style-name="ce51">
            <text:p>2552.07</text:p>
          </table:table-cell>
          <table:table-cell office:value-type="float" office:value="2552" table:formula="of:=ROUND([.H647];0)" table:style-name="ce32">
            <text:p>2552</text:p>
          </table:table-cell>
          <table:table-cell office:value-type="float" office:value="39" table:formula="of:=FLOOR(([.I647]/64);1)" table:style-name="ce32">
            <text:p>3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25" table:style-name="ce32">
            <text:p>625</text:p>
          </table:table-cell>
          <table:table-cell office:value-type="float" office:value="2.01416015625" table:formula="of:=[.B648]*[.C$11]/[.C$12]" table:style-name="ce50">
            <text:p>2.014</text:p>
          </table:table-cell>
          <table:table-cell office:value-type="float" office:value="12.647787480376765" table:formula="of:=[.C648]/[.$E$10]" table:style-name="ce25">
            <text:p>12.648</text:p>
          </table:table-cell>
          <table:table-cell office:value-type="float" office:value="18.398344563035867" table:formula="of:=(10^([.D648]/10))" table:style-name="ce26">
            <text:p>18.3983</text:p>
          </table:table-cell>
          <table:table-cell office:value-type="float" office:value="39.924407701787828" table:formula="of:=[.E648]*[.C$16]" table:style-name="ce51">
            <text:p>39.92</text:p>
          </table:table-cell>
          <table:table-cell office:value-type="float" office:value="40" table:formula="of:=ROUND([.F648];0)" table:style-name="ce32">
            <text:p>40</text:p>
          </table:table-cell>
          <table:table-cell office:value-type="float" office:value="2563.9932983046788" table:formula="of:=[.E648]*[.$C$17]" table:style-name="ce51">
            <text:p>2563.99</text:p>
          </table:table-cell>
          <table:table-cell office:value-type="float" office:value="2564" table:formula="of:=ROUND([.H648];0)" table:style-name="ce32">
            <text:p>2564</text:p>
          </table:table-cell>
          <table:table-cell office:value-type="float" office:value="40" table:formula="of:=FLOOR(([.I648]/64);1)" table:style-name="ce32">
            <text:p>4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26" table:style-name="ce32">
            <text:p>626</text:p>
          </table:table-cell>
          <table:table-cell office:value-type="float" office:value="2.0173828124999997" table:formula="of:=[.B649]*[.C$11]/[.C$12]" table:style-name="ce50">
            <text:p>2.017</text:p>
          </table:table-cell>
          <table:table-cell office:value-type="float" office:value="12.668023940345368" table:formula="of:=[.C649]/[.$E$10]" table:style-name="ce25">
            <text:p>12.668</text:p>
          </table:table-cell>
          <table:table-cell office:value-type="float" office:value="18.484273847388184" table:formula="of:=(10^([.D649]/10))" table:style-name="ce26">
            <text:p>18.4843</text:p>
          </table:table-cell>
          <table:table-cell office:value-type="float" office:value="40.11087424883236" table:formula="of:=[.E649]*[.C$16]" table:style-name="ce51">
            <text:p>40.11</text:p>
          </table:table-cell>
          <table:table-cell office:value-type="float" office:value="40" table:formula="of:=ROUND([.F649];0)" table:style-name="ce32">
            <text:p>40</text:p>
          </table:table-cell>
          <table:table-cell office:value-type="float" office:value="2575.9684033720177" table:formula="of:=[.E649]*[.$C$17]" table:style-name="ce51">
            <text:p>2575.97</text:p>
          </table:table-cell>
          <table:table-cell office:value-type="float" office:value="2576" table:formula="of:=ROUND([.H649];0)" table:style-name="ce32">
            <text:p>2576</text:p>
          </table:table-cell>
          <table:table-cell office:value-type="float" office:value="40" table:formula="of:=FLOOR(([.I649]/64);1)" table:style-name="ce32">
            <text:p>4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27" table:style-name="ce32">
            <text:p>627</text:p>
          </table:table-cell>
          <table:table-cell office:value-type="float" office:value="2.0206054687499999" table:formula="of:=[.B650]*[.C$11]/[.C$12]" table:style-name="ce50">
            <text:p>2.021</text:p>
          </table:table-cell>
          <table:table-cell office:value-type="float" office:value="12.688260400313972" table:formula="of:=[.C650]/[.$E$10]" table:style-name="ce25">
            <text:p>12.688</text:p>
          </table:table-cell>
          <table:table-cell office:value-type="float" office:value="18.57060446360402" table:formula="of:=(10^([.D650]/10))" table:style-name="ce26">
            <text:p>18.5706</text:p>
          </table:table-cell>
          <table:table-cell office:value-type="float" office:value="40.298211686020721" table:formula="of:=[.E650]*[.C$16]" table:style-name="ce51">
            <text:p>40.30</text:p>
          </table:table-cell>
          <table:table-cell office:value-type="float" office:value="40" table:formula="of:=ROUND([.F650];0)" table:style-name="ce32">
            <text:p>40</text:p>
          </table:table-cell>
          <table:table-cell office:value-type="float" office:value="2587.9994380478565" table:formula="of:=[.E650]*[.$C$17]" table:style-name="ce51">
            <text:p>2588.00</text:p>
          </table:table-cell>
          <table:table-cell office:value-type="float" office:value="2588" table:formula="of:=ROUND([.H650];0)" table:style-name="ce32">
            <text:p>2588</text:p>
          </table:table-cell>
          <table:table-cell office:value-type="float" office:value="40" table:formula="of:=FLOOR(([.I650]/64);1)" table:style-name="ce32">
            <text:p>4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28" table:style-name="ce32">
            <text:p>628</text:p>
          </table:table-cell>
          <table:table-cell office:value-type="float" office:value="2.0238281250000001" table:formula="of:=[.B651]*[.C$11]/[.C$12]" table:style-name="ce50">
            <text:p>2.024</text:p>
          </table:table-cell>
          <table:table-cell office:value-type="float" office:value="12.708496860282574" table:formula="of:=[.C651]/[.$E$10]" table:style-name="ce25">
            <text:p>12.708</text:p>
          </table:table-cell>
          <table:table-cell office:value-type="float" office:value="18.657338286099847" table:formula="of:=(10^([.D651]/10))" table:style-name="ce26">
            <text:p>18.6573</text:p>
          </table:table-cell>
          <table:table-cell office:value-type="float" office:value="40.48642408083667" table:formula="of:=[.E651]*[.C$16]" table:style-name="ce51">
            <text:p>40.49</text:p>
          </table:table-cell>
          <table:table-cell office:value-type="float" office:value="40" table:formula="of:=ROUND([.F651];0)" table:style-name="ce32">
            <text:p>40</text:p>
          </table:table-cell>
          <table:table-cell office:value-type="float" office:value="2600.0866635508751" table:formula="of:=[.E651]*[.$C$17]" table:style-name="ce51">
            <text:p>2600.09</text:p>
          </table:table-cell>
          <table:table-cell office:value-type="float" office:value="2600" table:formula="of:=ROUND([.H651];0)" table:style-name="ce32">
            <text:p>2600</text:p>
          </table:table-cell>
          <table:table-cell office:value-type="float" office:value="40" table:formula="of:=FLOOR(([.I651]/64);1)" table:style-name="ce32">
            <text:p>4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29" table:style-name="ce32">
            <text:p>629</text:p>
          </table:table-cell>
          <table:table-cell office:value-type="float" office:value="2.0270507812499998" table:formula="of:=[.B652]*[.C$11]/[.C$12]" table:style-name="ce50">
            <text:p>2.027</text:p>
          </table:table-cell>
          <table:table-cell office:value-type="float" office:value="12.728733320251177" table:formula="of:=[.C652]/[.$E$10]" table:style-name="ce25">
            <text:p>12.729</text:p>
          </table:table-cell>
          <table:table-cell office:value-type="float" office:value="18.74447719804655" table:formula="of:=(10^([.D652]/10))" table:style-name="ce26">
            <text:p>18.7445</text:p>
          </table:table-cell>
          <table:table-cell office:value-type="float" office:value="40.675515519761014" table:formula="of:=[.E652]*[.C$16]" table:style-name="ce51">
            <text:p>40.68</text:p>
          </table:table-cell>
          <table:table-cell office:value-type="float" office:value="41" table:formula="of:=ROUND([.F652];0)" table:style-name="ce32">
            <text:p>41</text:p>
          </table:table-cell>
          <table:table-cell office:value-type="float" office:value="2612.2303423197673" table:formula="of:=[.E652]*[.$C$17]" table:style-name="ce51">
            <text:p>2612.23</text:p>
          </table:table-cell>
          <table:table-cell office:value-type="float" office:value="2612" table:formula="of:=ROUND([.H652];0)" table:style-name="ce32">
            <text:p>2612</text:p>
          </table:table-cell>
          <table:table-cell office:value-type="float" office:value="40" table:formula="of:=FLOOR(([.I652]/64);1)" table:style-name="ce32">
            <text:p>4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30" table:style-name="ce32">
            <text:p>630</text:p>
          </table:table-cell>
          <table:table-cell office:value-type="float" office:value="2.0302734375" table:formula="of:=[.B653]*[.C$11]/[.C$12]" table:style-name="ce50">
            <text:p>2.030</text:p>
          </table:table-cell>
          <table:table-cell office:value-type="float" office:value="12.748969780219779" table:formula="of:=[.C653]/[.$E$10]" table:style-name="ce25">
            <text:p>12.749</text:p>
          </table:table-cell>
          <table:table-cell office:value-type="float" office:value="18.83202309141036" table:formula="of:=(10^([.D653]/10))" table:style-name="ce26">
            <text:p>18.8320</text:p>
          </table:table-cell>
          <table:table-cell office:value-type="float" office:value="40.865490108360483" table:formula="of:=[.E653]*[.C$16]" table:style-name="ce51">
            <text:p>40.87</text:p>
          </table:table-cell>
          <table:table-cell office:value-type="float" office:value="41" table:formula="of:=ROUND([.F653];0)" table:style-name="ce32">
            <text:p>41</text:p>
          </table:table-cell>
          <table:table-cell office:value-type="float" office:value="2624.430738018948" table:formula="of:=[.E653]*[.$C$17]" table:style-name="ce51">
            <text:p>2624.43</text:p>
          </table:table-cell>
          <table:table-cell office:value-type="float" office:value="2624" table:formula="of:=ROUND([.H653];0)" table:style-name="ce32">
            <text:p>2624</text:p>
          </table:table-cell>
          <table:table-cell office:value-type="float" office:value="41" table:formula="of:=FLOOR(([.I653]/64);1)" table:style-name="ce32">
            <text:p>4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31" table:style-name="ce32">
            <text:p>631</text:p>
          </table:table-cell>
          <table:table-cell office:value-type="float" office:value="2.0334960937499997" table:formula="of:=[.B654]*[.C$11]/[.C$12]" table:style-name="ce50">
            <text:p>2.033</text:p>
          </table:table-cell>
          <table:table-cell office:value-type="float" office:value="12.769206240188382" table:formula="of:=[.C654]/[.$E$10]" table:style-name="ce25">
            <text:p>12.769</text:p>
          </table:table-cell>
          <table:table-cell office:value-type="float" office:value="18.919977866993943" table:formula="of:=(10^([.D654]/10))" table:style-name="ce26">
            <text:p>18.9200</text:p>
          </table:table-cell>
          <table:table-cell office:value-type="float" office:value="41.056351971376856" table:formula="of:=[.E654]*[.C$16]" table:style-name="ce51">
            <text:p>41.06</text:p>
          </table:table-cell>
          <table:table-cell office:value-type="float" office:value="41" table:formula="of:=ROUND([.F654];0)" table:style-name="ce32">
            <text:p>41</text:p>
          </table:table-cell>
          <table:table-cell office:value-type="float" office:value="2636.6881155442761" table:formula="of:=[.E654]*[.$C$17]" table:style-name="ce51">
            <text:p>2636.69</text:p>
          </table:table-cell>
          <table:table-cell office:value-type="float" office:value="2637" table:formula="of:=ROUND([.H654];0)" table:style-name="ce32">
            <text:p>2637</text:p>
          </table:table-cell>
          <table:table-cell office:value-type="float" office:value="41" table:formula="of:=FLOOR(([.I654]/64);1)" table:style-name="ce32">
            <text:p>4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32" table:style-name="ce32">
            <text:p>632</text:p>
          </table:table-cell>
          <table:table-cell office:value-type="float" office:value="2.0367187499999999" table:formula="of:=[.B655]*[.C$11]/[.C$12]" table:style-name="ce50">
            <text:p>2.037</text:p>
          </table:table-cell>
          <table:table-cell office:value-type="float" office:value="12.789442700156986" table:formula="of:=[.C655]/[.$E$10]" table:style-name="ce25">
            <text:p>12.789</text:p>
          </table:table-cell>
          <table:table-cell office:value-type="float" office:value="19.008343434477588" table:formula="of:=(10^([.D655]/10))" table:style-name="ce26">
            <text:p>19.0083</text:p>
          </table:table-cell>
          <table:table-cell office:value-type="float" office:value="41.248105252816366" table:formula="of:=[.E655]*[.C$16]" table:style-name="ce51">
            <text:p>41.25</text:p>
          </table:table-cell>
          <table:table-cell office:value-type="float" office:value="41" table:formula="of:=ROUND([.F655];0)" table:style-name="ce32">
            <text:p>41</text:p>
          </table:table-cell>
          <table:table-cell office:value-type="float" office:value="2649.0027410287971" table:formula="of:=[.E655]*[.$C$17]" table:style-name="ce51">
            <text:p>2649.00</text:p>
          </table:table-cell>
          <table:table-cell office:value-type="float" office:value="2649" table:formula="of:=ROUND([.H655];0)" table:style-name="ce32">
            <text:p>2649</text:p>
          </table:table-cell>
          <table:table-cell office:value-type="float" office:value="41" table:formula="of:=FLOOR(([.I655]/64);1)" table:style-name="ce32">
            <text:p>4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33" table:style-name="ce32">
            <text:p>633</text:p>
          </table:table-cell>
          <table:table-cell office:value-type="float" office:value="2.0399414062500001" table:formula="of:=[.B656]*[.C$11]/[.C$12]" table:style-name="ce50">
            <text:p>2.040</text:p>
          </table:table-cell>
          <table:table-cell office:value-type="float" office:value="12.809679160125588" table:formula="of:=[.C656]/[.$E$10]" table:style-name="ce25">
            <text:p>12.810</text:p>
          </table:table-cell>
          <table:table-cell office:value-type="float" office:value="19.09712171246078" table:formula="of:=(10^([.D656]/10))" table:style-name="ce26">
            <text:p>19.0971</text:p>
          </table:table-cell>
          <table:table-cell office:value-type="float" office:value="41.440754116039891" table:formula="of:=[.E656]*[.C$16]" table:style-name="ce51">
            <text:p>41.44</text:p>
          </table:table-cell>
          <table:table-cell office:value-type="float" office:value="41" table:formula="of:=ROUND([.F656];0)" table:style-name="ce32">
            <text:p>41</text:p>
          </table:table-cell>
          <table:table-cell office:value-type="float" office:value="2661.3748818485346" table:formula="of:=[.E656]*[.$C$17]" table:style-name="ce51">
            <text:p>2661.37</text:p>
          </table:table-cell>
          <table:table-cell office:value-type="float" office:value="2661" table:formula="of:=ROUND([.H656];0)" table:style-name="ce32">
            <text:p>2661</text:p>
          </table:table-cell>
          <table:table-cell office:value-type="float" office:value="41" table:formula="of:=FLOOR(([.I656]/64);1)" table:style-name="ce32">
            <text:p>4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34" table:style-name="ce32">
            <text:p>634</text:p>
          </table:table-cell>
          <table:table-cell office:value-type="float" office:value="2.0431640624999998" table:formula="of:=[.B657]*[.C$11]/[.C$12]" table:style-name="ce50">
            <text:p>2.043</text:p>
          </table:table-cell>
          <table:table-cell office:value-type="float" office:value="12.829915620094191" table:formula="of:=[.C657]/[.$E$10]" table:style-name="ce25">
            <text:p>12.830</text:p>
          </table:table-cell>
          <table:table-cell office:value-type="float" office:value="19.186314628503752" table:formula="of:=(10^([.D657]/10))" table:style-name="ce26">
            <text:p>19.1863</text:p>
          </table:table-cell>
          <table:table-cell office:value-type="float" office:value="41.634302743853141" table:formula="of:=[.E657]*[.C$16]" table:style-name="ce51">
            <text:p>41.63</text:p>
          </table:table-cell>
          <table:table-cell office:value-type="float" office:value="42" table:formula="of:=ROUND([.F657];0)" table:style-name="ce32">
            <text:p>42</text:p>
          </table:table-cell>
          <table:table-cell office:value-type="float" office:value="2673.8048066282831" table:formula="of:=[.E657]*[.$C$17]" table:style-name="ce51">
            <text:p>2673.80</text:p>
          </table:table-cell>
          <table:table-cell office:value-type="float" office:value="2674" table:formula="of:=ROUND([.H657];0)" table:style-name="ce32">
            <text:p>2674</text:p>
          </table:table-cell>
          <table:table-cell office:value-type="float" office:value="41" table:formula="of:=FLOOR(([.I657]/64);1)" table:style-name="ce32">
            <text:p>4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35" table:style-name="ce32">
            <text:p>635</text:p>
          </table:table-cell>
          <table:table-cell office:value-type="float" office:value="2.04638671875" table:formula="of:=[.B658]*[.C$11]/[.C$12]" table:style-name="ce50">
            <text:p>2.046</text:p>
          </table:table-cell>
          <table:table-cell office:value-type="float" office:value="12.850152080062793" table:formula="of:=[.C658]/[.$E$10]" table:style-name="ce25">
            <text:p>12.850</text:p>
          </table:table-cell>
          <table:table-cell office:value-type="float" office:value="19.275924119169446" table:formula="of:=(10^([.D658]/10))" table:style-name="ce26">
            <text:p>19.2759</text:p>
          </table:table-cell>
          <table:table-cell office:value-type="float" office:value="41.828755338597695" table:formula="of:=[.E658]*[.C$16]" table:style-name="ce51">
            <text:p>41.83</text:p>
          </table:table-cell>
          <table:table-cell office:value-type="float" office:value="42" table:formula="of:=ROUND([.F658];0)" table:style-name="ce32">
            <text:p>42</text:p>
          </table:table-cell>
          <table:table-cell office:value-type="float" office:value="2686.292785247454" table:formula="of:=[.E658]*[.$C$17]" table:style-name="ce51">
            <text:p>2686.29</text:p>
          </table:table-cell>
          <table:table-cell office:value-type="float" office:value="2686" table:formula="of:=ROUND([.H658];0)" table:style-name="ce32">
            <text:p>2686</text:p>
          </table:table-cell>
          <table:table-cell office:value-type="float" office:value="41" table:formula="of:=FLOOR(([.I658]/64);1)" table:style-name="ce32">
            <text:p>4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36" table:style-name="ce32">
            <text:p>636</text:p>
          </table:table-cell>
          <table:table-cell office:value-type="float" office:value="2.0496093749999997" table:formula="of:=[.B659]*[.C$11]/[.C$12]" table:style-name="ce50">
            <text:p>2.050</text:p>
          </table:table-cell>
          <table:table-cell office:value-type="float" office:value="12.870388540031396" table:formula="of:=[.C659]/[.$E$10]" table:style-name="ce25">
            <text:p>12.870</text:p>
          </table:table-cell>
          <table:table-cell office:value-type="float" office:value="19.36595213006547" table:formula="of:=(10^([.D659]/10))" table:style-name="ce26">
            <text:p>19.3660</text:p>
          </table:table-cell>
          <table:table-cell office:value-type="float" office:value="42.02411612224207" table:formula="of:=[.E659]*[.C$16]" table:style-name="ce51">
            <text:p>42.02</text:p>
          </table:table-cell>
          <table:table-cell office:value-type="float" office:value="42" table:formula="of:=ROUND([.F659];0)" table:style-name="ce32">
            <text:p>42</text:p>
          </table:table-cell>
          <table:table-cell office:value-type="float" office:value="2698.8390888459239" table:formula="of:=[.E659]*[.$C$17]" table:style-name="ce51">
            <text:p>2698.84</text:p>
          </table:table-cell>
          <table:table-cell office:value-type="float" office:value="2699" table:formula="of:=ROUND([.H659];0)" table:style-name="ce32">
            <text:p>2699</text:p>
          </table:table-cell>
          <table:table-cell office:value-type="float" office:value="42" table:formula="of:=FLOOR(([.I659]/64);1)" table:style-name="ce32">
            <text:p>4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37" table:style-name="ce32">
            <text:p>637</text:p>
          </table:table-cell>
          <table:table-cell office:value-type="float" office:value="2.0528320312499999" table:formula="of:=[.B660]*[.C$11]/[.C$12]" table:style-name="ce50">
            <text:p>2.053</text:p>
          </table:table-cell>
          <table:table-cell office:value-type="float" office:value="12.890625" table:formula="of:=[.C660]/[.$E$10]" table:style-name="ce25">
            <text:p>12.891</text:p>
          </table:table-cell>
          <table:table-cell office:value-type="float" office:value="19.456400615886359" table:formula="of:=(10^([.D660]/10))" table:style-name="ce26">
            <text:p>19.4564</text:p>
          </table:table-cell>
          <table:table-cell office:value-type="float" office:value="42.220389336473396" table:formula="of:=[.E660]*[.C$16]" table:style-name="ce51">
            <text:p>42.22</text:p>
          </table:table-cell>
          <table:table-cell office:value-type="float" office:value="42" table:formula="of:=ROUND([.F660];0)" table:style-name="ce32">
            <text:p>42</text:p>
          </table:table-cell>
          <table:table-cell office:value-type="float" office:value="2711.4439898299233" table:formula="of:=[.E660]*[.$C$17]" table:style-name="ce51">
            <text:p>2711.44</text:p>
          </table:table-cell>
          <table:table-cell office:value-type="float" office:value="2711" table:formula="of:=ROUND([.H660];0)" table:style-name="ce32">
            <text:p>2711</text:p>
          </table:table-cell>
          <table:table-cell office:value-type="float" office:value="42" table:formula="of:=FLOOR(([.I660]/64);1)" table:style-name="ce32">
            <text:p>4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38" table:style-name="ce32">
            <text:p>638</text:p>
          </table:table-cell>
          <table:table-cell office:value-type="float" office:value="2.0560546875000001" table:formula="of:=[.B661]*[.C$11]/[.C$12]" table:style-name="ce50">
            <text:p>2.056</text:p>
          </table:table-cell>
          <table:table-cell office:value-type="float" office:value="12.910861459968602" table:formula="of:=[.C661]/[.$E$10]" table:style-name="ce25">
            <text:p>12.911</text:p>
          </table:table-cell>
          <table:table-cell office:value-type="float" office:value="19.547271540456066" table:formula="of:=(10^([.D661]/10))" table:style-name="ce26">
            <text:p>19.5473</text:p>
          </table:table-cell>
          <table:table-cell office:value-type="float" office:value="42.417579242789664" table:formula="of:=[.E661]*[.C$16]" table:style-name="ce51">
            <text:p>42.42</text:p>
          </table:table-cell>
          <table:table-cell office:value-type="float" office:value="42" table:formula="of:=ROUND([.F661];0)" table:style-name="ce32">
            <text:p>42</text:p>
          </table:table-cell>
          <table:table-cell office:value-type="float" office:value="2724.1077618779577" table:formula="of:=[.E661]*[.$C$17]" table:style-name="ce51">
            <text:p>2724.11</text:p>
          </table:table-cell>
          <table:table-cell office:value-type="float" office:value="2724" table:formula="of:=ROUND([.H661];0)" table:style-name="ce32">
            <text:p>2724</text:p>
          </table:table-cell>
          <table:table-cell office:value-type="float" office:value="42" table:formula="of:=FLOOR(([.I661]/64);1)" table:style-name="ce32">
            <text:p>4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39" table:style-name="ce32">
            <text:p>639</text:p>
          </table:table-cell>
          <table:table-cell office:value-type="float" office:value="2.0592773437499998" table:formula="of:=[.B662]*[.C$11]/[.C$12]" table:style-name="ce50">
            <text:p>2.059</text:p>
          </table:table-cell>
          <table:table-cell office:value-type="float" office:value="12.931097919937205" table:formula="of:=[.C662]/[.$E$10]" table:style-name="ce25">
            <text:p>12.931</text:p>
          </table:table-cell>
          <table:table-cell office:value-type="float" office:value="19.638566876770515" table:formula="of:=(10^([.D662]/10))" table:style-name="ce26">
            <text:p>19.6386</text:p>
          </table:table-cell>
          <table:table-cell office:value-type="float" office:value="42.615690122592014" table:formula="of:=[.E662]*[.C$16]" table:style-name="ce51">
            <text:p>42.62</text:p>
          </table:table-cell>
          <table:table-cell office:value-type="float" office:value="43" table:formula="of:=ROUND([.F662];0)" table:style-name="ce32">
            <text:p>43</text:p>
          </table:table-cell>
          <table:table-cell office:value-type="float" office:value="2736.8306799467391" table:formula="of:=[.E662]*[.$C$17]" table:style-name="ce51">
            <text:p>2736.83</text:p>
          </table:table-cell>
          <table:table-cell office:value-type="float" office:value="2737" table:formula="of:=ROUND([.H662];0)" table:style-name="ce32">
            <text:p>2737</text:p>
          </table:table-cell>
          <table:table-cell office:value-type="float" office:value="42" table:formula="of:=FLOOR(([.I662]/64);1)" table:style-name="ce32">
            <text:p>4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40" table:style-name="ce32">
            <text:p>640</text:p>
          </table:table-cell>
          <table:table-cell office:value-type="float" office:value="2.0625" table:formula="of:=[.B663]*[.C$11]/[.C$12]" table:style-name="ce50">
            <text:p>2.063</text:p>
          </table:table-cell>
          <table:table-cell office:value-type="float" office:value="12.951334379905807" table:formula="of:=[.C663]/[.$E$10]" table:style-name="ce25">
            <text:p>12.951</text:p>
          </table:table-cell>
          <table:table-cell office:value-type="float" office:value="19.730288607040553" table:formula="of:=(10^([.D663]/10))" table:style-name="ce26">
            <text:p>19.7303</text:p>
          </table:table-cell>
          <table:table-cell office:value-type="float" office:value="42.814726277277998" table:formula="of:=[.E663]*[.C$16]" table:style-name="ce51">
            <text:p>42.81</text:p>
          </table:table-cell>
          <table:table-cell office:value-type="float" office:value="43" table:formula="of:=ROUND([.F663];0)" table:style-name="ce32">
            <text:p>43</text:p>
          </table:table-cell>
          <table:table-cell office:value-type="float" office:value="2749.6130202771719" table:formula="of:=[.E663]*[.$C$17]" table:style-name="ce51">
            <text:p>2749.61</text:p>
          </table:table-cell>
          <table:table-cell office:value-type="float" office:value="2750" table:formula="of:=ROUND([.H663];0)" table:style-name="ce32">
            <text:p>2750</text:p>
          </table:table-cell>
          <table:table-cell office:value-type="float" office:value="42" table:formula="of:=FLOOR(([.I663]/64);1)" table:style-name="ce32">
            <text:p>4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41" table:style-name="ce32">
            <text:p>641</text:p>
          </table:table-cell>
          <table:table-cell office:value-type="float" office:value="2.0657226562499997" table:formula="of:=[.B664]*[.C$11]/[.C$12]" table:style-name="ce50">
            <text:p>2.066</text:p>
          </table:table-cell>
          <table:table-cell office:value-type="float" office:value="12.97157083987441" table:formula="of:=[.C664]/[.$E$10]" table:style-name="ce25">
            <text:p>12.972</text:p>
          </table:table-cell>
          <table:table-cell office:value-type="float" office:value="19.822438722734855" table:formula="of:=(10^([.D664]/10))" table:style-name="ce26">
            <text:p>19.8224</text:p>
          </table:table-cell>
          <table:table-cell office:value-type="float" office:value="43.014692028334636" table:formula="of:=[.E664]*[.C$16]" table:style-name="ce51">
            <text:p>43.01</text:p>
          </table:table-cell>
          <table:table-cell office:value-type="float" office:value="43" table:formula="of:=ROUND([.F664];0)" table:style-name="ce32">
            <text:p>43</text:p>
          </table:table-cell>
          <table:table-cell office:value-type="float" office:value="2762.4550604003298" table:formula="of:=[.E664]*[.$C$17]" table:style-name="ce51">
            <text:p>2762.46</text:p>
          </table:table-cell>
          <table:table-cell office:value-type="float" office:value="2762" table:formula="of:=ROUND([.H664];0)" table:style-name="ce32">
            <text:p>2762</text:p>
          </table:table-cell>
          <table:table-cell office:value-type="float" office:value="43" table:formula="of:=FLOOR(([.I664]/64);1)" table:style-name="ce32">
            <text:p>4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42" table:style-name="ce32">
            <text:p>642</text:p>
          </table:table-cell>
          <table:table-cell office:value-type="float" office:value="2.0689453124999999" table:formula="of:=[.B665]*[.C$11]/[.C$12]" table:style-name="ce50">
            <text:p>2.069</text:p>
          </table:table-cell>
          <table:table-cell office:value-type="float" office:value="12.991807299843014" table:formula="of:=[.C665]/[.$E$10]" table:style-name="ce25">
            <text:p>12.992</text:p>
          </table:table-cell>
          <table:table-cell office:value-type="float" office:value="19.915019224623293" table:formula="of:=(10^([.D665]/10))" table:style-name="ce26">
            <text:p>19.9150</text:p>
          </table:table-cell>
          <table:table-cell office:value-type="float" office:value="43.215591717432545" table:formula="of:=[.E665]*[.C$16]" table:style-name="ce51">
            <text:p>43.22</text:p>
          </table:table-cell>
          <table:table-cell office:value-type="float" office:value="43" table:formula="of:=ROUND([.F665];0)" table:style-name="ce32">
            <text:p>43</text:p>
          </table:table-cell>
          <table:table-cell office:value-type="float" office:value="2775.3570791435022" table:formula="of:=[.E665]*[.$C$17]" table:style-name="ce51">
            <text:p>2775.36</text:p>
          </table:table-cell>
          <table:table-cell office:value-type="float" office:value="2775" table:formula="of:=ROUND([.H665];0)" table:style-name="ce32">
            <text:p>2775</text:p>
          </table:table-cell>
          <table:table-cell office:value-type="float" office:value="43" table:formula="of:=FLOOR(([.I665]/64);1)" table:style-name="ce32">
            <text:p>4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43" table:style-name="ce32">
            <text:p>643</text:p>
          </table:table-cell>
          <table:table-cell office:value-type="float" office:value="2.0721679687500001" table:formula="of:=[.B666]*[.C$11]/[.C$12]" table:style-name="ce50">
            <text:p>2.072</text:p>
          </table:table-cell>
          <table:table-cell office:value-type="float" office:value="13.012043759811617" table:formula="of:=[.C666]/[.$E$10]" table:style-name="ce25">
            <text:p>13.012</text:p>
          </table:table-cell>
          <table:table-cell office:value-type="float" office:value="20.008032122820257" table:formula="of:=(10^([.D666]/10))" table:style-name="ce26">
            <text:p>20.0080</text:p>
          </table:table-cell>
          <table:table-cell office:value-type="float" office:value="43.417429706519954" table:formula="of:=[.E666]*[.C$16]" table:style-name="ce51">
            <text:p>43.42</text:p>
          </table:table-cell>
          <table:table-cell office:value-type="float" office:value="43" table:formula="of:=ROUND([.F666];0)" table:style-name="ce32">
            <text:p>43</text:p>
          </table:table-cell>
          <table:table-cell office:value-type="float" office:value="2788.3193566362311" table:formula="of:=[.E666]*[.$C$17]" table:style-name="ce51">
            <text:p>2788.32</text:p>
          </table:table-cell>
          <table:table-cell office:value-type="float" office:value="2788" table:formula="of:=ROUND([.H666];0)" table:style-name="ce32">
            <text:p>2788</text:p>
          </table:table-cell>
          <table:table-cell office:value-type="float" office:value="43" table:formula="of:=FLOOR(([.I666]/64);1)" table:style-name="ce32">
            <text:p>4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44" table:style-name="ce32">
            <text:p>644</text:p>
          </table:table-cell>
          <table:table-cell office:value-type="float" office:value="2.0753906249999998" table:formula="of:=[.B667]*[.C$11]/[.C$12]" table:style-name="ce50">
            <text:p>2.075</text:p>
          </table:table-cell>
          <table:table-cell office:value-type="float" office:value="13.032280219780219" table:formula="of:=[.C667]/[.$E$10]" table:style-name="ce25">
            <text:p>13.032</text:p>
          </table:table-cell>
          <table:table-cell office:value-type="float" office:value="20.101479436828399" table:formula="of:=(10^([.D667]/10))" table:style-name="ce26">
            <text:p>20.1015</text:p>
          </table:table-cell>
          <table:table-cell office:value-type="float" office:value="43.620210377917623" table:formula="of:=[.E667]*[.C$16]" table:style-name="ce51">
            <text:p>43.62</text:p>
          </table:table-cell>
          <table:table-cell office:value-type="float" office:value="44" table:formula="of:=ROUND([.F667];0)" table:style-name="ce32">
            <text:p>44</text:p>
          </table:table-cell>
          <table:table-cell office:value-type="float" office:value="2801.3421743164058" table:formula="of:=[.E667]*[.$C$17]" table:style-name="ce51">
            <text:p>2801.34</text:p>
          </table:table-cell>
          <table:table-cell office:value-type="float" office:value="2801" table:formula="of:=ROUND([.H667];0)" table:style-name="ce32">
            <text:p>2801</text:p>
          </table:table-cell>
          <table:table-cell office:value-type="float" office:value="43" table:formula="of:=FLOOR(([.I667]/64);1)" table:style-name="ce32">
            <text:p>4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45" table:style-name="ce32">
            <text:p>645</text:p>
          </table:table-cell>
          <table:table-cell office:value-type="float" office:value="2.07861328125" table:formula="of:=[.B668]*[.C$11]/[.C$12]" table:style-name="ce50">
            <text:p>2.079</text:p>
          </table:table-cell>
          <table:table-cell office:value-type="float" office:value="13.052516679748823" table:formula="of:=[.C668]/[.$E$10]" table:style-name="ce25">
            <text:p>13.053</text:p>
          </table:table-cell>
          <table:table-cell office:value-type="float" office:value="20.195363195582424" table:formula="of:=(10^([.D668]/10))" table:style-name="ce26">
            <text:p>20.1954</text:p>
          </table:table-cell>
          <table:table-cell office:value-type="float" office:value="43.823938134413858" table:formula="of:=[.E668]*[.C$16]" table:style-name="ce51">
            <text:p>43.82</text:p>
          </table:table-cell>
          <table:table-cell office:value-type="float" office:value="44" table:formula="of:=ROUND([.F668];0)" table:style-name="ce32">
            <text:p>44</text:p>
          </table:table-cell>
          <table:table-cell office:value-type="float" office:value="2814.4258149363668" table:formula="of:=[.E668]*[.$C$17]" table:style-name="ce51">
            <text:p>2814.43</text:p>
          </table:table-cell>
          <table:table-cell office:value-type="float" office:value="2814" table:formula="of:=ROUND([.H668];0)" table:style-name="ce32">
            <text:p>2814</text:p>
          </table:table-cell>
          <table:table-cell office:value-type="float" office:value="43" table:formula="of:=FLOOR(([.I668]/64);1)" table:style-name="ce32">
            <text:p>4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46" table:style-name="ce32">
            <text:p>646</text:p>
          </table:table-cell>
          <table:table-cell office:value-type="float" office:value="2.0818359374999997" table:formula="of:=[.B669]*[.C$11]/[.C$12]" table:style-name="ce50">
            <text:p>2.082</text:p>
          </table:table-cell>
          <table:table-cell office:value-type="float" office:value="13.072753139717424" table:formula="of:=[.C669]/[.$E$10]" table:style-name="ce25">
            <text:p>13.073</text:p>
          </table:table-cell>
          <table:table-cell office:value-type="float" office:value="20.28968543749313" table:formula="of:=(10^([.D669]/10))" table:style-name="ce26">
            <text:p>20.2897</text:p>
          </table:table-cell>
          <table:table-cell office:value-type="float" office:value="44.028617399360094" table:formula="of:=[.E669]*[.C$16]" table:style-name="ce51">
            <text:p>44.03</text:p>
          </table:table-cell>
          <table:table-cell office:value-type="float" office:value="44" table:formula="of:=ROUND([.F669];0)" table:style-name="ce32">
            <text:p>44</text:p>
          </table:table-cell>
          <table:table-cell office:value-type="float" office:value="2827.570562569043" table:formula="of:=[.E669]*[.$C$17]" table:style-name="ce51">
            <text:p>2827.57</text:p>
          </table:table-cell>
          <table:table-cell office:value-type="float" office:value="2828" table:formula="of:=ROUND([.H669];0)" table:style-name="ce32">
            <text:p>2828</text:p>
          </table:table-cell>
          <table:table-cell office:value-type="float" office:value="44" table:formula="of:=FLOOR(([.I669]/64);1)" table:style-name="ce32">
            <text:p>4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47" table:style-name="ce32">
            <text:p>647</text:p>
          </table:table-cell>
          <table:table-cell office:value-type="float" office:value="2.0850585937499999" table:formula="of:=[.B670]*[.C$11]/[.C$12]" table:style-name="ce50">
            <text:p>2.085</text:p>
          </table:table-cell>
          <table:table-cell office:value-type="float" office:value="13.092989599686028" table:formula="of:=[.C670]/[.$E$10]" table:style-name="ce25">
            <text:p>13.093</text:p>
          </table:table-cell>
          <table:table-cell office:value-type="float" office:value="20.384448210491751" table:formula="of:=(10^([.D670]/10))" table:style-name="ce26">
            <text:p>20.3844</text:p>
          </table:table-cell>
          <table:table-cell office:value-type="float" office:value="44.234252616767101" table:formula="of:=[.E670]*[.C$16]" table:style-name="ce51">
            <text:p>44.23</text:p>
          </table:table-cell>
          <table:table-cell office:value-type="float" office:value="44" table:formula="of:=ROUND([.F670];0)" table:style-name="ce32">
            <text:p>44</text:p>
          </table:table-cell>
          <table:table-cell office:value-type="float" office:value="2840.7767026141305" table:formula="of:=[.E670]*[.$C$17]" table:style-name="ce51">
            <text:p>2840.78</text:p>
          </table:table-cell>
          <table:table-cell office:value-type="float" office:value="2841" table:formula="of:=ROUND([.H670];0)" table:style-name="ce32">
            <text:p>2841</text:p>
          </table:table-cell>
          <table:table-cell office:value-type="float" office:value="44" table:formula="of:=FLOOR(([.I670]/64);1)" table:style-name="ce32">
            <text:p>4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48" table:style-name="ce32">
            <text:p>648</text:p>
          </table:table-cell>
          <table:table-cell office:value-type="float" office:value="2.0882812500000001" table:formula="of:=[.B671]*[.C$11]/[.C$12]" table:style-name="ce50">
            <text:p>2.088</text:p>
          </table:table-cell>
          <table:table-cell office:value-type="float" office:value="13.113226059654631" table:formula="of:=[.C671]/[.$E$10]" table:style-name="ce25">
            <text:p>13.113</text:p>
          </table:table-cell>
          <table:table-cell office:value-type="float" office:value="20.479653572074309" table:formula="of:=(10^([.D671]/10))" table:style-name="ce26">
            <text:p>20.4797</text:p>
          </table:table-cell>
          <table:table-cell office:value-type="float" office:value="44.440848251401249" table:formula="of:=[.E671]*[.C$16]" table:style-name="ce51">
            <text:p>44.44</text:p>
          </table:table-cell>
          <table:table-cell office:value-type="float" office:value="44" table:formula="of:=ROUND([.F671];0)" table:style-name="ce32">
            <text:p>44</text:p>
          </table:table-cell>
          <table:table-cell office:value-type="float" office:value="2854.044521804276" table:formula="of:=[.E671]*[.$C$17]" table:style-name="ce51">
            <text:p>2854.04</text:p>
          </table:table-cell>
          <table:table-cell office:value-type="float" office:value="2854" table:formula="of:=ROUND([.H671];0)" table:style-name="ce32">
            <text:p>2854</text:p>
          </table:table-cell>
          <table:table-cell office:value-type="float" office:value="44" table:formula="of:=FLOOR(([.I671]/64);1)" table:style-name="ce32">
            <text:p>4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49" table:style-name="ce32">
            <text:p>649</text:p>
          </table:table-cell>
          <table:table-cell office:value-type="float" office:value="2.0915039062499998" table:formula="of:=[.B672]*[.C$11]/[.C$12]" table:style-name="ce50">
            <text:p>2.092</text:p>
          </table:table-cell>
          <table:table-cell office:value-type="float" office:value="13.133462519623233" table:formula="of:=[.C672]/[.$E$10]" table:style-name="ce25">
            <text:p>13.133</text:p>
          </table:table-cell>
          <table:table-cell office:value-type="float" office:value="20.575303589346358" table:formula="of:=(10^([.D672]/10))" table:style-name="ce26">
            <text:p>20.5753</text:p>
          </table:table-cell>
          <table:table-cell office:value-type="float" office:value="44.648408788881596" table:formula="of:=[.E672]*[.C$16]" table:style-name="ce51">
            <text:p>44.65</text:p>
          </table:table-cell>
          <table:table-cell office:value-type="float" office:value="45" table:formula="of:=ROUND([.F672];0)" table:style-name="ce32">
            <text:p>45</text:p>
          </table:table-cell>
          <table:table-cell office:value-type="float" office:value="2867.3743082113087" table:formula="of:=[.E672]*[.$C$17]" table:style-name="ce51">
            <text:p>2867.37</text:p>
          </table:table-cell>
          <table:table-cell office:value-type="float" office:value="2867" table:formula="of:=ROUND([.H672];0)" table:style-name="ce32">
            <text:p>2867</text:p>
          </table:table-cell>
          <table:table-cell office:value-type="float" office:value="44" table:formula="of:=FLOOR(([.I672]/64);1)" table:style-name="ce32">
            <text:p>4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50" table:style-name="ce32">
            <text:p>650</text:p>
          </table:table-cell>
          <table:table-cell office:value-type="float" office:value="2.0947265625" table:formula="of:=[.B673]*[.C$11]/[.C$12]" table:style-name="ce50">
            <text:p>2.095</text:p>
          </table:table-cell>
          <table:table-cell office:value-type="float" office:value="13.153698979591837" table:formula="of:=[.C673]/[.$E$10]" table:style-name="ce25">
            <text:p>13.154</text:p>
          </table:table-cell>
          <table:table-cell office:value-type="float" office:value="20.671400339067873" table:formula="of:=(10^([.D673]/10))" table:style-name="ce26">
            <text:p>20.6714</text:p>
          </table:table-cell>
          <table:table-cell office:value-type="float" office:value="44.856938735777284" table:formula="of:=[.E673]*[.C$16]" table:style-name="ce51">
            <text:p>44.86</text:p>
          </table:table-cell>
          <table:table-cell office:value-type="float" office:value="45" table:formula="of:=ROUND([.F673];0)" table:style-name="ce32">
            <text:p>45</text:p>
          </table:table-cell>
          <table:table-cell office:value-type="float" office:value="2880.7663512524991" table:formula="of:=[.E673]*[.$C$17]" table:style-name="ce51">
            <text:p>2880.77</text:p>
          </table:table-cell>
          <table:table-cell office:value-type="float" office:value="2881" table:formula="of:=ROUND([.H673];0)" table:style-name="ce32">
            <text:p>2881</text:p>
          </table:table-cell>
          <table:table-cell office:value-type="float" office:value="45" table:formula="of:=FLOOR(([.I673]/64);1)" table:style-name="ce32">
            <text:p>4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51" table:style-name="ce32">
            <text:p>651</text:p>
          </table:table-cell>
          <table:table-cell office:value-type="float" office:value="2.0979492187499997" table:formula="of:=[.B674]*[.C$11]/[.C$12]" table:style-name="ce50">
            <text:p>2.098</text:p>
          </table:table-cell>
          <table:table-cell office:value-type="float" office:value="13.173935439560438" table:formula="of:=[.C674]/[.$E$10]" table:style-name="ce25">
            <text:p>13.174</text:p>
          </table:table-cell>
          <table:table-cell office:value-type="float" office:value="20.767945907698255" table:formula="of:=(10^([.D674]/10))" table:style-name="ce26">
            <text:p>20.7679</text:p>
          </table:table-cell>
          <table:table-cell office:value-type="float" office:value="45.066442619705214" table:formula="of:=[.E674]*[.C$16]" table:style-name="ce51">
            <text:p>45.07</text:p>
          </table:table-cell>
          <table:table-cell office:value-type="float" office:value="45" table:formula="of:=ROUND([.F674];0)" table:style-name="ce32">
            <text:p>45</text:p>
          </table:table-cell>
          <table:table-cell office:value-type="float" office:value="2894.220941696829" table:formula="of:=[.E674]*[.$C$17]" table:style-name="ce51">
            <text:p>2894.22</text:p>
          </table:table-cell>
          <table:table-cell office:value-type="float" office:value="2894" table:formula="of:=ROUND([.H674];0)" table:style-name="ce32">
            <text:p>2894</text:p>
          </table:table-cell>
          <table:table-cell office:value-type="float" office:value="45" table:formula="of:=FLOOR(([.I674]/64);1)" table:style-name="ce32">
            <text:p>4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52" table:style-name="ce32">
            <text:p>652</text:p>
          </table:table-cell>
          <table:table-cell office:value-type="float" office:value="2.1011718749999999" table:formula="of:=[.B675]*[.C$11]/[.C$12]" table:style-name="ce50">
            <text:p>2.101</text:p>
          </table:table-cell>
          <table:table-cell office:value-type="float" office:value="13.194171899529042" table:formula="of:=[.C675]/[.$E$10]" table:style-name="ce25">
            <text:p>13.194</text:p>
          </table:table-cell>
          <table:table-cell office:value-type="float" office:value="20.864942391441762" table:formula="of:=(10^([.D675]/10))" table:style-name="ce26">
            <text:p>20.8649</text:p>
          </table:table-cell>
          <table:table-cell office:value-type="float" office:value="45.276924989428622" table:formula="of:=[.E675]*[.C$16]" table:style-name="ce51">
            <text:p>45.28</text:p>
          </table:table-cell>
          <table:table-cell office:value-type="float" office:value="45" table:formula="of:=ROUND([.F675];0)" table:style-name="ce32">
            <text:p>45</text:p>
          </table:table-cell>
          <table:table-cell office:value-type="float" office:value="2907.7383716713243" table:formula="of:=[.E675]*[.$C$17]" table:style-name="ce51">
            <text:p>2907.74</text:p>
          </table:table-cell>
          <table:table-cell office:value-type="float" office:value="2908" table:formula="of:=ROUND([.H675];0)" table:style-name="ce32">
            <text:p>2908</text:p>
          </table:table-cell>
          <table:table-cell office:value-type="float" office:value="45" table:formula="of:=FLOOR(([.I675]/64);1)" table:style-name="ce32">
            <text:p>4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53" table:style-name="ce32">
            <text:p>653</text:p>
          </table:table-cell>
          <table:table-cell office:value-type="float" office:value="2.1043945312500001" table:formula="of:=[.B676]*[.C$11]/[.C$12]" table:style-name="ce50">
            <text:p>2.104</text:p>
          </table:table-cell>
          <table:table-cell office:value-type="float" office:value="13.214408359497645" table:formula="of:=[.C676]/[.$E$10]" table:style-name="ce25">
            <text:p>13.214</text:p>
          </table:table-cell>
          <table:table-cell office:value-type="float" office:value="20.962391896292925" table:formula="of:=(10^([.D676]/10))" table:style-name="ce26">
            <text:p>20.9624</text:p>
          </table:table-cell>
          <table:table-cell office:value-type="float" office:value="45.488390414955646" table:formula="of:=[.E676]*[.C$16]" table:style-name="ce51">
            <text:p>45.49</text:p>
          </table:table-cell>
          <table:table-cell office:value-type="float" office:value="45" table:formula="of:=ROUND([.F676];0)" table:style-name="ce32">
            <text:p>45</text:p>
          </table:table-cell>
          <table:table-cell office:value-type="float" office:value="2921.3189346673821" table:formula="of:=[.E676]*[.$C$17]" table:style-name="ce51">
            <text:p>2921.32</text:p>
          </table:table-cell>
          <table:table-cell office:value-type="float" office:value="2921" table:formula="of:=ROUND([.H676];0)" table:style-name="ce32">
            <text:p>2921</text:p>
          </table:table-cell>
          <table:table-cell office:value-type="float" office:value="45" table:formula="of:=FLOOR(([.I676]/64);1)" table:style-name="ce32">
            <text:p>4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54" table:style-name="ce32">
            <text:p>654</text:p>
          </table:table-cell>
          <table:table-cell office:value-type="float" office:value="2.1076171874999998" table:formula="of:=[.B677]*[.C$11]/[.C$12]" table:style-name="ce50">
            <text:p>2.108</text:p>
          </table:table-cell>
          <table:table-cell office:value-type="float" office:value="13.234644819466247" table:formula="of:=[.C677]/[.$E$10]" table:style-name="ce25">
            <text:p>13.235</text:p>
          </table:table-cell>
          <table:table-cell office:value-type="float" office:value="21.060296538082277" table:formula="of:=(10^([.D677]/10))" table:style-name="ce26">
            <text:p>21.0603</text:p>
          </table:table-cell>
          <table:table-cell office:value-type="float" office:value="45.700843487638537" table:formula="of:=[.E677]*[.C$16]" table:style-name="ce51">
            <text:p>45.70</text:p>
          </table:table-cell>
          <table:table-cell office:value-type="float" office:value="46" table:formula="of:=ROUND([.F677];0)" table:style-name="ce32">
            <text:p>46</text:p>
          </table:table-cell>
          <table:table-cell office:value-type="float" office:value="2934.9629255471464" table:formula="of:=[.E677]*[.$C$17]" table:style-name="ce51">
            <text:p>2934.96</text:p>
          </table:table-cell>
          <table:table-cell office:value-type="float" office:value="2935" table:formula="of:=ROUND([.H677];0)" table:style-name="ce32">
            <text:p>2935</text:p>
          </table:table-cell>
          <table:table-cell office:value-type="float" office:value="45" table:formula="of:=FLOOR(([.I677]/64);1)" table:style-name="ce32">
            <text:p>4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55" table:style-name="ce32">
            <text:p>655</text:p>
          </table:table-cell>
          <table:table-cell office:value-type="float" office:value="2.11083984375" table:formula="of:=[.B678]*[.C$11]/[.C$12]" table:style-name="ce50">
            <text:p>2.111</text:p>
          </table:table-cell>
          <table:table-cell office:value-type="float" office:value="13.254881279434851" table:formula="of:=[.C678]/[.$E$10]" table:style-name="ce25">
            <text:p>13.255</text:p>
          </table:table-cell>
          <table:table-cell office:value-type="float" office:value="21.158658442522356" table:formula="of:=(10^([.D678]/10))" table:style-name="ce26">
            <text:p>21.1587</text:p>
          </table:table-cell>
          <table:table-cell office:value-type="float" office:value="45.914288820273512" table:formula="of:=[.E678]*[.C$16]" table:style-name="ce51">
            <text:p>45.91</text:p>
          </table:table-cell>
          <table:table-cell office:value-type="float" office:value="46" table:formula="of:=ROUND([.F678];0)" table:style-name="ce32">
            <text:p>46</text:p>
          </table:table-cell>
          <table:table-cell office:value-type="float" office:value="2948.6706405499158" table:formula="of:=[.E678]*[.$C$17]" table:style-name="ce51">
            <text:p>2948.67</text:p>
          </table:table-cell>
          <table:table-cell office:value-type="float" office:value="2949" table:formula="of:=ROUND([.H678];0)" table:style-name="ce32">
            <text:p>2949</text:p>
          </table:table-cell>
          <table:table-cell office:value-type="float" office:value="46" table:formula="of:=FLOOR(([.I678]/64);1)" table:style-name="ce32">
            <text:p>4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56" table:style-name="ce32">
            <text:p>656</text:p>
          </table:table-cell>
          <table:table-cell office:value-type="float" office:value="2.1140624999999997" table:formula="of:=[.B679]*[.C$11]/[.C$12]" table:style-name="ce50">
            <text:p>2.114</text:p>
          </table:table-cell>
          <table:table-cell office:value-type="float" office:value="13.275117739403452" table:formula="of:=[.C679]/[.$E$10]" table:style-name="ce25">
            <text:p>13.275</text:p>
          </table:table-cell>
          <table:table-cell office:value-type="float" office:value="21.257479745253775" table:formula="of:=(10^([.D679]/10))" table:style-name="ce26">
            <text:p>21.2575</text:p>
          </table:table-cell>
          <table:table-cell office:value-type="float" office:value="46.128731047200688" table:formula="of:=[.E679]*[.C$16]" table:style-name="ce51">
            <text:p>46.13</text:p>
          </table:table-cell>
          <table:table-cell office:value-type="float" office:value="46" table:formula="of:=ROUND([.F679];0)" table:style-name="ce32">
            <text:p>46</text:p>
          </table:table-cell>
          <table:table-cell office:value-type="float" office:value="2962.4423772985665" table:formula="of:=[.E679]*[.$C$17]" table:style-name="ce51">
            <text:p>2962.44</text:p>
          </table:table-cell>
          <table:table-cell office:value-type="float" office:value="2962" table:formula="of:=ROUND([.H679];0)" table:style-name="ce32">
            <text:p>2962</text:p>
          </table:table-cell>
          <table:table-cell office:value-type="float" office:value="46" table:formula="of:=FLOOR(([.I679]/64);1)" table:style-name="ce32">
            <text:p>4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57" table:style-name="ce32">
            <text:p>657</text:p>
          </table:table-cell>
          <table:table-cell office:value-type="float" office:value="2.1172851562499999" table:formula="of:=[.B680]*[.C$11]/[.C$12]" table:style-name="ce50">
            <text:p>2.117</text:p>
          </table:table-cell>
          <table:table-cell office:value-type="float" office:value="13.295354199372056" table:formula="of:=[.C680]/[.$E$10]" table:style-name="ce25">
            <text:p>13.295</text:p>
          </table:table-cell>
          <table:table-cell office:value-type="float" office:value="21.356762591891687" table:formula="of:=(10^([.D680]/10))" table:style-name="ce26">
            <text:p>21.3568</text:p>
          </table:table-cell>
          <table:table-cell office:value-type="float" office:value="46.344174824404959" table:formula="of:=[.E680]*[.C$16]" table:style-name="ce51">
            <text:p>46.34</text:p>
          </table:table-cell>
          <table:table-cell office:value-type="float" office:value="46" table:formula="of:=ROUND([.F680];0)" table:style-name="ce32">
            <text:p>46</text:p>
          </table:table-cell>
          <table:table-cell office:value-type="float" office:value="2976.2784348060259" table:formula="of:=[.E680]*[.$C$17]" table:style-name="ce51">
            <text:p>2976.28</text:p>
          </table:table-cell>
          <table:table-cell office:value-type="float" office:value="2976" table:formula="of:=ROUND([.H680];0)" table:style-name="ce32">
            <text:p>2976</text:p>
          </table:table-cell>
          <table:table-cell office:value-type="float" office:value="46" table:formula="of:=FLOOR(([.I680]/64);1)" table:style-name="ce32">
            <text:p>4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58" table:style-name="ce32">
            <text:p>658</text:p>
          </table:table-cell>
          <table:table-cell office:value-type="float" office:value="2.1205078125000001" table:formula="of:=[.B681]*[.C$11]/[.C$12]" table:style-name="ce50">
            <text:p>2.121</text:p>
          </table:table-cell>
          <table:table-cell office:value-type="float" office:value="13.315590659340661" table:formula="of:=[.C681]/[.$E$10]" table:style-name="ce25">
            <text:p>13.316</text:p>
          </table:table-cell>
          <table:table-cell office:value-type="float" office:value="21.456509138072306" table:formula="of:=(10^([.D681]/10))" table:style-name="ce26">
            <text:p>21.4565</text:p>
          </table:table-cell>
          <table:table-cell office:value-type="float" office:value="46.560624829616906" table:formula="of:=[.E681]*[.C$16]" table:style-name="ce51">
            <text:p>46.56</text:p>
          </table:table-cell>
          <table:table-cell office:value-type="float" office:value="47" table:formula="of:=ROUND([.F681];0)" table:style-name="ce32">
            <text:p>47</text:p>
          </table:table-cell>
          <table:table-cell office:value-type="float" office:value="2990.1791134817568" table:formula="of:=[.E681]*[.$C$17]" table:style-name="ce51">
            <text:p>2990.18</text:p>
          </table:table-cell>
          <table:table-cell office:value-type="float" office:value="2990" table:formula="of:=ROUND([.H681];0)" table:style-name="ce32">
            <text:p>2990</text:p>
          </table:table-cell>
          <table:table-cell office:value-type="float" office:value="46" table:formula="of:=FLOOR(([.I681]/64);1)" table:style-name="ce32">
            <text:p>4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59" table:style-name="ce32">
            <text:p>659</text:p>
          </table:table-cell>
          <table:table-cell office:value-type="float" office:value="2.1237304687499998" table:formula="of:=[.B682]*[.C$11]/[.C$12]" table:style-name="ce50">
            <text:p>2.124</text:p>
          </table:table-cell>
          <table:table-cell office:value-type="float" office:value="13.335827119309261" table:formula="of:=[.C682]/[.$E$10]" table:style-name="ce25">
            <text:p>13.336</text:p>
          </table:table-cell>
          <table:table-cell office:value-type="float" office:value="21.556721549499649" table:formula="of:=(10^([.D682]/10))" table:style-name="ce26">
            <text:p>21.5567</text:p>
          </table:table-cell>
          <table:table-cell office:value-type="float" office:value="46.778085762414236" table:formula="of:=[.E682]*[.C$16]" table:style-name="ce51">
            <text:p>46.78</text:p>
          </table:table-cell>
          <table:table-cell office:value-type="float" office:value="47" table:formula="of:=ROUND([.F682];0)" table:style-name="ce32">
            <text:p>47</text:p>
          </table:table-cell>
          <table:table-cell office:value-type="float" office:value="3004.1447151382713" table:formula="of:=[.E682]*[.$C$17]" table:style-name="ce51">
            <text:p>3004.14</text:p>
          </table:table-cell>
          <table:table-cell office:value-type="float" office:value="3004" table:formula="of:=ROUND([.H682];0)" table:style-name="ce32">
            <text:p>3004</text:p>
          </table:table-cell>
          <table:table-cell office:value-type="float" office:value="46" table:formula="of:=FLOOR(([.I682]/64);1)" table:style-name="ce32">
            <text:p>4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60" table:style-name="ce32">
            <text:p>660</text:p>
          </table:table-cell>
          <table:table-cell office:value-type="float" office:value="2.126953125" table:formula="of:=[.B683]*[.C$11]/[.C$12]" table:style-name="ce50">
            <text:p>2.127</text:p>
          </table:table-cell>
          <table:table-cell office:value-type="float" office:value="13.356063579277865" table:formula="of:=[.C683]/[.$E$10]" table:style-name="ce25">
            <text:p>13.356</text:p>
          </table:table-cell>
          <table:table-cell office:value-type="float" office:value="21.657402001992775" table:formula="of:=(10^([.D683]/10))" table:style-name="ce26">
            <text:p>21.6574</text:p>
          </table:table-cell>
          <table:table-cell office:value-type="float" office:value="46.996562344324317" table:formula="of:=[.E683]*[.C$16]" table:style-name="ce51">
            <text:p>47.00</text:p>
          </table:table-cell>
          <table:table-cell office:value-type="float" office:value="47" table:formula="of:=ROUND([.F683];0)" table:style-name="ce32">
            <text:p>47</text:p>
          </table:table-cell>
          <table:table-cell office:value-type="float" office:value="3018.1755429977134" table:formula="of:=[.E683]*[.$C$17]" table:style-name="ce51">
            <text:p>3018.18</text:p>
          </table:table-cell>
          <table:table-cell office:value-type="float" office:value="3018" table:formula="of:=ROUND([.H683];0)" table:style-name="ce32">
            <text:p>3018</text:p>
          </table:table-cell>
          <table:table-cell office:value-type="float" office:value="47" table:formula="of:=FLOOR(([.I683]/64);1)" table:style-name="ce32">
            <text:p>4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61" table:style-name="ce32">
            <text:p>661</text:p>
          </table:table-cell>
          <table:table-cell office:value-type="float" office:value="2.1301757812499997" table:formula="of:=[.B684]*[.C$11]/[.C$12]" table:style-name="ce50">
            <text:p>2.130</text:p>
          </table:table-cell>
          <table:table-cell office:value-type="float" office:value="13.376300039246466" table:formula="of:=[.C684]/[.$E$10]" table:style-name="ce25">
            <text:p>13.376</text:p>
          </table:table-cell>
          <table:table-cell office:value-type="float" office:value="21.758552681532731" table:formula="of:=(10^([.D684]/10))" table:style-name="ce26">
            <text:p>21.7586</text:p>
          </table:table-cell>
          <table:table-cell office:value-type="float" office:value="47.216059318926021" table:formula="of:=[.E684]*[.C$16]" table:style-name="ce51">
            <text:p>47.22</text:p>
          </table:table-cell>
          <table:table-cell office:value-type="float" office:value="47" table:formula="of:=ROUND([.F684];0)" table:style-name="ce32">
            <text:p>47</text:p>
          </table:table-cell>
          <table:table-cell office:value-type="float" office:value="3032.2719016984015" table:formula="of:=[.E684]*[.$C$17]" table:style-name="ce51">
            <text:p>3032.27</text:p>
          </table:table-cell>
          <table:table-cell office:value-type="float" office:value="3032" table:formula="of:=ROUND([.H684];0)" table:style-name="ce32">
            <text:p>3032</text:p>
          </table:table-cell>
          <table:table-cell office:value-type="float" office:value="47" table:formula="of:=FLOOR(([.I684]/64);1)" table:style-name="ce32">
            <text:p>4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62" table:style-name="ce32">
            <text:p>662</text:p>
          </table:table-cell>
          <table:table-cell office:value-type="float" office:value="2.1333984374999999" table:formula="of:=[.B685]*[.C$11]/[.C$12]" table:style-name="ce50">
            <text:p>2.133</text:p>
          </table:table-cell>
          <table:table-cell office:value-type="float" office:value="13.39653649921507" table:formula="of:=[.C685]/[.$E$10]" table:style-name="ce25">
            <text:p>13.397</text:p>
          </table:table-cell>
          <table:table-cell office:value-type="float" office:value="21.860175784310286" table:formula="of:=(10^([.D685]/10))" table:style-name="ce26">
            <text:p>21.8602</text:p>
          </table:table-cell>
          <table:table-cell office:value-type="float" office:value="47.436581451953316" table:formula="of:=[.E685]*[.C$16]" table:style-name="ce51">
            <text:p>47.44</text:p>
          </table:table-cell>
          <table:table-cell office:value-type="float" office:value="47" table:formula="of:=ROUND([.F685];0)" table:style-name="ce32">
            <text:p>47</text:p>
          </table:table-cell>
          <table:table-cell office:value-type="float" office:value="3046.4340973014819" table:formula="of:=[.E685]*[.$C$17]" table:style-name="ce51">
            <text:p>3046.43</text:p>
          </table:table-cell>
          <table:table-cell office:value-type="float" office:value="3046" table:formula="of:=ROUND([.H685];0)" table:style-name="ce32">
            <text:p>3046</text:p>
          </table:table-cell>
          <table:table-cell office:value-type="float" office:value="47" table:formula="of:=FLOOR(([.I685]/64);1)" table:style-name="ce32">
            <text:p>4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63" table:style-name="ce32">
            <text:p>663</text:p>
          </table:table-cell>
          <table:table-cell office:value-type="float" office:value="2.1366210937500001" table:formula="of:=[.B686]*[.C$11]/[.C$12]" table:style-name="ce50">
            <text:p>2.137</text:p>
          </table:table-cell>
          <table:table-cell office:value-type="float" office:value="13.416772959183675" table:formula="of:=[.C686]/[.$E$10]" table:style-name="ce25">
            <text:p>13.417</text:p>
          </table:table-cell>
          <table:table-cell office:value-type="float" office:value="21.962273516773426" table:formula="of:=(10^([.D686]/10))" table:style-name="ce26">
            <text:p>21.9623</text:p>
          </table:table-cell>
          <table:table-cell office:value-type="float" office:value="47.658133531398335" table:formula="of:=[.E686]*[.C$16]" table:style-name="ce51">
            <text:p>47.66</text:p>
          </table:table-cell>
          <table:table-cell office:value-type="float" office:value="48" table:formula="of:=ROUND([.F686];0)" table:style-name="ce32">
            <text:p>48</text:p>
          </table:table-cell>
          <table:table-cell office:value-type="float" office:value="3060.6624372975448" table:formula="of:=[.E686]*[.$C$17]" table:style-name="ce51">
            <text:p>3060.66</text:p>
          </table:table-cell>
          <table:table-cell office:value-type="float" office:value="3061" table:formula="of:=ROUND([.H686];0)" table:style-name="ce32">
            <text:p>3061</text:p>
          </table:table-cell>
          <table:table-cell office:value-type="float" office:value="47" table:formula="of:=FLOOR(([.I686]/64);1)" table:style-name="ce32">
            <text:p>4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64" table:style-name="ce32">
            <text:p>664</text:p>
          </table:table-cell>
          <table:table-cell office:value-type="float" office:value="2.1398437499999998" table:formula="of:=[.B687]*[.C$11]/[.C$12]" table:style-name="ce50">
            <text:p>2.140</text:p>
          </table:table-cell>
          <table:table-cell office:value-type="float" office:value="13.437009419152275" table:formula="of:=[.C687]/[.$E$10]" table:style-name="ce25">
            <text:p>13.437</text:p>
          </table:table-cell>
          <table:table-cell office:value-type="float" office:value="22.064848095675345" table:formula="of:=(10^([.D687]/10))" table:style-name="ce26">
            <text:p>22.0648</text:p>
          </table:table-cell>
          <table:table-cell office:value-type="float" office:value="47.880720367615496" table:formula="of:=[.E687]*[.C$16]" table:style-name="ce51">
            <text:p>47.88</text:p>
          </table:table-cell>
          <table:table-cell office:value-type="float" office:value="48" table:formula="of:=ROUND([.F687];0)" table:style-name="ce32">
            <text:p>48</text:p>
          </table:table-cell>
          <table:table-cell office:value-type="float" office:value="3074.9572306133164" table:formula="of:=[.E687]*[.$C$17]" table:style-name="ce51">
            <text:p>3074.96</text:p>
          </table:table-cell>
          <table:table-cell office:value-type="float" office:value="3075" table:formula="of:=ROUND([.H687];0)" table:style-name="ce32">
            <text:p>3075</text:p>
          </table:table-cell>
          <table:table-cell office:value-type="float" office:value="48" table:formula="of:=FLOOR(([.I687]/64);1)" table:style-name="ce32">
            <text:p>4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65" table:style-name="ce32">
            <text:p>665</text:p>
          </table:table-cell>
          <table:table-cell office:value-type="float" office:value="2.14306640625" table:formula="of:=[.B688]*[.C$11]/[.C$12]" table:style-name="ce50">
            <text:p>2.143</text:p>
          </table:table-cell>
          <table:table-cell office:value-type="float" office:value="13.45724587912088" table:formula="of:=[.C688]/[.$E$10]" table:style-name="ce25">
            <text:p>13.457</text:p>
          </table:table-cell>
          <table:table-cell office:value-type="float" office:value="22.16790174812261" table:formula="of:=(10^([.D688]/10))" table:style-name="ce26">
            <text:p>22.1679</text:p>
          </table:table-cell>
          <table:table-cell office:value-type="float" office:value="48.10434679342606" table:formula="of:=[.E688]*[.C$16]" table:style-name="ce51">
            <text:p>48.10</text:p>
          </table:table-cell>
          <table:table-cell office:value-type="float" office:value="48" table:formula="of:=ROUND([.F688];0)" table:style-name="ce32">
            <text:p>48</text:p>
          </table:table-cell>
          <table:table-cell office:value-type="float" office:value="3089.318787618367" table:formula="of:=[.E688]*[.$C$17]" table:style-name="ce51">
            <text:p>3089.32</text:p>
          </table:table-cell>
          <table:table-cell office:value-type="float" office:value="3089" table:formula="of:=ROUND([.H688];0)" table:style-name="ce32">
            <text:p>3089</text:p>
          </table:table-cell>
          <table:table-cell office:value-type="float" office:value="48" table:formula="of:=FLOOR(([.I688]/64);1)" table:style-name="ce32">
            <text:p>4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66" table:style-name="ce32">
            <text:p>666</text:p>
          </table:table-cell>
          <table:table-cell office:value-type="float" office:value="2.1462890624999997" table:formula="of:=[.B689]*[.C$11]/[.C$12]" table:style-name="ce50">
            <text:p>2.146</text:p>
          </table:table-cell>
          <table:table-cell office:value-type="float" office:value="13.47748233908948" table:formula="of:=[.C689]/[.$E$10]" table:style-name="ce25">
            <text:p>13.477</text:p>
          </table:table-cell>
          <table:table-cell office:value-type="float" office:value="22.271436711623359" table:formula="of:=(10^([.D689]/10))" table:style-name="ce26">
            <text:p>22.2714</text:p>
          </table:table-cell>
          <table:table-cell office:value-type="float" office:value="48.32901766422269" table:formula="of:=[.E689]*[.C$16]" table:style-name="ce51">
            <text:p>48.33</text:p>
          </table:table-cell>
          <table:table-cell office:value-type="float" office:value="48" table:formula="of:=ROUND([.F689];0)" table:style-name="ce32">
            <text:p>48</text:p>
          </table:table-cell>
          <table:table-cell office:value-type="float" office:value="3103.7474201318314" table:formula="of:=[.E689]*[.$C$17]" table:style-name="ce51">
            <text:p>3103.75</text:p>
          </table:table-cell>
          <table:table-cell office:value-type="float" office:value="3104" table:formula="of:=ROUND([.H689];0)" table:style-name="ce32">
            <text:p>3104</text:p>
          </table:table-cell>
          <table:table-cell office:value-type="float" office:value="48" table:formula="of:=FLOOR(([.I689]/64);1)" table:style-name="ce32">
            <text:p>4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67" table:style-name="ce32">
            <text:p>667</text:p>
          </table:table-cell>
          <table:table-cell office:value-type="float" office:value="2.1495117187499999" table:formula="of:=[.B690]*[.C$11]/[.C$12]" table:style-name="ce50">
            <text:p>2.150</text:p>
          </table:table-cell>
          <table:table-cell office:value-type="float" office:value="13.497718799058084" table:formula="of:=[.C690]/[.$E$10]" table:style-name="ce25">
            <text:p>13.498</text:p>
          </table:table-cell>
          <table:table-cell office:value-type="float" office:value="22.375455234136133" table:formula="of:=(10^([.D690]/10))" table:style-name="ce26">
            <text:p>22.3755</text:p>
          </table:table-cell>
          <table:table-cell office:value-type="float" office:value="48.554737858075406" table:formula="of:=[.E690]*[.C$16]" table:style-name="ce51">
            <text:p>48.55</text:p>
          </table:table-cell>
          <table:table-cell office:value-type="float" office:value="49" table:formula="of:=ROUND([.F690];0)" table:style-name="ce32">
            <text:p>49</text:p>
          </table:table-cell>
          <table:table-cell office:value-type="float" office:value="3118.243441429212" table:formula="of:=[.E690]*[.$C$17]" table:style-name="ce51">
            <text:p>3118.24</text:p>
          </table:table-cell>
          <table:table-cell office:value-type="float" office:value="3118" table:formula="of:=ROUND([.H690];0)" table:style-name="ce32">
            <text:p>3118</text:p>
          </table:table-cell>
          <table:table-cell office:value-type="float" office:value="48" table:formula="of:=FLOOR(([.I690]/64);1)" table:style-name="ce32">
            <text:p>4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68" table:style-name="ce32">
            <text:p>668</text:p>
          </table:table-cell>
          <table:table-cell office:value-type="float" office:value="2.1527343750000001" table:formula="of:=[.B691]*[.C$11]/[.C$12]" table:style-name="ce50">
            <text:p>2.153</text:p>
          </table:table-cell>
          <table:table-cell office:value-type="float" office:value="13.517955259026689" table:formula="of:=[.C691]/[.$E$10]" table:style-name="ce25">
            <text:p>13.518</text:p>
          </table:table-cell>
          <table:table-cell office:value-type="float" office:value="22.479959574118404" table:formula="of:=(10^([.D691]/10))" table:style-name="ce26">
            <text:p>22.4800</text:p>
          </table:table-cell>
          <table:table-cell office:value-type="float" office:value="48.781512275836931" table:formula="of:=[.E691]*[.C$16]" table:style-name="ce51">
            <text:p>48.78</text:p>
          </table:table-cell>
          <table:table-cell office:value-type="float" office:value="49" table:formula="of:=ROUND([.F691];0)" table:style-name="ce32">
            <text:p>49</text:p>
          </table:table-cell>
          <table:table-cell office:value-type="float" office:value="3132.8071662491411" table:formula="of:=[.E691]*[.$C$17]" table:style-name="ce51">
            <text:p>3132.81</text:p>
          </table:table-cell>
          <table:table-cell office:value-type="float" office:value="3133" table:formula="of:=ROUND([.H691];0)" table:style-name="ce32">
            <text:p>3133</text:p>
          </table:table-cell>
          <table:table-cell office:value-type="float" office:value="48" table:formula="of:=FLOOR(([.I691]/64);1)" table:style-name="ce32">
            <text:p>4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69" table:style-name="ce32">
            <text:p>669</text:p>
          </table:table-cell>
          <table:table-cell office:value-type="float" office:value="2.1559570312499998" table:formula="of:=[.B692]*[.C$11]/[.C$12]" table:style-name="ce50">
            <text:p>2.156</text:p>
          </table:table-cell>
          <table:table-cell office:value-type="float" office:value="13.538191718995289" table:formula="of:=[.C692]/[.$E$10]" table:style-name="ce25">
            <text:p>13.538</text:p>
          </table:table-cell>
          <table:table-cell office:value-type="float" office:value="22.584952000575814" table:formula="of:=(10^([.D692]/10))" table:style-name="ce26">
            <text:p>22.5850</text:p>
          </table:table-cell>
          <table:table-cell office:value-type="float" office:value="49.009345841249512" table:formula="of:=[.E692]*[.C$16]" table:style-name="ce51">
            <text:p>49.01</text:p>
          </table:table-cell>
          <table:table-cell office:value-type="float" office:value="49" table:formula="of:=ROUND([.F692];0)" table:style-name="ce32">
            <text:p>49</text:p>
          </table:table-cell>
          <table:table-cell office:value-type="float" office:value="3147.4389108002456" table:formula="of:=[.E692]*[.$C$17]" table:style-name="ce51">
            <text:p>3147.44</text:p>
          </table:table-cell>
          <table:table-cell office:value-type="float" office:value="3147" table:formula="of:=ROUND([.H692];0)" table:style-name="ce32">
            <text:p>3147</text:p>
          </table:table-cell>
          <table:table-cell office:value-type="float" office:value="49" table:formula="of:=FLOOR(([.I692]/64);1)" table:style-name="ce32">
            <text:p>4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70" table:style-name="ce32">
            <text:p>670</text:p>
          </table:table-cell>
          <table:table-cell office:value-type="float" office:value="2.1591796875" table:formula="of:=[.B693]*[.C$11]/[.C$12]" table:style-name="ce50">
            <text:p>2.159</text:p>
          </table:table-cell>
          <table:table-cell office:value-type="float" office:value="13.558428178963894" table:formula="of:=[.C693]/[.$E$10]" table:style-name="ce25">
            <text:p>13.558</text:p>
          </table:table-cell>
          <table:table-cell office:value-type="float" office:value="22.6904347931114" table:formula="of:=(10^([.D693]/10))" table:style-name="ce26">
            <text:p>22.6904</text:p>
          </table:table-cell>
          <table:table-cell office:value-type="float" office:value="49.238243501051734" table:formula="of:=[.E693]*[.C$16]" table:style-name="ce51">
            <text:p>49.24</text:p>
          </table:table-cell>
          <table:table-cell office:value-type="float" office:value="49" table:formula="of:=ROUND([.F693];0)" table:style-name="ce32">
            <text:p>49</text:p>
          </table:table-cell>
          <table:table-cell office:value-type="float" office:value="3162.1389927680052" table:formula="of:=[.E693]*[.$C$17]" table:style-name="ce51">
            <text:p>3162.14</text:p>
          </table:table-cell>
          <table:table-cell office:value-type="float" office:value="3162" table:formula="of:=ROUND([.H693];0)" table:style-name="ce32">
            <text:p>3162</text:p>
          </table:table-cell>
          <table:table-cell office:value-type="float" office:value="49" table:formula="of:=FLOOR(([.I693]/64);1)" table:style-name="ce32">
            <text:p>4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71" table:style-name="ce32">
            <text:p>671</text:p>
          </table:table-cell>
          <table:table-cell office:value-type="float" office:value="2.1624023437499997" table:formula="of:=[.B694]*[.C$11]/[.C$12]" table:style-name="ce50">
            <text:p>2.162</text:p>
          </table:table-cell>
          <table:table-cell office:value-type="float" office:value="13.578664638932494" table:formula="of:=[.C694]/[.$E$10]" table:style-name="ce25">
            <text:p>13.579</text:p>
          </table:table-cell>
          <table:table-cell office:value-type="float" office:value="22.796410241974982" table:formula="of:=(10^([.D694]/10))" table:style-name="ce26">
            <text:p>22.7964</text:p>
          </table:table-cell>
          <table:table-cell office:value-type="float" office:value="49.468210225085713" table:formula="of:=[.E694]*[.C$16]" table:style-name="ce51">
            <text:p>49.47</text:p>
          </table:table-cell>
          <table:table-cell office:value-type="float" office:value="49" table:formula="of:=ROUND([.F694];0)" table:style-name="ce32">
            <text:p>49</text:p>
          </table:table-cell>
          <table:table-cell office:value-type="float" office:value="3176.9077313216339" table:formula="of:=[.E694]*[.$C$17]" table:style-name="ce51">
            <text:p>3176.91</text:p>
          </table:table-cell>
          <table:table-cell office:value-type="float" office:value="3177" table:formula="of:=ROUND([.H694];0)" table:style-name="ce32">
            <text:p>3177</text:p>
          </table:table-cell>
          <table:table-cell office:value-type="float" office:value="49" table:formula="of:=FLOOR(([.I694]/64);1)" table:style-name="ce32">
            <text:p>4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72" table:style-name="ce32">
            <text:p>672</text:p>
          </table:table-cell>
          <table:table-cell office:value-type="float" office:value="2.1656249999999999" table:formula="of:=[.B695]*[.C$11]/[.C$12]" table:style-name="ce50">
            <text:p>2.166</text:p>
          </table:table-cell>
          <table:table-cell office:value-type="float" office:value="13.598901098901099" table:formula="of:=[.C695]/[.$E$10]" table:style-name="ce25">
            <text:p>13.599</text:p>
          </table:table-cell>
          <table:table-cell office:value-type="float" office:value="22.902880648113072" table:formula="of:=(10^([.D695]/10))" table:style-name="ce26">
            <text:p>22.9029</text:p>
          </table:table-cell>
          <table:table-cell office:value-type="float" office:value="49.699251006405362" table:formula="of:=[.E695]*[.C$16]" table:style-name="ce51">
            <text:p>49.70</text:p>
          </table:table-cell>
          <table:table-cell office:value-type="float" office:value="50" table:formula="of:=ROUND([.F695];0)" table:style-name="ce32">
            <text:p>50</text:p>
          </table:table-cell>
          <table:table-cell office:value-type="float" office:value="3191.7454471210381" table:formula="of:=[.E695]*[.$C$17]" table:style-name="ce51">
            <text:p>3191.75</text:p>
          </table:table-cell>
          <table:table-cell office:value-type="float" office:value="3192" table:formula="of:=ROUND([.H695];0)" table:style-name="ce32">
            <text:p>3192</text:p>
          </table:table-cell>
          <table:table-cell office:value-type="float" office:value="49" table:formula="of:=FLOOR(([.I695]/64);1)" table:style-name="ce32">
            <text:p>4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73" table:style-name="ce32">
            <text:p>673</text:p>
          </table:table-cell>
          <table:table-cell office:value-type="float" office:value="2.1688476562500001" table:formula="of:=[.B696]*[.C$11]/[.C$12]" table:style-name="ce50">
            <text:p>2.169</text:p>
          </table:table-cell>
          <table:table-cell office:value-type="float" office:value="13.619137558869703" table:formula="of:=[.C696]/[.$E$10]" table:style-name="ce25">
            <text:p>13.619</text:p>
          </table:table-cell>
          <table:table-cell office:value-type="float" office:value="23.00984832321862" table:formula="of:=(10^([.D696]/10))" table:style-name="ce26">
            <text:p>23.0098</text:p>
          </table:table-cell>
          <table:table-cell office:value-type="float" office:value="49.931370861384401" table:formula="of:=[.E696]*[.C$16]" table:style-name="ce51">
            <text:p>49.93</text:p>
          </table:table-cell>
          <table:table-cell office:value-type="float" office:value="50" table:formula="of:=ROUND([.F696];0)" table:style-name="ce32">
            <text:p>50</text:p>
          </table:table-cell>
          <table:table-cell office:value-type="float" office:value="3206.6524623237474" table:formula="of:=[.E696]*[.$C$17]" table:style-name="ce51">
            <text:p>3206.65</text:p>
          </table:table-cell>
          <table:table-cell office:value-type="float" office:value="3207" table:formula="of:=ROUND([.H696];0)" table:style-name="ce32">
            <text:p>3207</text:p>
          </table:table-cell>
          <table:table-cell office:value-type="float" office:value="50" table:formula="of:=FLOOR(([.I696]/64);1)" table:style-name="ce32">
            <text:p>5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74" table:style-name="ce32">
            <text:p>674</text:p>
          </table:table-cell>
          <table:table-cell office:value-type="float" office:value="2.1720703124999998" table:formula="of:=[.B697]*[.C$11]/[.C$12]" table:style-name="ce50">
            <text:p>2.172</text:p>
          </table:table-cell>
          <table:table-cell office:value-type="float" office:value="13.639374018838303" table:formula="of:=[.C697]/[.$E$10]" table:style-name="ce25">
            <text:p>13.639</text:p>
          </table:table-cell>
          <table:table-cell office:value-type="float" office:value="23.117315589781374" table:formula="of:=(10^([.D697]/10))" table:style-name="ce26">
            <text:p>23.1173</text:p>
          </table:table-cell>
          <table:table-cell office:value-type="float" office:value="50.164574829825582" table:formula="of:=[.E697]*[.C$16]" table:style-name="ce51">
            <text:p>50.16</text:p>
          </table:table-cell>
          <table:table-cell office:value-type="float" office:value="50" table:formula="of:=ROUND([.F697];0)" table:style-name="ce32">
            <text:p>50</text:p>
          </table:table-cell>
          <table:table-cell office:value-type="float" office:value="3221.6291005919325" table:formula="of:=[.E697]*[.$C$17]" table:style-name="ce51">
            <text:p>3221.63</text:p>
          </table:table-cell>
          <table:table-cell office:value-type="float" office:value="3222" table:formula="of:=ROUND([.H697];0)" table:style-name="ce32">
            <text:p>3222</text:p>
          </table:table-cell>
          <table:table-cell office:value-type="float" office:value="50" table:formula="of:=FLOOR(([.I697]/64);1)" table:style-name="ce32">
            <text:p>5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75" table:style-name="ce32">
            <text:p>675</text:p>
          </table:table-cell>
          <table:table-cell office:value-type="float" office:value="2.17529296875" table:formula="of:=[.B698]*[.C$11]/[.C$12]" table:style-name="ce50">
            <text:p>2.175</text:p>
          </table:table-cell>
          <table:table-cell office:value-type="float" office:value="13.659610478806908" table:formula="of:=[.C698]/[.$E$10]" table:style-name="ce25">
            <text:p>13.660</text:p>
          </table:table-cell>
          <table:table-cell office:value-type="float" office:value="23.225284781138271" table:formula="of:=(10^([.D698]/10))" table:style-name="ce26">
            <text:p>23.2253</text:p>
          </table:table-cell>
          <table:table-cell office:value-type="float" office:value="50.398867975070047" table:formula="of:=[.E698]*[.C$16]" table:style-name="ce51">
            <text:p>50.40</text:p>
          </table:table-cell>
          <table:table-cell office:value-type="float" office:value="50" table:formula="of:=ROUND([.F698];0)" table:style-name="ce32">
            <text:p>50</text:p>
          </table:table-cell>
          <table:table-cell office:value-type="float" office:value="3236.6756870994295" table:formula="of:=[.E698]*[.$C$17]" table:style-name="ce51">
            <text:p>3236.68</text:p>
          </table:table-cell>
          <table:table-cell office:value-type="float" office:value="3237" table:formula="of:=ROUND([.H698];0)" table:style-name="ce32">
            <text:p>3237</text:p>
          </table:table-cell>
          <table:table-cell office:value-type="float" office:value="50" table:formula="of:=FLOOR(([.I698]/64);1)" table:style-name="ce32">
            <text:p>5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76" table:style-name="ce32">
            <text:p>676</text:p>
          </table:table-cell>
          <table:table-cell office:value-type="float" office:value="2.1785156249999997" table:formula="of:=[.B699]*[.C$11]/[.C$12]" table:style-name="ce50">
            <text:p>2.179</text:p>
          </table:table-cell>
          <table:table-cell office:value-type="float" office:value="13.679846938775508" table:formula="of:=[.C699]/[.$E$10]" table:style-name="ce25">
            <text:p>13.680</text:p>
          </table:table-cell>
          <table:table-cell office:value-type="float" office:value="23.333758241524009" table:formula="of:=(10^([.D699]/10))" table:style-name="ce26">
            <text:p>23.3338</text:p>
          </table:table-cell>
          <table:table-cell office:value-type="float" office:value="50.634255384107099" table:formula="of:=[.E699]*[.C$16]" table:style-name="ce51">
            <text:p>50.63</text:p>
          </table:table-cell>
          <table:table-cell office:value-type="float" office:value="51" table:formula="of:=ROUND([.F699];0)" table:style-name="ce32">
            <text:p>51</text:p>
          </table:table-cell>
          <table:table-cell office:value-type="float" office:value="3251.7925485387864" table:formula="of:=[.E699]*[.$C$17]" table:style-name="ce51">
            <text:p>3251.79</text:p>
          </table:table-cell>
          <table:table-cell office:value-type="float" office:value="3252" table:formula="of:=ROUND([.H699];0)" table:style-name="ce32">
            <text:p>3252</text:p>
          </table:table-cell>
          <table:table-cell office:value-type="float" office:value="50" table:formula="of:=FLOOR(([.I699]/64);1)" table:style-name="ce32">
            <text:p>5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77" table:style-name="ce32">
            <text:p>677</text:p>
          </table:table-cell>
          <table:table-cell office:value-type="float" office:value="2.1817382812499999" table:formula="of:=[.B700]*[.C$11]/[.C$12]" table:style-name="ce50">
            <text:p>2.182</text:p>
          </table:table-cell>
          <table:table-cell office:value-type="float" office:value="13.700083398744113" table:formula="of:=[.C700]/[.$E$10]" table:style-name="ce25">
            <text:p>13.700</text:p>
          </table:table-cell>
          <table:table-cell office:value-type="float" office:value="23.442738326122079" table:formula="of:=(10^([.D700]/10))" table:style-name="ce26">
            <text:p>23.4427</text:p>
          </table:table-cell>
          <table:table-cell office:value-type="float" office:value="50.870742167684909" table:formula="of:=[.E700]*[.C$16]" table:style-name="ce51">
            <text:p>50.87</text:p>
          </table:table-cell>
          <table:table-cell office:value-type="float" office:value="51" table:formula="of:=ROUND([.F700];0)" table:style-name="ce32">
            <text:p>51</text:p>
          </table:table-cell>
          <table:table-cell office:value-type="float" office:value="3266.9800131283732" table:formula="of:=[.E700]*[.$C$17]" table:style-name="ce51">
            <text:p>3266.98</text:p>
          </table:table-cell>
          <table:table-cell office:value-type="float" office:value="3267" table:formula="of:=ROUND([.H700];0)" table:style-name="ce32">
            <text:p>3267</text:p>
          </table:table-cell>
          <table:table-cell office:value-type="float" office:value="51" table:formula="of:=FLOOR(([.I700]/64);1)" table:style-name="ce32">
            <text:p>5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78" table:style-name="ce32">
            <text:p>678</text:p>
          </table:table-cell>
          <table:table-cell office:value-type="float" office:value="2.1849609375000001" table:formula="of:=[.B701]*[.C$11]/[.C$12]" table:style-name="ce50">
            <text:p>2.185</text:p>
          </table:table-cell>
          <table:table-cell office:value-type="float" office:value="13.720319858712717" table:formula="of:=[.C701]/[.$E$10]" table:style-name="ce25">
            <text:p>13.720</text:p>
          </table:table-cell>
          <table:table-cell office:value-type="float" office:value="23.55222740111579" table:formula="of:=(10^([.D701]/10))" table:style-name="ce26">
            <text:p>23.5522</text:p>
          </table:table-cell>
          <table:table-cell office:value-type="float" office:value="51.108333460421264" table:formula="of:=[.E701]*[.C$16]" table:style-name="ce51">
            <text:p>51.11</text:p>
          </table:table-cell>
          <table:table-cell office:value-type="float" office:value="51" table:formula="of:=ROUND([.F701];0)" table:style-name="ce32">
            <text:p>51</text:p>
          </table:table-cell>
          <table:table-cell office:value-type="float" office:value="3282.2384106194968" table:formula="of:=[.E701]*[.$C$17]" table:style-name="ce51">
            <text:p>3282.24</text:p>
          </table:table-cell>
          <table:table-cell office:value-type="float" office:value="3282" table:formula="of:=ROUND([.H701];0)" table:style-name="ce32">
            <text:p>3282</text:p>
          </table:table-cell>
          <table:table-cell office:value-type="float" office:value="51" table:formula="of:=FLOOR(([.I701]/64);1)" table:style-name="ce32">
            <text:p>5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79" table:style-name="ce32">
            <text:p>679</text:p>
          </table:table-cell>
          <table:table-cell office:value-type="float" office:value="2.1881835937499998" table:formula="of:=[.B702]*[.C$11]/[.C$12]" table:style-name="ce50">
            <text:p>2.188</text:p>
          </table:table-cell>
          <table:table-cell office:value-type="float" office:value="13.740556318681318" table:formula="of:=[.C702]/[.$E$10]" table:style-name="ce25">
            <text:p>13.741</text:p>
          </table:table-cell>
          <table:table-cell office:value-type="float" office:value="23.662227843739664" table:formula="of:=(10^([.D702]/10))" table:style-name="ce26">
            <text:p>23.6622</text:p>
          </table:table-cell>
          <table:table-cell office:value-type="float" office:value="51.347034420915072" table:formula="of:=[.E702]*[.C$16]" table:style-name="ce51">
            <text:p>51.35</text:p>
          </table:table-cell>
          <table:table-cell office:value-type="float" office:value="51" table:formula="of:=ROUND([.F702];0)" table:style-name="ce32">
            <text:p>51</text:p>
          </table:table-cell>
          <table:table-cell office:value-type="float" office:value="3297.5680723035598" table:formula="of:=[.E702]*[.$C$17]" table:style-name="ce51">
            <text:p>3297.57</text:p>
          </table:table-cell>
          <table:table-cell office:value-type="float" office:value="3298" table:formula="of:=ROUND([.H702];0)" table:style-name="ce32">
            <text:p>3298</text:p>
          </table:table-cell>
          <table:table-cell office:value-type="float" office:value="51" table:formula="of:=FLOOR(([.I702]/64);1)" table:style-name="ce32">
            <text:p>5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80" table:style-name="ce32">
            <text:p>680</text:p>
          </table:table-cell>
          <table:table-cell office:value-type="float" office:value="2.19140625" table:formula="of:=[.B703]*[.C$11]/[.C$12]" table:style-name="ce50">
            <text:p>2.191</text:p>
          </table:table-cell>
          <table:table-cell office:value-type="float" office:value="13.760792778649922" table:formula="of:=[.C703]/[.$E$10]" table:style-name="ce25">
            <text:p>13.761</text:p>
          </table:table-cell>
          <table:table-cell office:value-type="float" office:value="23.772742042331156" table:formula="of:=(10^([.D703]/10))" table:style-name="ce26">
            <text:p>23.7727</text:p>
          </table:table-cell>
          <table:table-cell office:value-type="float" office:value="51.586850231858605" table:formula="of:=[.E703]*[.C$16]" table:style-name="ce51">
            <text:p>51.59</text:p>
          </table:table-cell>
          <table:table-cell office:value-type="float" office:value="52" table:formula="of:=ROUND([.F703];0)" table:style-name="ce32">
            <text:p>52</text:p>
          </table:table-cell>
          <table:table-cell office:value-type="float" office:value="3312.9693310192702" table:formula="of:=[.E703]*[.$C$17]" table:style-name="ce51">
            <text:p>3312.97</text:p>
          </table:table-cell>
          <table:table-cell office:value-type="float" office:value="3313" table:formula="of:=ROUND([.H703];0)" table:style-name="ce32">
            <text:p>3313</text:p>
          </table:table-cell>
          <table:table-cell office:value-type="float" office:value="51" table:formula="of:=FLOOR(([.I703]/64);1)" table:style-name="ce32">
            <text:p>5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81" table:style-name="ce32">
            <text:p>681</text:p>
          </table:table-cell>
          <table:table-cell office:value-type="float" office:value="2.1946289062499997" table:formula="of:=[.B704]*[.C$11]/[.C$12]" table:style-name="ce50">
            <text:p>2.195</text:p>
          </table:table-cell>
          <table:table-cell office:value-type="float" office:value="13.781029238618522" table:formula="of:=[.C704]/[.$E$10]" table:style-name="ce25">
            <text:p>13.781</text:p>
          </table:table-cell>
          <table:table-cell office:value-type="float" office:value="23.88377239638233" table:formula="of:=(10^([.D704]/10))" table:style-name="ce26">
            <text:p>23.8838</text:p>
          </table:table-cell>
          <table:table-cell office:value-type="float" office:value="51.827786100149652" table:formula="of:=[.E704]*[.C$16]" table:style-name="ce51">
            <text:p>51.83</text:p>
          </table:table-cell>
          <table:table-cell office:value-type="float" office:value="52" table:formula="of:=ROUND([.F704];0)" table:style-name="ce32">
            <text:p>52</text:p>
          </table:table-cell>
          <table:table-cell office:value-type="float" office:value="3328.4425211598418" table:formula="of:=[.E704]*[.$C$17]" table:style-name="ce51">
            <text:p>3328.44</text:p>
          </table:table-cell>
          <table:table-cell office:value-type="float" office:value="3328" table:formula="of:=ROUND([.H704];0)" table:style-name="ce32">
            <text:p>3328</text:p>
          </table:table-cell>
          <table:table-cell office:value-type="float" office:value="52" table:formula="of:=FLOOR(([.I704]/64);1)" table:style-name="ce32">
            <text:p>5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82" table:style-name="ce32">
            <text:p>682</text:p>
          </table:table-cell>
          <table:table-cell office:value-type="float" office:value="2.1978515624999999" table:formula="of:=[.B705]*[.C$11]/[.C$12]" table:style-name="ce50">
            <text:p>2.198</text:p>
          </table:table-cell>
          <table:table-cell office:value-type="float" office:value="13.801265698587127" table:formula="of:=[.C705]/[.$E$10]" table:style-name="ce25">
            <text:p>13.801</text:p>
          </table:table-cell>
          <table:table-cell office:value-type="float" office:value="23.995321316592143" table:formula="of:=(10^([.D705]/10))" table:style-name="ce26">
            <text:p>23.9953</text:p>
          </table:table-cell>
          <table:table-cell office:value-type="float" office:value="52.069847257004952" table:formula="of:=[.E705]*[.C$16]" table:style-name="ce51">
            <text:p>52.07</text:p>
          </table:table-cell>
          <table:table-cell office:value-type="float" office:value="52" table:formula="of:=ROUND([.F705];0)" table:style-name="ce32">
            <text:p>52</text:p>
          </table:table-cell>
          <table:table-cell office:value-type="float" office:value="3343.9879786802812" table:formula="of:=[.E705]*[.$C$17]" table:style-name="ce51">
            <text:p>3343.99</text:p>
          </table:table-cell>
          <table:table-cell office:value-type="float" office:value="3344" table:formula="of:=ROUND([.H705];0)" table:style-name="ce32">
            <text:p>3344</text:p>
          </table:table-cell>
          <table:table-cell office:value-type="float" office:value="52" table:formula="of:=FLOOR(([.I705]/64);1)" table:style-name="ce32">
            <text:p>5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83" table:style-name="ce32">
            <text:p>683</text:p>
          </table:table-cell>
          <table:table-cell office:value-type="float" office:value="2.2010742187500001" table:formula="of:=[.B706]*[.C$11]/[.C$12]" table:style-name="ce50">
            <text:p>2.201</text:p>
          </table:table-cell>
          <table:table-cell office:value-type="float" office:value="13.821502158555731" table:formula="of:=[.C706]/[.$E$10]" table:style-name="ce25">
            <text:p>13.822</text:p>
          </table:table-cell>
          <table:table-cell office:value-type="float" office:value="24.10739122491864" table:formula="of:=(10^([.D706]/10))" table:style-name="ce26">
            <text:p>24.1074</text:p>
          </table:table-cell>
          <table:table-cell office:value-type="float" office:value="52.313038958073449" table:formula="of:=[.E706]*[.C$16]" table:style-name="ce51">
            <text:p>52.31</text:p>
          </table:table-cell>
          <table:table-cell office:value-type="float" office:value="52" table:formula="of:=ROUND([.F706];0)" table:style-name="ce32">
            <text:p>52</text:p>
          </table:table-cell>
          <table:table-cell office:value-type="float" office:value="3359.6060411046619" table:formula="of:=[.E706]*[.$C$17]" table:style-name="ce51">
            <text:p>3359.61</text:p>
          </table:table-cell>
          <table:table-cell office:value-type="float" office:value="3360" table:formula="of:=ROUND([.H706];0)" table:style-name="ce32">
            <text:p>3360</text:p>
          </table:table-cell>
          <table:table-cell office:value-type="float" office:value="52" table:formula="of:=FLOOR(([.I706]/64);1)" table:style-name="ce32">
            <text:p>5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84" table:style-name="ce32">
            <text:p>684</text:p>
          </table:table-cell>
          <table:table-cell office:value-type="float" office:value="2.2042968749999998" table:formula="of:=[.B707]*[.C$11]/[.C$12]" table:style-name="ce50">
            <text:p>2.204</text:p>
          </table:table-cell>
          <table:table-cell office:value-type="float" office:value="13.841738618524332" table:formula="of:=[.C707]/[.$E$10]" table:style-name="ce25">
            <text:p>13.842</text:p>
          </table:table-cell>
          <table:table-cell office:value-type="float" office:value="24.219984554631569" table:formula="of:=(10^([.D707]/10))" table:style-name="ce26">
            <text:p>24.2200</text:p>
          </table:table-cell>
          <table:table-cell office:value-type="float" office:value="52.557366483550503" table:formula="of:=[.E707]*[.C$16]" table:style-name="ce51">
            <text:p>52.56</text:p>
          </table:table-cell>
          <table:table-cell office:value-type="float" office:value="53" table:formula="of:=ROUND([.F707];0)" table:style-name="ce32">
            <text:p>53</text:p>
          </table:table-cell>
          <table:table-cell office:value-type="float" office:value="3375.297047533456" table:formula="of:=[.E707]*[.$C$17]" table:style-name="ce51">
            <text:p>3375.30</text:p>
          </table:table-cell>
          <table:table-cell office:value-type="float" office:value="3375" table:formula="of:=ROUND([.H707];0)" table:style-name="ce32">
            <text:p>3375</text:p>
          </table:table-cell>
          <table:table-cell office:value-type="float" office:value="52" table:formula="of:=FLOOR(([.I707]/64);1)" table:style-name="ce32">
            <text:p>5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85" table:style-name="ce32">
            <text:p>685</text:p>
          </table:table-cell>
          <table:table-cell office:value-type="float" office:value="2.20751953125" table:formula="of:=[.B708]*[.C$11]/[.C$12]" table:style-name="ce50">
            <text:p>2.208</text:p>
          </table:table-cell>
          <table:table-cell office:value-type="float" office:value="13.861975078492936" table:formula="of:=[.C708]/[.$E$10]" table:style-name="ce25">
            <text:p>13.862</text:p>
          </table:table-cell>
          <table:table-cell office:value-type="float" office:value="24.333103750365364" table:formula="of:=(10^([.D708]/10))" table:style-name="ce26">
            <text:p>24.3331</text:p>
          </table:table-cell>
          <table:table-cell office:value-type="float" office:value="52.802835138292835" table:formula="of:=[.E708]*[.C$16]" table:style-name="ce51">
            <text:p>52.80</text:p>
          </table:table-cell>
          <table:table-cell office:value-type="float" office:value="53" table:formula="of:=ROUND([.F708];0)" table:style-name="ce32">
            <text:p>53</text:p>
          </table:table-cell>
          <table:table-cell office:value-type="float" office:value="3391.0613386509176" table:formula="of:=[.E708]*[.$C$17]" table:style-name="ce51">
            <text:p>3391.06</text:p>
          </table:table-cell>
          <table:table-cell office:value-type="float" office:value="3391" table:formula="of:=ROUND([.H708];0)" table:style-name="ce32">
            <text:p>3391</text:p>
          </table:table-cell>
          <table:table-cell office:value-type="float" office:value="52" table:formula="of:=FLOOR(([.I708]/64);1)" table:style-name="ce32">
            <text:p>5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86" table:style-name="ce32">
            <text:p>686</text:p>
          </table:table-cell>
          <table:table-cell office:value-type="float" office:value="2.2107421874999997" table:formula="of:=[.B709]*[.C$11]/[.C$12]" table:style-name="ce50">
            <text:p>2.211</text:p>
          </table:table-cell>
          <table:table-cell office:value-type="float" office:value="13.882211538461537" table:formula="of:=[.C709]/[.$E$10]" table:style-name="ce25">
            <text:p>13.882</text:p>
          </table:table-cell>
          <table:table-cell office:value-type="float" office:value="24.446751268171944" table:formula="of:=(10^([.D709]/10))" table:style-name="ce26">
            <text:p>24.4468</text:p>
          </table:table-cell>
          <table:table-cell office:value-type="float" office:value="53.049450251933116" table:formula="of:=[.E709]*[.C$16]" table:style-name="ce51">
            <text:p>53.05</text:p>
          </table:table-cell>
          <table:table-cell office:value-type="float" office:value="53" table:formula="of:=ROUND([.F709];0)" table:style-name="ce32">
            <text:p>53</text:p>
          </table:table-cell>
          <table:table-cell office:value-type="float" office:value="3406.8992567324426" table:formula="of:=[.E709]*[.$C$17]" table:style-name="ce51">
            <text:p>3406.90</text:p>
          </table:table-cell>
          <table:table-cell office:value-type="float" office:value="3407" table:formula="of:=ROUND([.H709];0)" table:style-name="ce32">
            <text:p>3407</text:p>
          </table:table-cell>
          <table:table-cell office:value-type="float" office:value="53" table:formula="of:=FLOOR(([.I709]/64);1)" table:style-name="ce32">
            <text:p>5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87" table:style-name="ce32">
            <text:p>687</text:p>
          </table:table-cell>
          <table:table-cell office:value-type="float" office:value="2.2139648437499999" table:formula="of:=[.B710]*[.C$11]/[.C$12]" table:style-name="ce50">
            <text:p>2.214</text:p>
          </table:table-cell>
          <table:table-cell office:value-type="float" office:value="13.902447998430141" table:formula="of:=[.C710]/[.$E$10]" table:style-name="ce25">
            <text:p>13.902</text:p>
          </table:table-cell>
          <table:table-cell office:value-type="float" office:value="24.560929575574317" table:formula="of:=(10^([.D710]/10))" table:style-name="ce26">
            <text:p>24.5609</text:p>
          </table:table-cell>
          <table:table-cell office:value-type="float" office:value="53.297217178996263" table:formula="of:=[.E710]*[.C$16]" table:style-name="ce51">
            <text:p>53.30</text:p>
          </table:table-cell>
          <table:table-cell office:value-type="float" office:value="53" table:formula="of:=ROUND([.F710];0)" table:style-name="ce32">
            <text:p>53</text:p>
          </table:table-cell>
          <table:table-cell office:value-type="float" office:value="3422.8111456520373" table:formula="of:=[.E710]*[.$C$17]" table:style-name="ce51">
            <text:p>3422.81</text:p>
          </table:table-cell>
          <table:table-cell office:value-type="float" office:value="3423" table:formula="of:=ROUND([.H710];0)" table:style-name="ce32">
            <text:p>3423</text:p>
          </table:table-cell>
          <table:table-cell office:value-type="float" office:value="53" table:formula="of:=FLOOR(([.I710]/64);1)" table:style-name="ce32">
            <text:p>5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88" table:style-name="ce32">
            <text:p>688</text:p>
          </table:table-cell>
          <table:table-cell office:value-type="float" office:value="2.2171875000000001" table:formula="of:=[.B711]*[.C$11]/[.C$12]" table:style-name="ce50">
            <text:p>2.217</text:p>
          </table:table-cell>
          <table:table-cell office:value-type="float" office:value="13.922684458398745" table:formula="of:=[.C711]/[.$E$10]" table:style-name="ce25">
            <text:p>13.923</text:p>
          </table:table-cell>
          <table:table-cell office:value-type="float" office:value="24.675641151619956" table:formula="of:=(10^([.D711]/10))" table:style-name="ce26">
            <text:p>24.6756</text:p>
          </table:table-cell>
          <table:table-cell office:value-type="float" office:value="53.546141299015304" table:formula="of:=[.E711]*[.C$16]" table:style-name="ce51">
            <text:p>53.55</text:p>
          </table:table-cell>
          <table:table-cell office:value-type="float" office:value="54" table:formula="of:=ROUND([.F711];0)" table:style-name="ce32">
            <text:p>54</text:p>
          </table:table-cell>
          <table:table-cell office:value-type="float" office:value="3438.7973508897576" table:formula="of:=[.E711]*[.$C$17]" table:style-name="ce51">
            <text:p>3438.80</text:p>
          </table:table-cell>
          <table:table-cell office:value-type="float" office:value="3439" table:formula="of:=ROUND([.H711];0)" table:style-name="ce32">
            <text:p>3439</text:p>
          </table:table-cell>
          <table:table-cell office:value-type="float" office:value="53" table:formula="of:=FLOOR(([.I711]/64);1)" table:style-name="ce32">
            <text:p>5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89" table:style-name="ce32">
            <text:p>689</text:p>
          </table:table-cell>
          <table:table-cell office:value-type="float" office:value="2.2204101562499998" table:formula="of:=[.B712]*[.C$11]/[.C$12]" table:style-name="ce50">
            <text:p>2.220</text:p>
          </table:table-cell>
          <table:table-cell office:value-type="float" office:value="13.942920918367346" table:formula="of:=[.C712]/[.$E$10]" table:style-name="ce25">
            <text:p>13.943</text:p>
          </table:table-cell>
          <table:table-cell office:value-type="float" office:value="24.79088848693473" table:formula="of:=(10^([.D712]/10))" table:style-name="ce26">
            <text:p>24.7909</text:p>
          </table:table-cell>
          <table:table-cell office:value-type="float" office:value="53.796228016648364" table:formula="of:=[.E712]*[.C$16]" table:style-name="ce51">
            <text:p>53.80</text:p>
          </table:table-cell>
          <table:table-cell office:value-type="float" office:value="54" table:formula="of:=ROUND([.F712];0)" table:style-name="ce32">
            <text:p>54</text:p>
          </table:table-cell>
          <table:table-cell office:value-type="float" office:value="3454.8582195392241" table:formula="of:=[.E712]*[.$C$17]" table:style-name="ce51">
            <text:p>3454.86</text:p>
          </table:table-cell>
          <table:table-cell office:value-type="float" office:value="3455" table:formula="of:=ROUND([.H712];0)" table:style-name="ce32">
            <text:p>3455</text:p>
          </table:table-cell>
          <table:table-cell office:value-type="float" office:value="53" table:formula="of:=FLOOR(([.I712]/64);1)" table:style-name="ce32">
            <text:p>5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90" table:style-name="ce32">
            <text:p>690</text:p>
          </table:table-cell>
          <table:table-cell office:value-type="float" office:value="2.2236328125" table:formula="of:=[.B713]*[.C$11]/[.C$12]" table:style-name="ce50">
            <text:p>2.224</text:p>
          </table:table-cell>
          <table:table-cell office:value-type="float" office:value="13.96315737833595" table:formula="of:=[.C713]/[.$E$10]" table:style-name="ce25">
            <text:p>13.963</text:p>
          </table:table-cell>
          <table:table-cell office:value-type="float" office:value="24.906674083776984" table:formula="of:=(10^([.D713]/10))" table:style-name="ce26">
            <text:p>24.9067</text:p>
          </table:table-cell>
          <table:table-cell office:value-type="float" office:value="54.047482761796054" table:formula="of:=[.E713]*[.C$16]" table:style-name="ce51">
            <text:p>54.05</text:p>
          </table:table-cell>
          <table:table-cell office:value-type="float" office:value="54" table:formula="of:=ROUND([.F713];0)" table:style-name="ce32">
            <text:p>54</text:p>
          </table:table-cell>
          <table:table-cell office:value-type="float" office:value="3470.9941003151607" table:formula="of:=[.E713]*[.$C$17]" table:style-name="ce51">
            <text:p>3470.99</text:p>
          </table:table-cell>
          <table:table-cell office:value-type="float" office:value="3471" table:formula="of:=ROUND([.H713];0)" table:style-name="ce32">
            <text:p>3471</text:p>
          </table:table-cell>
          <table:table-cell office:value-type="float" office:value="54" table:formula="of:=FLOOR(([.I713]/64);1)" table:style-name="ce32">
            <text:p>5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91" table:style-name="ce32">
            <text:p>691</text:p>
          </table:table-cell>
          <table:table-cell office:value-type="float" office:value="2.2268554687499997" table:formula="of:=[.B714]*[.C$11]/[.C$12]" table:style-name="ce50">
            <text:p>2.227</text:p>
          </table:table-cell>
          <table:table-cell office:value-type="float" office:value="13.983393838304551" table:formula="of:=[.C714]/[.$E$10]" table:style-name="ce25">
            <text:p>13.983</text:p>
          </table:table-cell>
          <table:table-cell office:value-type="float" office:value="25.023000456091737" table:formula="of:=(10^([.D714]/10))" table:style-name="ce26">
            <text:p>25.0230</text:p>
          </table:table-cell>
          <table:table-cell office:value-type="float" office:value="54.299910989719066" table:formula="of:=[.E714]*[.C$16]" table:style-name="ce51">
            <text:p>54.30</text:p>
          </table:table-cell>
          <table:table-cell office:value-type="float" office:value="54" table:formula="of:=ROUND([.F714];0)" table:style-name="ce32">
            <text:p>54</text:p>
          </table:table-cell>
          <table:table-cell office:value-type="float" office:value="3487.2053435609446" table:formula="of:=[.E714]*[.$C$17]" table:style-name="ce51">
            <text:p>3487.21</text:p>
          </table:table-cell>
          <table:table-cell office:value-type="float" office:value="3487" table:formula="of:=ROUND([.H714];0)" table:style-name="ce32">
            <text:p>3487</text:p>
          </table:table-cell>
          <table:table-cell office:value-type="float" office:value="54" table:formula="of:=FLOOR(([.I714]/64);1)" table:style-name="ce32">
            <text:p>5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92" table:style-name="ce32">
            <text:p>692</text:p>
          </table:table-cell>
          <table:table-cell office:value-type="float" office:value="2.2300781249999999" table:formula="of:=[.B715]*[.C$11]/[.C$12]" table:style-name="ce50">
            <text:p>2.230</text:p>
          </table:table-cell>
          <table:table-cell office:value-type="float" office:value="14.003630298273155" table:formula="of:=[.C715]/[.$E$10]" table:style-name="ce25">
            <text:p>14.004</text:p>
          </table:table-cell>
          <table:table-cell office:value-type="float" office:value="25.139870129565505" table:formula="of:=(10^([.D715]/10))" table:style-name="ce26">
            <text:p>25.1399</text:p>
          </table:table-cell>
          <table:table-cell office:value-type="float" office:value="54.553518181157145" table:formula="of:=[.E715]*[.C$16]" table:style-name="ce51">
            <text:p>54.55</text:p>
          </table:table-cell>
          <table:table-cell office:value-type="float" office:value="55" table:formula="of:=ROUND([.F715];0)" table:style-name="ce32">
            <text:p>55</text:p>
          </table:table-cell>
          <table:table-cell office:value-type="float" office:value="3503.492301256249" table:formula="of:=[.E715]*[.$C$17]" table:style-name="ce51">
            <text:p>3503.49</text:p>
          </table:table-cell>
          <table:table-cell office:value-type="float" office:value="3503" table:formula="of:=ROUND([.H715];0)" table:style-name="ce32">
            <text:p>3503</text:p>
          </table:table-cell>
          <table:table-cell office:value-type="float" office:value="54" table:formula="of:=FLOOR(([.I715]/64);1)" table:style-name="ce32">
            <text:p>5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93" table:style-name="ce32">
            <text:p>693</text:p>
          </table:table-cell>
          <table:table-cell office:value-type="float" office:value="2.2333007812500001" table:formula="of:=[.B716]*[.C$11]/[.C$12]" table:style-name="ce50">
            <text:p>2.233</text:p>
          </table:table-cell>
          <table:table-cell office:value-type="float" office:value="14.023866758241759" table:formula="of:=[.C716]/[.$E$10]" table:style-name="ce25">
            <text:p>14.024</text:p>
          </table:table-cell>
          <table:table-cell office:value-type="float" office:value="25.257285641680856" table:formula="of:=(10^([.D716]/10))" table:style-name="ce26">
            <text:p>25.2573</text:p>
          </table:table-cell>
          <table:table-cell office:value-type="float" office:value="54.808309842447457" table:formula="of:=[.E716]*[.C$16]" table:style-name="ce51">
            <text:p>54.81</text:p>
          </table:table-cell>
          <table:table-cell office:value-type="float" office:value="55" table:formula="of:=ROUND([.F716];0)" table:style-name="ce32">
            <text:p>55</text:p>
          </table:table-cell>
          <table:table-cell office:value-type="float" office:value="3519.8553270246443" table:formula="of:=[.E716]*[.$C$17]" table:style-name="ce51">
            <text:p>3519.86</text:p>
          </table:table-cell>
          <table:table-cell office:value-type="float" office:value="3520" table:formula="of:=ROUND([.H716];0)" table:style-name="ce32">
            <text:p>3520</text:p>
          </table:table-cell>
          <table:table-cell office:value-type="float" office:value="55" table:formula="of:=FLOOR(([.I716]/64);1)" table:style-name="ce32">
            <text:p>5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94" table:style-name="ce32">
            <text:p>694</text:p>
          </table:table-cell>
          <table:table-cell office:value-type="float" office:value="2.2365234374999998" table:formula="of:=[.B717]*[.C$11]/[.C$12]" table:style-name="ce50">
            <text:p>2.237</text:p>
          </table:table-cell>
          <table:table-cell office:value-type="float" office:value="14.04410321821036" table:formula="of:=[.C717]/[.$E$10]" table:style-name="ce25">
            <text:p>14.044</text:p>
          </table:table-cell>
          <table:table-cell office:value-type="float" office:value="25.375249541771719" table:formula="of:=(10^([.D717]/10))" table:style-name="ce26">
            <text:p>25.3752</text:p>
          </table:table-cell>
          <table:table-cell office:value-type="float" office:value="55.064291505644626" table:formula="of:=[.E717]*[.C$16]" table:style-name="ce51">
            <text:p>55.06</text:p>
          </table:table-cell>
          <table:table-cell office:value-type="float" office:value="55" table:formula="of:=ROUND([.F717];0)" table:style-name="ce32">
            <text:p>55</text:p>
          </table:table-cell>
          <table:table-cell office:value-type="float" office:value="3536.294776141307" table:formula="of:=[.E717]*[.$C$17]" table:style-name="ce51">
            <text:p>3536.29</text:p>
          </table:table-cell>
          <table:table-cell office:value-type="float" office:value="3536" table:formula="of:=ROUND([.H717];0)" table:style-name="ce32">
            <text:p>3536</text:p>
          </table:table-cell>
          <table:table-cell office:value-type="float" office:value="55" table:formula="of:=FLOOR(([.I717]/64);1)" table:style-name="ce32">
            <text:p>5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95" table:style-name="ce32">
            <text:p>695</text:p>
          </table:table-cell>
          <table:table-cell office:value-type="float" office:value="2.23974609375" table:formula="of:=[.B718]*[.C$11]/[.C$12]" table:style-name="ce50">
            <text:p>2.240</text:p>
          </table:table-cell>
          <table:table-cell office:value-type="float" office:value="14.064339678178964" table:formula="of:=[.C718]/[.$E$10]" table:style-name="ce25">
            <text:p>14.064</text:p>
          </table:table-cell>
          <table:table-cell office:value-type="float" office:value="25.493764391078692" table:formula="of:=(10^([.D718]/10))" table:style-name="ce26">
            <text:p>25.4938</text:p>
          </table:table-cell>
          <table:table-cell office:value-type="float" office:value="55.32146872864076" table:formula="of:=[.E718]*[.C$16]" table:style-name="ce51">
            <text:p>55.32</text:p>
          </table:table-cell>
          <table:table-cell office:value-type="float" office:value="55" table:formula="of:=ROUND([.F718];0)" table:style-name="ce32">
            <text:p>55</text:p>
          </table:table-cell>
          <table:table-cell office:value-type="float" office:value="3552.8110055407269" table:formula="of:=[.E718]*[.$C$17]" table:style-name="ce51">
            <text:p>3552.81</text:p>
          </table:table-cell>
          <table:table-cell office:value-type="float" office:value="3553" table:formula="of:=ROUND([.H718];0)" table:style-name="ce32">
            <text:p>3553</text:p>
          </table:table-cell>
          <table:table-cell office:value-type="float" office:value="55" table:formula="of:=FLOOR(([.I718]/64);1)" table:style-name="ce32">
            <text:p>5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96" table:style-name="ce32">
            <text:p>696</text:p>
          </table:table-cell>
          <table:table-cell office:value-type="float" office:value="2.2429687499999997" table:formula="of:=[.B719]*[.C$11]/[.C$12]" table:style-name="ce50">
            <text:p>2.243</text:p>
          </table:table-cell>
          <table:table-cell office:value-type="float" office:value="14.084576138147565" table:formula="of:=[.C719]/[.$E$10]" table:style-name="ce25">
            <text:p>14.085</text:p>
          </table:table-cell>
          <table:table-cell office:value-type="float" office:value="25.612832762804526" table:formula="of:=(10^([.D719]/10))" table:style-name="ce26">
            <text:p>25.6128</text:p>
          </table:table-cell>
          <table:table-cell office:value-type="float" office:value="55.579847095285821" table:formula="of:=[.E719]*[.C$16]" table:style-name="ce51">
            <text:p>55.58</text:p>
          </table:table-cell>
          <table:table-cell office:value-type="float" office:value="56" table:formula="of:=ROUND([.F719];0)" table:style-name="ce32">
            <text:p>56</text:p>
          </table:table-cell>
          <table:table-cell office:value-type="float" office:value="3569.4043738244391" table:formula="of:=[.E719]*[.$C$17]" table:style-name="ce51">
            <text:p>3569.40</text:p>
          </table:table-cell>
          <table:table-cell office:value-type="float" office:value="3569" table:formula="of:=ROUND([.H719];0)" table:style-name="ce32">
            <text:p>3569</text:p>
          </table:table-cell>
          <table:table-cell office:value-type="float" office:value="55" table:formula="of:=FLOOR(([.I719]/64);1)" table:style-name="ce32">
            <text:p>5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97" table:style-name="ce32">
            <text:p>697</text:p>
          </table:table-cell>
          <table:table-cell office:value-type="float" office:value="2.2461914062499999" table:formula="of:=[.B720]*[.C$11]/[.C$12]" table:style-name="ce50">
            <text:p>2.246</text:p>
          </table:table-cell>
          <table:table-cell office:value-type="float" office:value="14.104812598116169" table:formula="of:=[.C720]/[.$E$10]" table:style-name="ce25">
            <text:p>14.105</text:p>
          </table:table-cell>
          <table:table-cell office:value-type="float" office:value="25.732457242170209" table:formula="of:=(10^([.D720]/10))" table:style-name="ce26">
            <text:p>25.7325</text:p>
          </table:table-cell>
          <table:table-cell office:value-type="float" office:value="55.839432215509355" table:formula="of:=[.E720]*[.C$16]" table:style-name="ce51">
            <text:p>55.84</text:p>
          </table:table-cell>
          <table:table-cell office:value-type="float" office:value="56" table:formula="of:=ROUND([.F720];0)" table:style-name="ce32">
            <text:p>56</text:p>
          </table:table-cell>
          <table:table-cell office:value-type="float" office:value="3586.0752412688407" table:formula="of:=[.E720]*[.$C$17]" table:style-name="ce51">
            <text:p>3586.08</text:p>
          </table:table-cell>
          <table:table-cell office:value-type="float" office:value="3586" table:formula="of:=ROUND([.H720];0)" table:style-name="ce32">
            <text:p>3586</text:p>
          </table:table-cell>
          <table:table-cell office:value-type="float" office:value="56" table:formula="of:=FLOOR(([.I720]/64);1)" table:style-name="ce32">
            <text:p>5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98" table:style-name="ce32">
            <text:p>698</text:p>
          </table:table-cell>
          <table:table-cell office:value-type="float" office:value="2.2494140625000001" table:formula="of:=[.B721]*[.C$11]/[.C$12]" table:style-name="ce50">
            <text:p>2.249</text:p>
          </table:table-cell>
          <table:table-cell office:value-type="float" office:value="14.125049058084773" table:formula="of:=[.C721]/[.$E$10]" table:style-name="ce25">
            <text:p>14.125</text:p>
          </table:table-cell>
          <table:table-cell office:value-type="float" office:value="25.852640426470852" table:formula="of:=(10^([.D721]/10))" table:style-name="ce26">
            <text:p>25.8526</text:p>
          </table:table-cell>
          <table:table-cell office:value-type="float" office:value="56.10022972544175" table:formula="of:=[.E721]*[.C$16]" table:style-name="ce51">
            <text:p>56.10</text:p>
          </table:table-cell>
          <table:table-cell office:value-type="float" office:value="56" table:formula="of:=ROUND([.F721];0)" table:style-name="ce32">
            <text:p>56</text:p>
          </table:table-cell>
          <table:table-cell office:value-type="float" office:value="3602.8239698329785" table:formula="of:=[.E721]*[.$C$17]" table:style-name="ce51">
            <text:p>3602.82</text:p>
          </table:table-cell>
          <table:table-cell office:value-type="float" office:value="3603" table:formula="of:=ROUND([.H721];0)" table:style-name="ce32">
            <text:p>3603</text:p>
          </table:table-cell>
          <table:table-cell office:value-type="float" office:value="56" table:formula="of:=FLOOR(([.I721]/64);1)" table:style-name="ce32">
            <text:p>5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99" table:style-name="ce32">
            <text:p>699</text:p>
          </table:table-cell>
          <table:table-cell office:value-type="float" office:value="2.2526367187499998" table:formula="of:=[.B722]*[.C$11]/[.C$12]" table:style-name="ce50">
            <text:p>2.253</text:p>
          </table:table-cell>
          <table:table-cell office:value-type="float" office:value="14.145285518053374" table:formula="of:=[.C722]/[.$E$10]" table:style-name="ce25">
            <text:p>14.145</text:p>
          </table:table-cell>
          <table:table-cell office:value-type="float" office:value="25.973384925132294" table:formula="of:=(10^([.D722]/10))" table:style-name="ce26">
            <text:p>25.9734</text:p>
          </table:table-cell>
          <table:table-cell office:value-type="float" office:value="56.362245287537078" table:formula="of:=[.E722]*[.C$16]" table:style-name="ce51">
            <text:p>56.36</text:p>
          </table:table-cell>
          <table:table-cell office:value-type="float" office:value="56" table:formula="of:=ROUND([.F722];0)" table:style-name="ce32">
            <text:p>56</text:p>
          </table:table-cell>
          <table:table-cell office:value-type="float" office:value="3619.6509231664368" table:formula="of:=[.E722]*[.$C$17]" table:style-name="ce51">
            <text:p>3619.65</text:p>
          </table:table-cell>
          <table:table-cell office:value-type="float" office:value="3620" table:formula="of:=ROUND([.H722];0)" table:style-name="ce32">
            <text:p>3620</text:p>
          </table:table-cell>
          <table:table-cell office:value-type="float" office:value="56" table:formula="of:=FLOOR(([.I722]/64);1)" table:style-name="ce32">
            <text:p>5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00" table:style-name="ce32">
            <text:p>700</text:p>
          </table:table-cell>
          <table:table-cell office:value-type="float" office:value="2.255859375" table:formula="of:=[.B723]*[.C$11]/[.C$12]" table:style-name="ce50">
            <text:p>2.256</text:p>
          </table:table-cell>
          <table:table-cell office:value-type="float" office:value="14.165521978021978" table:formula="of:=[.C723]/[.$E$10]" table:style-name="ce25">
            <text:p>14.166</text:p>
          </table:table-cell>
          <table:table-cell office:value-type="float" office:value="26.094693359767643" table:formula="of:=(10^([.D723]/10))" table:style-name="ce26">
            <text:p>26.0947</text:p>
          </table:table-cell>
          <table:table-cell office:value-type="float" office:value="56.625484590695784" table:formula="of:=[.E723]*[.C$16]" table:style-name="ce51">
            <text:p>56.63</text:p>
          </table:table-cell>
          <table:table-cell office:value-type="float" office:value="57" table:formula="of:=ROUND([.F723];0)" table:style-name="ce32">
            <text:p>57</text:p>
          </table:table-cell>
          <table:table-cell office:value-type="float" office:value="3636.556466617219" table:formula="of:=[.E723]*[.$C$17]" table:style-name="ce51">
            <text:p>3636.56</text:p>
          </table:table-cell>
          <table:table-cell office:value-type="float" office:value="3637" table:formula="of:=ROUND([.H723];0)" table:style-name="ce32">
            <text:p>3637</text:p>
          </table:table-cell>
          <table:table-cell office:value-type="float" office:value="56" table:formula="of:=FLOOR(([.I723]/64);1)" table:style-name="ce32">
            <text:p>5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01" table:style-name="ce32">
            <text:p>701</text:p>
          </table:table-cell>
          <table:table-cell office:value-type="float" office:value="2.2590820312499997" table:formula="of:=[.B724]*[.C$11]/[.C$12]" table:style-name="ce50">
            <text:p>2.259</text:p>
          </table:table-cell>
          <table:table-cell office:value-type="float" office:value="14.185758437990579" table:formula="of:=[.C724]/[.$E$10]" table:style-name="ce25">
            <text:p>14.186</text:p>
          </table:table-cell>
          <table:table-cell office:value-type="float" office:value="26.216568364234217" table:formula="of:=(10^([.D724]/10))" table:style-name="ce26">
            <text:p>26.2166</text:p>
          </table:table-cell>
          <table:table-cell office:value-type="float" office:value="56.889953350388247" table:formula="of:=[.E724]*[.C$16]" table:style-name="ce51">
            <text:p>56.89</text:p>
          </table:table-cell>
          <table:table-cell office:value-type="float" office:value="57" table:formula="of:=ROUND([.F724];0)" table:style-name="ce32">
            <text:p>57</text:p>
          </table:table-cell>
          <table:table-cell office:value-type="float" office:value="3653.5409672396809" table:formula="of:=[.E724]*[.$C$17]" table:style-name="ce51">
            <text:p>3653.54</text:p>
          </table:table-cell>
          <table:table-cell office:value-type="float" office:value="3654" table:formula="of:=ROUND([.H724];0)" table:style-name="ce32">
            <text:p>3654</text:p>
          </table:table-cell>
          <table:table-cell office:value-type="float" office:value="57" table:formula="of:=FLOOR(([.I724]/64);1)" table:style-name="ce32">
            <text:p>5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02" table:style-name="ce32">
            <text:p>702</text:p>
          </table:table-cell>
          <table:table-cell office:value-type="float" office:value="2.2623046874999999" table:formula="of:=[.B725]*[.C$11]/[.C$12]" table:style-name="ce50">
            <text:p>2.262</text:p>
          </table:table-cell>
          <table:table-cell office:value-type="float" office:value="14.205994897959183" table:formula="of:=[.C725]/[.$E$10]" table:style-name="ce25">
            <text:p>14.206</text:p>
          </table:table-cell>
          <table:table-cell office:value-type="float" office:value="26.339012584690785" table:formula="of:=(10^([.D725]/10))" table:style-name="ce26">
            <text:p>26.3390</text:p>
          </table:table-cell>
          <table:table-cell office:value-type="float" office:value="57.155657308778999" table:formula="of:=[.E725]*[.C$16]" table:style-name="ce51">
            <text:p>57.16</text:p>
          </table:table-cell>
          <table:table-cell office:value-type="float" office:value="57" table:formula="of:=ROUND([.F725];0)" table:style-name="ce32">
            <text:p>57</text:p>
          </table:table-cell>
          <table:table-cell office:value-type="float" office:value="3670.6047938025081" table:formula="of:=[.E725]*[.$C$17]" table:style-name="ce51">
            <text:p>3670.60</text:p>
          </table:table-cell>
          <table:table-cell office:value-type="float" office:value="3671" table:formula="of:=ROUND([.H725];0)" table:style-name="ce32">
            <text:p>3671</text:p>
          </table:table-cell>
          <table:table-cell office:value-type="float" office:value="57" table:formula="of:=FLOOR(([.I725]/64);1)" table:style-name="ce32">
            <text:p>5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03" table:style-name="ce32">
            <text:p>703</text:p>
          </table:table-cell>
          <table:table-cell office:value-type="float" office:value="2.2655273437500001" table:formula="of:=[.B726]*[.C$11]/[.C$12]" table:style-name="ce50">
            <text:p>2.266</text:p>
          </table:table-cell>
          <table:table-cell office:value-type="float" office:value="14.226231357927787" table:formula="of:=[.C726]/[.$E$10]" table:style-name="ce25">
            <text:p>14.226</text:p>
          </table:table-cell>
          <table:table-cell office:value-type="float" office:value="26.462028679654914" table:formula="of:=(10^([.D726]/10))" table:style-name="ce26">
            <text:p>26.4620</text:p>
          </table:table-cell>
          <table:table-cell office:value-type="float" office:value="57.422602234851162" table:formula="of:=[.E726]*[.C$16]" table:style-name="ce51">
            <text:p>57.42</text:p>
          </table:table-cell>
          <table:table-cell office:value-type="float" office:value="57" table:formula="of:=ROUND([.F726];0)" table:style-name="ce32">
            <text:p>57</text:p>
          </table:table-cell>
          <table:table-cell office:value-type="float" office:value="3687.7483167967093" table:formula="of:=[.E726]*[.$C$17]" table:style-name="ce51">
            <text:p>3687.75</text:p>
          </table:table-cell>
          <table:table-cell office:value-type="float" office:value="3688" table:formula="of:=ROUND([.H726];0)" table:style-name="ce32">
            <text:p>3688</text:p>
          </table:table-cell>
          <table:table-cell office:value-type="float" office:value="57" table:formula="of:=FLOOR(([.I726]/64);1)" table:style-name="ce32">
            <text:p>5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04" table:style-name="ce32">
            <text:p>704</text:p>
          </table:table-cell>
          <table:table-cell office:value-type="float" office:value="2.2687499999999998" table:formula="of:=[.B727]*[.C$11]/[.C$12]" table:style-name="ce50">
            <text:p>2.269</text:p>
          </table:table-cell>
          <table:table-cell office:value-type="float" office:value="14.246467817896388" table:formula="of:=[.C727]/[.$E$10]" table:style-name="ce25">
            <text:p>14.246</text:p>
          </table:table-cell>
          <table:table-cell office:value-type="float" office:value="26.585619320060758" table:formula="of:=(10^([.D727]/10))" table:style-name="ce26">
            <text:p>26.5856</text:p>
          </table:table-cell>
          <table:table-cell office:value-type="float" office:value="57.690793924531846" table:formula="of:=[.E727]*[.C$16]" table:style-name="ce51">
            <text:p>57.69</text:p>
          </table:table-cell>
          <table:table-cell office:value-type="float" office:value="58" table:formula="of:=ROUND([.F727];0)" table:style-name="ce32">
            <text:p>58</text:p>
          </table:table-cell>
          <table:table-cell office:value-type="float" office:value="3704.9719084436674" table:formula="of:=[.E727]*[.$C$17]" table:style-name="ce51">
            <text:p>3704.97</text:p>
          </table:table-cell>
          <table:table-cell office:value-type="float" office:value="3705" table:formula="of:=ROUND([.H727];0)" table:style-name="ce32">
            <text:p>3705</text:p>
          </table:table-cell>
          <table:table-cell office:value-type="float" office:value="57" table:formula="of:=FLOOR(([.I727]/64);1)" table:style-name="ce32">
            <text:p>5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05" table:style-name="ce32">
            <text:p>705</text:p>
          </table:table-cell>
          <table:table-cell office:value-type="float" office:value="2.27197265625" table:formula="of:=[.B728]*[.C$11]/[.C$12]" table:style-name="ce50">
            <text:p>2.272</text:p>
          </table:table-cell>
          <table:table-cell office:value-type="float" office:value="14.266704277864992" table:formula="of:=[.C728]/[.$E$10]" table:style-name="ce25">
            <text:p>14.267</text:p>
          </table:table-cell>
          <table:table-cell office:value-type="float" office:value="26.709787189317076" table:formula="of:=(10^([.D728]/10))" table:style-name="ce26">
            <text:p>26.7098</text:p>
          </table:table-cell>
          <table:table-cell office:value-type="float" office:value="57.960238200818054" table:formula="of:=[.E728]*[.C$16]" table:style-name="ce51">
            <text:p>57.96</text:p>
          </table:table-cell>
          <table:table-cell office:value-type="float" office:value="58" table:formula="of:=ROUND([.F728];0)" table:style-name="ce32">
            <text:p>58</text:p>
          </table:table-cell>
          <table:table-cell office:value-type="float" office:value="3722.2759427032279" table:formula="of:=[.E728]*[.$C$17]" table:style-name="ce51">
            <text:p>3722.28</text:p>
          </table:table-cell>
          <table:table-cell office:value-type="float" office:value="3722" table:formula="of:=ROUND([.H728];0)" table:style-name="ce32">
            <text:p>3722</text:p>
          </table:table-cell>
          <table:table-cell office:value-type="float" office:value="58" table:formula="of:=FLOOR(([.I728]/64);1)" table:style-name="ce32">
            <text:p>5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06" table:style-name="ce32">
            <text:p>706</text:p>
          </table:table-cell>
          <table:table-cell office:value-type="float" office:value="2.2751953124999997" table:formula="of:=[.B729]*[.C$11]/[.C$12]" table:style-name="ce50">
            <text:p>2.275</text:p>
          </table:table-cell>
          <table:table-cell office:value-type="float" office:value="14.286940737833593" table:formula="of:=[.C729]/[.$E$10]" table:style-name="ce25">
            <text:p>14.287</text:p>
          </table:table-cell>
          <table:table-cell office:value-type="float" office:value="26.834534983365433" table:formula="of:=(10^([.D729]/10))" table:style-name="ce26">
            <text:p>26.8345</text:p>
          </table:table-cell>
          <table:table-cell office:value-type="float" office:value="58.230940913902991" table:formula="of:=[.E729]*[.C$16]" table:style-name="ce51">
            <text:p>58.23</text:p>
          </table:table-cell>
          <table:table-cell office:value-type="float" office:value="58" table:formula="of:=ROUND([.F729];0)" table:style-name="ce32">
            <text:p>58</text:p>
          </table:table-cell>
          <table:table-cell office:value-type="float" office:value="3739.6607952818072" table:formula="of:=[.E729]*[.$C$17]" table:style-name="ce51">
            <text:p>3739.66</text:p>
          </table:table-cell>
          <table:table-cell office:value-type="float" office:value="3740" table:formula="of:=ROUND([.H729];0)" table:style-name="ce32">
            <text:p>3740</text:p>
          </table:table-cell>
          <table:table-cell office:value-type="float" office:value="58" table:formula="of:=FLOOR(([.I729]/64);1)" table:style-name="ce32">
            <text:p>5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07" table:style-name="ce32">
            <text:p>707</text:p>
          </table:table-cell>
          <table:table-cell office:value-type="float" office:value="2.2784179687499999" table:formula="of:=[.B730]*[.C$11]/[.C$12]" table:style-name="ce50">
            <text:p>2.278</text:p>
          </table:table-cell>
          <table:table-cell office:value-type="float" office:value="14.307177197802197" table:formula="of:=[.C730]/[.$E$10]" table:style-name="ce25">
            <text:p>14.307</text:p>
          </table:table-cell>
          <table:table-cell office:value-type="float" office:value="26.959865410738804" table:formula="of:=(10^([.D730]/10))" table:style-name="ce26">
            <text:p>26.9599</text:p>
          </table:table-cell>
          <table:table-cell office:value-type="float" office:value="58.502907941303199" table:formula="of:=[.E730]*[.C$16]" table:style-name="ce51">
            <text:p>58.50</text:p>
          </table:table-cell>
          <table:table-cell office:value-type="float" office:value="59" table:formula="of:=ROUND([.F730];0)" table:style-name="ce32">
            <text:p>59</text:p>
          </table:table-cell>
          <table:table-cell office:value-type="float" office:value="3757.1268436405599" table:formula="of:=[.E730]*[.$C$17]" table:style-name="ce51">
            <text:p>3757.13</text:p>
          </table:table-cell>
          <table:table-cell office:value-type="float" office:value="3757" table:formula="of:=ROUND([.H730];0)" table:style-name="ce32">
            <text:p>3757</text:p>
          </table:table-cell>
          <table:table-cell office:value-type="float" office:value="58" table:formula="of:=FLOOR(([.I730]/64);1)" table:style-name="ce32">
            <text:p>5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08" table:style-name="ce32">
            <text:p>708</text:p>
          </table:table-cell>
          <table:table-cell office:value-type="float" office:value="2.2816406250000001" table:formula="of:=[.B731]*[.C$11]/[.C$12]" table:style-name="ce50">
            <text:p>2.282</text:p>
          </table:table-cell>
          <table:table-cell office:value-type="float" office:value="14.327413657770801" table:formula="of:=[.C731]/[.$E$10]" table:style-name="ce25">
            <text:p>14.327</text:p>
          </table:table-cell>
          <table:table-cell office:value-type="float" office:value="27.085781192620285" table:formula="of:=(10^([.D731]/10))" table:style-name="ce26">
            <text:p>27.0858</text:p>
          </table:table-cell>
          <table:table-cell office:value-type="float" office:value="58.776145187986018" table:formula="of:=[.E731]*[.C$16]" table:style-name="ce51">
            <text:p>58.78</text:p>
          </table:table-cell>
          <table:table-cell office:value-type="float" office:value="59" table:formula="of:=ROUND([.F731];0)" table:style-name="ce32">
            <text:p>59</text:p>
          </table:table-cell>
          <table:table-cell office:value-type="float" office:value="3774.6744670035632" table:formula="of:=[.E731]*[.$C$17]" table:style-name="ce51">
            <text:p>3774.67</text:p>
          </table:table-cell>
          <table:table-cell office:value-type="float" office:value="3775" table:formula="of:=ROUND([.H731];0)" table:style-name="ce32">
            <text:p>3775</text:p>
          </table:table-cell>
          <table:table-cell office:value-type="float" office:value="58" table:formula="of:=FLOOR(([.I731]/64);1)" table:style-name="ce32">
            <text:p>5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09" table:style-name="ce32">
            <text:p>709</text:p>
          </table:table-cell>
          <table:table-cell office:value-type="float" office:value="2.2848632812499998" table:formula="of:=[.B732]*[.C$11]/[.C$12]" table:style-name="ce50">
            <text:p>2.285</text:p>
          </table:table-cell>
          <table:table-cell office:value-type="float" office:value="14.347650117739402" table:formula="of:=[.C732]/[.$E$10]" table:style-name="ce25">
            <text:p>14.348</text:p>
          </table:table-cell>
          <table:table-cell office:value-type="float" office:value="27.212285062902232" table:formula="of:=(10^([.D732]/10))" table:style-name="ce26">
            <text:p>27.2123</text:p>
          </table:table-cell>
          <table:table-cell office:value-type="float" office:value="59.050658586497839" table:formula="of:=[.E732]*[.C$16]" table:style-name="ce51">
            <text:p>59.05</text:p>
          </table:table-cell>
          <table:table-cell office:value-type="float" office:value="59" table:formula="of:=ROUND([.F732];0)" table:style-name="ce32">
            <text:p>59</text:p>
          </table:table-cell>
          <table:table-cell office:value-type="float" office:value="3792.3040463660554" table:formula="of:=[.E732]*[.$C$17]" table:style-name="ce51">
            <text:p>3792.30</text:p>
          </table:table-cell>
          <table:table-cell office:value-type="float" office:value="3792" table:formula="of:=ROUND([.H732];0)" table:style-name="ce32">
            <text:p>3792</text:p>
          </table:table-cell>
          <table:table-cell office:value-type="float" office:value="59" table:formula="of:=FLOOR(([.I732]/64);1)" table:style-name="ce32">
            <text:p>5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10" table:style-name="ce32">
            <text:p>710</text:p>
          </table:table-cell>
          <table:table-cell office:value-type="float" office:value="2.2880859375" table:formula="of:=[.B733]*[.C$11]/[.C$12]" table:style-name="ce50">
            <text:p>2.288</text:p>
          </table:table-cell>
          <table:table-cell office:value-type="float" office:value="14.367886577708006" table:formula="of:=[.C733]/[.$E$10]" table:style-name="ce25">
            <text:p>14.368</text:p>
          </table:table-cell>
          <table:table-cell office:value-type="float" office:value="27.339379768245692" table:formula="of:=(10^([.D733]/10))" table:style-name="ce26">
            <text:p>27.3394</text:p>
          </table:table-cell>
          <table:table-cell office:value-type="float" office:value="59.326454097093148" table:formula="of:=[.E733]*[.C$16]" table:style-name="ce51">
            <text:p>59.33</text:p>
          </table:table-cell>
          <table:table-cell office:value-type="float" office:value="59" table:formula="of:=ROUND([.F733];0)" table:style-name="ce32">
            <text:p>59</text:p>
          </table:table-cell>
          <table:table-cell office:value-type="float" office:value="3810.0159645027202" table:formula="of:=[.E733]*[.$C$17]" table:style-name="ce51">
            <text:p>3810.02</text:p>
          </table:table-cell>
          <table:table-cell office:value-type="float" office:value="3810" table:formula="of:=ROUND([.H733];0)" table:style-name="ce32">
            <text:p>3810</text:p>
          </table:table-cell>
          <table:table-cell office:value-type="float" office:value="59" table:formula="of:=FLOOR(([.I733]/64);1)" table:style-name="ce32">
            <text:p>5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11" table:style-name="ce32">
            <text:p>711</text:p>
          </table:table-cell>
          <table:table-cell office:value-type="float" office:value="2.2913085937499997" table:formula="of:=[.B734]*[.C$11]/[.C$12]" table:style-name="ce50">
            <text:p>2.291</text:p>
          </table:table-cell>
          <table:table-cell office:value-type="float" office:value="14.388123037676607" table:formula="of:=[.C734]/[.$E$10]" table:style-name="ce25">
            <text:p>14.388</text:p>
          </table:table-cell>
          <table:table-cell office:value-type="float" office:value="27.467068068139859" table:formula="of:=(10^([.D734]/10))" table:style-name="ce26">
            <text:p>27.4671</text:p>
          </table:table-cell>
          <table:table-cell office:value-type="float" office:value="59.603537707863495" table:formula="of:=[.E734]*[.C$16]" table:style-name="ce51">
            <text:p>59.60</text:p>
          </table:table-cell>
          <table:table-cell office:value-type="float" office:value="60" table:formula="of:=ROUND([.F734];0)" table:style-name="ce32">
            <text:p>60</text:p>
          </table:table-cell>
          <table:table-cell office:value-type="float" office:value="3827.8106059759712" table:formula="of:=[.E734]*[.$C$17]" table:style-name="ce51">
            <text:p>3827.81</text:p>
          </table:table-cell>
          <table:table-cell office:value-type="float" office:value="3828" table:formula="of:=ROUND([.H734];0)" table:style-name="ce32">
            <text:p>3828</text:p>
          </table:table-cell>
          <table:table-cell office:value-type="float" office:value="59" table:formula="of:=FLOOR(([.I734]/64);1)" table:style-name="ce32">
            <text:p>5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12" table:style-name="ce32">
            <text:p>712</text:p>
          </table:table-cell>
          <table:table-cell office:value-type="float" office:value="2.2945312499999999" table:formula="of:=[.B735]*[.C$11]/[.C$12]" table:style-name="ce50">
            <text:p>2.295</text:p>
          </table:table-cell>
          <table:table-cell office:value-type="float" office:value="14.408359497645211" table:formula="of:=[.C735]/[.$E$10]" table:style-name="ce25">
            <text:p>14.408</text:p>
          </table:table-cell>
          <table:table-cell office:value-type="float" office:value="27.595352734962198" table:formula="of:=(10^([.D735]/10))" table:style-name="ce26">
            <text:p>27.5954</text:p>
          </table:table-cell>
          <table:table-cell office:value-type="float" office:value="59.88191543486797" table:formula="of:=[.E735]*[.C$16]" table:style-name="ce51">
            <text:p>59.88</text:p>
          </table:table-cell>
          <table:table-cell office:value-type="float" office:value="60" table:formula="of:=ROUND([.F735];0)" table:style-name="ce32">
            <text:p>60</text:p>
          </table:table-cell>
          <table:table-cell office:value-type="float" office:value="3845.6883571443323" table:formula="of:=[.E735]*[.$C$17]" table:style-name="ce51">
            <text:p>3845.69</text:p>
          </table:table-cell>
          <table:table-cell office:value-type="float" office:value="3846" table:formula="of:=ROUND([.H735];0)" table:style-name="ce32">
            <text:p>3846</text:p>
          </table:table-cell>
          <table:table-cell office:value-type="float" office:value="60" table:formula="of:=FLOOR(([.I735]/64);1)" table:style-name="ce32">
            <text:p>6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13" table:style-name="ce32">
            <text:p>713</text:p>
          </table:table-cell>
          <table:table-cell office:value-type="float" office:value="2.2977539062500001" table:formula="of:=[.B736]*[.C$11]/[.C$12]" table:style-name="ce50">
            <text:p>2.298</text:p>
          </table:table-cell>
          <table:table-cell office:value-type="float" office:value="14.428595957613815" table:formula="of:=[.C736]/[.$E$10]" table:style-name="ce25">
            <text:p>14.429</text:p>
          </table:table-cell>
          <table:table-cell office:value-type="float" office:value="27.724236554038448" table:formula="of:=(10^([.D736]/10))" table:style-name="ce26">
            <text:p>27.7242</text:p>
          </table:table-cell>
          <table:table-cell office:value-type="float" office:value="60.161593322263428" table:formula="of:=[.E736]*[.C$16]" table:style-name="ce51">
            <text:p>60.16</text:p>
          </table:table-cell>
          <table:table-cell office:value-type="float" office:value="60" table:formula="of:=ROUND([.F736];0)" table:style-name="ce32">
            <text:p>60</text:p>
          </table:table-cell>
          <table:table-cell office:value-type="float" office:value="3863.6496061707985" table:formula="of:=[.E736]*[.$C$17]" table:style-name="ce51">
            <text:p>3863.65</text:p>
          </table:table-cell>
          <table:table-cell office:value-type="float" office:value="3864" table:formula="of:=ROUND([.H736];0)" table:style-name="ce32">
            <text:p>3864</text:p>
          </table:table-cell>
          <table:table-cell office:value-type="float" office:value="60" table:formula="of:=FLOOR(([.I736]/64);1)" table:style-name="ce32">
            <text:p>6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14" table:style-name="ce32">
            <text:p>714</text:p>
          </table:table-cell>
          <table:table-cell office:value-type="float" office:value="2.3009765624999998" table:formula="of:=[.B737]*[.C$11]/[.C$12]" table:style-name="ce50">
            <text:p>2.301</text:p>
          </table:table-cell>
          <table:table-cell office:value-type="float" office:value="14.448832417582416" table:formula="of:=[.C737]/[.$E$10]" table:style-name="ce25">
            <text:p>14.449</text:p>
          </table:table-cell>
          <table:table-cell office:value-type="float" office:value="27.853722323703234" table:formula="of:=(10^([.D737]/10))" table:style-name="ce26">
            <text:p>27.8537</text:p>
          </table:table-cell>
          <table:table-cell office:value-type="float" office:value="60.442577442436018" table:formula="of:=[.E737]*[.C$16]" table:style-name="ce51">
            <text:p>60.44</text:p>
          </table:table-cell>
          <table:table-cell office:value-type="float" office:value="60" table:formula="of:=ROUND([.F737];0)" table:style-name="ce32">
            <text:p>60</text:p>
          </table:table-cell>
          <table:table-cell office:value-type="float" office:value="3881.694743031283" table:formula="of:=[.E737]*[.$C$17]" table:style-name="ce51">
            <text:p>3881.69</text:p>
          </table:table-cell>
          <table:table-cell office:value-type="float" office:value="3882" table:formula="of:=ROUND([.H737];0)" table:style-name="ce32">
            <text:p>3882</text:p>
          </table:table-cell>
          <table:table-cell office:value-type="float" office:value="60" table:formula="of:=FLOOR(([.I737]/64);1)" table:style-name="ce32">
            <text:p>6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15" table:style-name="ce32">
            <text:p>715</text:p>
          </table:table-cell>
          <table:table-cell office:value-type="float" office:value="2.30419921875" table:formula="of:=[.B738]*[.C$11]/[.C$12]" table:style-name="ce50">
            <text:p>2.304</text:p>
          </table:table-cell>
          <table:table-cell office:value-type="float" office:value="14.46906887755102" table:formula="of:=[.C738]/[.$E$10]" table:style-name="ce25">
            <text:p>14.469</text:p>
          </table:table-cell>
          <table:table-cell office:value-type="float" office:value="27.983812855360778" table:formula="of:=(10^([.D738]/10))" table:style-name="ce26">
            <text:p>27.9838</text:p>
          </table:table-cell>
          <table:table-cell office:value-type="float" office:value="60.724873896132884" table:formula="of:=[.E738]*[.C$16]" table:style-name="ce51">
            <text:p>60.72</text:p>
          </table:table-cell>
          <table:table-cell office:value-type="float" office:value="61" table:formula="of:=ROUND([.F738];0)" table:style-name="ce32">
            <text:p>61</text:p>
          </table:table-cell>
          <table:table-cell office:value-type="float" office:value="3899.8241595230784" table:formula="of:=[.E738]*[.$C$17]" table:style-name="ce51">
            <text:p>3899.82</text:p>
          </table:table-cell>
          <table:table-cell office:value-type="float" office:value="3900" table:formula="of:=ROUND([.H738];0)" table:style-name="ce32">
            <text:p>3900</text:p>
          </table:table-cell>
          <table:table-cell office:value-type="float" office:value="60" table:formula="of:=FLOOR(([.I738]/64);1)" table:style-name="ce32">
            <text:p>6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16" table:style-name="ce32">
            <text:p>716</text:p>
          </table:table-cell>
          <table:table-cell office:value-type="float" office:value="2.3074218749999997" table:formula="of:=[.B739]*[.C$11]/[.C$12]" table:style-name="ce50">
            <text:p>2.307</text:p>
          </table:table-cell>
          <table:table-cell office:value-type="float" office:value="14.489305337519621" table:formula="of:=[.C739]/[.$E$10]" table:style-name="ce25">
            <text:p>14.489</text:p>
          </table:table-cell>
          <table:table-cell office:value-type="float" office:value="28.114510973545865" table:formula="of:=(10^([.D739]/10))" table:style-name="ce26">
            <text:p>28.1145</text:p>
          </table:table-cell>
          <table:table-cell office:value-type="float" office:value="61.008488812594528" table:formula="of:=[.E739]*[.C$16]" table:style-name="ce51">
            <text:p>61.01</text:p>
          </table:table-cell>
          <table:table-cell office:value-type="float" office:value="61" table:formula="of:=ROUND([.F739];0)" table:style-name="ce32">
            <text:p>61</text:p>
          </table:table-cell>
          <table:table-cell office:value-type="float" office:value="3918.038249273352" table:formula="of:=[.E739]*[.$C$17]" table:style-name="ce51">
            <text:p>3918.04</text:p>
          </table:table-cell>
          <table:table-cell office:value-type="float" office:value="3918" table:formula="of:=ROUND([.H739];0)" table:style-name="ce32">
            <text:p>3918</text:p>
          </table:table-cell>
          <table:table-cell office:value-type="float" office:value="61" table:formula="of:=FLOOR(([.I739]/64);1)" table:style-name="ce32">
            <text:p>6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17" table:style-name="ce32">
            <text:p>717</text:p>
          </table:table-cell>
          <table:table-cell office:value-type="float" office:value="2.3106445312499999" table:formula="of:=[.B740]*[.C$11]/[.C$12]" table:style-name="ce50">
            <text:p>2.311</text:p>
          </table:table-cell>
          <table:table-cell office:value-type="float" office:value="14.509541797488225" table:formula="of:=[.C740]/[.$E$10]" table:style-name="ce25">
            <text:p>14.510</text:p>
          </table:table-cell>
          <table:table-cell office:value-type="float" office:value="28.245819515985389" table:formula="of:=(10^([.D740]/10))" table:style-name="ce26">
            <text:p>28.2458</text:p>
          </table:table-cell>
          <table:table-cell office:value-type="float" office:value="61.293428349688291" table:formula="of:=[.E740]*[.C$16]" table:style-name="ce51">
            <text:p>61.29</text:p>
          </table:table-cell>
          <table:table-cell office:value-type="float" office:value="61" table:formula="of:=ROUND([.F740];0)" table:style-name="ce32">
            <text:p>61</text:p>
          </table:table-cell>
          <table:table-cell office:value-type="float" office:value="3936.3374077477242" table:formula="of:=[.E740]*[.$C$17]" table:style-name="ce51">
            <text:p>3936.34</text:p>
          </table:table-cell>
          <table:table-cell office:value-type="float" office:value="3936" table:formula="of:=ROUND([.H740];0)" table:style-name="ce32">
            <text:p>3936</text:p>
          </table:table-cell>
          <table:table-cell office:value-type="float" office:value="61" table:formula="of:=FLOOR(([.I740]/64);1)" table:style-name="ce32">
            <text:p>6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18" table:style-name="ce32">
            <text:p>718</text:p>
          </table:table-cell>
          <table:table-cell office:value-type="float" office:value="2.3138671875000001" table:formula="of:=[.B741]*[.C$11]/[.C$12]" table:style-name="ce50">
            <text:p>2.314</text:p>
          </table:table-cell>
          <table:table-cell office:value-type="float" office:value="14.529778257456829" table:formula="of:=[.C741]/[.$E$10]" table:style-name="ce25">
            <text:p>14.530</text:p>
          </table:table-cell>
          <table:table-cell office:value-type="float" office:value="28.377741333659653" table:formula="of:=(10^([.D741]/10))" table:style-name="ce26">
            <text:p>28.3777</text:p>
          </table:table-cell>
          <table:table-cell office:value-type="float" office:value="61.579698694041447" table:formula="of:=[.E741]*[.C$16]" table:style-name="ce51">
            <text:p>61.58</text:p>
          </table:table-cell>
          <table:table-cell office:value-type="float" office:value="62" table:formula="of:=ROUND([.F741];0)" table:style-name="ce32">
            <text:p>62</text:p>
          </table:table-cell>
          <table:table-cell office:value-type="float" office:value="3954.7220322588096" table:formula="of:=[.E741]*[.$C$17]" table:style-name="ce51">
            <text:p>3954.72</text:p>
          </table:table-cell>
          <table:table-cell office:value-type="float" office:value="3955" table:formula="of:=ROUND([.H741];0)" table:style-name="ce32">
            <text:p>3955</text:p>
          </table:table-cell>
          <table:table-cell office:value-type="float" office:value="61" table:formula="of:=FLOOR(([.I741]/64);1)" table:style-name="ce32">
            <text:p>6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19" table:style-name="ce32">
            <text:p>719</text:p>
          </table:table-cell>
          <table:table-cell office:value-type="float" office:value="2.3170898437499998" table:formula="of:=[.B742]*[.C$11]/[.C$12]" table:style-name="ce50">
            <text:p>2.317</text:p>
          </table:table-cell>
          <table:table-cell office:value-type="float" office:value="14.55001471742543" table:formula="of:=[.C742]/[.$E$10]" table:style-name="ce25">
            <text:p>14.550</text:p>
          </table:table-cell>
          <table:table-cell office:value-type="float" office:value="28.510279290864535" table:formula="of:=(10^([.D742]/10))" table:style-name="ce26">
            <text:p>28.5103</text:p>
          </table:table-cell>
          <table:table-cell office:value-type="float" office:value="61.867306061176038" table:formula="of:=[.E742]*[.C$16]" table:style-name="ce51">
            <text:p>61.87</text:p>
          </table:table-cell>
          <table:table-cell office:value-type="float" office:value="62" table:formula="of:=ROUND([.F742];0)" table:style-name="ce32">
            <text:p>62</text:p>
          </table:table-cell>
          <table:table-cell office:value-type="float" office:value="3973.1925219748819" table:formula="of:=[.E742]*[.$C$17]" table:style-name="ce51">
            <text:p>3973.19</text:p>
          </table:table-cell>
          <table:table-cell office:value-type="float" office:value="3973" table:formula="of:=ROUND([.H742];0)" table:style-name="ce32">
            <text:p>3973</text:p>
          </table:table-cell>
          <table:table-cell office:value-type="float" office:value="62" table:formula="of:=FLOOR(([.I742]/64);1)" table:style-name="ce32">
            <text:p>6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20" table:style-name="ce32">
            <text:p>720</text:p>
          </table:table-cell>
          <table:table-cell office:value-type="float" office:value="2.3203125" table:formula="of:=[.B743]*[.C$11]/[.C$12]" table:style-name="ce50">
            <text:p>2.320</text:p>
          </table:table-cell>
          <table:table-cell office:value-type="float" office:value="14.570251177394034" table:formula="of:=[.C743]/[.$E$10]" table:style-name="ce25">
            <text:p>14.570</text:p>
          </table:table-cell>
          <table:table-cell office:value-type="float" office:value="28.643436265273554" table:formula="of:=(10^([.D743]/10))" table:style-name="ce26">
            <text:p>28.6434</text:p>
          </table:table-cell>
          <table:table-cell office:value-type="float" office:value="62.156256695643613" table:formula="of:=[.E743]*[.C$16]" table:style-name="ce51">
            <text:p>62.16</text:p>
          </table:table-cell>
          <table:table-cell office:value-type="float" office:value="62" table:formula="of:=ROUND([.F743];0)" table:style-name="ce32">
            <text:p>62</text:p>
          </table:table-cell>
          <table:table-cell office:value-type="float" office:value="3991.749277928523" table:formula="of:=[.E743]*[.$C$17]" table:style-name="ce51">
            <text:p>3991.75</text:p>
          </table:table-cell>
          <table:table-cell office:value-type="float" office:value="3992" table:formula="of:=ROUND([.H743];0)" table:style-name="ce32">
            <text:p>3992</text:p>
          </table:table-cell>
          <table:table-cell office:value-type="float" office:value="62" table:formula="of:=FLOOR(([.I743]/64);1)" table:style-name="ce32">
            <text:p>6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21" table:style-name="ce32">
            <text:p>721</text:p>
          </table:table-cell>
          <table:table-cell office:value-type="float" office:value="2.3235351562499997" table:formula="of:=[.B744]*[.C$11]/[.C$12]" table:style-name="ce50">
            <text:p>2.324</text:p>
          </table:table-cell>
          <table:table-cell office:value-type="float" office:value="14.590487637362635" table:formula="of:=[.C744]/[.$E$10]" table:style-name="ce25">
            <text:p>14.590</text:p>
          </table:table-cell>
          <table:table-cell office:value-type="float" office:value="28.777215148000359" table:formula="of:=(10^([.D744]/10))" table:style-name="ce26">
            <text:p>28.7772</text:p>
          </table:table-cell>
          <table:table-cell office:value-type="float" office:value="62.446556871160773" table:formula="of:=[.E744]*[.C$16]" table:style-name="ce51">
            <text:p>62.45</text:p>
          </table:table-cell>
          <table:table-cell office:value-type="float" office:value="62" table:formula="of:=ROUND([.F744];0)" table:style-name="ce32">
            <text:p>62</text:p>
          </table:table-cell>
          <table:table-cell office:value-type="float" office:value="4010.3927030253303" table:formula="of:=[.E744]*[.$C$17]" table:style-name="ce51">
            <text:p>4010.39</text:p>
          </table:table-cell>
          <table:table-cell office:value-type="float" office:value="4010" table:formula="of:=ROUND([.H744];0)" table:style-name="ce32">
            <text:p>4010</text:p>
          </table:table-cell>
          <table:table-cell office:value-type="float" office:value="62" table:formula="of:=FLOOR(([.I744]/64);1)" table:style-name="ce32">
            <text:p>6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22" table:style-name="ce32">
            <text:p>722</text:p>
          </table:table-cell>
          <table:table-cell office:value-type="float" office:value="2.3267578124999999" table:formula="of:=[.B745]*[.C$11]/[.C$12]" table:style-name="ce50">
            <text:p>2.327</text:p>
          </table:table-cell>
          <table:table-cell office:value-type="float" office:value="14.610724097331239" table:formula="of:=[.C745]/[.$E$10]" table:style-name="ce25">
            <text:p>14.611</text:p>
          </table:table-cell>
          <table:table-cell office:value-type="float" office:value="28.911618843661579" table:formula="of:=(10^([.D745]/10))" table:style-name="ce26">
            <text:p>28.9116</text:p>
          </table:table-cell>
          <table:table-cell office:value-type="float" office:value="62.738212890745622" table:formula="of:=[.E745]*[.C$16]" table:style-name="ce51">
            <text:p>62.74</text:p>
          </table:table-cell>
          <table:table-cell office:value-type="float" office:value="63" table:formula="of:=ROUND([.F745];0)" table:style-name="ce32">
            <text:p>63</text:p>
          </table:table-cell>
          <table:table-cell office:value-type="float" office:value="4029.1232020526782" table:formula="of:=[.E745]*[.$C$17]" table:style-name="ce51">
            <text:p>4029.12</text:p>
          </table:table-cell>
          <table:table-cell office:value-type="float" office:value="4029" table:formula="of:=ROUND([.H745];0)" table:style-name="ce32">
            <text:p>4029</text:p>
          </table:table-cell>
          <table:table-cell office:value-type="float" office:value="62" table:formula="of:=FLOOR(([.I745]/64);1)" table:style-name="ce32">
            <text:p>6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23" table:style-name="ce32">
            <text:p>723</text:p>
          </table:table-cell>
          <table:table-cell office:value-type="float" office:value="2.3299804687500001" table:formula="of:=[.B746]*[.C$11]/[.C$12]" table:style-name="ce50">
            <text:p>2.330</text:p>
          </table:table-cell>
          <table:table-cell office:value-type="float" office:value="14.630960557299844" table:formula="of:=[.C746]/[.$E$10]" table:style-name="ce25">
            <text:p>14.631</text:p>
          </table:table-cell>
          <table:table-cell office:value-type="float" office:value="29.04665027043972" table:formula="of:=(10^([.D746]/10))" table:style-name="ce26">
            <text:p>29.0467</text:p>
          </table:table-cell>
          <table:table-cell office:value-type="float" office:value="63.031231086854191" table:formula="of:=[.E746]*[.C$16]" table:style-name="ce51">
            <text:p>63.03</text:p>
          </table:table-cell>
          <table:table-cell office:value-type="float" office:value="63" table:formula="of:=ROUND([.F746];0)" table:style-name="ce32">
            <text:p>63</text:p>
          </table:table-cell>
          <table:table-cell office:value-type="float" office:value="4047.9411816884799" table:formula="of:=[.E746]*[.$C$17]" table:style-name="ce51">
            <text:p>4047.94</text:p>
          </table:table-cell>
          <table:table-cell office:value-type="float" office:value="4048" table:formula="of:=ROUND([.H746];0)" table:style-name="ce32">
            <text:p>4048</text:p>
          </table:table-cell>
          <table:table-cell office:value-type="float" office:value="63" table:formula="of:=FLOOR(([.I746]/64);1)" table:style-name="ce32">
            <text:p>6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24" table:style-name="ce32">
            <text:p>724</text:p>
          </table:table-cell>
          <table:table-cell office:value-type="float" office:value="2.3332031249999998" table:formula="of:=[.B747]*[.C$11]/[.C$12]" table:style-name="ce50">
            <text:p>2.333</text:p>
          </table:table-cell>
          <table:table-cell office:value-type="float" office:value="14.651197017268444" table:formula="of:=[.C747]/[.$E$10]" table:style-name="ce25">
            <text:p>14.651</text:p>
          </table:table-cell>
          <table:table-cell office:value-type="float" office:value="29.18231236014671" table:formula="of:=(10^([.D747]/10))" table:style-name="ce26">
            <text:p>29.1823</text:p>
          </table:table-cell>
          <table:table-cell office:value-type="float" office:value="63.325617821518357" table:formula="of:=[.E747]*[.C$16]" table:style-name="ce51">
            <text:p>63.33</text:p>
          </table:table-cell>
          <table:table-cell office:value-type="float" office:value="63" table:formula="of:=ROUND([.F747];0)" table:style-name="ce32">
            <text:p>63</text:p>
          </table:table-cell>
          <table:table-cell office:value-type="float" office:value="4066.8470505100458" table:formula="of:=[.E747]*[.$C$17]" table:style-name="ce51">
            <text:p>4066.85</text:p>
          </table:table-cell>
          <table:table-cell office:value-type="float" office:value="4067" table:formula="of:=ROUND([.H747];0)" table:style-name="ce32">
            <text:p>4067</text:p>
          </table:table-cell>
          <table:table-cell office:value-type="float" office:value="63" table:formula="of:=FLOOR(([.I747]/64);1)" table:style-name="ce32">
            <text:p>6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25" table:style-name="ce32">
            <text:p>725</text:p>
          </table:table-cell>
          <table:table-cell office:value-type="float" office:value="2.33642578125" table:formula="of:=[.B748]*[.C$11]/[.C$12]" table:style-name="ce50">
            <text:p>2.336</text:p>
          </table:table-cell>
          <table:table-cell office:value-type="float" office:value="14.671433477237048" table:formula="of:=[.C748]/[.$E$10]" table:style-name="ce25">
            <text:p>14.671</text:p>
          </table:table-cell>
          <table:table-cell office:value-type="float" office:value="29.318608058287456" table:formula="of:=(10^([.D748]/10))" table:style-name="ce26">
            <text:p>29.3186</text:p>
          </table:table-cell>
          <table:table-cell office:value-type="float" office:value="63.621379486483775" table:formula="of:=[.E748]*[.C$16]" table:style-name="ce51">
            <text:p>63.62</text:p>
          </table:table-cell>
          <table:table-cell office:value-type="float" office:value="64" table:formula="of:=ROUND([.F748];0)" table:style-name="ce32">
            <text:p>64</text:p>
          </table:table-cell>
          <table:table-cell office:value-type="float" office:value="4085.8412190029403" table:formula="of:=[.E748]*[.$C$17]" table:style-name="ce51">
            <text:p>4085.84</text:p>
          </table:table-cell>
          <table:table-cell office:value-type="float" office:value="4086" table:formula="of:=ROUND([.H748];0)" table:style-name="ce32">
            <text:p>4086</text:p>
          </table:table-cell>
          <table:table-cell office:value-type="float" office:value="63" table:formula="of:=FLOOR(([.I748]/64);1)" table:style-name="ce32">
            <text:p>6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26" table:style-name="ce32">
            <text:p>726</text:p>
          </table:table-cell>
          <table:table-cell office:value-type="float" office:value="2.3396484374999997" table:formula="of:=[.B749]*[.C$11]/[.C$12]" table:style-name="ce50">
            <text:p>2.340</text:p>
          </table:table-cell>
          <table:table-cell office:value-type="float" office:value="14.691669937205649" table:formula="of:=[.C749]/[.$E$10]" table:style-name="ce25">
            <text:p>14.692</text:p>
          </table:table-cell>
          <table:table-cell office:value-type="float" office:value="29.455540324123799" table:formula="of:=(10^([.D749]/10))" table:style-name="ce26">
            <text:p>29.4555</text:p>
          </table:table-cell>
          <table:table-cell office:value-type="float" office:value="63.91852250334864" table:formula="of:=[.E749]*[.C$16]" table:style-name="ce51">
            <text:p>63.92</text:p>
          </table:table-cell>
          <table:table-cell office:value-type="float" office:value="64" table:formula="of:=ROUND([.F749];0)" table:style-name="ce32">
            <text:p>64</text:p>
          </table:table-cell>
          <table:table-cell office:value-type="float" office:value="4104.9240995698929" table:formula="of:=[.E749]*[.$C$17]" table:style-name="ce51">
            <text:p>4104.92</text:p>
          </table:table-cell>
          <table:table-cell office:value-type="float" office:value="4105" table:formula="of:=ROUND([.H749];0)" table:style-name="ce32">
            <text:p>4105</text:p>
          </table:table-cell>
          <table:table-cell office:value-type="float" office:value="64" table:formula="of:=FLOOR(([.I749]/64);1)" table:style-name="ce32">
            <text:p>6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27" table:style-name="ce32">
            <text:p>727</text:p>
          </table:table-cell>
          <table:table-cell office:value-type="float" office:value="2.3428710937499999" table:formula="of:=[.B750]*[.C$11]/[.C$12]" table:style-name="ce50">
            <text:p>2.343</text:p>
          </table:table-cell>
          <table:table-cell office:value-type="float" office:value="14.711906397174253" table:formula="of:=[.C750]/[.$E$10]" table:style-name="ce25">
            <text:p>14.712</text:p>
          </table:table-cell>
          <table:table-cell office:value-type="float" office:value="29.593112130738835" table:formula="of:=(10^([.D750]/10))" table:style-name="ce26">
            <text:p>29.5931</text:p>
          </table:table-cell>
          <table:table-cell office:value-type="float" office:value="64.217053323703269" table:formula="of:=[.E750]*[.C$16]" table:style-name="ce51">
            <text:p>64.22</text:p>
          </table:table-cell>
          <table:table-cell office:value-type="float" office:value="64" table:formula="of:=ROUND([.F750];0)" table:style-name="ce32">
            <text:p>64</text:p>
          </table:table-cell>
          <table:table-cell office:value-type="float" office:value="4124.0961065397642" table:formula="of:=[.E750]*[.$C$17]" table:style-name="ce51">
            <text:p>4124.10</text:p>
          </table:table-cell>
          <table:table-cell office:value-type="float" office:value="4124" table:formula="of:=ROUND([.H750];0)" table:style-name="ce32">
            <text:p>4124</text:p>
          </table:table-cell>
          <table:table-cell office:value-type="float" office:value="64" table:formula="of:=FLOOR(([.I750]/64);1)" table:style-name="ce32">
            <text:p>6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28" table:style-name="ce32">
            <text:p>728</text:p>
          </table:table-cell>
          <table:table-cell office:value-type="float" office:value="2.3460937500000001" table:formula="of:=[.B751]*[.C$11]/[.C$12]" table:style-name="ce50">
            <text:p>2.346</text:p>
          </table:table-cell>
          <table:table-cell office:value-type="float" office:value="14.732142857142858" table:formula="of:=[.C751]/[.$E$10]" table:style-name="ce25">
            <text:p>14.732</text:p>
          </table:table-cell>
          <table:table-cell office:value-type="float" office:value="29.731326465101354" table:formula="of:=(10^([.D751]/10))" table:style-name="ce26">
            <text:p>29.7313</text:p>
          </table:table-cell>
          <table:table-cell office:value-type="float" office:value="64.51697842926994" table:formula="of:=[.E751]*[.C$16]" table:style-name="ce51">
            <text:p>64.52</text:p>
          </table:table-cell>
          <table:table-cell office:value-type="float" office:value="65" table:formula="of:=ROUND([.F751];0)" table:style-name="ce32">
            <text:p>65</text:p>
          </table:table-cell>
          <table:table-cell office:value-type="float" office:value="4143.3576561765249" table:formula="of:=[.E751]*[.$C$17]" table:style-name="ce51">
            <text:p>4143.36</text:p>
          </table:table-cell>
          <table:table-cell office:value-type="float" office:value="4143" table:formula="of:=ROUND([.H751];0)" table:style-name="ce32">
            <text:p>4143</text:p>
          </table:table-cell>
          <table:table-cell office:value-type="float" office:value="64" table:formula="of:=FLOOR(([.I751]/64);1)" table:style-name="ce32">
            <text:p>6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29" table:style-name="ce32">
            <text:p>729</text:p>
          </table:table-cell>
          <table:table-cell office:value-type="float" office:value="2.3493164062499998" table:formula="of:=[.B752]*[.C$11]/[.C$12]" table:style-name="ce50">
            <text:p>2.349</text:p>
          </table:table-cell>
          <table:table-cell office:value-type="float" office:value="14.752379317111458" table:formula="of:=[.C752]/[.$E$10]" table:style-name="ce25">
            <text:p>14.752</text:p>
          </table:table-cell>
          <table:table-cell office:value-type="float" office:value="29.87018632813076" table:formula="of:=(10^([.D752]/10))" table:style-name="ce26">
            <text:p>29.8702</text:p>
          </table:table-cell>
          <table:table-cell office:value-type="float" office:value="64.818304332043752" table:formula="of:=[.E752]*[.C$16]" table:style-name="ce51">
            <text:p>64.82</text:p>
          </table:table-cell>
          <table:table-cell office:value-type="float" office:value="65" table:formula="of:=ROUND([.F752];0)" table:style-name="ce32">
            <text:p>65</text:p>
          </table:table-cell>
          <table:table-cell office:value-type="float" office:value="4162.7091666883034" table:formula="of:=[.E752]*[.$C$17]" table:style-name="ce51">
            <text:p>4162.71</text:p>
          </table:table-cell>
          <table:table-cell office:value-type="float" office:value="4163" table:formula="of:=ROUND([.H752];0)" table:style-name="ce32">
            <text:p>4163</text:p>
          </table:table-cell>
          <table:table-cell office:value-type="float" office:value="65" table:formula="of:=FLOOR(([.I752]/64);1)" table:style-name="ce32">
            <text:p>6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30" table:style-name="ce32">
            <text:p>730</text:p>
          </table:table-cell>
          <table:table-cell office:value-type="float" office:value="2.3525390625" table:formula="of:=[.B753]*[.C$11]/[.C$12]" table:style-name="ce50">
            <text:p>2.353</text:p>
          </table:table-cell>
          <table:table-cell office:value-type="float" office:value="14.772615777080063" table:formula="of:=[.C753]/[.$E$10]" table:style-name="ce25">
            <text:p>14.773</text:p>
          </table:table-cell>
          <table:table-cell office:value-type="float" office:value="30.00969473476226" table:formula="of:=(10^([.D753]/10))" table:style-name="ce26">
            <text:p>30.0097</text:p>
          </table:table-cell>
          <table:table-cell office:value-type="float" office:value="65.121037574434098" table:formula="of:=[.E753]*[.C$16]" table:style-name="ce51">
            <text:p>65.12</text:p>
          </table:table-cell>
          <table:table-cell office:value-type="float" office:value="65" table:formula="of:=ROUND([.F753];0)" table:style-name="ce32">
            <text:p>65</text:p>
          </table:table-cell>
          <table:table-cell office:value-type="float" office:value="4182.151058236469" table:formula="of:=[.E753]*[.$C$17]" table:style-name="ce51">
            <text:p>4182.15</text:p>
          </table:table-cell>
          <table:table-cell office:value-type="float" office:value="4182" table:formula="of:=ROUND([.H753];0)" table:style-name="ce32">
            <text:p>4182</text:p>
          </table:table-cell>
          <table:table-cell office:value-type="float" office:value="65" table:formula="of:=FLOOR(([.I753]/64);1)" table:style-name="ce32">
            <text:p>6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31" table:style-name="ce32">
            <text:p>731</text:p>
          </table:table-cell>
          <table:table-cell office:value-type="float" office:value="2.3557617187499997" table:formula="of:=[.B754]*[.C$11]/[.C$12]" table:style-name="ce50">
            <text:p>2.356</text:p>
          </table:table-cell>
          <table:table-cell office:value-type="float" office:value="14.792852237048663" table:formula="of:=[.C754]/[.$E$10]" table:style-name="ce25">
            <text:p>14.793</text:p>
          </table:table-cell>
          <table:table-cell office:value-type="float" office:value="30.149854714012257" table:formula="of:=(10^([.D754]/10))" table:style-name="ce26">
            <text:p>30.1499</text:p>
          </table:table-cell>
          <table:table-cell office:value-type="float" office:value="65.425184729406595" table:formula="of:=[.E754]*[.C$16]" table:style-name="ce51">
            <text:p>65.43</text:p>
          </table:table-cell>
          <table:table-cell office:value-type="float" office:value="65" table:formula="of:=ROUND([.F754];0)" table:style-name="ce32">
            <text:p>65</text:p>
          </table:table-cell>
          <table:table-cell office:value-type="float" office:value="4201.6837529447484" table:formula="of:=[.E754]*[.$C$17]" table:style-name="ce51">
            <text:p>4201.68</text:p>
          </table:table-cell>
          <table:table-cell office:value-type="float" office:value="4202" table:formula="of:=ROUND([.H754];0)" table:style-name="ce32">
            <text:p>4202</text:p>
          </table:table-cell>
          <table:table-cell office:value-type="float" office:value="65" table:formula="of:=FLOOR(([.I754]/64);1)" table:style-name="ce32">
            <text:p>6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32" table:style-name="ce32">
            <text:p>732</text:p>
          </table:table-cell>
          <table:table-cell office:value-type="float" office:value="2.3589843749999999" table:formula="of:=[.B755]*[.C$11]/[.C$12]" table:style-name="ce50">
            <text:p>2.359</text:p>
          </table:table-cell>
          <table:table-cell office:value-type="float" office:value="14.813088697017267" table:formula="of:=[.C755]/[.$E$10]" table:style-name="ce25">
            <text:p>14.813</text:p>
          </table:table-cell>
          <table:table-cell office:value-type="float" office:value="30.290669309044151" table:formula="of:=(10^([.D755]/10))" table:style-name="ce26">
            <text:p>30.2907</text:p>
          </table:table-cell>
          <table:table-cell office:value-type="float" office:value="65.730752400625803" table:formula="of:=[.E755]*[.C$16]" table:style-name="ce51">
            <text:p>65.73</text:p>
          </table:table-cell>
          <table:table-cell office:value-type="float" office:value="66" table:formula="of:=ROUND([.F755];0)" table:style-name="ce32">
            <text:p>66</text:p>
          </table:table-cell>
          <table:table-cell office:value-type="float" office:value="4221.307674908393" table:formula="of:=[.E755]*[.$C$17]" table:style-name="ce51">
            <text:p>4221.31</text:p>
          </table:table-cell>
          <table:table-cell office:value-type="float" office:value="4221" table:formula="of:=ROUND([.H755];0)" table:style-name="ce32">
            <text:p>4221</text:p>
          </table:table-cell>
          <table:table-cell office:value-type="float" office:value="65" table:formula="of:=FLOOR(([.I755]/64);1)" table:style-name="ce32">
            <text:p>6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33" table:style-name="ce32">
            <text:p>733</text:p>
          </table:table-cell>
          <table:table-cell office:value-type="float" office:value="2.3622070312500001" table:formula="of:=[.B756]*[.C$11]/[.C$12]" table:style-name="ce50">
            <text:p>2.362</text:p>
          </table:table-cell>
          <table:table-cell office:value-type="float" office:value="14.833325156985872" table:formula="of:=[.C756]/[.$E$10]" table:style-name="ce25">
            <text:p>14.833</text:p>
          </table:table-cell>
          <table:table-cell office:value-type="float" office:value="30.432141577234436" table:formula="of:=(10^([.D756]/10))" table:style-name="ce26">
            <text:p>30.4321</text:p>
          </table:table-cell>
          <table:table-cell office:value-type="float" office:value="66.037747222598725" table:formula="of:=[.E756]*[.C$16]" table:style-name="ce51">
            <text:p>66.04</text:p>
          </table:table-cell>
          <table:table-cell office:value-type="float" office:value="66" table:formula="of:=ROUND([.F756];0)" table:style-name="ce32">
            <text:p>66</text:p>
          </table:table-cell>
          <table:table-cell office:value-type="float" office:value="4241.0232502033914" table:formula="of:=[.E756]*[.$C$17]" table:style-name="ce51">
            <text:p>4241.02</text:p>
          </table:table-cell>
          <table:table-cell office:value-type="float" office:value="4241" table:formula="of:=ROUND([.H756];0)" table:style-name="ce32">
            <text:p>4241</text:p>
          </table:table-cell>
          <table:table-cell office:value-type="float" office:value="66" table:formula="of:=FLOOR(([.I756]/64);1)" table:style-name="ce32">
            <text:p>6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34" table:style-name="ce32">
            <text:p>734</text:p>
          </table:table-cell>
          <table:table-cell office:value-type="float" office:value="2.3654296874999998" table:formula="of:=[.B757]*[.C$11]/[.C$12]" table:style-name="ce50">
            <text:p>2.365</text:p>
          </table:table-cell>
          <table:table-cell office:value-type="float" office:value="14.853561616954472" table:formula="of:=[.C757]/[.$E$10]" table:style-name="ce25">
            <text:p>14.854</text:p>
          </table:table-cell>
          <table:table-cell office:value-type="float" office:value="30.574274590238947" table:formula="of:=(10^([.D757]/10))" table:style-name="ce26">
            <text:p>30.5743</text:p>
          </table:table-cell>
          <table:table-cell office:value-type="float" office:value="66.346175860818505" table:formula="of:=[.E757]*[.C$16]" table:style-name="ce51">
            <text:p>66.35</text:p>
          </table:table-cell>
          <table:table-cell office:value-type="float" office:value="66" table:formula="of:=ROUND([.F757];0)" table:style-name="ce32">
            <text:p>66</text:p>
          </table:table-cell>
          <table:table-cell office:value-type="float" office:value="4260.8309068956996" table:formula="of:=[.E757]*[.$C$17]" table:style-name="ce51">
            <text:p>4260.83</text:p>
          </table:table-cell>
          <table:table-cell office:value-type="float" office:value="4261" table:formula="of:=ROUND([.H757];0)" table:style-name="ce32">
            <text:p>4261</text:p>
          </table:table-cell>
          <table:table-cell office:value-type="float" office:value="66" table:formula="of:=FLOOR(([.I757]/64);1)" table:style-name="ce32">
            <text:p>6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35" table:style-name="ce32">
            <text:p>735</text:p>
          </table:table-cell>
          <table:table-cell office:value-type="float" office:value="2.36865234375" table:formula="of:=[.B758]*[.C$11]/[.C$12]" table:style-name="ce50">
            <text:p>2.369</text:p>
          </table:table-cell>
          <table:table-cell office:value-type="float" office:value="14.873798076923077" table:formula="of:=[.C758]/[.$E$10]" table:style-name="ce25">
            <text:p>14.874</text:p>
          </table:table-cell>
          <table:table-cell office:value-type="float" office:value="30.717071434059822" table:formula="of:=(10^([.D758]/10))" table:style-name="ce26">
            <text:p>30.7171</text:p>
          </table:table-cell>
          <table:table-cell office:value-type="float" office:value="66.656045011909811" table:formula="of:=[.E758]*[.C$16]" table:style-name="ce51">
            <text:p>66.66</text:p>
          </table:table-cell>
          <table:table-cell office:value-type="float" office:value="67" table:formula="of:=ROUND([.F758];0)" table:style-name="ce32">
            <text:p>67</text:p>
          </table:table-cell>
          <table:table-cell office:value-type="float" office:value="4280.7310750505776" table:formula="of:=[.E758]*[.$C$17]" table:style-name="ce51">
            <text:p>4280.73</text:p>
          </table:table-cell>
          <table:table-cell office:value-type="float" office:value="4281" table:formula="of:=ROUND([.H758];0)" table:style-name="ce32">
            <text:p>4281</text:p>
          </table:table-cell>
          <table:table-cell office:value-type="float" office:value="66" table:formula="of:=FLOOR(([.I758]/64);1)" table:style-name="ce32">
            <text:p>6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36" table:style-name="ce32">
            <text:p>736</text:p>
          </table:table-cell>
          <table:table-cell office:value-type="float" office:value="2.3718749999999997" table:formula="of:=[.B759]*[.C$11]/[.C$12]" table:style-name="ce50">
            <text:p>2.372</text:p>
          </table:table-cell>
          <table:table-cell office:value-type="float" office:value="14.894034536891677" table:formula="of:=[.C759]/[.$E$10]" table:style-name="ce25">
            <text:p>14.894</text:p>
          </table:table-cell>
          <table:table-cell office:value-type="float" office:value="30.8605352091122" table:formula="of:=(10^([.D759]/10))" table:style-name="ce26">
            <text:p>30.8605</text:p>
          </table:table-cell>
          <table:table-cell office:value-type="float" office:value="66.967361403773467" table:formula="of:=[.E759]*[.C$16]" table:style-name="ce51">
            <text:p>66.97</text:p>
          </table:table-cell>
          <table:table-cell office:value-type="float" office:value="67" table:formula="of:=ROUND([.F759];0)" table:style-name="ce32">
            <text:p>67</text:p>
          </table:table-cell>
          <table:table-cell office:value-type="float" office:value="4300.724186741877" table:formula="of:=[.E759]*[.$C$17]" table:style-name="ce51">
            <text:p>4300.72</text:p>
          </table:table-cell>
          <table:table-cell office:value-type="float" office:value="4301" table:formula="of:=ROUND([.H759];0)" table:style-name="ce32">
            <text:p>4301</text:p>
          </table:table-cell>
          <table:table-cell office:value-type="float" office:value="67" table:formula="of:=FLOOR(([.I759]/64);1)" table:style-name="ce32">
            <text:p>6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37" table:style-name="ce32">
            <text:p>737</text:p>
          </table:table-cell>
          <table:table-cell office:value-type="float" office:value="2.3750976562499999" table:formula="of:=[.B760]*[.C$11]/[.C$12]" table:style-name="ce50">
            <text:p>2.375</text:p>
          </table:table-cell>
          <table:table-cell office:value-type="float" office:value="14.914270996860282" table:formula="of:=[.C760]/[.$E$10]" table:style-name="ce25">
            <text:p>14.914</text:p>
          </table:table-cell>
          <table:table-cell office:value-type="float" office:value="31.004669030291744" table:formula="of:=(10^([.D760]/10))" table:style-name="ce26">
            <text:p>31.0047</text:p>
          </table:table-cell>
          <table:table-cell office:value-type="float" office:value="67.280131795733084" table:formula="of:=[.E760]*[.C$16]" table:style-name="ce51">
            <text:p>67.28</text:p>
          </table:table-cell>
          <table:table-cell office:value-type="float" office:value="67" table:formula="of:=ROUND([.F760];0)" table:style-name="ce32">
            <text:p>67</text:p>
          </table:table-cell>
          <table:table-cell office:value-type="float" office:value="4320.8106760614583" table:formula="of:=[.E760]*[.$C$17]" table:style-name="ce51">
            <text:p>4320.81</text:p>
          </table:table-cell>
          <table:table-cell office:value-type="float" office:value="4321" table:formula="of:=ROUND([.H760];0)" table:style-name="ce32">
            <text:p>4321</text:p>
          </table:table-cell>
          <table:table-cell office:value-type="float" office:value="67" table:formula="of:=FLOOR(([.I760]/64);1)" table:style-name="ce32">
            <text:p>6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38" table:style-name="ce32">
            <text:p>738</text:p>
          </table:table-cell>
          <table:table-cell office:value-type="float" office:value="2.3783203125000001" table:formula="of:=[.B761]*[.C$11]/[.C$12]" table:style-name="ce50">
            <text:p>2.378</text:p>
          </table:table-cell>
          <table:table-cell office:value-type="float" office:value="14.934507456828886" table:formula="of:=[.C761]/[.$E$10]" table:style-name="ce25">
            <text:p>14.935</text:p>
          </table:table-cell>
          <table:table-cell office:value-type="float" office:value="31.149476027042191" table:formula="of:=(10^([.D761]/10))" table:style-name="ce26">
            <text:p>31.1495</text:p>
          </table:table-cell>
          <table:table-cell office:value-type="float" office:value="67.594362978681545" table:formula="of:=[.E761]*[.C$16]" table:style-name="ce51">
            <text:p>67.59</text:p>
          </table:table-cell>
          <table:table-cell office:value-type="float" office:value="68" table:formula="of:=ROUND([.F761];0)" table:style-name="ce32">
            <text:p>68</text:p>
          </table:table-cell>
          <table:table-cell office:value-type="float" office:value="4340.9909791286" table:formula="of:=[.E761]*[.$C$17]" table:style-name="ce51">
            <text:p>4340.99</text:p>
          </table:table-cell>
          <table:table-cell office:value-type="float" office:value="4341" table:formula="of:=ROUND([.H761];0)" table:style-name="ce32">
            <text:p>4341</text:p>
          </table:table-cell>
          <table:table-cell office:value-type="float" office:value="67" table:formula="of:=FLOOR(([.I761]/64);1)" table:style-name="ce32">
            <text:p>6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39" table:style-name="ce32">
            <text:p>739</text:p>
          </table:table-cell>
          <table:table-cell office:value-type="float" office:value="2.3815429687499998" table:formula="of:=[.B762]*[.C$11]/[.C$12]" table:style-name="ce50">
            <text:p>2.382</text:p>
          </table:table-cell>
          <table:table-cell office:value-type="float" office:value="14.954743916797486" table:formula="of:=[.C762]/[.$E$10]" table:style-name="ce25">
            <text:p>14.955</text:p>
          </table:table-cell>
          <table:table-cell office:value-type="float" office:value="31.294959343423319" table:formula="of:=(10^([.D762]/10))" table:style-name="ce26">
            <text:p>31.2950</text:p>
          </table:table-cell>
          <table:table-cell office:value-type="float" office:value="67.910061775228598" table:formula="of:=[.E762]*[.C$16]" table:style-name="ce51">
            <text:p>67.91</text:p>
          </table:table-cell>
          <table:table-cell office:value-type="float" office:value="68" table:formula="of:=ROUND([.F762];0)" table:style-name="ce32">
            <text:p>68</text:p>
          </table:table-cell>
          <table:table-cell office:value-type="float" office:value="4361.2655340994743" table:formula="of:=[.E762]*[.$C$17]" table:style-name="ce51">
            <text:p>4361.27</text:p>
          </table:table-cell>
          <table:table-cell office:value-type="float" office:value="4361" table:formula="of:=ROUND([.H762];0)" table:style-name="ce32">
            <text:p>4361</text:p>
          </table:table-cell>
          <table:table-cell office:value-type="float" office:value="68" table:formula="of:=FLOOR(([.I762]/64);1)" table:style-name="ce32">
            <text:p>6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40" table:style-name="ce32">
            <text:p>740</text:p>
          </table:table-cell>
          <table:table-cell office:value-type="float" office:value="2.384765625" table:formula="of:=[.B763]*[.C$11]/[.C$12]" table:style-name="ce50">
            <text:p>2.385</text:p>
          </table:table-cell>
          <table:table-cell office:value-type="float" office:value="14.974980376766091" table:formula="of:=[.C763]/[.$E$10]" table:style-name="ce25">
            <text:p>14.975</text:p>
          </table:table-cell>
          <table:table-cell office:value-type="float" office:value="31.441122138179214" table:formula="of:=(10^([.D763]/10))" table:style-name="ce26">
            <text:p>31.4411</text:p>
          </table:table-cell>
          <table:table-cell office:value-type="float" office:value="68.227235039848892" table:formula="of:=[.E763]*[.C$16]" table:style-name="ce51">
            <text:p>68.23</text:p>
          </table:table-cell>
          <table:table-cell office:value-type="float" office:value="68" table:formula="of:=ROUND([.F763];0)" table:style-name="ce32">
            <text:p>68</text:p>
          </table:table-cell>
          <table:table-cell office:value-type="float" office:value="4381.6347811766555" table:formula="of:=[.E763]*[.$C$17]" table:style-name="ce51">
            <text:p>4381.63</text:p>
          </table:table-cell>
          <table:table-cell office:value-type="float" office:value="4382" table:formula="of:=ROUND([.H763];0)" table:style-name="ce32">
            <text:p>4382</text:p>
          </table:table-cell>
          <table:table-cell office:value-type="float" office:value="68" table:formula="of:=FLOOR(([.I763]/64);1)" table:style-name="ce32">
            <text:p>6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41" table:style-name="ce32">
            <text:p>741</text:p>
          </table:table-cell>
          <table:table-cell office:value-type="float" office:value="2.3879882812499997" table:formula="of:=[.B764]*[.C$11]/[.C$12]" table:style-name="ce50">
            <text:p>2.388</text:p>
          </table:table-cell>
          <table:table-cell office:value-type="float" office:value="14.995216836734691" table:formula="of:=[.C764]/[.$E$10]" table:style-name="ce25">
            <text:p>14.995</text:p>
          </table:table-cell>
          <table:table-cell office:value-type="float" office:value="31.587967584806776" table:formula="of:=(10^([.D764]/10))" table:style-name="ce26">
            <text:p>31.5880</text:p>
          </table:table-cell>
          <table:table-cell office:value-type="float" office:value="68.545889659030706" table:formula="of:=[.E764]*[.C$16]" table:style-name="ce51">
            <text:p>68.55</text:p>
          </table:table-cell>
          <table:table-cell office:value-type="float" office:value="69" table:formula="of:=ROUND([.F764];0)" table:style-name="ce32">
            <text:p>69</text:p>
          </table:table-cell>
          <table:table-cell office:value-type="float" office:value="4402.0991626186724" table:formula="of:=[.E764]*[.$C$17]" table:style-name="ce51">
            <text:p>4402.10</text:p>
          </table:table-cell>
          <table:table-cell office:value-type="float" office:value="4402" table:formula="of:=ROUND([.H764];0)" table:style-name="ce32">
            <text:p>4402</text:p>
          </table:table-cell>
          <table:table-cell office:value-type="float" office:value="68" table:formula="of:=FLOOR(([.I764]/64);1)" table:style-name="ce32">
            <text:p>6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42" table:style-name="ce32">
            <text:p>742</text:p>
          </table:table-cell>
          <table:table-cell office:value-type="float" office:value="2.3912109374999999" table:formula="of:=[.B765]*[.C$11]/[.C$12]" table:style-name="ce50">
            <text:p>2.391</text:p>
          </table:table-cell>
          <table:table-cell office:value-type="float" office:value="15.015453296703296" table:formula="of:=[.C765]/[.$E$10]" table:style-name="ce25">
            <text:p>15.015</text:p>
          </table:table-cell>
          <table:table-cell office:value-type="float" office:value="31.735498871624845" table:formula="of:=(10^([.D765]/10))" table:style-name="ce26">
            <text:p>31.7355</text:p>
          </table:table-cell>
          <table:table-cell office:value-type="float" office:value="68.866032551425917" table:formula="of:=[.E765]*[.C$16]" table:style-name="ce51">
            <text:p>68.87</text:p>
          </table:table-cell>
          <table:table-cell office:value-type="float" office:value="69" table:formula="of:=ROUND([.F765];0)" table:style-name="ce32">
            <text:p>69</text:p>
          </table:table-cell>
          <table:table-cell office:value-type="float" office:value="4422.6591227496392" table:formula="of:=[.E765]*[.$C$17]" table:style-name="ce51">
            <text:p>4422.66</text:p>
          </table:table-cell>
          <table:table-cell office:value-type="float" office:value="4423" table:formula="of:=ROUND([.H765];0)" table:style-name="ce32">
            <text:p>4423</text:p>
          </table:table-cell>
          <table:table-cell office:value-type="float" office:value="69" table:formula="of:=FLOOR(([.I765]/64);1)" table:style-name="ce32">
            <text:p>6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43" table:style-name="ce32">
            <text:p>743</text:p>
          </table:table-cell>
          <table:table-cell office:value-type="float" office:value="2.3944335937500001" table:formula="of:=[.B766]*[.C$11]/[.C$12]" table:style-name="ce50">
            <text:p>2.394</text:p>
          </table:table-cell>
          <table:table-cell office:value-type="float" office:value="15.0356897566719" table:formula="of:=[.C766]/[.$E$10]" table:style-name="ce25">
            <text:p>15.036</text:p>
          </table:table-cell>
          <table:table-cell office:value-type="float" office:value="31.883719201843103" table:formula="of:=(10^([.D766]/10))" table:style-name="ce26">
            <text:p>31.8837</text:p>
          </table:table-cell>
          <table:table-cell office:value-type="float" office:value="69.187670667999527" table:formula="of:=[.E766]*[.C$16]" table:style-name="ce51">
            <text:p>69.19</text:p>
          </table:table-cell>
          <table:table-cell office:value-type="float" office:value="69" table:formula="of:=ROUND([.F766];0)" table:style-name="ce32">
            <text:p>69</text:p>
          </table:table-cell>
          <table:table-cell office:value-type="float" office:value="4443.315107968855" table:formula="of:=[.E766]*[.$C$17]" table:style-name="ce51">
            <text:p>4443.32</text:p>
          </table:table-cell>
          <table:table-cell office:value-type="float" office:value="4443" table:formula="of:=ROUND([.H766];0)" table:style-name="ce32">
            <text:p>4443</text:p>
          </table:table-cell>
          <table:table-cell office:value-type="float" office:value="69" table:formula="of:=FLOOR(([.I766]/64);1)" table:style-name="ce32">
            <text:p>6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44" table:style-name="ce32">
            <text:p>744</text:p>
          </table:table-cell>
          <table:table-cell office:value-type="float" office:value="2.3976562499999998" table:formula="of:=[.B767]*[.C$11]/[.C$12]" table:style-name="ce50">
            <text:p>2.398</text:p>
          </table:table-cell>
          <table:table-cell office:value-type="float" office:value="15.055926216640501" table:formula="of:=[.C767]/[.$E$10]" table:style-name="ce25">
            <text:p>15.056</text:p>
          </table:table-cell>
          <table:table-cell office:value-type="float" office:value="32.03263179363185" table:formula="of:=(10^([.D767]/10))" table:style-name="ce26">
            <text:p>32.0326</text:p>
          </table:table-cell>
          <table:table-cell office:value-type="float" office:value="69.510810992181106" table:formula="of:=[.E767]*[.C$16]" table:style-name="ce51">
            <text:p>69.51</text:p>
          </table:table-cell>
          <table:table-cell office:value-type="float" office:value="70" table:formula="of:=ROUND([.F767];0)" table:style-name="ce32">
            <text:p>70</text:p>
          </table:table-cell>
          <table:table-cell office:value-type="float" office:value="4464.0675667605346" table:formula="of:=[.E767]*[.$C$17]" table:style-name="ce51">
            <text:p>4464.07</text:p>
          </table:table-cell>
          <table:table-cell office:value-type="float" office:value="4464" table:formula="of:=ROUND([.H767];0)" table:style-name="ce32">
            <text:p>4464</text:p>
          </table:table-cell>
          <table:table-cell office:value-type="float" office:value="69" table:formula="of:=FLOOR(([.I767]/64);1)" table:style-name="ce32">
            <text:p>6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45" table:style-name="ce32">
            <text:p>745</text:p>
          </table:table-cell>
          <table:table-cell office:value-type="float" office:value="2.40087890625" table:formula="of:=[.B768]*[.C$11]/[.C$12]" table:style-name="ce50">
            <text:p>2.401</text:p>
          </table:table-cell>
          <table:table-cell office:value-type="float" office:value="15.076162676609105" table:formula="of:=[.C768]/[.$E$10]" table:style-name="ce25">
            <text:p>15.076</text:p>
          </table:table-cell>
          <table:table-cell office:value-type="float" office:value="32.182239880191872" table:formula="of:=(10^([.D768]/10))" table:style-name="ce26">
            <text:p>32.1822</text:p>
          </table:table-cell>
          <table:table-cell office:value-type="float" office:value="69.835460540016356" table:formula="of:=[.E768]*[.C$16]" table:style-name="ce51">
            <text:p>69.84</text:p>
          </table:table-cell>
          <table:table-cell office:value-type="float" office:value="70" table:formula="of:=ROUND([.F768];0)" table:style-name="ce32">
            <text:p>70</text:p>
          </table:table-cell>
          <table:table-cell office:value-type="float" office:value="4484.91694970354" table:formula="of:=[.E768]*[.$C$17]" table:style-name="ce51">
            <text:p>4484.92</text:p>
          </table:table-cell>
          <table:table-cell office:value-type="float" office:value="4485" table:formula="of:=ROUND([.H768];0)" table:style-name="ce32">
            <text:p>4485</text:p>
          </table:table-cell>
          <table:table-cell office:value-type="float" office:value="70" table:formula="of:=FLOOR(([.I768]/64);1)" table:style-name="ce32">
            <text:p>7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46" table:style-name="ce32">
            <text:p>746</text:p>
          </table:table-cell>
          <table:table-cell office:value-type="float" office:value="2.4041015624999997" table:formula="of:=[.B769]*[.C$11]/[.C$12]" table:style-name="ce50">
            <text:p>2.404</text:p>
          </table:table-cell>
          <table:table-cell office:value-type="float" office:value="15.096399136577705" table:formula="of:=[.C769]/[.$E$10]" table:style-name="ce25">
            <text:p>15.096</text:p>
          </table:table-cell>
          <table:table-cell office:value-type="float" office:value="32.332546709824534" table:formula="of:=(10^([.D769]/10))" table:style-name="ce26">
            <text:p>32.3325</text:p>
          </table:table-cell>
          <table:table-cell office:value-type="float" office:value="70.161626360319232" table:formula="of:=[.E769]*[.C$16]" table:style-name="ce51">
            <text:p>70.16</text:p>
          </table:table-cell>
          <table:table-cell office:value-type="float" office:value="70" table:formula="of:=ROUND([.F769];0)" table:style-name="ce32">
            <text:p>70</text:p>
          </table:table-cell>
          <table:table-cell office:value-type="float" office:value="4505.8637094811475" table:formula="of:=[.E769]*[.$C$17]" table:style-name="ce51">
            <text:p>4505.86</text:p>
          </table:table-cell>
          <table:table-cell office:value-type="float" office:value="4506" table:formula="of:=ROUND([.H769];0)" table:style-name="ce32">
            <text:p>4506</text:p>
          </table:table-cell>
          <table:table-cell office:value-type="float" office:value="70" table:formula="of:=FLOOR(([.I769]/64);1)" table:style-name="ce32">
            <text:p>7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47" table:style-name="ce32">
            <text:p>747</text:p>
          </table:table-cell>
          <table:table-cell office:value-type="float" office:value="2.4073242187499999" table:formula="of:=[.B770]*[.C$11]/[.C$12]" table:style-name="ce50">
            <text:p>2.407</text:p>
          </table:table-cell>
          <table:table-cell office:value-type="float" office:value="15.11663559654631" table:formula="of:=[.C770]/[.$E$10]" table:style-name="ce25">
            <text:p>15.117</text:p>
          </table:table-cell>
          <table:table-cell office:value-type="float" office:value="32.483555546002385" table:formula="of:=(10^([.D770]/10))" table:style-name="ce26">
            <text:p>32.4836</text:p>
          </table:table-cell>
          <table:table-cell office:value-type="float" office:value="70.489315534825181" table:formula="of:=[.E770]*[.C$16]" table:style-name="ce51">
            <text:p>70.49</text:p>
          </table:table-cell>
          <table:table-cell office:value-type="float" office:value="70" table:formula="of:=ROUND([.F770];0)" table:style-name="ce32">
            <text:p>70</text:p>
          </table:table-cell>
          <table:table-cell office:value-type="float" office:value="4526.9083008908929" table:formula="of:=[.E770]*[.$C$17]" table:style-name="ce51">
            <text:p>4526.91</text:p>
          </table:table-cell>
          <table:table-cell office:value-type="float" office:value="4527" table:formula="of:=ROUND([.H770];0)" table:style-name="ce32">
            <text:p>4527</text:p>
          </table:table-cell>
          <table:table-cell office:value-type="float" office:value="70" table:formula="of:=FLOOR(([.I770]/64);1)" table:style-name="ce32">
            <text:p>7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48" table:style-name="ce32">
            <text:p>748</text:p>
          </table:table-cell>
          <table:table-cell office:value-type="float" office:value="2.4105468750000001" table:formula="of:=[.B771]*[.C$11]/[.C$12]" table:style-name="ce50">
            <text:p>2.411</text:p>
          </table:table-cell>
          <table:table-cell office:value-type="float" office:value="15.136872056514914" table:formula="of:=[.C771]/[.$E$10]" table:style-name="ce25">
            <text:p>15.137</text:p>
          </table:table-cell>
          <table:table-cell office:value-type="float" office:value="32.635269667439957" table:formula="of:=(10^([.D771]/10))" table:style-name="ce26">
            <text:p>32.6353</text:p>
          </table:table-cell>
          <table:table-cell office:value-type="float" office:value="70.818535178344703" table:formula="of:=[.E771]*[.C$16]" table:style-name="ce51">
            <text:p>70.82</text:p>
          </table:table-cell>
          <table:table-cell office:value-type="float" office:value="71" table:formula="of:=ROUND([.F771];0)" table:style-name="ce32">
            <text:p>71</text:p>
          </table:table-cell>
          <table:table-cell office:value-type="float" office:value="4548.0511808544325" table:formula="of:=[.E771]*[.$C$17]" table:style-name="ce51">
            <text:p>4548.05</text:p>
          </table:table-cell>
          <table:table-cell office:value-type="float" office:value="4548" table:formula="of:=ROUND([.H771];0)" table:style-name="ce32">
            <text:p>4548</text:p>
          </table:table-cell>
          <table:table-cell office:value-type="float" office:value="71" table:formula="of:=FLOOR(([.I771]/64);1)" table:style-name="ce32">
            <text:p>7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49" table:style-name="ce32">
            <text:p>749</text:p>
          </table:table-cell>
          <table:table-cell office:value-type="float" office:value="2.4137695312499998" table:formula="of:=[.B772]*[.C$11]/[.C$12]" table:style-name="ce50">
            <text:p>2.414</text:p>
          </table:table-cell>
          <table:table-cell office:value-type="float" office:value="15.157108516483515" table:formula="of:=[.C772]/[.$E$10]" table:style-name="ce25">
            <text:p>15.157</text:p>
          </table:table-cell>
          <table:table-cell office:value-type="float" office:value="32.787692368164983" table:formula="of:=(10^([.D772]/10))" table:style-name="ce26">
            <text:p>32.7877</text:p>
          </table:table-cell>
          <table:table-cell office:value-type="float" office:value="71.14929243891801" table:formula="of:=[.E772]*[.C$16]" table:style-name="ce51">
            <text:p>71.15</text:p>
          </table:table-cell>
          <table:table-cell office:value-type="float" office:value="71" table:formula="of:=ROUND([.F772];0)" table:style-name="ce32">
            <text:p>71</text:p>
          </table:table-cell>
          <table:table-cell office:value-type="float" office:value="4569.2928084274727" table:formula="of:=[.E772]*[.$C$17]" table:style-name="ce51">
            <text:p>4569.29</text:p>
          </table:table-cell>
          <table:table-cell office:value-type="float" office:value="4569" table:formula="of:=ROUND([.H772];0)" table:style-name="ce32">
            <text:p>4569</text:p>
          </table:table-cell>
          <table:table-cell office:value-type="float" office:value="71" table:formula="of:=FLOOR(([.I772]/64);1)" table:style-name="ce32">
            <text:p>7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50" table:style-name="ce32">
            <text:p>750</text:p>
          </table:table-cell>
          <table:table-cell office:value-type="float" office:value="2.4169921875" table:formula="of:=[.B773]*[.C$11]/[.C$12]" table:style-name="ce50">
            <text:p>2.417</text:p>
          </table:table-cell>
          <table:table-cell office:value-type="float" office:value="15.177344976452119" table:formula="of:=[.C773]/[.$E$10]" table:style-name="ce25">
            <text:p>15.177</text:p>
          </table:table-cell>
          <table:table-cell office:value-type="float" office:value="32.940826957589977" table:formula="of:=(10^([.D773]/10))" table:style-name="ce26">
            <text:p>32.9408</text:p>
          </table:table-cell>
          <table:table-cell office:value-type="float" office:value="71.481594497970249" table:formula="of:=[.E773]*[.C$16]" table:style-name="ce51">
            <text:p>71.48</text:p>
          </table:table-cell>
          <table:table-cell office:value-type="float" office:value="71" table:formula="of:=ROUND([.F773];0)" table:style-name="ce32">
            <text:p>71</text:p>
          </table:table-cell>
          <table:table-cell office:value-type="float" office:value="4590.63364480974" table:formula="of:=[.E773]*[.$C$17]" table:style-name="ce51">
            <text:p>4590.63</text:p>
          </table:table-cell>
          <table:table-cell office:value-type="float" office:value="4591" table:formula="of:=ROUND([.H773];0)" table:style-name="ce32">
            <text:p>4591</text:p>
          </table:table-cell>
          <table:table-cell office:value-type="float" office:value="71" table:formula="of:=FLOOR(([.I773]/64);1)" table:style-name="ce32">
            <text:p>7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51" table:style-name="ce32">
            <text:p>751</text:p>
          </table:table-cell>
          <table:table-cell office:value-type="float" office:value="2.4202148437499997" table:formula="of:=[.B774]*[.C$11]/[.C$12]" table:style-name="ce50">
            <text:p>2.420</text:p>
          </table:table-cell>
          <table:table-cell office:value-type="float" office:value="15.19758143642072" table:formula="of:=[.C774]/[.$E$10]" table:style-name="ce25">
            <text:p>15.198</text:p>
          </table:table-cell>
          <table:table-cell office:value-type="float" office:value="33.094676760583987" table:formula="of:=(10^([.D774]/10))" table:style-name="ce26">
            <text:p>33.0947</text:p>
          </table:table-cell>
          <table:table-cell office:value-type="float" office:value="71.815448570467254" table:formula="of:=[.E774]*[.C$16]" table:style-name="ce51">
            <text:p>71.82</text:p>
          </table:table-cell>
          <table:table-cell office:value-type="float" office:value="72" table:formula="of:=ROUND([.F774];0)" table:style-name="ce32">
            <text:p>72</text:p>
          </table:table-cell>
          <table:table-cell office:value-type="float" office:value="4612.0741533549844" table:formula="of:=[.E774]*[.$C$17]" table:style-name="ce51">
            <text:p>4612.07</text:p>
          </table:table-cell>
          <table:table-cell office:value-type="float" office:value="4612" table:formula="of:=ROUND([.H774];0)" table:style-name="ce32">
            <text:p>4612</text:p>
          </table:table-cell>
          <table:table-cell office:value-type="float" office:value="72" table:formula="of:=FLOOR(([.I774]/64);1)" table:style-name="ce32">
            <text:p>7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52" table:style-name="ce32">
            <text:p>752</text:p>
          </table:table-cell>
          <table:table-cell office:value-type="float" office:value="2.4234374999999999" table:formula="of:=[.B775]*[.C$11]/[.C$12]" table:style-name="ce50">
            <text:p>2.423</text:p>
          </table:table-cell>
          <table:table-cell office:value-type="float" office:value="15.217817896389324" table:formula="of:=[.C775]/[.$E$10]" table:style-name="ce25">
            <text:p>15.218</text:p>
          </table:table-cell>
          <table:table-cell office:value-type="float" office:value="33.249245117544831" table:formula="of:=(10^([.D775]/10))" table:style-name="ce26">
            <text:p>33.2492</text:p>
          </table:table-cell>
          <table:table-cell office:value-type="float" office:value="72.150861905072276" table:formula="of:=[.E775]*[.C$16]" table:style-name="ce51">
            <text:p>72.15</text:p>
          </table:table-cell>
          <table:table-cell office:value-type="float" office:value="72" table:formula="of:=ROUND([.F775];0)" table:style-name="ce32">
            <text:p>72</text:p>
          </table:table-cell>
          <table:table-cell office:value-type="float" office:value="4633.6147995810479" table:formula="of:=[.E775]*[.$C$17]" table:style-name="ce51">
            <text:p>4633.61</text:p>
          </table:table-cell>
          <table:table-cell office:value-type="float" office:value="4634" table:formula="of:=ROUND([.H775];0)" table:style-name="ce32">
            <text:p>4634</text:p>
          </table:table-cell>
          <table:table-cell office:value-type="float" office:value="72" table:formula="of:=FLOOR(([.I775]/64);1)" table:style-name="ce32">
            <text:p>7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53" table:style-name="ce32">
            <text:p>753</text:p>
          </table:table-cell>
          <table:table-cell office:value-type="float" office:value="2.4266601562500001" table:formula="of:=[.B776]*[.C$11]/[.C$12]" table:style-name="ce50">
            <text:p>2.427</text:p>
          </table:table-cell>
          <table:table-cell office:value-type="float" office:value="15.238054356357928" table:formula="of:=[.C776]/[.$E$10]" table:style-name="ce25">
            <text:p>15.238</text:p>
          </table:table-cell>
          <table:table-cell office:value-type="float" office:value="33.404535384471664" table:formula="of:=(10^([.D776]/10))" table:style-name="ce26">
            <text:p>33.4045</text:p>
          </table:table-cell>
          <table:table-cell office:value-type="float" office:value="72.487841784303512" table:formula="of:=[.E776]*[.C$16]" table:style-name="ce51">
            <text:p>72.49</text:p>
          </table:table-cell>
          <table:table-cell office:value-type="float" office:value="72" table:formula="of:=ROUND([.F776];0)" table:style-name="ce32">
            <text:p>72</text:p>
          </table:table-cell>
          <table:table-cell office:value-type="float" office:value="4655.256051179972" table:formula="of:=[.E776]*[.$C$17]" table:style-name="ce51">
            <text:p>4655.26</text:p>
          </table:table-cell>
          <table:table-cell office:value-type="float" office:value="4655" table:formula="of:=ROUND([.H776];0)" table:style-name="ce32">
            <text:p>4655</text:p>
          </table:table-cell>
          <table:table-cell office:value-type="float" office:value="72" table:formula="of:=FLOOR(([.I776]/64);1)" table:style-name="ce32">
            <text:p>7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54" table:style-name="ce32">
            <text:p>754</text:p>
          </table:table-cell>
          <table:table-cell office:value-type="float" office:value="2.4298828124999998" table:formula="of:=[.B777]*[.C$11]/[.C$12]" table:style-name="ce50">
            <text:p>2.430</text:p>
          </table:table-cell>
          <table:table-cell office:value-type="float" office:value="15.258290816326529" table:formula="of:=[.C777]/[.$E$10]" table:style-name="ce25">
            <text:p>15.258</text:p>
          </table:table-cell>
          <table:table-cell office:value-type="float" office:value="33.560550933037689" table:formula="of:=(10^([.D777]/10))" table:style-name="ce26">
            <text:p>33.5606</text:p>
          </table:table-cell>
          <table:table-cell office:value-type="float" office:value="72.826395524691776" table:formula="of:=[.E777]*[.C$16]" table:style-name="ce51">
            <text:p>72.83</text:p>
          </table:table-cell>
          <table:table-cell office:value-type="float" office:value="73" table:formula="of:=ROUND([.F777];0)" table:style-name="ce32">
            <text:p>73</text:p>
          </table:table-cell>
          <table:table-cell office:value-type="float" office:value="4676.9983780281327" table:formula="of:=[.E777]*[.$C$17]" table:style-name="ce51">
            <text:p>4677.00</text:p>
          </table:table-cell>
          <table:table-cell office:value-type="float" office:value="4677" table:formula="of:=ROUND([.H777];0)" table:style-name="ce32">
            <text:p>4677</text:p>
          </table:table-cell>
          <table:table-cell office:value-type="float" office:value="73" table:formula="of:=FLOOR(([.I777]/64);1)" table:style-name="ce32">
            <text:p>7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55" table:style-name="ce32">
            <text:p>755</text:p>
          </table:table-cell>
          <table:table-cell office:value-type="float" office:value="2.43310546875" table:formula="of:=[.B778]*[.C$11]/[.C$12]" table:style-name="ce50">
            <text:p>2.433</text:p>
          </table:table-cell>
          <table:table-cell office:value-type="float" office:value="15.278527276295133" table:formula="of:=[.C778]/[.$E$10]" table:style-name="ce25">
            <text:p>15.279</text:p>
          </table:table-cell>
          <table:table-cell office:value-type="float" office:value="33.71729515066361" table:formula="of:=(10^([.D778]/10))" table:style-name="ce26">
            <text:p>33.7173</text:p>
          </table:table-cell>
          <table:table-cell office:value-type="float" office:value="73.166530476940025" table:formula="of:=[.E778]*[.C$16]" table:style-name="ce51">
            <text:p>73.17</text:p>
          </table:table-cell>
          <table:table-cell office:value-type="float" office:value="73" table:formula="of:=ROUND([.F778];0)" table:style-name="ce32">
            <text:p>73</text:p>
          </table:table-cell>
          <table:table-cell office:value-type="float" office:value="4698.8422521964812" table:formula="of:=[.E778]*[.$C$17]" table:style-name="ce51">
            <text:p>4698.84</text:p>
          </table:table-cell>
          <table:table-cell office:value-type="float" office:value="4699" table:formula="of:=ROUND([.H778];0)" table:style-name="ce32">
            <text:p>4699</text:p>
          </table:table-cell>
          <table:table-cell office:value-type="float" office:value="73" table:formula="of:=FLOOR(([.I778]/64);1)" table:style-name="ce32">
            <text:p>7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56" table:style-name="ce32">
            <text:p>756</text:p>
          </table:table-cell>
          <table:table-cell office:value-type="float" office:value="2.4363281249999997" table:formula="of:=[.B779]*[.C$11]/[.C$12]" table:style-name="ce50">
            <text:p>2.436</text:p>
          </table:table-cell>
          <table:table-cell office:value-type="float" office:value="15.298763736263734" table:formula="of:=[.C779]/[.$E$10]" table:style-name="ce25">
            <text:p>15.299</text:p>
          </table:table-cell>
          <table:table-cell office:value-type="float" office:value="33.874771440590969" table:formula="of:=(10^([.D779]/10))" table:style-name="ce26">
            <text:p>33.8748</text:p>
          </table:table-cell>
          <table:table-cell office:value-type="float" office:value="73.508254026082398" table:formula="of:=[.E779]*[.C$16]" table:style-name="ce51">
            <text:p>73.51</text:p>
          </table:table-cell>
          <table:table-cell office:value-type="float" office:value="74" table:formula="of:=ROUND([.F779];0)" table:style-name="ce32">
            <text:p>74</text:p>
          </table:table-cell>
          <table:table-cell office:value-type="float" office:value="4720.7881479607577" table:formula="of:=[.E779]*[.$C$17]" table:style-name="ce51">
            <text:p>4720.79</text:p>
          </table:table-cell>
          <table:table-cell office:value-type="float" office:value="4721" table:formula="of:=ROUND([.H779];0)" table:style-name="ce32">
            <text:p>4721</text:p>
          </table:table-cell>
          <table:table-cell office:value-type="float" office:value="73" table:formula="of:=FLOOR(([.I779]/64);1)" table:style-name="ce32">
            <text:p>7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57" table:style-name="ce32">
            <text:p>757</text:p>
          </table:table-cell>
          <table:table-cell office:value-type="float" office:value="2.4395507812499999" table:formula="of:=[.B780]*[.C$11]/[.C$12]" table:style-name="ce50">
            <text:p>2.440</text:p>
          </table:table-cell>
          <table:table-cell office:value-type="float" office:value="15.319000196232338" table:formula="of:=[.C780]/[.$E$10]" table:style-name="ce25">
            <text:p>15.319</text:p>
          </table:table-cell>
          <table:table-cell office:value-type="float" office:value="34.032983221956137" table:formula="of:=(10^([.D780]/10))" table:style-name="ce26">
            <text:p>34.0330</text:p>
          </table:table-cell>
          <table:table-cell office:value-type="float" office:value="73.851573591644808" table:formula="of:=[.E780]*[.C$16]" table:style-name="ce51">
            <text:p>73.85</text:p>
          </table:table-cell>
          <table:table-cell office:value-type="float" office:value="74" table:formula="of:=ROUND([.F780];0)" table:style-name="ce32">
            <text:p>74</text:p>
          </table:table-cell>
          <table:table-cell office:value-type="float" office:value="4742.8365418118074" table:formula="of:=[.E780]*[.$C$17]" table:style-name="ce51">
            <text:p>4742.84</text:p>
          </table:table-cell>
          <table:table-cell office:value-type="float" office:value="4743" table:formula="of:=ROUND([.H780];0)" table:style-name="ce32">
            <text:p>4743</text:p>
          </table:table-cell>
          <table:table-cell office:value-type="float" office:value="74" table:formula="of:=FLOOR(([.I780]/64);1)" table:style-name="ce32">
            <text:p>7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58" table:style-name="ce32">
            <text:p>758</text:p>
          </table:table-cell>
          <table:table-cell office:value-type="float" office:value="2.4427734375000001" table:formula="of:=[.B781]*[.C$11]/[.C$12]" table:style-name="ce50">
            <text:p>2.443</text:p>
          </table:table-cell>
          <table:table-cell office:value-type="float" office:value="15.339236656200942" table:formula="of:=[.C781]/[.$E$10]" table:style-name="ce25">
            <text:p>15.339</text:p>
          </table:table-cell>
          <table:table-cell office:value-type="float" office:value="34.191933929864547" table:formula="of:=(10^([.D781]/10))" table:style-name="ce26">
            <text:p>34.1919</text:p>
          </table:table-cell>
          <table:table-cell office:value-type="float" office:value="74.19649662780607" table:formula="of:=[.E781]*[.C$16]" table:style-name="ce51">
            <text:p>74.20</text:p>
          </table:table-cell>
          <table:table-cell office:value-type="float" office:value="74" table:formula="of:=ROUND([.F781];0)" table:style-name="ce32">
            <text:p>74</text:p>
          </table:table-cell>
          <table:table-cell office:value-type="float" office:value="4764.9879124659237" table:formula="of:=[.E781]*[.$C$17]" table:style-name="ce51">
            <text:p>4764.99</text:p>
          </table:table-cell>
          <table:table-cell office:value-type="float" office:value="4765" table:formula="of:=ROUND([.H781];0)" table:style-name="ce32">
            <text:p>4765</text:p>
          </table:table-cell>
          <table:table-cell office:value-type="float" office:value="74" table:formula="of:=FLOOR(([.I781]/64);1)" table:style-name="ce32">
            <text:p>7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59" table:style-name="ce32">
            <text:p>759</text:p>
          </table:table-cell>
          <table:table-cell office:value-type="float" office:value="2.4459960937499998" table:formula="of:=[.B782]*[.C$11]/[.C$12]" table:style-name="ce50">
            <text:p>2.446</text:p>
          </table:table-cell>
          <table:table-cell office:value-type="float" office:value="15.359473116169543" table:formula="of:=[.C782]/[.$E$10]" table:style-name="ce25">
            <text:p>15.359</text:p>
          </table:table-cell>
          <table:table-cell office:value-type="float" office:value="34.351627015465141" table:formula="of:=(10^([.D782]/10))" table:style-name="ce26">
            <text:p>34.3516</text:p>
          </table:table-cell>
          <table:table-cell office:value-type="float" office:value="74.543030623559346" table:formula="of:=[.E782]*[.C$16]" table:style-name="ce51">
            <text:p>74.54</text:p>
          </table:table-cell>
          <table:table-cell office:value-type="float" office:value="75" table:formula="of:=ROUND([.F782];0)" table:style-name="ce32">
            <text:p>75</text:p>
          </table:table-cell>
          <table:table-cell office:value-type="float" office:value="4787.2427408752228" table:formula="of:=[.E782]*[.$C$17]" table:style-name="ce51">
            <text:p>4787.24</text:p>
          </table:table-cell>
          <table:table-cell office:value-type="float" office:value="4787" table:formula="of:=ROUND([.H782];0)" table:style-name="ce32">
            <text:p>4787</text:p>
          </table:table-cell>
          <table:table-cell office:value-type="float" office:value="74" table:formula="of:=FLOOR(([.I782]/64);1)" table:style-name="ce32">
            <text:p>7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60" table:style-name="ce32">
            <text:p>760</text:p>
          </table:table-cell>
          <table:table-cell office:value-type="float" office:value="2.44921875" table:formula="of:=[.B783]*[.C$11]/[.C$12]" table:style-name="ce50">
            <text:p>2.449</text:p>
          </table:table-cell>
          <table:table-cell office:value-type="float" office:value="15.379709576138147" table:formula="of:=[.C783]/[.$E$10]" table:style-name="ce25">
            <text:p>15.380</text:p>
          </table:table-cell>
          <table:table-cell office:value-type="float" office:value="34.512065946025615" table:formula="of:=(10^([.D783]/10))" table:style-name="ce26">
            <text:p>34.5121</text:p>
          </table:table-cell>
          <table:table-cell office:value-type="float" office:value="74.891183102875587" table:formula="of:=[.E783]*[.C$16]" table:style-name="ce51">
            <text:p>74.89</text:p>
          </table:table-cell>
          <table:table-cell office:value-type="float" office:value="75" table:formula="of:=ROUND([.F783];0)" table:style-name="ce32">
            <text:p>75</text:p>
          </table:table-cell>
          <table:table-cell office:value-type="float" office:value="4809.6015102381298" table:formula="of:=[.E783]*[.$C$17]" table:style-name="ce51">
            <text:p>4809.60</text:p>
          </table:table-cell>
          <table:table-cell office:value-type="float" office:value="4810" table:formula="of:=ROUND([.H783];0)" table:style-name="ce32">
            <text:p>4810</text:p>
          </table:table-cell>
          <table:table-cell office:value-type="float" office:value="75" table:formula="of:=FLOOR(([.I783]/64);1)" table:style-name="ce32">
            <text:p>7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61" table:style-name="ce32">
            <text:p>761</text:p>
          </table:table-cell>
          <table:table-cell office:value-type="float" office:value="2.4524414062499997" table:formula="of:=[.B784]*[.C$11]/[.C$12]" table:style-name="ce50">
            <text:p>2.452</text:p>
          </table:table-cell>
          <table:table-cell office:value-type="float" office:value="15.399946036106748" table:formula="of:=[.C784]/[.$E$10]" table:style-name="ce25">
            <text:p>15.400</text:p>
          </table:table-cell>
          <table:table-cell office:value-type="float" office:value="34.673254205007346" table:formula="of:=(10^([.D784]/10))" table:style-name="ce26">
            <text:p>34.6733</text:p>
          </table:table-cell>
          <table:table-cell office:value-type="float" office:value="75.240961624865932" table:formula="of:=[.E784]*[.C$16]" table:style-name="ce51">
            <text:p>75.24</text:p>
          </table:table-cell>
          <table:table-cell office:value-type="float" office:value="75" table:formula="of:=ROUND([.F784];0)" table:style-name="ce32">
            <text:p>75</text:p>
          </table:table-cell>
          <table:table-cell office:value-type="float" office:value="4832.0647060098245" table:formula="of:=[.E784]*[.$C$17]" table:style-name="ce51">
            <text:p>4832.06</text:p>
          </table:table-cell>
          <table:table-cell office:value-type="float" office:value="4832" table:formula="of:=ROUND([.H784];0)" table:style-name="ce32">
            <text:p>4832</text:p>
          </table:table-cell>
          <table:table-cell office:value-type="float" office:value="75" table:formula="of:=FLOOR(([.I784]/64);1)" table:style-name="ce32">
            <text:p>7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62" table:style-name="ce32">
            <text:p>762</text:p>
          </table:table-cell>
          <table:table-cell office:value-type="float" office:value="2.4556640624999999" table:formula="of:=[.B785]*[.C$11]/[.C$12]" table:style-name="ce50">
            <text:p>2.456</text:p>
          </table:table-cell>
          <table:table-cell office:value-type="float" office:value="15.420182496075352" table:formula="of:=[.C785]/[.$E$10]" table:style-name="ce25">
            <text:p>15.420</text:p>
          </table:table-cell>
          <table:table-cell office:value-type="float" office:value="34.835195292141236" table:formula="of:=(10^([.D785]/10))" table:style-name="ce26">
            <text:p>34.8352</text:p>
          </table:table-cell>
          <table:table-cell office:value-type="float" office:value="75.592373783946485" table:formula="of:=[.E785]*[.C$16]" table:style-name="ce51">
            <text:p>75.59</text:p>
          </table:table-cell>
          <table:table-cell office:value-type="float" office:value="76" table:formula="of:=ROUND([.F785];0)" table:style-name="ce32">
            <text:p>76</text:p>
          </table:table-cell>
          <table:table-cell office:value-type="float" office:value="4854.6328159128034" table:formula="of:=[.E785]*[.$C$17]" table:style-name="ce51">
            <text:p>4854.63</text:p>
          </table:table-cell>
          <table:table-cell office:value-type="float" office:value="4855" table:formula="of:=ROUND([.H785];0)" table:style-name="ce32">
            <text:p>4855</text:p>
          </table:table-cell>
          <table:table-cell office:value-type="float" office:value="75" table:formula="of:=FLOOR(([.I785]/64);1)" table:style-name="ce32">
            <text:p>7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63" table:style-name="ce32">
            <text:p>763</text:p>
          </table:table-cell>
          <table:table-cell office:value-type="float" office:value="2.4588867187500001" table:formula="of:=[.B786]*[.C$11]/[.C$12]" table:style-name="ce50">
            <text:p>2.459</text:p>
          </table:table-cell>
          <table:table-cell office:value-type="float" office:value="15.440418956043956" table:formula="of:=[.C786]/[.$E$10]" table:style-name="ce25">
            <text:p>15.440</text:p>
          </table:table-cell>
          <table:table-cell office:value-type="float" office:value="34.997892723503668" table:formula="of:=(10^([.D786]/10))" table:style-name="ce26">
            <text:p>34.9979</text:p>
          </table:table-cell>
          <table:table-cell office:value-type="float" office:value="75.945427210002961" table:formula="of:=[.E786]*[.C$16]" table:style-name="ce51">
            <text:p>75.95</text:p>
          </table:table-cell>
          <table:table-cell office:value-type="float" office:value="76" table:formula="of:=ROUND([.F786];0)" table:style-name="ce32">
            <text:p>76</text:p>
          </table:table-cell>
          <table:table-cell office:value-type="float" office:value="4877.3063299474716" table:formula="of:=[.E786]*[.$C$17]" table:style-name="ce51">
            <text:p>4877.31</text:p>
          </table:table-cell>
          <table:table-cell office:value-type="float" office:value="4877" table:formula="of:=ROUND([.H786];0)" table:style-name="ce32">
            <text:p>4877</text:p>
          </table:table-cell>
          <table:table-cell office:value-type="float" office:value="76" table:formula="of:=FLOOR(([.I786]/64);1)" table:style-name="ce32">
            <text:p>7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64" table:style-name="ce32">
            <text:p>764</text:p>
          </table:table-cell>
          <table:table-cell office:value-type="float" office:value="2.4621093749999998" table:formula="of:=[.B787]*[.C$11]/[.C$12]" table:style-name="ce50">
            <text:p>2.462</text:p>
          </table:table-cell>
          <table:table-cell office:value-type="float" office:value="15.460655416012557" table:formula="of:=[.C787]/[.$E$10]" table:style-name="ce25">
            <text:p>15.461</text:p>
          </table:table-cell>
          <table:table-cell office:value-type="float" office:value="35.161350031592754" table:formula="of:=(10^([.D787]/10))" table:style-name="ce26">
            <text:p>35.1614</text:p>
          </table:table-cell>
          <table:table-cell office:value-type="float" office:value="76.300129568556272" table:formula="of:=[.E787]*[.C$16]" table:style-name="ce51">
            <text:p>76.30</text:p>
          </table:table-cell>
          <table:table-cell office:value-type="float" office:value="76" table:formula="of:=ROUND([.F787];0)" table:style-name="ce32">
            <text:p>76</text:p>
          </table:table-cell>
          <table:table-cell office:value-type="float" office:value="4900.0857404027665" table:formula="of:=[.E787]*[.$C$17]" table:style-name="ce51">
            <text:p>4900.09</text:p>
          </table:table-cell>
          <table:table-cell office:value-type="float" office:value="4900" table:formula="of:=ROUND([.H787];0)" table:style-name="ce32">
            <text:p>4900</text:p>
          </table:table-cell>
          <table:table-cell office:value-type="float" office:value="76" table:formula="of:=FLOOR(([.I787]/64);1)" table:style-name="ce32">
            <text:p>7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65" table:style-name="ce32">
            <text:p>765</text:p>
          </table:table-cell>
          <table:table-cell office:value-type="float" office:value="2.46533203125" table:formula="of:=[.B788]*[.C$11]/[.C$12]" table:style-name="ce50">
            <text:p>2.465</text:p>
          </table:table-cell>
          <table:table-cell office:value-type="float" office:value="15.480891875981161" table:formula="of:=[.C788]/[.$E$10]" table:style-name="ce25">
            <text:p>15.481</text:p>
          </table:table-cell>
          <table:table-cell office:value-type="float" office:value="35.325570765405203" table:formula="of:=(10^([.D788]/10))" table:style-name="ce26">
            <text:p>35.3256</text:p>
          </table:table-cell>
          <table:table-cell office:value-type="float" office:value="76.65648856092929" table:formula="of:=[.E788]*[.C$16]" table:style-name="ce51">
            <text:p>76.66</text:p>
          </table:table-cell>
          <table:table-cell office:value-type="float" office:value="77" table:formula="of:=ROUND([.F788];0)" table:style-name="ce32">
            <text:p>77</text:p>
          </table:table-cell>
          <table:table-cell office:value-type="float" office:value="4922.9715418668693" table:formula="of:=[.E788]*[.$C$17]" table:style-name="ce51">
            <text:p>4922.97</text:p>
          </table:table-cell>
          <table:table-cell office:value-type="float" office:value="4923" table:formula="of:=ROUND([.H788];0)" table:style-name="ce32">
            <text:p>4923</text:p>
          </table:table-cell>
          <table:table-cell office:value-type="float" office:value="76" table:formula="of:=FLOOR(([.I788]/64);1)" table:style-name="ce32">
            <text:p>7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66" table:style-name="ce32">
            <text:p>766</text:p>
          </table:table-cell>
          <table:table-cell office:value-type="float" office:value="2.4685546874999997" table:formula="of:=[.B789]*[.C$11]/[.C$12]" table:style-name="ce50">
            <text:p>2.469</text:p>
          </table:table-cell>
          <table:table-cell office:value-type="float" office:value="15.501128335949762" table:formula="of:=[.C789]/[.$E$10]" table:style-name="ce25">
            <text:p>15.501</text:p>
          </table:table-cell>
          <table:table-cell office:value-type="float" office:value="35.490558490513173" table:formula="of:=(10^([.D789]/10))" table:style-name="ce26">
            <text:p>35.4906</text:p>
          </table:table-cell>
          <table:table-cell office:value-type="float" office:value="77.014511924413583" table:formula="of:=[.E789]*[.C$16]" table:style-name="ce51">
            <text:p>77.01</text:p>
          </table:table-cell>
          <table:table-cell office:value-type="float" office:value="77" table:formula="of:=ROUND([.F789];0)" table:style-name="ce32">
            <text:p>77</text:p>
          </table:table-cell>
          <table:table-cell office:value-type="float" office:value="4945.9642312379165" table:formula="of:=[.E789]*[.$C$17]" table:style-name="ce51">
            <text:p>4945.96</text:p>
          </table:table-cell>
          <table:table-cell office:value-type="float" office:value="4946" table:formula="of:=ROUND([.H789];0)" table:style-name="ce32">
            <text:p>4946</text:p>
          </table:table-cell>
          <table:table-cell office:value-type="float" office:value="77" table:formula="of:=FLOOR(([.I789]/64);1)" table:style-name="ce32">
            <text:p>7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67" table:style-name="ce32">
            <text:p>767</text:p>
          </table:table-cell>
          <table:table-cell office:value-type="float" office:value="2.4717773437499999" table:formula="of:=[.B790]*[.C$11]/[.C$12]" table:style-name="ce50">
            <text:p>2.472</text:p>
          </table:table-cell>
          <table:table-cell office:value-type="float" office:value="15.521364795918366" table:formula="of:=[.C790]/[.$E$10]" table:style-name="ce25">
            <text:p>15.521</text:p>
          </table:table-cell>
          <table:table-cell office:value-type="float" office:value="35.656316789141897" table:formula="of:=(10^([.D790]/10))" table:style-name="ce26">
            <text:p>35.6563</text:p>
          </table:table-cell>
          <table:table-cell office:value-type="float" office:value="77.374207432437913" table:formula="of:=[.E790]*[.C$16]" table:style-name="ce51">
            <text:p>77.37</text:p>
          </table:table-cell>
          <table:table-cell office:value-type="float" office:value="77" table:formula="of:=ROUND([.F790];0)" table:style-name="ce32">
            <text:p>77</text:p>
          </table:table-cell>
          <table:table-cell office:value-type="float" office:value="4969.064307734815" table:formula="of:=[.E790]*[.$C$17]" table:style-name="ce51">
            <text:p>4969.06</text:p>
          </table:table-cell>
          <table:table-cell office:value-type="float" office:value="4969" table:formula="of:=ROUND([.H790];0)" table:style-name="ce32">
            <text:p>4969</text:p>
          </table:table-cell>
          <table:table-cell office:value-type="float" office:value="77" table:formula="of:=FLOOR(([.I790]/64);1)" table:style-name="ce32">
            <text:p>7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68" table:style-name="ce32">
            <text:p>768</text:p>
          </table:table-cell>
          <table:table-cell office:value-type="float" office:value="2.4749999999999996" table:formula="of:=[.B791]*[.C$11]/[.C$12]" table:style-name="ce50">
            <text:p>2.475</text:p>
          </table:table-cell>
          <table:table-cell office:value-type="float" office:value="15.541601255886969" table:formula="of:=[.C791]/[.$E$10]" table:style-name="ce25">
            <text:p>15.542</text:p>
          </table:table-cell>
          <table:table-cell office:value-type="float" office:value="35.822849260247253" table:formula="of:=(10^([.D791]/10))" table:style-name="ce26">
            <text:p>35.8228</text:p>
          </table:table-cell>
          <table:table-cell office:value-type="float" office:value="77.735582894736538" table:formula="of:=[.E791]*[.C$16]" table:style-name="ce51">
            <text:p>77.74</text:p>
          </table:table-cell>
          <table:table-cell office:value-type="float" office:value="78" table:formula="of:=ROUND([.F791];0)" table:style-name="ce32">
            <text:p>78</text:p>
          </table:table-cell>
          <table:table-cell office:value-type="float" office:value="4992.2722729080579" table:formula="of:=[.E791]*[.$C$17]" table:style-name="ce51">
            <text:p>4992.27</text:p>
          </table:table-cell>
          <table:table-cell office:value-type="float" office:value="4992" table:formula="of:=ROUND([.H791];0)" table:style-name="ce32">
            <text:p>4992</text:p>
          </table:table-cell>
          <table:table-cell office:value-type="float" office:value="78" table:formula="of:=FLOOR(([.I791]/64);1)" table:style-name="ce32">
            <text:p>7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69" table:style-name="ce32">
            <text:p>769</text:p>
          </table:table-cell>
          <table:table-cell office:value-type="float" office:value="2.4782226562499998" table:formula="of:=[.B792]*[.C$11]/[.C$12]" table:style-name="ce50">
            <text:p>2.478</text:p>
          </table:table-cell>
          <table:table-cell office:value-type="float" office:value="15.561837715855571" table:formula="of:=[.C792]/[.$E$10]" table:style-name="ce25">
            <text:p>15.562</text:p>
          </table:table-cell>
          <table:table-cell office:value-type="float" office:value="35.990159519594073" table:formula="of:=(10^([.D792]/10))" table:style-name="ce26">
            <text:p>35.9902</text:p>
          </table:table-cell>
          <table:table-cell office:value-type="float" office:value="78.098646157519141" table:formula="of:=[.E792]*[.C$16]" table:style-name="ce51">
            <text:p>78.10</text:p>
          </table:table-cell>
          <table:table-cell office:value-type="float" office:value="78" table:formula="of:=ROUND([.F792];0)" table:style-name="ce32">
            <text:p>78</text:p>
          </table:table-cell>
          <table:table-cell office:value-type="float" office:value="5015.5886306506309" table:formula="of:=[.E792]*[.$C$17]" table:style-name="ce51">
            <text:p>5015.59</text:p>
          </table:table-cell>
          <table:table-cell office:value-type="float" office:value="5016" table:formula="of:=ROUND([.H792];0)" table:style-name="ce32">
            <text:p>5016</text:p>
          </table:table-cell>
          <table:table-cell office:value-type="float" office:value="78" table:formula="of:=FLOOR(([.I792]/64);1)" table:style-name="ce32">
            <text:p>7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70" table:style-name="ce32">
            <text:p>770</text:p>
          </table:table-cell>
          <table:table-cell office:value-type="float" office:value="2.4814453125" table:formula="of:=[.B793]*[.C$11]/[.C$12]" table:style-name="ce50">
            <text:p>2.481</text:p>
          </table:table-cell>
          <table:table-cell office:value-type="float" office:value="15.582074175824175" table:formula="of:=[.C793]/[.$E$10]" table:style-name="ce25">
            <text:p>15.582</text:p>
          </table:table-cell>
          <table:table-cell office:value-type="float" office:value="36.158251199834567" table:formula="of:=(10^([.D793]/10))" table:style-name="ce26">
            <text:p>36.1583</text:p>
          </table:table-cell>
          <table:table-cell office:value-type="float" office:value="78.463405103641009" table:formula="of:=[.E793]*[.C$16]" table:style-name="ce51">
            <text:p>78.46</text:p>
          </table:table-cell>
          <table:table-cell office:value-type="float" office:value="78" table:formula="of:=ROUND([.F793];0)" table:style-name="ce32">
            <text:p>78</text:p>
          </table:table-cell>
          <table:table-cell office:value-type="float" office:value="5039.0138872089456" table:formula="of:=[.E793]*[.$C$17]" table:style-name="ce51">
            <text:p>5039.01</text:p>
          </table:table-cell>
          <table:table-cell office:value-type="float" office:value="5039" table:formula="of:=ROUND([.H793];0)" table:style-name="ce32">
            <text:p>5039</text:p>
          </table:table-cell>
          <table:table-cell office:value-type="float" office:value="78" table:formula="of:=FLOOR(([.I793]/64);1)" table:style-name="ce32">
            <text:p>7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71" table:style-name="ce32">
            <text:p>771</text:p>
          </table:table-cell>
          <table:table-cell office:value-type="float" office:value="2.4846679687499997" table:formula="of:=[.B794]*[.C$11]/[.C$12]" table:style-name="ce50">
            <text:p>2.485</text:p>
          </table:table-cell>
          <table:table-cell office:value-type="float" office:value="15.602310635792776" table:formula="of:=[.C794]/[.$E$10]" table:style-name="ce25">
            <text:p>15.602</text:p>
          </table:table-cell>
          <table:table-cell office:value-type="float" office:value="36.327127950587197" table:formula="of:=(10^([.D794]/10))" table:style-name="ce26">
            <text:p>36.3271</text:p>
          </table:table-cell>
          <table:table-cell office:value-type="float" office:value="78.829867652774212" table:formula="of:=[.E794]*[.C$16]" table:style-name="ce51">
            <text:p>78.83</text:p>
          </table:table-cell>
          <table:table-cell office:value-type="float" office:value="79" table:formula="of:=ROUND([.F794];0)" table:style-name="ce32">
            <text:p>79</text:p>
          </table:table-cell>
          <table:table-cell office:value-type="float" office:value="5062.5485511938323" table:formula="of:=[.E794]*[.$C$17]" table:style-name="ce51">
            <text:p>5062.55</text:p>
          </table:table-cell>
          <table:table-cell office:value-type="float" office:value="5063" table:formula="of:=ROUND([.H794];0)" table:style-name="ce32">
            <text:p>5063</text:p>
          </table:table-cell>
          <table:table-cell office:value-type="float" office:value="79" table:formula="of:=FLOOR(([.I794]/64);1)" table:style-name="ce32">
            <text:p>7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72" table:style-name="ce32">
            <text:p>772</text:p>
          </table:table-cell>
          <table:table-cell office:value-type="float" office:value="2.4878906249999999" table:formula="of:=[.B795]*[.C$11]/[.C$12]" table:style-name="ce50">
            <text:p>2.488</text:p>
          </table:table-cell>
          <table:table-cell office:value-type="float" office:value="15.62254709576138" table:formula="of:=[.C795]/[.$E$10]" table:style-name="ce25">
            <text:p>15.623</text:p>
          </table:table-cell>
          <table:table-cell office:value-type="float" office:value="36.496793438515958" table:formula="of:=(10^([.D795]/10))" table:style-name="ce26">
            <text:p>36.4968</text:p>
          </table:table-cell>
          <table:table-cell office:value-type="float" office:value="79.198041761579631" table:formula="of:=[.E795]*[.C$16]" table:style-name="ce51">
            <text:p>79.20</text:p>
          </table:table-cell>
          <table:table-cell office:value-type="float" office:value="79" table:formula="of:=ROUND([.F795];0)" table:style-name="ce32">
            <text:p>79</text:p>
          </table:table-cell>
          <table:table-cell office:value-type="float" office:value="5086.1931335915842" table:formula="of:=[.E795]*[.$C$17]" table:style-name="ce51">
            <text:p>5086.19</text:p>
          </table:table-cell>
          <table:table-cell office:value-type="float" office:value="5086" table:formula="of:=ROUND([.H795];0)" table:style-name="ce32">
            <text:p>5086</text:p>
          </table:table-cell>
          <table:table-cell office:value-type="float" office:value="79" table:formula="of:=FLOOR(([.I795]/64);1)" table:style-name="ce32">
            <text:p>7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73" table:style-name="ce32">
            <text:p>773</text:p>
          </table:table-cell>
          <table:table-cell office:value-type="float" office:value="2.4911132812499996" table:formula="of:=[.B796]*[.C$11]/[.C$12]" table:style-name="ce50">
            <text:p>2.491</text:p>
          </table:table-cell>
          <table:table-cell office:value-type="float" office:value="15.642783555729983" table:formula="of:=[.C796]/[.$E$10]" table:style-name="ce25">
            <text:p>15.643</text:p>
          </table:table-cell>
          <table:table-cell office:value-type="float" office:value="36.667251347409923" table:formula="of:=(10^([.D796]/10))" table:style-name="ce26">
            <text:p>36.6673</text:p>
          </table:table-cell>
          <table:table-cell office:value-type="float" office:value="79.567935423879533" table:formula="of:=[.E796]*[.C$16]" table:style-name="ce51">
            <text:p>79.57</text:p>
          </table:table-cell>
          <table:table-cell office:value-type="float" office:value="80" table:formula="of:=ROUND([.F796];0)" table:style-name="ce32">
            <text:p>80</text:p>
          </table:table-cell>
          <table:table-cell office:value-type="float" office:value="5109.9481477750478" table:formula="of:=[.E796]*[.$C$17]" table:style-name="ce51">
            <text:p>5109.95</text:p>
          </table:table-cell>
          <table:table-cell office:value-type="float" office:value="5110" table:formula="of:=ROUND([.H796];0)" table:style-name="ce32">
            <text:p>5110</text:p>
          </table:table-cell>
          <table:table-cell office:value-type="float" office:value="79" table:formula="of:=FLOOR(([.I796]/64);1)" table:style-name="ce32">
            <text:p>7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74" table:style-name="ce32">
            <text:p>774</text:p>
          </table:table-cell>
          <table:table-cell office:value-type="float" office:value="2.4943359374999998" table:formula="of:=[.B797]*[.C$11]/[.C$12]" table:style-name="ce50">
            <text:p>2.494</text:p>
          </table:table-cell>
          <table:table-cell office:value-type="float" office:value="15.663020015698585" table:formula="of:=[.C797]/[.$E$10]" table:style-name="ce25">
            <text:p>15.663</text:p>
          </table:table-cell>
          <table:table-cell office:value-type="float" office:value="36.838505378263299" table:formula="of:=(10^([.D797]/10))" table:style-name="ce26">
            <text:p>36.8385</text:p>
          </table:table-cell>
          <table:table-cell office:value-type="float" office:value="79.939556670831351" table:formula="of:=[.E797]*[.C$16]" table:style-name="ce51">
            <text:p>79.94</text:p>
          </table:table-cell>
          <table:table-cell office:value-type="float" office:value="80" table:formula="of:=ROUND([.F797];0)" table:style-name="ce32">
            <text:p>80</text:p>
          </table:table-cell>
          <table:table-cell office:value-type="float" office:value="5133.8141095147739" table:formula="of:=[.E797]*[.$C$17]" table:style-name="ce51">
            <text:p>5133.81</text:p>
          </table:table-cell>
          <table:table-cell office:value-type="float" office:value="5134" table:formula="of:=ROUND([.H797];0)" table:style-name="ce32">
            <text:p>5134</text:p>
          </table:table-cell>
          <table:table-cell office:value-type="float" office:value="80" table:formula="of:=FLOOR(([.I797]/64);1)" table:style-name="ce32">
            <text:p>8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75" table:style-name="ce32">
            <text:p>775</text:p>
          </table:table-cell>
          <table:table-cell office:value-type="float" office:value="2.49755859375" table:formula="of:=[.B798]*[.C$11]/[.C$12]" table:style-name="ce50">
            <text:p>2.498</text:p>
          </table:table-cell>
          <table:table-cell office:value-type="float" office:value="15.683256475667189" table:formula="of:=[.C798]/[.$E$10]" table:style-name="ce25">
            <text:p>15.683</text:p>
          </table:table-cell>
          <table:table-cell office:value-type="float" office:value="37.010559249355737" table:formula="of:=(10^([.D798]/10))" table:style-name="ce26">
            <text:p>37.0106</text:p>
          </table:table-cell>
          <table:table-cell office:value-type="float" office:value="80.312913571101944" table:formula="of:=[.E798]*[.C$16]" table:style-name="ce51">
            <text:p>80.31</text:p>
          </table:table-cell>
          <table:table-cell office:value-type="float" office:value="80" table:formula="of:=ROUND([.F798];0)" table:style-name="ce32">
            <text:p>80</text:p>
          </table:table-cell>
          <table:table-cell office:value-type="float" office:value="5157.7915369902157" table:formula="of:=[.E798]*[.$C$17]" table:style-name="ce51">
            <text:p>5157.79</text:p>
          </table:table-cell>
          <table:table-cell office:value-type="float" office:value="5158" table:formula="of:=ROUND([.H798];0)" table:style-name="ce32">
            <text:p>5158</text:p>
          </table:table-cell>
          <table:table-cell office:value-type="float" office:value="80" table:formula="of:=FLOOR(([.I798]/64);1)" table:style-name="ce32">
            <text:p>8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76" table:style-name="ce32">
            <text:p>776</text:p>
          </table:table-cell>
          <table:table-cell office:value-type="float" office:value="2.5007812499999997" table:formula="of:=[.B799]*[.C$11]/[.C$12]" table:style-name="ce50">
            <text:p>2.501</text:p>
          </table:table-cell>
          <table:table-cell office:value-type="float" office:value="15.70349293563579" table:formula="of:=[.C799]/[.$E$10]" table:style-name="ce25">
            <text:p>15.703</text:p>
          </table:table-cell>
          <table:table-cell office:value-type="float" office:value="37.183416696333083" table:formula="of:=(10^([.D799]/10))" table:style-name="ce26">
            <text:p>37.1834</text:p>
          </table:table-cell>
          <table:table-cell office:value-type="float" office:value="80.688014231042786" table:formula="of:=[.E799]*[.C$16]" table:style-name="ce51">
            <text:p>80.69</text:p>
          </table:table-cell>
          <table:table-cell office:value-type="float" office:value="81" table:formula="of:=ROUND([.F799];0)" table:style-name="ce32">
            <text:p>81</text:p>
          </table:table-cell>
          <table:table-cell office:value-type="float" office:value="5181.880950800979" table:formula="of:=[.E799]*[.$C$17]" table:style-name="ce51">
            <text:p>5181.88</text:p>
          </table:table-cell>
          <table:table-cell office:value-type="float" office:value="5182" table:formula="of:=ROUND([.H799];0)" table:style-name="ce32">
            <text:p>5182</text:p>
          </table:table-cell>
          <table:table-cell office:value-type="float" office:value="80" table:formula="of:=FLOOR(([.I799]/64);1)" table:style-name="ce32">
            <text:p>8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77" table:style-name="ce32">
            <text:p>777</text:p>
          </table:table-cell>
          <table:table-cell office:value-type="float" office:value="2.5040039062499999" table:formula="of:=[.B800]*[.C$11]/[.C$12]" table:style-name="ce50">
            <text:p>2.504</text:p>
          </table:table-cell>
          <table:table-cell office:value-type="float" office:value="15.723729395604394" table:formula="of:=[.C800]/[.$E$10]" table:style-name="ce25">
            <text:p>15.724</text:p>
          </table:table-cell>
          <table:table-cell office:value-type="float" office:value="37.357081472288471" table:formula="of:=(10^([.D800]/10))" table:style-name="ce26">
            <text:p>37.3571</text:p>
          </table:table-cell>
          <table:table-cell office:value-type="float" office:value="81.064866794865978" table:formula="of:=[.E800]*[.C$16]" table:style-name="ce51">
            <text:p>81.06</text:p>
          </table:table-cell>
          <table:table-cell office:value-type="float" office:value="81" table:formula="of:=ROUND([.F800];0)" table:style-name="ce32">
            <text:p>81</text:p>
          </table:table-cell>
          <table:table-cell office:value-type="float" office:value="5206.0828739781218" table:formula="of:=[.E800]*[.$C$17]" table:style-name="ce51">
            <text:p>5206.08</text:p>
          </table:table-cell>
          <table:table-cell office:value-type="float" office:value="5206" table:formula="of:=ROUND([.H800];0)" table:style-name="ce32">
            <text:p>5206</text:p>
          </table:table-cell>
          <table:table-cell office:value-type="float" office:value="81" table:formula="of:=FLOOR(([.I800]/64);1)" table:style-name="ce32">
            <text:p>8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78" table:style-name="ce32">
            <text:p>778</text:p>
          </table:table-cell>
          <table:table-cell office:value-type="float" office:value="2.5072265624999996" table:formula="of:=[.B801]*[.C$11]/[.C$12]" table:style-name="ce50">
            <text:p>2.507</text:p>
          </table:table-cell>
          <table:table-cell office:value-type="float" office:value="15.743965855572997" table:formula="of:=[.C801]/[.$E$10]" table:style-name="ce25">
            <text:p>15.744</text:p>
          </table:table-cell>
          <table:table-cell office:value-type="float" office:value="37.53155734784383" table:formula="of:=(10^([.D801]/10))" table:style-name="ce26">
            <text:p>37.5316</text:p>
          </table:table-cell>
          <table:table-cell office:value-type="float" office:value="81.443479444821108" table:formula="of:=[.E801]*[.C$16]" table:style-name="ce51">
            <text:p>81.44</text:p>
          </table:table-cell>
          <table:table-cell office:value-type="float" office:value="81" table:formula="of:=ROUND([.F801];0)" table:style-name="ce32">
            <text:p>81</text:p>
          </table:table-cell>
          <table:table-cell office:value-type="float" office:value="5230.3978319955168" table:formula="of:=[.E801]*[.$C$17]" table:style-name="ce51">
            <text:p>5230.40</text:p>
          </table:table-cell>
          <table:table-cell office:value-type="float" office:value="5230" table:formula="of:=ROUND([.H801];0)" table:style-name="ce32">
            <text:p>5230</text:p>
          </table:table-cell>
          <table:table-cell office:value-type="float" office:value="81" table:formula="of:=FLOOR(([.I801]/64);1)" table:style-name="ce32">
            <text:p>8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79" table:style-name="ce32">
            <text:p>779</text:p>
          </table:table-cell>
          <table:table-cell office:value-type="float" office:value="2.5104492187499998" table:formula="of:=[.B802]*[.C$11]/[.C$12]" table:style-name="ce50">
            <text:p>2.510</text:p>
          </table:table-cell>
          <table:table-cell office:value-type="float" office:value="15.764202315541599" table:formula="of:=[.C802]/[.$E$10]" table:style-name="ce25">
            <text:p>15.764</text:p>
          </table:table-cell>
          <table:table-cell office:value-type="float" office:value="37.706848111231714" table:formula="of:=(10^([.D802]/10))" table:style-name="ce26">
            <text:p>37.7068</text:p>
          </table:table-cell>
          <table:table-cell office:value-type="float" office:value="81.823860401372812" table:formula="of:=[.E802]*[.C$16]" table:style-name="ce51">
            <text:p>81.82</text:p>
          </table:table-cell>
          <table:table-cell office:value-type="float" office:value="82" table:formula="of:=ROUND([.F802];0)" table:style-name="ce32">
            <text:p>82</text:p>
          </table:table-cell>
          <table:table-cell office:value-type="float" office:value="5254.8263527812524" table:formula="of:=[.E802]*[.$C$17]" table:style-name="ce51">
            <text:p>5254.83</text:p>
          </table:table-cell>
          <table:table-cell office:value-type="float" office:value="5255" table:formula="of:=ROUND([.H802];0)" table:style-name="ce32">
            <text:p>5255</text:p>
          </table:table-cell>
          <table:table-cell office:value-type="float" office:value="82" table:formula="of:=FLOOR(([.I802]/64);1)" table:style-name="ce32">
            <text:p>8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80" table:style-name="ce32">
            <text:p>780</text:p>
          </table:table-cell>
          <table:table-cell office:value-type="float" office:value="2.513671875" table:formula="of:=[.B803]*[.C$11]/[.C$12]" table:style-name="ce50">
            <text:p>2.514</text:p>
          </table:table-cell>
          <table:table-cell office:value-type="float" office:value="15.784438775510203" table:formula="of:=[.C803]/[.$E$10]" table:style-name="ce25">
            <text:p>15.784</text:p>
          </table:table-cell>
          <table:table-cell office:value-type="float" office:value="37.882957568377627" table:formula="of:=(10^([.D803]/10))" table:style-name="ce26">
            <text:p>37.8830</text:p>
          </table:table-cell>
          <table:table-cell office:value-type="float" office:value="82.206017923379449" table:formula="of:=[.E803]*[.C$16]" table:style-name="ce51">
            <text:p>82.21</text:p>
          </table:table-cell>
          <table:table-cell office:value-type="float" office:value="82" table:formula="of:=ROUND([.F803];0)" table:style-name="ce32">
            <text:p>82</text:p>
          </table:table-cell>
          <table:table-cell office:value-type="float" office:value="5279.3689667291064" table:formula="of:=[.E803]*[.$C$17]" table:style-name="ce51">
            <text:p>5279.37</text:p>
          </table:table-cell>
          <table:table-cell office:value-type="float" office:value="5279" table:formula="of:=ROUND([.H803];0)" table:style-name="ce32">
            <text:p>5279</text:p>
          </table:table-cell>
          <table:table-cell office:value-type="float" office:value="82" table:formula="of:=FLOOR(([.I803]/64);1)" table:style-name="ce32">
            <text:p>8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81" table:style-name="ce32">
            <text:p>781</text:p>
          </table:table-cell>
          <table:table-cell office:value-type="float" office:value="2.5168945312499997" table:formula="of:=[.B804]*[.C$11]/[.C$12]" table:style-name="ce50">
            <text:p>2.517</text:p>
          </table:table-cell>
          <table:table-cell office:value-type="float" office:value="15.804675235478806" table:formula="of:=[.C804]/[.$E$10]" table:style-name="ce25">
            <text:p>15.805</text:p>
          </table:table-cell>
          <table:table-cell office:value-type="float" office:value="38.059889542982546" table:formula="of:=(10^([.D804]/10))" table:style-name="ce26">
            <text:p>38.0599</text:p>
          </table:table-cell>
          <table:table-cell office:value-type="float" office:value="82.589960308272126" table:formula="of:=[.E804]*[.C$16]" table:style-name="ce51">
            <text:p>82.59</text:p>
          </table:table-cell>
          <table:table-cell office:value-type="float" office:value="83" table:formula="of:=ROUND([.F804];0)" table:style-name="ce32">
            <text:p>83</text:p>
          </table:table-cell>
          <table:table-cell office:value-type="float" office:value="5304.0262067100484" table:formula="of:=[.E804]*[.$C$17]" table:style-name="ce51">
            <text:p>5304.03</text:p>
          </table:table-cell>
          <table:table-cell office:value-type="float" office:value="5304" table:formula="of:=ROUND([.H804];0)" table:style-name="ce32">
            <text:p>5304</text:p>
          </table:table-cell>
          <table:table-cell office:value-type="float" office:value="82" table:formula="of:=FLOOR(([.I804]/64);1)" table:style-name="ce32">
            <text:p>8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82" table:style-name="ce32">
            <text:p>782</text:p>
          </table:table-cell>
          <table:table-cell office:value-type="float" office:value="2.5201171874999999" table:formula="of:=[.B805]*[.C$11]/[.C$12]" table:style-name="ce50">
            <text:p>2.520</text:p>
          </table:table-cell>
          <table:table-cell office:value-type="float" office:value="15.824911695447408" table:formula="of:=[.C805]/[.$E$10]" table:style-name="ce25">
            <text:p>15.825</text:p>
          </table:table-cell>
          <table:table-cell office:value-type="float" office:value="38.23764787660604" table:formula="of:=(10^([.D805]/10))" table:style-name="ce26">
            <text:p>38.2376</text:p>
          </table:table-cell>
          <table:table-cell office:value-type="float" office:value="82.975695892235109" table:formula="of:=[.E805]*[.C$16]" table:style-name="ce51">
            <text:p>82.98</text:p>
          </table:table-cell>
          <table:table-cell office:value-type="float" office:value="83" table:formula="of:=ROUND([.F805];0)" table:style-name="ce32">
            <text:p>83</text:p>
          </table:table-cell>
          <table:table-cell office:value-type="float" office:value="5328.7986080838182" table:formula="of:=[.E805]*[.$C$17]" table:style-name="ce51">
            <text:p>5328.80</text:p>
          </table:table-cell>
          <table:table-cell office:value-type="float" office:value="5329" table:formula="of:=ROUND([.H805];0)" table:style-name="ce32">
            <text:p>5329</text:p>
          </table:table-cell>
          <table:table-cell office:value-type="float" office:value="83" table:formula="of:=FLOOR(([.I805]/64);1)" table:style-name="ce32">
            <text:p>8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83" table:style-name="ce32">
            <text:p>783</text:p>
          </table:table-cell>
          <table:table-cell office:value-type="float" office:value="2.5233398437499996" table:formula="of:=[.B806]*[.C$11]/[.C$12]" table:style-name="ce50">
            <text:p>2.523</text:p>
          </table:table-cell>
          <table:table-cell office:value-type="float" office:value="15.845148155416011" table:formula="of:=[.C806]/[.$E$10]" table:style-name="ce25">
            <text:p>15.845</text:p>
          </table:table-cell>
          <table:table-cell office:value-type="float" office:value="38.416236428749691" table:formula="of:=(10^([.D806]/10))" table:style-name="ce26">
            <text:p>38.4162</text:p>
          </table:table-cell>
          <table:table-cell office:value-type="float" office:value="83.363233050386825" table:formula="of:=[.E806]*[.C$16]" table:style-name="ce51">
            <text:p>83.36</text:p>
          </table:table-cell>
          <table:table-cell office:value-type="float" office:value="83" table:formula="of:=ROUND([.F806];0)" table:style-name="ce32">
            <text:p>83</text:p>
          </table:table-cell>
          <table:table-cell office:value-type="float" office:value="5353.6867087105575" table:formula="of:=[.E806]*[.$C$17]" table:style-name="ce51">
            <text:p>5353.69</text:p>
          </table:table-cell>
          <table:table-cell office:value-type="float" office:value="5354" table:formula="of:=ROUND([.H806];0)" table:style-name="ce32">
            <text:p>5354</text:p>
          </table:table-cell>
          <table:table-cell office:value-type="float" office:value="83" table:formula="of:=FLOOR(([.I806]/64);1)" table:style-name="ce32">
            <text:p>8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84" table:style-name="ce32">
            <text:p>784</text:p>
          </table:table-cell>
          <table:table-cell office:value-type="float" office:value="2.5265624999999998" table:formula="of:=[.B807]*[.C$11]/[.C$12]" table:style-name="ce50">
            <text:p>2.527</text:p>
          </table:table-cell>
          <table:table-cell office:value-type="float" office:value="15.865384615384613" table:formula="of:=[.C807]/[.$E$10]" table:style-name="ce25">
            <text:p>15.865</text:p>
          </table:table-cell>
          <table:table-cell office:value-type="float" office:value="38.595659076940741" table:formula="of:=(10^([.D807]/10))" table:style-name="ce26">
            <text:p>38.5957</text:p>
          </table:table-cell>
          <table:table-cell office:value-type="float" office:value="83.752580196961404" table:formula="of:=[.E807]*[.C$16]" table:style-name="ce51">
            <text:p>83.75</text:p>
          </table:table-cell>
          <table:table-cell office:value-type="float" office:value="84" table:formula="of:=ROUND([.F807];0)" table:style-name="ce32">
            <text:p>84</text:p>
          </table:table-cell>
          <table:table-cell office:value-type="float" office:value="5378.6910489624624" table:formula="of:=[.E807]*[.$C$17]" table:style-name="ce51">
            <text:p>5378.69</text:p>
          </table:table-cell>
          <table:table-cell office:value-type="float" office:value="5379" table:formula="of:=ROUND([.H807];0)" table:style-name="ce32">
            <text:p>5379</text:p>
          </table:table-cell>
          <table:table-cell office:value-type="float" office:value="84" table:formula="of:=FLOOR(([.I807]/64);1)" table:style-name="ce32">
            <text:p>8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85" table:style-name="ce32">
            <text:p>785</text:p>
          </table:table-cell>
          <table:table-cell office:value-type="float" office:value="2.52978515625" table:formula="of:=[.B808]*[.C$11]/[.C$12]" table:style-name="ce50">
            <text:p>2.530</text:p>
          </table:table-cell>
          <table:table-cell office:value-type="float" office:value="15.885621075353217" table:formula="of:=[.C808]/[.$E$10]" table:style-name="ce25">
            <text:p>15.886</text:p>
          </table:table-cell>
          <table:table-cell office:value-type="float" office:value="38.775919716816517" table:formula="of:=(10^([.D808]/10))" table:style-name="ce26">
            <text:p>38.7759</text:p>
          </table:table-cell>
          <table:table-cell office:value-type="float" office:value="84.143745785491845" table:formula="of:=[.E808]*[.C$16]" table:style-name="ce51">
            <text:p>84.14</text:p>
          </table:table-cell>
          <table:table-cell office:value-type="float" office:value="84" table:formula="of:=ROUND([.F808];0)" table:style-name="ce32">
            <text:p>84</text:p>
          </table:table-cell>
          <table:table-cell office:value-type="float" office:value="5403.8121717355507" table:formula="of:=[.E808]*[.$C$17]" table:style-name="ce51">
            <text:p>5403.81</text:p>
          </table:table-cell>
          <table:table-cell office:value-type="float" office:value="5404" table:formula="of:=ROUND([.H808];0)" table:style-name="ce32">
            <text:p>5404</text:p>
          </table:table-cell>
          <table:table-cell office:value-type="float" office:value="84" table:formula="of:=FLOOR(([.I808]/64);1)" table:style-name="ce32">
            <text:p>8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86" table:style-name="ce32">
            <text:p>786</text:p>
          </table:table-cell>
          <table:table-cell office:value-type="float" office:value="2.5330078124999997" table:formula="of:=[.B809]*[.C$11]/[.C$12]" table:style-name="ce50">
            <text:p>2.533</text:p>
          </table:table-cell>
          <table:table-cell office:value-type="float" office:value="15.90585753532182" table:formula="of:=[.C809]/[.$E$10]" table:style-name="ce25">
            <text:p>15.906</text:p>
          </table:table-cell>
          <table:table-cell office:value-type="float" office:value="38.957022262208703" table:formula="of:=(10^([.D809]/10))" table:style-name="ce26">
            <text:p>38.9570</text:p>
          </table:table-cell>
          <table:table-cell office:value-type="float" office:value="84.536738308992881" table:formula="of:=[.E809]*[.C$16]" table:style-name="ce51">
            <text:p>84.54</text:p>
          </table:table-cell>
          <table:table-cell office:value-type="float" office:value="85" table:formula="of:=ROUND([.F809];0)" table:style-name="ce32">
            <text:p>85</text:p>
          </table:table-cell>
          <table:table-cell office:value-type="float" office:value="5429.0506224614055" table:formula="of:=[.E809]*[.$C$17]" table:style-name="ce51">
            <text:p>5429.05</text:p>
          </table:table-cell>
          <table:table-cell office:value-type="float" office:value="5429" table:formula="of:=ROUND([.H809];0)" table:style-name="ce32">
            <text:p>5429</text:p>
          </table:table-cell>
          <table:table-cell office:value-type="float" office:value="84" table:formula="of:=FLOOR(([.I809]/64);1)" table:style-name="ce32">
            <text:p>8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87" table:style-name="ce32">
            <text:p>787</text:p>
          </table:table-cell>
          <table:table-cell office:value-type="float" office:value="2.5362304687499999" table:formula="of:=[.B810]*[.C$11]/[.C$12]" table:style-name="ce50">
            <text:p>2.536</text:p>
          </table:table-cell>
          <table:table-cell office:value-type="float" office:value="15.926093995290422" table:formula="of:=[.C810]/[.$E$10]" table:style-name="ce25">
            <text:p>15.926</text:p>
          </table:table-cell>
          <table:table-cell office:value-type="float" office:value="39.138970645228675" table:formula="of:=(10^([.D810]/10))" table:style-name="ce26">
            <text:p>39.1390</text:p>
          </table:table-cell>
          <table:table-cell office:value-type="float" office:value="84.931566300146216" table:formula="of:=[.E810]*[.C$16]" table:style-name="ce51">
            <text:p>84.93</text:p>
          </table:table-cell>
          <table:table-cell office:value-type="float" office:value="85" table:formula="of:=ROUND([.F810];0)" table:style-name="ce32">
            <text:p>85</text:p>
          </table:table-cell>
          <table:table-cell office:value-type="float" office:value="5454.4069491190685" table:formula="of:=[.E810]*[.$C$17]" table:style-name="ce51">
            <text:p>5454.41</text:p>
          </table:table-cell>
          <table:table-cell office:value-type="float" office:value="5454" table:formula="of:=ROUND([.H810];0)" table:style-name="ce32">
            <text:p>5454</text:p>
          </table:table-cell>
          <table:table-cell office:value-type="float" office:value="85" table:formula="of:=FLOOR(([.I810]/64);1)" table:style-name="ce32">
            <text:p>8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88" table:style-name="ce32">
            <text:p>788</text:p>
          </table:table-cell>
          <table:table-cell office:value-type="float" office:value="2.5394531249999996" table:formula="of:=[.B811]*[.C$11]/[.C$12]" table:style-name="ce50">
            <text:p>2.539</text:p>
          </table:table-cell>
          <table:table-cell office:value-type="float" office:value="15.946330455259025" table:formula="of:=[.C811]/[.$E$10]" table:style-name="ce25">
            <text:p>15.946</text:p>
          </table:table-cell>
          <table:table-cell office:value-type="float" office:value="39.321768816352602" table:formula="of:=(10^([.D811]/10))" table:style-name="ce26">
            <text:p>39.3218</text:p>
          </table:table-cell>
          <table:table-cell office:value-type="float" office:value="85.328238331485139" table:formula="of:=[.E811]*[.C$16]" table:style-name="ce51">
            <text:p>85.33</text:p>
          </table:table-cell>
          <table:table-cell office:value-type="float" office:value="85" table:formula="of:=ROUND([.F811];0)" table:style-name="ce32">
            <text:p>85</text:p>
          </table:table-cell>
          <table:table-cell office:value-type="float" office:value="5479.8817022468993" table:formula="of:=[.E811]*[.$C$17]" table:style-name="ce51">
            <text:p>5479.88</text:p>
          </table:table-cell>
          <table:table-cell office:value-type="float" office:value="5480" table:formula="of:=ROUND([.H811];0)" table:style-name="ce32">
            <text:p>5480</text:p>
          </table:table-cell>
          <table:table-cell office:value-type="float" office:value="85" table:formula="of:=FLOOR(([.I811]/64);1)" table:style-name="ce32">
            <text:p>8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89" table:style-name="ce32">
            <text:p>789</text:p>
          </table:table-cell>
          <table:table-cell office:value-type="float" office:value="2.5426757812499998" table:formula="of:=[.B812]*[.C$11]/[.C$12]" table:style-name="ce50">
            <text:p>2.543</text:p>
          </table:table-cell>
          <table:table-cell office:value-type="float" office:value="15.966566915227627" table:formula="of:=[.C812]/[.$E$10]" table:style-name="ce25">
            <text:p>15.967</text:p>
          </table:table-cell>
          <table:table-cell office:value-type="float" office:value="39.505420744507283" table:formula="of:=(10^([.D812]/10))" table:style-name="ce26">
            <text:p>39.5054</text:p>
          </table:table-cell>
          <table:table-cell office:value-type="float" office:value="85.726763015580801" table:formula="of:=[.E812]*[.C$16]" table:style-name="ce51">
            <text:p>85.73</text:p>
          </table:table-cell>
          <table:table-cell office:value-type="float" office:value="86" table:formula="of:=ROUND([.F812];0)" table:style-name="ce32">
            <text:p>86</text:p>
          </table:table-cell>
          <table:table-cell office:value-type="float" office:value="5505.4754349545356" table:formula="of:=[.E812]*[.$C$17]" table:style-name="ce51">
            <text:p>5505.48</text:p>
          </table:table-cell>
          <table:table-cell office:value-type="float" office:value="5505" table:formula="of:=ROUND([.H812];0)" table:style-name="ce32">
            <text:p>5505</text:p>
          </table:table-cell>
          <table:table-cell office:value-type="float" office:value="86" table:formula="of:=FLOOR(([.I812]/64);1)" table:style-name="ce32">
            <text:p>8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90" table:style-name="ce32">
            <text:p>790</text:p>
          </table:table-cell>
          <table:table-cell office:value-type="float" office:value="2.5458984375" table:formula="of:=[.B813]*[.C$11]/[.C$12]" table:style-name="ce50">
            <text:p>2.546</text:p>
          </table:table-cell>
          <table:table-cell office:value-type="float" office:value="15.986803375196232" table:formula="of:=[.C813]/[.$E$10]" table:style-name="ce25">
            <text:p>15.987</text:p>
          </table:table-cell>
          <table:table-cell office:value-type="float" office:value="39.689930417156489" table:formula="of:=(10^([.D813]/10))" table:style-name="ce26">
            <text:p>39.6899</text:p>
          </table:table-cell>
          <table:table-cell office:value-type="float" office:value="86.127149005229583" table:formula="of:=[.E813]*[.C$16]" table:style-name="ce51">
            <text:p>86.13</text:p>
          </table:table-cell>
          <table:table-cell office:value-type="float" office:value="86" table:formula="of:=ROUND([.F813];0)" table:style-name="ce32">
            <text:p>86</text:p>
          </table:table-cell>
          <table:table-cell office:value-type="float" office:value="5531.1887029349291" table:formula="of:=[.E813]*[.$C$17]" table:style-name="ce51">
            <text:p>5531.19</text:p>
          </table:table-cell>
          <table:table-cell office:value-type="float" office:value="5531" table:formula="of:=ROUND([.H813];0)" table:style-name="ce32">
            <text:p>5531</text:p>
          </table:table-cell>
          <table:table-cell office:value-type="float" office:value="86" table:formula="of:=FLOOR(([.I813]/64);1)" table:style-name="ce32">
            <text:p>8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91" table:style-name="ce32">
            <text:p>791</text:p>
          </table:table-cell>
          <table:table-cell office:value-type="float" office:value="2.5491210937499997" table:formula="of:=[.B814]*[.C$11]/[.C$12]" table:style-name="ce50">
            <text:p>2.549</text:p>
          </table:table-cell>
          <table:table-cell office:value-type="float" office:value="16.007039835164832" table:formula="of:=[.C814]/[.$E$10]" table:style-name="ce25">
            <text:p>16.007</text:p>
          </table:table-cell>
          <table:table-cell office:value-type="float" office:value="39.875301840387181" table:formula="of:=(10^([.D814]/10))" table:style-name="ce26">
            <text:p>39.8753</text:p>
          </table:table-cell>
          <table:table-cell office:value-type="float" office:value="86.529404993640185" table:formula="of:=[.E814]*[.C$16]" table:style-name="ce51">
            <text:p>86.53</text:p>
          </table:table-cell>
          <table:table-cell office:value-type="float" office:value="87" table:formula="of:=ROUND([.F814];0)" table:style-name="ce32">
            <text:p>87</text:p>
          </table:table-cell>
          <table:table-cell office:value-type="float" office:value="5557.0220644763576" table:formula="of:=[.E814]*[.$C$17]" table:style-name="ce51">
            <text:p>5557.02</text:p>
          </table:table-cell>
          <table:table-cell office:value-type="float" office:value="5557" table:formula="of:=ROUND([.H814];0)" table:style-name="ce32">
            <text:p>5557</text:p>
          </table:table-cell>
          <table:table-cell office:value-type="float" office:value="86" table:formula="of:=FLOOR(([.I814]/64);1)" table:style-name="ce32">
            <text:p>8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92" table:style-name="ce32">
            <text:p>792</text:p>
          </table:table-cell>
          <table:table-cell office:value-type="float" office:value="2.5523437499999999" table:formula="of:=[.B815]*[.C$11]/[.C$12]" table:style-name="ce50">
            <text:p>2.552</text:p>
          </table:table-cell>
          <table:table-cell office:value-type="float" office:value="16.027276295133436" table:formula="of:=[.C815]/[.$E$10]" table:style-name="ce25">
            <text:p>16.027</text:p>
          </table:table-cell>
          <table:table-cell office:value-type="float" office:value="40.061539038996948" table:formula="of:=(10^([.D815]/10))" table:style-name="ce26">
            <text:p>40.0615</text:p>
          </table:table-cell>
          <table:table-cell office:value-type="float" office:value="86.933539714623379" table:formula="of:=[.E815]*[.C$16]" table:style-name="ce51">
            <text:p>86.93</text:p>
          </table:table-cell>
          <table:table-cell office:value-type="float" office:value="87" table:formula="of:=ROUND([.F815];0)" table:style-name="ce32">
            <text:p>87</text:p>
          </table:table-cell>
          <table:table-cell office:value-type="float" office:value="5582.9760804746156" table:formula="of:=[.E815]*[.$C$17]" table:style-name="ce51">
            <text:p>5582.98</text:p>
          </table:table-cell>
          <table:table-cell office:value-type="float" office:value="5583" table:formula="of:=ROUND([.H815];0)" table:style-name="ce32">
            <text:p>5583</text:p>
          </table:table-cell>
          <table:table-cell office:value-type="float" office:value="87" table:formula="of:=FLOOR(([.I815]/64);1)" table:style-name="ce32">
            <text:p>8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93" table:style-name="ce32">
            <text:p>793</text:p>
          </table:table-cell>
          <table:table-cell office:value-type="float" office:value="2.5555664062499996" table:formula="of:=[.B816]*[.C$11]/[.C$12]" table:style-name="ce50">
            <text:p>2.556</text:p>
          </table:table-cell>
          <table:table-cell office:value-type="float" office:value="16.047512755102037" table:formula="of:=[.C816]/[.$E$10]" table:style-name="ce25">
            <text:p>16.048</text:p>
          </table:table-cell>
          <table:table-cell office:value-type="float" office:value="40.248646056580988" table:formula="of:=(10^([.D816]/10))" table:style-name="ce26">
            <text:p>40.2486</text:p>
          </table:table-cell>
          <table:table-cell office:value-type="float" office:value="87.339561942780747" table:formula="of:=[.E816]*[.C$16]" table:style-name="ce51">
            <text:p>87.34</text:p>
          </table:table-cell>
          <table:table-cell office:value-type="float" office:value="87" table:formula="of:=ROUND([.F816];0)" table:style-name="ce32">
            <text:p>87</text:p>
          </table:table-cell>
          <table:table-cell office:value-type="float" office:value="5609.051314445127" table:formula="of:=[.E816]*[.$C$17]" table:style-name="ce51">
            <text:p>5609.05</text:p>
          </table:table-cell>
          <table:table-cell office:value-type="float" office:value="5609" table:formula="of:=ROUND([.H816];0)" table:style-name="ce32">
            <text:p>5609</text:p>
          </table:table-cell>
          <table:table-cell office:value-type="float" office:value="87" table:formula="of:=FLOOR(([.I816]/64);1)" table:style-name="ce32">
            <text:p>8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94" table:style-name="ce32">
            <text:p>794</text:p>
          </table:table-cell>
          <table:table-cell office:value-type="float" office:value="2.5587890624999998" table:formula="of:=[.B817]*[.C$11]/[.C$12]" table:style-name="ce50">
            <text:p>2.559</text:p>
          </table:table-cell>
          <table:table-cell office:value-type="float" office:value="16.067749215070641" table:formula="of:=[.C817]/[.$E$10]" table:style-name="ce25">
            <text:p>16.068</text:p>
          </table:table-cell>
          <table:table-cell office:value-type="float" office:value="40.436626955620127" table:formula="of:=(10^([.D817]/10))" table:style-name="ce26">
            <text:p>40.4366</text:p>
          </table:table-cell>
          <table:table-cell office:value-type="float" office:value="87.747480493695676" table:formula="of:=[.E817]*[.C$16]" table:style-name="ce51">
            <text:p>87.75</text:p>
          </table:table-cell>
          <table:table-cell office:value-type="float" office:value="88" table:formula="of:=ROUND([.F817];0)" table:style-name="ce32">
            <text:p>88</text:p>
          </table:table-cell>
          <table:table-cell office:value-type="float" office:value="5635.2483325352214" table:formula="of:=[.E817]*[.$C$17]" table:style-name="ce51">
            <text:p>5635.25</text:p>
          </table:table-cell>
          <table:table-cell office:value-type="float" office:value="5635" table:formula="of:=ROUND([.H817];0)" table:style-name="ce32">
            <text:p>5635</text:p>
          </table:table-cell>
          <table:table-cell office:value-type="float" office:value="88" table:formula="of:=FLOOR(([.I817]/64);1)" table:style-name="ce32">
            <text:p>8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95" table:style-name="ce32">
            <text:p>795</text:p>
          </table:table-cell>
          <table:table-cell office:value-type="float" office:value="2.56201171875" table:formula="of:=[.B818]*[.C$11]/[.C$12]" table:style-name="ce50">
            <text:p>2.562</text:p>
          </table:table-cell>
          <table:table-cell office:value-type="float" office:value="16.087985675039246" table:formula="of:=[.C818]/[.$E$10]" table:style-name="ce25">
            <text:p>16.088</text:p>
          </table:table-cell>
          <table:table-cell office:value-type="float" office:value="40.625485817568993" table:formula="of:=(10^([.D818]/10))" table:style-name="ce26">
            <text:p>40.6255</text:p>
          </table:table-cell>
          <table:table-cell office:value-type="float" office:value="88.157304224124715" table:formula="of:=[.E818]*[.C$16]" table:style-name="ce51">
            <text:p>88.16</text:p>
          </table:table-cell>
          <table:table-cell office:value-type="float" office:value="88" table:formula="of:=ROUND([.F818];0)" table:style-name="ce32">
            <text:p>88</text:p>
          </table:table-cell>
          <table:table-cell office:value-type="float" office:value="5661.5677035364151" table:formula="of:=[.E818]*[.$C$17]" table:style-name="ce51">
            <text:p>5661.57</text:p>
          </table:table-cell>
          <table:table-cell office:value-type="float" office:value="5662" table:formula="of:=ROUND([.H818];0)" table:style-name="ce32">
            <text:p>5662</text:p>
          </table:table-cell>
          <table:table-cell office:value-type="float" office:value="88" table:formula="of:=FLOOR(([.I818]/64);1)" table:style-name="ce32">
            <text:p>8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96" table:style-name="ce32">
            <text:p>796</text:p>
          </table:table-cell>
          <table:table-cell office:value-type="float" office:value="2.5652343749999997" table:formula="of:=[.B819]*[.C$11]/[.C$12]" table:style-name="ce50">
            <text:p>2.565</text:p>
          </table:table-cell>
          <table:table-cell office:value-type="float" office:value="16.108222135007846" table:formula="of:=[.C819]/[.$E$10]" table:style-name="ce25">
            <text:p>16.108</text:p>
          </table:table-cell>
          <table:table-cell office:value-type="float" office:value="40.815226742944525" table:formula="of:=(10^([.D819]/10))" table:style-name="ce26">
            <text:p>40.8152</text:p>
          </table:table-cell>
          <table:table-cell office:value-type="float" office:value="88.569042032189614" table:formula="of:=[.E819]*[.C$16]" table:style-name="ce51">
            <text:p>88.57</text:p>
          </table:table-cell>
          <table:table-cell office:value-type="float" office:value="89" table:formula="of:=ROUND([.F819];0)" table:style-name="ce32">
            <text:p>89</text:p>
          </table:table-cell>
          <table:table-cell office:value-type="float" office:value="5688.0099988967495" table:formula="of:=[.E819]*[.$C$17]" table:style-name="ce51">
            <text:p>5688.01</text:p>
          </table:table-cell>
          <table:table-cell office:value-type="float" office:value="5688" table:formula="of:=ROUND([.H819];0)" table:style-name="ce32">
            <text:p>5688</text:p>
          </table:table-cell>
          <table:table-cell office:value-type="float" office:value="88" table:formula="of:=FLOOR(([.I819]/64);1)" table:style-name="ce32">
            <text:p>8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97" table:style-name="ce32">
            <text:p>797</text:p>
          </table:table-cell>
          <table:table-cell office:value-type="float" office:value="2.5684570312499999" table:formula="of:=[.B820]*[.C$11]/[.C$12]" table:style-name="ce50">
            <text:p>2.568</text:p>
          </table:table-cell>
          <table:table-cell office:value-type="float" office:value="16.128458594976451" table:formula="of:=[.C820]/[.$E$10]" table:style-name="ce25">
            <text:p>16.128</text:p>
          </table:table-cell>
          <table:table-cell office:value-type="float" office:value="41.005853851415203" table:formula="of:=(10^([.D820]/10))" table:style-name="ce26">
            <text:p>41.0059</text:p>
          </table:table-cell>
          <table:table-cell office:value-type="float" office:value="88.982702857570985" table:formula="of:=[.E820]*[.C$16]" table:style-name="ce51">
            <text:p>88.98</text:p>
          </table:table-cell>
          <table:table-cell office:value-type="float" office:value="89" table:formula="of:=ROUND([.F820];0)" table:style-name="ce32">
            <text:p>89</text:p>
          </table:table-cell>
          <table:table-cell office:value-type="float" office:value="5714.5757927332234" table:formula="of:=[.E820]*[.$C$17]" table:style-name="ce51">
            <text:p>5714.58</text:p>
          </table:table-cell>
          <table:table-cell office:value-type="float" office:value="5715" table:formula="of:=ROUND([.H820];0)" table:style-name="ce32">
            <text:p>5715</text:p>
          </table:table-cell>
          <table:table-cell office:value-type="float" office:value="89" table:formula="of:=FLOOR(([.I820]/64);1)" table:style-name="ce32">
            <text:p>8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98" table:style-name="ce32">
            <text:p>798</text:p>
          </table:table-cell>
          <table:table-cell office:value-type="float" office:value="2.5716796874999996" table:formula="of:=[.B821]*[.C$11]/[.C$12]" table:style-name="ce50">
            <text:p>2.572</text:p>
          </table:table-cell>
          <table:table-cell office:value-type="float" office:value="16.148695054945051" table:formula="of:=[.C821]/[.$E$10]" table:style-name="ce25">
            <text:p>16.149</text:p>
          </table:table-cell>
          <table:table-cell office:value-type="float" office:value="41.197371281890248" table:formula="of:=(10^([.D821]/10))" table:style-name="ce26">
            <text:p>41.1974</text:p>
          </table:table-cell>
          <table:table-cell office:value-type="float" office:value="89.398295681701839" table:formula="of:=[.E821]*[.C$16]" table:style-name="ce51">
            <text:p>89.40</text:p>
          </table:table-cell>
          <table:table-cell office:value-type="float" office:value="89" table:formula="of:=ROUND([.F821];0)" table:style-name="ce32">
            <text:p>89</text:p>
          </table:table-cell>
          <table:table-cell office:value-type="float" office:value="5741.2656618442252" table:formula="of:=[.E821]*[.$C$17]" table:style-name="ce51">
            <text:p>5741.27</text:p>
          </table:table-cell>
          <table:table-cell office:value-type="float" office:value="5741" table:formula="of:=ROUND([.H821];0)" table:style-name="ce32">
            <text:p>5741</text:p>
          </table:table-cell>
          <table:table-cell office:value-type="float" office:value="89" table:formula="of:=FLOOR(([.I821]/64);1)" table:style-name="ce32">
            <text:p>8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99" table:style-name="ce32">
            <text:p>799</text:p>
          </table:table-cell>
          <table:table-cell office:value-type="float" office:value="2.5749023437499998" table:formula="of:=[.B822]*[.C$11]/[.C$12]" table:style-name="ce50">
            <text:p>2.575</text:p>
          </table:table-cell>
          <table:table-cell office:value-type="float" office:value="16.168931514913655" table:formula="of:=[.C822]/[.$E$10]" table:style-name="ce25">
            <text:p>16.169</text:p>
          </table:table-cell>
          <table:table-cell office:value-type="float" office:value="41.389783192609755" table:formula="of:=(10^([.D822]/10))" table:style-name="ce26">
            <text:p>41.3898</text:p>
          </table:table-cell>
          <table:table-cell office:value-type="float" office:value="89.81582952796316" table:formula="of:=[.E822]*[.C$16]" table:style-name="ce51">
            <text:p>89.82</text:p>
          </table:table-cell>
          <table:table-cell office:value-type="float" office:value="90" table:formula="of:=ROUND([.F822];0)" table:style-name="ce32">
            <text:p>90</text:p>
          </table:table-cell>
          <table:table-cell office:value-type="float" office:value="5768.0801857220958" table:formula="of:=[.E822]*[.$C$17]" table:style-name="ce51">
            <text:p>5768.08</text:p>
          </table:table-cell>
          <table:table-cell office:value-type="float" office:value="5768" table:formula="of:=ROUND([.H822];0)" table:style-name="ce32">
            <text:p>5768</text:p>
          </table:table-cell>
          <table:table-cell office:value-type="float" office:value="90" table:formula="of:=FLOOR(([.I822]/64);1)" table:style-name="ce32">
            <text:p>9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00" table:style-name="ce32">
            <text:p>800</text:p>
          </table:table-cell>
          <table:table-cell office:value-type="float" office:value="2.578125" table:formula="of:=[.B823]*[.C$11]/[.C$12]" table:style-name="ce50">
            <text:p>2.578</text:p>
          </table:table-cell>
          <table:table-cell office:value-type="float" office:value="16.18916797488226" table:formula="of:=[.C823]/[.$E$10]" table:style-name="ce25">
            <text:p>16.189</text:p>
          </table:table-cell>
          <table:table-cell office:value-type="float" office:value="41.583093761234721" table:formula="of:=(10^([.D823]/10))" table:style-name="ce26">
            <text:p>41.5831</text:p>
          </table:table-cell>
          <table:table-cell office:value-type="float" office:value="90.235313461879343" table:formula="of:=[.E823]*[.C$16]" table:style-name="ce51">
            <text:p>90.24</text:p>
          </table:table-cell>
          <table:table-cell office:value-type="float" office:value="90" table:formula="of:=ROUND([.F823];0)" table:style-name="ce32">
            <text:p>90</text:p>
          </table:table-cell>
          <table:table-cell office:value-type="float" office:value="5795.0199465656715" table:formula="of:=[.E823]*[.$C$17]" table:style-name="ce51">
            <text:p>5795.02</text:p>
          </table:table-cell>
          <table:table-cell office:value-type="float" office:value="5795" table:formula="of:=ROUND([.H823];0)" table:style-name="ce32">
            <text:p>5795</text:p>
          </table:table-cell>
          <table:table-cell office:value-type="float" office:value="90" table:formula="of:=FLOOR(([.I823]/64);1)" table:style-name="ce32">
            <text:p>9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01" table:style-name="ce32">
            <text:p>801</text:p>
          </table:table-cell>
          <table:table-cell office:value-type="float" office:value="2.5813476562499997" table:formula="of:=[.B824]*[.C$11]/[.C$12]" table:style-name="ce50">
            <text:p>2.581</text:p>
          </table:table-cell>
          <table:table-cell office:value-type="float" office:value="16.20940443485086" table:formula="of:=[.C824]/[.$E$10]" table:style-name="ce25">
            <text:p>16.209</text:p>
          </table:table-cell>
          <table:table-cell office:value-type="float" office:value="41.777307184937875" table:formula="of:=(10^([.D824]/10))" table:style-name="ce26">
            <text:p>41.7773</text:p>
          </table:table-cell>
          <table:table-cell office:value-type="float" office:value="90.656756591315187" table:formula="of:=[.E824]*[.C$16]" table:style-name="ce51">
            <text:p>90.66</text:p>
          </table:table-cell>
          <table:table-cell office:value-type="float" office:value="91" table:formula="of:=ROUND([.F824];0)" table:style-name="ce32">
            <text:p>91</text:p>
          </table:table-cell>
          <table:table-cell office:value-type="float" office:value="5822.0855292929427" table:formula="of:=[.E824]*[.$C$17]" table:style-name="ce51">
            <text:p>5822.09</text:p>
          </table:table-cell>
          <table:table-cell office:value-type="float" office:value="5822" table:formula="of:=ROUND([.H824];0)" table:style-name="ce32">
            <text:p>5822</text:p>
          </table:table-cell>
          <table:table-cell office:value-type="float" office:value="90" table:formula="of:=FLOOR(([.I824]/64);1)" table:style-name="ce32">
            <text:p>9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02" table:style-name="ce32">
            <text:p>802</text:p>
          </table:table-cell>
          <table:table-cell office:value-type="float" office:value="2.5845703124999999" table:formula="of:=[.B825]*[.C$11]/[.C$12]" table:style-name="ce50">
            <text:p>2.585</text:p>
          </table:table-cell>
          <table:table-cell office:value-type="float" office:value="16.229640894819465" table:formula="of:=[.C825]/[.$E$10]" table:style-name="ce25">
            <text:p>16.230</text:p>
          </table:table-cell>
          <table:table-cell office:value-type="float" office:value="41.972427680494896" table:formula="of:=(10^([.D825]/10))" table:style-name="ce26">
            <text:p>41.9724</text:p>
          </table:table-cell>
          <table:table-cell office:value-type="float" office:value="91.08016806667392" table:formula="of:=[.E825]*[.C$16]" table:style-name="ce51">
            <text:p>91.08</text:p>
          </table:table-cell>
          <table:table-cell office:value-type="float" office:value="91" table:formula="of:=ROUND([.F825];0)" table:style-name="ce32">
            <text:p>91</text:p>
          </table:table-cell>
          <table:table-cell office:value-type="float" office:value="5849.2775215537695" table:formula="of:=[.E825]*[.$C$17]" table:style-name="ce51">
            <text:p>5849.28</text:p>
          </table:table-cell>
          <table:table-cell office:value-type="float" office:value="5849" table:formula="of:=ROUND([.H825];0)" table:style-name="ce32">
            <text:p>5849</text:p>
          </table:table-cell>
          <table:table-cell office:value-type="float" office:value="91" table:formula="of:=FLOOR(([.I825]/64);1)" table:style-name="ce32">
            <text:p>9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03" table:style-name="ce32">
            <text:p>803</text:p>
          </table:table-cell>
          <table:table-cell office:value-type="float" office:value="2.5877929687499996" table:formula="of:=[.B826]*[.C$11]/[.C$12]" table:style-name="ce50">
            <text:p>2.588</text:p>
          </table:table-cell>
          <table:table-cell office:value-type="float" office:value="16.249877354788065" table:formula="of:=[.C826]/[.$E$10]" table:style-name="ce25">
            <text:p>16.250</text:p>
          </table:table-cell>
          <table:table-cell office:value-type="float" office:value="42.168459484375774" table:formula="of:=(10^([.D826]/10))" table:style-name="ce26">
            <text:p>42.1685</text:p>
          </table:table-cell>
          <table:table-cell office:value-type="float" office:value="91.505557081095432" table:formula="of:=[.E826]*[.C$16]" table:style-name="ce51">
            <text:p>91.51</text:p>
          </table:table-cell>
          <table:table-cell office:value-type="float" office:value="92" table:formula="of:=ROUND([.F826];0)" table:style-name="ce32">
            <text:p>92</text:p>
          </table:table-cell>
          <table:table-cell office:value-type="float" office:value="5876.5965137426083" table:formula="of:=[.E826]*[.$C$17]" table:style-name="ce51">
            <text:p>5876.60</text:p>
          </table:table-cell>
          <table:table-cell office:value-type="float" office:value="5877" table:formula="of:=ROUND([.H826];0)" table:style-name="ce32">
            <text:p>5877</text:p>
          </table:table-cell>
          <table:table-cell office:value-type="float" office:value="91" table:formula="of:=FLOOR(([.I826]/64);1)" table:style-name="ce32">
            <text:p>9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04" table:style-name="ce32">
            <text:p>804</text:p>
          </table:table-cell>
          <table:table-cell office:value-type="float" office:value="2.5910156249999998" table:formula="of:=[.B827]*[.C$11]/[.C$12]" table:style-name="ce50">
            <text:p>2.591</text:p>
          </table:table-cell>
          <table:table-cell office:value-type="float" office:value="16.27011381475667" table:formula="of:=[.C827]/[.$E$10]" table:style-name="ce25">
            <text:p>16.270</text:p>
          </table:table-cell>
          <table:table-cell office:value-type="float" office:value="42.365406852836962" table:formula="of:=(10^([.D827]/10))" table:style-name="ce26">
            <text:p>42.3654</text:p>
          </table:table-cell>
          <table:table-cell office:value-type="float" office:value="91.932932870656202" table:formula="of:=[.E827]*[.C$16]" table:style-name="ce51">
            <text:p>91.93</text:p>
          </table:table-cell>
          <table:table-cell office:value-type="float" office:value="92" table:formula="of:=ROUND([.F827];0)" table:style-name="ce32">
            <text:p>92</text:p>
          </table:table-cell>
          <table:table-cell office:value-type="float" office:value="5904.04309901136" table:formula="of:=[.E827]*[.$C$17]" table:style-name="ce51">
            <text:p>5904.04</text:p>
          </table:table-cell>
          <table:table-cell office:value-type="float" office:value="5904" table:formula="of:=ROUND([.H827];0)" table:style-name="ce32">
            <text:p>5904</text:p>
          </table:table-cell>
          <table:table-cell office:value-type="float" office:value="92" table:formula="of:=FLOOR(([.I827]/64);1)" table:style-name="ce32">
            <text:p>9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05" table:style-name="ce32">
            <text:p>805</text:p>
          </table:table-cell>
          <table:table-cell office:value-type="float" office:value="2.59423828125" table:formula="of:=[.B828]*[.C$11]/[.C$12]" table:style-name="ce50">
            <text:p>2.594</text:p>
          </table:table-cell>
          <table:table-cell office:value-type="float" office:value="16.290350274725274" table:formula="of:=[.C828]/[.$E$10]" table:style-name="ce25">
            <text:p>16.290</text:p>
          </table:table-cell>
          <table:table-cell office:value-type="float" office:value="42.563274062013654" table:formula="of:=(10^([.D828]/10))" table:style-name="ce26">
            <text:p>42.5633</text:p>
          </table:table-cell>
          <table:table-cell office:value-type="float" office:value="92.362304714569632" table:formula="of:=[.E828]*[.C$16]" table:style-name="ce51">
            <text:p>92.36</text:p>
          </table:table-cell>
          <table:table-cell office:value-type="float" office:value="92" table:formula="of:=ROUND([.F828];0)" table:style-name="ce32">
            <text:p>92</text:p>
          </table:table-cell>
          <table:table-cell office:value-type="float" office:value="5931.6178732822236" table:formula="of:=[.E828]*[.$C$17]" table:style-name="ce51">
            <text:p>5931.62</text:p>
          </table:table-cell>
          <table:table-cell office:value-type="float" office:value="5932" table:formula="of:=ROUND([.H828];0)" table:style-name="ce32">
            <text:p>5932</text:p>
          </table:table-cell>
          <table:table-cell office:value-type="float" office:value="92" table:formula="of:=FLOOR(([.I828]/64);1)" table:style-name="ce32">
            <text:p>9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06" table:style-name="ce32">
            <text:p>806</text:p>
          </table:table-cell>
          <table:table-cell office:value-type="float" office:value="2.5974609374999997" table:formula="of:=[.B829]*[.C$11]/[.C$12]" table:style-name="ce50">
            <text:p>2.597</text:p>
          </table:table-cell>
          <table:table-cell office:value-type="float" office:value="16.310586734693874" table:formula="of:=[.C829]/[.$E$10]" table:style-name="ce25">
            <text:p>16.311</text:p>
          </table:table-cell>
          <table:table-cell office:value-type="float" office:value="42.762065408012674" table:formula="of:=(10^([.D829]/10))" table:style-name="ce26">
            <text:p>42.7621</text:p>
          </table:table-cell>
          <table:table-cell office:value-type="float" office:value="92.793681935387497" table:formula="of:=[.E829]*[.C$16]" table:style-name="ce51">
            <text:p>92.79</text:p>
          </table:table-cell>
          <table:table-cell office:value-type="float" office:value="93" table:formula="of:=ROUND([.F829];0)" table:style-name="ce32">
            <text:p>93</text:p>
          </table:table-cell>
          <table:table-cell office:value-type="float" office:value="5959.3214352606465" table:formula="of:=[.E829]*[.$C$17]" table:style-name="ce51">
            <text:p>5959.32</text:p>
          </table:table-cell>
          <table:table-cell office:value-type="float" office:value="5959" table:formula="of:=ROUND([.H829];0)" table:style-name="ce32">
            <text:p>5959</text:p>
          </table:table-cell>
          <table:table-cell office:value-type="float" office:value="93" table:formula="of:=FLOOR(([.I829]/64);1)" table:style-name="ce32">
            <text:p>9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07" table:style-name="ce32">
            <text:p>807</text:p>
          </table:table-cell>
          <table:table-cell office:value-type="float" office:value="2.6006835937499999" table:formula="of:=[.B830]*[.C$11]/[.C$12]" table:style-name="ce50">
            <text:p>2.601</text:p>
          </table:table-cell>
          <table:table-cell office:value-type="float" office:value="16.330823194662479" table:formula="of:=[.C830]/[.$E$10]" table:style-name="ce25">
            <text:p>16.331</text:p>
          </table:table-cell>
          <table:table-cell office:value-type="float" office:value="42.961785207005875" table:formula="of:=(10^([.D830]/10))" table:style-name="ce26">
            <text:p>42.9618</text:p>
          </table:table-cell>
          <table:table-cell office:value-type="float" office:value="93.22707389920275" table:formula="of:=[.E830]*[.C$16]" table:style-name="ce51">
            <text:p>93.23</text:p>
          </table:table-cell>
          <table:table-cell office:value-type="float" office:value="93" table:formula="of:=ROUND([.F830];0)" table:style-name="ce32">
            <text:p>93</text:p>
          </table:table-cell>
          <table:table-cell office:value-type="float" office:value="5987.1543864483392" table:formula="of:=[.E830]*[.$C$17]" table:style-name="ce51">
            <text:p>5987.15</text:p>
          </table:table-cell>
          <table:table-cell office:value-type="float" office:value="5987" table:formula="of:=ROUND([.H830];0)" table:style-name="ce32">
            <text:p>5987</text:p>
          </table:table-cell>
          <table:table-cell office:value-type="float" office:value="93" table:formula="of:=FLOOR(([.I830]/64);1)" table:style-name="ce32">
            <text:p>9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08" table:style-name="ce32">
            <text:p>808</text:p>
          </table:table-cell>
          <table:table-cell office:value-type="float" office:value="2.6039062499999996" table:formula="of:=[.B831]*[.C$11]/[.C$12]" table:style-name="ce50">
            <text:p>2.604</text:p>
          </table:table-cell>
          <table:table-cell office:value-type="float" office:value="16.351059654631079" table:formula="of:=[.C831]/[.$E$10]" table:style-name="ce25">
            <text:p>16.351</text:p>
          </table:table-cell>
          <table:table-cell office:value-type="float" office:value="43.162437795323662" table:formula="of:=(10^([.D831]/10))" table:style-name="ce26">
            <text:p>43.1624</text:p>
          </table:table-cell>
          <table:table-cell office:value-type="float" office:value="93.662490015852342" table:formula="of:=[.E831]*[.C$16]" table:style-name="ce51">
            <text:p>93.66</text:p>
          </table:table-cell>
          <table:table-cell office:value-type="float" office:value="94" table:formula="of:=ROUND([.F831];0)" table:style-name="ce32">
            <text:p>94</text:p>
          </table:table-cell>
          <table:table-cell office:value-type="float" office:value="6015.1173311563061" table:formula="of:=[.E831]*[.$C$17]" table:style-name="ce51">
            <text:p>6015.12</text:p>
          </table:table-cell>
          <table:table-cell office:value-type="float" office:value="6015" table:formula="of:=ROUND([.H831];0)" table:style-name="ce32">
            <text:p>6015</text:p>
          </table:table-cell>
          <table:table-cell office:value-type="float" office:value="93" table:formula="of:=FLOOR(([.I831]/64);1)" table:style-name="ce32">
            <text:p>9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09" table:style-name="ce32">
            <text:p>809</text:p>
          </table:table-cell>
          <table:table-cell office:value-type="float" office:value="2.6071289062499998" table:formula="of:=[.B832]*[.C$11]/[.C$12]" table:style-name="ce50">
            <text:p>2.607</text:p>
          </table:table-cell>
          <table:table-cell office:value-type="float" office:value="16.371296114599684" table:formula="of:=[.C832]/[.$E$10]" table:style-name="ce25">
            <text:p>16.371</text:p>
          </table:table-cell>
          <table:table-cell office:value-type="float" office:value="43.364027529549254" table:formula="of:=(10^([.D832]/10))" table:style-name="ce26">
            <text:p>43.3640</text:p>
          </table:table-cell>
          <table:table-cell office:value-type="float" office:value="94.099939739121879" table:formula="of:=[.E832]*[.C$16]" table:style-name="ce51">
            <text:p>94.10</text:p>
          </table:table-cell>
          <table:table-cell office:value-type="float" office:value="94" table:formula="of:=ROUND([.F832];0)" table:style-name="ce32">
            <text:p>94</text:p>
          </table:table-cell>
          <table:table-cell office:value-type="float" office:value="6043.2108765179846" table:formula="of:=[.E832]*[.$C$17]" table:style-name="ce51">
            <text:p>6043.21</text:p>
          </table:table-cell>
          <table:table-cell office:value-type="float" office:value="6043" table:formula="of:=ROUND([.H832];0)" table:style-name="ce32">
            <text:p>6043</text:p>
          </table:table-cell>
          <table:table-cell office:value-type="float" office:value="94" table:formula="of:=FLOOR(([.I832]/64);1)" table:style-name="ce32">
            <text:p>9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10" table:style-name="ce32">
            <text:p>810</text:p>
          </table:table-cell>
          <table:table-cell office:value-type="float" office:value="2.6103515625" table:formula="of:=[.B833]*[.C$11]/[.C$12]" table:style-name="ce50">
            <text:p>2.610</text:p>
          </table:table-cell>
          <table:table-cell office:value-type="float" office:value="16.391532574568288" table:formula="of:=[.C833]/[.$E$10]" table:style-name="ce25">
            <text:p>16.392</text:p>
          </table:table-cell>
          <table:table-cell office:value-type="float" office:value="43.566558786613278" table:formula="of:=(10^([.D833]/10))" table:style-name="ce26">
            <text:p>43.5666</text:p>
          </table:table-cell>
          <table:table-cell office:value-type="float" office:value="94.539432566950808" table:formula="of:=[.E833]*[.C$16]" table:style-name="ce51">
            <text:p>94.54</text:p>
          </table:table-cell>
          <table:table-cell office:value-type="float" office:value="95" table:formula="of:=ROUND([.F833];0)" table:style-name="ce32">
            <text:p>95</text:p>
          </table:table-cell>
          <table:table-cell office:value-type="float" office:value="6071.4356325024273" table:formula="of:=[.E833]*[.$C$17]" table:style-name="ce51">
            <text:p>6071.44</text:p>
          </table:table-cell>
          <table:table-cell office:value-type="float" office:value="6071" table:formula="of:=ROUND([.H833];0)" table:style-name="ce32">
            <text:p>6071</text:p>
          </table:table-cell>
          <table:table-cell office:value-type="float" office:value="94" table:formula="of:=FLOOR(([.I833]/64);1)" table:style-name="ce32">
            <text:p>9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11" table:style-name="ce32">
            <text:p>811</text:p>
          </table:table-cell>
          <table:table-cell office:value-type="float" office:value="2.6135742187499997" table:formula="of:=[.B834]*[.C$11]/[.C$12]" table:style-name="ce50">
            <text:p>2.614</text:p>
          </table:table-cell>
          <table:table-cell office:value-type="float" office:value="16.411769034536889" table:formula="of:=[.C834]/[.$E$10]" table:style-name="ce25">
            <text:p>16.412</text:p>
          </table:table-cell>
          <table:table-cell office:value-type="float" office:value="43.770035963888645" table:formula="of:=(10^([.D834]/10))" table:style-name="ce26">
            <text:p>43.7700</text:p>
          </table:table-cell>
          <table:table-cell office:value-type="float" office:value="94.980978041638352" table:formula="of:=[.E834]*[.C$16]" table:style-name="ce51">
            <text:p>94.98</text:p>
          </table:table-cell>
          <table:table-cell office:value-type="float" office:value="95" table:formula="of:=ROUND([.F834];0)" table:style-name="ce32">
            <text:p>95</text:p>
          </table:table-cell>
          <table:table-cell office:value-type="float" office:value="6099.7922119275227" table:formula="of:=[.E834]*[.$C$17]" table:style-name="ce51">
            <text:p>6099.79</text:p>
          </table:table-cell>
          <table:table-cell office:value-type="float" office:value="6100" table:formula="of:=ROUND([.H834];0)" table:style-name="ce32">
            <text:p>6100</text:p>
          </table:table-cell>
          <table:table-cell office:value-type="float" office:value="95" table:formula="of:=FLOOR(([.I834]/64);1)" table:style-name="ce32">
            <text:p>9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12" table:style-name="ce32">
            <text:p>812</text:p>
          </table:table-cell>
          <table:table-cell office:value-type="float" office:value="2.6167968749999999" table:formula="of:=[.B835]*[.C$11]/[.C$12]" table:style-name="ce50">
            <text:p>2.617</text:p>
          </table:table-cell>
          <table:table-cell office:value-type="float" office:value="16.432005494505493" table:formula="of:=[.C835]/[.$E$10]" table:style-name="ce25">
            <text:p>16.432</text:p>
          </table:table-cell>
          <table:table-cell office:value-type="float" office:value="43.974463479286321" table:formula="of:=(10^([.D835]/10))" table:style-name="ce26">
            <text:p>43.9745</text:p>
          </table:table-cell>
          <table:table-cell office:value-type="float" office:value="95.424585750051307" table:formula="of:=[.E835]*[.C$16]" table:style-name="ce51">
            <text:p>95.42</text:p>
          </table:table-cell>
          <table:table-cell office:value-type="float" office:value="95" table:formula="of:=ROUND([.F835];0)" table:style-name="ce32">
            <text:p>95</text:p>
          </table:table-cell>
          <table:table-cell office:value-type="float" office:value="6128.2812304733425" table:formula="of:=[.E835]*[.$C$17]" table:style-name="ce51">
            <text:p>6128.28</text:p>
          </table:table-cell>
          <table:table-cell office:value-type="float" office:value="6128" table:formula="of:=ROUND([.H835];0)" table:style-name="ce32">
            <text:p>6128</text:p>
          </table:table-cell>
          <table:table-cell office:value-type="float" office:value="95" table:formula="of:=FLOOR(([.I835]/64);1)" table:style-name="ce32">
            <text:p>9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13" table:style-name="ce32">
            <text:p>813</text:p>
          </table:table-cell>
          <table:table-cell office:value-type="float" office:value="2.6200195312499996" table:formula="of:=[.B836]*[.C$11]/[.C$12]" table:style-name="ce50">
            <text:p>2.620</text:p>
          </table:table-cell>
          <table:table-cell office:value-type="float" office:value="16.452241954474093" table:formula="of:=[.C836]/[.$E$10]" table:style-name="ce25">
            <text:p>16.452</text:p>
          </table:table-cell>
          <table:table-cell office:value-type="float" office:value="44.17984577135099" table:formula="of:=(10^([.D836]/10))" table:style-name="ce26">
            <text:p>44.1798</text:p>
          </table:table-cell>
          <table:table-cell office:value-type="float" office:value="95.870265323831646" table:formula="of:=[.E836]*[.C$16]" table:style-name="ce51">
            <text:p>95.87</text:p>
          </table:table-cell>
          <table:table-cell office:value-type="float" office:value="96" table:formula="of:=ROUND([.F836];0)" table:style-name="ce32">
            <text:p>96</text:p>
          </table:table-cell>
          <table:table-cell office:value-type="float" office:value="6156.9033066954744" table:formula="of:=[.E836]*[.$C$17]" table:style-name="ce51">
            <text:p>6156.90</text:p>
          </table:table-cell>
          <table:table-cell office:value-type="float" office:value="6157" table:formula="of:=ROUND([.H836];0)" table:style-name="ce32">
            <text:p>6157</text:p>
          </table:table-cell>
          <table:table-cell office:value-type="float" office:value="96" table:formula="of:=FLOOR(([.I836]/64);1)" table:style-name="ce32">
            <text:p>9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14" table:style-name="ce32">
            <text:p>814</text:p>
          </table:table-cell>
          <table:table-cell office:value-type="float" office:value="2.6232421874999998" table:formula="of:=[.B837]*[.C$11]/[.C$12]" table:style-name="ce50">
            <text:p>2.623</text:p>
          </table:table-cell>
          <table:table-cell office:value-type="float" office:value="16.472478414442698" table:formula="of:=[.C837]/[.$E$10]" table:style-name="ce25">
            <text:p>16.472</text:p>
          </table:table-cell>
          <table:table-cell office:value-type="float" office:value="44.386187299357523" table:formula="of:=(10^([.D837]/10))" table:style-name="ce26">
            <text:p>44.3862</text:p>
          </table:table-cell>
          <table:table-cell office:value-type="float" office:value="96.318026439605816" table:formula="of:=[.E837]*[.C$16]" table:style-name="ce51">
            <text:p>96.32</text:p>
          </table:table-cell>
          <table:table-cell office:value-type="float" office:value="96" table:formula="of:=ROUND([.F837];0)" table:style-name="ce32">
            <text:p>96</text:p>
          </table:table-cell>
          <table:table-cell office:value-type="float" office:value="6185.659062038465" table:formula="of:=[.E837]*[.$C$17]" table:style-name="ce51">
            <text:p>6185.66</text:p>
          </table:table-cell>
          <table:table-cell office:value-type="float" office:value="6186" table:formula="of:=ROUND([.H837];0)" table:style-name="ce32">
            <text:p>6186</text:p>
          </table:table-cell>
          <table:table-cell office:value-type="float" office:value="96" table:formula="of:=FLOOR(([.I837]/64);1)" table:style-name="ce32">
            <text:p>9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15" table:style-name="ce32">
            <text:p>815</text:p>
          </table:table-cell>
          <table:table-cell office:value-type="float" office:value="2.62646484375" table:formula="of:=[.B838]*[.C$11]/[.C$12]" table:style-name="ce50">
            <text:p>2.626</text:p>
          </table:table-cell>
          <table:table-cell office:value-type="float" office:value="16.492714874411302" table:formula="of:=[.C838]/[.$E$10]" table:style-name="ce25">
            <text:p>16.493</text:p>
          </table:table-cell>
          <table:table-cell office:value-type="float" office:value="44.593492543407848" table:formula="of:=(10^([.D838]/10))" table:style-name="ce26">
            <text:p>44.5935</text:p>
          </table:table-cell>
          <table:table-cell office:value-type="float" office:value="96.767878819195033" table:formula="of:=[.E838]*[.C$16]" table:style-name="ce51">
            <text:p>96.77</text:p>
          </table:table-cell>
          <table:table-cell office:value-type="float" office:value="97" table:formula="of:=ROUND([.F838];0)" table:style-name="ce32">
            <text:p>97</text:p>
          </table:table-cell>
          <table:table-cell office:value-type="float" office:value="6214.5491208493186" table:formula="of:=[.E838]*[.$C$17]" table:style-name="ce51">
            <text:p>6214.55</text:p>
          </table:table-cell>
          <table:table-cell office:value-type="float" office:value="6215" table:formula="of:=ROUND([.H838];0)" table:style-name="ce32">
            <text:p>6215</text:p>
          </table:table-cell>
          <table:table-cell office:value-type="float" office:value="97" table:formula="of:=FLOOR(([.I838]/64);1)" table:style-name="ce32">
            <text:p>9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16" table:style-name="ce32">
            <text:p>816</text:p>
          </table:table-cell>
          <table:table-cell office:value-type="float" office:value="2.6296874999999997" table:formula="of:=[.B839]*[.C$11]/[.C$12]" table:style-name="ce50">
            <text:p>2.630</text:p>
          </table:table-cell>
          <table:table-cell office:value-type="float" office:value="16.512951334379903" table:formula="of:=[.C839]/[.$E$10]" table:style-name="ce25">
            <text:p>16.513</text:p>
          </table:table-cell>
          <table:table-cell office:value-type="float" office:value="44.801766004527984" table:formula="of:=(10^([.D839]/10))" table:style-name="ce26">
            <text:p>44.8018</text:p>
          </table:table-cell>
          <table:table-cell office:value-type="float" office:value="97.219832229825727" table:formula="of:=[.E839]*[.C$16]" table:style-name="ce51">
            <text:p>97.22</text:p>
          </table:table-cell>
          <table:table-cell office:value-type="float" office:value="97" table:formula="of:=ROUND([.F839];0)" table:style-name="ce32">
            <text:p>97</text:p>
          </table:table-cell>
          <table:table-cell office:value-type="float" office:value="6243.5741103910204" table:formula="of:=[.E839]*[.$C$17]" table:style-name="ce51">
            <text:p>6243.57</text:p>
          </table:table-cell>
          <table:table-cell office:value-type="float" office:value="6244" table:formula="of:=ROUND([.H839];0)" table:style-name="ce32">
            <text:p>6244</text:p>
          </table:table-cell>
          <table:table-cell office:value-type="float" office:value="97" table:formula="of:=FLOOR(([.I839]/64);1)" table:style-name="ce32">
            <text:p>9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17" table:style-name="ce32">
            <text:p>817</text:p>
          </table:table-cell>
          <table:table-cell office:value-type="float" office:value="2.6329101562499999" table:formula="of:=[.B840]*[.C$11]/[.C$12]" table:style-name="ce50">
            <text:p>2.633</text:p>
          </table:table-cell>
          <table:table-cell office:value-type="float" office:value="16.533187794348507" table:formula="of:=[.C840]/[.$E$10]" table:style-name="ce25">
            <text:p>16.533</text:p>
          </table:table-cell>
          <table:table-cell office:value-type="float" office:value="45.011012204766246" table:formula="of:=(10^([.D840]/10))" table:style-name="ce26">
            <text:p>45.0110</text:p>
          </table:table-cell>
          <table:table-cell office:value-type="float" office:value="97.673896484342748" table:formula="of:=[.E840]*[.C$16]" table:style-name="ce51">
            <text:p>97.67</text:p>
          </table:table-cell>
          <table:table-cell office:value-type="float" office:value="98" table:formula="of:=ROUND([.F840];0)" table:style-name="ce32">
            <text:p>98</text:p>
          </table:table-cell>
          <table:table-cell office:value-type="float" office:value="6272.7346608562248" table:formula="of:=[.E840]*[.$C$17]" table:style-name="ce51">
            <text:p>6272.73</text:p>
          </table:table-cell>
          <table:table-cell office:value-type="float" office:value="6273" table:formula="of:=ROUND([.H840];0)" table:style-name="ce32">
            <text:p>6273</text:p>
          </table:table-cell>
          <table:table-cell office:value-type="float" office:value="98" table:formula="of:=FLOOR(([.I840]/64);1)" table:style-name="ce32">
            <text:p>9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18" table:style-name="ce32">
            <text:p>818</text:p>
          </table:table-cell>
          <table:table-cell office:value-type="float" office:value="2.6361328124999996" table:formula="of:=[.B841]*[.C$11]/[.C$12]" table:style-name="ce50">
            <text:p>2.636</text:p>
          </table:table-cell>
          <table:table-cell office:value-type="float" office:value="16.553424254317108" table:formula="of:=[.C841]/[.$E$10]" table:style-name="ce25">
            <text:p>16.553</text:p>
          </table:table-cell>
          <table:table-cell office:value-type="float" office:value="45.221235687290807" table:formula="of:=(10^([.D841]/10))" table:style-name="ce26">
            <text:p>45.2212</text:p>
          </table:table-cell>
          <table:table-cell office:value-type="float" office:value="98.130081441421055" table:formula="of:=[.E841]*[.C$16]" table:style-name="ce51">
            <text:p>98.13</text:p>
          </table:table-cell>
          <table:table-cell office:value-type="float" office:value="98" table:formula="of:=ROUND([.F841];0)" table:style-name="ce32">
            <text:p>98</text:p>
          </table:table-cell>
          <table:table-cell office:value-type="float" office:value="6302.0314053808479" table:formula="of:=[.E841]*[.$C$17]" table:style-name="ce51">
            <text:p>6302.03</text:p>
          </table:table-cell>
          <table:table-cell office:value-type="float" office:value="6302" table:formula="of:=ROUND([.H841];0)" table:style-name="ce32">
            <text:p>6302</text:p>
          </table:table-cell>
          <table:table-cell office:value-type="float" office:value="98" table:formula="of:=FLOOR(([.I841]/64);1)" table:style-name="ce32">
            <text:p>9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19" table:style-name="ce32">
            <text:p>819</text:p>
          </table:table-cell>
          <table:table-cell office:value-type="float" office:value="2.6393554687499998" table:formula="of:=[.B842]*[.C$11]/[.C$12]" table:style-name="ce50">
            <text:p>2.639</text:p>
          </table:table-cell>
          <table:table-cell office:value-type="float" office:value="16.573660714285712" table:formula="of:=[.C842]/[.$E$10]" table:style-name="ce25">
            <text:p>16.574</text:p>
          </table:table-cell>
          <table:table-cell office:value-type="float" office:value="45.432441016488902" table:formula="of:=(10^([.D842]/10))" table:style-name="ce26">
            <text:p>45.4324</text:p>
          </table:table-cell>
          <table:table-cell office:value-type="float" office:value="98.588397005780919" table:formula="of:=[.E842]*[.C$16]" table:style-name="ce51">
            <text:p>98.59</text:p>
          </table:table-cell>
          <table:table-cell office:value-type="float" office:value="99" table:formula="of:=ROUND([.F842];0)" table:style-name="ce32">
            <text:p>99</text:p>
          </table:table-cell>
          <table:table-cell office:value-type="float" office:value="6331.4649800578936" table:formula="of:=[.E842]*[.$C$17]" table:style-name="ce51">
            <text:p>6331.46</text:p>
          </table:table-cell>
          <table:table-cell office:value-type="float" office:value="6331" table:formula="of:=ROUND([.H842];0)" table:style-name="ce32">
            <text:p>6331</text:p>
          </table:table-cell>
          <table:table-cell office:value-type="float" office:value="98" table:formula="of:=FLOOR(([.I842]/64);1)" table:style-name="ce32">
            <text:p>9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20" table:style-name="ce32">
            <text:p>820</text:p>
          </table:table-cell>
          <table:table-cell office:value-type="float" office:value="2.642578125" table:formula="of:=[.B843]*[.C$11]/[.C$12]" table:style-name="ce50">
            <text:p>2.643</text:p>
          </table:table-cell>
          <table:table-cell office:value-type="float" office:value="16.593897174254316" table:formula="of:=[.C843]/[.$E$10]" table:style-name="ce25">
            <text:p>16.594</text:p>
          </table:table-cell>
          <table:table-cell office:value-type="float" office:value="45.644632778065606" table:formula="of:=(10^([.D843]/10))" table:style-name="ce26">
            <text:p>45.6446</text:p>
          </table:table-cell>
          <table:table-cell office:value-type="float" office:value="99.048853128402357" table:formula="of:=[.E843]*[.C$16]" table:style-name="ce51">
            <text:p>99.05</text:p>
          </table:table-cell>
          <table:table-cell office:value-type="float" office:value="99" table:formula="of:=ROUND([.F843];0)" table:style-name="ce32">
            <text:p>99</text:p>
          </table:table-cell>
          <table:table-cell office:value-type="float" office:value="6361.0360239512238" table:formula="of:=[.E843]*[.$C$17]" table:style-name="ce51">
            <text:p>6361.04</text:p>
          </table:table-cell>
          <table:table-cell office:value-type="float" office:value="6361" table:formula="of:=ROUND([.H843];0)" table:style-name="ce32">
            <text:p>6361</text:p>
          </table:table-cell>
          <table:table-cell office:value-type="float" office:value="99" table:formula="of:=FLOOR(([.I843]/64);1)" table:style-name="ce32">
            <text:p>9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21" table:style-name="ce32">
            <text:p>821</text:p>
          </table:table-cell>
          <table:table-cell office:value-type="float" office:value="2.6458007812499997" table:formula="of:=[.B844]*[.C$11]/[.C$12]" table:style-name="ce50">
            <text:p>2.646</text:p>
          </table:table-cell>
          <table:table-cell office:value-type="float" office:value="16.614133634222917" table:formula="of:=[.C844]/[.$E$10]" table:style-name="ce25">
            <text:p>16.614</text:p>
          </table:table-cell>
          <table:table-cell office:value-type="float" office:value="45.85781557914342" table:formula="of:=(10^([.D844]/10))" table:style-name="ce26">
            <text:p>45.8578</text:p>
          </table:table-cell>
          <table:table-cell office:value-type="float" office:value="99.511459806741215" table:formula="of:=[.E844]*[.C$16]" table:style-name="ce51">
            <text:p>99.51</text:p>
          </table:table-cell>
          <table:table-cell office:value-type="float" office:value="100" table:formula="of:=ROUND([.F844];0)" table:style-name="ce32">
            <text:p>100</text:p>
          </table:table-cell>
          <table:table-cell office:value-type="float" office:value="6390.7451791094272" table:formula="of:=[.E844]*[.$C$17]" table:style-name="ce51">
            <text:p>6390.75</text:p>
          </table:table-cell>
          <table:table-cell office:value-type="float" office:value="6391" table:formula="of:=ROUND([.H844];0)" table:style-name="ce32">
            <text:p>6391</text:p>
          </table:table-cell>
          <table:table-cell office:value-type="float" office:value="99" table:formula="of:=FLOOR(([.I844]/64);1)" table:style-name="ce32">
            <text:p>9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22" table:style-name="ce32">
            <text:p>822</text:p>
          </table:table-cell>
          <table:table-cell office:value-type="float" office:value="2.6490234374999999" table:formula="of:=[.B845]*[.C$11]/[.C$12]" table:style-name="ce50">
            <text:p>2.649</text:p>
          </table:table-cell>
          <table:table-cell office:value-type="float" office:value="16.634370094191521" table:formula="of:=[.C845]/[.$E$10]" table:style-name="ce25">
            <text:p>16.634</text:p>
          </table:table-cell>
          <table:table-cell office:value-type="float" office:value="46.071994048362527" table:formula="of:=(10^([.D845]/10))" table:style-name="ce26">
            <text:p>46.0720</text:p>
          </table:table-cell>
          <table:table-cell office:value-type="float" office:value="99.976227084946686" table:formula="of:=[.E845]*[.C$16]" table:style-name="ce51">
            <text:p>99.98</text:p>
          </table:table-cell>
          <table:table-cell office:value-type="float" office:value="100" table:formula="of:=ROUND([.F845];0)" table:style-name="ce32">
            <text:p>100</text:p>
          </table:table-cell>
          <table:table-cell office:value-type="float" office:value="6420.5930905798023" table:formula="of:=[.E845]*[.$C$17]" table:style-name="ce51">
            <text:p>6420.59</text:p>
          </table:table-cell>
          <table:table-cell office:value-type="float" office:value="6421" table:formula="of:=ROUND([.H845];0)" table:style-name="ce32">
            <text:p>6421</text:p>
          </table:table-cell>
          <table:table-cell office:value-type="float" office:value="100" table:formula="of:=FLOOR(([.I845]/64);1)" table:style-name="ce32">
            <text:p>10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23" table:style-name="ce32">
            <text:p>823</text:p>
          </table:table-cell>
          <table:table-cell office:value-type="float" office:value="2.6522460937499996" table:formula="of:=[.B846]*[.C$11]/[.C$12]" table:style-name="ce50">
            <text:p>2.652</text:p>
          </table:table-cell>
          <table:table-cell office:value-type="float" office:value="16.654606554160122" table:formula="of:=[.C846]/[.$E$10]" table:style-name="ce25">
            <text:p>16.655</text:p>
          </table:table-cell>
          <table:table-cell office:value-type="float" office:value="46.28717283598089" table:formula="of:=(10^([.D846]/10))" table:style-name="ce26">
            <text:p>46.2872</text:p>
          </table:table-cell>
          <table:table-cell office:value-type="float" office:value="100.44316505407853" table:formula="of:=[.E846]*[.C$16]" table:style-name="ce51">
            <text:p>100.44</text:p>
          </table:table-cell>
          <table:table-cell office:value-type="float" office:value="100" table:formula="of:=ROUND([.F846];0)" table:style-name="ce32">
            <text:p>100</text:p>
          </table:table-cell>
          <table:table-cell office:value-type="float" office:value="6450.5804064222975" table:formula="of:=[.E846]*[.$C$17]" table:style-name="ce51">
            <text:p>6450.58</text:p>
          </table:table-cell>
          <table:table-cell office:value-type="float" office:value="6451" table:formula="of:=ROUND([.H846];0)" table:style-name="ce32">
            <text:p>6451</text:p>
          </table:table-cell>
          <table:table-cell office:value-type="float" office:value="100" table:formula="of:=FLOOR(([.I846]/64);1)" table:style-name="ce32">
            <text:p>10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24" table:style-name="ce32">
            <text:p>824</text:p>
          </table:table-cell>
          <table:table-cell office:value-type="float" office:value="2.6554687499999998" table:formula="of:=[.B847]*[.C$11]/[.C$12]" table:style-name="ce50">
            <text:p>2.655</text:p>
          </table:table-cell>
          <table:table-cell office:value-type="float" office:value="16.674843014128726" table:formula="of:=[.C847]/[.$E$10]" table:style-name="ce25">
            <text:p>16.675</text:p>
          </table:table-cell>
          <table:table-cell office:value-type="float" office:value="46.503356613975726" table:formula="of:=(10^([.D847]/10))" table:style-name="ce26">
            <text:p>46.5034</text:p>
          </table:table-cell>
          <table:table-cell office:value-type="float" office:value="100.91228385232732" table:formula="of:=[.E847]*[.C$16]" table:style-name="ce51">
            <text:p>100.91</text:p>
          </table:table-cell>
          <table:table-cell office:value-type="float" office:value="101" table:formula="of:=ROUND([.F847];0)" table:style-name="ce32">
            <text:p>101</text:p>
          </table:table-cell>
          <table:table-cell office:value-type="float" office:value="6480.7077777236582" table:formula="of:=[.E847]*[.$C$17]" table:style-name="ce51">
            <text:p>6480.71</text:p>
          </table:table-cell>
          <table:table-cell office:value-type="float" office:value="6481" table:formula="of:=ROUND([.H847];0)" table:style-name="ce32">
            <text:p>6481</text:p>
          </table:table-cell>
          <table:table-cell office:value-type="float" office:value="101" table:formula="of:=FLOOR(([.I847]/64);1)" table:style-name="ce32">
            <text:p>10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25" table:style-name="ce32">
            <text:p>825</text:p>
          </table:table-cell>
          <table:table-cell office:value-type="float" office:value="2.65869140625" table:formula="of:=[.B848]*[.C$11]/[.C$12]" table:style-name="ce50">
            <text:p>2.659</text:p>
          </table:table-cell>
          <table:table-cell office:value-type="float" office:value="16.69507947409733" table:formula="of:=[.C848]/[.$E$10]" table:style-name="ce25">
            <text:p>16.695</text:p>
          </table:table-cell>
          <table:table-cell office:value-type="float" office:value="46.720550076144484" table:formula="of:=(10^([.D848]/10))" table:style-name="ce26">
            <text:p>46.7206</text:p>
          </table:table-cell>
          <table:table-cell office:value-type="float" office:value="101.38359366523353" table:formula="of:=[.E848]*[.C$16]" table:style-name="ce51">
            <text:p>101.38</text:p>
          </table:table-cell>
          <table:table-cell office:value-type="float" office:value="101" table:formula="of:=ROUND([.F848];0)" table:style-name="ce32">
            <text:p>101</text:p>
          </table:table-cell>
          <table:table-cell office:value-type="float" office:value="6510.9758586114958" table:formula="of:=[.E848]*[.$C$17]" table:style-name="ce51">
            <text:p>6510.98</text:p>
          </table:table-cell>
          <table:table-cell office:value-type="float" office:value="6511" table:formula="of:=ROUND([.H848];0)" table:style-name="ce32">
            <text:p>6511</text:p>
          </table:table-cell>
          <table:table-cell office:value-type="float" office:value="101" table:formula="of:=FLOOR(([.I848]/64);1)" table:style-name="ce32">
            <text:p>10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26" table:style-name="ce32">
            <text:p>826</text:p>
          </table:table-cell>
          <table:table-cell office:value-type="float" office:value="2.6619140624999997" table:formula="of:=[.B849]*[.C$11]/[.C$12]" table:style-name="ce50">
            <text:p>2.662</text:p>
          </table:table-cell>
          <table:table-cell office:value-type="float" office:value="16.715315934065931" table:formula="of:=[.C849]/[.$E$10]" table:style-name="ce25">
            <text:p>16.715</text:p>
          </table:table-cell>
          <table:table-cell office:value-type="float" office:value="46.938757938206962" table:formula="of:=(10^([.D849]/10))" table:style-name="ce26">
            <text:p>46.9388</text:p>
          </table:table-cell>
          <table:table-cell office:value-type="float" office:value="101.85710472590911" table:formula="of:=[.E849]*[.C$16]" table:style-name="ce51">
            <text:p>101.86</text:p>
          </table:table-cell>
          <table:table-cell office:value-type="float" office:value="102" table:formula="of:=ROUND([.F849];0)" table:style-name="ce32">
            <text:p>102</text:p>
          </table:table-cell>
          <table:table-cell office:value-type="float" office:value="6541.385306268523" table:formula="of:=[.E849]*[.$C$17]" table:style-name="ce51">
            <text:p>6541.39</text:p>
          </table:table-cell>
          <table:table-cell office:value-type="float" office:value="6541" table:formula="of:=ROUND([.H849];0)" table:style-name="ce32">
            <text:p>6541</text:p>
          </table:table-cell>
          <table:table-cell office:value-type="float" office:value="102" table:formula="of:=FLOOR(([.I849]/64);1)" table:style-name="ce32">
            <text:p>10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27" table:style-name="ce32">
            <text:p>827</text:p>
          </table:table-cell>
          <table:table-cell office:value-type="float" office:value="2.6651367187499999" table:formula="of:=[.B850]*[.C$11]/[.C$12]" table:style-name="ce50">
            <text:p>2.665</text:p>
          </table:table-cell>
          <table:table-cell office:value-type="float" office:value="16.735552394034535" table:formula="of:=[.C850]/[.$E$10]" table:style-name="ce25">
            <text:p>16.736</text:p>
          </table:table-cell>
          <table:table-cell office:value-type="float" office:value="47.157984937907813" table:formula="of:=(10^([.D850]/10))" table:style-name="ce26">
            <text:p>47.1580</text:p>
          </table:table-cell>
          <table:table-cell office:value-type="float" office:value="102.33282731525995" table:formula="of:=[.E850]*[.C$16]" table:style-name="ce51">
            <text:p>102.33</text:p>
          </table:table-cell>
          <table:table-cell office:value-type="float" office:value="102" table:formula="of:=ROUND([.F850];0)" table:style-name="ce32">
            <text:p>102</text:p>
          </table:table-cell>
          <table:table-cell office:value-type="float" office:value="6571.9367809468331" table:formula="of:=[.E850]*[.$C$17]" table:style-name="ce51">
            <text:p>6571.94</text:p>
          </table:table-cell>
          <table:table-cell office:value-type="float" office:value="6572" table:formula="of:=ROUND([.H850];0)" table:style-name="ce32">
            <text:p>6572</text:p>
          </table:table-cell>
          <table:table-cell office:value-type="float" office:value="102" table:formula="of:=FLOOR(([.I850]/64);1)" table:style-name="ce32">
            <text:p>10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28" table:style-name="ce32">
            <text:p>828</text:p>
          </table:table-cell>
          <table:table-cell office:value-type="float" office:value="2.6683593749999996" table:formula="of:=[.B851]*[.C$11]/[.C$12]" table:style-name="ce50">
            <text:p>2.668</text:p>
          </table:table-cell>
          <table:table-cell office:value-type="float" office:value="16.755788854003136" table:formula="of:=[.C851]/[.$E$10]" table:style-name="ce25">
            <text:p>16.756</text:p>
          </table:table-cell>
          <table:table-cell office:value-type="float" office:value="47.378235835119099" table:formula="of:=(10^([.D851]/10))" table:style-name="ce26">
            <text:p>47.3782</text:p>
          </table:table-cell>
          <table:table-cell office:value-type="float" office:value="102.81077176220845" table:formula="of:=[.E851]*[.C$16]" table:style-name="ce51">
            <text:p>102.81</text:p>
          </table:table-cell>
          <table:table-cell office:value-type="float" office:value="103" table:formula="of:=ROUND([.F851];0)" table:style-name="ce32">
            <text:p>103</text:p>
          </table:table-cell>
          <table:table-cell office:value-type="float" office:value="6602.6309459821987" table:formula="of:=[.E851]*[.$C$17]" table:style-name="ce51">
            <text:p>6602.63</text:p>
          </table:table-cell>
          <table:table-cell office:value-type="float" office:value="6603" table:formula="of:=ROUND([.H851];0)" table:style-name="ce32">
            <text:p>6603</text:p>
          </table:table-cell>
          <table:table-cell office:value-type="float" office:value="103" table:formula="of:=FLOOR(([.I851]/64);1)" table:style-name="ce32">
            <text:p>10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29" table:style-name="ce32">
            <text:p>829</text:p>
          </table:table-cell>
          <table:table-cell office:value-type="float" office:value="2.6715820312499998" table:formula="of:=[.B852]*[.C$11]/[.C$12]" table:style-name="ce50">
            <text:p>2.672</text:p>
          </table:table-cell>
          <table:table-cell office:value-type="float" office:value="16.77602531397174" table:formula="of:=[.C852]/[.$E$10]" table:style-name="ce25">
            <text:p>16.776</text:p>
          </table:table-cell>
          <table:table-cell office:value-type="float" office:value="47.59951541194399" table:formula="of:=(10^([.D852]/10))" table:style-name="ce26">
            <text:p>47.5995</text:p>
          </table:table-cell>
          <table:table-cell office:value-type="float" office:value="103.29094844391845" table:formula="of:=[.E852]*[.C$16]" table:style-name="ce51">
            <text:p>103.29</text:p>
          </table:table-cell>
          <table:table-cell office:value-type="float" office:value="103" table:formula="of:=ROUND([.F852];0)" table:style-name="ce32">
            <text:p>103</text:p>
          </table:table-cell>
          <table:table-cell office:value-type="float" office:value="6633.468467808515" table:formula="of:=[.E852]*[.$C$17]" table:style-name="ce51">
            <text:p>6633.47</text:p>
          </table:table-cell>
          <table:table-cell office:value-type="float" office:value="6633" table:formula="of:=ROUND([.H852];0)" table:style-name="ce32">
            <text:p>6633</text:p>
          </table:table-cell>
          <table:table-cell office:value-type="float" office:value="103" table:formula="of:=FLOOR(([.I852]/64);1)" table:style-name="ce32">
            <text:p>10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30" table:style-name="ce32">
            <text:p>830</text:p>
          </table:table-cell>
          <table:table-cell office:value-type="float" office:value="2.6748046875" table:formula="of:=[.B853]*[.C$11]/[.C$12]" table:style-name="ce50">
            <text:p>2.675</text:p>
          </table:table-cell>
          <table:table-cell office:value-type="float" office:value="16.796261773940344" table:formula="of:=[.C853]/[.$E$10]" table:style-name="ce25">
            <text:p>16.796</text:p>
          </table:table-cell>
          <table:table-cell office:value-type="float" office:value="47.821828472820293" table:formula="of:=(10^([.D853]/10))" table:style-name="ce26">
            <text:p>47.8218</text:p>
          </table:table-cell>
          <table:table-cell office:value-type="float" office:value="103.77336778602003" table:formula="of:=[.E853]*[.C$16]" table:style-name="ce51">
            <text:p>103.77</text:p>
          </table:table-cell>
          <table:table-cell office:value-type="float" office:value="104" table:formula="of:=ROUND([.F853];0)" table:style-name="ce32">
            <text:p>104</text:p>
          </table:table-cell>
          <table:table-cell office:value-type="float" office:value="6664.4500159722365" table:formula="of:=[.E853]*[.$C$17]" table:style-name="ce51">
            <text:p>6664.45</text:p>
          </table:table-cell>
          <table:table-cell office:value-type="float" office:value="6664" table:formula="of:=ROUND([.H853];0)" table:style-name="ce32">
            <text:p>6664</text:p>
          </table:table-cell>
          <table:table-cell office:value-type="float" office:value="104" table:formula="of:=FLOOR(([.I853]/64);1)" table:style-name="ce32">
            <text:p>10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31" table:style-name="ce32">
            <text:p>831</text:p>
          </table:table-cell>
          <table:table-cell office:value-type="float" office:value="2.6780273437499997" table:formula="of:=[.B854]*[.C$11]/[.C$12]" table:style-name="ce50">
            <text:p>2.678</text:p>
          </table:table-cell>
          <table:table-cell office:value-type="float" office:value="16.816498233908945" table:formula="of:=[.C854]/[.$E$10]" table:style-name="ce25">
            <text:p>16.816</text:p>
          </table:table-cell>
          <table:table-cell office:value-type="float" office:value="48.045179844624904" table:formula="of:=(10^([.D854]/10))" table:style-name="ce26">
            <text:p>48.0452</text:p>
          </table:table-cell>
          <table:table-cell office:value-type="float" office:value="104.25804026283603" table:formula="of:=[.E854]*[.C$16]" table:style-name="ce51">
            <text:p>104.26</text:p>
          </table:table-cell>
          <table:table-cell office:value-type="float" office:value="104" table:formula="of:=ROUND([.F854];0)" table:style-name="ce32">
            <text:p>104</text:p>
          </table:table-cell>
          <table:table-cell office:value-type="float" office:value="6695.576263146927" table:formula="of:=[.E854]*[.$C$17]" table:style-name="ce51">
            <text:p>6695.58</text:p>
          </table:table-cell>
          <table:table-cell office:value-type="float" office:value="6696" table:formula="of:=ROUND([.H854];0)" table:style-name="ce32">
            <text:p>6696</text:p>
          </table:table-cell>
          <table:table-cell office:value-type="float" office:value="104" table:formula="of:=FLOOR(([.I854]/64);1)" table:style-name="ce32">
            <text:p>10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32" table:style-name="ce32">
            <text:p>832</text:p>
          </table:table-cell>
          <table:table-cell office:value-type="float" office:value="2.6812499999999999" table:formula="of:=[.B855]*[.C$11]/[.C$12]" table:style-name="ce50">
            <text:p>2.681</text:p>
          </table:table-cell>
          <table:table-cell office:value-type="float" office:value="16.836734693877549" table:formula="of:=[.C855]/[.$E$10]" table:style-name="ce25">
            <text:p>16.837</text:p>
          </table:table-cell>
          <table:table-cell office:value-type="float" office:value="48.269574376778714" table:formula="of:=(10^([.D855]/10))" table:style-name="ce26">
            <text:p>48.2696</text:p>
          </table:table-cell>
          <table:table-cell office:value-type="float" office:value="104.7449763976098" table:formula="of:=[.E855]*[.C$16]" table:style-name="ce51">
            <text:p>104.74</text:p>
          </table:table-cell>
          <table:table-cell office:value-type="float" office:value="105" table:formula="of:=ROUND([.F855];0)" table:style-name="ce32">
            <text:p>105</text:p>
          </table:table-cell>
          <table:table-cell office:value-type="float" office:value="6726.8478851478822" table:formula="of:=[.E855]*[.$C$17]" table:style-name="ce51">
            <text:p>6726.85</text:p>
          </table:table-cell>
          <table:table-cell office:value-type="float" office:value="6727" table:formula="of:=ROUND([.H855];0)" table:style-name="ce32">
            <text:p>6727</text:p>
          </table:table-cell>
          <table:table-cell office:value-type="float" office:value="105" table:formula="of:=FLOOR(([.I855]/64);1)" table:style-name="ce32">
            <text:p>10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33" table:style-name="ce32">
            <text:p>833</text:p>
          </table:table-cell>
          <table:table-cell office:value-type="float" office:value="2.6844726562499996" table:formula="of:=[.B856]*[.C$11]/[.C$12]" table:style-name="ce50">
            <text:p>2.684</text:p>
          </table:table-cell>
          <table:table-cell office:value-type="float" office:value="16.85697115384615" table:formula="of:=[.C856]/[.$E$10]" table:style-name="ce25">
            <text:p>16.857</text:p>
          </table:table-cell>
          <table:table-cell office:value-type="float" office:value="48.495016941351615" table:formula="of:=(10^([.D856]/10))" table:style-name="ce26">
            <text:p>48.4950</text:p>
          </table:table-cell>
          <table:table-cell office:value-type="float" office:value="105.234186762733" table:formula="of:=[.E856]*[.C$16]" table:style-name="ce51">
            <text:p>105.23</text:p>
          </table:table-cell>
          <table:table-cell office:value-type="float" office:value="105" table:formula="of:=ROUND([.F856];0)" table:style-name="ce32">
            <text:p>105</text:p>
          </table:table-cell>
          <table:table-cell office:value-type="float" office:value="6758.265560946762" table:formula="of:=[.E856]*[.$C$17]" table:style-name="ce51">
            <text:p>6758.27</text:p>
          </table:table-cell>
          <table:table-cell office:value-type="float" office:value="6758" table:formula="of:=ROUND([.H856];0)" table:style-name="ce32">
            <text:p>6758</text:p>
          </table:table-cell>
          <table:table-cell office:value-type="float" office:value="105" table:formula="of:=FLOOR(([.I856]/64);1)" table:style-name="ce32">
            <text:p>10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34" table:style-name="ce32">
            <text:p>834</text:p>
          </table:table-cell>
          <table:table-cell office:value-type="float" office:value="2.6876953124999998" table:formula="of:=[.B857]*[.C$11]/[.C$12]" table:style-name="ce50">
            <text:p>2.688</text:p>
          </table:table-cell>
          <table:table-cell office:value-type="float" office:value="16.877207613814754" table:formula="of:=[.C857]/[.$E$10]" table:style-name="ce25">
            <text:p>16.877</text:p>
          </table:table-cell>
          <table:table-cell office:value-type="float" office:value="48.72151243316862" table:formula="of:=(10^([.D857]/10))" table:style-name="ce26">
            <text:p>48.7215</text:p>
          </table:table-cell>
          <table:table-cell office:value-type="float" office:value="105.7256819799759" table:formula="of:=[.E857]*[.C$16]" table:style-name="ce51">
            <text:p>105.73</text:p>
          </table:table-cell>
          <table:table-cell office:value-type="float" office:value="106" table:formula="of:=ROUND([.F857];0)" table:style-name="ce32">
            <text:p>106</text:p>
          </table:table-cell>
          <table:table-cell office:value-type="float" office:value="6789.8299726863797" table:formula="of:=[.E857]*[.$C$17]" table:style-name="ce51">
            <text:p>6789.83</text:p>
          </table:table-cell>
          <table:table-cell office:value-type="float" office:value="6790" table:formula="of:=ROUND([.H857];0)" table:style-name="ce32">
            <text:p>6790</text:p>
          </table:table-cell>
          <table:table-cell office:value-type="float" office:value="106" table:formula="of:=FLOOR(([.I857]/64);1)" table:style-name="ce32">
            <text:p>10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35" table:style-name="ce32">
            <text:p>835</text:p>
          </table:table-cell>
          <table:table-cell office:value-type="float" office:value="2.69091796875" table:formula="of:=[.B858]*[.C$11]/[.C$12]" table:style-name="ce50">
            <text:p>2.691</text:p>
          </table:table-cell>
          <table:table-cell office:value-type="float" office:value="16.897444073783358" table:formula="of:=[.C858]/[.$E$10]" table:style-name="ce25">
            <text:p>16.897</text:p>
          </table:table-cell>
          <table:table-cell office:value-type="float" office:value="48.949065769915904" table:formula="of:=(10^([.D858]/10))" table:style-name="ce26">
            <text:p>48.9491</text:p>
          </table:table-cell>
          <table:table-cell office:value-type="float" office:value="106.2194727207175" table:formula="of:=[.E858]*[.C$16]" table:style-name="ce51">
            <text:p>106.22</text:p>
          </table:table-cell>
          <table:table-cell office:value-type="float" office:value="106" table:formula="of:=ROUND([.F858];0)" table:style-name="ce32">
            <text:p>106</text:p>
          </table:table-cell>
          <table:table-cell office:value-type="float" office:value="6821.5418056954813" table:formula="of:=[.E858]*[.$C$17]" table:style-name="ce51">
            <text:p>6821.54</text:p>
          </table:table-cell>
          <table:table-cell office:value-type="float" office:value="6822" table:formula="of:=ROUND([.H858];0)" table:style-name="ce32">
            <text:p>6822</text:p>
          </table:table-cell>
          <table:table-cell office:value-type="float" office:value="106" table:formula="of:=FLOOR(([.I858]/64);1)" table:style-name="ce32">
            <text:p>10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36" table:style-name="ce32">
            <text:p>836</text:p>
          </table:table-cell>
          <table:table-cell office:value-type="float" office:value="2.6941406249999997" table:formula="of:=[.B859]*[.C$11]/[.C$12]" table:style-name="ce50">
            <text:p>2.694</text:p>
          </table:table-cell>
          <table:table-cell office:value-type="float" office:value="16.917680533751959" table:formula="of:=[.C859]/[.$E$10]" table:style-name="ce25">
            <text:p>16.918</text:p>
          </table:table-cell>
          <table:table-cell office:value-type="float" office:value="49.177681892247541" table:formula="of:=(10^([.D859]/10))" table:style-name="ce26">
            <text:p>49.1777</text:p>
          </table:table-cell>
          <table:table-cell office:value-type="float" office:value="106.71556970617716" table:formula="of:=[.E859]*[.C$16]" table:style-name="ce51">
            <text:p>106.72</text:p>
          </table:table-cell>
          <table:table-cell office:value-type="float" office:value="107" table:formula="of:=ROUND([.F859];0)" table:style-name="ce32">
            <text:p>107</text:p>
          </table:table-cell>
          <table:table-cell office:value-type="float" office:value="6853.4017485036184" table:formula="of:=[.E859]*[.$C$17]" table:style-name="ce51">
            <text:p>6853.40</text:p>
          </table:table-cell>
          <table:table-cell office:value-type="float" office:value="6853" table:formula="of:=ROUND([.H859];0)" table:style-name="ce32">
            <text:p>6853</text:p>
          </table:table-cell>
          <table:table-cell office:value-type="float" office:value="107" table:formula="of:=FLOOR(([.I859]/64);1)" table:style-name="ce32">
            <text:p>10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37" table:style-name="ce32">
            <text:p>837</text:p>
          </table:table-cell>
          <table:table-cell office:value-type="float" office:value="2.6973632812499999" table:formula="of:=[.B860]*[.C$11]/[.C$12]" table:style-name="ce50">
            <text:p>2.697</text:p>
          </table:table-cell>
          <table:table-cell office:value-type="float" office:value="16.937916993720563" table:formula="of:=[.C860]/[.$E$10]" table:style-name="ce25">
            <text:p>16.938</text:p>
          </table:table-cell>
          <table:table-cell office:value-type="float" office:value="49.407365763893083" table:formula="of:=(10^([.D860]/10))" table:style-name="ce26">
            <text:p>49.4074</text:p>
          </table:table-cell>
          <table:table-cell office:value-type="float" office:value="107.21398370764798" table:formula="of:=[.E860]*[.C$16]" table:style-name="ce51">
            <text:p>107.21</text:p>
          </table:table-cell>
          <table:table-cell office:value-type="float" office:value="107" table:formula="of:=ROUND([.F860];0)" table:style-name="ce32">
            <text:p>107</text:p>
          </table:table-cell>
          <table:table-cell office:value-type="float" office:value="6885.410492856141" table:formula="of:=[.E860]*[.$C$17]" table:style-name="ce51">
            <text:p>6885.41</text:p>
          </table:table-cell>
          <table:table-cell office:value-type="float" office:value="6885" table:formula="of:=ROUND([.H860];0)" table:style-name="ce32">
            <text:p>6885</text:p>
          </table:table-cell>
          <table:table-cell office:value-type="float" office:value="107" table:formula="of:=FLOOR(([.I860]/64);1)" table:style-name="ce32">
            <text:p>10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38" table:style-name="ce32">
            <text:p>838</text:p>
          </table:table-cell>
          <table:table-cell office:value-type="float" office:value="2.7005859374999996" table:formula="of:=[.B861]*[.C$11]/[.C$12]" table:style-name="ce50">
            <text:p>2.701</text:p>
          </table:table-cell>
          <table:table-cell office:value-type="float" office:value="16.958153453689164" table:formula="of:=[.C861]/[.$E$10]" table:style-name="ce25">
            <text:p>16.958</text:p>
          </table:table-cell>
          <table:table-cell office:value-type="float" office:value="49.638122371764936" table:formula="of:=(10^([.D861]/10))" table:style-name="ce26">
            <text:p>49.6381</text:p>
          </table:table-cell>
          <table:table-cell office:value-type="float" office:value="107.71472554672991" table:formula="of:=[.E861]*[.C$16]" table:style-name="ce51">
            <text:p>107.71</text:p>
          </table:table-cell>
          <table:table-cell office:value-type="float" office:value="108" table:formula="of:=ROUND([.F861];0)" table:style-name="ce32">
            <text:p>108</text:p>
          </table:table-cell>
          <table:table-cell office:value-type="float" office:value="6917.568733729162" table:formula="of:=[.E861]*[.$C$17]" table:style-name="ce51">
            <text:p>6917.57</text:p>
          </table:table-cell>
          <table:table-cell office:value-type="float" office:value="6918" table:formula="of:=ROUND([.H861];0)" table:style-name="ce32">
            <text:p>6918</text:p>
          </table:table-cell>
          <table:table-cell office:value-type="float" office:value="108" table:formula="of:=FLOOR(([.I861]/64);1)" table:style-name="ce32">
            <text:p>10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39" table:style-name="ce32">
            <text:p>839</text:p>
          </table:table-cell>
          <table:table-cell office:value-type="float" office:value="2.7038085937499998" table:formula="of:=[.B862]*[.C$11]/[.C$12]" table:style-name="ce50">
            <text:p>2.704</text:p>
          </table:table-cell>
          <table:table-cell office:value-type="float" office:value="16.978389913657768" table:formula="of:=[.C862]/[.$E$10]" table:style-name="ce25">
            <text:p>16.978</text:p>
          </table:table-cell>
          <table:table-cell office:value-type="float" office:value="49.869956726066988" table:formula="of:=(10^([.D862]/10))" table:style-name="ce26">
            <text:p>49.8700</text:p>
          </table:table-cell>
          <table:table-cell office:value-type="float" office:value="108.21780609556536" table:formula="of:=[.E862]*[.C$16]" table:style-name="ce51">
            <text:p>108.22</text:p>
          </table:table-cell>
          <table:table-cell office:value-type="float" office:value="108" table:formula="of:=ROUND([.F862];0)" table:style-name="ce32">
            <text:p>108</text:p>
          </table:table-cell>
          <table:table-cell office:value-type="float" office:value="6949.8771693446961" table:formula="of:=[.E862]*[.$C$17]" table:style-name="ce51">
            <text:p>6949.88</text:p>
          </table:table-cell>
          <table:table-cell office:value-type="float" office:value="6950" table:formula="of:=ROUND([.H862];0)" table:style-name="ce32">
            <text:p>6950</text:p>
          </table:table-cell>
          <table:table-cell office:value-type="float" office:value="108" table:formula="of:=FLOOR(([.I862]/64);1)" table:style-name="ce32">
            <text:p>10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40" table:style-name="ce32">
            <text:p>840</text:p>
          </table:table-cell>
          <table:table-cell office:value-type="float" office:value="2.70703125" table:formula="of:=[.B863]*[.C$11]/[.C$12]" table:style-name="ce50">
            <text:p>2.707</text:p>
          </table:table-cell>
          <table:table-cell office:value-type="float" office:value="16.998626373626372" table:formula="of:=[.C863]/[.$E$10]" table:style-name="ce25">
            <text:p>16.999</text:p>
          </table:table-cell>
          <table:table-cell office:value-type="float" office:value="50.102873860403186" table:formula="of:=(10^([.D863]/10))" table:style-name="ce26">
            <text:p>50.1029</text:p>
          </table:table-cell>
          <table:table-cell office:value-type="float" office:value="108.7232362770749" table:formula="of:=[.E863]*[.C$16]" table:style-name="ce51">
            <text:p>108.72</text:p>
          </table:table-cell>
          <table:table-cell office:value-type="float" office:value="109" table:formula="of:=ROUND([.F863];0)" table:style-name="ce32">
            <text:p>109</text:p>
          </table:table-cell>
          <table:table-cell office:value-type="float" office:value="6982.3365011857886" table:formula="of:=[.E863]*[.$C$17]" table:style-name="ce51">
            <text:p>6982.34</text:p>
          </table:table-cell>
          <table:table-cell office:value-type="float" office:value="6982" table:formula="of:=ROUND([.H863];0)" table:style-name="ce32">
            <text:p>6982</text:p>
          </table:table-cell>
          <table:table-cell office:value-type="float" office:value="109" table:formula="of:=FLOOR(([.I863]/64);1)" table:style-name="ce32">
            <text:p>10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41" table:style-name="ce32">
            <text:p>841</text:p>
          </table:table-cell>
          <table:table-cell office:value-type="float" office:value="2.7102539062499997" table:formula="of:=[.B864]*[.C$11]/[.C$12]" table:style-name="ce50">
            <text:p>2.710</text:p>
          </table:table-cell>
          <table:table-cell office:value-type="float" office:value="17.018862833594973" table:formula="of:=[.C864]/[.$E$10]" table:style-name="ce25">
            <text:p>17.019</text:p>
          </table:table-cell>
          <table:table-cell office:value-type="float" office:value="50.336878831886736" table:formula="of:=(10^([.D864]/10))" table:style-name="ce26">
            <text:p>50.3369</text:p>
          </table:table-cell>
          <table:table-cell office:value-type="float" office:value="109.23102706519421" table:formula="of:=[.E864]*[.C$16]" table:style-name="ce51">
            <text:p>109.23</text:p>
          </table:table-cell>
          <table:table-cell office:value-type="float" office:value="109" table:formula="of:=ROUND([.F864];0)" table:style-name="ce32">
            <text:p>109</text:p>
          </table:table-cell>
          <table:table-cell office:value-type="float" office:value="7014.9474340117358" table:formula="of:=[.E864]*[.$C$17]" table:style-name="ce51">
            <text:p>7014.95</text:p>
          </table:table-cell>
          <table:table-cell office:value-type="float" office:value="7015" table:formula="of:=ROUND([.H864];0)" table:style-name="ce32">
            <text:p>7015</text:p>
          </table:table-cell>
          <table:table-cell office:value-type="float" office:value="109" table:formula="of:=FLOOR(([.I864]/64);1)" table:style-name="ce32">
            <text:p>10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42" table:style-name="ce32">
            <text:p>842</text:p>
          </table:table-cell>
          <table:table-cell office:value-type="float" office:value="2.7134765624999999" table:formula="of:=[.B865]*[.C$11]/[.C$12]" table:style-name="ce50">
            <text:p>2.713</text:p>
          </table:table-cell>
          <table:table-cell office:value-type="float" office:value="17.039099293563577" table:formula="of:=[.C865]/[.$E$10]" table:style-name="ce25">
            <text:p>17.039</text:p>
          </table:table-cell>
          <table:table-cell office:value-type="float" office:value="50.571976721250323" table:formula="of:=(10^([.D865]/10))" table:style-name="ce26">
            <text:p>50.5720</text:p>
          </table:table-cell>
          <table:table-cell office:value-type="float" office:value="109.7411894851132" table:formula="of:=[.E865]*[.C$16]" table:style-name="ce51">
            <text:p>109.74</text:p>
          </table:table-cell>
          <table:table-cell office:value-type="float" office:value="110" table:formula="of:=ROUND([.F865];0)" table:style-name="ce32">
            <text:p>110</text:p>
          </table:table-cell>
          <table:table-cell office:value-type="float" office:value="7047.7106758734453" table:formula="of:=[.E865]*[.$C$17]" table:style-name="ce51">
            <text:p>7047.71</text:p>
          </table:table-cell>
          <table:table-cell office:value-type="float" office:value="7048" table:formula="of:=ROUND([.H865];0)" table:style-name="ce32">
            <text:p>7048</text:p>
          </table:table-cell>
          <table:table-cell office:value-type="float" office:value="110" table:formula="of:=FLOOR(([.I865]/64);1)" table:style-name="ce32">
            <text:p>11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43" table:style-name="ce32">
            <text:p>843</text:p>
          </table:table-cell>
          <table:table-cell office:value-type="float" office:value="2.7166992187499996" table:formula="of:=[.B866]*[.C$11]/[.C$12]" table:style-name="ce50">
            <text:p>2.717</text:p>
          </table:table-cell>
          <table:table-cell office:value-type="float" office:value="17.059335753532178" table:formula="of:=[.C866]/[.$E$10]" table:style-name="ce25">
            <text:p>17.059</text:p>
          </table:table-cell>
          <table:table-cell office:value-type="float" office:value="50.808172632955824" table:formula="of:=(10^([.D866]/10))" table:style-name="ce26">
            <text:p>50.8082</text:p>
          </table:table-cell>
          <table:table-cell office:value-type="float" office:value="110.25373461351414" table:formula="of:=[.E866]*[.C$16]" table:style-name="ce51">
            <text:p>110.25</text:p>
          </table:table-cell>
          <table:table-cell office:value-type="float" office:value="110" table:formula="of:=ROUND([.F866];0)" table:style-name="ce32">
            <text:p>110</text:p>
          </table:table-cell>
          <table:table-cell office:value-type="float" office:value="7080.6269381287239" table:formula="of:=[.E866]*[.$C$17]" table:style-name="ce51">
            <text:p>7080.63</text:p>
          </table:table-cell>
          <table:table-cell office:value-type="float" office:value="7081" table:formula="of:=ROUND([.H866];0)" table:style-name="ce32">
            <text:p>7081</text:p>
          </table:table-cell>
          <table:table-cell office:value-type="float" office:value="110" table:formula="of:=FLOOR(([.I866]/64);1)" table:style-name="ce32">
            <text:p>11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44" table:style-name="ce32">
            <text:p>844</text:p>
          </table:table-cell>
          <table:table-cell office:value-type="float" office:value="2.7199218749999998" table:formula="of:=[.B867]*[.C$11]/[.C$12]" table:style-name="ce50">
            <text:p>2.720</text:p>
          </table:table-cell>
          <table:table-cell office:value-type="float" office:value="17.079572213500782" table:formula="of:=[.C867]/[.$E$10]" table:style-name="ce25">
            <text:p>17.080</text:p>
          </table:table-cell>
          <table:table-cell office:value-type="float" office:value="51.045471695305707" table:formula="of:=(10^([.D867]/10))" table:style-name="ce26">
            <text:p>51.0455</text:p>
          </table:table-cell>
          <table:table-cell office:value-type="float" office:value="110.76867357881338" table:formula="of:=[.E867]*[.C$16]" table:style-name="ce51">
            <text:p>110.77</text:p>
          </table:table-cell>
          <table:table-cell office:value-type="float" office:value="111" table:formula="of:=ROUND([.F867];0)" table:style-name="ce32">
            <text:p>111</text:p>
          </table:table-cell>
          <table:table-cell office:value-type="float" office:value="7113.6969354578041" table:formula="of:=[.E867]*[.$C$17]" table:style-name="ce51">
            <text:p>7113.70</text:p>
          </table:table-cell>
          <table:table-cell office:value-type="float" office:value="7114" table:formula="of:=ROUND([.H867];0)" table:style-name="ce32">
            <text:p>7114</text:p>
          </table:table-cell>
          <table:table-cell office:value-type="float" office:value="111" table:formula="of:=FLOOR(([.I867]/64);1)" table:style-name="ce32">
            <text:p>11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45" table:style-name="ce32">
            <text:p>845</text:p>
          </table:table-cell>
          <table:table-cell office:value-type="float" office:value="2.72314453125" table:formula="of:=[.B868]*[.C$11]/[.C$12]" table:style-name="ce50">
            <text:p>2.723</text:p>
          </table:table-cell>
          <table:table-cell office:value-type="float" office:value="17.099808673469386" table:formula="of:=[.C868]/[.$E$10]" table:style-name="ce25">
            <text:p>17.100</text:p>
          </table:table-cell>
          <table:table-cell office:value-type="float" office:value="51.283879060554028" table:formula="of:=(10^([.D868]/10))" table:style-name="ce26">
            <text:p>51.2839</text:p>
          </table:table-cell>
          <table:table-cell office:value-type="float" office:value="111.28601756140223" table:formula="of:=[.E868]*[.C$16]" table:style-name="ce51">
            <text:p>111.29</text:p>
          </table:table-cell>
          <table:table-cell office:value-type="float" office:value="111" table:formula="of:=ROUND([.F868];0)" table:style-name="ce32">
            <text:p>111</text:p>
          </table:table-cell>
          <table:table-cell office:value-type="float" office:value="7146.9213858788098" table:formula="of:=[.E868]*[.$C$17]" table:style-name="ce51">
            <text:p>7146.92</text:p>
          </table:table-cell>
          <table:table-cell office:value-type="float" office:value="7147" table:formula="of:=ROUND([.H868];0)" table:style-name="ce32">
            <text:p>7147</text:p>
          </table:table-cell>
          <table:table-cell office:value-type="float" office:value="111" table:formula="of:=FLOOR(([.I868]/64);1)" table:style-name="ce32">
            <text:p>11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46" table:style-name="ce32">
            <text:p>846</text:p>
          </table:table-cell>
          <table:table-cell office:value-type="float" office:value="2.7263671874999997" table:formula="of:=[.B869]*[.C$11]/[.C$12]" table:style-name="ce50">
            <text:p>2.726</text:p>
          </table:table-cell>
          <table:table-cell office:value-type="float" office:value="17.120045133437987" table:formula="of:=[.C869]/[.$E$10]" table:style-name="ce25">
            <text:p>17.120</text:p>
          </table:table-cell>
          <table:table-cell office:value-type="float" office:value="51.523399905018316" table:formula="of:=(10^([.D869]/10))" table:style-name="ce26">
            <text:p>51.5234</text:p>
          </table:table-cell>
          <table:table-cell office:value-type="float" office:value="111.80577779388975" table:formula="of:=[.E869]*[.C$16]" table:style-name="ce51">
            <text:p>111.81</text:p>
          </table:table-cell>
          <table:table-cell office:value-type="float" office:value="112" table:formula="of:=ROUND([.F869];0)" table:style-name="ce32">
            <text:p>112</text:p>
          </table:table-cell>
          <table:table-cell office:value-type="float" office:value="7180.3010107633536" table:formula="of:=[.E869]*[.$C$17]" table:style-name="ce51">
            <text:p>7180.30</text:p>
          </table:table-cell>
          <table:table-cell office:value-type="float" office:value="7180" table:formula="of:=ROUND([.H869];0)" table:style-name="ce32">
            <text:p>7180</text:p>
          </table:table-cell>
          <table:table-cell office:value-type="float" office:value="112" table:formula="of:=FLOOR(([.I869]/64);1)" table:style-name="ce32">
            <text:p>11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47" table:style-name="ce32">
            <text:p>847</text:p>
          </table:table-cell>
          <table:table-cell office:value-type="float" office:value="2.7295898437499999" table:formula="of:=[.B870]*[.C$11]/[.C$12]" table:style-name="ce50">
            <text:p>2.730</text:p>
          </table:table-cell>
          <table:table-cell office:value-type="float" office:value="17.140281593406591" table:formula="of:=[.C870]/[.$E$10]" table:style-name="ce25">
            <text:p>17.140</text:p>
          </table:table-cell>
          <table:table-cell office:value-type="float" office:value="51.764039429192245" table:formula="of:=(10^([.D870]/10))" table:style-name="ce26">
            <text:p>51.7640</text:p>
          </table:table-cell>
          <table:table-cell office:value-type="float" office:value="112.32796556134717" table:formula="of:=[.E870]*[.C$16]" table:style-name="ce51">
            <text:p>112.33</text:p>
          </table:table-cell>
          <table:table-cell office:value-type="float" office:value="112" table:formula="of:=ROUND([.F870];0)" table:style-name="ce32">
            <text:p>112</text:p>
          </table:table-cell>
          <table:table-cell office:value-type="float" office:value="7213.836534852232" table:formula="of:=[.E870]*[.$C$17]" table:style-name="ce51">
            <text:p>7213.84</text:p>
          </table:table-cell>
          <table:table-cell office:value-type="float" office:value="7214" table:formula="of:=ROUND([.H870];0)" table:style-name="ce32">
            <text:p>7214</text:p>
          </table:table-cell>
          <table:table-cell office:value-type="float" office:value="112" table:formula="of:=FLOOR(([.I870]/64);1)" table:style-name="ce32">
            <text:p>11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48" table:style-name="ce32">
            <text:p>848</text:p>
          </table:table-cell>
          <table:table-cell office:value-type="float" office:value="2.7328124999999996" table:formula="of:=[.B871]*[.C$11]/[.C$12]" table:style-name="ce50">
            <text:p>2.733</text:p>
          </table:table-cell>
          <table:table-cell office:value-type="float" office:value="17.160518053375192" table:formula="of:=[.C871]/[.$E$10]" table:style-name="ce25">
            <text:p>17.161</text:p>
          </table:table-cell>
          <table:table-cell office:value-type="float" office:value="52.005802857858043" table:formula="of:=(10^([.D871]/10))" table:style-name="ce26">
            <text:p>52.0058</text:p>
          </table:table-cell>
          <table:table-cell office:value-type="float" office:value="112.85259220155196" table:formula="of:=[.E871]*[.C$16]" table:style-name="ce51">
            <text:p>112.85</text:p>
          </table:table-cell>
          <table:table-cell office:value-type="float" office:value="113" table:formula="of:=ROUND([.F871];0)" table:style-name="ce32">
            <text:p>113</text:p>
          </table:table-cell>
          <table:table-cell office:value-type="float" office:value="7247.5286862710973" table:formula="of:=[.E871]*[.$C$17]" table:style-name="ce51">
            <text:p>7247.53</text:p>
          </table:table-cell>
          <table:table-cell office:value-type="float" office:value="7248" table:formula="of:=ROUND([.H871];0)" table:style-name="ce32">
            <text:p>7248</text:p>
          </table:table-cell>
          <table:table-cell office:value-type="float" office:value="113" table:formula="of:=FLOOR(([.I871]/64);1)" table:style-name="ce32">
            <text:p>11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49" table:style-name="ce32">
            <text:p>849</text:p>
          </table:table-cell>
          <table:table-cell office:value-type="float" office:value="2.7360351562499998" table:formula="of:=[.B872]*[.C$11]/[.C$12]" table:style-name="ce50">
            <text:p>2.736</text:p>
          </table:table-cell>
          <table:table-cell office:value-type="float" office:value="17.180754513343796" table:formula="of:=[.C872]/[.$E$10]" table:style-name="ce25">
            <text:p>17.181</text:p>
          </table:table-cell>
          <table:table-cell office:value-type="float" office:value="52.248695440200599" table:formula="of:=(10^([.D872]/10))" table:style-name="ce26">
            <text:p>52.2487</text:p>
          </table:table-cell>
          <table:table-cell office:value-type="float" office:value="113.37966910523529" table:formula="of:=[.E872]*[.C$16]" table:style-name="ce51">
            <text:p>113.38</text:p>
          </table:table-cell>
          <table:table-cell office:value-type="float" office:value="113" table:formula="of:=ROUND([.F872];0)" table:style-name="ce32">
            <text:p>113</text:p>
          </table:table-cell>
          <table:table-cell office:value-type="float" office:value="7281.3781965463559" table:formula="of:=[.E872]*[.$C$17]" table:style-name="ce51">
            <text:p>7281.38</text:p>
          </table:table-cell>
          <table:table-cell office:value-type="float" office:value="7281" table:formula="of:=ROUND([.H872];0)" table:style-name="ce32">
            <text:p>7281</text:p>
          </table:table-cell>
          <table:table-cell office:value-type="float" office:value="113" table:formula="of:=FLOOR(([.I872]/64);1)" table:style-name="ce32">
            <text:p>11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50" table:style-name="ce32">
            <text:p>850</text:p>
          </table:table-cell>
          <table:table-cell office:value-type="float" office:value="2.7392578125" table:formula="of:=[.B873]*[.C$11]/[.C$12]" table:style-name="ce50">
            <text:p>2.739</text:p>
          </table:table-cell>
          <table:table-cell office:value-type="float" office:value="17.2009909733124" table:formula="of:=[.C873]/[.$E$10]" table:style-name="ce25">
            <text:p>17.201</text:p>
          </table:table-cell>
          <table:table-cell office:value-type="float" office:value="52.492722449920727" table:formula="of:=(10^([.D873]/10))" table:style-name="ce26">
            <text:p>52.4927</text:p>
          </table:table-cell>
          <table:table-cell office:value-type="float" office:value="113.90920771632797" table:formula="of:=[.E873]*[.C$16]" table:style-name="ce51">
            <text:p>113.91</text:p>
          </table:table-cell>
          <table:table-cell office:value-type="float" office:value="114" table:formula="of:=ROUND([.F873];0)" table:style-name="ce32">
            <text:p>114</text:p>
          </table:table-cell>
          <table:table-cell office:value-type="float" office:value="7315.385800620953" table:formula="of:=[.E873]*[.$C$17]" table:style-name="ce51">
            <text:p>7315.39</text:p>
          </table:table-cell>
          <table:table-cell office:value-type="float" office:value="7315" table:formula="of:=ROUND([.H873];0)" table:style-name="ce32">
            <text:p>7315</text:p>
          </table:table-cell>
          <table:table-cell office:value-type="float" office:value="114" table:formula="of:=FLOOR(([.I873]/64);1)" table:style-name="ce32">
            <text:p>11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51" table:style-name="ce32">
            <text:p>851</text:p>
          </table:table-cell>
          <table:table-cell office:value-type="float" office:value="2.7424804687499997" table:formula="of:=[.B874]*[.C$11]/[.C$12]" table:style-name="ce50">
            <text:p>2.742</text:p>
          </table:table-cell>
          <table:table-cell office:value-type="float" office:value="17.221227433281001" table:formula="of:=[.C874]/[.$E$10]" table:style-name="ce25">
            <text:p>17.221</text:p>
          </table:table-cell>
          <table:table-cell office:value-type="float" office:value="52.737889185350177" table:formula="of:=(10^([.D874]/10))" table:style-name="ce26">
            <text:p>52.7379</text:p>
          </table:table-cell>
          <table:table-cell office:value-type="float" office:value="114.44121953220989" table:formula="of:=[.E874]*[.C$16]" table:style-name="ce51">
            <text:p>114.44</text:p>
          </table:table-cell>
          <table:table-cell office:value-type="float" office:value="114" table:formula="of:=ROUND([.F874];0)" table:style-name="ce32">
            <text:p>114</text:p>
          </table:table-cell>
          <table:table-cell office:value-type="float" office:value="7349.5522368704014" table:formula="of:=[.E874]*[.$C$17]" table:style-name="ce51">
            <text:p>7349.55</text:p>
          </table:table-cell>
          <table:table-cell office:value-type="float" office:value="7350" table:formula="of:=ROUND([.H874];0)" table:style-name="ce32">
            <text:p>7350</text:p>
          </table:table-cell>
          <table:table-cell office:value-type="float" office:value="114" table:formula="of:=FLOOR(([.I874]/64);1)" table:style-name="ce32">
            <text:p>11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52" table:style-name="ce32">
            <text:p>852</text:p>
          </table:table-cell>
          <table:table-cell office:value-type="float" office:value="2.7457031249999999" table:formula="of:=[.B875]*[.C$11]/[.C$12]" table:style-name="ce50">
            <text:p>2.746</text:p>
          </table:table-cell>
          <table:table-cell office:value-type="float" office:value="17.241463893249605" table:formula="of:=[.C875]/[.$E$10]" table:style-name="ce25">
            <text:p>17.241</text:p>
          </table:table-cell>
          <table:table-cell office:value-type="float" office:value="52.984200969566544" table:formula="of:=(10^([.D875]/10))" table:style-name="ce26">
            <text:p>52.9842</text:p>
          </table:table-cell>
          <table:table-cell office:value-type="float" office:value="114.9757161039594" table:formula="of:=[.E875]*[.C$16]" table:style-name="ce51">
            <text:p>114.98</text:p>
          </table:table-cell>
          <table:table-cell office:value-type="float" office:value="115" table:formula="of:=ROUND([.F875];0)" table:style-name="ce32">
            <text:p>115</text:p>
          </table:table-cell>
          <table:table-cell office:value-type="float" office:value="7383.8782471187942" table:formula="of:=[.E875]*[.$C$17]" table:style-name="ce51">
            <text:p>7383.88</text:p>
          </table:table-cell>
          <table:table-cell office:value-type="float" office:value="7384" table:formula="of:=ROUND([.H875];0)" table:style-name="ce32">
            <text:p>7384</text:p>
          </table:table-cell>
          <table:table-cell office:value-type="float" office:value="115" table:formula="of:=FLOOR(([.I875]/64);1)" table:style-name="ce32">
            <text:p>11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53" table:style-name="ce32">
            <text:p>853</text:p>
          </table:table-cell>
          <table:table-cell office:value-type="float" office:value="2.7489257812499996" table:formula="of:=[.B876]*[.C$11]/[.C$12]" table:style-name="ce50">
            <text:p>2.749</text:p>
          </table:table-cell>
          <table:table-cell office:value-type="float" office:value="17.26170035321821" table:formula="of:=[.C876]/[.$E$10]" table:style-name="ce25">
            <text:p>17.262</text:p>
          </table:table-cell>
          <table:table-cell office:value-type="float" office:value="53.231663150508709" table:formula="of:=(10^([.D876]/10))" table:style-name="ce26">
            <text:p>53.2317</text:p>
          </table:table-cell>
          <table:table-cell office:value-type="float" office:value="115.51270903660389" table:formula="of:=[.E876]*[.C$16]" table:style-name="ce51">
            <text:p>115.51</text:p>
          </table:table-cell>
          <table:table-cell office:value-type="float" office:value="116" table:formula="of:=ROUND([.F876];0)" table:style-name="ce32">
            <text:p>116</text:p>
          </table:table-cell>
          <table:table-cell office:value-type="float" office:value="7418.3645766548943" table:formula="of:=[.E876]*[.$C$17]" table:style-name="ce51">
            <text:p>7418.36</text:p>
          </table:table-cell>
          <table:table-cell office:value-type="float" office:value="7418" table:formula="of:=ROUND([.H876];0)" table:style-name="ce32">
            <text:p>7418</text:p>
          </table:table-cell>
          <table:table-cell office:value-type="float" office:value="115" table:formula="of:=FLOOR(([.I876]/64);1)" table:style-name="ce32">
            <text:p>11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54" table:style-name="ce32">
            <text:p>854</text:p>
          </table:table-cell>
          <table:table-cell office:value-type="float" office:value="2.7521484374999998" table:formula="of:=[.B877]*[.C$11]/[.C$12]" table:style-name="ce50">
            <text:p>2.752</text:p>
          </table:table-cell>
          <table:table-cell office:value-type="float" office:value="17.28193681318681" table:formula="of:=[.C877]/[.$E$10]" table:style-name="ce25">
            <text:p>17.282</text:p>
          </table:table-cell>
          <table:table-cell office:value-type="float" office:value="53.480281101093041" table:formula="of:=(10^([.D877]/10))" table:style-name="ce26">
            <text:p>53.4803</text:p>
          </table:table-cell>
          <table:table-cell office:value-type="float" office:value="116.05220998937189" table:formula="of:=[.E877]*[.C$16]" table:style-name="ce51">
            <text:p>116.05</text:p>
          </table:table-cell>
          <table:table-cell office:value-type="float" office:value="116" table:formula="of:=ROUND([.F877];0)" table:style-name="ce32">
            <text:p>116</text:p>
          </table:table-cell>
          <table:table-cell office:value-type="float" office:value="7453.0119742483266" table:formula="of:=[.E877]*[.$C$17]" table:style-name="ce51">
            <text:p>7453.01</text:p>
          </table:table-cell>
          <table:table-cell office:value-type="float" office:value="7453" table:formula="of:=ROUND([.H877];0)" table:style-name="ce32">
            <text:p>7453</text:p>
          </table:table-cell>
          <table:table-cell office:value-type="float" office:value="116" table:formula="of:=FLOOR(([.I877]/64);1)" table:style-name="ce32">
            <text:p>11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55" table:style-name="ce32">
            <text:p>855</text:p>
          </table:table-cell>
          <table:table-cell office:value-type="float" office:value="2.75537109375" table:formula="of:=[.B878]*[.C$11]/[.C$12]" table:style-name="ce50">
            <text:p>2.755</text:p>
          </table:table-cell>
          <table:table-cell office:value-type="float" office:value="17.302173273155415" table:formula="of:=[.C878]/[.$E$10]" table:style-name="ce25">
            <text:p>17.302</text:p>
          </table:table-cell>
          <table:table-cell office:value-type="float" office:value="53.730060219330134" table:formula="of:=(10^([.D878]/10))" table:style-name="ce26">
            <text:p>53.7301</text:p>
          </table:table-cell>
          <table:table-cell office:value-type="float" office:value="116.59423067594639" table:formula="of:=[.E878]*[.C$16]" table:style-name="ce51">
            <text:p>116.59</text:p>
          </table:table-cell>
          <table:table-cell office:value-type="float" office:value="117" table:formula="of:=ROUND([.F878];0)" table:style-name="ce32">
            <text:p>117</text:p>
          </table:table-cell>
          <table:table-cell office:value-type="float" office:value="7487.8211921658485" table:formula="of:=[.E878]*[.$C$17]" table:style-name="ce51">
            <text:p>7487.82</text:p>
          </table:table-cell>
          <table:table-cell office:value-type="float" office:value="7488" table:formula="of:=ROUND([.H878];0)" table:style-name="ce32">
            <text:p>7488</text:p>
          </table:table-cell>
          <table:table-cell office:value-type="float" office:value="117" table:formula="of:=FLOOR(([.I878]/64);1)" table:style-name="ce32">
            <text:p>11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56" table:style-name="ce32">
            <text:p>856</text:p>
          </table:table-cell>
          <table:table-cell office:value-type="float" office:value="2.7585937499999997" table:formula="of:=[.B879]*[.C$11]/[.C$12]" table:style-name="ce50">
            <text:p>2.759</text:p>
          </table:table-cell>
          <table:table-cell office:value-type="float" office:value="17.322409733124015" table:formula="of:=[.C879]/[.$E$10]" table:style-name="ce25">
            <text:p>17.322</text:p>
          </table:table-cell>
          <table:table-cell office:value-type="float" office:value="53.981005928441867" table:formula="of:=(10^([.D879]/10))" table:style-name="ce26">
            <text:p>53.9810</text:p>
          </table:table-cell>
          <table:table-cell office:value-type="float" office:value="117.13878286471885" table:formula="of:=[.E879]*[.C$16]" table:style-name="ce51">
            <text:p>117.14</text:p>
          </table:table-cell>
          <table:table-cell office:value-type="float" office:value="117" table:formula="of:=ROUND([.F879];0)" table:style-name="ce32">
            <text:p>117</text:p>
          </table:table-cell>
          <table:table-cell office:value-type="float" office:value="7522.7929861876592" table:formula="of:=[.E879]*[.$C$17]" table:style-name="ce51">
            <text:p>7522.79</text:p>
          </table:table-cell>
          <table:table-cell office:value-type="float" office:value="7523" table:formula="of:=ROUND([.H879];0)" table:style-name="ce32">
            <text:p>7523</text:p>
          </table:table-cell>
          <table:table-cell office:value-type="float" office:value="117" table:formula="of:=FLOOR(([.I879]/64);1)" table:style-name="ce32">
            <text:p>11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57" table:style-name="ce32">
            <text:p>857</text:p>
          </table:table-cell>
          <table:table-cell office:value-type="float" office:value="2.7618164062499999" table:formula="of:=[.B880]*[.C$11]/[.C$12]" table:style-name="ce50">
            <text:p>2.762</text:p>
          </table:table-cell>
          <table:table-cell office:value-type="float" office:value="17.342646193092619" table:formula="of:=[.C880]/[.$E$10]" table:style-name="ce25">
            <text:p>17.343</text:p>
          </table:table-cell>
          <table:table-cell office:value-type="float" office:value="54.233123676979339" table:formula="of:=(10^([.D880]/10))" table:style-name="ce26">
            <text:p>54.2331</text:p>
          </table:table-cell>
          <table:table-cell office:value-type="float" office:value="117.68587837904516" table:formula="of:=[.E880]*[.C$16]" table:style-name="ce51">
            <text:p>117.69</text:p>
          </table:table-cell>
          <table:table-cell office:value-type="float" office:value="118" table:formula="of:=ROUND([.F880];0)" table:style-name="ce32">
            <text:p>118</text:p>
          </table:table-cell>
          <table:table-cell office:value-type="float" office:value="7557.9281156238412" table:formula="of:=[.E880]*[.$C$17]" table:style-name="ce51">
            <text:p>7557.93</text:p>
          </table:table-cell>
          <table:table-cell office:value-type="float" office:value="7558" table:formula="of:=ROUND([.H880];0)" table:style-name="ce32">
            <text:p>7558</text:p>
          </table:table-cell>
          <table:table-cell office:value-type="float" office:value="118" table:formula="of:=FLOOR(([.I880]/64);1)" table:style-name="ce32">
            <text:p>11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58" table:style-name="ce32">
            <text:p>858</text:p>
          </table:table-cell>
          <table:table-cell office:value-type="float" office:value="2.7650390624999996" table:formula="of:=[.B881]*[.C$11]/[.C$12]" table:style-name="ce50">
            <text:p>2.765</text:p>
          </table:table-cell>
          <table:table-cell office:value-type="float" office:value="17.362882653061224" table:formula="of:=[.C881]/[.$E$10]" table:style-name="ce25">
            <text:p>17.363</text:p>
          </table:table-cell>
          <table:table-cell office:value-type="float" office:value="54.486418938940915" table:formula="of:=(10^([.D881]/10))" table:style-name="ce26">
            <text:p>54.4864</text:p>
          </table:table-cell>
          <table:table-cell office:value-type="float" office:value="118.23552909750178" table:formula="of:=[.E881]*[.C$16]" table:style-name="ce51">
            <text:p>118.24</text:p>
          </table:table-cell>
          <table:table-cell office:value-type="float" office:value="118" table:formula="of:=ROUND([.F881];0)" table:style-name="ce32">
            <text:p>118</text:p>
          </table:table-cell>
          <table:table-cell office:value-type="float" office:value="7593.2273433308064" table:formula="of:=[.E881]*[.$C$17]" table:style-name="ce51">
            <text:p>7593.23</text:p>
          </table:table-cell>
          <table:table-cell office:value-type="float" office:value="7593" table:formula="of:=ROUND([.H881];0)" table:style-name="ce32">
            <text:p>7593</text:p>
          </table:table-cell>
          <table:table-cell office:value-type="float" office:value="118" table:formula="of:=FLOOR(([.I881]/64);1)" table:style-name="ce32">
            <text:p>11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59" table:style-name="ce32">
            <text:p>859</text:p>
          </table:table-cell>
          <table:table-cell office:value-type="float" office:value="2.7682617187499998" table:formula="of:=[.B882]*[.C$11]/[.C$12]" table:style-name="ce50">
            <text:p>2.768</text:p>
          </table:table-cell>
          <table:table-cell office:value-type="float" office:value="17.383119113029824" table:formula="of:=[.C882]/[.$E$10]" table:style-name="ce25">
            <text:p>17.383</text:p>
          </table:table-cell>
          <table:table-cell office:value-type="float" office:value="54.740897213891202" table:formula="of:=(10^([.D882]/10))" table:style-name="ce26">
            <text:p>54.7409</text:p>
          </table:table-cell>
          <table:table-cell office:value-type="float" office:value="118.7877469541439" table:formula="of:=[.E882]*[.C$16]" table:style-name="ce51">
            <text:p>118.79</text:p>
          </table:table-cell>
          <table:table-cell office:value-type="float" office:value="119" table:formula="of:=ROUND([.F882];0)" table:style-name="ce32">
            <text:p>119</text:p>
          </table:table-cell>
          <table:table-cell office:value-type="float" office:value="7628.6914357278783" table:formula="of:=[.E882]*[.$C$17]" table:style-name="ce51">
            <text:p>7628.69</text:p>
          </table:table-cell>
          <table:table-cell office:value-type="float" office:value="7629" table:formula="of:=ROUND([.H882];0)" table:style-name="ce32">
            <text:p>7629</text:p>
          </table:table-cell>
          <table:table-cell office:value-type="float" office:value="119" table:formula="of:=FLOOR(([.I882]/64);1)" table:style-name="ce32">
            <text:p>11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60" table:style-name="ce32">
            <text:p>860</text:p>
          </table:table-cell>
          <table:table-cell office:value-type="float" office:value="2.771484375" table:formula="of:=[.B883]*[.C$11]/[.C$12]" table:style-name="ce50">
            <text:p>2.771</text:p>
          </table:table-cell>
          <table:table-cell office:value-type="float" office:value="17.403355572998429" table:formula="of:=[.C883]/[.$E$10]" table:style-name="ce25">
            <text:p>17.403</text:p>
          </table:table-cell>
          <table:table-cell office:value-type="float" office:value="54.996564027080737" table:formula="of:=(10^([.D883]/10))" table:style-name="ce26">
            <text:p>54.9966</text:p>
          </table:table-cell>
          <table:table-cell office:value-type="float" office:value="119.34254393876519" table:formula="of:=[.E883]*[.C$16]" table:style-name="ce51">
            <text:p>119.34</text:p>
          </table:table-cell>
          <table:table-cell office:value-type="float" office:value="119" table:formula="of:=ROUND([.F883];0)" table:style-name="ce32">
            <text:p>119</text:p>
          </table:table-cell>
          <table:table-cell office:value-type="float" office:value="7664.3211628139725" table:formula="of:=[.E883]*[.$C$17]" table:style-name="ce51">
            <text:p>7664.32</text:p>
          </table:table-cell>
          <table:table-cell office:value-type="float" office:value="7664" table:formula="of:=ROUND([.H883];0)" table:style-name="ce32">
            <text:p>7664</text:p>
          </table:table-cell>
          <table:table-cell office:value-type="float" office:value="119" table:formula="of:=FLOOR(([.I883]/64);1)" table:style-name="ce32">
            <text:p>11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61" table:style-name="ce32">
            <text:p>861</text:p>
          </table:table-cell>
          <table:table-cell office:value-type="float" office:value="2.7747070312499997" table:formula="of:=[.B884]*[.C$11]/[.C$12]" table:style-name="ce50">
            <text:p>2.775</text:p>
          </table:table-cell>
          <table:table-cell office:value-type="float" office:value="17.423592032967029" table:formula="of:=[.C884]/[.$E$10]" table:style-name="ce25">
            <text:p>17.424</text:p>
          </table:table-cell>
          <table:table-cell office:value-type="float" office:value="55.253424929565256" table:formula="of:=(10^([.D884]/10))" table:style-name="ce26">
            <text:p>55.2534</text:p>
          </table:table-cell>
          <table:table-cell office:value-type="float" office:value="119.89993209715661" table:formula="of:=[.E884]*[.C$16]" table:style-name="ce51">
            <text:p>119.90</text:p>
          </table:table-cell>
          <table:table-cell office:value-type="float" office:value="120" table:formula="of:=ROUND([.F884];0)" table:style-name="ce32">
            <text:p>120</text:p>
          </table:table-cell>
          <table:table-cell office:value-type="float" office:value="7700.1172981842146" table:formula="of:=[.E884]*[.$C$17]" table:style-name="ce51">
            <text:p>7700.12</text:p>
          </table:table-cell>
          <table:table-cell office:value-type="float" office:value="7700" table:formula="of:=ROUND([.H884];0)" table:style-name="ce32">
            <text:p>7700</text:p>
          </table:table-cell>
          <table:table-cell office:value-type="float" office:value="120" table:formula="of:=FLOOR(([.I884]/64);1)" table:style-name="ce32">
            <text:p>12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62" table:style-name="ce32">
            <text:p>862</text:p>
          </table:table-cell>
          <table:table-cell office:value-type="float" office:value="2.7779296874999999" table:formula="of:=[.B885]*[.C$11]/[.C$12]" table:style-name="ce50">
            <text:p>2.778</text:p>
          </table:table-cell>
          <table:table-cell office:value-type="float" office:value="17.443828492935634" table:formula="of:=[.C885]/[.$E$10]" table:style-name="ce25">
            <text:p>17.444</text:p>
          </table:table-cell>
          <table:table-cell office:value-type="float" office:value="55.511485498326977" table:formula="of:=(10^([.D885]/10))" table:style-name="ce26">
            <text:p>55.5115</text:p>
          </table:table-cell>
          <table:table-cell office:value-type="float" office:value="120.45992353136954" table:formula="of:=[.E885]*[.C$16]" table:style-name="ce51">
            <text:p>120.46</text:p>
          </table:table-cell>
          <table:table-cell office:value-type="float" office:value="120" table:formula="of:=ROUND([.F885];0)" table:style-name="ce32">
            <text:p>120</text:p>
          </table:table-cell>
          <table:table-cell office:value-type="float" office:value="7736.0806190468484" table:formula="of:=[.E885]*[.$C$17]" table:style-name="ce51">
            <text:p>7736.08</text:p>
          </table:table-cell>
          <table:table-cell office:value-type="float" office:value="7736" table:formula="of:=ROUND([.H885];0)" table:style-name="ce32">
            <text:p>7736</text:p>
          </table:table-cell>
          <table:table-cell office:value-type="float" office:value="120" table:formula="of:=FLOOR(([.I885]/64);1)" table:style-name="ce32">
            <text:p>12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63" table:style-name="ce32">
            <text:p>863</text:p>
          </table:table-cell>
          <table:table-cell office:value-type="float" office:value="2.7811523437499996" table:formula="of:=[.B886]*[.C$11]/[.C$12]" table:style-name="ce50">
            <text:p>2.781</text:p>
          </table:table-cell>
          <table:table-cell office:value-type="float" office:value="17.464064952904238" table:formula="of:=[.C886]/[.$E$10]" table:style-name="ce25">
            <text:p>17.464</text:p>
          </table:table-cell>
          <table:table-cell office:value-type="float" office:value="55.7707513363953" table:formula="of:=(10^([.D886]/10))" table:style-name="ce26">
            <text:p>55.7708</text:p>
          </table:table-cell>
          <table:table-cell office:value-type="float" office:value="121.0225303999778" table:formula="of:=[.E886]*[.C$16]" table:style-name="ce51">
            <text:p>121.02</text:p>
          </table:table-cell>
          <table:table-cell office:value-type="float" office:value="121" table:formula="of:=ROUND([.F886];0)" table:style-name="ce32">
            <text:p>121</text:p>
          </table:table-cell>
          <table:table-cell office:value-type="float" office:value="7772.2119062400498" table:formula="of:=[.E886]*[.$C$17]" table:style-name="ce51">
            <text:p>7772.21</text:p>
          </table:table-cell>
          <table:table-cell office:value-type="float" office:value="7772" table:formula="of:=ROUND([.H886];0)" table:style-name="ce32">
            <text:p>7772</text:p>
          </table:table-cell>
          <table:table-cell office:value-type="float" office:value="121" table:formula="of:=FLOOR(([.I886]/64);1)" table:style-name="ce32">
            <text:p>12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64" table:style-name="ce32">
            <text:p>864</text:p>
          </table:table-cell>
          <table:table-cell office:value-type="float" office:value="2.7843749999999998" table:formula="of:=[.B887]*[.C$11]/[.C$12]" table:style-name="ce50">
            <text:p>2.784</text:p>
          </table:table-cell>
          <table:table-cell office:value-type="float" office:value="17.484301412872838" table:formula="of:=[.C887]/[.$E$10]" table:style-name="ce25">
            <text:p>17.484</text:p>
          </table:table-cell>
          <table:table-cell office:value-type="float" office:value="56.031228072968375" table:formula="of:=(10^([.D887]/10))" table:style-name="ce26">
            <text:p>56.0312</text:p>
          </table:table-cell>
          <table:table-cell office:value-type="float" office:value="121.58776491834136" table:formula="of:=[.E887]*[.C$16]" table:style-name="ce51">
            <text:p>121.59</text:p>
          </table:table-cell>
          <table:table-cell office:value-type="float" office:value="122" table:formula="of:=ROUND([.F887];0)" table:style-name="ce32">
            <text:p>122</text:p>
          </table:table-cell>
          <table:table-cell office:value-type="float" office:value="7808.5119442488731" table:formula="of:=[.E887]*[.$C$17]" table:style-name="ce51">
            <text:p>7808.51</text:p>
          </table:table-cell>
          <table:table-cell office:value-type="float" office:value="7809" table:formula="of:=ROUND([.H887];0)" table:style-name="ce32">
            <text:p>7809</text:p>
          </table:table-cell>
          <table:table-cell office:value-type="float" office:value="122" table:formula="of:=FLOOR(([.I887]/64);1)" table:style-name="ce32">
            <text:p>12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65" table:style-name="ce32">
            <text:p>865</text:p>
          </table:table-cell>
          <table:table-cell office:value-type="float" office:value="2.78759765625" table:formula="of:=[.B888]*[.C$11]/[.C$12]" table:style-name="ce50">
            <text:p>2.788</text:p>
          </table:table-cell>
          <table:table-cell office:value-type="float" office:value="17.504537872841443" table:formula="of:=[.C888]/[.$E$10]" table:style-name="ce25">
            <text:p>17.505</text:p>
          </table:table-cell>
          <table:table-cell office:value-type="float" office:value="56.292921363535712" table:formula="of:=(10^([.D888]/10))" table:style-name="ce26">
            <text:p>56.2929</text:p>
          </table:table-cell>
          <table:table-cell office:value-type="float" office:value="122.15563935887249" table:formula="of:=[.E888]*[.C$16]" table:style-name="ce51">
            <text:p>122.16</text:p>
          </table:table-cell>
          <table:table-cell office:value-type="float" office:value="122" table:formula="of:=ROUND([.F888];0)" table:style-name="ce32">
            <text:p>122</text:p>
          </table:table-cell>
          <table:table-cell office:value-type="float" office:value="7844.9815212223375" table:formula="of:=[.E888]*[.$C$17]" table:style-name="ce51">
            <text:p>7844.98</text:p>
          </table:table-cell>
          <table:table-cell office:value-type="float" office:value="7845" table:formula="of:=ROUND([.H888];0)" table:style-name="ce32">
            <text:p>7845</text:p>
          </table:table-cell>
          <table:table-cell office:value-type="float" office:value="122" table:formula="of:=FLOOR(([.I888]/64);1)" table:style-name="ce32">
            <text:p>12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66" table:style-name="ce32">
            <text:p>866</text:p>
          </table:table-cell>
          <table:table-cell office:value-type="float" office:value="2.7908203124999997" table:formula="of:=[.B889]*[.C$11]/[.C$12]" table:style-name="ce50">
            <text:p>2.791</text:p>
          </table:table-cell>
          <table:table-cell office:value-type="float" office:value="17.524774332810043" table:formula="of:=[.C889]/[.$E$10]" table:style-name="ce25">
            <text:p>17.525</text:p>
          </table:table-cell>
          <table:table-cell office:value-type="float" office:value="56.555836890000336" table:formula="of:=(10^([.D889]/10))" table:style-name="ce26">
            <text:p>56.5558</text:p>
          </table:table-cell>
          <table:table-cell office:value-type="float" office:value="122.72616605130072" table:formula="of:=[.E889]*[.C$16]" table:style-name="ce51">
            <text:p>122.73</text:p>
          </table:table-cell>
          <table:table-cell office:value-type="float" office:value="123" table:formula="of:=ROUND([.F889];0)" table:style-name="ce32">
            <text:p>123</text:p>
          </table:table-cell>
          <table:table-cell office:value-type="float" office:value="7881.6214289904474" table:formula="of:=[.E889]*[.$C$17]" table:style-name="ce51">
            <text:p>7881.62</text:p>
          </table:table-cell>
          <table:table-cell office:value-type="float" office:value="7882" table:formula="of:=ROUND([.H889];0)" table:style-name="ce32">
            <text:p>7882</text:p>
          </table:table-cell>
          <table:table-cell office:value-type="float" office:value="123" table:formula="of:=FLOOR(([.I889]/64);1)" table:style-name="ce32">
            <text:p>12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67" table:style-name="ce32">
            <text:p>867</text:p>
          </table:table-cell>
          <table:table-cell office:value-type="float" office:value="2.7940429687499999" table:formula="of:=[.B890]*[.C$11]/[.C$12]" table:style-name="ce50">
            <text:p>2.794</text:p>
          </table:table-cell>
          <table:table-cell office:value-type="float" office:value="17.545010792778648" table:formula="of:=[.C890]/[.$E$10]" table:style-name="ce25">
            <text:p>17.545</text:p>
          </table:table-cell>
          <table:table-cell office:value-type="float" office:value="56.819980360803029" table:formula="of:=(10^([.D890]/10))" table:style-name="ce26">
            <text:p>56.8200</text:p>
          </table:table-cell>
          <table:table-cell office:value-type="float" office:value="123.29935738294257" table:formula="of:=[.E890]*[.C$16]" table:style-name="ce51">
            <text:p>123.30</text:p>
          </table:table-cell>
          <table:table-cell office:value-type="float" office:value="123" table:formula="of:=ROUND([.F890];0)" table:style-name="ce32">
            <text:p>123</text:p>
          </table:table-cell>
          <table:table-cell office:value-type="float" office:value="7918.4324630815108" table:formula="of:=[.E890]*[.$C$17]" table:style-name="ce51">
            <text:p>7918.43</text:p>
          </table:table-cell>
          <table:table-cell office:value-type="float" office:value="7918" table:formula="of:=ROUND([.H890];0)" table:style-name="ce32">
            <text:p>7918</text:p>
          </table:table-cell>
          <table:table-cell office:value-type="float" office:value="123" table:formula="of:=FLOOR(([.I890]/64);1)" table:style-name="ce32">
            <text:p>12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68" table:style-name="ce32">
            <text:p>868</text:p>
          </table:table-cell>
          <table:table-cell office:value-type="float" office:value="2.7972656249999996" table:formula="of:=[.B891]*[.C$11]/[.C$12]" table:style-name="ce50">
            <text:p>2.797</text:p>
          </table:table-cell>
          <table:table-cell office:value-type="float" office:value="17.565247252747252" table:formula="of:=[.C891]/[.$E$10]" table:style-name="ce25">
            <text:p>17.565</text:p>
          </table:table-cell>
          <table:table-cell office:value-type="float" office:value="57.085357511045444" table:formula="of:=(10^([.D891]/10))" table:style-name="ce26">
            <text:p>57.0854</text:p>
          </table:table-cell>
          <table:table-cell office:value-type="float" office:value="123.87522579896861" table:formula="of:=[.E891]*[.C$16]" table:style-name="ce51">
            <text:p>123.88</text:p>
          </table:table-cell>
          <table:table-cell office:value-type="float" office:value="124" table:formula="of:=ROUND([.F891];0)" table:style-name="ce32">
            <text:p>124</text:p>
          </table:table-cell>
          <table:table-cell office:value-type="float" office:value="7955.4154227392937" table:formula="of:=[.E891]*[.$C$17]" table:style-name="ce51">
            <text:p>7955.42</text:p>
          </table:table-cell>
          <table:table-cell office:value-type="float" office:value="7955" table:formula="of:=ROUND([.H891];0)" table:style-name="ce32">
            <text:p>7955</text:p>
          </table:table-cell>
          <table:table-cell office:value-type="float" office:value="124" table:formula="of:=FLOOR(([.I891]/64);1)" table:style-name="ce32">
            <text:p>12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69" table:style-name="ce32">
            <text:p>869</text:p>
          </table:table-cell>
          <table:table-cell office:value-type="float" office:value="2.8004882812499998" table:formula="of:=[.B892]*[.C$11]/[.C$12]" table:style-name="ce50">
            <text:p>2.800</text:p>
          </table:table-cell>
          <table:table-cell office:value-type="float" office:value="17.585483712715853" table:formula="of:=[.C892]/[.$E$10]" table:style-name="ce25">
            <text:p>17.585</text:p>
          </table:table-cell>
          <table:table-cell office:value-type="float" office:value="57.351974102615024" table:formula="of:=(10^([.D892]/10))" table:style-name="ce26">
            <text:p>57.3520</text:p>
          </table:table-cell>
          <table:table-cell office:value-type="float" office:value="124.45378380267459" table:formula="of:=[.E892]*[.C$16]" table:style-name="ce51">
            <text:p>124.45</text:p>
          </table:table-cell>
          <table:table-cell office:value-type="float" office:value="124" table:formula="of:=ROUND([.F892];0)" table:style-name="ce32">
            <text:p>124</text:p>
          </table:table-cell>
          <table:table-cell office:value-type="float" office:value="7992.5711109404301" table:formula="of:=[.E892]*[.$C$17]" table:style-name="ce51">
            <text:p>7992.57</text:p>
          </table:table-cell>
          <table:table-cell office:value-type="float" office:value="7993" table:formula="of:=ROUND([.H892];0)" table:style-name="ce32">
            <text:p>7993</text:p>
          </table:table-cell>
          <table:table-cell office:value-type="float" office:value="124" table:formula="of:=FLOOR(([.I892]/64);1)" table:style-name="ce32">
            <text:p>12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70" table:style-name="ce32">
            <text:p>870</text:p>
          </table:table-cell>
          <table:table-cell office:value-type="float" office:value="2.8037109375" table:formula="of:=[.B893]*[.C$11]/[.C$12]" table:style-name="ce50">
            <text:p>2.804</text:p>
          </table:table-cell>
          <table:table-cell office:value-type="float" office:value="17.605720172684457" table:formula="of:=[.C893]/[.$E$10]" table:style-name="ce25">
            <text:p>17.606</text:p>
          </table:table-cell>
          <table:table-cell office:value-type="float" office:value="57.619835924310202" table:formula="of:=(10^([.D893]/10))" table:style-name="ce26">
            <text:p>57.6198</text:p>
          </table:table-cell>
          <table:table-cell office:value-type="float" office:value="125.03504395575314" table:formula="of:=[.E893]*[.C$16]" table:style-name="ce51">
            <text:p>125.04</text:p>
          </table:table-cell>
          <table:table-cell office:value-type="float" office:value="125" table:formula="of:=ROUND([.F893];0)" table:style-name="ce32">
            <text:p>125</text:p>
          </table:table-cell>
          <table:table-cell office:value-type="float" office:value="8029.9003344118701" table:formula="of:=[.E893]*[.$C$17]" table:style-name="ce51">
            <text:p>8029.90</text:p>
          </table:table-cell>
          <table:table-cell office:value-type="float" office:value="8030" table:formula="of:=ROUND([.H893];0)" table:style-name="ce32">
            <text:p>8030</text:p>
          </table:table-cell>
          <table:table-cell office:value-type="float" office:value="125" table:formula="of:=FLOOR(([.I893]/64);1)" table:style-name="ce32">
            <text:p>12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71" table:style-name="ce32">
            <text:p>871</text:p>
          </table:table-cell>
          <table:table-cell office:value-type="float" office:value="2.8069335937499997" table:formula="of:=[.B894]*[.C$11]/[.C$12]" table:style-name="ce50">
            <text:p>2.807</text:p>
          </table:table-cell>
          <table:table-cell office:value-type="float" office:value="17.625956632653061" table:formula="of:=[.C894]/[.$E$10]" table:style-name="ce25">
            <text:p>17.626</text:p>
          </table:table-cell>
          <table:table-cell office:value-type="float" office:value="57.888948791965774" table:formula="of:=(10^([.D894]/10))" table:style-name="ce26">
            <text:p>57.8889</text:p>
          </table:table-cell>
          <table:table-cell office:value-type="float" office:value="125.61901887856573" table:formula="of:=[.E894]*[.C$16]" table:style-name="ce51">
            <text:p>125.62</text:p>
          </table:table-cell>
          <table:table-cell office:value-type="float" office:value="126" table:formula="of:=ROUND([.F894];0)" table:style-name="ce32">
            <text:p>126</text:p>
          </table:table-cell>
          <table:table-cell office:value-type="float" office:value="8067.4039036483509" table:formula="of:=[.E894]*[.$C$17]" table:style-name="ce51">
            <text:p>8067.40</text:p>
          </table:table-cell>
          <table:table-cell office:value-type="float" office:value="8067" table:formula="of:=ROUND([.H894];0)" table:style-name="ce32">
            <text:p>8067</text:p>
          </table:table-cell>
          <table:table-cell office:value-type="float" office:value="126" table:formula="of:=FLOOR(([.I894]/64);1)" table:style-name="ce32">
            <text:p>12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72" table:style-name="ce32">
            <text:p>872</text:p>
          </table:table-cell>
          <table:table-cell office:value-type="float" office:value="2.8101562499999999" table:formula="of:=[.B895]*[.C$11]/[.C$12]" table:style-name="ce50">
            <text:p>2.810</text:p>
          </table:table-cell>
          <table:table-cell office:value-type="float" office:value="17.646193092621662" table:formula="of:=[.C895]/[.$E$10]" table:style-name="ce25">
            <text:p>17.646</text:p>
          </table:table-cell>
          <table:table-cell office:value-type="float" office:value="58.15931854857935" table:formula="of:=(10^([.D895]/10))" table:style-name="ce26">
            <text:p>58.1593</text:p>
          </table:table-cell>
          <table:table-cell office:value-type="float" office:value="126.20572125041718" table:formula="of:=[.E895]*[.C$16]" table:style-name="ce51">
            <text:p>126.21</text:p>
          </table:table-cell>
          <table:table-cell office:value-type="float" office:value="126" table:formula="of:=ROUND([.F895];0)" table:style-name="ce32">
            <text:p>126</text:p>
          </table:table-cell>
          <table:table-cell office:value-type="float" office:value="8105.0826329300189" table:formula="of:=[.E895]*[.$C$17]" table:style-name="ce51">
            <text:p>8105.08</text:p>
          </table:table-cell>
          <table:table-cell office:value-type="float" office:value="8105" table:formula="of:=ROUND([.H895];0)" table:style-name="ce32">
            <text:p>8105</text:p>
          </table:table-cell>
          <table:table-cell office:value-type="float" office:value="126" table:formula="of:=FLOOR(([.I895]/64);1)" table:style-name="ce32">
            <text:p>12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73" table:style-name="ce32">
            <text:p>873</text:p>
          </table:table-cell>
          <table:table-cell office:value-type="float" office:value="2.8133789062499996" table:formula="of:=[.B896]*[.C$11]/[.C$12]" table:style-name="ce50">
            <text:p>2.813</text:p>
          </table:table-cell>
          <table:table-cell office:value-type="float" office:value="17.666429552590266" table:formula="of:=[.C896]/[.$E$10]" table:style-name="ce25">
            <text:p>17.666</text:p>
          </table:table-cell>
          <table:table-cell office:value-type="float" office:value="58.430951064438332" table:formula="of:=(10^([.D896]/10))" table:style-name="ce26">
            <text:p>58.4310</text:p>
          </table:table-cell>
          <table:table-cell office:value-type="float" office:value="126.79516380983118" table:formula="of:=[.E896]*[.C$16]" table:style-name="ce51">
            <text:p>126.80</text:p>
          </table:table-cell>
          <table:table-cell office:value-type="float" office:value="127" table:formula="of:=ROUND([.F896];0)" table:style-name="ce32">
            <text:p>127</text:p>
          </table:table-cell>
          <table:table-cell office:value-type="float" office:value="8142.9373403401269" table:formula="of:=[.E896]*[.$C$17]" table:style-name="ce51">
            <text:p>8142.94</text:p>
          </table:table-cell>
          <table:table-cell office:value-type="float" office:value="8143" table:formula="of:=ROUND([.H896];0)" table:style-name="ce32">
            <text:p>8143</text:p>
          </table:table-cell>
          <table:table-cell office:value-type="float" office:value="127" table:formula="of:=FLOOR(([.I896]/64);1)" table:style-name="ce32">
            <text:p>12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74" table:style-name="ce32">
            <text:p>874</text:p>
          </table:table-cell>
          <table:table-cell office:value-type="float" office:value="2.8166015624999998" table:formula="of:=[.B897]*[.C$11]/[.C$12]" table:style-name="ce50">
            <text:p>2.817</text:p>
          </table:table-cell>
          <table:table-cell office:value-type="float" office:value="17.686666012558867" table:formula="of:=[.C897]/[.$E$10]" table:style-name="ce25">
            <text:p>17.687</text:p>
          </table:table-cell>
          <table:table-cell office:value-type="float" office:value="58.703852237247055" table:formula="of:=(10^([.D897]/10))" table:style-name="ce26">
            <text:p>58.7039</text:p>
          </table:table-cell>
          <table:table-cell office:value-type="float" office:value="127.3873593548261" table:formula="of:=[.E897]*[.C$16]" table:style-name="ce51">
            <text:p>127.39</text:p>
          </table:table-cell>
          <table:table-cell office:value-type="float" office:value="127" table:formula="of:=ROUND([.F897];0)" table:style-name="ce32">
            <text:p>127</text:p>
          </table:table-cell>
          <table:table-cell office:value-type="float" office:value="8180.9688477827503" table:formula="of:=[.E897]*[.$C$17]" table:style-name="ce51">
            <text:p>8180.97</text:p>
          </table:table-cell>
          <table:table-cell office:value-type="float" office:value="8181" table:formula="of:=ROUND([.H897];0)" table:style-name="ce32">
            <text:p>8181</text:p>
          </table:table-cell>
          <table:table-cell office:value-type="float" office:value="127" table:formula="of:=FLOOR(([.I897]/64);1)" table:style-name="ce32">
            <text:p>12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75" table:style-name="ce32">
            <text:p>875</text:p>
          </table:table-cell>
          <table:table-cell office:value-type="float" office:value="2.81982421875" table:formula="of:=[.B898]*[.C$11]/[.C$12]" table:style-name="ce50">
            <text:p>2.820</text:p>
          </table:table-cell>
          <table:table-cell office:value-type="float" office:value="17.706902472527471" table:formula="of:=[.C898]/[.$E$10]" table:style-name="ce25">
            <text:p>17.707</text:p>
          </table:table-cell>
          <table:table-cell office:value-type="float" office:value="58.978027992255228" table:formula="of:=(10^([.D898]/10))" table:style-name="ce26">
            <text:p>58.9780</text:p>
          </table:table-cell>
          <table:table-cell office:value-type="float" office:value="127.98232074319384" table:formula="of:=[.E898]*[.C$16]" table:style-name="ce51">
            <text:p>127.98</text:p>
          </table:table-cell>
          <table:table-cell office:value-type="float" office:value="128" table:formula="of:=ROUND([.F898];0)" table:style-name="ce32">
            <text:p>128</text:p>
          </table:table-cell>
          <table:table-cell office:value-type="float" office:value="8219.1779810006901" table:formula="of:=[.E898]*[.$C$17]" table:style-name="ce51">
            <text:p>8219.18</text:p>
          </table:table-cell>
          <table:table-cell office:value-type="float" office:value="8219" table:formula="of:=ROUND([.H898];0)" table:style-name="ce32">
            <text:p>8219</text:p>
          </table:table-cell>
          <table:table-cell office:value-type="float" office:value="128" table:formula="of:=FLOOR(([.I898]/64);1)" table:style-name="ce32">
            <text:p>12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76" table:style-name="ce32">
            <text:p>876</text:p>
          </table:table-cell>
          <table:table-cell office:value-type="float" office:value="2.8230468749999997" table:formula="of:=[.B899]*[.C$11]/[.C$12]" table:style-name="ce50">
            <text:p>2.823</text:p>
          </table:table-cell>
          <table:table-cell office:value-type="float" office:value="17.727138932496075" table:formula="of:=[.C899]/[.$E$10]" table:style-name="ce25">
            <text:p>17.727</text:p>
          </table:table-cell>
          <table:table-cell office:value-type="float" office:value="59.253484282386211" table:formula="of:=(10^([.D899]/10))" table:style-name="ce26">
            <text:p>59.2535</text:p>
          </table:table-cell>
          <table:table-cell office:value-type="float" office:value="128.58006089277808" table:formula="of:=[.E899]*[.C$16]" table:style-name="ce51">
            <text:p>128.58</text:p>
          </table:table-cell>
          <table:table-cell office:value-type="float" office:value="129" table:formula="of:=ROUND([.F899];0)" table:style-name="ce32">
            <text:p>129</text:p>
          </table:table-cell>
          <table:table-cell office:value-type="float" office:value="8257.5655695933438" table:formula="of:=[.E899]*[.$C$17]" table:style-name="ce51">
            <text:p>8257.57</text:p>
          </table:table-cell>
          <table:table-cell office:value-type="float" office:value="8258" table:formula="of:=ROUND([.H899];0)" table:style-name="ce32">
            <text:p>8258</text:p>
          </table:table-cell>
          <table:table-cell office:value-type="float" office:value="129" table:formula="of:=FLOOR(([.I899]/64);1)" table:style-name="ce32">
            <text:p>12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77" table:style-name="ce32">
            <text:p>877</text:p>
          </table:table-cell>
          <table:table-cell office:value-type="float" office:value="2.8262695312499999" table:formula="of:=[.B900]*[.C$11]/[.C$12]" table:style-name="ce50">
            <text:p>2.826</text:p>
          </table:table-cell>
          <table:table-cell office:value-type="float" office:value="17.747375392464676" table:formula="of:=[.C900]/[.$E$10]" table:style-name="ce25">
            <text:p>17.747</text:p>
          </table:table-cell>
          <table:table-cell office:value-type="float" office:value="59.530227088366445" table:formula="of:=(10^([.D900]/10))" table:style-name="ce26">
            <text:p>59.5302</text:p>
          </table:table-cell>
          <table:table-cell office:value-type="float" office:value="129.18059278175519" table:formula="of:=[.E900]*[.C$16]" table:style-name="ce51">
            <text:p>129.18</text:p>
          </table:table-cell>
          <table:table-cell office:value-type="float" office:value="129" table:formula="of:=ROUND([.F900];0)" table:style-name="ce32">
            <text:p>129</text:p>
          </table:table-cell>
          <table:table-cell office:value-type="float" office:value="8296.1324470347481" table:formula="of:=[.E900]*[.$C$17]" table:style-name="ce51">
            <text:p>8296.13</text:p>
          </table:table-cell>
          <table:table-cell office:value-type="float" office:value="8296" table:formula="of:=ROUND([.H900];0)" table:style-name="ce32">
            <text:p>8296</text:p>
          </table:table-cell>
          <table:table-cell office:value-type="float" office:value="129" table:formula="of:=FLOOR(([.I900]/64);1)" table:style-name="ce32">
            <text:p>12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78" table:style-name="ce32">
            <text:p>878</text:p>
          </table:table-cell>
          <table:table-cell office:value-type="float" office:value="2.8294921874999996" table:formula="of:=[.B901]*[.C$11]/[.C$12]" table:style-name="ce50">
            <text:p>2.829</text:p>
          </table:table-cell>
          <table:table-cell office:value-type="float" office:value="17.76761185243328" table:formula="of:=[.C901]/[.$E$10]" table:style-name="ce25">
            <text:p>17.768</text:p>
          </table:table-cell>
          <table:table-cell office:value-type="float" office:value="59.808262418855449" table:formula="of:=(10^([.D901]/10))" table:style-name="ce26">
            <text:p>59.8083</text:p>
          </table:table-cell>
          <table:table-cell office:value-type="float" office:value="129.78392944891633" table:formula="of:=[.E901]*[.C$16]" table:style-name="ce51">
            <text:p>129.78</text:p>
          </table:table-cell>
          <table:table-cell office:value-type="float" office:value="130" table:formula="of:=ROUND([.F901];0)" table:style-name="ce32">
            <text:p>130</text:p>
          </table:table-cell>
          <table:table-cell office:value-type="float" office:value="8334.8794506916965" table:formula="of:=[.E901]*[.$C$17]" table:style-name="ce51">
            <text:p>8334.88</text:p>
          </table:table-cell>
          <table:table-cell office:value-type="float" office:value="8335" table:formula="of:=ROUND([.H901];0)" table:style-name="ce32">
            <text:p>8335</text:p>
          </table:table-cell>
          <table:table-cell office:value-type="float" office:value="130" table:formula="of:=FLOOR(([.I901]/64);1)" table:style-name="ce32">
            <text:p>13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79" table:style-name="ce32">
            <text:p>879</text:p>
          </table:table-cell>
          <table:table-cell office:value-type="float" office:value="2.8327148437499998" table:formula="of:=[.B902]*[.C$11]/[.C$12]" table:style-name="ce50">
            <text:p>2.833</text:p>
          </table:table-cell>
          <table:table-cell office:value-type="float" office:value="17.787848312401881" table:formula="of:=[.C902]/[.$E$10]" table:style-name="ce25">
            <text:p>17.788</text:p>
          </table:table-cell>
          <table:table-cell office:value-type="float" office:value="60.087596310575918" table:formula="of:=(10^([.D902]/10))" table:style-name="ce26">
            <text:p>60.0876</text:p>
          </table:table-cell>
          <table:table-cell office:value-type="float" office:value="130.39008399394973" table:formula="of:=[.E902]*[.C$16]" table:style-name="ce51">
            <text:p>130.39</text:p>
          </table:table-cell>
          <table:table-cell office:value-type="float" office:value="130" table:formula="of:=ROUND([.F902];0)" table:style-name="ce32">
            <text:p>130</text:p>
          </table:table-cell>
          <table:table-cell office:value-type="float" office:value="8373.8074218418606" table:formula="of:=[.E902]*[.$C$17]" table:style-name="ce51">
            <text:p>8373.81</text:p>
          </table:table-cell>
          <table:table-cell office:value-type="float" office:value="8374" table:formula="of:=ROUND([.H902];0)" table:style-name="ce32">
            <text:p>8374</text:p>
          </table:table-cell>
          <table:table-cell office:value-type="float" office:value="130" table:formula="of:=FLOOR(([.I902]/64);1)" table:style-name="ce32">
            <text:p>13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80" table:style-name="ce32">
            <text:p>880</text:p>
          </table:table-cell>
          <table:table-cell office:value-type="float" office:value="2.8359375" table:formula="of:=[.B903]*[.C$11]/[.C$12]" table:style-name="ce50">
            <text:p>2.836</text:p>
          </table:table-cell>
          <table:table-cell office:value-type="float" office:value="17.808084772370485" table:formula="of:=[.C903]/[.$E$10]" table:style-name="ce25">
            <text:p>17.808</text:p>
          </table:table-cell>
          <table:table-cell office:value-type="float" office:value="60.368234828445196" table:formula="of:=(10^([.D903]/10))" table:style-name="ce26">
            <text:p>60.3682</text:p>
          </table:table-cell>
          <table:table-cell office:value-type="float" office:value="130.99906957772606" table:formula="of:=[.E903]*[.C$16]" table:style-name="ce51">
            <text:p>131.00</text:p>
          </table:table-cell>
          <table:table-cell office:value-type="float" office:value="131" table:formula="of:=ROUND([.F903];0)" table:style-name="ce32">
            <text:p>131</text:p>
          </table:table-cell>
          <table:table-cell office:value-type="float" office:value="8412.9172056921234" table:formula="of:=[.E903]*[.$C$17]" table:style-name="ce51">
            <text:p>8412.92</text:p>
          </table:table-cell>
          <table:table-cell office:value-type="float" office:value="8413" table:formula="of:=ROUND([.H903];0)" table:style-name="ce32">
            <text:p>8413</text:p>
          </table:table-cell>
          <table:table-cell office:value-type="float" office:value="131" table:formula="of:=FLOOR(([.I903]/64);1)" table:style-name="ce32">
            <text:p>13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81" table:style-name="ce32">
            <text:p>881</text:p>
          </table:table-cell>
          <table:table-cell office:value-type="float" office:value="2.8391601562499997" table:formula="of:=[.B904]*[.C$11]/[.C$12]" table:style-name="ce50">
            <text:p>2.839</text:p>
          </table:table-cell>
          <table:table-cell office:value-type="float" office:value="17.828321232339089" table:formula="of:=[.C904]/[.$E$10]" table:style-name="ce25">
            <text:p>17.828</text:p>
          </table:table-cell>
          <table:table-cell office:value-type="float" office:value="60.650184065706625" table:formula="of:=(10^([.D904]/10))" table:style-name="ce26">
            <text:p>60.6502</text:p>
          </table:table-cell>
          <table:table-cell office:value-type="float" office:value="131.61089942258337" table:formula="of:=[.E904]*[.C$16]" table:style-name="ce51">
            <text:p>131.61</text:p>
          </table:table-cell>
          <table:table-cell office:value-type="float" office:value="132" table:formula="of:=ROUND([.F904];0)" table:style-name="ce32">
            <text:p>132</text:p>
          </table:table-cell>
          <table:table-cell office:value-type="float" office:value="8452.2096513968754" table:formula="of:=[.E904]*[.$C$17]" table:style-name="ce51">
            <text:p>8452.21</text:p>
          </table:table-cell>
          <table:table-cell office:value-type="float" office:value="8452" table:formula="of:=ROUND([.H904];0)" table:style-name="ce32">
            <text:p>8452</text:p>
          </table:table-cell>
          <table:table-cell office:value-type="float" office:value="132" table:formula="of:=FLOOR(([.I904]/64);1)" table:style-name="ce32">
            <text:p>13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82" table:style-name="ce32">
            <text:p>882</text:p>
          </table:table-cell>
          <table:table-cell office:value-type="float" office:value="2.8423828124999999" table:formula="of:=[.B905]*[.C$11]/[.C$12]" table:style-name="ce50">
            <text:p>2.842</text:p>
          </table:table-cell>
          <table:table-cell office:value-type="float" office:value="17.84855769230769" table:formula="of:=[.C905]/[.$E$10]" table:style-name="ce25">
            <text:p>17.849</text:p>
          </table:table-cell>
          <table:table-cell office:value-type="float" office:value="60.933450144061972" table:formula="of:=(10^([.D905]/10))" table:style-name="ce26">
            <text:p>60.9335</text:p>
          </table:table-cell>
          <table:table-cell office:value-type="float" office:value="132.22558681261447" table:formula="of:=[.E905]*[.C$16]" table:style-name="ce51">
            <text:p>132.23</text:p>
          </table:table-cell>
          <table:table-cell office:value-type="float" office:value="132" table:formula="of:=ROUND([.F905];0)" table:style-name="ce32">
            <text:p>132</text:p>
          </table:table-cell>
          <table:table-cell office:value-type="float" office:value="8491.6856120764769" table:formula="of:=[.E905]*[.$C$17]" table:style-name="ce51">
            <text:p>8491.69</text:p>
          </table:table-cell>
          <table:table-cell office:value-type="float" office:value="8492" table:formula="of:=ROUND([.H905];0)" table:style-name="ce32">
            <text:p>8492</text:p>
          </table:table-cell>
          <table:table-cell office:value-type="float" office:value="132" table:formula="of:=FLOOR(([.I905]/64);1)" table:style-name="ce32">
            <text:p>13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83" table:style-name="ce32">
            <text:p>883</text:p>
          </table:table-cell>
          <table:table-cell office:value-type="float" office:value="2.8456054687499996" table:formula="of:=[.B906]*[.C$11]/[.C$12]" table:style-name="ce50">
            <text:p>2.846</text:p>
          </table:table-cell>
          <table:table-cell office:value-type="float" office:value="17.868794152276294" table:formula="of:=[.C906]/[.$E$10]" table:style-name="ce25">
            <text:p>17.869</text:p>
          </table:table-cell>
          <table:table-cell office:value-type="float" office:value="61.218039213804495" table:formula="of:=(10^([.D906]/10))" table:style-name="ce26">
            <text:p>61.2180</text:p>
          </table:table-cell>
          <table:table-cell office:value-type="float" office:value="132.84314509395574" table:formula="of:=[.E906]*[.C$16]" table:style-name="ce51">
            <text:p>132.84</text:p>
          </table:table-cell>
          <table:table-cell office:value-type="float" office:value="133" table:formula="of:=ROUND([.F906];0)" table:style-name="ce32">
            <text:p>133</text:p>
          </table:table-cell>
          <table:table-cell office:value-type="float" office:value="8531.3459448357953" table:formula="of:=[.E906]*[.$C$17]" table:style-name="ce51">
            <text:p>8531.35</text:p>
          </table:table-cell>
          <table:table-cell office:value-type="float" office:value="8531" table:formula="of:=ROUND([.H906];0)" table:style-name="ce32">
            <text:p>8531</text:p>
          </table:table-cell>
          <table:table-cell office:value-type="float" office:value="133" table:formula="of:=FLOOR(([.I906]/64);1)" table:style-name="ce32">
            <text:p>13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84" table:style-name="ce32">
            <text:p>884</text:p>
          </table:table-cell>
          <table:table-cell office:value-type="float" office:value="2.8488281249999998" table:formula="of:=[.B907]*[.C$11]/[.C$12]" table:style-name="ce50">
            <text:p>2.849</text:p>
          </table:table-cell>
          <table:table-cell office:value-type="float" office:value="17.889030612244895" table:formula="of:=[.C907]/[.$E$10]" table:style-name="ce25">
            <text:p>17.889</text:p>
          </table:table-cell>
          <table:table-cell office:value-type="float" office:value="61.503957453952147" table:formula="of:=(10^([.D907]/10))" table:style-name="ce26">
            <text:p>61.5040</text:p>
          </table:table-cell>
          <table:table-cell office:value-type="float" office:value="133.46358767507616" table:formula="of:=[.E907]*[.C$16]" table:style-name="ce51">
            <text:p>133.46</text:p>
          </table:table-cell>
          <table:table-cell office:value-type="float" office:value="133" table:formula="of:=ROUND([.F907];0)" table:style-name="ce32">
            <text:p>133</text:p>
          </table:table-cell>
          <table:table-cell office:value-type="float" office:value="8571.1915107827717" table:formula="of:=[.E907]*[.$C$17]" table:style-name="ce51">
            <text:p>8571.19</text:p>
          </table:table-cell>
          <table:table-cell office:value-type="float" office:value="8571" table:formula="of:=ROUND([.H907];0)" table:style-name="ce32">
            <text:p>8571</text:p>
          </table:table-cell>
          <table:table-cell office:value-type="float" office:value="133" table:formula="of:=FLOOR(([.I907]/64);1)" table:style-name="ce32">
            <text:p>13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85" table:style-name="ce32">
            <text:p>885</text:p>
          </table:table-cell>
          <table:table-cell office:value-type="float" office:value="2.85205078125" table:formula="of:=[.B908]*[.C$11]/[.C$12]" table:style-name="ce50">
            <text:p>2.852</text:p>
          </table:table-cell>
          <table:table-cell office:value-type="float" office:value="17.909267072213499" table:formula="of:=[.C908]/[.$E$10]" table:style-name="ce25">
            <text:p>17.909</text:p>
          </table:table-cell>
          <table:table-cell office:value-type="float" office:value="61.791211072382119" table:formula="of:=(10^([.D908]/10))" table:style-name="ce26">
            <text:p>61.7912</text:p>
          </table:table-cell>
          <table:table-cell office:value-type="float" office:value="134.08692802706921" table:formula="of:=[.E908]*[.C$16]" table:style-name="ce51">
            <text:p>134.09</text:p>
          </table:table-cell>
          <table:table-cell office:value-type="float" office:value="134" table:formula="of:=ROUND([.F908];0)" table:style-name="ce32">
            <text:p>134</text:p>
          </table:table-cell>
          <table:table-cell office:value-type="float" office:value="8611.2231750471728" table:formula="of:=[.E908]*[.$C$17]" table:style-name="ce51">
            <text:p>8611.22</text:p>
          </table:table-cell>
          <table:table-cell office:value-type="float" office:value="8611" table:formula="of:=ROUND([.H908];0)" table:style-name="ce32">
            <text:p>8611</text:p>
          </table:table-cell>
          <table:table-cell office:value-type="float" office:value="134" table:formula="of:=FLOOR(([.I908]/64);1)" table:style-name="ce32">
            <text:p>13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86" table:style-name="ce32">
            <text:p>886</text:p>
          </table:table-cell>
          <table:table-cell office:value-type="float" office:value="2.8552734374999997" table:formula="of:=[.B909]*[.C$11]/[.C$12]" table:style-name="ce50">
            <text:p>2.855</text:p>
          </table:table-cell>
          <table:table-cell office:value-type="float" office:value="17.929503532182103" table:formula="of:=[.C909]/[.$E$10]" table:style-name="ce25">
            <text:p>17.930</text:p>
          </table:table-cell>
          <table:table-cell office:value-type="float" office:value="62.079806305965278" table:formula="of:=(10^([.D909]/10))" table:style-name="ce26">
            <text:p>62.0798</text:p>
          </table:table-cell>
          <table:table-cell office:value-type="float" office:value="134.71317968394465" table:formula="of:=[.E909]*[.C$16]" table:style-name="ce51">
            <text:p>134.71</text:p>
          </table:table-cell>
          <table:table-cell office:value-type="float" office:value="135" table:formula="of:=ROUND([.F909];0)" table:style-name="ce32">
            <text:p>135</text:p>
          </table:table-cell>
          <table:table-cell office:value-type="float" office:value="8651.4418067993211" table:formula="of:=[.E909]*[.$C$17]" table:style-name="ce51">
            <text:p>8651.44</text:p>
          </table:table-cell>
          <table:table-cell office:value-type="float" office:value="8651" table:formula="of:=ROUND([.H909];0)" table:style-name="ce32">
            <text:p>8651</text:p>
          </table:table-cell>
          <table:table-cell office:value-type="float" office:value="135" table:formula="of:=FLOOR(([.I909]/64);1)" table:style-name="ce32">
            <text:p>13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87" table:style-name="ce32">
            <text:p>887</text:p>
          </table:table-cell>
          <table:table-cell office:value-type="float" office:value="2.8584960937499999" table:formula="of:=[.B910]*[.C$11]/[.C$12]" table:style-name="ce50">
            <text:p>2.858</text:p>
          </table:table-cell>
          <table:table-cell office:value-type="float" office:value="17.949739992150704" table:formula="of:=[.C910]/[.$E$10]" table:style-name="ce25">
            <text:p>17.950</text:p>
          </table:table-cell>
          <table:table-cell office:value-type="float" office:value="62.36974942070173" table:formula="of:=(10^([.D910]/10))" table:style-name="ce26">
            <text:p>62.3697</text:p>
          </table:table-cell>
          <table:table-cell office:value-type="float" office:value="135.34235624292276" table:formula="of:=[.E910]*[.C$16]" table:style-name="ce51">
            <text:p>135.34</text:p>
          </table:table-cell>
          <table:table-cell office:value-type="float" office:value="135" table:formula="of:=ROUND([.F910];0)" table:style-name="ce32">
            <text:p>135</text:p>
          </table:table-cell>
          <table:table-cell office:value-type="float" office:value="8691.8482792689938" table:formula="of:=[.E910]*[.$C$17]" table:style-name="ce51">
            <text:p>8691.85</text:p>
          </table:table-cell>
          <table:table-cell office:value-type="float" office:value="8692" table:formula="of:=ROUND([.H910];0)" table:style-name="ce32">
            <text:p>8692</text:p>
          </table:table-cell>
          <table:table-cell office:value-type="float" office:value="135" table:formula="of:=FLOOR(([.I910]/64);1)" table:style-name="ce32">
            <text:p>13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88" table:style-name="ce32">
            <text:p>888</text:p>
          </table:table-cell>
          <table:table-cell office:value-type="float" office:value="2.8617187499999996" table:formula="of:=[.B911]*[.C$11]/[.C$12]" table:style-name="ce50">
            <text:p>2.862</text:p>
          </table:table-cell>
          <table:table-cell office:value-type="float" office:value="17.969976452119308" table:formula="of:=[.C911]/[.$E$10]" table:style-name="ce25">
            <text:p>17.970</text:p>
          </table:table-cell>
          <table:table-cell office:value-type="float" office:value="62.661046711857033" table:formula="of:=(10^([.D911]/10))" table:style-name="ce26">
            <text:p>62.6610</text:p>
          </table:table-cell>
          <table:table-cell office:value-type="float" office:value="135.97447136472977" table:formula="of:=[.E911]*[.C$16]" table:style-name="ce51">
            <text:p>135.97</text:p>
          </table:table-cell>
          <table:table-cell office:value-type="float" office:value="136" table:formula="of:=ROUND([.F911];0)" table:style-name="ce32">
            <text:p>136</text:p>
          </table:table-cell>
          <table:table-cell office:value-type="float" office:value="8732.4434697643974" table:formula="of:=[.E911]*[.$C$17]" table:style-name="ce51">
            <text:p>8732.44</text:p>
          </table:table-cell>
          <table:table-cell office:value-type="float" office:value="8732" table:formula="of:=ROUND([.H911];0)" table:style-name="ce32">
            <text:p>8732</text:p>
          </table:table-cell>
          <table:table-cell office:value-type="float" office:value="136" table:formula="of:=FLOOR(([.I911]/64);1)" table:style-name="ce32">
            <text:p>13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89" table:style-name="ce32">
            <text:p>889</text:p>
          </table:table-cell>
          <table:table-cell office:value-type="float" office:value="2.8649414062499998" table:formula="of:=[.B912]*[.C$11]/[.C$12]" table:style-name="ce50">
            <text:p>2.865</text:p>
          </table:table-cell>
          <table:table-cell office:value-type="float" office:value="17.990212912087912" table:formula="of:=[.C912]/[.$E$10]" table:style-name="ce25">
            <text:p>17.990</text:p>
          </table:table-cell>
          <table:table-cell office:value-type="float" office:value="62.95370450409856" table:formula="of:=(10^([.D912]/10))" table:style-name="ce26">
            <text:p>62.9537</text:p>
          </table:table-cell>
          <table:table-cell office:value-type="float" office:value="136.60953877389386" table:formula="of:=[.E912]*[.C$16]" table:style-name="ce51">
            <text:p>136.61</text:p>
          </table:table-cell>
          <table:table-cell office:value-type="float" office:value="137" table:formula="of:=ROUND([.F912];0)" table:style-name="ce32">
            <text:p>137</text:p>
          </table:table-cell>
          <table:table-cell office:value-type="float" office:value="8773.2282596911755" table:formula="of:=[.E912]*[.$C$17]" table:style-name="ce51">
            <text:p>8773.23</text:p>
          </table:table-cell>
          <table:table-cell office:value-type="float" office:value="8773" table:formula="of:=ROUND([.H912];0)" table:style-name="ce32">
            <text:p>8773</text:p>
          </table:table-cell>
          <table:table-cell office:value-type="float" office:value="137" table:formula="of:=FLOOR(([.I912]/64);1)" table:style-name="ce32">
            <text:p>13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90" table:style-name="ce32">
            <text:p>890</text:p>
          </table:table-cell>
          <table:table-cell office:value-type="float" office:value="2.8681640625" table:formula="of:=[.B913]*[.C$11]/[.C$12]" table:style-name="ce50">
            <text:p>2.868</text:p>
          </table:table-cell>
          <table:table-cell office:value-type="float" office:value="18.010449372056513" table:formula="of:=[.C913]/[.$E$10]" table:style-name="ce25">
            <text:p>18.010</text:p>
          </table:table-cell>
          <table:table-cell office:value-type="float" office:value="63.247729151632981" table:formula="of:=(10^([.D913]/10))" table:style-name="ce26">
            <text:p>63.2477</text:p>
          </table:table-cell>
          <table:table-cell office:value-type="float" office:value="137.24757225904355" table:formula="of:=[.E913]*[.C$16]" table:style-name="ce51">
            <text:p>137.25</text:p>
          </table:table-cell>
          <table:table-cell office:value-type="float" office:value="137" table:formula="of:=ROUND([.F913];0)" table:style-name="ce32">
            <text:p>137</text:p>
          </table:table-cell>
          <table:table-cell office:value-type="float" office:value="8814.203534571574" table:formula="of:=[.E913]*[.$C$17]" table:style-name="ce51">
            <text:p>8814.20</text:p>
          </table:table-cell>
          <table:table-cell office:value-type="float" office:value="8814" table:formula="of:=ROUND([.H913];0)" table:style-name="ce32">
            <text:p>8814</text:p>
          </table:table-cell>
          <table:table-cell office:value-type="float" office:value="137" table:formula="of:=FLOOR(([.I913]/64);1)" table:style-name="ce32">
            <text:p>13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91" table:style-name="ce32">
            <text:p>891</text:p>
          </table:table-cell>
          <table:table-cell office:value-type="float" office:value="2.8713867187499997" table:formula="of:=[.B914]*[.C$11]/[.C$12]" table:style-name="ce50">
            <text:p>2.871</text:p>
          </table:table-cell>
          <table:table-cell office:value-type="float" office:value="18.030685832025117" table:formula="of:=[.C914]/[.$E$10]" table:style-name="ce25">
            <text:p>18.031</text:p>
          </table:table-cell>
          <table:table-cell office:value-type="float" office:value="63.543127038344387" table:formula="of:=(10^([.D914]/10))" table:style-name="ce26">
            <text:p>63.5431</text:p>
          </table:table-cell>
          <table:table-cell office:value-type="float" office:value="137.8885856732073" table:formula="of:=[.E914]*[.C$16]" table:style-name="ce51">
            <text:p>137.89</text:p>
          </table:table-cell>
          <table:table-cell office:value-type="float" office:value="138" table:formula="of:=ROUND([.F914];0)" table:style-name="ce32">
            <text:p>138</text:p>
          </table:table-cell>
          <table:table-cell office:value-type="float" office:value="8855.370184063675" table:formula="of:=[.E914]*[.$C$17]" table:style-name="ce51">
            <text:p>8855.37</text:p>
          </table:table-cell>
          <table:table-cell office:value-type="float" office:value="8855" table:formula="of:=ROUND([.H914];0)" table:style-name="ce32">
            <text:p>8855</text:p>
          </table:table-cell>
          <table:table-cell office:value-type="float" office:value="138" table:formula="of:=FLOOR(([.I914]/64);1)" table:style-name="ce32">
            <text:p>13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92" table:style-name="ce32">
            <text:p>892</text:p>
          </table:table-cell>
          <table:table-cell office:value-type="float" office:value="2.8746093749999999" table:formula="of:=[.B915]*[.C$11]/[.C$12]" table:style-name="ce50">
            <text:p>2.875</text:p>
          </table:table-cell>
          <table:table-cell office:value-type="float" office:value="18.050922291993718" table:formula="of:=[.C915]/[.$E$10]" table:style-name="ce25">
            <text:p>18.051</text:p>
          </table:table-cell>
          <table:table-cell office:value-type="float" office:value="63.839904577932508" table:formula="of:=(10^([.D915]/10))" table:style-name="ce26">
            <text:p>63.8399</text:p>
          </table:table-cell>
          <table:table-cell office:value-type="float" office:value="138.53259293411352" table:formula="of:=[.E915]*[.C$16]" table:style-name="ce51">
            <text:p>138.53</text:p>
          </table:table-cell>
          <table:table-cell office:value-type="float" office:value="139" table:formula="of:=ROUND([.F915];0)" table:style-name="ce32">
            <text:p>139</text:p>
          </table:table-cell>
          <table:table-cell office:value-type="float" office:value="8896.7291019806744" table:formula="of:=[.E915]*[.$C$17]" table:style-name="ce51">
            <text:p>8896.73</text:p>
          </table:table-cell>
          <table:table-cell office:value-type="float" office:value="8897" table:formula="of:=ROUND([.H915];0)" table:style-name="ce32">
            <text:p>8897</text:p>
          </table:table-cell>
          <table:table-cell office:value-type="float" office:value="139" table:formula="of:=FLOOR(([.I915]/64);1)" table:style-name="ce32">
            <text:p>13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93" table:style-name="ce32">
            <text:p>893</text:p>
          </table:table-cell>
          <table:table-cell office:value-type="float" office:value="2.8778320312499996" table:formula="of:=[.B916]*[.C$11]/[.C$12]" table:style-name="ce50">
            <text:p>2.878</text:p>
          </table:table-cell>
          <table:table-cell office:value-type="float" office:value="18.071158751962322" table:formula="of:=[.C916]/[.$E$10]" table:style-name="ce25">
            <text:p>18.071</text:p>
          </table:table-cell>
          <table:table-cell office:value-type="float" office:value="64.138068214052424" table:formula="of:=(10^([.D916]/10))" table:style-name="ce26">
            <text:p>64.1381</text:p>
          </table:table-cell>
          <table:table-cell office:value-type="float" office:value="139.17960802449375" table:formula="of:=[.E916]*[.C$16]" table:style-name="ce51">
            <text:p>139.18</text:p>
          </table:table-cell>
          <table:table-cell office:value-type="float" office:value="139" table:formula="of:=ROUND([.F916];0)" table:style-name="ce32">
            <text:p>139</text:p>
          </table:table-cell>
          <table:table-cell office:value-type="float" office:value="8938.281186310347" table:formula="of:=[.E916]*[.$C$17]" table:style-name="ce51">
            <text:p>8938.28</text:p>
          </table:table-cell>
          <table:table-cell office:value-type="float" office:value="8938" table:formula="of:=ROUND([.H916];0)" table:style-name="ce32">
            <text:p>8938</text:p>
          </table:table-cell>
          <table:table-cell office:value-type="float" office:value="139" table:formula="of:=FLOOR(([.I916]/64);1)" table:style-name="ce32">
            <text:p>13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94" table:style-name="ce32">
            <text:p>894</text:p>
          </table:table-cell>
          <table:table-cell office:value-type="float" office:value="2.8810546874999998" table:formula="of:=[.B917]*[.C$11]/[.C$12]" table:style-name="ce50">
            <text:p>2.881</text:p>
          </table:table-cell>
          <table:table-cell office:value-type="float" office:value="18.091395211930926" table:formula="of:=[.C917]/[.$E$10]" table:style-name="ce25">
            <text:p>18.091</text:p>
          </table:table-cell>
          <table:table-cell office:value-type="float" office:value="64.437624420454085" table:formula="of:=(10^([.D917]/10))" table:style-name="ce26">
            <text:p>64.4376</text:p>
          </table:table-cell>
          <table:table-cell office:value-type="float" office:value="139.82964499238537" table:formula="of:=[.E917]*[.C$16]" table:style-name="ce51">
            <text:p>139.83</text:p>
          </table:table-cell>
          <table:table-cell office:value-type="float" office:value="140" table:formula="of:=ROUND([.F917];0)" table:style-name="ce32">
            <text:p>140</text:p>
          </table:table-cell>
          <table:table-cell office:value-type="float" office:value="8980.0273392344825" table:formula="of:=[.E917]*[.$C$17]" table:style-name="ce51">
            <text:p>8980.03</text:p>
          </table:table-cell>
          <table:table-cell office:value-type="float" office:value="8980" table:formula="of:=ROUND([.H917];0)" table:style-name="ce32">
            <text:p>8980</text:p>
          </table:table-cell>
          <table:table-cell office:value-type="float" office:value="140" table:formula="of:=FLOOR(([.I917]/64);1)" table:style-name="ce32">
            <text:p>14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95" table:style-name="ce32">
            <text:p>895</text:p>
          </table:table-cell>
          <table:table-cell office:value-type="float" office:value="2.88427734375" table:formula="of:=[.B918]*[.C$11]/[.C$12]" table:style-name="ce50">
            <text:p>2.884</text:p>
          </table:table-cell>
          <table:table-cell office:value-type="float" office:value="18.111631671899527" table:formula="of:=[.C918]/[.$E$10]" table:style-name="ce25">
            <text:p>18.112</text:p>
          </table:table-cell>
          <table:table-cell office:value-type="float" office:value="64.738579701123015" table:formula="of:=(10^([.D918]/10))" table:style-name="ce26">
            <text:p>64.7386</text:p>
          </table:table-cell>
          <table:table-cell office:value-type="float" office:value="140.48271795143694" table:formula="of:=[.E918]*[.C$16]" table:style-name="ce51">
            <text:p>140.48</text:p>
          </table:table-cell>
          <table:table-cell office:value-type="float" office:value="140" table:formula="of:=ROUND([.F918];0)" table:style-name="ce32">
            <text:p>140</text:p>
          </table:table-cell>
          <table:table-cell office:value-type="float" office:value="9021.9684671485047" table:formula="of:=[.E918]*[.$C$17]" table:style-name="ce51">
            <text:p>9021.97</text:p>
          </table:table-cell>
          <table:table-cell office:value-type="float" office:value="9022" table:formula="of:=ROUND([.H918];0)" table:style-name="ce32">
            <text:p>9022</text:p>
          </table:table-cell>
          <table:table-cell office:value-type="float" office:value="140" table:formula="of:=FLOOR(([.I918]/64);1)" table:style-name="ce32">
            <text:p>14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96" table:style-name="ce32">
            <text:p>896</text:p>
          </table:table-cell>
          <table:table-cell office:value-type="float" office:value="2.8874999999999997" table:formula="of:=[.B919]*[.C$11]/[.C$12]" table:style-name="ce50">
            <text:p>2.888</text:p>
          </table:table-cell>
          <table:table-cell office:value-type="float" office:value="18.131868131868131" table:formula="of:=[.C919]/[.$E$10]" table:style-name="ce25">
            <text:p>18.132</text:p>
          </table:table-cell>
          <table:table-cell office:value-type="float" office:value="65.040940590421684" table:formula="of:=(10^([.D919]/10))" table:style-name="ce26">
            <text:p>65.0409</text:p>
          </table:table-cell>
          <table:table-cell office:value-type="float" office:value="141.13884108121505" table:formula="of:=[.E919]*[.C$16]" table:style-name="ce51">
            <text:p>141.14</text:p>
          </table:table-cell>
          <table:table-cell office:value-type="float" office:value="141" table:formula="of:=ROUND([.F919];0)" table:style-name="ce32">
            <text:p>141</text:p>
          </table:table-cell>
          <table:table-cell office:value-type="float" office:value="9064.1054806811662" table:formula="of:=[.E919]*[.$C$17]" table:style-name="ce51">
            <text:p>9064.11</text:p>
          </table:table-cell>
          <table:table-cell office:value-type="float" office:value="9064" table:formula="of:=ROUND([.H919];0)" table:style-name="ce32">
            <text:p>9064</text:p>
          </table:table-cell>
          <table:table-cell office:value-type="float" office:value="141" table:formula="of:=FLOOR(([.I919]/64);1)" table:style-name="ce32">
            <text:p>14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97" table:style-name="ce32">
            <text:p>897</text:p>
          </table:table-cell>
          <table:table-cell office:value-type="float" office:value="2.8907226562499999" table:formula="of:=[.B920]*[.C$11]/[.C$12]" table:style-name="ce50">
            <text:p>2.891</text:p>
          </table:table-cell>
          <table:table-cell office:value-type="float" office:value="18.152104591836732" table:formula="of:=[.C920]/[.$E$10]" table:style-name="ce25">
            <text:p>18.152</text:p>
          </table:table-cell>
          <table:table-cell office:value-type="float" office:value="65.344713653231054" table:formula="of:=(10^([.D920]/10))" table:style-name="ce26">
            <text:p>65.3447</text:p>
          </table:table-cell>
          <table:table-cell office:value-type="float" office:value="141.79802862751137" table:formula="of:=[.E920]*[.C$16]" table:style-name="ce51">
            <text:p>141.80</text:p>
          </table:table-cell>
          <table:table-cell office:value-type="float" office:value="142" table:formula="of:=ROUND([.F920];0)" table:style-name="ce32">
            <text:p>142</text:p>
          </table:table-cell>
          <table:table-cell office:value-type="float" office:value="9106.4392947142805" table:formula="of:=[.E920]*[.$C$17]" table:style-name="ce51">
            <text:p>9106.44</text:p>
          </table:table-cell>
          <table:table-cell office:value-type="float" office:value="9106" table:formula="of:=ROUND([.H920];0)" table:style-name="ce32">
            <text:p>9106</text:p>
          </table:table-cell>
          <table:table-cell office:value-type="float" office:value="142" table:formula="of:=FLOOR(([.I920]/64);1)" table:style-name="ce32">
            <text:p>14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98" table:style-name="ce32">
            <text:p>898</text:p>
          </table:table-cell>
          <table:table-cell office:value-type="float" office:value="2.8939453124999996" table:formula="of:=[.B921]*[.C$11]/[.C$12]" table:style-name="ce50">
            <text:p>2.894</text:p>
          </table:table-cell>
          <table:table-cell office:value-type="float" office:value="18.172341051805336" table:formula="of:=[.C921]/[.$E$10]" table:style-name="ce25">
            <text:p>18.172</text:p>
          </table:table-cell>
          <table:table-cell office:value-type="float" office:value="65.649905485093484" table:formula="of:=(10^([.D921]/10))" table:style-name="ce26">
            <text:p>65.6499</text:p>
          </table:table-cell>
          <table:table-cell office:value-type="float" office:value="142.46029490265286" table:formula="of:=[.E921]*[.C$16]" table:style-name="ce51">
            <text:p>142.46</text:p>
          </table:table-cell>
          <table:table-cell office:value-type="float" office:value="142" table:formula="of:=ROUND([.F921];0)" table:style-name="ce32">
            <text:p>142</text:p>
          </table:table-cell>
          <table:table-cell office:value-type="float" office:value="9148.9708284026292" table:formula="of:=[.E921]*[.$C$17]" table:style-name="ce51">
            <text:p>9148.97</text:p>
          </table:table-cell>
          <table:table-cell office:value-type="float" office:value="9149" table:formula="of:=ROUND([.H921];0)" table:style-name="ce32">
            <text:p>9149</text:p>
          </table:table-cell>
          <table:table-cell office:value-type="float" office:value="142" table:formula="of:=FLOOR(([.I921]/64);1)" table:style-name="ce32">
            <text:p>14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99" table:style-name="ce32">
            <text:p>899</text:p>
          </table:table-cell>
          <table:table-cell office:value-type="float" office:value="2.8971679687499998" table:formula="of:=[.B922]*[.C$11]/[.C$12]" table:style-name="ce50">
            <text:p>2.897</text:p>
          </table:table-cell>
          <table:table-cell office:value-type="float" office:value="18.192577511773941" table:formula="of:=[.C922]/[.$E$10]" table:style-name="ce25">
            <text:p>18.193</text:p>
          </table:table-cell>
          <table:table-cell office:value-type="float" office:value="65.956522712355564" table:formula="of:=(10^([.D922]/10))" table:style-name="ce26">
            <text:p>65.9565</text:p>
          </table:table-cell>
          <table:table-cell office:value-type="float" office:value="143.12565428581158" table:formula="of:=[.E922]*[.C$16]" table:style-name="ce51">
            <text:p>143.13</text:p>
          </table:table-cell>
          <table:table-cell office:value-type="float" office:value="143" table:formula="of:=ROUND([.F922];0)" table:style-name="ce32">
            <text:p>143</text:p>
          </table:table-cell>
          <table:table-cell office:value-type="float" office:value="9191.7010051938723" table:formula="of:=[.E922]*[.$C$17]" table:style-name="ce51">
            <text:p>9191.70</text:p>
          </table:table-cell>
          <table:table-cell office:value-type="float" office:value="9192" table:formula="of:=ROUND([.H922];0)" table:style-name="ce32">
            <text:p>9192</text:p>
          </table:table-cell>
          <table:table-cell office:value-type="float" office:value="143" table:formula="of:=FLOOR(([.I922]/64);1)" table:style-name="ce32">
            <text:p>14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00" table:style-name="ce32">
            <text:p>900</text:p>
          </table:table-cell>
          <table:table-cell office:value-type="float" office:value="2.900390625" table:formula="of:=[.B923]*[.C$11]/[.C$12]" table:style-name="ce50">
            <text:p>2.900</text:p>
          </table:table-cell>
          <table:table-cell office:value-type="float" office:value="18.212813971742541" table:formula="of:=[.C923]/[.$E$10]" table:style-name="ce25">
            <text:p>18.213</text:p>
          </table:table-cell>
          <table:table-cell office:value-type="float" office:value="66.264571992312341" table:formula="of:=(10^([.D923]/10))" table:style-name="ce26">
            <text:p>66.2646</text:p>
          </table:table-cell>
          <table:table-cell office:value-type="float" office:value="143.79412122331777" table:formula="of:=[.E923]*[.C$16]" table:style-name="ce51">
            <text:p>143.79</text:p>
          </table:table-cell>
          <table:table-cell office:value-type="float" office:value="144" table:formula="of:=ROUND([.F923];0)" table:style-name="ce32">
            <text:p>144</text:p>
          </table:table-cell>
          <table:table-cell office:value-type="float" office:value="9234.6307528486486" table:formula="of:=[.E923]*[.$C$17]" table:style-name="ce51">
            <text:p>9234.63</text:p>
          </table:table-cell>
          <table:table-cell office:value-type="float" office:value="9235" table:formula="of:=ROUND([.H923];0)" table:style-name="ce32">
            <text:p>9235</text:p>
          </table:table-cell>
          <table:table-cell office:value-type="float" office:value="144" table:formula="of:=FLOOR(([.I923]/64);1)" table:style-name="ce32">
            <text:p>14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01" table:style-name="ce32">
            <text:p>901</text:p>
          </table:table-cell>
          <table:table-cell office:value-type="float" office:value="2.9036132812499997" table:formula="of:=[.B924]*[.C$11]/[.C$12]" table:style-name="ce50">
            <text:p>2.904</text:p>
          </table:table-cell>
          <table:table-cell office:value-type="float" office:value="18.233050431711145" table:formula="of:=[.C924]/[.$E$10]" table:style-name="ce25">
            <text:p>18.233</text:p>
          </table:table-cell>
          <table:table-cell office:value-type="float" office:value="66.574060013351584" table:formula="of:=(10^([.D924]/10))" table:style-name="ce26">
            <text:p>66.5741</text:p>
          </table:table-cell>
          <table:table-cell office:value-type="float" office:value="144.46571022897294" table:formula="of:=[.E924]*[.C$16]" table:style-name="ce51">
            <text:p>144.47</text:p>
          </table:table-cell>
          <table:table-cell office:value-type="float" office:value="144" table:formula="of:=ROUND([.F924];0)" table:style-name="ce32">
            <text:p>144</text:p>
          </table:table-cell>
          <table:table-cell office:value-type="float" office:value="9277.7610034606769" table:formula="of:=[.E924]*[.$C$17]" table:style-name="ce51">
            <text:p>9277.76</text:p>
          </table:table-cell>
          <table:table-cell office:value-type="float" office:value="9278" table:formula="of:=ROUND([.H924];0)" table:style-name="ce32">
            <text:p>9278</text:p>
          </table:table-cell>
          <table:table-cell office:value-type="float" office:value="144" table:formula="of:=FLOOR(([.I924]/64);1)" table:style-name="ce32">
            <text:p>14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02" table:style-name="ce32">
            <text:p>902</text:p>
          </table:table-cell>
          <table:table-cell office:value-type="float" office:value="2.9068359374999999" table:formula="of:=[.B925]*[.C$11]/[.C$12]" table:style-name="ce50">
            <text:p>2.907</text:p>
          </table:table-cell>
          <table:table-cell office:value-type="float" office:value="18.25328689167975" table:formula="of:=[.C925]/[.$E$10]" table:style-name="ce25">
            <text:p>18.253</text:p>
          </table:table-cell>
          <table:table-cell office:value-type="float" office:value="66.884993495099124" table:formula="of:=(10^([.D925]/10))" table:style-name="ce26">
            <text:p>66.8850</text:p>
          </table:table-cell>
          <table:table-cell office:value-type="float" office:value="145.1404358843651" table:formula="of:=[.E925]*[.C$16]" table:style-name="ce51">
            <text:p>145.14</text:p>
          </table:table-cell>
          <table:table-cell office:value-type="float" office:value="145" table:formula="of:=ROUND([.F925];0)" table:style-name="ce32">
            <text:p>145</text:p>
          </table:table-cell>
          <table:table-cell office:value-type="float" office:value="9321.0926934770141" table:formula="of:=[.E925]*[.$C$17]" table:style-name="ce51">
            <text:p>9321.09</text:p>
          </table:table-cell>
          <table:table-cell office:value-type="float" office:value="9321" table:formula="of:=ROUND([.H925];0)" table:style-name="ce32">
            <text:p>9321</text:p>
          </table:table-cell>
          <table:table-cell office:value-type="float" office:value="145" table:formula="of:=FLOOR(([.I925]/64);1)" table:style-name="ce32">
            <text:p>14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03" table:style-name="ce32">
            <text:p>903</text:p>
          </table:table-cell>
          <table:table-cell office:value-type="float" office:value="2.9100585937499996" table:formula="of:=[.B926]*[.C$11]/[.C$12]" table:style-name="ce50">
            <text:p>2.910</text:p>
          </table:table-cell>
          <table:table-cell office:value-type="float" office:value="18.27352335164835" table:formula="of:=[.C926]/[.$E$10]" table:style-name="ce25">
            <text:p>18.274</text:p>
          </table:table-cell>
          <table:table-cell office:value-type="float" office:value="67.197379188564668" table:formula="of:=(10^([.D926]/10))" table:style-name="ce26">
            <text:p>67.1974</text:p>
          </table:table-cell>
          <table:table-cell office:value-type="float" office:value="145.81831283918532" table:formula="of:=[.E926]*[.C$16]" table:style-name="ce51">
            <text:p>145.82</text:p>
          </table:table-cell>
          <table:table-cell office:value-type="float" office:value="146" table:formula="of:=ROUND([.F926];0)" table:style-name="ce32">
            <text:p>146</text:p>
          </table:table-cell>
          <table:table-cell office:value-type="float" office:value="9364.6267637183737" table:formula="of:=[.E926]*[.$C$17]" table:style-name="ce51">
            <text:p>9364.63</text:p>
          </table:table-cell>
          <table:table-cell office:value-type="float" office:value="9365" table:formula="of:=ROUND([.H926];0)" table:style-name="ce32">
            <text:p>9365</text:p>
          </table:table-cell>
          <table:table-cell office:value-type="float" office:value="146" table:formula="of:=FLOOR(([.I926]/64);1)" table:style-name="ce32">
            <text:p>14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04" table:style-name="ce32">
            <text:p>904</text:p>
          </table:table-cell>
          <table:table-cell office:value-type="float" office:value="2.9132812499999998" table:formula="of:=[.B927]*[.C$11]/[.C$12]" table:style-name="ce50">
            <text:p>2.913</text:p>
          </table:table-cell>
          <table:table-cell office:value-type="float" office:value="18.293759811616955" table:formula="of:=[.C927]/[.$E$10]" table:style-name="ce25">
            <text:p>18.294</text:p>
          </table:table-cell>
          <table:table-cell office:value-type="float" office:value="67.511223876288682" table:formula="of:=(10^([.D927]/10))" table:style-name="ce26">
            <text:p>67.5112</text:p>
          </table:table-cell>
          <table:table-cell office:value-type="float" office:value="146.49935581154642" table:formula="of:=[.E927]*[.C$16]" table:style-name="ce51">
            <text:p>146.50</text:p>
          </table:table-cell>
          <table:table-cell office:value-type="float" office:value="146" table:formula="of:=ROUND([.F927];0)" table:style-name="ce32">
            <text:p>146</text:p>
          </table:table-cell>
          <table:table-cell office:value-type="float" office:value="9408.3641593995908" table:formula="of:=[.E927]*[.$C$17]" table:style-name="ce51">
            <text:p>9408.36</text:p>
          </table:table-cell>
          <table:table-cell office:value-type="float" office:value="9408" table:formula="of:=ROUND([.H927];0)" table:style-name="ce32">
            <text:p>9408</text:p>
          </table:table-cell>
          <table:table-cell office:value-type="float" office:value="147" table:formula="of:=FLOOR(([.I927]/64);1)" table:style-name="ce32">
            <text:p>14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05" table:style-name="ce32">
            <text:p>905</text:p>
          </table:table-cell>
          <table:table-cell office:value-type="float" office:value="2.91650390625" table:formula="of:=[.B928]*[.C$11]/[.C$12]" table:style-name="ce50">
            <text:p>2.917</text:p>
          </table:table-cell>
          <table:table-cell office:value-type="float" office:value="18.313996271585555" table:formula="of:=[.C928]/[.$E$10]" table:style-name="ce25">
            <text:p>18.314</text:p>
          </table:table-cell>
          <table:table-cell office:value-type="float" office:value="67.826534372489121" table:formula="of:=(10^([.D928]/10))" table:style-name="ce26">
            <text:p>67.8265</text:p>
          </table:table-cell>
          <table:table-cell office:value-type="float" office:value="147.1835795883014" table:formula="of:=[.E928]*[.C$16]" table:style-name="ce51">
            <text:p>147.18</text:p>
          </table:table-cell>
          <table:table-cell office:value-type="float" office:value="147" table:formula="of:=ROUND([.F928];0)" table:style-name="ce32">
            <text:p>147</text:p>
          </table:table-cell>
          <table:table-cell office:value-type="float" office:value="9452.3058301500841" table:formula="of:=[.E928]*[.$C$17]" table:style-name="ce51">
            <text:p>9452.31</text:p>
          </table:table-cell>
          <table:table-cell office:value-type="float" office:value="9452" table:formula="of:=ROUND([.H928];0)" table:style-name="ce32">
            <text:p>9452</text:p>
          </table:table-cell>
          <table:table-cell office:value-type="float" office:value="147" table:formula="of:=FLOOR(([.I928]/64);1)" table:style-name="ce32">
            <text:p>14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06" table:style-name="ce32">
            <text:p>906</text:p>
          </table:table-cell>
          <table:table-cell office:value-type="float" office:value="2.9197265624999997" table:formula="of:=[.B929]*[.C$11]/[.C$12]" table:style-name="ce50">
            <text:p>2.920</text:p>
          </table:table-cell>
          <table:table-cell office:value-type="float" office:value="18.33423273155416" table:formula="of:=[.C929]/[.$E$10]" table:style-name="ce25">
            <text:p>18.334</text:p>
          </table:table-cell>
          <table:table-cell office:value-type="float" office:value="68.143317523209888" table:formula="of:=(10^([.D929]/10))" table:style-name="ce26">
            <text:p>68.1433</text:p>
          </table:table-cell>
          <table:table-cell office:value-type="float" office:value="147.87099902536545" table:formula="of:=[.E929]*[.C$16]" table:style-name="ce51">
            <text:p>147.87</text:p>
          </table:table-cell>
          <table:table-cell office:value-type="float" office:value="148" table:formula="of:=ROUND([.F929];0)" table:style-name="ce32">
            <text:p>148</text:p>
          </table:table-cell>
          <table:table-cell office:value-type="float" office:value="9496.4527300345308" table:formula="of:=[.E929]*[.$C$17]" table:style-name="ce51">
            <text:p>9496.45</text:p>
          </table:table-cell>
          <table:table-cell office:value-type="float" office:value="9496" table:formula="of:=ROUND([.H929];0)" table:style-name="ce32">
            <text:p>9496</text:p>
          </table:table-cell>
          <table:table-cell office:value-type="float" office:value="148" table:formula="of:=FLOOR(([.I929]/64);1)" table:style-name="ce32">
            <text:p>14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07" table:style-name="ce32">
            <text:p>907</text:p>
          </table:table-cell>
          <table:table-cell office:value-type="float" office:value="2.9229492187499999" table:formula="of:=[.B930]*[.C$11]/[.C$12]" table:style-name="ce50">
            <text:p>2.923</text:p>
          </table:table-cell>
          <table:table-cell office:value-type="float" office:value="18.354469191522764" table:formula="of:=[.C930]/[.$E$10]" table:style-name="ce25">
            <text:p>18.354</text:p>
          </table:table-cell>
          <table:table-cell office:value-type="float" office:value="68.461580206469307" table:formula="of:=(10^([.D930]/10))" table:style-name="ce26">
            <text:p>68.4616</text:p>
          </table:table-cell>
          <table:table-cell office:value-type="float" office:value="148.56162904803838" table:formula="of:=[.E930]*[.C$16]" table:style-name="ce51">
            <text:p>148.56</text:p>
          </table:table-cell>
          <table:table-cell office:value-type="float" office:value="149" table:formula="of:=ROUND([.F930];0)" table:style-name="ce32">
            <text:p>149</text:p>
          </table:table-cell>
          <table:table-cell office:value-type="float" office:value="9540.8058175735641" table:formula="of:=[.E930]*[.$C$17]" table:style-name="ce51">
            <text:p>9540.81</text:p>
          </table:table-cell>
          <table:table-cell office:value-type="float" office:value="9541" table:formula="of:=ROUND([.H930];0)" table:style-name="ce32">
            <text:p>9541</text:p>
          </table:table-cell>
          <table:table-cell office:value-type="float" office:value="149" table:formula="of:=FLOOR(([.I930]/64);1)" table:style-name="ce32">
            <text:p>14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08" table:style-name="ce32">
            <text:p>908</text:p>
          </table:table-cell>
          <table:table-cell office:value-type="float" office:value="2.9261718749999996" table:formula="of:=[.B931]*[.C$11]/[.C$12]" table:style-name="ce50">
            <text:p>2.926</text:p>
          </table:table-cell>
          <table:table-cell office:value-type="float" office:value="18.374705651491364" table:formula="of:=[.C931]/[.$E$10]" table:style-name="ce25">
            <text:p>18.375</text:p>
          </table:table-cell>
          <table:table-cell office:value-type="float" office:value="68.781329332409086" table:formula="of:=(10^([.D931]/10))" table:style-name="ce26">
            <text:p>68.7813</text:p>
          </table:table-cell>
          <table:table-cell office:value-type="float" office:value="149.25548465132772" table:formula="of:=[.E931]*[.C$16]" table:style-name="ce51">
            <text:p>149.26</text:p>
          </table:table-cell>
          <table:table-cell office:value-type="float" office:value="149" table:formula="of:=ROUND([.F931];0)" table:style-name="ce32">
            <text:p>149</text:p>
          </table:table-cell>
          <table:table-cell office:value-type="float" office:value="9585.3660557645308" table:formula="of:=[.E931]*[.$C$17]" table:style-name="ce51">
            <text:p>9585.37</text:p>
          </table:table-cell>
          <table:table-cell office:value-type="float" office:value="9585" table:formula="of:=ROUND([.H931];0)" table:style-name="ce32">
            <text:p>9585</text:p>
          </table:table-cell>
          <table:table-cell office:value-type="float" office:value="149" table:formula="of:=FLOOR(([.I931]/64);1)" table:style-name="ce32">
            <text:p>14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09" table:style-name="ce32">
            <text:p>909</text:p>
          </table:table-cell>
          <table:table-cell office:value-type="float" office:value="2.9293945312499998" table:formula="of:=[.B932]*[.C$11]/[.C$12]" table:style-name="ce50">
            <text:p>2.929</text:p>
          </table:table-cell>
          <table:table-cell office:value-type="float" office:value="18.394942111459969" table:formula="of:=[.C932]/[.$E$10]" table:style-name="ce25">
            <text:p>18.395</text:p>
          </table:table-cell>
          <table:table-cell office:value-type="float" office:value="69.102571843445077" table:formula="of:=(10^([.D932]/10))" table:style-name="ce26">
            <text:p>69.1026</text:p>
          </table:table-cell>
          <table:table-cell office:value-type="float" office:value="149.95258090027582" table:formula="of:=[.E932]*[.C$16]" table:style-name="ce51">
            <text:p>149.95</text:p>
          </table:table-cell>
          <table:table-cell office:value-type="float" office:value="150" table:formula="of:=ROUND([.F932];0)" table:style-name="ce32">
            <text:p>150</text:p>
          </table:table-cell>
          <table:table-cell office:value-type="float" office:value="9630.1344121025068" table:formula="of:=[.E932]*[.$C$17]" table:style-name="ce51">
            <text:p>9630.13</text:p>
          </table:table-cell>
          <table:table-cell office:value-type="float" office:value="9630" table:formula="of:=ROUND([.H932];0)" table:style-name="ce32">
            <text:p>9630</text:p>
          </table:table-cell>
          <table:table-cell office:value-type="float" office:value="150" table:formula="of:=FLOOR(([.I932]/64);1)" table:style-name="ce32">
            <text:p>15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10" table:style-name="ce32">
            <text:p>910</text:p>
          </table:table-cell>
          <table:table-cell office:value-type="float" office:value="2.9326171875" table:formula="of:=[.B933]*[.C$11]/[.C$12]" table:style-name="ce50">
            <text:p>2.933</text:p>
          </table:table-cell>
          <table:table-cell office:value-type="float" office:value="18.415178571428569" table:formula="of:=[.C933]/[.$E$10]" table:style-name="ce25">
            <text:p>18.415</text:p>
          </table:table-cell>
          <table:table-cell office:value-type="float" office:value="69.425314714417311" table:formula="of:=(10^([.D933]/10))" table:style-name="ce26">
            <text:p>69.4253</text:p>
          </table:table-cell>
          <table:table-cell office:value-type="float" office:value="150.65293293028557" table:formula="of:=[.E933]*[.C$16]" table:style-name="ce51">
            <text:p>150.65</text:p>
          </table:table-cell>
          <table:table-cell office:value-type="float" office:value="151" table:formula="of:=ROUND([.F933];0)" table:style-name="ce32">
            <text:p>151</text:p>
          </table:table-cell>
          <table:table-cell office:value-type="float" office:value="9675.111858601198" table:formula="of:=[.E933]*[.$C$17]" table:style-name="ce51">
            <text:p>9675.11</text:p>
          </table:table-cell>
          <table:table-cell office:value-type="float" office:value="9675" table:formula="of:=ROUND([.H933];0)" table:style-name="ce32">
            <text:p>9675</text:p>
          </table:table-cell>
          <table:table-cell office:value-type="float" office:value="151" table:formula="of:=FLOOR(([.I933]/64);1)" table:style-name="ce32">
            <text:p>15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11" table:style-name="ce32">
            <text:p>911</text:p>
          </table:table-cell>
          <table:table-cell office:value-type="float" office:value="2.9358398437499997" table:formula="of:=[.B934]*[.C$11]/[.C$12]" table:style-name="ce50">
            <text:p>2.936</text:p>
          </table:table-cell>
          <table:table-cell office:value-type="float" office:value="18.435415031397174" table:formula="of:=[.C934]/[.$E$10]" table:style-name="ce25">
            <text:p>18.435</text:p>
          </table:table-cell>
          <table:table-cell office:value-type="float" office:value="69.749564952741949" table:formula="of:=(10^([.D934]/10))" table:style-name="ce26">
            <text:p>69.7496</text:p>
          </table:table-cell>
          <table:table-cell office:value-type="float" office:value="151.35655594745003" table:formula="of:=[.E934]*[.C$16]" table:style-name="ce51">
            <text:p>151.36</text:p>
          </table:table-cell>
          <table:table-cell office:value-type="float" office:value="151" table:formula="of:=ROUND([.F934];0)" table:style-name="ce32">
            <text:p>151</text:p>
          </table:table-cell>
          <table:table-cell office:value-type="float" office:value="9720.2993718141188" table:formula="of:=[.E934]*[.$C$17]" table:style-name="ce51">
            <text:p>9720.30</text:p>
          </table:table-cell>
          <table:table-cell office:value-type="float" office:value="9720" table:formula="of:=ROUND([.H934];0)" table:style-name="ce32">
            <text:p>9720</text:p>
          </table:table-cell>
          <table:table-cell office:value-type="float" office:value="151" table:formula="of:=FLOOR(([.I934]/64);1)" table:style-name="ce32">
            <text:p>15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12" table:style-name="ce32">
            <text:p>912</text:p>
          </table:table-cell>
          <table:table-cell office:value-type="float" office:value="2.9390624999999999" table:formula="of:=[.B935]*[.C$11]/[.C$12]" table:style-name="ce50">
            <text:p>2.939</text:p>
          </table:table-cell>
          <table:table-cell office:value-type="float" office:value="18.455651491365778" table:formula="of:=[.C935]/[.$E$10]" table:style-name="ce25">
            <text:p>18.456</text:p>
          </table:table-cell>
          <table:table-cell office:value-type="float" office:value="70.075329598563258" table:formula="of:=(10^([.D935]/10))" table:style-name="ce26">
            <text:p>70.0753</text:p>
          </table:table-cell>
          <table:table-cell office:value-type="float" office:value="152.06346522888225" table:formula="of:=[.E935]*[.C$16]" table:style-name="ce51">
            <text:p>152.06</text:p>
          </table:table-cell>
          <table:table-cell office:value-type="float" office:value="152" table:formula="of:=ROUND([.F935];0)" table:style-name="ce32">
            <text:p>152</text:p>
          </table:table-cell>
          <table:table-cell office:value-type="float" office:value="9765.6979328557773" table:formula="of:=[.E935]*[.$C$17]" table:style-name="ce51">
            <text:p>9765.70</text:p>
          </table:table-cell>
          <table:table-cell office:value-type="float" office:value="9766" table:formula="of:=ROUND([.H935];0)" table:style-name="ce32">
            <text:p>9766</text:p>
          </table:table-cell>
          <table:table-cell office:value-type="float" office:value="152" table:formula="of:=FLOOR(([.I935]/64);1)" table:style-name="ce32">
            <text:p>15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13" table:style-name="ce32">
            <text:p>913</text:p>
          </table:table-cell>
          <table:table-cell office:value-type="float" office:value="2.9422851562499996" table:formula="of:=[.B936]*[.C$11]/[.C$12]" table:style-name="ce50">
            <text:p>2.942</text:p>
          </table:table-cell>
          <table:table-cell office:value-type="float" office:value="18.475887951334379" table:formula="of:=[.C936]/[.$E$10]" table:style-name="ce25">
            <text:p>18.476</text:p>
          </table:table-cell>
          <table:table-cell office:value-type="float" office:value="70.402615724905999" table:formula="of:=(10^([.D936]/10))" table:style-name="ce26">
            <text:p>70.4026</text:p>
          </table:table-cell>
          <table:table-cell office:value-type="float" office:value="152.77367612304602" table:formula="of:=[.E936]*[.C$16]" table:style-name="ce51">
            <text:p>152.77</text:p>
          </table:table-cell>
          <table:table-cell office:value-type="float" office:value="153" table:formula="of:=ROUND([.F936];0)" table:style-name="ce32">
            <text:p>153</text:p>
          </table:table-cell>
          <table:table-cell office:value-type="float" office:value="9811.3085274229015" table:formula="of:=[.E936]*[.$C$17]" table:style-name="ce51">
            <text:p>9811.31</text:p>
          </table:table-cell>
          <table:table-cell office:value-type="float" office:value="9811" table:formula="of:=ROUND([.H936];0)" table:style-name="ce32">
            <text:p>9811</text:p>
          </table:table-cell>
          <table:table-cell office:value-type="float" office:value="153" table:formula="of:=FLOOR(([.I936]/64);1)" table:style-name="ce32">
            <text:p>15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14" table:style-name="ce32">
            <text:p>914</text:p>
          </table:table-cell>
          <table:table-cell office:value-type="float" office:value="2.9455078124999998" table:formula="of:=[.B937]*[.C$11]/[.C$12]" table:style-name="ce50">
            <text:p>2.946</text:p>
          </table:table-cell>
          <table:table-cell office:value-type="float" office:value="18.496124411302983" table:formula="of:=[.C937]/[.$E$10]" table:style-name="ce25">
            <text:p>18.496</text:p>
          </table:table-cell>
          <table:table-cell office:value-type="float" office:value="70.731430437830099" table:formula="of:=(10^([.D937]/10))" table:style-name="ce26">
            <text:p>70.7314</text:p>
          </table:table-cell>
          <table:table-cell office:value-type="float" office:value="153.48720405009132" table:formula="of:=[.E937]*[.C$16]" table:style-name="ce51">
            <text:p>153.49</text:p>
          </table:table-cell>
          <table:table-cell office:value-type="float" office:value="153" table:formula="of:=ROUND([.F937];0)" table:style-name="ce32">
            <text:p>153</text:p>
          </table:table-cell>
          <table:table-cell office:value-type="float" office:value="9857.1321458160037" table:formula="of:=[.E937]*[.$C$17]" table:style-name="ce51">
            <text:p>9857.13</text:p>
          </table:table-cell>
          <table:table-cell office:value-type="float" office:value="9857" table:formula="of:=ROUND([.H937];0)" table:style-name="ce32">
            <text:p>9857</text:p>
          </table:table-cell>
          <table:table-cell office:value-type="float" office:value="154" table:formula="of:=FLOOR(([.I937]/64);1)" table:style-name="ce32">
            <text:p>15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15" table:style-name="ce32">
            <text:p>915</text:p>
          </table:table-cell>
          <table:table-cell office:value-type="float" office:value="2.94873046875" table:formula="of:=[.B938]*[.C$11]/[.C$12]" table:style-name="ce50">
            <text:p>2.949</text:p>
          </table:table-cell>
          <table:table-cell office:value-type="float" office:value="18.516360871271583" table:formula="of:=[.C938]/[.$E$10]" table:style-name="ce25">
            <text:p>18.516</text:p>
          </table:table-cell>
          <table:table-cell office:value-type="float" office:value="71.061780876583626" table:formula="of:=(10^([.D938]/10))" table:style-name="ce26">
            <text:p>71.0618</text:p>
          </table:table-cell>
          <table:table-cell office:value-type="float" office:value="154.20406450218647" table:formula="of:=[.E938]*[.C$16]" table:style-name="ce51">
            <text:p>154.20</text:p>
          </table:table-cell>
          <table:table-cell office:value-type="float" office:value="154" table:formula="of:=ROUND([.F938];0)" table:style-name="ce32">
            <text:p>154</text:p>
          </table:table-cell>
          <table:table-cell office:value-type="float" office:value="9903.1697829606946" table:formula="of:=[.E938]*[.$C$17]" table:style-name="ce51">
            <text:p>9903.17</text:p>
          </table:table-cell>
          <table:table-cell office:value-type="float" office:value="9903" table:formula="of:=ROUND([.H938];0)" table:style-name="ce32">
            <text:p>9903</text:p>
          </table:table-cell>
          <table:table-cell office:value-type="float" office:value="154" table:formula="of:=FLOOR(([.I938]/64);1)" table:style-name="ce32">
            <text:p>15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16" table:style-name="ce32">
            <text:p>916</text:p>
          </table:table-cell>
          <table:table-cell office:value-type="float" office:value="2.9519531249999997" table:formula="of:=[.B939]*[.C$11]/[.C$12]" table:style-name="ce50">
            <text:p>2.952</text:p>
          </table:table-cell>
          <table:table-cell office:value-type="float" office:value="18.536597331240188" table:formula="of:=[.C939]/[.$E$10]" table:style-name="ce25">
            <text:p>18.537</text:p>
          </table:table-cell>
          <table:table-cell office:value-type="float" office:value="71.3936742137588" table:formula="of:=(10^([.D939]/10))" table:style-name="ce26">
            <text:p>71.3937</text:p>
          </table:table-cell>
          <table:table-cell office:value-type="float" office:value="154.9242730438566" table:formula="of:=[.E939]*[.C$16]" table:style-name="ce51">
            <text:p>154.92</text:p>
          </table:table-cell>
          <table:table-cell office:value-type="float" office:value="155" table:formula="of:=ROUND([.F939];0)" table:style-name="ce32">
            <text:p>155</text:p>
          </table:table-cell>
          <table:table-cell office:value-type="float" office:value="9949.4224384294266" table:formula="of:=[.E939]*[.$C$17]" table:style-name="ce51">
            <text:p>9949.42</text:p>
          </table:table-cell>
          <table:table-cell office:value-type="float" office:value="9949" table:formula="of:=ROUND([.H939];0)" table:style-name="ce32">
            <text:p>9949</text:p>
          </table:table-cell>
          <table:table-cell office:value-type="float" office:value="155" table:formula="of:=FLOOR(([.I939]/64);1)" table:style-name="ce32">
            <text:p>15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17" table:style-name="ce32">
            <text:p>917</text:p>
          </table:table-cell>
          <table:table-cell office:value-type="float" office:value="2.9551757812499999" table:formula="of:=[.B940]*[.C$11]/[.C$12]" table:style-name="ce50">
            <text:p>2.955</text:p>
          </table:table-cell>
          <table:table-cell office:value-type="float" office:value="18.556833791208792" table:formula="of:=[.C940]/[.$E$10]" table:style-name="ce25">
            <text:p>18.557</text:p>
          </table:table-cell>
          <table:table-cell office:value-type="float" office:value="71.727117655447373" table:formula="of:=(10^([.D940]/10))" table:style-name="ce26">
            <text:p>71.7271</text:p>
          </table:table-cell>
          <table:table-cell office:value-type="float" office:value="155.64784531232078" table:formula="of:=[.E940]*[.C$16]" table:style-name="ce51">
            <text:p>155.65</text:p>
          </table:table-cell>
          <table:table-cell office:value-type="float" office:value="156" table:formula="of:=ROUND([.F940];0)" table:style-name="ce32">
            <text:p>156</text:p>
          </table:table-cell>
          <table:table-cell office:value-type="float" office:value="9995.8911164631463" table:formula="of:=[.E940]*[.$C$17]" table:style-name="ce51">
            <text:p>9995.89</text:p>
          </table:table-cell>
          <table:table-cell office:value-type="float" office:value="9996" table:formula="of:=ROUND([.H940];0)" table:style-name="ce32">
            <text:p>9996</text:p>
          </table:table-cell>
          <table:table-cell office:value-type="float" office:value="156" table:formula="of:=FLOOR(([.I940]/64);1)" table:style-name="ce32">
            <text:p>15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18" table:style-name="ce32">
            <text:p>918</text:p>
          </table:table-cell>
          <table:table-cell office:value-type="float" office:value="2.9583984374999996" table:formula="of:=[.B941]*[.C$11]/[.C$12]" table:style-name="ce50">
            <text:p>2.958</text:p>
          </table:table-cell>
          <table:table-cell office:value-type="float" office:value="18.577070251177393" table:formula="of:=[.C941]/[.$E$10]" table:style-name="ce25">
            <text:p>18.577</text:p>
          </table:table-cell>
          <table:table-cell office:value-type="float" office:value="72.062118441396819" table:formula="of:=(10^([.D941]/10))" table:style-name="ce26">
            <text:p>72.0621</text:p>
          </table:table-cell>
          <table:table-cell office:value-type="float" office:value="156.3747970178311" table:formula="of:=[.E941]*[.C$16]" table:style-name="ce51">
            <text:p>156.37</text:p>
          </table:table-cell>
          <table:table-cell office:value-type="float" office:value="156" table:formula="of:=ROUND([.F941];0)" table:style-name="ce32">
            <text:p>156</text:p>
          </table:table-cell>
          <table:table-cell office:value-type="float" office:value="10042.576825993061" table:formula="of:=[.E941]*[.$C$17]" table:style-name="ce51">
            <text:p>10042.58</text:p>
          </table:table-cell>
          <table:table-cell office:value-type="float" office:value="10043" table:formula="of:=ROUND([.H941];0)" table:style-name="ce32">
            <text:p>10043</text:p>
          </table:table-cell>
          <table:table-cell office:value-type="float" office:value="156" table:formula="of:=FLOOR(([.I941]/64);1)" table:style-name="ce32">
            <text:p>15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19" table:style-name="ce32">
            <text:p>919</text:p>
          </table:table-cell>
          <table:table-cell office:value-type="float" office:value="2.9616210937499998" table:formula="of:=[.B942]*[.C$11]/[.C$12]" table:style-name="ce50">
            <text:p>2.962</text:p>
          </table:table-cell>
          <table:table-cell office:value-type="float" office:value="18.597306711145997" table:formula="of:=[.C942]/[.$E$10]" table:style-name="ce25">
            <text:p>18.597</text:p>
          </table:table-cell>
          <table:table-cell office:value-type="float" office:value="72.398683845168165" table:formula="of:=(10^([.D942]/10))" table:style-name="ce26">
            <text:p>72.3987</text:p>
          </table:table-cell>
          <table:table-cell office:value-type="float" office:value="157.10514394401491" table:formula="of:=[.E942]*[.C$16]" table:style-name="ce51">
            <text:p>157.11</text:p>
          </table:table-cell>
          <table:table-cell office:value-type="float" office:value="157" table:formula="of:=ROUND([.F942];0)" table:style-name="ce32">
            <text:p>157</text:p>
          </table:table-cell>
          <table:table-cell office:value-type="float" office:value="10089.480580662637" table:formula="of:=[.E942]*[.$C$17]" table:style-name="ce51">
            <text:p>10089.48</text:p>
          </table:table-cell>
          <table:table-cell office:value-type="float" office:value="10089" table:formula="of:=ROUND([.H942];0)" table:style-name="ce32">
            <text:p>10089</text:p>
          </table:table-cell>
          <table:table-cell office:value-type="float" office:value="157" table:formula="of:=FLOOR(([.I942]/64);1)" table:style-name="ce32">
            <text:p>15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20" table:style-name="ce32">
            <text:p>920</text:p>
          </table:table-cell>
          <table:table-cell office:value-type="float" office:value="2.96484375" table:formula="of:=[.B943]*[.C$11]/[.C$12]" table:style-name="ce50">
            <text:p>2.965</text:p>
          </table:table-cell>
          <table:table-cell office:value-type="float" office:value="18.617543171114601" table:formula="of:=[.C943]/[.$E$10]" table:style-name="ce25">
            <text:p>18.618</text:p>
          </table:table-cell>
          <table:table-cell office:value-type="float" office:value="72.736821174293027" table:formula="of:=(10^([.D943]/10))" table:style-name="ce26">
            <text:p>72.7368</text:p>
          </table:table-cell>
          <table:table-cell office:value-type="float" office:value="157.83890194821586" table:formula="of:=[.E943]*[.C$16]" table:style-name="ce51">
            <text:p>157.84</text:p>
          </table:table-cell>
          <table:table-cell office:value-type="float" office:value="158" table:formula="of:=ROUND([.F943];0)" table:style-name="ce32">
            <text:p>158</text:p>
          </table:table-cell>
          <table:table-cell office:value-type="float" office:value="10136.603398849476" table:formula="of:=[.E943]*[.$C$17]" table:style-name="ce51">
            <text:p>10136.60</text:p>
          </table:table-cell>
          <table:table-cell office:value-type="float" office:value="10137" table:formula="of:=ROUND([.H943];0)" table:style-name="ce32">
            <text:p>10137</text:p>
          </table:table-cell>
          <table:table-cell office:value-type="float" office:value="158" table:formula="of:=FLOOR(([.I943]/64);1)" table:style-name="ce32">
            <text:p>15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21" table:style-name="ce32">
            <text:p>921</text:p>
          </table:table-cell>
          <table:table-cell office:value-type="float" office:value="2.9680664062499997" table:formula="of:=[.B944]*[.C$11]/[.C$12]" table:style-name="ce50">
            <text:p>2.968</text:p>
          </table:table-cell>
          <table:table-cell office:value-type="float" office:value="18.637779631083202" table:formula="of:=[.C944]/[.$E$10]" table:style-name="ce25">
            <text:p>18.638</text:p>
          </table:table-cell>
          <table:table-cell office:value-type="float" office:value="73.076537770433177" table:formula="of:=(10^([.D944]/10))" table:style-name="ce26">
            <text:p>73.0765</text:p>
          </table:table-cell>
          <table:table-cell office:value-type="float" office:value="158.57608696183999" table:formula="of:=[.E944]*[.C$16]" table:style-name="ce51">
            <text:p>158.58</text:p>
          </table:table-cell>
          <table:table-cell office:value-type="float" office:value="159" table:formula="of:=ROUND([.F944];0)" table:style-name="ce32">
            <text:p>159</text:p>
          </table:table-cell>
          <table:table-cell office:value-type="float" office:value="10183.946303687568" table:formula="of:=[.E944]*[.$C$17]" table:style-name="ce51">
            <text:p>10183.95</text:p>
          </table:table-cell>
          <table:table-cell office:value-type="float" office:value="10184" table:formula="of:=ROUND([.H944];0)" table:style-name="ce32">
            <text:p>10184</text:p>
          </table:table-cell>
          <table:table-cell office:value-type="float" office:value="159" table:formula="of:=FLOOR(([.I944]/64);1)" table:style-name="ce32">
            <text:p>15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22" table:style-name="ce32">
            <text:p>922</text:p>
          </table:table-cell>
          <table:table-cell office:value-type="float" office:value="2.9712890624999999" table:formula="of:=[.B945]*[.C$11]/[.C$12]" table:style-name="ce50">
            <text:p>2.971</text:p>
          </table:table-cell>
          <table:table-cell office:value-type="float" office:value="18.658016091051806" table:formula="of:=[.C945]/[.$E$10]" table:style-name="ce25">
            <text:p>18.658</text:p>
          </table:table-cell>
          <table:table-cell office:value-type="float" office:value="73.417841009539501" table:formula="of:=(10^([.D945]/10))" table:style-name="ce26">
            <text:p>73.4178</text:p>
          </table:table-cell>
          <table:table-cell office:value-type="float" office:value="159.31671499070072" table:formula="of:=[.E945]*[.C$16]" table:style-name="ce51">
            <text:p>159.32</text:p>
          </table:table-cell>
          <table:table-cell office:value-type="float" office:value="159" table:formula="of:=ROUND([.F945];0)" table:style-name="ce32">
            <text:p>159</text:p>
          </table:table-cell>
          <table:table-cell office:value-type="float" office:value="10231.510323089426" table:formula="of:=[.E945]*[.$C$17]" table:style-name="ce51">
            <text:p>10231.51</text:p>
          </table:table-cell>
          <table:table-cell office:value-type="float" office:value="10232" table:formula="of:=ROUND([.H945];0)" table:style-name="ce32">
            <text:p>10232</text:p>
          </table:table-cell>
          <table:table-cell office:value-type="float" office:value="159" table:formula="of:=FLOOR(([.I945]/64);1)" table:style-name="ce32">
            <text:p>15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23" table:style-name="ce32">
            <text:p>923</text:p>
          </table:table-cell>
          <table:table-cell office:value-type="float" office:value="2.9745117187499996" table:formula="of:=[.B946]*[.C$11]/[.C$12]" table:style-name="ce50">
            <text:p>2.975</text:p>
          </table:table-cell>
          <table:table-cell office:value-type="float" office:value="18.678252551020407" table:formula="of:=[.C946]/[.$E$10]" table:style-name="ce25">
            <text:p>18.678</text:p>
          </table:table-cell>
          <table:table-cell office:value-type="float" office:value="73.760738302011987" table:formula="of:=(10^([.D946]/10))" table:style-name="ce26">
            <text:p>73.7607</text:p>
          </table:table-cell>
          <table:table-cell office:value-type="float" office:value="160.06080211536602" table:formula="of:=[.E946]*[.C$16]" table:style-name="ce51">
            <text:p>160.06</text:p>
          </table:table-cell>
          <table:table-cell office:value-type="float" office:value="160" table:formula="of:=ROUND([.F946];0)" table:style-name="ce32">
            <text:p>160</text:p>
          </table:table-cell>
          <table:table-cell office:value-type="float" office:value="10279.296489768392" table:formula="of:=[.E946]*[.$C$17]" table:style-name="ce51">
            <text:p>10279.30</text:p>
          </table:table-cell>
          <table:table-cell office:value-type="float" office:value="10279" table:formula="of:=ROUND([.H946];0)" table:style-name="ce32">
            <text:p>10279</text:p>
          </table:table-cell>
          <table:table-cell office:value-type="float" office:value="160" table:formula="of:=FLOOR(([.I946]/64);1)" table:style-name="ce32">
            <text:p>16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24" table:style-name="ce32">
            <text:p>924</text:p>
          </table:table-cell>
          <table:table-cell office:value-type="float" office:value="2.9777343749999998" table:formula="of:=[.B947]*[.C$11]/[.C$12]" table:style-name="ce50">
            <text:p>2.978</text:p>
          </table:table-cell>
          <table:table-cell office:value-type="float" office:value="18.698489010989011" table:formula="of:=[.C947]/[.$E$10]" table:style-name="ce25">
            <text:p>18.698</text:p>
          </table:table-cell>
          <table:table-cell office:value-type="float" office:value="74.10523709286106" table:formula="of:=(10^([.D947]/10))" table:style-name="ce26">
            <text:p>74.1052</text:p>
          </table:table-cell>
          <table:table-cell office:value-type="float" office:value="160.80836449150848" table:formula="of:=[.E947]*[.C$16]" table:style-name="ce51">
            <text:p>160.81</text:p>
          </table:table-cell>
          <table:table-cell office:value-type="float" office:value="161" table:formula="of:=ROUND([.F947];0)" table:style-name="ce32">
            <text:p>161</text:p>
          </table:table-cell>
          <table:table-cell office:value-type="float" office:value="10327.305841261119" table:formula="of:=[.E947]*[.$C$17]" table:style-name="ce51">
            <text:p>10327.31</text:p>
          </table:table-cell>
          <table:table-cell office:value-type="float" office:value="10327" table:formula="of:=ROUND([.H947];0)" table:style-name="ce32">
            <text:p>10327</text:p>
          </table:table-cell>
          <table:table-cell office:value-type="float" office:value="161" table:formula="of:=FLOOR(([.I947]/64);1)" table:style-name="ce32">
            <text:p>16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25" table:style-name="ce32">
            <text:p>925</text:p>
          </table:table-cell>
          <table:table-cell office:value-type="float" office:value="2.98095703125" table:formula="of:=[.B948]*[.C$11]/[.C$12]" table:style-name="ce50">
            <text:p>2.981</text:p>
          </table:table-cell>
          <table:table-cell office:value-type="float" office:value="18.718725470957615" table:formula="of:=[.C948]/[.$E$10]" table:style-name="ce25">
            <text:p>18.719</text:p>
          </table:table-cell>
          <table:table-cell office:value-type="float" office:value="74.451344861868805" table:formula="of:=(10^([.D948]/10))" table:style-name="ce26">
            <text:p>74.4513</text:p>
          </table:table-cell>
          <table:table-cell office:value-type="float" office:value="161.5594183502553" table:formula="of:=[.E948]*[.C$16]" table:style-name="ce51">
            <text:p>161.56</text:p>
          </table:table-cell>
          <table:table-cell office:value-type="float" office:value="162" table:formula="of:=ROUND([.F948];0)" table:style-name="ce32">
            <text:p>162</text:p>
          </table:table-cell>
          <table:table-cell office:value-type="float" office:value="10375.539419950037" table:formula="of:=[.E948]*[.$C$17]" table:style-name="ce51">
            <text:p>10375.54</text:p>
          </table:table-cell>
          <table:table-cell office:value-type="float" office:value="10376" table:formula="of:=ROUND([.H948];0)" table:style-name="ce32">
            <text:p>10376</text:p>
          </table:table-cell>
          <table:table-cell office:value-type="float" office:value="162" table:formula="of:=FLOOR(([.I948]/64);1)" table:style-name="ce32">
            <text:p>16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26" table:style-name="ce32">
            <text:p>926</text:p>
          </table:table-cell>
          <table:table-cell office:value-type="float" office:value="2.9841796874999997" table:formula="of:=[.B949]*[.C$11]/[.C$12]" table:style-name="ce50">
            <text:p>2.984</text:p>
          </table:table-cell>
          <table:table-cell office:value-type="float" office:value="18.738961930926216" table:formula="of:=[.C949]/[.$E$10]" table:style-name="ce25">
            <text:p>18.739</text:p>
          </table:table-cell>
          <table:table-cell office:value-type="float" office:value="74.799069123751664" table:formula="of:=(10^([.D949]/10))" table:style-name="ce26">
            <text:p>74.7991</text:p>
          </table:table-cell>
          <table:table-cell office:value-type="float" office:value="162.3139799985411" table:formula="of:=[.E949]*[.C$16]" table:style-name="ce51">
            <text:p>162.31</text:p>
          </table:table-cell>
          <table:table-cell office:value-type="float" office:value="162" table:formula="of:=ROUND([.F949];0)" table:style-name="ce32">
            <text:p>162</text:p>
          </table:table-cell>
          <table:table-cell office:value-type="float" office:value="10423.998273086034" table:formula="of:=[.E949]*[.$C$17]" table:style-name="ce51">
            <text:p>10424.00</text:p>
          </table:table-cell>
          <table:table-cell office:value-type="float" office:value="10424" table:formula="of:=ROUND([.H949];0)" table:style-name="ce32">
            <text:p>10424</text:p>
          </table:table-cell>
          <table:table-cell office:value-type="float" office:value="162" table:formula="of:=FLOOR(([.I949]/64);1)" table:style-name="ce32">
            <text:p>16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27" table:style-name="ce32">
            <text:p>927</text:p>
          </table:table-cell>
          <table:table-cell office:value-type="float" office:value="2.9874023437499999" table:formula="of:=[.B950]*[.C$11]/[.C$12]" table:style-name="ce50">
            <text:p>2.987</text:p>
          </table:table-cell>
          <table:table-cell office:value-type="float" office:value="18.75919839089482" table:formula="of:=[.C950]/[.$E$10]" table:style-name="ce25">
            <text:p>18.759</text:p>
          </table:table-cell>
          <table:table-cell office:value-type="float" office:value="75.148417428323341" table:formula="of:=(10^([.D950]/10))" table:style-name="ce26">
            <text:p>75.1484</text:p>
          </table:table-cell>
          <table:table-cell office:value-type="float" office:value="163.07206581946164" table:formula="of:=[.E950]*[.C$16]" table:style-name="ce51">
            <text:p>163.07</text:p>
          </table:table-cell>
          <table:table-cell office:value-type="float" office:value="163" table:formula="of:=ROUND([.F950];0)" table:style-name="ce32">
            <text:p>163</text:p>
          </table:table-cell>
          <table:table-cell office:value-type="float" office:value="10472.683452811141" table:formula="of:=[.E950]*[.$C$17]" table:style-name="ce51">
            <text:p>10472.68</text:p>
          </table:table-cell>
          <table:table-cell office:value-type="float" office:value="10473" table:formula="of:=ROUND([.H950];0)" table:style-name="ce32">
            <text:p>10473</text:p>
          </table:table-cell>
          <table:table-cell office:value-type="float" office:value="163" table:formula="of:=FLOOR(([.I950]/64);1)" table:style-name="ce32">
            <text:p>16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28" table:style-name="ce32">
            <text:p>928</text:p>
          </table:table-cell>
          <table:table-cell office:value-type="float" office:value="2.9906249999999996" table:formula="of:=[.B951]*[.C$11]/[.C$12]" table:style-name="ce50">
            <text:p>2.991</text:p>
          </table:table-cell>
          <table:table-cell office:value-type="float" office:value="18.779434850863421" table:formula="of:=[.C951]/[.$E$10]" table:style-name="ce25">
            <text:p>18.779</text:p>
          </table:table-cell>
          <table:table-cell office:value-type="float" office:value="75.499397360659074" table:formula="of:=(10^([.D951]/10))" table:style-name="ce26">
            <text:p>75.4994</text:p>
          </table:table-cell>
          <table:table-cell office:value-type="float" office:value="163.83369227263017" table:formula="of:=[.E951]*[.C$16]" table:style-name="ce51">
            <text:p>163.83</text:p>
          </table:table-cell>
          <table:table-cell office:value-type="float" office:value="164" table:formula="of:=ROUND([.F951];0)" table:style-name="ce32">
            <text:p>164</text:p>
          </table:table-cell>
          <table:table-cell office:value-type="float" office:value="10521.596016181449" table:formula="of:=[.E951]*[.$C$17]" table:style-name="ce51">
            <text:p>10521.60</text:p>
          </table:table-cell>
          <table:table-cell office:value-type="float" office:value="10522" table:formula="of:=ROUND([.H951];0)" table:style-name="ce32">
            <text:p>10522</text:p>
          </table:table-cell>
          <table:table-cell office:value-type="float" office:value="164" table:formula="of:=FLOOR(([.I951]/64);1)" table:style-name="ce32">
            <text:p>16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29" table:style-name="ce32">
            <text:p>929</text:p>
          </table:table-cell>
          <table:table-cell office:value-type="float" office:value="2.9938476562499998" table:formula="of:=[.B952]*[.C$11]/[.C$12]" table:style-name="ce50">
            <text:p>2.994</text:p>
          </table:table-cell>
          <table:table-cell office:value-type="float" office:value="18.799671310832025" table:formula="of:=[.C952]/[.$E$10]" table:style-name="ce25">
            <text:p>18.800</text:p>
          </table:table-cell>
          <table:table-cell office:value-type="float" office:value="75.852016541260085" table:formula="of:=(10^([.D952]/10))" table:style-name="ce26">
            <text:p>75.8520</text:p>
          </table:table-cell>
          <table:table-cell office:value-type="float" office:value="164.59887589453439" table:formula="of:=[.E952]*[.C$16]" table:style-name="ce51">
            <text:p>164.60</text:p>
          </table:table-cell>
          <table:table-cell office:value-type="float" office:value="165" table:formula="of:=ROUND([.F952];0)" table:style-name="ce32">
            <text:p>165</text:p>
          </table:table-cell>
          <table:table-cell office:value-type="float" office:value="10570.737025190007" table:formula="of:=[.E952]*[.$C$17]" table:style-name="ce51">
            <text:p>10570.74</text:p>
          </table:table-cell>
          <table:table-cell office:value-type="float" office:value="10571" table:formula="of:=ROUND([.H952];0)" table:style-name="ce32">
            <text:p>10571</text:p>
          </table:table-cell>
          <table:table-cell office:value-type="float" office:value="165" table:formula="of:=FLOOR(([.I952]/64);1)" table:style-name="ce32">
            <text:p>16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30" table:style-name="ce32">
            <text:p>930</text:p>
          </table:table-cell>
          <table:table-cell office:value-type="float" office:value="2.9970703125" table:formula="of:=[.B953]*[.C$11]/[.C$12]" table:style-name="ce50">
            <text:p>2.997</text:p>
          </table:table-cell>
          <table:table-cell office:value-type="float" office:value="18.819907770800629" table:formula="of:=[.C953]/[.$E$10]" table:style-name="ce25">
            <text:p>18.820</text:p>
          </table:table-cell>
          <table:table-cell office:value-type="float" office:value="76.206282626218936" table:formula="of:=(10^([.D953]/10))" table:style-name="ce26">
            <text:p>76.2063</text:p>
          </table:table-cell>
          <table:table-cell office:value-type="float" office:value="165.36763329889507" table:formula="of:=[.E953]*[.C$16]" table:style-name="ce51">
            <text:p>165.37</text:p>
          </table:table-cell>
          <table:table-cell office:value-type="float" office:value="165" table:formula="of:=ROUND([.F953];0)" table:style-name="ce32">
            <text:p>165</text:p>
          </table:table-cell>
          <table:table-cell office:value-type="float" office:value="10620.107546789872" table:formula="of:=[.E953]*[.$C$17]" table:style-name="ce51">
            <text:p>10620.11</text:p>
          </table:table-cell>
          <table:table-cell office:value-type="float" office:value="10620" table:formula="of:=ROUND([.H953];0)" table:style-name="ce32">
            <text:p>10620</text:p>
          </table:table-cell>
          <table:table-cell office:value-type="float" office:value="165" table:formula="of:=FLOOR(([.I953]/64);1)" table:style-name="ce32">
            <text:p>16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31" table:style-name="ce32">
            <text:p>931</text:p>
          </table:table-cell>
          <table:table-cell office:value-type="float" office:value="3.0002929687499997" table:formula="of:=[.B954]*[.C$11]/[.C$12]" table:style-name="ce50">
            <text:p>3.000</text:p>
          </table:table-cell>
          <table:table-cell office:value-type="float" office:value="18.84014423076923" table:formula="of:=[.C954]/[.$E$10]" table:style-name="ce25">
            <text:p>18.840</text:p>
          </table:table-cell>
          <table:table-cell office:value-type="float" office:value="76.562203307385886" table:formula="of:=(10^([.D954]/10))" table:style-name="ce26">
            <text:p>76.5622</text:p>
          </table:table-cell>
          <table:table-cell office:value-type="float" office:value="166.13998117702738" table:formula="of:=[.E954]*[.C$16]" table:style-name="ce51">
            <text:p>166.14</text:p>
          </table:table-cell>
          <table:table-cell office:value-type="float" office:value="166" table:formula="of:=ROUND([.F954];0)" table:style-name="ce32">
            <text:p>166</text:p>
          </table:table-cell>
          <table:table-cell office:value-type="float" office:value="10669.708652917298" table:formula="of:=[.E954]*[.$C$17]" table:style-name="ce51">
            <text:p>10669.71</text:p>
          </table:table-cell>
          <table:table-cell office:value-type="float" office:value="10670" table:formula="of:=ROUND([.H954];0)" table:style-name="ce32">
            <text:p>10670</text:p>
          </table:table-cell>
          <table:table-cell office:value-type="float" office:value="166" table:formula="of:=FLOOR(([.I954]/64);1)" table:style-name="ce32">
            <text:p>16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32" table:style-name="ce32">
            <text:p>932</text:p>
          </table:table-cell>
          <table:table-cell office:value-type="float" office:value="3.0035156249999999" table:formula="of:=[.B955]*[.C$11]/[.C$12]" table:style-name="ce50">
            <text:p>3.004</text:p>
          </table:table-cell>
          <table:table-cell office:value-type="float" office:value="18.860380690737834" table:formula="of:=[.C955]/[.$E$10]" table:style-name="ce25">
            <text:p>18.860</text:p>
          </table:table-cell>
          <table:table-cell office:value-type="float" office:value="76.919786312536147" table:formula="of:=(10^([.D955]/10))" table:style-name="ce26">
            <text:p>76.9198</text:p>
          </table:table-cell>
          <table:table-cell office:value-type="float" office:value="166.91593629820343" table:formula="of:=[.E955]*[.C$16]" table:style-name="ce51">
            <text:p>166.92</text:p>
          </table:table-cell>
          <table:table-cell office:value-type="float" office:value="167" table:formula="of:=ROUND([.F955];0)" table:style-name="ce32">
            <text:p>167</text:p>
          </table:table-cell>
          <table:table-cell office:value-type="float" office:value="10719.541420515039" table:formula="of:=[.E955]*[.$C$17]" table:style-name="ce51">
            <text:p>10719.54</text:p>
          </table:table-cell>
          <table:table-cell office:value-type="float" office:value="10720" table:formula="of:=ROUND([.H955];0)" table:style-name="ce32">
            <text:p>10720</text:p>
          </table:table-cell>
          <table:table-cell office:value-type="float" office:value="167" table:formula="of:=FLOOR(([.I955]/64);1)" table:style-name="ce32">
            <text:p>16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33" table:style-name="ce32">
            <text:p>933</text:p>
          </table:table-cell>
          <table:table-cell office:value-type="float" office:value="3.0067382812499996" table:formula="of:=[.B956]*[.C$11]/[.C$12]" table:style-name="ce50">
            <text:p>3.007</text:p>
          </table:table-cell>
          <table:table-cell office:value-type="float" office:value="18.880617150706435" table:formula="of:=[.C956]/[.$E$10]" table:style-name="ce25">
            <text:p>18.881</text:p>
          </table:table-cell>
          <table:table-cell office:value-type="float" office:value="77.279039405537119" table:formula="of:=(10^([.D956]/10))" table:style-name="ce26">
            <text:p>77.2790</text:p>
          </table:table-cell>
          <table:table-cell office:value-type="float" office:value="167.69551551001555" table:formula="of:=[.E956]*[.C$16]" table:style-name="ce51">
            <text:p>167.70</text:p>
          </table:table-cell>
          <table:table-cell office:value-type="float" office:value="168" table:formula="of:=ROUND([.F956];0)" table:style-name="ce32">
            <text:p>168</text:p>
          </table:table-cell>
          <table:table-cell office:value-type="float" office:value="10769.606931555654" table:formula="of:=[.E956]*[.$C$17]" table:style-name="ce51">
            <text:p>10769.61</text:p>
          </table:table-cell>
          <table:table-cell office:value-type="float" office:value="10770" table:formula="of:=ROUND([.H956];0)" table:style-name="ce32">
            <text:p>10770</text:p>
          </table:table-cell>
          <table:table-cell office:value-type="float" office:value="168" table:formula="of:=FLOOR(([.I956]/64);1)" table:style-name="ce32">
            <text:p>16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34" table:style-name="ce32">
            <text:p>934</text:p>
          </table:table-cell>
          <table:table-cell office:value-type="float" office:value="3.0099609374999998" table:formula="of:=[.B957]*[.C$11]/[.C$12]" table:style-name="ce50">
            <text:p>3.010</text:p>
          </table:table-cell>
          <table:table-cell office:value-type="float" office:value="18.900853610675039" table:formula="of:=[.C957]/[.$E$10]" table:style-name="ce25">
            <text:p>18.901</text:p>
          </table:table-cell>
          <table:table-cell office:value-type="float" office:value="77.639970386517533" table:formula="of:=(10^([.D957]/10))" table:style-name="ce26">
            <text:p>77.6400</text:p>
          </table:table-cell>
          <table:table-cell office:value-type="float" office:value="168.47873573874304" table:formula="of:=[.E957]*[.C$16]" table:style-name="ce51">
            <text:p>168.48</text:p>
          </table:table-cell>
          <table:table-cell office:value-type="float" office:value="168" table:formula="of:=ROUND([.F957];0)" table:style-name="ce32">
            <text:p>168</text:p>
          </table:table-cell>
          <table:table-cell office:value-type="float" office:value="10819.906273065084" table:formula="of:=[.E957]*[.$C$17]" table:style-name="ce51">
            <text:p>10819.91</text:p>
          </table:table-cell>
          <table:table-cell office:value-type="float" office:value="10820" table:formula="of:=ROUND([.H957];0)" table:style-name="ce32">
            <text:p>10820</text:p>
          </table:table-cell>
          <table:table-cell office:value-type="float" office:value="169" table:formula="of:=FLOOR(([.I957]/64);1)" table:style-name="ce32">
            <text:p>16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35" table:style-name="ce32">
            <text:p>935</text:p>
          </table:table-cell>
          <table:table-cell office:value-type="float" office:value="3.01318359375" table:formula="of:=[.B958]*[.C$11]/[.C$12]" table:style-name="ce50">
            <text:p>3.013</text:p>
          </table:table-cell>
          <table:table-cell office:value-type="float" office:value="18.921090070643643" table:formula="of:=[.C958]/[.$E$10]" table:style-name="ce25">
            <text:p>18.921</text:p>
          </table:table-cell>
          <table:table-cell office:value-type="float" office:value="78.002587092036379" table:formula="of:=(10^([.D958]/10))" table:style-name="ce26">
            <text:p>78.0026</text:p>
          </table:table-cell>
          <table:table-cell office:value-type="float" office:value="169.26561398971893" table:formula="of:=[.E958]*[.C$16]" table:style-name="ce51">
            <text:p>169.27</text:p>
          </table:table-cell>
          <table:table-cell office:value-type="float" office:value="169" table:formula="of:=ROUND([.F958];0)" table:style-name="ce32">
            <text:p>169</text:p>
          </table:table-cell>
          <table:table-cell office:value-type="float" office:value="10870.440537146191" table:formula="of:=[.E958]*[.$C$17]" table:style-name="ce51">
            <text:p>10870.44</text:p>
          </table:table-cell>
          <table:table-cell office:value-type="float" office:value="10870" table:formula="of:=ROUND([.H958];0)" table:style-name="ce32">
            <text:p>10870</text:p>
          </table:table-cell>
          <table:table-cell office:value-type="float" office:value="169" table:formula="of:=FLOOR(([.I958]/64);1)" table:style-name="ce32">
            <text:p>16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36" table:style-name="ce32">
            <text:p>936</text:p>
          </table:table-cell>
          <table:table-cell office:value-type="float" office:value="3.0164062499999997" table:formula="of:=[.B959]*[.C$11]/[.C$12]" table:style-name="ce50">
            <text:p>3.016</text:p>
          </table:table-cell>
          <table:table-cell office:value-type="float" office:value="18.941326530612244" table:formula="of:=[.C959]/[.$E$10]" table:style-name="ce25">
            <text:p>18.941</text:p>
          </table:table-cell>
          <table:table-cell office:value-type="float" office:value="78.366897395253176" table:formula="of:=(10^([.D959]/10))" table:style-name="ce26">
            <text:p>78.3669</text:p>
          </table:table-cell>
          <table:table-cell office:value-type="float" office:value="170.05616734769939" table:formula="of:=[.E959]*[.C$16]" table:style-name="ce51">
            <text:p>170.06</text:p>
          </table:table-cell>
          <table:table-cell office:value-type="float" office:value="170" table:formula="of:=ROUND([.F959];0)" table:style-name="ce32">
            <text:p>170</text:p>
          </table:table-cell>
          <table:table-cell office:value-type="float" office:value="10921.210821002483" table:formula="of:=[.E959]*[.$C$17]" table:style-name="ce51">
            <text:p>10921.21</text:p>
          </table:table-cell>
          <table:table-cell office:value-type="float" office:value="10921" table:formula="of:=ROUND([.H959];0)" table:style-name="ce32">
            <text:p>10921</text:p>
          </table:table-cell>
          <table:table-cell office:value-type="float" office:value="170" table:formula="of:=FLOOR(([.I959]/64);1)" table:style-name="ce32">
            <text:p>17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37" table:style-name="ce32">
            <text:p>937</text:p>
          </table:table-cell>
          <table:table-cell office:value-type="float" office:value="3.0196289062499999" table:formula="of:=[.B960]*[.C$11]/[.C$12]" table:style-name="ce50">
            <text:p>3.020</text:p>
          </table:table-cell>
          <table:table-cell office:value-type="float" office:value="18.961562990580848" table:formula="of:=[.C960]/[.$E$10]" table:style-name="ce25">
            <text:p>18.962</text:p>
          </table:table-cell>
          <table:table-cell office:value-type="float" office:value="78.73290920609918" table:formula="of:=(10^([.D960]/10))" table:style-name="ce26">
            <text:p>78.7329</text:p>
          </table:table-cell>
          <table:table-cell office:value-type="float" office:value="170.85041297723521" table:formula="of:=[.E960]*[.C$16]" table:style-name="ce51">
            <text:p>170.85</text:p>
          </table:table-cell>
          <table:table-cell office:value-type="float" office:value="171" table:formula="of:=ROUND([.F960];0)" table:style-name="ce32">
            <text:p>171</text:p>
          </table:table-cell>
          <table:table-cell office:value-type="float" office:value="10972.218226961983" table:formula="of:=[.E960]*[.$C$17]" table:style-name="ce51">
            <text:p>10972.22</text:p>
          </table:table-cell>
          <table:table-cell office:value-type="float" office:value="10972" table:formula="of:=ROUND([.H960];0)" table:style-name="ce32">
            <text:p>10972</text:p>
          </table:table-cell>
          <table:table-cell office:value-type="float" office:value="171" table:formula="of:=FLOOR(([.I960]/64);1)" table:style-name="ce32">
            <text:p>17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38" table:style-name="ce32">
            <text:p>938</text:p>
          </table:table-cell>
          <table:table-cell office:value-type="float" office:value="3.0228515624999996" table:formula="of:=[.B961]*[.C$11]/[.C$12]" table:style-name="ce50">
            <text:p>3.023</text:p>
          </table:table-cell>
          <table:table-cell office:value-type="float" office:value="18.981799450549449" table:formula="of:=[.C961]/[.$E$10]" table:style-name="ce25">
            <text:p>18.982</text:p>
          </table:table-cell>
          <table:table-cell office:value-type="float" office:value="79.100630471448639" table:formula="of:=(10^([.D961]/10))" table:style-name="ce26">
            <text:p>79.1006</text:p>
          </table:table-cell>
          <table:table-cell office:value-type="float" office:value="171.64836812304355" table:formula="of:=[.E961]*[.C$16]" table:style-name="ce51">
            <text:p>171.65</text:p>
          </table:table-cell>
          <table:table-cell office:value-type="float" office:value="172" table:formula="of:=ROUND([.F961];0)" table:style-name="ce32">
            <text:p>172</text:p>
          </table:table-cell>
          <table:table-cell office:value-type="float" office:value="11023.463862501083" table:formula="of:=[.E961]*[.$C$17]" table:style-name="ce51">
            <text:p>11023.46</text:p>
          </table:table-cell>
          <table:table-cell office:value-type="float" office:value="11023" table:formula="of:=ROUND([.H961];0)" table:style-name="ce32">
            <text:p>11023</text:p>
          </table:table-cell>
          <table:table-cell office:value-type="float" office:value="172" table:formula="of:=FLOOR(([.I961]/64);1)" table:style-name="ce32">
            <text:p>17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39" table:style-name="ce32">
            <text:p>939</text:p>
          </table:table-cell>
          <table:table-cell office:value-type="float" office:value="3.0260742187499998" table:formula="of:=[.B962]*[.C$11]/[.C$12]" table:style-name="ce50">
            <text:p>3.026</text:p>
          </table:table-cell>
          <table:table-cell office:value-type="float" office:value="19.002035910518053" table:formula="of:=[.C962]/[.$E$10]" table:style-name="ce25">
            <text:p>19.002</text:p>
          </table:table-cell>
          <table:table-cell office:value-type="float" office:value="79.47006917529184" table:formula="of:=(10^([.D962]/10))" table:style-name="ce26">
            <text:p>79.4701</text:p>
          </table:table-cell>
          <table:table-cell office:value-type="float" office:value="172.4500501103833" table:formula="of:=[.E962]*[.C$16]" table:style-name="ce51">
            <text:p>172.45</text:p>
          </table:table-cell>
          <table:table-cell office:value-type="float" office:value="172" table:formula="of:=ROUND([.F962];0)" table:style-name="ce32">
            <text:p>172</text:p>
          </table:table-cell>
          <table:table-cell office:value-type="float" office:value="11074.948840268671" table:formula="of:=[.E962]*[.$C$17]" table:style-name="ce51">
            <text:p>11074.95</text:p>
          </table:table-cell>
          <table:table-cell office:value-type="float" office:value="11075" table:formula="of:=ROUND([.H962];0)" table:style-name="ce32">
            <text:p>11075</text:p>
          </table:table-cell>
          <table:table-cell office:value-type="float" office:value="173" table:formula="of:=FLOOR(([.I962]/64);1)" table:style-name="ce32">
            <text:p>17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40" table:style-name="ce32">
            <text:p>940</text:p>
          </table:table-cell>
          <table:table-cell office:value-type="float" office:value="3.029296875" table:formula="of:=[.B963]*[.C$11]/[.C$12]" table:style-name="ce50">
            <text:p>3.029</text:p>
          </table:table-cell>
          <table:table-cell office:value-type="float" office:value="19.022272370486657" table:formula="of:=[.C963]/[.$E$10]" table:style-name="ce25">
            <text:p>19.022</text:p>
          </table:table-cell>
          <table:table-cell office:value-type="float" office:value="79.841233338908054" table:formula="of:=(10^([.D963]/10))" table:style-name="ce26">
            <text:p>79.8412</text:p>
          </table:table-cell>
          <table:table-cell office:value-type="float" office:value="173.25547634543048" table:formula="of:=[.E963]*[.C$16]" table:style-name="ce51">
            <text:p>173.26</text:p>
          </table:table-cell>
          <table:table-cell office:value-type="float" office:value="173" table:formula="of:=ROUND([.F963];0)" table:style-name="ce32">
            <text:p>173</text:p>
          </table:table-cell>
          <table:table-cell office:value-type="float" office:value="11126.674278110228" table:formula="of:=[.E963]*[.$C$17]" table:style-name="ce51">
            <text:p>11126.67</text:p>
          </table:table-cell>
          <table:table-cell office:value-type="float" office:value="11127" table:formula="of:=ROUND([.H963];0)" table:style-name="ce32">
            <text:p>11127</text:p>
          </table:table-cell>
          <table:table-cell office:value-type="float" office:value="173" table:formula="of:=FLOOR(([.I963]/64);1)" table:style-name="ce32">
            <text:p>17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41" table:style-name="ce32">
            <text:p>941</text:p>
          </table:table-cell>
          <table:table-cell office:value-type="float" office:value="3.0325195312499997" table:formula="of:=[.B964]*[.C$11]/[.C$12]" table:style-name="ce50">
            <text:p>3.033</text:p>
          </table:table-cell>
          <table:table-cell office:value-type="float" office:value="19.042508830455258" table:formula="of:=[.C964]/[.$E$10]" table:style-name="ce25">
            <text:p>19.043</text:p>
          </table:table-cell>
          <table:table-cell office:value-type="float" office:value="80.214131021039805" table:formula="of:=(10^([.D964]/10))" table:style-name="ce26">
            <text:p>80.2141</text:p>
          </table:table-cell>
          <table:table-cell office:value-type="float" office:value="174.06466431565636" table:formula="of:=[.E964]*[.C$16]" table:style-name="ce51">
            <text:p>174.06</text:p>
          </table:table-cell>
          <table:table-cell office:value-type="float" office:value="174" table:formula="of:=ROUND([.F964];0)" table:style-name="ce32">
            <text:p>174</text:p>
          </table:table-cell>
          <table:table-cell office:value-type="float" office:value="11178.641299092109" table:formula="of:=[.E964]*[.$C$17]" table:style-name="ce51">
            <text:p>11178.64</text:p>
          </table:table-cell>
          <table:table-cell office:value-type="float" office:value="11179" table:formula="of:=ROUND([.H964];0)" table:style-name="ce32">
            <text:p>11179</text:p>
          </table:table-cell>
          <table:table-cell office:value-type="float" office:value="174" table:formula="of:=FLOOR(([.I964]/64);1)" table:style-name="ce32">
            <text:p>17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42" table:style-name="ce32">
            <text:p>942</text:p>
          </table:table-cell>
          <table:table-cell office:value-type="float" office:value="3.0357421874999999" table:formula="of:=[.B965]*[.C$11]/[.C$12]" table:style-name="ce50">
            <text:p>3.036</text:p>
          </table:table-cell>
          <table:table-cell office:value-type="float" office:value="19.062745290423862" table:formula="of:=[.C965]/[.$E$10]" table:style-name="ce25">
            <text:p>19.063</text:p>
          </table:table-cell>
          <table:table-cell office:value-type="float" office:value="80.588770318068143" table:formula="of:=(10^([.D965]/10))" table:style-name="ce26">
            <text:p>80.5888</text:p>
          </table:table-cell>
          <table:table-cell office:value-type="float" office:value="174.87763159020787" table:formula="of:=[.E965]*[.C$16]" table:style-name="ce51">
            <text:p>174.88</text:p>
          </table:table-cell>
          <table:table-cell office:value-type="float" office:value="175" table:formula="of:=ROUND([.F965];0)" table:style-name="ce32">
            <text:p>175</text:p>
          </table:table-cell>
          <table:table-cell office:value-type="float" office:value="11230.851031525977" table:formula="of:=[.E965]*[.$C$17]" table:style-name="ce51">
            <text:p>11230.85</text:p>
          </table:table-cell>
          <table:table-cell office:value-type="float" office:value="11231" table:formula="of:=ROUND([.H965];0)" table:style-name="ce32">
            <text:p>11231</text:p>
          </table:table-cell>
          <table:table-cell office:value-type="float" office:value="175" table:formula="of:=FLOOR(([.I965]/64);1)" table:style-name="ce32">
            <text:p>17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43" table:style-name="ce32">
            <text:p>943</text:p>
          </table:table-cell>
          <table:table-cell office:value-type="float" office:value="3.0389648437499996" table:formula="of:=[.B966]*[.C$11]/[.C$12]" table:style-name="ce50">
            <text:p>3.039</text:p>
          </table:table-cell>
          <table:table-cell office:value-type="float" office:value="19.082981750392463" table:formula="of:=[.C966]/[.$E$10]" table:style-name="ce25">
            <text:p>19.083</text:p>
          </table:table-cell>
          <table:table-cell office:value-type="float" office:value="80.965159364187897" table:formula="of:=(10^([.D966]/10))" table:style-name="ce26">
            <text:p>80.9652</text:p>
          </table:table-cell>
          <table:table-cell office:value-type="float" office:value="175.69439582028772" table:formula="of:=[.E966]*[.C$16]" table:style-name="ce51">
            <text:p>175.69</text:p>
          </table:table-cell>
          <table:table-cell office:value-type="float" office:value="176" table:formula="of:=ROUND([.F966];0)" table:style-name="ce32">
            <text:p>176</text:p>
          </table:table-cell>
          <table:table-cell office:value-type="float" office:value="11283.304608993227" table:formula="of:=[.E966]*[.$C$17]" table:style-name="ce51">
            <text:p>11283.30</text:p>
          </table:table-cell>
          <table:table-cell office:value-type="float" office:value="11283" table:formula="of:=ROUND([.H966];0)" table:style-name="ce32">
            <text:p>11283</text:p>
          </table:table-cell>
          <table:table-cell office:value-type="float" office:value="176" table:formula="of:=FLOOR(([.I966]/64);1)" table:style-name="ce32">
            <text:p>17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44" table:style-name="ce32">
            <text:p>944</text:p>
          </table:table-cell>
          <table:table-cell office:value-type="float" office:value="3.0421874999999998" table:formula="of:=[.B967]*[.C$11]/[.C$12]" table:style-name="ce50">
            <text:p>3.042</text:p>
          </table:table-cell>
          <table:table-cell office:value-type="float" office:value="19.103218210361067" table:formula="of:=[.C967]/[.$E$10]" table:style-name="ce25">
            <text:p>19.103</text:p>
          </table:table-cell>
          <table:table-cell office:value-type="float" office:value="81.343306331584841" table:formula="of:=(10^([.D967]/10))" table:style-name="ce26">
            <text:p>81.3433</text:p>
          </table:table-cell>
          <table:table-cell office:value-type="float" office:value="176.5149747395391" table:formula="of:=[.E967]*[.C$16]" table:style-name="ce51">
            <text:p>176.51</text:p>
          </table:table-cell>
          <table:table-cell office:value-type="float" office:value="177" table:formula="of:=ROUND([.F967];0)" table:style-name="ce32">
            <text:p>177</text:p>
          </table:table-cell>
          <table:table-cell office:value-type="float" office:value="11336.003170369664" table:formula="of:=[.E967]*[.$C$17]" table:style-name="ce51">
            <text:p>11336.00</text:p>
          </table:table-cell>
          <table:table-cell office:value-type="float" office:value="11336" table:formula="of:=ROUND([.H967];0)" table:style-name="ce32">
            <text:p>11336</text:p>
          </table:table-cell>
          <table:table-cell office:value-type="float" office:value="177" table:formula="of:=FLOOR(([.I967]/64);1)" table:style-name="ce32">
            <text:p>17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45" table:style-name="ce32">
            <text:p>945</text:p>
          </table:table-cell>
          <table:table-cell office:value-type="float" office:value="3.04541015625" table:formula="of:=[.B968]*[.C$11]/[.C$12]" table:style-name="ce50">
            <text:p>3.045</text:p>
          </table:table-cell>
          <table:table-cell office:value-type="float" office:value="19.123454670329672" table:formula="of:=[.C968]/[.$E$10]" table:style-name="ce25">
            <text:p>19.123</text:p>
          </table:table-cell>
          <table:table-cell office:value-type="float" office:value="81.723219430612644" table:formula="of:=(10^([.D968]/10))" table:style-name="ce26">
            <text:p>81.7232</text:p>
          </table:table-cell>
          <table:table-cell office:value-type="float" office:value="177.33938616442944" table:formula="of:=[.E968]*[.C$16]" table:style-name="ce51">
            <text:p>177.34</text:p>
          </table:table-cell>
          <table:table-cell office:value-type="float" office:value="177" table:formula="of:=ROUND([.F968];0)" table:style-name="ce32">
            <text:p>177</text:p>
          </table:table-cell>
          <table:table-cell office:value-type="float" office:value="11388.947859850179" table:formula="of:=[.E968]*[.$C$17]" table:style-name="ce51">
            <text:p>11388.95</text:p>
          </table:table-cell>
          <table:table-cell office:value-type="float" office:value="11389" table:formula="of:=ROUND([.H968];0)" table:style-name="ce32">
            <text:p>11389</text:p>
          </table:table-cell>
          <table:table-cell office:value-type="float" office:value="177" table:formula="of:=FLOOR(([.I968]/64);1)" table:style-name="ce32">
            <text:p>17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46" table:style-name="ce32">
            <text:p>946</text:p>
          </table:table-cell>
          <table:table-cell office:value-type="float" office:value="3.0486328124999997" table:formula="of:=[.B969]*[.C$11]/[.C$12]" table:style-name="ce50">
            <text:p>3.049</text:p>
          </table:table-cell>
          <table:table-cell office:value-type="float" office:value="19.143691130298272" table:formula="of:=[.C969]/[.$E$10]" table:style-name="ce25">
            <text:p>19.144</text:p>
          </table:table-cell>
          <table:table-cell office:value-type="float" office:value="82.104906909971376" table:formula="of:=(10^([.D969]/10))" table:style-name="ce26">
            <text:p>82.1049</text:p>
          </table:table-cell>
          <table:table-cell office:value-type="float" office:value="178.16764799463789" table:formula="of:=[.E969]*[.C$16]" table:style-name="ce51">
            <text:p>178.17</text:p>
          </table:table-cell>
          <table:table-cell office:value-type="float" office:value="178" table:formula="of:=ROUND([.F969];0)" table:style-name="ce32">
            <text:p>178</text:p>
          </table:table-cell>
          <table:table-cell office:value-type="float" office:value="11442.139826973613" table:formula="of:=[.E969]*[.$C$17]" table:style-name="ce51">
            <text:p>11442.14</text:p>
          </table:table-cell>
          <table:table-cell office:value-type="float" office:value="11442" table:formula="of:=ROUND([.H969];0)" table:style-name="ce32">
            <text:p>11442</text:p>
          </table:table-cell>
          <table:table-cell office:value-type="float" office:value="178" table:formula="of:=FLOOR(([.I969]/64);1)" table:style-name="ce32">
            <text:p>17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47" table:style-name="ce32">
            <text:p>947</text:p>
          </table:table-cell>
          <table:table-cell office:value-type="float" office:value="3.0518554687499999" table:formula="of:=[.B970]*[.C$11]/[.C$12]" table:style-name="ce50">
            <text:p>3.052</text:p>
          </table:table-cell>
          <table:table-cell office:value-type="float" office:value="19.163927590266876" table:formula="of:=[.C970]/[.$E$10]" table:style-name="ce25">
            <text:p>19.164</text:p>
          </table:table-cell>
          <table:table-cell office:value-type="float" office:value="82.488377056886776" table:formula="of:=(10^([.D970]/10))" table:style-name="ce26">
            <text:p>82.4884</text:p>
          </table:table-cell>
          <table:table-cell office:value-type="float" office:value="178.9997782134443" table:formula="of:=[.E970]*[.C$16]" table:style-name="ce51">
            <text:p>179.00</text:p>
          </table:table-cell>
          <table:table-cell office:value-type="float" office:value="179" table:formula="of:=ROUND([.F970];0)" table:style-name="ce32">
            <text:p>179</text:p>
          </table:table-cell>
          <table:table-cell office:value-type="float" office:value="11495.580226647742" table:formula="of:=[.E970]*[.$C$17]" table:style-name="ce51">
            <text:p>11495.58</text:p>
          </table:table-cell>
          <table:table-cell office:value-type="float" office:value="11496" table:formula="of:=ROUND([.H970];0)" table:style-name="ce32">
            <text:p>11496</text:p>
          </table:table-cell>
          <table:table-cell office:value-type="float" office:value="179" table:formula="of:=FLOOR(([.I970]/64);1)" table:style-name="ce32">
            <text:p>17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48" table:style-name="ce32">
            <text:p>948</text:p>
          </table:table-cell>
          <table:table-cell office:value-type="float" office:value="3.0550781249999996" table:formula="of:=[.B971]*[.C$11]/[.C$12]" table:style-name="ce50">
            <text:p>3.055</text:p>
          </table:table-cell>
          <table:table-cell office:value-type="float" office:value="19.184164050235477" table:formula="of:=[.C971]/[.$E$10]" table:style-name="ce25">
            <text:p>19.184</text:p>
          </table:table-cell>
          <table:table-cell office:value-type="float" office:value="82.873638197289694" table:formula="of:=(10^([.D971]/10))" table:style-name="ce26">
            <text:p>82.8736</text:p>
          </table:table-cell>
          <table:table-cell office:value-type="float" office:value="179.83579488811864" table:formula="of:=[.E971]*[.C$16]" table:style-name="ce51">
            <text:p>179.84</text:p>
          </table:table-cell>
          <table:table-cell office:value-type="float" office:value="180" table:formula="of:=ROUND([.F971];0)" table:style-name="ce32">
            <text:p>180</text:p>
          </table:table-cell>
          <table:table-cell office:value-type="float" office:value="11549.270219174292" table:formula="of:=[.E971]*[.$C$17]" table:style-name="ce51">
            <text:p>11549.27</text:p>
          </table:table-cell>
          <table:table-cell office:value-type="float" office:value="11549" table:formula="of:=ROUND([.H971];0)" table:style-name="ce32">
            <text:p>11549</text:p>
          </table:table-cell>
          <table:table-cell office:value-type="float" office:value="180" table:formula="of:=FLOOR(([.I971]/64);1)" table:style-name="ce32">
            <text:p>18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49" table:style-name="ce32">
            <text:p>949</text:p>
          </table:table-cell>
          <table:table-cell office:value-type="float" office:value="3.0583007812499998" table:formula="of:=[.B972]*[.C$11]/[.C$12]" table:style-name="ce50">
            <text:p>3.058</text:p>
          </table:table-cell>
          <table:table-cell office:value-type="float" office:value="19.204400510204081" table:formula="of:=[.C972]/[.$E$10]" table:style-name="ce25">
            <text:p>19.204</text:p>
          </table:table-cell>
          <table:table-cell office:value-type="float" office:value="83.260698695997462" table:formula="of:=(10^([.D972]/10))" table:style-name="ce26">
            <text:p>83.2607</text:p>
          </table:table-cell>
          <table:table-cell office:value-type="float" office:value="180.67571617031447" table:formula="of:=[.E972]*[.C$16]" table:style-name="ce51">
            <text:p>180.68</text:p>
          </table:table-cell>
          <table:table-cell office:value-type="float" office:value="181" table:formula="of:=ROUND([.F972];0)" table:style-name="ce32">
            <text:p>181</text:p>
          </table:table-cell>
          <table:table-cell office:value-type="float" office:value="11603.210970274207" table:formula="of:=[.E972]*[.$C$17]" table:style-name="ce51">
            <text:p>11603.21</text:p>
          </table:table-cell>
          <table:table-cell office:value-type="float" office:value="11603" table:formula="of:=ROUND([.H972];0)" table:style-name="ce32">
            <text:p>11603</text:p>
          </table:table-cell>
          <table:table-cell office:value-type="float" office:value="181" table:formula="of:=FLOOR(([.I972]/64);1)" table:style-name="ce32">
            <text:p>18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50" table:style-name="ce32">
            <text:p>950</text:p>
          </table:table-cell>
          <table:table-cell office:value-type="float" office:value="3.0615234375" table:formula="of:=[.B973]*[.C$11]/[.C$12]" table:style-name="ce50">
            <text:p>3.062</text:p>
          </table:table-cell>
          <table:table-cell office:value-type="float" office:value="19.224636970172686" table:formula="of:=[.C973]/[.$E$10]" table:style-name="ce25">
            <text:p>19.225</text:p>
          </table:table-cell>
          <table:table-cell office:value-type="float" office:value="83.649566956894972" table:formula="of:=(10^([.D973]/10))" table:style-name="ce26">
            <text:p>83.6496</text:p>
          </table:table-cell>
          <table:table-cell office:value-type="float" office:value="181.51956029646209" table:formula="of:=[.E973]*[.C$16]" table:style-name="ce51">
            <text:p>181.52</text:p>
          </table:table-cell>
          <table:table-cell office:value-type="float" office:value="182" table:formula="of:=ROUND([.F973];0)" table:style-name="ce32">
            <text:p>182</text:p>
          </table:table-cell>
          <table:table-cell office:value-type="float" office:value="11657.403651112885" table:formula="of:=[.E973]*[.$C$17]" table:style-name="ce51">
            <text:p>11657.40</text:p>
          </table:table-cell>
          <table:table-cell office:value-type="float" office:value="11657" table:formula="of:=ROUND([.H973];0)" table:style-name="ce32">
            <text:p>11657</text:p>
          </table:table-cell>
          <table:table-cell office:value-type="float" office:value="182" table:formula="of:=FLOOR(([.I973]/64);1)" table:style-name="ce32">
            <text:p>18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51" table:style-name="ce32">
            <text:p>951</text:p>
          </table:table-cell>
          <table:table-cell office:value-type="float" office:value="3.0647460937499997" table:formula="of:=[.B974]*[.C$11]/[.C$12]" table:style-name="ce50">
            <text:p>3.065</text:p>
          </table:table-cell>
          <table:table-cell office:value-type="float" office:value="19.244873430141286" table:formula="of:=[.C974]/[.$E$10]" table:style-name="ce25">
            <text:p>19.245</text:p>
          </table:table-cell>
          <table:table-cell office:value-type="float" office:value="84.040251423117397" table:formula="of:=(10^([.D974]/10))" table:style-name="ce26">
            <text:p>84.0403</text:p>
          </table:table-cell>
          <table:table-cell office:value-type="float" office:value="182.36734558816474" table:formula="of:=[.E974]*[.C$16]" table:style-name="ce51">
            <text:p>182.37</text:p>
          </table:table-cell>
          <table:table-cell office:value-type="float" office:value="182" table:formula="of:=ROUND([.F974];0)" table:style-name="ce32">
            <text:p>182</text:p>
          </table:table-cell>
          <table:table-cell office:value-type="float" office:value="11711.849438325642" table:formula="of:=[.E974]*[.$C$17]" table:style-name="ce51">
            <text:p>11711.85</text:p>
          </table:table-cell>
          <table:table-cell office:value-type="float" office:value="11712" table:formula="of:=ROUND([.H974];0)" table:style-name="ce32">
            <text:p>11712</text:p>
          </table:table-cell>
          <table:table-cell office:value-type="float" office:value="183" table:formula="of:=FLOOR(([.I974]/64);1)" table:style-name="ce32">
            <text:p>18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52" table:style-name="ce32">
            <text:p>952</text:p>
          </table:table-cell>
          <table:table-cell office:value-type="float" office:value="3.0679687499999999" table:formula="of:=[.B975]*[.C$11]/[.C$12]" table:style-name="ce50">
            <text:p>3.068</text:p>
          </table:table-cell>
          <table:table-cell office:value-type="float" office:value="19.265109890109891" table:formula="of:=[.C975]/[.$E$10]" table:style-name="ce25">
            <text:p>19.265</text:p>
          </table:table-cell>
          <table:table-cell office:value-type="float" office:value="84.432760577233694" table:formula="of:=(10^([.D975]/10))" table:style-name="ce26">
            <text:p>84.4328</text:p>
          </table:table-cell>
          <table:table-cell office:value-type="float" office:value="183.2190904525971" table:formula="of:=[.E975]*[.C$16]" table:style-name="ce51">
            <text:p>183.22</text:p>
          </table:table-cell>
          <table:table-cell office:value-type="float" office:value="183" table:formula="of:=ROUND([.F975];0)" table:style-name="ce32">
            <text:p>183</text:p>
          </table:table-cell>
          <table:table-cell office:value-type="float" office:value="11766.549514043289" table:formula="of:=[.E975]*[.$C$17]" table:style-name="ce51">
            <text:p>11766.55</text:p>
          </table:table-cell>
          <table:table-cell office:value-type="float" office:value="11767" table:formula="of:=ROUND([.H975];0)" table:style-name="ce32">
            <text:p>11767</text:p>
          </table:table-cell>
          <table:table-cell office:value-type="float" office:value="183" table:formula="of:=FLOOR(([.I975]/64);1)" table:style-name="ce32">
            <text:p>18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53" table:style-name="ce32">
            <text:p>953</text:p>
          </table:table-cell>
          <table:table-cell office:value-type="float" office:value="3.0711914062499996" table:formula="of:=[.B976]*[.C$11]/[.C$12]" table:style-name="ce50">
            <text:p>3.071</text:p>
          </table:table-cell>
          <table:table-cell office:value-type="float" office:value="19.285346350078491" table:formula="of:=[.C976]/[.$E$10]" table:style-name="ce25">
            <text:p>19.285</text:p>
          </table:table-cell>
          <table:table-cell office:value-type="float" office:value="84.827102941430269" table:formula="of:=(10^([.D976]/10))" table:style-name="ce26">
            <text:p>84.8271</text:p>
          </table:table-cell>
          <table:table-cell office:value-type="float" office:value="184.07481338290367" table:formula="of:=[.E976]*[.C$16]" table:style-name="ce51">
            <text:p>184.07</text:p>
          </table:table-cell>
          <table:table-cell office:value-type="float" office:value="184" table:formula="of:=ROUND([.F976];0)" table:style-name="ce32">
            <text:p>184</text:p>
          </table:table-cell>
          <table:table-cell office:value-type="float" office:value="11821.505065917723" table:formula="of:=[.E976]*[.$C$17]" table:style-name="ce51">
            <text:p>11821.51</text:p>
          </table:table-cell>
          <table:table-cell office:value-type="float" office:value="11822" table:formula="of:=ROUND([.H976];0)" table:style-name="ce32">
            <text:p>11822</text:p>
          </table:table-cell>
          <table:table-cell office:value-type="float" office:value="184" table:formula="of:=FLOOR(([.I976]/64);1)" table:style-name="ce32">
            <text:p>18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54" table:style-name="ce32">
            <text:p>954</text:p>
          </table:table-cell>
          <table:table-cell office:value-type="float" office:value="3.0744140624999998" table:formula="of:=[.B977]*[.C$11]/[.C$12]" table:style-name="ce50">
            <text:p>3.074</text:p>
          </table:table-cell>
          <table:table-cell office:value-type="float" office:value="19.305582810047095" table:formula="of:=[.C977]/[.$E$10]" table:style-name="ce25">
            <text:p>19.306</text:p>
          </table:table-cell>
          <table:table-cell office:value-type="float" office:value="85.223287077696639" table:formula="of:=(10^([.D977]/10))" table:style-name="ce26">
            <text:p>85.2233</text:p>
          </table:table-cell>
          <table:table-cell office:value-type="float" office:value="184.93453295860169" table:formula="of:=[.E977]*[.C$16]" table:style-name="ce51">
            <text:p>184.93</text:p>
          </table:table-cell>
          <table:table-cell office:value-type="float" office:value="185" table:formula="of:=ROUND([.F977];0)" table:style-name="ce32">
            <text:p>185</text:p>
          </table:table-cell>
          <table:table-cell office:value-type="float" office:value="11876.717287147805" table:formula="of:=[.E977]*[.$C$17]" table:style-name="ce51">
            <text:p>11876.72</text:p>
          </table:table-cell>
          <table:table-cell office:value-type="float" office:value="11877" table:formula="of:=ROUND([.H977];0)" table:style-name="ce32">
            <text:p>11877</text:p>
          </table:table-cell>
          <table:table-cell office:value-type="float" office:value="185" table:formula="of:=FLOOR(([.I977]/64);1)" table:style-name="ce32">
            <text:p>18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55" table:style-name="ce32">
            <text:p>955</text:p>
          </table:table-cell>
          <table:table-cell office:value-type="float" office:value="3.07763671875" table:formula="of:=[.B978]*[.C$11]/[.C$12]" table:style-name="ce50">
            <text:p>3.078</text:p>
          </table:table-cell>
          <table:table-cell office:value-type="float" office:value="19.3258192700157" table:formula="of:=[.C978]/[.$E$10]" table:style-name="ce25">
            <text:p>19.326</text:p>
          </table:table-cell>
          <table:table-cell office:value-type="float" office:value="85.621321588010773" table:formula="of:=(10^([.D978]/10))" table:style-name="ce26">
            <text:p>85.6213</text:p>
          </table:table-cell>
          <table:table-cell office:value-type="float" office:value="185.79826784598336" table:formula="of:=[.E978]*[.C$16]" table:style-name="ce51">
            <text:p>185.80</text:p>
          </table:table-cell>
          <table:table-cell office:value-type="float" office:value="186" table:formula="of:=ROUND([.F978];0)" table:style-name="ce32">
            <text:p>186</text:p>
          </table:table-cell>
          <table:table-cell office:value-type="float" office:value="11932.187376505182" table:formula="of:=[.E978]*[.$C$17]" table:style-name="ce51">
            <text:p>11932.19</text:p>
          </table:table-cell>
          <table:table-cell office:value-type="float" office:value="11932" table:formula="of:=ROUND([.H978];0)" table:style-name="ce32">
            <text:p>11932</text:p>
          </table:table-cell>
          <table:table-cell office:value-type="float" office:value="186" table:formula="of:=FLOOR(([.I978]/64);1)" table:style-name="ce32">
            <text:p>18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56" table:style-name="ce32">
            <text:p>956</text:p>
          </table:table-cell>
          <table:table-cell office:value-type="float" office:value="3.0808593749999997" table:formula="of:=[.B979]*[.C$11]/[.C$12]" table:style-name="ce50">
            <text:p>3.081</text:p>
          </table:table-cell>
          <table:table-cell office:value-type="float" office:value="19.3460557299843" table:formula="of:=[.C979]/[.$E$10]" table:style-name="ce25">
            <text:p>19.346</text:p>
          </table:table-cell>
          <table:table-cell office:value-type="float" office:value="86.021215114526072" table:formula="of:=(10^([.D979]/10))" table:style-name="ce26">
            <text:p>86.0212</text:p>
          </table:table-cell>
          <table:table-cell office:value-type="float" office:value="186.66603679852156" table:formula="of:=[.E979]*[.C$16]" table:style-name="ce51">
            <text:p>186.67</text:p>
          </table:table-cell>
          <table:table-cell office:value-type="float" office:value="187" table:formula="of:=ROUND([.F979];0)" table:style-name="ce32">
            <text:p>187</text:p>
          </table:table-cell>
          <table:table-cell office:value-type="float" office:value="11987.916538360354" table:formula="of:=[.E979]*[.$C$17]" table:style-name="ce51">
            <text:p>11987.92</text:p>
          </table:table-cell>
          <table:table-cell office:value-type="float" office:value="11988" table:formula="of:=ROUND([.H979];0)" table:style-name="ce32">
            <text:p>11988</text:p>
          </table:table-cell>
          <table:table-cell office:value-type="float" office:value="187" table:formula="of:=FLOOR(([.I979]/64);1)" table:style-name="ce32">
            <text:p>18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57" table:style-name="ce32">
            <text:p>957</text:p>
          </table:table-cell>
          <table:table-cell office:value-type="float" office:value="3.0840820312499999" table:formula="of:=[.B980]*[.C$11]/[.C$12]" table:style-name="ce50">
            <text:p>3.084</text:p>
          </table:table-cell>
          <table:table-cell office:value-type="float" office:value="19.366292189952905" table:formula="of:=[.C980]/[.$E$10]" table:style-name="ce25">
            <text:p>19.366</text:p>
          </table:table-cell>
          <table:table-cell office:value-type="float" office:value="86.422976339759273" table:formula="of:=(10^([.D980]/10))" table:style-name="ce26">
            <text:p>86.4230</text:p>
          </table:table-cell>
          <table:table-cell office:value-type="float" office:value="187.53785865727761" table:formula="of:=[.E980]*[.C$16]" table:style-name="ce51">
            <text:p>187.54</text:p>
          </table:table-cell>
          <table:table-cell office:value-type="float" office:value="188" table:formula="of:=ROUND([.F980];0)" table:style-name="ce32">
            <text:p>188</text:p>
          </table:table-cell>
          <table:table-cell office:value-type="float" office:value="12043.905982708853" table:formula="of:=[.E980]*[.$C$17]" table:style-name="ce51">
            <text:p>12043.91</text:p>
          </table:table-cell>
          <table:table-cell office:value-type="float" office:value="12044" table:formula="of:=ROUND([.H980];0)" table:style-name="ce32">
            <text:p>12044</text:p>
          </table:table-cell>
          <table:table-cell office:value-type="float" office:value="188" table:formula="of:=FLOOR(([.I980]/64);1)" table:style-name="ce32">
            <text:p>18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58" table:style-name="ce32">
            <text:p>958</text:p>
          </table:table-cell>
          <table:table-cell office:value-type="float" office:value="3.0873046874999996" table:formula="of:=[.B981]*[.C$11]/[.C$12]" table:style-name="ce50">
            <text:p>3.087</text:p>
          </table:table-cell>
          <table:table-cell office:value-type="float" office:value="19.386528649921505" table:formula="of:=[.C981]/[.$E$10]" table:style-name="ce25">
            <text:p>19.387</text:p>
          </table:table-cell>
          <table:table-cell office:value-type="float" office:value="86.826613986778426" table:formula="of:=(10^([.D981]/10))" table:style-name="ce26">
            <text:p>86.8266</text:p>
          </table:table-cell>
          <table:table-cell office:value-type="float" office:value="188.41375235130917" table:formula="of:=[.E981]*[.C$16]" table:style-name="ce51">
            <text:p>188.41</text:p>
          </table:table-cell>
          <table:table-cell office:value-type="float" office:value="188" table:formula="of:=ROUND([.F981];0)" table:style-name="ce32">
            <text:p>188</text:p>
          </table:table-cell>
          <table:table-cell office:value-type="float" office:value="12100.156925197443" table:formula="of:=[.E981]*[.$C$17]" table:style-name="ce51">
            <text:p>12100.16</text:p>
          </table:table-cell>
          <table:table-cell office:value-type="float" office:value="12100" table:formula="of:=ROUND([.H981];0)" table:style-name="ce32">
            <text:p>12100</text:p>
          </table:table-cell>
          <table:table-cell office:value-type="float" office:value="189" table:formula="of:=FLOOR(([.I981]/64);1)" table:style-name="ce32">
            <text:p>18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59" table:style-name="ce32">
            <text:p>959</text:p>
          </table:table-cell>
          <table:table-cell office:value-type="float" office:value="3.0905273437499998" table:formula="of:=[.B982]*[.C$11]/[.C$12]" table:style-name="ce50">
            <text:p>3.091</text:p>
          </table:table-cell>
          <table:table-cell office:value-type="float" office:value="19.406765109890109" table:formula="of:=[.C982]/[.$E$10]" table:style-name="ce25">
            <text:p>19.407</text:p>
          </table:table-cell>
          <table:table-cell office:value-type="float" office:value="87.232136819392863" table:formula="of:=(10^([.D982]/10))" table:style-name="ce26">
            <text:p>87.2321</text:p>
          </table:table-cell>
          <table:table-cell office:value-type="float" office:value="189.2937368980825" table:formula="of:=[.E982]*[.C$16]" table:style-name="ce51">
            <text:p>189.29</text:p>
          </table:table-cell>
          <table:table-cell office:value-type="float" office:value="189" table:formula="of:=ROUND([.F982];0)" table:style-name="ce32">
            <text:p>189</text:p>
          </table:table-cell>
          <table:table-cell office:value-type="float" office:value="12156.670587150591" table:formula="of:=[.E982]*[.$C$17]" table:style-name="ce51">
            <text:p>12156.67</text:p>
          </table:table-cell>
          <table:table-cell office:value-type="float" office:value="12157" table:formula="of:=ROUND([.H982];0)" table:style-name="ce32">
            <text:p>12157</text:p>
          </table:table-cell>
          <table:table-cell office:value-type="float" office:value="189" table:formula="of:=FLOOR(([.I982]/64);1)" table:style-name="ce32">
            <text:p>18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60" table:style-name="ce32">
            <text:p>960</text:p>
          </table:table-cell>
          <table:table-cell office:value-type="float" office:value="3.09375" table:formula="of:=[.B983]*[.C$11]/[.C$12]" table:style-name="ce50">
            <text:p>3.094</text:p>
          </table:table-cell>
          <table:table-cell office:value-type="float" office:value="19.427001569858714" table:formula="of:=[.C983]/[.$E$10]" table:style-name="ce25">
            <text:p>19.427</text:p>
          </table:table-cell>
          <table:table-cell office:value-type="float" office:value="87.639553642342918" table:formula="of:=(10^([.D983]/10))" table:style-name="ce26">
            <text:p>87.6396</text:p>
          </table:table-cell>
          <table:table-cell office:value-type="float" office:value="190.17783140388411" table:formula="of:=[.E983]*[.C$16]" table:style-name="ce51">
            <text:p>190.18</text:p>
          </table:table-cell>
          <table:table-cell office:value-type="float" office:value="190" table:formula="of:=ROUND([.F983];0)" table:style-name="ce32">
            <text:p>190</text:p>
          </table:table-cell>
          <table:table-cell office:value-type="float" office:value="12213.448195596909" table:formula="of:=[.E983]*[.$C$17]" table:style-name="ce51">
            <text:p>12213.45</text:p>
          </table:table-cell>
          <table:table-cell office:value-type="float" office:value="12213" table:formula="of:=ROUND([.H983];0)" table:style-name="ce32">
            <text:p>12213</text:p>
          </table:table-cell>
          <table:table-cell office:value-type="float" office:value="190" table:formula="of:=FLOOR(([.I983]/64);1)" table:style-name="ce32">
            <text:p>19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61" table:style-name="ce32">
            <text:p>961</text:p>
          </table:table-cell>
          <table:table-cell office:value-type="float" office:value="3.0969726562499997" table:formula="of:=[.B984]*[.C$11]/[.C$12]" table:style-name="ce50">
            <text:p>3.097</text:p>
          </table:table-cell>
          <table:table-cell office:value-type="float" office:value="19.447238029827314" table:formula="of:=[.C984]/[.$E$10]" table:style-name="ce25">
            <text:p>19.447</text:p>
          </table:table-cell>
          <table:table-cell office:value-type="float" office:value="88.048873301491668" table:formula="of:=(10^([.D984]/10))" table:style-name="ce26">
            <text:p>88.0489</text:p>
          </table:table-cell>
          <table:table-cell office:value-type="float" office:value="191.06605506423691" table:formula="of:=[.E984]*[.C$16]" table:style-name="ce51">
            <text:p>191.07</text:p>
          </table:table-cell>
          <table:table-cell office:value-type="float" office:value="191" table:formula="of:=ROUND([.F984];0)" table:style-name="ce32">
            <text:p>191</text:p>
          </table:table-cell>
          <table:table-cell office:value-type="float" office:value="12270.49098329588" table:formula="of:=[.E984]*[.$C$17]" table:style-name="ce51">
            <text:p>12270.49</text:p>
          </table:table-cell>
          <table:table-cell office:value-type="float" office:value="12270" table:formula="of:=ROUND([.H984];0)" table:style-name="ce32">
            <text:p>12270</text:p>
          </table:table-cell>
          <table:table-cell office:value-type="float" office:value="191" table:formula="of:=FLOOR(([.I984]/64);1)" table:style-name="ce32">
            <text:p>19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62" table:style-name="ce32">
            <text:p>962</text:p>
          </table:table-cell>
          <table:table-cell office:value-type="float" office:value="3.1001953124999999" table:formula="of:=[.B985]*[.C$11]/[.C$12]" table:style-name="ce50">
            <text:p>3.100</text:p>
          </table:table-cell>
          <table:table-cell office:value-type="float" office:value="19.467474489795919" table:formula="of:=[.C985]/[.$E$10]" table:style-name="ce25">
            <text:p>19.467</text:p>
          </table:table-cell>
          <table:table-cell office:value-type="float" office:value="88.460104684016471" table:formula="of:=(10^([.D985]/10))" table:style-name="ce26">
            <text:p>88.4601</text:p>
          </table:table-cell>
          <table:table-cell office:value-type="float" office:value="191.95842716431574" table:formula="of:=[.E985]*[.C$16]" table:style-name="ce51">
            <text:p>191.96</text:p>
          </table:table-cell>
          <table:table-cell office:value-type="float" office:value="192" table:formula="of:=ROUND([.F985];0)" table:style-name="ce32">
            <text:p>192</text:p>
          </table:table-cell>
          <table:table-cell office:value-type="float" office:value="12327.800188764537" table:formula="of:=[.E985]*[.$C$17]" table:style-name="ce51">
            <text:p>12327.80</text:p>
          </table:table-cell>
          <table:table-cell office:value-type="float" office:value="12328" table:formula="of:=ROUND([.H985];0)" table:style-name="ce32">
            <text:p>12328</text:p>
          </table:table-cell>
          <table:table-cell office:value-type="float" office:value="192" table:formula="of:=FLOOR(([.I985]/64);1)" table:style-name="ce32">
            <text:p>19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63" table:style-name="ce32">
            <text:p>963</text:p>
          </table:table-cell>
          <table:table-cell office:value-type="float" office:value="3.1034179687499996" table:formula="of:=[.B986]*[.C$11]/[.C$12]" table:style-name="ce50">
            <text:p>3.103</text:p>
          </table:table-cell>
          <table:table-cell office:value-type="float" office:value="19.487710949764519" table:formula="of:=[.C986]/[.$E$10]" table:style-name="ce25">
            <text:p>19.488</text:p>
          </table:table-cell>
          <table:table-cell office:value-type="float" office:value="88.873256718602107" table:formula="of:=(10^([.D986]/10))" table:style-name="ce26">
            <text:p>88.8733</text:p>
          </table:table-cell>
          <table:table-cell office:value-type="float" office:value="192.85496707936656" table:formula="of:=[.E986]*[.C$16]" table:style-name="ce51">
            <text:p>192.85</text:p>
          </table:table-cell>
          <table:table-cell office:value-type="float" office:value="193" table:formula="of:=ROUND([.F986];0)" table:style-name="ce32">
            <text:p>193</text:p>
          </table:table-cell>
          <table:table-cell office:value-type="float" office:value="12385.377056304391" table:formula="of:=[.E986]*[.$C$17]" table:style-name="ce51">
            <text:p>12385.38</text:p>
          </table:table-cell>
          <table:table-cell office:value-type="float" office:value="12385" table:formula="of:=ROUND([.H986];0)" table:style-name="ce32">
            <text:p>12385</text:p>
          </table:table-cell>
          <table:table-cell office:value-type="float" office:value="193" table:formula="of:=FLOOR(([.I986]/64);1)" table:style-name="ce32">
            <text:p>19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64" table:style-name="ce32">
            <text:p>964</text:p>
          </table:table-cell>
          <table:table-cell office:value-type="float" office:value="3.1066406249999998" table:formula="of:=[.B987]*[.C$11]/[.C$12]" table:style-name="ce50">
            <text:p>3.107</text:p>
          </table:table-cell>
          <table:table-cell office:value-type="float" office:value="19.507947409733124" table:formula="of:=[.C987]/[.$E$10]" table:style-name="ce25">
            <text:p>19.508</text:p>
          </table:table-cell>
          <table:table-cell office:value-type="float" office:value="89.288338375635192" table:formula="of:=(10^([.D987]/10))" table:style-name="ce26">
            <text:p>89.2883</text:p>
          </table:table-cell>
          <table:table-cell office:value-type="float" office:value="193.75569427512835" table:formula="of:=[.E987]*[.C$16]" table:style-name="ce51">
            <text:p>193.76</text:p>
          </table:table-cell>
          <table:table-cell office:value-type="float" office:value="194" table:formula="of:=ROUND([.F987];0)" table:style-name="ce32">
            <text:p>194</text:p>
          </table:table-cell>
          <table:table-cell office:value-type="float" office:value="12443.222836028521" table:formula="of:=[.E987]*[.$C$17]" table:style-name="ce51">
            <text:p>12443.22</text:p>
          </table:table-cell>
          <table:table-cell office:value-type="float" office:value="12443" table:formula="of:=ROUND([.H987];0)" table:style-name="ce32">
            <text:p>12443</text:p>
          </table:table-cell>
          <table:table-cell office:value-type="float" office:value="194" table:formula="of:=FLOOR(([.I987]/64);1)" table:style-name="ce32">
            <text:p>19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65" table:style-name="ce32">
            <text:p>965</text:p>
          </table:table-cell>
          <table:table-cell office:value-type="float" office:value="3.10986328125" table:formula="of:=[.B988]*[.C$11]/[.C$12]" table:style-name="ce50">
            <text:p>3.110</text:p>
          </table:table-cell>
          <table:table-cell office:value-type="float" office:value="19.528183869701728" table:formula="of:=[.C988]/[.$E$10]" table:style-name="ce25">
            <text:p>19.528</text:p>
          </table:table-cell>
          <table:table-cell office:value-type="float" office:value="89.705358667397704" table:formula="of:=(10^([.D988]/10))" table:style-name="ce26">
            <text:p>89.7054</text:p>
          </table:table-cell>
          <table:table-cell office:value-type="float" office:value="194.66062830825302" table:formula="of:=[.E988]*[.C$16]" table:style-name="ce51">
            <text:p>194.66</text:p>
          </table:table-cell>
          <table:table-cell office:value-type="float" office:value="195" table:formula="of:=ROUND([.F988];0)" table:style-name="ce32">
            <text:p>195</text:p>
          </table:table-cell>
          <table:table-cell office:value-type="float" office:value="12501.338783888545" table:formula="of:=[.E988]*[.$C$17]" table:style-name="ce51">
            <text:p>12501.34</text:p>
          </table:table-cell>
          <table:table-cell office:value-type="float" office:value="12501" table:formula="of:=ROUND([.H988];0)" table:style-name="ce32">
            <text:p>12501</text:p>
          </table:table-cell>
          <table:table-cell office:value-type="float" office:value="195" table:formula="of:=FLOOR(([.I988]/64);1)" table:style-name="ce32">
            <text:p>19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66" table:style-name="ce32">
            <text:p>966</text:p>
          </table:table-cell>
          <table:table-cell office:value-type="float" office:value="3.1130859374999997" table:formula="of:=[.B989]*[.C$11]/[.C$12]" table:style-name="ce50">
            <text:p>3.113</text:p>
          </table:table-cell>
          <table:table-cell office:value-type="float" office:value="19.548420329670328" table:formula="of:=[.C989]/[.$E$10]" table:style-name="ce25">
            <text:p>19.548</text:p>
          </table:table-cell>
          <table:table-cell office:value-type="float" office:value="90.124326648264002" table:formula="of:=(10^([.D989]/10))" table:style-name="ce26">
            <text:p>90.1243</text:p>
          </table:table-cell>
          <table:table-cell office:value-type="float" office:value="195.56978882673289" table:formula="of:=[.E989]*[.C$16]" table:style-name="ce51">
            <text:p>195.57</text:p>
          </table:table-cell>
          <table:table-cell office:value-type="float" office:value="196" table:formula="of:=ROUND([.F989];0)" table:style-name="ce32">
            <text:p>196</text:p>
          </table:table-cell>
          <table:table-cell office:value-type="float" office:value="12559.726161702072" table:formula="of:=[.E989]*[.$C$17]" table:style-name="ce51">
            <text:p>12559.73</text:p>
          </table:table-cell>
          <table:table-cell office:value-type="float" office:value="12560" table:formula="of:=ROUND([.H989];0)" table:style-name="ce32">
            <text:p>12560</text:p>
          </table:table-cell>
          <table:table-cell office:value-type="float" office:value="196" table:formula="of:=FLOOR(([.I989]/64);1)" table:style-name="ce32">
            <text:p>19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67" table:style-name="ce32">
            <text:p>967</text:p>
          </table:table-cell>
          <table:table-cell office:value-type="float" office:value="3.1163085937499999" table:formula="of:=[.B990]*[.C$11]/[.C$12]" table:style-name="ce50">
            <text:p>3.116</text:p>
          </table:table-cell>
          <table:table-cell office:value-type="float" office:value="19.568656789638933" table:formula="of:=[.C990]/[.$E$10]" table:style-name="ce25">
            <text:p>19.569</text:p>
          </table:table-cell>
          <table:table-cell office:value-type="float" office:value="90.545251414896399" table:formula="of:=(10^([.D990]/10))" table:style-name="ce26">
            <text:p>90.5453</text:p>
          </table:table-cell>
          <table:table-cell office:value-type="float" office:value="196.48319557032517" table:formula="of:=[.E990]*[.C$16]" table:style-name="ce51">
            <text:p>196.48</text:p>
          </table:table-cell>
          <table:table-cell office:value-type="float" office:value="196" table:formula="of:=ROUND([.F990];0)" table:style-name="ce32">
            <text:p>196</text:p>
          </table:table-cell>
          <table:table-cell office:value-type="float" office:value="12618.386237179964" table:formula="of:=[.E990]*[.$C$17]" table:style-name="ce51">
            <text:p>12618.39</text:p>
          </table:table-cell>
          <table:table-cell office:value-type="float" office:value="12618" table:formula="of:=ROUND([.H990];0)" table:style-name="ce32">
            <text:p>12618</text:p>
          </table:table-cell>
          <table:table-cell office:value-type="float" office:value="197" table:formula="of:=FLOOR(([.I990]/64);1)" table:style-name="ce32">
            <text:p>19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68" table:style-name="ce32">
            <text:p>968</text:p>
          </table:table-cell>
          <table:table-cell office:value-type="float" office:value="3.1195312499999996" table:formula="of:=[.B991]*[.C$11]/[.C$12]" table:style-name="ce50">
            <text:p>3.120</text:p>
          </table:table-cell>
          <table:table-cell office:value-type="float" office:value="19.588893249607533" table:formula="of:=[.C991]/[.$E$10]" table:style-name="ce25">
            <text:p>19.589</text:p>
          </table:table-cell>
          <table:table-cell office:value-type="float" office:value="90.968142106443338" table:formula="of:=(10^([.D991]/10))" table:style-name="ce26">
            <text:p>90.9681</text:p>
          </table:table-cell>
          <table:table-cell office:value-type="float" office:value="197.40086837098204" table:formula="of:=[.E991]*[.C$16]" table:style-name="ce51">
            <text:p>197.40</text:p>
          </table:table-cell>
          <table:table-cell office:value-type="float" office:value="197" table:formula="of:=ROUND([.F991];0)" table:style-name="ce32">
            <text:p>197</text:p>
          </table:table-cell>
          <table:table-cell office:value-type="float" office:value="12677.320283953944" table:formula="of:=[.E991]*[.$C$17]" table:style-name="ce51">
            <text:p>12677.32</text:p>
          </table:table-cell>
          <table:table-cell office:value-type="float" office:value="12677" table:formula="of:=ROUND([.H991];0)" table:style-name="ce32">
            <text:p>12677</text:p>
          </table:table-cell>
          <table:table-cell office:value-type="float" office:value="198" table:formula="of:=FLOOR(([.I991]/64);1)" table:style-name="ce32">
            <text:p>19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69" table:style-name="ce32">
            <text:p>969</text:p>
          </table:table-cell>
          <table:table-cell office:value-type="float" office:value="3.1227539062499998" table:formula="of:=[.B992]*[.C$11]/[.C$12]" table:style-name="ce50">
            <text:p>3.123</text:p>
          </table:table-cell>
          <table:table-cell office:value-type="float" office:value="19.609129709576138" table:formula="of:=[.C992]/[.$E$10]" table:style-name="ce25">
            <text:p>19.609</text:p>
          </table:table-cell>
          <table:table-cell office:value-type="float" office:value="91.393007904737658" table:formula="of:=(10^([.D992]/10))" table:style-name="ce26">
            <text:p>91.3930</text:p>
          </table:table-cell>
          <table:table-cell office:value-type="float" office:value="198.32282715328071" table:formula="of:=[.E992]*[.C$16]" table:style-name="ce51">
            <text:p>198.32</text:p>
          </table:table-cell>
          <table:table-cell office:value-type="float" office:value="198" table:formula="of:=ROUND([.F992];0)" table:style-name="ce32">
            <text:p>198</text:p>
          </table:table-cell>
          <table:table-cell office:value-type="float" office:value="12736.529581604242" table:formula="of:=[.E992]*[.$C$17]" table:style-name="ce51">
            <text:p>12736.53</text:p>
          </table:table-cell>
          <table:table-cell office:value-type="float" office:value="12737" table:formula="of:=ROUND([.H992];0)" table:style-name="ce32">
            <text:p>12737</text:p>
          </table:table-cell>
          <table:table-cell office:value-type="float" office:value="199" table:formula="of:=FLOOR(([.I992]/64);1)" table:style-name="ce32">
            <text:p>19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70" table:style-name="ce32">
            <text:p>970</text:p>
          </table:table-cell>
          <table:table-cell office:value-type="float" office:value="3.1259765625" table:formula="of:=[.B993]*[.C$11]/[.C$12]" table:style-name="ce50">
            <text:p>3.126</text:p>
          </table:table-cell>
          <table:table-cell office:value-type="float" office:value="19.629366169544742" table:formula="of:=[.C993]/[.$E$10]" table:style-name="ce25">
            <text:p>19.629</text:p>
          </table:table-cell>
          <table:table-cell office:value-type="float" office:value="91.819858034495411" table:formula="of:=(10^([.D993]/10))" table:style-name="ce26">
            <text:p>91.8199</text:p>
          </table:table-cell>
          <table:table-cell office:value-type="float" office:value="199.24909193485504" table:formula="of:=[.E993]*[.C$16]" table:style-name="ce51">
            <text:p>199.25</text:p>
          </table:table-cell>
          <table:table-cell office:value-type="float" office:value="199" table:formula="of:=ROUND([.F993];0)" table:style-name="ce32">
            <text:p>199</text:p>
          </table:table-cell>
          <table:table-cell office:value-type="float" office:value="12796.015415687281" table:formula="of:=[.E993]*[.$C$17]" table:style-name="ce51">
            <text:p>12796.02</text:p>
          </table:table-cell>
          <table:table-cell office:value-type="float" office:value="12796" table:formula="of:=ROUND([.H993];0)" table:style-name="ce32">
            <text:p>12796</text:p>
          </table:table-cell>
          <table:table-cell office:value-type="float" office:value="199" table:formula="of:=FLOOR(([.I993]/64);1)" table:style-name="ce32">
            <text:p>19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71" table:style-name="ce32">
            <text:p>971</text:p>
          </table:table-cell>
          <table:table-cell office:value-type="float" office:value="3.1291992187499997" table:formula="of:=[.B994]*[.C$11]/[.C$12]" table:style-name="ce50">
            <text:p>3.129</text:p>
          </table:table-cell>
          <table:table-cell office:value-type="float" office:value="19.649602629513343" table:formula="of:=[.C994]/[.$E$10]" table:style-name="ce25">
            <text:p>19.650</text:p>
          </table:table-cell>
          <table:table-cell office:value-type="float" office:value="92.248701763516877" table:formula="of:=(10^([.D994]/10))" table:style-name="ce26">
            <text:p>92.2487</text:p>
          </table:table-cell>
          <table:table-cell office:value-type="float" office:value="200.17968282683162" table:formula="of:=[.E994]*[.C$16]" table:style-name="ce51">
            <text:p>200.18</text:p>
          </table:table-cell>
          <table:table-cell office:value-type="float" office:value="200" table:formula="of:=ROUND([.F994];0)" table:style-name="ce32">
            <text:p>200</text:p>
          </table:table-cell>
          <table:table-cell office:value-type="float" office:value="12855.779077763713" table:formula="of:=[.E994]*[.$C$17]" table:style-name="ce51">
            <text:p>12855.78</text:p>
          </table:table-cell>
          <table:table-cell office:value-type="float" office:value="12856" table:formula="of:=ROUND([.H994];0)" table:style-name="ce32">
            <text:p>12856</text:p>
          </table:table-cell>
          <table:table-cell office:value-type="float" office:value="200" table:formula="of:=FLOOR(([.I994]/64);1)" table:style-name="ce32">
            <text:p>20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72" table:style-name="ce32">
            <text:p>972</text:p>
          </table:table-cell>
          <table:table-cell office:value-type="float" office:value="3.1324218749999999" table:formula="of:=[.B995]*[.C$11]/[.C$12]" table:style-name="ce50">
            <text:p>3.132</text:p>
          </table:table-cell>
          <table:table-cell office:value-type="float" office:value="19.669839089481947" table:formula="of:=[.C995]/[.$E$10]" table:style-name="ce25">
            <text:p>19.670</text:p>
          </table:table-cell>
          <table:table-cell office:value-type="float" office:value="92.679548402887548" table:formula="of:=(10^([.D995]/10))" table:style-name="ce26">
            <text:p>92.6795</text:p>
          </table:table-cell>
          <table:table-cell office:value-type="float" office:value="201.11462003426598" table:formula="of:=[.E995]*[.C$16]" table:style-name="ce51">
            <text:p>201.11</text:p>
          </table:table-cell>
          <table:table-cell office:value-type="float" office:value="201" table:formula="of:=ROUND([.F995];0)" table:style-name="ce32">
            <text:p>201</text:p>
          </table:table-cell>
          <table:table-cell office:value-type="float" office:value="12915.821865426409" table:formula="of:=[.E995]*[.$C$17]" table:style-name="ce51">
            <text:p>12915.82</text:p>
          </table:table-cell>
          <table:table-cell office:value-type="float" office:value="12916" table:formula="of:=ROUND([.H995];0)" table:style-name="ce32">
            <text:p>12916</text:p>
          </table:table-cell>
          <table:table-cell office:value-type="float" office:value="201" table:formula="of:=FLOOR(([.I995]/64);1)" table:style-name="ce32">
            <text:p>20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73" table:style-name="ce32">
            <text:p>973</text:p>
          </table:table-cell>
          <table:table-cell office:value-type="float" office:value="3.1356445312499996" table:formula="of:=[.B996]*[.C$11]/[.C$12]" table:style-name="ce50">
            <text:p>3.136</text:p>
          </table:table-cell>
          <table:table-cell office:value-type="float" office:value="19.690075549450547" table:formula="of:=[.C996]/[.$E$10]" table:style-name="ce25">
            <text:p>19.690</text:p>
          </table:table-cell>
          <table:table-cell office:value-type="float" office:value="93.112407307180305" table:formula="of:=(10^([.D996]/10))" table:style-name="ce26">
            <text:p>93.1124</text:p>
          </table:table-cell>
          <table:table-cell office:value-type="float" office:value="202.05392385658126" table:formula="of:=[.E996]*[.C$16]" table:style-name="ce51">
            <text:p>202.05</text:p>
          </table:table-cell>
          <table:table-cell office:value-type="float" office:value="202" table:formula="of:=ROUND([.F996];0)" table:style-name="ce32">
            <text:p>202</text:p>
          </table:table-cell>
          <table:table-cell office:value-type="float" office:value="12976.145082328649" table:formula="of:=[.E996]*[.$C$17]" table:style-name="ce51">
            <text:p>12976.15</text:p>
          </table:table-cell>
          <table:table-cell office:value-type="float" office:value="12976" table:formula="of:=ROUND([.H996];0)" table:style-name="ce32">
            <text:p>12976</text:p>
          </table:table-cell>
          <table:table-cell office:value-type="float" office:value="202" table:formula="of:=FLOOR(([.I996]/64);1)" table:style-name="ce32">
            <text:p>20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74" table:style-name="ce32">
            <text:p>974</text:p>
          </table:table-cell>
          <table:table-cell office:value-type="float" office:value="3.1388671874999998" table:formula="of:=[.B997]*[.C$11]/[.C$12]" table:style-name="ce50">
            <text:p>3.139</text:p>
          </table:table-cell>
          <table:table-cell office:value-type="float" office:value="19.710312009419152" table:formula="of:=[.C997]/[.$E$10]" table:style-name="ce25">
            <text:p>19.710</text:p>
          </table:table-cell>
          <table:table-cell office:value-type="float" office:value="93.547287874658139" table:formula="of:=(10^([.D997]/10))" table:style-name="ce26">
            <text:p>93.5473</text:p>
          </table:table-cell>
          <table:table-cell office:value-type="float" office:value="202.99761468800816" table:formula="of:=[.E997]*[.C$16]" table:style-name="ce51">
            <text:p>203.00</text:p>
          </table:table-cell>
          <table:table-cell office:value-type="float" office:value="203" table:formula="of:=ROUND([.F997];0)" table:style-name="ce32">
            <text:p>203</text:p>
          </table:table-cell>
          <table:table-cell office:value-type="float" office:value="13036.75003821236" table:formula="of:=[.E997]*[.$C$17]" table:style-name="ce51">
            <text:p>13036.75</text:p>
          </table:table-cell>
          <table:table-cell office:value-type="float" office:value="13037" table:formula="of:=ROUND([.H997];0)" table:style-name="ce32">
            <text:p>13037</text:p>
          </table:table-cell>
          <table:table-cell office:value-type="float" office:value="203" table:formula="of:=FLOOR(([.I997]/64);1)" table:style-name="ce32">
            <text:p>20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75" table:style-name="ce32">
            <text:p>975</text:p>
          </table:table-cell>
          <table:table-cell office:value-type="float" office:value="3.14208984375" table:formula="of:=[.B998]*[.C$11]/[.C$12]" table:style-name="ce50">
            <text:p>3.142</text:p>
          </table:table-cell>
          <table:table-cell office:value-type="float" office:value="19.730548469387756" table:formula="of:=[.C998]/[.$E$10]" table:style-name="ce25">
            <text:p>19.731</text:p>
          </table:table-cell>
          <table:table-cell office:value-type="float" office:value="93.984199547479037" table:formula="of:=(10^([.D998]/10))" table:style-name="ce26">
            <text:p>93.9842</text:p>
          </table:table-cell>
          <table:table-cell office:value-type="float" office:value="203.94571301802949" table:formula="of:=[.E998]*[.C$16]" table:style-name="ce51">
            <text:p>203.95</text:p>
          </table:table-cell>
          <table:table-cell office:value-type="float" office:value="204" table:formula="of:=ROUND([.F998];0)" table:style-name="ce32">
            <text:p>204</text:p>
          </table:table-cell>
          <table:table-cell office:value-type="float" office:value="13097.63804893668" table:formula="of:=[.E998]*[.$C$17]" table:style-name="ce51">
            <text:p>13097.64</text:p>
          </table:table-cell>
          <table:table-cell office:value-type="float" office:value="13098" table:formula="of:=ROUND([.H998];0)" table:style-name="ce32">
            <text:p>13098</text:p>
          </table:table-cell>
          <table:table-cell office:value-type="float" office:value="204" table:formula="of:=FLOOR(([.I998]/64);1)" table:style-name="ce32">
            <text:p>20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76" table:style-name="ce32">
            <text:p>976</text:p>
          </table:table-cell>
          <table:table-cell office:value-type="float" office:value="3.1453124999999997" table:formula="of:=[.B999]*[.C$11]/[.C$12]" table:style-name="ce50">
            <text:p>3.145</text:p>
          </table:table-cell>
          <table:table-cell office:value-type="float" office:value="19.750784929356357" table:formula="of:=[.C999]/[.$E$10]" table:style-name="ce25">
            <text:p>19.751</text:p>
          </table:table-cell>
          <table:table-cell office:value-type="float" office:value="94.423151811899828" table:formula="of:=(10^([.D999]/10))" table:style-name="ce26">
            <text:p>94.4232</text:p>
          </table:table-cell>
          <table:table-cell office:value-type="float" office:value="204.89823943182262" table:formula="of:=[.E999]*[.C$16]" table:style-name="ce51">
            <text:p>204.90</text:p>
          </table:table-cell>
          <table:table-cell office:value-type="float" office:value="205" table:formula="of:=ROUND([.F999];0)" table:style-name="ce32">
            <text:p>205</text:p>
          </table:table-cell>
          <table:table-cell office:value-type="float" office:value="13158.810436506361" table:formula="of:=[.E999]*[.$C$17]" table:style-name="ce51">
            <text:p>13158.81</text:p>
          </table:table-cell>
          <table:table-cell office:value-type="float" office:value="13159" table:formula="of:=ROUND([.H999];0)" table:style-name="ce32">
            <text:p>13159</text:p>
          </table:table-cell>
          <table:table-cell office:value-type="float" office:value="205" table:formula="of:=FLOOR(([.I999]/64);1)" table:style-name="ce32">
            <text:p>20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77" table:style-name="ce32">
            <text:p>977</text:p>
          </table:table-cell>
          <table:table-cell office:value-type="float" office:value="3.1485351562499999" table:formula="of:=[.B1000]*[.C$11]/[.C$12]" table:style-name="ce50">
            <text:p>3.149</text:p>
          </table:table-cell>
          <table:table-cell office:value-type="float" office:value="19.771021389324961" table:formula="of:=[.C1000]/[.$E$10]" table:style-name="ce25">
            <text:p>19.771</text:p>
          </table:table-cell>
          <table:table-cell office:value-type="float" office:value="94.864154198483376" table:formula="of:=(10^([.D1000]/10))" table:style-name="ce26">
            <text:p>94.8642</text:p>
          </table:table-cell>
          <table:table-cell office:value-type="float" office:value="205.85521461070891" table:formula="of:=[.E1000]*[.C$16]" table:style-name="ce51">
            <text:p>205.86</text:p>
          </table:table-cell>
          <table:table-cell office:value-type="float" office:value="206" table:formula="of:=ROUND([.F1000];0)" table:style-name="ce32">
            <text:p>206</text:p>
          </table:table-cell>
          <table:table-cell office:value-type="float" office:value="13220.268529100646" table:formula="of:=[.E1000]*[.$C$17]" table:style-name="ce51">
            <text:p>13220.27</text:p>
          </table:table-cell>
          <table:table-cell office:value-type="float" office:value="13220" table:formula="of:=ROUND([.H1000];0)" table:style-name="ce32">
            <text:p>13220</text:p>
          </table:table-cell>
          <table:table-cell office:value-type="float" office:value="206" table:formula="of:=FLOOR(([.I1000]/64);1)" table:style-name="ce32">
            <text:p>20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78" table:style-name="ce32">
            <text:p>978</text:p>
          </table:table-cell>
          <table:table-cell office:value-type="float" office:value="3.1517578124999996" table:formula="of:=[.B1001]*[.C$11]/[.C$12]" table:style-name="ce50">
            <text:p>3.152</text:p>
          </table:table-cell>
          <table:table-cell office:value-type="float" office:value="19.791257849293562" table:formula="of:=[.C1001]/[.$E$10]" table:style-name="ce25">
            <text:p>19.791</text:p>
          </table:table-cell>
          <table:table-cell office:value-type="float" office:value="95.307216282304822" table:formula="of:=(10^([.D1001]/10))" table:style-name="ce26">
            <text:p>95.3072</text:p>
          </table:table-cell>
          <table:table-cell office:value-type="float" office:value="206.81665933260146" table:formula="of:=[.E1001]*[.C$16]" table:style-name="ce51">
            <text:p>206.82</text:p>
          </table:table-cell>
          <table:table-cell office:value-type="float" office:value="207" table:formula="of:=ROUND([.F1001];0)" table:style-name="ce32">
            <text:p>207</text:p>
          </table:table-cell>
          <table:table-cell office:value-type="float" office:value="13282.013661102001" table:formula="of:=[.E1001]*[.$C$17]" table:style-name="ce51">
            <text:p>13282.01</text:p>
          </table:table-cell>
          <table:table-cell office:value-type="float" office:value="13282" table:formula="of:=ROUND([.H1001];0)" table:style-name="ce32">
            <text:p>13282</text:p>
          </table:table-cell>
          <table:table-cell office:value-type="float" office:value="207" table:formula="of:=FLOOR(([.I1001]/64);1)" table:style-name="ce32">
            <text:p>20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79" table:style-name="ce32">
            <text:p>979</text:p>
          </table:table-cell>
          <table:table-cell office:value-type="float" office:value="3.1549804687499998" table:formula="of:=[.B1002]*[.C$11]/[.C$12]" table:style-name="ce50">
            <text:p>3.155</text:p>
          </table:table-cell>
          <table:table-cell office:value-type="float" office:value="19.811494309262166" table:formula="of:=[.C1002]/[.$E$10]" table:style-name="ce25">
            <text:p>19.811</text:p>
          </table:table-cell>
          <table:table-cell office:value-type="float" office:value="95.752347683159343" table:formula="of:=(10^([.D1002]/10))" table:style-name="ce26">
            <text:p>95.7523</text:p>
          </table:table-cell>
          <table:table-cell office:value-type="float" office:value="207.78259447245577" table:formula="of:=[.E1002]*[.C$16]" table:style-name="ce51">
            <text:p>207.78</text:p>
          </table:table-cell>
          <table:table-cell office:value-type="float" office:value="208" table:formula="of:=ROUND([.F1002];0)" table:style-name="ce32">
            <text:p>208</text:p>
          </table:table-cell>
          <table:table-cell office:value-type="float" office:value="13344.047173125087" table:formula="of:=[.E1002]*[.$C$17]" table:style-name="ce51">
            <text:p>13344.05</text:p>
          </table:table-cell>
          <table:table-cell office:value-type="float" office:value="13344" table:formula="of:=ROUND([.H1002];0)" table:style-name="ce32">
            <text:p>13344</text:p>
          </table:table-cell>
          <table:table-cell office:value-type="float" office:value="208" table:formula="of:=FLOOR(([.I1002]/64);1)" table:style-name="ce32">
            <text:p>20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80" table:style-name="ce32">
            <text:p>980</text:p>
          </table:table-cell>
          <table:table-cell office:value-type="float" office:value="3.158203125" table:formula="of:=[.B1003]*[.C$11]/[.C$12]" table:style-name="ce50">
            <text:p>3.158</text:p>
          </table:table-cell>
          <table:table-cell office:value-type="float" office:value="19.83173076923077" table:formula="of:=[.C1003]/[.$E$10]" table:style-name="ce25">
            <text:p>19.832</text:p>
          </table:table-cell>
          <table:table-cell office:value-type="float" office:value="96.199558065771726" table:formula="of:=(10^([.D1003]/10))" table:style-name="ce26">
            <text:p>96.1996</text:p>
          </table:table-cell>
          <table:table-cell office:value-type="float" office:value="208.75304100272464" table:formula="of:=[.E1003]*[.C$16]" table:style-name="ce51">
            <text:p>208.75</text:p>
          </table:table-cell>
          <table:table-cell office:value-type="float" office:value="209" table:formula="of:=ROUND([.F1003];0)" table:style-name="ce32">
            <text:p>209</text:p>
          </table:table-cell>
          <table:table-cell office:value-type="float" office:value="13406.37041204595" table:formula="of:=[.E1003]*[.$C$17]" table:style-name="ce51">
            <text:p>13406.37</text:p>
          </table:table-cell>
          <table:table-cell office:value-type="float" office:value="13406" table:formula="of:=ROUND([.H1003];0)" table:style-name="ce32">
            <text:p>13406</text:p>
          </table:table-cell>
          <table:table-cell office:value-type="float" office:value="209" table:formula="of:=FLOOR(([.I1003]/64);1)" table:style-name="ce32">
            <text:p>20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81" table:style-name="ce32">
            <text:p>981</text:p>
          </table:table-cell>
          <table:table-cell office:value-type="float" office:value="3.1614257812499997" table:formula="of:=[.B1004]*[.C$11]/[.C$12]" table:style-name="ce50">
            <text:p>3.161</text:p>
          </table:table-cell>
          <table:table-cell office:value-type="float" office:value="19.851967229199371" table:formula="of:=[.C1004]/[.$E$10]" table:style-name="ce25">
            <text:p>19.852</text:p>
          </table:table-cell>
          <table:table-cell office:value-type="float" office:value="96.648857140005063" table:formula="of:=(10^([.D1004]/10))" table:style-name="ce26">
            <text:p>96.6489</text:p>
          </table:table-cell>
          <table:table-cell office:value-type="float" office:value="209.72801999381099" table:formula="of:=[.E1004]*[.C$16]" table:style-name="ce51">
            <text:p>209.73</text:p>
          </table:table-cell>
          <table:table-cell office:value-type="float" office:value="210" table:formula="of:=ROUND([.F1004];0)" table:style-name="ce32">
            <text:p>210</text:p>
          </table:table-cell>
          <table:table-cell office:value-type="float" office:value="13468.984731031107" table:formula="of:=[.E1004]*[.$C$17]" table:style-name="ce51">
            <text:p>13468.98</text:p>
          </table:table-cell>
          <table:table-cell office:value-type="float" office:value="13469" table:formula="of:=ROUND([.H1004];0)" table:style-name="ce32">
            <text:p>13469</text:p>
          </table:table-cell>
          <table:table-cell office:value-type="float" office:value="210" table:formula="of:=FLOOR(([.I1004]/64);1)" table:style-name="ce32">
            <text:p>21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82" table:style-name="ce32">
            <text:p>982</text:p>
          </table:table-cell>
          <table:table-cell office:value-type="float" office:value="3.1646484374999999" table:formula="of:=[.B1005]*[.C$11]/[.C$12]" table:style-name="ce50">
            <text:p>3.165</text:p>
          </table:table-cell>
          <table:table-cell office:value-type="float" office:value="19.872203689167975" table:formula="of:=[.C1005]/[.$E$10]" table:style-name="ce25">
            <text:p>19.872</text:p>
          </table:table-cell>
          <table:table-cell office:value-type="float" office:value="97.100254661073095" table:formula="of:=(10^([.D1005]/10))" table:style-name="ce26">
            <text:p>97.1003</text:p>
          </table:table-cell>
          <table:table-cell office:value-type="float" office:value="210.70755261452859" table:formula="of:=[.E1005]*[.C$16]" table:style-name="ce51">
            <text:p>210.71</text:p>
          </table:table-cell>
          <table:table-cell office:value-type="float" office:value="211" table:formula="of:=ROUND([.F1005];0)" table:style-name="ce32">
            <text:p>211</text:p>
          </table:table-cell>
          <table:table-cell office:value-type="float" office:value="13531.891489567148" table:formula="of:=[.E1005]*[.$C$17]" table:style-name="ce51">
            <text:p>13531.89</text:p>
          </table:table-cell>
          <table:table-cell office:value-type="float" office:value="13532" table:formula="of:=ROUND([.H1005];0)" table:style-name="ce32">
            <text:p>13532</text:p>
          </table:table-cell>
          <table:table-cell office:value-type="float" office:value="211" table:formula="of:=FLOOR(([.I1005]/64);1)" table:style-name="ce32">
            <text:p>21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83" table:style-name="ce32">
            <text:p>983</text:p>
          </table:table-cell>
          <table:table-cell office:value-type="float" office:value="3.1678710937499996" table:formula="of:=[.B1006]*[.C$11]/[.C$12]" table:style-name="ce50">
            <text:p>3.168</text:p>
          </table:table-cell>
          <table:table-cell office:value-type="float" office:value="19.892440149136576" table:formula="of:=[.C1006]/[.$E$10]" table:style-name="ce25">
            <text:p>19.892</text:p>
          </table:table-cell>
          <table:table-cell office:value-type="float" office:value="97.553760429750639" table:formula="of:=(10^([.D1006]/10))" table:style-name="ce26">
            <text:p>97.5538</text:p>
          </table:table-cell>
          <table:table-cell office:value-type="float" office:value="211.69166013255887" table:formula="of:=[.E1006]*[.C$16]" table:style-name="ce51">
            <text:p>211.69</text:p>
          </table:table-cell>
          <table:table-cell office:value-type="float" office:value="212" table:formula="of:=ROUND([.F1006];0)" table:style-name="ce32">
            <text:p>212</text:p>
          </table:table-cell>
          <table:table-cell office:value-type="float" office:value="13595.092053490051" table:formula="of:=[.E1006]*[.$C$17]" table:style-name="ce51">
            <text:p>13595.09</text:p>
          </table:table-cell>
          <table:table-cell office:value-type="float" office:value="13595" table:formula="of:=ROUND([.H1006];0)" table:style-name="ce32">
            <text:p>13595</text:p>
          </table:table-cell>
          <table:table-cell office:value-type="float" office:value="212" table:formula="of:=FLOOR(([.I1006]/64);1)" table:style-name="ce32">
            <text:p>21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84" table:style-name="ce32">
            <text:p>984</text:p>
          </table:table-cell>
          <table:table-cell office:value-type="float" office:value="3.1710937499999998" table:formula="of:=[.B1007]*[.C$11]/[.C$12]" table:style-name="ce50">
            <text:p>3.171</text:p>
          </table:table-cell>
          <table:table-cell office:value-type="float" office:value="19.91267660910518" table:formula="of:=[.C1007]/[.$E$10]" table:style-name="ce25">
            <text:p>19.913</text:p>
          </table:table-cell>
          <table:table-cell office:value-type="float" office:value="98.009384292586972" table:formula="of:=(10^([.D1007]/10))" table:style-name="ce26">
            <text:p>98.0094</text:p>
          </table:table-cell>
          <table:table-cell office:value-type="float" office:value="212.68036391491373" table:formula="of:=[.E1007]*[.C$16]" table:style-name="ce51">
            <text:p>212.68</text:p>
          </table:table-cell>
          <table:table-cell office:value-type="float" office:value="213" table:formula="of:=ROUND([.F1007];0)" table:style-name="ce32">
            <text:p>213</text:p>
          </table:table-cell>
          <table:table-cell office:value-type="float" office:value="13658.587795014922" table:formula="of:=[.E1007]*[.$C$17]" table:style-name="ce51">
            <text:p>13658.59</text:p>
          </table:table-cell>
          <table:table-cell office:value-type="float" office:value="13659" table:formula="of:=ROUND([.H1007];0)" table:style-name="ce32">
            <text:p>13659</text:p>
          </table:table-cell>
          <table:table-cell office:value-type="float" office:value="213" table:formula="of:=FLOOR(([.I1007]/64);1)" table:style-name="ce32">
            <text:p>21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85" table:style-name="ce32">
            <text:p>985</text:p>
          </table:table-cell>
          <table:table-cell office:value-type="float" office:value="3.17431640625" table:formula="of:=[.B1008]*[.C$11]/[.C$12]" table:style-name="ce50">
            <text:p>3.174</text:p>
          </table:table-cell>
          <table:table-cell office:value-type="float" office:value="19.932913069073784" table:formula="of:=[.C1008]/[.$E$10]" table:style-name="ce25">
            <text:p>19.933</text:p>
          </table:table-cell>
          <table:table-cell office:value-type="float" office:value="98.46713614211987" table:formula="of:=(10^([.D1008]/10))" table:style-name="ce26">
            <text:p>98.4671</text:p>
          </table:table-cell>
          <table:table-cell office:value-type="float" office:value="213.67368542840012" table:formula="of:=[.E1008]*[.C$16]" table:style-name="ce51">
            <text:p>213.67</text:p>
          </table:table-cell>
          <table:table-cell office:value-type="float" office:value="214" table:formula="of:=ROUND([.F1008];0)" table:style-name="ce32">
            <text:p>214</text:p>
          </table:table-cell>
          <table:table-cell office:value-type="float" office:value="13722.380092765827" table:formula="of:=[.E1008]*[.$C$17]" table:style-name="ce51">
            <text:p>13722.38</text:p>
          </table:table-cell>
          <table:table-cell office:value-type="float" office:value="13722" table:formula="of:=ROUND([.H1008];0)" table:style-name="ce32">
            <text:p>13722</text:p>
          </table:table-cell>
          <table:table-cell office:value-type="float" office:value="214" table:formula="of:=FLOOR(([.I1008]/64);1)" table:style-name="ce32">
            <text:p>21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86" table:style-name="ce32">
            <text:p>986</text:p>
          </table:table-cell>
          <table:table-cell office:value-type="float" office:value="3.1775390624999997" table:formula="of:=[.B1009]*[.C$11]/[.C$12]" table:style-name="ce50">
            <text:p>3.178</text:p>
          </table:table-cell>
          <table:table-cell office:value-type="float" office:value="19.953149529042385" table:formula="of:=[.C1009]/[.$E$10]" table:style-name="ce25">
            <text:p>19.953</text:p>
          </table:table-cell>
          <table:table-cell office:value-type="float" office:value="98.92702591708975" table:formula="of:=(10^([.D1009]/10))" table:style-name="ce26">
            <text:p>98.9270</text:p>
          </table:table-cell>
          <table:table-cell office:value-type="float" office:value="214.67164624008475" table:formula="of:=[.E1009]*[.C$16]" table:style-name="ce51">
            <text:p>214.67</text:p>
          </table:table-cell>
          <table:table-cell office:value-type="float" office:value="215" table:formula="of:=ROUND([.F1009];0)" table:style-name="ce32">
            <text:p>215</text:p>
          </table:table-cell>
          <table:table-cell office:value-type="float" office:value="13786.470331805629" table:formula="of:=[.E1009]*[.$C$17]" table:style-name="ce51">
            <text:p>13786.47</text:p>
          </table:table-cell>
          <table:table-cell office:value-type="float" office:value="13786" table:formula="of:=ROUND([.H1009];0)" table:style-name="ce32">
            <text:p>13786</text:p>
          </table:table-cell>
          <table:table-cell office:value-type="float" office:value="215" table:formula="of:=FLOOR(([.I1009]/64);1)" table:style-name="ce32">
            <text:p>21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87" table:style-name="ce32">
            <text:p>987</text:p>
          </table:table-cell>
          <table:table-cell office:value-type="float" office:value="3.1807617187499999" table:formula="of:=[.B1010]*[.C$11]/[.C$12]" table:style-name="ce50">
            <text:p>3.181</text:p>
          </table:table-cell>
          <table:table-cell office:value-type="float" office:value="19.973385989010989" table:formula="of:=[.C1010]/[.$E$10]" table:style-name="ce25">
            <text:p>19.973</text:p>
          </table:table-cell>
          <table:table-cell office:value-type="float" office:value="99.389063602656179" table:formula="of:=(10^([.D1010]/10))" table:style-name="ce26">
            <text:p>99.3891</text:p>
          </table:table-cell>
          <table:table-cell office:value-type="float" office:value="215.67426801776389" table:formula="of:=[.E1010]*[.C$16]" table:style-name="ce51">
            <text:p>215.67</text:p>
          </table:table-cell>
          <table:table-cell office:value-type="float" office:value="216" table:formula="of:=ROUND([.F1010];0)" table:style-name="ce32">
            <text:p>216</text:p>
          </table:table-cell>
          <table:table-cell office:value-type="float" office:value="13850.859903666167" table:formula="of:=[.E1010]*[.$C$17]" table:style-name="ce51">
            <text:p>13850.86</text:p>
          </table:table-cell>
          <table:table-cell office:value-type="float" office:value="13851" table:formula="of:=ROUND([.H1010];0)" table:style-name="ce32">
            <text:p>13851</text:p>
          </table:table-cell>
          <table:table-cell office:value-type="float" office:value="216" table:formula="of:=FLOOR(([.I1010]/64);1)" table:style-name="ce32">
            <text:p>21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88" table:style-name="ce32">
            <text:p>988</text:p>
          </table:table-cell>
          <table:table-cell office:value-type="float" office:value="3.1839843749999996" table:formula="of:=[.B1011]*[.C$11]/[.C$12]" table:style-name="ce50">
            <text:p>3.184</text:p>
          </table:table-cell>
          <table:table-cell office:value-type="float" office:value="19.99362244897959" table:formula="of:=[.C1011]/[.$E$10]" table:style-name="ce25">
            <text:p>19.994</text:p>
          </table:table-cell>
          <table:table-cell office:value-type="float" office:value="99.853259230613929" table:formula="of:=(10^([.D1011]/10))" table:style-name="ce26">
            <text:p>99.8533</text:p>
          </table:table-cell>
          <table:table-cell office:value-type="float" office:value="216.68157253043222" table:formula="of:=[.E1011]*[.C$16]" table:style-name="ce51">
            <text:p>216.68</text:p>
          </table:table-cell>
          <table:table-cell office:value-type="float" office:value="217" table:formula="of:=ROUND([.F1011];0)" table:style-name="ce32">
            <text:p>217</text:p>
          </table:table-cell>
          <table:table-cell office:value-type="float" office:value="13915.550206378359" table:formula="of:=[.E1011]*[.$C$17]" table:style-name="ce51">
            <text:p>13915.55</text:p>
          </table:table-cell>
          <table:table-cell office:value-type="float" office:value="13916" table:formula="of:=ROUND([.H1011];0)" table:style-name="ce32">
            <text:p>13916</text:p>
          </table:table-cell>
          <table:table-cell office:value-type="float" office:value="217" table:formula="of:=FLOOR(([.I1011]/64);1)" table:style-name="ce32">
            <text:p>21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89" table:style-name="ce32">
            <text:p>989</text:p>
          </table:table-cell>
          <table:table-cell office:value-type="float" office:value="3.1872070312499998" table:formula="of:=[.B1012]*[.C$11]/[.C$12]" table:style-name="ce50">
            <text:p>3.187</text:p>
          </table:table-cell>
          <table:table-cell office:value-type="float" office:value="20.013858908948194" table:formula="of:=[.C1012]/[.$E$10]" table:style-name="ce25">
            <text:p>20.014</text:p>
          </table:table-cell>
          <table:table-cell office:value-type="float" office:value="100.31962287961156" table:formula="of:=(10^([.D1012]/10))" table:style-name="ce26">
            <text:p>100.3196</text:p>
          </table:table-cell>
          <table:table-cell office:value-type="float" office:value="217.69358164875706" table:formula="of:=[.E1012]*[.C$16]" table:style-name="ce51">
            <text:p>217.69</text:p>
          </table:table-cell>
          <table:table-cell office:value-type="float" office:value="218" table:formula="of:=ROUND([.F1012];0)" table:style-name="ce32">
            <text:p>218</text:p>
          </table:table-cell>
          <table:table-cell office:value-type="float" office:value="13980.542644502668" table:formula="of:=[.E1012]*[.$C$17]" table:style-name="ce51">
            <text:p>13980.54</text:p>
          </table:table-cell>
          <table:table-cell office:value-type="float" office:value="13981" table:formula="of:=ROUND([.H1012];0)" table:style-name="ce32">
            <text:p>13981</text:p>
          </table:table-cell>
          <table:table-cell office:value-type="float" office:value="218" table:formula="of:=FLOOR(([.I1012]/64);1)" table:style-name="ce32">
            <text:p>21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90" table:style-name="ce32">
            <text:p>990</text:p>
          </table:table-cell>
          <table:table-cell office:value-type="float" office:value="3.1904296875" table:formula="of:=[.B1013]*[.C$11]/[.C$12]" table:style-name="ce50">
            <text:p>3.190</text:p>
          </table:table-cell>
          <table:table-cell office:value-type="float" office:value="20.034095368916798" table:formula="of:=[.C1013]/[.$E$10]" table:style-name="ce25">
            <text:p>20.034</text:p>
          </table:table-cell>
          <table:table-cell office:value-type="float" office:value="100.78816467536966" table:formula="of:=(10^([.D1013]/10))" table:style-name="ce26">
            <text:p>100.7882</text:p>
          </table:table-cell>
          <table:table-cell office:value-type="float" office:value="218.71031734555214" table:formula="of:=[.E1013]*[.C$16]" table:style-name="ce51">
            <text:p>218.71</text:p>
          </table:table-cell>
          <table:table-cell office:value-type="float" office:value="219" table:formula="of:=ROUND([.F1013];0)" table:style-name="ce32">
            <text:p>219</text:p>
          </table:table-cell>
          <table:table-cell office:value-type="float" office:value="14045.838629159516" table:formula="of:=[.E1013]*[.$C$17]" table:style-name="ce51">
            <text:p>14045.84</text:p>
          </table:table-cell>
          <table:table-cell office:value-type="float" office:value="14046" table:formula="of:=ROUND([.H1013];0)" table:style-name="ce32">
            <text:p>14046</text:p>
          </table:table-cell>
          <table:table-cell office:value-type="float" office:value="219" table:formula="of:=FLOOR(([.I1013]/64);1)" table:style-name="ce32">
            <text:p>21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91" table:style-name="ce32">
            <text:p>991</text:p>
          </table:table-cell>
          <table:table-cell office:value-type="float" office:value="3.1936523437499997" table:formula="of:=[.B1014]*[.C$11]/[.C$12]" table:style-name="ce50">
            <text:p>3.194</text:p>
          </table:table-cell>
          <table:table-cell office:value-type="float" office:value="20.054331828885399" table:formula="of:=[.C1014]/[.$E$10]" table:style-name="ce25">
            <text:p>20.054</text:p>
          </table:table-cell>
          <table:table-cell office:value-type="float" office:value="101.25889479090053" table:formula="of:=(10^([.D1014]/10))" table:style-name="ce26">
            <text:p>101.2589</text:p>
          </table:table-cell>
          <table:table-cell office:value-type="float" office:value="219.73180169625414" table:formula="of:=[.E1014]*[.C$16]" table:style-name="ce51">
            <text:p>219.73</text:p>
          </table:table-cell>
          <table:table-cell office:value-type="float" office:value="220" table:formula="of:=ROUND([.F1014];0)" table:style-name="ce32">
            <text:p>220</text:p>
          </table:table-cell>
          <table:table-cell office:value-type="float" office:value="14111.439578059899" table:formula="of:=[.E1014]*[.$C$17]" table:style-name="ce51">
            <text:p>14111.44</text:p>
          </table:table-cell>
          <table:table-cell office:value-type="float" office:value="14111" table:formula="of:=ROUND([.H1014];0)" table:style-name="ce32">
            <text:p>14111</text:p>
          </table:table-cell>
          <table:table-cell office:value-type="float" office:value="220" table:formula="of:=FLOOR(([.I1014]/64);1)" table:style-name="ce32">
            <text:p>22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92" table:style-name="ce32">
            <text:p>992</text:p>
          </table:table-cell>
          <table:table-cell office:value-type="float" office:value="3.1968749999999999" table:formula="of:=[.B1015]*[.C$11]/[.C$12]" table:style-name="ce50">
            <text:p>3.197</text:p>
          </table:table-cell>
          <table:table-cell office:value-type="float" office:value="20.074568288854003" table:formula="of:=[.C1015]/[.$E$10]" table:style-name="ce25">
            <text:p>20.075</text:p>
          </table:table-cell>
          <table:table-cell office:value-type="float" office:value="101.73182344673026" table:formula="of:=(10^([.D1015]/10))" table:style-name="ce26">
            <text:p>101.7318</text:p>
          </table:table-cell>
          <table:table-cell office:value-type="float" office:value="220.75805687940465" table:formula="of:=[.E1015]*[.C$16]" table:style-name="ce51">
            <text:p>220.76</text:p>
          </table:table-cell>
          <table:table-cell office:value-type="float" office:value="221" table:formula="of:=ROUND([.F1015];0)" table:style-name="ce32">
            <text:p>221</text:p>
          </table:table-cell>
          <table:table-cell office:value-type="float" office:value="14177.346915536331" table:formula="of:=[.E1015]*[.$C$17]" table:style-name="ce51">
            <text:p>14177.35</text:p>
          </table:table-cell>
          <table:table-cell office:value-type="float" office:value="14177" table:formula="of:=ROUND([.H1015];0)" table:style-name="ce32">
            <text:p>14177</text:p>
          </table:table-cell>
          <table:table-cell office:value-type="float" office:value="221" table:formula="of:=FLOOR(([.I1015]/64);1)" table:style-name="ce32">
            <text:p>22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93" table:style-name="ce32">
            <text:p>993</text:p>
          </table:table-cell>
          <table:table-cell office:value-type="float" office:value="3.2000976562499996" table:formula="of:=[.B1016]*[.C$11]/[.C$12]" table:style-name="ce50">
            <text:p>3.200</text:p>
          </table:table-cell>
          <table:table-cell office:value-type="float" office:value="20.094804748822604" table:formula="of:=[.C1016]/[.$E$10]" table:style-name="ce25">
            <text:p>20.095</text:p>
          </table:table-cell>
          <table:table-cell office:value-type="float" office:value="102.20696091111914" table:formula="of:=(10^([.D1016]/10))" table:style-name="ce26">
            <text:p>102.2070</text:p>
          </table:table-cell>
          <table:table-cell office:value-type="float" office:value="221.78910517712853" table:formula="of:=[.E1016]*[.C$16]" table:style-name="ce51">
            <text:p>221.79</text:p>
          </table:table-cell>
          <table:table-cell office:value-type="float" office:value="222" table:formula="of:=ROUND([.F1016];0)" table:style-name="ce32">
            <text:p>222</text:p>
          </table:table-cell>
          <table:table-cell office:value-type="float" office:value="14243.562072573564" table:formula="of:=[.E1016]*[.$C$17]" table:style-name="ce51">
            <text:p>14243.56</text:p>
          </table:table-cell>
          <table:table-cell office:value-type="float" office:value="14244" table:formula="of:=ROUND([.H1016];0)" table:style-name="ce32">
            <text:p>14244</text:p>
          </table:table-cell>
          <table:table-cell office:value-type="float" office:value="222" table:formula="of:=FLOOR(([.I1016]/64);1)" table:style-name="ce32">
            <text:p>22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94" table:style-name="ce32">
            <text:p>994</text:p>
          </table:table-cell>
          <table:table-cell office:value-type="float" office:value="3.2033203124999998" table:formula="of:=[.B1017]*[.C$11]/[.C$12]" table:style-name="ce50">
            <text:p>3.203</text:p>
          </table:table-cell>
          <table:table-cell office:value-type="float" office:value="20.115041208791208" table:formula="of:=[.C1017]/[.$E$10]" table:style-name="ce25">
            <text:p>20.115</text:p>
          </table:table-cell>
          <table:table-cell office:value-type="float" office:value="102.68431750028537" table:formula="of:=(10^([.D1017]/10))" table:style-name="ce26">
            <text:p>102.6843</text:p>
          </table:table-cell>
          <table:table-cell office:value-type="float" office:value="222.82496897561924" table:formula="of:=[.E1017]*[.C$16]" table:style-name="ce51">
            <text:p>222.82</text:p>
          </table:table-cell>
          <table:table-cell office:value-type="float" office:value="223" table:formula="of:=ROUND([.F1017];0)" table:style-name="ce32">
            <text:p>223</text:p>
          </table:table-cell>
          <table:table-cell office:value-type="float" office:value="14310.086486839771" table:formula="of:=[.E1017]*[.$C$17]" table:style-name="ce51">
            <text:p>14310.09</text:p>
          </table:table-cell>
          <table:table-cell office:value-type="float" office:value="14310" table:formula="of:=ROUND([.H1017];0)" table:style-name="ce32">
            <text:p>14310</text:p>
          </table:table-cell>
          <table:table-cell office:value-type="float" office:value="223" table:formula="of:=FLOOR(([.I1017]/64);1)" table:style-name="ce32">
            <text:p>22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95" table:style-name="ce32">
            <text:p>995</text:p>
          </table:table-cell>
          <table:table-cell office:value-type="float" office:value="3.20654296875" table:formula="of:=[.B1018]*[.C$11]/[.C$12]" table:style-name="ce50">
            <text:p>3.207</text:p>
          </table:table-cell>
          <table:table-cell office:value-type="float" office:value="20.135277668759812" table:formula="of:=[.C1018]/[.$E$10]" table:style-name="ce25">
            <text:p>20.135</text:p>
          </table:table-cell>
          <table:table-cell office:value-type="float" office:value="103.16390357862925" table:formula="of:=(10^([.D1018]/10))" table:style-name="ce26">
            <text:p>103.1639</text:p>
          </table:table-cell>
          <table:table-cell office:value-type="float" office:value="223.86567076562545" table:formula="of:=[.E1018]*[.C$16]" table:style-name="ce51">
            <text:p>223.87</text:p>
          </table:table-cell>
          <table:table-cell office:value-type="float" office:value="224" table:formula="of:=ROUND([.F1018];0)" table:style-name="ce32">
            <text:p>224</text:p>
          </table:table-cell>
          <table:table-cell office:value-type="float" office:value="14376.921602717774" table:formula="of:=[.E1018]*[.$C$17]" table:style-name="ce51">
            <text:p>14376.92</text:p>
          </table:table-cell>
          <table:table-cell office:value-type="float" office:value="14377" table:formula="of:=ROUND([.H1018];0)" table:style-name="ce32">
            <text:p>14377</text:p>
          </table:table-cell>
          <table:table-cell office:value-type="float" office:value="224" table:formula="of:=FLOOR(([.I1018]/64);1)" table:style-name="ce32">
            <text:p>22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96" table:style-name="ce32">
            <text:p>996</text:p>
          </table:table-cell>
          <table:table-cell office:value-type="float" office:value="3.2097656249999997" table:formula="of:=[.B1019]*[.C$11]/[.C$12]" table:style-name="ce50">
            <text:p>3.210</text:p>
          </table:table-cell>
          <table:table-cell office:value-type="float" office:value="20.155514128728413" table:formula="of:=[.C1019]/[.$E$10]" table:style-name="ce25">
            <text:p>20.156</text:p>
          </table:table-cell>
          <table:table-cell office:value-type="float" office:value="103.64572955895748" table:formula="of:=(10^([.D1019]/10))" table:style-name="ce26">
            <text:p>103.6457</text:p>
          </table:table-cell>
          <table:table-cell office:value-type="float" office:value="224.91123314293773" table:formula="of:=[.E1019]*[.C$16]" table:style-name="ce51">
            <text:p>224.91</text:p>
          </table:table-cell>
          <table:table-cell office:value-type="float" office:value="225" table:formula="of:=ROUND([.F1019];0)" table:style-name="ce32">
            <text:p>225</text:p>
          </table:table-cell>
          <table:table-cell office:value-type="float" office:value="14444.068871336316" table:formula="of:=[.E1019]*[.$C$17]" table:style-name="ce51">
            <text:p>14444.07</text:p>
          </table:table-cell>
          <table:table-cell office:value-type="float" office:value="14444" table:formula="of:=ROUND([.H1019];0)" table:style-name="ce32">
            <text:p>14444</text:p>
          </table:table-cell>
          <table:table-cell office:value-type="float" office:value="225" table:formula="of:=FLOOR(([.I1019]/64);1)" table:style-name="ce32">
            <text:p>22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97" table:style-name="ce32">
            <text:p>997</text:p>
          </table:table-cell>
          <table:table-cell office:value-type="float" office:value="3.2129882812499999" table:formula="of:=[.B1020]*[.C$11]/[.C$12]" table:style-name="ce50">
            <text:p>3.213</text:p>
          </table:table-cell>
          <table:table-cell office:value-type="float" office:value="20.175750588697017" table:formula="of:=[.C1020]/[.$E$10]" table:style-name="ce25">
            <text:p>20.176</text:p>
          </table:table-cell>
          <table:table-cell office:value-type="float" office:value="104.12980590271019" table:formula="of:=(10^([.D1020]/10))" table:style-name="ce26">
            <text:p>104.1298</text:p>
          </table:table-cell>
          <table:table-cell office:value-type="float" office:value="225.96167880888109" table:formula="of:=[.E1020]*[.C$16]" table:style-name="ce51">
            <text:p>225.96</text:p>
          </table:table-cell>
          <table:table-cell office:value-type="float" office:value="226" table:formula="of:=ROUND([.F1020];0)" table:style-name="ce32">
            <text:p>226</text:p>
          </table:table-cell>
          <table:table-cell office:value-type="float" office:value="14511.529750601694" table:formula="of:=[.E1020]*[.$C$17]" table:style-name="ce51">
            <text:p>14511.53</text:p>
          </table:table-cell>
          <table:table-cell office:value-type="float" office:value="14512" table:formula="of:=ROUND([.H1020];0)" table:style-name="ce32">
            <text:p>14512</text:p>
          </table:table-cell>
          <table:table-cell office:value-type="float" office:value="226" table:formula="of:=FLOOR(([.I1020]/64);1)" table:style-name="ce32">
            <text:p>22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98" table:style-name="ce32">
            <text:p>998</text:p>
          </table:table-cell>
          <table:table-cell office:value-type="float" office:value="3.2162109374999996" table:formula="of:=[.B1021]*[.C$11]/[.C$12]" table:style-name="ce50">
            <text:p>3.216</text:p>
          </table:table-cell>
          <table:table-cell office:value-type="float" office:value="20.195987048665618" table:formula="of:=[.C1021]/[.$E$10]" table:style-name="ce25">
            <text:p>20.196</text:p>
          </table:table-cell>
          <table:table-cell office:value-type="float" office:value="104.61614312018676" table:formula="of:=(10^([.D1021]/10))" table:style-name="ce26">
            <text:p>104.6161</text:p>
          </table:table-cell>
          <table:table-cell office:value-type="float" office:value="227.01703057080528" table:formula="of:=[.E1021]*[.C$16]" table:style-name="ce51">
            <text:p>227.02</text:p>
          </table:table-cell>
          <table:table-cell office:value-type="float" office:value="227" table:formula="of:=ROUND([.F1021];0)" table:style-name="ce32">
            <text:p>227</text:p>
          </table:table-cell>
          <table:table-cell office:value-type="float" office:value="14579.305705229228" table:formula="of:=[.E1021]*[.$C$17]" table:style-name="ce51">
            <text:p>14579.31</text:p>
          </table:table-cell>
          <table:table-cell office:value-type="float" office:value="14579" table:formula="of:=ROUND([.H1021];0)" table:style-name="ce32">
            <text:p>14579</text:p>
          </table:table-cell>
          <table:table-cell office:value-type="float" office:value="227" table:formula="of:=FLOOR(([.I1021]/64);1)" table:style-name="ce32">
            <text:p>22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99" table:style-name="ce32">
            <text:p>999</text:p>
          </table:table-cell>
          <table:table-cell office:value-type="float" office:value="3.2194335937499998" table:formula="of:=[.B1022]*[.C$11]/[.C$12]" table:style-name="ce50">
            <text:p>3.219</text:p>
          </table:table-cell>
          <table:table-cell office:value-type="float" office:value="20.216223508634222" table:formula="of:=[.C1022]/[.$E$10]" table:style-name="ce25">
            <text:p>20.216</text:p>
          </table:table-cell>
          <table:table-cell office:value-type="float" office:value="105.10475177077581" table:formula="of:=(10^([.D1022]/10))" table:style-name="ce26">
            <text:p>105.1048</text:p>
          </table:table-cell>
          <table:table-cell office:value-type="float" office:value="228.0773113425835" table:formula="of:=[.E1022]*[.C$16]" table:style-name="ce51">
            <text:p>228.08</text:p>
          </table:table-cell>
          <table:table-cell office:value-type="float" office:value="228" table:formula="of:=ROUND([.F1022];0)" table:style-name="ce32">
            <text:p>228</text:p>
          </table:table-cell>
          <table:table-cell office:value-type="float" office:value="14647.398206775319" table:formula="of:=[.E1022]*[.$C$17]" table:style-name="ce51">
            <text:p>14647.40</text:p>
          </table:table-cell>
          <table:table-cell office:value-type="float" office:value="14647" table:formula="of:=ROUND([.H1022];0)" table:style-name="ce32">
            <text:p>14647</text:p>
          </table:table-cell>
          <table:table-cell office:value-type="float" office:value="228" table:formula="of:=FLOOR(([.I1022]/64);1)" table:style-name="ce32">
            <text:p>22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00" table:style-name="ce32">
            <text:p>1000</text:p>
          </table:table-cell>
          <table:table-cell office:value-type="float" office:value="3.22265625" table:formula="of:=[.B1023]*[.C$11]/[.C$12]" table:style-name="ce50">
            <text:p>3.223</text:p>
          </table:table-cell>
          <table:table-cell office:value-type="float" office:value="20.236459968602826" table:formula="of:=[.C1023]/[.$E$10]" table:style-name="ce25">
            <text:p>20.236</text:p>
          </table:table-cell>
          <table:table-cell office:value-type="float" office:value="105.59564246318278" table:formula="of:=(10^([.D1023]/10))" table:style-name="ce26">
            <text:p>105.5956</text:p>
          </table:table-cell>
          <table:table-cell office:value-type="float" office:value="229.14254414510663" table:formula="of:=[.E1023]*[.C$16]" table:style-name="ce51">
            <text:p>229.14</text:p>
          </table:table-cell>
          <table:table-cell office:value-type="float" office:value="229" table:formula="of:=ROUND([.F1023];0)" table:style-name="ce32">
            <text:p>229</text:p>
          </table:table-cell>
          <table:table-cell office:value-type="float" office:value="14715.808733669155" table:formula="of:=[.E1023]*[.$C$17]" table:style-name="ce51">
            <text:p>14715.81</text:p>
          </table:table-cell>
          <table:table-cell office:value-type="float" office:value="14716" table:formula="of:=ROUND([.H1023];0)" table:style-name="ce32">
            <text:p>14716</text:p>
          </table:table-cell>
          <table:table-cell office:value-type="float" office:value="229" table:formula="of:=FLOOR(([.I1023]/64);1)" table:style-name="ce32">
            <text:p>22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01" table:style-name="ce32">
            <text:p>1001</text:p>
          </table:table-cell>
          <table:table-cell office:value-type="float" office:value="3.2258789062499997" table:formula="of:=[.B1024]*[.C$11]/[.C$12]" table:style-name="ce50">
            <text:p>3.226</text:p>
          </table:table-cell>
          <table:table-cell office:value-type="float" office:value="20.256696428571427" table:formula="of:=[.C1024]/[.$E$10]" table:style-name="ce25">
            <text:p>20.257</text:p>
          </table:table-cell>
          <table:table-cell office:value-type="float" office:value="106.08882585566109" table:formula="of:=(10^([.D1024]/10))" table:style-name="ce26">
            <text:p>106.0888</text:p>
          </table:table-cell>
          <table:table-cell office:value-type="float" office:value="230.21275210678454" table:formula="of:=[.E1024]*[.C$16]" table:style-name="ce51">
            <text:p>230.21</text:p>
          </table:table-cell>
          <table:table-cell office:value-type="float" office:value="230" table:formula="of:=ROUND([.F1024];0)" table:style-name="ce32">
            <text:p>230</text:p>
          </table:table-cell>
          <table:table-cell office:value-type="float" office:value="14784.53877124493" table:formula="of:=[.E1024]*[.$C$17]" table:style-name="ce51">
            <text:p>14784.54</text:p>
          </table:table-cell>
          <table:table-cell office:value-type="float" office:value="14785" table:formula="of:=ROUND([.H1024];0)" table:style-name="ce32">
            <text:p>14785</text:p>
          </table:table-cell>
          <table:table-cell office:value-type="float" office:value="231" table:formula="of:=FLOOR(([.I1024]/64);1)" table:style-name="ce32">
            <text:p>23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02" table:style-name="ce32">
            <text:p>1002</text:p>
          </table:table-cell>
          <table:table-cell office:value-type="float" office:value="3.2291015624999999" table:formula="of:=[.B1025]*[.C$11]/[.C$12]" table:style-name="ce50">
            <text:p>3.229</text:p>
          </table:table-cell>
          <table:table-cell office:value-type="float" office:value="20.276932888540031" table:formula="of:=[.C1025]/[.$E$10]" table:style-name="ce25">
            <text:p>20.277</text:p>
          </table:table-cell>
          <table:table-cell office:value-type="float" office:value="106.58431265624367" table:formula="of:=(10^([.D1025]/10))" table:style-name="ce26">
            <text:p>106.5843</text:p>
          </table:table-cell>
          <table:table-cell office:value-type="float" office:value="231.28795846404876" table:formula="of:=[.E1025]*[.C$16]" table:style-name="ce51">
            <text:p>231.29</text:p>
          </table:table-cell>
          <table:table-cell office:value-type="float" office:value="231" table:formula="of:=ROUND([.F1025];0)" table:style-name="ce32">
            <text:p>231</text:p>
          </table:table-cell>
          <table:table-cell office:value-type="float" office:value="14853.58981177412" table:formula="of:=[.E1025]*[.$C$17]" table:style-name="ce51">
            <text:p>14853.59</text:p>
          </table:table-cell>
          <table:table-cell office:value-type="float" office:value="14854" table:formula="of:=ROUND([.H1025];0)" table:style-name="ce32">
            <text:p>14854</text:p>
          </table:table-cell>
          <table:table-cell office:value-type="float" office:value="232" table:formula="of:=FLOOR(([.I1025]/64);1)" table:style-name="ce32">
            <text:p>23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03" table:style-name="ce32">
            <text:p>1003</text:p>
          </table:table-cell>
          <table:table-cell office:value-type="float" office:value="3.2323242187499996" table:formula="of:=[.B1026]*[.C$11]/[.C$12]" table:style-name="ce50">
            <text:p>3.232</text:p>
          </table:table-cell>
          <table:table-cell office:value-type="float" office:value="20.297169348508632" table:formula="of:=[.C1026]/[.$E$10]" table:style-name="ce25">
            <text:p>20.297</text:p>
          </table:table-cell>
          <table:table-cell office:value-type="float" office:value="107.08211362297486" table:formula="of:=(10^([.D1026]/10))" table:style-name="ce26">
            <text:p>107.0821</text:p>
          </table:table-cell>
          <table:table-cell office:value-type="float" office:value="232.36818656185542" table:formula="of:=[.E1026]*[.C$16]" table:style-name="ce51">
            <text:p>232.37</text:p>
          </table:table-cell>
          <table:table-cell office:value-type="float" office:value="232" table:formula="of:=ROUND([.F1026];0)" table:style-name="ce32">
            <text:p>232</text:p>
          </table:table-cell>
          <table:table-cell office:value-type="float" office:value="14922.963354497777" table:formula="of:=[.E1026]*[.$C$17]" table:style-name="ce51">
            <text:p>14922.96</text:p>
          </table:table-cell>
          <table:table-cell office:value-type="float" office:value="14923" table:formula="of:=ROUND([.H1026];0)" table:style-name="ce32">
            <text:p>14923</text:p>
          </table:table-cell>
          <table:table-cell office:value-type="float" office:value="233" table:formula="of:=FLOOR(([.I1026]/64);1)" table:style-name="ce32">
            <text:p>23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04" table:style-name="ce32">
            <text:p>1004</text:p>
          </table:table-cell>
          <table:table-cell office:value-type="float" office:value="3.2355468749999998" table:formula="of:=[.B1027]*[.C$11]/[.C$12]" table:style-name="ce50">
            <text:p>3.236</text:p>
          </table:table-cell>
          <table:table-cell office:value-type="float" office:value="20.317405808477236" table:formula="of:=[.C1027]/[.$E$10]" table:style-name="ce25">
            <text:p>20.317</text:p>
          </table:table-cell>
          <table:table-cell office:value-type="float" office:value="107.58223956414473" table:formula="of:=(10^([.D1027]/10))" table:style-name="ce26">
            <text:p>107.5822</text:p>
          </table:table-cell>
          <table:table-cell office:value-type="float" office:value="233.45345985419405" table:formula="of:=[.E1027]*[.C$16]" table:style-name="ce51">
            <text:p>233.45</text:p>
          </table:table-cell>
          <table:table-cell office:value-type="float" office:value="233" table:formula="of:=ROUND([.F1027];0)" table:style-name="ce32">
            <text:p>233</text:p>
          </table:table-cell>
          <table:table-cell office:value-type="float" office:value="14992.660905659211" table:formula="of:=[.E1027]*[.$C$17]" table:style-name="ce51">
            <text:p>14992.66</text:p>
          </table:table-cell>
          <table:table-cell office:value-type="float" office:value="14993" table:formula="of:=ROUND([.H1027];0)" table:style-name="ce32">
            <text:p>14993</text:p>
          </table:table-cell>
          <table:table-cell office:value-type="float" office:value="234" table:formula="of:=FLOOR(([.I1027]/64);1)" table:style-name="ce32">
            <text:p>23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05" table:style-name="ce32">
            <text:p>1005</text:p>
          </table:table-cell>
          <table:table-cell office:value-type="float" office:value="3.23876953125" table:formula="of:=[.B1028]*[.C$11]/[.C$12]" table:style-name="ce50">
            <text:p>3.239</text:p>
          </table:table-cell>
          <table:table-cell office:value-type="float" office:value="20.33764226844584" table:formula="of:=[.C1028]/[.$E$10]" table:style-name="ce25">
            <text:p>20.338</text:p>
          </table:table-cell>
          <table:table-cell office:value-type="float" office:value="108.08470133852303" table:formula="of:=(10^([.D1028]/10))" table:style-name="ce26">
            <text:p>108.0847</text:p>
          </table:table-cell>
          <table:table-cell office:value-type="float" office:value="234.54380190459497" table:formula="of:=[.E1028]*[.C$16]" table:style-name="ce51">
            <text:p>234.54</text:p>
          </table:table-cell>
          <table:table-cell office:value-type="float" office:value="235" table:formula="of:=ROUND([.F1028];0)" table:style-name="ce32">
            <text:p>235</text:p>
          </table:table-cell>
          <table:table-cell office:value-type="float" office:value="15062.683978536572" table:formula="of:=[.E1028]*[.$C$17]" table:style-name="ce51">
            <text:p>15062.68</text:p>
          </table:table-cell>
          <table:table-cell office:value-type="float" office:value="15063" table:formula="of:=ROUND([.H1028];0)" table:style-name="ce32">
            <text:p>15063</text:p>
          </table:table-cell>
          <table:table-cell office:value-type="float" office:value="235" table:formula="of:=FLOOR(([.I1028]/64);1)" table:style-name="ce32">
            <text:p>23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06" table:style-name="ce32">
            <text:p>1006</text:p>
          </table:table-cell>
          <table:table-cell office:value-type="float" office:value="3.2419921874999997" table:formula="of:=[.B1029]*[.C$11]/[.C$12]" table:style-name="ce50">
            <text:p>3.242</text:p>
          </table:table-cell>
          <table:table-cell office:value-type="float" office:value="20.357878728414441" table:formula="of:=[.C1029]/[.$E$10]" table:style-name="ce25">
            <text:p>20.358</text:p>
          </table:table-cell>
          <table:table-cell office:value-type="float" office:value="108.58950985559534" table:formula="of:=(10^([.D1029]/10))" table:style-name="ce26">
            <text:p>108.5895</text:p>
          </table:table-cell>
          <table:table-cell office:value-type="float" office:value="235.63923638664187" table:formula="of:=[.E1029]*[.C$16]" table:style-name="ce51">
            <text:p>235.64</text:p>
          </table:table-cell>
          <table:table-cell office:value-type="float" office:value="236" table:formula="of:=ROUND([.F1029];0)" table:style-name="ce32">
            <text:p>236</text:p>
          </table:table-cell>
          <table:table-cell office:value-type="float" office:value="15133.034093475768" table:formula="of:=[.E1029]*[.$C$17]" table:style-name="ce51">
            <text:p>15133.03</text:p>
          </table:table-cell>
          <table:table-cell office:value-type="float" office:value="15133" table:formula="of:=ROUND([.H1029];0)" table:style-name="ce32">
            <text:p>15133</text:p>
          </table:table-cell>
          <table:table-cell office:value-type="float" office:value="236" table:formula="of:=FLOOR(([.I1029]/64);1)" table:style-name="ce32">
            <text:p>23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07" table:style-name="ce32">
            <text:p>1007</text:p>
          </table:table-cell>
          <table:table-cell office:value-type="float" office:value="3.2452148437499999" table:formula="of:=[.B1030]*[.C$11]/[.C$12]" table:style-name="ce50">
            <text:p>3.245</text:p>
          </table:table-cell>
          <table:table-cell office:value-type="float" office:value="20.378115188383045" table:formula="of:=[.C1030]/[.$E$10]" table:style-name="ce25">
            <text:p>20.378</text:p>
          </table:table-cell>
          <table:table-cell office:value-type="float" office:value="109.09667607580003" table:formula="of:=(10^([.D1030]/10))" table:style-name="ce26">
            <text:p>109.0967</text:p>
          </table:table-cell>
          <table:table-cell office:value-type="float" office:value="236.73978708448607" table:formula="of:=[.E1030]*[.C$16]" table:style-name="ce51">
            <text:p>236.74</text:p>
          </table:table-cell>
          <table:table-cell office:value-type="float" office:value="237" table:formula="of:=ROUND([.F1030];0)" table:style-name="ce32">
            <text:p>237</text:p>
          </table:table-cell>
          <table:table-cell office:value-type="float" office:value="15203.712777923494" table:formula="of:=[.E1030]*[.$C$17]" table:style-name="ce51">
            <text:p>15203.71</text:p>
          </table:table-cell>
          <table:table-cell office:value-type="float" office:value="15204" table:formula="of:=ROUND([.H1030];0)" table:style-name="ce32">
            <text:p>15204</text:p>
          </table:table-cell>
          <table:table-cell office:value-type="float" office:value="237" table:formula="of:=FLOOR(([.I1030]/64);1)" table:style-name="ce32">
            <text:p>23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08" table:style-name="ce32">
            <text:p>1008</text:p>
          </table:table-cell>
          <table:table-cell office:value-type="float" office:value="3.2484374999999996" table:formula="of:=[.B1031]*[.C$11]/[.C$12]" table:style-name="ce50">
            <text:p>3.248</text:p>
          </table:table-cell>
          <table:table-cell office:value-type="float" office:value="20.398351648351646" table:formula="of:=[.C1031]/[.$E$10]" table:style-name="ce25">
            <text:p>20.398</text:p>
          </table:table-cell>
          <table:table-cell office:value-type="float" office:value="109.60621101076612" table:formula="of:=(10^([.D1031]/10))" table:style-name="ce26">
            <text:p>109.6062</text:p>
          </table:table-cell>
          <table:table-cell office:value-type="float" office:value="237.84547789336247" table:formula="of:=[.E1031]*[.C$16]" table:style-name="ce51">
            <text:p>237.85</text:p>
          </table:table-cell>
          <table:table-cell office:value-type="float" office:value="238" table:formula="of:=ROUND([.F1031];0)" table:style-name="ce32">
            <text:p>238</text:p>
          </table:table-cell>
          <table:table-cell office:value-type="float" office:value="15274.721566460368" table:formula="of:=[.E1031]*[.$C$17]" table:style-name="ce51">
            <text:p>15274.72</text:p>
          </table:table-cell>
          <table:table-cell office:value-type="float" office:value="15275" table:formula="of:=ROUND([.H1031];0)" table:style-name="ce32">
            <text:p>15275</text:p>
          </table:table-cell>
          <table:table-cell office:value-type="float" office:value="238" table:formula="of:=FLOOR(([.I1031]/64);1)" table:style-name="ce32">
            <text:p>23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09" table:style-name="ce32">
            <text:p>1009</text:p>
          </table:table-cell>
          <table:table-cell office:value-type="float" office:value="3.2516601562499998" table:formula="of:=[.B1032]*[.C$11]/[.C$12]" table:style-name="ce50">
            <text:p>3.252</text:p>
          </table:table-cell>
          <table:table-cell office:value-type="float" office:value="20.41858810832025" table:formula="of:=[.C1032]/[.$E$10]" table:style-name="ce25">
            <text:p>20.419</text:p>
          </table:table-cell>
          <table:table-cell office:value-type="float" office:value="110.11812572355211" table:formula="of:=(10^([.D1032]/10))" table:style-name="ce26">
            <text:p>110.1181</text:p>
          </table:table-cell>
          <table:table-cell office:value-type="float" office:value="238.95633282010809" table:formula="of:=[.E1032]*[.C$16]" table:style-name="ce51">
            <text:p>238.96</text:p>
          </table:table-cell>
          <table:table-cell office:value-type="float" office:value="239" table:formula="of:=ROUND([.F1032];0)" table:style-name="ce32">
            <text:p>239</text:p>
          </table:table-cell>
          <table:table-cell office:value-type="float" office:value="15346.062000834223" table:formula="of:=[.E1032]*[.$C$17]" table:style-name="ce51">
            <text:p>15346.06</text:p>
          </table:table-cell>
          <table:table-cell office:value-type="float" office:value="15346" table:formula="of:=ROUND([.H1032];0)" table:style-name="ce32">
            <text:p>15346</text:p>
          </table:table-cell>
          <table:table-cell office:value-type="float" office:value="239" table:formula="of:=FLOOR(([.I1032]/64);1)" table:style-name="ce32">
            <text:p>239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10" table:style-name="ce32">
            <text:p>1010</text:p>
          </table:table-cell>
          <table:table-cell office:value-type="float" office:value="3.2548828125" table:formula="of:=[.B1033]*[.C$11]/[.C$12]" table:style-name="ce50">
            <text:p>3.255</text:p>
          </table:table-cell>
          <table:table-cell office:value-type="float" office:value="20.438824568288855" table:formula="of:=[.C1033]/[.$E$10]" table:style-name="ce25">
            <text:p>20.439</text:p>
          </table:table-cell>
          <table:table-cell office:value-type="float" office:value="110.63243132888653" table:formula="of:=(10^([.D1033]/10))" table:style-name="ce26">
            <text:p>110.6324</text:p>
          </table:table-cell>
          <table:table-cell office:value-type="float" office:value="240.07237598368374" table:formula="of:=[.E1033]*[.C$16]" table:style-name="ce51">
            <text:p>240.07</text:p>
          </table:table-cell>
          <table:table-cell office:value-type="float" office:value="240" table:formula="of:=ROUND([.F1033];0)" table:style-name="ce32">
            <text:p>240</text:p>
          </table:table-cell>
          <table:table-cell office:value-type="float" office:value="15417.735629993627" table:formula="of:=[.E1033]*[.$C$17]" table:style-name="ce51">
            <text:p>15417.74</text:p>
          </table:table-cell>
          <table:table-cell office:value-type="float" office:value="15418" table:formula="of:=ROUND([.H1033];0)" table:style-name="ce32">
            <text:p>15418</text:p>
          </table:table-cell>
          <table:table-cell office:value-type="float" office:value="240" table:formula="of:=FLOOR(([.I1033]/64);1)" table:style-name="ce32">
            <text:p>24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11" table:style-name="ce32">
            <text:p>1011</text:p>
          </table:table-cell>
          <table:table-cell office:value-type="float" office:value="3.2581054687499997" table:formula="of:=[.B1034]*[.C$11]/[.C$12]" table:style-name="ce50">
            <text:p>3.258</text:p>
          </table:table-cell>
          <table:table-cell office:value-type="float" office:value="20.459061028257455" table:formula="of:=[.C1034]/[.$E$10]" table:style-name="ce25">
            <text:p>20.459</text:p>
          </table:table-cell>
          <table:table-cell office:value-type="float" office:value="111.14913899340901" table:formula="of:=(10^([.D1034]/10))" table:style-name="ce26">
            <text:p>111.1491</text:p>
          </table:table-cell>
          <table:table-cell office:value-type="float" office:value="241.19363161569754" table:formula="of:=[.E1034]*[.C$16]" table:style-name="ce51">
            <text:p>241.19</text:p>
          </table:table-cell>
          <table:table-cell office:value-type="float" office:value="241" table:formula="of:=ROUND([.F1034];0)" table:style-name="ce32">
            <text:p>241</text:p>
          </table:table-cell>
          <table:table-cell office:value-type="float" office:value="15489.744010121482" table:formula="of:=[.E1034]*[.$C$17]" table:style-name="ce51">
            <text:p>15489.74</text:p>
          </table:table-cell>
          <table:table-cell office:value-type="float" office:value="15490" table:formula="of:=ROUND([.H1034];0)" table:style-name="ce32">
            <text:p>15490</text:p>
          </table:table-cell>
          <table:table-cell office:value-type="float" office:value="242" table:formula="of:=FLOOR(([.I1034]/64);1)" table:style-name="ce32">
            <text:p>24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12" table:style-name="ce32">
            <text:p>1012</text:p>
          </table:table-cell>
          <table:table-cell office:value-type="float" office:value="3.2613281249999999" table:formula="of:=[.B1035]*[.C$11]/[.C$12]" table:style-name="ce50">
            <text:p>3.261</text:p>
          </table:table-cell>
          <table:table-cell office:value-type="float" office:value="20.479297488226059" table:formula="of:=[.C1035]/[.$E$10]" table:style-name="ce25">
            <text:p>20.479</text:p>
          </table:table-cell>
          <table:table-cell office:value-type="float" office:value="111.6682599359132" table:formula="of:=(10^([.D1035]/10))" table:style-name="ce26">
            <text:p>111.6683</text:p>
          </table:table-cell>
          <table:table-cell office:value-type="float" office:value="242.32012406093162" table:formula="of:=[.E1035]*[.C$16]" table:style-name="ce51">
            <text:p>242.32</text:p>
          </table:table-cell>
          <table:table-cell office:value-type="float" office:value="242" table:formula="of:=ROUND([.F1035];0)" table:style-name="ce32">
            <text:p>242</text:p>
          </table:table-cell>
          <table:table-cell office:value-type="float" office:value="15562.088704668864" table:formula="of:=[.E1035]*[.$C$17]" table:style-name="ce51">
            <text:p>15562.09</text:p>
          </table:table-cell>
          <table:table-cell office:value-type="float" office:value="15562" table:formula="of:=ROUND([.H1035];0)" table:style-name="ce32">
            <text:p>15562</text:p>
          </table:table-cell>
          <table:table-cell office:value-type="float" office:value="243" table:formula="of:=FLOOR(([.I1035]/64);1)" table:style-name="ce32">
            <text:p>24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13" table:style-name="ce32">
            <text:p>1013</text:p>
          </table:table-cell>
          <table:table-cell office:value-type="float" office:value="3.2645507812499996" table:formula="of:=[.B1036]*[.C$11]/[.C$12]" table:style-name="ce50">
            <text:p>3.265</text:p>
          </table:table-cell>
          <table:table-cell office:value-type="float" office:value="20.49953394819466" table:formula="of:=[.C1036]/[.$E$10]" table:style-name="ce25">
            <text:p>20.500</text:p>
          </table:table-cell>
          <table:table-cell office:value-type="float" office:value="112.18980542758956" table:formula="of:=(10^([.D1036]/10))" table:style-name="ce26">
            <text:p>112.1898</text:p>
          </table:table-cell>
          <table:table-cell office:value-type="float" office:value="243.45187777786933" table:formula="of:=[.E1036]*[.C$16]" table:style-name="ce51">
            <text:p>243.45</text:p>
          </table:table-cell>
          <table:table-cell office:value-type="float" office:value="243" table:formula="of:=ROUND([.F1036];0)" table:style-name="ce32">
            <text:p>243</text:p>
          </table:table-cell>
          <table:table-cell office:value-type="float" office:value="15634.771284388882" table:formula="of:=[.E1036]*[.$C$17]" table:style-name="ce51">
            <text:p>15634.77</text:p>
          </table:table-cell>
          <table:table-cell office:value-type="float" office:value="15635" table:formula="of:=ROUND([.H1036];0)" table:style-name="ce32">
            <text:p>15635</text:p>
          </table:table-cell>
          <table:table-cell office:value-type="float" office:value="244" table:formula="of:=FLOOR(([.I1036]/64);1)" table:style-name="ce32">
            <text:p>24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14" table:style-name="ce32">
            <text:p>1014</text:p>
          </table:table-cell>
          <table:table-cell office:value-type="float" office:value="3.2677734374999998" table:formula="of:=[.B1037]*[.C$11]/[.C$12]" table:style-name="ce50">
            <text:p>3.268</text:p>
          </table:table-cell>
          <table:table-cell office:value-type="float" office:value="20.519770408163264" table:formula="of:=[.C1037]/[.$E$10]" table:style-name="ce25">
            <text:p>20.520</text:p>
          </table:table-cell>
          <table:table-cell office:value-type="float" office:value="112.71378679227088" table:formula="of:=(10^([.D1037]/10))" table:style-name="ce26">
            <text:p>112.7138</text:p>
          </table:table-cell>
          <table:table-cell office:value-type="float" office:value="244.58891733922781" table:formula="of:=[.E1037]*[.C$16]" table:style-name="ce51">
            <text:p>244.59</text:p>
          </table:table-cell>
          <table:table-cell office:value-type="float" office:value="245" table:formula="of:=ROUND([.F1037];0)" table:style-name="ce32">
            <text:p>245</text:p>
          </table:table-cell>
          <table:table-cell office:value-type="float" office:value="15707.793327370871" table:formula="of:=[.E1037]*[.$C$17]" table:style-name="ce51">
            <text:p>15707.79</text:p>
          </table:table-cell>
          <table:table-cell office:value-type="float" office:value="15708" table:formula="of:=ROUND([.H1037];0)" table:style-name="ce32">
            <text:p>15708</text:p>
          </table:table-cell>
          <table:table-cell office:value-type="float" office:value="245" table:formula="of:=FLOOR(([.I1037]/64);1)" table:style-name="ce32">
            <text:p>24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15" table:style-name="ce32">
            <text:p>1015</text:p>
          </table:table-cell>
          <table:table-cell office:value-type="float" office:value="3.27099609375" table:formula="of:=[.B1038]*[.C$11]/[.C$12]" table:style-name="ce50">
            <text:p>3.271</text:p>
          </table:table-cell>
          <table:table-cell office:value-type="float" office:value="20.540006868131869" table:formula="of:=[.C1038]/[.$E$10]" table:style-name="ce25">
            <text:p>20.540</text:p>
          </table:table-cell>
          <table:table-cell office:value-type="float" office:value="113.24021540667788" table:formula="of:=(10^([.D1038]/10))" table:style-name="ce26">
            <text:p>113.2402</text:p>
          </table:table-cell>
          <table:table-cell office:value-type="float" office:value="245.73126743249099" table:formula="of:=[.E1038]*[.C$16]" table:style-name="ce51">
            <text:p>245.73</text:p>
          </table:table-cell>
          <table:table-cell office:value-type="float" office:value="246" table:formula="of:=ROUND([.F1038];0)" table:style-name="ce32">
            <text:p>246</text:p>
          </table:table-cell>
          <table:table-cell office:value-type="float" office:value="15781.15641907463" table:formula="of:=[.E1038]*[.$C$17]" table:style-name="ce51">
            <text:p>15781.16</text:p>
          </table:table-cell>
          <table:table-cell office:value-type="float" office:value="15781" table:formula="of:=ROUND([.H1038];0)" table:style-name="ce32">
            <text:p>15781</text:p>
          </table:table-cell>
          <table:table-cell office:value-type="float" office:value="246" table:formula="of:=FLOOR(([.I1038]/64);1)" table:style-name="ce32">
            <text:p>246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16" table:style-name="ce32">
            <text:p>1016</text:p>
          </table:table-cell>
          <table:table-cell office:value-type="float" office:value="3.2742187499999997" table:formula="of:=[.B1039]*[.C$11]/[.C$12]" table:style-name="ce50">
            <text:p>3.274</text:p>
          </table:table-cell>
          <table:table-cell office:value-type="float" office:value="20.560243328100469" table:formula="of:=[.C1039]/[.$E$10]" table:style-name="ce25">
            <text:p>20.560</text:p>
          </table:table-cell>
          <table:table-cell office:value-type="float" office:value="113.76910270066551" table:formula="of:=(10^([.D1039]/10))" table:style-name="ce26">
            <text:p>113.7691</text:p>
          </table:table-cell>
          <table:table-cell office:value-type="float" office:value="246.87895286044414" table:formula="of:=[.E1039]*[.C$16]" table:style-name="ce51">
            <text:p>246.88</text:p>
          </table:table-cell>
          <table:table-cell office:value-type="float" office:value="247" table:formula="of:=ROUND([.F1039];0)" table:style-name="ce32">
            <text:p>247</text:p>
          </table:table-cell>
          <table:table-cell office:value-type="float" office:value="15854.862152364747" table:formula="of:=[.E1039]*[.$C$17]" table:style-name="ce51">
            <text:p>15854.86</text:p>
          </table:table-cell>
          <table:table-cell office:value-type="float" office:value="15855" table:formula="of:=ROUND([.H1039];0)" table:style-name="ce32">
            <text:p>15855</text:p>
          </table:table-cell>
          <table:table-cell office:value-type="float" office:value="247" table:formula="of:=FLOOR(([.I1039]/64);1)" table:style-name="ce32">
            <text:p>247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17" table:style-name="ce32">
            <text:p>1017</text:p>
          </table:table-cell>
          <table:table-cell office:value-type="float" office:value="3.2774414062499999" table:formula="of:=[.B1040]*[.C$11]/[.C$12]" table:style-name="ce50">
            <text:p>3.277</text:p>
          </table:table-cell>
          <table:table-cell office:value-type="float" office:value="20.580479788069074" table:formula="of:=[.C1040]/[.$E$10]" table:style-name="ce25">
            <text:p>20.580</text:p>
          </table:table-cell>
          <table:table-cell office:value-type="float" office:value="114.3004601574725" table:formula="of:=(10^([.D1040]/10))" table:style-name="ce26">
            <text:p>114.3005</text:p>
          </table:table-cell>
          <table:table-cell office:value-type="float" office:value="248.03199854171532" table:formula="of:=[.E1040]*[.C$16]" table:style-name="ce51">
            <text:p>248.03</text:p>
          </table:table-cell>
          <table:table-cell office:value-type="float" office:value="248" table:formula="of:=ROUND([.F1040];0)" table:style-name="ce32">
            <text:p>248</text:p>
          </table:table-cell>
          <table:table-cell office:value-type="float" office:value="15928.912127545369" table:formula="of:=[.E1040]*[.$C$17]" table:style-name="ce51">
            <text:p>15928.91</text:p>
          </table:table-cell>
          <table:table-cell office:value-type="float" office:value="15929" table:formula="of:=ROUND([.H1040];0)" table:style-name="ce32">
            <text:p>15929</text:p>
          </table:table-cell>
          <table:table-cell office:value-type="float" office:value="248" table:formula="of:=FLOOR(([.I1040]/64);1)" table:style-name="ce32">
            <text:p>248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18" table:style-name="ce32">
            <text:p>1018</text:p>
          </table:table-cell>
          <table:table-cell office:value-type="float" office:value="3.2806640624999996" table:formula="of:=[.B1041]*[.C$11]/[.C$12]" table:style-name="ce50">
            <text:p>3.281</text:p>
          </table:table-cell>
          <table:table-cell office:value-type="float" office:value="20.600716248037674" table:formula="of:=[.C1041]/[.$E$10]" table:style-name="ce25">
            <text:p>20.601</text:p>
          </table:table-cell>
          <table:table-cell office:value-type="float" office:value="114.8342993139694" table:formula="of:=(10^([.D1041]/10))" table:style-name="ce26">
            <text:p>114.8343</text:p>
          </table:table-cell>
          <table:table-cell office:value-type="float" office:value="249.19042951131357" table:formula="of:=[.E1041]*[.C$16]" table:style-name="ce51">
            <text:p>249.19</text:p>
          </table:table-cell>
          <table:table-cell office:value-type="float" office:value="249" table:formula="of:=ROUND([.F1041];0)" table:style-name="ce32">
            <text:p>249</text:p>
          </table:table-cell>
          <table:table-cell office:value-type="float" office:value="16003.307952394776" table:formula="of:=[.E1041]*[.$C$17]" table:style-name="ce51">
            <text:p>16003.31</text:p>
          </table:table-cell>
          <table:table-cell office:value-type="float" office:value="16003" table:formula="of:=ROUND([.H1041];0)" table:style-name="ce32">
            <text:p>16003</text:p>
          </table:table-cell>
          <table:table-cell office:value-type="float" office:value="250" table:formula="of:=FLOOR(([.I1041]/64);1)" table:style-name="ce32">
            <text:p>250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19" table:style-name="ce32">
            <text:p>1019</text:p>
          </table:table-cell>
          <table:table-cell office:value-type="float" office:value="3.2838867187499998" table:formula="of:=[.B1042]*[.C$11]/[.C$12]" table:style-name="ce50">
            <text:p>3.284</text:p>
          </table:table-cell>
          <table:table-cell office:value-type="float" office:value="20.620952708006278" table:formula="of:=[.C1042]/[.$E$10]" table:style-name="ce25">
            <text:p>20.621</text:p>
          </table:table-cell>
          <table:table-cell office:value-type="float" office:value="115.37063176090999" table:formula="of:=(10^([.D1042]/10))" table:style-name="ce26">
            <text:p>115.3706</text:p>
          </table:table-cell>
          <table:table-cell office:value-type="float" office:value="250.35427092117467" table:formula="of:=[.E1042]*[.C$16]" table:style-name="ce51">
            <text:p>250.35</text:p>
          </table:table-cell>
          <table:table-cell office:value-type="float" office:value="250" table:formula="of:=ROUND([.F1042];0)" table:style-name="ce32">
            <text:p>250</text:p>
          </table:table-cell>
          <table:table-cell office:value-type="float" office:value="16078.051242200418" table:formula="of:=[.E1042]*[.$C$17]" table:style-name="ce51">
            <text:p>16078.05</text:p>
          </table:table-cell>
          <table:table-cell office:value-type="float" office:value="16078" table:formula="of:=ROUND([.H1042];0)" table:style-name="ce32">
            <text:p>16078</text:p>
          </table:table-cell>
          <table:table-cell office:value-type="float" office:value="251" table:formula="of:=FLOOR(([.I1042]/64);1)" table:style-name="ce32">
            <text:p>251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20" table:style-name="ce32">
            <text:p>1020</text:p>
          </table:table-cell>
          <table:table-cell office:value-type="float" office:value="3.287109375" table:formula="of:=[.B1043]*[.C$11]/[.C$12]" table:style-name="ce50">
            <text:p>3.287</text:p>
          </table:table-cell>
          <table:table-cell office:value-type="float" office:value="20.641189167974883" table:formula="of:=[.C1043]/[.$E$10]" table:style-name="ce25">
            <text:p>20.641</text:p>
          </table:table-cell>
          <table:table-cell office:value-type="float" office:value="115.90946914318228" table:formula="of:=(10^([.D1043]/10))" table:style-name="ce26">
            <text:p>115.9095</text:p>
          </table:table-cell>
          <table:table-cell office:value-type="float" office:value="251.52354804070555" table:formula="of:=[.E1043]*[.C$16]" table:style-name="ce51">
            <text:p>251.52</text:p>
          </table:table-cell>
          <table:table-cell office:value-type="float" office:value="252" table:formula="of:=ROUND([.F1043];0)" table:style-name="ce32">
            <text:p>252</text:p>
          </table:table-cell>
          <table:table-cell office:value-type="float" office:value="16153.143619793884" table:formula="of:=[.E1043]*[.$C$17]" table:style-name="ce51">
            <text:p>16153.14</text:p>
          </table:table-cell>
          <table:table-cell office:value-type="float" office:value="16153" table:formula="of:=ROUND([.H1043];0)" table:style-name="ce32">
            <text:p>16153</text:p>
          </table:table-cell>
          <table:table-cell office:value-type="float" office:value="252" table:formula="of:=FLOOR(([.I1043]/64);1)" table:style-name="ce32">
            <text:p>252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21" table:style-name="ce32">
            <text:p>1021</text:p>
          </table:table-cell>
          <table:table-cell office:value-type="float" office:value="3.2903320312499997" table:formula="of:=[.B1044]*[.C$11]/[.C$12]" table:style-name="ce50">
            <text:p>3.290</text:p>
          </table:table-cell>
          <table:table-cell office:value-type="float" office:value="20.661425627943483" table:formula="of:=[.C1044]/[.$E$10]" table:style-name="ce25">
            <text:p>20.661</text:p>
          </table:table-cell>
          <table:table-cell office:value-type="float" office:value="116.45082316006146" table:formula="of:=(10^([.D1044]/10))" table:style-name="ce26">
            <text:p>116.4508</text:p>
          </table:table-cell>
          <table:table-cell office:value-type="float" office:value="252.69828625733336" table:formula="of:=[.E1044]*[.C$16]" table:style-name="ce51">
            <text:p>252.70</text:p>
          </table:table-cell>
          <table:table-cell office:value-type="float" office:value="253" table:formula="of:=ROUND([.F1044];0)" table:style-name="ce32">
            <text:p>253</text:p>
          </table:table-cell>
          <table:table-cell office:value-type="float" office:value="16228.586715586167" table:formula="of:=[.E1044]*[.$C$17]" table:style-name="ce51">
            <text:p>16228.59</text:p>
          </table:table-cell>
          <table:table-cell office:value-type="float" office:value="16229" table:formula="of:=ROUND([.H1044];0)" table:style-name="ce32">
            <text:p>16229</text:p>
          </table:table-cell>
          <table:table-cell office:value-type="float" office:value="253" table:formula="of:=FLOOR(([.I1044]/64);1)" table:style-name="ce32">
            <text:p>253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22" table:style-name="ce32">
            <text:p>1022</text:p>
          </table:table-cell>
          <table:table-cell office:value-type="float" office:value="3.2935546874999999" table:formula="of:=[.B1045]*[.C$11]/[.C$12]" table:style-name="ce50">
            <text:p>3.294</text:p>
          </table:table-cell>
          <table:table-cell office:value-type="float" office:value="20.681662087912088" table:formula="of:=[.C1045]/[.$E$10]" table:style-name="ce25">
            <text:p>20.682</text:p>
          </table:table-cell>
          <table:table-cell office:value-type="float" office:value="116.99470556546484" table:formula="of:=(10^([.D1045]/10))" table:style-name="ce26">
            <text:p>116.9947</text:p>
          </table:table-cell>
          <table:table-cell office:value-type="float" office:value="253.8785110770587" table:formula="of:=[.E1045]*[.C$16]" table:style-name="ce51">
            <text:p>253.88</text:p>
          </table:table-cell>
          <table:table-cell office:value-type="float" office:value="254" table:formula="of:=ROUND([.F1045];0)" table:style-name="ce32">
            <text:p>254</text:p>
          </table:table-cell>
          <table:table-cell office:value-type="float" office:value="16304.382167603182" table:formula="of:=[.E1045]*[.$C$17]" table:style-name="ce51">
            <text:p>16304.38</text:p>
          </table:table-cell>
          <table:table-cell office:value-type="float" office:value="16304" table:formula="of:=ROUND([.H1045];0)" table:style-name="ce32">
            <text:p>16304</text:p>
          </table:table-cell>
          <table:table-cell office:value-type="float" office:value="254" table:formula="of:=FLOOR(([.I1045]/64);1)" table:style-name="ce32">
            <text:p>254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23" table:style-name="ce32">
            <text:p>1023</text:p>
          </table:table-cell>
          <table:table-cell office:value-type="float" office:value="3.2967773437499996" table:formula="of:=[.B1046]*[.C$11]/[.C$12]" table:style-name="ce50">
            <text:p>3.297</text:p>
          </table:table-cell>
          <table:table-cell office:value-type="float" office:value="20.701898547880688" table:formula="of:=[.C1046]/[.$E$10]" table:style-name="ce25">
            <text:p>20.702</text:p>
          </table:table-cell>
          <table:table-cell office:value-type="float" office:value="117.54112816820523" table:formula="of:=(10^([.D1046]/10))" table:style-name="ce26">
            <text:p>117.5411</text:p>
          </table:table-cell>
          <table:table-cell office:value-type="float" office:value="255.06424812500535" table:formula="of:=[.E1046]*[.C$16]" table:style-name="ce51">
            <text:p>255.06</text:p>
          </table:table-cell>
          <table:table-cell office:value-type="float" office:value="255" table:formula="of:=ROUND([.F1046];0)" table:style-name="ce32">
            <text:p>255</text:p>
          </table:table-cell>
          <table:table-cell office:value-type="float" office:value="16380.531621521082" table:formula="of:=[.E1046]*[.$C$17]" table:style-name="ce51">
            <text:p>16380.53</text:p>
          </table:table-cell>
          <table:table-cell office:value-type="float" office:value="16381" table:formula="of:=ROUND([.H1046];0)" table:style-name="ce32">
            <text:p>16381</text:p>
          </table:table-cell>
          <table:table-cell office:value-type="float" office:value="255" table:formula="of:=FLOOR(([.I1046]/64);1)" table:style-name="ce32">
            <text:p>255</text:p>
          </table:table-cell>
          <table:table-cell office:value-type="string" table:style-name="ce3">
            <text:p><text:s text:c="2"/></text:p>
          </table:table-cell>
          <table:table-cell table:number-columns-repeated="16373"/>
        </table:table-row>
        <table:table-row table:number-rows-repeated="1047530" table:style-name="ro6">
          <table:table-cell table:number-columns-repeated="16384"/>
        </table:table-row>
      </table:table>
      <table:table table:name="h14_data" table:style-name="ta3">
        <table:table-column table:style-name="co4" table:default-cell-style-name="ce1"/>
        <table:table-column table:style-name="co12" table:default-cell-style-name="ce1"/>
        <table:table-column table:style-name="co4" table:number-columns-repeated="16382" table:default-cell-style-name="ce1"/>
        <table:table-row table:style-name="ro6">
          <table:table-cell office:value-type="string" table:style-name="ce56">
            <text:p>//<text:s/></text:p>
          </table:table-cell>
          <table:table-cell office:value-type="string" table:style-name="ce56">
            <text:p>// AD8318 span of 508mv &amp; 16383 FS I/O</text:p>
          </table:table-cell>
          <table:table-cell table:number-columns-repeated="16382"/>
        </table:table-row>
        <table:table-row table:style-name="ro2">
          <table:table-cell office:value-type="float" office:value="139" table:formula="of:=['LUT-calcs'.I23]" table:style-name="ce1">
            <text:p>13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0" table:formula="of:=['LUT-calcs'.I24]" table:style-name="ce1">
            <text:p>14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1" table:formula="of:=['LUT-calcs'.I25]" table:style-name="ce1">
            <text:p>14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1" table:formula="of:=['LUT-calcs'.I26]" table:style-name="ce1">
            <text:p>14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2" table:formula="of:=['LUT-calcs'.I27]" table:style-name="ce1">
            <text:p>14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3" table:formula="of:=['LUT-calcs'.I28]" table:style-name="ce1">
            <text:p>14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3" table:formula="of:=['LUT-calcs'.I29]" table:style-name="ce1">
            <text:p>14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4" table:formula="of:=['LUT-calcs'.I30]" table:style-name="ce1">
            <text:p>14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5" table:formula="of:=['LUT-calcs'.I31]" table:style-name="ce1">
            <text:p>14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5" table:formula="of:=['LUT-calcs'.I32]" table:style-name="ce1">
            <text:p>14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6" table:formula="of:=['LUT-calcs'.I33]" table:style-name="ce1">
            <text:p>14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7" table:formula="of:=['LUT-calcs'.I34]" table:style-name="ce1">
            <text:p>14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7" table:formula="of:=['LUT-calcs'.I35]" table:style-name="ce1">
            <text:p>14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8" table:formula="of:=['LUT-calcs'.I36]" table:style-name="ce1">
            <text:p>14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9" table:formula="of:=['LUT-calcs'.I37]" table:style-name="ce1">
            <text:p>14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9" table:formula="of:=['LUT-calcs'.I38]" table:style-name="ce1">
            <text:p>14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0" table:formula="of:=['LUT-calcs'.I39]" table:style-name="ce1">
            <text:p>15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1" table:formula="of:=['LUT-calcs'.I40]" table:style-name="ce1">
            <text:p>15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2" table:formula="of:=['LUT-calcs'.I41]" table:style-name="ce1">
            <text:p>15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2" table:formula="of:=['LUT-calcs'.I42]" table:style-name="ce1">
            <text:p>15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3" table:formula="of:=['LUT-calcs'.I43]" table:style-name="ce1">
            <text:p>15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4" table:formula="of:=['LUT-calcs'.I44]" table:style-name="ce1">
            <text:p>15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4" table:formula="of:=['LUT-calcs'.I45]" table:style-name="ce1">
            <text:p>15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5" table:formula="of:=['LUT-calcs'.I46]" table:style-name="ce1">
            <text:p>15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6" table:formula="of:=['LUT-calcs'.I47]" table:style-name="ce1">
            <text:p>15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7" table:formula="of:=['LUT-calcs'.I48]" table:style-name="ce1">
            <text:p>15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7" table:formula="of:=['LUT-calcs'.I49]" table:style-name="ce1">
            <text:p>15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8" table:formula="of:=['LUT-calcs'.I50]" table:style-name="ce1">
            <text:p>15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9" table:formula="of:=['LUT-calcs'.I51]" table:style-name="ce1">
            <text:p>15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0" table:formula="of:=['LUT-calcs'.I52]" table:style-name="ce1">
            <text:p>16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0" table:formula="of:=['LUT-calcs'.I53]" table:style-name="ce1">
            <text:p>16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1" table:formula="of:=['LUT-calcs'.I54]" table:style-name="ce1">
            <text:p>16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2" table:formula="of:=['LUT-calcs'.I55]" table:style-name="ce1">
            <text:p>16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3" table:formula="of:=['LUT-calcs'.I56]" table:style-name="ce1">
            <text:p>16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3" table:formula="of:=['LUT-calcs'.I57]" table:style-name="ce1">
            <text:p>16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4" table:formula="of:=['LUT-calcs'.I58]" table:style-name="ce1">
            <text:p>16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5" table:formula="of:=['LUT-calcs'.I59]" table:style-name="ce1">
            <text:p>16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6" table:formula="of:=['LUT-calcs'.I60]" table:style-name="ce1">
            <text:p>16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6" table:formula="of:=['LUT-calcs'.I61]" table:style-name="ce1">
            <text:p>16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7" table:formula="of:=['LUT-calcs'.I62]" table:style-name="ce1">
            <text:p>16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8" table:formula="of:=['LUT-calcs'.I63]" table:style-name="ce1">
            <text:p>16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9" table:formula="of:=['LUT-calcs'.I64]" table:style-name="ce1">
            <text:p>16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9" table:formula="of:=['LUT-calcs'.I65]" table:style-name="ce1">
            <text:p>16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70" table:formula="of:=['LUT-calcs'.I66]" table:style-name="ce1">
            <text:p>17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71" table:formula="of:=['LUT-calcs'.I67]" table:style-name="ce1">
            <text:p>17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72" table:formula="of:=['LUT-calcs'.I68]" table:style-name="ce1">
            <text:p>17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73" table:formula="of:=['LUT-calcs'.I69]" table:style-name="ce1">
            <text:p>17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73" table:formula="of:=['LUT-calcs'.I70]" table:style-name="ce1">
            <text:p>17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74" table:formula="of:=['LUT-calcs'.I71]" table:style-name="ce1">
            <text:p>17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75" table:formula="of:=['LUT-calcs'.I72]" table:style-name="ce1">
            <text:p>17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76" table:formula="of:=['LUT-calcs'.I73]" table:style-name="ce1">
            <text:p>17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77" table:formula="of:=['LUT-calcs'.I74]" table:style-name="ce1">
            <text:p>17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78" table:formula="of:=['LUT-calcs'.I75]" table:style-name="ce1">
            <text:p>17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78" table:formula="of:=['LUT-calcs'.I76]" table:style-name="ce1">
            <text:p>17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79" table:formula="of:=['LUT-calcs'.I77]" table:style-name="ce1">
            <text:p>17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80" table:formula="of:=['LUT-calcs'.I78]" table:style-name="ce1">
            <text:p>18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81" table:formula="of:=['LUT-calcs'.I79]" table:style-name="ce1">
            <text:p>18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82" table:formula="of:=['LUT-calcs'.I80]" table:style-name="ce1">
            <text:p>18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83" table:formula="of:=['LUT-calcs'.I81]" table:style-name="ce1">
            <text:p>18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83" table:formula="of:=['LUT-calcs'.I82]" table:style-name="ce1">
            <text:p>18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84" table:formula="of:=['LUT-calcs'.I83]" table:style-name="ce1">
            <text:p>18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85" table:formula="of:=['LUT-calcs'.I84]" table:style-name="ce1">
            <text:p>18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86" table:formula="of:=['LUT-calcs'.I85]" table:style-name="ce1">
            <text:p>18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87" table:formula="of:=['LUT-calcs'.I86]" table:style-name="ce1">
            <text:p>18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88" table:formula="of:=['LUT-calcs'.I87]" table:style-name="ce1">
            <text:p>18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89" table:formula="of:=['LUT-calcs'.I88]" table:style-name="ce1">
            <text:p>18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90" table:formula="of:=['LUT-calcs'.I89]" table:style-name="ce1">
            <text:p>19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90" table:formula="of:=['LUT-calcs'.I90]" table:style-name="ce1">
            <text:p>19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91" table:formula="of:=['LUT-calcs'.I91]" table:style-name="ce1">
            <text:p>19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92" table:formula="of:=['LUT-calcs'.I92]" table:style-name="ce1">
            <text:p>19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93" table:formula="of:=['LUT-calcs'.I93]" table:style-name="ce1">
            <text:p>19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94" table:formula="of:=['LUT-calcs'.I94]" table:style-name="ce1">
            <text:p>19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95" table:formula="of:=['LUT-calcs'.I95]" table:style-name="ce1">
            <text:p>19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96" table:formula="of:=['LUT-calcs'.I96]" table:style-name="ce1">
            <text:p>19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97" table:formula="of:=['LUT-calcs'.I97]" table:style-name="ce1">
            <text:p>19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98" table:formula="of:=['LUT-calcs'.I98]" table:style-name="ce1">
            <text:p>19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99" table:formula="of:=['LUT-calcs'.I99]" table:style-name="ce1">
            <text:p>19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00" table:formula="of:=['LUT-calcs'.I100]" table:style-name="ce1">
            <text:p>20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00" table:formula="of:=['LUT-calcs'.I101]" table:style-name="ce1">
            <text:p>20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01" table:formula="of:=['LUT-calcs'.I102]" table:style-name="ce1">
            <text:p>20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02" table:formula="of:=['LUT-calcs'.I103]" table:style-name="ce1">
            <text:p>20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03" table:formula="of:=['LUT-calcs'.I104]" table:style-name="ce1">
            <text:p>20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04" table:formula="of:=['LUT-calcs'.I105]" table:style-name="ce1">
            <text:p>20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05" table:formula="of:=['LUT-calcs'.I106]" table:style-name="ce1">
            <text:p>20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06" table:formula="of:=['LUT-calcs'.I107]" table:style-name="ce1">
            <text:p>20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07" table:formula="of:=['LUT-calcs'.I108]" table:style-name="ce1">
            <text:p>20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08" table:formula="of:=['LUT-calcs'.I109]" table:style-name="ce1">
            <text:p>20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09" table:formula="of:=['LUT-calcs'.I110]" table:style-name="ce1">
            <text:p>20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10" table:formula="of:=['LUT-calcs'.I111]" table:style-name="ce1">
            <text:p>21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11" table:formula="of:=['LUT-calcs'.I112]" table:style-name="ce1">
            <text:p>21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12" table:formula="of:=['LUT-calcs'.I113]" table:style-name="ce1">
            <text:p>21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13" table:formula="of:=['LUT-calcs'.I114]" table:style-name="ce1">
            <text:p>21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14" table:formula="of:=['LUT-calcs'.I115]" table:style-name="ce1">
            <text:p>21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15" table:formula="of:=['LUT-calcs'.I116]" table:style-name="ce1">
            <text:p>21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16" table:formula="of:=['LUT-calcs'.I117]" table:style-name="ce1">
            <text:p>21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17" table:formula="of:=['LUT-calcs'.I118]" table:style-name="ce1">
            <text:p>21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18" table:formula="of:=['LUT-calcs'.I119]" table:style-name="ce1">
            <text:p>21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19" table:formula="of:=['LUT-calcs'.I120]" table:style-name="ce1">
            <text:p>21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20" table:formula="of:=['LUT-calcs'.I121]" table:style-name="ce1">
            <text:p>22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21" table:formula="of:=['LUT-calcs'.I122]" table:style-name="ce1">
            <text:p>22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22" table:formula="of:=['LUT-calcs'.I123]" table:style-name="ce1">
            <text:p>22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23" table:formula="of:=['LUT-calcs'.I124]" table:style-name="ce1">
            <text:p>22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24" table:formula="of:=['LUT-calcs'.I125]" table:style-name="ce1">
            <text:p>22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25" table:formula="of:=['LUT-calcs'.I126]" table:style-name="ce1">
            <text:p>22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26" table:formula="of:=['LUT-calcs'.I127]" table:style-name="ce1">
            <text:p>22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27" table:formula="of:=['LUT-calcs'.I128]" table:style-name="ce1">
            <text:p>22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28" table:formula="of:=['LUT-calcs'.I129]" table:style-name="ce1">
            <text:p>22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29" table:formula="of:=['LUT-calcs'.I130]" table:style-name="ce1">
            <text:p>22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31" table:formula="of:=['LUT-calcs'.I131]" table:style-name="ce1">
            <text:p>23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32" table:formula="of:=['LUT-calcs'.I132]" table:style-name="ce1">
            <text:p>23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33" table:formula="of:=['LUT-calcs'.I133]" table:style-name="ce1">
            <text:p>23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34" table:formula="of:=['LUT-calcs'.I134]" table:style-name="ce1">
            <text:p>23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35" table:formula="of:=['LUT-calcs'.I135]" table:style-name="ce1">
            <text:p>23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36" table:formula="of:=['LUT-calcs'.I136]" table:style-name="ce1">
            <text:p>23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37" table:formula="of:=['LUT-calcs'.I137]" table:style-name="ce1">
            <text:p>23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38" table:formula="of:=['LUT-calcs'.I138]" table:style-name="ce1">
            <text:p>23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39" table:formula="of:=['LUT-calcs'.I139]" table:style-name="ce1">
            <text:p>23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40" table:formula="of:=['LUT-calcs'.I140]" table:style-name="ce1">
            <text:p>24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42" table:formula="of:=['LUT-calcs'.I141]" table:style-name="ce1">
            <text:p>24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43" table:formula="of:=['LUT-calcs'.I142]" table:style-name="ce1">
            <text:p>24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44" table:formula="of:=['LUT-calcs'.I143]" table:style-name="ce1">
            <text:p>24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45" table:formula="of:=['LUT-calcs'.I144]" table:style-name="ce1">
            <text:p>24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46" table:formula="of:=['LUT-calcs'.I145]" table:style-name="ce1">
            <text:p>24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47" table:formula="of:=['LUT-calcs'.I146]" table:style-name="ce1">
            <text:p>24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48" table:formula="of:=['LUT-calcs'.I147]" table:style-name="ce1">
            <text:p>24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50" table:formula="of:=['LUT-calcs'.I148]" table:style-name="ce1">
            <text:p>25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51" table:formula="of:=['LUT-calcs'.I149]" table:style-name="ce1">
            <text:p>25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52" table:formula="of:=['LUT-calcs'.I150]" table:style-name="ce1">
            <text:p>25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53" table:formula="of:=['LUT-calcs'.I151]" table:style-name="ce1">
            <text:p>25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54" table:formula="of:=['LUT-calcs'.I152]" table:style-name="ce1">
            <text:p>25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55" table:formula="of:=['LUT-calcs'.I153]" table:style-name="ce1">
            <text:p>25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57" table:formula="of:=['LUT-calcs'.I154]" table:style-name="ce1">
            <text:p>25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58" table:formula="of:=['LUT-calcs'.I155]" table:style-name="ce1">
            <text:p>25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59" table:formula="of:=['LUT-calcs'.I156]" table:style-name="ce1">
            <text:p>25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60" table:formula="of:=['LUT-calcs'.I157]" table:style-name="ce1">
            <text:p>26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61" table:formula="of:=['LUT-calcs'.I158]" table:style-name="ce1">
            <text:p>26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63" table:formula="of:=['LUT-calcs'.I159]" table:style-name="ce1">
            <text:p>26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64" table:formula="of:=['LUT-calcs'.I160]" table:style-name="ce1">
            <text:p>26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65" table:formula="of:=['LUT-calcs'.I161]" table:style-name="ce1">
            <text:p>26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66" table:formula="of:=['LUT-calcs'.I162]" table:style-name="ce1">
            <text:p>26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68" table:formula="of:=['LUT-calcs'.I163]" table:style-name="ce1">
            <text:p>26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69" table:formula="of:=['LUT-calcs'.I164]" table:style-name="ce1">
            <text:p>26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70" table:formula="of:=['LUT-calcs'.I165]" table:style-name="ce1">
            <text:p>27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71" table:formula="of:=['LUT-calcs'.I166]" table:style-name="ce1">
            <text:p>27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73" table:formula="of:=['LUT-calcs'.I167]" table:style-name="ce1">
            <text:p>27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74" table:formula="of:=['LUT-calcs'.I168]" table:style-name="ce1">
            <text:p>27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75" table:formula="of:=['LUT-calcs'.I169]" table:style-name="ce1">
            <text:p>27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76" table:formula="of:=['LUT-calcs'.I170]" table:style-name="ce1">
            <text:p>27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78" table:formula="of:=['LUT-calcs'.I171]" table:style-name="ce1">
            <text:p>27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79" table:formula="of:=['LUT-calcs'.I172]" table:style-name="ce1">
            <text:p>27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80" table:formula="of:=['LUT-calcs'.I173]" table:style-name="ce1">
            <text:p>28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82" table:formula="of:=['LUT-calcs'.I174]" table:style-name="ce1">
            <text:p>28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83" table:formula="of:=['LUT-calcs'.I175]" table:style-name="ce1">
            <text:p>28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84" table:formula="of:=['LUT-calcs'.I176]" table:style-name="ce1">
            <text:p>28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86" table:formula="of:=['LUT-calcs'.I177]" table:style-name="ce1">
            <text:p>28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87" table:formula="of:=['LUT-calcs'.I178]" table:style-name="ce1">
            <text:p>28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88" table:formula="of:=['LUT-calcs'.I179]" table:style-name="ce1">
            <text:p>28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90" table:formula="of:=['LUT-calcs'.I180]" table:style-name="ce1">
            <text:p>29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91" table:formula="of:=['LUT-calcs'.I181]" table:style-name="ce1">
            <text:p>29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92" table:formula="of:=['LUT-calcs'.I182]" table:style-name="ce1">
            <text:p>29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94" table:formula="of:=['LUT-calcs'.I183]" table:style-name="ce1">
            <text:p>29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95" table:formula="of:=['LUT-calcs'.I184]" table:style-name="ce1">
            <text:p>29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96" table:formula="of:=['LUT-calcs'.I185]" table:style-name="ce1">
            <text:p>29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98" table:formula="of:=['LUT-calcs'.I186]" table:style-name="ce1">
            <text:p>29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99" table:formula="of:=['LUT-calcs'.I187]" table:style-name="ce1">
            <text:p>29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01" table:formula="of:=['LUT-calcs'.I188]" table:style-name="ce1">
            <text:p>30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02" table:formula="of:=['LUT-calcs'.I189]" table:style-name="ce1">
            <text:p>30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03" table:formula="of:=['LUT-calcs'.I190]" table:style-name="ce1">
            <text:p>30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05" table:formula="of:=['LUT-calcs'.I191]" table:style-name="ce1">
            <text:p>30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06" table:formula="of:=['LUT-calcs'.I192]" table:style-name="ce1">
            <text:p>30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08" table:formula="of:=['LUT-calcs'.I193]" table:style-name="ce1">
            <text:p>30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09" table:formula="of:=['LUT-calcs'.I194]" table:style-name="ce1">
            <text:p>30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11" table:formula="of:=['LUT-calcs'.I195]" table:style-name="ce1">
            <text:p>31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12" table:formula="of:=['LUT-calcs'.I196]" table:style-name="ce1">
            <text:p>31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14" table:formula="of:=['LUT-calcs'.I197]" table:style-name="ce1">
            <text:p>31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15" table:formula="of:=['LUT-calcs'.I198]" table:style-name="ce1">
            <text:p>31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16" table:formula="of:=['LUT-calcs'.I199]" table:style-name="ce1">
            <text:p>31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18" table:formula="of:=['LUT-calcs'.I200]" table:style-name="ce1">
            <text:p>31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19" table:formula="of:=['LUT-calcs'.I201]" table:style-name="ce1">
            <text:p>31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21" table:formula="of:=['LUT-calcs'.I202]" table:style-name="ce1">
            <text:p>32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22" table:formula="of:=['LUT-calcs'.I203]" table:style-name="ce1">
            <text:p>32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24" table:formula="of:=['LUT-calcs'.I204]" table:style-name="ce1">
            <text:p>32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25" table:formula="of:=['LUT-calcs'.I205]" table:style-name="ce1">
            <text:p>32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27" table:formula="of:=['LUT-calcs'.I206]" table:style-name="ce1">
            <text:p>32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28" table:formula="of:=['LUT-calcs'.I207]" table:style-name="ce1">
            <text:p>32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30" table:formula="of:=['LUT-calcs'.I208]" table:style-name="ce1">
            <text:p>33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32" table:formula="of:=['LUT-calcs'.I209]" table:style-name="ce1">
            <text:p>33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33" table:formula="of:=['LUT-calcs'.I210]" table:style-name="ce1">
            <text:p>33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35" table:formula="of:=['LUT-calcs'.I211]" table:style-name="ce1">
            <text:p>33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36" table:formula="of:=['LUT-calcs'.I212]" table:style-name="ce1">
            <text:p>33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38" table:formula="of:=['LUT-calcs'.I213]" table:style-name="ce1">
            <text:p>33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39" table:formula="of:=['LUT-calcs'.I214]" table:style-name="ce1">
            <text:p>33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41" table:formula="of:=['LUT-calcs'.I215]" table:style-name="ce1">
            <text:p>34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43" table:formula="of:=['LUT-calcs'.I216]" table:style-name="ce1">
            <text:p>34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44" table:formula="of:=['LUT-calcs'.I217]" table:style-name="ce1">
            <text:p>34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46" table:formula="of:=['LUT-calcs'.I218]" table:style-name="ce1">
            <text:p>34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47" table:formula="of:=['LUT-calcs'.I219]" table:style-name="ce1">
            <text:p>34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49" table:formula="of:=['LUT-calcs'.I220]" table:style-name="ce1">
            <text:p>34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51" table:formula="of:=['LUT-calcs'.I221]" table:style-name="ce1">
            <text:p>35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52" table:formula="of:=['LUT-calcs'.I222]" table:style-name="ce1">
            <text:p>35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54" table:formula="of:=['LUT-calcs'.I223]" table:style-name="ce1">
            <text:p>35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56" table:formula="of:=['LUT-calcs'.I224]" table:style-name="ce1">
            <text:p>35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57" table:formula="of:=['LUT-calcs'.I225]" table:style-name="ce1">
            <text:p>35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59" table:formula="of:=['LUT-calcs'.I226]" table:style-name="ce1">
            <text:p>35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61" table:formula="of:=['LUT-calcs'.I227]" table:style-name="ce1">
            <text:p>36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62" table:formula="of:=['LUT-calcs'.I228]" table:style-name="ce1">
            <text:p>36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64" table:formula="of:=['LUT-calcs'.I229]" table:style-name="ce1">
            <text:p>36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66" table:formula="of:=['LUT-calcs'.I230]" table:style-name="ce1">
            <text:p>36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67" table:formula="of:=['LUT-calcs'.I231]" table:style-name="ce1">
            <text:p>36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69" table:formula="of:=['LUT-calcs'.I232]" table:style-name="ce1">
            <text:p>36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71" table:formula="of:=['LUT-calcs'.I233]" table:style-name="ce1">
            <text:p>37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73" table:formula="of:=['LUT-calcs'.I234]" table:style-name="ce1">
            <text:p>37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74" table:formula="of:=['LUT-calcs'.I235]" table:style-name="ce1">
            <text:p>37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76" table:formula="of:=['LUT-calcs'.I236]" table:style-name="ce1">
            <text:p>37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78" table:formula="of:=['LUT-calcs'.I237]" table:style-name="ce1">
            <text:p>37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80" table:formula="of:=['LUT-calcs'.I238]" table:style-name="ce1">
            <text:p>38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81" table:formula="of:=['LUT-calcs'.I239]" table:style-name="ce1">
            <text:p>38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83" table:formula="of:=['LUT-calcs'.I240]" table:style-name="ce1">
            <text:p>38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85" table:formula="of:=['LUT-calcs'.I241]" table:style-name="ce1">
            <text:p>38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87" table:formula="of:=['LUT-calcs'.I242]" table:style-name="ce1">
            <text:p>38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88" table:formula="of:=['LUT-calcs'.I243]" table:style-name="ce1">
            <text:p>38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90" table:formula="of:=['LUT-calcs'.I244]" table:style-name="ce1">
            <text:p>39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92" table:formula="of:=['LUT-calcs'.I245]" table:style-name="ce1">
            <text:p>39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94" table:formula="of:=['LUT-calcs'.I246]" table:style-name="ce1">
            <text:p>39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96" table:formula="of:=['LUT-calcs'.I247]" table:style-name="ce1">
            <text:p>39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98" table:formula="of:=['LUT-calcs'.I248]" table:style-name="ce1">
            <text:p>39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99" table:formula="of:=['LUT-calcs'.I249]" table:style-name="ce1">
            <text:p>39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01" table:formula="of:=['LUT-calcs'.I250]" table:style-name="ce1">
            <text:p>40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03" table:formula="of:=['LUT-calcs'.I251]" table:style-name="ce1">
            <text:p>40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05" table:formula="of:=['LUT-calcs'.I252]" table:style-name="ce1">
            <text:p>40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07" table:formula="of:=['LUT-calcs'.I253]" table:style-name="ce1">
            <text:p>40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09" table:formula="of:=['LUT-calcs'.I254]" table:style-name="ce1">
            <text:p>40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11" table:formula="of:=['LUT-calcs'.I255]" table:style-name="ce1">
            <text:p>41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13" table:formula="of:=['LUT-calcs'.I256]" table:style-name="ce1">
            <text:p>41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15" table:formula="of:=['LUT-calcs'.I257]" table:style-name="ce1">
            <text:p>41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17" table:formula="of:=['LUT-calcs'.I258]" table:style-name="ce1">
            <text:p>41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19" table:formula="of:=['LUT-calcs'.I259]" table:style-name="ce1">
            <text:p>41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20" table:formula="of:=['LUT-calcs'.I260]" table:style-name="ce1">
            <text:p>42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22" table:formula="of:=['LUT-calcs'.I261]" table:style-name="ce1">
            <text:p>42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24" table:formula="of:=['LUT-calcs'.I262]" table:style-name="ce1">
            <text:p>42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26" table:formula="of:=['LUT-calcs'.I263]" table:style-name="ce1">
            <text:p>42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28" table:formula="of:=['LUT-calcs'.I264]" table:style-name="ce1">
            <text:p>42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30" table:formula="of:=['LUT-calcs'.I265]" table:style-name="ce1">
            <text:p>43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32" table:formula="of:=['LUT-calcs'.I266]" table:style-name="ce1">
            <text:p>43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34" table:formula="of:=['LUT-calcs'.I267]" table:style-name="ce1">
            <text:p>43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36" table:formula="of:=['LUT-calcs'.I268]" table:style-name="ce1">
            <text:p>43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38" table:formula="of:=['LUT-calcs'.I269]" table:style-name="ce1">
            <text:p>43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41" table:formula="of:=['LUT-calcs'.I270]" table:style-name="ce1">
            <text:p>44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43" table:formula="of:=['LUT-calcs'.I271]" table:style-name="ce1">
            <text:p>44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45" table:formula="of:=['LUT-calcs'.I272]" table:style-name="ce1">
            <text:p>44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47" table:formula="of:=['LUT-calcs'.I273]" table:style-name="ce1">
            <text:p>44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49" table:formula="of:=['LUT-calcs'.I274]" table:style-name="ce1">
            <text:p>44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51" table:formula="of:=['LUT-calcs'.I275]" table:style-name="ce1">
            <text:p>45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53" table:formula="of:=['LUT-calcs'.I276]" table:style-name="ce1">
            <text:p>45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55" table:formula="of:=['LUT-calcs'.I277]" table:style-name="ce1">
            <text:p>45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57" table:formula="of:=['LUT-calcs'.I278]" table:style-name="ce1">
            <text:p>45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59" table:formula="of:=['LUT-calcs'.I279]" table:style-name="ce1">
            <text:p>45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62" table:formula="of:=['LUT-calcs'.I280]" table:style-name="ce1">
            <text:p>46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64" table:formula="of:=['LUT-calcs'.I281]" table:style-name="ce1">
            <text:p>46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66" table:formula="of:=['LUT-calcs'.I282]" table:style-name="ce1">
            <text:p>46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68" table:formula="of:=['LUT-calcs'.I283]" table:style-name="ce1">
            <text:p>46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70" table:formula="of:=['LUT-calcs'.I284]" table:style-name="ce1">
            <text:p>47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72" table:formula="of:=['LUT-calcs'.I285]" table:style-name="ce1">
            <text:p>47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75" table:formula="of:=['LUT-calcs'.I286]" table:style-name="ce1">
            <text:p>47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77" table:formula="of:=['LUT-calcs'.I287]" table:style-name="ce1">
            <text:p>47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79" table:formula="of:=['LUT-calcs'.I288]" table:style-name="ce1">
            <text:p>47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81" table:formula="of:=['LUT-calcs'.I289]" table:style-name="ce1">
            <text:p>48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84" table:formula="of:=['LUT-calcs'.I290]" table:style-name="ce1">
            <text:p>48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86" table:formula="of:=['LUT-calcs'.I291]" table:style-name="ce1">
            <text:p>48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88" table:formula="of:=['LUT-calcs'.I292]" table:style-name="ce1">
            <text:p>48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90" table:formula="of:=['LUT-calcs'.I293]" table:style-name="ce1">
            <text:p>49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93" table:formula="of:=['LUT-calcs'.I294]" table:style-name="ce1">
            <text:p>49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95" table:formula="of:=['LUT-calcs'.I295]" table:style-name="ce1">
            <text:p>49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97" table:formula="of:=['LUT-calcs'.I296]" table:style-name="ce1">
            <text:p>49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00" table:formula="of:=['LUT-calcs'.I297]" table:style-name="ce1">
            <text:p>50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02" table:formula="of:=['LUT-calcs'.I298]" table:style-name="ce1">
            <text:p>50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04" table:formula="of:=['LUT-calcs'.I299]" table:style-name="ce1">
            <text:p>50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07" table:formula="of:=['LUT-calcs'.I300]" table:style-name="ce1">
            <text:p>50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09" table:formula="of:=['LUT-calcs'.I301]" table:style-name="ce1">
            <text:p>50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11" table:formula="of:=['LUT-calcs'.I302]" table:style-name="ce1">
            <text:p>51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14" table:formula="of:=['LUT-calcs'.I303]" table:style-name="ce1">
            <text:p>51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16" table:formula="of:=['LUT-calcs'.I304]" table:style-name="ce1">
            <text:p>51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19" table:formula="of:=['LUT-calcs'.I305]" table:style-name="ce1">
            <text:p>51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21" table:formula="of:=['LUT-calcs'.I306]" table:style-name="ce1">
            <text:p>52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23" table:formula="of:=['LUT-calcs'.I307]" table:style-name="ce1">
            <text:p>52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26" table:formula="of:=['LUT-calcs'.I308]" table:style-name="ce1">
            <text:p>52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28" table:formula="of:=['LUT-calcs'.I309]" table:style-name="ce1">
            <text:p>52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31" table:formula="of:=['LUT-calcs'.I310]" table:style-name="ce1">
            <text:p>53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33" table:formula="of:=['LUT-calcs'.I311]" table:style-name="ce1">
            <text:p>53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36" table:formula="of:=['LUT-calcs'.I312]" table:style-name="ce1">
            <text:p>53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38" table:formula="of:=['LUT-calcs'.I313]" table:style-name="ce1">
            <text:p>53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41" table:formula="of:=['LUT-calcs'.I314]" table:style-name="ce1">
            <text:p>54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43" table:formula="of:=['LUT-calcs'.I315]" table:style-name="ce1">
            <text:p>54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46" table:formula="of:=['LUT-calcs'.I316]" table:style-name="ce1">
            <text:p>54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48" table:formula="of:=['LUT-calcs'.I317]" table:style-name="ce1">
            <text:p>54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51" table:formula="of:=['LUT-calcs'.I318]" table:style-name="ce1">
            <text:p>55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54" table:formula="of:=['LUT-calcs'.I319]" table:style-name="ce1">
            <text:p>55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56" table:formula="of:=['LUT-calcs'.I320]" table:style-name="ce1">
            <text:p>55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59" table:formula="of:=['LUT-calcs'.I321]" table:style-name="ce1">
            <text:p>55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61" table:formula="of:=['LUT-calcs'.I322]" table:style-name="ce1">
            <text:p>56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64" table:formula="of:=['LUT-calcs'.I323]" table:style-name="ce1">
            <text:p>56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67" table:formula="of:=['LUT-calcs'.I324]" table:style-name="ce1">
            <text:p>56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69" table:formula="of:=['LUT-calcs'.I325]" table:style-name="ce1">
            <text:p>56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72" table:formula="of:=['LUT-calcs'.I326]" table:style-name="ce1">
            <text:p>57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75" table:formula="of:=['LUT-calcs'.I327]" table:style-name="ce1">
            <text:p>57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77" table:formula="of:=['LUT-calcs'.I328]" table:style-name="ce1">
            <text:p>57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80" table:formula="of:=['LUT-calcs'.I329]" table:style-name="ce1">
            <text:p>58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83" table:formula="of:=['LUT-calcs'.I330]" table:style-name="ce1">
            <text:p>58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85" table:formula="of:=['LUT-calcs'.I331]" table:style-name="ce1">
            <text:p>58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88" table:formula="of:=['LUT-calcs'.I332]" table:style-name="ce1">
            <text:p>58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91" table:formula="of:=['LUT-calcs'.I333]" table:style-name="ce1">
            <text:p>59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94" table:formula="of:=['LUT-calcs'.I334]" table:style-name="ce1">
            <text:p>59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96" table:formula="of:=['LUT-calcs'.I335]" table:style-name="ce1">
            <text:p>59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99" table:formula="of:=['LUT-calcs'.I336]" table:style-name="ce1">
            <text:p>59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02" table:formula="of:=['LUT-calcs'.I337]" table:style-name="ce1">
            <text:p>60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05" table:formula="of:=['LUT-calcs'.I338]" table:style-name="ce1">
            <text:p>60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08" table:formula="of:=['LUT-calcs'.I339]" table:style-name="ce1">
            <text:p>60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10" table:formula="of:=['LUT-calcs'.I340]" table:style-name="ce1">
            <text:p>61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13" table:formula="of:=['LUT-calcs'.I341]" table:style-name="ce1">
            <text:p>61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16" table:formula="of:=['LUT-calcs'.I342]" table:style-name="ce1">
            <text:p>61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19" table:formula="of:=['LUT-calcs'.I343]" table:style-name="ce1">
            <text:p>61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22" table:formula="of:=['LUT-calcs'.I344]" table:style-name="ce1">
            <text:p>62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25" table:formula="of:=['LUT-calcs'.I345]" table:style-name="ce1">
            <text:p>62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28" table:formula="of:=['LUT-calcs'.I346]" table:style-name="ce1">
            <text:p>62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31" table:formula="of:=['LUT-calcs'.I347]" table:style-name="ce1">
            <text:p>63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34" table:formula="of:=['LUT-calcs'.I348]" table:style-name="ce1">
            <text:p>63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37" table:formula="of:=['LUT-calcs'.I349]" table:style-name="ce1">
            <text:p>63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40" table:formula="of:=['LUT-calcs'.I350]" table:style-name="ce1">
            <text:p>64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43" table:formula="of:=['LUT-calcs'.I351]" table:style-name="ce1">
            <text:p>64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46" table:formula="of:=['LUT-calcs'.I352]" table:style-name="ce1">
            <text:p>64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49" table:formula="of:=['LUT-calcs'.I353]" table:style-name="ce1">
            <text:p>64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52" table:formula="of:=['LUT-calcs'.I354]" table:style-name="ce1">
            <text:p>65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55" table:formula="of:=['LUT-calcs'.I355]" table:style-name="ce1">
            <text:p>65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58" table:formula="of:=['LUT-calcs'.I356]" table:style-name="ce1">
            <text:p>65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61" table:formula="of:=['LUT-calcs'.I357]" table:style-name="ce1">
            <text:p>66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64" table:formula="of:=['LUT-calcs'.I358]" table:style-name="ce1">
            <text:p>66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67" table:formula="of:=['LUT-calcs'.I359]" table:style-name="ce1">
            <text:p>66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70" table:formula="of:=['LUT-calcs'.I360]" table:style-name="ce1">
            <text:p>67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73" table:formula="of:=['LUT-calcs'.I361]" table:style-name="ce1">
            <text:p>67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76" table:formula="of:=['LUT-calcs'.I362]" table:style-name="ce1">
            <text:p>67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79" table:formula="of:=['LUT-calcs'.I363]" table:style-name="ce1">
            <text:p>67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83" table:formula="of:=['LUT-calcs'.I364]" table:style-name="ce1">
            <text:p>68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86" table:formula="of:=['LUT-calcs'.I365]" table:style-name="ce1">
            <text:p>68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89" table:formula="of:=['LUT-calcs'.I366]" table:style-name="ce1">
            <text:p>68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92" table:formula="of:=['LUT-calcs'.I367]" table:style-name="ce1">
            <text:p>69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95" table:formula="of:=['LUT-calcs'.I368]" table:style-name="ce1">
            <text:p>69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99" table:formula="of:=['LUT-calcs'.I369]" table:style-name="ce1">
            <text:p>69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02" table:formula="of:=['LUT-calcs'.I370]" table:style-name="ce1">
            <text:p>70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05" table:formula="of:=['LUT-calcs'.I371]" table:style-name="ce1">
            <text:p>70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09" table:formula="of:=['LUT-calcs'.I372]" table:style-name="ce1">
            <text:p>70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12" table:formula="of:=['LUT-calcs'.I373]" table:style-name="ce1">
            <text:p>71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15" table:formula="of:=['LUT-calcs'.I374]" table:style-name="ce1">
            <text:p>71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19" table:formula="of:=['LUT-calcs'.I375]" table:style-name="ce1">
            <text:p>71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22" table:formula="of:=['LUT-calcs'.I376]" table:style-name="ce1">
            <text:p>72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25" table:formula="of:=['LUT-calcs'.I377]" table:style-name="ce1">
            <text:p>72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29" table:formula="of:=['LUT-calcs'.I378]" table:style-name="ce1">
            <text:p>72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32" table:formula="of:=['LUT-calcs'.I379]" table:style-name="ce1">
            <text:p>73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35" table:formula="of:=['LUT-calcs'.I380]" table:style-name="ce1">
            <text:p>73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39" table:formula="of:=['LUT-calcs'.I381]" table:style-name="ce1">
            <text:p>73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42" table:formula="of:=['LUT-calcs'.I382]" table:style-name="ce1">
            <text:p>74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46" table:formula="of:=['LUT-calcs'.I383]" table:style-name="ce1">
            <text:p>74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49" table:formula="of:=['LUT-calcs'.I384]" table:style-name="ce1">
            <text:p>74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53" table:formula="of:=['LUT-calcs'.I385]" table:style-name="ce1">
            <text:p>75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56" table:formula="of:=['LUT-calcs'.I386]" table:style-name="ce1">
            <text:p>75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60" table:formula="of:=['LUT-calcs'.I387]" table:style-name="ce1">
            <text:p>76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63" table:formula="of:=['LUT-calcs'.I388]" table:style-name="ce1">
            <text:p>76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67" table:formula="of:=['LUT-calcs'.I389]" table:style-name="ce1">
            <text:p>76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71" table:formula="of:=['LUT-calcs'.I390]" table:style-name="ce1">
            <text:p>77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74" table:formula="of:=['LUT-calcs'.I391]" table:style-name="ce1">
            <text:p>77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78" table:formula="of:=['LUT-calcs'.I392]" table:style-name="ce1">
            <text:p>77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81" table:formula="of:=['LUT-calcs'.I393]" table:style-name="ce1">
            <text:p>78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85" table:formula="of:=['LUT-calcs'.I394]" table:style-name="ce1">
            <text:p>78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89" table:formula="of:=['LUT-calcs'.I395]" table:style-name="ce1">
            <text:p>78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92" table:formula="of:=['LUT-calcs'.I396]" table:style-name="ce1">
            <text:p>79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96" table:formula="of:=['LUT-calcs'.I397]" table:style-name="ce1">
            <text:p>79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00" table:formula="of:=['LUT-calcs'.I398]" table:style-name="ce1">
            <text:p>80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04" table:formula="of:=['LUT-calcs'.I399]" table:style-name="ce1">
            <text:p>80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07" table:formula="of:=['LUT-calcs'.I400]" table:style-name="ce1">
            <text:p>80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11" table:formula="of:=['LUT-calcs'.I401]" table:style-name="ce1">
            <text:p>81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15" table:formula="of:=['LUT-calcs'.I402]" table:style-name="ce1">
            <text:p>81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19" table:formula="of:=['LUT-calcs'.I403]" table:style-name="ce1">
            <text:p>81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23" table:formula="of:=['LUT-calcs'.I404]" table:style-name="ce1">
            <text:p>82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26" table:formula="of:=['LUT-calcs'.I405]" table:style-name="ce1">
            <text:p>82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30" table:formula="of:=['LUT-calcs'.I406]" table:style-name="ce1">
            <text:p>83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34" table:formula="of:=['LUT-calcs'.I407]" table:style-name="ce1">
            <text:p>83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38" table:formula="of:=['LUT-calcs'.I408]" table:style-name="ce1">
            <text:p>83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42" table:formula="of:=['LUT-calcs'.I409]" table:style-name="ce1">
            <text:p>84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46" table:formula="of:=['LUT-calcs'.I410]" table:style-name="ce1">
            <text:p>84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50" table:formula="of:=['LUT-calcs'.I411]" table:style-name="ce1">
            <text:p>85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54" table:formula="of:=['LUT-calcs'.I412]" table:style-name="ce1">
            <text:p>85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58" table:formula="of:=['LUT-calcs'.I413]" table:style-name="ce1">
            <text:p>85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62" table:formula="of:=['LUT-calcs'.I414]" table:style-name="ce1">
            <text:p>86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66" table:formula="of:=['LUT-calcs'.I415]" table:style-name="ce1">
            <text:p>86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70" table:formula="of:=['LUT-calcs'.I416]" table:style-name="ce1">
            <text:p>87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74" table:formula="of:=['LUT-calcs'.I417]" table:style-name="ce1">
            <text:p>87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78" table:formula="of:=['LUT-calcs'.I418]" table:style-name="ce1">
            <text:p>87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82" table:formula="of:=['LUT-calcs'.I419]" table:style-name="ce1">
            <text:p>88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86" table:formula="of:=['LUT-calcs'.I420]" table:style-name="ce1">
            <text:p>88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90" table:formula="of:=['LUT-calcs'.I421]" table:style-name="ce1">
            <text:p>89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94" table:formula="of:=['LUT-calcs'.I422]" table:style-name="ce1">
            <text:p>89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99" table:formula="of:=['LUT-calcs'.I423]" table:style-name="ce1">
            <text:p>89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03" table:formula="of:=['LUT-calcs'.I424]" table:style-name="ce1">
            <text:p>90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07" table:formula="of:=['LUT-calcs'.I425]" table:style-name="ce1">
            <text:p>90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11" table:formula="of:=['LUT-calcs'.I426]" table:style-name="ce1">
            <text:p>91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16" table:formula="of:=['LUT-calcs'.I427]" table:style-name="ce1">
            <text:p>91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20" table:formula="of:=['LUT-calcs'.I428]" table:style-name="ce1">
            <text:p>92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24" table:formula="of:=['LUT-calcs'.I429]" table:style-name="ce1">
            <text:p>92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28" table:formula="of:=['LUT-calcs'.I430]" table:style-name="ce1">
            <text:p>92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33" table:formula="of:=['LUT-calcs'.I431]" table:style-name="ce1">
            <text:p>93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37" table:formula="of:=['LUT-calcs'.I432]" table:style-name="ce1">
            <text:p>93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42" table:formula="of:=['LUT-calcs'.I433]" table:style-name="ce1">
            <text:p>94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46" table:formula="of:=['LUT-calcs'.I434]" table:style-name="ce1">
            <text:p>94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50" table:formula="of:=['LUT-calcs'.I435]" table:style-name="ce1">
            <text:p>95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55" table:formula="of:=['LUT-calcs'.I436]" table:style-name="ce1">
            <text:p>95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59" table:formula="of:=['LUT-calcs'.I437]" table:style-name="ce1">
            <text:p>95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64" table:formula="of:=['LUT-calcs'.I438]" table:style-name="ce1">
            <text:p>96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68" table:formula="of:=['LUT-calcs'.I439]" table:style-name="ce1">
            <text:p>96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73" table:formula="of:=['LUT-calcs'.I440]" table:style-name="ce1">
            <text:p>97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77" table:formula="of:=['LUT-calcs'.I441]" table:style-name="ce1">
            <text:p>97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82" table:formula="of:=['LUT-calcs'.I442]" table:style-name="ce1">
            <text:p>98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86" table:formula="of:=['LUT-calcs'.I443]" table:style-name="ce1">
            <text:p>98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91" table:formula="of:=['LUT-calcs'.I444]" table:style-name="ce1">
            <text:p>99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96" table:formula="of:=['LUT-calcs'.I445]" table:style-name="ce1">
            <text:p>99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00" table:formula="of:=['LUT-calcs'.I446]" table:style-name="ce1">
            <text:p>100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05" table:formula="of:=['LUT-calcs'.I447]" table:style-name="ce1">
            <text:p>100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10" table:formula="of:=['LUT-calcs'.I448]" table:style-name="ce1">
            <text:p>101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14" table:formula="of:=['LUT-calcs'.I449]" table:style-name="ce1">
            <text:p>101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19" table:formula="of:=['LUT-calcs'.I450]" table:style-name="ce1">
            <text:p>101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24" table:formula="of:=['LUT-calcs'.I451]" table:style-name="ce1">
            <text:p>102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29" table:formula="of:=['LUT-calcs'.I452]" table:style-name="ce1">
            <text:p>102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33" table:formula="of:=['LUT-calcs'.I453]" table:style-name="ce1">
            <text:p>103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38" table:formula="of:=['LUT-calcs'.I454]" table:style-name="ce1">
            <text:p>103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43" table:formula="of:=['LUT-calcs'.I455]" table:style-name="ce1">
            <text:p>104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48" table:formula="of:=['LUT-calcs'.I456]" table:style-name="ce1">
            <text:p>104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53" table:formula="of:=['LUT-calcs'.I457]" table:style-name="ce1">
            <text:p>105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58" table:formula="of:=['LUT-calcs'.I458]" table:style-name="ce1">
            <text:p>105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63" table:formula="of:=['LUT-calcs'.I459]" table:style-name="ce1">
            <text:p>106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68" table:formula="of:=['LUT-calcs'.I460]" table:style-name="ce1">
            <text:p>106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73" table:formula="of:=['LUT-calcs'.I461]" table:style-name="ce1">
            <text:p>107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78" table:formula="of:=['LUT-calcs'.I462]" table:style-name="ce1">
            <text:p>107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83" table:formula="of:=['LUT-calcs'.I463]" table:style-name="ce1">
            <text:p>108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88" table:formula="of:=['LUT-calcs'.I464]" table:style-name="ce1">
            <text:p>108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93" table:formula="of:=['LUT-calcs'.I465]" table:style-name="ce1">
            <text:p>109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98" table:formula="of:=['LUT-calcs'.I466]" table:style-name="ce1">
            <text:p>109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03" table:formula="of:=['LUT-calcs'.I467]" table:style-name="ce1">
            <text:p>110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08" table:formula="of:=['LUT-calcs'.I468]" table:style-name="ce1">
            <text:p>110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13" table:formula="of:=['LUT-calcs'.I469]" table:style-name="ce1">
            <text:p>111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19" table:formula="of:=['LUT-calcs'.I470]" table:style-name="ce1">
            <text:p>111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24" table:formula="of:=['LUT-calcs'.I471]" table:style-name="ce1">
            <text:p>112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29" table:formula="of:=['LUT-calcs'.I472]" table:style-name="ce1">
            <text:p>112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34" table:formula="of:=['LUT-calcs'.I473]" table:style-name="ce1">
            <text:p>113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40" table:formula="of:=['LUT-calcs'.I474]" table:style-name="ce1">
            <text:p>114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45" table:formula="of:=['LUT-calcs'.I475]" table:style-name="ce1">
            <text:p>114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50" table:formula="of:=['LUT-calcs'.I476]" table:style-name="ce1">
            <text:p>115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56" table:formula="of:=['LUT-calcs'.I477]" table:style-name="ce1">
            <text:p>115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61" table:formula="of:=['LUT-calcs'.I478]" table:style-name="ce1">
            <text:p>116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67" table:formula="of:=['LUT-calcs'.I479]" table:style-name="ce1">
            <text:p>116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72" table:formula="of:=['LUT-calcs'.I480]" table:style-name="ce1">
            <text:p>117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78" table:formula="of:=['LUT-calcs'.I481]" table:style-name="ce1">
            <text:p>117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83" table:formula="of:=['LUT-calcs'.I482]" table:style-name="ce1">
            <text:p>118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89" table:formula="of:=['LUT-calcs'.I483]" table:style-name="ce1">
            <text:p>118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94" table:formula="of:=['LUT-calcs'.I484]" table:style-name="ce1">
            <text:p>119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00" table:formula="of:=['LUT-calcs'.I485]" table:style-name="ce1">
            <text:p>120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05" table:formula="of:=['LUT-calcs'.I486]" table:style-name="ce1">
            <text:p>120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11" table:formula="of:=['LUT-calcs'.I487]" table:style-name="ce1">
            <text:p>121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17" table:formula="of:=['LUT-calcs'.I488]" table:style-name="ce1">
            <text:p>121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22" table:formula="of:=['LUT-calcs'.I489]" table:style-name="ce1">
            <text:p>122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28" table:formula="of:=['LUT-calcs'.I490]" table:style-name="ce1">
            <text:p>122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34" table:formula="of:=['LUT-calcs'.I491]" table:style-name="ce1">
            <text:p>123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39" table:formula="of:=['LUT-calcs'.I492]" table:style-name="ce1">
            <text:p>123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45" table:formula="of:=['LUT-calcs'.I493]" table:style-name="ce1">
            <text:p>124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51" table:formula="of:=['LUT-calcs'.I494]" table:style-name="ce1">
            <text:p>125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57" table:formula="of:=['LUT-calcs'.I495]" table:style-name="ce1">
            <text:p>125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63" table:formula="of:=['LUT-calcs'.I496]" table:style-name="ce1">
            <text:p>126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69" table:formula="of:=['LUT-calcs'.I497]" table:style-name="ce1">
            <text:p>126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75" table:formula="of:=['LUT-calcs'.I498]" table:style-name="ce1">
            <text:p>127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81" table:formula="of:=['LUT-calcs'.I499]" table:style-name="ce1">
            <text:p>128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87" table:formula="of:=['LUT-calcs'.I500]" table:style-name="ce1">
            <text:p>128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93" table:formula="of:=['LUT-calcs'.I501]" table:style-name="ce1">
            <text:p>129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99" table:formula="of:=['LUT-calcs'.I502]" table:style-name="ce1">
            <text:p>129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05" table:formula="of:=['LUT-calcs'.I503]" table:style-name="ce1">
            <text:p>130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11" table:formula="of:=['LUT-calcs'.I504]" table:style-name="ce1">
            <text:p>131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17" table:formula="of:=['LUT-calcs'.I505]" table:style-name="ce1">
            <text:p>131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23" table:formula="of:=['LUT-calcs'.I506]" table:style-name="ce1">
            <text:p>132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29" table:formula="of:=['LUT-calcs'.I507]" table:style-name="ce1">
            <text:p>132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35" table:formula="of:=['LUT-calcs'.I508]" table:style-name="ce1">
            <text:p>133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42" table:formula="of:=['LUT-calcs'.I509]" table:style-name="ce1">
            <text:p>134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48" table:formula="of:=['LUT-calcs'.I510]" table:style-name="ce1">
            <text:p>134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54" table:formula="of:=['LUT-calcs'.I511]" table:style-name="ce1">
            <text:p>135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61" table:formula="of:=['LUT-calcs'.I512]" table:style-name="ce1">
            <text:p>136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67" table:formula="of:=['LUT-calcs'.I513]" table:style-name="ce1">
            <text:p>136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73" table:formula="of:=['LUT-calcs'.I514]" table:style-name="ce1">
            <text:p>137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80" table:formula="of:=['LUT-calcs'.I515]" table:style-name="ce1">
            <text:p>138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86" table:formula="of:=['LUT-calcs'.I516]" table:style-name="ce1">
            <text:p>138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93" table:formula="of:=['LUT-calcs'.I517]" table:style-name="ce1">
            <text:p>139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99" table:formula="of:=['LUT-calcs'.I518]" table:style-name="ce1">
            <text:p>139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06" table:formula="of:=['LUT-calcs'.I519]" table:style-name="ce1">
            <text:p>140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12" table:formula="of:=['LUT-calcs'.I520]" table:style-name="ce1">
            <text:p>141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19" table:formula="of:=['LUT-calcs'.I521]" table:style-name="ce1">
            <text:p>141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25" table:formula="of:=['LUT-calcs'.I522]" table:style-name="ce1">
            <text:p>142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32" table:formula="of:=['LUT-calcs'.I523]" table:style-name="ce1">
            <text:p>143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39" table:formula="of:=['LUT-calcs'.I524]" table:style-name="ce1">
            <text:p>143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45" table:formula="of:=['LUT-calcs'.I525]" table:style-name="ce1">
            <text:p>144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52" table:formula="of:=['LUT-calcs'.I526]" table:style-name="ce1">
            <text:p>145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59" table:formula="of:=['LUT-calcs'.I527]" table:style-name="ce1">
            <text:p>145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66" table:formula="of:=['LUT-calcs'.I528]" table:style-name="ce1">
            <text:p>146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73" table:formula="of:=['LUT-calcs'.I529]" table:style-name="ce1">
            <text:p>147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80" table:formula="of:=['LUT-calcs'.I530]" table:style-name="ce1">
            <text:p>148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86" table:formula="of:=['LUT-calcs'.I531]" table:style-name="ce1">
            <text:p>148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93" table:formula="of:=['LUT-calcs'.I532]" table:style-name="ce1">
            <text:p>149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00" table:formula="of:=['LUT-calcs'.I533]" table:style-name="ce1">
            <text:p>150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07" table:formula="of:=['LUT-calcs'.I534]" table:style-name="ce1">
            <text:p>150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14" table:formula="of:=['LUT-calcs'.I535]" table:style-name="ce1">
            <text:p>151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21" table:formula="of:=['LUT-calcs'.I536]" table:style-name="ce1">
            <text:p>152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29" table:formula="of:=['LUT-calcs'.I537]" table:style-name="ce1">
            <text:p>152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36" table:formula="of:=['LUT-calcs'.I538]" table:style-name="ce1">
            <text:p>153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43" table:formula="of:=['LUT-calcs'.I539]" table:style-name="ce1">
            <text:p>154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50" table:formula="of:=['LUT-calcs'.I540]" table:style-name="ce1">
            <text:p>155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57" table:formula="of:=['LUT-calcs'.I541]" table:style-name="ce1">
            <text:p>155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65" table:formula="of:=['LUT-calcs'.I542]" table:style-name="ce1">
            <text:p>156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72" table:formula="of:=['LUT-calcs'.I543]" table:style-name="ce1">
            <text:p>157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79" table:formula="of:=['LUT-calcs'.I544]" table:style-name="ce1">
            <text:p>157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87" table:formula="of:=['LUT-calcs'.I545]" table:style-name="ce1">
            <text:p>158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94" table:formula="of:=['LUT-calcs'.I546]" table:style-name="ce1">
            <text:p>159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02" table:formula="of:=['LUT-calcs'.I547]" table:style-name="ce1">
            <text:p>160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09" table:formula="of:=['LUT-calcs'.I548]" table:style-name="ce1">
            <text:p>160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17" table:formula="of:=['LUT-calcs'.I549]" table:style-name="ce1">
            <text:p>161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24" table:formula="of:=['LUT-calcs'.I550]" table:style-name="ce1">
            <text:p>162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32" table:formula="of:=['LUT-calcs'.I551]" table:style-name="ce1">
            <text:p>163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39" table:formula="of:=['LUT-calcs'.I552]" table:style-name="ce1">
            <text:p>163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47" table:formula="of:=['LUT-calcs'.I553]" table:style-name="ce1">
            <text:p>164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55" table:formula="of:=['LUT-calcs'.I554]" table:style-name="ce1">
            <text:p>165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62" table:formula="of:=['LUT-calcs'.I555]" table:style-name="ce1">
            <text:p>166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70" table:formula="of:=['LUT-calcs'.I556]" table:style-name="ce1">
            <text:p>167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78" table:formula="of:=['LUT-calcs'.I557]" table:style-name="ce1">
            <text:p>167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86" table:formula="of:=['LUT-calcs'.I558]" table:style-name="ce1">
            <text:p>168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94" table:formula="of:=['LUT-calcs'.I559]" table:style-name="ce1">
            <text:p>169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702" table:formula="of:=['LUT-calcs'.I560]" table:style-name="ce1">
            <text:p>170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709" table:formula="of:=['LUT-calcs'.I561]" table:style-name="ce1">
            <text:p>170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717" table:formula="of:=['LUT-calcs'.I562]" table:style-name="ce1">
            <text:p>171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725" table:formula="of:=['LUT-calcs'.I563]" table:style-name="ce1">
            <text:p>172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734" table:formula="of:=['LUT-calcs'.I564]" table:style-name="ce1">
            <text:p>173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742" table:formula="of:=['LUT-calcs'.I565]" table:style-name="ce1">
            <text:p>174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750" table:formula="of:=['LUT-calcs'.I566]" table:style-name="ce1">
            <text:p>175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758" table:formula="of:=['LUT-calcs'.I567]" table:style-name="ce1">
            <text:p>175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766" table:formula="of:=['LUT-calcs'.I568]" table:style-name="ce1">
            <text:p>176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774" table:formula="of:=['LUT-calcs'.I569]" table:style-name="ce1">
            <text:p>177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783" table:formula="of:=['LUT-calcs'.I570]" table:style-name="ce1">
            <text:p>178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791" table:formula="of:=['LUT-calcs'.I571]" table:style-name="ce1">
            <text:p>179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799" table:formula="of:=['LUT-calcs'.I572]" table:style-name="ce1">
            <text:p>179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808" table:formula="of:=['LUT-calcs'.I573]" table:style-name="ce1">
            <text:p>180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816" table:formula="of:=['LUT-calcs'.I574]" table:style-name="ce1">
            <text:p>181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825" table:formula="of:=['LUT-calcs'.I575]" table:style-name="ce1">
            <text:p>182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833" table:formula="of:=['LUT-calcs'.I576]" table:style-name="ce1">
            <text:p>183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842" table:formula="of:=['LUT-calcs'.I577]" table:style-name="ce1">
            <text:p>184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850" table:formula="of:=['LUT-calcs'.I578]" table:style-name="ce1">
            <text:p>185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859" table:formula="of:=['LUT-calcs'.I579]" table:style-name="ce1">
            <text:p>185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868" table:formula="of:=['LUT-calcs'.I580]" table:style-name="ce1">
            <text:p>186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876" table:formula="of:=['LUT-calcs'.I581]" table:style-name="ce1">
            <text:p>187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885" table:formula="of:=['LUT-calcs'.I582]" table:style-name="ce1">
            <text:p>188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894" table:formula="of:=['LUT-calcs'.I583]" table:style-name="ce1">
            <text:p>189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903" table:formula="of:=['LUT-calcs'.I584]" table:style-name="ce1">
            <text:p>190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912" table:formula="of:=['LUT-calcs'.I585]" table:style-name="ce1">
            <text:p>191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921" table:formula="of:=['LUT-calcs'.I586]" table:style-name="ce1">
            <text:p>192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930" table:formula="of:=['LUT-calcs'.I587]" table:style-name="ce1">
            <text:p>193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939" table:formula="of:=['LUT-calcs'.I588]" table:style-name="ce1">
            <text:p>193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948" table:formula="of:=['LUT-calcs'.I589]" table:style-name="ce1">
            <text:p>194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957" table:formula="of:=['LUT-calcs'.I590]" table:style-name="ce1">
            <text:p>195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966" table:formula="of:=['LUT-calcs'.I591]" table:style-name="ce1">
            <text:p>196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975" table:formula="of:=['LUT-calcs'.I592]" table:style-name="ce1">
            <text:p>197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984" table:formula="of:=['LUT-calcs'.I593]" table:style-name="ce1">
            <text:p>198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994" table:formula="of:=['LUT-calcs'.I594]" table:style-name="ce1">
            <text:p>199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003" table:formula="of:=['LUT-calcs'.I595]" table:style-name="ce1">
            <text:p>200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012" table:formula="of:=['LUT-calcs'.I596]" table:style-name="ce1">
            <text:p>201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022" table:formula="of:=['LUT-calcs'.I597]" table:style-name="ce1">
            <text:p>202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031" table:formula="of:=['LUT-calcs'.I598]" table:style-name="ce1">
            <text:p>203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041" table:formula="of:=['LUT-calcs'.I599]" table:style-name="ce1">
            <text:p>204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050" table:formula="of:=['LUT-calcs'.I600]" table:style-name="ce1">
            <text:p>205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060" table:formula="of:=['LUT-calcs'.I601]" table:style-name="ce1">
            <text:p>206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069" table:formula="of:=['LUT-calcs'.I602]" table:style-name="ce1">
            <text:p>206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079" table:formula="of:=['LUT-calcs'.I603]" table:style-name="ce1">
            <text:p>207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089" table:formula="of:=['LUT-calcs'.I604]" table:style-name="ce1">
            <text:p>208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098" table:formula="of:=['LUT-calcs'.I605]" table:style-name="ce1">
            <text:p>209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108" table:formula="of:=['LUT-calcs'.I606]" table:style-name="ce1">
            <text:p>210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118" table:formula="of:=['LUT-calcs'.I607]" table:style-name="ce1">
            <text:p>211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128" table:formula="of:=['LUT-calcs'.I608]" table:style-name="ce1">
            <text:p>212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138" table:formula="of:=['LUT-calcs'.I609]" table:style-name="ce1">
            <text:p>213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148" table:formula="of:=['LUT-calcs'.I610]" table:style-name="ce1">
            <text:p>214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158" table:formula="of:=['LUT-calcs'.I611]" table:style-name="ce1">
            <text:p>215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168" table:formula="of:=['LUT-calcs'.I612]" table:style-name="ce1">
            <text:p>216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178" table:formula="of:=['LUT-calcs'.I613]" table:style-name="ce1">
            <text:p>217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188" table:formula="of:=['LUT-calcs'.I614]" table:style-name="ce1">
            <text:p>218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199" table:formula="of:=['LUT-calcs'.I615]" table:style-name="ce1">
            <text:p>219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209" table:formula="of:=['LUT-calcs'.I616]" table:style-name="ce1">
            <text:p>220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219" table:formula="of:=['LUT-calcs'.I617]" table:style-name="ce1">
            <text:p>221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230" table:formula="of:=['LUT-calcs'.I618]" table:style-name="ce1">
            <text:p>223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240" table:formula="of:=['LUT-calcs'.I619]" table:style-name="ce1">
            <text:p>224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250" table:formula="of:=['LUT-calcs'.I620]" table:style-name="ce1">
            <text:p>225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261" table:formula="of:=['LUT-calcs'.I621]" table:style-name="ce1">
            <text:p>226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271" table:formula="of:=['LUT-calcs'.I622]" table:style-name="ce1">
            <text:p>227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282" table:formula="of:=['LUT-calcs'.I623]" table:style-name="ce1">
            <text:p>228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293" table:formula="of:=['LUT-calcs'.I624]" table:style-name="ce1">
            <text:p>229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303" table:formula="of:=['LUT-calcs'.I625]" table:style-name="ce1">
            <text:p>230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314" table:formula="of:=['LUT-calcs'.I626]" table:style-name="ce1">
            <text:p>231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325" table:formula="of:=['LUT-calcs'.I627]" table:style-name="ce1">
            <text:p>232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336" table:formula="of:=['LUT-calcs'.I628]" table:style-name="ce1">
            <text:p>233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347" table:formula="of:=['LUT-calcs'.I629]" table:style-name="ce1">
            <text:p>234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358" table:formula="of:=['LUT-calcs'.I630]" table:style-name="ce1">
            <text:p>235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369" table:formula="of:=['LUT-calcs'.I631]" table:style-name="ce1">
            <text:p>236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380" table:formula="of:=['LUT-calcs'.I632]" table:style-name="ce1">
            <text:p>238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391" table:formula="of:=['LUT-calcs'.I633]" table:style-name="ce1">
            <text:p>239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402" table:formula="of:=['LUT-calcs'.I634]" table:style-name="ce1">
            <text:p>240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413" table:formula="of:=['LUT-calcs'.I635]" table:style-name="ce1">
            <text:p>241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425" table:formula="of:=['LUT-calcs'.I636]" table:style-name="ce1">
            <text:p>242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436" table:formula="of:=['LUT-calcs'.I637]" table:style-name="ce1">
            <text:p>243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447" table:formula="of:=['LUT-calcs'.I638]" table:style-name="ce1">
            <text:p>244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459" table:formula="of:=['LUT-calcs'.I639]" table:style-name="ce1">
            <text:p>245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470" table:formula="of:=['LUT-calcs'.I640]" table:style-name="ce1">
            <text:p>247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482" table:formula="of:=['LUT-calcs'.I641]" table:style-name="ce1">
            <text:p>248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493" table:formula="of:=['LUT-calcs'.I642]" table:style-name="ce1">
            <text:p>249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505" table:formula="of:=['LUT-calcs'.I643]" table:style-name="ce1">
            <text:p>250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517" table:formula="of:=['LUT-calcs'.I644]" table:style-name="ce1">
            <text:p>251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528" table:formula="of:=['LUT-calcs'.I645]" table:style-name="ce1">
            <text:p>252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540" table:formula="of:=['LUT-calcs'.I646]" table:style-name="ce1">
            <text:p>254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552" table:formula="of:=['LUT-calcs'.I647]" table:style-name="ce1">
            <text:p>255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564" table:formula="of:=['LUT-calcs'.I648]" table:style-name="ce1">
            <text:p>256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576" table:formula="of:=['LUT-calcs'.I649]" table:style-name="ce1">
            <text:p>257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588" table:formula="of:=['LUT-calcs'.I650]" table:style-name="ce1">
            <text:p>258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600" table:formula="of:=['LUT-calcs'.I651]" table:style-name="ce1">
            <text:p>260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612" table:formula="of:=['LUT-calcs'.I652]" table:style-name="ce1">
            <text:p>261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624" table:formula="of:=['LUT-calcs'.I653]" table:style-name="ce1">
            <text:p>262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637" table:formula="of:=['LUT-calcs'.I654]" table:style-name="ce1">
            <text:p>263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649" table:formula="of:=['LUT-calcs'.I655]" table:style-name="ce1">
            <text:p>264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661" table:formula="of:=['LUT-calcs'.I656]" table:style-name="ce1">
            <text:p>266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674" table:formula="of:=['LUT-calcs'.I657]" table:style-name="ce1">
            <text:p>267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686" table:formula="of:=['LUT-calcs'.I658]" table:style-name="ce1">
            <text:p>268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699" table:formula="of:=['LUT-calcs'.I659]" table:style-name="ce1">
            <text:p>269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711" table:formula="of:=['LUT-calcs'.I660]" table:style-name="ce1">
            <text:p>271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724" table:formula="of:=['LUT-calcs'.I661]" table:style-name="ce1">
            <text:p>272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737" table:formula="of:=['LUT-calcs'.I662]" table:style-name="ce1">
            <text:p>273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750" table:formula="of:=['LUT-calcs'.I663]" table:style-name="ce1">
            <text:p>275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762" table:formula="of:=['LUT-calcs'.I664]" table:style-name="ce1">
            <text:p>276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775" table:formula="of:=['LUT-calcs'.I665]" table:style-name="ce1">
            <text:p>277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788" table:formula="of:=['LUT-calcs'.I666]" table:style-name="ce1">
            <text:p>278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801" table:formula="of:=['LUT-calcs'.I667]" table:style-name="ce1">
            <text:p>280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814" table:formula="of:=['LUT-calcs'.I668]" table:style-name="ce1">
            <text:p>281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828" table:formula="of:=['LUT-calcs'.I669]" table:style-name="ce1">
            <text:p>282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841" table:formula="of:=['LUT-calcs'.I670]" table:style-name="ce1">
            <text:p>284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854" table:formula="of:=['LUT-calcs'.I671]" table:style-name="ce1">
            <text:p>285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867" table:formula="of:=['LUT-calcs'.I672]" table:style-name="ce1">
            <text:p>286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881" table:formula="of:=['LUT-calcs'.I673]" table:style-name="ce1">
            <text:p>288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894" table:formula="of:=['LUT-calcs'.I674]" table:style-name="ce1">
            <text:p>289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908" table:formula="of:=['LUT-calcs'.I675]" table:style-name="ce1">
            <text:p>290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921" table:formula="of:=['LUT-calcs'.I676]" table:style-name="ce1">
            <text:p>292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935" table:formula="of:=['LUT-calcs'.I677]" table:style-name="ce1">
            <text:p>293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949" table:formula="of:=['LUT-calcs'.I678]" table:style-name="ce1">
            <text:p>294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962" table:formula="of:=['LUT-calcs'.I679]" table:style-name="ce1">
            <text:p>296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976" table:formula="of:=['LUT-calcs'.I680]" table:style-name="ce1">
            <text:p>297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2990" table:formula="of:=['LUT-calcs'.I681]" table:style-name="ce1">
            <text:p>299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004" table:formula="of:=['LUT-calcs'.I682]" table:style-name="ce1">
            <text:p>300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018" table:formula="of:=['LUT-calcs'.I683]" table:style-name="ce1">
            <text:p>301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032" table:formula="of:=['LUT-calcs'.I684]" table:style-name="ce1">
            <text:p>303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046" table:formula="of:=['LUT-calcs'.I685]" table:style-name="ce1">
            <text:p>304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061" table:formula="of:=['LUT-calcs'.I686]" table:style-name="ce1">
            <text:p>306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075" table:formula="of:=['LUT-calcs'.I687]" table:style-name="ce1">
            <text:p>307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089" table:formula="of:=['LUT-calcs'.I688]" table:style-name="ce1">
            <text:p>308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104" table:formula="of:=['LUT-calcs'.I689]" table:style-name="ce1">
            <text:p>310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118" table:formula="of:=['LUT-calcs'.I690]" table:style-name="ce1">
            <text:p>311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133" table:formula="of:=['LUT-calcs'.I691]" table:style-name="ce1">
            <text:p>313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147" table:formula="of:=['LUT-calcs'.I692]" table:style-name="ce1">
            <text:p>314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162" table:formula="of:=['LUT-calcs'.I693]" table:style-name="ce1">
            <text:p>316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177" table:formula="of:=['LUT-calcs'.I694]" table:style-name="ce1">
            <text:p>317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192" table:formula="of:=['LUT-calcs'.I695]" table:style-name="ce1">
            <text:p>319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207" table:formula="of:=['LUT-calcs'.I696]" table:style-name="ce1">
            <text:p>320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222" table:formula="of:=['LUT-calcs'.I697]" table:style-name="ce1">
            <text:p>322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237" table:formula="of:=['LUT-calcs'.I698]" table:style-name="ce1">
            <text:p>323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252" table:formula="of:=['LUT-calcs'.I699]" table:style-name="ce1">
            <text:p>325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267" table:formula="of:=['LUT-calcs'.I700]" table:style-name="ce1">
            <text:p>326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282" table:formula="of:=['LUT-calcs'.I701]" table:style-name="ce1">
            <text:p>328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298" table:formula="of:=['LUT-calcs'.I702]" table:style-name="ce1">
            <text:p>329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313" table:formula="of:=['LUT-calcs'.I703]" table:style-name="ce1">
            <text:p>331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328" table:formula="of:=['LUT-calcs'.I704]" table:style-name="ce1">
            <text:p>332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344" table:formula="of:=['LUT-calcs'.I705]" table:style-name="ce1">
            <text:p>334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360" table:formula="of:=['LUT-calcs'.I706]" table:style-name="ce1">
            <text:p>336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375" table:formula="of:=['LUT-calcs'.I707]" table:style-name="ce1">
            <text:p>337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391" table:formula="of:=['LUT-calcs'.I708]" table:style-name="ce1">
            <text:p>339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407" table:formula="of:=['LUT-calcs'.I709]" table:style-name="ce1">
            <text:p>340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423" table:formula="of:=['LUT-calcs'.I710]" table:style-name="ce1">
            <text:p>342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439" table:formula="of:=['LUT-calcs'.I711]" table:style-name="ce1">
            <text:p>343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455" table:formula="of:=['LUT-calcs'.I712]" table:style-name="ce1">
            <text:p>345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471" table:formula="of:=['LUT-calcs'.I713]" table:style-name="ce1">
            <text:p>347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487" table:formula="of:=['LUT-calcs'.I714]" table:style-name="ce1">
            <text:p>348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503" table:formula="of:=['LUT-calcs'.I715]" table:style-name="ce1">
            <text:p>350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520" table:formula="of:=['LUT-calcs'.I716]" table:style-name="ce1">
            <text:p>352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536" table:formula="of:=['LUT-calcs'.I717]" table:style-name="ce1">
            <text:p>353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553" table:formula="of:=['LUT-calcs'.I718]" table:style-name="ce1">
            <text:p>355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569" table:formula="of:=['LUT-calcs'.I719]" table:style-name="ce1">
            <text:p>356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586" table:formula="of:=['LUT-calcs'.I720]" table:style-name="ce1">
            <text:p>358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603" table:formula="of:=['LUT-calcs'.I721]" table:style-name="ce1">
            <text:p>360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620" table:formula="of:=['LUT-calcs'.I722]" table:style-name="ce1">
            <text:p>362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637" table:formula="of:=['LUT-calcs'.I723]" table:style-name="ce1">
            <text:p>363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654" table:formula="of:=['LUT-calcs'.I724]" table:style-name="ce1">
            <text:p>365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671" table:formula="of:=['LUT-calcs'.I725]" table:style-name="ce1">
            <text:p>367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688" table:formula="of:=['LUT-calcs'.I726]" table:style-name="ce1">
            <text:p>368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705" table:formula="of:=['LUT-calcs'.I727]" table:style-name="ce1">
            <text:p>370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722" table:formula="of:=['LUT-calcs'.I728]" table:style-name="ce1">
            <text:p>372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740" table:formula="of:=['LUT-calcs'.I729]" table:style-name="ce1">
            <text:p>374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757" table:formula="of:=['LUT-calcs'.I730]" table:style-name="ce1">
            <text:p>375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775" table:formula="of:=['LUT-calcs'.I731]" table:style-name="ce1">
            <text:p>377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792" table:formula="of:=['LUT-calcs'.I732]" table:style-name="ce1">
            <text:p>379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810" table:formula="of:=['LUT-calcs'.I733]" table:style-name="ce1">
            <text:p>381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828" table:formula="of:=['LUT-calcs'.I734]" table:style-name="ce1">
            <text:p>382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846" table:formula="of:=['LUT-calcs'.I735]" table:style-name="ce1">
            <text:p>384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864" table:formula="of:=['LUT-calcs'.I736]" table:style-name="ce1">
            <text:p>386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882" table:formula="of:=['LUT-calcs'.I737]" table:style-name="ce1">
            <text:p>388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900" table:formula="of:=['LUT-calcs'.I738]" table:style-name="ce1">
            <text:p>390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918" table:formula="of:=['LUT-calcs'.I739]" table:style-name="ce1">
            <text:p>391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936" table:formula="of:=['LUT-calcs'.I740]" table:style-name="ce1">
            <text:p>393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955" table:formula="of:=['LUT-calcs'.I741]" table:style-name="ce1">
            <text:p>395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973" table:formula="of:=['LUT-calcs'.I742]" table:style-name="ce1">
            <text:p>397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3992" table:formula="of:=['LUT-calcs'.I743]" table:style-name="ce1">
            <text:p>399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010" table:formula="of:=['LUT-calcs'.I744]" table:style-name="ce1">
            <text:p>401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029" table:formula="of:=['LUT-calcs'.I745]" table:style-name="ce1">
            <text:p>402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048" table:formula="of:=['LUT-calcs'.I746]" table:style-name="ce1">
            <text:p>404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067" table:formula="of:=['LUT-calcs'.I747]" table:style-name="ce1">
            <text:p>406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086" table:formula="of:=['LUT-calcs'.I748]" table:style-name="ce1">
            <text:p>408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105" table:formula="of:=['LUT-calcs'.I749]" table:style-name="ce1">
            <text:p>410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124" table:formula="of:=['LUT-calcs'.I750]" table:style-name="ce1">
            <text:p>412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143" table:formula="of:=['LUT-calcs'.I751]" table:style-name="ce1">
            <text:p>414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163" table:formula="of:=['LUT-calcs'.I752]" table:style-name="ce1">
            <text:p>416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182" table:formula="of:=['LUT-calcs'.I753]" table:style-name="ce1">
            <text:p>418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202" table:formula="of:=['LUT-calcs'.I754]" table:style-name="ce1">
            <text:p>420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221" table:formula="of:=['LUT-calcs'.I755]" table:style-name="ce1">
            <text:p>422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241" table:formula="of:=['LUT-calcs'.I756]" table:style-name="ce1">
            <text:p>424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261" table:formula="of:=['LUT-calcs'.I757]" table:style-name="ce1">
            <text:p>426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281" table:formula="of:=['LUT-calcs'.I758]" table:style-name="ce1">
            <text:p>428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301" table:formula="of:=['LUT-calcs'.I759]" table:style-name="ce1">
            <text:p>430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321" table:formula="of:=['LUT-calcs'.I760]" table:style-name="ce1">
            <text:p>432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341" table:formula="of:=['LUT-calcs'.I761]" table:style-name="ce1">
            <text:p>434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361" table:formula="of:=['LUT-calcs'.I762]" table:style-name="ce1">
            <text:p>436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382" table:formula="of:=['LUT-calcs'.I763]" table:style-name="ce1">
            <text:p>438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402" table:formula="of:=['LUT-calcs'.I764]" table:style-name="ce1">
            <text:p>440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423" table:formula="of:=['LUT-calcs'.I765]" table:style-name="ce1">
            <text:p>442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443" table:formula="of:=['LUT-calcs'.I766]" table:style-name="ce1">
            <text:p>444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464" table:formula="of:=['LUT-calcs'.I767]" table:style-name="ce1">
            <text:p>446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485" table:formula="of:=['LUT-calcs'.I768]" table:style-name="ce1">
            <text:p>448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506" table:formula="of:=['LUT-calcs'.I769]" table:style-name="ce1">
            <text:p>450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527" table:formula="of:=['LUT-calcs'.I770]" table:style-name="ce1">
            <text:p>452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548" table:formula="of:=['LUT-calcs'.I771]" table:style-name="ce1">
            <text:p>454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569" table:formula="of:=['LUT-calcs'.I772]" table:style-name="ce1">
            <text:p>456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591" table:formula="of:=['LUT-calcs'.I773]" table:style-name="ce1">
            <text:p>459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612" table:formula="of:=['LUT-calcs'.I774]" table:style-name="ce1">
            <text:p>461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634" table:formula="of:=['LUT-calcs'.I775]" table:style-name="ce1">
            <text:p>463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655" table:formula="of:=['LUT-calcs'.I776]" table:style-name="ce1">
            <text:p>465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677" table:formula="of:=['LUT-calcs'.I777]" table:style-name="ce1">
            <text:p>467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699" table:formula="of:=['LUT-calcs'.I778]" table:style-name="ce1">
            <text:p>469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721" table:formula="of:=['LUT-calcs'.I779]" table:style-name="ce1">
            <text:p>472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743" table:formula="of:=['LUT-calcs'.I780]" table:style-name="ce1">
            <text:p>474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765" table:formula="of:=['LUT-calcs'.I781]" table:style-name="ce1">
            <text:p>476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787" table:formula="of:=['LUT-calcs'.I782]" table:style-name="ce1">
            <text:p>478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810" table:formula="of:=['LUT-calcs'.I783]" table:style-name="ce1">
            <text:p>481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832" table:formula="of:=['LUT-calcs'.I784]" table:style-name="ce1">
            <text:p>483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855" table:formula="of:=['LUT-calcs'.I785]" table:style-name="ce1">
            <text:p>485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877" table:formula="of:=['LUT-calcs'.I786]" table:style-name="ce1">
            <text:p>487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900" table:formula="of:=['LUT-calcs'.I787]" table:style-name="ce1">
            <text:p>490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923" table:formula="of:=['LUT-calcs'.I788]" table:style-name="ce1">
            <text:p>492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946" table:formula="of:=['LUT-calcs'.I789]" table:style-name="ce1">
            <text:p>494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969" table:formula="of:=['LUT-calcs'.I790]" table:style-name="ce1">
            <text:p>496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4992" table:formula="of:=['LUT-calcs'.I791]" table:style-name="ce1">
            <text:p>499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016" table:formula="of:=['LUT-calcs'.I792]" table:style-name="ce1">
            <text:p>501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039" table:formula="of:=['LUT-calcs'.I793]" table:style-name="ce1">
            <text:p>503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063" table:formula="of:=['LUT-calcs'.I794]" table:style-name="ce1">
            <text:p>506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086" table:formula="of:=['LUT-calcs'.I795]" table:style-name="ce1">
            <text:p>508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110" table:formula="of:=['LUT-calcs'.I796]" table:style-name="ce1">
            <text:p>511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134" table:formula="of:=['LUT-calcs'.I797]" table:style-name="ce1">
            <text:p>513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158" table:formula="of:=['LUT-calcs'.I798]" table:style-name="ce1">
            <text:p>515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182" table:formula="of:=['LUT-calcs'.I799]" table:style-name="ce1">
            <text:p>518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206" table:formula="of:=['LUT-calcs'.I800]" table:style-name="ce1">
            <text:p>520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230" table:formula="of:=['LUT-calcs'.I801]" table:style-name="ce1">
            <text:p>523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255" table:formula="of:=['LUT-calcs'.I802]" table:style-name="ce1">
            <text:p>525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279" table:formula="of:=['LUT-calcs'.I803]" table:style-name="ce1">
            <text:p>527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304" table:formula="of:=['LUT-calcs'.I804]" table:style-name="ce1">
            <text:p>530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329" table:formula="of:=['LUT-calcs'.I805]" table:style-name="ce1">
            <text:p>532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354" table:formula="of:=['LUT-calcs'.I806]" table:style-name="ce1">
            <text:p>535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379" table:formula="of:=['LUT-calcs'.I807]" table:style-name="ce1">
            <text:p>537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404" table:formula="of:=['LUT-calcs'.I808]" table:style-name="ce1">
            <text:p>540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429" table:formula="of:=['LUT-calcs'.I809]" table:style-name="ce1">
            <text:p>542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454" table:formula="of:=['LUT-calcs'.I810]" table:style-name="ce1">
            <text:p>545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480" table:formula="of:=['LUT-calcs'.I811]" table:style-name="ce1">
            <text:p>548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505" table:formula="of:=['LUT-calcs'.I812]" table:style-name="ce1">
            <text:p>550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531" table:formula="of:=['LUT-calcs'.I813]" table:style-name="ce1">
            <text:p>553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557" table:formula="of:=['LUT-calcs'.I814]" table:style-name="ce1">
            <text:p>555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583" table:formula="of:=['LUT-calcs'.I815]" table:style-name="ce1">
            <text:p>558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609" table:formula="of:=['LUT-calcs'.I816]" table:style-name="ce1">
            <text:p>560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635" table:formula="of:=['LUT-calcs'.I817]" table:style-name="ce1">
            <text:p>563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662" table:formula="of:=['LUT-calcs'.I818]" table:style-name="ce1">
            <text:p>566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688" table:formula="of:=['LUT-calcs'.I819]" table:style-name="ce1">
            <text:p>568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715" table:formula="of:=['LUT-calcs'.I820]" table:style-name="ce1">
            <text:p>571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741" table:formula="of:=['LUT-calcs'.I821]" table:style-name="ce1">
            <text:p>574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768" table:formula="of:=['LUT-calcs'.I822]" table:style-name="ce1">
            <text:p>576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795" table:formula="of:=['LUT-calcs'.I823]" table:style-name="ce1">
            <text:p>579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822" table:formula="of:=['LUT-calcs'.I824]" table:style-name="ce1">
            <text:p>582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849" table:formula="of:=['LUT-calcs'.I825]" table:style-name="ce1">
            <text:p>584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877" table:formula="of:=['LUT-calcs'.I826]" table:style-name="ce1">
            <text:p>587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904" table:formula="of:=['LUT-calcs'.I827]" table:style-name="ce1">
            <text:p>590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932" table:formula="of:=['LUT-calcs'.I828]" table:style-name="ce1">
            <text:p>593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959" table:formula="of:=['LUT-calcs'.I829]" table:style-name="ce1">
            <text:p>595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5987" table:formula="of:=['LUT-calcs'.I830]" table:style-name="ce1">
            <text:p>598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015" table:formula="of:=['LUT-calcs'.I831]" table:style-name="ce1">
            <text:p>601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043" table:formula="of:=['LUT-calcs'.I832]" table:style-name="ce1">
            <text:p>604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071" table:formula="of:=['LUT-calcs'.I833]" table:style-name="ce1">
            <text:p>607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100" table:formula="of:=['LUT-calcs'.I834]" table:style-name="ce1">
            <text:p>610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128" table:formula="of:=['LUT-calcs'.I835]" table:style-name="ce1">
            <text:p>612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157" table:formula="of:=['LUT-calcs'.I836]" table:style-name="ce1">
            <text:p>615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186" table:formula="of:=['LUT-calcs'.I837]" table:style-name="ce1">
            <text:p>618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215" table:formula="of:=['LUT-calcs'.I838]" table:style-name="ce1">
            <text:p>621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244" table:formula="of:=['LUT-calcs'.I839]" table:style-name="ce1">
            <text:p>624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273" table:formula="of:=['LUT-calcs'.I840]" table:style-name="ce1">
            <text:p>627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302" table:formula="of:=['LUT-calcs'.I841]" table:style-name="ce1">
            <text:p>630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331" table:formula="of:=['LUT-calcs'.I842]" table:style-name="ce1">
            <text:p>633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361" table:formula="of:=['LUT-calcs'.I843]" table:style-name="ce1">
            <text:p>636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391" table:formula="of:=['LUT-calcs'.I844]" table:style-name="ce1">
            <text:p>639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421" table:formula="of:=['LUT-calcs'.I845]" table:style-name="ce1">
            <text:p>642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451" table:formula="of:=['LUT-calcs'.I846]" table:style-name="ce1">
            <text:p>645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481" table:formula="of:=['LUT-calcs'.I847]" table:style-name="ce1">
            <text:p>648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511" table:formula="of:=['LUT-calcs'.I848]" table:style-name="ce1">
            <text:p>651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541" table:formula="of:=['LUT-calcs'.I849]" table:style-name="ce1">
            <text:p>654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572" table:formula="of:=['LUT-calcs'.I850]" table:style-name="ce1">
            <text:p>657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603" table:formula="of:=['LUT-calcs'.I851]" table:style-name="ce1">
            <text:p>660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633" table:formula="of:=['LUT-calcs'.I852]" table:style-name="ce1">
            <text:p>663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664" table:formula="of:=['LUT-calcs'.I853]" table:style-name="ce1">
            <text:p>666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696" table:formula="of:=['LUT-calcs'.I854]" table:style-name="ce1">
            <text:p>669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727" table:formula="of:=['LUT-calcs'.I855]" table:style-name="ce1">
            <text:p>672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758" table:formula="of:=['LUT-calcs'.I856]" table:style-name="ce1">
            <text:p>675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790" table:formula="of:=['LUT-calcs'.I857]" table:style-name="ce1">
            <text:p>679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822" table:formula="of:=['LUT-calcs'.I858]" table:style-name="ce1">
            <text:p>682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853" table:formula="of:=['LUT-calcs'.I859]" table:style-name="ce1">
            <text:p>685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885" table:formula="of:=['LUT-calcs'.I860]" table:style-name="ce1">
            <text:p>688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918" table:formula="of:=['LUT-calcs'.I861]" table:style-name="ce1">
            <text:p>691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950" table:formula="of:=['LUT-calcs'.I862]" table:style-name="ce1">
            <text:p>695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6982" table:formula="of:=['LUT-calcs'.I863]" table:style-name="ce1">
            <text:p>698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015" table:formula="of:=['LUT-calcs'.I864]" table:style-name="ce1">
            <text:p>701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048" table:formula="of:=['LUT-calcs'.I865]" table:style-name="ce1">
            <text:p>704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081" table:formula="of:=['LUT-calcs'.I866]" table:style-name="ce1">
            <text:p>708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114" table:formula="of:=['LUT-calcs'.I867]" table:style-name="ce1">
            <text:p>711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147" table:formula="of:=['LUT-calcs'.I868]" table:style-name="ce1">
            <text:p>714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180" table:formula="of:=['LUT-calcs'.I869]" table:style-name="ce1">
            <text:p>718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214" table:formula="of:=['LUT-calcs'.I870]" table:style-name="ce1">
            <text:p>721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248" table:formula="of:=['LUT-calcs'.I871]" table:style-name="ce1">
            <text:p>724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281" table:formula="of:=['LUT-calcs'.I872]" table:style-name="ce1">
            <text:p>728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315" table:formula="of:=['LUT-calcs'.I873]" table:style-name="ce1">
            <text:p>731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350" table:formula="of:=['LUT-calcs'.I874]" table:style-name="ce1">
            <text:p>735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384" table:formula="of:=['LUT-calcs'.I875]" table:style-name="ce1">
            <text:p>738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418" table:formula="of:=['LUT-calcs'.I876]" table:style-name="ce1">
            <text:p>741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453" table:formula="of:=['LUT-calcs'.I877]" table:style-name="ce1">
            <text:p>745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488" table:formula="of:=['LUT-calcs'.I878]" table:style-name="ce1">
            <text:p>748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523" table:formula="of:=['LUT-calcs'.I879]" table:style-name="ce1">
            <text:p>752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558" table:formula="of:=['LUT-calcs'.I880]" table:style-name="ce1">
            <text:p>755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593" table:formula="of:=['LUT-calcs'.I881]" table:style-name="ce1">
            <text:p>759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629" table:formula="of:=['LUT-calcs'.I882]" table:style-name="ce1">
            <text:p>762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664" table:formula="of:=['LUT-calcs'.I883]" table:style-name="ce1">
            <text:p>766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700" table:formula="of:=['LUT-calcs'.I884]" table:style-name="ce1">
            <text:p>770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736" table:formula="of:=['LUT-calcs'.I885]" table:style-name="ce1">
            <text:p>773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772" table:formula="of:=['LUT-calcs'.I886]" table:style-name="ce1">
            <text:p>777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809" table:formula="of:=['LUT-calcs'.I887]" table:style-name="ce1">
            <text:p>780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845" table:formula="of:=['LUT-calcs'.I888]" table:style-name="ce1">
            <text:p>784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882" table:formula="of:=['LUT-calcs'.I889]" table:style-name="ce1">
            <text:p>788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918" table:formula="of:=['LUT-calcs'.I890]" table:style-name="ce1">
            <text:p>791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955" table:formula="of:=['LUT-calcs'.I891]" table:style-name="ce1">
            <text:p>795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7993" table:formula="of:=['LUT-calcs'.I892]" table:style-name="ce1">
            <text:p>799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030" table:formula="of:=['LUT-calcs'.I893]" table:style-name="ce1">
            <text:p>803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067" table:formula="of:=['LUT-calcs'.I894]" table:style-name="ce1">
            <text:p>806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105" table:formula="of:=['LUT-calcs'.I895]" table:style-name="ce1">
            <text:p>810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143" table:formula="of:=['LUT-calcs'.I896]" table:style-name="ce1">
            <text:p>814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181" table:formula="of:=['LUT-calcs'.I897]" table:style-name="ce1">
            <text:p>818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219" table:formula="of:=['LUT-calcs'.I898]" table:style-name="ce1">
            <text:p>821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258" table:formula="of:=['LUT-calcs'.I899]" table:style-name="ce1">
            <text:p>825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296" table:formula="of:=['LUT-calcs'.I900]" table:style-name="ce1">
            <text:p>829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335" table:formula="of:=['LUT-calcs'.I901]" table:style-name="ce1">
            <text:p>833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374" table:formula="of:=['LUT-calcs'.I902]" table:style-name="ce1">
            <text:p>837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413" table:formula="of:=['LUT-calcs'.I903]" table:style-name="ce1">
            <text:p>841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452" table:formula="of:=['LUT-calcs'.I904]" table:style-name="ce1">
            <text:p>845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492" table:formula="of:=['LUT-calcs'.I905]" table:style-name="ce1">
            <text:p>849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531" table:formula="of:=['LUT-calcs'.I906]" table:style-name="ce1">
            <text:p>853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571" table:formula="of:=['LUT-calcs'.I907]" table:style-name="ce1">
            <text:p>857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611" table:formula="of:=['LUT-calcs'.I908]" table:style-name="ce1">
            <text:p>861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651" table:formula="of:=['LUT-calcs'.I909]" table:style-name="ce1">
            <text:p>865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692" table:formula="of:=['LUT-calcs'.I910]" table:style-name="ce1">
            <text:p>869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732" table:formula="of:=['LUT-calcs'.I911]" table:style-name="ce1">
            <text:p>873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773" table:formula="of:=['LUT-calcs'.I912]" table:style-name="ce1">
            <text:p>877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814" table:formula="of:=['LUT-calcs'.I913]" table:style-name="ce1">
            <text:p>881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855" table:formula="of:=['LUT-calcs'.I914]" table:style-name="ce1">
            <text:p>885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897" table:formula="of:=['LUT-calcs'.I915]" table:style-name="ce1">
            <text:p>889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938" table:formula="of:=['LUT-calcs'.I916]" table:style-name="ce1">
            <text:p>893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8980" table:formula="of:=['LUT-calcs'.I917]" table:style-name="ce1">
            <text:p>898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022" table:formula="of:=['LUT-calcs'.I918]" table:style-name="ce1">
            <text:p>902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064" table:formula="of:=['LUT-calcs'.I919]" table:style-name="ce1">
            <text:p>906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106" table:formula="of:=['LUT-calcs'.I920]" table:style-name="ce1">
            <text:p>910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149" table:formula="of:=['LUT-calcs'.I921]" table:style-name="ce1">
            <text:p>914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192" table:formula="of:=['LUT-calcs'.I922]" table:style-name="ce1">
            <text:p>919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235" table:formula="of:=['LUT-calcs'.I923]" table:style-name="ce1">
            <text:p>923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278" table:formula="of:=['LUT-calcs'.I924]" table:style-name="ce1">
            <text:p>927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321" table:formula="of:=['LUT-calcs'.I925]" table:style-name="ce1">
            <text:p>932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365" table:formula="of:=['LUT-calcs'.I926]" table:style-name="ce1">
            <text:p>936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408" table:formula="of:=['LUT-calcs'.I927]" table:style-name="ce1">
            <text:p>940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452" table:formula="of:=['LUT-calcs'.I928]" table:style-name="ce1">
            <text:p>945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496" table:formula="of:=['LUT-calcs'.I929]" table:style-name="ce1">
            <text:p>949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541" table:formula="of:=['LUT-calcs'.I930]" table:style-name="ce1">
            <text:p>954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585" table:formula="of:=['LUT-calcs'.I931]" table:style-name="ce1">
            <text:p>958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630" table:formula="of:=['LUT-calcs'.I932]" table:style-name="ce1">
            <text:p>963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675" table:formula="of:=['LUT-calcs'.I933]" table:style-name="ce1">
            <text:p>967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720" table:formula="of:=['LUT-calcs'.I934]" table:style-name="ce1">
            <text:p>972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766" table:formula="of:=['LUT-calcs'.I935]" table:style-name="ce1">
            <text:p>976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811" table:formula="of:=['LUT-calcs'.I936]" table:style-name="ce1">
            <text:p>981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857" table:formula="of:=['LUT-calcs'.I937]" table:style-name="ce1">
            <text:p>985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903" table:formula="of:=['LUT-calcs'.I938]" table:style-name="ce1">
            <text:p>990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949" table:formula="of:=['LUT-calcs'.I939]" table:style-name="ce1">
            <text:p>994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9996" table:formula="of:=['LUT-calcs'.I940]" table:style-name="ce1">
            <text:p>999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043" table:formula="of:=['LUT-calcs'.I941]" table:style-name="ce1">
            <text:p>1004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089" table:formula="of:=['LUT-calcs'.I942]" table:style-name="ce1">
            <text:p>1008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137" table:formula="of:=['LUT-calcs'.I943]" table:style-name="ce1">
            <text:p>1013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184" table:formula="of:=['LUT-calcs'.I944]" table:style-name="ce1">
            <text:p>1018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232" table:formula="of:=['LUT-calcs'.I945]" table:style-name="ce1">
            <text:p>1023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279" table:formula="of:=['LUT-calcs'.I946]" table:style-name="ce1">
            <text:p>1027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327" table:formula="of:=['LUT-calcs'.I947]" table:style-name="ce1">
            <text:p>1032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376" table:formula="of:=['LUT-calcs'.I948]" table:style-name="ce1">
            <text:p>1037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424" table:formula="of:=['LUT-calcs'.I949]" table:style-name="ce1">
            <text:p>1042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473" table:formula="of:=['LUT-calcs'.I950]" table:style-name="ce1">
            <text:p>1047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522" table:formula="of:=['LUT-calcs'.I951]" table:style-name="ce1">
            <text:p>1052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571" table:formula="of:=['LUT-calcs'.I952]" table:style-name="ce1">
            <text:p>1057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620" table:formula="of:=['LUT-calcs'.I953]" table:style-name="ce1">
            <text:p>1062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670" table:formula="of:=['LUT-calcs'.I954]" table:style-name="ce1">
            <text:p>1067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720" table:formula="of:=['LUT-calcs'.I955]" table:style-name="ce1">
            <text:p>1072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770" table:formula="of:=['LUT-calcs'.I956]" table:style-name="ce1">
            <text:p>1077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820" table:formula="of:=['LUT-calcs'.I957]" table:style-name="ce1">
            <text:p>1082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870" table:formula="of:=['LUT-calcs'.I958]" table:style-name="ce1">
            <text:p>1087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921" table:formula="of:=['LUT-calcs'.I959]" table:style-name="ce1">
            <text:p>1092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0972" table:formula="of:=['LUT-calcs'.I960]" table:style-name="ce1">
            <text:p>1097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023" table:formula="of:=['LUT-calcs'.I961]" table:style-name="ce1">
            <text:p>1102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075" table:formula="of:=['LUT-calcs'.I962]" table:style-name="ce1">
            <text:p>1107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127" table:formula="of:=['LUT-calcs'.I963]" table:style-name="ce1">
            <text:p>1112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179" table:formula="of:=['LUT-calcs'.I964]" table:style-name="ce1">
            <text:p>1117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231" table:formula="of:=['LUT-calcs'.I965]" table:style-name="ce1">
            <text:p>1123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283" table:formula="of:=['LUT-calcs'.I966]" table:style-name="ce1">
            <text:p>1128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336" table:formula="of:=['LUT-calcs'.I967]" table:style-name="ce1">
            <text:p>1133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389" table:formula="of:=['LUT-calcs'.I968]" table:style-name="ce1">
            <text:p>1138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442" table:formula="of:=['LUT-calcs'.I969]" table:style-name="ce1">
            <text:p>1144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496" table:formula="of:=['LUT-calcs'.I970]" table:style-name="ce1">
            <text:p>1149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549" table:formula="of:=['LUT-calcs'.I971]" table:style-name="ce1">
            <text:p>1154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603" table:formula="of:=['LUT-calcs'.I972]" table:style-name="ce1">
            <text:p>1160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657" table:formula="of:=['LUT-calcs'.I973]" table:style-name="ce1">
            <text:p>1165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712" table:formula="of:=['LUT-calcs'.I974]" table:style-name="ce1">
            <text:p>1171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767" table:formula="of:=['LUT-calcs'.I975]" table:style-name="ce1">
            <text:p>1176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822" table:formula="of:=['LUT-calcs'.I976]" table:style-name="ce1">
            <text:p>1182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877" table:formula="of:=['LUT-calcs'.I977]" table:style-name="ce1">
            <text:p>1187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932" table:formula="of:=['LUT-calcs'.I978]" table:style-name="ce1">
            <text:p>1193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1988" table:formula="of:=['LUT-calcs'.I979]" table:style-name="ce1">
            <text:p>1198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044" table:formula="of:=['LUT-calcs'.I980]" table:style-name="ce1">
            <text:p>1204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100" table:formula="of:=['LUT-calcs'.I981]" table:style-name="ce1">
            <text:p>1210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157" table:formula="of:=['LUT-calcs'.I982]" table:style-name="ce1">
            <text:p>1215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213" table:formula="of:=['LUT-calcs'.I983]" table:style-name="ce1">
            <text:p>1221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270" table:formula="of:=['LUT-calcs'.I984]" table:style-name="ce1">
            <text:p>1227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328" table:formula="of:=['LUT-calcs'.I985]" table:style-name="ce1">
            <text:p>1232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385" table:formula="of:=['LUT-calcs'.I986]" table:style-name="ce1">
            <text:p>1238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443" table:formula="of:=['LUT-calcs'.I987]" table:style-name="ce1">
            <text:p>1244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501" table:formula="of:=['LUT-calcs'.I988]" table:style-name="ce1">
            <text:p>1250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560" table:formula="of:=['LUT-calcs'.I989]" table:style-name="ce1">
            <text:p>1256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618" table:formula="of:=['LUT-calcs'.I990]" table:style-name="ce1">
            <text:p>1261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677" table:formula="of:=['LUT-calcs'.I991]" table:style-name="ce1">
            <text:p>1267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737" table:formula="of:=['LUT-calcs'.I992]" table:style-name="ce1">
            <text:p>1273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796" table:formula="of:=['LUT-calcs'.I993]" table:style-name="ce1">
            <text:p>1279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856" table:formula="of:=['LUT-calcs'.I994]" table:style-name="ce1">
            <text:p>1285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916" table:formula="of:=['LUT-calcs'.I995]" table:style-name="ce1">
            <text:p>1291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2976" table:formula="of:=['LUT-calcs'.I996]" table:style-name="ce1">
            <text:p>1297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037" table:formula="of:=['LUT-calcs'.I997]" table:style-name="ce1">
            <text:p>1303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098" table:formula="of:=['LUT-calcs'.I998]" table:style-name="ce1">
            <text:p>1309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159" table:formula="of:=['LUT-calcs'.I999]" table:style-name="ce1">
            <text:p>1315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220" table:formula="of:=['LUT-calcs'.I1000]" table:style-name="ce1">
            <text:p>1322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282" table:formula="of:=['LUT-calcs'.I1001]" table:style-name="ce1">
            <text:p>1328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344" table:formula="of:=['LUT-calcs'.I1002]" table:style-name="ce1">
            <text:p>1334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406" table:formula="of:=['LUT-calcs'.I1003]" table:style-name="ce1">
            <text:p>1340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469" table:formula="of:=['LUT-calcs'.I1004]" table:style-name="ce1">
            <text:p>1346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532" table:formula="of:=['LUT-calcs'.I1005]" table:style-name="ce1">
            <text:p>1353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595" table:formula="of:=['LUT-calcs'.I1006]" table:style-name="ce1">
            <text:p>1359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659" table:formula="of:=['LUT-calcs'.I1007]" table:style-name="ce1">
            <text:p>1365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722" table:formula="of:=['LUT-calcs'.I1008]" table:style-name="ce1">
            <text:p>1372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786" table:formula="of:=['LUT-calcs'.I1009]" table:style-name="ce1">
            <text:p>1378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851" table:formula="of:=['LUT-calcs'.I1010]" table:style-name="ce1">
            <text:p>1385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916" table:formula="of:=['LUT-calcs'.I1011]" table:style-name="ce1">
            <text:p>1391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3981" table:formula="of:=['LUT-calcs'.I1012]" table:style-name="ce1">
            <text:p>1398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046" table:formula="of:=['LUT-calcs'.I1013]" table:style-name="ce1">
            <text:p>1404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111" table:formula="of:=['LUT-calcs'.I1014]" table:style-name="ce1">
            <text:p>1411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177" table:formula="of:=['LUT-calcs'.I1015]" table:style-name="ce1">
            <text:p>1417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244" table:formula="of:=['LUT-calcs'.I1016]" table:style-name="ce1">
            <text:p>1424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310" table:formula="of:=['LUT-calcs'.I1017]" table:style-name="ce1">
            <text:p>1431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377" table:formula="of:=['LUT-calcs'.I1018]" table:style-name="ce1">
            <text:p>1437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444" table:formula="of:=['LUT-calcs'.I1019]" table:style-name="ce1">
            <text:p>1444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512" table:formula="of:=['LUT-calcs'.I1020]" table:style-name="ce1">
            <text:p>1451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579" table:formula="of:=['LUT-calcs'.I1021]" table:style-name="ce1">
            <text:p>1457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647" table:formula="of:=['LUT-calcs'.I1022]" table:style-name="ce1">
            <text:p>14647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716" table:formula="of:=['LUT-calcs'.I1023]" table:style-name="ce1">
            <text:p>1471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785" table:formula="of:=['LUT-calcs'.I1024]" table:style-name="ce1">
            <text:p>1478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854" table:formula="of:=['LUT-calcs'.I1025]" table:style-name="ce1">
            <text:p>1485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923" table:formula="of:=['LUT-calcs'.I1026]" table:style-name="ce1">
            <text:p>1492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4993" table:formula="of:=['LUT-calcs'.I1027]" table:style-name="ce1">
            <text:p>1499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063" table:formula="of:=['LUT-calcs'.I1028]" table:style-name="ce1">
            <text:p>1506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133" table:formula="of:=['LUT-calcs'.I1029]" table:style-name="ce1">
            <text:p>1513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204" table:formula="of:=['LUT-calcs'.I1030]" table:style-name="ce1">
            <text:p>1520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275" table:formula="of:=['LUT-calcs'.I1031]" table:style-name="ce1">
            <text:p>1527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346" table:formula="of:=['LUT-calcs'.I1032]" table:style-name="ce1">
            <text:p>15346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418" table:formula="of:=['LUT-calcs'.I1033]" table:style-name="ce1">
            <text:p>1541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490" table:formula="of:=['LUT-calcs'.I1034]" table:style-name="ce1">
            <text:p>15490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562" table:formula="of:=['LUT-calcs'.I1035]" table:style-name="ce1">
            <text:p>15562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635" table:formula="of:=['LUT-calcs'.I1036]" table:style-name="ce1">
            <text:p>1563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708" table:formula="of:=['LUT-calcs'.I1037]" table:style-name="ce1">
            <text:p>1570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781" table:formula="of:=['LUT-calcs'.I1038]" table:style-name="ce1">
            <text:p>1578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855" table:formula="of:=['LUT-calcs'.I1039]" table:style-name="ce1">
            <text:p>15855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5929" table:formula="of:=['LUT-calcs'.I1040]" table:style-name="ce1">
            <text:p>1592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003" table:formula="of:=['LUT-calcs'.I1041]" table:style-name="ce1">
            <text:p>1600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078" table:formula="of:=['LUT-calcs'.I1042]" table:style-name="ce1">
            <text:p>16078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153" table:formula="of:=['LUT-calcs'.I1043]" table:style-name="ce1">
            <text:p>16153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229" table:formula="of:=['LUT-calcs'.I1044]" table:style-name="ce1">
            <text:p>16229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304" table:formula="of:=['LUT-calcs'.I1045]" table:style-name="ce1">
            <text:p>16304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style-name="ro2">
          <table:table-cell office:value-type="float" office:value="16381" table:formula="of:=['LUT-calcs'.I1046]" table:style-name="ce1">
            <text:p>16381</text:p>
          </table:table-cell>
          <table:table-cell office:value-type="string" table:style-name="ce1">
            <text:p>//</text:p>
          </table:table-cell>
          <table:table-cell table:number-columns-repeated="16382"/>
        </table:table-row>
        <table:table-row table:number-rows-repeated="1047551" table:style-name="ro6">
          <table:table-cell table:number-columns-repeated="16384"/>
        </table:table-row>
      </table:table>
      <table:table table:name="IIR_Filt" table:style-name="ta4">
        <table:table-column table:style-name="co8" table:default-cell-style-name="ce1"/>
        <table:table-column table:style-name="co13" table:default-cell-style-name="ce1"/>
        <table:table-column table:style-name="co8" table:number-columns-repeated="9" table:default-cell-style-name="ce1"/>
        <table:table-column table:style-name="co4" table:number-columns-repeated="16373" table:default-cell-style-name="ce1"/>
        <table:table-row table:style-name="ro2">
          <table:table-cell office:value-type="string" table:style-name="ce1">
            <text:p>Calcs for IIR filters in IBT Processo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Bruce Randall <text:s text:c="2"/>Sept 28, 2018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Filters use a shift of data rather than multiplying by a small constant in the feedback path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style-name="ce1">
            <text:p>Samp Rate</text:p>
          </table:table-cell>
          <table:table-cell office:value-type="float" office:value="250" table:style-name="ce1">
            <text:p>250</text:p>
          </table:table-cell>
          <table:table-cell office:value-type="string" table:style-name="ce52">
            <text:p>Hz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52">
            <text:p>Hz</text:p>
          </table:table-cell>
          <table:table-cell table:number-columns-repeated="16375" table:style-name="ce1"/>
        </table:table-row>
        <table:table-row table:style-name="ro2">
          <table:table-cell table:style-name="ce1"/>
          <table:table-cell office:value-type="string" table:style-name="ce1">
            <text:p>Samp Time</text:p>
          </table:table-cell>
          <table:table-cell office:value-type="float" office:value="4.0000000000000001E-3" table:formula="of:=1/[.C6]" table:style-name="ce1">
            <text:p>0.004</text:p>
          </table:table-cell>
          <table:table-cell office:value-type="string" table:style-name="ce52">
            <text:p>Sec</text:p>
          </table:table-cell>
          <table:table-cell table:number-columns-repeated="3" table:style-name="ce1"/>
          <table:table-cell office:value-type="float" office:value="0.05" table:formula="of:=1/[.H6]" table:style-name="ce1">
            <text:p>0.05</text:p>
          </table:table-cell>
          <table:table-cell office:value-type="string" table:style-name="ce52">
            <text:p>Sec</text:p>
          </table:table-cell>
          <table:table-cell table:number-columns-repeated="16375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Filt Ksel</text:p>
          </table:table-cell>
          <table:table-cell office:value-type="string" table:style-name="ce1">
            <text:p>Effective K</text:p>
          </table:table-cell>
          <table:table-cell office:value-type="string" table:style-name="ce1">
            <text:p>Equiv RC</text:p>
          </table:table-cell>
          <table:table-cell office:value-type="string" table:style-name="ce1">
            <text:p>3dB Hz</text:p>
          </table:table-cell>
          <table:table-cell table:style-name="ce1"/>
          <table:table-cell office:value-type="string" table:style-name="ce1">
            <text:p>Filt Ksel</text:p>
          </table:table-cell>
          <table:table-cell office:value-type="string" table:style-name="ce1">
            <text:p>Effective K</text:p>
          </table:table-cell>
          <table:table-cell office:value-type="string" table:style-name="ce1">
            <text:p>Equiv RC</text:p>
          </table:table-cell>
          <table:table-cell office:value-type="string" table:style-name="ce1">
            <text:p>3dB Hz</text:p>
          </table:table-cell>
          <table:table-cell table:number-columns-repeated="16373"/>
        </table:table-row>
        <table:table-row table:style-name="ro4"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25" table:formula="of:=1/(2^[.C10])" table:style-name="ce1">
            <text:p>0.25</text:p>
          </table:table-cell>
          <table:table-cell office:value-type="float" office:value="1.6E-2" table:formula="of:=[.$C$7]/[.D10]" table:style-name="ce53">
            <text:p>0.01600</text:p>
          </table:table-cell>
          <table:table-cell office:value-type="float" office:value="9.9471839432434574" table:formula="of:=1/(2*PI()*[.E10])" table:style-name="ce54">
            <text:p>9.947</text:p>
          </table:table-cell>
          <table:table-cell table:style-name="ce1"/>
          <table:table-cell office:value-type="float" office:value="1" table:style-name="ce55">
            <text:p>1</text:p>
          </table:table-cell>
          <table:table-cell office:value-type="float" office:value="0.5" table:formula="of:=1/(2^[.H10])" table:style-name="ce1">
            <text:p>0.5</text:p>
          </table:table-cell>
          <table:table-cell office:value-type="float" office:value="0.1" table:formula="of:=[.$H$7]/[.I10]" table:style-name="ce53">
            <text:p>0.10000</text:p>
          </table:table-cell>
          <table:table-cell office:value-type="float" office:value="1.5915494309189535" table:formula="of:=1/(2*PI()*[.J10])" table:style-name="ce54">
            <text:p>1.592</text:p>
          </table:table-cell>
          <table:table-cell table:number-columns-repeated="16373"/>
        </table:table-row>
        <table:table-row table:style-name="ro4"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25" table:formula="of:=1/(2^[.C11])" table:style-name="ce1">
            <text:p>0.125</text:p>
          </table:table-cell>
          <table:table-cell office:value-type="float" office:value="3.2000000000000001E-2" table:formula="of:=[.$C$7]/[.D11]" table:style-name="ce53">
            <text:p>0.03200</text:p>
          </table:table-cell>
          <table:table-cell office:value-type="float" office:value="4.9735919716217287" table:formula="of:=1/(2*PI()*[.E11])" table:style-name="ce54">
            <text:p>4.974</text:p>
          </table:table-cell>
          <table:table-cell table:style-name="ce1"/>
          <table:table-cell office:value-type="float" office:value="2" table:style-name="ce55">
            <text:p>2</text:p>
          </table:table-cell>
          <table:table-cell office:value-type="float" office:value="0.25" table:formula="of:=1/(2^[.H11])" table:style-name="ce1">
            <text:p>0.25</text:p>
          </table:table-cell>
          <table:table-cell office:value-type="float" office:value="0.2" table:formula="of:=[.$H$7]/[.I11]" table:style-name="ce53">
            <text:p>0.20000</text:p>
          </table:table-cell>
          <table:table-cell office:value-type="float" office:value="0.79577471545947676" table:formula="of:=1/(2*PI()*[.J11])" table:style-name="ce54">
            <text:p>0.796</text:p>
          </table:table-cell>
          <table:table-cell table:number-columns-repeated="16373"/>
        </table:table-row>
        <table:table-row table:style-name="ro4"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6.25E-2" table:formula="of:=1/(2^[.C12])" table:style-name="ce1">
            <text:p>0.0625</text:p>
          </table:table-cell>
          <table:table-cell office:value-type="float" office:value="6.4000000000000001E-2" table:formula="of:=[.$C$7]/[.D12]" table:style-name="ce53">
            <text:p>0.06400</text:p>
          </table:table-cell>
          <table:table-cell office:value-type="float" office:value="2.4867959858108644" table:formula="of:=1/(2*PI()*[.E12])" table:style-name="ce54">
            <text:p>2.487</text:p>
          </table:table-cell>
          <table:table-cell table:style-name="ce1"/>
          <table:table-cell office:value-type="float" office:value="3" table:style-name="ce55">
            <text:p>3</text:p>
          </table:table-cell>
          <table:table-cell office:value-type="float" office:value="0.125" table:formula="of:=1/(2^[.H12])" table:style-name="ce1">
            <text:p>0.125</text:p>
          </table:table-cell>
          <table:table-cell office:value-type="float" office:value="0.4" table:formula="of:=[.$H$7]/[.I12]" table:style-name="ce53">
            <text:p>0.40000</text:p>
          </table:table-cell>
          <table:table-cell office:value-type="float" office:value="0.39788735772973838" table:formula="of:=1/(2*PI()*[.J12])" table:style-name="ce54">
            <text:p>0.398</text:p>
          </table:table-cell>
          <table:table-cell table:number-columns-repeated="16373"/>
        </table:table-row>
        <table:table-row table:style-name="ro4">
          <table:table-cell table:number-columns-repeated="2" table:style-name="ce1"/>
          <table:table-cell office:value-type="float" office:value="5" table:style-name="ce55">
            <text:p>5</text:p>
          </table:table-cell>
          <table:table-cell office:value-type="float" office:value="3.125E-2" table:formula="of:=1/(2^[.C13])" table:style-name="ce1">
            <text:p>0.03125</text:p>
          </table:table-cell>
          <table:table-cell office:value-type="float" office:value="0.128" table:formula="of:=[.$C$7]/[.D13]" table:style-name="ce53">
            <text:p>0.12800</text:p>
          </table:table-cell>
          <table:table-cell office:value-type="float" office:value="1.2433979929054322" table:formula="of:=1/(2*PI()*[.E13])" table:style-name="ce54">
            <text:p>1.243</text:p>
          </table:table-cell>
          <table:table-cell table:style-name="ce1"/>
          <table:table-cell office:value-type="float" office:value="4" table:style-name="ce55">
            <text:p>4</text:p>
          </table:table-cell>
          <table:table-cell office:value-type="float" office:value="6.25E-2" table:formula="of:=1/(2^[.H13])" table:style-name="ce1">
            <text:p>0.0625</text:p>
          </table:table-cell>
          <table:table-cell office:value-type="float" office:value="0.8" table:formula="of:=[.$H$7]/[.I13]" table:style-name="ce53">
            <text:p>0.80000</text:p>
          </table:table-cell>
          <table:table-cell office:value-type="float" office:value="0.19894367886486919" table:formula="of:=1/(2*PI()*[.J13])" table:style-name="ce54">
            <text:p>0.199</text:p>
          </table:table-cell>
          <table:table-cell table:number-columns-repeated="16373"/>
        </table:table-row>
        <table:table-row table:style-name="ro4"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.5625E-2" table:formula="of:=1/(2^[.C14])" table:style-name="ce1">
            <text:p>0.015625</text:p>
          </table:table-cell>
          <table:table-cell office:value-type="float" office:value="0.25600000000000001" table:formula="of:=[.$C$7]/[.D14]" table:style-name="ce53">
            <text:p>0.25600</text:p>
          </table:table-cell>
          <table:table-cell office:value-type="float" office:value="0.62169899645271609" table:formula="of:=1/(2*PI()*[.E14])" table:style-name="ce54">
            <text:p>0.622</text:p>
          </table:table-cell>
          <table:table-cell table:style-name="ce1"/>
          <table:table-cell office:value-type="float" office:value="5" table:style-name="ce55">
            <text:p>5</text:p>
          </table:table-cell>
          <table:table-cell office:value-type="float" office:value="3.125E-2" table:formula="of:=1/(2^[.H14])" table:style-name="ce1">
            <text:p>0.03125</text:p>
          </table:table-cell>
          <table:table-cell office:value-type="float" office:value="1.6" table:formula="of:=[.$H$7]/[.I14]" table:style-name="ce53">
            <text:p>1.60000</text:p>
          </table:table-cell>
          <table:table-cell office:value-type="float" office:value="9.9471839432434594E-2" table:formula="of:=1/(2*PI()*[.J14])" table:style-name="ce54">
            <text:p>0.099</text:p>
          </table:table-cell>
          <table:table-cell table:number-columns-repeated="16373"/>
        </table:table-row>
        <table:table-row table:style-name="ro4"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7.8125E-3" table:formula="of:=1/(2^[.C15])" table:style-name="ce1">
            <text:p>0.0078125</text:p>
          </table:table-cell>
          <table:table-cell office:value-type="float" office:value="0.51200000000000001" table:formula="of:=[.$C$7]/[.D15]" table:style-name="ce53">
            <text:p>0.51200</text:p>
          </table:table-cell>
          <table:table-cell office:value-type="float" office:value="0.31084949822635805" table:formula="of:=1/(2*PI()*[.E15])" table:style-name="ce54">
            <text:p>0.311</text:p>
          </table:table-cell>
          <table:table-cell table:style-name="ce1"/>
          <table:table-cell office:value-type="float" office:value="6" table:style-name="ce55">
            <text:p>6</text:p>
          </table:table-cell>
          <table:table-cell office:value-type="float" office:value="1.5625E-2" table:formula="of:=1/(2^[.H15])" table:style-name="ce1">
            <text:p>0.015625</text:p>
          </table:table-cell>
          <table:table-cell office:value-type="float" office:value="3.2" table:formula="of:=[.$H$7]/[.I15]" table:style-name="ce53">
            <text:p>3.20000</text:p>
          </table:table-cell>
          <table:table-cell office:value-type="float" office:value="4.9735919716217297E-2" table:formula="of:=1/(2*PI()*[.J15])" table:style-name="ce54">
            <text:p>0.050</text:p>
          </table:table-cell>
          <table:table-cell table:number-columns-repeated="16373"/>
        </table:table-row>
        <table:table-row table:style-name="ro4"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3.90625E-3" table:formula="of:=1/(2^[.C16])" table:style-name="ce1">
            <text:p>0.00390625</text:p>
          </table:table-cell>
          <table:table-cell office:value-type="float" office:value="1.024" table:formula="of:=[.$C$7]/[.D16]" table:style-name="ce53">
            <text:p>1.02400</text:p>
          </table:table-cell>
          <table:table-cell office:value-type="float" office:value="0.15542474911317902" table:formula="of:=1/(2*PI()*[.E16])" table:style-name="ce54">
            <text:p>0.155</text:p>
          </table:table-cell>
          <table:table-cell table:style-name="ce1"/>
          <table:table-cell office:value-type="float" office:value="7" table:style-name="ce55">
            <text:p>7</text:p>
          </table:table-cell>
          <table:table-cell office:value-type="float" office:value="7.8125E-3" table:formula="of:=1/(2^[.H16])" table:style-name="ce1">
            <text:p>0.0078125</text:p>
          </table:table-cell>
          <table:table-cell office:value-type="float" office:value="6.4" table:formula="of:=[.$H$7]/[.I16]" table:style-name="ce53">
            <text:p>6.40000</text:p>
          </table:table-cell>
          <table:table-cell office:value-type="float" office:value="2.4867959858108649E-2" table:formula="of:=1/(2*PI()*[.J16])" table:style-name="ce54">
            <text:p>0.025</text:p>
          </table:table-cell>
          <table:table-cell table:number-columns-repeated="16373"/>
        </table:table-row>
        <table:table-row table:style-name="ro4">
          <table:table-cell/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.953125E-3" table:formula="of:=1/(2^[.C17])" table:style-name="ce1">
            <text:p>0.001953125</text:p>
          </table:table-cell>
          <table:table-cell office:value-type="float" office:value="2.048" table:formula="of:=[.$C$7]/[.D17]" table:style-name="ce53">
            <text:p>2.04800</text:p>
          </table:table-cell>
          <table:table-cell office:value-type="float" office:value="7.7712374556589511E-2" table:formula="of:=1/(2*PI()*[.E17])" table:style-name="ce54">
            <text:p>0.078</text:p>
          </table:table-cell>
          <table:table-cell table:style-name="ce1"/>
          <table:table-cell office:value-type="float" office:value="8" table:style-name="ce55">
            <text:p>8</text:p>
          </table:table-cell>
          <table:table-cell office:value-type="float" office:value="3.90625E-3" table:formula="of:=1/(2^[.H17])" table:style-name="ce1">
            <text:p>0.00390625</text:p>
          </table:table-cell>
          <table:table-cell office:value-type="float" office:value="12.8" table:formula="of:=[.$H$7]/[.I17]" table:style-name="ce53">
            <text:p>12.80000</text:p>
          </table:table-cell>
          <table:table-cell office:value-type="float" office:value="1.2433979929054324E-2" table:formula="of:=1/(2*PI()*[.J17])" table:style-name="ce54">
            <text:p>0.012</text:p>
          </table:table-cell>
          <table:table-cell table:number-columns-repeated="16373"/>
        </table:table-row>
        <table:table-row table:style-name="ro4">
          <table:table-cell/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9.765625E-4" table:formula="of:=1/(2^[.C18])" table:style-name="ce1">
            <text:p>0.000976563</text:p>
          </table:table-cell>
          <table:table-cell office:value-type="float" office:value="4.0960000000000001" table:formula="of:=[.$C$7]/[.D18]" table:style-name="ce53">
            <text:p>4.09600</text:p>
          </table:table-cell>
          <table:table-cell office:value-type="float" office:value="3.8856187278294756E-2" table:formula="of:=1/(2*PI()*[.E18])" table:style-name="ce54">
            <text:p>0.039</text:p>
          </table:table-cell>
          <table:table-cell table:style-name="ce1"/>
          <table:table-cell office:value-type="float" office:value="9" table:style-name="ce55">
            <text:p>9</text:p>
          </table:table-cell>
          <table:table-cell office:value-type="float" office:value="1.953125E-3" table:formula="of:=1/(2^[.H18])" table:style-name="ce1">
            <text:p>0.001953125</text:p>
          </table:table-cell>
          <table:table-cell office:value-type="float" office:value="25.6" table:formula="of:=[.$H$7]/[.I18]" table:style-name="ce53">
            <text:p>25.60000</text:p>
          </table:table-cell>
          <table:table-cell office:value-type="float" office:value="6.2169899645271622E-3" table:formula="of:=1/(2*PI()*[.J18])" table:style-name="ce54">
            <text:p>0.006</text:p>
          </table:table-cell>
          <table:table-cell table:number-columns-repeated="16373"/>
        </table:table-row>
        <table:table-row table:style-name="ro2">
          <table:table-cell/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4.8828125E-4" table:formula="of:=1/(2^[.C19])" table:style-name="ce1">
            <text:p>0.000488281</text:p>
          </table:table-cell>
          <table:table-cell office:value-type="float" office:value="8.1920000000000002" table:formula="of:=[.$C$7]/[.D19]" table:style-name="ce53">
            <text:p>8.19200</text:p>
          </table:table-cell>
          <table:table-cell office:value-type="float" office:value="1.9428093639147378E-2" table:formula="of:=1/(2*PI()*[.E19])" table:style-name="ce54">
            <text:p>0.01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9.765625E-4" table:formula="of:=1/(2^[.H19])" table:style-name="ce1">
            <text:p>0.000976563</text:p>
          </table:table-cell>
          <table:table-cell office:value-type="float" office:value="51.2" table:formula="of:=[.$H$7]/[.I19]" table:style-name="ce53">
            <text:p>51.20000</text:p>
          </table:table-cell>
          <table:table-cell office:value-type="float" office:value="3.1084949822635811E-3" table:formula="of:=1/(2*PI()*[.J19])" table:style-name="ce54">
            <text:p>0.003</text:p>
          </table:table-cell>
          <table:table-cell table:number-columns-repeated="16373"/>
        </table:table-row>
        <table:table-row table:style-name="ro2">
          <table:table-cell/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2.44140625E-4" table:formula="of:=1/(2^[.C20])" table:style-name="ce1">
            <text:p>0.000244141</text:p>
          </table:table-cell>
          <table:table-cell office:value-type="float" office:value="16.384" table:formula="of:=[.$C$7]/[.D20]" table:style-name="ce53">
            <text:p>16.38400</text:p>
          </table:table-cell>
          <table:table-cell office:value-type="float" office:value="9.7140468195736889E-3" table:formula="of:=1/(2*PI()*[.E20])" table:style-name="ce54">
            <text:p>0.01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4.8828125E-4" table:formula="of:=1/(2^[.H20])" table:style-name="ce1">
            <text:p>0.000488281</text:p>
          </table:table-cell>
          <table:table-cell office:value-type="float" office:value="102.4" table:formula="of:=[.$H$7]/[.I20]" table:style-name="ce53">
            <text:p>102.40000</text:p>
          </table:table-cell>
          <table:table-cell office:value-type="float" office:value="1.5542474911317905E-3" table:formula="of:=1/(2*PI()*[.J20])" table:style-name="ce54">
            <text:p>0.002</text:p>
          </table:table-cell>
          <table:table-cell table:number-columns-repeated="16373"/>
        </table:table-row>
        <table:table-row table:number-rows-repeated="7"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1">
            <text:p>Filter step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effecive k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1">
            <text:p>Input</text:p>
          </table:table-cell>
          <table:table-cell office:value-type="string" table:style-name="ce1">
            <text:p>output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>
            <draw:frame draw:z-index="1" draw:id="id0" draw:style-name="a0" draw:name="Chart 1" svg:x="0.0398in" svg:y="0.0917in" svg:width="6.2988in" svg:height="3.542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 table:style-name="ce1"/>
        </table:table-row>
        <table:table-row table:style-name="ro6">
          <table:table-cell/>
          <table:table-cell office:value-type="float" office:value="1" table:style-name="ce1">
            <text:p>1</text:p>
          </table:table-cell>
          <table:table-cell office:value-type="float" office:value="0.5" table:formula="of:=([.B33]-[.C32])*[.$C$29]+[.C32]" table:style-name="ce1">
            <text:p>0.5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" table:style-name="ce1">
            <text:p>1</text:p>
          </table:table-cell>
          <table:table-cell office:value-type="float" office:value="0.75" table:formula="of:=([.B34]-[.C33])*[.$C$29]+[.C33]" table:style-name="ce1">
            <text:p>0.75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" table:style-name="ce1">
            <text:p>1</text:p>
          </table:table-cell>
          <table:table-cell office:value-type="float" office:value="0.875" table:formula="of:=([.B35]-[.C34])*[.$C$29]+[.C34]" table:style-name="ce1">
            <text:p>0.875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" table:style-name="ce1">
            <text:p>1</text:p>
          </table:table-cell>
          <table:table-cell office:value-type="float" office:value="0.9375" table:formula="of:=([.B36]-[.C35])*[.$C$29]+[.C35]" table:style-name="ce1">
            <text:p>0.9375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" table:style-name="ce1">
            <text:p>1</text:p>
          </table:table-cell>
          <table:table-cell office:value-type="float" office:value="0.96875" table:formula="of:=([.B37]-[.C36])*[.$C$29]+[.C36]" table:style-name="ce1">
            <text:p>0.96875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" table:style-name="ce1">
            <text:p>1</text:p>
          </table:table-cell>
          <table:table-cell office:value-type="float" office:value="0.984375" table:formula="of:=([.B38]-[.C37])*[.$C$29]+[.C37]" table:style-name="ce1">
            <text:p>0.984375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" table:style-name="ce1">
            <text:p>1</text:p>
          </table:table-cell>
          <table:table-cell office:value-type="float" office:value="0.9921875" table:formula="of:=([.B39]-[.C38])*[.$C$29]+[.C38]" table:style-name="ce1">
            <text:p>0.9921875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" table:style-name="ce1">
            <text:p>1</text:p>
          </table:table-cell>
          <table:table-cell office:value-type="float" office:value="0.99609375" table:formula="of:=([.B40]-[.C39])*[.$C$29]+[.C39]" table:style-name="ce1">
            <text:p>0.99609375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" table:style-name="ce1">
            <text:p>1</text:p>
          </table:table-cell>
          <table:table-cell office:value-type="float" office:value="0.998046875" table:formula="of:=([.B41]-[.C40])*[.$C$29]+[.C40]" table:style-name="ce1">
            <text:p>0.998046875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" table:style-name="ce1">
            <text:p>1</text:p>
          </table:table-cell>
          <table:table-cell office:value-type="float" office:value="0.9990234375" table:formula="of:=([.B42]-[.C41])*[.$C$29]+[.C41]" table:style-name="ce1">
            <text:p>0.999023438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" table:style-name="ce1">
            <text:p>1</text:p>
          </table:table-cell>
          <table:table-cell office:value-type="float" office:value="0.99951171875" table:formula="of:=([.B43]-[.C42])*[.$C$29]+[.C42]" table:style-name="ce1">
            <text:p>0.999511719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" table:style-name="ce1">
            <text:p>1</text:p>
          </table:table-cell>
          <table:table-cell office:value-type="float" office:value="0.999755859375" table:formula="of:=([.B44]-[.C43])*[.$C$29]+[.C43]" table:style-name="ce1">
            <text:p>0.999755859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" table:style-name="ce1">
            <text:p>1</text:p>
          </table:table-cell>
          <table:table-cell office:value-type="float" office:value="0.9998779296875" table:formula="of:=([.B45]-[.C44])*[.$C$29]+[.C44]" table:style-name="ce1">
            <text:p>0.99987793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" table:style-name="ce1">
            <text:p>1</text:p>
          </table:table-cell>
          <table:table-cell office:value-type="float" office:value="0.99993896484375" table:formula="of:=([.B46]-[.C45])*[.$C$29]+[.C45]" table:style-name="ce1">
            <text:p>0.999938965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" table:style-name="ce1">
            <text:p>1</text:p>
          </table:table-cell>
          <table:table-cell office:value-type="float" office:value="0.999969482421875" table:formula="of:=([.B47]-[.C46])*[.$C$29]+[.C46]" table:style-name="ce1">
            <text:p>0.999969482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" table:style-name="ce1">
            <text:p>1</text:p>
          </table:table-cell>
          <table:table-cell office:value-type="float" office:value="0.9999847412109375" table:formula="of:=([.B48]-[.C47])*[.$C$29]+[.C47]" table:style-name="ce1">
            <text:p>0.999984741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" table:style-name="ce1">
            <text:p>1</text:p>
          </table:table-cell>
          <table:table-cell office:value-type="float" office:value="0.99999237060546875" table:formula="of:=([.B49]-[.C48])*[.$C$29]+[.C48]" table:style-name="ce1">
            <text:p>0.999992371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" table:style-name="ce1">
            <text:p>1</text:p>
          </table:table-cell>
          <table:table-cell office:value-type="float" office:value="0.99999618530273438" table:formula="of:=([.B50]-[.C49])*[.$C$29]+[.C49]" table:style-name="ce1">
            <text:p>0.999996185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" table:style-name="ce1">
            <text:p>1</text:p>
          </table:table-cell>
          <table:table-cell office:value-type="float" office:value="0.99999809265136719" table:formula="of:=([.B51]-[.C50])*[.$C$29]+[.C50]" table:style-name="ce1">
            <text:p>0.999998093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" table:style-name="ce1">
            <text:p>1</text:p>
          </table:table-cell>
          <table:table-cell office:value-type="float" office:value="0.99999904632568359" table:formula="of:=([.B52]-[.C51])*[.$C$29]+[.C51]" table:style-name="ce1">
            <text:p>0.999999046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" table:style-name="ce1">
            <text:p>1</text:p>
          </table:table-cell>
          <table:table-cell office:value-type="float" office:value="0.9999995231628418" table:formula="of:=([.B53]-[.C52])*[.$C$29]+[.C52]" table:style-name="ce1">
            <text:p>0.999999523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" table:style-name="ce1">
            <text:p>1</text:p>
          </table:table-cell>
          <table:table-cell office:value-type="float" office:value="0.9999997615814209" table:formula="of:=([.B54]-[.C53])*[.$C$29]+[.C53]" table:style-name="ce1">
            <text:p>0.999999762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" table:style-name="ce1">
            <text:p>1</text:p>
          </table:table-cell>
          <table:table-cell office:value-type="float" office:value="0.99999988079071045" table:formula="of:=([.B55]-[.C54])*[.$C$29]+[.C54]" table:style-name="ce1">
            <text:p>0.999999881</text:p>
          </table:table-cell>
          <table:table-cell table:number-columns-repeated="16381"/>
        </table:table-row>
        <table:table-row table:number-rows-repeated="104852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2" number:min-integer-digits="1"/>
    </number:number-style>
    <number:number-style style:name="N38" number:language="en" number:country="US">
      <number:number number:decimal-places="4" number:min-integer-digits="1"/>
    </number:number-style>
    <number:number-style style:name="N39" number:language="en" number:country="US">
      <number:number number:decimal-places="0" number:min-integer-digits="1"/>
    </number:number-style>
    <number:number-style style:name="N40" number:language="en" number:country="US">
      <number:number number:decimal-places="5" number:min-integer-digits="1"/>
    </number:number-style>
    <number:number-style style:name="N41" number:language="en" number:country="US">
      <number:number number:decimal-places="3" number:min-integer-digits="1"/>
    </number:number-style>
    <number:number-style style:name="N42">
      <number:number number:decimal-places="3" number:min-integer-digits="1"/>
    </number:number-style>
    <number:number-style style:name="N43">
      <number:number number:decimal-places="4" number:min-integer-digits="1"/>
    </number:number-style>
    <number:number-style style:name="N44">
      <number:number number:decimal-places="1" number:min-integer-digits="1"/>
    </number:number-style>
    <number:number-style style:name="N45" number:language="en" number:country="US">
      <number:number number:decimal-places="1" number:min-integer-digits="1"/>
    </number:number-style>
    <number:number-style style:name="N46">
      <number:number number:decimal-places="5" number:min-integer-digits="1"/>
    </number:number-style>
    <number:currency-style style:name="N4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Owner</meta:initial-creator>
    <dc:creator>Randall Family</dc:creator>
    <meta:creation-date>2018-07-30T15:23:14Z</meta:creation-date>
    <dc:date>2019-02-25T14:01:07Z</dc:date>
    <meta:editing-cycles>88</meta:editing-cycles>
    <meta:editing-duration>PT8992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IIR_Filt.$C$31" chart:values-cell-range-address="IIR_Filt.$C$32:.$C$55" chart:class="chart:line" chart:attached-axis="primary-y" chart:style-name="G0S0">
            <chart:data-point chart:repeated="2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